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91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1.0819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1.0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638in"/>
    </style:style>
    <style:style style:name="co8" style:family="table-column">
      <style:table-column-properties fo:break-before="auto" style:column-width="1.13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2Mass-dt2" table:style-name="ta1">
        <office:forms form:automatic-focus="false" form:apply-design-mode="false"/>
        <table:shapes>
          <draw:frame draw:z-index="0" draw:style-name="gr1" draw:text-style-name="P1" svg:width="6.2528in" svg:height="3.0161in" svg:x="13.1512in" svg:y="0.0583in">
            <draw:object draw:notify-on-update-of-ranges="'d2Mass-dt2'.A3:'d2Mass-dt2'.A103 'd2Mass-dt2'.B2:'d2Mass-dt2'.B2 'd2Mass-dt2'.B3:'d2Mass-dt2'.B103 'd2Mass-dt2'.C2:'d2Mass-dt2'.C2 'd2Mass-dt2'.C3:'d2Mass-dt2'.C103 'd2Mass-dt2'.D2:'d2Mass-dt2'.D2 'd2Mass-dt2'.D3:'d2Mass-dt2'.D103 'd2Mass-dt2'.E2:'d2Mass-dt2'.E2 'd2Mass-dt2'.E3:'d2Mass-dt2'.E10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3016in" svg:height="3.539in" svg:x="13.2673in" svg:y="2.7976in">
            <draw:object draw:notify-on-update-of-ranges="'d2Mass-dt2'.A3:'d2Mass-dt2'.A103 'd2Mass-dt2'.F2:'d2Mass-dt2'.F2 'd2Mass-dt2'.F3:'d2Mass-dt2'.F103 'd2Mass-dt2'.G2:'d2Mass-dt2'.G2 'd2Mass-dt2'.G3:'d2Mass-dt2'.G103 'd2Mass-dt2'.H2:'d2Mass-dt2'.H2 'd2Mass-dt2'.H3:'d2Mass-dt2'.H103 'd2Mass-dt2'.I2:'d2Mass-dt2'.I2 'd2Mass-dt2'.I3:'d2Mass-dt2'.I10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12in" svg:height="3.5394in" svg:x="13.2969in" svg:y="6.5441in">
            <draw:object draw:notify-on-update-of-ranges="'d2Mass-dt2'.A3:'d2Mass-dt2'.A103 'd2Mass-dt2'.J2:'d2Mass-dt2'.J2 'd2Mass-dt2'.J3:'d2Mass-dt2'.J103 'd2Mass-dt2'.K2:'d2Mass-dt2'.K2 'd2Mass-dt2'.K3:'d2Mass-dt2'.K103 'd2Mass-dt2'.L2:'d2Mass-dt2'.L2 'd2Mass-dt2'.L3:'d2Mass-dt2'.L103 'd2Mass-dt2'.M2:'d2Mass-dt2'.M2 'd2Mass-dt2'.M3:'d2Mass-dt2'.M10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Fuel Cycle 3</text:p>
          </table:table-cell>
          <table:table-cell table:number-columns-repeated="3"/>
          <table:table-cell office:value-type="string" calcext:value-type="string">
            <text:p>Fuel Cycle 2</text:p>
          </table:table-cell>
          <table:table-cell table:number-columns-repeated="3"/>
          <table:table-cell office:value-type="string" calcext:value-type="string">
            <text:p>Fuel Cycl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processed Fuel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processed Fuel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processed Fuel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MAX(['dMass-dt'.B4]-['dMass-dt'.B3];0)" office:value-type="float" office:value="0" calcext:value-type="float">
            <text:p>0</text:p>
          </table:table-cell>
          <table:table-cell table:formula="of:=MAX(['dMass-dt'.C4]-['dMass-dt'.C3];0)" office:value-type="float" office:value="3177" calcext:value-type="float">
            <text:p>3177</text:p>
          </table:table-cell>
          <table:table-cell table:formula="of:=MAX(['dMass-dt'.D4]-['dMass-dt'.D3];0)" office:value-type="float" office:value="0" calcext:value-type="float">
            <text:p>0</text:p>
          </table:table-cell>
          <table:table-cell table:formula="of:=MAX(['dMass-dt'.E4]-['dMass-dt'.E3];0)" office:value-type="float" office:value="1" calcext:value-type="float">
            <text:p>1</text:p>
          </table:table-cell>
          <table:table-cell table:formula="of:=MAX(['dMass-dt'.F4]-['dMass-dt'.F3];0)" office:value-type="float" office:value="0" calcext:value-type="float">
            <text:p>0</text:p>
          </table:table-cell>
          <table:table-cell table:formula="of:=MAX(['dMass-dt'.G4]-['dMass-dt'.G3];0)" office:value-type="float" office:value="3177" calcext:value-type="float">
            <text:p>3177</text:p>
          </table:table-cell>
          <table:table-cell table:formula="of:=MAX(['dMass-dt'.H4]-['dMass-dt'.H3];0)" office:value-type="float" office:value="0" calcext:value-type="float">
            <text:p>0</text:p>
          </table:table-cell>
          <table:table-cell table:formula="of:=MAX(['dMass-dt'.I4]-['dMass-dt'.I3];0)" office:value-type="float" office:value="1" calcext:value-type="float">
            <text:p>1</text:p>
          </table:table-cell>
          <table:table-cell table:formula="of:=MAX(['dMass-dt'.J4]-['dMass-dt'.J3];0)" office:value-type="float" office:value="0" calcext:value-type="float">
            <text:p>0</text:p>
          </table:table-cell>
          <table:table-cell table:formula="of:=MAX(['dMass-dt'.K4]-['dMass-dt'.K3];0)" office:value-type="float" office:value="3177" calcext:value-type="float">
            <text:p>3177</text:p>
          </table:table-cell>
          <table:table-cell table:formula="of:=MAX(['dMass-dt'.L4]-['dMass-dt'.L3];0)" office:value-type="float" office:value="0" calcext:value-type="float">
            <text:p>0</text:p>
          </table:table-cell>
          <table:table-cell table:formula="of:=MAX(['dMass-dt'.M4]-['dMass-dt'.M3];0)" office:value-type="float" office:value="1" calcext:value-type="float">
            <text:p>1</text:p>
          </table:table-cell>
        </table:table-row>
        <table:table-row table:style-name="ro1">
          <table:table-cell table:formula="of:=[.A3]+1" office:value-type="float" office:value="2001" calcext:value-type="float">
            <text:p>2001</text:p>
          </table:table-cell>
          <table:table-cell table:formula="of:=MAX(['dMass-dt'.B5]-['dMass-dt'.B4];0)" office:value-type="float" office:value="548" calcext:value-type="float">
            <text:p>548</text:p>
          </table:table-cell>
          <table:table-cell table:formula="of:=MAX(['dMass-dt'.C5]-['dMass-dt'.C4];0)" office:value-type="float" office:value="0" calcext:value-type="float">
            <text:p>0</text:p>
          </table:table-cell>
          <table:table-cell table:formula="of:=MAX(['dMass-dt'.D5]-['dMass-dt'.D4];0)" office:value-type="float" office:value="0" calcext:value-type="float">
            <text:p>0</text:p>
          </table:table-cell>
          <table:table-cell table:formula="of:=MAX(['dMass-dt'.E5]-['dMass-dt'.E4];0)" office:value-type="float" office:value="0" calcext:value-type="float">
            <text:p>0</text:p>
          </table:table-cell>
          <table:table-cell table:formula="of:=MAX(['dMass-dt'.F5]-['dMass-dt'.F4];0)" office:value-type="float" office:value="0" calcext:value-type="float">
            <text:p>0</text:p>
          </table:table-cell>
          <table:table-cell table:formula="of:=MAX(['dMass-dt'.G5]-['dMass-dt'.G4];0)" office:value-type="float" office:value="0" calcext:value-type="float">
            <text:p>0</text:p>
          </table:table-cell>
          <table:table-cell table:formula="of:=MAX(['dMass-dt'.H5]-['dMass-dt'.H4];0)" office:value-type="float" office:value="0" calcext:value-type="float">
            <text:p>0</text:p>
          </table:table-cell>
          <table:table-cell table:formula="of:=MAX(['dMass-dt'.I5]-['dMass-dt'.I4];0)" office:value-type="float" office:value="0" calcext:value-type="float">
            <text:p>0</text:p>
          </table:table-cell>
          <table:table-cell table:formula="of:=MAX(['dMass-dt'.J5]-['dMass-dt'.J4];0)" office:value-type="float" office:value="0" calcext:value-type="float">
            <text:p>0</text:p>
          </table:table-cell>
          <table:table-cell table:formula="of:=MAX(['dMass-dt'.K5]-['dMass-dt'.K4];0)" office:value-type="float" office:value="0" calcext:value-type="float">
            <text:p>0</text:p>
          </table:table-cell>
          <table:table-cell table:formula="of:=MAX(['dMass-dt'.L5]-['dMass-dt'.L4];0)" office:value-type="float" office:value="0" calcext:value-type="float">
            <text:p>0</text:p>
          </table:table-cell>
          <table:table-cell table:formula="of:=MAX(['dMass-dt'.M5]-['dMass-dt'.M4];0)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float" office:value="2002" calcext:value-type="float">
            <text:p>2002</text:p>
          </table:table-cell>
          <table:table-cell table:formula="of:=MAX(['dMass-dt'.B6]-['dMass-dt'.B5];0)" office:value-type="float" office:value="556" calcext:value-type="float">
            <text:p>556</text:p>
          </table:table-cell>
          <table:table-cell table:formula="of:=MAX(['dMass-dt'.C6]-['dMass-dt'.C5];0)" office:value-type="float" office:value="0" calcext:value-type="float">
            <text:p>0</text:p>
          </table:table-cell>
          <table:table-cell table:formula="of:=MAX(['dMass-dt'.D6]-['dMass-dt'.D5];0)" office:value-type="float" office:value="0" calcext:value-type="float">
            <text:p>0</text:p>
          </table:table-cell>
          <table:table-cell table:formula="of:=MAX(['dMass-dt'.E6]-['dMass-dt'.E5];0)" office:value-type="float" office:value="0" calcext:value-type="float">
            <text:p>0</text:p>
          </table:table-cell>
          <table:table-cell table:formula="of:=MAX(['dMass-dt'.F6]-['dMass-dt'.F5];0)" office:value-type="float" office:value="0" calcext:value-type="float">
            <text:p>0</text:p>
          </table:table-cell>
          <table:table-cell table:formula="of:=MAX(['dMass-dt'.G6]-['dMass-dt'.G5];0)" office:value-type="float" office:value="0" calcext:value-type="float">
            <text:p>0</text:p>
          </table:table-cell>
          <table:table-cell table:formula="of:=MAX(['dMass-dt'.H6]-['dMass-dt'.H5];0)" office:value-type="float" office:value="0" calcext:value-type="float">
            <text:p>0</text:p>
          </table:table-cell>
          <table:table-cell table:formula="of:=MAX(['dMass-dt'.I6]-['dMass-dt'.I5];0)" office:value-type="float" office:value="0" calcext:value-type="float">
            <text:p>0</text:p>
          </table:table-cell>
          <table:table-cell table:formula="of:=MAX(['dMass-dt'.J6]-['dMass-dt'.J5];0)" office:value-type="float" office:value="0" calcext:value-type="float">
            <text:p>0</text:p>
          </table:table-cell>
          <table:table-cell table:formula="of:=MAX(['dMass-dt'.K6]-['dMass-dt'.K5];0)" office:value-type="float" office:value="0" calcext:value-type="float">
            <text:p>0</text:p>
          </table:table-cell>
          <table:table-cell table:formula="of:=MAX(['dMass-dt'.L6]-['dMass-dt'.L5];0)" office:value-type="float" office:value="0" calcext:value-type="float">
            <text:p>0</text:p>
          </table:table-cell>
          <table:table-cell table:formula="of:=MAX(['dMass-dt'.M6]-['dMass-dt'.M5];0)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2003" calcext:value-type="float">
            <text:p>2003</text:p>
          </table:table-cell>
          <table:table-cell table:formula="of:=MAX(['dMass-dt'.B7]-['dMass-dt'.B6];0)" office:value-type="float" office:value="25" calcext:value-type="float">
            <text:p>25</text:p>
          </table:table-cell>
          <table:table-cell table:formula="of:=MAX(['dMass-dt'.C7]-['dMass-dt'.C6];0)" office:value-type="float" office:value="1" calcext:value-type="float">
            <text:p>1</text:p>
          </table:table-cell>
          <table:table-cell table:formula="of:=MAX(['dMass-dt'.D7]-['dMass-dt'.D6];0)" office:value-type="float" office:value="0" calcext:value-type="float">
            <text:p>0</text:p>
          </table:table-cell>
          <table:table-cell table:formula="of:=MAX(['dMass-dt'.E7]-['dMass-dt'.E6];0)" office:value-type="float" office:value="0" calcext:value-type="float">
            <text:p>0</text:p>
          </table:table-cell>
          <table:table-cell table:formula="of:=MAX(['dMass-dt'.F7]-['dMass-dt'.F6];0)" office:value-type="float" office:value="0" calcext:value-type="float">
            <text:p>0</text:p>
          </table:table-cell>
          <table:table-cell table:formula="of:=MAX(['dMass-dt'.G7]-['dMass-dt'.G6];0)" office:value-type="float" office:value="1" calcext:value-type="float">
            <text:p>1</text:p>
          </table:table-cell>
          <table:table-cell table:formula="of:=MAX(['dMass-dt'.H7]-['dMass-dt'.H6];0)" office:value-type="float" office:value="0" calcext:value-type="float">
            <text:p>0</text:p>
          </table:table-cell>
          <table:table-cell table:formula="of:=MAX(['dMass-dt'.I7]-['dMass-dt'.I6];0)" office:value-type="float" office:value="0" calcext:value-type="float">
            <text:p>0</text:p>
          </table:table-cell>
          <table:table-cell table:formula="of:=MAX(['dMass-dt'.J7]-['dMass-dt'.J6];0)" office:value-type="float" office:value="0" calcext:value-type="float">
            <text:p>0</text:p>
          </table:table-cell>
          <table:table-cell table:formula="of:=MAX(['dMass-dt'.K7]-['dMass-dt'.K6];0)" office:value-type="float" office:value="1" calcext:value-type="float">
            <text:p>1</text:p>
          </table:table-cell>
          <table:table-cell table:formula="of:=MAX(['dMass-dt'.L7]-['dMass-dt'.L6];0)" office:value-type="float" office:value="0" calcext:value-type="float">
            <text:p>0</text:p>
          </table:table-cell>
          <table:table-cell table:formula="of:=MAX(['dMass-dt'.M7]-['dMass-dt'.M6];0)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2004" calcext:value-type="float">
            <text:p>2004</text:p>
          </table:table-cell>
          <table:table-cell table:formula="of:=MAX(['dMass-dt'.B8]-['dMass-dt'.B7];0)" office:value-type="float" office:value="6" calcext:value-type="float">
            <text:p>6</text:p>
          </table:table-cell>
          <table:table-cell table:formula="of:=MAX(['dMass-dt'.C8]-['dMass-dt'.C7];0)" office:value-type="float" office:value="0" calcext:value-type="float">
            <text:p>0</text:p>
          </table:table-cell>
          <table:table-cell table:formula="of:=MAX(['dMass-dt'.D8]-['dMass-dt'.D7];0)" office:value-type="float" office:value="0" calcext:value-type="float">
            <text:p>0</text:p>
          </table:table-cell>
          <table:table-cell table:formula="of:=MAX(['dMass-dt'.E8]-['dMass-dt'.E7];0)" office:value-type="float" office:value="0" calcext:value-type="float">
            <text:p>0</text:p>
          </table:table-cell>
          <table:table-cell table:formula="of:=MAX(['dMass-dt'.F8]-['dMass-dt'.F7];0)" office:value-type="float" office:value="0" calcext:value-type="float">
            <text:p>0</text:p>
          </table:table-cell>
          <table:table-cell table:formula="of:=MAX(['dMass-dt'.G8]-['dMass-dt'.G7];0)" office:value-type="float" office:value="0" calcext:value-type="float">
            <text:p>0</text:p>
          </table:table-cell>
          <table:table-cell table:formula="of:=MAX(['dMass-dt'.H8]-['dMass-dt'.H7];0)" office:value-type="float" office:value="0" calcext:value-type="float">
            <text:p>0</text:p>
          </table:table-cell>
          <table:table-cell table:formula="of:=MAX(['dMass-dt'.I8]-['dMass-dt'.I7];0)" office:value-type="float" office:value="0" calcext:value-type="float">
            <text:p>0</text:p>
          </table:table-cell>
          <table:table-cell table:formula="of:=MAX(['dMass-dt'.J8]-['dMass-dt'.J7];0)" office:value-type="float" office:value="0" calcext:value-type="float">
            <text:p>0</text:p>
          </table:table-cell>
          <table:table-cell table:formula="of:=MAX(['dMass-dt'.K8]-['dMass-dt'.K7];0)" office:value-type="float" office:value="0" calcext:value-type="float">
            <text:p>0</text:p>
          </table:table-cell>
          <table:table-cell table:formula="of:=MAX(['dMass-dt'.L8]-['dMass-dt'.L7];0)" office:value-type="float" office:value="0" calcext:value-type="float">
            <text:p>0</text:p>
          </table:table-cell>
          <table:table-cell table:formula="of:=MAX(['dMass-dt'.M8]-['dMass-dt'.M7];0)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2005" calcext:value-type="float">
            <text:p>2005</text:p>
          </table:table-cell>
          <table:table-cell table:formula="of:=MAX(['dMass-dt'.B9]-['dMass-dt'.B8];0)" office:value-type="float" office:value="0" calcext:value-type="float">
            <text:p>0</text:p>
          </table:table-cell>
          <table:table-cell table:formula="of:=MAX(['dMass-dt'.C9]-['dMass-dt'.C8];0)" office:value-type="float" office:value="0" calcext:value-type="float">
            <text:p>0</text:p>
          </table:table-cell>
          <table:table-cell table:formula="of:=MAX(['dMass-dt'.D9]-['dMass-dt'.D8];0)" office:value-type="float" office:value="0" calcext:value-type="float">
            <text:p>0</text:p>
          </table:table-cell>
          <table:table-cell table:formula="of:=MAX(['dMass-dt'.E9]-['dMass-dt'.E8];0)" office:value-type="float" office:value="2" calcext:value-type="float">
            <text:p>2</text:p>
          </table:table-cell>
          <table:table-cell table:formula="of:=MAX(['dMass-dt'.F9]-['dMass-dt'.F8];0)" office:value-type="float" office:value="0" calcext:value-type="float">
            <text:p>0</text:p>
          </table:table-cell>
          <table:table-cell table:formula="of:=MAX(['dMass-dt'.G9]-['dMass-dt'.G8];0)" office:value-type="float" office:value="0" calcext:value-type="float">
            <text:p>0</text:p>
          </table:table-cell>
          <table:table-cell table:formula="of:=MAX(['dMass-dt'.H9]-['dMass-dt'.H8];0)" office:value-type="float" office:value="0" calcext:value-type="float">
            <text:p>0</text:p>
          </table:table-cell>
          <table:table-cell table:formula="of:=MAX(['dMass-dt'.I9]-['dMass-dt'.I8];0)" office:value-type="float" office:value="2" calcext:value-type="float">
            <text:p>2</text:p>
          </table:table-cell>
          <table:table-cell table:formula="of:=MAX(['dMass-dt'.J9]-['dMass-dt'.J8];0)" office:value-type="float" office:value="0" calcext:value-type="float">
            <text:p>0</text:p>
          </table:table-cell>
          <table:table-cell table:formula="of:=MAX(['dMass-dt'.K9]-['dMass-dt'.K8];0)" office:value-type="float" office:value="0" calcext:value-type="float">
            <text:p>0</text:p>
          </table:table-cell>
          <table:table-cell table:formula="of:=MAX(['dMass-dt'.L9]-['dMass-dt'.L8];0)" office:value-type="float" office:value="0" calcext:value-type="float">
            <text:p>0</text:p>
          </table:table-cell>
          <table:table-cell table:formula="of:=MAX(['dMass-dt'.M9]-['dMass-dt'.M8];0)" office:value-type="float" office:value="2" calcext:value-type="float">
            <text:p>2</text:p>
          </table:table-cell>
        </table:table-row>
        <table:table-row table:style-name="ro1">
          <table:table-cell table:formula="of:=[.A8]+1" office:value-type="float" office:value="2006" calcext:value-type="float">
            <text:p>2006</text:p>
          </table:table-cell>
          <table:table-cell table:formula="of:=MAX(['dMass-dt'.B10]-['dMass-dt'.B9];0)" office:value-type="float" office:value="0" calcext:value-type="float">
            <text:p>0</text:p>
          </table:table-cell>
          <table:table-cell table:formula="of:=MAX(['dMass-dt'.C10]-['dMass-dt'.C9];0)" office:value-type="float" office:value="1" calcext:value-type="float">
            <text:p>1</text:p>
          </table:table-cell>
          <table:table-cell table:formula="of:=MAX(['dMass-dt'.D10]-['dMass-dt'.D9];0)" office:value-type="float" office:value="0" calcext:value-type="float">
            <text:p>0</text:p>
          </table:table-cell>
          <table:table-cell table:formula="of:=MAX(['dMass-dt'.E10]-['dMass-dt'.E9];0)" office:value-type="float" office:value="0" calcext:value-type="float">
            <text:p>0</text:p>
          </table:table-cell>
          <table:table-cell table:formula="of:=MAX(['dMass-dt'.F10]-['dMass-dt'.F9];0)" office:value-type="float" office:value="0" calcext:value-type="float">
            <text:p>0</text:p>
          </table:table-cell>
          <table:table-cell table:formula="of:=MAX(['dMass-dt'.G10]-['dMass-dt'.G9];0)" office:value-type="float" office:value="1" calcext:value-type="float">
            <text:p>1</text:p>
          </table:table-cell>
          <table:table-cell table:formula="of:=MAX(['dMass-dt'.H10]-['dMass-dt'.H9];0)" office:value-type="float" office:value="0" calcext:value-type="float">
            <text:p>0</text:p>
          </table:table-cell>
          <table:table-cell table:formula="of:=MAX(['dMass-dt'.I10]-['dMass-dt'.I9];0)" office:value-type="float" office:value="0" calcext:value-type="float">
            <text:p>0</text:p>
          </table:table-cell>
          <table:table-cell table:formula="of:=MAX(['dMass-dt'.J10]-['dMass-dt'.J9];0)" office:value-type="float" office:value="0" calcext:value-type="float">
            <text:p>0</text:p>
          </table:table-cell>
          <table:table-cell table:formula="of:=MAX(['dMass-dt'.K10]-['dMass-dt'.K9];0)" office:value-type="float" office:value="1" calcext:value-type="float">
            <text:p>1</text:p>
          </table:table-cell>
          <table:table-cell table:formula="of:=MAX(['dMass-dt'.L10]-['dMass-dt'.L9];0)" office:value-type="float" office:value="0" calcext:value-type="float">
            <text:p>0</text:p>
          </table:table-cell>
          <table:table-cell table:formula="of:=MAX(['dMass-dt'.M10]-['dMass-dt'.M9];0)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2007" calcext:value-type="float">
            <text:p>2007</text:p>
          </table:table-cell>
          <table:table-cell table:formula="of:=MAX(['dMass-dt'.B11]-['dMass-dt'.B10];0)" office:value-type="float" office:value="0" calcext:value-type="float">
            <text:p>0</text:p>
          </table:table-cell>
          <table:table-cell table:formula="of:=MAX(['dMass-dt'.C11]-['dMass-dt'.C10];0)" office:value-type="float" office:value="0" calcext:value-type="float">
            <text:p>0</text:p>
          </table:table-cell>
          <table:table-cell table:formula="of:=MAX(['dMass-dt'.D11]-['dMass-dt'.D10];0)" office:value-type="float" office:value="0" calcext:value-type="float">
            <text:p>0</text:p>
          </table:table-cell>
          <table:table-cell table:formula="of:=MAX(['dMass-dt'.E11]-['dMass-dt'.E10];0)" office:value-type="float" office:value="0" calcext:value-type="float">
            <text:p>0</text:p>
          </table:table-cell>
          <table:table-cell table:formula="of:=MAX(['dMass-dt'.F11]-['dMass-dt'.F10];0)" office:value-type="float" office:value="0" calcext:value-type="float">
            <text:p>0</text:p>
          </table:table-cell>
          <table:table-cell table:formula="of:=MAX(['dMass-dt'.G11]-['dMass-dt'.G10];0)" office:value-type="float" office:value="0" calcext:value-type="float">
            <text:p>0</text:p>
          </table:table-cell>
          <table:table-cell table:formula="of:=MAX(['dMass-dt'.H11]-['dMass-dt'.H10];0)" office:value-type="float" office:value="0" calcext:value-type="float">
            <text:p>0</text:p>
          </table:table-cell>
          <table:table-cell table:formula="of:=MAX(['dMass-dt'.I11]-['dMass-dt'.I10];0)" office:value-type="float" office:value="0" calcext:value-type="float">
            <text:p>0</text:p>
          </table:table-cell>
          <table:table-cell table:formula="of:=MAX(['dMass-dt'.J11]-['dMass-dt'.J10];0)" office:value-type="float" office:value="0" calcext:value-type="float">
            <text:p>0</text:p>
          </table:table-cell>
          <table:table-cell table:formula="of:=MAX(['dMass-dt'.K11]-['dMass-dt'.K10];0)" office:value-type="float" office:value="0" calcext:value-type="float">
            <text:p>0</text:p>
          </table:table-cell>
          <table:table-cell table:formula="of:=MAX(['dMass-dt'.L11]-['dMass-dt'.L10];0)" office:value-type="float" office:value="0" calcext:value-type="float">
            <text:p>0</text:p>
          </table:table-cell>
          <table:table-cell table:formula="of:=MAX(['dMass-dt'.M11]-['dMass-dt'.M10];0)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2008" calcext:value-type="float">
            <text:p>2008</text:p>
          </table:table-cell>
          <table:table-cell table:formula="of:=MAX(['dMass-dt'.B12]-['dMass-dt'.B11];0)" office:value-type="float" office:value="0" calcext:value-type="float">
            <text:p>0</text:p>
          </table:table-cell>
          <table:table-cell table:formula="of:=MAX(['dMass-dt'.C12]-['dMass-dt'.C11];0)" office:value-type="float" office:value="1" calcext:value-type="float">
            <text:p>1</text:p>
          </table:table-cell>
          <table:table-cell table:formula="of:=MAX(['dMass-dt'.D12]-['dMass-dt'.D11];0)" office:value-type="float" office:value="0" calcext:value-type="float">
            <text:p>0</text:p>
          </table:table-cell>
          <table:table-cell table:formula="of:=MAX(['dMass-dt'.E12]-['dMass-dt'.E11];0)" office:value-type="float" office:value="0" calcext:value-type="float">
            <text:p>0</text:p>
          </table:table-cell>
          <table:table-cell table:formula="of:=MAX(['dMass-dt'.F12]-['dMass-dt'.F11];0)" office:value-type="float" office:value="0" calcext:value-type="float">
            <text:p>0</text:p>
          </table:table-cell>
          <table:table-cell table:formula="of:=MAX(['dMass-dt'.G12]-['dMass-dt'.G11];0)" office:value-type="float" office:value="1" calcext:value-type="float">
            <text:p>1</text:p>
          </table:table-cell>
          <table:table-cell table:formula="of:=MAX(['dMass-dt'.H12]-['dMass-dt'.H11];0)" office:value-type="float" office:value="0" calcext:value-type="float">
            <text:p>0</text:p>
          </table:table-cell>
          <table:table-cell table:formula="of:=MAX(['dMass-dt'.I12]-['dMass-dt'.I11];0)" office:value-type="float" office:value="0" calcext:value-type="float">
            <text:p>0</text:p>
          </table:table-cell>
          <table:table-cell table:formula="of:=MAX(['dMass-dt'.J12]-['dMass-dt'.J11];0)" office:value-type="float" office:value="0" calcext:value-type="float">
            <text:p>0</text:p>
          </table:table-cell>
          <table:table-cell table:formula="of:=MAX(['dMass-dt'.K12]-['dMass-dt'.K11];0)" office:value-type="float" office:value="1" calcext:value-type="float">
            <text:p>1</text:p>
          </table:table-cell>
          <table:table-cell table:formula="of:=MAX(['dMass-dt'.L12]-['dMass-dt'.L11];0)" office:value-type="float" office:value="0" calcext:value-type="float">
            <text:p>0</text:p>
          </table:table-cell>
          <table:table-cell table:formula="of:=MAX(['dMass-dt'.M12]-['dMass-dt'.M11];0)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2009" calcext:value-type="float">
            <text:p>2009</text:p>
          </table:table-cell>
          <table:table-cell table:formula="of:=MAX(['dMass-dt'.B13]-['dMass-dt'.B12];0)" office:value-type="float" office:value="236" calcext:value-type="float">
            <text:p>236</text:p>
          </table:table-cell>
          <table:table-cell table:formula="of:=MAX(['dMass-dt'.C13]-['dMass-dt'.C12];0)" office:value-type="float" office:value="0" calcext:value-type="float">
            <text:p>0</text:p>
          </table:table-cell>
          <table:table-cell table:formula="of:=MAX(['dMass-dt'.D13]-['dMass-dt'.D12];0)" office:value-type="float" office:value="0" calcext:value-type="float">
            <text:p>0</text:p>
          </table:table-cell>
          <table:table-cell table:formula="of:=MAX(['dMass-dt'.E13]-['dMass-dt'.E12];0)" office:value-type="float" office:value="0" calcext:value-type="float">
            <text:p>0</text:p>
          </table:table-cell>
          <table:table-cell table:formula="of:=MAX(['dMass-dt'.F13]-['dMass-dt'.F12];0)" office:value-type="float" office:value="9" calcext:value-type="float">
            <text:p>9</text:p>
          </table:table-cell>
          <table:table-cell table:formula="of:=MAX(['dMass-dt'.G13]-['dMass-dt'.G12];0)" office:value-type="float" office:value="0" calcext:value-type="float">
            <text:p>0</text:p>
          </table:table-cell>
          <table:table-cell table:formula="of:=MAX(['dMass-dt'.H13]-['dMass-dt'.H12];0)" office:value-type="float" office:value="0" calcext:value-type="float">
            <text:p>0</text:p>
          </table:table-cell>
          <table:table-cell table:formula="of:=MAX(['dMass-dt'.I13]-['dMass-dt'.I12];0)" office:value-type="float" office:value="0" calcext:value-type="float">
            <text:p>0</text:p>
          </table:table-cell>
          <table:table-cell table:formula="of:=MAX(['dMass-dt'.J13]-['dMass-dt'.J12];0)" office:value-type="float" office:value="9" calcext:value-type="float">
            <text:p>9</text:p>
          </table:table-cell>
          <table:table-cell table:formula="of:=MAX(['dMass-dt'.K13]-['dMass-dt'.K12];0)" office:value-type="float" office:value="0" calcext:value-type="float">
            <text:p>0</text:p>
          </table:table-cell>
          <table:table-cell table:formula="of:=MAX(['dMass-dt'.L13]-['dMass-dt'.L12];0)" office:value-type="float" office:value="0" calcext:value-type="float">
            <text:p>0</text:p>
          </table:table-cell>
          <table:table-cell table:formula="of:=MAX(['dMass-dt'.M13]-['dMass-dt'.M12];0)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2010" calcext:value-type="float">
            <text:p>2010</text:p>
          </table:table-cell>
          <table:table-cell table:formula="of:=MAX(['dMass-dt'.B14]-['dMass-dt'.B13];0)" office:value-type="float" office:value="69" calcext:value-type="float">
            <text:p>69</text:p>
          </table:table-cell>
          <table:table-cell table:formula="of:=MAX(['dMass-dt'.C14]-['dMass-dt'.C13];0)" office:value-type="float" office:value="0" calcext:value-type="float">
            <text:p>0</text:p>
          </table:table-cell>
          <table:table-cell table:formula="of:=MAX(['dMass-dt'.D14]-['dMass-dt'.D13];0)" office:value-type="float" office:value="0" calcext:value-type="float">
            <text:p>0</text:p>
          </table:table-cell>
          <table:table-cell table:formula="of:=MAX(['dMass-dt'.E14]-['dMass-dt'.E13];0)" office:value-type="float" office:value="0" calcext:value-type="float">
            <text:p>0</text:p>
          </table:table-cell>
          <table:table-cell table:formula="of:=MAX(['dMass-dt'.F14]-['dMass-dt'.F13];0)" office:value-type="float" office:value="69" calcext:value-type="float">
            <text:p>69</text:p>
          </table:table-cell>
          <table:table-cell table:formula="of:=MAX(['dMass-dt'.G14]-['dMass-dt'.G13];0)" office:value-type="float" office:value="0" calcext:value-type="float">
            <text:p>0</text:p>
          </table:table-cell>
          <table:table-cell table:formula="of:=MAX(['dMass-dt'.H14]-['dMass-dt'.H13];0)" office:value-type="float" office:value="0" calcext:value-type="float">
            <text:p>0</text:p>
          </table:table-cell>
          <table:table-cell table:formula="of:=MAX(['dMass-dt'.I14]-['dMass-dt'.I13];0)" office:value-type="float" office:value="0" calcext:value-type="float">
            <text:p>0</text:p>
          </table:table-cell>
          <table:table-cell table:formula="of:=MAX(['dMass-dt'.J14]-['dMass-dt'.J13];0)" office:value-type="float" office:value="69" calcext:value-type="float">
            <text:p>69</text:p>
          </table:table-cell>
          <table:table-cell table:formula="of:=MAX(['dMass-dt'.K14]-['dMass-dt'.K13];0)" office:value-type="float" office:value="0" calcext:value-type="float">
            <text:p>0</text:p>
          </table:table-cell>
          <table:table-cell table:formula="of:=MAX(['dMass-dt'.L14]-['dMass-dt'.L13];0)" office:value-type="float" office:value="0" calcext:value-type="float">
            <text:p>0</text:p>
          </table:table-cell>
          <table:table-cell table:formula="of:=MAX(['dMass-dt'.M14]-['dMass-dt'.M13];0)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2011" calcext:value-type="float">
            <text:p>2011</text:p>
          </table:table-cell>
          <table:table-cell table:formula="of:=MAX(['dMass-dt'.B15]-['dMass-dt'.B14];0)" office:value-type="float" office:value="0" calcext:value-type="float">
            <text:p>0</text:p>
          </table:table-cell>
          <table:table-cell table:formula="of:=MAX(['dMass-dt'.C15]-['dMass-dt'.C14];0)" office:value-type="float" office:value="16" calcext:value-type="float">
            <text:p>16</text:p>
          </table:table-cell>
          <table:table-cell table:formula="of:=MAX(['dMass-dt'.D15]-['dMass-dt'.D14];0)" office:value-type="float" office:value="0" calcext:value-type="float">
            <text:p>0</text:p>
          </table:table-cell>
          <table:table-cell table:formula="of:=MAX(['dMass-dt'.E15]-['dMass-dt'.E14];0)" office:value-type="float" office:value="0" calcext:value-type="float">
            <text:p>0</text:p>
          </table:table-cell>
          <table:table-cell table:formula="of:=MAX(['dMass-dt'.F15]-['dMass-dt'.F14];0)" office:value-type="float" office:value="0" calcext:value-type="float">
            <text:p>0</text:p>
          </table:table-cell>
          <table:table-cell table:formula="of:=MAX(['dMass-dt'.G15]-['dMass-dt'.G14];0)" office:value-type="float" office:value="16" calcext:value-type="float">
            <text:p>16</text:p>
          </table:table-cell>
          <table:table-cell table:formula="of:=MAX(['dMass-dt'.H15]-['dMass-dt'.H14];0)" office:value-type="float" office:value="0" calcext:value-type="float">
            <text:p>0</text:p>
          </table:table-cell>
          <table:table-cell table:formula="of:=MAX(['dMass-dt'.I15]-['dMass-dt'.I14];0)" office:value-type="float" office:value="0" calcext:value-type="float">
            <text:p>0</text:p>
          </table:table-cell>
          <table:table-cell table:formula="of:=MAX(['dMass-dt'.J15]-['dMass-dt'.J14];0)" office:value-type="float" office:value="0" calcext:value-type="float">
            <text:p>0</text:p>
          </table:table-cell>
          <table:table-cell table:formula="of:=MAX(['dMass-dt'.K15]-['dMass-dt'.K14];0)" office:value-type="float" office:value="16" calcext:value-type="float">
            <text:p>16</text:p>
          </table:table-cell>
          <table:table-cell table:formula="of:=MAX(['dMass-dt'.L15]-['dMass-dt'.L14];0)" office:value-type="float" office:value="0" calcext:value-type="float">
            <text:p>0</text:p>
          </table:table-cell>
          <table:table-cell table:formula="of:=MAX(['dMass-dt'.M15]-['dMass-dt'.M14];0)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2012" calcext:value-type="float">
            <text:p>2012</text:p>
          </table:table-cell>
          <table:table-cell table:formula="of:=MAX(['dMass-dt'.B16]-['dMass-dt'.B15];0)" office:value-type="float" office:value="0" calcext:value-type="float">
            <text:p>0</text:p>
          </table:table-cell>
          <table:table-cell table:formula="of:=MAX(['dMass-dt'.C16]-['dMass-dt'.C15];0)" office:value-type="float" office:value="25" calcext:value-type="float">
            <text:p>25</text:p>
          </table:table-cell>
          <table:table-cell table:formula="of:=MAX(['dMass-dt'.D16]-['dMass-dt'.D15];0)" office:value-type="float" office:value="0" calcext:value-type="float">
            <text:p>0</text:p>
          </table:table-cell>
          <table:table-cell table:formula="of:=MAX(['dMass-dt'.E16]-['dMass-dt'.E15];0)" office:value-type="float" office:value="0" calcext:value-type="float">
            <text:p>0</text:p>
          </table:table-cell>
          <table:table-cell table:formula="of:=MAX(['dMass-dt'.F16]-['dMass-dt'.F15];0)" office:value-type="float" office:value="0" calcext:value-type="float">
            <text:p>0</text:p>
          </table:table-cell>
          <table:table-cell table:formula="of:=MAX(['dMass-dt'.G16]-['dMass-dt'.G15];0)" office:value-type="float" office:value="25" calcext:value-type="float">
            <text:p>25</text:p>
          </table:table-cell>
          <table:table-cell table:formula="of:=MAX(['dMass-dt'.H16]-['dMass-dt'.H15];0)" office:value-type="float" office:value="0" calcext:value-type="float">
            <text:p>0</text:p>
          </table:table-cell>
          <table:table-cell table:formula="of:=MAX(['dMass-dt'.I16]-['dMass-dt'.I15];0)" office:value-type="float" office:value="0" calcext:value-type="float">
            <text:p>0</text:p>
          </table:table-cell>
          <table:table-cell table:formula="of:=MAX(['dMass-dt'.J16]-['dMass-dt'.J15];0)" office:value-type="float" office:value="0" calcext:value-type="float">
            <text:p>0</text:p>
          </table:table-cell>
          <table:table-cell table:formula="of:=MAX(['dMass-dt'.K16]-['dMass-dt'.K15];0)" office:value-type="float" office:value="25" calcext:value-type="float">
            <text:p>25</text:p>
          </table:table-cell>
          <table:table-cell table:formula="of:=MAX(['dMass-dt'.L16]-['dMass-dt'.L15];0)" office:value-type="float" office:value="0" calcext:value-type="float">
            <text:p>0</text:p>
          </table:table-cell>
          <table:table-cell table:formula="of:=MAX(['dMass-dt'.M16]-['dMass-dt'.M15];0)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2013" calcext:value-type="float">
            <text:p>2013</text:p>
          </table:table-cell>
          <table:table-cell table:formula="of:=MAX(['dMass-dt'.B17]-['dMass-dt'.B16];0)" office:value-type="float" office:value="0" calcext:value-type="float">
            <text:p>0</text:p>
          </table:table-cell>
          <table:table-cell table:formula="of:=MAX(['dMass-dt'.C17]-['dMass-dt'.C16];0)" office:value-type="float" office:value="26" calcext:value-type="float">
            <text:p>26</text:p>
          </table:table-cell>
          <table:table-cell table:formula="of:=MAX(['dMass-dt'.D17]-['dMass-dt'.D16];0)" office:value-type="float" office:value="0" calcext:value-type="float">
            <text:p>0</text:p>
          </table:table-cell>
          <table:table-cell table:formula="of:=MAX(['dMass-dt'.E17]-['dMass-dt'.E16];0)" office:value-type="float" office:value="0" calcext:value-type="float">
            <text:p>0</text:p>
          </table:table-cell>
          <table:table-cell table:formula="of:=MAX(['dMass-dt'.F17]-['dMass-dt'.F16];0)" office:value-type="float" office:value="0" calcext:value-type="float">
            <text:p>0</text:p>
          </table:table-cell>
          <table:table-cell table:formula="of:=MAX(['dMass-dt'.G17]-['dMass-dt'.G16];0)" office:value-type="float" office:value="26" calcext:value-type="float">
            <text:p>26</text:p>
          </table:table-cell>
          <table:table-cell table:formula="of:=MAX(['dMass-dt'.H17]-['dMass-dt'.H16];0)" office:value-type="float" office:value="0" calcext:value-type="float">
            <text:p>0</text:p>
          </table:table-cell>
          <table:table-cell table:formula="of:=MAX(['dMass-dt'.I17]-['dMass-dt'.I16];0)" office:value-type="float" office:value="0" calcext:value-type="float">
            <text:p>0</text:p>
          </table:table-cell>
          <table:table-cell table:formula="of:=MAX(['dMass-dt'.J17]-['dMass-dt'.J16];0)" office:value-type="float" office:value="0" calcext:value-type="float">
            <text:p>0</text:p>
          </table:table-cell>
          <table:table-cell table:formula="of:=MAX(['dMass-dt'.K17]-['dMass-dt'.K16];0)" office:value-type="float" office:value="26" calcext:value-type="float">
            <text:p>26</text:p>
          </table:table-cell>
          <table:table-cell table:formula="of:=MAX(['dMass-dt'.L17]-['dMass-dt'.L16];0)" office:value-type="float" office:value="0" calcext:value-type="float">
            <text:p>0</text:p>
          </table:table-cell>
          <table:table-cell table:formula="of:=MAX(['dMass-dt'.M17]-['dMass-dt'.M16];0)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2014" calcext:value-type="float">
            <text:p>2014</text:p>
          </table:table-cell>
          <table:table-cell table:formula="of:=MAX(['dMass-dt'.B18]-['dMass-dt'.B17];0)" office:value-type="float" office:value="20" calcext:value-type="float">
            <text:p>20</text:p>
          </table:table-cell>
          <table:table-cell table:formula="of:=MAX(['dMass-dt'.C18]-['dMass-dt'.C17];0)" office:value-type="float" office:value="9" calcext:value-type="float">
            <text:p>9</text:p>
          </table:table-cell>
          <table:table-cell table:formula="of:=MAX(['dMass-dt'.D18]-['dMass-dt'.D17];0)" office:value-type="float" office:value="0" calcext:value-type="float">
            <text:p>0</text:p>
          </table:table-cell>
          <table:table-cell table:formula="of:=MAX(['dMass-dt'.E18]-['dMass-dt'.E17];0)" office:value-type="float" office:value="1" calcext:value-type="float">
            <text:p>1</text:p>
          </table:table-cell>
          <table:table-cell table:formula="of:=MAX(['dMass-dt'.F18]-['dMass-dt'.F17];0)" office:value-type="float" office:value="20" calcext:value-type="float">
            <text:p>20</text:p>
          </table:table-cell>
          <table:table-cell table:formula="of:=MAX(['dMass-dt'.G18]-['dMass-dt'.G17];0)" office:value-type="float" office:value="9" calcext:value-type="float">
            <text:p>9</text:p>
          </table:table-cell>
          <table:table-cell table:formula="of:=MAX(['dMass-dt'.H18]-['dMass-dt'.H17];0)" office:value-type="float" office:value="0" calcext:value-type="float">
            <text:p>0</text:p>
          </table:table-cell>
          <table:table-cell table:formula="of:=MAX(['dMass-dt'.I18]-['dMass-dt'.I17];0)" office:value-type="float" office:value="1" calcext:value-type="float">
            <text:p>1</text:p>
          </table:table-cell>
          <table:table-cell table:formula="of:=MAX(['dMass-dt'.J18]-['dMass-dt'.J17];0)" office:value-type="float" office:value="20" calcext:value-type="float">
            <text:p>20</text:p>
          </table:table-cell>
          <table:table-cell table:formula="of:=MAX(['dMass-dt'.K18]-['dMass-dt'.K17];0)" office:value-type="float" office:value="9" calcext:value-type="float">
            <text:p>9</text:p>
          </table:table-cell>
          <table:table-cell table:formula="of:=MAX(['dMass-dt'.L18]-['dMass-dt'.L17];0)" office:value-type="float" office:value="0" calcext:value-type="float">
            <text:p>0</text:p>
          </table:table-cell>
          <table:table-cell table:formula="of:=MAX(['dMass-dt'.M18]-['dMass-dt'.M17];0)" office:value-type="float" office:value="1" calcext:value-type="float">
            <text:p>1</text:p>
          </table:table-cell>
        </table:table-row>
        <table:table-row table:style-name="ro1">
          <table:table-cell table:formula="of:=[.A17]+1" office:value-type="float" office:value="2015" calcext:value-type="float">
            <text:p>2015</text:p>
          </table:table-cell>
          <table:table-cell table:formula="of:=MAX(['dMass-dt'.B19]-['dMass-dt'.B18];0)" office:value-type="float" office:value="35" calcext:value-type="float">
            <text:p>35</text:p>
          </table:table-cell>
          <table:table-cell table:formula="of:=MAX(['dMass-dt'.C19]-['dMass-dt'.C18];0)" office:value-type="float" office:value="2" calcext:value-type="float">
            <text:p>2</text:p>
          </table:table-cell>
          <table:table-cell table:formula="of:=MAX(['dMass-dt'.D19]-['dMass-dt'.D18];0)" office:value-type="float" office:value="0" calcext:value-type="float">
            <text:p>0</text:p>
          </table:table-cell>
          <table:table-cell table:formula="of:=MAX(['dMass-dt'.E19]-['dMass-dt'.E18];0)" office:value-type="float" office:value="0" calcext:value-type="float">
            <text:p>0</text:p>
          </table:table-cell>
          <table:table-cell table:formula="of:=MAX(['dMass-dt'.F19]-['dMass-dt'.F18];0)" office:value-type="float" office:value="35" calcext:value-type="float">
            <text:p>35</text:p>
          </table:table-cell>
          <table:table-cell table:formula="of:=MAX(['dMass-dt'.G19]-['dMass-dt'.G18];0)" office:value-type="float" office:value="2" calcext:value-type="float">
            <text:p>2</text:p>
          </table:table-cell>
          <table:table-cell table:formula="of:=MAX(['dMass-dt'.H19]-['dMass-dt'.H18];0)" office:value-type="float" office:value="0" calcext:value-type="float">
            <text:p>0</text:p>
          </table:table-cell>
          <table:table-cell table:formula="of:=MAX(['dMass-dt'.I19]-['dMass-dt'.I18];0)" office:value-type="float" office:value="0" calcext:value-type="float">
            <text:p>0</text:p>
          </table:table-cell>
          <table:table-cell table:formula="of:=MAX(['dMass-dt'.J19]-['dMass-dt'.J18];0)" office:value-type="float" office:value="35" calcext:value-type="float">
            <text:p>35</text:p>
          </table:table-cell>
          <table:table-cell table:formula="of:=MAX(['dMass-dt'.K19]-['dMass-dt'.K18];0)" office:value-type="float" office:value="2" calcext:value-type="float">
            <text:p>2</text:p>
          </table:table-cell>
          <table:table-cell table:formula="of:=MAX(['dMass-dt'.L19]-['dMass-dt'.L18];0)" office:value-type="float" office:value="0" calcext:value-type="float">
            <text:p>0</text:p>
          </table:table-cell>
          <table:table-cell table:formula="of:=MAX(['dMass-dt'.M19]-['dMass-dt'.M18];0)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2016" calcext:value-type="float">
            <text:p>2016</text:p>
          </table:table-cell>
          <table:table-cell table:formula="of:=MAX(['dMass-dt'.B20]-['dMass-dt'.B19];0)" office:value-type="float" office:value="30" calcext:value-type="float">
            <text:p>30</text:p>
          </table:table-cell>
          <table:table-cell table:formula="of:=MAX(['dMass-dt'.C20]-['dMass-dt'.C19];0)" office:value-type="float" office:value="0" calcext:value-type="float">
            <text:p>0</text:p>
          </table:table-cell>
          <table:table-cell table:formula="of:=MAX(['dMass-dt'.D20]-['dMass-dt'.D19];0)" office:value-type="float" office:value="0" calcext:value-type="float">
            <text:p>0</text:p>
          </table:table-cell>
          <table:table-cell table:formula="of:=MAX(['dMass-dt'.E20]-['dMass-dt'.E19];0)" office:value-type="float" office:value="1" calcext:value-type="float">
            <text:p>1</text:p>
          </table:table-cell>
          <table:table-cell table:formula="of:=MAX(['dMass-dt'.F20]-['dMass-dt'.F19];0)" office:value-type="float" office:value="30" calcext:value-type="float">
            <text:p>30</text:p>
          </table:table-cell>
          <table:table-cell table:formula="of:=MAX(['dMass-dt'.G20]-['dMass-dt'.G19];0)" office:value-type="float" office:value="0" calcext:value-type="float">
            <text:p>0</text:p>
          </table:table-cell>
          <table:table-cell table:formula="of:=MAX(['dMass-dt'.H20]-['dMass-dt'.H19];0)" office:value-type="float" office:value="0" calcext:value-type="float">
            <text:p>0</text:p>
          </table:table-cell>
          <table:table-cell table:formula="of:=MAX(['dMass-dt'.I20]-['dMass-dt'.I19];0)" office:value-type="float" office:value="1" calcext:value-type="float">
            <text:p>1</text:p>
          </table:table-cell>
          <table:table-cell table:formula="of:=MAX(['dMass-dt'.J20]-['dMass-dt'.J19];0)" office:value-type="float" office:value="30" calcext:value-type="float">
            <text:p>30</text:p>
          </table:table-cell>
          <table:table-cell table:formula="of:=MAX(['dMass-dt'.K20]-['dMass-dt'.K19];0)" office:value-type="float" office:value="0" calcext:value-type="float">
            <text:p>0</text:p>
          </table:table-cell>
          <table:table-cell table:formula="of:=MAX(['dMass-dt'.L20]-['dMass-dt'.L19];0)" office:value-type="float" office:value="0" calcext:value-type="float">
            <text:p>0</text:p>
          </table:table-cell>
          <table:table-cell table:formula="of:=MAX(['dMass-dt'.M20]-['dMass-dt'.M19];0)" office:value-type="float" office:value="1" calcext:value-type="float">
            <text:p>1</text:p>
          </table:table-cell>
        </table:table-row>
        <table:table-row table:style-name="ro1">
          <table:table-cell table:formula="of:=[.A19]+1" office:value-type="float" office:value="2017" calcext:value-type="float">
            <text:p>2017</text:p>
          </table:table-cell>
          <table:table-cell table:formula="of:=MAX(['dMass-dt'.B21]-['dMass-dt'.B20];0)" office:value-type="float" office:value="39" calcext:value-type="float">
            <text:p>39</text:p>
          </table:table-cell>
          <table:table-cell table:formula="of:=MAX(['dMass-dt'.C21]-['dMass-dt'.C20];0)" office:value-type="float" office:value="0" calcext:value-type="float">
            <text:p>0</text:p>
          </table:table-cell>
          <table:table-cell table:formula="of:=MAX(['dMass-dt'.D21]-['dMass-dt'.D20];0)" office:value-type="float" office:value="0" calcext:value-type="float">
            <text:p>0</text:p>
          </table:table-cell>
          <table:table-cell table:formula="of:=MAX(['dMass-dt'.E21]-['dMass-dt'.E20];0)" office:value-type="float" office:value="750" calcext:value-type="float">
            <text:p>750</text:p>
          </table:table-cell>
          <table:table-cell table:formula="of:=MAX(['dMass-dt'.F21]-['dMass-dt'.F20];0)" office:value-type="float" office:value="39" calcext:value-type="float">
            <text:p>39</text:p>
          </table:table-cell>
          <table:table-cell table:formula="of:=MAX(['dMass-dt'.G21]-['dMass-dt'.G20];0)" office:value-type="float" office:value="0" calcext:value-type="float">
            <text:p>0</text:p>
          </table:table-cell>
          <table:table-cell table:formula="of:=MAX(['dMass-dt'.H21]-['dMass-dt'.H20];0)" office:value-type="float" office:value="0" calcext:value-type="float">
            <text:p>0</text:p>
          </table:table-cell>
          <table:table-cell table:formula="of:=MAX(['dMass-dt'.I21]-['dMass-dt'.I20];0)" office:value-type="float" office:value="750" calcext:value-type="float">
            <text:p>750</text:p>
          </table:table-cell>
          <table:table-cell table:formula="of:=MAX(['dMass-dt'.J21]-['dMass-dt'.J20];0)" office:value-type="float" office:value="39" calcext:value-type="float">
            <text:p>39</text:p>
          </table:table-cell>
          <table:table-cell table:formula="of:=MAX(['dMass-dt'.K21]-['dMass-dt'.K20];0)" office:value-type="float" office:value="0" calcext:value-type="float">
            <text:p>0</text:p>
          </table:table-cell>
          <table:table-cell table:formula="of:=MAX(['dMass-dt'.L21]-['dMass-dt'.L20];0)" office:value-type="float" office:value="0" calcext:value-type="float">
            <text:p>0</text:p>
          </table:table-cell>
          <table:table-cell table:formula="of:=MAX(['dMass-dt'.M21]-['dMass-dt'.M20];0)" office:value-type="float" office:value="750" calcext:value-type="float">
            <text:p>750</text:p>
          </table:table-cell>
        </table:table-row>
        <table:table-row table:style-name="ro1">
          <table:table-cell table:formula="of:=[.A20]+1" office:value-type="float" office:value="2018" calcext:value-type="float">
            <text:p>2018</text:p>
          </table:table-cell>
          <table:table-cell table:formula="of:=MAX(['dMass-dt'.B22]-['dMass-dt'.B21];0)" office:value-type="float" office:value="36" calcext:value-type="float">
            <text:p>36</text:p>
          </table:table-cell>
          <table:table-cell table:formula="of:=MAX(['dMass-dt'.C22]-['dMass-dt'.C21];0)" office:value-type="float" office:value="0" calcext:value-type="float">
            <text:p>0</text:p>
          </table:table-cell>
          <table:table-cell table:formula="of:=MAX(['dMass-dt'.D22]-['dMass-dt'.D21];0)" office:value-type="float" office:value="3000" calcext:value-type="float">
            <text:p>3000</text:p>
          </table:table-cell>
          <table:table-cell table:formula="of:=MAX(['dMass-dt'.E22]-['dMass-dt'.E21];0)" office:value-type="float" office:value="0" calcext:value-type="float">
            <text:p>0</text:p>
          </table:table-cell>
          <table:table-cell table:formula="of:=MAX(['dMass-dt'.F22]-['dMass-dt'.F21];0)" office:value-type="float" office:value="36" calcext:value-type="float">
            <text:p>36</text:p>
          </table:table-cell>
          <table:table-cell table:formula="of:=MAX(['dMass-dt'.G22]-['dMass-dt'.G21];0)" office:value-type="float" office:value="0" calcext:value-type="float">
            <text:p>0</text:p>
          </table:table-cell>
          <table:table-cell table:formula="of:=MAX(['dMass-dt'.H22]-['dMass-dt'.H21];0)" office:value-type="float" office:value="3000" calcext:value-type="float">
            <text:p>3000</text:p>
          </table:table-cell>
          <table:table-cell table:formula="of:=MAX(['dMass-dt'.I22]-['dMass-dt'.I21];0)" office:value-type="float" office:value="0" calcext:value-type="float">
            <text:p>0</text:p>
          </table:table-cell>
          <table:table-cell table:formula="of:=MAX(['dMass-dt'.J22]-['dMass-dt'.J21];0)" office:value-type="float" office:value="36" calcext:value-type="float">
            <text:p>36</text:p>
          </table:table-cell>
          <table:table-cell table:formula="of:=MAX(['dMass-dt'.K22]-['dMass-dt'.K21];0)" office:value-type="float" office:value="0" calcext:value-type="float">
            <text:p>0</text:p>
          </table:table-cell>
          <table:table-cell table:formula="of:=MAX(['dMass-dt'.L22]-['dMass-dt'.L21];0)" office:value-type="float" office:value="3000" calcext:value-type="float">
            <text:p>3000</text:p>
          </table:table-cell>
          <table:table-cell table:formula="of:=MAX(['dMass-dt'.M22]-['dMass-dt'.M21];0)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2019" calcext:value-type="float">
            <text:p>2019</text:p>
          </table:table-cell>
          <table:table-cell table:formula="of:=MAX(['dMass-dt'.B23]-['dMass-dt'.B22];0)" office:value-type="float" office:value="34" calcext:value-type="float">
            <text:p>34</text:p>
          </table:table-cell>
          <table:table-cell table:formula="of:=MAX(['dMass-dt'.C23]-['dMass-dt'.C22];0)" office:value-type="float" office:value="0" calcext:value-type="float">
            <text:p>0</text:p>
          </table:table-cell>
          <table:table-cell table:formula="of:=MAX(['dMass-dt'.D23]-['dMass-dt'.D22];0)" office:value-type="float" office:value="0" calcext:value-type="float">
            <text:p>0</text:p>
          </table:table-cell>
          <table:table-cell table:formula="of:=MAX(['dMass-dt'.E23]-['dMass-dt'.E22];0)" office:value-type="float" office:value="60" calcext:value-type="float">
            <text:p>60</text:p>
          </table:table-cell>
          <table:table-cell table:formula="of:=MAX(['dMass-dt'.F23]-['dMass-dt'.F22];0)" office:value-type="float" office:value="34" calcext:value-type="float">
            <text:p>34</text:p>
          </table:table-cell>
          <table:table-cell table:formula="of:=MAX(['dMass-dt'.G23]-['dMass-dt'.G22];0)" office:value-type="float" office:value="0" calcext:value-type="float">
            <text:p>0</text:p>
          </table:table-cell>
          <table:table-cell table:formula="of:=MAX(['dMass-dt'.H23]-['dMass-dt'.H22];0)" office:value-type="float" office:value="0" calcext:value-type="float">
            <text:p>0</text:p>
          </table:table-cell>
          <table:table-cell table:formula="of:=MAX(['dMass-dt'.I23]-['dMass-dt'.I22];0)" office:value-type="float" office:value="60" calcext:value-type="float">
            <text:p>60</text:p>
          </table:table-cell>
          <table:table-cell table:formula="of:=MAX(['dMass-dt'.J23]-['dMass-dt'.J22];0)" office:value-type="float" office:value="34" calcext:value-type="float">
            <text:p>34</text:p>
          </table:table-cell>
          <table:table-cell table:formula="of:=MAX(['dMass-dt'.K23]-['dMass-dt'.K22];0)" office:value-type="float" office:value="0" calcext:value-type="float">
            <text:p>0</text:p>
          </table:table-cell>
          <table:table-cell table:formula="of:=MAX(['dMass-dt'.L23]-['dMass-dt'.L22];0)" office:value-type="float" office:value="0" calcext:value-type="float">
            <text:p>0</text:p>
          </table:table-cell>
          <table:table-cell table:formula="of:=MAX(['dMass-dt'.M23]-['dMass-dt'.M22];0)" office:value-type="float" office:value="60" calcext:value-type="float">
            <text:p>60</text:p>
          </table:table-cell>
        </table:table-row>
        <table:table-row table:style-name="ro1">
          <table:table-cell table:formula="of:=[.A22]+1" office:value-type="float" office:value="2020" calcext:value-type="float">
            <text:p>2020</text:p>
          </table:table-cell>
          <table:table-cell table:formula="of:=MAX(['dMass-dt'.B24]-['dMass-dt'.B23];0)" office:value-type="float" office:value="32" calcext:value-type="float">
            <text:p>32</text:p>
          </table:table-cell>
          <table:table-cell table:formula="of:=MAX(['dMass-dt'.C24]-['dMass-dt'.C23];0)" office:value-type="float" office:value="0" calcext:value-type="float">
            <text:p>0</text:p>
          </table:table-cell>
          <table:table-cell table:formula="of:=MAX(['dMass-dt'.D24]-['dMass-dt'.D23];0)" office:value-type="float" office:value="0" calcext:value-type="float">
            <text:p>0</text:p>
          </table:table-cell>
          <table:table-cell table:formula="of:=MAX(['dMass-dt'.E24]-['dMass-dt'.E23];0)" office:value-type="float" office:value="63" calcext:value-type="float">
            <text:p>63</text:p>
          </table:table-cell>
          <table:table-cell table:formula="of:=MAX(['dMass-dt'.F24]-['dMass-dt'.F23];0)" office:value-type="float" office:value="32" calcext:value-type="float">
            <text:p>32</text:p>
          </table:table-cell>
          <table:table-cell table:formula="of:=MAX(['dMass-dt'.G24]-['dMass-dt'.G23];0)" office:value-type="float" office:value="0" calcext:value-type="float">
            <text:p>0</text:p>
          </table:table-cell>
          <table:table-cell table:formula="of:=MAX(['dMass-dt'.H24]-['dMass-dt'.H23];0)" office:value-type="float" office:value="0" calcext:value-type="float">
            <text:p>0</text:p>
          </table:table-cell>
          <table:table-cell table:formula="of:=MAX(['dMass-dt'.I24]-['dMass-dt'.I23];0)" office:value-type="float" office:value="63" calcext:value-type="float">
            <text:p>63</text:p>
          </table:table-cell>
          <table:table-cell table:formula="of:=MAX(['dMass-dt'.J24]-['dMass-dt'.J23];0)" office:value-type="float" office:value="32" calcext:value-type="float">
            <text:p>32</text:p>
          </table:table-cell>
          <table:table-cell table:formula="of:=MAX(['dMass-dt'.K24]-['dMass-dt'.K23];0)" office:value-type="float" office:value="0" calcext:value-type="float">
            <text:p>0</text:p>
          </table:table-cell>
          <table:table-cell table:formula="of:=MAX(['dMass-dt'.L24]-['dMass-dt'.L23];0)" office:value-type="float" office:value="0" calcext:value-type="float">
            <text:p>0</text:p>
          </table:table-cell>
          <table:table-cell table:formula="of:=MAX(['dMass-dt'.M24]-['dMass-dt'.M23];0)" office:value-type="float" office:value="63" calcext:value-type="float">
            <text:p>63</text:p>
          </table:table-cell>
        </table:table-row>
        <table:table-row table:style-name="ro1">
          <table:table-cell table:formula="of:=[.A23]+1" office:value-type="float" office:value="2021" calcext:value-type="float">
            <text:p>2021</text:p>
          </table:table-cell>
          <table:table-cell table:formula="of:=MAX(['dMass-dt'.B25]-['dMass-dt'.B24];0)" office:value-type="float" office:value="36" calcext:value-type="float">
            <text:p>36</text:p>
          </table:table-cell>
          <table:table-cell table:formula="of:=MAX(['dMass-dt'.C25]-['dMass-dt'.C24];0)" office:value-type="float" office:value="0" calcext:value-type="float">
            <text:p>0</text:p>
          </table:table-cell>
          <table:table-cell table:formula="of:=MAX(['dMass-dt'.D25]-['dMass-dt'.D24];0)" office:value-type="float" office:value="0" calcext:value-type="float">
            <text:p>0</text:p>
          </table:table-cell>
          <table:table-cell table:formula="of:=MAX(['dMass-dt'.E25]-['dMass-dt'.E24];0)" office:value-type="float" office:value="120" calcext:value-type="float">
            <text:p>120</text:p>
          </table:table-cell>
          <table:table-cell table:formula="of:=MAX(['dMass-dt'.F25]-['dMass-dt'.F24];0)" office:value-type="float" office:value="36" calcext:value-type="float">
            <text:p>36</text:p>
          </table:table-cell>
          <table:table-cell table:formula="of:=MAX(['dMass-dt'.G25]-['dMass-dt'.G24];0)" office:value-type="float" office:value="0" calcext:value-type="float">
            <text:p>0</text:p>
          </table:table-cell>
          <table:table-cell table:formula="of:=MAX(['dMass-dt'.H25]-['dMass-dt'.H24];0)" office:value-type="float" office:value="0" calcext:value-type="float">
            <text:p>0</text:p>
          </table:table-cell>
          <table:table-cell table:formula="of:=MAX(['dMass-dt'.I25]-['dMass-dt'.I24];0)" office:value-type="float" office:value="120" calcext:value-type="float">
            <text:p>120</text:p>
          </table:table-cell>
          <table:table-cell table:formula="of:=MAX(['dMass-dt'.J25]-['dMass-dt'.J24];0)" office:value-type="float" office:value="36" calcext:value-type="float">
            <text:p>36</text:p>
          </table:table-cell>
          <table:table-cell table:formula="of:=MAX(['dMass-dt'.K25]-['dMass-dt'.K24];0)" office:value-type="float" office:value="0" calcext:value-type="float">
            <text:p>0</text:p>
          </table:table-cell>
          <table:table-cell table:formula="of:=MAX(['dMass-dt'.L25]-['dMass-dt'.L24];0)" office:value-type="float" office:value="0" calcext:value-type="float">
            <text:p>0</text:p>
          </table:table-cell>
          <table:table-cell table:formula="of:=MAX(['dMass-dt'.M25]-['dMass-dt'.M24];0)" office:value-type="float" office:value="120" calcext:value-type="float">
            <text:p>120</text:p>
          </table:table-cell>
        </table:table-row>
        <table:table-row table:style-name="ro1">
          <table:table-cell table:formula="of:=[.A24]+1" office:value-type="float" office:value="2022" calcext:value-type="float">
            <text:p>2022</text:p>
          </table:table-cell>
          <table:table-cell table:formula="of:=MAX(['dMass-dt'.B26]-['dMass-dt'.B25];0)" office:value-type="float" office:value="37" calcext:value-type="float">
            <text:p>37</text:p>
          </table:table-cell>
          <table:table-cell table:formula="of:=MAX(['dMass-dt'.C26]-['dMass-dt'.C25];0)" office:value-type="float" office:value="0" calcext:value-type="float">
            <text:p>0</text:p>
          </table:table-cell>
          <table:table-cell table:formula="of:=MAX(['dMass-dt'.D26]-['dMass-dt'.D25];0)" office:value-type="float" office:value="0" calcext:value-type="float">
            <text:p>0</text:p>
          </table:table-cell>
          <table:table-cell table:formula="of:=MAX(['dMass-dt'.E26]-['dMass-dt'.E25];0)" office:value-type="float" office:value="166" calcext:value-type="float">
            <text:p>166</text:p>
          </table:table-cell>
          <table:table-cell table:formula="of:=MAX(['dMass-dt'.F26]-['dMass-dt'.F25];0)" office:value-type="float" office:value="37" calcext:value-type="float">
            <text:p>37</text:p>
          </table:table-cell>
          <table:table-cell table:formula="of:=MAX(['dMass-dt'.G26]-['dMass-dt'.G25];0)" office:value-type="float" office:value="0" calcext:value-type="float">
            <text:p>0</text:p>
          </table:table-cell>
          <table:table-cell table:formula="of:=MAX(['dMass-dt'.H26]-['dMass-dt'.H25];0)" office:value-type="float" office:value="0" calcext:value-type="float">
            <text:p>0</text:p>
          </table:table-cell>
          <table:table-cell table:formula="of:=MAX(['dMass-dt'.I26]-['dMass-dt'.I25];0)" office:value-type="float" office:value="166" calcext:value-type="float">
            <text:p>166</text:p>
          </table:table-cell>
          <table:table-cell table:formula="of:=MAX(['dMass-dt'.J26]-['dMass-dt'.J25];0)" office:value-type="float" office:value="37" calcext:value-type="float">
            <text:p>37</text:p>
          </table:table-cell>
          <table:table-cell table:formula="of:=MAX(['dMass-dt'.K26]-['dMass-dt'.K25];0)" office:value-type="float" office:value="0" calcext:value-type="float">
            <text:p>0</text:p>
          </table:table-cell>
          <table:table-cell table:formula="of:=MAX(['dMass-dt'.L26]-['dMass-dt'.L25];0)" office:value-type="float" office:value="0" calcext:value-type="float">
            <text:p>0</text:p>
          </table:table-cell>
          <table:table-cell table:formula="of:=MAX(['dMass-dt'.M26]-['dMass-dt'.M25];0)" office:value-type="float" office:value="166" calcext:value-type="float">
            <text:p>166</text:p>
          </table:table-cell>
        </table:table-row>
        <table:table-row table:style-name="ro1">
          <table:table-cell table:formula="of:=[.A25]+1" office:value-type="float" office:value="2023" calcext:value-type="float">
            <text:p>2023</text:p>
          </table:table-cell>
          <table:table-cell table:formula="of:=MAX(['dMass-dt'.B27]-['dMass-dt'.B26];0)" office:value-type="float" office:value="34" calcext:value-type="float">
            <text:p>34</text:p>
          </table:table-cell>
          <table:table-cell table:formula="of:=MAX(['dMass-dt'.C27]-['dMass-dt'.C26];0)" office:value-type="float" office:value="0" calcext:value-type="float">
            <text:p>0</text:p>
          </table:table-cell>
          <table:table-cell table:formula="of:=MAX(['dMass-dt'.D27]-['dMass-dt'.D26];0)" office:value-type="float" office:value="0" calcext:value-type="float">
            <text:p>0</text:p>
          </table:table-cell>
          <table:table-cell table:formula="of:=MAX(['dMass-dt'.E27]-['dMass-dt'.E26];0)" office:value-type="float" office:value="239" calcext:value-type="float">
            <text:p>239</text:p>
          </table:table-cell>
          <table:table-cell table:formula="of:=MAX(['dMass-dt'.F27]-['dMass-dt'.F26];0)" office:value-type="float" office:value="34" calcext:value-type="float">
            <text:p>34</text:p>
          </table:table-cell>
          <table:table-cell table:formula="of:=MAX(['dMass-dt'.G27]-['dMass-dt'.G26];0)" office:value-type="float" office:value="0" calcext:value-type="float">
            <text:p>0</text:p>
          </table:table-cell>
          <table:table-cell table:formula="of:=MAX(['dMass-dt'.H27]-['dMass-dt'.H26];0)" office:value-type="float" office:value="0" calcext:value-type="float">
            <text:p>0</text:p>
          </table:table-cell>
          <table:table-cell table:formula="of:=MAX(['dMass-dt'.I27]-['dMass-dt'.I26];0)" office:value-type="float" office:value="239" calcext:value-type="float">
            <text:p>239</text:p>
          </table:table-cell>
          <table:table-cell table:formula="of:=MAX(['dMass-dt'.J27]-['dMass-dt'.J26];0)" office:value-type="float" office:value="34" calcext:value-type="float">
            <text:p>34</text:p>
          </table:table-cell>
          <table:table-cell table:formula="of:=MAX(['dMass-dt'.K27]-['dMass-dt'.K26];0)" office:value-type="float" office:value="0" calcext:value-type="float">
            <text:p>0</text:p>
          </table:table-cell>
          <table:table-cell table:formula="of:=MAX(['dMass-dt'.L27]-['dMass-dt'.L26];0)" office:value-type="float" office:value="0" calcext:value-type="float">
            <text:p>0</text:p>
          </table:table-cell>
          <table:table-cell table:formula="of:=MAX(['dMass-dt'.M27]-['dMass-dt'.M26];0)" office:value-type="float" office:value="239" calcext:value-type="float">
            <text:p>239</text:p>
          </table:table-cell>
        </table:table-row>
        <table:table-row table:style-name="ro1">
          <table:table-cell table:formula="of:=[.A26]+1" office:value-type="float" office:value="2024" calcext:value-type="float">
            <text:p>2024</text:p>
          </table:table-cell>
          <table:table-cell table:formula="of:=MAX(['dMass-dt'.B28]-['dMass-dt'.B27];0)" office:value-type="float" office:value="18" calcext:value-type="float">
            <text:p>18</text:p>
          </table:table-cell>
          <table:table-cell table:formula="of:=MAX(['dMass-dt'.C28]-['dMass-dt'.C27];0)" office:value-type="float" office:value="0" calcext:value-type="float">
            <text:p>0</text:p>
          </table:table-cell>
          <table:table-cell table:formula="of:=MAX(['dMass-dt'.D28]-['dMass-dt'.D27];0)" office:value-type="float" office:value="0" calcext:value-type="float">
            <text:p>0</text:p>
          </table:table-cell>
          <table:table-cell table:formula="of:=MAX(['dMass-dt'.E28]-['dMass-dt'.E27];0)" office:value-type="float" office:value="151" calcext:value-type="float">
            <text:p>151</text:p>
          </table:table-cell>
          <table:table-cell table:formula="of:=MAX(['dMass-dt'.F28]-['dMass-dt'.F27];0)" office:value-type="float" office:value="18" calcext:value-type="float">
            <text:p>18</text:p>
          </table:table-cell>
          <table:table-cell table:formula="of:=MAX(['dMass-dt'.G28]-['dMass-dt'.G27];0)" office:value-type="float" office:value="0" calcext:value-type="float">
            <text:p>0</text:p>
          </table:table-cell>
          <table:table-cell table:formula="of:=MAX(['dMass-dt'.H28]-['dMass-dt'.H27];0)" office:value-type="float" office:value="0" calcext:value-type="float">
            <text:p>0</text:p>
          </table:table-cell>
          <table:table-cell table:formula="of:=MAX(['dMass-dt'.I28]-['dMass-dt'.I27];0)" office:value-type="float" office:value="151" calcext:value-type="float">
            <text:p>151</text:p>
          </table:table-cell>
          <table:table-cell table:formula="of:=MAX(['dMass-dt'.J28]-['dMass-dt'.J27];0)" office:value-type="float" office:value="18" calcext:value-type="float">
            <text:p>18</text:p>
          </table:table-cell>
          <table:table-cell table:formula="of:=MAX(['dMass-dt'.K28]-['dMass-dt'.K27];0)" office:value-type="float" office:value="0" calcext:value-type="float">
            <text:p>0</text:p>
          </table:table-cell>
          <table:table-cell table:formula="of:=MAX(['dMass-dt'.L28]-['dMass-dt'.L27];0)" office:value-type="float" office:value="0" calcext:value-type="float">
            <text:p>0</text:p>
          </table:table-cell>
          <table:table-cell table:formula="of:=MAX(['dMass-dt'.M28]-['dMass-dt'.M27];0)" office:value-type="float" office:value="151" calcext:value-type="float">
            <text:p>151</text:p>
          </table:table-cell>
        </table:table-row>
        <table:table-row table:style-name="ro1">
          <table:table-cell table:formula="of:=[.A27]+1" office:value-type="float" office:value="2025" calcext:value-type="float">
            <text:p>2025</text:p>
          </table:table-cell>
          <table:table-cell table:formula="of:=MAX(['dMass-dt'.B29]-['dMass-dt'.B28];0)" office:value-type="float" office:value="1" calcext:value-type="float">
            <text:p>1</text:p>
          </table:table-cell>
          <table:table-cell table:formula="of:=MAX(['dMass-dt'.C29]-['dMass-dt'.C28];0)" office:value-type="float" office:value="33" calcext:value-type="float">
            <text:p>33</text:p>
          </table:table-cell>
          <table:table-cell table:formula="of:=MAX(['dMass-dt'.D29]-['dMass-dt'.D28];0)" office:value-type="float" office:value="0" calcext:value-type="float">
            <text:p>0</text:p>
          </table:table-cell>
          <table:table-cell table:formula="of:=MAX(['dMass-dt'.E29]-['dMass-dt'.E28];0)" office:value-type="float" office:value="6" calcext:value-type="float">
            <text:p>6</text:p>
          </table:table-cell>
          <table:table-cell table:formula="of:=MAX(['dMass-dt'.F29]-['dMass-dt'.F28];0)" office:value-type="float" office:value="1" calcext:value-type="float">
            <text:p>1</text:p>
          </table:table-cell>
          <table:table-cell table:formula="of:=MAX(['dMass-dt'.G29]-['dMass-dt'.G28];0)" office:value-type="float" office:value="0" calcext:value-type="float">
            <text:p>0</text:p>
          </table:table-cell>
          <table:table-cell table:formula="of:=MAX(['dMass-dt'.H29]-['dMass-dt'.H28];0)" office:value-type="float" office:value="0" calcext:value-type="float">
            <text:p>0</text:p>
          </table:table-cell>
          <table:table-cell table:formula="of:=MAX(['dMass-dt'.I29]-['dMass-dt'.I28];0)" office:value-type="float" office:value="6" calcext:value-type="float">
            <text:p>6</text:p>
          </table:table-cell>
          <table:table-cell table:formula="of:=MAX(['dMass-dt'.J29]-['dMass-dt'.J28];0)" office:value-type="float" office:value="1" calcext:value-type="float">
            <text:p>1</text:p>
          </table:table-cell>
          <table:table-cell table:formula="of:=MAX(['dMass-dt'.K29]-['dMass-dt'.K28];0)" office:value-type="float" office:value="0" calcext:value-type="float">
            <text:p>0</text:p>
          </table:table-cell>
          <table:table-cell table:formula="of:=MAX(['dMass-dt'.L29]-['dMass-dt'.L28];0)" office:value-type="float" office:value="0" calcext:value-type="float">
            <text:p>0</text:p>
          </table:table-cell>
          <table:table-cell table:formula="of:=MAX(['dMass-dt'.M29]-['dMass-dt'.M28];0)" office:value-type="float" office:value="6" calcext:value-type="float">
            <text:p>6</text:p>
          </table:table-cell>
        </table:table-row>
        <table:table-row table:style-name="ro1">
          <table:table-cell table:formula="of:=[.A28]+1" office:value-type="float" office:value="2026" calcext:value-type="float">
            <text:p>2026</text:p>
          </table:table-cell>
          <table:table-cell table:formula="of:=MAX(['dMass-dt'.B30]-['dMass-dt'.B29];0)" office:value-type="float" office:value="283" calcext:value-type="float">
            <text:p>283</text:p>
          </table:table-cell>
          <table:table-cell table:formula="of:=MAX(['dMass-dt'.C30]-['dMass-dt'.C29];0)" office:value-type="float" office:value="32" calcext:value-type="float">
            <text:p>32</text:p>
          </table:table-cell>
          <table:table-cell table:formula="of:=MAX(['dMass-dt'.D30]-['dMass-dt'.D29];0)" office:value-type="float" office:value="0" calcext:value-type="float">
            <text:p>0</text:p>
          </table:table-cell>
          <table:table-cell table:formula="of:=MAX(['dMass-dt'.E30]-['dMass-dt'.E29];0)" office:value-type="float" office:value="9" calcext:value-type="float">
            <text:p>9</text:p>
          </table:table-cell>
          <table:table-cell table:formula="of:=MAX(['dMass-dt'.F30]-['dMass-dt'.F29];0)" office:value-type="float" office:value="283" calcext:value-type="float">
            <text:p>283</text:p>
          </table:table-cell>
          <table:table-cell table:formula="of:=MAX(['dMass-dt'.G30]-['dMass-dt'.G29];0)" office:value-type="float" office:value="0" calcext:value-type="float">
            <text:p>0</text:p>
          </table:table-cell>
          <table:table-cell table:formula="of:=MAX(['dMass-dt'.H30]-['dMass-dt'.H29];0)" office:value-type="float" office:value="0" calcext:value-type="float">
            <text:p>0</text:p>
          </table:table-cell>
          <table:table-cell table:formula="of:=MAX(['dMass-dt'.I30]-['dMass-dt'.I29];0)" office:value-type="float" office:value="9" calcext:value-type="float">
            <text:p>9</text:p>
          </table:table-cell>
          <table:table-cell table:formula="of:=MAX(['dMass-dt'.J30]-['dMass-dt'.J29];0)" office:value-type="float" office:value="283" calcext:value-type="float">
            <text:p>283</text:p>
          </table:table-cell>
          <table:table-cell table:formula="of:=MAX(['dMass-dt'.K30]-['dMass-dt'.K29];0)" office:value-type="float" office:value="0" calcext:value-type="float">
            <text:p>0</text:p>
          </table:table-cell>
          <table:table-cell table:formula="of:=MAX(['dMass-dt'.L30]-['dMass-dt'.L29];0)" office:value-type="float" office:value="0" calcext:value-type="float">
            <text:p>0</text:p>
          </table:table-cell>
          <table:table-cell table:formula="of:=MAX(['dMass-dt'.M30]-['dMass-dt'.M29];0)" office:value-type="float" office:value="9" calcext:value-type="float">
            <text:p>9</text:p>
          </table:table-cell>
        </table:table-row>
        <table:table-row table:style-name="ro1">
          <table:table-cell table:formula="of:=[.A29]+1" office:value-type="float" office:value="2027" calcext:value-type="float">
            <text:p>2027</text:p>
          </table:table-cell>
          <table:table-cell table:formula="of:=MAX(['dMass-dt'.B31]-['dMass-dt'.B30];0)" office:value-type="float" office:value="0" calcext:value-type="float">
            <text:p>0</text:p>
          </table:table-cell>
          <table:table-cell table:formula="of:=MAX(['dMass-dt'.C31]-['dMass-dt'.C30];0)" office:value-type="float" office:value="38" calcext:value-type="float">
            <text:p>38</text:p>
          </table:table-cell>
          <table:table-cell table:formula="of:=MAX(['dMass-dt'.D31]-['dMass-dt'.D30];0)" office:value-type="float" office:value="0" calcext:value-type="float">
            <text:p>0</text:p>
          </table:table-cell>
          <table:table-cell table:formula="of:=MAX(['dMass-dt'.E31]-['dMass-dt'.E30];0)" office:value-type="float" office:value="0" calcext:value-type="float">
            <text:p>0</text:p>
          </table:table-cell>
          <table:table-cell table:formula="of:=MAX(['dMass-dt'.F31]-['dMass-dt'.F30];0)" office:value-type="float" office:value="0" calcext:value-type="float">
            <text:p>0</text:p>
          </table:table-cell>
          <table:table-cell table:formula="of:=MAX(['dMass-dt'.G31]-['dMass-dt'.G30];0)" office:value-type="float" office:value="0" calcext:value-type="float">
            <text:p>0</text:p>
          </table:table-cell>
          <table:table-cell table:formula="of:=MAX(['dMass-dt'.H31]-['dMass-dt'.H30];0)" office:value-type="float" office:value="0" calcext:value-type="float">
            <text:p>0</text:p>
          </table:table-cell>
          <table:table-cell table:formula="of:=MAX(['dMass-dt'.I31]-['dMass-dt'.I30];0)" office:value-type="float" office:value="0" calcext:value-type="float">
            <text:p>0</text:p>
          </table:table-cell>
          <table:table-cell table:formula="of:=MAX(['dMass-dt'.J31]-['dMass-dt'.J30];0)" office:value-type="float" office:value="0" calcext:value-type="float">
            <text:p>0</text:p>
          </table:table-cell>
          <table:table-cell table:formula="of:=MAX(['dMass-dt'.K31]-['dMass-dt'.K30];0)" office:value-type="float" office:value="0" calcext:value-type="float">
            <text:p>0</text:p>
          </table:table-cell>
          <table:table-cell table:formula="of:=MAX(['dMass-dt'.L31]-['dMass-dt'.L30];0)" office:value-type="float" office:value="0" calcext:value-type="float">
            <text:p>0</text:p>
          </table:table-cell>
          <table:table-cell table:formula="of:=MAX(['dMass-dt'.M31]-['dMass-dt'.M30];0)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028" calcext:value-type="float">
            <text:p>2028</text:p>
          </table:table-cell>
          <table:table-cell table:formula="of:=MAX(['dMass-dt'.B32]-['dMass-dt'.B31];0)" office:value-type="float" office:value="0" calcext:value-type="float">
            <text:p>0</text:p>
          </table:table-cell>
          <table:table-cell table:formula="of:=MAX(['dMass-dt'.C32]-['dMass-dt'.C31];0)" office:value-type="float" office:value="15" calcext:value-type="float">
            <text:p>15</text:p>
          </table:table-cell>
          <table:table-cell table:formula="of:=MAX(['dMass-dt'.D32]-['dMass-dt'.D31];0)" office:value-type="float" office:value="0" calcext:value-type="float">
            <text:p>0</text:p>
          </table:table-cell>
          <table:table-cell table:formula="of:=MAX(['dMass-dt'.E32]-['dMass-dt'.E31];0)" office:value-type="float" office:value="20" calcext:value-type="float">
            <text:p>20</text:p>
          </table:table-cell>
          <table:table-cell table:formula="of:=MAX(['dMass-dt'.F32]-['dMass-dt'.F31];0)" office:value-type="float" office:value="0" calcext:value-type="float">
            <text:p>0</text:p>
          </table:table-cell>
          <table:table-cell table:formula="of:=MAX(['dMass-dt'.G32]-['dMass-dt'.G31];0)" office:value-type="float" office:value="0" calcext:value-type="float">
            <text:p>0</text:p>
          </table:table-cell>
          <table:table-cell table:formula="of:=MAX(['dMass-dt'.H32]-['dMass-dt'.H31];0)" office:value-type="float" office:value="0" calcext:value-type="float">
            <text:p>0</text:p>
          </table:table-cell>
          <table:table-cell table:formula="of:=MAX(['dMass-dt'.I32]-['dMass-dt'.I31];0)" office:value-type="float" office:value="20" calcext:value-type="float">
            <text:p>20</text:p>
          </table:table-cell>
          <table:table-cell table:formula="of:=MAX(['dMass-dt'.J32]-['dMass-dt'.J31];0)" office:value-type="float" office:value="0" calcext:value-type="float">
            <text:p>0</text:p>
          </table:table-cell>
          <table:table-cell table:formula="of:=MAX(['dMass-dt'.K32]-['dMass-dt'.K31];0)" office:value-type="float" office:value="0" calcext:value-type="float">
            <text:p>0</text:p>
          </table:table-cell>
          <table:table-cell table:formula="of:=MAX(['dMass-dt'.L32]-['dMass-dt'.L31];0)" office:value-type="float" office:value="0" calcext:value-type="float">
            <text:p>0</text:p>
          </table:table-cell>
          <table:table-cell table:formula="of:=MAX(['dMass-dt'.M32]-['dMass-dt'.M31];0)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2029" calcext:value-type="float">
            <text:p>2029</text:p>
          </table:table-cell>
          <table:table-cell table:formula="of:=MAX(['dMass-dt'.B33]-['dMass-dt'.B32];0)" office:value-type="float" office:value="498" calcext:value-type="float">
            <text:p>498</text:p>
          </table:table-cell>
          <table:table-cell table:formula="of:=MAX(['dMass-dt'.C33]-['dMass-dt'.C32];0)" office:value-type="float" office:value="0" calcext:value-type="float">
            <text:p>0</text:p>
          </table:table-cell>
          <table:table-cell table:formula="of:=MAX(['dMass-dt'.D33]-['dMass-dt'.D32];0)" office:value-type="float" office:value="0" calcext:value-type="float">
            <text:p>0</text:p>
          </table:table-cell>
          <table:table-cell table:formula="of:=MAX(['dMass-dt'.E33]-['dMass-dt'.E32];0)" office:value-type="float" office:value="101" calcext:value-type="float">
            <text:p>101</text:p>
          </table:table-cell>
          <table:table-cell table:formula="of:=MAX(['dMass-dt'.F33]-['dMass-dt'.F32];0)" office:value-type="float" office:value="498" calcext:value-type="float">
            <text:p>498</text:p>
          </table:table-cell>
          <table:table-cell table:formula="of:=MAX(['dMass-dt'.G33]-['dMass-dt'.G32];0)" office:value-type="float" office:value="0" calcext:value-type="float">
            <text:p>0</text:p>
          </table:table-cell>
          <table:table-cell table:formula="of:=MAX(['dMass-dt'.H33]-['dMass-dt'.H32];0)" office:value-type="float" office:value="0" calcext:value-type="float">
            <text:p>0</text:p>
          </table:table-cell>
          <table:table-cell table:formula="of:=MAX(['dMass-dt'.I33]-['dMass-dt'.I32];0)" office:value-type="float" office:value="101" calcext:value-type="float">
            <text:p>101</text:p>
          </table:table-cell>
          <table:table-cell table:formula="of:=MAX(['dMass-dt'.J33]-['dMass-dt'.J32];0)" office:value-type="float" office:value="498" calcext:value-type="float">
            <text:p>498</text:p>
          </table:table-cell>
          <table:table-cell table:formula="of:=MAX(['dMass-dt'.K33]-['dMass-dt'.K32];0)" office:value-type="float" office:value="0" calcext:value-type="float">
            <text:p>0</text:p>
          </table:table-cell>
          <table:table-cell table:formula="of:=MAX(['dMass-dt'.L33]-['dMass-dt'.L32];0)" office:value-type="float" office:value="0" calcext:value-type="float">
            <text:p>0</text:p>
          </table:table-cell>
          <table:table-cell table:formula="of:=MAX(['dMass-dt'.M33]-['dMass-dt'.M32];0)" office:value-type="float" office:value="1" calcext:value-type="float">
            <text:p>1</text:p>
          </table:table-cell>
        </table:table-row>
        <table:table-row table:style-name="ro1">
          <table:table-cell table:formula="of:=[.A32]+1" office:value-type="float" office:value="2030" calcext:value-type="float">
            <text:p>2030</text:p>
          </table:table-cell>
          <table:table-cell table:formula="of:=MAX(['dMass-dt'.B34]-['dMass-dt'.B33];0)" office:value-type="float" office:value="225" calcext:value-type="float">
            <text:p>225</text:p>
          </table:table-cell>
          <table:table-cell table:formula="of:=MAX(['dMass-dt'.C34]-['dMass-dt'.C33];0)" office:value-type="float" office:value="0" calcext:value-type="float">
            <text:p>0</text:p>
          </table:table-cell>
          <table:table-cell table:formula="of:=MAX(['dMass-dt'.D34]-['dMass-dt'.D33];0)" office:value-type="float" office:value="0" calcext:value-type="float">
            <text:p>0</text:p>
          </table:table-cell>
          <table:table-cell table:formula="of:=MAX(['dMass-dt'.E34]-['dMass-dt'.E33];0)" office:value-type="float" office:value="120" calcext:value-type="float">
            <text:p>120</text:p>
          </table:table-cell>
          <table:table-cell table:formula="of:=MAX(['dMass-dt'.F34]-['dMass-dt'.F33];0)" office:value-type="float" office:value="225" calcext:value-type="float">
            <text:p>225</text:p>
          </table:table-cell>
          <table:table-cell table:formula="of:=MAX(['dMass-dt'.G34]-['dMass-dt'.G33];0)" office:value-type="float" office:value="0" calcext:value-type="float">
            <text:p>0</text:p>
          </table:table-cell>
          <table:table-cell table:formula="of:=MAX(['dMass-dt'.H34]-['dMass-dt'.H33];0)" office:value-type="float" office:value="0" calcext:value-type="float">
            <text:p>0</text:p>
          </table:table-cell>
          <table:table-cell table:formula="of:=MAX(['dMass-dt'.I34]-['dMass-dt'.I33];0)" office:value-type="float" office:value="120" calcext:value-type="float">
            <text:p>120</text:p>
          </table:table-cell>
          <table:table-cell table:formula="of:=MAX(['dMass-dt'.J34]-['dMass-dt'.J33];0)" office:value-type="float" office:value="225" calcext:value-type="float">
            <text:p>225</text:p>
          </table:table-cell>
          <table:table-cell table:formula="of:=MAX(['dMass-dt'.K34]-['dMass-dt'.K33];0)" office:value-type="float" office:value="0" calcext:value-type="float">
            <text:p>0</text:p>
          </table:table-cell>
          <table:table-cell table:formula="of:=MAX(['dMass-dt'.L34]-['dMass-dt'.L33];0)" office:value-type="float" office:value="0" calcext:value-type="float">
            <text:p>0</text:p>
          </table:table-cell>
          <table:table-cell table:formula="of:=MAX(['dMass-dt'.M34]-['dMass-dt'.M33];0)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031" calcext:value-type="float">
            <text:p>2031</text:p>
          </table:table-cell>
          <table:table-cell table:formula="of:=MAX(['dMass-dt'.B35]-['dMass-dt'.B34];0)" office:value-type="float" office:value="0" calcext:value-type="float">
            <text:p>0</text:p>
          </table:table-cell>
          <table:table-cell table:formula="of:=MAX(['dMass-dt'.C35]-['dMass-dt'.C34];0)" office:value-type="float" office:value="0" calcext:value-type="float">
            <text:p>0</text:p>
          </table:table-cell>
          <table:table-cell table:formula="of:=MAX(['dMass-dt'.D35]-['dMass-dt'.D34];0)" office:value-type="float" office:value="0" calcext:value-type="float">
            <text:p>0</text:p>
          </table:table-cell>
          <table:table-cell table:formula="of:=MAX(['dMass-dt'.E35]-['dMass-dt'.E34];0)" office:value-type="float" office:value="254" calcext:value-type="float">
            <text:p>254</text:p>
          </table:table-cell>
          <table:table-cell table:formula="of:=MAX(['dMass-dt'.F35]-['dMass-dt'.F34];0)" office:value-type="float" office:value="0" calcext:value-type="float">
            <text:p>0</text:p>
          </table:table-cell>
          <table:table-cell table:formula="of:=MAX(['dMass-dt'.G35]-['dMass-dt'.G34];0)" office:value-type="float" office:value="0" calcext:value-type="float">
            <text:p>0</text:p>
          </table:table-cell>
          <table:table-cell table:formula="of:=MAX(['dMass-dt'.H35]-['dMass-dt'.H34];0)" office:value-type="float" office:value="0" calcext:value-type="float">
            <text:p>0</text:p>
          </table:table-cell>
          <table:table-cell table:formula="of:=MAX(['dMass-dt'.I35]-['dMass-dt'.I34];0)" office:value-type="float" office:value="254" calcext:value-type="float">
            <text:p>254</text:p>
          </table:table-cell>
          <table:table-cell table:formula="of:=MAX(['dMass-dt'.J35]-['dMass-dt'.J34];0)" office:value-type="float" office:value="0" calcext:value-type="float">
            <text:p>0</text:p>
          </table:table-cell>
          <table:table-cell table:formula="of:=MAX(['dMass-dt'.K35]-['dMass-dt'.K34];0)" office:value-type="float" office:value="0" calcext:value-type="float">
            <text:p>0</text:p>
          </table:table-cell>
          <table:table-cell table:formula="of:=MAX(['dMass-dt'.L35]-['dMass-dt'.L34];0)" office:value-type="float" office:value="0" calcext:value-type="float">
            <text:p>0</text:p>
          </table:table-cell>
          <table:table-cell table:formula="of:=MAX(['dMass-dt'.M35]-['dMass-dt'.M34];0)" office:value-type="float" office:value="14" calcext:value-type="float">
            <text:p>14</text:p>
          </table:table-cell>
        </table:table-row>
        <table:table-row table:style-name="ro1">
          <table:table-cell table:formula="of:=[.A34]+1" office:value-type="float" office:value="2032" calcext:value-type="float">
            <text:p>2032</text:p>
          </table:table-cell>
          <table:table-cell table:formula="of:=MAX(['dMass-dt'.B36]-['dMass-dt'.B35];0)" office:value-type="float" office:value="0" calcext:value-type="float">
            <text:p>0</text:p>
          </table:table-cell>
          <table:table-cell table:formula="of:=MAX(['dMass-dt'.C36]-['dMass-dt'.C35];0)" office:value-type="float" office:value="0" calcext:value-type="float">
            <text:p>0</text:p>
          </table:table-cell>
          <table:table-cell table:formula="of:=MAX(['dMass-dt'.D36]-['dMass-dt'.D35];0)" office:value-type="float" office:value="0" calcext:value-type="float">
            <text:p>0</text:p>
          </table:table-cell>
          <table:table-cell table:formula="of:=MAX(['dMass-dt'.E36]-['dMass-dt'.E35];0)" office:value-type="float" office:value="337" calcext:value-type="float">
            <text:p>337</text:p>
          </table:table-cell>
          <table:table-cell table:formula="of:=MAX(['dMass-dt'.F36]-['dMass-dt'.F35];0)" office:value-type="float" office:value="0" calcext:value-type="float">
            <text:p>0</text:p>
          </table:table-cell>
          <table:table-cell table:formula="of:=MAX(['dMass-dt'.G36]-['dMass-dt'.G35];0)" office:value-type="float" office:value="0" calcext:value-type="float">
            <text:p>0</text:p>
          </table:table-cell>
          <table:table-cell table:formula="of:=MAX(['dMass-dt'.H36]-['dMass-dt'.H35];0)" office:value-type="float" office:value="0" calcext:value-type="float">
            <text:p>0</text:p>
          </table:table-cell>
          <table:table-cell table:formula="of:=MAX(['dMass-dt'.I36]-['dMass-dt'.I35];0)" office:value-type="float" office:value="337" calcext:value-type="float">
            <text:p>337</text:p>
          </table:table-cell>
          <table:table-cell table:formula="of:=MAX(['dMass-dt'.J36]-['dMass-dt'.J35];0)" office:value-type="float" office:value="0" calcext:value-type="float">
            <text:p>0</text:p>
          </table:table-cell>
          <table:table-cell table:formula="of:=MAX(['dMass-dt'.K36]-['dMass-dt'.K35];0)" office:value-type="float" office:value="0" calcext:value-type="float">
            <text:p>0</text:p>
          </table:table-cell>
          <table:table-cell table:formula="of:=MAX(['dMass-dt'.L36]-['dMass-dt'.L35];0)" office:value-type="float" office:value="0" calcext:value-type="float">
            <text:p>0</text:p>
          </table:table-cell>
          <table:table-cell table:formula="of:=MAX(['dMass-dt'.M36]-['dMass-dt'.M35];0)" office:value-type="float" office:value="17" calcext:value-type="float">
            <text:p>17</text:p>
          </table:table-cell>
        </table:table-row>
        <table:table-row table:style-name="ro1">
          <table:table-cell table:formula="of:=[.A35]+1" office:value-type="float" office:value="2033" calcext:value-type="float">
            <text:p>2033</text:p>
          </table:table-cell>
          <table:table-cell table:formula="of:=MAX(['dMass-dt'.B37]-['dMass-dt'.B36];0)" office:value-type="float" office:value="1401" calcext:value-type="float">
            <text:p>1401</text:p>
          </table:table-cell>
          <table:table-cell table:formula="of:=MAX(['dMass-dt'.C37]-['dMass-dt'.C36];0)" office:value-type="float" office:value="0" calcext:value-type="float">
            <text:p>0</text:p>
          </table:table-cell>
          <table:table-cell table:formula="of:=MAX(['dMass-dt'.D37]-['dMass-dt'.D36];0)" office:value-type="float" office:value="0" calcext:value-type="float">
            <text:p>0</text:p>
          </table:table-cell>
          <table:table-cell table:formula="of:=MAX(['dMass-dt'.E37]-['dMass-dt'.E36];0)" office:value-type="float" office:value="496" calcext:value-type="float">
            <text:p>496</text:p>
          </table:table-cell>
          <table:table-cell table:formula="of:=MAX(['dMass-dt'.F37]-['dMass-dt'.F36];0)" office:value-type="float" office:value="1401" calcext:value-type="float">
            <text:p>1401</text:p>
          </table:table-cell>
          <table:table-cell table:formula="of:=MAX(['dMass-dt'.G37]-['dMass-dt'.G36];0)" office:value-type="float" office:value="0" calcext:value-type="float">
            <text:p>0</text:p>
          </table:table-cell>
          <table:table-cell table:formula="of:=MAX(['dMass-dt'.H37]-['dMass-dt'.H36];0)" office:value-type="float" office:value="0" calcext:value-type="float">
            <text:p>0</text:p>
          </table:table-cell>
          <table:table-cell table:formula="of:=MAX(['dMass-dt'.I37]-['dMass-dt'.I36];0)" office:value-type="float" office:value="496" calcext:value-type="float">
            <text:p>496</text:p>
          </table:table-cell>
          <table:table-cell table:formula="of:=MAX(['dMass-dt'.J37]-['dMass-dt'.J36];0)" office:value-type="float" office:value="1401" calcext:value-type="float">
            <text:p>1401</text:p>
          </table:table-cell>
          <table:table-cell table:formula="of:=MAX(['dMass-dt'.K37]-['dMass-dt'.K36];0)" office:value-type="float" office:value="0" calcext:value-type="float">
            <text:p>0</text:p>
          </table:table-cell>
          <table:table-cell table:formula="of:=MAX(['dMass-dt'.L37]-['dMass-dt'.L36];0)" office:value-type="float" office:value="0" calcext:value-type="float">
            <text:p>0</text:p>
          </table:table-cell>
          <table:table-cell table:formula="of:=MAX(['dMass-dt'.M37]-['dMass-dt'.M36];0)" office:value-type="float" office:value="16" calcext:value-type="float">
            <text:p>16</text:p>
          </table:table-cell>
        </table:table-row>
        <table:table-row table:style-name="ro1">
          <table:table-cell table:formula="of:=[.A36]+1" office:value-type="float" office:value="2034" calcext:value-type="float">
            <text:p>2034</text:p>
          </table:table-cell>
          <table:table-cell table:formula="of:=MAX(['dMass-dt'.B38]-['dMass-dt'.B37];0)" office:value-type="float" office:value="0" calcext:value-type="float">
            <text:p>0</text:p>
          </table:table-cell>
          <table:table-cell table:formula="of:=MAX(['dMass-dt'.C38]-['dMass-dt'.C37];0)" office:value-type="float" office:value="0" calcext:value-type="float">
            <text:p>0</text:p>
          </table:table-cell>
          <table:table-cell table:formula="of:=MAX(['dMass-dt'.D38]-['dMass-dt'.D37];0)" office:value-type="float" office:value="35" calcext:value-type="float">
            <text:p>35</text:p>
          </table:table-cell>
          <table:table-cell table:formula="of:=MAX(['dMass-dt'.E38]-['dMass-dt'.E37];0)" office:value-type="float" office:value="359" calcext:value-type="float">
            <text:p>359</text:p>
          </table:table-cell>
          <table:table-cell table:formula="of:=MAX(['dMass-dt'.F38]-['dMass-dt'.F37];0)" office:value-type="float" office:value="0" calcext:value-type="float">
            <text:p>0</text:p>
          </table:table-cell>
          <table:table-cell table:formula="of:=MAX(['dMass-dt'.G38]-['dMass-dt'.G37];0)" office:value-type="float" office:value="0" calcext:value-type="float">
            <text:p>0</text:p>
          </table:table-cell>
          <table:table-cell table:formula="of:=MAX(['dMass-dt'.H38]-['dMass-dt'.H37];0)" office:value-type="float" office:value="35" calcext:value-type="float">
            <text:p>35</text:p>
          </table:table-cell>
          <table:table-cell table:formula="of:=MAX(['dMass-dt'.I38]-['dMass-dt'.I37];0)" office:value-type="float" office:value="359" calcext:value-type="float">
            <text:p>359</text:p>
          </table:table-cell>
          <table:table-cell table:formula="of:=MAX(['dMass-dt'.J38]-['dMass-dt'.J37];0)" office:value-type="float" office:value="0" calcext:value-type="float">
            <text:p>0</text:p>
          </table:table-cell>
          <table:table-cell table:formula="of:=MAX(['dMass-dt'.K38]-['dMass-dt'.K37];0)" office:value-type="float" office:value="0" calcext:value-type="float">
            <text:p>0</text:p>
          </table:table-cell>
          <table:table-cell table:formula="of:=MAX(['dMass-dt'.L38]-['dMass-dt'.L37];0)" office:value-type="float" office:value="0" calcext:value-type="float">
            <text:p>0</text:p>
          </table:table-cell>
          <table:table-cell table:formula="of:=MAX(['dMass-dt'.M38]-['dMass-dt'.M37];0)" office:value-type="float" office:value="19" calcext:value-type="float">
            <text:p>19</text:p>
          </table:table-cell>
        </table:table-row>
        <table:table-row table:style-name="ro1">
          <table:table-cell table:formula="of:=[.A37]+1" office:value-type="float" office:value="2035" calcext:value-type="float">
            <text:p>2035</text:p>
          </table:table-cell>
          <table:table-cell table:formula="of:=MAX(['dMass-dt'.B39]-['dMass-dt'.B38];0)" office:value-type="float" office:value="264" calcext:value-type="float">
            <text:p>264</text:p>
          </table:table-cell>
          <table:table-cell table:formula="of:=MAX(['dMass-dt'.C39]-['dMass-dt'.C38];0)" office:value-type="float" office:value="0" calcext:value-type="float">
            <text:p>0</text:p>
          </table:table-cell>
          <table:table-cell table:formula="of:=MAX(['dMass-dt'.D39]-['dMass-dt'.D38];0)" office:value-type="float" office:value="67" calcext:value-type="float">
            <text:p>67</text:p>
          </table:table-cell>
          <table:table-cell table:formula="of:=MAX(['dMass-dt'.E39]-['dMass-dt'.E38];0)" office:value-type="float" office:value="21" calcext:value-type="float">
            <text:p>21</text:p>
          </table:table-cell>
          <table:table-cell table:formula="of:=MAX(['dMass-dt'.F39]-['dMass-dt'.F38];0)" office:value-type="float" office:value="264" calcext:value-type="float">
            <text:p>264</text:p>
          </table:table-cell>
          <table:table-cell table:formula="of:=MAX(['dMass-dt'.G39]-['dMass-dt'.G38];0)" office:value-type="float" office:value="0" calcext:value-type="float">
            <text:p>0</text:p>
          </table:table-cell>
          <table:table-cell table:formula="of:=MAX(['dMass-dt'.H39]-['dMass-dt'.H38];0)" office:value-type="float" office:value="67" calcext:value-type="float">
            <text:p>67</text:p>
          </table:table-cell>
          <table:table-cell table:formula="of:=MAX(['dMass-dt'.I39]-['dMass-dt'.I38];0)" office:value-type="float" office:value="21" calcext:value-type="float">
            <text:p>21</text:p>
          </table:table-cell>
          <table:table-cell table:formula="of:=MAX(['dMass-dt'.J39]-['dMass-dt'.J38];0)" office:value-type="float" office:value="264" calcext:value-type="float">
            <text:p>264</text:p>
          </table:table-cell>
          <table:table-cell table:formula="of:=MAX(['dMass-dt'.K39]-['dMass-dt'.K38];0)" office:value-type="float" office:value="0" calcext:value-type="float">
            <text:p>0</text:p>
          </table:table-cell>
          <table:table-cell table:formula="of:=MAX(['dMass-dt'.L39]-['dMass-dt'.L38];0)" office:value-type="float" office:value="0" calcext:value-type="float">
            <text:p>0</text:p>
          </table:table-cell>
          <table:table-cell table:formula="of:=MAX(['dMass-dt'.M39]-['dMass-dt'.M38];0)" office:value-type="float" office:value="22" calcext:value-type="float">
            <text:p>22</text:p>
          </table:table-cell>
        </table:table-row>
        <table:table-row table:style-name="ro1">
          <table:table-cell table:formula="of:=[.A38]+1" office:value-type="float" office:value="2036" calcext:value-type="float">
            <text:p>2036</text:p>
          </table:table-cell>
          <table:table-cell table:formula="of:=MAX(['dMass-dt'.B40]-['dMass-dt'.B39];0)" office:value-type="float" office:value="0" calcext:value-type="float">
            <text:p>0</text:p>
          </table:table-cell>
          <table:table-cell table:formula="of:=MAX(['dMass-dt'.C40]-['dMass-dt'.C39];0)" office:value-type="float" office:value="0" calcext:value-type="float">
            <text:p>0</text:p>
          </table:table-cell>
          <table:table-cell table:formula="of:=MAX(['dMass-dt'.D40]-['dMass-dt'.D39];0)" office:value-type="float" office:value="161" calcext:value-type="float">
            <text:p>161</text:p>
          </table:table-cell>
          <table:table-cell table:formula="of:=MAX(['dMass-dt'.E40]-['dMass-dt'.E39];0)" office:value-type="float" office:value="112" calcext:value-type="float">
            <text:p>112</text:p>
          </table:table-cell>
          <table:table-cell table:formula="of:=MAX(['dMass-dt'.F40]-['dMass-dt'.F39];0)" office:value-type="float" office:value="0" calcext:value-type="float">
            <text:p>0</text:p>
          </table:table-cell>
          <table:table-cell table:formula="of:=MAX(['dMass-dt'.G40]-['dMass-dt'.G39];0)" office:value-type="float" office:value="0" calcext:value-type="float">
            <text:p>0</text:p>
          </table:table-cell>
          <table:table-cell table:formula="of:=MAX(['dMass-dt'.H40]-['dMass-dt'.H39];0)" office:value-type="float" office:value="161" calcext:value-type="float">
            <text:p>161</text:p>
          </table:table-cell>
          <table:table-cell table:formula="of:=MAX(['dMass-dt'.I40]-['dMass-dt'.I39];0)" office:value-type="float" office:value="112" calcext:value-type="float">
            <text:p>112</text:p>
          </table:table-cell>
          <table:table-cell table:formula="of:=MAX(['dMass-dt'.J40]-['dMass-dt'.J39];0)" office:value-type="float" office:value="0" calcext:value-type="float">
            <text:p>0</text:p>
          </table:table-cell>
          <table:table-cell table:formula="of:=MAX(['dMass-dt'.K40]-['dMass-dt'.K39];0)" office:value-type="float" office:value="0" calcext:value-type="float">
            <text:p>0</text:p>
          </table:table-cell>
          <table:table-cell table:formula="of:=MAX(['dMass-dt'.L40]-['dMass-dt'.L39];0)" office:value-type="float" office:value="0" calcext:value-type="float">
            <text:p>0</text:p>
          </table:table-cell>
          <table:table-cell table:formula="of:=MAX(['dMass-dt'.M40]-['dMass-dt'.M39];0)" office:value-type="float" office:value="13" calcext:value-type="float">
            <text:p>13</text:p>
          </table:table-cell>
        </table:table-row>
        <table:table-row table:style-name="ro1">
          <table:table-cell table:formula="of:=[.A39]+1" office:value-type="float" office:value="2037" calcext:value-type="float">
            <text:p>2037</text:p>
          </table:table-cell>
          <table:table-cell table:formula="of:=MAX(['dMass-dt'.B41]-['dMass-dt'.B40];0)" office:value-type="float" office:value="414" calcext:value-type="float">
            <text:p>414</text:p>
          </table:table-cell>
          <table:table-cell table:formula="of:=MAX(['dMass-dt'.C41]-['dMass-dt'.C40];0)" office:value-type="float" office:value="339" calcext:value-type="float">
            <text:p>339</text:p>
          </table:table-cell>
          <table:table-cell table:formula="of:=MAX(['dMass-dt'.D41]-['dMass-dt'.D40];0)" office:value-type="float" office:value="337" calcext:value-type="float">
            <text:p>337</text:p>
          </table:table-cell>
          <table:table-cell table:formula="of:=MAX(['dMass-dt'.E41]-['dMass-dt'.E40];0)" office:value-type="float" office:value="0" calcext:value-type="float">
            <text:p>0</text:p>
          </table:table-cell>
          <table:table-cell table:formula="of:=MAX(['dMass-dt'.F41]-['dMass-dt'.F40];0)" office:value-type="float" office:value="414" calcext:value-type="float">
            <text:p>414</text:p>
          </table:table-cell>
          <table:table-cell table:formula="of:=MAX(['dMass-dt'.G41]-['dMass-dt'.G40];0)" office:value-type="float" office:value="0" calcext:value-type="float">
            <text:p>0</text:p>
          </table:table-cell>
          <table:table-cell table:formula="of:=MAX(['dMass-dt'.H41]-['dMass-dt'.H40];0)" office:value-type="float" office:value="337" calcext:value-type="float">
            <text:p>337</text:p>
          </table:table-cell>
          <table:table-cell table:formula="of:=MAX(['dMass-dt'.I41]-['dMass-dt'.I40];0)" office:value-type="float" office:value="0" calcext:value-type="float">
            <text:p>0</text:p>
          </table:table-cell>
          <table:table-cell table:formula="of:=MAX(['dMass-dt'.J41]-['dMass-dt'.J40];0)" office:value-type="float" office:value="410" calcext:value-type="float">
            <text:p>410</text:p>
          </table:table-cell>
          <table:table-cell table:formula="of:=MAX(['dMass-dt'.K41]-['dMass-dt'.K40];0)" office:value-type="float" office:value="0" calcext:value-type="float">
            <text:p>0</text:p>
          </table:table-cell>
          <table:table-cell table:formula="of:=MAX(['dMass-dt'.L41]-['dMass-dt'.L40];0)" office:value-type="float" office:value="0" calcext:value-type="float">
            <text:p>0</text:p>
          </table:table-cell>
          <table:table-cell table:formula="of:=MAX(['dMass-dt'.M41]-['dMass-dt'.M40];0)" office:value-type="float" office:value="43" calcext:value-type="float">
            <text:p>43</text:p>
          </table:table-cell>
        </table:table-row>
        <table:table-row table:style-name="ro1">
          <table:table-cell table:formula="of:=[.A40]+1" office:value-type="float" office:value="2038" calcext:value-type="float">
            <text:p>2038</text:p>
          </table:table-cell>
          <table:table-cell table:formula="of:=MAX(['dMass-dt'.B42]-['dMass-dt'.B41];0)" office:value-type="float" office:value="0" calcext:value-type="float">
            <text:p>0</text:p>
          </table:table-cell>
          <table:table-cell table:formula="of:=MAX(['dMass-dt'.C42]-['dMass-dt'.C41];0)" office:value-type="float" office:value="1459" calcext:value-type="float">
            <text:p>1459</text:p>
          </table:table-cell>
          <table:table-cell table:formula="of:=MAX(['dMass-dt'.D42]-['dMass-dt'.D41];0)" office:value-type="float" office:value="0" calcext:value-type="float">
            <text:p>0</text:p>
          </table:table-cell>
          <table:table-cell table:formula="of:=MAX(['dMass-dt'.E42]-['dMass-dt'.E41];0)" office:value-type="float" office:value="144" calcext:value-type="float">
            <text:p>144</text:p>
          </table:table-cell>
          <table:table-cell table:formula="of:=MAX(['dMass-dt'.F42]-['dMass-dt'.F41];0)" office:value-type="float" office:value="0" calcext:value-type="float">
            <text:p>0</text:p>
          </table:table-cell>
          <table:table-cell table:formula="of:=MAX(['dMass-dt'.G42]-['dMass-dt'.G41];0)" office:value-type="float" office:value="0" calcext:value-type="float">
            <text:p>0</text:p>
          </table:table-cell>
          <table:table-cell table:formula="of:=MAX(['dMass-dt'.H42]-['dMass-dt'.H41];0)" office:value-type="float" office:value="0" calcext:value-type="float">
            <text:p>0</text:p>
          </table:table-cell>
          <table:table-cell table:formula="of:=MAX(['dMass-dt'.I42]-['dMass-dt'.I41];0)" office:value-type="float" office:value="144" calcext:value-type="float">
            <text:p>144</text:p>
          </table:table-cell>
          <table:table-cell table:formula="of:=MAX(['dMass-dt'.J42]-['dMass-dt'.J41];0)" office:value-type="float" office:value="0" calcext:value-type="float">
            <text:p>0</text:p>
          </table:table-cell>
          <table:table-cell table:formula="of:=MAX(['dMass-dt'.K42]-['dMass-dt'.K41];0)" office:value-type="float" office:value="0" calcext:value-type="float">
            <text:p>0</text:p>
          </table:table-cell>
          <table:table-cell table:formula="of:=MAX(['dMass-dt'.L42]-['dMass-dt'.L41];0)" office:value-type="float" office:value="0" calcext:value-type="float">
            <text:p>0</text:p>
          </table:table-cell>
          <table:table-cell table:formula="of:=MAX(['dMass-dt'.M42]-['dMass-dt'.M41];0)" office:value-type="float" office:value="0" calcext:value-type="float">
            <text:p>0</text:p>
          </table:table-cell>
        </table:table-row>
        <table:table-row table:style-name="ro1">
          <table:table-cell table:formula="of:=[.A41]+1" office:value-type="float" office:value="2039" calcext:value-type="float">
            <text:p>2039</text:p>
          </table:table-cell>
          <table:table-cell table:formula="of:=MAX(['dMass-dt'.B43]-['dMass-dt'.B42];0)" office:value-type="float" office:value="0" calcext:value-type="float">
            <text:p>0</text:p>
          </table:table-cell>
          <table:table-cell table:formula="of:=MAX(['dMass-dt'.C43]-['dMass-dt'.C42];0)" office:value-type="float" office:value="1901" calcext:value-type="float">
            <text:p>1901</text:p>
          </table:table-cell>
          <table:table-cell table:formula="of:=MAX(['dMass-dt'.D43]-['dMass-dt'.D42];0)" office:value-type="float" office:value="0" calcext:value-type="float">
            <text:p>0</text:p>
          </table:table-cell>
          <table:table-cell table:formula="of:=MAX(['dMass-dt'.E43]-['dMass-dt'.E42];0)" office:value-type="float" office:value="533" calcext:value-type="float">
            <text:p>533</text:p>
          </table:table-cell>
          <table:table-cell table:formula="of:=MAX(['dMass-dt'.F43]-['dMass-dt'.F42];0)" office:value-type="float" office:value="0" calcext:value-type="float">
            <text:p>0</text:p>
          </table:table-cell>
          <table:table-cell table:formula="of:=MAX(['dMass-dt'.G43]-['dMass-dt'.G42];0)" office:value-type="float" office:value="485" calcext:value-type="float">
            <text:p>485</text:p>
          </table:table-cell>
          <table:table-cell table:formula="of:=MAX(['dMass-dt'.H43]-['dMass-dt'.H42];0)" office:value-type="float" office:value="0" calcext:value-type="float">
            <text:p>0</text:p>
          </table:table-cell>
          <table:table-cell table:formula="of:=MAX(['dMass-dt'.I43]-['dMass-dt'.I42];0)" office:value-type="float" office:value="533" calcext:value-type="float">
            <text:p>533</text:p>
          </table:table-cell>
          <table:table-cell table:formula="of:=MAX(['dMass-dt'.J43]-['dMass-dt'.J42];0)" office:value-type="float" office:value="0" calcext:value-type="float">
            <text:p>0</text:p>
          </table:table-cell>
          <table:table-cell table:formula="of:=MAX(['dMass-dt'.K43]-['dMass-dt'.K42];0)" office:value-type="float" office:value="2082" calcext:value-type="float">
            <text:p>2082</text:p>
          </table:table-cell>
          <table:table-cell table:formula="of:=MAX(['dMass-dt'.L43]-['dMass-dt'.L42];0)" office:value-type="float" office:value="0" calcext:value-type="float">
            <text:p>0</text:p>
          </table:table-cell>
          <table:table-cell table:formula="of:=MAX(['dMass-dt'.M43]-['dMass-dt'.M42];0)" office:value-type="float" office:value="788" calcext:value-type="float">
            <text:p>788</text:p>
          </table:table-cell>
        </table:table-row>
        <table:table-row table:style-name="ro1">
          <table:table-cell table:formula="of:=[.A42]+1" office:value-type="float" office:value="2040" calcext:value-type="float">
            <text:p>2040</text:p>
          </table:table-cell>
          <table:table-cell table:formula="of:=MAX(['dMass-dt'.B44]-['dMass-dt'.B43];0)" office:value-type="float" office:value="0" calcext:value-type="float">
            <text:p>0</text:p>
          </table:table-cell>
          <table:table-cell table:formula="of:=MAX(['dMass-dt'.C44]-['dMass-dt'.C43];0)" office:value-type="float" office:value="324" calcext:value-type="float">
            <text:p>324</text:p>
          </table:table-cell>
          <table:table-cell table:formula="of:=MAX(['dMass-dt'.D44]-['dMass-dt'.D43];0)" office:value-type="float" office:value="0" calcext:value-type="float">
            <text:p>0</text:p>
          </table:table-cell>
          <table:table-cell table:formula="of:=MAX(['dMass-dt'.E44]-['dMass-dt'.E43];0)" office:value-type="float" office:value="48" calcext:value-type="float">
            <text:p>48</text:p>
          </table:table-cell>
          <table:table-cell table:formula="of:=MAX(['dMass-dt'.F44]-['dMass-dt'.F43];0)" office:value-type="float" office:value="0" calcext:value-type="float">
            <text:p>0</text:p>
          </table:table-cell>
          <table:table-cell table:formula="of:=MAX(['dMass-dt'.G44]-['dMass-dt'.G43];0)" office:value-type="float" office:value="324" calcext:value-type="float">
            <text:p>324</text:p>
          </table:table-cell>
          <table:table-cell table:formula="of:=MAX(['dMass-dt'.H44]-['dMass-dt'.H43];0)" office:value-type="float" office:value="0" calcext:value-type="float">
            <text:p>0</text:p>
          </table:table-cell>
          <table:table-cell table:formula="of:=MAX(['dMass-dt'.I44]-['dMass-dt'.I43];0)" office:value-type="float" office:value="48" calcext:value-type="float">
            <text:p>48</text:p>
          </table:table-cell>
          <table:table-cell table:formula="of:=MAX(['dMass-dt'.J44]-['dMass-dt'.J43];0)" office:value-type="float" office:value="0" calcext:value-type="float">
            <text:p>0</text:p>
          </table:table-cell>
          <table:table-cell table:formula="of:=MAX(['dMass-dt'.K44]-['dMass-dt'.K43];0)" office:value-type="float" office:value="324" calcext:value-type="float">
            <text:p>324</text:p>
          </table:table-cell>
          <table:table-cell table:formula="of:=MAX(['dMass-dt'.L44]-['dMass-dt'.L43];0)" office:value-type="float" office:value="0" calcext:value-type="float">
            <text:p>0</text:p>
          </table:table-cell>
          <table:table-cell table:formula="of:=MAX(['dMass-dt'.M44]-['dMass-dt'.M43];0)" office:value-type="float" office:value="34" calcext:value-type="float">
            <text:p>34</text:p>
          </table:table-cell>
        </table:table-row>
        <table:table-row table:style-name="ro1">
          <table:table-cell table:formula="of:=[.A43]+1" office:value-type="float" office:value="2041" calcext:value-type="float">
            <text:p>2041</text:p>
          </table:table-cell>
          <table:table-cell table:formula="of:=MAX(['dMass-dt'.B45]-['dMass-dt'.B44];0)" office:value-type="float" office:value="450" calcext:value-type="float">
            <text:p>450</text:p>
          </table:table-cell>
          <table:table-cell table:formula="of:=MAX(['dMass-dt'.C45]-['dMass-dt'.C44];0)" office:value-type="float" office:value="27" calcext:value-type="float">
            <text:p>27</text:p>
          </table:table-cell>
          <table:table-cell table:formula="of:=MAX(['dMass-dt'.D45]-['dMass-dt'.D44];0)" office:value-type="float" office:value="0" calcext:value-type="float">
            <text:p>0</text:p>
          </table:table-cell>
          <table:table-cell table:formula="of:=MAX(['dMass-dt'.E45]-['dMass-dt'.E44];0)" office:value-type="float" office:value="62" calcext:value-type="float">
            <text:p>62</text:p>
          </table:table-cell>
          <table:table-cell table:formula="of:=MAX(['dMass-dt'.F45]-['dMass-dt'.F44];0)" office:value-type="float" office:value="183" calcext:value-type="float">
            <text:p>183</text:p>
          </table:table-cell>
          <table:table-cell table:formula="of:=MAX(['dMass-dt'.G45]-['dMass-dt'.G44];0)" office:value-type="float" office:value="27" calcext:value-type="float">
            <text:p>27</text:p>
          </table:table-cell>
          <table:table-cell table:formula="of:=MAX(['dMass-dt'.H45]-['dMass-dt'.H44];0)" office:value-type="float" office:value="0" calcext:value-type="float">
            <text:p>0</text:p>
          </table:table-cell>
          <table:table-cell table:formula="of:=MAX(['dMass-dt'.I45]-['dMass-dt'.I44];0)" office:value-type="float" office:value="62" calcext:value-type="float">
            <text:p>62</text:p>
          </table:table-cell>
          <table:table-cell table:formula="of:=MAX(['dMass-dt'.J45]-['dMass-dt'.J44];0)" office:value-type="float" office:value="223" calcext:value-type="float">
            <text:p>223</text:p>
          </table:table-cell>
          <table:table-cell table:formula="of:=MAX(['dMass-dt'.K45]-['dMass-dt'.K44];0)" office:value-type="float" office:value="28" calcext:value-type="float">
            <text:p>28</text:p>
          </table:table-cell>
          <table:table-cell table:formula="of:=MAX(['dMass-dt'.L45]-['dMass-dt'.L44];0)" office:value-type="float" office:value="0" calcext:value-type="float">
            <text:p>0</text:p>
          </table:table-cell>
          <table:table-cell table:formula="of:=MAX(['dMass-dt'.M45]-['dMass-dt'.M44];0)" office:value-type="float" office:value="21" calcext:value-type="float">
            <text:p>21</text:p>
          </table:table-cell>
        </table:table-row>
        <table:table-row table:style-name="ro1">
          <table:table-cell table:formula="of:=[.A44]+1" office:value-type="float" office:value="2042" calcext:value-type="float">
            <text:p>2042</text:p>
          </table:table-cell>
          <table:table-cell table:formula="of:=MAX(['dMass-dt'.B46]-['dMass-dt'.B45];0)" office:value-type="float" office:value="498" calcext:value-type="float">
            <text:p>498</text:p>
          </table:table-cell>
          <table:table-cell table:formula="of:=MAX(['dMass-dt'.C46]-['dMass-dt'.C45];0)" office:value-type="float" office:value="0" calcext:value-type="float">
            <text:p>0</text:p>
          </table:table-cell>
          <table:table-cell table:formula="of:=MAX(['dMass-dt'.D46]-['dMass-dt'.D45];0)" office:value-type="float" office:value="0" calcext:value-type="float">
            <text:p>0</text:p>
          </table:table-cell>
          <table:table-cell table:formula="of:=MAX(['dMass-dt'.E46]-['dMass-dt'.E45];0)" office:value-type="float" office:value="29" calcext:value-type="float">
            <text:p>29</text:p>
          </table:table-cell>
          <table:table-cell table:formula="of:=MAX(['dMass-dt'.F46]-['dMass-dt'.F45];0)" office:value-type="float" office:value="498" calcext:value-type="float">
            <text:p>498</text:p>
          </table:table-cell>
          <table:table-cell table:formula="of:=MAX(['dMass-dt'.G46]-['dMass-dt'.G45];0)" office:value-type="float" office:value="0" calcext:value-type="float">
            <text:p>0</text:p>
          </table:table-cell>
          <table:table-cell table:formula="of:=MAX(['dMass-dt'.H46]-['dMass-dt'.H45];0)" office:value-type="float" office:value="0" calcext:value-type="float">
            <text:p>0</text:p>
          </table:table-cell>
          <table:table-cell table:formula="of:=MAX(['dMass-dt'.I46]-['dMass-dt'.I45];0)" office:value-type="float" office:value="29" calcext:value-type="float">
            <text:p>29</text:p>
          </table:table-cell>
          <table:table-cell table:formula="of:=MAX(['dMass-dt'.J46]-['dMass-dt'.J45];0)" office:value-type="float" office:value="528" calcext:value-type="float">
            <text:p>528</text:p>
          </table:table-cell>
          <table:table-cell table:formula="of:=MAX(['dMass-dt'.K46]-['dMass-dt'.K45];0)" office:value-type="float" office:value="0" calcext:value-type="float">
            <text:p>0</text:p>
          </table:table-cell>
          <table:table-cell table:formula="of:=MAX(['dMass-dt'.L46]-['dMass-dt'.L45];0)" office:value-type="float" office:value="0" calcext:value-type="float">
            <text:p>0</text:p>
          </table:table-cell>
          <table:table-cell table:formula="of:=MAX(['dMass-dt'.M46]-['dMass-dt'.M45];0)" office:value-type="float" office:value="4" calcext:value-type="float">
            <text:p>4</text:p>
          </table:table-cell>
        </table:table-row>
        <table:table-row table:style-name="ro1">
          <table:table-cell table:formula="of:=[.A45]+1" office:value-type="float" office:value="2043" calcext:value-type="float">
            <text:p>2043</text:p>
          </table:table-cell>
          <table:table-cell table:formula="of:=MAX(['dMass-dt'.B47]-['dMass-dt'.B46];0)" office:value-type="float" office:value="0" calcext:value-type="float">
            <text:p>0</text:p>
          </table:table-cell>
          <table:table-cell table:formula="of:=MAX(['dMass-dt'.C47]-['dMass-dt'.C46];0)" office:value-type="float" office:value="828" calcext:value-type="float">
            <text:p>828</text:p>
          </table:table-cell>
          <table:table-cell table:formula="of:=MAX(['dMass-dt'.D47]-['dMass-dt'.D46];0)" office:value-type="float" office:value="0" calcext:value-type="float">
            <text:p>0</text:p>
          </table:table-cell>
          <table:table-cell table:formula="of:=MAX(['dMass-dt'.E47]-['dMass-dt'.E46];0)" office:value-type="float" office:value="31" calcext:value-type="float">
            <text:p>31</text:p>
          </table:table-cell>
          <table:table-cell table:formula="of:=MAX(['dMass-dt'.F47]-['dMass-dt'.F46];0)" office:value-type="float" office:value="0" calcext:value-type="float">
            <text:p>0</text:p>
          </table:table-cell>
          <table:table-cell table:formula="of:=MAX(['dMass-dt'.G47]-['dMass-dt'.G46];0)" office:value-type="float" office:value="828" calcext:value-type="float">
            <text:p>828</text:p>
          </table:table-cell>
          <table:table-cell table:formula="of:=MAX(['dMass-dt'.H47]-['dMass-dt'.H46];0)" office:value-type="float" office:value="0" calcext:value-type="float">
            <text:p>0</text:p>
          </table:table-cell>
          <table:table-cell table:formula="of:=MAX(['dMass-dt'.I47]-['dMass-dt'.I46];0)" office:value-type="float" office:value="31" calcext:value-type="float">
            <text:p>31</text:p>
          </table:table-cell>
          <table:table-cell table:formula="of:=MAX(['dMass-dt'.J47]-['dMass-dt'.J46];0)" office:value-type="float" office:value="0" calcext:value-type="float">
            <text:p>0</text:p>
          </table:table-cell>
          <table:table-cell table:formula="of:=MAX(['dMass-dt'.K47]-['dMass-dt'.K46];0)" office:value-type="float" office:value="833" calcext:value-type="float">
            <text:p>833</text:p>
          </table:table-cell>
          <table:table-cell table:formula="of:=MAX(['dMass-dt'.L47]-['dMass-dt'.L46];0)" office:value-type="float" office:value="0" calcext:value-type="float">
            <text:p>0</text:p>
          </table:table-cell>
          <table:table-cell table:formula="of:=MAX(['dMass-dt'.M47]-['dMass-dt'.M46];0)"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2044" calcext:value-type="float">
            <text:p>2044</text:p>
          </table:table-cell>
          <table:table-cell table:formula="of:=MAX(['dMass-dt'.B48]-['dMass-dt'.B47];0)" office:value-type="float" office:value="0" calcext:value-type="float">
            <text:p>0</text:p>
          </table:table-cell>
          <table:table-cell table:formula="of:=MAX(['dMass-dt'.C48]-['dMass-dt'.C47];0)" office:value-type="float" office:value="0" calcext:value-type="float">
            <text:p>0</text:p>
          </table:table-cell>
          <table:table-cell table:formula="of:=MAX(['dMass-dt'.D48]-['dMass-dt'.D47];0)" office:value-type="float" office:value="0" calcext:value-type="float">
            <text:p>0</text:p>
          </table:table-cell>
          <table:table-cell table:formula="of:=MAX(['dMass-dt'.E48]-['dMass-dt'.E47];0)" office:value-type="float" office:value="28" calcext:value-type="float">
            <text:p>28</text:p>
          </table:table-cell>
          <table:table-cell table:formula="of:=MAX(['dMass-dt'.F48]-['dMass-dt'.F47];0)" office:value-type="float" office:value="0" calcext:value-type="float">
            <text:p>0</text:p>
          </table:table-cell>
          <table:table-cell table:formula="of:=MAX(['dMass-dt'.G48]-['dMass-dt'.G47];0)" office:value-type="float" office:value="0" calcext:value-type="float">
            <text:p>0</text:p>
          </table:table-cell>
          <table:table-cell table:formula="of:=MAX(['dMass-dt'.H48]-['dMass-dt'.H47];0)" office:value-type="float" office:value="0" calcext:value-type="float">
            <text:p>0</text:p>
          </table:table-cell>
          <table:table-cell table:formula="of:=MAX(['dMass-dt'.I48]-['dMass-dt'.I47];0)" office:value-type="float" office:value="28" calcext:value-type="float">
            <text:p>28</text:p>
          </table:table-cell>
          <table:table-cell table:formula="of:=MAX(['dMass-dt'.J48]-['dMass-dt'.J47];0)" office:value-type="float" office:value="0" calcext:value-type="float">
            <text:p>0</text:p>
          </table:table-cell>
          <table:table-cell table:formula="of:=MAX(['dMass-dt'.K48]-['dMass-dt'.K47];0)" office:value-type="float" office:value="0" calcext:value-type="float">
            <text:p>0</text:p>
          </table:table-cell>
          <table:table-cell table:formula="of:=MAX(['dMass-dt'.L48]-['dMass-dt'.L47];0)" office:value-type="float" office:value="0" calcext:value-type="float">
            <text:p>0</text:p>
          </table:table-cell>
          <table:table-cell table:formula="of:=MAX(['dMass-dt'.M48]-['dMass-dt'.M47];0)" office:value-type="float" office:value="0" calcext:value-type="float">
            <text:p>0</text:p>
          </table:table-cell>
        </table:table-row>
        <table:table-row table:style-name="ro1">
          <table:table-cell table:formula="of:=[.A47]+1" office:value-type="float" office:value="2045" calcext:value-type="float">
            <text:p>2045</text:p>
          </table:table-cell>
          <table:table-cell table:formula="of:=MAX(['dMass-dt'.B49]-['dMass-dt'.B48];0)" office:value-type="float" office:value="47" calcext:value-type="float">
            <text:p>47</text:p>
          </table:table-cell>
          <table:table-cell table:formula="of:=MAX(['dMass-dt'.C49]-['dMass-dt'.C48];0)" office:value-type="float" office:value="48" calcext:value-type="float">
            <text:p>48</text:p>
          </table:table-cell>
          <table:table-cell table:formula="of:=MAX(['dMass-dt'.D49]-['dMass-dt'.D48];0)" office:value-type="float" office:value="0" calcext:value-type="float">
            <text:p>0</text:p>
          </table:table-cell>
          <table:table-cell table:formula="of:=MAX(['dMass-dt'.E49]-['dMass-dt'.E48];0)" office:value-type="float" office:value="28" calcext:value-type="float">
            <text:p>28</text:p>
          </table:table-cell>
          <table:table-cell table:formula="of:=MAX(['dMass-dt'.F49]-['dMass-dt'.F48];0)" office:value-type="float" office:value="0" calcext:value-type="float">
            <text:p>0</text:p>
          </table:table-cell>
          <table:table-cell table:formula="of:=MAX(['dMass-dt'.G49]-['dMass-dt'.G48];0)" office:value-type="float" office:value="48" calcext:value-type="float">
            <text:p>48</text:p>
          </table:table-cell>
          <table:table-cell table:formula="of:=MAX(['dMass-dt'.H49]-['dMass-dt'.H48];0)" office:value-type="float" office:value="0" calcext:value-type="float">
            <text:p>0</text:p>
          </table:table-cell>
          <table:table-cell table:formula="of:=MAX(['dMass-dt'.I49]-['dMass-dt'.I48];0)" office:value-type="float" office:value="28" calcext:value-type="float">
            <text:p>28</text:p>
          </table:table-cell>
          <table:table-cell table:formula="of:=MAX(['dMass-dt'.J49]-['dMass-dt'.J48];0)" office:value-type="float" office:value="0" calcext:value-type="float">
            <text:p>0</text:p>
          </table:table-cell>
          <table:table-cell table:formula="of:=MAX(['dMass-dt'.K49]-['dMass-dt'.K48];0)" office:value-type="float" office:value="45" calcext:value-type="float">
            <text:p>45</text:p>
          </table:table-cell>
          <table:table-cell table:formula="of:=MAX(['dMass-dt'.L49]-['dMass-dt'.L48];0)" office:value-type="float" office:value="0" calcext:value-type="float">
            <text:p>0</text:p>
          </table:table-cell>
          <table:table-cell table:formula="of:=MAX(['dMass-dt'.M49]-['dMass-dt'.M48];0)" office:value-type="float" office:value="4" calcext:value-type="float">
            <text:p>4</text:p>
          </table:table-cell>
        </table:table-row>
        <table:table-row table:style-name="ro1">
          <table:table-cell table:formula="of:=[.A48]+1" office:value-type="float" office:value="2046" calcext:value-type="float">
            <text:p>2046</text:p>
          </table:table-cell>
          <table:table-cell table:formula="of:=MAX(['dMass-dt'.B50]-['dMass-dt'.B49];0)" office:value-type="float" office:value="545" calcext:value-type="float">
            <text:p>545</text:p>
          </table:table-cell>
          <table:table-cell table:formula="of:=MAX(['dMass-dt'.C50]-['dMass-dt'.C49];0)" office:value-type="float" office:value="0" calcext:value-type="float">
            <text:p>0</text:p>
          </table:table-cell>
          <table:table-cell table:formula="of:=MAX(['dMass-dt'.D50]-['dMass-dt'.D49];0)" office:value-type="float" office:value="0" calcext:value-type="float">
            <text:p>0</text:p>
          </table:table-cell>
          <table:table-cell table:formula="of:=MAX(['dMass-dt'.E50]-['dMass-dt'.E49];0)" office:value-type="float" office:value="25" calcext:value-type="float">
            <text:p>25</text:p>
          </table:table-cell>
          <table:table-cell table:formula="of:=MAX(['dMass-dt'.F50]-['dMass-dt'.F49];0)" office:value-type="float" office:value="327" calcext:value-type="float">
            <text:p>327</text:p>
          </table:table-cell>
          <table:table-cell table:formula="of:=MAX(['dMass-dt'.G50]-['dMass-dt'.G49];0)" office:value-type="float" office:value="0" calcext:value-type="float">
            <text:p>0</text:p>
          </table:table-cell>
          <table:table-cell table:formula="of:=MAX(['dMass-dt'.H50]-['dMass-dt'.H49];0)" office:value-type="float" office:value="0" calcext:value-type="float">
            <text:p>0</text:p>
          </table:table-cell>
          <table:table-cell table:formula="of:=MAX(['dMass-dt'.I50]-['dMass-dt'.I49];0)" office:value-type="float" office:value="25" calcext:value-type="float">
            <text:p>25</text:p>
          </table:table-cell>
          <table:table-cell table:formula="of:=MAX(['dMass-dt'.J50]-['dMass-dt'.J49];0)" office:value-type="float" office:value="502" calcext:value-type="float">
            <text:p>502</text:p>
          </table:table-cell>
          <table:table-cell table:formula="of:=MAX(['dMass-dt'.K50]-['dMass-dt'.K49];0)" office:value-type="float" office:value="0" calcext:value-type="float">
            <text:p>0</text:p>
          </table:table-cell>
          <table:table-cell table:formula="of:=MAX(['dMass-dt'.L50]-['dMass-dt'.L49];0)" office:value-type="float" office:value="0" calcext:value-type="float">
            <text:p>0</text:p>
          </table:table-cell>
          <table:table-cell table:formula="of:=MAX(['dMass-dt'.M50]-['dMass-dt'.M49];0)" office:value-type="float" office:value="4" calcext:value-type="float">
            <text:p>4</text:p>
          </table:table-cell>
        </table:table-row>
        <table:table-row table:style-name="ro1">
          <table:table-cell table:formula="of:=[.A49]+1" office:value-type="float" office:value="2047" calcext:value-type="float">
            <text:p>2047</text:p>
          </table:table-cell>
          <table:table-cell table:formula="of:=MAX(['dMass-dt'.B51]-['dMass-dt'.B50];0)" office:value-type="float" office:value="0" calcext:value-type="float">
            <text:p>0</text:p>
          </table:table-cell>
          <table:table-cell table:formula="of:=MAX(['dMass-dt'.C51]-['dMass-dt'.C50];0)" office:value-type="float" office:value="179" calcext:value-type="float">
            <text:p>179</text:p>
          </table:table-cell>
          <table:table-cell table:formula="of:=MAX(['dMass-dt'.D51]-['dMass-dt'.D50];0)" office:value-type="float" office:value="0" calcext:value-type="float">
            <text:p>0</text:p>
          </table:table-cell>
          <table:table-cell table:formula="of:=MAX(['dMass-dt'.E51]-['dMass-dt'.E50];0)" office:value-type="float" office:value="32" calcext:value-type="float">
            <text:p>32</text:p>
          </table:table-cell>
          <table:table-cell table:formula="of:=MAX(['dMass-dt'.F51]-['dMass-dt'.F50];0)" office:value-type="float" office:value="0" calcext:value-type="float">
            <text:p>0</text:p>
          </table:table-cell>
          <table:table-cell table:formula="of:=MAX(['dMass-dt'.G51]-['dMass-dt'.G50];0)" office:value-type="float" office:value="179" calcext:value-type="float">
            <text:p>179</text:p>
          </table:table-cell>
          <table:table-cell table:formula="of:=MAX(['dMass-dt'.H51]-['dMass-dt'.H50];0)" office:value-type="float" office:value="0" calcext:value-type="float">
            <text:p>0</text:p>
          </table:table-cell>
          <table:table-cell table:formula="of:=MAX(['dMass-dt'.I51]-['dMass-dt'.I50];0)" office:value-type="float" office:value="32" calcext:value-type="float">
            <text:p>32</text:p>
          </table:table-cell>
          <table:table-cell table:formula="of:=MAX(['dMass-dt'.J51]-['dMass-dt'.J50];0)" office:value-type="float" office:value="0" calcext:value-type="float">
            <text:p>0</text:p>
          </table:table-cell>
          <table:table-cell table:formula="of:=MAX(['dMass-dt'.K51]-['dMass-dt'.K50];0)" office:value-type="float" office:value="178" calcext:value-type="float">
            <text:p>178</text:p>
          </table:table-cell>
          <table:table-cell table:formula="of:=MAX(['dMass-dt'.L51]-['dMass-dt'.L50];0)" office:value-type="float" office:value="0" calcext:value-type="float">
            <text:p>0</text:p>
          </table:table-cell>
          <table:table-cell table:formula="of:=MAX(['dMass-dt'.M51]-['dMass-dt'.M50];0)" office:value-type="float" office:value="1" calcext:value-type="float">
            <text:p>1</text:p>
          </table:table-cell>
        </table:table-row>
        <table:table-row table:style-name="ro1">
          <table:table-cell table:formula="of:=[.A50]+1" office:value-type="float" office:value="2048" calcext:value-type="float">
            <text:p>2048</text:p>
          </table:table-cell>
          <table:table-cell table:formula="of:=MAX(['dMass-dt'.B52]-['dMass-dt'.B51];0)" office:value-type="float" office:value="17" calcext:value-type="float">
            <text:p>17</text:p>
          </table:table-cell>
          <table:table-cell table:formula="of:=MAX(['dMass-dt'.C52]-['dMass-dt'.C51];0)" office:value-type="float" office:value="0" calcext:value-type="float">
            <text:p>0</text:p>
          </table:table-cell>
          <table:table-cell table:formula="of:=MAX(['dMass-dt'.D52]-['dMass-dt'.D51];0)" office:value-type="float" office:value="0" calcext:value-type="float">
            <text:p>0</text:p>
          </table:table-cell>
          <table:table-cell table:formula="of:=MAX(['dMass-dt'.E52]-['dMass-dt'.E51];0)" office:value-type="float" office:value="72" calcext:value-type="float">
            <text:p>72</text:p>
          </table:table-cell>
          <table:table-cell table:formula="of:=MAX(['dMass-dt'.F52]-['dMass-dt'.F51];0)" office:value-type="float" office:value="0" calcext:value-type="float">
            <text:p>0</text:p>
          </table:table-cell>
          <table:table-cell table:formula="of:=MAX(['dMass-dt'.G52]-['dMass-dt'.G51];0)" office:value-type="float" office:value="0" calcext:value-type="float">
            <text:p>0</text:p>
          </table:table-cell>
          <table:table-cell table:formula="of:=MAX(['dMass-dt'.H52]-['dMass-dt'.H51];0)" office:value-type="float" office:value="0" calcext:value-type="float">
            <text:p>0</text:p>
          </table:table-cell>
          <table:table-cell table:formula="of:=MAX(['dMass-dt'.I52]-['dMass-dt'.I51];0)" office:value-type="float" office:value="32" calcext:value-type="float">
            <text:p>32</text:p>
          </table:table-cell>
          <table:table-cell table:formula="of:=MAX(['dMass-dt'.J52]-['dMass-dt'.J51];0)" office:value-type="float" office:value="50" calcext:value-type="float">
            <text:p>50</text:p>
          </table:table-cell>
          <table:table-cell table:formula="of:=MAX(['dMass-dt'.K52]-['dMass-dt'.K51];0)" office:value-type="float" office:value="0" calcext:value-type="float">
            <text:p>0</text:p>
          </table:table-cell>
          <table:table-cell table:formula="of:=MAX(['dMass-dt'.L52]-['dMass-dt'.L51];0)" office:value-type="float" office:value="0" calcext:value-type="float">
            <text:p>0</text:p>
          </table:table-cell>
          <table:table-cell table:formula="of:=MAX(['dMass-dt'.M52]-['dMass-dt'.M51];0)"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2049" calcext:value-type="float">
            <text:p>2049</text:p>
          </table:table-cell>
          <table:table-cell table:formula="of:=MAX(['dMass-dt'.B53]-['dMass-dt'.B52];0)" office:value-type="float" office:value="65" calcext:value-type="float">
            <text:p>65</text:p>
          </table:table-cell>
          <table:table-cell table:formula="of:=MAX(['dMass-dt'.C53]-['dMass-dt'.C52];0)" office:value-type="float" office:value="0" calcext:value-type="float">
            <text:p>0</text:p>
          </table:table-cell>
          <table:table-cell table:formula="of:=MAX(['dMass-dt'.D53]-['dMass-dt'.D52];0)" office:value-type="float" office:value="0" calcext:value-type="float">
            <text:p>0</text:p>
          </table:table-cell>
          <table:table-cell table:formula="of:=MAX(['dMass-dt'.E53]-['dMass-dt'.E52];0)" office:value-type="float" office:value="319" calcext:value-type="float">
            <text:p>319</text:p>
          </table:table-cell>
          <table:table-cell table:formula="of:=MAX(['dMass-dt'.F53]-['dMass-dt'.F52];0)" office:value-type="float" office:value="36" calcext:value-type="float">
            <text:p>36</text:p>
          </table:table-cell>
          <table:table-cell table:formula="of:=MAX(['dMass-dt'.G53]-['dMass-dt'.G52];0)" office:value-type="float" office:value="0" calcext:value-type="float">
            <text:p>0</text:p>
          </table:table-cell>
          <table:table-cell table:formula="of:=MAX(['dMass-dt'.H53]-['dMass-dt'.H52];0)" office:value-type="float" office:value="0" calcext:value-type="float">
            <text:p>0</text:p>
          </table:table-cell>
          <table:table-cell table:formula="of:=MAX(['dMass-dt'.I53]-['dMass-dt'.I52];0)" office:value-type="float" office:value="39" calcext:value-type="float">
            <text:p>39</text:p>
          </table:table-cell>
          <table:table-cell table:formula="of:=MAX(['dMass-dt'.J53]-['dMass-dt'.J52];0)" office:value-type="float" office:value="94" calcext:value-type="float">
            <text:p>94</text:p>
          </table:table-cell>
          <table:table-cell table:formula="of:=MAX(['dMass-dt'.K53]-['dMass-dt'.K52];0)" office:value-type="float" office:value="0" calcext:value-type="float">
            <text:p>0</text:p>
          </table:table-cell>
          <table:table-cell table:formula="of:=MAX(['dMass-dt'.L53]-['dMass-dt'.L52];0)" office:value-type="float" office:value="0" calcext:value-type="float">
            <text:p>0</text:p>
          </table:table-cell>
          <table:table-cell table:formula="of:=MAX(['dMass-dt'.M53]-['dMass-dt'.M52];0)" office:value-type="float" office:value="11" calcext:value-type="float">
            <text:p>11</text:p>
          </table:table-cell>
        </table:table-row>
        <table:table-row table:style-name="ro1">
          <table:table-cell table:formula="of:=[.A52]+1" office:value-type="float" office:value="2050" calcext:value-type="float">
            <text:p>2050</text:p>
          </table:table-cell>
          <table:table-cell table:formula="of:=MAX(['dMass-dt'.B54]-['dMass-dt'.B53];0)" office:value-type="float" office:value="152" calcext:value-type="float">
            <text:p>152</text:p>
          </table:table-cell>
          <table:table-cell table:formula="of:=MAX(['dMass-dt'.C54]-['dMass-dt'.C53];0)" office:value-type="float" office:value="0" calcext:value-type="float">
            <text:p>0</text:p>
          </table:table-cell>
          <table:table-cell table:formula="of:=MAX(['dMass-dt'.D54]-['dMass-dt'.D53];0)" office:value-type="float" office:value="0" calcext:value-type="float">
            <text:p>0</text:p>
          </table:table-cell>
          <table:table-cell table:formula="of:=MAX(['dMass-dt'.E54]-['dMass-dt'.E53];0)" office:value-type="float" office:value="435" calcext:value-type="float">
            <text:p>435</text:p>
          </table:table-cell>
          <table:table-cell table:formula="of:=MAX(['dMass-dt'.F54]-['dMass-dt'.F53];0)" office:value-type="float" office:value="152" calcext:value-type="float">
            <text:p>152</text:p>
          </table:table-cell>
          <table:table-cell table:formula="of:=MAX(['dMass-dt'.G54]-['dMass-dt'.G53];0)" office:value-type="float" office:value="0" calcext:value-type="float">
            <text:p>0</text:p>
          </table:table-cell>
          <table:table-cell table:formula="of:=MAX(['dMass-dt'.H54]-['dMass-dt'.H53];0)" office:value-type="float" office:value="0" calcext:value-type="float">
            <text:p>0</text:p>
          </table:table-cell>
          <table:table-cell table:formula="of:=MAX(['dMass-dt'.I54]-['dMass-dt'.I53];0)" office:value-type="float" office:value="35" calcext:value-type="float">
            <text:p>35</text:p>
          </table:table-cell>
          <table:table-cell table:formula="of:=MAX(['dMass-dt'.J54]-['dMass-dt'.J53];0)" office:value-type="float" office:value="182" calcext:value-type="float">
            <text:p>182</text:p>
          </table:table-cell>
          <table:table-cell table:formula="of:=MAX(['dMass-dt'.K54]-['dMass-dt'.K53];0)" office:value-type="float" office:value="0" calcext:value-type="float">
            <text:p>0</text:p>
          </table:table-cell>
          <table:table-cell table:formula="of:=MAX(['dMass-dt'.L54]-['dMass-dt'.L53];0)" office:value-type="float" office:value="0" calcext:value-type="float">
            <text:p>0</text:p>
          </table:table-cell>
          <table:table-cell table:formula="of:=MAX(['dMass-dt'.M54]-['dMass-dt'.M53];0)"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2051" calcext:value-type="float">
            <text:p>2051</text:p>
          </table:table-cell>
          <table:table-cell table:formula="of:=MAX(['dMass-dt'.B55]-['dMass-dt'.B54];0)" office:value-type="float" office:value="0" calcext:value-type="float">
            <text:p>0</text:p>
          </table:table-cell>
          <table:table-cell table:formula="of:=MAX(['dMass-dt'.C55]-['dMass-dt'.C54];0)" office:value-type="float" office:value="0" calcext:value-type="float">
            <text:p>0</text:p>
          </table:table-cell>
          <table:table-cell table:formula="of:=MAX(['dMass-dt'.D55]-['dMass-dt'.D54];0)" office:value-type="float" office:value="0" calcext:value-type="float">
            <text:p>0</text:p>
          </table:table-cell>
          <table:table-cell table:formula="of:=MAX(['dMass-dt'.E55]-['dMass-dt'.E54];0)" office:value-type="float" office:value="588" calcext:value-type="float">
            <text:p>588</text:p>
          </table:table-cell>
          <table:table-cell table:formula="of:=MAX(['dMass-dt'.F55]-['dMass-dt'.F54];0)" office:value-type="float" office:value="0" calcext:value-type="float">
            <text:p>0</text:p>
          </table:table-cell>
          <table:table-cell table:formula="of:=MAX(['dMass-dt'.G55]-['dMass-dt'.G54];0)" office:value-type="float" office:value="314" calcext:value-type="float">
            <text:p>314</text:p>
          </table:table-cell>
          <table:table-cell table:formula="of:=MAX(['dMass-dt'.H55]-['dMass-dt'.H54];0)" office:value-type="float" office:value="0" calcext:value-type="float">
            <text:p>0</text:p>
          </table:table-cell>
          <table:table-cell table:formula="of:=MAX(['dMass-dt'.I55]-['dMass-dt'.I54];0)" office:value-type="float" office:value="30" calcext:value-type="float">
            <text:p>30</text:p>
          </table:table-cell>
          <table:table-cell table:formula="of:=MAX(['dMass-dt'.J55]-['dMass-dt'.J54];0)" office:value-type="float" office:value="0" calcext:value-type="float">
            <text:p>0</text:p>
          </table:table-cell>
          <table:table-cell table:formula="of:=MAX(['dMass-dt'.K55]-['dMass-dt'.K54];0)" office:value-type="float" office:value="356" calcext:value-type="float">
            <text:p>356</text:p>
          </table:table-cell>
          <table:table-cell table:formula="of:=MAX(['dMass-dt'.L55]-['dMass-dt'.L54];0)" office:value-type="float" office:value="0" calcext:value-type="float">
            <text:p>0</text:p>
          </table:table-cell>
          <table:table-cell table:formula="of:=MAX(['dMass-dt'.M55]-['dMass-dt'.M54];0)" office:value-type="float" office:value="5" calcext:value-type="float">
            <text:p>5</text:p>
          </table:table-cell>
        </table:table-row>
        <table:table-row table:style-name="ro1">
          <table:table-cell table:formula="of:=[.A54]+1" office:value-type="float" office:value="2052" calcext:value-type="float">
            <text:p>2052</text:p>
          </table:table-cell>
          <table:table-cell table:formula="of:=MAX(['dMass-dt'.B56]-['dMass-dt'.B55];0)" office:value-type="float" office:value="264" calcext:value-type="float">
            <text:p>264</text:p>
          </table:table-cell>
          <table:table-cell table:formula="of:=MAX(['dMass-dt'.C56]-['dMass-dt'.C55];0)" office:value-type="float" office:value="0" calcext:value-type="float">
            <text:p>0</text:p>
          </table:table-cell>
          <table:table-cell table:formula="of:=MAX(['dMass-dt'.D56]-['dMass-dt'.D55];0)" office:value-type="float" office:value="0" calcext:value-type="float">
            <text:p>0</text:p>
          </table:table-cell>
          <table:table-cell table:formula="of:=MAX(['dMass-dt'.E56]-['dMass-dt'.E55];0)" office:value-type="float" office:value="327" calcext:value-type="float">
            <text:p>327</text:p>
          </table:table-cell>
          <table:table-cell table:formula="of:=MAX(['dMass-dt'.F56]-['dMass-dt'.F55];0)" office:value-type="float" office:value="0" calcext:value-type="float">
            <text:p>0</text:p>
          </table:table-cell>
          <table:table-cell table:formula="of:=MAX(['dMass-dt'.G56]-['dMass-dt'.G55];0)" office:value-type="float" office:value="0" calcext:value-type="float">
            <text:p>0</text:p>
          </table:table-cell>
          <table:table-cell table:formula="of:=MAX(['dMass-dt'.H56]-['dMass-dt'.H55];0)" office:value-type="float" office:value="0" calcext:value-type="float">
            <text:p>0</text:p>
          </table:table-cell>
          <table:table-cell table:formula="of:=MAX(['dMass-dt'.I56]-['dMass-dt'.I55];0)" office:value-type="float" office:value="8" calcext:value-type="float">
            <text:p>8</text:p>
          </table:table-cell>
          <table:table-cell table:formula="of:=MAX(['dMass-dt'.J56]-['dMass-dt'.J55];0)" office:value-type="float" office:value="249" calcext:value-type="float">
            <text:p>249</text:p>
          </table:table-cell>
          <table:table-cell table:formula="of:=MAX(['dMass-dt'.K56]-['dMass-dt'.K55];0)" office:value-type="float" office:value="0" calcext:value-type="float">
            <text:p>0</text:p>
          </table:table-cell>
          <table:table-cell table:formula="of:=MAX(['dMass-dt'.L56]-['dMass-dt'.L55];0)" office:value-type="float" office:value="0" calcext:value-type="float">
            <text:p>0</text:p>
          </table:table-cell>
          <table:table-cell table:formula="of:=MAX(['dMass-dt'.M56]-['dMass-dt'.M55];0)"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2053" calcext:value-type="float">
            <text:p>2053</text:p>
          </table:table-cell>
          <table:table-cell table:formula="of:=MAX(['dMass-dt'.B57]-['dMass-dt'.B56];0)" office:value-type="float" office:value="0" calcext:value-type="float">
            <text:p>0</text:p>
          </table:table-cell>
          <table:table-cell table:formula="of:=MAX(['dMass-dt'.C57]-['dMass-dt'.C56];0)" office:value-type="float" office:value="251" calcext:value-type="float">
            <text:p>251</text:p>
          </table:table-cell>
          <table:table-cell table:formula="of:=MAX(['dMass-dt'.D57]-['dMass-dt'.D56];0)" office:value-type="float" office:value="0" calcext:value-type="float">
            <text:p>0</text:p>
          </table:table-cell>
          <table:table-cell table:formula="of:=MAX(['dMass-dt'.E57]-['dMass-dt'.E56];0)" office:value-type="float" office:value="13" calcext:value-type="float">
            <text:p>13</text:p>
          </table:table-cell>
          <table:table-cell table:formula="of:=MAX(['dMass-dt'.F57]-['dMass-dt'.F56];0)" office:value-type="float" office:value="0" calcext:value-type="float">
            <text:p>0</text:p>
          </table:table-cell>
          <table:table-cell table:formula="of:=MAX(['dMass-dt'.G57]-['dMass-dt'.G56];0)" office:value-type="float" office:value="249" calcext:value-type="float">
            <text:p>249</text:p>
          </table:table-cell>
          <table:table-cell table:formula="of:=MAX(['dMass-dt'.H57]-['dMass-dt'.H56];0)" office:value-type="float" office:value="0" calcext:value-type="float">
            <text:p>0</text:p>
          </table:table-cell>
          <table:table-cell table:formula="of:=MAX(['dMass-dt'.I57]-['dMass-dt'.I56];0)" office:value-type="float" office:value="19" calcext:value-type="float">
            <text:p>19</text:p>
          </table:table-cell>
          <table:table-cell table:formula="of:=MAX(['dMass-dt'.J57]-['dMass-dt'.J56];0)" office:value-type="float" office:value="0" calcext:value-type="float">
            <text:p>0</text:p>
          </table:table-cell>
          <table:table-cell table:formula="of:=MAX(['dMass-dt'.K57]-['dMass-dt'.K56];0)" office:value-type="float" office:value="271" calcext:value-type="float">
            <text:p>271</text:p>
          </table:table-cell>
          <table:table-cell table:formula="of:=MAX(['dMass-dt'.L57]-['dMass-dt'.L56];0)" office:value-type="float" office:value="0" calcext:value-type="float">
            <text:p>0</text:p>
          </table:table-cell>
          <table:table-cell table:formula="of:=MAX(['dMass-dt'.M57]-['dMass-dt'.M56];0)" office:value-type="float" office:value="4" calcext:value-type="float">
            <text:p>4</text:p>
          </table:table-cell>
        </table:table-row>
        <table:table-row table:style-name="ro1">
          <table:table-cell table:formula="of:=[.A56]+1" office:value-type="float" office:value="2054" calcext:value-type="float">
            <text:p>2054</text:p>
          </table:table-cell>
          <table:table-cell table:formula="of:=MAX(['dMass-dt'.B58]-['dMass-dt'.B57];0)" office:value-type="float" office:value="552" calcext:value-type="float">
            <text:p>552</text:p>
          </table:table-cell>
          <table:table-cell table:formula="of:=MAX(['dMass-dt'.C58]-['dMass-dt'.C57];0)" office:value-type="float" office:value="0" calcext:value-type="float">
            <text:p>0</text:p>
          </table:table-cell>
          <table:table-cell table:formula="of:=MAX(['dMass-dt'.D58]-['dMass-dt'.D57];0)" office:value-type="float" office:value="0" calcext:value-type="float">
            <text:p>0</text:p>
          </table:table-cell>
          <table:table-cell table:formula="of:=MAX(['dMass-dt'.E58]-['dMass-dt'.E57];0)" office:value-type="float" office:value="19" calcext:value-type="float">
            <text:p>19</text:p>
          </table:table-cell>
          <table:table-cell table:formula="of:=MAX(['dMass-dt'.F58]-['dMass-dt'.F57];0)" office:value-type="float" office:value="162" calcext:value-type="float">
            <text:p>162</text:p>
          </table:table-cell>
          <table:table-cell table:formula="of:=MAX(['dMass-dt'.G58]-['dMass-dt'.G57];0)" office:value-type="float" office:value="0" calcext:value-type="float">
            <text:p>0</text:p>
          </table:table-cell>
          <table:table-cell table:formula="of:=MAX(['dMass-dt'.H58]-['dMass-dt'.H57];0)" office:value-type="float" office:value="0" calcext:value-type="float">
            <text:p>0</text:p>
          </table:table-cell>
          <table:table-cell table:formula="of:=MAX(['dMass-dt'.I58]-['dMass-dt'.I57];0)" office:value-type="float" office:value="20" calcext:value-type="float">
            <text:p>20</text:p>
          </table:table-cell>
          <table:table-cell table:formula="of:=MAX(['dMass-dt'.J58]-['dMass-dt'.J57];0)" office:value-type="float" office:value="414" calcext:value-type="float">
            <text:p>414</text:p>
          </table:table-cell>
          <table:table-cell table:formula="of:=MAX(['dMass-dt'.K58]-['dMass-dt'.K57];0)" office:value-type="float" office:value="0" calcext:value-type="float">
            <text:p>0</text:p>
          </table:table-cell>
          <table:table-cell table:formula="of:=MAX(['dMass-dt'.L58]-['dMass-dt'.L57];0)" office:value-type="float" office:value="0" calcext:value-type="float">
            <text:p>0</text:p>
          </table:table-cell>
          <table:table-cell table:formula="of:=MAX(['dMass-dt'.M58]-['dMass-dt'.M57];0)" office:value-type="float" office:value="5" calcext:value-type="float">
            <text:p>5</text:p>
          </table:table-cell>
        </table:table-row>
        <table:table-row table:style-name="ro1">
          <table:table-cell table:formula="of:=[.A57]+1" office:value-type="float" office:value="2055" calcext:value-type="float">
            <text:p>2055</text:p>
          </table:table-cell>
          <table:table-cell table:formula="of:=MAX(['dMass-dt'.B59]-['dMass-dt'.B58];0)" office:value-type="float" office:value="126" calcext:value-type="float">
            <text:p>126</text:p>
          </table:table-cell>
          <table:table-cell table:formula="of:=MAX(['dMass-dt'.C59]-['dMass-dt'.C58];0)" office:value-type="float" office:value="0" calcext:value-type="float">
            <text:p>0</text:p>
          </table:table-cell>
          <table:table-cell table:formula="of:=MAX(['dMass-dt'.D59]-['dMass-dt'.D58];0)" office:value-type="float" office:value="0" calcext:value-type="float">
            <text:p>0</text:p>
          </table:table-cell>
          <table:table-cell table:formula="of:=MAX(['dMass-dt'.E59]-['dMass-dt'.E58];0)" office:value-type="float" office:value="40" calcext:value-type="float">
            <text:p>40</text:p>
          </table:table-cell>
          <table:table-cell table:formula="of:=MAX(['dMass-dt'.F59]-['dMass-dt'.F58];0)" office:value-type="float" office:value="145" calcext:value-type="float">
            <text:p>145</text:p>
          </table:table-cell>
          <table:table-cell table:formula="of:=MAX(['dMass-dt'.G59]-['dMass-dt'.G58];0)" office:value-type="float" office:value="0" calcext:value-type="float">
            <text:p>0</text:p>
          </table:table-cell>
          <table:table-cell table:formula="of:=MAX(['dMass-dt'.H59]-['dMass-dt'.H58];0)" office:value-type="float" office:value="0" calcext:value-type="float">
            <text:p>0</text:p>
          </table:table-cell>
          <table:table-cell table:formula="of:=MAX(['dMass-dt'.I59]-['dMass-dt'.I58];0)" office:value-type="float" office:value="24" calcext:value-type="float">
            <text:p>24</text:p>
          </table:table-cell>
          <table:table-cell table:formula="of:=MAX(['dMass-dt'.J59]-['dMass-dt'.J58];0)" office:value-type="float" office:value="135" calcext:value-type="float">
            <text:p>135</text:p>
          </table:table-cell>
          <table:table-cell table:formula="of:=MAX(['dMass-dt'.K59]-['dMass-dt'.K58];0)" office:value-type="float" office:value="0" calcext:value-type="float">
            <text:p>0</text:p>
          </table:table-cell>
          <table:table-cell table:formula="of:=MAX(['dMass-dt'.L59]-['dMass-dt'.L58];0)" office:value-type="float" office:value="0" calcext:value-type="float">
            <text:p>0</text:p>
          </table:table-cell>
          <table:table-cell table:formula="of:=MAX(['dMass-dt'.M59]-['dMass-dt'.M58];0)" office:value-type="float" office:value="4" calcext:value-type="float">
            <text:p>4</text:p>
          </table:table-cell>
        </table:table-row>
        <table:table-row table:style-name="ro1">
          <table:table-cell table:formula="of:=[.A58]+1" office:value-type="float" office:value="2056" calcext:value-type="float">
            <text:p>2056</text:p>
          </table:table-cell>
          <table:table-cell table:formula="of:=MAX(['dMass-dt'.B60]-['dMass-dt'.B59];0)" office:value-type="float" office:value="0" calcext:value-type="float">
            <text:p>0</text:p>
          </table:table-cell>
          <table:table-cell table:formula="of:=MAX(['dMass-dt'.C60]-['dMass-dt'.C59];0)" office:value-type="float" office:value="261" calcext:value-type="float">
            <text:p>261</text:p>
          </table:table-cell>
          <table:table-cell table:formula="of:=MAX(['dMass-dt'.D60]-['dMass-dt'.D59];0)" office:value-type="float" office:value="0" calcext:value-type="float">
            <text:p>0</text:p>
          </table:table-cell>
          <table:table-cell table:formula="of:=MAX(['dMass-dt'.E60]-['dMass-dt'.E59];0)" office:value-type="float" office:value="47" calcext:value-type="float">
            <text:p>47</text:p>
          </table:table-cell>
          <table:table-cell table:formula="of:=MAX(['dMass-dt'.F60]-['dMass-dt'.F59];0)" office:value-type="float" office:value="0" calcext:value-type="float">
            <text:p>0</text:p>
          </table:table-cell>
          <table:table-cell table:formula="of:=MAX(['dMass-dt'.G60]-['dMass-dt'.G59];0)" office:value-type="float" office:value="263" calcext:value-type="float">
            <text:p>263</text:p>
          </table:table-cell>
          <table:table-cell table:formula="of:=MAX(['dMass-dt'.H60]-['dMass-dt'.H59];0)" office:value-type="float" office:value="0" calcext:value-type="float">
            <text:p>0</text:p>
          </table:table-cell>
          <table:table-cell table:formula="of:=MAX(['dMass-dt'.I60]-['dMass-dt'.I59];0)" office:value-type="float" office:value="13" calcext:value-type="float">
            <text:p>13</text:p>
          </table:table-cell>
          <table:table-cell table:formula="of:=MAX(['dMass-dt'.J60]-['dMass-dt'.J59];0)" office:value-type="float" office:value="0" calcext:value-type="float">
            <text:p>0</text:p>
          </table:table-cell>
          <table:table-cell table:formula="of:=MAX(['dMass-dt'.K60]-['dMass-dt'.K59];0)" office:value-type="float" office:value="286" calcext:value-type="float">
            <text:p>286</text:p>
          </table:table-cell>
          <table:table-cell table:formula="of:=MAX(['dMass-dt'.L60]-['dMass-dt'.L59];0)" office:value-type="float" office:value="0" calcext:value-type="float">
            <text:p>0</text:p>
          </table:table-cell>
          <table:table-cell table:formula="of:=MAX(['dMass-dt'.M60]-['dMass-dt'.M59];0)" office:value-type="float" office:value="1" calcext:value-type="float">
            <text:p>1</text:p>
          </table:table-cell>
        </table:table-row>
        <table:table-row table:style-name="ro1">
          <table:table-cell table:formula="of:=[.A59]+1" office:value-type="float" office:value="2057" calcext:value-type="float">
            <text:p>2057</text:p>
          </table:table-cell>
          <table:table-cell table:formula="of:=MAX(['dMass-dt'.B61]-['dMass-dt'.B60];0)" office:value-type="float" office:value="95" calcext:value-type="float">
            <text:p>95</text:p>
          </table:table-cell>
          <table:table-cell table:formula="of:=MAX(['dMass-dt'.C61]-['dMass-dt'.C60];0)" office:value-type="float" office:value="0" calcext:value-type="float">
            <text:p>0</text:p>
          </table:table-cell>
          <table:table-cell table:formula="of:=MAX(['dMass-dt'.D61]-['dMass-dt'.D60];0)" office:value-type="float" office:value="0" calcext:value-type="float">
            <text:p>0</text:p>
          </table:table-cell>
          <table:table-cell table:formula="of:=MAX(['dMass-dt'.E61]-['dMass-dt'.E60];0)" office:value-type="float" office:value="33" calcext:value-type="float">
            <text:p>33</text:p>
          </table:table-cell>
          <table:table-cell table:formula="of:=MAX(['dMass-dt'.F61]-['dMass-dt'.F60];0)" office:value-type="float" office:value="113" calcext:value-type="float">
            <text:p>113</text:p>
          </table:table-cell>
          <table:table-cell table:formula="of:=MAX(['dMass-dt'.G61]-['dMass-dt'.G60];0)" office:value-type="float" office:value="0" calcext:value-type="float">
            <text:p>0</text:p>
          </table:table-cell>
          <table:table-cell table:formula="of:=MAX(['dMass-dt'.H61]-['dMass-dt'.H60];0)" office:value-type="float" office:value="0" calcext:value-type="float">
            <text:p>0</text:p>
          </table:table-cell>
          <table:table-cell table:formula="of:=MAX(['dMass-dt'.I61]-['dMass-dt'.I60];0)" office:value-type="float" office:value="17" calcext:value-type="float">
            <text:p>17</text:p>
          </table:table-cell>
          <table:table-cell table:formula="of:=MAX(['dMass-dt'.J61]-['dMass-dt'.J60];0)" office:value-type="float" office:value="97" calcext:value-type="float">
            <text:p>97</text:p>
          </table:table-cell>
          <table:table-cell table:formula="of:=MAX(['dMass-dt'.K61]-['dMass-dt'.K60];0)" office:value-type="float" office:value="0" calcext:value-type="float">
            <text:p>0</text:p>
          </table:table-cell>
          <table:table-cell table:formula="of:=MAX(['dMass-dt'.L61]-['dMass-dt'.L60];0)" office:value-type="float" office:value="0" calcext:value-type="float">
            <text:p>0</text:p>
          </table:table-cell>
          <table:table-cell table:formula="of:=MAX(['dMass-dt'.M61]-['dMass-dt'.M60];0)" office:value-type="float" office:value="3" calcext:value-type="float">
            <text:p>3</text:p>
          </table:table-cell>
        </table:table-row>
        <table:table-row table:style-name="ro1">
          <table:table-cell table:formula="of:=[.A60]+1" office:value-type="float" office:value="2058" calcext:value-type="float">
            <text:p>2058</text:p>
          </table:table-cell>
          <table:table-cell table:formula="of:=MAX(['dMass-dt'.B62]-['dMass-dt'.B61];0)" office:value-type="float" office:value="69" calcext:value-type="float">
            <text:p>69</text:p>
          </table:table-cell>
          <table:table-cell table:formula="of:=MAX(['dMass-dt'.C62]-['dMass-dt'.C61];0)" office:value-type="float" office:value="0" calcext:value-type="float">
            <text:p>0</text:p>
          </table:table-cell>
          <table:table-cell table:formula="of:=MAX(['dMass-dt'.D62]-['dMass-dt'.D61];0)" office:value-type="float" office:value="0" calcext:value-type="float">
            <text:p>0</text:p>
          </table:table-cell>
          <table:table-cell table:formula="of:=MAX(['dMass-dt'.E62]-['dMass-dt'.E61];0)" office:value-type="float" office:value="53" calcext:value-type="float">
            <text:p>53</text:p>
          </table:table-cell>
          <table:table-cell table:formula="of:=MAX(['dMass-dt'.F62]-['dMass-dt'.F61];0)" office:value-type="float" office:value="101" calcext:value-type="float">
            <text:p>101</text:p>
          </table:table-cell>
          <table:table-cell table:formula="of:=MAX(['dMass-dt'.G62]-['dMass-dt'.G61];0)" office:value-type="float" office:value="0" calcext:value-type="float">
            <text:p>0</text:p>
          </table:table-cell>
          <table:table-cell table:formula="of:=MAX(['dMass-dt'.H62]-['dMass-dt'.H61];0)" office:value-type="float" office:value="0" calcext:value-type="float">
            <text:p>0</text:p>
          </table:table-cell>
          <table:table-cell table:formula="of:=MAX(['dMass-dt'.I62]-['dMass-dt'.I61];0)" office:value-type="float" office:value="19" calcext:value-type="float">
            <text:p>19</text:p>
          </table:table-cell>
          <table:table-cell table:formula="of:=MAX(['dMass-dt'.J62]-['dMass-dt'.J61];0)" office:value-type="float" office:value="80" calcext:value-type="float">
            <text:p>80</text:p>
          </table:table-cell>
          <table:table-cell table:formula="of:=MAX(['dMass-dt'.K62]-['dMass-dt'.K61];0)" office:value-type="float" office:value="0" calcext:value-type="float">
            <text:p>0</text:p>
          </table:table-cell>
          <table:table-cell table:formula="of:=MAX(['dMass-dt'.L62]-['dMass-dt'.L61];0)" office:value-type="float" office:value="0" calcext:value-type="float">
            <text:p>0</text:p>
          </table:table-cell>
          <table:table-cell table:formula="of:=MAX(['dMass-dt'.M62]-['dMass-dt'.M61];0)" office:value-type="float" office:value="10" calcext:value-type="float">
            <text:p>10</text:p>
          </table:table-cell>
        </table:table-row>
        <table:table-row table:style-name="ro1">
          <table:table-cell table:formula="of:=[.A61]+1" office:value-type="float" office:value="2059" calcext:value-type="float">
            <text:p>2059</text:p>
          </table:table-cell>
          <table:table-cell table:formula="of:=MAX(['dMass-dt'.B63]-['dMass-dt'.B62];0)" office:value-type="float" office:value="41" calcext:value-type="float">
            <text:p>41</text:p>
          </table:table-cell>
          <table:table-cell table:formula="of:=MAX(['dMass-dt'.C63]-['dMass-dt'.C62];0)" office:value-type="float" office:value="8" calcext:value-type="float">
            <text:p>8</text:p>
          </table:table-cell>
          <table:table-cell table:formula="of:=MAX(['dMass-dt'.D63]-['dMass-dt'.D62];0)" office:value-type="float" office:value="0" calcext:value-type="float">
            <text:p>0</text:p>
          </table:table-cell>
          <table:table-cell table:formula="of:=MAX(['dMass-dt'.E63]-['dMass-dt'.E62];0)" office:value-type="float" office:value="21" calcext:value-type="float">
            <text:p>21</text:p>
          </table:table-cell>
          <table:table-cell table:formula="of:=MAX(['dMass-dt'.F63]-['dMass-dt'.F62];0)" office:value-type="float" office:value="50" calcext:value-type="float">
            <text:p>50</text:p>
          </table:table-cell>
          <table:table-cell table:formula="of:=MAX(['dMass-dt'.G63]-['dMass-dt'.G62];0)" office:value-type="float" office:value="7" calcext:value-type="float">
            <text:p>7</text:p>
          </table:table-cell>
          <table:table-cell table:formula="of:=MAX(['dMass-dt'.H63]-['dMass-dt'.H62];0)" office:value-type="float" office:value="0" calcext:value-type="float">
            <text:p>0</text:p>
          </table:table-cell>
          <table:table-cell table:formula="of:=MAX(['dMass-dt'.I63]-['dMass-dt'.I62];0)" office:value-type="float" office:value="13" calcext:value-type="float">
            <text:p>13</text:p>
          </table:table-cell>
          <table:table-cell table:formula="of:=MAX(['dMass-dt'.J63]-['dMass-dt'.J62];0)" office:value-type="float" office:value="33" calcext:value-type="float">
            <text:p>33</text:p>
          </table:table-cell>
          <table:table-cell table:formula="of:=MAX(['dMass-dt'.K63]-['dMass-dt'.K62];0)" office:value-type="float" office:value="38" calcext:value-type="float">
            <text:p>38</text:p>
          </table:table-cell>
          <table:table-cell table:formula="of:=MAX(['dMass-dt'.L63]-['dMass-dt'.L62];0)" office:value-type="float" office:value="0" calcext:value-type="float">
            <text:p>0</text:p>
          </table:table-cell>
          <table:table-cell table:formula="of:=MAX(['dMass-dt'.M63]-['dMass-dt'.M62];0)"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2060" calcext:value-type="float">
            <text:p>2060</text:p>
          </table:table-cell>
          <table:table-cell table:formula="of:=MAX(['dMass-dt'.B64]-['dMass-dt'.B63];0)" office:value-type="float" office:value="0" calcext:value-type="float">
            <text:p>0</text:p>
          </table:table-cell>
          <table:table-cell table:formula="of:=MAX(['dMass-dt'.C64]-['dMass-dt'.C63];0)" office:value-type="float" office:value="34" calcext:value-type="float">
            <text:p>34</text:p>
          </table:table-cell>
          <table:table-cell table:formula="of:=MAX(['dMass-dt'.D64]-['dMass-dt'.D63];0)" office:value-type="float" office:value="0" calcext:value-type="float">
            <text:p>0</text:p>
          </table:table-cell>
          <table:table-cell table:formula="of:=MAX(['dMass-dt'.E64]-['dMass-dt'.E63];0)" office:value-type="float" office:value="58" calcext:value-type="float">
            <text:p>58</text:p>
          </table:table-cell>
          <table:table-cell table:formula="of:=MAX(['dMass-dt'.F64]-['dMass-dt'.F63];0)" office:value-type="float" office:value="21" calcext:value-type="float">
            <text:p>21</text:p>
          </table:table-cell>
          <table:table-cell table:formula="of:=MAX(['dMass-dt'.G64]-['dMass-dt'.G63];0)" office:value-type="float" office:value="35" calcext:value-type="float">
            <text:p>35</text:p>
          </table:table-cell>
          <table:table-cell table:formula="of:=MAX(['dMass-dt'.H64]-['dMass-dt'.H63];0)" office:value-type="float" office:value="0" calcext:value-type="float">
            <text:p>0</text:p>
          </table:table-cell>
          <table:table-cell table:formula="of:=MAX(['dMass-dt'.I64]-['dMass-dt'.I63];0)" office:value-type="float" office:value="27" calcext:value-type="float">
            <text:p>27</text:p>
          </table:table-cell>
          <table:table-cell table:formula="of:=MAX(['dMass-dt'.J64]-['dMass-dt'.J63];0)" office:value-type="float" office:value="5" calcext:value-type="float">
            <text:p>5</text:p>
          </table:table-cell>
          <table:table-cell table:formula="of:=MAX(['dMass-dt'.K64]-['dMass-dt'.K63];0)" office:value-type="float" office:value="73" calcext:value-type="float">
            <text:p>73</text:p>
          </table:table-cell>
          <table:table-cell table:formula="of:=MAX(['dMass-dt'.L64]-['dMass-dt'.L63];0)" office:value-type="float" office:value="0" calcext:value-type="float">
            <text:p>0</text:p>
          </table:table-cell>
          <table:table-cell table:formula="of:=MAX(['dMass-dt'.M64]-['dMass-dt'.M63];0)" office:value-type="float" office:value="5" calcext:value-type="float">
            <text:p>5</text:p>
          </table:table-cell>
        </table:table-row>
        <table:table-row table:style-name="ro1">
          <table:table-cell table:formula="of:=[.A63]+1" office:value-type="float" office:value="2061" calcext:value-type="float">
            <text:p>2061</text:p>
          </table:table-cell>
          <table:table-cell table:formula="of:=MAX(['dMass-dt'.B65]-['dMass-dt'.B64];0)" office:value-type="float" office:value="180" calcext:value-type="float">
            <text:p>180</text:p>
          </table:table-cell>
          <table:table-cell table:formula="of:=MAX(['dMass-dt'.C65]-['dMass-dt'.C64];0)" office:value-type="float" office:value="0" calcext:value-type="float">
            <text:p>0</text:p>
          </table:table-cell>
          <table:table-cell table:formula="of:=MAX(['dMass-dt'.D65]-['dMass-dt'.D64];0)" office:value-type="float" office:value="0" calcext:value-type="float">
            <text:p>0</text:p>
          </table:table-cell>
          <table:table-cell table:formula="of:=MAX(['dMass-dt'.E65]-['dMass-dt'.E64];0)" office:value-type="float" office:value="12" calcext:value-type="float">
            <text:p>12</text:p>
          </table:table-cell>
          <table:table-cell table:formula="of:=MAX(['dMass-dt'.F65]-['dMass-dt'.F64];0)" office:value-type="float" office:value="179" calcext:value-type="float">
            <text:p>179</text:p>
          </table:table-cell>
          <table:table-cell table:formula="of:=MAX(['dMass-dt'.G65]-['dMass-dt'.G64];0)" office:value-type="float" office:value="0" calcext:value-type="float">
            <text:p>0</text:p>
          </table:table-cell>
          <table:table-cell table:formula="of:=MAX(['dMass-dt'.H65]-['dMass-dt'.H64];0)" office:value-type="float" office:value="0" calcext:value-type="float">
            <text:p>0</text:p>
          </table:table-cell>
          <table:table-cell table:formula="of:=MAX(['dMass-dt'.I65]-['dMass-dt'.I64];0)" office:value-type="float" office:value="13" calcext:value-type="float">
            <text:p>13</text:p>
          </table:table-cell>
          <table:table-cell table:formula="of:=MAX(['dMass-dt'.J65]-['dMass-dt'.J64];0)" office:value-type="float" office:value="159" calcext:value-type="float">
            <text:p>159</text:p>
          </table:table-cell>
          <table:table-cell table:formula="of:=MAX(['dMass-dt'.K65]-['dMass-dt'.K64];0)" office:value-type="float" office:value="0" calcext:value-type="float">
            <text:p>0</text:p>
          </table:table-cell>
          <table:table-cell table:formula="of:=MAX(['dMass-dt'.L65]-['dMass-dt'.L64];0)" office:value-type="float" office:value="0" calcext:value-type="float">
            <text:p>0</text:p>
          </table:table-cell>
          <table:table-cell table:formula="of:=MAX(['dMass-dt'.M65]-['dMass-dt'.M64];0)" office:value-type="float" office:value="5" calcext:value-type="float">
            <text:p>5</text:p>
          </table:table-cell>
        </table:table-row>
        <table:table-row table:style-name="ro1">
          <table:table-cell table:formula="of:=[.A64]+1" office:value-type="float" office:value="2062" calcext:value-type="float">
            <text:p>2062</text:p>
          </table:table-cell>
          <table:table-cell table:formula="of:=MAX(['dMass-dt'.B66]-['dMass-dt'.B65];0)" office:value-type="float" office:value="63" calcext:value-type="float">
            <text:p>63</text:p>
          </table:table-cell>
          <table:table-cell table:formula="of:=MAX(['dMass-dt'.C66]-['dMass-dt'.C65];0)" office:value-type="float" office:value="116" calcext:value-type="float">
            <text:p>116</text:p>
          </table:table-cell>
          <table:table-cell table:formula="of:=MAX(['dMass-dt'.D66]-['dMass-dt'.D65];0)" office:value-type="float" office:value="0" calcext:value-type="float">
            <text:p>0</text:p>
          </table:table-cell>
          <table:table-cell table:formula="of:=MAX(['dMass-dt'.E66]-['dMass-dt'.E65];0)" office:value-type="float" office:value="4" calcext:value-type="float">
            <text:p>4</text:p>
          </table:table-cell>
          <table:table-cell table:formula="of:=MAX(['dMass-dt'.F66]-['dMass-dt'.F65];0)" office:value-type="float" office:value="56" calcext:value-type="float">
            <text:p>56</text:p>
          </table:table-cell>
          <table:table-cell table:formula="of:=MAX(['dMass-dt'.G66]-['dMass-dt'.G65];0)" office:value-type="float" office:value="114" calcext:value-type="float">
            <text:p>114</text:p>
          </table:table-cell>
          <table:table-cell table:formula="of:=MAX(['dMass-dt'.H66]-['dMass-dt'.H65];0)" office:value-type="float" office:value="0" calcext:value-type="float">
            <text:p>0</text:p>
          </table:table-cell>
          <table:table-cell table:formula="of:=MAX(['dMass-dt'.I66]-['dMass-dt'.I65];0)" office:value-type="float" office:value="13" calcext:value-type="float">
            <text:p>13</text:p>
          </table:table-cell>
          <table:table-cell table:formula="of:=MAX(['dMass-dt'.J66]-['dMass-dt'.J65];0)" office:value-type="float" office:value="53" calcext:value-type="float">
            <text:p>53</text:p>
          </table:table-cell>
          <table:table-cell table:formula="of:=MAX(['dMass-dt'.K66]-['dMass-dt'.K65];0)" office:value-type="float" office:value="131" calcext:value-type="float">
            <text:p>131</text:p>
          </table:table-cell>
          <table:table-cell table:formula="of:=MAX(['dMass-dt'.L66]-['dMass-dt'.L65];0)" office:value-type="float" office:value="0" calcext:value-type="float">
            <text:p>0</text:p>
          </table:table-cell>
          <table:table-cell table:formula="of:=MAX(['dMass-dt'.M66]-['dMass-dt'.M65];0)"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2063" calcext:value-type="float">
            <text:p>2063</text:p>
          </table:table-cell>
          <table:table-cell table:formula="of:=MAX(['dMass-dt'.B67]-['dMass-dt'.B66];0)" office:value-type="float" office:value="0" calcext:value-type="float">
            <text:p>0</text:p>
          </table:table-cell>
          <table:table-cell table:formula="of:=MAX(['dMass-dt'.C67]-['dMass-dt'.C66];0)" office:value-type="float" office:value="0" calcext:value-type="float">
            <text:p>0</text:p>
          </table:table-cell>
          <table:table-cell table:formula="of:=MAX(['dMass-dt'.D67]-['dMass-dt'.D66];0)" office:value-type="float" office:value="0" calcext:value-type="float">
            <text:p>0</text:p>
          </table:table-cell>
          <table:table-cell table:formula="of:=MAX(['dMass-dt'.E67]-['dMass-dt'.E66];0)" office:value-type="float" office:value="55" calcext:value-type="float">
            <text:p>55</text:p>
          </table:table-cell>
          <table:table-cell table:formula="of:=MAX(['dMass-dt'.F67]-['dMass-dt'.F66];0)" office:value-type="float" office:value="0" calcext:value-type="float">
            <text:p>0</text:p>
          </table:table-cell>
          <table:table-cell table:formula="of:=MAX(['dMass-dt'.G67]-['dMass-dt'.G66];0)" office:value-type="float" office:value="0" calcext:value-type="float">
            <text:p>0</text:p>
          </table:table-cell>
          <table:table-cell table:formula="of:=MAX(['dMass-dt'.H67]-['dMass-dt'.H66];0)" office:value-type="float" office:value="0" calcext:value-type="float">
            <text:p>0</text:p>
          </table:table-cell>
          <table:table-cell table:formula="of:=MAX(['dMass-dt'.I67]-['dMass-dt'.I66];0)" office:value-type="float" office:value="22" calcext:value-type="float">
            <text:p>22</text:p>
          </table:table-cell>
          <table:table-cell table:formula="of:=MAX(['dMass-dt'.J67]-['dMass-dt'.J66];0)" office:value-type="float" office:value="0" calcext:value-type="float">
            <text:p>0</text:p>
          </table:table-cell>
          <table:table-cell table:formula="of:=MAX(['dMass-dt'.K67]-['dMass-dt'.K66];0)" office:value-type="float" office:value="0" calcext:value-type="float">
            <text:p>0</text:p>
          </table:table-cell>
          <table:table-cell table:formula="of:=MAX(['dMass-dt'.L67]-['dMass-dt'.L66];0)" office:value-type="float" office:value="0" calcext:value-type="float">
            <text:p>0</text:p>
          </table:table-cell>
          <table:table-cell table:formula="of:=MAX(['dMass-dt'.M67]-['dMass-dt'.M66];0)" office:value-type="float" office:value="10" calcext:value-type="float">
            <text:p>10</text:p>
          </table:table-cell>
        </table:table-row>
        <table:table-row table:style-name="ro1">
          <table:table-cell table:formula="of:=[.A66]+1" office:value-type="float" office:value="2064" calcext:value-type="float">
            <text:p>2064</text:p>
          </table:table-cell>
          <table:table-cell table:formula="of:=MAX(['dMass-dt'.B68]-['dMass-dt'.B67];0)" office:value-type="float" office:value="78" calcext:value-type="float">
            <text:p>78</text:p>
          </table:table-cell>
          <table:table-cell table:formula="of:=MAX(['dMass-dt'.C68]-['dMass-dt'.C67];0)" office:value-type="float" office:value="74" calcext:value-type="float">
            <text:p>74</text:p>
          </table:table-cell>
          <table:table-cell table:formula="of:=MAX(['dMass-dt'.D68]-['dMass-dt'.D67];0)" office:value-type="float" office:value="0" calcext:value-type="float">
            <text:p>0</text:p>
          </table:table-cell>
          <table:table-cell table:formula="of:=MAX(['dMass-dt'.E68]-['dMass-dt'.E67];0)" office:value-type="float" office:value="18" calcext:value-type="float">
            <text:p>18</text:p>
          </table:table-cell>
          <table:table-cell table:formula="of:=MAX(['dMass-dt'.F68]-['dMass-dt'.F67];0)" office:value-type="float" office:value="86" calcext:value-type="float">
            <text:p>86</text:p>
          </table:table-cell>
          <table:table-cell table:formula="of:=MAX(['dMass-dt'.G68]-['dMass-dt'.G67];0)" office:value-type="float" office:value="70" calcext:value-type="float">
            <text:p>70</text:p>
          </table:table-cell>
          <table:table-cell table:formula="of:=MAX(['dMass-dt'.H68]-['dMass-dt'.H67];0)" office:value-type="float" office:value="0" calcext:value-type="float">
            <text:p>0</text:p>
          </table:table-cell>
          <table:table-cell table:formula="of:=MAX(['dMass-dt'.I68]-['dMass-dt'.I67];0)" office:value-type="float" office:value="14" calcext:value-type="float">
            <text:p>14</text:p>
          </table:table-cell>
          <table:table-cell table:formula="of:=MAX(['dMass-dt'.J68]-['dMass-dt'.J67];0)" office:value-type="float" office:value="84" calcext:value-type="float">
            <text:p>84</text:p>
          </table:table-cell>
          <table:table-cell table:formula="of:=MAX(['dMass-dt'.K68]-['dMass-dt'.K67];0)" office:value-type="float" office:value="87" calcext:value-type="float">
            <text:p>87</text:p>
          </table:table-cell>
          <table:table-cell table:formula="of:=MAX(['dMass-dt'.L68]-['dMass-dt'.L67];0)" office:value-type="float" office:value="0" calcext:value-type="float">
            <text:p>0</text:p>
          </table:table-cell>
          <table:table-cell table:formula="of:=MAX(['dMass-dt'.M68]-['dMass-dt'.M67];0)"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2065" calcext:value-type="float">
            <text:p>2065</text:p>
          </table:table-cell>
          <table:table-cell table:formula="of:=MAX(['dMass-dt'.B69]-['dMass-dt'.B68];0)" office:value-type="float" office:value="0" calcext:value-type="float">
            <text:p>0</text:p>
          </table:table-cell>
          <table:table-cell table:formula="of:=MAX(['dMass-dt'.C69]-['dMass-dt'.C68];0)" office:value-type="float" office:value="51" calcext:value-type="float">
            <text:p>51</text:p>
          </table:table-cell>
          <table:table-cell table:formula="of:=MAX(['dMass-dt'.D69]-['dMass-dt'.D68];0)" office:value-type="float" office:value="0" calcext:value-type="float">
            <text:p>0</text:p>
          </table:table-cell>
          <table:table-cell table:formula="of:=MAX(['dMass-dt'.E69]-['dMass-dt'.E68];0)" office:value-type="float" office:value="32" calcext:value-type="float">
            <text:p>32</text:p>
          </table:table-cell>
          <table:table-cell table:formula="of:=MAX(['dMass-dt'.F69]-['dMass-dt'.F68];0)" office:value-type="float" office:value="0" calcext:value-type="float">
            <text:p>0</text:p>
          </table:table-cell>
          <table:table-cell table:formula="of:=MAX(['dMass-dt'.G69]-['dMass-dt'.G68];0)" office:value-type="float" office:value="66" calcext:value-type="float">
            <text:p>66</text:p>
          </table:table-cell>
          <table:table-cell table:formula="of:=MAX(['dMass-dt'.H69]-['dMass-dt'.H68];0)" office:value-type="float" office:value="0" calcext:value-type="float">
            <text:p>0</text:p>
          </table:table-cell>
          <table:table-cell table:formula="of:=MAX(['dMass-dt'.I69]-['dMass-dt'.I68];0)" office:value-type="float" office:value="22" calcext:value-type="float">
            <text:p>22</text:p>
          </table:table-cell>
          <table:table-cell table:formula="of:=MAX(['dMass-dt'.J69]-['dMass-dt'.J68];0)" office:value-type="float" office:value="0" calcext:value-type="float">
            <text:p>0</text:p>
          </table:table-cell>
          <table:table-cell table:formula="of:=MAX(['dMass-dt'.K69]-['dMass-dt'.K68];0)" office:value-type="float" office:value="83" calcext:value-type="float">
            <text:p>83</text:p>
          </table:table-cell>
          <table:table-cell table:formula="of:=MAX(['dMass-dt'.L69]-['dMass-dt'.L68];0)" office:value-type="float" office:value="0" calcext:value-type="float">
            <text:p>0</text:p>
          </table:table-cell>
          <table:table-cell table:formula="of:=MAX(['dMass-dt'.M69]-['dMass-dt'.M68];0)" office:value-type="float" office:value="5" calcext:value-type="float">
            <text:p>5</text:p>
          </table:table-cell>
        </table:table-row>
        <table:table-row table:style-name="ro1">
          <table:table-cell table:formula="of:=[.A68]+1" office:value-type="float" office:value="2066" calcext:value-type="float">
            <text:p>2066</text:p>
          </table:table-cell>
          <table:table-cell table:formula="of:=MAX(['dMass-dt'.B70]-['dMass-dt'.B69];0)" office:value-type="float" office:value="24" calcext:value-type="float">
            <text:p>24</text:p>
          </table:table-cell>
          <table:table-cell table:formula="of:=MAX(['dMass-dt'.C70]-['dMass-dt'.C69];0)" office:value-type="float" office:value="10" calcext:value-type="float">
            <text:p>10</text:p>
          </table:table-cell>
          <table:table-cell table:formula="of:=MAX(['dMass-dt'.D70]-['dMass-dt'.D69];0)" office:value-type="float" office:value="0" calcext:value-type="float">
            <text:p>0</text:p>
          </table:table-cell>
          <table:table-cell table:formula="of:=MAX(['dMass-dt'.E70]-['dMass-dt'.E69];0)" office:value-type="float" office:value="28" calcext:value-type="float">
            <text:p>28</text:p>
          </table:table-cell>
          <table:table-cell table:formula="of:=MAX(['dMass-dt'.F70]-['dMass-dt'.F69];0)" office:value-type="float" office:value="12" calcext:value-type="float">
            <text:p>12</text:p>
          </table:table-cell>
          <table:table-cell table:formula="of:=MAX(['dMass-dt'.G70]-['dMass-dt'.G69];0)" office:value-type="float" office:value="41" calcext:value-type="float">
            <text:p>41</text:p>
          </table:table-cell>
          <table:table-cell table:formula="of:=MAX(['dMass-dt'.H70]-['dMass-dt'.H69];0)" office:value-type="float" office:value="0" calcext:value-type="float">
            <text:p>0</text:p>
          </table:table-cell>
          <table:table-cell table:formula="of:=MAX(['dMass-dt'.I70]-['dMass-dt'.I69];0)" office:value-type="float" office:value="9" calcext:value-type="float">
            <text:p>9</text:p>
          </table:table-cell>
          <table:table-cell table:formula="of:=MAX(['dMass-dt'.J70]-['dMass-dt'.J69];0)" office:value-type="float" office:value="2" calcext:value-type="float">
            <text:p>2</text:p>
          </table:table-cell>
          <table:table-cell table:formula="of:=MAX(['dMass-dt'.K70]-['dMass-dt'.K69];0)" office:value-type="float" office:value="56" calcext:value-type="float">
            <text:p>56</text:p>
          </table:table-cell>
          <table:table-cell table:formula="of:=MAX(['dMass-dt'.L70]-['dMass-dt'.L69];0)" office:value-type="float" office:value="0" calcext:value-type="float">
            <text:p>0</text:p>
          </table:table-cell>
          <table:table-cell table:formula="of:=MAX(['dMass-dt'.M70]-['dMass-dt'.M69];0)" office:value-type="float" office:value="4" calcext:value-type="float">
            <text:p>4</text:p>
          </table:table-cell>
        </table:table-row>
        <table:table-row table:style-name="ro1">
          <table:table-cell table:formula="of:=[.A69]+1" office:value-type="float" office:value="2067" calcext:value-type="float">
            <text:p>2067</text:p>
          </table:table-cell>
          <table:table-cell table:formula="of:=MAX(['dMass-dt'.B71]-['dMass-dt'.B70];0)" office:value-type="float" office:value="4" calcext:value-type="float">
            <text:p>4</text:p>
          </table:table-cell>
          <table:table-cell table:formula="of:=MAX(['dMass-dt'.C71]-['dMass-dt'.C70];0)" office:value-type="float" office:value="28" calcext:value-type="float">
            <text:p>28</text:p>
          </table:table-cell>
          <table:table-cell table:formula="of:=MAX(['dMass-dt'.D71]-['dMass-dt'.D70];0)" office:value-type="float" office:value="0" calcext:value-type="float">
            <text:p>0</text:p>
          </table:table-cell>
          <table:table-cell table:formula="of:=MAX(['dMass-dt'.E71]-['dMass-dt'.E70];0)" office:value-type="float" office:value="29" calcext:value-type="float">
            <text:p>29</text:p>
          </table:table-cell>
          <table:table-cell table:formula="of:=MAX(['dMass-dt'.F71]-['dMass-dt'.F70];0)" office:value-type="float" office:value="2" calcext:value-type="float">
            <text:p>2</text:p>
          </table:table-cell>
          <table:table-cell table:formula="of:=MAX(['dMass-dt'.G71]-['dMass-dt'.G70];0)" office:value-type="float" office:value="46" calcext:value-type="float">
            <text:p>46</text:p>
          </table:table-cell>
          <table:table-cell table:formula="of:=MAX(['dMass-dt'.H71]-['dMass-dt'.H70];0)" office:value-type="float" office:value="0" calcext:value-type="float">
            <text:p>0</text:p>
          </table:table-cell>
          <table:table-cell table:formula="of:=MAX(['dMass-dt'.I71]-['dMass-dt'.I70];0)" office:value-type="float" office:value="13" calcext:value-type="float">
            <text:p>13</text:p>
          </table:table-cell>
          <table:table-cell table:formula="of:=MAX(['dMass-dt'.J71]-['dMass-dt'.J70];0)" office:value-type="float" office:value="7" calcext:value-type="float">
            <text:p>7</text:p>
          </table:table-cell>
          <table:table-cell table:formula="of:=MAX(['dMass-dt'.K71]-['dMass-dt'.K70];0)" office:value-type="float" office:value="59" calcext:value-type="float">
            <text:p>59</text:p>
          </table:table-cell>
          <table:table-cell table:formula="of:=MAX(['dMass-dt'.L71]-['dMass-dt'.L70];0)" office:value-type="float" office:value="0" calcext:value-type="float">
            <text:p>0</text:p>
          </table:table-cell>
          <table:table-cell table:formula="of:=MAX(['dMass-dt'.M71]-['dMass-dt'.M70];0)"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2068" calcext:value-type="float">
            <text:p>2068</text:p>
          </table:table-cell>
          <table:table-cell table:formula="of:=MAX(['dMass-dt'.B72]-['dMass-dt'.B71];0)" office:value-type="float" office:value="20" calcext:value-type="float">
            <text:p>20</text:p>
          </table:table-cell>
          <table:table-cell table:formula="of:=MAX(['dMass-dt'.C72]-['dMass-dt'.C71];0)" office:value-type="float" office:value="16" calcext:value-type="float">
            <text:p>16</text:p>
          </table:table-cell>
          <table:table-cell table:formula="of:=MAX(['dMass-dt'.D72]-['dMass-dt'.D71];0)" office:value-type="float" office:value="0" calcext:value-type="float">
            <text:p>0</text:p>
          </table:table-cell>
          <table:table-cell table:formula="of:=MAX(['dMass-dt'.E72]-['dMass-dt'.E71];0)" office:value-type="float" office:value="17" calcext:value-type="float">
            <text:p>17</text:p>
          </table:table-cell>
          <table:table-cell table:formula="of:=MAX(['dMass-dt'.F72]-['dMass-dt'.F71];0)" office:value-type="float" office:value="0" calcext:value-type="float">
            <text:p>0</text:p>
          </table:table-cell>
          <table:table-cell table:formula="of:=MAX(['dMass-dt'.G72]-['dMass-dt'.G71];0)" office:value-type="float" office:value="45" calcext:value-type="float">
            <text:p>45</text:p>
          </table:table-cell>
          <table:table-cell table:formula="of:=MAX(['dMass-dt'.H72]-['dMass-dt'.H71];0)" office:value-type="float" office:value="0" calcext:value-type="float">
            <text:p>0</text:p>
          </table:table-cell>
          <table:table-cell table:formula="of:=MAX(['dMass-dt'.I72]-['dMass-dt'.I71];0)" office:value-type="float" office:value="14" calcext:value-type="float">
            <text:p>14</text:p>
          </table:table-cell>
          <table:table-cell table:formula="of:=MAX(['dMass-dt'.J72]-['dMass-dt'.J71];0)" office:value-type="float" office:value="0" calcext:value-type="float">
            <text:p>0</text:p>
          </table:table-cell>
          <table:table-cell table:formula="of:=MAX(['dMass-dt'.K72]-['dMass-dt'.K71];0)" office:value-type="float" office:value="54" calcext:value-type="float">
            <text:p>54</text:p>
          </table:table-cell>
          <table:table-cell table:formula="of:=MAX(['dMass-dt'.L72]-['dMass-dt'.L71];0)" office:value-type="float" office:value="0" calcext:value-type="float">
            <text:p>0</text:p>
          </table:table-cell>
          <table:table-cell table:formula="of:=MAX(['dMass-dt'.M72]-['dMass-dt'.M71];0)" office:value-type="float" office:value="11" calcext:value-type="float">
            <text:p>11</text:p>
          </table:table-cell>
        </table:table-row>
        <table:table-row table:style-name="ro1">
          <table:table-cell table:formula="of:=[.A71]+1" office:value-type="float" office:value="2069" calcext:value-type="float">
            <text:p>2069</text:p>
          </table:table-cell>
          <table:table-cell table:formula="of:=MAX(['dMass-dt'.B73]-['dMass-dt'.B72];0)" office:value-type="float" office:value="11" calcext:value-type="float">
            <text:p>11</text:p>
          </table:table-cell>
          <table:table-cell table:formula="of:=MAX(['dMass-dt'.C73]-['dMass-dt'.C72];0)" office:value-type="float" office:value="39" calcext:value-type="float">
            <text:p>39</text:p>
          </table:table-cell>
          <table:table-cell table:formula="of:=MAX(['dMass-dt'.D73]-['dMass-dt'.D72];0)" office:value-type="float" office:value="0" calcext:value-type="float">
            <text:p>0</text:p>
          </table:table-cell>
          <table:table-cell table:formula="of:=MAX(['dMass-dt'.E73]-['dMass-dt'.E72];0)" office:value-type="float" office:value="28" calcext:value-type="float">
            <text:p>28</text:p>
          </table:table-cell>
          <table:table-cell table:formula="of:=MAX(['dMass-dt'.F73]-['dMass-dt'.F72];0)" office:value-type="float" office:value="12" calcext:value-type="float">
            <text:p>12</text:p>
          </table:table-cell>
          <table:table-cell table:formula="of:=MAX(['dMass-dt'.G73]-['dMass-dt'.G72];0)" office:value-type="float" office:value="53" calcext:value-type="float">
            <text:p>53</text:p>
          </table:table-cell>
          <table:table-cell table:formula="of:=MAX(['dMass-dt'.H73]-['dMass-dt'.H72];0)" office:value-type="float" office:value="0" calcext:value-type="float">
            <text:p>0</text:p>
          </table:table-cell>
          <table:table-cell table:formula="of:=MAX(['dMass-dt'.I73]-['dMass-dt'.I72];0)" office:value-type="float" office:value="13" calcext:value-type="float">
            <text:p>13</text:p>
          </table:table-cell>
          <table:table-cell table:formula="of:=MAX(['dMass-dt'.J73]-['dMass-dt'.J72];0)" office:value-type="float" office:value="10" calcext:value-type="float">
            <text:p>10</text:p>
          </table:table-cell>
          <table:table-cell table:formula="of:=MAX(['dMass-dt'.K73]-['dMass-dt'.K72];0)" office:value-type="float" office:value="66" calcext:value-type="float">
            <text:p>66</text:p>
          </table:table-cell>
          <table:table-cell table:formula="of:=MAX(['dMass-dt'.L73]-['dMass-dt'.L72];0)" office:value-type="float" office:value="0" calcext:value-type="float">
            <text:p>0</text:p>
          </table:table-cell>
          <table:table-cell table:formula="of:=MAX(['dMass-dt'.M73]-['dMass-dt'.M72];0)" office:value-type="float" office:value="2" calcext:value-type="float">
            <text:p>2</text:p>
          </table:table-cell>
        </table:table-row>
        <table:table-row table:style-name="ro1">
          <table:table-cell table:formula="of:=[.A72]+1" office:value-type="float" office:value="2070" calcext:value-type="float">
            <text:p>2070</text:p>
          </table:table-cell>
          <table:table-cell table:formula="of:=MAX(['dMass-dt'.B74]-['dMass-dt'.B73];0)" office:value-type="float" office:value="30" calcext:value-type="float">
            <text:p>30</text:p>
          </table:table-cell>
          <table:table-cell table:formula="of:=MAX(['dMass-dt'.C74]-['dMass-dt'.C73];0)" office:value-type="float" office:value="34" calcext:value-type="float">
            <text:p>34</text:p>
          </table:table-cell>
          <table:table-cell table:formula="of:=MAX(['dMass-dt'.D74]-['dMass-dt'.D73];0)" office:value-type="float" office:value="0" calcext:value-type="float">
            <text:p>0</text:p>
          </table:table-cell>
          <table:table-cell table:formula="of:=MAX(['dMass-dt'.E74]-['dMass-dt'.E73];0)" office:value-type="float" office:value="24" calcext:value-type="float">
            <text:p>24</text:p>
          </table:table-cell>
          <table:table-cell table:formula="of:=MAX(['dMass-dt'.F74]-['dMass-dt'.F73];0)" office:value-type="float" office:value="9" calcext:value-type="float">
            <text:p>9</text:p>
          </table:table-cell>
          <table:table-cell table:formula="of:=MAX(['dMass-dt'.G74]-['dMass-dt'.G73];0)" office:value-type="float" office:value="58" calcext:value-type="float">
            <text:p>58</text:p>
          </table:table-cell>
          <table:table-cell table:formula="of:=MAX(['dMass-dt'.H74]-['dMass-dt'.H73];0)" office:value-type="float" office:value="0" calcext:value-type="float">
            <text:p>0</text:p>
          </table:table-cell>
          <table:table-cell table:formula="of:=MAX(['dMass-dt'.I74]-['dMass-dt'.I73];0)" office:value-type="float" office:value="21" calcext:value-type="float">
            <text:p>21</text:p>
          </table:table-cell>
          <table:table-cell table:formula="of:=MAX(['dMass-dt'.J74]-['dMass-dt'.J73];0)" office:value-type="float" office:value="10" calcext:value-type="float">
            <text:p>10</text:p>
          </table:table-cell>
          <table:table-cell table:formula="of:=MAX(['dMass-dt'.K74]-['dMass-dt'.K73];0)" office:value-type="float" office:value="76" calcext:value-type="float">
            <text:p>76</text:p>
          </table:table-cell>
          <table:table-cell table:formula="of:=MAX(['dMass-dt'.L74]-['dMass-dt'.L73];0)" office:value-type="float" office:value="0" calcext:value-type="float">
            <text:p>0</text:p>
          </table:table-cell>
          <table:table-cell table:formula="of:=MAX(['dMass-dt'.M74]-['dMass-dt'.M73];0)" office:value-type="float" office:value="2" calcext:value-type="float">
            <text:p>2</text:p>
          </table:table-cell>
        </table:table-row>
        <table:table-row table:style-name="ro1">
          <table:table-cell table:formula="of:=[.A73]+1" office:value-type="float" office:value="2071" calcext:value-type="float">
            <text:p>2071</text:p>
          </table:table-cell>
          <table:table-cell table:formula="of:=MAX(['dMass-dt'.B75]-['dMass-dt'.B74];0)" office:value-type="float" office:value="0" calcext:value-type="float">
            <text:p>0</text:p>
          </table:table-cell>
          <table:table-cell table:formula="of:=MAX(['dMass-dt'.C75]-['dMass-dt'.C74];0)" office:value-type="float" office:value="63" calcext:value-type="float">
            <text:p>63</text:p>
          </table:table-cell>
          <table:table-cell table:formula="of:=MAX(['dMass-dt'.D75]-['dMass-dt'.D74];0)" office:value-type="float" office:value="0" calcext:value-type="float">
            <text:p>0</text:p>
          </table:table-cell>
          <table:table-cell table:formula="of:=MAX(['dMass-dt'.E75]-['dMass-dt'.E74];0)" office:value-type="float" office:value="35" calcext:value-type="float">
            <text:p>35</text:p>
          </table:table-cell>
          <table:table-cell table:formula="of:=MAX(['dMass-dt'.F75]-['dMass-dt'.F74];0)" office:value-type="float" office:value="10" calcext:value-type="float">
            <text:p>10</text:p>
          </table:table-cell>
          <table:table-cell table:formula="of:=MAX(['dMass-dt'.G75]-['dMass-dt'.G74];0)" office:value-type="float" office:value="72" calcext:value-type="float">
            <text:p>72</text:p>
          </table:table-cell>
          <table:table-cell table:formula="of:=MAX(['dMass-dt'.H75]-['dMass-dt'.H74];0)" office:value-type="float" office:value="0" calcext:value-type="float">
            <text:p>0</text:p>
          </table:table-cell>
          <table:table-cell table:formula="of:=MAX(['dMass-dt'.I75]-['dMass-dt'.I74];0)" office:value-type="float" office:value="5" calcext:value-type="float">
            <text:p>5</text:p>
          </table:table-cell>
          <table:table-cell table:formula="of:=MAX(['dMass-dt'.J75]-['dMass-dt'.J74];0)" office:value-type="float" office:value="2" calcext:value-type="float">
            <text:p>2</text:p>
          </table:table-cell>
          <table:table-cell table:formula="of:=MAX(['dMass-dt'.K75]-['dMass-dt'.K74];0)" office:value-type="float" office:value="86" calcext:value-type="float">
            <text:p>86</text:p>
          </table:table-cell>
          <table:table-cell table:formula="of:=MAX(['dMass-dt'.L75]-['dMass-dt'.L74];0)" office:value-type="float" office:value="0" calcext:value-type="float">
            <text:p>0</text:p>
          </table:table-cell>
          <table:table-cell table:formula="of:=MAX(['dMass-dt'.M75]-['dMass-dt'.M74];0)"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2072" calcext:value-type="float">
            <text:p>2072</text:p>
          </table:table-cell>
          <table:table-cell table:formula="of:=MAX(['dMass-dt'.B76]-['dMass-dt'.B75];0)" office:value-type="float" office:value="0" calcext:value-type="float">
            <text:p>0</text:p>
          </table:table-cell>
          <table:table-cell table:formula="of:=MAX(['dMass-dt'.C76]-['dMass-dt'.C75];0)" office:value-type="float" office:value="161" calcext:value-type="float">
            <text:p>161</text:p>
          </table:table-cell>
          <table:table-cell table:formula="of:=MAX(['dMass-dt'.D76]-['dMass-dt'.D75];0)" office:value-type="float" office:value="0" calcext:value-type="float">
            <text:p>0</text:p>
          </table:table-cell>
          <table:table-cell table:formula="of:=MAX(['dMass-dt'.E76]-['dMass-dt'.E75];0)" office:value-type="float" office:value="39" calcext:value-type="float">
            <text:p>39</text:p>
          </table:table-cell>
          <table:table-cell table:formula="of:=MAX(['dMass-dt'.F76]-['dMass-dt'.F75];0)" office:value-type="float" office:value="0" calcext:value-type="float">
            <text:p>0</text:p>
          </table:table-cell>
          <table:table-cell table:formula="of:=MAX(['dMass-dt'.G76]-['dMass-dt'.G75];0)" office:value-type="float" office:value="148" calcext:value-type="float">
            <text:p>148</text:p>
          </table:table-cell>
          <table:table-cell table:formula="of:=MAX(['dMass-dt'.H76]-['dMass-dt'.H75];0)" office:value-type="float" office:value="0" calcext:value-type="float">
            <text:p>0</text:p>
          </table:table-cell>
          <table:table-cell table:formula="of:=MAX(['dMass-dt'.I76]-['dMass-dt'.I75];0)" office:value-type="float" office:value="23" calcext:value-type="float">
            <text:p>23</text:p>
          </table:table-cell>
          <table:table-cell table:formula="of:=MAX(['dMass-dt'.J76]-['dMass-dt'.J75];0)" office:value-type="float" office:value="0" calcext:value-type="float">
            <text:p>0</text:p>
          </table:table-cell>
          <table:table-cell table:formula="of:=MAX(['dMass-dt'.K76]-['dMass-dt'.K75];0)" office:value-type="float" office:value="160" calcext:value-type="float">
            <text:p>160</text:p>
          </table:table-cell>
          <table:table-cell table:formula="of:=MAX(['dMass-dt'.L76]-['dMass-dt'.L75];0)" office:value-type="float" office:value="0" calcext:value-type="float">
            <text:p>0</text:p>
          </table:table-cell>
          <table:table-cell table:formula="of:=MAX(['dMass-dt'.M76]-['dMass-dt'.M75];0)" office:value-type="float" office:value="9" calcext:value-type="float">
            <text:p>9</text:p>
          </table:table-cell>
        </table:table-row>
        <table:table-row table:style-name="ro1">
          <table:table-cell table:formula="of:=[.A75]+1" office:value-type="float" office:value="2073" calcext:value-type="float">
            <text:p>2073</text:p>
          </table:table-cell>
          <table:table-cell table:formula="of:=MAX(['dMass-dt'.B77]-['dMass-dt'.B76];0)" office:value-type="float" office:value="202" calcext:value-type="float">
            <text:p>202</text:p>
          </table:table-cell>
          <table:table-cell table:formula="of:=MAX(['dMass-dt'.C77]-['dMass-dt'.C76];0)" office:value-type="float" office:value="0" calcext:value-type="float">
            <text:p>0</text:p>
          </table:table-cell>
          <table:table-cell table:formula="of:=MAX(['dMass-dt'.D77]-['dMass-dt'.D76];0)" office:value-type="float" office:value="0" calcext:value-type="float">
            <text:p>0</text:p>
          </table:table-cell>
          <table:table-cell table:formula="of:=MAX(['dMass-dt'.E77]-['dMass-dt'.E76];0)" office:value-type="float" office:value="27" calcext:value-type="float">
            <text:p>27</text:p>
          </table:table-cell>
          <table:table-cell table:formula="of:=MAX(['dMass-dt'.F77]-['dMass-dt'.F76];0)" office:value-type="float" office:value="194" calcext:value-type="float">
            <text:p>194</text:p>
          </table:table-cell>
          <table:table-cell table:formula="of:=MAX(['dMass-dt'.G77]-['dMass-dt'.G76];0)" office:value-type="float" office:value="0" calcext:value-type="float">
            <text:p>0</text:p>
          </table:table-cell>
          <table:table-cell table:formula="of:=MAX(['dMass-dt'.H77]-['dMass-dt'.H76];0)" office:value-type="float" office:value="0" calcext:value-type="float">
            <text:p>0</text:p>
          </table:table-cell>
          <table:table-cell table:formula="of:=MAX(['dMass-dt'.I77]-['dMass-dt'.I76];0)" office:value-type="float" office:value="8" calcext:value-type="float">
            <text:p>8</text:p>
          </table:table-cell>
          <table:table-cell table:formula="of:=MAX(['dMass-dt'.J77]-['dMass-dt'.J76];0)" office:value-type="float" office:value="187" calcext:value-type="float">
            <text:p>187</text:p>
          </table:table-cell>
          <table:table-cell table:formula="of:=MAX(['dMass-dt'.K77]-['dMass-dt'.K76];0)" office:value-type="float" office:value="0" calcext:value-type="float">
            <text:p>0</text:p>
          </table:table-cell>
          <table:table-cell table:formula="of:=MAX(['dMass-dt'.L77]-['dMass-dt'.L76];0)" office:value-type="float" office:value="0" calcext:value-type="float">
            <text:p>0</text:p>
          </table:table-cell>
          <table:table-cell table:formula="of:=MAX(['dMass-dt'.M77]-['dMass-dt'.M76];0)" office:value-type="float" office:value="3" calcext:value-type="float">
            <text:p>3</text:p>
          </table:table-cell>
        </table:table-row>
        <table:table-row table:style-name="ro1">
          <table:table-cell table:formula="of:=[.A76]+1" office:value-type="float" office:value="2074" calcext:value-type="float">
            <text:p>2074</text:p>
          </table:table-cell>
          <table:table-cell table:formula="of:=MAX(['dMass-dt'.B78]-['dMass-dt'.B77];0)" office:value-type="float" office:value="0" calcext:value-type="float">
            <text:p>0</text:p>
          </table:table-cell>
          <table:table-cell table:formula="of:=MAX(['dMass-dt'.C78]-['dMass-dt'.C77];0)" office:value-type="float" office:value="83" calcext:value-type="float">
            <text:p>83</text:p>
          </table:table-cell>
          <table:table-cell table:formula="of:=MAX(['dMass-dt'.D78]-['dMass-dt'.D77];0)" office:value-type="float" office:value="0" calcext:value-type="float">
            <text:p>0</text:p>
          </table:table-cell>
          <table:table-cell table:formula="of:=MAX(['dMass-dt'.E78]-['dMass-dt'.E77];0)" office:value-type="float" office:value="23" calcext:value-type="float">
            <text:p>23</text:p>
          </table:table-cell>
          <table:table-cell table:formula="of:=MAX(['dMass-dt'.F78]-['dMass-dt'.F77];0)" office:value-type="float" office:value="0" calcext:value-type="float">
            <text:p>0</text:p>
          </table:table-cell>
          <table:table-cell table:formula="of:=MAX(['dMass-dt'.G78]-['dMass-dt'.G77];0)" office:value-type="float" office:value="96" calcext:value-type="float">
            <text:p>96</text:p>
          </table:table-cell>
          <table:table-cell table:formula="of:=MAX(['dMass-dt'.H78]-['dMass-dt'.H77];0)" office:value-type="float" office:value="0" calcext:value-type="float">
            <text:p>0</text:p>
          </table:table-cell>
          <table:table-cell table:formula="of:=MAX(['dMass-dt'.I78]-['dMass-dt'.I77];0)" office:value-type="float" office:value="6" calcext:value-type="float">
            <text:p>6</text:p>
          </table:table-cell>
          <table:table-cell table:formula="of:=MAX(['dMass-dt'.J78]-['dMass-dt'.J77];0)" office:value-type="float" office:value="0" calcext:value-type="float">
            <text:p>0</text:p>
          </table:table-cell>
          <table:table-cell table:formula="of:=MAX(['dMass-dt'.K78]-['dMass-dt'.K77];0)" office:value-type="float" office:value="110" calcext:value-type="float">
            <text:p>110</text:p>
          </table:table-cell>
          <table:table-cell table:formula="of:=MAX(['dMass-dt'.L78]-['dMass-dt'.L77];0)" office:value-type="float" office:value="0" calcext:value-type="float">
            <text:p>0</text:p>
          </table:table-cell>
          <table:table-cell table:formula="of:=MAX(['dMass-dt'.M78]-['dMass-dt'.M77];0)" office:value-type="float" office:value="3" calcext:value-type="float">
            <text:p>3</text:p>
          </table:table-cell>
        </table:table-row>
        <table:table-row table:style-name="ro1">
          <table:table-cell table:formula="of:=[.A77]+1" office:value-type="float" office:value="2075" calcext:value-type="float">
            <text:p>2075</text:p>
          </table:table-cell>
          <table:table-cell table:formula="of:=MAX(['dMass-dt'.B79]-['dMass-dt'.B78];0)" office:value-type="float" office:value="31" calcext:value-type="float">
            <text:p>31</text:p>
          </table:table-cell>
          <table:table-cell table:formula="of:=MAX(['dMass-dt'.C79]-['dMass-dt'.C78];0)" office:value-type="float" office:value="75" calcext:value-type="float">
            <text:p>75</text:p>
          </table:table-cell>
          <table:table-cell table:formula="of:=MAX(['dMass-dt'.D79]-['dMass-dt'.D78];0)" office:value-type="float" office:value="0" calcext:value-type="float">
            <text:p>0</text:p>
          </table:table-cell>
          <table:table-cell table:formula="of:=MAX(['dMass-dt'.E79]-['dMass-dt'.E78];0)" office:value-type="float" office:value="28" calcext:value-type="float">
            <text:p>28</text:p>
          </table:table-cell>
          <table:table-cell table:formula="of:=MAX(['dMass-dt'.F79]-['dMass-dt'.F78];0)" office:value-type="float" office:value="34" calcext:value-type="float">
            <text:p>34</text:p>
          </table:table-cell>
          <table:table-cell table:formula="of:=MAX(['dMass-dt'.G79]-['dMass-dt'.G78];0)" office:value-type="float" office:value="80" calcext:value-type="float">
            <text:p>80</text:p>
          </table:table-cell>
          <table:table-cell table:formula="of:=MAX(['dMass-dt'.H79]-['dMass-dt'.H78];0)" office:value-type="float" office:value="0" calcext:value-type="float">
            <text:p>0</text:p>
          </table:table-cell>
          <table:table-cell table:formula="of:=MAX(['dMass-dt'.I79]-['dMass-dt'.I78];0)" office:value-type="float" office:value="20" calcext:value-type="float">
            <text:p>20</text:p>
          </table:table-cell>
          <table:table-cell table:formula="of:=MAX(['dMass-dt'.J79]-['dMass-dt'.J78];0)" office:value-type="float" office:value="36" calcext:value-type="float">
            <text:p>36</text:p>
          </table:table-cell>
          <table:table-cell table:formula="of:=MAX(['dMass-dt'.K79]-['dMass-dt'.K78];0)" office:value-type="float" office:value="96" calcext:value-type="float">
            <text:p>96</text:p>
          </table:table-cell>
          <table:table-cell table:formula="of:=MAX(['dMass-dt'.L79]-['dMass-dt'.L78];0)" office:value-type="float" office:value="0" calcext:value-type="float">
            <text:p>0</text:p>
          </table:table-cell>
          <table:table-cell table:formula="of:=MAX(['dMass-dt'.M79]-['dMass-dt'.M78];0)" office:value-type="float" office:value="2" calcext:value-type="float">
            <text:p>2</text:p>
          </table:table-cell>
        </table:table-row>
        <table:table-row table:style-name="ro1">
          <table:table-cell table:formula="of:=[.A78]+1" office:value-type="float" office:value="2076" calcext:value-type="float">
            <text:p>2076</text:p>
          </table:table-cell>
          <table:table-cell table:formula="of:=MAX(['dMass-dt'.B80]-['dMass-dt'.B79];0)" office:value-type="float" office:value="67" calcext:value-type="float">
            <text:p>67</text:p>
          </table:table-cell>
          <table:table-cell table:formula="of:=MAX(['dMass-dt'.C80]-['dMass-dt'.C79];0)" office:value-type="float" office:value="36" calcext:value-type="float">
            <text:p>36</text:p>
          </table:table-cell>
          <table:table-cell table:formula="of:=MAX(['dMass-dt'.D80]-['dMass-dt'.D79];0)" office:value-type="float" office:value="0" calcext:value-type="float">
            <text:p>0</text:p>
          </table:table-cell>
          <table:table-cell table:formula="of:=MAX(['dMass-dt'.E80]-['dMass-dt'.E79];0)" office:value-type="float" office:value="21" calcext:value-type="float">
            <text:p>21</text:p>
          </table:table-cell>
          <table:table-cell table:formula="of:=MAX(['dMass-dt'.F80]-['dMass-dt'.F79];0)" office:value-type="float" office:value="61" calcext:value-type="float">
            <text:p>61</text:p>
          </table:table-cell>
          <table:table-cell table:formula="of:=MAX(['dMass-dt'.G80]-['dMass-dt'.G79];0)" office:value-type="float" office:value="52" calcext:value-type="float">
            <text:p>52</text:p>
          </table:table-cell>
          <table:table-cell table:formula="of:=MAX(['dMass-dt'.H80]-['dMass-dt'.H79];0)" office:value-type="float" office:value="0" calcext:value-type="float">
            <text:p>0</text:p>
          </table:table-cell>
          <table:table-cell table:formula="of:=MAX(['dMass-dt'.I80]-['dMass-dt'.I79];0)" office:value-type="float" office:value="11" calcext:value-type="float">
            <text:p>11</text:p>
          </table:table-cell>
          <table:table-cell table:formula="of:=MAX(['dMass-dt'.J80]-['dMass-dt'.J79];0)" office:value-type="float" office:value="63" calcext:value-type="float">
            <text:p>63</text:p>
          </table:table-cell>
          <table:table-cell table:formula="of:=MAX(['dMass-dt'.K80]-['dMass-dt'.K79];0)" office:value-type="float" office:value="60" calcext:value-type="float">
            <text:p>60</text:p>
          </table:table-cell>
          <table:table-cell table:formula="of:=MAX(['dMass-dt'.L80]-['dMass-dt'.L79];0)" office:value-type="float" office:value="0" calcext:value-type="float">
            <text:p>0</text:p>
          </table:table-cell>
          <table:table-cell table:formula="of:=MAX(['dMass-dt'.M80]-['dMass-dt'.M79];0)" office:value-type="float" office:value="1" calcext:value-type="float">
            <text:p>1</text:p>
          </table:table-cell>
        </table:table-row>
        <table:table-row table:style-name="ro1">
          <table:table-cell table:formula="of:=[.A79]+1" office:value-type="float" office:value="2077" calcext:value-type="float">
            <text:p>2077</text:p>
          </table:table-cell>
          <table:table-cell table:formula="of:=MAX(['dMass-dt'.B81]-['dMass-dt'.B80];0)" office:value-type="float" office:value="90" calcext:value-type="float">
            <text:p>90</text:p>
          </table:table-cell>
          <table:table-cell table:formula="of:=MAX(['dMass-dt'.C81]-['dMass-dt'.C80];0)" office:value-type="float" office:value="29" calcext:value-type="float">
            <text:p>29</text:p>
          </table:table-cell>
          <table:table-cell table:formula="of:=MAX(['dMass-dt'.D81]-['dMass-dt'.D80];0)" office:value-type="float" office:value="0" calcext:value-type="float">
            <text:p>0</text:p>
          </table:table-cell>
          <table:table-cell table:formula="of:=MAX(['dMass-dt'.E81]-['dMass-dt'.E80];0)" office:value-type="float" office:value="20" calcext:value-type="float">
            <text:p>20</text:p>
          </table:table-cell>
          <table:table-cell table:formula="of:=MAX(['dMass-dt'.F81]-['dMass-dt'.F80];0)" office:value-type="float" office:value="78" calcext:value-type="float">
            <text:p>78</text:p>
          </table:table-cell>
          <table:table-cell table:formula="of:=MAX(['dMass-dt'.G81]-['dMass-dt'.G80];0)" office:value-type="float" office:value="49" calcext:value-type="float">
            <text:p>49</text:p>
          </table:table-cell>
          <table:table-cell table:formula="of:=MAX(['dMass-dt'.H81]-['dMass-dt'.H80];0)" office:value-type="float" office:value="0" calcext:value-type="float">
            <text:p>0</text:p>
          </table:table-cell>
          <table:table-cell table:formula="of:=MAX(['dMass-dt'.I81]-['dMass-dt'.I80];0)" office:value-type="float" office:value="12" calcext:value-type="float">
            <text:p>12</text:p>
          </table:table-cell>
          <table:table-cell table:formula="of:=MAX(['dMass-dt'.J81]-['dMass-dt'.J80];0)" office:value-type="float" office:value="76" calcext:value-type="float">
            <text:p>76</text:p>
          </table:table-cell>
          <table:table-cell table:formula="of:=MAX(['dMass-dt'.K81]-['dMass-dt'.K80];0)" office:value-type="float" office:value="63" calcext:value-type="float">
            <text:p>63</text:p>
          </table:table-cell>
          <table:table-cell table:formula="of:=MAX(['dMass-dt'.L81]-['dMass-dt'.L80];0)" office:value-type="float" office:value="0" calcext:value-type="float">
            <text:p>0</text:p>
          </table:table-cell>
          <table:table-cell table:formula="of:=MAX(['dMass-dt'.M81]-['dMass-dt'.M80];0)"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2078" calcext:value-type="float">
            <text:p>2078</text:p>
          </table:table-cell>
          <table:table-cell table:formula="of:=MAX(['dMass-dt'.B82]-['dMass-dt'.B81];0)" office:value-type="float" office:value="64" calcext:value-type="float">
            <text:p>64</text:p>
          </table:table-cell>
          <table:table-cell table:formula="of:=MAX(['dMass-dt'.C82]-['dMass-dt'.C81];0)" office:value-type="float" office:value="41" calcext:value-type="float">
            <text:p>41</text:p>
          </table:table-cell>
          <table:table-cell table:formula="of:=MAX(['dMass-dt'.D82]-['dMass-dt'.D81];0)" office:value-type="float" office:value="0" calcext:value-type="float">
            <text:p>0</text:p>
          </table:table-cell>
          <table:table-cell table:formula="of:=MAX(['dMass-dt'.E82]-['dMass-dt'.E81];0)" office:value-type="float" office:value="31" calcext:value-type="float">
            <text:p>31</text:p>
          </table:table-cell>
          <table:table-cell table:formula="of:=MAX(['dMass-dt'.F82]-['dMass-dt'.F81];0)" office:value-type="float" office:value="90" calcext:value-type="float">
            <text:p>90</text:p>
          </table:table-cell>
          <table:table-cell table:formula="of:=MAX(['dMass-dt'.G82]-['dMass-dt'.G81];0)" office:value-type="float" office:value="42" calcext:value-type="float">
            <text:p>42</text:p>
          </table:table-cell>
          <table:table-cell table:formula="of:=MAX(['dMass-dt'.H82]-['dMass-dt'.H81];0)" office:value-type="float" office:value="0" calcext:value-type="float">
            <text:p>0</text:p>
          </table:table-cell>
          <table:table-cell table:formula="of:=MAX(['dMass-dt'.I82]-['dMass-dt'.I81];0)" office:value-type="float" office:value="4" calcext:value-type="float">
            <text:p>4</text:p>
          </table:table-cell>
          <table:table-cell table:formula="of:=MAX(['dMass-dt'.J82]-['dMass-dt'.J81];0)" office:value-type="float" office:value="74" calcext:value-type="float">
            <text:p>74</text:p>
          </table:table-cell>
          <table:table-cell table:formula="of:=MAX(['dMass-dt'.K82]-['dMass-dt'.K81];0)" office:value-type="float" office:value="50" calcext:value-type="float">
            <text:p>50</text:p>
          </table:table-cell>
          <table:table-cell table:formula="of:=MAX(['dMass-dt'.L82]-['dMass-dt'.L81];0)" office:value-type="float" office:value="0" calcext:value-type="float">
            <text:p>0</text:p>
          </table:table-cell>
          <table:table-cell table:formula="of:=MAX(['dMass-dt'.M82]-['dMass-dt'.M81];0)" office:value-type="float" office:value="12" calcext:value-type="float">
            <text:p>12</text:p>
          </table:table-cell>
        </table:table-row>
        <table:table-row table:style-name="ro1">
          <table:table-cell table:formula="of:=[.A81]+1" office:value-type="float" office:value="2079" calcext:value-type="float">
            <text:p>2079</text:p>
          </table:table-cell>
          <table:table-cell table:formula="of:=MAX(['dMass-dt'.B83]-['dMass-dt'.B82];0)" office:value-type="float" office:value="19" calcext:value-type="float">
            <text:p>19</text:p>
          </table:table-cell>
          <table:table-cell table:formula="of:=MAX(['dMass-dt'.C83]-['dMass-dt'.C82];0)" office:value-type="float" office:value="47" calcext:value-type="float">
            <text:p>47</text:p>
          </table:table-cell>
          <table:table-cell table:formula="of:=MAX(['dMass-dt'.D83]-['dMass-dt'.D82];0)" office:value-type="float" office:value="0" calcext:value-type="float">
            <text:p>0</text:p>
          </table:table-cell>
          <table:table-cell table:formula="of:=MAX(['dMass-dt'.E83]-['dMass-dt'.E82];0)" office:value-type="float" office:value="48" calcext:value-type="float">
            <text:p>48</text:p>
          </table:table-cell>
          <table:table-cell table:formula="of:=MAX(['dMass-dt'.F83]-['dMass-dt'.F82];0)" office:value-type="float" office:value="36" calcext:value-type="float">
            <text:p>36</text:p>
          </table:table-cell>
          <table:table-cell table:formula="of:=MAX(['dMass-dt'.G83]-['dMass-dt'.G82];0)" office:value-type="float" office:value="59" calcext:value-type="float">
            <text:p>59</text:p>
          </table:table-cell>
          <table:table-cell table:formula="of:=MAX(['dMass-dt'.H83]-['dMass-dt'.H82];0)" office:value-type="float" office:value="0" calcext:value-type="float">
            <text:p>0</text:p>
          </table:table-cell>
          <table:table-cell table:formula="of:=MAX(['dMass-dt'.I83]-['dMass-dt'.I82];0)" office:value-type="float" office:value="19" calcext:value-type="float">
            <text:p>19</text:p>
          </table:table-cell>
          <table:table-cell table:formula="of:=MAX(['dMass-dt'.J83]-['dMass-dt'.J82];0)" office:value-type="float" office:value="42" calcext:value-type="float">
            <text:p>42</text:p>
          </table:table-cell>
          <table:table-cell table:formula="of:=MAX(['dMass-dt'.K83]-['dMass-dt'.K82];0)" office:value-type="float" office:value="66" calcext:value-type="float">
            <text:p>66</text:p>
          </table:table-cell>
          <table:table-cell table:formula="of:=MAX(['dMass-dt'.L83]-['dMass-dt'.L82];0)" office:value-type="float" office:value="0" calcext:value-type="float">
            <text:p>0</text:p>
          </table:table-cell>
          <table:table-cell table:formula="of:=MAX(['dMass-dt'.M83]-['dMass-dt'.M82];0)" office:value-type="float" office:value="6" calcext:value-type="float">
            <text:p>6</text:p>
          </table:table-cell>
        </table:table-row>
        <table:table-row table:style-name="ro1">
          <table:table-cell table:formula="of:=[.A82]+1" office:value-type="float" office:value="2080" calcext:value-type="float">
            <text:p>2080</text:p>
          </table:table-cell>
          <table:table-cell table:formula="of:=MAX(['dMass-dt'.B84]-['dMass-dt'.B83];0)" office:value-type="float" office:value="28" calcext:value-type="float">
            <text:p>28</text:p>
          </table:table-cell>
          <table:table-cell table:formula="of:=MAX(['dMass-dt'.C84]-['dMass-dt'.C83];0)" office:value-type="float" office:value="61" calcext:value-type="float">
            <text:p>61</text:p>
          </table:table-cell>
          <table:table-cell table:formula="of:=MAX(['dMass-dt'.D84]-['dMass-dt'.D83];0)" office:value-type="float" office:value="0" calcext:value-type="float">
            <text:p>0</text:p>
          </table:table-cell>
          <table:table-cell table:formula="of:=MAX(['dMass-dt'.E84]-['dMass-dt'.E83];0)" office:value-type="float" office:value="16" calcext:value-type="float">
            <text:p>16</text:p>
          </table:table-cell>
          <table:table-cell table:formula="of:=MAX(['dMass-dt'.F84]-['dMass-dt'.F83];0)" office:value-type="float" office:value="38" calcext:value-type="float">
            <text:p>38</text:p>
          </table:table-cell>
          <table:table-cell table:formula="of:=MAX(['dMass-dt'.G84]-['dMass-dt'.G83];0)" office:value-type="float" office:value="65" calcext:value-type="float">
            <text:p>65</text:p>
          </table:table-cell>
          <table:table-cell table:formula="of:=MAX(['dMass-dt'.H84]-['dMass-dt'.H83];0)" office:value-type="float" office:value="0" calcext:value-type="float">
            <text:p>0</text:p>
          </table:table-cell>
          <table:table-cell table:formula="of:=MAX(['dMass-dt'.I84]-['dMass-dt'.I83];0)" office:value-type="float" office:value="2" calcext:value-type="float">
            <text:p>2</text:p>
          </table:table-cell>
          <table:table-cell table:formula="of:=MAX(['dMass-dt'.J84]-['dMass-dt'.J83];0)" office:value-type="float" office:value="27" calcext:value-type="float">
            <text:p>27</text:p>
          </table:table-cell>
          <table:table-cell table:formula="of:=MAX(['dMass-dt'.K84]-['dMass-dt'.K83];0)" office:value-type="float" office:value="84" calcext:value-type="float">
            <text:p>84</text:p>
          </table:table-cell>
          <table:table-cell table:formula="of:=MAX(['dMass-dt'.L84]-['dMass-dt'.L83];0)" office:value-type="float" office:value="0" calcext:value-type="float">
            <text:p>0</text:p>
          </table:table-cell>
          <table:table-cell table:formula="of:=MAX(['dMass-dt'.M84]-['dMass-dt'.M83];0)" office:value-type="float" office:value="0" calcext:value-type="float">
            <text:p>0</text:p>
          </table:table-cell>
        </table:table-row>
        <table:table-row table:style-name="ro1">
          <table:table-cell table:formula="of:=[.A83]+1" office:value-type="float" office:value="2081" calcext:value-type="float">
            <text:p>2081</text:p>
          </table:table-cell>
          <table:table-cell table:formula="of:=MAX(['dMass-dt'.B85]-['dMass-dt'.B84];0)" office:value-type="float" office:value="6" calcext:value-type="float">
            <text:p>6</text:p>
          </table:table-cell>
          <table:table-cell table:formula="of:=MAX(['dMass-dt'.C85]-['dMass-dt'.C84];0)" office:value-type="float" office:value="48" calcext:value-type="float">
            <text:p>48</text:p>
          </table:table-cell>
          <table:table-cell table:formula="of:=MAX(['dMass-dt'.D85]-['dMass-dt'.D84];0)" office:value-type="float" office:value="0" calcext:value-type="float">
            <text:p>0</text:p>
          </table:table-cell>
          <table:table-cell table:formula="of:=MAX(['dMass-dt'.E85]-['dMass-dt'.E84];0)" office:value-type="float" office:value="56" calcext:value-type="float">
            <text:p>56</text:p>
          </table:table-cell>
          <table:table-cell table:formula="of:=MAX(['dMass-dt'.F85]-['dMass-dt'.F84];0)" office:value-type="float" office:value="0" calcext:value-type="float">
            <text:p>0</text:p>
          </table:table-cell>
          <table:table-cell table:formula="of:=MAX(['dMass-dt'.G85]-['dMass-dt'.G84];0)" office:value-type="float" office:value="82" calcext:value-type="float">
            <text:p>82</text:p>
          </table:table-cell>
          <table:table-cell table:formula="of:=MAX(['dMass-dt'.H85]-['dMass-dt'.H84];0)" office:value-type="float" office:value="0" calcext:value-type="float">
            <text:p>0</text:p>
          </table:table-cell>
          <table:table-cell table:formula="of:=MAX(['dMass-dt'.I85]-['dMass-dt'.I84];0)" office:value-type="float" office:value="31" calcext:value-type="float">
            <text:p>31</text:p>
          </table:table-cell>
          <table:table-cell table:formula="of:=MAX(['dMass-dt'.J85]-['dMass-dt'.J84];0)" office:value-type="float" office:value="0" calcext:value-type="float">
            <text:p>0</text:p>
          </table:table-cell>
          <table:table-cell table:formula="of:=MAX(['dMass-dt'.K85]-['dMass-dt'.K84];0)" office:value-type="float" office:value="91" calcext:value-type="float">
            <text:p>91</text:p>
          </table:table-cell>
          <table:table-cell table:formula="of:=MAX(['dMass-dt'.L85]-['dMass-dt'.L84];0)" office:value-type="float" office:value="0" calcext:value-type="float">
            <text:p>0</text:p>
          </table:table-cell>
          <table:table-cell table:formula="of:=MAX(['dMass-dt'.M85]-['dMass-dt'.M84];0)" office:value-type="float" office:value="26" calcext:value-type="float">
            <text:p>26</text:p>
          </table:table-cell>
        </table:table-row>
        <table:table-row table:style-name="ro1">
          <table:table-cell table:formula="of:=[.A84]+1" office:value-type="float" office:value="2082" calcext:value-type="float">
            <text:p>2082</text:p>
          </table:table-cell>
          <table:table-cell table:formula="of:=MAX(['dMass-dt'.B86]-['dMass-dt'.B85];0)" office:value-type="float" office:value="51" calcext:value-type="float">
            <text:p>51</text:p>
          </table:table-cell>
          <table:table-cell table:formula="of:=MAX(['dMass-dt'.C86]-['dMass-dt'.C85];0)" office:value-type="float" office:value="49" calcext:value-type="float">
            <text:p>49</text:p>
          </table:table-cell>
          <table:table-cell table:formula="of:=MAX(['dMass-dt'.D86]-['dMass-dt'.D85];0)" office:value-type="float" office:value="0" calcext:value-type="float">
            <text:p>0</text:p>
          </table:table-cell>
          <table:table-cell table:formula="of:=MAX(['dMass-dt'.E86]-['dMass-dt'.E85];0)" office:value-type="float" office:value="0" calcext:value-type="float">
            <text:p>0</text:p>
          </table:table-cell>
          <table:table-cell table:formula="of:=MAX(['dMass-dt'.F86]-['dMass-dt'.F85];0)" office:value-type="float" office:value="47" calcext:value-type="float">
            <text:p>47</text:p>
          </table:table-cell>
          <table:table-cell table:formula="of:=MAX(['dMass-dt'.G86]-['dMass-dt'.G85];0)" office:value-type="float" office:value="69" calcext:value-type="float">
            <text:p>69</text:p>
          </table:table-cell>
          <table:table-cell table:formula="of:=MAX(['dMass-dt'.H86]-['dMass-dt'.H85];0)" office:value-type="float" office:value="0" calcext:value-type="float">
            <text:p>0</text:p>
          </table:table-cell>
          <table:table-cell table:formula="of:=MAX(['dMass-dt'.I86]-['dMass-dt'.I85];0)" office:value-type="float" office:value="0" calcext:value-type="float">
            <text:p>0</text:p>
          </table:table-cell>
          <table:table-cell table:formula="of:=MAX(['dMass-dt'.J86]-['dMass-dt'.J85];0)" office:value-type="float" office:value="42" calcext:value-type="float">
            <text:p>42</text:p>
          </table:table-cell>
          <table:table-cell table:formula="of:=MAX(['dMass-dt'.K86]-['dMass-dt'.K85];0)" office:value-type="float" office:value="80" calcext:value-type="float">
            <text:p>80</text:p>
          </table:table-cell>
          <table:table-cell table:formula="of:=MAX(['dMass-dt'.L86]-['dMass-dt'.L85];0)" office:value-type="float" office:value="0" calcext:value-type="float">
            <text:p>0</text:p>
          </table:table-cell>
          <table:table-cell table:formula="of:=MAX(['dMass-dt'.M86]-['dMass-dt'.M85];0)" office:value-type="float" office:value="0" calcext:value-type="float">
            <text:p>0</text:p>
          </table:table-cell>
        </table:table-row>
        <table:table-row table:style-name="ro1">
          <table:table-cell table:formula="of:=[.A85]+1" office:value-type="float" office:value="2083" calcext:value-type="float">
            <text:p>2083</text:p>
          </table:table-cell>
          <table:table-cell table:formula="of:=MAX(['dMass-dt'.B87]-['dMass-dt'.B86];0)" office:value-type="float" office:value="0" calcext:value-type="float">
            <text:p>0</text:p>
          </table:table-cell>
          <table:table-cell table:formula="of:=MAX(['dMass-dt'.C87]-['dMass-dt'.C86];0)" office:value-type="float" office:value="145" calcext:value-type="float">
            <text:p>145</text:p>
          </table:table-cell>
          <table:table-cell table:formula="of:=MAX(['dMass-dt'.D87]-['dMass-dt'.D86];0)" office:value-type="float" office:value="0" calcext:value-type="float">
            <text:p>0</text:p>
          </table:table-cell>
          <table:table-cell table:formula="of:=MAX(['dMass-dt'.E87]-['dMass-dt'.E86];0)" office:value-type="float" office:value="272" calcext:value-type="float">
            <text:p>272</text:p>
          </table:table-cell>
          <table:table-cell table:formula="of:=MAX(['dMass-dt'.F87]-['dMass-dt'.F86];0)" office:value-type="float" office:value="0" calcext:value-type="float">
            <text:p>0</text:p>
          </table:table-cell>
          <table:table-cell table:formula="of:=MAX(['dMass-dt'.G87]-['dMass-dt'.G86];0)" office:value-type="float" office:value="157" calcext:value-type="float">
            <text:p>157</text:p>
          </table:table-cell>
          <table:table-cell table:formula="of:=MAX(['dMass-dt'.H87]-['dMass-dt'.H86];0)" office:value-type="float" office:value="0" calcext:value-type="float">
            <text:p>0</text:p>
          </table:table-cell>
          <table:table-cell table:formula="of:=MAX(['dMass-dt'.I87]-['dMass-dt'.I86];0)" office:value-type="float" office:value="261" calcext:value-type="float">
            <text:p>261</text:p>
          </table:table-cell>
          <table:table-cell table:formula="of:=MAX(['dMass-dt'.J87]-['dMass-dt'.J86];0)" office:value-type="float" office:value="0" calcext:value-type="float">
            <text:p>0</text:p>
          </table:table-cell>
          <table:table-cell table:formula="of:=MAX(['dMass-dt'.K87]-['dMass-dt'.K86];0)" office:value-type="float" office:value="163" calcext:value-type="float">
            <text:p>163</text:p>
          </table:table-cell>
          <table:table-cell table:formula="of:=MAX(['dMass-dt'.L87]-['dMass-dt'.L86];0)" office:value-type="float" office:value="0" calcext:value-type="float">
            <text:p>0</text:p>
          </table:table-cell>
          <table:table-cell table:formula="of:=MAX(['dMass-dt'.M87]-['dMass-dt'.M86];0)" office:value-type="float" office:value="250" calcext:value-type="float">
            <text:p>250</text:p>
          </table:table-cell>
        </table:table-row>
        <table:table-row table:style-name="ro1">
          <table:table-cell table:formula="of:=[.A86]+1" office:value-type="float" office:value="2084" calcext:value-type="float">
            <text:p>2084</text:p>
          </table:table-cell>
          <table:table-cell table:formula="of:=MAX(['dMass-dt'.B88]-['dMass-dt'.B87];0)" office:value-type="float" office:value="217" calcext:value-type="float">
            <text:p>217</text:p>
          </table:table-cell>
          <table:table-cell table:formula="of:=MAX(['dMass-dt'.C88]-['dMass-dt'.C87];0)" office:value-type="float" office:value="44" calcext:value-type="float">
            <text:p>44</text:p>
          </table:table-cell>
          <table:table-cell table:formula="of:=MAX(['dMass-dt'.D88]-['dMass-dt'.D87];0)" office:value-type="float" office:value="0" calcext:value-type="float">
            <text:p>0</text:p>
          </table:table-cell>
          <table:table-cell table:formula="of:=MAX(['dMass-dt'.E88]-['dMass-dt'.E87];0)" office:value-type="float" office:value="0" calcext:value-type="float">
            <text:p>0</text:p>
          </table:table-cell>
          <table:table-cell table:formula="of:=MAX(['dMass-dt'.F88]-['dMass-dt'.F87];0)" office:value-type="float" office:value="213" calcext:value-type="float">
            <text:p>213</text:p>
          </table:table-cell>
          <table:table-cell table:formula="of:=MAX(['dMass-dt'.G88]-['dMass-dt'.G87];0)" office:value-type="float" office:value="62" calcext:value-type="float">
            <text:p>62</text:p>
          </table:table-cell>
          <table:table-cell table:formula="of:=MAX(['dMass-dt'.H88]-['dMass-dt'.H87];0)" office:value-type="float" office:value="0" calcext:value-type="float">
            <text:p>0</text:p>
          </table:table-cell>
          <table:table-cell table:formula="of:=MAX(['dMass-dt'.I88]-['dMass-dt'.I87];0)" office:value-type="float" office:value="0" calcext:value-type="float">
            <text:p>0</text:p>
          </table:table-cell>
          <table:table-cell table:formula="of:=MAX(['dMass-dt'.J88]-['dMass-dt'.J87];0)" office:value-type="float" office:value="228" calcext:value-type="float">
            <text:p>228</text:p>
          </table:table-cell>
          <table:table-cell table:formula="of:=MAX(['dMass-dt'.K88]-['dMass-dt'.K87];0)" office:value-type="float" office:value="66" calcext:value-type="float">
            <text:p>66</text:p>
          </table:table-cell>
          <table:table-cell table:formula="of:=MAX(['dMass-dt'.L88]-['dMass-dt'.L87];0)" office:value-type="float" office:value="0" calcext:value-type="float">
            <text:p>0</text:p>
          </table:table-cell>
          <table:table-cell table:formula="of:=MAX(['dMass-dt'.M88]-['dMass-dt'.M87];0)"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2085" calcext:value-type="float">
            <text:p>2085</text:p>
          </table:table-cell>
          <table:table-cell table:formula="of:=MAX(['dMass-dt'.B89]-['dMass-dt'.B88];0)" office:value-type="float" office:value="0" calcext:value-type="float">
            <text:p>0</text:p>
          </table:table-cell>
          <table:table-cell table:formula="of:=MAX(['dMass-dt'.C89]-['dMass-dt'.C88];0)" office:value-type="float" office:value="81" calcext:value-type="float">
            <text:p>81</text:p>
          </table:table-cell>
          <table:table-cell table:formula="of:=MAX(['dMass-dt'.D89]-['dMass-dt'.D88];0)" office:value-type="float" office:value="0" calcext:value-type="float">
            <text:p>0</text:p>
          </table:table-cell>
          <table:table-cell table:formula="of:=MAX(['dMass-dt'.E89]-['dMass-dt'.E88];0)" office:value-type="float" office:value="108" calcext:value-type="float">
            <text:p>108</text:p>
          </table:table-cell>
          <table:table-cell table:formula="of:=MAX(['dMass-dt'.F89]-['dMass-dt'.F88];0)" office:value-type="float" office:value="0" calcext:value-type="float">
            <text:p>0</text:p>
          </table:table-cell>
          <table:table-cell table:formula="of:=MAX(['dMass-dt'.G89]-['dMass-dt'.G88];0)" office:value-type="float" office:value="91" calcext:value-type="float">
            <text:p>91</text:p>
          </table:table-cell>
          <table:table-cell table:formula="of:=MAX(['dMass-dt'.H89]-['dMass-dt'.H88];0)" office:value-type="float" office:value="0" calcext:value-type="float">
            <text:p>0</text:p>
          </table:table-cell>
          <table:table-cell table:formula="of:=MAX(['dMass-dt'.I89]-['dMass-dt'.I88];0)" office:value-type="float" office:value="91" calcext:value-type="float">
            <text:p>91</text:p>
          </table:table-cell>
          <table:table-cell table:formula="of:=MAX(['dMass-dt'.J89]-['dMass-dt'.J88];0)" office:value-type="float" office:value="0" calcext:value-type="float">
            <text:p>0</text:p>
          </table:table-cell>
          <table:table-cell table:formula="of:=MAX(['dMass-dt'.K89]-['dMass-dt'.K88];0)" office:value-type="float" office:value="107" calcext:value-type="float">
            <text:p>107</text:p>
          </table:table-cell>
          <table:table-cell table:formula="of:=MAX(['dMass-dt'.L89]-['dMass-dt'.L88];0)" office:value-type="float" office:value="0" calcext:value-type="float">
            <text:p>0</text:p>
          </table:table-cell>
          <table:table-cell table:formula="of:=MAX(['dMass-dt'.M89]-['dMass-dt'.M88];0)" office:value-type="float" office:value="91" calcext:value-type="float">
            <text:p>91</text:p>
          </table:table-cell>
        </table:table-row>
        <table:table-row table:style-name="ro1">
          <table:table-cell table:formula="of:=[.A88]+1" office:value-type="float" office:value="2086" calcext:value-type="float">
            <text:p>2086</text:p>
          </table:table-cell>
          <table:table-cell table:formula="of:=MAX(['dMass-dt'.B90]-['dMass-dt'.B89];0)" office:value-type="float" office:value="251" calcext:value-type="float">
            <text:p>251</text:p>
          </table:table-cell>
          <table:table-cell table:formula="of:=MAX(['dMass-dt'.C90]-['dMass-dt'.C89];0)" office:value-type="float" office:value="65" calcext:value-type="float">
            <text:p>65</text:p>
          </table:table-cell>
          <table:table-cell table:formula="of:=MAX(['dMass-dt'.D90]-['dMass-dt'.D89];0)" office:value-type="float" office:value="0" calcext:value-type="float">
            <text:p>0</text:p>
          </table:table-cell>
          <table:table-cell table:formula="of:=MAX(['dMass-dt'.E90]-['dMass-dt'.E89];0)" office:value-type="float" office:value="72" calcext:value-type="float">
            <text:p>72</text:p>
          </table:table-cell>
          <table:table-cell table:formula="of:=MAX(['dMass-dt'.F90]-['dMass-dt'.F89];0)" office:value-type="float" office:value="266" calcext:value-type="float">
            <text:p>266</text:p>
          </table:table-cell>
          <table:table-cell table:formula="of:=MAX(['dMass-dt'.G90]-['dMass-dt'.G89];0)" office:value-type="float" office:value="113" calcext:value-type="float">
            <text:p>113</text:p>
          </table:table-cell>
          <table:table-cell table:formula="of:=MAX(['dMass-dt'.H90]-['dMass-dt'.H89];0)" office:value-type="float" office:value="0" calcext:value-type="float">
            <text:p>0</text:p>
          </table:table-cell>
          <table:table-cell table:formula="of:=MAX(['dMass-dt'.I90]-['dMass-dt'.I89];0)" office:value-type="float" office:value="9" calcext:value-type="float">
            <text:p>9</text:p>
          </table:table-cell>
          <table:table-cell table:formula="of:=MAX(['dMass-dt'.J90]-['dMass-dt'.J89];0)" office:value-type="float" office:value="261" calcext:value-type="float">
            <text:p>261</text:p>
          </table:table-cell>
          <table:table-cell table:formula="of:=MAX(['dMass-dt'.K90]-['dMass-dt'.K89];0)" office:value-type="float" office:value="123" calcext:value-type="float">
            <text:p>123</text:p>
          </table:table-cell>
          <table:table-cell table:formula="of:=MAX(['dMass-dt'.L90]-['dMass-dt'.L89];0)" office:value-type="float" office:value="0" calcext:value-type="float">
            <text:p>0</text:p>
          </table:table-cell>
          <table:table-cell table:formula="of:=MAX(['dMass-dt'.M90]-['dMass-dt'.M89];0)" office:value-type="float" office:value="4" calcext:value-type="float">
            <text:p>4</text:p>
          </table:table-cell>
        </table:table-row>
        <table:table-row table:style-name="ro1">
          <table:table-cell table:formula="of:=[.A89]+1" office:value-type="float" office:value="2087" calcext:value-type="float">
            <text:p>2087</text:p>
          </table:table-cell>
          <table:table-cell table:formula="of:=MAX(['dMass-dt'.B91]-['dMass-dt'.B90];0)" office:value-type="float" office:value="0" calcext:value-type="float">
            <text:p>0</text:p>
          </table:table-cell>
          <table:table-cell table:formula="of:=MAX(['dMass-dt'.C91]-['dMass-dt'.C90];0)" office:value-type="float" office:value="0" calcext:value-type="float">
            <text:p>0</text:p>
          </table:table-cell>
          <table:table-cell table:formula="of:=MAX(['dMass-dt'.D91]-['dMass-dt'.D90];0)" office:value-type="float" office:value="0" calcext:value-type="float">
            <text:p>0</text:p>
          </table:table-cell>
          <table:table-cell table:formula="of:=MAX(['dMass-dt'.E91]-['dMass-dt'.E90];0)" office:value-type="float" office:value="328" calcext:value-type="float">
            <text:p>328</text:p>
          </table:table-cell>
          <table:table-cell table:formula="of:=MAX(['dMass-dt'.F91]-['dMass-dt'.F90];0)" office:value-type="float" office:value="0" calcext:value-type="float">
            <text:p>0</text:p>
          </table:table-cell>
          <table:table-cell table:formula="of:=MAX(['dMass-dt'.G91]-['dMass-dt'.G90];0)" office:value-type="float" office:value="124" calcext:value-type="float">
            <text:p>124</text:p>
          </table:table-cell>
          <table:table-cell table:formula="of:=MAX(['dMass-dt'.H91]-['dMass-dt'.H90];0)" office:value-type="float" office:value="0" calcext:value-type="float">
            <text:p>0</text:p>
          </table:table-cell>
          <table:table-cell table:formula="of:=MAX(['dMass-dt'.I91]-['dMass-dt'.I90];0)" office:value-type="float" office:value="12" calcext:value-type="float">
            <text:p>12</text:p>
          </table:table-cell>
          <table:table-cell table:formula="of:=MAX(['dMass-dt'.J91]-['dMass-dt'.J90];0)" office:value-type="float" office:value="0" calcext:value-type="float">
            <text:p>0</text:p>
          </table:table-cell>
          <table:table-cell table:formula="of:=MAX(['dMass-dt'.K91]-['dMass-dt'.K90];0)" office:value-type="float" office:value="136" calcext:value-type="float">
            <text:p>136</text:p>
          </table:table-cell>
          <table:table-cell table:formula="of:=MAX(['dMass-dt'.L91]-['dMass-dt'.L90];0)" office:value-type="float" office:value="0" calcext:value-type="float">
            <text:p>0</text:p>
          </table:table-cell>
          <table:table-cell table:formula="of:=MAX(['dMass-dt'.M91]-['dMass-dt'.M90];0)" office:value-type="float" office:value="3" calcext:value-type="float">
            <text:p>3</text:p>
          </table:table-cell>
        </table:table-row>
        <table:table-row table:style-name="ro1">
          <table:table-cell table:formula="of:=[.A90]+1" office:value-type="float" office:value="2088" calcext:value-type="float">
            <text:p>2088</text:p>
          </table:table-cell>
          <table:table-cell table:formula="of:=MAX(['dMass-dt'.B92]-['dMass-dt'.B91];0)" office:value-type="float" office:value="0" calcext:value-type="float">
            <text:p>0</text:p>
          </table:table-cell>
          <table:table-cell table:formula="of:=MAX(['dMass-dt'.C92]-['dMass-dt'.C91];0)" office:value-type="float" office:value="0" calcext:value-type="float">
            <text:p>0</text:p>
          </table:table-cell>
          <table:table-cell table:formula="of:=MAX(['dMass-dt'.D92]-['dMass-dt'.D91];0)" office:value-type="float" office:value="0" calcext:value-type="float">
            <text:p>0</text:p>
          </table:table-cell>
          <table:table-cell table:formula="of:=MAX(['dMass-dt'.E92]-['dMass-dt'.E91];0)" office:value-type="float" office:value="372" calcext:value-type="float">
            <text:p>372</text:p>
          </table:table-cell>
          <table:table-cell table:formula="of:=MAX(['dMass-dt'.F92]-['dMass-dt'.F91];0)" office:value-type="float" office:value="0" calcext:value-type="float">
            <text:p>0</text:p>
          </table:table-cell>
          <table:table-cell table:formula="of:=MAX(['dMass-dt'.G92]-['dMass-dt'.G91];0)" office:value-type="float" office:value="131" calcext:value-type="float">
            <text:p>131</text:p>
          </table:table-cell>
          <table:table-cell table:formula="of:=MAX(['dMass-dt'.H92]-['dMass-dt'.H91];0)" office:value-type="float" office:value="0" calcext:value-type="float">
            <text:p>0</text:p>
          </table:table-cell>
          <table:table-cell table:formula="of:=MAX(['dMass-dt'.I92]-['dMass-dt'.I91];0)" office:value-type="float" office:value="0" calcext:value-type="float">
            <text:p>0</text:p>
          </table:table-cell>
          <table:table-cell table:formula="of:=MAX(['dMass-dt'.J92]-['dMass-dt'.J91];0)" office:value-type="float" office:value="0" calcext:value-type="float">
            <text:p>0</text:p>
          </table:table-cell>
          <table:table-cell table:formula="of:=MAX(['dMass-dt'.K92]-['dMass-dt'.K91];0)" office:value-type="float" office:value="128" calcext:value-type="float">
            <text:p>128</text:p>
          </table:table-cell>
          <table:table-cell table:formula="of:=MAX(['dMass-dt'.L92]-['dMass-dt'.L91];0)" office:value-type="float" office:value="0" calcext:value-type="float">
            <text:p>0</text:p>
          </table:table-cell>
          <table:table-cell table:formula="of:=MAX(['dMass-dt'.M92]-['dMass-dt'.M91];0)"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2089" calcext:value-type="float">
            <text:p>2089</text:p>
          </table:table-cell>
          <table:table-cell table:formula="of:=MAX(['dMass-dt'.B93]-['dMass-dt'.B92];0)" office:value-type="float" office:value="521" calcext:value-type="float">
            <text:p>521</text:p>
          </table:table-cell>
          <table:table-cell table:formula="of:=MAX(['dMass-dt'.C93]-['dMass-dt'.C92];0)" office:value-type="float" office:value="0" calcext:value-type="float">
            <text:p>0</text:p>
          </table:table-cell>
          <table:table-cell table:formula="of:=MAX(['dMass-dt'.D93]-['dMass-dt'.D92];0)" office:value-type="float" office:value="0" calcext:value-type="float">
            <text:p>0</text:p>
          </table:table-cell>
          <table:table-cell table:formula="of:=MAX(['dMass-dt'.E93]-['dMass-dt'.E92];0)" office:value-type="float" office:value="746" calcext:value-type="float">
            <text:p>746</text:p>
          </table:table-cell>
          <table:table-cell table:formula="of:=MAX(['dMass-dt'.F93]-['dMass-dt'.F92];0)" office:value-type="float" office:value="486" calcext:value-type="float">
            <text:p>486</text:p>
          </table:table-cell>
          <table:table-cell table:formula="of:=MAX(['dMass-dt'.G93]-['dMass-dt'.G92];0)" office:value-type="float" office:value="105" calcext:value-type="float">
            <text:p>105</text:p>
          </table:table-cell>
          <table:table-cell table:formula="of:=MAX(['dMass-dt'.H93]-['dMass-dt'.H92];0)" office:value-type="float" office:value="0" calcext:value-type="float">
            <text:p>0</text:p>
          </table:table-cell>
          <table:table-cell table:formula="of:=MAX(['dMass-dt'.I93]-['dMass-dt'.I92];0)" office:value-type="float" office:value="183" calcext:value-type="float">
            <text:p>183</text:p>
          </table:table-cell>
          <table:table-cell table:formula="of:=MAX(['dMass-dt'.J93]-['dMass-dt'.J92];0)" office:value-type="float" office:value="477" calcext:value-type="float">
            <text:p>477</text:p>
          </table:table-cell>
          <table:table-cell table:formula="of:=MAX(['dMass-dt'.K93]-['dMass-dt'.K92];0)" office:value-type="float" office:value="112" calcext:value-type="float">
            <text:p>112</text:p>
          </table:table-cell>
          <table:table-cell table:formula="of:=MAX(['dMass-dt'.L93]-['dMass-dt'.L92];0)" office:value-type="float" office:value="0" calcext:value-type="float">
            <text:p>0</text:p>
          </table:table-cell>
          <table:table-cell table:formula="of:=MAX(['dMass-dt'.M93]-['dMass-dt'.M92];0)" office:value-type="float" office:value="185" calcext:value-type="float">
            <text:p>185</text:p>
          </table:table-cell>
        </table:table-row>
        <table:table-row table:style-name="ro1">
          <table:table-cell table:formula="of:=[.A92]+1" office:value-type="float" office:value="2090" calcext:value-type="float">
            <text:p>2090</text:p>
          </table:table-cell>
          <table:table-cell table:formula="of:=MAX(['dMass-dt'.B94]-['dMass-dt'.B93];0)" office:value-type="float" office:value="171" calcext:value-type="float">
            <text:p>171</text:p>
          </table:table-cell>
          <table:table-cell table:formula="of:=MAX(['dMass-dt'.C94]-['dMass-dt'.C93];0)" office:value-type="float" office:value="0" calcext:value-type="float">
            <text:p>0</text:p>
          </table:table-cell>
          <table:table-cell table:formula="of:=MAX(['dMass-dt'.D94]-['dMass-dt'.D93];0)" office:value-type="float" office:value="0" calcext:value-type="float">
            <text:p>0</text:p>
          </table:table-cell>
          <table:table-cell table:formula="of:=MAX(['dMass-dt'.E94]-['dMass-dt'.E93];0)" office:value-type="float" office:value="222" calcext:value-type="float">
            <text:p>222</text:p>
          </table:table-cell>
          <table:table-cell table:formula="of:=MAX(['dMass-dt'.F94]-['dMass-dt'.F93];0)" office:value-type="float" office:value="178" calcext:value-type="float">
            <text:p>178</text:p>
          </table:table-cell>
          <table:table-cell table:formula="of:=MAX(['dMass-dt'.G94]-['dMass-dt'.G93];0)" office:value-type="float" office:value="93" calcext:value-type="float">
            <text:p>93</text:p>
          </table:table-cell>
          <table:table-cell table:formula="of:=MAX(['dMass-dt'.H94]-['dMass-dt'.H93];0)" office:value-type="float" office:value="0" calcext:value-type="float">
            <text:p>0</text:p>
          </table:table-cell>
          <table:table-cell table:formula="of:=MAX(['dMass-dt'.I94]-['dMass-dt'.I93];0)" office:value-type="float" office:value="0" calcext:value-type="float">
            <text:p>0</text:p>
          </table:table-cell>
          <table:table-cell table:formula="of:=MAX(['dMass-dt'.J94]-['dMass-dt'.J93];0)" office:value-type="float" office:value="166" calcext:value-type="float">
            <text:p>166</text:p>
          </table:table-cell>
          <table:table-cell table:formula="of:=MAX(['dMass-dt'.K94]-['dMass-dt'.K93];0)" office:value-type="float" office:value="103" calcext:value-type="float">
            <text:p>103</text:p>
          </table:table-cell>
          <table:table-cell table:formula="of:=MAX(['dMass-dt'.L94]-['dMass-dt'.L93];0)" office:value-type="float" office:value="0" calcext:value-type="float">
            <text:p>0</text:p>
          </table:table-cell>
          <table:table-cell table:formula="of:=MAX(['dMass-dt'.M94]-['dMass-dt'.M93];0)" office:value-type="float" office:value="0" calcext:value-type="float">
            <text:p>0</text:p>
          </table:table-cell>
        </table:table-row>
        <table:table-row table:style-name="ro1">
          <table:table-cell table:formula="of:=[.A93]+1" office:value-type="float" office:value="2091" calcext:value-type="float">
            <text:p>2091</text:p>
          </table:table-cell>
          <table:table-cell table:formula="of:=MAX(['dMass-dt'.B95]-['dMass-dt'.B94];0)" office:value-type="float" office:value="0" calcext:value-type="float">
            <text:p>0</text:p>
          </table:table-cell>
          <table:table-cell table:formula="of:=MAX(['dMass-dt'.C95]-['dMass-dt'.C94];0)" office:value-type="float" office:value="91" calcext:value-type="float">
            <text:p>91</text:p>
          </table:table-cell>
          <table:table-cell table:formula="of:=MAX(['dMass-dt'.D95]-['dMass-dt'.D94];0)" office:value-type="float" office:value="0" calcext:value-type="float">
            <text:p>0</text:p>
          </table:table-cell>
          <table:table-cell table:formula="of:=MAX(['dMass-dt'.E95]-['dMass-dt'.E94];0)" office:value-type="float" office:value="138" calcext:value-type="float">
            <text:p>138</text:p>
          </table:table-cell>
          <table:table-cell table:formula="of:=MAX(['dMass-dt'.F95]-['dMass-dt'.F94];0)" office:value-type="float" office:value="0" calcext:value-type="float">
            <text:p>0</text:p>
          </table:table-cell>
          <table:table-cell table:formula="of:=MAX(['dMass-dt'.G95]-['dMass-dt'.G94];0)" office:value-type="float" office:value="108" calcext:value-type="float">
            <text:p>108</text:p>
          </table:table-cell>
          <table:table-cell table:formula="of:=MAX(['dMass-dt'.H95]-['dMass-dt'.H94];0)" office:value-type="float" office:value="0" calcext:value-type="float">
            <text:p>0</text:p>
          </table:table-cell>
          <table:table-cell table:formula="of:=MAX(['dMass-dt'.I95]-['dMass-dt'.I94];0)" office:value-type="float" office:value="121" calcext:value-type="float">
            <text:p>121</text:p>
          </table:table-cell>
          <table:table-cell table:formula="of:=MAX(['dMass-dt'.J95]-['dMass-dt'.J94];0)" office:value-type="float" office:value="0" calcext:value-type="float">
            <text:p>0</text:p>
          </table:table-cell>
          <table:table-cell table:formula="of:=MAX(['dMass-dt'.K95]-['dMass-dt'.K94];0)" office:value-type="float" office:value="114" calcext:value-type="float">
            <text:p>114</text:p>
          </table:table-cell>
          <table:table-cell table:formula="of:=MAX(['dMass-dt'.L95]-['dMass-dt'.L94];0)" office:value-type="float" office:value="0" calcext:value-type="float">
            <text:p>0</text:p>
          </table:table-cell>
          <table:table-cell table:formula="of:=MAX(['dMass-dt'.M95]-['dMass-dt'.M94];0)" office:value-type="float" office:value="122" calcext:value-type="float">
            <text:p>122</text:p>
          </table:table-cell>
        </table:table-row>
        <table:table-row table:style-name="ro1">
          <table:table-cell table:formula="of:=[.A94]+1" office:value-type="float" office:value="2092" calcext:value-type="float">
            <text:p>2092</text:p>
          </table:table-cell>
          <table:table-cell table:formula="of:=MAX(['dMass-dt'.B96]-['dMass-dt'.B95];0)" office:value-type="float" office:value="0" calcext:value-type="float">
            <text:p>0</text:p>
          </table:table-cell>
          <table:table-cell table:formula="of:=MAX(['dMass-dt'.C96]-['dMass-dt'.C95];0)" office:value-type="float" office:value="69" calcext:value-type="float">
            <text:p>69</text:p>
          </table:table-cell>
          <table:table-cell table:formula="of:=MAX(['dMass-dt'.D96]-['dMass-dt'.D95];0)" office:value-type="float" office:value="0" calcext:value-type="float">
            <text:p>0</text:p>
          </table:table-cell>
          <table:table-cell table:formula="of:=MAX(['dMass-dt'.E96]-['dMass-dt'.E95];0)" office:value-type="float" office:value="0" calcext:value-type="float">
            <text:p>0</text:p>
          </table:table-cell>
          <table:table-cell table:formula="of:=MAX(['dMass-dt'.F96]-['dMass-dt'.F95];0)" office:value-type="float" office:value="0" calcext:value-type="float">
            <text:p>0</text:p>
          </table:table-cell>
          <table:table-cell table:formula="of:=MAX(['dMass-dt'.G96]-['dMass-dt'.G95];0)" office:value-type="float" office:value="88" calcext:value-type="float">
            <text:p>88</text:p>
          </table:table-cell>
          <table:table-cell table:formula="of:=MAX(['dMass-dt'.H96]-['dMass-dt'.H95];0)" office:value-type="float" office:value="0" calcext:value-type="float">
            <text:p>0</text:p>
          </table:table-cell>
          <table:table-cell table:formula="of:=MAX(['dMass-dt'.I96]-['dMass-dt'.I95];0)" office:value-type="float" office:value="0" calcext:value-type="float">
            <text:p>0</text:p>
          </table:table-cell>
          <table:table-cell table:formula="of:=MAX(['dMass-dt'.J96]-['dMass-dt'.J95];0)" office:value-type="float" office:value="0" calcext:value-type="float">
            <text:p>0</text:p>
          </table:table-cell>
          <table:table-cell table:formula="of:=MAX(['dMass-dt'.K96]-['dMass-dt'.K95];0)" office:value-type="float" office:value="93" calcext:value-type="float">
            <text:p>93</text:p>
          </table:table-cell>
          <table:table-cell table:formula="of:=MAX(['dMass-dt'.L96]-['dMass-dt'.L95];0)" office:value-type="float" office:value="0" calcext:value-type="float">
            <text:p>0</text:p>
          </table:table-cell>
          <table:table-cell table:formula="of:=MAX(['dMass-dt'.M96]-['dMass-dt'.M95];0)"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2093" calcext:value-type="float">
            <text:p>2093</text:p>
          </table:table-cell>
          <table:table-cell table:formula="of:=MAX(['dMass-dt'.B97]-['dMass-dt'.B96];0)" office:value-type="float" office:value="1494" calcext:value-type="float">
            <text:p>1494</text:p>
          </table:table-cell>
          <table:table-cell table:formula="of:=MAX(['dMass-dt'.C97]-['dMass-dt'.C96];0)" office:value-type="float" office:value="300" calcext:value-type="float">
            <text:p>300</text:p>
          </table:table-cell>
          <table:table-cell table:formula="of:=MAX(['dMass-dt'.D97]-['dMass-dt'.D96];0)" office:value-type="float" office:value="0" calcext:value-type="float">
            <text:p>0</text:p>
          </table:table-cell>
          <table:table-cell table:formula="of:=MAX(['dMass-dt'.E97]-['dMass-dt'.E96];0)" office:value-type="float" office:value="0" calcext:value-type="float">
            <text:p>0</text:p>
          </table:table-cell>
          <table:table-cell table:formula="of:=MAX(['dMass-dt'.F97]-['dMass-dt'.F96];0)" office:value-type="float" office:value="1492" calcext:value-type="float">
            <text:p>1492</text:p>
          </table:table-cell>
          <table:table-cell table:formula="of:=MAX(['dMass-dt'.G97]-['dMass-dt'.G96];0)" office:value-type="float" office:value="43" calcext:value-type="float">
            <text:p>43</text:p>
          </table:table-cell>
          <table:table-cell table:formula="of:=MAX(['dMass-dt'.H97]-['dMass-dt'.H96];0)" office:value-type="float" office:value="0" calcext:value-type="float">
            <text:p>0</text:p>
          </table:table-cell>
          <table:table-cell table:formula="of:=MAX(['dMass-dt'.I97]-['dMass-dt'.I96];0)" office:value-type="float" office:value="163" calcext:value-type="float">
            <text:p>163</text:p>
          </table:table-cell>
          <table:table-cell table:formula="of:=MAX(['dMass-dt'.J97]-['dMass-dt'.J96];0)" office:value-type="float" office:value="1471" calcext:value-type="float">
            <text:p>1471</text:p>
          </table:table-cell>
          <table:table-cell table:formula="of:=MAX(['dMass-dt'.K97]-['dMass-dt'.K96];0)" office:value-type="float" office:value="53" calcext:value-type="float">
            <text:p>53</text:p>
          </table:table-cell>
          <table:table-cell table:formula="of:=MAX(['dMass-dt'.L97]-['dMass-dt'.L96];0)" office:value-type="float" office:value="0" calcext:value-type="float">
            <text:p>0</text:p>
          </table:table-cell>
          <table:table-cell table:formula="of:=MAX(['dMass-dt'.M97]-['dMass-dt'.M96];0)" office:value-type="float" office:value="174" calcext:value-type="float">
            <text:p>174</text:p>
          </table:table-cell>
        </table:table-row>
        <table:table-row table:style-name="ro1">
          <table:table-cell table:formula="of:=[.A96]+1" office:value-type="float" office:value="2094" calcext:value-type="float">
            <text:p>2094</text:p>
          </table:table-cell>
          <table:table-cell table:formula="of:=MAX(['dMass-dt'.B98]-['dMass-dt'.B97];0)" office:value-type="float" office:value="0" calcext:value-type="float">
            <text:p>0</text:p>
          </table:table-cell>
          <table:table-cell table:formula="of:=MAX(['dMass-dt'.C98]-['dMass-dt'.C97];0)" office:value-type="float" office:value="471" calcext:value-type="float">
            <text:p>471</text:p>
          </table:table-cell>
          <table:table-cell table:formula="of:=MAX(['dMass-dt'.D98]-['dMass-dt'.D97];0)" office:value-type="float" office:value="0" calcext:value-type="float">
            <text:p>0</text:p>
          </table:table-cell>
          <table:table-cell table:formula="of:=MAX(['dMass-dt'.E98]-['dMass-dt'.E97];0)" office:value-type="float" office:value="0" calcext:value-type="float">
            <text:p>0</text:p>
          </table:table-cell>
          <table:table-cell table:formula="of:=MAX(['dMass-dt'.F98]-['dMass-dt'.F97];0)" office:value-type="float" office:value="0" calcext:value-type="float">
            <text:p>0</text:p>
          </table:table-cell>
          <table:table-cell table:formula="of:=MAX(['dMass-dt'.G98]-['dMass-dt'.G97];0)" office:value-type="float" office:value="213" calcext:value-type="float">
            <text:p>213</text:p>
          </table:table-cell>
          <table:table-cell table:formula="of:=MAX(['dMass-dt'.H98]-['dMass-dt'.H97];0)" office:value-type="float" office:value="0" calcext:value-type="float">
            <text:p>0</text:p>
          </table:table-cell>
          <table:table-cell table:formula="of:=MAX(['dMass-dt'.I98]-['dMass-dt'.I97];0)" office:value-type="float" office:value="0" calcext:value-type="float">
            <text:p>0</text:p>
          </table:table-cell>
          <table:table-cell table:formula="of:=MAX(['dMass-dt'.J98]-['dMass-dt'.J97];0)" office:value-type="float" office:value="0" calcext:value-type="float">
            <text:p>0</text:p>
          </table:table-cell>
          <table:table-cell table:formula="of:=MAX(['dMass-dt'.K98]-['dMass-dt'.K97];0)" office:value-type="float" office:value="229" calcext:value-type="float">
            <text:p>229</text:p>
          </table:table-cell>
          <table:table-cell table:formula="of:=MAX(['dMass-dt'.L98]-['dMass-dt'.L97];0)" office:value-type="float" office:value="0" calcext:value-type="float">
            <text:p>0</text:p>
          </table:table-cell>
          <table:table-cell table:formula="of:=MAX(['dMass-dt'.M98]-['dMass-dt'.M97];0)" office:value-type="float" office:value="0" calcext:value-type="float">
            <text:p>0</text:p>
          </table:table-cell>
        </table:table-row>
        <table:table-row table:style-name="ro1">
          <table:table-cell table:formula="of:=[.A97]+1" office:value-type="float" office:value="2095" calcext:value-type="float">
            <text:p>2095</text:p>
          </table:table-cell>
          <table:table-cell table:formula="of:=MAX(['dMass-dt'.B99]-['dMass-dt'.B98];0)" office:value-type="float" office:value="265" calcext:value-type="float">
            <text:p>265</text:p>
          </table:table-cell>
          <table:table-cell table:formula="of:=MAX(['dMass-dt'.C99]-['dMass-dt'.C98];0)" office:value-type="float" office:value="0" calcext:value-type="float">
            <text:p>0</text:p>
          </table:table-cell>
          <table:table-cell table:formula="of:=MAX(['dMass-dt'.D99]-['dMass-dt'.D98];0)" office:value-type="float" office:value="0" calcext:value-type="float">
            <text:p>0</text:p>
          </table:table-cell>
          <table:table-cell table:formula="of:=MAX(['dMass-dt'.E99]-['dMass-dt'.E98];0)" office:value-type="float" office:value="235" calcext:value-type="float">
            <text:p>235</text:p>
          </table:table-cell>
          <table:table-cell table:formula="of:=MAX(['dMass-dt'.F99]-['dMass-dt'.F98];0)" office:value-type="float" office:value="278" calcext:value-type="float">
            <text:p>278</text:p>
          </table:table-cell>
          <table:table-cell table:formula="of:=MAX(['dMass-dt'.G99]-['dMass-dt'.G98];0)" office:value-type="float" office:value="89" calcext:value-type="float">
            <text:p>89</text:p>
          </table:table-cell>
          <table:table-cell table:formula="of:=MAX(['dMass-dt'.H99]-['dMass-dt'.H98];0)" office:value-type="float" office:value="0" calcext:value-type="float">
            <text:p>0</text:p>
          </table:table-cell>
          <table:table-cell table:formula="of:=MAX(['dMass-dt'.I99]-['dMass-dt'.I98];0)" office:value-type="float" office:value="71" calcext:value-type="float">
            <text:p>71</text:p>
          </table:table-cell>
          <table:table-cell table:formula="of:=MAX(['dMass-dt'.J99]-['dMass-dt'.J98];0)" office:value-type="float" office:value="280" calcext:value-type="float">
            <text:p>280</text:p>
          </table:table-cell>
          <table:table-cell table:formula="of:=MAX(['dMass-dt'.K99]-['dMass-dt'.K98];0)" office:value-type="float" office:value="95" calcext:value-type="float">
            <text:p>95</text:p>
          </table:table-cell>
          <table:table-cell table:formula="of:=MAX(['dMass-dt'.L99]-['dMass-dt'.L98];0)" office:value-type="float" office:value="0" calcext:value-type="float">
            <text:p>0</text:p>
          </table:table-cell>
          <table:table-cell table:formula="of:=MAX(['dMass-dt'.M99]-['dMass-dt'.M98];0)" office:value-type="float" office:value="63" calcext:value-type="float">
            <text:p>63</text:p>
          </table:table-cell>
        </table:table-row>
        <table:table-row table:style-name="ro1">
          <table:table-cell table:formula="of:=[.A98]+1" office:value-type="float" office:value="2096" calcext:value-type="float">
            <text:p>2096</text:p>
          </table:table-cell>
          <table:table-cell table:formula="of:=MAX(['dMass-dt'.B100]-['dMass-dt'.B99];0)" office:value-type="float" office:value="0" calcext:value-type="float">
            <text:p>0</text:p>
          </table:table-cell>
          <table:table-cell table:formula="of:=MAX(['dMass-dt'.C100]-['dMass-dt'.C99];0)" office:value-type="float" office:value="90" calcext:value-type="float">
            <text:p>90</text:p>
          </table:table-cell>
          <table:table-cell table:formula="of:=MAX(['dMass-dt'.D100]-['dMass-dt'.D99];0)" office:value-type="float" office:value="0" calcext:value-type="float">
            <text:p>0</text:p>
          </table:table-cell>
          <table:table-cell table:formula="of:=MAX(['dMass-dt'.E100]-['dMass-dt'.E99];0)" office:value-type="float" office:value="0" calcext:value-type="float">
            <text:p>0</text:p>
          </table:table-cell>
          <table:table-cell table:formula="of:=MAX(['dMass-dt'.F100]-['dMass-dt'.F99];0)" office:value-type="float" office:value="0" calcext:value-type="float">
            <text:p>0</text:p>
          </table:table-cell>
          <table:table-cell table:formula="of:=MAX(['dMass-dt'.G100]-['dMass-dt'.G99];0)" office:value-type="float" office:value="300" calcext:value-type="float">
            <text:p>300</text:p>
          </table:table-cell>
          <table:table-cell table:formula="of:=MAX(['dMass-dt'.H100]-['dMass-dt'.H99];0)" office:value-type="float" office:value="0" calcext:value-type="float">
            <text:p>0</text:p>
          </table:table-cell>
          <table:table-cell table:formula="of:=MAX(['dMass-dt'.I100]-['dMass-dt'.I99];0)" office:value-type="float" office:value="0" calcext:value-type="float">
            <text:p>0</text:p>
          </table:table-cell>
          <table:table-cell table:formula="of:=MAX(['dMass-dt'.J100]-['dMass-dt'.J99];0)" office:value-type="float" office:value="0" calcext:value-type="float">
            <text:p>0</text:p>
          </table:table-cell>
          <table:table-cell table:formula="of:=MAX(['dMass-dt'.K100]-['dMass-dt'.K99];0)" office:value-type="float" office:value="302" calcext:value-type="float">
            <text:p>302</text:p>
          </table:table-cell>
          <table:table-cell table:formula="of:=MAX(['dMass-dt'.L100]-['dMass-dt'.L99];0)" office:value-type="float" office:value="0" calcext:value-type="float">
            <text:p>0</text:p>
          </table:table-cell>
          <table:table-cell table:formula="of:=MAX(['dMass-dt'.M100]-['dMass-dt'.M99];0)"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2097" calcext:value-type="float">
            <text:p>2097</text:p>
          </table:table-cell>
          <table:table-cell table:formula="of:=MAX(['dMass-dt'.B101]-['dMass-dt'.B100];0)" office:value-type="float" office:value="131" calcext:value-type="float">
            <text:p>131</text:p>
          </table:table-cell>
          <table:table-cell table:formula="of:=MAX(['dMass-dt'.C101]-['dMass-dt'.C100];0)" office:value-type="float" office:value="0" calcext:value-type="float">
            <text:p>0</text:p>
          </table:table-cell>
          <table:table-cell table:formula="of:=MAX(['dMass-dt'.D101]-['dMass-dt'.D100];0)" office:value-type="float" office:value="0" calcext:value-type="float">
            <text:p>0</text:p>
          </table:table-cell>
          <table:table-cell table:formula="of:=MAX(['dMass-dt'.E101]-['dMass-dt'.E100];0)" office:value-type="float" office:value="445" calcext:value-type="float">
            <text:p>445</text:p>
          </table:table-cell>
          <table:table-cell table:formula="of:=MAX(['dMass-dt'.F101]-['dMass-dt'.F100];0)" office:value-type="float" office:value="109" calcext:value-type="float">
            <text:p>109</text:p>
          </table:table-cell>
          <table:table-cell table:formula="of:=MAX(['dMass-dt'.G101]-['dMass-dt'.G100];0)" office:value-type="float" office:value="2" calcext:value-type="float">
            <text:p>2</text:p>
          </table:table-cell>
          <table:table-cell table:formula="of:=MAX(['dMass-dt'.H101]-['dMass-dt'.H100];0)" office:value-type="float" office:value="0" calcext:value-type="float">
            <text:p>0</text:p>
          </table:table-cell>
          <table:table-cell table:formula="of:=MAX(['dMass-dt'.I101]-['dMass-dt'.I100];0)" office:value-type="float" office:value="331" calcext:value-type="float">
            <text:p>331</text:p>
          </table:table-cell>
          <table:table-cell table:formula="of:=MAX(['dMass-dt'.J101]-['dMass-dt'.J100];0)" office:value-type="float" office:value="35" calcext:value-type="float">
            <text:p>35</text:p>
          </table:table-cell>
          <table:table-cell table:formula="of:=MAX(['dMass-dt'.K101]-['dMass-dt'.K100];0)" office:value-type="float" office:value="14" calcext:value-type="float">
            <text:p>14</text:p>
          </table:table-cell>
          <table:table-cell table:formula="of:=MAX(['dMass-dt'.L101]-['dMass-dt'.L100];0)" office:value-type="float" office:value="0" calcext:value-type="float">
            <text:p>0</text:p>
          </table:table-cell>
          <table:table-cell table:formula="of:=MAX(['dMass-dt'.M101]-['dMass-dt'.M100];0)" office:value-type="float" office:value="393" calcext:value-type="float">
            <text:p>393</text:p>
          </table:table-cell>
        </table:table-row>
        <table:table-row table:style-name="ro1">
          <table:table-cell table:formula="of:=[.A100]+1" office:value-type="float" office:value="2098" calcext:value-type="float">
            <text:p>2098</text:p>
          </table:table-cell>
          <table:table-cell table:formula="of:=MAX(['dMass-dt'.B102]-['dMass-dt'.B101];0)" office:value-type="float" office:value="125" calcext:value-type="float">
            <text:p>125</text:p>
          </table:table-cell>
          <table:table-cell table:formula="of:=MAX(['dMass-dt'.C102]-['dMass-dt'.C101];0)" office:value-type="float" office:value="44" calcext:value-type="float">
            <text:p>44</text:p>
          </table:table-cell>
          <table:table-cell table:formula="of:=MAX(['dMass-dt'.D102]-['dMass-dt'.D101];0)" office:value-type="float" office:value="0" calcext:value-type="float">
            <text:p>0</text:p>
          </table:table-cell>
          <table:table-cell table:formula="of:=MAX(['dMass-dt'.E102]-['dMass-dt'.E101];0)" office:value-type="float" office:value="0" calcext:value-type="float">
            <text:p>0</text:p>
          </table:table-cell>
          <table:table-cell table:formula="of:=MAX(['dMass-dt'.F102]-['dMass-dt'.F101];0)" office:value-type="float" office:value="104" calcext:value-type="float">
            <text:p>104</text:p>
          </table:table-cell>
          <table:table-cell table:formula="of:=MAX(['dMass-dt'.G102]-['dMass-dt'.G101];0)" office:value-type="float" office:value="15" calcext:value-type="float">
            <text:p>15</text:p>
          </table:table-cell>
          <table:table-cell table:formula="of:=MAX(['dMass-dt'.H102]-['dMass-dt'.H101];0)" office:value-type="float" office:value="0" calcext:value-type="float">
            <text:p>0</text:p>
          </table:table-cell>
          <table:table-cell table:formula="of:=MAX(['dMass-dt'.I102]-['dMass-dt'.I101];0)" office:value-type="float" office:value="0" calcext:value-type="float">
            <text:p>0</text:p>
          </table:table-cell>
          <table:table-cell table:formula="of:=MAX(['dMass-dt'.J102]-['dMass-dt'.J101];0)" office:value-type="float" office:value="85" calcext:value-type="float">
            <text:p>85</text:p>
          </table:table-cell>
          <table:table-cell table:formula="of:=MAX(['dMass-dt'.K102]-['dMass-dt'.K101];0)" office:value-type="float" office:value="10" calcext:value-type="float">
            <text:p>10</text:p>
          </table:table-cell>
          <table:table-cell table:formula="of:=MAX(['dMass-dt'.L102]-['dMass-dt'.L101];0)" office:value-type="float" office:value="0" calcext:value-type="float">
            <text:p>0</text:p>
          </table:table-cell>
          <table:table-cell table:formula="of:=MAX(['dMass-dt'.M102]-['dMass-dt'.M101];0)" office:value-type="float" office:value="0" calcext:value-type="float">
            <text:p>0</text:p>
          </table:table-cell>
        </table:table-row>
        <table:table-row table:style-name="ro1">
          <table:table-cell table:formula="of:=[.A101]+1" office:value-type="float" office:value="2099" calcext:value-type="float">
            <text:p>2099</text:p>
          </table:table-cell>
          <table:table-cell table:formula="of:=MAX(['dMass-dt'.B103]-['dMass-dt'.B102];0)" office:value-type="float" office:value="0" calcext:value-type="float">
            <text:p>0</text:p>
          </table:table-cell>
          <table:table-cell table:formula="of:=MAX(['dMass-dt'.C103]-['dMass-dt'.C102];0)" office:value-type="float" office:value="0" calcext:value-type="float">
            <text:p>0</text:p>
          </table:table-cell>
          <table:table-cell table:formula="of:=MAX(['dMass-dt'.D103]-['dMass-dt'.D102];0)" office:value-type="float" office:value="0" calcext:value-type="float">
            <text:p>0</text:p>
          </table:table-cell>
          <table:table-cell table:formula="of:=MAX(['dMass-dt'.E103]-['dMass-dt'.E102];0)" office:value-type="float" office:value="0" calcext:value-type="float">
            <text:p>0</text:p>
          </table:table-cell>
          <table:table-cell table:formula="of:=MAX(['dMass-dt'.F103]-['dMass-dt'.F102];0)" office:value-type="float" office:value="0" calcext:value-type="float">
            <text:p>0</text:p>
          </table:table-cell>
          <table:table-cell table:formula="of:=MAX(['dMass-dt'.G103]-['dMass-dt'.G102];0)" office:value-type="float" office:value="0" calcext:value-type="float">
            <text:p>0</text:p>
          </table:table-cell>
          <table:table-cell table:formula="of:=MAX(['dMass-dt'.H103]-['dMass-dt'.H102];0)" office:value-type="float" office:value="0" calcext:value-type="float">
            <text:p>0</text:p>
          </table:table-cell>
          <table:table-cell table:formula="of:=MAX(['dMass-dt'.I103]-['dMass-dt'.I102];0)" office:value-type="float" office:value="0" calcext:value-type="float">
            <text:p>0</text:p>
          </table:table-cell>
          <table:table-cell table:formula="of:=MAX(['dMass-dt'.J103]-['dMass-dt'.J102];0)" office:value-type="float" office:value="0" calcext:value-type="float">
            <text:p>0</text:p>
          </table:table-cell>
          <table:table-cell table:formula="of:=MAX(['dMass-dt'.K103]-['dMass-dt'.K102];0)" office:value-type="float" office:value="0" calcext:value-type="float">
            <text:p>0</text:p>
          </table:table-cell>
          <table:table-cell table:formula="of:=MAX(['dMass-dt'.L103]-['dMass-dt'.L102];0)" office:value-type="float" office:value="0" calcext:value-type="float">
            <text:p>0</text:p>
          </table:table-cell>
          <table:table-cell table:formula="of:=MAX(['dMass-dt'.M103]-['dMass-dt'.M102];0)"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2100" calcext:value-type="float">
            <text:p>2100</text:p>
          </table:table-cell>
          <table:table-cell table:formula="of:=MAX(['dMass-dt'.B104]-['dMass-dt'.B103];0)" office:value-type="float" office:value="0" calcext:value-type="float">
            <text:p>0</text:p>
          </table:table-cell>
          <table:table-cell table:formula="of:=MAX(['dMass-dt'.C104]-['dMass-dt'.C103];0)" office:value-type="float" office:value="0" calcext:value-type="float">
            <text:p>0</text:p>
          </table:table-cell>
          <table:table-cell table:formula="of:=MAX(['dMass-dt'.D104]-['dMass-dt'.D103];0)" office:value-type="float" office:value="0" calcext:value-type="float">
            <text:p>0</text:p>
          </table:table-cell>
          <table:table-cell table:formula="of:=MAX(['dMass-dt'.E104]-['dMass-dt'.E103];0)" office:value-type="float" office:value="0" calcext:value-type="float">
            <text:p>0</text:p>
          </table:table-cell>
          <table:table-cell table:formula="of:=MAX(['dMass-dt'.F104]-['dMass-dt'.F103];0)" office:value-type="float" office:value="0" calcext:value-type="float">
            <text:p>0</text:p>
          </table:table-cell>
          <table:table-cell table:formula="of:=MAX(['dMass-dt'.G104]-['dMass-dt'.G103];0)" office:value-type="float" office:value="0" calcext:value-type="float">
            <text:p>0</text:p>
          </table:table-cell>
          <table:table-cell table:formula="of:=MAX(['dMass-dt'.H104]-['dMass-dt'.H103];0)" office:value-type="float" office:value="0" calcext:value-type="float">
            <text:p>0</text:p>
          </table:table-cell>
          <table:table-cell table:formula="of:=MAX(['dMass-dt'.I104]-['dMass-dt'.I103];0)" office:value-type="float" office:value="0" calcext:value-type="float">
            <text:p>0</text:p>
          </table:table-cell>
          <table:table-cell table:formula="of:=MAX(['dMass-dt'.J104]-['dMass-dt'.J103];0)" office:value-type="float" office:value="0" calcext:value-type="float">
            <text:p>0</text:p>
          </table:table-cell>
          <table:table-cell table:formula="of:=MAX(['dMass-dt'.K104]-['dMass-dt'.K103];0)" office:value-type="float" office:value="0" calcext:value-type="float">
            <text:p>0</text:p>
          </table:table-cell>
          <table:table-cell table:formula="of:=MAX(['dMass-dt'.L104]-['dMass-dt'.L103];0)" office:value-type="float" office:value="0" calcext:value-type="float">
            <text:p>0</text:p>
          </table:table-cell>
          <table:table-cell table:formula="of:=MAX(['dMass-dt'.M104]-['dMass-dt'.M103];0)" office:value-type="float" office:value="0" calcext:value-type="float">
            <text:p>0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Mass-dt" table:style-name="ta1">
        <office:forms form:automatic-focus="false" form:apply-design-mode="false"/>
        <table:shapes>
          <draw:frame draw:z-index="0" draw:style-name="gr1" draw:text-style-name="P1" svg:width="6.2528in" svg:height="3.0161in" svg:x="13.1512in" svg:y="0.0583in">
            <draw:object draw:notify-on-update-of-ranges="'dMass-dt'.A3:'dMass-dt'.A102 'dMass-dt'.D2:'dMass-dt'.D2 'dMass-dt'.D3:'dMass-dt'.D103 'dMass-dt'.E2:'dMass-dt'.E2 'dMass-dt'.E3:'dMass-dt'.E103 'dMass-dt'.C2:'dMass-dt'.C2 'dMass-dt'.C3:'dMass-dt'.C103 'dMass-dt'.B2:'dMass-dt'.B2 'dMass-dt'.B3:'dMass-dt'.B10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16in" svg:height="3.539in" svg:x="13.2673in" svg:y="2.7976in">
            <draw:object draw:notify-on-update-of-ranges="'dMass-dt'.A3:'dMass-dt'.A102 'dMass-dt'.H2:'dMass-dt'.H2 'dMass-dt'.H3:'dMass-dt'.H103 'dMass-dt'.I2:'dMass-dt'.I2 'dMass-dt'.I3:'dMass-dt'.I103 'dMass-dt'.G2:'dMass-dt'.G2 'dMass-dt'.G3:'dMass-dt'.G103 'dMass-dt'.F2:'dMass-dt'.F2 'dMass-dt'.F3:'dMass-dt'.F10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12in" svg:height="3.5394in" svg:x="13.2969in" svg:y="6.5441in">
            <draw:object draw:notify-on-update-of-ranges="'dMass-dt'.A3:'dMass-dt'.A102 'dMass-dt'.L2:'dMass-dt'.L2 'dMass-dt'.L3:'dMass-dt'.L103 'dMass-dt'.M2:'dMass-dt'.M2 'dMass-dt'.M3:'dMass-dt'.M103 'dMass-dt'.K2:'dMass-dt'.K2 'dMass-dt'.K3:'dMass-dt'.K103 'dMass-dt'.J2:'dMass-dt'.J2 'dMass-dt'.J3:'dMass-dt'.J10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Fuel Cycle 3</text:p>
          </table:table-cell>
          <table:table-cell table:number-columns-repeated="3"/>
          <table:table-cell office:value-type="string" calcext:value-type="string">
            <text:p>Fuel Cycle 2</text:p>
          </table:table-cell>
          <table:table-cell table:number-columns-repeated="3"/>
          <table:table-cell office:value-type="string" calcext:value-type="string">
            <text:p>Fuel Cycl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processed Fuel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processed Fuel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processed Fuel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Mass.B4]-[Mass.B3]" office:value-type="float" office:value="1804" calcext:value-type="float">
            <text:p>1804</text:p>
          </table:table-cell>
          <table:table-cell table:formula="of:=[Mass.C4]-[Mass.C3]" office:value-type="float" office:value="0" calcext:value-type="float">
            <text:p>0</text:p>
          </table:table-cell>
          <table:table-cell table:formula="of:=[Mass.D4]-[Mass.D3]" office:value-type="float" office:value="0" calcext:value-type="float">
            <text:p>0</text:p>
          </table:table-cell>
          <table:table-cell table:formula="of:=([Mass.E4]-SUM([Mass.B4:.D4]))-([Mass.E3]-SUM([Mass.B3:.D3]))" office:value-type="float" office:value="-1" calcext:value-type="float">
            <text:p>-1</text:p>
          </table:table-cell>
          <table:table-cell table:formula="of:=MAX([Mass.F4]-[Mass.F3];0)" office:value-type="float" office:value="1804" calcext:value-type="float">
            <text:p>1804</text:p>
          </table:table-cell>
          <table:table-cell table:formula="of:=MAX([Mass.G4]-[Mass.G3];0)" office:value-type="float" office:value="0" calcext:value-type="float">
            <text:p>0</text:p>
          </table:table-cell>
          <table:table-cell table:formula="of:=MAX([Mass.H4]-[Mass.H3];0)" office:value-type="float" office:value="0" calcext:value-type="float">
            <text:p>0</text:p>
          </table:table-cell>
          <table:table-cell table:formula="of:=([Mass.I4]-SUM([Mass.F4:.H4]))-([Mass.I3]-SUM([Mass.F3:.H3]))" office:value-type="float" office:value="-1" calcext:value-type="float">
            <text:p>-1</text:p>
          </table:table-cell>
          <table:table-cell table:formula="of:=MAX([Mass.J4]-[Mass.J3];0)" office:value-type="float" office:value="1804" calcext:value-type="float">
            <text:p>1804</text:p>
          </table:table-cell>
          <table:table-cell table:formula="of:=MAX([Mass.K4]-[Mass.K3];0)" office:value-type="float" office:value="0" calcext:value-type="float">
            <text:p>0</text:p>
          </table:table-cell>
          <table:table-cell table:formula="of:=MAX([Mass.L4]-[Mass.L3];0)" office:value-type="float" office:value="0" calcext:value-type="float">
            <text:p>0</text:p>
          </table:table-cell>
          <table:table-cell table:formula="of:=([Mass.M4]-SUM([Mass.J4:.L4]))-([Mass.M3]-SUM([Mass.J3:.L3]))" office:value-type="float" office:value="-1" calcext:value-type="float">
            <text:p>-1</text:p>
          </table:table-cell>
        </table:table-row>
        <table:table-row table:style-name="ro1">
          <table:table-cell table:formula="of:=[.A3]+1" office:value-type="float" office:value="2001" calcext:value-type="float">
            <text:p>2001</text:p>
          </table:table-cell>
          <table:table-cell table:formula="of:=[Mass.B5]-[Mass.B4]" office:value-type="float" office:value="-1361" calcext:value-type="float">
            <text:p>-1361</text:p>
          </table:table-cell>
          <table:table-cell table:formula="of:=[Mass.C5]-[Mass.C4]" office:value-type="float" office:value="3177" calcext:value-type="float">
            <text:p>3177</text:p>
          </table:table-cell>
          <table:table-cell table:formula="of:=[Mass.D5]-[Mass.D4]" office:value-type="float" office:value="0" calcext:value-type="float">
            <text:p>0</text:p>
          </table:table-cell>
          <table:table-cell table:formula="of:=([Mass.E5]-SUM([Mass.B5:.D5]))-([Mass.E4]-SUM([Mass.B4:.D4]))" office:value-type="float" office:value="0" calcext:value-type="float">
            <text:p>0</text:p>
          </table:table-cell>
          <table:table-cell table:formula="of:=MAX([Mass.F5]-[Mass.F4];0)" office:value-type="float" office:value="0" calcext:value-type="float">
            <text:p>0</text:p>
          </table:table-cell>
          <table:table-cell table:formula="of:=MAX([Mass.G5]-[Mass.G4];0)" office:value-type="float" office:value="3177" calcext:value-type="float">
            <text:p>3177</text:p>
          </table:table-cell>
          <table:table-cell table:formula="of:=MAX([Mass.H5]-[Mass.H4];0)" office:value-type="float" office:value="0" calcext:value-type="float">
            <text:p>0</text:p>
          </table:table-cell>
          <table:table-cell table:formula="of:=([Mass.I5]-SUM([Mass.F5:.H5]))-([Mass.I4]-SUM([Mass.F4:.H4]))" office:value-type="float" office:value="0" calcext:value-type="float">
            <text:p>0</text:p>
          </table:table-cell>
          <table:table-cell table:formula="of:=MAX([Mass.J5]-[Mass.J4];0)" office:value-type="float" office:value="0" calcext:value-type="float">
            <text:p>0</text:p>
          </table:table-cell>
          <table:table-cell table:formula="of:=MAX([Mass.K5]-[Mass.K4];0)" office:value-type="float" office:value="3177" calcext:value-type="float">
            <text:p>3177</text:p>
          </table:table-cell>
          <table:table-cell table:formula="of:=MAX([Mass.L5]-[Mass.L4];0)" office:value-type="float" office:value="0" calcext:value-type="float">
            <text:p>0</text:p>
          </table:table-cell>
          <table:table-cell table:formula="of:=([Mass.M5]-SUM([Mass.J5:.L5]))-([Mass.M4]-SUM([Mass.J4:.L4]))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float" office:value="2002" calcext:value-type="float">
            <text:p>2002</text:p>
          </table:table-cell>
          <table:table-cell table:formula="of:=[Mass.B6]-[Mass.B5]" office:value-type="float" office:value="-813" calcext:value-type="float">
            <text:p>-813</text:p>
          </table:table-cell>
          <table:table-cell table:formula="of:=[Mass.C6]-[Mass.C5]" office:value-type="float" office:value="2647" calcext:value-type="float">
            <text:p>2647</text:p>
          </table:table-cell>
          <table:table-cell table:formula="of:=[Mass.D6]-[Mass.D5]" office:value-type="float" office:value="0" calcext:value-type="float">
            <text:p>0</text:p>
          </table:table-cell>
          <table:table-cell table:formula="of:=([Mass.E6]-SUM([Mass.B6:.D6]))-([Mass.E5]-SUM([Mass.B5:.D5]))" office:value-type="float" office:value="0" calcext:value-type="float">
            <text:p>0</text:p>
          </table:table-cell>
          <table:table-cell table:formula="of:=MAX([Mass.F6]-[Mass.F5];0)" office:value-type="float" office:value="0" calcext:value-type="float">
            <text:p>0</text:p>
          </table:table-cell>
          <table:table-cell table:formula="of:=MAX([Mass.G6]-[Mass.G5];0)" office:value-type="float" office:value="2647" calcext:value-type="float">
            <text:p>2647</text:p>
          </table:table-cell>
          <table:table-cell table:formula="of:=MAX([Mass.H6]-[Mass.H5];0)" office:value-type="float" office:value="0" calcext:value-type="float">
            <text:p>0</text:p>
          </table:table-cell>
          <table:table-cell table:formula="of:=([Mass.I6]-SUM([Mass.F6:.H6]))-([Mass.I5]-SUM([Mass.F5:.H5]))" office:value-type="float" office:value="0" calcext:value-type="float">
            <text:p>0</text:p>
          </table:table-cell>
          <table:table-cell table:formula="of:=MAX([Mass.J6]-[Mass.J5];0)" office:value-type="float" office:value="0" calcext:value-type="float">
            <text:p>0</text:p>
          </table:table-cell>
          <table:table-cell table:formula="of:=MAX([Mass.K6]-[Mass.K5];0)" office:value-type="float" office:value="2647" calcext:value-type="float">
            <text:p>2647</text:p>
          </table:table-cell>
          <table:table-cell table:formula="of:=MAX([Mass.L6]-[Mass.L5];0)" office:value-type="float" office:value="0" calcext:value-type="float">
            <text:p>0</text:p>
          </table:table-cell>
          <table:table-cell table:formula="of:=([Mass.M6]-SUM([Mass.J6:.L6]))-([Mass.M5]-SUM([Mass.J5:.L5]))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2003" calcext:value-type="float">
            <text:p>2003</text:p>
          </table:table-cell>
          <table:table-cell table:formula="of:=[Mass.B7]-[Mass.B6]" office:value-type="float" office:value="-257" calcext:value-type="float">
            <text:p>-257</text:p>
          </table:table-cell>
          <table:table-cell table:formula="of:=[Mass.C7]-[Mass.C6]" office:value-type="float" office:value="2117" calcext:value-type="float">
            <text:p>2117</text:p>
          </table:table-cell>
          <table:table-cell table:formula="of:=[Mass.D7]-[Mass.D6]" office:value-type="float" office:value="0" calcext:value-type="float">
            <text:p>0</text:p>
          </table:table-cell>
          <table:table-cell table:formula="of:=([Mass.E7]-SUM([Mass.B7:.D7]))-([Mass.E6]-SUM([Mass.B6:.D6]))" office:value-type="float" office:value="0" calcext:value-type="float">
            <text:p>0</text:p>
          </table:table-cell>
          <table:table-cell table:formula="of:=MAX([Mass.F7]-[Mass.F6];0)" office:value-type="float" office:value="0" calcext:value-type="float">
            <text:p>0</text:p>
          </table:table-cell>
          <table:table-cell table:formula="of:=MAX([Mass.G7]-[Mass.G6];0)" office:value-type="float" office:value="2117" calcext:value-type="float">
            <text:p>2117</text:p>
          </table:table-cell>
          <table:table-cell table:formula="of:=MAX([Mass.H7]-[Mass.H6];0)" office:value-type="float" office:value="0" calcext:value-type="float">
            <text:p>0</text:p>
          </table:table-cell>
          <table:table-cell table:formula="of:=([Mass.I7]-SUM([Mass.F7:.H7]))-([Mass.I6]-SUM([Mass.F6:.H6]))" office:value-type="float" office:value="0" calcext:value-type="float">
            <text:p>0</text:p>
          </table:table-cell>
          <table:table-cell table:formula="of:=MAX([Mass.J7]-[Mass.J6];0)" office:value-type="float" office:value="0" calcext:value-type="float">
            <text:p>0</text:p>
          </table:table-cell>
          <table:table-cell table:formula="of:=MAX([Mass.K7]-[Mass.K6];0)" office:value-type="float" office:value="2117" calcext:value-type="float">
            <text:p>2117</text:p>
          </table:table-cell>
          <table:table-cell table:formula="of:=MAX([Mass.L7]-[Mass.L6];0)" office:value-type="float" office:value="0" calcext:value-type="float">
            <text:p>0</text:p>
          </table:table-cell>
          <table:table-cell table:formula="of:=([Mass.M7]-SUM([Mass.J7:.L7]))-([Mass.M6]-SUM([Mass.J6:.L6]))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2004" calcext:value-type="float">
            <text:p>2004</text:p>
          </table:table-cell>
          <table:table-cell table:formula="of:=[Mass.B8]-[Mass.B7]" office:value-type="float" office:value="-232" calcext:value-type="float">
            <text:p>-232</text:p>
          </table:table-cell>
          <table:table-cell table:formula="of:=[Mass.C8]-[Mass.C7]" office:value-type="float" office:value="2118" calcext:value-type="float">
            <text:p>2118</text:p>
          </table:table-cell>
          <table:table-cell table:formula="of:=[Mass.D8]-[Mass.D7]" office:value-type="float" office:value="0" calcext:value-type="float">
            <text:p>0</text:p>
          </table:table-cell>
          <table:table-cell table:formula="of:=([Mass.E8]-SUM([Mass.B8:.D8]))-([Mass.E7]-SUM([Mass.B7:.D7]))" office:value-type="float" office:value="0" calcext:value-type="float">
            <text:p>0</text:p>
          </table:table-cell>
          <table:table-cell table:formula="of:=MAX([Mass.F8]-[Mass.F7];0)" office:value-type="float" office:value="0" calcext:value-type="float">
            <text:p>0</text:p>
          </table:table-cell>
          <table:table-cell table:formula="of:=MAX([Mass.G8]-[Mass.G7];0)" office:value-type="float" office:value="2118" calcext:value-type="float">
            <text:p>2118</text:p>
          </table:table-cell>
          <table:table-cell table:formula="of:=MAX([Mass.H8]-[Mass.H7];0)" office:value-type="float" office:value="0" calcext:value-type="float">
            <text:p>0</text:p>
          </table:table-cell>
          <table:table-cell table:formula="of:=([Mass.I8]-SUM([Mass.F8:.H8]))-([Mass.I7]-SUM([Mass.F7:.H7]))" office:value-type="float" office:value="0" calcext:value-type="float">
            <text:p>0</text:p>
          </table:table-cell>
          <table:table-cell table:formula="of:=MAX([Mass.J8]-[Mass.J7];0)" office:value-type="float" office:value="0" calcext:value-type="float">
            <text:p>0</text:p>
          </table:table-cell>
          <table:table-cell table:formula="of:=MAX([Mass.K8]-[Mass.K7];0)" office:value-type="float" office:value="2118" calcext:value-type="float">
            <text:p>2118</text:p>
          </table:table-cell>
          <table:table-cell table:formula="of:=MAX([Mass.L8]-[Mass.L7];0)" office:value-type="float" office:value="0" calcext:value-type="float">
            <text:p>0</text:p>
          </table:table-cell>
          <table:table-cell table:formula="of:=([Mass.M8]-SUM([Mass.J8:.L8]))-([Mass.M7]-SUM([Mass.J7:.L7]))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2005" calcext:value-type="float">
            <text:p>2005</text:p>
          </table:table-cell>
          <table:table-cell table:formula="of:=[Mass.B9]-[Mass.B8]" office:value-type="float" office:value="-226" calcext:value-type="float">
            <text:p>-226</text:p>
          </table:table-cell>
          <table:table-cell table:formula="of:=[Mass.C9]-[Mass.C8]" office:value-type="float" office:value="2118" calcext:value-type="float">
            <text:p>2118</text:p>
          </table:table-cell>
          <table:table-cell table:formula="of:=[Mass.D9]-[Mass.D8]" office:value-type="float" office:value="0" calcext:value-type="float">
            <text:p>0</text:p>
          </table:table-cell>
          <table:table-cell table:formula="of:=([Mass.E9]-SUM([Mass.B9:.D9]))-([Mass.E8]-SUM([Mass.B8:.D8]))" office:value-type="float" office:value="-1" calcext:value-type="float">
            <text:p>-1</text:p>
          </table:table-cell>
          <table:table-cell table:formula="of:=MAX([Mass.F9]-[Mass.F8];0)" office:value-type="float" office:value="0" calcext:value-type="float">
            <text:p>0</text:p>
          </table:table-cell>
          <table:table-cell table:formula="of:=MAX([Mass.G9]-[Mass.G8];0)" office:value-type="float" office:value="2118" calcext:value-type="float">
            <text:p>2118</text:p>
          </table:table-cell>
          <table:table-cell table:formula="of:=MAX([Mass.H9]-[Mass.H8];0)" office:value-type="float" office:value="0" calcext:value-type="float">
            <text:p>0</text:p>
          </table:table-cell>
          <table:table-cell table:formula="of:=([Mass.I9]-SUM([Mass.F9:.H9]))-([Mass.I8]-SUM([Mass.F8:.H8]))" office:value-type="float" office:value="-1" calcext:value-type="float">
            <text:p>-1</text:p>
          </table:table-cell>
          <table:table-cell table:formula="of:=MAX([Mass.J9]-[Mass.J8];0)" office:value-type="float" office:value="0" calcext:value-type="float">
            <text:p>0</text:p>
          </table:table-cell>
          <table:table-cell table:formula="of:=MAX([Mass.K9]-[Mass.K8];0)" office:value-type="float" office:value="2118" calcext:value-type="float">
            <text:p>2118</text:p>
          </table:table-cell>
          <table:table-cell table:formula="of:=MAX([Mass.L9]-[Mass.L8];0)" office:value-type="float" office:value="0" calcext:value-type="float">
            <text:p>0</text:p>
          </table:table-cell>
          <table:table-cell table:formula="of:=([Mass.M9]-SUM([Mass.J9:.L9]))-([Mass.M8]-SUM([Mass.J8:.L8]))" office:value-type="float" office:value="-1" calcext:value-type="float">
            <text:p>-1</text:p>
          </table:table-cell>
        </table:table-row>
        <table:table-row table:style-name="ro1">
          <table:table-cell table:formula="of:=[.A8]+1" office:value-type="float" office:value="2006" calcext:value-type="float">
            <text:p>2006</text:p>
          </table:table-cell>
          <table:table-cell table:formula="of:=[Mass.B10]-[Mass.B9]" office:value-type="float" office:value="-227" calcext:value-type="float">
            <text:p>-227</text:p>
          </table:table-cell>
          <table:table-cell table:formula="of:=[Mass.C10]-[Mass.C9]" office:value-type="float" office:value="2117" calcext:value-type="float">
            <text:p>2117</text:p>
          </table:table-cell>
          <table:table-cell table:formula="of:=[Mass.D10]-[Mass.D9]" office:value-type="float" office:value="0" calcext:value-type="float">
            <text:p>0</text:p>
          </table:table-cell>
          <table:table-cell table:formula="of:=([Mass.E10]-SUM([Mass.B10:.D10]))-([Mass.E9]-SUM([Mass.B9:.D9]))" office:value-type="float" office:value="1" calcext:value-type="float">
            <text:p>1</text:p>
          </table:table-cell>
          <table:table-cell table:formula="of:=MAX([Mass.F10]-[Mass.F9];0)" office:value-type="float" office:value="0" calcext:value-type="float">
            <text:p>0</text:p>
          </table:table-cell>
          <table:table-cell table:formula="of:=MAX([Mass.G10]-[Mass.G9];0)" office:value-type="float" office:value="2117" calcext:value-type="float">
            <text:p>2117</text:p>
          </table:table-cell>
          <table:table-cell table:formula="of:=MAX([Mass.H10]-[Mass.H9];0)" office:value-type="float" office:value="0" calcext:value-type="float">
            <text:p>0</text:p>
          </table:table-cell>
          <table:table-cell table:formula="of:=([Mass.I10]-SUM([Mass.F10:.H10]))-([Mass.I9]-SUM([Mass.F9:.H9]))" office:value-type="float" office:value="1" calcext:value-type="float">
            <text:p>1</text:p>
          </table:table-cell>
          <table:table-cell table:formula="of:=MAX([Mass.J10]-[Mass.J9];0)" office:value-type="float" office:value="0" calcext:value-type="float">
            <text:p>0</text:p>
          </table:table-cell>
          <table:table-cell table:formula="of:=MAX([Mass.K10]-[Mass.K9];0)" office:value-type="float" office:value="2117" calcext:value-type="float">
            <text:p>2117</text:p>
          </table:table-cell>
          <table:table-cell table:formula="of:=MAX([Mass.L10]-[Mass.L9];0)" office:value-type="float" office:value="0" calcext:value-type="float">
            <text:p>0</text:p>
          </table:table-cell>
          <table:table-cell table:formula="of:=([Mass.M10]-SUM([Mass.J10:.L10]))-([Mass.M9]-SUM([Mass.J9:.L9]))" office:value-type="float" office:value="1" calcext:value-type="float">
            <text:p>1</text:p>
          </table:table-cell>
        </table:table-row>
        <table:table-row table:style-name="ro1">
          <table:table-cell table:formula="of:=[.A9]+1" office:value-type="float" office:value="2007" calcext:value-type="float">
            <text:p>2007</text:p>
          </table:table-cell>
          <table:table-cell table:formula="of:=[Mass.B11]-[Mass.B10]" office:value-type="float" office:value="-227" calcext:value-type="float">
            <text:p>-227</text:p>
          </table:table-cell>
          <table:table-cell table:formula="of:=[Mass.C11]-[Mass.C10]" office:value-type="float" office:value="2118" calcext:value-type="float">
            <text:p>2118</text:p>
          </table:table-cell>
          <table:table-cell table:formula="of:=[Mass.D11]-[Mass.D10]" office:value-type="float" office:value="0" calcext:value-type="float">
            <text:p>0</text:p>
          </table:table-cell>
          <table:table-cell table:formula="of:=([Mass.E11]-SUM([Mass.B11:.D11]))-([Mass.E10]-SUM([Mass.B10:.D10]))" office:value-type="float" office:value="0" calcext:value-type="float">
            <text:p>0</text:p>
          </table:table-cell>
          <table:table-cell table:formula="of:=MAX([Mass.F11]-[Mass.F10];0)" office:value-type="float" office:value="0" calcext:value-type="float">
            <text:p>0</text:p>
          </table:table-cell>
          <table:table-cell table:formula="of:=MAX([Mass.G11]-[Mass.G10];0)" office:value-type="float" office:value="2118" calcext:value-type="float">
            <text:p>2118</text:p>
          </table:table-cell>
          <table:table-cell table:formula="of:=MAX([Mass.H11]-[Mass.H10];0)" office:value-type="float" office:value="0" calcext:value-type="float">
            <text:p>0</text:p>
          </table:table-cell>
          <table:table-cell table:formula="of:=([Mass.I11]-SUM([Mass.F11:.H11]))-([Mass.I10]-SUM([Mass.F10:.H10]))" office:value-type="float" office:value="0" calcext:value-type="float">
            <text:p>0</text:p>
          </table:table-cell>
          <table:table-cell table:formula="of:=MAX([Mass.J11]-[Mass.J10];0)" office:value-type="float" office:value="0" calcext:value-type="float">
            <text:p>0</text:p>
          </table:table-cell>
          <table:table-cell table:formula="of:=MAX([Mass.K11]-[Mass.K10];0)" office:value-type="float" office:value="2118" calcext:value-type="float">
            <text:p>2118</text:p>
          </table:table-cell>
          <table:table-cell table:formula="of:=MAX([Mass.L11]-[Mass.L10];0)" office:value-type="float" office:value="0" calcext:value-type="float">
            <text:p>0</text:p>
          </table:table-cell>
          <table:table-cell table:formula="of:=([Mass.M11]-SUM([Mass.J11:.L11]))-([Mass.M10]-SUM([Mass.J10:.L10]))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2008" calcext:value-type="float">
            <text:p>2008</text:p>
          </table:table-cell>
          <table:table-cell table:formula="of:=[Mass.B12]-[Mass.B11]" office:value-type="float" office:value="-227" calcext:value-type="float">
            <text:p>-227</text:p>
          </table:table-cell>
          <table:table-cell table:formula="of:=[Mass.C12]-[Mass.C11]" office:value-type="float" office:value="2117" calcext:value-type="float">
            <text:p>2117</text:p>
          </table:table-cell>
          <table:table-cell table:formula="of:=[Mass.D12]-[Mass.D11]" office:value-type="float" office:value="0" calcext:value-type="float">
            <text:p>0</text:p>
          </table:table-cell>
          <table:table-cell table:formula="of:=([Mass.E12]-SUM([Mass.B12:.D12]))-([Mass.E11]-SUM([Mass.B11:.D11]))" office:value-type="float" office:value="0" calcext:value-type="float">
            <text:p>0</text:p>
          </table:table-cell>
          <table:table-cell table:formula="of:=MAX([Mass.F12]-[Mass.F11];0)" office:value-type="float" office:value="0" calcext:value-type="float">
            <text:p>0</text:p>
          </table:table-cell>
          <table:table-cell table:formula="of:=MAX([Mass.G12]-[Mass.G11];0)" office:value-type="float" office:value="2117" calcext:value-type="float">
            <text:p>2117</text:p>
          </table:table-cell>
          <table:table-cell table:formula="of:=MAX([Mass.H12]-[Mass.H11];0)" office:value-type="float" office:value="0" calcext:value-type="float">
            <text:p>0</text:p>
          </table:table-cell>
          <table:table-cell table:formula="of:=([Mass.I12]-SUM([Mass.F12:.H12]))-([Mass.I11]-SUM([Mass.F11:.H11]))" office:value-type="float" office:value="0" calcext:value-type="float">
            <text:p>0</text:p>
          </table:table-cell>
          <table:table-cell table:formula="of:=MAX([Mass.J12]-[Mass.J11];0)" office:value-type="float" office:value="0" calcext:value-type="float">
            <text:p>0</text:p>
          </table:table-cell>
          <table:table-cell table:formula="of:=MAX([Mass.K12]-[Mass.K11];0)" office:value-type="float" office:value="2117" calcext:value-type="float">
            <text:p>2117</text:p>
          </table:table-cell>
          <table:table-cell table:formula="of:=MAX([Mass.L12]-[Mass.L11];0)" office:value-type="float" office:value="0" calcext:value-type="float">
            <text:p>0</text:p>
          </table:table-cell>
          <table:table-cell table:formula="of:=([Mass.M12]-SUM([Mass.J12:.L12]))-([Mass.M11]-SUM([Mass.J11:.L11]))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2009" calcext:value-type="float">
            <text:p>2009</text:p>
          </table:table-cell>
          <table:table-cell table:formula="of:=[Mass.B13]-[Mass.B12]" office:value-type="float" office:value="-227" calcext:value-type="float">
            <text:p>-227</text:p>
          </table:table-cell>
          <table:table-cell table:formula="of:=[Mass.C13]-[Mass.C12]" office:value-type="float" office:value="2118" calcext:value-type="float">
            <text:p>2118</text:p>
          </table:table-cell>
          <table:table-cell table:formula="of:=[Mass.D13]-[Mass.D12]" office:value-type="float" office:value="0" calcext:value-type="float">
            <text:p>0</text:p>
          </table:table-cell>
          <table:table-cell table:formula="of:=([Mass.E13]-SUM([Mass.B13:.D13]))-([Mass.E12]-SUM([Mass.B12:.D12]))" office:value-type="float" office:value="0" calcext:value-type="float">
            <text:p>0</text:p>
          </table:table-cell>
          <table:table-cell table:formula="of:=MAX([Mass.F13]-[Mass.F12];0)" office:value-type="float" office:value="0" calcext:value-type="float">
            <text:p>0</text:p>
          </table:table-cell>
          <table:table-cell table:formula="of:=MAX([Mass.G13]-[Mass.G12];0)" office:value-type="float" office:value="2118" calcext:value-type="float">
            <text:p>2118</text:p>
          </table:table-cell>
          <table:table-cell table:formula="of:=MAX([Mass.H13]-[Mass.H12];0)" office:value-type="float" office:value="0" calcext:value-type="float">
            <text:p>0</text:p>
          </table:table-cell>
          <table:table-cell table:formula="of:=([Mass.I13]-SUM([Mass.F13:.H13]))-([Mass.I12]-SUM([Mass.F12:.H12]))" office:value-type="float" office:value="0" calcext:value-type="float">
            <text:p>0</text:p>
          </table:table-cell>
          <table:table-cell table:formula="of:=MAX([Mass.J13]-[Mass.J12];0)" office:value-type="float" office:value="0" calcext:value-type="float">
            <text:p>0</text:p>
          </table:table-cell>
          <table:table-cell table:formula="of:=MAX([Mass.K13]-[Mass.K12];0)" office:value-type="float" office:value="2118" calcext:value-type="float">
            <text:p>2118</text:p>
          </table:table-cell>
          <table:table-cell table:formula="of:=MAX([Mass.L13]-[Mass.L12];0)" office:value-type="float" office:value="0" calcext:value-type="float">
            <text:p>0</text:p>
          </table:table-cell>
          <table:table-cell table:formula="of:=([Mass.M13]-SUM([Mass.J13:.L13]))-([Mass.M12]-SUM([Mass.J12:.L12]))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2010" calcext:value-type="float">
            <text:p>2010</text:p>
          </table:table-cell>
          <table:table-cell table:formula="of:=[Mass.B14]-[Mass.B13]" office:value-type="float" office:value="9" calcext:value-type="float">
            <text:p>9</text:p>
          </table:table-cell>
          <table:table-cell table:formula="of:=[Mass.C14]-[Mass.C13]" office:value-type="float" office:value="1882" calcext:value-type="float">
            <text:p>1882</text:p>
          </table:table-cell>
          <table:table-cell table:formula="of:=[Mass.D14]-[Mass.D13]" office:value-type="float" office:value="0" calcext:value-type="float">
            <text:p>0</text:p>
          </table:table-cell>
          <table:table-cell table:formula="of:=([Mass.E14]-SUM([Mass.B14:.D14]))-([Mass.E13]-SUM([Mass.B13:.D13]))" office:value-type="float" office:value="0" calcext:value-type="float">
            <text:p>0</text:p>
          </table:table-cell>
          <table:table-cell table:formula="of:=MAX([Mass.F14]-[Mass.F13];0)" office:value-type="float" office:value="9" calcext:value-type="float">
            <text:p>9</text:p>
          </table:table-cell>
          <table:table-cell table:formula="of:=MAX([Mass.G14]-[Mass.G13];0)" office:value-type="float" office:value="1882" calcext:value-type="float">
            <text:p>1882</text:p>
          </table:table-cell>
          <table:table-cell table:formula="of:=MAX([Mass.H14]-[Mass.H13];0)" office:value-type="float" office:value="0" calcext:value-type="float">
            <text:p>0</text:p>
          </table:table-cell>
          <table:table-cell table:formula="of:=([Mass.I14]-SUM([Mass.F14:.H14]))-([Mass.I13]-SUM([Mass.F13:.H13]))" office:value-type="float" office:value="0" calcext:value-type="float">
            <text:p>0</text:p>
          </table:table-cell>
          <table:table-cell table:formula="of:=MAX([Mass.J14]-[Mass.J13];0)" office:value-type="float" office:value="9" calcext:value-type="float">
            <text:p>9</text:p>
          </table:table-cell>
          <table:table-cell table:formula="of:=MAX([Mass.K14]-[Mass.K13];0)" office:value-type="float" office:value="1882" calcext:value-type="float">
            <text:p>1882</text:p>
          </table:table-cell>
          <table:table-cell table:formula="of:=MAX([Mass.L14]-[Mass.L13];0)" office:value-type="float" office:value="0" calcext:value-type="float">
            <text:p>0</text:p>
          </table:table-cell>
          <table:table-cell table:formula="of:=([Mass.M14]-SUM([Mass.J14:.L14]))-([Mass.M13]-SUM([Mass.J13:.L13]))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2011" calcext:value-type="float">
            <text:p>2011</text:p>
          </table:table-cell>
          <table:table-cell table:formula="of:=[Mass.B15]-[Mass.B14]" office:value-type="float" office:value="78" calcext:value-type="float">
            <text:p>78</text:p>
          </table:table-cell>
          <table:table-cell table:formula="of:=[Mass.C15]-[Mass.C14]" office:value-type="float" office:value="1813" calcext:value-type="float">
            <text:p>1813</text:p>
          </table:table-cell>
          <table:table-cell table:formula="of:=[Mass.D15]-[Mass.D14]" office:value-type="float" office:value="0" calcext:value-type="float">
            <text:p>0</text:p>
          </table:table-cell>
          <table:table-cell table:formula="of:=([Mass.E15]-SUM([Mass.B15:.D15]))-([Mass.E14]-SUM([Mass.B14:.D14]))" office:value-type="float" office:value="0" calcext:value-type="float">
            <text:p>0</text:p>
          </table:table-cell>
          <table:table-cell table:formula="of:=MAX([Mass.F15]-[Mass.F14];0)" office:value-type="float" office:value="78" calcext:value-type="float">
            <text:p>78</text:p>
          </table:table-cell>
          <table:table-cell table:formula="of:=MAX([Mass.G15]-[Mass.G14];0)" office:value-type="float" office:value="1813" calcext:value-type="float">
            <text:p>1813</text:p>
          </table:table-cell>
          <table:table-cell table:formula="of:=MAX([Mass.H15]-[Mass.H14];0)" office:value-type="float" office:value="0" calcext:value-type="float">
            <text:p>0</text:p>
          </table:table-cell>
          <table:table-cell table:formula="of:=([Mass.I15]-SUM([Mass.F15:.H15]))-([Mass.I14]-SUM([Mass.F14:.H14]))" office:value-type="float" office:value="0" calcext:value-type="float">
            <text:p>0</text:p>
          </table:table-cell>
          <table:table-cell table:formula="of:=MAX([Mass.J15]-[Mass.J14];0)" office:value-type="float" office:value="78" calcext:value-type="float">
            <text:p>78</text:p>
          </table:table-cell>
          <table:table-cell table:formula="of:=MAX([Mass.K15]-[Mass.K14];0)" office:value-type="float" office:value="1813" calcext:value-type="float">
            <text:p>1813</text:p>
          </table:table-cell>
          <table:table-cell table:formula="of:=MAX([Mass.L15]-[Mass.L14];0)" office:value-type="float" office:value="0" calcext:value-type="float">
            <text:p>0</text:p>
          </table:table-cell>
          <table:table-cell table:formula="of:=([Mass.M15]-SUM([Mass.J15:.L15]))-([Mass.M14]-SUM([Mass.J14:.L14]))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2012" calcext:value-type="float">
            <text:p>2012</text:p>
          </table:table-cell>
          <table:table-cell table:formula="of:=[Mass.B16]-[Mass.B15]" office:value-type="float" office:value="61" calcext:value-type="float">
            <text:p>61</text:p>
          </table:table-cell>
          <table:table-cell table:formula="of:=[Mass.C16]-[Mass.C15]" office:value-type="float" office:value="1829" calcext:value-type="float">
            <text:p>1829</text:p>
          </table:table-cell>
          <table:table-cell table:formula="of:=[Mass.D16]-[Mass.D15]" office:value-type="float" office:value="0" calcext:value-type="float">
            <text:p>0</text:p>
          </table:table-cell>
          <table:table-cell table:formula="of:=([Mass.E16]-SUM([Mass.B16:.D16]))-([Mass.E15]-SUM([Mass.B15:.D15]))" office:value-type="float" office:value="0" calcext:value-type="float">
            <text:p>0</text:p>
          </table:table-cell>
          <table:table-cell table:formula="of:=MAX([Mass.F16]-[Mass.F15];0)" office:value-type="float" office:value="61" calcext:value-type="float">
            <text:p>61</text:p>
          </table:table-cell>
          <table:table-cell table:formula="of:=MAX([Mass.G16]-[Mass.G15];0)" office:value-type="float" office:value="1829" calcext:value-type="float">
            <text:p>1829</text:p>
          </table:table-cell>
          <table:table-cell table:formula="of:=MAX([Mass.H16]-[Mass.H15];0)" office:value-type="float" office:value="0" calcext:value-type="float">
            <text:p>0</text:p>
          </table:table-cell>
          <table:table-cell table:formula="of:=([Mass.I16]-SUM([Mass.F16:.H16]))-([Mass.I15]-SUM([Mass.F15:.H15]))" office:value-type="float" office:value="0" calcext:value-type="float">
            <text:p>0</text:p>
          </table:table-cell>
          <table:table-cell table:formula="of:=MAX([Mass.J16]-[Mass.J15];0)" office:value-type="float" office:value="61" calcext:value-type="float">
            <text:p>61</text:p>
          </table:table-cell>
          <table:table-cell table:formula="of:=MAX([Mass.K16]-[Mass.K15];0)" office:value-type="float" office:value="1829" calcext:value-type="float">
            <text:p>1829</text:p>
          </table:table-cell>
          <table:table-cell table:formula="of:=MAX([Mass.L16]-[Mass.L15];0)" office:value-type="float" office:value="0" calcext:value-type="float">
            <text:p>0</text:p>
          </table:table-cell>
          <table:table-cell table:formula="of:=([Mass.M16]-SUM([Mass.J16:.L16]))-([Mass.M15]-SUM([Mass.J15:.L15]))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2013" calcext:value-type="float">
            <text:p>2013</text:p>
          </table:table-cell>
          <table:table-cell table:formula="of:=[Mass.B17]-[Mass.B16]" office:value-type="float" office:value="37" calcext:value-type="float">
            <text:p>37</text:p>
          </table:table-cell>
          <table:table-cell table:formula="of:=[Mass.C17]-[Mass.C16]" office:value-type="float" office:value="1854" calcext:value-type="float">
            <text:p>1854</text:p>
          </table:table-cell>
          <table:table-cell table:formula="of:=[Mass.D17]-[Mass.D16]" office:value-type="float" office:value="0" calcext:value-type="float">
            <text:p>0</text:p>
          </table:table-cell>
          <table:table-cell table:formula="of:=([Mass.E17]-SUM([Mass.B17:.D17]))-([Mass.E16]-SUM([Mass.B16:.D16]))" office:value-type="float" office:value="0" calcext:value-type="float">
            <text:p>0</text:p>
          </table:table-cell>
          <table:table-cell table:formula="of:=MAX([Mass.F17]-[Mass.F16];0)" office:value-type="float" office:value="37" calcext:value-type="float">
            <text:p>37</text:p>
          </table:table-cell>
          <table:table-cell table:formula="of:=MAX([Mass.G17]-[Mass.G16];0)" office:value-type="float" office:value="1854" calcext:value-type="float">
            <text:p>1854</text:p>
          </table:table-cell>
          <table:table-cell table:formula="of:=MAX([Mass.H17]-[Mass.H16];0)" office:value-type="float" office:value="0" calcext:value-type="float">
            <text:p>0</text:p>
          </table:table-cell>
          <table:table-cell table:formula="of:=([Mass.I17]-SUM([Mass.F17:.H17]))-([Mass.I16]-SUM([Mass.F16:.H16]))" office:value-type="float" office:value="0" calcext:value-type="float">
            <text:p>0</text:p>
          </table:table-cell>
          <table:table-cell table:formula="of:=MAX([Mass.J17]-[Mass.J16];0)" office:value-type="float" office:value="37" calcext:value-type="float">
            <text:p>37</text:p>
          </table:table-cell>
          <table:table-cell table:formula="of:=MAX([Mass.K17]-[Mass.K16];0)" office:value-type="float" office:value="1854" calcext:value-type="float">
            <text:p>1854</text:p>
          </table:table-cell>
          <table:table-cell table:formula="of:=MAX([Mass.L17]-[Mass.L16];0)" office:value-type="float" office:value="0" calcext:value-type="float">
            <text:p>0</text:p>
          </table:table-cell>
          <table:table-cell table:formula="of:=([Mass.M17]-SUM([Mass.J17:.L17]))-([Mass.M16]-SUM([Mass.J16:.L16]))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2014" calcext:value-type="float">
            <text:p>2014</text:p>
          </table:table-cell>
          <table:table-cell table:formula="of:=[Mass.B18]-[Mass.B17]" office:value-type="float" office:value="20" calcext:value-type="float">
            <text:p>20</text:p>
          </table:table-cell>
          <table:table-cell table:formula="of:=[Mass.C18]-[Mass.C17]" office:value-type="float" office:value="1880" calcext:value-type="float">
            <text:p>1880</text:p>
          </table:table-cell>
          <table:table-cell table:formula="of:=[Mass.D18]-[Mass.D17]" office:value-type="float" office:value="0" calcext:value-type="float">
            <text:p>0</text:p>
          </table:table-cell>
          <table:table-cell table:formula="of:=([Mass.E18]-SUM([Mass.B18:.D18]))-([Mass.E17]-SUM([Mass.B17:.D17]))" office:value-type="float" office:value="0" calcext:value-type="float">
            <text:p>0</text:p>
          </table:table-cell>
          <table:table-cell table:formula="of:=MAX([Mass.F18]-[Mass.F17];0)" office:value-type="float" office:value="20" calcext:value-type="float">
            <text:p>20</text:p>
          </table:table-cell>
          <table:table-cell table:formula="of:=MAX([Mass.G18]-[Mass.G17];0)" office:value-type="float" office:value="1880" calcext:value-type="float">
            <text:p>1880</text:p>
          </table:table-cell>
          <table:table-cell table:formula="of:=MAX([Mass.H18]-[Mass.H17];0)" office:value-type="float" office:value="0" calcext:value-type="float">
            <text:p>0</text:p>
          </table:table-cell>
          <table:table-cell table:formula="of:=([Mass.I18]-SUM([Mass.F18:.H18]))-([Mass.I17]-SUM([Mass.F17:.H17]))" office:value-type="float" office:value="0" calcext:value-type="float">
            <text:p>0</text:p>
          </table:table-cell>
          <table:table-cell table:formula="of:=MAX([Mass.J18]-[Mass.J17];0)" office:value-type="float" office:value="20" calcext:value-type="float">
            <text:p>20</text:p>
          </table:table-cell>
          <table:table-cell table:formula="of:=MAX([Mass.K18]-[Mass.K17];0)" office:value-type="float" office:value="1880" calcext:value-type="float">
            <text:p>1880</text:p>
          </table:table-cell>
          <table:table-cell table:formula="of:=MAX([Mass.L18]-[Mass.L17];0)" office:value-type="float" office:value="0" calcext:value-type="float">
            <text:p>0</text:p>
          </table:table-cell>
          <table:table-cell table:formula="of:=([Mass.M18]-SUM([Mass.J18:.L18]))-([Mass.M17]-SUM([Mass.J17:.L17]))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2015" calcext:value-type="float">
            <text:p>2015</text:p>
          </table:table-cell>
          <table:table-cell table:formula="of:=[Mass.B19]-[Mass.B18]" office:value-type="float" office:value="40" calcext:value-type="float">
            <text:p>40</text:p>
          </table:table-cell>
          <table:table-cell table:formula="of:=[Mass.C19]-[Mass.C18]" office:value-type="float" office:value="1889" calcext:value-type="float">
            <text:p>1889</text:p>
          </table:table-cell>
          <table:table-cell table:formula="of:=[Mass.D19]-[Mass.D18]" office:value-type="float" office:value="0" calcext:value-type="float">
            <text:p>0</text:p>
          </table:table-cell>
          <table:table-cell table:formula="of:=([Mass.E19]-SUM([Mass.B19:.D19]))-([Mass.E18]-SUM([Mass.B18:.D18]))" office:value-type="float" office:value="1" calcext:value-type="float">
            <text:p>1</text:p>
          </table:table-cell>
          <table:table-cell table:formula="of:=MAX([Mass.F19]-[Mass.F18];0)" office:value-type="float" office:value="40" calcext:value-type="float">
            <text:p>40</text:p>
          </table:table-cell>
          <table:table-cell table:formula="of:=MAX([Mass.G19]-[Mass.G18];0)" office:value-type="float" office:value="1889" calcext:value-type="float">
            <text:p>1889</text:p>
          </table:table-cell>
          <table:table-cell table:formula="of:=MAX([Mass.H19]-[Mass.H18];0)" office:value-type="float" office:value="0" calcext:value-type="float">
            <text:p>0</text:p>
          </table:table-cell>
          <table:table-cell table:formula="of:=([Mass.I19]-SUM([Mass.F19:.H19]))-([Mass.I18]-SUM([Mass.F18:.H18]))" office:value-type="float" office:value="1" calcext:value-type="float">
            <text:p>1</text:p>
          </table:table-cell>
          <table:table-cell table:formula="of:=MAX([Mass.J19]-[Mass.J18];0)" office:value-type="float" office:value="40" calcext:value-type="float">
            <text:p>40</text:p>
          </table:table-cell>
          <table:table-cell table:formula="of:=MAX([Mass.K19]-[Mass.K18];0)" office:value-type="float" office:value="1889" calcext:value-type="float">
            <text:p>1889</text:p>
          </table:table-cell>
          <table:table-cell table:formula="of:=MAX([Mass.L19]-[Mass.L18];0)" office:value-type="float" office:value="0" calcext:value-type="float">
            <text:p>0</text:p>
          </table:table-cell>
          <table:table-cell table:formula="of:=([Mass.M19]-SUM([Mass.J19:.L19]))-([Mass.M18]-SUM([Mass.J18:.L18]))" office:value-type="float" office:value="1" calcext:value-type="float">
            <text:p>1</text:p>
          </table:table-cell>
        </table:table-row>
        <table:table-row table:style-name="ro1">
          <table:table-cell table:formula="of:=[.A18]+1" office:value-type="float" office:value="2016" calcext:value-type="float">
            <text:p>2016</text:p>
          </table:table-cell>
          <table:table-cell table:formula="of:=[Mass.B20]-[Mass.B19]" office:value-type="float" office:value="75" calcext:value-type="float">
            <text:p>75</text:p>
          </table:table-cell>
          <table:table-cell table:formula="of:=[Mass.C20]-[Mass.C19]" office:value-type="float" office:value="1891" calcext:value-type="float">
            <text:p>1891</text:p>
          </table:table-cell>
          <table:table-cell table:formula="of:=[Mass.D20]-[Mass.D19]" office:value-type="float" office:value="0" calcext:value-type="float">
            <text:p>0</text:p>
          </table:table-cell>
          <table:table-cell table:formula="of:=([Mass.E20]-SUM([Mass.B20:.D20]))-([Mass.E19]-SUM([Mass.B19:.D19]))" office:value-type="float" office:value="-1" calcext:value-type="float">
            <text:p>-1</text:p>
          </table:table-cell>
          <table:table-cell table:formula="of:=MAX([Mass.F20]-[Mass.F19];0)" office:value-type="float" office:value="75" calcext:value-type="float">
            <text:p>75</text:p>
          </table:table-cell>
          <table:table-cell table:formula="of:=MAX([Mass.G20]-[Mass.G19];0)" office:value-type="float" office:value="1891" calcext:value-type="float">
            <text:p>1891</text:p>
          </table:table-cell>
          <table:table-cell table:formula="of:=MAX([Mass.H20]-[Mass.H19];0)" office:value-type="float" office:value="0" calcext:value-type="float">
            <text:p>0</text:p>
          </table:table-cell>
          <table:table-cell table:formula="of:=([Mass.I20]-SUM([Mass.F20:.H20]))-([Mass.I19]-SUM([Mass.F19:.H19]))" office:value-type="float" office:value="-1" calcext:value-type="float">
            <text:p>-1</text:p>
          </table:table-cell>
          <table:table-cell table:formula="of:=MAX([Mass.J20]-[Mass.J19];0)" office:value-type="float" office:value="75" calcext:value-type="float">
            <text:p>75</text:p>
          </table:table-cell>
          <table:table-cell table:formula="of:=MAX([Mass.K20]-[Mass.K19];0)" office:value-type="float" office:value="1891" calcext:value-type="float">
            <text:p>1891</text:p>
          </table:table-cell>
          <table:table-cell table:formula="of:=MAX([Mass.L20]-[Mass.L19];0)" office:value-type="float" office:value="0" calcext:value-type="float">
            <text:p>0</text:p>
          </table:table-cell>
          <table:table-cell table:formula="of:=([Mass.M20]-SUM([Mass.J20:.L20]))-([Mass.M19]-SUM([Mass.J19:.L19]))" office:value-type="float" office:value="-1" calcext:value-type="float">
            <text:p>-1</text:p>
          </table:table-cell>
        </table:table-row>
        <table:table-row table:style-name="ro1">
          <table:table-cell table:formula="of:=[.A19]+1" office:value-type="float" office:value="2017" calcext:value-type="float">
            <text:p>2017</text:p>
          </table:table-cell>
          <table:table-cell table:formula="of:=[Mass.B21]-[Mass.B20]" office:value-type="float" office:value="105" calcext:value-type="float">
            <text:p>105</text:p>
          </table:table-cell>
          <table:table-cell table:formula="of:=[Mass.C21]-[Mass.C20]" office:value-type="float" office:value="1891" calcext:value-type="float">
            <text:p>1891</text:p>
          </table:table-cell>
          <table:table-cell table:formula="of:=[Mass.D21]-[Mass.D20]" office:value-type="float" office:value="0" calcext:value-type="float">
            <text:p>0</text:p>
          </table:table-cell>
          <table:table-cell table:formula="of:=([Mass.E21]-SUM([Mass.B21:.D21]))-([Mass.E20]-SUM([Mass.B20:.D20]))" office:value-type="float" office:value="0" calcext:value-type="float">
            <text:p>0</text:p>
          </table:table-cell>
          <table:table-cell table:formula="of:=MAX([Mass.F21]-[Mass.F20];0)" office:value-type="float" office:value="105" calcext:value-type="float">
            <text:p>105</text:p>
          </table:table-cell>
          <table:table-cell table:formula="of:=MAX([Mass.G21]-[Mass.G20];0)" office:value-type="float" office:value="1891" calcext:value-type="float">
            <text:p>1891</text:p>
          </table:table-cell>
          <table:table-cell table:formula="of:=MAX([Mass.H21]-[Mass.H20];0)" office:value-type="float" office:value="0" calcext:value-type="float">
            <text:p>0</text:p>
          </table:table-cell>
          <table:table-cell table:formula="of:=([Mass.I21]-SUM([Mass.F21:.H21]))-([Mass.I20]-SUM([Mass.F20:.H20]))" office:value-type="float" office:value="0" calcext:value-type="float">
            <text:p>0</text:p>
          </table:table-cell>
          <table:table-cell table:formula="of:=MAX([Mass.J21]-[Mass.J20];0)" office:value-type="float" office:value="105" calcext:value-type="float">
            <text:p>105</text:p>
          </table:table-cell>
          <table:table-cell table:formula="of:=MAX([Mass.K21]-[Mass.K20];0)" office:value-type="float" office:value="1891" calcext:value-type="float">
            <text:p>1891</text:p>
          </table:table-cell>
          <table:table-cell table:formula="of:=MAX([Mass.L21]-[Mass.L20];0)" office:value-type="float" office:value="0" calcext:value-type="float">
            <text:p>0</text:p>
          </table:table-cell>
          <table:table-cell table:formula="of:=([Mass.M21]-SUM([Mass.J21:.L21]))-([Mass.M20]-SUM([Mass.J20:.L20]))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2018" calcext:value-type="float">
            <text:p>2018</text:p>
          </table:table-cell>
          <table:table-cell table:formula="of:=[Mass.B22]-[Mass.B21]" office:value-type="float" office:value="144" calcext:value-type="float">
            <text:p>144</text:p>
          </table:table-cell>
          <table:table-cell table:formula="of:=[Mass.C22]-[Mass.C21]" office:value-type="float" office:value="1141" calcext:value-type="float">
            <text:p>1141</text:p>
          </table:table-cell>
          <table:table-cell table:formula="of:=[Mass.D22]-[Mass.D21]" office:value-type="float" office:value="0" calcext:value-type="float">
            <text:p>0</text:p>
          </table:table-cell>
          <table:table-cell table:formula="of:=([Mass.E22]-SUM([Mass.B22:.D22]))-([Mass.E21]-SUM([Mass.B21:.D21]))" office:value-type="float" office:value="750" calcext:value-type="float">
            <text:p>750</text:p>
          </table:table-cell>
          <table:table-cell table:formula="of:=MAX([Mass.F22]-[Mass.F21];0)" office:value-type="float" office:value="144" calcext:value-type="float">
            <text:p>144</text:p>
          </table:table-cell>
          <table:table-cell table:formula="of:=MAX([Mass.G22]-[Mass.G21];0)" office:value-type="float" office:value="1141" calcext:value-type="float">
            <text:p>1141</text:p>
          </table:table-cell>
          <table:table-cell table:formula="of:=MAX([Mass.H22]-[Mass.H21];0)" office:value-type="float" office:value="0" calcext:value-type="float">
            <text:p>0</text:p>
          </table:table-cell>
          <table:table-cell table:formula="of:=([Mass.I22]-SUM([Mass.F22:.H22]))-([Mass.I21]-SUM([Mass.F21:.H21]))" office:value-type="float" office:value="750" calcext:value-type="float">
            <text:p>750</text:p>
          </table:table-cell>
          <table:table-cell table:formula="of:=MAX([Mass.J22]-[Mass.J21];0)" office:value-type="float" office:value="144" calcext:value-type="float">
            <text:p>144</text:p>
          </table:table-cell>
          <table:table-cell table:formula="of:=MAX([Mass.K22]-[Mass.K21];0)" office:value-type="float" office:value="1141" calcext:value-type="float">
            <text:p>1141</text:p>
          </table:table-cell>
          <table:table-cell table:formula="of:=MAX([Mass.L22]-[Mass.L21];0)" office:value-type="float" office:value="0" calcext:value-type="float">
            <text:p>0</text:p>
          </table:table-cell>
          <table:table-cell table:formula="of:=([Mass.M22]-SUM([Mass.J22:.L22]))-([Mass.M21]-SUM([Mass.J21:.L21]))" office:value-type="float" office:value="750" calcext:value-type="float">
            <text:p>750</text:p>
          </table:table-cell>
        </table:table-row>
        <table:table-row table:style-name="ro1">
          <table:table-cell table:formula="of:=[.A21]+1" office:value-type="float" office:value="2019" calcext:value-type="float">
            <text:p>2019</text:p>
          </table:table-cell>
          <table:table-cell table:formula="of:=[Mass.B23]-[Mass.B22]" office:value-type="float" office:value="180" calcext:value-type="float">
            <text:p>180</text:p>
          </table:table-cell>
          <table:table-cell table:formula="of:=[Mass.C23]-[Mass.C22]" office:value-type="float" office:value="-1110" calcext:value-type="float">
            <text:p>-1110</text:p>
          </table:table-cell>
          <table:table-cell table:formula="of:=[Mass.D23]-[Mass.D22]" office:value-type="float" office:value="3000" calcext:value-type="float">
            <text:p>3000</text:p>
          </table:table-cell>
          <table:table-cell table:formula="of:=([Mass.E23]-SUM([Mass.B23:.D23]))-([Mass.E22]-SUM([Mass.B22:.D22]))" office:value-type="float" office:value="0" calcext:value-type="float">
            <text:p>0</text:p>
          </table:table-cell>
          <table:table-cell table:formula="of:=MAX([Mass.F23]-[Mass.F22];0)" office:value-type="float" office:value="180" calcext:value-type="float">
            <text:p>180</text:p>
          </table:table-cell>
          <table:table-cell table:formula="of:=MAX([Mass.G23]-[Mass.G22];0)" office:value-type="float" office:value="0" calcext:value-type="float">
            <text:p>0</text:p>
          </table:table-cell>
          <table:table-cell table:formula="of:=MAX([Mass.H23]-[Mass.H22];0)" office:value-type="float" office:value="3000" calcext:value-type="float">
            <text:p>3000</text:p>
          </table:table-cell>
          <table:table-cell table:formula="of:=([Mass.I23]-SUM([Mass.F23:.H23]))-([Mass.I22]-SUM([Mass.F22:.H22]))" office:value-type="float" office:value="0" calcext:value-type="float">
            <text:p>0</text:p>
          </table:table-cell>
          <table:table-cell table:formula="of:=MAX([Mass.J23]-[Mass.J22];0)" office:value-type="float" office:value="180" calcext:value-type="float">
            <text:p>180</text:p>
          </table:table-cell>
          <table:table-cell table:formula="of:=MAX([Mass.K23]-[Mass.K22];0)" office:value-type="float" office:value="0" calcext:value-type="float">
            <text:p>0</text:p>
          </table:table-cell>
          <table:table-cell table:formula="of:=MAX([Mass.L23]-[Mass.L22];0)" office:value-type="float" office:value="3000" calcext:value-type="float">
            <text:p>3000</text:p>
          </table:table-cell>
          <table:table-cell table:formula="of:=([Mass.M23]-SUM([Mass.J23:.L23]))-([Mass.M22]-SUM([Mass.J22:.L22]))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2020" calcext:value-type="float">
            <text:p>2020</text:p>
          </table:table-cell>
          <table:table-cell table:formula="of:=[Mass.B24]-[Mass.B23]" office:value-type="float" office:value="214" calcext:value-type="float">
            <text:p>214</text:p>
          </table:table-cell>
          <table:table-cell table:formula="of:=[Mass.C24]-[Mass.C23]" office:value-type="float" office:value="-1169" calcext:value-type="float">
            <text:p>-1169</text:p>
          </table:table-cell>
          <table:table-cell table:formula="of:=[Mass.D24]-[Mass.D23]" office:value-type="float" office:value="3000" calcext:value-type="float">
            <text:p>3000</text:p>
          </table:table-cell>
          <table:table-cell table:formula="of:=([Mass.E24]-SUM([Mass.B24:.D24]))-([Mass.E23]-SUM([Mass.B23:.D23]))" office:value-type="float" office:value="60" calcext:value-type="float">
            <text:p>60</text:p>
          </table:table-cell>
          <table:table-cell table:formula="of:=MAX([Mass.F24]-[Mass.F23];0)" office:value-type="float" office:value="214" calcext:value-type="float">
            <text:p>214</text:p>
          </table:table-cell>
          <table:table-cell table:formula="of:=MAX([Mass.G24]-[Mass.G23];0)" office:value-type="float" office:value="0" calcext:value-type="float">
            <text:p>0</text:p>
          </table:table-cell>
          <table:table-cell table:formula="of:=MAX([Mass.H24]-[Mass.H23];0)" office:value-type="float" office:value="3000" calcext:value-type="float">
            <text:p>3000</text:p>
          </table:table-cell>
          <table:table-cell table:formula="of:=([Mass.I24]-SUM([Mass.F24:.H24]))-([Mass.I23]-SUM([Mass.F23:.H23]))" office:value-type="float" office:value="60" calcext:value-type="float">
            <text:p>60</text:p>
          </table:table-cell>
          <table:table-cell table:formula="of:=MAX([Mass.J24]-[Mass.J23];0)" office:value-type="float" office:value="214" calcext:value-type="float">
            <text:p>214</text:p>
          </table:table-cell>
          <table:table-cell table:formula="of:=MAX([Mass.K24]-[Mass.K23];0)" office:value-type="float" office:value="0" calcext:value-type="float">
            <text:p>0</text:p>
          </table:table-cell>
          <table:table-cell table:formula="of:=MAX([Mass.L24]-[Mass.L23];0)" office:value-type="float" office:value="3000" calcext:value-type="float">
            <text:p>3000</text:p>
          </table:table-cell>
          <table:table-cell table:formula="of:=([Mass.M24]-SUM([Mass.J24:.L24]))-([Mass.M23]-SUM([Mass.J23:.L23]))" office:value-type="float" office:value="60" calcext:value-type="float">
            <text:p>60</text:p>
          </table:table-cell>
        </table:table-row>
        <table:table-row table:style-name="ro1">
          <table:table-cell table:formula="of:=[.A23]+1" office:value-type="float" office:value="2021" calcext:value-type="float">
            <text:p>2021</text:p>
          </table:table-cell>
          <table:table-cell table:formula="of:=[Mass.B25]-[Mass.B24]" office:value-type="float" office:value="246" calcext:value-type="float">
            <text:p>246</text:p>
          </table:table-cell>
          <table:table-cell table:formula="of:=[Mass.C25]-[Mass.C24]" office:value-type="float" office:value="-1229" calcext:value-type="float">
            <text:p>-1229</text:p>
          </table:table-cell>
          <table:table-cell table:formula="of:=[Mass.D25]-[Mass.D24]" office:value-type="float" office:value="3000" calcext:value-type="float">
            <text:p>3000</text:p>
          </table:table-cell>
          <table:table-cell table:formula="of:=([Mass.E25]-SUM([Mass.B25:.D25]))-([Mass.E24]-SUM([Mass.B24:.D24]))" office:value-type="float" office:value="123" calcext:value-type="float">
            <text:p>123</text:p>
          </table:table-cell>
          <table:table-cell table:formula="of:=MAX([Mass.F25]-[Mass.F24];0)" office:value-type="float" office:value="246" calcext:value-type="float">
            <text:p>246</text:p>
          </table:table-cell>
          <table:table-cell table:formula="of:=MAX([Mass.G25]-[Mass.G24];0)" office:value-type="float" office:value="0" calcext:value-type="float">
            <text:p>0</text:p>
          </table:table-cell>
          <table:table-cell table:formula="of:=MAX([Mass.H25]-[Mass.H24];0)" office:value-type="float" office:value="3000" calcext:value-type="float">
            <text:p>3000</text:p>
          </table:table-cell>
          <table:table-cell table:formula="of:=([Mass.I25]-SUM([Mass.F25:.H25]))-([Mass.I24]-SUM([Mass.F24:.H24]))" office:value-type="float" office:value="123" calcext:value-type="float">
            <text:p>123</text:p>
          </table:table-cell>
          <table:table-cell table:formula="of:=MAX([Mass.J25]-[Mass.J24];0)" office:value-type="float" office:value="246" calcext:value-type="float">
            <text:p>246</text:p>
          </table:table-cell>
          <table:table-cell table:formula="of:=MAX([Mass.K25]-[Mass.K24];0)" office:value-type="float" office:value="0" calcext:value-type="float">
            <text:p>0</text:p>
          </table:table-cell>
          <table:table-cell table:formula="of:=MAX([Mass.L25]-[Mass.L24];0)" office:value-type="float" office:value="3000" calcext:value-type="float">
            <text:p>3000</text:p>
          </table:table-cell>
          <table:table-cell table:formula="of:=([Mass.M25]-SUM([Mass.J25:.L25]))-([Mass.M24]-SUM([Mass.J24:.L24]))" office:value-type="float" office:value="123" calcext:value-type="float">
            <text:p>123</text:p>
          </table:table-cell>
        </table:table-row>
        <table:table-row table:style-name="ro1">
          <table:table-cell table:formula="of:=[.A24]+1" office:value-type="float" office:value="2022" calcext:value-type="float">
            <text:p>2022</text:p>
          </table:table-cell>
          <table:table-cell table:formula="of:=[Mass.B26]-[Mass.B25]" office:value-type="float" office:value="282" calcext:value-type="float">
            <text:p>282</text:p>
          </table:table-cell>
          <table:table-cell table:formula="of:=[Mass.C26]-[Mass.C25]" office:value-type="float" office:value="-1349" calcext:value-type="float">
            <text:p>-1349</text:p>
          </table:table-cell>
          <table:table-cell table:formula="of:=[Mass.D26]-[Mass.D25]" office:value-type="float" office:value="3000" calcext:value-type="float">
            <text:p>3000</text:p>
          </table:table-cell>
          <table:table-cell table:formula="of:=([Mass.E26]-SUM([Mass.B26:.D26]))-([Mass.E25]-SUM([Mass.B25:.D25]))" office:value-type="float" office:value="243" calcext:value-type="float">
            <text:p>243</text:p>
          </table:table-cell>
          <table:table-cell table:formula="of:=MAX([Mass.F26]-[Mass.F25];0)" office:value-type="float" office:value="282" calcext:value-type="float">
            <text:p>282</text:p>
          </table:table-cell>
          <table:table-cell table:formula="of:=MAX([Mass.G26]-[Mass.G25];0)" office:value-type="float" office:value="0" calcext:value-type="float">
            <text:p>0</text:p>
          </table:table-cell>
          <table:table-cell table:formula="of:=MAX([Mass.H26]-[Mass.H25];0)" office:value-type="float" office:value="3000" calcext:value-type="float">
            <text:p>3000</text:p>
          </table:table-cell>
          <table:table-cell table:formula="of:=([Mass.I26]-SUM([Mass.F26:.H26]))-([Mass.I25]-SUM([Mass.F25:.H25]))" office:value-type="float" office:value="243" calcext:value-type="float">
            <text:p>243</text:p>
          </table:table-cell>
          <table:table-cell table:formula="of:=MAX([Mass.J26]-[Mass.J25];0)" office:value-type="float" office:value="282" calcext:value-type="float">
            <text:p>282</text:p>
          </table:table-cell>
          <table:table-cell table:formula="of:=MAX([Mass.K26]-[Mass.K25];0)" office:value-type="float" office:value="0" calcext:value-type="float">
            <text:p>0</text:p>
          </table:table-cell>
          <table:table-cell table:formula="of:=MAX([Mass.L26]-[Mass.L25];0)" office:value-type="float" office:value="3000" calcext:value-type="float">
            <text:p>3000</text:p>
          </table:table-cell>
          <table:table-cell table:formula="of:=([Mass.M26]-SUM([Mass.J26:.L26]))-([Mass.M25]-SUM([Mass.J25:.L25]))" office:value-type="float" office:value="243" calcext:value-type="float">
            <text:p>243</text:p>
          </table:table-cell>
        </table:table-row>
        <table:table-row table:style-name="ro1">
          <table:table-cell table:formula="of:=[.A25]+1" office:value-type="float" office:value="2023" calcext:value-type="float">
            <text:p>2023</text:p>
          </table:table-cell>
          <table:table-cell table:formula="of:=[Mass.B27]-[Mass.B26]" office:value-type="float" office:value="319" calcext:value-type="float">
            <text:p>319</text:p>
          </table:table-cell>
          <table:table-cell table:formula="of:=[Mass.C27]-[Mass.C26]" office:value-type="float" office:value="-1509" calcext:value-type="float">
            <text:p>-1509</text:p>
          </table:table-cell>
          <table:table-cell table:formula="of:=[Mass.D27]-[Mass.D26]" office:value-type="float" office:value="3000" calcext:value-type="float">
            <text:p>3000</text:p>
          </table:table-cell>
          <table:table-cell table:formula="of:=([Mass.E27]-SUM([Mass.B27:.D27]))-([Mass.E26]-SUM([Mass.B26:.D26]))" office:value-type="float" office:value="409" calcext:value-type="float">
            <text:p>409</text:p>
          </table:table-cell>
          <table:table-cell table:formula="of:=MAX([Mass.F27]-[Mass.F26];0)" office:value-type="float" office:value="319" calcext:value-type="float">
            <text:p>319</text:p>
          </table:table-cell>
          <table:table-cell table:formula="of:=MAX([Mass.G27]-[Mass.G26];0)" office:value-type="float" office:value="0" calcext:value-type="float">
            <text:p>0</text:p>
          </table:table-cell>
          <table:table-cell table:formula="of:=MAX([Mass.H27]-[Mass.H26];0)" office:value-type="float" office:value="3000" calcext:value-type="float">
            <text:p>3000</text:p>
          </table:table-cell>
          <table:table-cell table:formula="of:=([Mass.I27]-SUM([Mass.F27:.H27]))-([Mass.I26]-SUM([Mass.F26:.H26]))" office:value-type="float" office:value="409" calcext:value-type="float">
            <text:p>409</text:p>
          </table:table-cell>
          <table:table-cell table:formula="of:=MAX([Mass.J27]-[Mass.J26];0)" office:value-type="float" office:value="319" calcext:value-type="float">
            <text:p>319</text:p>
          </table:table-cell>
          <table:table-cell table:formula="of:=MAX([Mass.K27]-[Mass.K26];0)" office:value-type="float" office:value="0" calcext:value-type="float">
            <text:p>0</text:p>
          </table:table-cell>
          <table:table-cell table:formula="of:=MAX([Mass.L27]-[Mass.L26];0)" office:value-type="float" office:value="3000" calcext:value-type="float">
            <text:p>3000</text:p>
          </table:table-cell>
          <table:table-cell table:formula="of:=([Mass.M27]-SUM([Mass.J27:.L27]))-([Mass.M26]-SUM([Mass.J26:.L26]))" office:value-type="float" office:value="409" calcext:value-type="float">
            <text:p>409</text:p>
          </table:table-cell>
        </table:table-row>
        <table:table-row table:style-name="ro1">
          <table:table-cell table:formula="of:=[.A26]+1" office:value-type="float" office:value="2024" calcext:value-type="float">
            <text:p>2024</text:p>
          </table:table-cell>
          <table:table-cell table:formula="of:=[Mass.B28]-[Mass.B27]" office:value-type="float" office:value="353" calcext:value-type="float">
            <text:p>353</text:p>
          </table:table-cell>
          <table:table-cell table:formula="of:=[Mass.C28]-[Mass.C27]" office:value-type="float" office:value="-1743" calcext:value-type="float">
            <text:p>-1743</text:p>
          </table:table-cell>
          <table:table-cell table:formula="of:=[Mass.D28]-[Mass.D27]" office:value-type="float" office:value="3000" calcext:value-type="float">
            <text:p>3000</text:p>
          </table:table-cell>
          <table:table-cell table:formula="of:=([Mass.E28]-SUM([Mass.B28:.D28]))-([Mass.E27]-SUM([Mass.B27:.D27]))" office:value-type="float" office:value="648" calcext:value-type="float">
            <text:p>648</text:p>
          </table:table-cell>
          <table:table-cell table:formula="of:=MAX([Mass.F28]-[Mass.F27];0)" office:value-type="float" office:value="353" calcext:value-type="float">
            <text:p>353</text:p>
          </table:table-cell>
          <table:table-cell table:formula="of:=MAX([Mass.G28]-[Mass.G27];0)" office:value-type="float" office:value="0" calcext:value-type="float">
            <text:p>0</text:p>
          </table:table-cell>
          <table:table-cell table:formula="of:=MAX([Mass.H28]-[Mass.H27];0)" office:value-type="float" office:value="3000" calcext:value-type="float">
            <text:p>3000</text:p>
          </table:table-cell>
          <table:table-cell table:formula="of:=([Mass.I28]-SUM([Mass.F28:.H28]))-([Mass.I27]-SUM([Mass.F27:.H27]))" office:value-type="float" office:value="648" calcext:value-type="float">
            <text:p>648</text:p>
          </table:table-cell>
          <table:table-cell table:formula="of:=MAX([Mass.J28]-[Mass.J27];0)" office:value-type="float" office:value="353" calcext:value-type="float">
            <text:p>353</text:p>
          </table:table-cell>
          <table:table-cell table:formula="of:=MAX([Mass.K28]-[Mass.K27];0)" office:value-type="float" office:value="0" calcext:value-type="float">
            <text:p>0</text:p>
          </table:table-cell>
          <table:table-cell table:formula="of:=MAX([Mass.L28]-[Mass.L27];0)" office:value-type="float" office:value="3000" calcext:value-type="float">
            <text:p>3000</text:p>
          </table:table-cell>
          <table:table-cell table:formula="of:=([Mass.M28]-SUM([Mass.J28:.L28]))-([Mass.M27]-SUM([Mass.J27:.L27]))" office:value-type="float" office:value="648" calcext:value-type="float">
            <text:p>648</text:p>
          </table:table-cell>
        </table:table-row>
        <table:table-row table:style-name="ro1">
          <table:table-cell table:formula="of:=[.A27]+1" office:value-type="float" office:value="2025" calcext:value-type="float">
            <text:p>2025</text:p>
          </table:table-cell>
          <table:table-cell table:formula="of:=[Mass.B29]-[Mass.B28]" office:value-type="float" office:value="371" calcext:value-type="float">
            <text:p>371</text:p>
          </table:table-cell>
          <table:table-cell table:formula="of:=[Mass.C29]-[Mass.C28]" office:value-type="float" office:value="-1877" calcext:value-type="float">
            <text:p>-1877</text:p>
          </table:table-cell>
          <table:table-cell table:formula="of:=[Mass.D29]-[Mass.D28]" office:value-type="float" office:value="3000" calcext:value-type="float">
            <text:p>3000</text:p>
          </table:table-cell>
          <table:table-cell table:formula="of:=([Mass.E29]-SUM([Mass.B29:.D29]))-([Mass.E28]-SUM([Mass.B28:.D28]))" office:value-type="float" office:value="799" calcext:value-type="float">
            <text:p>799</text:p>
          </table:table-cell>
          <table:table-cell table:formula="of:=MAX([Mass.F29]-[Mass.F28];0)" office:value-type="float" office:value="371" calcext:value-type="float">
            <text:p>371</text:p>
          </table:table-cell>
          <table:table-cell table:formula="of:=MAX([Mass.G29]-[Mass.G28];0)" office:value-type="float" office:value="0" calcext:value-type="float">
            <text:p>0</text:p>
          </table:table-cell>
          <table:table-cell table:formula="of:=MAX([Mass.H29]-[Mass.H28];0)" office:value-type="float" office:value="3000" calcext:value-type="float">
            <text:p>3000</text:p>
          </table:table-cell>
          <table:table-cell table:formula="of:=([Mass.I29]-SUM([Mass.F29:.H29]))-([Mass.I28]-SUM([Mass.F28:.H28]))" office:value-type="float" office:value="799" calcext:value-type="float">
            <text:p>799</text:p>
          </table:table-cell>
          <table:table-cell table:formula="of:=MAX([Mass.J29]-[Mass.J28];0)" office:value-type="float" office:value="371" calcext:value-type="float">
            <text:p>371</text:p>
          </table:table-cell>
          <table:table-cell table:formula="of:=MAX([Mass.K29]-[Mass.K28];0)" office:value-type="float" office:value="0" calcext:value-type="float">
            <text:p>0</text:p>
          </table:table-cell>
          <table:table-cell table:formula="of:=MAX([Mass.L29]-[Mass.L28];0)" office:value-type="float" office:value="3000" calcext:value-type="float">
            <text:p>3000</text:p>
          </table:table-cell>
          <table:table-cell table:formula="of:=([Mass.M29]-SUM([Mass.J29:.L29]))-([Mass.M28]-SUM([Mass.J28:.L28]))" office:value-type="float" office:value="799" calcext:value-type="float">
            <text:p>799</text:p>
          </table:table-cell>
        </table:table-row>
        <table:table-row table:style-name="ro1">
          <table:table-cell table:formula="of:=[.A28]+1" office:value-type="float" office:value="2026" calcext:value-type="float">
            <text:p>2026</text:p>
          </table:table-cell>
          <table:table-cell table:formula="of:=[Mass.B30]-[Mass.B29]" office:value-type="float" office:value="372" calcext:value-type="float">
            <text:p>372</text:p>
          </table:table-cell>
          <table:table-cell table:formula="of:=[Mass.C30]-[Mass.C29]" office:value-type="float" office:value="-1844" calcext:value-type="float">
            <text:p>-1844</text:p>
          </table:table-cell>
          <table:table-cell table:formula="of:=[Mass.D30]-[Mass.D29]" office:value-type="float" office:value="3000" calcext:value-type="float">
            <text:p>3000</text:p>
          </table:table-cell>
          <table:table-cell table:formula="of:=([Mass.E30]-SUM([Mass.B30:.D30]))-([Mass.E29]-SUM([Mass.B29:.D29]))" office:value-type="float" office:value="805" calcext:value-type="float">
            <text:p>805</text:p>
          </table:table-cell>
          <table:table-cell table:formula="of:=MAX([Mass.F30]-[Mass.F29];0)" office:value-type="float" office:value="372" calcext:value-type="float">
            <text:p>372</text:p>
          </table:table-cell>
          <table:table-cell table:formula="of:=MAX([Mass.G30]-[Mass.G29];0)" office:value-type="float" office:value="0" calcext:value-type="float">
            <text:p>0</text:p>
          </table:table-cell>
          <table:table-cell table:formula="of:=MAX([Mass.H30]-[Mass.H29];0)" office:value-type="float" office:value="3000" calcext:value-type="float">
            <text:p>3000</text:p>
          </table:table-cell>
          <table:table-cell table:formula="of:=([Mass.I30]-SUM([Mass.F30:.H30]))-([Mass.I29]-SUM([Mass.F29:.H29]))" office:value-type="float" office:value="805" calcext:value-type="float">
            <text:p>805</text:p>
          </table:table-cell>
          <table:table-cell table:formula="of:=MAX([Mass.J30]-[Mass.J29];0)" office:value-type="float" office:value="372" calcext:value-type="float">
            <text:p>372</text:p>
          </table:table-cell>
          <table:table-cell table:formula="of:=MAX([Mass.K30]-[Mass.K29];0)" office:value-type="float" office:value="0" calcext:value-type="float">
            <text:p>0</text:p>
          </table:table-cell>
          <table:table-cell table:formula="of:=MAX([Mass.L30]-[Mass.L29];0)" office:value-type="float" office:value="3000" calcext:value-type="float">
            <text:p>3000</text:p>
          </table:table-cell>
          <table:table-cell table:formula="of:=([Mass.M30]-SUM([Mass.J30:.L30]))-([Mass.M29]-SUM([Mass.J29:.L29]))" office:value-type="float" office:value="805" calcext:value-type="float">
            <text:p>805</text:p>
          </table:table-cell>
        </table:table-row>
        <table:table-row table:style-name="ro1">
          <table:table-cell table:formula="of:=[.A29]+1" office:value-type="float" office:value="2027" calcext:value-type="float">
            <text:p>2027</text:p>
          </table:table-cell>
          <table:table-cell table:formula="of:=[Mass.B31]-[Mass.B30]" office:value-type="float" office:value="655" calcext:value-type="float">
            <text:p>655</text:p>
          </table:table-cell>
          <table:table-cell table:formula="of:=[Mass.C31]-[Mass.C30]" office:value-type="float" office:value="-1812" calcext:value-type="float">
            <text:p>-1812</text:p>
          </table:table-cell>
          <table:table-cell table:formula="of:=[Mass.D31]-[Mass.D30]" office:value-type="float" office:value="3000" calcext:value-type="float">
            <text:p>3000</text:p>
          </table:table-cell>
          <table:table-cell table:formula="of:=([Mass.E31]-SUM([Mass.B31:.D31]))-([Mass.E30]-SUM([Mass.B30:.D30]))" office:value-type="float" office:value="814" calcext:value-type="float">
            <text:p>814</text:p>
          </table:table-cell>
          <table:table-cell table:formula="of:=MAX([Mass.F31]-[Mass.F30];0)" office:value-type="float" office:value="655" calcext:value-type="float">
            <text:p>655</text:p>
          </table:table-cell>
          <table:table-cell table:formula="of:=MAX([Mass.G31]-[Mass.G30];0)" office:value-type="float" office:value="0" calcext:value-type="float">
            <text:p>0</text:p>
          </table:table-cell>
          <table:table-cell table:formula="of:=MAX([Mass.H31]-[Mass.H30];0)" office:value-type="float" office:value="3000" calcext:value-type="float">
            <text:p>3000</text:p>
          </table:table-cell>
          <table:table-cell table:formula="of:=([Mass.I31]-SUM([Mass.F31:.H31]))-([Mass.I30]-SUM([Mass.F30:.H30]))" office:value-type="float" office:value="814" calcext:value-type="float">
            <text:p>814</text:p>
          </table:table-cell>
          <table:table-cell table:formula="of:=MAX([Mass.J31]-[Mass.J30];0)" office:value-type="float" office:value="655" calcext:value-type="float">
            <text:p>655</text:p>
          </table:table-cell>
          <table:table-cell table:formula="of:=MAX([Mass.K31]-[Mass.K30];0)" office:value-type="float" office:value="0" calcext:value-type="float">
            <text:p>0</text:p>
          </table:table-cell>
          <table:table-cell table:formula="of:=MAX([Mass.L31]-[Mass.L30];0)" office:value-type="float" office:value="3000" calcext:value-type="float">
            <text:p>3000</text:p>
          </table:table-cell>
          <table:table-cell table:formula="of:=([Mass.M31]-SUM([Mass.J31:.L31]))-([Mass.M30]-SUM([Mass.J30:.L30]))" office:value-type="float" office:value="814" calcext:value-type="float">
            <text:p>814</text:p>
          </table:table-cell>
        </table:table-row>
        <table:table-row table:style-name="ro1">
          <table:table-cell table:formula="of:=[.A30]+1" office:value-type="float" office:value="2028" calcext:value-type="float">
            <text:p>2028</text:p>
          </table:table-cell>
          <table:table-cell table:formula="of:=[Mass.B32]-[Mass.B31]" office:value-type="float" office:value="456" calcext:value-type="float">
            <text:p>456</text:p>
          </table:table-cell>
          <table:table-cell table:formula="of:=[Mass.C32]-[Mass.C31]" office:value-type="float" office:value="-1774" calcext:value-type="float">
            <text:p>-1774</text:p>
          </table:table-cell>
          <table:table-cell table:formula="of:=[Mass.D32]-[Mass.D31]" office:value-type="float" office:value="3000" calcext:value-type="float">
            <text:p>3000</text:p>
          </table:table-cell>
          <table:table-cell table:formula="of:=([Mass.E32]-SUM([Mass.B32:.D32]))-([Mass.E31]-SUM([Mass.B31:.D31]))" office:value-type="float" office:value="804" calcext:value-type="float">
            <text:p>804</text:p>
          </table:table-cell>
          <table:table-cell table:formula="of:=MAX([Mass.F32]-[Mass.F31];0)" office:value-type="float" office:value="456" calcext:value-type="float">
            <text:p>456</text:p>
          </table:table-cell>
          <table:table-cell table:formula="of:=MAX([Mass.G32]-[Mass.G31];0)" office:value-type="float" office:value="0" calcext:value-type="float">
            <text:p>0</text:p>
          </table:table-cell>
          <table:table-cell table:formula="of:=MAX([Mass.H32]-[Mass.H31];0)" office:value-type="float" office:value="3000" calcext:value-type="float">
            <text:p>3000</text:p>
          </table:table-cell>
          <table:table-cell table:formula="of:=([Mass.I32]-SUM([Mass.F32:.H32]))-([Mass.I31]-SUM([Mass.F31:.H31]))" office:value-type="float" office:value="804" calcext:value-type="float">
            <text:p>804</text:p>
          </table:table-cell>
          <table:table-cell table:formula="of:=MAX([Mass.J32]-[Mass.J31];0)" office:value-type="float" office:value="456" calcext:value-type="float">
            <text:p>456</text:p>
          </table:table-cell>
          <table:table-cell table:formula="of:=MAX([Mass.K32]-[Mass.K31];0)" office:value-type="float" office:value="0" calcext:value-type="float">
            <text:p>0</text:p>
          </table:table-cell>
          <table:table-cell table:formula="of:=MAX([Mass.L32]-[Mass.L31];0)" office:value-type="float" office:value="3000" calcext:value-type="float">
            <text:p>3000</text:p>
          </table:table-cell>
          <table:table-cell table:formula="of:=([Mass.M32]-SUM([Mass.J32:.L32]))-([Mass.M31]-SUM([Mass.J31:.L31]))" office:value-type="float" office:value="804" calcext:value-type="float">
            <text:p>804</text:p>
          </table:table-cell>
        </table:table-row>
        <table:table-row table:style-name="ro1">
          <table:table-cell table:formula="of:=[.A31]+1" office:value-type="float" office:value="2029" calcext:value-type="float">
            <text:p>2029</text:p>
          </table:table-cell>
          <table:table-cell table:formula="of:=[Mass.B33]-[Mass.B32]" office:value-type="float" office:value="421" calcext:value-type="float">
            <text:p>421</text:p>
          </table:table-cell>
          <table:table-cell table:formula="of:=[Mass.C33]-[Mass.C32]" office:value-type="float" office:value="-1759" calcext:value-type="float">
            <text:p>-1759</text:p>
          </table:table-cell>
          <table:table-cell table:formula="of:=[Mass.D33]-[Mass.D32]" office:value-type="float" office:value="3000" calcext:value-type="float">
            <text:p>3000</text:p>
          </table:table-cell>
          <table:table-cell table:formula="of:=([Mass.E33]-SUM([Mass.B33:.D33]))-([Mass.E32]-SUM([Mass.B32:.D32]))" office:value-type="float" office:value="824" calcext:value-type="float">
            <text:p>824</text:p>
          </table:table-cell>
          <table:table-cell table:formula="of:=MAX([Mass.F33]-[Mass.F32];0)" office:value-type="float" office:value="421" calcext:value-type="float">
            <text:p>421</text:p>
          </table:table-cell>
          <table:table-cell table:formula="of:=MAX([Mass.G33]-[Mass.G32];0)" office:value-type="float" office:value="0" calcext:value-type="float">
            <text:p>0</text:p>
          </table:table-cell>
          <table:table-cell table:formula="of:=MAX([Mass.H33]-[Mass.H32];0)" office:value-type="float" office:value="3000" calcext:value-type="float">
            <text:p>3000</text:p>
          </table:table-cell>
          <table:table-cell table:formula="of:=([Mass.I33]-SUM([Mass.F33:.H33]))-([Mass.I32]-SUM([Mass.F32:.H32]))" office:value-type="float" office:value="824" calcext:value-type="float">
            <text:p>824</text:p>
          </table:table-cell>
          <table:table-cell table:formula="of:=MAX([Mass.J33]-[Mass.J32];0)" office:value-type="float" office:value="421" calcext:value-type="float">
            <text:p>421</text:p>
          </table:table-cell>
          <table:table-cell table:formula="of:=MAX([Mass.K33]-[Mass.K32];0)" office:value-type="float" office:value="0" calcext:value-type="float">
            <text:p>0</text:p>
          </table:table-cell>
          <table:table-cell table:formula="of:=MAX([Mass.L33]-[Mass.L32];0)" office:value-type="float" office:value="3000" calcext:value-type="float">
            <text:p>3000</text:p>
          </table:table-cell>
          <table:table-cell table:formula="of:=([Mass.M33]-SUM([Mass.J33:.L33]))-([Mass.M32]-SUM([Mass.J32:.L32]))" office:value-type="float" office:value="804" calcext:value-type="float">
            <text:p>804</text:p>
          </table:table-cell>
        </table:table-row>
        <table:table-row table:style-name="ro1">
          <table:table-cell table:formula="of:=[.A32]+1" office:value-type="float" office:value="2030" calcext:value-type="float">
            <text:p>2030</text:p>
          </table:table-cell>
          <table:table-cell table:formula="of:=[Mass.B34]-[Mass.B33]" office:value-type="float" office:value="919" calcext:value-type="float">
            <text:p>919</text:p>
          </table:table-cell>
          <table:table-cell table:formula="of:=[Mass.C34]-[Mass.C33]" office:value-type="float" office:value="-1824" calcext:value-type="float">
            <text:p>-1824</text:p>
          </table:table-cell>
          <table:table-cell table:formula="of:=[Mass.D34]-[Mass.D33]" office:value-type="float" office:value="3000" calcext:value-type="float">
            <text:p>3000</text:p>
          </table:table-cell>
          <table:table-cell table:formula="of:=([Mass.E34]-SUM([Mass.B34:.D34]))-([Mass.E33]-SUM([Mass.B33:.D33]))" office:value-type="float" office:value="925" calcext:value-type="float">
            <text:p>925</text:p>
          </table:table-cell>
          <table:table-cell table:formula="of:=MAX([Mass.F34]-[Mass.F33];0)" office:value-type="float" office:value="919" calcext:value-type="float">
            <text:p>919</text:p>
          </table:table-cell>
          <table:table-cell table:formula="of:=MAX([Mass.G34]-[Mass.G33];0)" office:value-type="float" office:value="0" calcext:value-type="float">
            <text:p>0</text:p>
          </table:table-cell>
          <table:table-cell table:formula="of:=MAX([Mass.H34]-[Mass.H33];0)" office:value-type="float" office:value="3000" calcext:value-type="float">
            <text:p>3000</text:p>
          </table:table-cell>
          <table:table-cell table:formula="of:=([Mass.I34]-SUM([Mass.F34:.H34]))-([Mass.I33]-SUM([Mass.F33:.H33]))" office:value-type="float" office:value="925" calcext:value-type="float">
            <text:p>925</text:p>
          </table:table-cell>
          <table:table-cell table:formula="of:=MAX([Mass.J34]-[Mass.J33];0)" office:value-type="float" office:value="919" calcext:value-type="float">
            <text:p>919</text:p>
          </table:table-cell>
          <table:table-cell table:formula="of:=MAX([Mass.K34]-[Mass.K33];0)" office:value-type="float" office:value="0" calcext:value-type="float">
            <text:p>0</text:p>
          </table:table-cell>
          <table:table-cell table:formula="of:=MAX([Mass.L34]-[Mass.L33];0)" office:value-type="float" office:value="3000" calcext:value-type="float">
            <text:p>3000</text:p>
          </table:table-cell>
          <table:table-cell table:formula="of:=([Mass.M34]-SUM([Mass.J34:.L34]))-([Mass.M33]-SUM([Mass.J33:.L33]))" office:value-type="float" office:value="805" calcext:value-type="float">
            <text:p>805</text:p>
          </table:table-cell>
        </table:table-row>
        <table:table-row table:style-name="ro1">
          <table:table-cell table:formula="of:=[.A33]+1" office:value-type="float" office:value="2031" calcext:value-type="float">
            <text:p>2031</text:p>
          </table:table-cell>
          <table:table-cell table:formula="of:=[Mass.B35]-[Mass.B34]" office:value-type="float" office:value="1144" calcext:value-type="float">
            <text:p>1144</text:p>
          </table:table-cell>
          <table:table-cell table:formula="of:=[Mass.C35]-[Mass.C34]" office:value-type="float" office:value="-1911" calcext:value-type="float">
            <text:p>-1911</text:p>
          </table:table-cell>
          <table:table-cell table:formula="of:=[Mass.D35]-[Mass.D34]" office:value-type="float" office:value="3000" calcext:value-type="float">
            <text:p>3000</text:p>
          </table:table-cell>
          <table:table-cell table:formula="of:=([Mass.E35]-SUM([Mass.B35:.D35]))-([Mass.E34]-SUM([Mass.B34:.D34]))" office:value-type="float" office:value="1045" calcext:value-type="float">
            <text:p>1045</text:p>
          </table:table-cell>
          <table:table-cell table:formula="of:=MAX([Mass.F35]-[Mass.F34];0)" office:value-type="float" office:value="1144" calcext:value-type="float">
            <text:p>1144</text:p>
          </table:table-cell>
          <table:table-cell table:formula="of:=MAX([Mass.G35]-[Mass.G34];0)" office:value-type="float" office:value="0" calcext:value-type="float">
            <text:p>0</text:p>
          </table:table-cell>
          <table:table-cell table:formula="of:=MAX([Mass.H35]-[Mass.H34];0)" office:value-type="float" office:value="3000" calcext:value-type="float">
            <text:p>3000</text:p>
          </table:table-cell>
          <table:table-cell table:formula="of:=([Mass.I35]-SUM([Mass.F35:.H35]))-([Mass.I34]-SUM([Mass.F34:.H34]))" office:value-type="float" office:value="1045" calcext:value-type="float">
            <text:p>1045</text:p>
          </table:table-cell>
          <table:table-cell table:formula="of:=MAX([Mass.J35]-[Mass.J34];0)" office:value-type="float" office:value="1144" calcext:value-type="float">
            <text:p>1144</text:p>
          </table:table-cell>
          <table:table-cell table:formula="of:=MAX([Mass.K35]-[Mass.K34];0)" office:value-type="float" office:value="0" calcext:value-type="float">
            <text:p>0</text:p>
          </table:table-cell>
          <table:table-cell table:formula="of:=MAX([Mass.L35]-[Mass.L34];0)" office:value-type="float" office:value="3000" calcext:value-type="float">
            <text:p>3000</text:p>
          </table:table-cell>
          <table:table-cell table:formula="of:=([Mass.M35]-SUM([Mass.J35:.L35]))-([Mass.M34]-SUM([Mass.J34:.L34]))" office:value-type="float" office:value="805" calcext:value-type="float">
            <text:p>805</text:p>
          </table:table-cell>
        </table:table-row>
        <table:table-row table:style-name="ro1">
          <table:table-cell table:formula="of:=[.A34]+1" office:value-type="float" office:value="2032" calcext:value-type="float">
            <text:p>2032</text:p>
          </table:table-cell>
          <table:table-cell table:formula="of:=[Mass.B36]-[Mass.B35]" office:value-type="float" office:value="1066" calcext:value-type="float">
            <text:p>1066</text:p>
          </table:table-cell>
          <table:table-cell table:formula="of:=[Mass.C36]-[Mass.C35]" office:value-type="float" office:value="-2118" calcext:value-type="float">
            <text:p>-2118</text:p>
          </table:table-cell>
          <table:table-cell table:formula="of:=[Mass.D36]-[Mass.D35]" office:value-type="float" office:value="3000" calcext:value-type="float">
            <text:p>3000</text:p>
          </table:table-cell>
          <table:table-cell table:formula="of:=([Mass.E36]-SUM([Mass.B36:.D36]))-([Mass.E35]-SUM([Mass.B35:.D35]))" office:value-type="float" office:value="1299" calcext:value-type="float">
            <text:p>1299</text:p>
          </table:table-cell>
          <table:table-cell table:formula="of:=MAX([Mass.F36]-[Mass.F35];0)" office:value-type="float" office:value="1066" calcext:value-type="float">
            <text:p>1066</text:p>
          </table:table-cell>
          <table:table-cell table:formula="of:=MAX([Mass.G36]-[Mass.G35];0)" office:value-type="float" office:value="0" calcext:value-type="float">
            <text:p>0</text:p>
          </table:table-cell>
          <table:table-cell table:formula="of:=MAX([Mass.H36]-[Mass.H35];0)" office:value-type="float" office:value="3000" calcext:value-type="float">
            <text:p>3000</text:p>
          </table:table-cell>
          <table:table-cell table:formula="of:=([Mass.I36]-SUM([Mass.F36:.H36]))-([Mass.I35]-SUM([Mass.F35:.H35]))" office:value-type="float" office:value="1299" calcext:value-type="float">
            <text:p>1299</text:p>
          </table:table-cell>
          <table:table-cell table:formula="of:=MAX([Mass.J36]-[Mass.J35];0)" office:value-type="float" office:value="1066" calcext:value-type="float">
            <text:p>1066</text:p>
          </table:table-cell>
          <table:table-cell table:formula="of:=MAX([Mass.K36]-[Mass.K35];0)" office:value-type="float" office:value="0" calcext:value-type="float">
            <text:p>0</text:p>
          </table:table-cell>
          <table:table-cell table:formula="of:=MAX([Mass.L36]-[Mass.L35];0)" office:value-type="float" office:value="3000" calcext:value-type="float">
            <text:p>3000</text:p>
          </table:table-cell>
          <table:table-cell table:formula="of:=([Mass.M36]-SUM([Mass.J36:.L36]))-([Mass.M35]-SUM([Mass.J35:.L35]))" office:value-type="float" office:value="819" calcext:value-type="float">
            <text:p>819</text:p>
          </table:table-cell>
        </table:table-row>
        <table:table-row table:style-name="ro1">
          <table:table-cell table:formula="of:=[.A35]+1" office:value-type="float" office:value="2033" calcext:value-type="float">
            <text:p>2033</text:p>
          </table:table-cell>
          <table:table-cell table:formula="of:=[Mass.B37]-[Mass.B36]" office:value-type="float" office:value="43" calcext:value-type="float">
            <text:p>43</text:p>
          </table:table-cell>
          <table:table-cell table:formula="of:=[Mass.C37]-[Mass.C36]" office:value-type="float" office:value="-2398" calcext:value-type="float">
            <text:p>-2398</text:p>
          </table:table-cell>
          <table:table-cell table:formula="of:=[Mass.D37]-[Mass.D36]" office:value-type="float" office:value="3000" calcext:value-type="float">
            <text:p>3000</text:p>
          </table:table-cell>
          <table:table-cell table:formula="of:=([Mass.E37]-SUM([Mass.B37:.D37]))-([Mass.E36]-SUM([Mass.B36:.D36]))" office:value-type="float" office:value="1636" calcext:value-type="float">
            <text:p>1636</text:p>
          </table:table-cell>
          <table:table-cell table:formula="of:=MAX([Mass.F37]-[Mass.F36];0)" office:value-type="float" office:value="43" calcext:value-type="float">
            <text:p>43</text:p>
          </table:table-cell>
          <table:table-cell table:formula="of:=MAX([Mass.G37]-[Mass.G36];0)" office:value-type="float" office:value="0" calcext:value-type="float">
            <text:p>0</text:p>
          </table:table-cell>
          <table:table-cell table:formula="of:=MAX([Mass.H37]-[Mass.H36];0)" office:value-type="float" office:value="3000" calcext:value-type="float">
            <text:p>3000</text:p>
          </table:table-cell>
          <table:table-cell table:formula="of:=([Mass.I37]-SUM([Mass.F37:.H37]))-([Mass.I36]-SUM([Mass.F36:.H36]))" office:value-type="float" office:value="1636" calcext:value-type="float">
            <text:p>1636</text:p>
          </table:table-cell>
          <table:table-cell table:formula="of:=MAX([Mass.J37]-[Mass.J36];0)" office:value-type="float" office:value="43" calcext:value-type="float">
            <text:p>43</text:p>
          </table:table-cell>
          <table:table-cell table:formula="of:=MAX([Mass.K37]-[Mass.K36];0)" office:value-type="float" office:value="0" calcext:value-type="float">
            <text:p>0</text:p>
          </table:table-cell>
          <table:table-cell table:formula="of:=MAX([Mass.L37]-[Mass.L36];0)" office:value-type="float" office:value="3000" calcext:value-type="float">
            <text:p>3000</text:p>
          </table:table-cell>
          <table:table-cell table:formula="of:=([Mass.M37]-SUM([Mass.J37:.L37]))-([Mass.M36]-SUM([Mass.J36:.L36]))" office:value-type="float" office:value="836" calcext:value-type="float">
            <text:p>836</text:p>
          </table:table-cell>
        </table:table-row>
        <table:table-row table:style-name="ro1">
          <table:table-cell table:formula="of:=[.A36]+1" office:value-type="float" office:value="2034" calcext:value-type="float">
            <text:p>2034</text:p>
          </table:table-cell>
          <table:table-cell table:formula="of:=[Mass.B38]-[Mass.B37]" office:value-type="float" office:value="1444" calcext:value-type="float">
            <text:p>1444</text:p>
          </table:table-cell>
          <table:table-cell table:formula="of:=[Mass.C38]-[Mass.C37]" office:value-type="float" office:value="-2839" calcext:value-type="float">
            <text:p>-2839</text:p>
          </table:table-cell>
          <table:table-cell table:formula="of:=[Mass.D38]-[Mass.D37]" office:value-type="float" office:value="3000" calcext:value-type="float">
            <text:p>3000</text:p>
          </table:table-cell>
          <table:table-cell table:formula="of:=([Mass.E38]-SUM([Mass.B38:.D38]))-([Mass.E37]-SUM([Mass.B37:.D37]))" office:value-type="float" office:value="2132" calcext:value-type="float">
            <text:p>2132</text:p>
          </table:table-cell>
          <table:table-cell table:formula="of:=MAX([Mass.F38]-[Mass.F37];0)" office:value-type="float" office:value="1444" calcext:value-type="float">
            <text:p>1444</text:p>
          </table:table-cell>
          <table:table-cell table:formula="of:=MAX([Mass.G38]-[Mass.G37];0)" office:value-type="float" office:value="0" calcext:value-type="float">
            <text:p>0</text:p>
          </table:table-cell>
          <table:table-cell table:formula="of:=MAX([Mass.H38]-[Mass.H37];0)" office:value-type="float" office:value="3000" calcext:value-type="float">
            <text:p>3000</text:p>
          </table:table-cell>
          <table:table-cell table:formula="of:=([Mass.I38]-SUM([Mass.F38:.H38]))-([Mass.I37]-SUM([Mass.F37:.H37]))" office:value-type="float" office:value="2132" calcext:value-type="float">
            <text:p>2132</text:p>
          </table:table-cell>
          <table:table-cell table:formula="of:=MAX([Mass.J38]-[Mass.J37];0)" office:value-type="float" office:value="1444" calcext:value-type="float">
            <text:p>1444</text:p>
          </table:table-cell>
          <table:table-cell table:formula="of:=MAX([Mass.K38]-[Mass.K37];0)" office:value-type="float" office:value="0" calcext:value-type="float">
            <text:p>0</text:p>
          </table:table-cell>
          <table:table-cell table:formula="of:=MAX([Mass.L38]-[Mass.L37];0)" office:value-type="float" office:value="3000" calcext:value-type="float">
            <text:p>3000</text:p>
          </table:table-cell>
          <table:table-cell table:formula="of:=([Mass.M38]-SUM([Mass.J38:.L38]))-([Mass.M37]-SUM([Mass.J37:.L37]))" office:value-type="float" office:value="852" calcext:value-type="float">
            <text:p>852</text:p>
          </table:table-cell>
        </table:table-row>
        <table:table-row table:style-name="ro1">
          <table:table-cell table:formula="of:=[.A37]+1" office:value-type="float" office:value="2035" calcext:value-type="float">
            <text:p>2035</text:p>
          </table:table-cell>
          <table:table-cell table:formula="of:=[Mass.B39]-[Mass.B38]" office:value-type="float" office:value="696" calcext:value-type="float">
            <text:p>696</text:p>
          </table:table-cell>
          <table:table-cell table:formula="of:=[Mass.C39]-[Mass.C38]" office:value-type="float" office:value="-3171" calcext:value-type="float">
            <text:p>-3171</text:p>
          </table:table-cell>
          <table:table-cell table:formula="of:=[Mass.D39]-[Mass.D38]" office:value-type="float" office:value="3035" calcext:value-type="float">
            <text:p>3035</text:p>
          </table:table-cell>
          <table:table-cell table:formula="of:=([Mass.E39]-SUM([Mass.B39:.D39]))-([Mass.E38]-SUM([Mass.B38:.D38]))" office:value-type="float" office:value="2491" calcext:value-type="float">
            <text:p>2491</text:p>
          </table:table-cell>
          <table:table-cell table:formula="of:=MAX([Mass.F39]-[Mass.F38];0)" office:value-type="float" office:value="696" calcext:value-type="float">
            <text:p>696</text:p>
          </table:table-cell>
          <table:table-cell table:formula="of:=MAX([Mass.G39]-[Mass.G38];0)" office:value-type="float" office:value="0" calcext:value-type="float">
            <text:p>0</text:p>
          </table:table-cell>
          <table:table-cell table:formula="of:=MAX([Mass.H39]-[Mass.H38];0)" office:value-type="float" office:value="3035" calcext:value-type="float">
            <text:p>3035</text:p>
          </table:table-cell>
          <table:table-cell table:formula="of:=([Mass.I39]-SUM([Mass.F39:.H39]))-([Mass.I38]-SUM([Mass.F38:.H38]))" office:value-type="float" office:value="2491" calcext:value-type="float">
            <text:p>2491</text:p>
          </table:table-cell>
          <table:table-cell table:formula="of:=MAX([Mass.J39]-[Mass.J38];0)" office:value-type="float" office:value="696" calcext:value-type="float">
            <text:p>696</text:p>
          </table:table-cell>
          <table:table-cell table:formula="of:=MAX([Mass.K39]-[Mass.K38];0)" office:value-type="float" office:value="0" calcext:value-type="float">
            <text:p>0</text:p>
          </table:table-cell>
          <table:table-cell table:formula="of:=MAX([Mass.L39]-[Mass.L38];0)" office:value-type="float" office:value="3000" calcext:value-type="float">
            <text:p>3000</text:p>
          </table:table-cell>
          <table:table-cell table:formula="of:=([Mass.M39]-SUM([Mass.J39:.L39]))-([Mass.M38]-SUM([Mass.J38:.L38]))" office:value-type="float" office:value="871" calcext:value-type="float">
            <text:p>871</text:p>
          </table:table-cell>
        </table:table-row>
        <table:table-row table:style-name="ro1">
          <table:table-cell table:formula="of:=[.A38]+1" office:value-type="float" office:value="2036" calcext:value-type="float">
            <text:p>2036</text:p>
          </table:table-cell>
          <table:table-cell table:formula="of:=[Mass.B40]-[Mass.B39]" office:value-type="float" office:value="960" calcext:value-type="float">
            <text:p>960</text:p>
          </table:table-cell>
          <table:table-cell table:formula="of:=[Mass.C40]-[Mass.C39]" office:value-type="float" office:value="-3200" calcext:value-type="float">
            <text:p>-3200</text:p>
          </table:table-cell>
          <table:table-cell table:formula="of:=[Mass.D40]-[Mass.D39]" office:value-type="float" office:value="3102" calcext:value-type="float">
            <text:p>3102</text:p>
          </table:table-cell>
          <table:table-cell table:formula="of:=([Mass.E40]-SUM([Mass.B40:.D40]))-([Mass.E39]-SUM([Mass.B39:.D39]))" office:value-type="float" office:value="2512" calcext:value-type="float">
            <text:p>2512</text:p>
          </table:table-cell>
          <table:table-cell table:formula="of:=MAX([Mass.F40]-[Mass.F39];0)" office:value-type="float" office:value="960" calcext:value-type="float">
            <text:p>960</text:p>
          </table:table-cell>
          <table:table-cell table:formula="of:=MAX([Mass.G40]-[Mass.G39];0)" office:value-type="float" office:value="0" calcext:value-type="float">
            <text:p>0</text:p>
          </table:table-cell>
          <table:table-cell table:formula="of:=MAX([Mass.H40]-[Mass.H39];0)" office:value-type="float" office:value="3102" calcext:value-type="float">
            <text:p>3102</text:p>
          </table:table-cell>
          <table:table-cell table:formula="of:=([Mass.I40]-SUM([Mass.F40:.H40]))-([Mass.I39]-SUM([Mass.F39:.H39]))" office:value-type="float" office:value="2512" calcext:value-type="float">
            <text:p>2512</text:p>
          </table:table-cell>
          <table:table-cell table:formula="of:=MAX([Mass.J40]-[Mass.J39];0)" office:value-type="float" office:value="960" calcext:value-type="float">
            <text:p>960</text:p>
          </table:table-cell>
          <table:table-cell table:formula="of:=MAX([Mass.K40]-[Mass.K39];0)" office:value-type="float" office:value="0" calcext:value-type="float">
            <text:p>0</text:p>
          </table:table-cell>
          <table:table-cell table:formula="of:=MAX([Mass.L40]-[Mass.L39];0)" office:value-type="float" office:value="3000" calcext:value-type="float">
            <text:p>3000</text:p>
          </table:table-cell>
          <table:table-cell table:formula="of:=([Mass.M40]-SUM([Mass.J40:.L40]))-([Mass.M39]-SUM([Mass.J39:.L39]))" office:value-type="float" office:value="893" calcext:value-type="float">
            <text:p>893</text:p>
          </table:table-cell>
        </table:table-row>
        <table:table-row table:style-name="ro1">
          <table:table-cell table:formula="of:=[.A39]+1" office:value-type="float" office:value="2037" calcext:value-type="float">
            <text:p>2037</text:p>
          </table:table-cell>
          <table:table-cell table:formula="of:=[Mass.B41]-[Mass.B40]" office:value-type="float" office:value="321" calcext:value-type="float">
            <text:p>321</text:p>
          </table:table-cell>
          <table:table-cell table:formula="of:=[Mass.C41]-[Mass.C40]" office:value-type="float" office:value="-3214" calcext:value-type="float">
            <text:p>-3214</text:p>
          </table:table-cell>
          <table:table-cell table:formula="of:=[Mass.D41]-[Mass.D40]" office:value-type="float" office:value="3263" calcext:value-type="float">
            <text:p>3263</text:p>
          </table:table-cell>
          <table:table-cell table:formula="of:=([Mass.E41]-SUM([Mass.B41:.D41]))-([Mass.E40]-SUM([Mass.B40:.D40]))" office:value-type="float" office:value="2624" calcext:value-type="float">
            <text:p>2624</text:p>
          </table:table-cell>
          <table:table-cell table:formula="of:=MAX([Mass.F41]-[Mass.F40];0)" office:value-type="float" office:value="321" calcext:value-type="float">
            <text:p>321</text:p>
          </table:table-cell>
          <table:table-cell table:formula="of:=MAX([Mass.G41]-[Mass.G40];0)" office:value-type="float" office:value="0" calcext:value-type="float">
            <text:p>0</text:p>
          </table:table-cell>
          <table:table-cell table:formula="of:=MAX([Mass.H41]-[Mass.H40];0)" office:value-type="float" office:value="3263" calcext:value-type="float">
            <text:p>3263</text:p>
          </table:table-cell>
          <table:table-cell table:formula="of:=([Mass.I41]-SUM([Mass.F41:.H41]))-([Mass.I40]-SUM([Mass.F40:.H40]))" office:value-type="float" office:value="2624" calcext:value-type="float">
            <text:p>2624</text:p>
          </table:table-cell>
          <table:table-cell table:formula="of:=MAX([Mass.J41]-[Mass.J40];0)" office:value-type="float" office:value="321" calcext:value-type="float">
            <text:p>321</text:p>
          </table:table-cell>
          <table:table-cell table:formula="of:=MAX([Mass.K41]-[Mass.K40];0)" office:value-type="float" office:value="0" calcext:value-type="float">
            <text:p>0</text:p>
          </table:table-cell>
          <table:table-cell table:formula="of:=MAX([Mass.L41]-[Mass.L40];0)" office:value-type="float" office:value="3000" calcext:value-type="float">
            <text:p>3000</text:p>
          </table:table-cell>
          <table:table-cell table:formula="of:=([Mass.M41]-SUM([Mass.J41:.L41]))-([Mass.M40]-SUM([Mass.J40:.L40]))" office:value-type="float" office:value="906" calcext:value-type="float">
            <text:p>906</text:p>
          </table:table-cell>
        </table:table-row>
        <table:table-row table:style-name="ro1">
          <table:table-cell table:formula="of:=[.A40]+1" office:value-type="float" office:value="2038" calcext:value-type="float">
            <text:p>2038</text:p>
          </table:table-cell>
          <table:table-cell table:formula="of:=[Mass.B42]-[Mass.B41]" office:value-type="float" office:value="735" calcext:value-type="float">
            <text:p>735</text:p>
          </table:table-cell>
          <table:table-cell table:formula="of:=[Mass.C42]-[Mass.C41]" office:value-type="float" office:value="-2875" calcext:value-type="float">
            <text:p>-2875</text:p>
          </table:table-cell>
          <table:table-cell table:formula="of:=[Mass.D42]-[Mass.D41]" office:value-type="float" office:value="3600" calcext:value-type="float">
            <text:p>3600</text:p>
          </table:table-cell>
          <table:table-cell table:formula="of:=([Mass.E42]-SUM([Mass.B42:.D42]))-([Mass.E41]-SUM([Mass.B41:.D41]))" office:value-type="float" office:value="1945" calcext:value-type="float">
            <text:p>1945</text:p>
          </table:table-cell>
          <table:table-cell table:formula="of:=MAX([Mass.F42]-[Mass.F41];0)" office:value-type="float" office:value="735" calcext:value-type="float">
            <text:p>735</text:p>
          </table:table-cell>
          <table:table-cell table:formula="of:=MAX([Mass.G42]-[Mass.G41];0)" office:value-type="float" office:value="0" calcext:value-type="float">
            <text:p>0</text:p>
          </table:table-cell>
          <table:table-cell table:formula="of:=MAX([Mass.H42]-[Mass.H41];0)" office:value-type="float" office:value="3600" calcext:value-type="float">
            <text:p>3600</text:p>
          </table:table-cell>
          <table:table-cell table:formula="of:=([Mass.I42]-SUM([Mass.F42:.H42]))-([Mass.I41]-SUM([Mass.F41:.H41]))" office:value-type="float" office:value="1945" calcext:value-type="float">
            <text:p>1945</text:p>
          </table:table-cell>
          <table:table-cell table:formula="of:=MAX([Mass.J42]-[Mass.J41];0)" office:value-type="float" office:value="731" calcext:value-type="float">
            <text:p>731</text:p>
          </table:table-cell>
          <table:table-cell table:formula="of:=MAX([Mass.K42]-[Mass.K41];0)" office:value-type="float" office:value="0" calcext:value-type="float">
            <text:p>0</text:p>
          </table:table-cell>
          <table:table-cell table:formula="of:=MAX([Mass.L42]-[Mass.L41];0)" office:value-type="float" office:value="3000" calcext:value-type="float">
            <text:p>3000</text:p>
          </table:table-cell>
          <table:table-cell table:formula="of:=([Mass.M42]-SUM([Mass.J42:.L42]))-([Mass.M41]-SUM([Mass.J41:.L41]))" office:value-type="float" office:value="949" calcext:value-type="float">
            <text:p>949</text:p>
          </table:table-cell>
        </table:table-row>
        <table:table-row table:style-name="ro1">
          <table:table-cell table:formula="of:=[.A41]+1" office:value-type="float" office:value="2039" calcext:value-type="float">
            <text:p>2039</text:p>
          </table:table-cell>
          <table:table-cell table:formula="of:=[Mass.B43]-[Mass.B42]" office:value-type="float" office:value="610" calcext:value-type="float">
            <text:p>610</text:p>
          </table:table-cell>
          <table:table-cell table:formula="of:=[Mass.C43]-[Mass.C42]" office:value-type="float" office:value="-1416" calcext:value-type="float">
            <text:p>-1416</text:p>
          </table:table-cell>
          <table:table-cell table:formula="of:=[Mass.D43]-[Mass.D42]" office:value-type="float" office:value="2000" calcext:value-type="float">
            <text:p>2000</text:p>
          </table:table-cell>
          <table:table-cell table:formula="of:=([Mass.E43]-SUM([Mass.B43:.D43]))-([Mass.E42]-SUM([Mass.B42:.D42]))" office:value-type="float" office:value="2089" calcext:value-type="float">
            <text:p>2089</text:p>
          </table:table-cell>
          <table:table-cell table:formula="of:=MAX([Mass.F43]-[Mass.F42];0)" office:value-type="float" office:value="610" calcext:value-type="float">
            <text:p>610</text:p>
          </table:table-cell>
          <table:table-cell table:formula="of:=MAX([Mass.G43]-[Mass.G42];0)" office:value-type="float" office:value="0" calcext:value-type="float">
            <text:p>0</text:p>
          </table:table-cell>
          <table:table-cell table:formula="of:=MAX([Mass.H43]-[Mass.H42];0)" office:value-type="float" office:value="2000" calcext:value-type="float">
            <text:p>2000</text:p>
          </table:table-cell>
          <table:table-cell table:formula="of:=([Mass.I43]-SUM([Mass.F43:.H43]))-([Mass.I42]-SUM([Mass.F42:.H42]))" office:value-type="float" office:value="2089" calcext:value-type="float">
            <text:p>2089</text:p>
          </table:table-cell>
          <table:table-cell table:formula="of:=MAX([Mass.J43]-[Mass.J42];0)" office:value-type="float" office:value="598" calcext:value-type="float">
            <text:p>598</text:p>
          </table:table-cell>
          <table:table-cell table:formula="of:=MAX([Mass.K43]-[Mass.K42];0)" office:value-type="float" office:value="0" calcext:value-type="float">
            <text:p>0</text:p>
          </table:table-cell>
          <table:table-cell table:formula="of:=MAX([Mass.L43]-[Mass.L42];0)" office:value-type="float" office:value="3000" calcext:value-type="float">
            <text:p>3000</text:p>
          </table:table-cell>
          <table:table-cell table:formula="of:=([Mass.M43]-SUM([Mass.J43:.L43]))-([Mass.M42]-SUM([Mass.J42:.L42]))" office:value-type="float" office:value="251" calcext:value-type="float">
            <text:p>251</text:p>
          </table:table-cell>
        </table:table-row>
        <table:table-row table:style-name="ro1">
          <table:table-cell table:formula="of:=[.A42]+1" office:value-type="float" office:value="2040" calcext:value-type="float">
            <text:p>2040</text:p>
          </table:table-cell>
          <table:table-cell table:formula="of:=[Mass.B44]-[Mass.B43]" office:value-type="float" office:value="197" calcext:value-type="float">
            <text:p>197</text:p>
          </table:table-cell>
          <table:table-cell table:formula="of:=[Mass.C44]-[Mass.C43]" office:value-type="float" office:value="485" calcext:value-type="float">
            <text:p>485</text:p>
          </table:table-cell>
          <table:table-cell table:formula="of:=[Mass.D44]-[Mass.D43]" office:value-type="float" office:value="0" calcext:value-type="float">
            <text:p>0</text:p>
          </table:table-cell>
          <table:table-cell table:formula="of:=([Mass.E44]-SUM([Mass.B44:.D44]))-([Mass.E43]-SUM([Mass.B43:.D43]))" office:value-type="float" office:value="2622" calcext:value-type="float">
            <text:p>2622</text:p>
          </table:table-cell>
          <table:table-cell table:formula="of:=MAX([Mass.F44]-[Mass.F43];0)" office:value-type="float" office:value="197" calcext:value-type="float">
            <text:p>197</text:p>
          </table:table-cell>
          <table:table-cell table:formula="of:=MAX([Mass.G44]-[Mass.G43];0)" office:value-type="float" office:value="485" calcext:value-type="float">
            <text:p>485</text:p>
          </table:table-cell>
          <table:table-cell table:formula="of:=MAX([Mass.H44]-[Mass.H43];0)" office:value-type="float" office:value="0" calcext:value-type="float">
            <text:p>0</text:p>
          </table:table-cell>
          <table:table-cell table:formula="of:=([Mass.I44]-SUM([Mass.F44:.H44]))-([Mass.I43]-SUM([Mass.F43:.H43]))" office:value-type="float" office:value="2622" calcext:value-type="float">
            <text:p>2622</text:p>
          </table:table-cell>
          <table:table-cell table:formula="of:=MAX([Mass.J44]-[Mass.J43];0)" office:value-type="float" office:value="183" calcext:value-type="float">
            <text:p>183</text:p>
          </table:table-cell>
          <table:table-cell table:formula="of:=MAX([Mass.K44]-[Mass.K43];0)" office:value-type="float" office:value="2082" calcext:value-type="float">
            <text:p>2082</text:p>
          </table:table-cell>
          <table:table-cell table:formula="of:=MAX([Mass.L44]-[Mass.L43];0)" office:value-type="float" office:value="0" calcext:value-type="float">
            <text:p>0</text:p>
          </table:table-cell>
          <table:table-cell table:formula="of:=([Mass.M44]-SUM([Mass.J44:.L44]))-([Mass.M43]-SUM([Mass.J43:.L43]))" office:value-type="float" office:value="1039" calcext:value-type="float">
            <text:p>1039</text:p>
          </table:table-cell>
        </table:table-row>
        <table:table-row table:style-name="ro1">
          <table:table-cell table:formula="of:=[.A43]+1" office:value-type="float" office:value="2041" calcext:value-type="float">
            <text:p>2041</text:p>
          </table:table-cell>
          <table:table-cell table:formula="of:=[Mass.B45]-[Mass.B44]" office:value-type="float" office:value="-267" calcext:value-type="float">
            <text:p>-267</text:p>
          </table:table-cell>
          <table:table-cell table:formula="of:=[Mass.C45]-[Mass.C44]" office:value-type="float" office:value="809" calcext:value-type="float">
            <text:p>809</text:p>
          </table:table-cell>
          <table:table-cell table:formula="of:=[Mass.D45]-[Mass.D44]" office:value-type="float" office:value="0" calcext:value-type="float">
            <text:p>0</text:p>
          </table:table-cell>
          <table:table-cell table:formula="of:=([Mass.E45]-SUM([Mass.B45:.D45]))-([Mass.E44]-SUM([Mass.B44:.D44]))" office:value-type="float" office:value="2670" calcext:value-type="float">
            <text:p>2670</text:p>
          </table:table-cell>
          <table:table-cell table:formula="of:=MAX([Mass.F45]-[Mass.F44];0)" office:value-type="float" office:value="0" calcext:value-type="float">
            <text:p>0</text:p>
          </table:table-cell>
          <table:table-cell table:formula="of:=MAX([Mass.G45]-[Mass.G44];0)" office:value-type="float" office:value="809" calcext:value-type="float">
            <text:p>809</text:p>
          </table:table-cell>
          <table:table-cell table:formula="of:=MAX([Mass.H45]-[Mass.H44];0)" office:value-type="float" office:value="0" calcext:value-type="float">
            <text:p>0</text:p>
          </table:table-cell>
          <table:table-cell table:formula="of:=([Mass.I45]-SUM([Mass.F45:.H45]))-([Mass.I44]-SUM([Mass.F44:.H44]))" office:value-type="float" office:value="2670" calcext:value-type="float">
            <text:p>2670</text:p>
          </table:table-cell>
          <table:table-cell table:formula="of:=MAX([Mass.J45]-[Mass.J44];0)" office:value-type="float" office:value="0" calcext:value-type="float">
            <text:p>0</text:p>
          </table:table-cell>
          <table:table-cell table:formula="of:=MAX([Mass.K45]-[Mass.K44];0)" office:value-type="float" office:value="2406" calcext:value-type="float">
            <text:p>2406</text:p>
          </table:table-cell>
          <table:table-cell table:formula="of:=MAX([Mass.L45]-[Mass.L44];0)" office:value-type="float" office:value="0" calcext:value-type="float">
            <text:p>0</text:p>
          </table:table-cell>
          <table:table-cell table:formula="of:=([Mass.M45]-SUM([Mass.J45:.L45]))-([Mass.M44]-SUM([Mass.J44:.L44]))" office:value-type="float" office:value="1073" calcext:value-type="float">
            <text:p>1073</text:p>
          </table:table-cell>
        </table:table-row>
        <table:table-row table:style-name="ro1">
          <table:table-cell table:formula="of:=[.A44]+1" office:value-type="float" office:value="2042" calcext:value-type="float">
            <text:p>2042</text:p>
          </table:table-cell>
          <table:table-cell table:formula="of:=[Mass.B46]-[Mass.B45]" office:value-type="float" office:value="183" calcext:value-type="float">
            <text:p>183</text:p>
          </table:table-cell>
          <table:table-cell table:formula="of:=[Mass.C46]-[Mass.C45]" office:value-type="float" office:value="836" calcext:value-type="float">
            <text:p>836</text:p>
          </table:table-cell>
          <table:table-cell table:formula="of:=[Mass.D46]-[Mass.D45]" office:value-type="float" office:value="0" calcext:value-type="float">
            <text:p>0</text:p>
          </table:table-cell>
          <table:table-cell table:formula="of:=([Mass.E46]-SUM([Mass.B46:.D46]))-([Mass.E45]-SUM([Mass.B45:.D45]))" office:value-type="float" office:value="2732" calcext:value-type="float">
            <text:p>2732</text:p>
          </table:table-cell>
          <table:table-cell table:formula="of:=MAX([Mass.F46]-[Mass.F45];0)" office:value-type="float" office:value="183" calcext:value-type="float">
            <text:p>183</text:p>
          </table:table-cell>
          <table:table-cell table:formula="of:=MAX([Mass.G46]-[Mass.G45];0)" office:value-type="float" office:value="836" calcext:value-type="float">
            <text:p>836</text:p>
          </table:table-cell>
          <table:table-cell table:formula="of:=MAX([Mass.H46]-[Mass.H45];0)" office:value-type="float" office:value="0" calcext:value-type="float">
            <text:p>0</text:p>
          </table:table-cell>
          <table:table-cell table:formula="of:=([Mass.I46]-SUM([Mass.F46:.H46]))-([Mass.I45]-SUM([Mass.F45:.H45]))" office:value-type="float" office:value="2732" calcext:value-type="float">
            <text:p>2732</text:p>
          </table:table-cell>
          <table:table-cell table:formula="of:=MAX([Mass.J46]-[Mass.J45];0)" office:value-type="float" office:value="223" calcext:value-type="float">
            <text:p>223</text:p>
          </table:table-cell>
          <table:table-cell table:formula="of:=MAX([Mass.K46]-[Mass.K45];0)" office:value-type="float" office:value="2434" calcext:value-type="float">
            <text:p>2434</text:p>
          </table:table-cell>
          <table:table-cell table:formula="of:=MAX([Mass.L46]-[Mass.L45];0)" office:value-type="float" office:value="0" calcext:value-type="float">
            <text:p>0</text:p>
          </table:table-cell>
          <table:table-cell table:formula="of:=([Mass.M46]-SUM([Mass.J46:.L46]))-([Mass.M45]-SUM([Mass.J45:.L45]))" office:value-type="float" office:value="1094" calcext:value-type="float">
            <text:p>1094</text:p>
          </table:table-cell>
        </table:table-row>
        <table:table-row table:style-name="ro1">
          <table:table-cell table:formula="of:=[.A45]+1" office:value-type="float" office:value="2043" calcext:value-type="float">
            <text:p>2043</text:p>
          </table:table-cell>
          <table:table-cell table:formula="of:=[Mass.B47]-[Mass.B46]" office:value-type="float" office:value="681" calcext:value-type="float">
            <text:p>681</text:p>
          </table:table-cell>
          <table:table-cell table:formula="of:=[Mass.C47]-[Mass.C46]" office:value-type="float" office:value="90" calcext:value-type="float">
            <text:p>90</text:p>
          </table:table-cell>
          <table:table-cell table:formula="of:=[Mass.D47]-[Mass.D46]" office:value-type="float" office:value="0" calcext:value-type="float">
            <text:p>0</text:p>
          </table:table-cell>
          <table:table-cell table:formula="of:=([Mass.E47]-SUM([Mass.B47:.D47]))-([Mass.E46]-SUM([Mass.B46:.D46]))" office:value-type="float" office:value="2761" calcext:value-type="float">
            <text:p>2761</text:p>
          </table:table-cell>
          <table:table-cell table:formula="of:=MAX([Mass.F47]-[Mass.F46];0)" office:value-type="float" office:value="681" calcext:value-type="float">
            <text:p>681</text:p>
          </table:table-cell>
          <table:table-cell table:formula="of:=MAX([Mass.G47]-[Mass.G46];0)" office:value-type="float" office:value="90" calcext:value-type="float">
            <text:p>90</text:p>
          </table:table-cell>
          <table:table-cell table:formula="of:=MAX([Mass.H47]-[Mass.H46];0)" office:value-type="float" office:value="0" calcext:value-type="float">
            <text:p>0</text:p>
          </table:table-cell>
          <table:table-cell table:formula="of:=([Mass.I47]-SUM([Mass.F47:.H47]))-([Mass.I46]-SUM([Mass.F46:.H46]))" office:value-type="float" office:value="2761" calcext:value-type="float">
            <text:p>2761</text:p>
          </table:table-cell>
          <table:table-cell table:formula="of:=MAX([Mass.J47]-[Mass.J46];0)" office:value-type="float" office:value="751" calcext:value-type="float">
            <text:p>751</text:p>
          </table:table-cell>
          <table:table-cell table:formula="of:=MAX([Mass.K47]-[Mass.K46];0)" office:value-type="float" office:value="1683" calcext:value-type="float">
            <text:p>1683</text:p>
          </table:table-cell>
          <table:table-cell table:formula="of:=MAX([Mass.L47]-[Mass.L46];0)" office:value-type="float" office:value="0" calcext:value-type="float">
            <text:p>0</text:p>
          </table:table-cell>
          <table:table-cell table:formula="of:=([Mass.M47]-SUM([Mass.J47:.L47]))-([Mass.M46]-SUM([Mass.J46:.L46]))" office:value-type="float" office:value="1098" calcext:value-type="float">
            <text:p>1098</text:p>
          </table:table-cell>
        </table:table-row>
        <table:table-row table:style-name="ro1">
          <table:table-cell table:formula="of:=[.A46]+1" office:value-type="float" office:value="2044" calcext:value-type="float">
            <text:p>2044</text:p>
          </table:table-cell>
          <table:table-cell table:formula="of:=[Mass.B48]-[Mass.B47]" office:value-type="float" office:value="256" calcext:value-type="float">
            <text:p>256</text:p>
          </table:table-cell>
          <table:table-cell table:formula="of:=[Mass.C48]-[Mass.C47]" office:value-type="float" office:value="918" calcext:value-type="float">
            <text:p>918</text:p>
          </table:table-cell>
          <table:table-cell table:formula="of:=[Mass.D48]-[Mass.D47]" office:value-type="float" office:value="0" calcext:value-type="float">
            <text:p>0</text:p>
          </table:table-cell>
          <table:table-cell table:formula="of:=([Mass.E48]-SUM([Mass.B48:.D48]))-([Mass.E47]-SUM([Mass.B47:.D47]))" office:value-type="float" office:value="2792" calcext:value-type="float">
            <text:p>2792</text:p>
          </table:table-cell>
          <table:table-cell table:formula="of:=MAX([Mass.F48]-[Mass.F47];0)" office:value-type="float" office:value="256" calcext:value-type="float">
            <text:p>256</text:p>
          </table:table-cell>
          <table:table-cell table:formula="of:=MAX([Mass.G48]-[Mass.G47];0)" office:value-type="float" office:value="918" calcext:value-type="float">
            <text:p>918</text:p>
          </table:table-cell>
          <table:table-cell table:formula="of:=MAX([Mass.H48]-[Mass.H47];0)" office:value-type="float" office:value="0" calcext:value-type="float">
            <text:p>0</text:p>
          </table:table-cell>
          <table:table-cell table:formula="of:=([Mass.I48]-SUM([Mass.F48:.H48]))-([Mass.I47]-SUM([Mass.F47:.H47]))" office:value-type="float" office:value="2792" calcext:value-type="float">
            <text:p>2792</text:p>
          </table:table-cell>
          <table:table-cell table:formula="of:=MAX([Mass.J48]-[Mass.J47];0)" office:value-type="float" office:value="355" calcext:value-type="float">
            <text:p>355</text:p>
          </table:table-cell>
          <table:table-cell table:formula="of:=MAX([Mass.K48]-[Mass.K47];0)" office:value-type="float" office:value="2516" calcext:value-type="float">
            <text:p>2516</text:p>
          </table:table-cell>
          <table:table-cell table:formula="of:=MAX([Mass.L48]-[Mass.L47];0)" office:value-type="float" office:value="0" calcext:value-type="float">
            <text:p>0</text:p>
          </table:table-cell>
          <table:table-cell table:formula="of:=([Mass.M48]-SUM([Mass.J48:.L48]))-([Mass.M47]-SUM([Mass.J47:.L47]))" office:value-type="float" office:value="1095" calcext:value-type="float">
            <text:p>1095</text:p>
          </table:table-cell>
        </table:table-row>
        <table:table-row table:style-name="ro1">
          <table:table-cell table:formula="of:=[.A47]+1" office:value-type="float" office:value="2045" calcext:value-type="float">
            <text:p>2045</text:p>
          </table:table-cell>
          <table:table-cell table:formula="of:=[Mass.B49]-[Mass.B48]" office:value-type="float" office:value="-265" calcext:value-type="float">
            <text:p>-265</text:p>
          </table:table-cell>
          <table:table-cell table:formula="of:=[Mass.C49]-[Mass.C48]" office:value-type="float" office:value="749" calcext:value-type="float">
            <text:p>749</text:p>
          </table:table-cell>
          <table:table-cell table:formula="of:=[Mass.D49]-[Mass.D48]" office:value-type="float" office:value="0" calcext:value-type="float">
            <text:p>0</text:p>
          </table:table-cell>
          <table:table-cell table:formula="of:=([Mass.E49]-SUM([Mass.B49:.D49]))-([Mass.E48]-SUM([Mass.B48:.D48]))" office:value-type="float" office:value="2820" calcext:value-type="float">
            <text:p>2820</text:p>
          </table:table-cell>
          <table:table-cell table:formula="of:=MAX([Mass.F49]-[Mass.F48];0)" office:value-type="float" office:value="0" calcext:value-type="float">
            <text:p>0</text:p>
          </table:table-cell>
          <table:table-cell table:formula="of:=MAX([Mass.G49]-[Mass.G48];0)" office:value-type="float" office:value="749" calcext:value-type="float">
            <text:p>749</text:p>
          </table:table-cell>
          <table:table-cell table:formula="of:=MAX([Mass.H49]-[Mass.H48];0)" office:value-type="float" office:value="0" calcext:value-type="float">
            <text:p>0</text:p>
          </table:table-cell>
          <table:table-cell table:formula="of:=([Mass.I49]-SUM([Mass.F49:.H49]))-([Mass.I48]-SUM([Mass.F48:.H48]))" office:value-type="float" office:value="2820" calcext:value-type="float">
            <text:p>2820</text:p>
          </table:table-cell>
          <table:table-cell table:formula="of:=MAX([Mass.J49]-[Mass.J48];0)" office:value-type="float" office:value="0" calcext:value-type="float">
            <text:p>0</text:p>
          </table:table-cell>
          <table:table-cell table:formula="of:=MAX([Mass.K49]-[Mass.K48];0)" office:value-type="float" office:value="2350" calcext:value-type="float">
            <text:p>2350</text:p>
          </table:table-cell>
          <table:table-cell table:formula="of:=MAX([Mass.L49]-[Mass.L48];0)" office:value-type="float" office:value="0" calcext:value-type="float">
            <text:p>0</text:p>
          </table:table-cell>
          <table:table-cell table:formula="of:=([Mass.M49]-SUM([Mass.J49:.L49]))-([Mass.M48]-SUM([Mass.J48:.L48]))" office:value-type="float" office:value="1091" calcext:value-type="float">
            <text:p>1091</text:p>
          </table:table-cell>
        </table:table-row>
        <table:table-row table:style-name="ro1">
          <table:table-cell table:formula="of:=[.A48]+1" office:value-type="float" office:value="2046" calcext:value-type="float">
            <text:p>2046</text:p>
          </table:table-cell>
          <table:table-cell table:formula="of:=[Mass.B50]-[Mass.B49]" office:value-type="float" office:value="-218" calcext:value-type="float">
            <text:p>-218</text:p>
          </table:table-cell>
          <table:table-cell table:formula="of:=[Mass.C50]-[Mass.C49]" office:value-type="float" office:value="797" calcext:value-type="float">
            <text:p>797</text:p>
          </table:table-cell>
          <table:table-cell table:formula="of:=[Mass.D50]-[Mass.D49]" office:value-type="float" office:value="0" calcext:value-type="float">
            <text:p>0</text:p>
          </table:table-cell>
          <table:table-cell table:formula="of:=([Mass.E50]-SUM([Mass.B50:.D50]))-([Mass.E49]-SUM([Mass.B49:.D49]))" office:value-type="float" office:value="2848" calcext:value-type="float">
            <text:p>2848</text:p>
          </table:table-cell>
          <table:table-cell table:formula="of:=MAX([Mass.F50]-[Mass.F49];0)" office:value-type="float" office:value="0" calcext:value-type="float">
            <text:p>0</text:p>
          </table:table-cell>
          <table:table-cell table:formula="of:=MAX([Mass.G50]-[Mass.G49];0)" office:value-type="float" office:value="797" calcext:value-type="float">
            <text:p>797</text:p>
          </table:table-cell>
          <table:table-cell table:formula="of:=MAX([Mass.H50]-[Mass.H49];0)" office:value-type="float" office:value="0" calcext:value-type="float">
            <text:p>0</text:p>
          </table:table-cell>
          <table:table-cell table:formula="of:=([Mass.I50]-SUM([Mass.F50:.H50]))-([Mass.I49]-SUM([Mass.F49:.H49]))" office:value-type="float" office:value="2848" calcext:value-type="float">
            <text:p>2848</text:p>
          </table:table-cell>
          <table:table-cell table:formula="of:=MAX([Mass.J50]-[Mass.J49];0)" office:value-type="float" office:value="0" calcext:value-type="float">
            <text:p>0</text:p>
          </table:table-cell>
          <table:table-cell table:formula="of:=MAX([Mass.K50]-[Mass.K49];0)" office:value-type="float" office:value="2395" calcext:value-type="float">
            <text:p>2395</text:p>
          </table:table-cell>
          <table:table-cell table:formula="of:=MAX([Mass.L50]-[Mass.L49];0)" office:value-type="float" office:value="0" calcext:value-type="float">
            <text:p>0</text:p>
          </table:table-cell>
          <table:table-cell table:formula="of:=([Mass.M50]-SUM([Mass.J50:.L50]))-([Mass.M49]-SUM([Mass.J49:.L49]))" office:value-type="float" office:value="1095" calcext:value-type="float">
            <text:p>1095</text:p>
          </table:table-cell>
        </table:table-row>
        <table:table-row table:style-name="ro1">
          <table:table-cell table:formula="of:=[.A49]+1" office:value-type="float" office:value="2047" calcext:value-type="float">
            <text:p>2047</text:p>
          </table:table-cell>
          <table:table-cell table:formula="of:=[Mass.B51]-[Mass.B50]" office:value-type="float" office:value="327" calcext:value-type="float">
            <text:p>327</text:p>
          </table:table-cell>
          <table:table-cell table:formula="of:=[Mass.C51]-[Mass.C50]" office:value-type="float" office:value="573" calcext:value-type="float">
            <text:p>573</text:p>
          </table:table-cell>
          <table:table-cell table:formula="of:=[Mass.D51]-[Mass.D50]" office:value-type="float" office:value="0" calcext:value-type="float">
            <text:p>0</text:p>
          </table:table-cell>
          <table:table-cell table:formula="of:=([Mass.E51]-SUM([Mass.B51:.D51]))-([Mass.E50]-SUM([Mass.B50:.D50]))" office:value-type="float" office:value="2873" calcext:value-type="float">
            <text:p>2873</text:p>
          </table:table-cell>
          <table:table-cell table:formula="of:=MAX([Mass.F51]-[Mass.F50];0)" office:value-type="float" office:value="327" calcext:value-type="float">
            <text:p>327</text:p>
          </table:table-cell>
          <table:table-cell table:formula="of:=MAX([Mass.G51]-[Mass.G50];0)" office:value-type="float" office:value="573" calcext:value-type="float">
            <text:p>573</text:p>
          </table:table-cell>
          <table:table-cell table:formula="of:=MAX([Mass.H51]-[Mass.H50];0)" office:value-type="float" office:value="0" calcext:value-type="float">
            <text:p>0</text:p>
          </table:table-cell>
          <table:table-cell table:formula="of:=([Mass.I51]-SUM([Mass.F51:.H51]))-([Mass.I50]-SUM([Mass.F50:.H50]))" office:value-type="float" office:value="2873" calcext:value-type="float">
            <text:p>2873</text:p>
          </table:table-cell>
          <table:table-cell table:formula="of:=MAX([Mass.J51]-[Mass.J50];0)" office:value-type="float" office:value="502" calcext:value-type="float">
            <text:p>502</text:p>
          </table:table-cell>
          <table:table-cell table:formula="of:=MAX([Mass.K51]-[Mass.K50];0)" office:value-type="float" office:value="2172" calcext:value-type="float">
            <text:p>2172</text:p>
          </table:table-cell>
          <table:table-cell table:formula="of:=MAX([Mass.L51]-[Mass.L50];0)" office:value-type="float" office:value="0" calcext:value-type="float">
            <text:p>0</text:p>
          </table:table-cell>
          <table:table-cell table:formula="of:=([Mass.M51]-SUM([Mass.J51:.L51]))-([Mass.M50]-SUM([Mass.J50:.L50]))" office:value-type="float" office:value="1099" calcext:value-type="float">
            <text:p>1099</text:p>
          </table:table-cell>
        </table:table-row>
        <table:table-row table:style-name="ro1">
          <table:table-cell table:formula="of:=[.A50]+1" office:value-type="float" office:value="2048" calcext:value-type="float">
            <text:p>2048</text:p>
          </table:table-cell>
          <table:table-cell table:formula="of:=[Mass.B52]-[Mass.B51]" office:value-type="float" office:value="-46" calcext:value-type="float">
            <text:p>-46</text:p>
          </table:table-cell>
          <table:table-cell table:formula="of:=[Mass.C52]-[Mass.C51]" office:value-type="float" office:value="752" calcext:value-type="float">
            <text:p>752</text:p>
          </table:table-cell>
          <table:table-cell table:formula="of:=[Mass.D52]-[Mass.D51]" office:value-type="float" office:value="0" calcext:value-type="float">
            <text:p>0</text:p>
          </table:table-cell>
          <table:table-cell table:formula="of:=([Mass.E52]-SUM([Mass.B52:.D52]))-([Mass.E51]-SUM([Mass.B51:.D51]))" office:value-type="float" office:value="2905" calcext:value-type="float">
            <text:p>2905</text:p>
          </table:table-cell>
          <table:table-cell table:formula="of:=MAX([Mass.F52]-[Mass.F51];0)" office:value-type="float" office:value="0" calcext:value-type="float">
            <text:p>0</text:p>
          </table:table-cell>
          <table:table-cell table:formula="of:=MAX([Mass.G52]-[Mass.G51];0)" office:value-type="float" office:value="752" calcext:value-type="float">
            <text:p>752</text:p>
          </table:table-cell>
          <table:table-cell table:formula="of:=MAX([Mass.H52]-[Mass.H51];0)" office:value-type="float" office:value="0" calcext:value-type="float">
            <text:p>0</text:p>
          </table:table-cell>
          <table:table-cell table:formula="of:=([Mass.I52]-SUM([Mass.F52:.H52]))-([Mass.I51]-SUM([Mass.F51:.H51]))" office:value-type="float" office:value="2905" calcext:value-type="float">
            <text:p>2905</text:p>
          </table:table-cell>
          <table:table-cell table:formula="of:=MAX([Mass.J52]-[Mass.J51];0)" office:value-type="float" office:value="161" calcext:value-type="float">
            <text:p>161</text:p>
          </table:table-cell>
          <table:table-cell table:formula="of:=MAX([Mass.K52]-[Mass.K51];0)" office:value-type="float" office:value="2350" calcext:value-type="float">
            <text:p>2350</text:p>
          </table:table-cell>
          <table:table-cell table:formula="of:=MAX([Mass.L52]-[Mass.L51];0)" office:value-type="float" office:value="0" calcext:value-type="float">
            <text:p>0</text:p>
          </table:table-cell>
          <table:table-cell table:formula="of:=([Mass.M52]-SUM([Mass.J52:.L52]))-([Mass.M51]-SUM([Mass.J51:.L51]))" office:value-type="float" office:value="1100" calcext:value-type="float">
            <text:p>1100</text:p>
          </table:table-cell>
        </table:table-row>
        <table:table-row table:style-name="ro1">
          <table:table-cell table:formula="of:=[.A51]+1" office:value-type="float" office:value="2049" calcext:value-type="float">
            <text:p>2049</text:p>
          </table:table-cell>
          <table:table-cell table:formula="of:=[Mass.B53]-[Mass.B52]" office:value-type="float" office:value="-29" calcext:value-type="float">
            <text:p>-29</text:p>
          </table:table-cell>
          <table:table-cell table:formula="of:=[Mass.C53]-[Mass.C52]" office:value-type="float" office:value="680" calcext:value-type="float">
            <text:p>680</text:p>
          </table:table-cell>
          <table:table-cell table:formula="of:=[Mass.D53]-[Mass.D52]" office:value-type="float" office:value="0" calcext:value-type="float">
            <text:p>0</text:p>
          </table:table-cell>
          <table:table-cell table:formula="of:=([Mass.E53]-SUM([Mass.B53:.D53]))-([Mass.E52]-SUM([Mass.B52:.D52]))" office:value-type="float" office:value="2977" calcext:value-type="float">
            <text:p>2977</text:p>
          </table:table-cell>
          <table:table-cell table:formula="of:=MAX([Mass.F53]-[Mass.F52];0)" office:value-type="float" office:value="0" calcext:value-type="float">
            <text:p>0</text:p>
          </table:table-cell>
          <table:table-cell table:formula="of:=MAX([Mass.G53]-[Mass.G52];0)" office:value-type="float" office:value="720" calcext:value-type="float">
            <text:p>720</text:p>
          </table:table-cell>
          <table:table-cell table:formula="of:=MAX([Mass.H53]-[Mass.H52];0)" office:value-type="float" office:value="0" calcext:value-type="float">
            <text:p>0</text:p>
          </table:table-cell>
          <table:table-cell table:formula="of:=([Mass.I53]-SUM([Mass.F53:.H53]))-([Mass.I52]-SUM([Mass.F52:.H52]))" office:value-type="float" office:value="2937" calcext:value-type="float">
            <text:p>2937</text:p>
          </table:table-cell>
          <table:table-cell table:formula="of:=MAX([Mass.J53]-[Mass.J52];0)" office:value-type="float" office:value="211" calcext:value-type="float">
            <text:p>211</text:p>
          </table:table-cell>
          <table:table-cell table:formula="of:=MAX([Mass.K53]-[Mass.K52];0)" office:value-type="float" office:value="2319" calcext:value-type="float">
            <text:p>2319</text:p>
          </table:table-cell>
          <table:table-cell table:formula="of:=MAX([Mass.L53]-[Mass.L52];0)" office:value-type="float" office:value="0" calcext:value-type="float">
            <text:p>0</text:p>
          </table:table-cell>
          <table:table-cell table:formula="of:=([Mass.M53]-SUM([Mass.J53:.L53]))-([Mass.M52]-SUM([Mass.J52:.L52]))" office:value-type="float" office:value="1098" calcext:value-type="float">
            <text:p>1098</text:p>
          </table:table-cell>
        </table:table-row>
        <table:table-row table:style-name="ro1">
          <table:table-cell table:formula="of:=[.A52]+1" office:value-type="float" office:value="2050" calcext:value-type="float">
            <text:p>2050</text:p>
          </table:table-cell>
          <table:table-cell table:formula="of:=[Mass.B54]-[Mass.B53]" office:value-type="float" office:value="36" calcext:value-type="float">
            <text:p>36</text:p>
          </table:table-cell>
          <table:table-cell table:formula="of:=[Mass.C54]-[Mass.C53]" office:value-type="float" office:value="349" calcext:value-type="float">
            <text:p>349</text:p>
          </table:table-cell>
          <table:table-cell table:formula="of:=[Mass.D54]-[Mass.D53]" office:value-type="float" office:value="0" calcext:value-type="float">
            <text:p>0</text:p>
          </table:table-cell>
          <table:table-cell table:formula="of:=([Mass.E54]-SUM([Mass.B54:.D54]))-([Mass.E53]-SUM([Mass.B53:.D53]))" office:value-type="float" office:value="3296" calcext:value-type="float">
            <text:p>3296</text:p>
          </table:table-cell>
          <table:table-cell table:formula="of:=MAX([Mass.F54]-[Mass.F53];0)" office:value-type="float" office:value="36" calcext:value-type="float">
            <text:p>36</text:p>
          </table:table-cell>
          <table:table-cell table:formula="of:=MAX([Mass.G54]-[Mass.G53];0)" office:value-type="float" office:value="669" calcext:value-type="float">
            <text:p>669</text:p>
          </table:table-cell>
          <table:table-cell table:formula="of:=MAX([Mass.H54]-[Mass.H53];0)" office:value-type="float" office:value="0" calcext:value-type="float">
            <text:p>0</text:p>
          </table:table-cell>
          <table:table-cell table:formula="of:=([Mass.I54]-SUM([Mass.F54:.H54]))-([Mass.I53]-SUM([Mass.F53:.H53]))" office:value-type="float" office:value="2976" calcext:value-type="float">
            <text:p>2976</text:p>
          </table:table-cell>
          <table:table-cell table:formula="of:=MAX([Mass.J54]-[Mass.J53];0)" office:value-type="float" office:value="305" calcext:value-type="float">
            <text:p>305</text:p>
          </table:table-cell>
          <table:table-cell table:formula="of:=MAX([Mass.K54]-[Mass.K53];0)" office:value-type="float" office:value="2267" calcext:value-type="float">
            <text:p>2267</text:p>
          </table:table-cell>
          <table:table-cell table:formula="of:=MAX([Mass.L54]-[Mass.L53];0)" office:value-type="float" office:value="0" calcext:value-type="float">
            <text:p>0</text:p>
          </table:table-cell>
          <table:table-cell table:formula="of:=([Mass.M54]-SUM([Mass.J54:.L54]))-([Mass.M53]-SUM([Mass.J53:.L53]))" office:value-type="float" office:value="1109" calcext:value-type="float">
            <text:p>1109</text:p>
          </table:table-cell>
        </table:table-row>
        <table:table-row table:style-name="ro1">
          <table:table-cell table:formula="of:=[.A53]+1" office:value-type="float" office:value="2051" calcext:value-type="float">
            <text:p>2051</text:p>
          </table:table-cell>
          <table:table-cell table:formula="of:=[Mass.B55]-[Mass.B54]" office:value-type="float" office:value="188" calcext:value-type="float">
            <text:p>188</text:p>
          </table:table-cell>
          <table:table-cell table:formula="of:=[Mass.C55]-[Mass.C54]" office:value-type="float" office:value="-160" calcext:value-type="float">
            <text:p>-160</text:p>
          </table:table-cell>
          <table:table-cell table:formula="of:=[Mass.D55]-[Mass.D54]" office:value-type="float" office:value="0" calcext:value-type="float">
            <text:p>0</text:p>
          </table:table-cell>
          <table:table-cell table:formula="of:=([Mass.E55]-SUM([Mass.B55:.D55]))-([Mass.E54]-SUM([Mass.B54:.D54]))" office:value-type="float" office:value="3731" calcext:value-type="float">
            <text:p>3731</text:p>
          </table:table-cell>
          <table:table-cell table:formula="of:=MAX([Mass.F55]-[Mass.F54];0)" office:value-type="float" office:value="188" calcext:value-type="float">
            <text:p>188</text:p>
          </table:table-cell>
          <table:table-cell table:formula="of:=MAX([Mass.G55]-[Mass.G54];0)" office:value-type="float" office:value="560" calcext:value-type="float">
            <text:p>560</text:p>
          </table:table-cell>
          <table:table-cell table:formula="of:=MAX([Mass.H55]-[Mass.H54];0)" office:value-type="float" office:value="0" calcext:value-type="float">
            <text:p>0</text:p>
          </table:table-cell>
          <table:table-cell table:formula="of:=([Mass.I55]-SUM([Mass.F55:.H55]))-([Mass.I54]-SUM([Mass.F54:.H54]))" office:value-type="float" office:value="3011" calcext:value-type="float">
            <text:p>3011</text:p>
          </table:table-cell>
          <table:table-cell table:formula="of:=MAX([Mass.J55]-[Mass.J54];0)" office:value-type="float" office:value="487" calcext:value-type="float">
            <text:p>487</text:p>
          </table:table-cell>
          <table:table-cell table:formula="of:=MAX([Mass.K55]-[Mass.K54];0)" office:value-type="float" office:value="2169" calcext:value-type="float">
            <text:p>2169</text:p>
          </table:table-cell>
          <table:table-cell table:formula="of:=MAX([Mass.L55]-[Mass.L54];0)" office:value-type="float" office:value="0" calcext:value-type="float">
            <text:p>0</text:p>
          </table:table-cell>
          <table:table-cell table:formula="of:=([Mass.M55]-SUM([Mass.J55:.L55]))-([Mass.M54]-SUM([Mass.J54:.L54]))" office:value-type="float" office:value="1103" calcext:value-type="float">
            <text:p>1103</text:p>
          </table:table-cell>
        </table:table-row>
        <table:table-row table:style-name="ro1">
          <table:table-cell table:formula="of:=[.A54]+1" office:value-type="float" office:value="2052" calcext:value-type="float">
            <text:p>2052</text:p>
          </table:table-cell>
          <table:table-cell table:formula="of:=[Mass.B56]-[Mass.B55]" office:value-type="float" office:value="-271" calcext:value-type="float">
            <text:p>-271</text:p>
          </table:table-cell>
          <table:table-cell table:formula="of:=[Mass.C56]-[Mass.C55]" office:value-type="float" office:value="-406" calcext:value-type="float">
            <text:p>-406</text:p>
          </table:table-cell>
          <table:table-cell table:formula="of:=[Mass.D56]-[Mass.D55]" office:value-type="float" office:value="0" calcext:value-type="float">
            <text:p>0</text:p>
          </table:table-cell>
          <table:table-cell table:formula="of:=([Mass.E56]-SUM([Mass.B56:.D56]))-([Mass.E55]-SUM([Mass.B55:.D55]))" office:value-type="float" office:value="4319" calcext:value-type="float">
            <text:p>4319</text:p>
          </table:table-cell>
          <table:table-cell table:formula="of:=MAX([Mass.F56]-[Mass.F55];0)" office:value-type="float" office:value="0" calcext:value-type="float">
            <text:p>0</text:p>
          </table:table-cell>
          <table:table-cell table:formula="of:=MAX([Mass.G56]-[Mass.G55];0)" office:value-type="float" office:value="874" calcext:value-type="float">
            <text:p>874</text:p>
          </table:table-cell>
          <table:table-cell table:formula="of:=MAX([Mass.H56]-[Mass.H55];0)" office:value-type="float" office:value="0" calcext:value-type="float">
            <text:p>0</text:p>
          </table:table-cell>
          <table:table-cell table:formula="of:=([Mass.I56]-SUM([Mass.F56:.H56]))-([Mass.I55]-SUM([Mass.F55:.H55]))" office:value-type="float" office:value="3041" calcext:value-type="float">
            <text:p>3041</text:p>
          </table:table-cell>
          <table:table-cell table:formula="of:=MAX([Mass.J56]-[Mass.J55];0)" office:value-type="float" office:value="9" calcext:value-type="float">
            <text:p>9</text:p>
          </table:table-cell>
          <table:table-cell table:formula="of:=MAX([Mass.K56]-[Mass.K55];0)" office:value-type="float" office:value="2525" calcext:value-type="float">
            <text:p>2525</text:p>
          </table:table-cell>
          <table:table-cell table:formula="of:=MAX([Mass.L56]-[Mass.L55];0)" office:value-type="float" office:value="0" calcext:value-type="float">
            <text:p>0</text:p>
          </table:table-cell>
          <table:table-cell table:formula="of:=([Mass.M56]-SUM([Mass.J56:.L56]))-([Mass.M55]-SUM([Mass.J55:.L55]))" office:value-type="float" office:value="1108" calcext:value-type="float">
            <text:p>1108</text:p>
          </table:table-cell>
        </table:table-row>
        <table:table-row table:style-name="ro1">
          <table:table-cell table:formula="of:=[.A55]+1" office:value-type="float" office:value="2053" calcext:value-type="float">
            <text:p>2053</text:p>
          </table:table-cell>
          <table:table-cell table:formula="of:=[Mass.B57]-[Mass.B56]" office:value-type="float" office:value="-7" calcext:value-type="float">
            <text:p>-7</text:p>
          </table:table-cell>
          <table:table-cell table:formula="of:=[Mass.C57]-[Mass.C56]" office:value-type="float" office:value="-788" calcext:value-type="float">
            <text:p>-788</text:p>
          </table:table-cell>
          <table:table-cell table:formula="of:=[Mass.D57]-[Mass.D56]" office:value-type="float" office:value="0" calcext:value-type="float">
            <text:p>0</text:p>
          </table:table-cell>
          <table:table-cell table:formula="of:=([Mass.E57]-SUM([Mass.B57:.D57]))-([Mass.E56]-SUM([Mass.B56:.D56]))" office:value-type="float" office:value="4646" calcext:value-type="float">
            <text:p>4646</text:p>
          </table:table-cell>
          <table:table-cell table:formula="of:=MAX([Mass.F57]-[Mass.F56];0)" office:value-type="float" office:value="0" calcext:value-type="float">
            <text:p>0</text:p>
          </table:table-cell>
          <table:table-cell table:formula="of:=MAX([Mass.G57]-[Mass.G56];0)" office:value-type="float" office:value="812" calcext:value-type="float">
            <text:p>812</text:p>
          </table:table-cell>
          <table:table-cell table:formula="of:=MAX([Mass.H57]-[Mass.H56];0)" office:value-type="float" office:value="0" calcext:value-type="float">
            <text:p>0</text:p>
          </table:table-cell>
          <table:table-cell table:formula="of:=([Mass.I57]-SUM([Mass.F57:.H57]))-([Mass.I56]-SUM([Mass.F56:.H56]))" office:value-type="float" office:value="3049" calcext:value-type="float">
            <text:p>3049</text:p>
          </table:table-cell>
          <table:table-cell table:formula="of:=MAX([Mass.J57]-[Mass.J56];0)" office:value-type="float" office:value="258" calcext:value-type="float">
            <text:p>258</text:p>
          </table:table-cell>
          <table:table-cell table:formula="of:=MAX([Mass.K57]-[Mass.K56];0)" office:value-type="float" office:value="2489" calcext:value-type="float">
            <text:p>2489</text:p>
          </table:table-cell>
          <table:table-cell table:formula="of:=MAX([Mass.L57]-[Mass.L56];0)" office:value-type="float" office:value="0" calcext:value-type="float">
            <text:p>0</text:p>
          </table:table-cell>
          <table:table-cell table:formula="of:=([Mass.M57]-SUM([Mass.J57:.L57]))-([Mass.M56]-SUM([Mass.J56:.L56]))" office:value-type="float" office:value="1104" calcext:value-type="float">
            <text:p>1104</text:p>
          </table:table-cell>
        </table:table-row>
        <table:table-row table:style-name="ro1">
          <table:table-cell table:formula="of:=[.A56]+1" office:value-type="float" office:value="2054" calcext:value-type="float">
            <text:p>2054</text:p>
          </table:table-cell>
          <table:table-cell table:formula="of:=[Mass.B58]-[Mass.B57]" office:value-type="float" office:value="-380" calcext:value-type="float">
            <text:p>-380</text:p>
          </table:table-cell>
          <table:table-cell table:formula="of:=[Mass.C58]-[Mass.C57]" office:value-type="float" office:value="-537" calcext:value-type="float">
            <text:p>-537</text:p>
          </table:table-cell>
          <table:table-cell table:formula="of:=[Mass.D58]-[Mass.D57]" office:value-type="float" office:value="0" calcext:value-type="float">
            <text:p>0</text:p>
          </table:table-cell>
          <table:table-cell table:formula="of:=([Mass.E58]-SUM([Mass.B58:.D58]))-([Mass.E57]-SUM([Mass.B57:.D57]))" office:value-type="float" office:value="4659" calcext:value-type="float">
            <text:p>4659</text:p>
          </table:table-cell>
          <table:table-cell table:formula="of:=MAX([Mass.F58]-[Mass.F57];0)" office:value-type="float" office:value="0" calcext:value-type="float">
            <text:p>0</text:p>
          </table:table-cell>
          <table:table-cell table:formula="of:=MAX([Mass.G58]-[Mass.G57];0)" office:value-type="float" office:value="1061" calcext:value-type="float">
            <text:p>1061</text:p>
          </table:table-cell>
          <table:table-cell table:formula="of:=MAX([Mass.H58]-[Mass.H57];0)" office:value-type="float" office:value="0" calcext:value-type="float">
            <text:p>0</text:p>
          </table:table-cell>
          <table:table-cell table:formula="of:=([Mass.I58]-SUM([Mass.F58:.H58]))-([Mass.I57]-SUM([Mass.F57:.H57]))" office:value-type="float" office:value="3068" calcext:value-type="float">
            <text:p>3068</text:p>
          </table:table-cell>
          <table:table-cell table:formula="of:=MAX([Mass.J58]-[Mass.J57];0)" office:value-type="float" office:value="0" calcext:value-type="float">
            <text:p>0</text:p>
          </table:table-cell>
          <table:table-cell table:formula="of:=MAX([Mass.K58]-[Mass.K57];0)" office:value-type="float" office:value="2760" calcext:value-type="float">
            <text:p>2760</text:p>
          </table:table-cell>
          <table:table-cell table:formula="of:=MAX([Mass.L58]-[Mass.L57];0)" office:value-type="float" office:value="0" calcext:value-type="float">
            <text:p>0</text:p>
          </table:table-cell>
          <table:table-cell table:formula="of:=([Mass.M58]-SUM([Mass.J58:.L58]))-([Mass.M57]-SUM([Mass.J57:.L57]))" office:value-type="float" office:value="1108" calcext:value-type="float">
            <text:p>1108</text:p>
          </table:table-cell>
        </table:table-row>
        <table:table-row table:style-name="ro1">
          <table:table-cell table:formula="of:=[.A57]+1" office:value-type="float" office:value="2055" calcext:value-type="float">
            <text:p>2055</text:p>
          </table:table-cell>
          <table:table-cell table:formula="of:=[Mass.B59]-[Mass.B58]" office:value-type="float" office:value="172" calcext:value-type="float">
            <text:p>172</text:p>
          </table:table-cell>
          <table:table-cell table:formula="of:=[Mass.C59]-[Mass.C58]" office:value-type="float" office:value="-950" calcext:value-type="float">
            <text:p>-950</text:p>
          </table:table-cell>
          <table:table-cell table:formula="of:=[Mass.D59]-[Mass.D58]" office:value-type="float" office:value="0" calcext:value-type="float">
            <text:p>0</text:p>
          </table:table-cell>
          <table:table-cell table:formula="of:=([Mass.E59]-SUM([Mass.B59:.D59]))-([Mass.E58]-SUM([Mass.B58:.D58]))" office:value-type="float" office:value="4678" calcext:value-type="float">
            <text:p>4678</text:p>
          </table:table-cell>
          <table:table-cell table:formula="of:=MAX([Mass.F59]-[Mass.F58];0)" office:value-type="float" office:value="162" calcext:value-type="float">
            <text:p>162</text:p>
          </table:table-cell>
          <table:table-cell table:formula="of:=MAX([Mass.G59]-[Mass.G58];0)" office:value-type="float" office:value="650" calcext:value-type="float">
            <text:p>650</text:p>
          </table:table-cell>
          <table:table-cell table:formula="of:=MAX([Mass.H59]-[Mass.H58];0)" office:value-type="float" office:value="0" calcext:value-type="float">
            <text:p>0</text:p>
          </table:table-cell>
          <table:table-cell table:formula="of:=([Mass.I59]-SUM([Mass.F59:.H59]))-([Mass.I58]-SUM([Mass.F58:.H58]))" office:value-type="float" office:value="3088" calcext:value-type="float">
            <text:p>3088</text:p>
          </table:table-cell>
          <table:table-cell table:formula="of:=MAX([Mass.J59]-[Mass.J58];0)" office:value-type="float" office:value="414" calcext:value-type="float">
            <text:p>414</text:p>
          </table:table-cell>
          <table:table-cell table:formula="of:=MAX([Mass.K59]-[Mass.K58];0)" office:value-type="float" office:value="2373" calcext:value-type="float">
            <text:p>2373</text:p>
          </table:table-cell>
          <table:table-cell table:formula="of:=MAX([Mass.L59]-[Mass.L58];0)" office:value-type="float" office:value="0" calcext:value-type="float">
            <text:p>0</text:p>
          </table:table-cell>
          <table:table-cell table:formula="of:=([Mass.M59]-SUM([Mass.J59:.L59]))-([Mass.M58]-SUM([Mass.J58:.L58]))" office:value-type="float" office:value="1113" calcext:value-type="float">
            <text:p>1113</text:p>
          </table:table-cell>
        </table:table-row>
        <table:table-row table:style-name="ro1">
          <table:table-cell table:formula="of:=[.A58]+1" office:value-type="float" office:value="2056" calcext:value-type="float">
            <text:p>2056</text:p>
          </table:table-cell>
          <table:table-cell table:formula="of:=[Mass.B60]-[Mass.B59]" office:value-type="float" office:value="298" calcext:value-type="float">
            <text:p>298</text:p>
          </table:table-cell>
          <table:table-cell table:formula="of:=[Mass.C60]-[Mass.C59]" office:value-type="float" office:value="-1051" calcext:value-type="float">
            <text:p>-1051</text:p>
          </table:table-cell>
          <table:table-cell table:formula="of:=[Mass.D60]-[Mass.D59]" office:value-type="float" office:value="0" calcext:value-type="float">
            <text:p>0</text:p>
          </table:table-cell>
          <table:table-cell table:formula="of:=([Mass.E60]-SUM([Mass.B60:.D60]))-([Mass.E59]-SUM([Mass.B59:.D59]))" office:value-type="float" office:value="4718" calcext:value-type="float">
            <text:p>4718</text:p>
          </table:table-cell>
          <table:table-cell table:formula="of:=MAX([Mass.F60]-[Mass.F59];0)" office:value-type="float" office:value="307" calcext:value-type="float">
            <text:p>307</text:p>
          </table:table-cell>
          <table:table-cell table:formula="of:=MAX([Mass.G60]-[Mass.G59];0)" office:value-type="float" office:value="546" calcext:value-type="float">
            <text:p>546</text:p>
          </table:table-cell>
          <table:table-cell table:formula="of:=MAX([Mass.H60]-[Mass.H59];0)" office:value-type="float" office:value="0" calcext:value-type="float">
            <text:p>0</text:p>
          </table:table-cell>
          <table:table-cell table:formula="of:=([Mass.I60]-SUM([Mass.F60:.H60]))-([Mass.I59]-SUM([Mass.F59:.H59]))" office:value-type="float" office:value="3112" calcext:value-type="float">
            <text:p>3112</text:p>
          </table:table-cell>
          <table:table-cell table:formula="of:=MAX([Mass.J60]-[Mass.J59];0)" office:value-type="float" office:value="549" calcext:value-type="float">
            <text:p>549</text:p>
          </table:table-cell>
          <table:table-cell table:formula="of:=MAX([Mass.K60]-[Mass.K59];0)" office:value-type="float" office:value="2299" calcext:value-type="float">
            <text:p>2299</text:p>
          </table:table-cell>
          <table:table-cell table:formula="of:=MAX([Mass.L60]-[Mass.L59];0)" office:value-type="float" office:value="0" calcext:value-type="float">
            <text:p>0</text:p>
          </table:table-cell>
          <table:table-cell table:formula="of:=([Mass.M60]-SUM([Mass.J60:.L60]))-([Mass.M59]-SUM([Mass.J59:.L59]))" office:value-type="float" office:value="1117" calcext:value-type="float">
            <text:p>1117</text:p>
          </table:table-cell>
        </table:table-row>
        <table:table-row table:style-name="ro1">
          <table:table-cell table:formula="of:=[.A59]+1" office:value-type="float" office:value="2057" calcext:value-type="float">
            <text:p>2057</text:p>
          </table:table-cell>
          <table:table-cell table:formula="of:=[Mass.B61]-[Mass.B60]" office:value-type="float" office:value="43" calcext:value-type="float">
            <text:p>43</text:p>
          </table:table-cell>
          <table:table-cell table:formula="of:=[Mass.C61]-[Mass.C60]" office:value-type="float" office:value="-790" calcext:value-type="float">
            <text:p>-790</text:p>
          </table:table-cell>
          <table:table-cell table:formula="of:=[Mass.D61]-[Mass.D60]" office:value-type="float" office:value="0" calcext:value-type="float">
            <text:p>0</text:p>
          </table:table-cell>
          <table:table-cell table:formula="of:=([Mass.E61]-SUM([Mass.B61:.D61]))-([Mass.E60]-SUM([Mass.B60:.D60]))" office:value-type="float" office:value="4765" calcext:value-type="float">
            <text:p>4765</text:p>
          </table:table-cell>
          <table:table-cell table:formula="of:=MAX([Mass.F61]-[Mass.F60];0)" office:value-type="float" office:value="84" calcext:value-type="float">
            <text:p>84</text:p>
          </table:table-cell>
          <table:table-cell table:formula="of:=MAX([Mass.G61]-[Mass.G60];0)" office:value-type="float" office:value="809" calcext:value-type="float">
            <text:p>809</text:p>
          </table:table-cell>
          <table:table-cell table:formula="of:=MAX([Mass.H61]-[Mass.H60];0)" office:value-type="float" office:value="0" calcext:value-type="float">
            <text:p>0</text:p>
          </table:table-cell>
          <table:table-cell table:formula="of:=([Mass.I61]-SUM([Mass.F61:.H61]))-([Mass.I60]-SUM([Mass.F60:.H60]))" office:value-type="float" office:value="3125" calcext:value-type="float">
            <text:p>3125</text:p>
          </table:table-cell>
          <table:table-cell table:formula="of:=MAX([Mass.J61]-[Mass.J60];0)" office:value-type="float" office:value="315" calcext:value-type="float">
            <text:p>315</text:p>
          </table:table-cell>
          <table:table-cell table:formula="of:=MAX([Mass.K61]-[Mass.K60];0)" office:value-type="float" office:value="2585" calcext:value-type="float">
            <text:p>2585</text:p>
          </table:table-cell>
          <table:table-cell table:formula="of:=MAX([Mass.L61]-[Mass.L60];0)" office:value-type="float" office:value="0" calcext:value-type="float">
            <text:p>0</text:p>
          </table:table-cell>
          <table:table-cell table:formula="of:=([Mass.M61]-SUM([Mass.J61:.L61]))-([Mass.M60]-SUM([Mass.J60:.L60]))" office:value-type="float" office:value="1118" calcext:value-type="float">
            <text:p>1118</text:p>
          </table:table-cell>
        </table:table-row>
        <table:table-row table:style-name="ro1">
          <table:table-cell table:formula="of:=[.A60]+1" office:value-type="float" office:value="2058" calcext:value-type="float">
            <text:p>2058</text:p>
          </table:table-cell>
          <table:table-cell table:formula="of:=[Mass.B62]-[Mass.B61]" office:value-type="float" office:value="138" calcext:value-type="float">
            <text:p>138</text:p>
          </table:table-cell>
          <table:table-cell table:formula="of:=[Mass.C62]-[Mass.C61]" office:value-type="float" office:value="-853" calcext:value-type="float">
            <text:p>-853</text:p>
          </table:table-cell>
          <table:table-cell table:formula="of:=[Mass.D62]-[Mass.D61]" office:value-type="float" office:value="0" calcext:value-type="float">
            <text:p>0</text:p>
          </table:table-cell>
          <table:table-cell table:formula="of:=([Mass.E62]-SUM([Mass.B62:.D62]))-([Mass.E61]-SUM([Mass.B61:.D61]))" office:value-type="float" office:value="4798" calcext:value-type="float">
            <text:p>4798</text:p>
          </table:table-cell>
          <table:table-cell table:formula="of:=MAX([Mass.F62]-[Mass.F61];0)" office:value-type="float" office:value="197" calcext:value-type="float">
            <text:p>197</text:p>
          </table:table-cell>
          <table:table-cell table:formula="of:=MAX([Mass.G62]-[Mass.G61];0)" office:value-type="float" office:value="744" calcext:value-type="float">
            <text:p>744</text:p>
          </table:table-cell>
          <table:table-cell table:formula="of:=MAX([Mass.H62]-[Mass.H61];0)" office:value-type="float" office:value="0" calcext:value-type="float">
            <text:p>0</text:p>
          </table:table-cell>
          <table:table-cell table:formula="of:=([Mass.I62]-SUM([Mass.F62:.H62]))-([Mass.I61]-SUM([Mass.F61:.H61]))" office:value-type="float" office:value="3142" calcext:value-type="float">
            <text:p>3142</text:p>
          </table:table-cell>
          <table:table-cell table:formula="of:=MAX([Mass.J62]-[Mass.J61];0)" office:value-type="float" office:value="412" calcext:value-type="float">
            <text:p>412</text:p>
          </table:table-cell>
          <table:table-cell table:formula="of:=MAX([Mass.K62]-[Mass.K61];0)" office:value-type="float" office:value="2550" calcext:value-type="float">
            <text:p>2550</text:p>
          </table:table-cell>
          <table:table-cell table:formula="of:=MAX([Mass.L62]-[Mass.L61];0)" office:value-type="float" office:value="0" calcext:value-type="float">
            <text:p>0</text:p>
          </table:table-cell>
          <table:table-cell table:formula="of:=([Mass.M62]-SUM([Mass.J62:.L62]))-([Mass.M61]-SUM([Mass.J61:.L61]))" office:value-type="float" office:value="1121" calcext:value-type="float">
            <text:p>1121</text:p>
          </table:table-cell>
        </table:table-row>
        <table:table-row table:style-name="ro1">
          <table:table-cell table:formula="of:=[.A61]+1" office:value-type="float" office:value="2059" calcext:value-type="float">
            <text:p>2059</text:p>
          </table:table-cell>
          <table:table-cell table:formula="of:=[Mass.B63]-[Mass.B62]" office:value-type="float" office:value="207" calcext:value-type="float">
            <text:p>207</text:p>
          </table:table-cell>
          <table:table-cell table:formula="of:=[Mass.C63]-[Mass.C62]" office:value-type="float" office:value="-913" calcext:value-type="float">
            <text:p>-913</text:p>
          </table:table-cell>
          <table:table-cell table:formula="of:=[Mass.D63]-[Mass.D62]" office:value-type="float" office:value="0" calcext:value-type="float">
            <text:p>0</text:p>
          </table:table-cell>
          <table:table-cell table:formula="of:=([Mass.E63]-SUM([Mass.B63:.D63]))-([Mass.E62]-SUM([Mass.B62:.D62]))" office:value-type="float" office:value="4851" calcext:value-type="float">
            <text:p>4851</text:p>
          </table:table-cell>
          <table:table-cell table:formula="of:=MAX([Mass.F63]-[Mass.F62];0)" office:value-type="float" office:value="298" calcext:value-type="float">
            <text:p>298</text:p>
          </table:table-cell>
          <table:table-cell table:formula="of:=MAX([Mass.G63]-[Mass.G62];0)" office:value-type="float" office:value="686" calcext:value-type="float">
            <text:p>686</text:p>
          </table:table-cell>
          <table:table-cell table:formula="of:=MAX([Mass.H63]-[Mass.H62];0)" office:value-type="float" office:value="0" calcext:value-type="float">
            <text:p>0</text:p>
          </table:table-cell>
          <table:table-cell table:formula="of:=([Mass.I63]-SUM([Mass.F63:.H63]))-([Mass.I62]-SUM([Mass.F62:.H62]))" office:value-type="float" office:value="3161" calcext:value-type="float">
            <text:p>3161</text:p>
          </table:table-cell>
          <table:table-cell table:formula="of:=MAX([Mass.J63]-[Mass.J62];0)" office:value-type="float" office:value="492" calcext:value-type="float">
            <text:p>492</text:p>
          </table:table-cell>
          <table:table-cell table:formula="of:=MAX([Mass.K63]-[Mass.K62];0)" office:value-type="float" office:value="2522" calcext:value-type="float">
            <text:p>2522</text:p>
          </table:table-cell>
          <table:table-cell table:formula="of:=MAX([Mass.L63]-[Mass.L62];0)" office:value-type="float" office:value="0" calcext:value-type="float">
            <text:p>0</text:p>
          </table:table-cell>
          <table:table-cell table:formula="of:=([Mass.M63]-SUM([Mass.J63:.L63]))-([Mass.M62]-SUM([Mass.J62:.L62]))" office:value-type="float" office:value="1131" calcext:value-type="float">
            <text:p>1131</text:p>
          </table:table-cell>
        </table:table-row>
        <table:table-row table:style-name="ro1">
          <table:table-cell table:formula="of:=[.A62]+1" office:value-type="float" office:value="2060" calcext:value-type="float">
            <text:p>2060</text:p>
          </table:table-cell>
          <table:table-cell table:formula="of:=[Mass.B64]-[Mass.B63]" office:value-type="float" office:value="248" calcext:value-type="float">
            <text:p>248</text:p>
          </table:table-cell>
          <table:table-cell table:formula="of:=[Mass.C64]-[Mass.C63]" office:value-type="float" office:value="-905" calcext:value-type="float">
            <text:p>-905</text:p>
          </table:table-cell>
          <table:table-cell table:formula="of:=[Mass.D64]-[Mass.D63]" office:value-type="float" office:value="0" calcext:value-type="float">
            <text:p>0</text:p>
          </table:table-cell>
          <table:table-cell table:formula="of:=([Mass.E64]-SUM([Mass.B64:.D64]))-([Mass.E63]-SUM([Mass.B63:.D63]))" office:value-type="float" office:value="4872" calcext:value-type="float">
            <text:p>4872</text:p>
          </table:table-cell>
          <table:table-cell table:formula="of:=MAX([Mass.F64]-[Mass.F63];0)" office:value-type="float" office:value="348" calcext:value-type="float">
            <text:p>348</text:p>
          </table:table-cell>
          <table:table-cell table:formula="of:=MAX([Mass.G64]-[Mass.G63];0)" office:value-type="float" office:value="693" calcext:value-type="float">
            <text:p>693</text:p>
          </table:table-cell>
          <table:table-cell table:formula="of:=MAX([Mass.H64]-[Mass.H63];0)" office:value-type="float" office:value="0" calcext:value-type="float">
            <text:p>0</text:p>
          </table:table-cell>
          <table:table-cell table:formula="of:=([Mass.I64]-SUM([Mass.F64:.H64]))-([Mass.I63]-SUM([Mass.F63:.H63]))" office:value-type="float" office:value="3174" calcext:value-type="float">
            <text:p>3174</text:p>
          </table:table-cell>
          <table:table-cell table:formula="of:=MAX([Mass.J64]-[Mass.J63];0)" office:value-type="float" office:value="525" calcext:value-type="float">
            <text:p>525</text:p>
          </table:table-cell>
          <table:table-cell table:formula="of:=MAX([Mass.K64]-[Mass.K63];0)" office:value-type="float" office:value="2560" calcext:value-type="float">
            <text:p>2560</text:p>
          </table:table-cell>
          <table:table-cell table:formula="of:=MAX([Mass.L64]-[Mass.L63];0)" office:value-type="float" office:value="0" calcext:value-type="float">
            <text:p>0</text:p>
          </table:table-cell>
          <table:table-cell table:formula="of:=([Mass.M64]-SUM([Mass.J64:.L64]))-([Mass.M63]-SUM([Mass.J63:.L63]))" office:value-type="float" office:value="1130" calcext:value-type="float">
            <text:p>1130</text:p>
          </table:table-cell>
        </table:table-row>
        <table:table-row table:style-name="ro1">
          <table:table-cell table:formula="of:=[.A63]+1" office:value-type="float" office:value="2061" calcext:value-type="float">
            <text:p>2061</text:p>
          </table:table-cell>
          <table:table-cell table:formula="of:=[Mass.B65]-[Mass.B64]" office:value-type="float" office:value="239" calcext:value-type="float">
            <text:p>239</text:p>
          </table:table-cell>
          <table:table-cell table:formula="of:=[Mass.C65]-[Mass.C64]" office:value-type="float" office:value="-871" calcext:value-type="float">
            <text:p>-871</text:p>
          </table:table-cell>
          <table:table-cell table:formula="of:=[Mass.D65]-[Mass.D64]" office:value-type="float" office:value="0" calcext:value-type="float">
            <text:p>0</text:p>
          </table:table-cell>
          <table:table-cell table:formula="of:=([Mass.E65]-SUM([Mass.B65:.D65]))-([Mass.E64]-SUM([Mass.B64:.D64]))" office:value-type="float" office:value="4930" calcext:value-type="float">
            <text:p>4930</text:p>
          </table:table-cell>
          <table:table-cell table:formula="of:=MAX([Mass.F65]-[Mass.F64];0)" office:value-type="float" office:value="369" calcext:value-type="float">
            <text:p>369</text:p>
          </table:table-cell>
          <table:table-cell table:formula="of:=MAX([Mass.G65]-[Mass.G64];0)" office:value-type="float" office:value="728" calcext:value-type="float">
            <text:p>728</text:p>
          </table:table-cell>
          <table:table-cell table:formula="of:=MAX([Mass.H65]-[Mass.H64];0)" office:value-type="float" office:value="0" calcext:value-type="float">
            <text:p>0</text:p>
          </table:table-cell>
          <table:table-cell table:formula="of:=([Mass.I65]-SUM([Mass.F65:.H65]))-([Mass.I64]-SUM([Mass.F64:.H64]))" office:value-type="float" office:value="3201" calcext:value-type="float">
            <text:p>3201</text:p>
          </table:table-cell>
          <table:table-cell table:formula="of:=MAX([Mass.J65]-[Mass.J64];0)" office:value-type="float" office:value="530" calcext:value-type="float">
            <text:p>530</text:p>
          </table:table-cell>
          <table:table-cell table:formula="of:=MAX([Mass.K65]-[Mass.K64];0)" office:value-type="float" office:value="2633" calcext:value-type="float">
            <text:p>2633</text:p>
          </table:table-cell>
          <table:table-cell table:formula="of:=MAX([Mass.L65]-[Mass.L64];0)" office:value-type="float" office:value="0" calcext:value-type="float">
            <text:p>0</text:p>
          </table:table-cell>
          <table:table-cell table:formula="of:=([Mass.M65]-SUM([Mass.J65:.L65]))-([Mass.M64]-SUM([Mass.J64:.L64]))" office:value-type="float" office:value="1135" calcext:value-type="float">
            <text:p>1135</text:p>
          </table:table-cell>
        </table:table-row>
        <table:table-row table:style-name="ro1">
          <table:table-cell table:formula="of:=[.A64]+1" office:value-type="float" office:value="2062" calcext:value-type="float">
            <text:p>2062</text:p>
          </table:table-cell>
          <table:table-cell table:formula="of:=[Mass.B66]-[Mass.B65]" office:value-type="float" office:value="419" calcext:value-type="float">
            <text:p>419</text:p>
          </table:table-cell>
          <table:table-cell table:formula="of:=[Mass.C66]-[Mass.C65]" office:value-type="float" office:value="-971" calcext:value-type="float">
            <text:p>-971</text:p>
          </table:table-cell>
          <table:table-cell table:formula="of:=[Mass.D66]-[Mass.D65]" office:value-type="float" office:value="0" calcext:value-type="float">
            <text:p>0</text:p>
          </table:table-cell>
          <table:table-cell table:formula="of:=([Mass.E66]-SUM([Mass.B66:.D66]))-([Mass.E65]-SUM([Mass.B65:.D65]))" office:value-type="float" office:value="4942" calcext:value-type="float">
            <text:p>4942</text:p>
          </table:table-cell>
          <table:table-cell table:formula="of:=MAX([Mass.F66]-[Mass.F65];0)" office:value-type="float" office:value="548" calcext:value-type="float">
            <text:p>548</text:p>
          </table:table-cell>
          <table:table-cell table:formula="of:=MAX([Mass.G66]-[Mass.G65];0)" office:value-type="float" office:value="628" calcext:value-type="float">
            <text:p>628</text:p>
          </table:table-cell>
          <table:table-cell table:formula="of:=MAX([Mass.H66]-[Mass.H65];0)" office:value-type="float" office:value="0" calcext:value-type="float">
            <text:p>0</text:p>
          </table:table-cell>
          <table:table-cell table:formula="of:=([Mass.I66]-SUM([Mass.F66:.H66]))-([Mass.I65]-SUM([Mass.F65:.H65]))" office:value-type="float" office:value="3214" calcext:value-type="float">
            <text:p>3214</text:p>
          </table:table-cell>
          <table:table-cell table:formula="of:=MAX([Mass.J66]-[Mass.J65];0)" office:value-type="float" office:value="689" calcext:value-type="float">
            <text:p>689</text:p>
          </table:table-cell>
          <table:table-cell table:formula="of:=MAX([Mass.K66]-[Mass.K65];0)" office:value-type="float" office:value="2561" calcext:value-type="float">
            <text:p>2561</text:p>
          </table:table-cell>
          <table:table-cell table:formula="of:=MAX([Mass.L66]-[Mass.L65];0)" office:value-type="float" office:value="0" calcext:value-type="float">
            <text:p>0</text:p>
          </table:table-cell>
          <table:table-cell table:formula="of:=([Mass.M66]-SUM([Mass.J66:.L66]))-([Mass.M65]-SUM([Mass.J65:.L65]))" office:value-type="float" office:value="1140" calcext:value-type="float">
            <text:p>1140</text:p>
          </table:table-cell>
        </table:table-row>
        <table:table-row table:style-name="ro1">
          <table:table-cell table:formula="of:=[.A65]+1" office:value-type="float" office:value="2063" calcext:value-type="float">
            <text:p>2063</text:p>
          </table:table-cell>
          <table:table-cell table:formula="of:=[Mass.B67]-[Mass.B66]" office:value-type="float" office:value="482" calcext:value-type="float">
            <text:p>482</text:p>
          </table:table-cell>
          <table:table-cell table:formula="of:=[Mass.C67]-[Mass.C66]" office:value-type="float" office:value="-855" calcext:value-type="float">
            <text:p>-855</text:p>
          </table:table-cell>
          <table:table-cell table:formula="of:=[Mass.D67]-[Mass.D66]" office:value-type="float" office:value="0" calcext:value-type="float">
            <text:p>0</text:p>
          </table:table-cell>
          <table:table-cell table:formula="of:=([Mass.E67]-SUM([Mass.B67:.D67]))-([Mass.E66]-SUM([Mass.B66:.D66]))" office:value-type="float" office:value="4946" calcext:value-type="float">
            <text:p>4946</text:p>
          </table:table-cell>
          <table:table-cell table:formula="of:=MAX([Mass.F67]-[Mass.F66];0)" office:value-type="float" office:value="604" calcext:value-type="float">
            <text:p>604</text:p>
          </table:table-cell>
          <table:table-cell table:formula="of:=MAX([Mass.G67]-[Mass.G66];0)" office:value-type="float" office:value="742" calcext:value-type="float">
            <text:p>742</text:p>
          </table:table-cell>
          <table:table-cell table:formula="of:=MAX([Mass.H67]-[Mass.H66];0)" office:value-type="float" office:value="0" calcext:value-type="float">
            <text:p>0</text:p>
          </table:table-cell>
          <table:table-cell table:formula="of:=([Mass.I67]-SUM([Mass.F67:.H67]))-([Mass.I66]-SUM([Mass.F66:.H66]))" office:value-type="float" office:value="3227" calcext:value-type="float">
            <text:p>3227</text:p>
          </table:table-cell>
          <table:table-cell table:formula="of:=MAX([Mass.J67]-[Mass.J66];0)" office:value-type="float" office:value="742" calcext:value-type="float">
            <text:p>742</text:p>
          </table:table-cell>
          <table:table-cell table:formula="of:=MAX([Mass.K67]-[Mass.K66];0)" office:value-type="float" office:value="2692" calcext:value-type="float">
            <text:p>2692</text:p>
          </table:table-cell>
          <table:table-cell table:formula="of:=MAX([Mass.L67]-[Mass.L66];0)" office:value-type="float" office:value="0" calcext:value-type="float">
            <text:p>0</text:p>
          </table:table-cell>
          <table:table-cell table:formula="of:=([Mass.M67]-SUM([Mass.J67:.L67]))-([Mass.M66]-SUM([Mass.J66:.L66]))" office:value-type="float" office:value="1139" calcext:value-type="float">
            <text:p>1139</text:p>
          </table:table-cell>
        </table:table-row>
        <table:table-row table:style-name="ro1">
          <table:table-cell table:formula="of:=[.A66]+1" office:value-type="float" office:value="2064" calcext:value-type="float">
            <text:p>2064</text:p>
          </table:table-cell>
          <table:table-cell table:formula="of:=[Mass.B68]-[Mass.B67]" office:value-type="float" office:value="416" calcext:value-type="float">
            <text:p>416</text:p>
          </table:table-cell>
          <table:table-cell table:formula="of:=[Mass.C68]-[Mass.C67]" office:value-type="float" office:value="-904" calcext:value-type="float">
            <text:p>-904</text:p>
          </table:table-cell>
          <table:table-cell table:formula="of:=[Mass.D68]-[Mass.D67]" office:value-type="float" office:value="0" calcext:value-type="float">
            <text:p>0</text:p>
          </table:table-cell>
          <table:table-cell table:formula="of:=([Mass.E68]-SUM([Mass.B68:.D68]))-([Mass.E67]-SUM([Mass.B67:.D67]))" office:value-type="float" office:value="5001" calcext:value-type="float">
            <text:p>5001</text:p>
          </table:table-cell>
          <table:table-cell table:formula="of:=MAX([Mass.F68]-[Mass.F67];0)" office:value-type="float" office:value="567" calcext:value-type="float">
            <text:p>567</text:p>
          </table:table-cell>
          <table:table-cell table:formula="of:=MAX([Mass.G68]-[Mass.G67];0)" office:value-type="float" office:value="697" calcext:value-type="float">
            <text:p>697</text:p>
          </table:table-cell>
          <table:table-cell table:formula="of:=MAX([Mass.H68]-[Mass.H67];0)" office:value-type="float" office:value="0" calcext:value-type="float">
            <text:p>0</text:p>
          </table:table-cell>
          <table:table-cell table:formula="of:=([Mass.I68]-SUM([Mass.F68:.H68]))-([Mass.I67]-SUM([Mass.F67:.H67]))" office:value-type="float" office:value="3249" calcext:value-type="float">
            <text:p>3249</text:p>
          </table:table-cell>
          <table:table-cell table:formula="of:=MAX([Mass.J68]-[Mass.J67];0)" office:value-type="float" office:value="704" calcext:value-type="float">
            <text:p>704</text:p>
          </table:table-cell>
          <table:table-cell table:formula="of:=MAX([Mass.K68]-[Mass.K67];0)" office:value-type="float" office:value="2660" calcext:value-type="float">
            <text:p>2660</text:p>
          </table:table-cell>
          <table:table-cell table:formula="of:=MAX([Mass.L68]-[Mass.L67];0)" office:value-type="float" office:value="0" calcext:value-type="float">
            <text:p>0</text:p>
          </table:table-cell>
          <table:table-cell table:formula="of:=([Mass.M68]-SUM([Mass.J68:.L68]))-([Mass.M67]-SUM([Mass.J67:.L67]))" office:value-type="float" office:value="1149" calcext:value-type="float">
            <text:p>1149</text:p>
          </table:table-cell>
        </table:table-row>
        <table:table-row table:style-name="ro1">
          <table:table-cell table:formula="of:=[.A67]+1" office:value-type="float" office:value="2065" calcext:value-type="float">
            <text:p>2065</text:p>
          </table:table-cell>
          <table:table-cell table:formula="of:=[Mass.B69]-[Mass.B68]" office:value-type="float" office:value="494" calcext:value-type="float">
            <text:p>494</text:p>
          </table:table-cell>
          <table:table-cell table:formula="of:=[Mass.C69]-[Mass.C68]" office:value-type="float" office:value="-830" calcext:value-type="float">
            <text:p>-830</text:p>
          </table:table-cell>
          <table:table-cell table:formula="of:=[Mass.D69]-[Mass.D68]" office:value-type="float" office:value="0" calcext:value-type="float">
            <text:p>0</text:p>
          </table:table-cell>
          <table:table-cell table:formula="of:=([Mass.E69]-SUM([Mass.B69:.D69]))-([Mass.E68]-SUM([Mass.B68:.D68]))" office:value-type="float" office:value="5019" calcext:value-type="float">
            <text:p>5019</text:p>
          </table:table-cell>
          <table:table-cell table:formula="of:=MAX([Mass.F69]-[Mass.F68];0)" office:value-type="float" office:value="653" calcext:value-type="float">
            <text:p>653</text:p>
          </table:table-cell>
          <table:table-cell table:formula="of:=MAX([Mass.G69]-[Mass.G68];0)" office:value-type="float" office:value="767" calcext:value-type="float">
            <text:p>767</text:p>
          </table:table-cell>
          <table:table-cell table:formula="of:=MAX([Mass.H69]-[Mass.H68];0)" office:value-type="float" office:value="0" calcext:value-type="float">
            <text:p>0</text:p>
          </table:table-cell>
          <table:table-cell table:formula="of:=([Mass.I69]-SUM([Mass.F69:.H69]))-([Mass.I68]-SUM([Mass.F68:.H68]))" office:value-type="float" office:value="3263" calcext:value-type="float">
            <text:p>3263</text:p>
          </table:table-cell>
          <table:table-cell table:formula="of:=MAX([Mass.J69]-[Mass.J68];0)" office:value-type="float" office:value="788" calcext:value-type="float">
            <text:p>788</text:p>
          </table:table-cell>
          <table:table-cell table:formula="of:=MAX([Mass.K69]-[Mass.K68];0)" office:value-type="float" office:value="2747" calcext:value-type="float">
            <text:p>2747</text:p>
          </table:table-cell>
          <table:table-cell table:formula="of:=MAX([Mass.L69]-[Mass.L68];0)" office:value-type="float" office:value="0" calcext:value-type="float">
            <text:p>0</text:p>
          </table:table-cell>
          <table:table-cell table:formula="of:=([Mass.M69]-SUM([Mass.J69:.L69]))-([Mass.M68]-SUM([Mass.J68:.L68]))" office:value-type="float" office:value="1148" calcext:value-type="float">
            <text:p>1148</text:p>
          </table:table-cell>
        </table:table-row>
        <table:table-row table:style-name="ro1">
          <table:table-cell table:formula="of:=[.A68]+1" office:value-type="float" office:value="2066" calcext:value-type="float">
            <text:p>2066</text:p>
          </table:table-cell>
          <table:table-cell table:formula="of:=[Mass.B70]-[Mass.B69]" office:value-type="float" office:value="485" calcext:value-type="float">
            <text:p>485</text:p>
          </table:table-cell>
          <table:table-cell table:formula="of:=[Mass.C70]-[Mass.C69]" office:value-type="float" office:value="-779" calcext:value-type="float">
            <text:p>-779</text:p>
          </table:table-cell>
          <table:table-cell table:formula="of:=[Mass.D70]-[Mass.D69]" office:value-type="float" office:value="0" calcext:value-type="float">
            <text:p>0</text:p>
          </table:table-cell>
          <table:table-cell table:formula="of:=([Mass.E70]-SUM([Mass.B70:.D70]))-([Mass.E69]-SUM([Mass.B69:.D69]))" office:value-type="float" office:value="5051" calcext:value-type="float">
            <text:p>5051</text:p>
          </table:table-cell>
          <table:table-cell table:formula="of:=MAX([Mass.F70]-[Mass.F69];0)" office:value-type="float" office:value="639" calcext:value-type="float">
            <text:p>639</text:p>
          </table:table-cell>
          <table:table-cell table:formula="of:=MAX([Mass.G70]-[Mass.G69];0)" office:value-type="float" office:value="833" calcext:value-type="float">
            <text:p>833</text:p>
          </table:table-cell>
          <table:table-cell table:formula="of:=MAX([Mass.H70]-[Mass.H69];0)" office:value-type="float" office:value="0" calcext:value-type="float">
            <text:p>0</text:p>
          </table:table-cell>
          <table:table-cell table:formula="of:=([Mass.I70]-SUM([Mass.F70:.H70]))-([Mass.I69]-SUM([Mass.F69:.H69]))" office:value-type="float" office:value="3285" calcext:value-type="float">
            <text:p>3285</text:p>
          </table:table-cell>
          <table:table-cell table:formula="of:=MAX([Mass.J70]-[Mass.J69];0)" office:value-type="float" office:value="774" calcext:value-type="float">
            <text:p>774</text:p>
          </table:table-cell>
          <table:table-cell table:formula="of:=MAX([Mass.K70]-[Mass.K69];0)" office:value-type="float" office:value="2830" calcext:value-type="float">
            <text:p>2830</text:p>
          </table:table-cell>
          <table:table-cell table:formula="of:=MAX([Mass.L70]-[Mass.L69];0)" office:value-type="float" office:value="0" calcext:value-type="float">
            <text:p>0</text:p>
          </table:table-cell>
          <table:table-cell table:formula="of:=([Mass.M70]-SUM([Mass.J70:.L70]))-([Mass.M69]-SUM([Mass.J69:.L69]))" office:value-type="float" office:value="1153" calcext:value-type="float">
            <text:p>1153</text:p>
          </table:table-cell>
        </table:table-row>
        <table:table-row table:style-name="ro1">
          <table:table-cell table:formula="of:=[.A69]+1" office:value-type="float" office:value="2067" calcext:value-type="float">
            <text:p>2067</text:p>
          </table:table-cell>
          <table:table-cell table:formula="of:=[Mass.B71]-[Mass.B70]" office:value-type="float" office:value="509" calcext:value-type="float">
            <text:p>509</text:p>
          </table:table-cell>
          <table:table-cell table:formula="of:=[Mass.C71]-[Mass.C70]" office:value-type="float" office:value="-769" calcext:value-type="float">
            <text:p>-769</text:p>
          </table:table-cell>
          <table:table-cell table:formula="of:=[Mass.D71]-[Mass.D70]" office:value-type="float" office:value="0" calcext:value-type="float">
            <text:p>0</text:p>
          </table:table-cell>
          <table:table-cell table:formula="of:=([Mass.E71]-SUM([Mass.B71:.D71]))-([Mass.E70]-SUM([Mass.B70:.D70]))" office:value-type="float" office:value="5079" calcext:value-type="float">
            <text:p>5079</text:p>
          </table:table-cell>
          <table:table-cell table:formula="of:=MAX([Mass.F71]-[Mass.F70];0)" office:value-type="float" office:value="651" calcext:value-type="float">
            <text:p>651</text:p>
          </table:table-cell>
          <table:table-cell table:formula="of:=MAX([Mass.G71]-[Mass.G70];0)" office:value-type="float" office:value="874" calcext:value-type="float">
            <text:p>874</text:p>
          </table:table-cell>
          <table:table-cell table:formula="of:=MAX([Mass.H71]-[Mass.H70];0)" office:value-type="float" office:value="0" calcext:value-type="float">
            <text:p>0</text:p>
          </table:table-cell>
          <table:table-cell table:formula="of:=([Mass.I71]-SUM([Mass.F71:.H71]))-([Mass.I70]-SUM([Mass.F70:.H70]))" office:value-type="float" office:value="3294" calcext:value-type="float">
            <text:p>3294</text:p>
          </table:table-cell>
          <table:table-cell table:formula="of:=MAX([Mass.J71]-[Mass.J70];0)" office:value-type="float" office:value="776" calcext:value-type="float">
            <text:p>776</text:p>
          </table:table-cell>
          <table:table-cell table:formula="of:=MAX([Mass.K71]-[Mass.K70];0)" office:value-type="float" office:value="2886" calcext:value-type="float">
            <text:p>2886</text:p>
          </table:table-cell>
          <table:table-cell table:formula="of:=MAX([Mass.L71]-[Mass.L70];0)" office:value-type="float" office:value="0" calcext:value-type="float">
            <text:p>0</text:p>
          </table:table-cell>
          <table:table-cell table:formula="of:=([Mass.M71]-SUM([Mass.J71:.L71]))-([Mass.M70]-SUM([Mass.J70:.L70]))" office:value-type="float" office:value="1157" calcext:value-type="float">
            <text:p>1157</text:p>
          </table:table-cell>
        </table:table-row>
        <table:table-row table:style-name="ro1">
          <table:table-cell table:formula="of:=[.A70]+1" office:value-type="float" office:value="2068" calcext:value-type="float">
            <text:p>2068</text:p>
          </table:table-cell>
          <table:table-cell table:formula="of:=[Mass.B72]-[Mass.B71]" office:value-type="float" office:value="513" calcext:value-type="float">
            <text:p>513</text:p>
          </table:table-cell>
          <table:table-cell table:formula="of:=[Mass.C72]-[Mass.C71]" office:value-type="float" office:value="-741" calcext:value-type="float">
            <text:p>-741</text:p>
          </table:table-cell>
          <table:table-cell table:formula="of:=[Mass.D72]-[Mass.D71]" office:value-type="float" office:value="0" calcext:value-type="float">
            <text:p>0</text:p>
          </table:table-cell>
          <table:table-cell table:formula="of:=([Mass.E72]-SUM([Mass.B72:.D72]))-([Mass.E71]-SUM([Mass.B71:.D71]))" office:value-type="float" office:value="5108" calcext:value-type="float">
            <text:p>5108</text:p>
          </table:table-cell>
          <table:table-cell table:formula="of:=MAX([Mass.F72]-[Mass.F71];0)" office:value-type="float" office:value="653" calcext:value-type="float">
            <text:p>653</text:p>
          </table:table-cell>
          <table:table-cell table:formula="of:=MAX([Mass.G72]-[Mass.G71];0)" office:value-type="float" office:value="920" calcext:value-type="float">
            <text:p>920</text:p>
          </table:table-cell>
          <table:table-cell table:formula="of:=MAX([Mass.H72]-[Mass.H71];0)" office:value-type="float" office:value="0" calcext:value-type="float">
            <text:p>0</text:p>
          </table:table-cell>
          <table:table-cell table:formula="of:=([Mass.I72]-SUM([Mass.F72:.H72]))-([Mass.I71]-SUM([Mass.F71:.H71]))" office:value-type="float" office:value="3307" calcext:value-type="float">
            <text:p>3307</text:p>
          </table:table-cell>
          <table:table-cell table:formula="of:=MAX([Mass.J72]-[Mass.J71];0)" office:value-type="float" office:value="783" calcext:value-type="float">
            <text:p>783</text:p>
          </table:table-cell>
          <table:table-cell table:formula="of:=MAX([Mass.K72]-[Mass.K71];0)" office:value-type="float" office:value="2945" calcext:value-type="float">
            <text:p>2945</text:p>
          </table:table-cell>
          <table:table-cell table:formula="of:=MAX([Mass.L72]-[Mass.L71];0)" office:value-type="float" office:value="0" calcext:value-type="float">
            <text:p>0</text:p>
          </table:table-cell>
          <table:table-cell table:formula="of:=([Mass.M72]-SUM([Mass.J72:.L72]))-([Mass.M71]-SUM([Mass.J71:.L71]))" office:value-type="float" office:value="1152" calcext:value-type="float">
            <text:p>1152</text:p>
          </table:table-cell>
        </table:table-row>
        <table:table-row table:style-name="ro1">
          <table:table-cell table:formula="of:=[.A71]+1" office:value-type="float" office:value="2069" calcext:value-type="float">
            <text:p>2069</text:p>
          </table:table-cell>
          <table:table-cell table:formula="of:=[Mass.B73]-[Mass.B72]" office:value-type="float" office:value="533" calcext:value-type="float">
            <text:p>533</text:p>
          </table:table-cell>
          <table:table-cell table:formula="of:=[Mass.C73]-[Mass.C72]" office:value-type="float" office:value="-725" calcext:value-type="float">
            <text:p>-725</text:p>
          </table:table-cell>
          <table:table-cell table:formula="of:=[Mass.D73]-[Mass.D72]" office:value-type="float" office:value="0" calcext:value-type="float">
            <text:p>0</text:p>
          </table:table-cell>
          <table:table-cell table:formula="of:=([Mass.E73]-SUM([Mass.B73:.D73]))-([Mass.E72]-SUM([Mass.B72:.D72]))" office:value-type="float" office:value="5125" calcext:value-type="float">
            <text:p>5125</text:p>
          </table:table-cell>
          <table:table-cell table:formula="of:=MAX([Mass.F73]-[Mass.F72];0)" office:value-type="float" office:value="647" calcext:value-type="float">
            <text:p>647</text:p>
          </table:table-cell>
          <table:table-cell table:formula="of:=MAX([Mass.G73]-[Mass.G72];0)" office:value-type="float" office:value="965" calcext:value-type="float">
            <text:p>965</text:p>
          </table:table-cell>
          <table:table-cell table:formula="of:=MAX([Mass.H73]-[Mass.H72];0)" office:value-type="float" office:value="0" calcext:value-type="float">
            <text:p>0</text:p>
          </table:table-cell>
          <table:table-cell table:formula="of:=([Mass.I73]-SUM([Mass.F73:.H73]))-([Mass.I72]-SUM([Mass.F72:.H72]))" office:value-type="float" office:value="3321" calcext:value-type="float">
            <text:p>3321</text:p>
          </table:table-cell>
          <table:table-cell table:formula="of:=MAX([Mass.J73]-[Mass.J72];0)" office:value-type="float" office:value="771" calcext:value-type="float">
            <text:p>771</text:p>
          </table:table-cell>
          <table:table-cell table:formula="of:=MAX([Mass.K73]-[Mass.K72];0)" office:value-type="float" office:value="2999" calcext:value-type="float">
            <text:p>2999</text:p>
          </table:table-cell>
          <table:table-cell table:formula="of:=MAX([Mass.L73]-[Mass.L72];0)" office:value-type="float" office:value="0" calcext:value-type="float">
            <text:p>0</text:p>
          </table:table-cell>
          <table:table-cell table:formula="of:=([Mass.M73]-SUM([Mass.J73:.L73]))-([Mass.M72]-SUM([Mass.J72:.L72]))" office:value-type="float" office:value="1163" calcext:value-type="float">
            <text:p>1163</text:p>
          </table:table-cell>
        </table:table-row>
        <table:table-row table:style-name="ro1">
          <table:table-cell table:formula="of:=[.A72]+1" office:value-type="float" office:value="2070" calcext:value-type="float">
            <text:p>2070</text:p>
          </table:table-cell>
          <table:table-cell table:formula="of:=[Mass.B74]-[Mass.B73]" office:value-type="float" office:value="544" calcext:value-type="float">
            <text:p>544</text:p>
          </table:table-cell>
          <table:table-cell table:formula="of:=[Mass.C74]-[Mass.C73]" office:value-type="float" office:value="-686" calcext:value-type="float">
            <text:p>-686</text:p>
          </table:table-cell>
          <table:table-cell table:formula="of:=[Mass.D74]-[Mass.D73]" office:value-type="float" office:value="0" calcext:value-type="float">
            <text:p>0</text:p>
          </table:table-cell>
          <table:table-cell table:formula="of:=([Mass.E74]-SUM([Mass.B74:.D74]))-([Mass.E73]-SUM([Mass.B73:.D73]))" office:value-type="float" office:value="5153" calcext:value-type="float">
            <text:p>5153</text:p>
          </table:table-cell>
          <table:table-cell table:formula="of:=MAX([Mass.F74]-[Mass.F73];0)" office:value-type="float" office:value="659" calcext:value-type="float">
            <text:p>659</text:p>
          </table:table-cell>
          <table:table-cell table:formula="of:=MAX([Mass.G74]-[Mass.G73];0)" office:value-type="float" office:value="1018" calcext:value-type="float">
            <text:p>1018</text:p>
          </table:table-cell>
          <table:table-cell table:formula="of:=MAX([Mass.H74]-[Mass.H73];0)" office:value-type="float" office:value="0" calcext:value-type="float">
            <text:p>0</text:p>
          </table:table-cell>
          <table:table-cell table:formula="of:=([Mass.I74]-SUM([Mass.F74:.H74]))-([Mass.I73]-SUM([Mass.F73:.H73]))" office:value-type="float" office:value="3334" calcext:value-type="float">
            <text:p>3334</text:p>
          </table:table-cell>
          <table:table-cell table:formula="of:=MAX([Mass.J74]-[Mass.J73];0)" office:value-type="float" office:value="781" calcext:value-type="float">
            <text:p>781</text:p>
          </table:table-cell>
          <table:table-cell table:formula="of:=MAX([Mass.K74]-[Mass.K73];0)" office:value-type="float" office:value="3065" calcext:value-type="float">
            <text:p>3065</text:p>
          </table:table-cell>
          <table:table-cell table:formula="of:=MAX([Mass.L74]-[Mass.L73];0)" office:value-type="float" office:value="0" calcext:value-type="float">
            <text:p>0</text:p>
          </table:table-cell>
          <table:table-cell table:formula="of:=([Mass.M74]-SUM([Mass.J74:.L74]))-([Mass.M73]-SUM([Mass.J73:.L73]))" office:value-type="float" office:value="1165" calcext:value-type="float">
            <text:p>1165</text:p>
          </table:table-cell>
        </table:table-row>
        <table:table-row table:style-name="ro1">
          <table:table-cell table:formula="of:=[.A73]+1" office:value-type="float" office:value="2071" calcext:value-type="float">
            <text:p>2071</text:p>
          </table:table-cell>
          <table:table-cell table:formula="of:=[Mass.B75]-[Mass.B74]" office:value-type="float" office:value="574" calcext:value-type="float">
            <text:p>574</text:p>
          </table:table-cell>
          <table:table-cell table:formula="of:=[Mass.C75]-[Mass.C74]" office:value-type="float" office:value="-652" calcext:value-type="float">
            <text:p>-652</text:p>
          </table:table-cell>
          <table:table-cell table:formula="of:=[Mass.D75]-[Mass.D74]" office:value-type="float" office:value="0" calcext:value-type="float">
            <text:p>0</text:p>
          </table:table-cell>
          <table:table-cell table:formula="of:=([Mass.E75]-SUM([Mass.B75:.D75]))-([Mass.E74]-SUM([Mass.B74:.D74]))" office:value-type="float" office:value="5177" calcext:value-type="float">
            <text:p>5177</text:p>
          </table:table-cell>
          <table:table-cell table:formula="of:=MAX([Mass.F75]-[Mass.F74];0)" office:value-type="float" office:value="668" calcext:value-type="float">
            <text:p>668</text:p>
          </table:table-cell>
          <table:table-cell table:formula="of:=MAX([Mass.G75]-[Mass.G74];0)" office:value-type="float" office:value="1076" calcext:value-type="float">
            <text:p>1076</text:p>
          </table:table-cell>
          <table:table-cell table:formula="of:=MAX([Mass.H75]-[Mass.H74];0)" office:value-type="float" office:value="0" calcext:value-type="float">
            <text:p>0</text:p>
          </table:table-cell>
          <table:table-cell table:formula="of:=([Mass.I75]-SUM([Mass.F75:.H75]))-([Mass.I74]-SUM([Mass.F74:.H74]))" office:value-type="float" office:value="3355" calcext:value-type="float">
            <text:p>3355</text:p>
          </table:table-cell>
          <table:table-cell table:formula="of:=MAX([Mass.J75]-[Mass.J74];0)" office:value-type="float" office:value="791" calcext:value-type="float">
            <text:p>791</text:p>
          </table:table-cell>
          <table:table-cell table:formula="of:=MAX([Mass.K75]-[Mass.K74];0)" office:value-type="float" office:value="3141" calcext:value-type="float">
            <text:p>3141</text:p>
          </table:table-cell>
          <table:table-cell table:formula="of:=MAX([Mass.L75]-[Mass.L74];0)" office:value-type="float" office:value="0" calcext:value-type="float">
            <text:p>0</text:p>
          </table:table-cell>
          <table:table-cell table:formula="of:=([Mass.M75]-SUM([Mass.J75:.L75]))-([Mass.M74]-SUM([Mass.J74:.L74]))" office:value-type="float" office:value="1167" calcext:value-type="float">
            <text:p>1167</text:p>
          </table:table-cell>
        </table:table-row>
        <table:table-row table:style-name="ro1">
          <table:table-cell table:formula="of:=[.A74]+1" office:value-type="float" office:value="2072" calcext:value-type="float">
            <text:p>2072</text:p>
          </table:table-cell>
          <table:table-cell table:formula="of:=[Mass.B76]-[Mass.B75]" office:value-type="float" office:value="563" calcext:value-type="float">
            <text:p>563</text:p>
          </table:table-cell>
          <table:table-cell table:formula="of:=[Mass.C76]-[Mass.C75]" office:value-type="float" office:value="-589" calcext:value-type="float">
            <text:p>-589</text:p>
          </table:table-cell>
          <table:table-cell table:formula="of:=[Mass.D76]-[Mass.D75]" office:value-type="float" office:value="0" calcext:value-type="float">
            <text:p>0</text:p>
          </table:table-cell>
          <table:table-cell table:formula="of:=([Mass.E76]-SUM([Mass.B76:.D76]))-([Mass.E75]-SUM([Mass.B75:.D75]))" office:value-type="float" office:value="5212" calcext:value-type="float">
            <text:p>5212</text:p>
          </table:table-cell>
          <table:table-cell table:formula="of:=MAX([Mass.F76]-[Mass.F75];0)" office:value-type="float" office:value="678" calcext:value-type="float">
            <text:p>678</text:p>
          </table:table-cell>
          <table:table-cell table:formula="of:=MAX([Mass.G76]-[Mass.G75];0)" office:value-type="float" office:value="1148" calcext:value-type="float">
            <text:p>1148</text:p>
          </table:table-cell>
          <table:table-cell table:formula="of:=MAX([Mass.H76]-[Mass.H75];0)" office:value-type="float" office:value="0" calcext:value-type="float">
            <text:p>0</text:p>
          </table:table-cell>
          <table:table-cell table:formula="of:=([Mass.I76]-SUM([Mass.F76:.H76]))-([Mass.I75]-SUM([Mass.F75:.H75]))" office:value-type="float" office:value="3360" calcext:value-type="float">
            <text:p>3360</text:p>
          </table:table-cell>
          <table:table-cell table:formula="of:=MAX([Mass.J76]-[Mass.J75];0)" office:value-type="float" office:value="793" calcext:value-type="float">
            <text:p>793</text:p>
          </table:table-cell>
          <table:table-cell table:formula="of:=MAX([Mass.K76]-[Mass.K75];0)" office:value-type="float" office:value="3227" calcext:value-type="float">
            <text:p>3227</text:p>
          </table:table-cell>
          <table:table-cell table:formula="of:=MAX([Mass.L76]-[Mass.L75];0)" office:value-type="float" office:value="0" calcext:value-type="float">
            <text:p>0</text:p>
          </table:table-cell>
          <table:table-cell table:formula="of:=([Mass.M76]-SUM([Mass.J76:.L76]))-([Mass.M75]-SUM([Mass.J75:.L75]))" office:value-type="float" office:value="1166" calcext:value-type="float">
            <text:p>1166</text:p>
          </table:table-cell>
        </table:table-row>
        <table:table-row table:style-name="ro1">
          <table:table-cell table:formula="of:=[.A75]+1" office:value-type="float" office:value="2073" calcext:value-type="float">
            <text:p>2073</text:p>
          </table:table-cell>
          <table:table-cell table:formula="of:=[Mass.B77]-[Mass.B76]" office:value-type="float" office:value="460" calcext:value-type="float">
            <text:p>460</text:p>
          </table:table-cell>
          <table:table-cell table:formula="of:=[Mass.C77]-[Mass.C76]" office:value-type="float" office:value="-428" calcext:value-type="float">
            <text:p>-428</text:p>
          </table:table-cell>
          <table:table-cell table:formula="of:=[Mass.D77]-[Mass.D76]" office:value-type="float" office:value="0" calcext:value-type="float">
            <text:p>0</text:p>
          </table:table-cell>
          <table:table-cell table:formula="of:=([Mass.E77]-SUM([Mass.B77:.D77]))-([Mass.E76]-SUM([Mass.B76:.D76]))" office:value-type="float" office:value="5251" calcext:value-type="float">
            <text:p>5251</text:p>
          </table:table-cell>
          <table:table-cell table:formula="of:=MAX([Mass.F77]-[Mass.F76];0)" office:value-type="float" office:value="604" calcext:value-type="float">
            <text:p>604</text:p>
          </table:table-cell>
          <table:table-cell table:formula="of:=MAX([Mass.G77]-[Mass.G76];0)" office:value-type="float" office:value="1296" calcext:value-type="float">
            <text:p>1296</text:p>
          </table:table-cell>
          <table:table-cell table:formula="of:=MAX([Mass.H77]-[Mass.H76];0)" office:value-type="float" office:value="0" calcext:value-type="float">
            <text:p>0</text:p>
          </table:table-cell>
          <table:table-cell table:formula="of:=([Mass.I77]-SUM([Mass.F77:.H77]))-([Mass.I76]-SUM([Mass.F76:.H76]))" office:value-type="float" office:value="3383" calcext:value-type="float">
            <text:p>3383</text:p>
          </table:table-cell>
          <table:table-cell table:formula="of:=MAX([Mass.J77]-[Mass.J76];0)" office:value-type="float" office:value="721" calcext:value-type="float">
            <text:p>721</text:p>
          </table:table-cell>
          <table:table-cell table:formula="of:=MAX([Mass.K77]-[Mass.K76];0)" office:value-type="float" office:value="3387" calcext:value-type="float">
            <text:p>3387</text:p>
          </table:table-cell>
          <table:table-cell table:formula="of:=MAX([Mass.L77]-[Mass.L76];0)" office:value-type="float" office:value="0" calcext:value-type="float">
            <text:p>0</text:p>
          </table:table-cell>
          <table:table-cell table:formula="of:=([Mass.M77]-SUM([Mass.J77:.L77]))-([Mass.M76]-SUM([Mass.J76:.L76]))" office:value-type="float" office:value="1175" calcext:value-type="float">
            <text:p>1175</text:p>
          </table:table-cell>
        </table:table-row>
        <table:table-row table:style-name="ro1">
          <table:table-cell table:formula="of:=[.A76]+1" office:value-type="float" office:value="2074" calcext:value-type="float">
            <text:p>2074</text:p>
          </table:table-cell>
          <table:table-cell table:formula="of:=[Mass.B78]-[Mass.B77]" office:value-type="float" office:value="662" calcext:value-type="float">
            <text:p>662</text:p>
          </table:table-cell>
          <table:table-cell table:formula="of:=[Mass.C78]-[Mass.C77]" office:value-type="float" office:value="-474" calcext:value-type="float">
            <text:p>-474</text:p>
          </table:table-cell>
          <table:table-cell table:formula="of:=[Mass.D78]-[Mass.D77]" office:value-type="float" office:value="0" calcext:value-type="float">
            <text:p>0</text:p>
          </table:table-cell>
          <table:table-cell table:formula="of:=([Mass.E78]-SUM([Mass.B78:.D78]))-([Mass.E77]-SUM([Mass.B77:.D77]))" office:value-type="float" office:value="5278" calcext:value-type="float">
            <text:p>5278</text:p>
          </table:table-cell>
          <table:table-cell table:formula="of:=MAX([Mass.F78]-[Mass.F77];0)" office:value-type="float" office:value="798" calcext:value-type="float">
            <text:p>798</text:p>
          </table:table-cell>
          <table:table-cell table:formula="of:=MAX([Mass.G78]-[Mass.G77];0)" office:value-type="float" office:value="1277" calcext:value-type="float">
            <text:p>1277</text:p>
          </table:table-cell>
          <table:table-cell table:formula="of:=MAX([Mass.H78]-[Mass.H77];0)" office:value-type="float" office:value="0" calcext:value-type="float">
            <text:p>0</text:p>
          </table:table-cell>
          <table:table-cell table:formula="of:=([Mass.I78]-SUM([Mass.F78:.H78]))-([Mass.I77]-SUM([Mass.F77:.H77]))" office:value-type="float" office:value="3391" calcext:value-type="float">
            <text:p>3391</text:p>
          </table:table-cell>
          <table:table-cell table:formula="of:=MAX([Mass.J78]-[Mass.J77];0)" office:value-type="float" office:value="908" calcext:value-type="float">
            <text:p>908</text:p>
          </table:table-cell>
          <table:table-cell table:formula="of:=MAX([Mass.K78]-[Mass.K77];0)" office:value-type="float" office:value="3380" calcext:value-type="float">
            <text:p>3380</text:p>
          </table:table-cell>
          <table:table-cell table:formula="of:=MAX([Mass.L78]-[Mass.L77];0)" office:value-type="float" office:value="0" calcext:value-type="float">
            <text:p>0</text:p>
          </table:table-cell>
          <table:table-cell table:formula="of:=([Mass.M78]-SUM([Mass.J78:.L78]))-([Mass.M77]-SUM([Mass.J77:.L77]))" office:value-type="float" office:value="1178" calcext:value-type="float">
            <text:p>1178</text:p>
          </table:table-cell>
        </table:table-row>
        <table:table-row table:style-name="ro1">
          <table:table-cell table:formula="of:=[.A77]+1" office:value-type="float" office:value="2075" calcext:value-type="float">
            <text:p>2075</text:p>
          </table:table-cell>
          <table:table-cell table:formula="of:=[Mass.B79]-[Mass.B78]" office:value-type="float" office:value="588" calcext:value-type="float">
            <text:p>588</text:p>
          </table:table-cell>
          <table:table-cell table:formula="of:=[Mass.C79]-[Mass.C78]" office:value-type="float" office:value="-391" calcext:value-type="float">
            <text:p>-391</text:p>
          </table:table-cell>
          <table:table-cell table:formula="of:=[Mass.D79]-[Mass.D78]" office:value-type="float" office:value="0" calcext:value-type="float">
            <text:p>0</text:p>
          </table:table-cell>
          <table:table-cell table:formula="of:=([Mass.E79]-SUM([Mass.B79:.D79]))-([Mass.E78]-SUM([Mass.B78:.D78]))" office:value-type="float" office:value="5301" calcext:value-type="float">
            <text:p>5301</text:p>
          </table:table-cell>
          <table:table-cell table:formula="of:=MAX([Mass.F79]-[Mass.F78];0)" office:value-type="float" office:value="728" calcext:value-type="float">
            <text:p>728</text:p>
          </table:table-cell>
          <table:table-cell table:formula="of:=MAX([Mass.G79]-[Mass.G78];0)" office:value-type="float" office:value="1373" calcext:value-type="float">
            <text:p>1373</text:p>
          </table:table-cell>
          <table:table-cell table:formula="of:=MAX([Mass.H79]-[Mass.H78];0)" office:value-type="float" office:value="0" calcext:value-type="float">
            <text:p>0</text:p>
          </table:table-cell>
          <table:table-cell table:formula="of:=([Mass.I79]-SUM([Mass.F79:.H79]))-([Mass.I78]-SUM([Mass.F78:.H78]))" office:value-type="float" office:value="3397" calcext:value-type="float">
            <text:p>3397</text:p>
          </table:table-cell>
          <table:table-cell table:formula="of:=MAX([Mass.J79]-[Mass.J78];0)" office:value-type="float" office:value="827" calcext:value-type="float">
            <text:p>827</text:p>
          </table:table-cell>
          <table:table-cell table:formula="of:=MAX([Mass.K79]-[Mass.K78];0)" office:value-type="float" office:value="3490" calcext:value-type="float">
            <text:p>3490</text:p>
          </table:table-cell>
          <table:table-cell table:formula="of:=MAX([Mass.L79]-[Mass.L78];0)" office:value-type="float" office:value="0" calcext:value-type="float">
            <text:p>0</text:p>
          </table:table-cell>
          <table:table-cell table:formula="of:=([Mass.M79]-SUM([Mass.J79:.L79]))-([Mass.M78]-SUM([Mass.J78:.L78]))" office:value-type="float" office:value="1181" calcext:value-type="float">
            <text:p>1181</text:p>
          </table:table-cell>
        </table:table-row>
        <table:table-row table:style-name="ro1">
          <table:table-cell table:formula="of:=[.A78]+1" office:value-type="float" office:value="2076" calcext:value-type="float">
            <text:p>2076</text:p>
          </table:table-cell>
          <table:table-cell table:formula="of:=[Mass.B80]-[Mass.B79]" office:value-type="float" office:value="619" calcext:value-type="float">
            <text:p>619</text:p>
          </table:table-cell>
          <table:table-cell table:formula="of:=[Mass.C80]-[Mass.C79]" office:value-type="float" office:value="-316" calcext:value-type="float">
            <text:p>-316</text:p>
          </table:table-cell>
          <table:table-cell table:formula="of:=[Mass.D80]-[Mass.D79]" office:value-type="float" office:value="0" calcext:value-type="float">
            <text:p>0</text:p>
          </table:table-cell>
          <table:table-cell table:formula="of:=([Mass.E80]-SUM([Mass.B80:.D80]))-([Mass.E79]-SUM([Mass.B79:.D79]))" office:value-type="float" office:value="5329" calcext:value-type="float">
            <text:p>5329</text:p>
          </table:table-cell>
          <table:table-cell table:formula="of:=MAX([Mass.F80]-[Mass.F79];0)" office:value-type="float" office:value="762" calcext:value-type="float">
            <text:p>762</text:p>
          </table:table-cell>
          <table:table-cell table:formula="of:=MAX([Mass.G80]-[Mass.G79];0)" office:value-type="float" office:value="1453" calcext:value-type="float">
            <text:p>1453</text:p>
          </table:table-cell>
          <table:table-cell table:formula="of:=MAX([Mass.H80]-[Mass.H79];0)" office:value-type="float" office:value="0" calcext:value-type="float">
            <text:p>0</text:p>
          </table:table-cell>
          <table:table-cell table:formula="of:=([Mass.I80]-SUM([Mass.F80:.H80]))-([Mass.I79]-SUM([Mass.F79:.H79]))" office:value-type="float" office:value="3417" calcext:value-type="float">
            <text:p>3417</text:p>
          </table:table-cell>
          <table:table-cell table:formula="of:=MAX([Mass.J80]-[Mass.J79];0)" office:value-type="float" office:value="863" calcext:value-type="float">
            <text:p>863</text:p>
          </table:table-cell>
          <table:table-cell table:formula="of:=MAX([Mass.K80]-[Mass.K79];0)" office:value-type="float" office:value="3586" calcext:value-type="float">
            <text:p>3586</text:p>
          </table:table-cell>
          <table:table-cell table:formula="of:=MAX([Mass.L80]-[Mass.L79];0)" office:value-type="float" office:value="0" calcext:value-type="float">
            <text:p>0</text:p>
          </table:table-cell>
          <table:table-cell table:formula="of:=([Mass.M80]-SUM([Mass.J80:.L80]))-([Mass.M79]-SUM([Mass.J79:.L79]))" office:value-type="float" office:value="1183" calcext:value-type="float">
            <text:p>1183</text:p>
          </table:table-cell>
        </table:table-row>
        <table:table-row table:style-name="ro1">
          <table:table-cell table:formula="of:=[.A79]+1" office:value-type="float" office:value="2077" calcext:value-type="float">
            <text:p>2077</text:p>
          </table:table-cell>
          <table:table-cell table:formula="of:=[Mass.B81]-[Mass.B80]" office:value-type="float" office:value="686" calcext:value-type="float">
            <text:p>686</text:p>
          </table:table-cell>
          <table:table-cell table:formula="of:=[Mass.C81]-[Mass.C80]" office:value-type="float" office:value="-280" calcext:value-type="float">
            <text:p>-280</text:p>
          </table:table-cell>
          <table:table-cell table:formula="of:=[Mass.D81]-[Mass.D80]" office:value-type="float" office:value="0" calcext:value-type="float">
            <text:p>0</text:p>
          </table:table-cell>
          <table:table-cell table:formula="of:=([Mass.E81]-SUM([Mass.B81:.D81]))-([Mass.E80]-SUM([Mass.B80:.D80]))" office:value-type="float" office:value="5350" calcext:value-type="float">
            <text:p>5350</text:p>
          </table:table-cell>
          <table:table-cell table:formula="of:=MAX([Mass.F81]-[Mass.F80];0)" office:value-type="float" office:value="823" calcext:value-type="float">
            <text:p>823</text:p>
          </table:table-cell>
          <table:table-cell table:formula="of:=MAX([Mass.G81]-[Mass.G80];0)" office:value-type="float" office:value="1505" calcext:value-type="float">
            <text:p>1505</text:p>
          </table:table-cell>
          <table:table-cell table:formula="of:=MAX([Mass.H81]-[Mass.H80];0)" office:value-type="float" office:value="0" calcext:value-type="float">
            <text:p>0</text:p>
          </table:table-cell>
          <table:table-cell table:formula="of:=([Mass.I81]-SUM([Mass.F81:.H81]))-([Mass.I80]-SUM([Mass.F80:.H80]))" office:value-type="float" office:value="3428" calcext:value-type="float">
            <text:p>3428</text:p>
          </table:table-cell>
          <table:table-cell table:formula="of:=MAX([Mass.J81]-[Mass.J80];0)" office:value-type="float" office:value="926" calcext:value-type="float">
            <text:p>926</text:p>
          </table:table-cell>
          <table:table-cell table:formula="of:=MAX([Mass.K81]-[Mass.K80];0)" office:value-type="float" office:value="3646" calcext:value-type="float">
            <text:p>3646</text:p>
          </table:table-cell>
          <table:table-cell table:formula="of:=MAX([Mass.L81]-[Mass.L80];0)" office:value-type="float" office:value="0" calcext:value-type="float">
            <text:p>0</text:p>
          </table:table-cell>
          <table:table-cell table:formula="of:=([Mass.M81]-SUM([Mass.J81:.L81]))-([Mass.M80]-SUM([Mass.J80:.L80]))" office:value-type="float" office:value="1184" calcext:value-type="float">
            <text:p>1184</text:p>
          </table:table-cell>
        </table:table-row>
        <table:table-row table:style-name="ro1">
          <table:table-cell table:formula="of:=[.A80]+1" office:value-type="float" office:value="2078" calcext:value-type="float">
            <text:p>2078</text:p>
          </table:table-cell>
          <table:table-cell table:formula="of:=[Mass.B82]-[Mass.B81]" office:value-type="float" office:value="776" calcext:value-type="float">
            <text:p>776</text:p>
          </table:table-cell>
          <table:table-cell table:formula="of:=[Mass.C82]-[Mass.C81]" office:value-type="float" office:value="-251" calcext:value-type="float">
            <text:p>-251</text:p>
          </table:table-cell>
          <table:table-cell table:formula="of:=[Mass.D82]-[Mass.D81]" office:value-type="float" office:value="0" calcext:value-type="float">
            <text:p>0</text:p>
          </table:table-cell>
          <table:table-cell table:formula="of:=([Mass.E82]-SUM([Mass.B82:.D82]))-([Mass.E81]-SUM([Mass.B81:.D81]))" office:value-type="float" office:value="5370" calcext:value-type="float">
            <text:p>5370</text:p>
          </table:table-cell>
          <table:table-cell table:formula="of:=MAX([Mass.F82]-[Mass.F81];0)" office:value-type="float" office:value="901" calcext:value-type="float">
            <text:p>901</text:p>
          </table:table-cell>
          <table:table-cell table:formula="of:=MAX([Mass.G82]-[Mass.G81];0)" office:value-type="float" office:value="1554" calcext:value-type="float">
            <text:p>1554</text:p>
          </table:table-cell>
          <table:table-cell table:formula="of:=MAX([Mass.H82]-[Mass.H81];0)" office:value-type="float" office:value="0" calcext:value-type="float">
            <text:p>0</text:p>
          </table:table-cell>
          <table:table-cell table:formula="of:=([Mass.I82]-SUM([Mass.F82:.H82]))-([Mass.I81]-SUM([Mass.F81:.H81]))" office:value-type="float" office:value="3440" calcext:value-type="float">
            <text:p>3440</text:p>
          </table:table-cell>
          <table:table-cell table:formula="of:=MAX([Mass.J82]-[Mass.J81];0)" office:value-type="float" office:value="1002" calcext:value-type="float">
            <text:p>1002</text:p>
          </table:table-cell>
          <table:table-cell table:formula="of:=MAX([Mass.K82]-[Mass.K81];0)" office:value-type="float" office:value="3709" calcext:value-type="float">
            <text:p>3709</text:p>
          </table:table-cell>
          <table:table-cell table:formula="of:=MAX([Mass.L82]-[Mass.L81];0)" office:value-type="float" office:value="0" calcext:value-type="float">
            <text:p>0</text:p>
          </table:table-cell>
          <table:table-cell table:formula="of:=([Mass.M82]-SUM([Mass.J82:.L82]))-([Mass.M81]-SUM([Mass.J81:.L81]))" office:value-type="float" office:value="1184" calcext:value-type="float">
            <text:p>1184</text:p>
          </table:table-cell>
        </table:table-row>
        <table:table-row table:style-name="ro1">
          <table:table-cell table:formula="of:=[.A81]+1" office:value-type="float" office:value="2079" calcext:value-type="float">
            <text:p>2079</text:p>
          </table:table-cell>
          <table:table-cell table:formula="of:=[Mass.B83]-[Mass.B82]" office:value-type="float" office:value="840" calcext:value-type="float">
            <text:p>840</text:p>
          </table:table-cell>
          <table:table-cell table:formula="of:=[Mass.C83]-[Mass.C82]" office:value-type="float" office:value="-210" calcext:value-type="float">
            <text:p>-210</text:p>
          </table:table-cell>
          <table:table-cell table:formula="of:=[Mass.D83]-[Mass.D82]" office:value-type="float" office:value="0" calcext:value-type="float">
            <text:p>0</text:p>
          </table:table-cell>
          <table:table-cell table:formula="of:=([Mass.E83]-SUM([Mass.B83:.D83]))-([Mass.E82]-SUM([Mass.B82:.D82]))" office:value-type="float" office:value="5401" calcext:value-type="float">
            <text:p>5401</text:p>
          </table:table-cell>
          <table:table-cell table:formula="of:=MAX([Mass.F83]-[Mass.F82];0)" office:value-type="float" office:value="991" calcext:value-type="float">
            <text:p>991</text:p>
          </table:table-cell>
          <table:table-cell table:formula="of:=MAX([Mass.G83]-[Mass.G82];0)" office:value-type="float" office:value="1596" calcext:value-type="float">
            <text:p>1596</text:p>
          </table:table-cell>
          <table:table-cell table:formula="of:=MAX([Mass.H83]-[Mass.H82];0)" office:value-type="float" office:value="0" calcext:value-type="float">
            <text:p>0</text:p>
          </table:table-cell>
          <table:table-cell table:formula="of:=([Mass.I83]-SUM([Mass.F83:.H83]))-([Mass.I82]-SUM([Mass.F82:.H82]))" office:value-type="float" office:value="3444" calcext:value-type="float">
            <text:p>3444</text:p>
          </table:table-cell>
          <table:table-cell table:formula="of:=MAX([Mass.J83]-[Mass.J82];0)" office:value-type="float" office:value="1076" calcext:value-type="float">
            <text:p>1076</text:p>
          </table:table-cell>
          <table:table-cell table:formula="of:=MAX([Mass.K83]-[Mass.K82];0)" office:value-type="float" office:value="3759" calcext:value-type="float">
            <text:p>3759</text:p>
          </table:table-cell>
          <table:table-cell table:formula="of:=MAX([Mass.L83]-[Mass.L82];0)" office:value-type="float" office:value="0" calcext:value-type="float">
            <text:p>0</text:p>
          </table:table-cell>
          <table:table-cell table:formula="of:=([Mass.M83]-SUM([Mass.J83:.L83]))-([Mass.M82]-SUM([Mass.J82:.L82]))" office:value-type="float" office:value="1196" calcext:value-type="float">
            <text:p>1196</text:p>
          </table:table-cell>
        </table:table-row>
        <table:table-row table:style-name="ro1">
          <table:table-cell table:formula="of:=[.A82]+1" office:value-type="float" office:value="2080" calcext:value-type="float">
            <text:p>2080</text:p>
          </table:table-cell>
          <table:table-cell table:formula="of:=[Mass.B84]-[Mass.B83]" office:value-type="float" office:value="859" calcext:value-type="float">
            <text:p>859</text:p>
          </table:table-cell>
          <table:table-cell table:formula="of:=[Mass.C84]-[Mass.C83]" office:value-type="float" office:value="-163" calcext:value-type="float">
            <text:p>-163</text:p>
          </table:table-cell>
          <table:table-cell table:formula="of:=[Mass.D84]-[Mass.D83]" office:value-type="float" office:value="0" calcext:value-type="float">
            <text:p>0</text:p>
          </table:table-cell>
          <table:table-cell table:formula="of:=([Mass.E84]-SUM([Mass.B84:.D84]))-([Mass.E83]-SUM([Mass.B83:.D83]))" office:value-type="float" office:value="5449" calcext:value-type="float">
            <text:p>5449</text:p>
          </table:table-cell>
          <table:table-cell table:formula="of:=MAX([Mass.F84]-[Mass.F83];0)" office:value-type="float" office:value="1027" calcext:value-type="float">
            <text:p>1027</text:p>
          </table:table-cell>
          <table:table-cell table:formula="of:=MAX([Mass.G84]-[Mass.G83];0)" office:value-type="float" office:value="1655" calcext:value-type="float">
            <text:p>1655</text:p>
          </table:table-cell>
          <table:table-cell table:formula="of:=MAX([Mass.H84]-[Mass.H83];0)" office:value-type="float" office:value="0" calcext:value-type="float">
            <text:p>0</text:p>
          </table:table-cell>
          <table:table-cell table:formula="of:=([Mass.I84]-SUM([Mass.F84:.H84]))-([Mass.I83]-SUM([Mass.F83:.H83]))" office:value-type="float" office:value="3463" calcext:value-type="float">
            <text:p>3463</text:p>
          </table:table-cell>
          <table:table-cell table:formula="of:=MAX([Mass.J84]-[Mass.J83];0)" office:value-type="float" office:value="1118" calcext:value-type="float">
            <text:p>1118</text:p>
          </table:table-cell>
          <table:table-cell table:formula="of:=MAX([Mass.K84]-[Mass.K83];0)" office:value-type="float" office:value="3825" calcext:value-type="float">
            <text:p>3825</text:p>
          </table:table-cell>
          <table:table-cell table:formula="of:=MAX([Mass.L84]-[Mass.L83];0)" office:value-type="float" office:value="0" calcext:value-type="float">
            <text:p>0</text:p>
          </table:table-cell>
          <table:table-cell table:formula="of:=([Mass.M84]-SUM([Mass.J84:.L84]))-([Mass.M83]-SUM([Mass.J83:.L83]))" office:value-type="float" office:value="1202" calcext:value-type="float">
            <text:p>1202</text:p>
          </table:table-cell>
        </table:table-row>
        <table:table-row table:style-name="ro1">
          <table:table-cell table:formula="of:=[.A83]+1" office:value-type="float" office:value="2081" calcext:value-type="float">
            <text:p>2081</text:p>
          </table:table-cell>
          <table:table-cell table:formula="of:=[Mass.B85]-[Mass.B84]" office:value-type="float" office:value="887" calcext:value-type="float">
            <text:p>887</text:p>
          </table:table-cell>
          <table:table-cell table:formula="of:=[Mass.C85]-[Mass.C84]" office:value-type="float" office:value="-102" calcext:value-type="float">
            <text:p>-102</text:p>
          </table:table-cell>
          <table:table-cell table:formula="of:=[Mass.D85]-[Mass.D84]" office:value-type="float" office:value="0" calcext:value-type="float">
            <text:p>0</text:p>
          </table:table-cell>
          <table:table-cell table:formula="of:=([Mass.E85]-SUM([Mass.B85:.D85]))-([Mass.E84]-SUM([Mass.B84:.D84]))" office:value-type="float" office:value="5465" calcext:value-type="float">
            <text:p>5465</text:p>
          </table:table-cell>
          <table:table-cell table:formula="of:=MAX([Mass.F85]-[Mass.F84];0)" office:value-type="float" office:value="1065" calcext:value-type="float">
            <text:p>1065</text:p>
          </table:table-cell>
          <table:table-cell table:formula="of:=MAX([Mass.G85]-[Mass.G84];0)" office:value-type="float" office:value="1720" calcext:value-type="float">
            <text:p>1720</text:p>
          </table:table-cell>
          <table:table-cell table:formula="of:=MAX([Mass.H85]-[Mass.H84];0)" office:value-type="float" office:value="0" calcext:value-type="float">
            <text:p>0</text:p>
          </table:table-cell>
          <table:table-cell table:formula="of:=([Mass.I85]-SUM([Mass.F85:.H85]))-([Mass.I84]-SUM([Mass.F84:.H84]))" office:value-type="float" office:value="3465" calcext:value-type="float">
            <text:p>3465</text:p>
          </table:table-cell>
          <table:table-cell table:formula="of:=MAX([Mass.J85]-[Mass.J84];0)" office:value-type="float" office:value="1145" calcext:value-type="float">
            <text:p>1145</text:p>
          </table:table-cell>
          <table:table-cell table:formula="of:=MAX([Mass.K85]-[Mass.K84];0)" office:value-type="float" office:value="3909" calcext:value-type="float">
            <text:p>3909</text:p>
          </table:table-cell>
          <table:table-cell table:formula="of:=MAX([Mass.L85]-[Mass.L84];0)" office:value-type="float" office:value="0" calcext:value-type="float">
            <text:p>0</text:p>
          </table:table-cell>
          <table:table-cell table:formula="of:=([Mass.M85]-SUM([Mass.J85:.L85]))-([Mass.M84]-SUM([Mass.J84:.L84]))" office:value-type="float" office:value="1196" calcext:value-type="float">
            <text:p>1196</text:p>
          </table:table-cell>
        </table:table-row>
        <table:table-row table:style-name="ro1">
          <table:table-cell table:formula="of:=[.A84]+1" office:value-type="float" office:value="2082" calcext:value-type="float">
            <text:p>2082</text:p>
          </table:table-cell>
          <table:table-cell table:formula="of:=[Mass.B86]-[Mass.B85]" office:value-type="float" office:value="893" calcext:value-type="float">
            <text:p>893</text:p>
          </table:table-cell>
          <table:table-cell table:formula="of:=[Mass.C86]-[Mass.C85]" office:value-type="float" office:value="-54" calcext:value-type="float">
            <text:p>-54</text:p>
          </table:table-cell>
          <table:table-cell table:formula="of:=[Mass.D86]-[Mass.D85]" office:value-type="float" office:value="0" calcext:value-type="float">
            <text:p>0</text:p>
          </table:table-cell>
          <table:table-cell table:formula="of:=([Mass.E86]-SUM([Mass.B86:.D86]))-([Mass.E85]-SUM([Mass.B85:.D85]))" office:value-type="float" office:value="5521" calcext:value-type="float">
            <text:p>5521</text:p>
          </table:table-cell>
          <table:table-cell table:formula="of:=MAX([Mass.F86]-[Mass.F85];0)" office:value-type="float" office:value="1062" calcext:value-type="float">
            <text:p>1062</text:p>
          </table:table-cell>
          <table:table-cell table:formula="of:=MAX([Mass.G86]-[Mass.G85];0)" office:value-type="float" office:value="1802" calcext:value-type="float">
            <text:p>1802</text:p>
          </table:table-cell>
          <table:table-cell table:formula="of:=MAX([Mass.H86]-[Mass.H85];0)" office:value-type="float" office:value="0" calcext:value-type="float">
            <text:p>0</text:p>
          </table:table-cell>
          <table:table-cell table:formula="of:=([Mass.I86]-SUM([Mass.F86:.H86]))-([Mass.I85]-SUM([Mass.F85:.H85]))" office:value-type="float" office:value="3496" calcext:value-type="float">
            <text:p>3496</text:p>
          </table:table-cell>
          <table:table-cell table:formula="of:=MAX([Mass.J86]-[Mass.J85];0)" office:value-type="float" office:value="1138" calcext:value-type="float">
            <text:p>1138</text:p>
          </table:table-cell>
          <table:table-cell table:formula="of:=MAX([Mass.K86]-[Mass.K85];0)" office:value-type="float" office:value="4000" calcext:value-type="float">
            <text:p>4000</text:p>
          </table:table-cell>
          <table:table-cell table:formula="of:=MAX([Mass.L86]-[Mass.L85];0)" office:value-type="float" office:value="0" calcext:value-type="float">
            <text:p>0</text:p>
          </table:table-cell>
          <table:table-cell table:formula="of:=([Mass.M86]-SUM([Mass.J86:.L86]))-([Mass.M85]-SUM([Mass.J85:.L85]))" office:value-type="float" office:value="1222" calcext:value-type="float">
            <text:p>1222</text:p>
          </table:table-cell>
        </table:table-row>
        <table:table-row table:style-name="ro1">
          <table:table-cell table:formula="of:=[.A85]+1" office:value-type="float" office:value="2083" calcext:value-type="float">
            <text:p>2083</text:p>
          </table:table-cell>
          <table:table-cell table:formula="of:=[Mass.B87]-[Mass.B86]" office:value-type="float" office:value="944" calcext:value-type="float">
            <text:p>944</text:p>
          </table:table-cell>
          <table:table-cell table:formula="of:=[Mass.C87]-[Mass.C86]" office:value-type="float" office:value="-5" calcext:value-type="float">
            <text:p>-5</text:p>
          </table:table-cell>
          <table:table-cell table:formula="of:=[Mass.D87]-[Mass.D86]" office:value-type="float" office:value="0" calcext:value-type="float">
            <text:p>0</text:p>
          </table:table-cell>
          <table:table-cell table:formula="of:=([Mass.E87]-SUM([Mass.B87:.D87]))-([Mass.E86]-SUM([Mass.B86:.D86]))" office:value-type="float" office:value="5442" calcext:value-type="float">
            <text:p>5442</text:p>
          </table:table-cell>
          <table:table-cell table:formula="of:=MAX([Mass.F87]-[Mass.F86];0)" office:value-type="float" office:value="1109" calcext:value-type="float">
            <text:p>1109</text:p>
          </table:table-cell>
          <table:table-cell table:formula="of:=MAX([Mass.G87]-[Mass.G86];0)" office:value-type="float" office:value="1871" calcext:value-type="float">
            <text:p>1871</text:p>
          </table:table-cell>
          <table:table-cell table:formula="of:=MAX([Mass.H87]-[Mass.H86];0)" office:value-type="float" office:value="0" calcext:value-type="float">
            <text:p>0</text:p>
          </table:table-cell>
          <table:table-cell table:formula="of:=([Mass.I87]-SUM([Mass.F87:.H87]))-([Mass.I86]-SUM([Mass.F86:.H86]))" office:value-type="float" office:value="3401" calcext:value-type="float">
            <text:p>3401</text:p>
          </table:table-cell>
          <table:table-cell table:formula="of:=MAX([Mass.J87]-[Mass.J86];0)" office:value-type="float" office:value="1180" calcext:value-type="float">
            <text:p>1180</text:p>
          </table:table-cell>
          <table:table-cell table:formula="of:=MAX([Mass.K87]-[Mass.K86];0)" office:value-type="float" office:value="4080" calcext:value-type="float">
            <text:p>4080</text:p>
          </table:table-cell>
          <table:table-cell table:formula="of:=MAX([Mass.L87]-[Mass.L86];0)" office:value-type="float" office:value="0" calcext:value-type="float">
            <text:p>0</text:p>
          </table:table-cell>
          <table:table-cell table:formula="of:=([Mass.M87]-SUM([Mass.J87:.L87]))-([Mass.M86]-SUM([Mass.J86:.L86]))" office:value-type="float" office:value="1121" calcext:value-type="float">
            <text:p>1121</text:p>
          </table:table-cell>
        </table:table-row>
        <table:table-row table:style-name="ro1">
          <table:table-cell table:formula="of:=[.A86]+1" office:value-type="float" office:value="2084" calcext:value-type="float">
            <text:p>2084</text:p>
          </table:table-cell>
          <table:table-cell table:formula="of:=[Mass.B88]-[Mass.B87]" office:value-type="float" office:value="807" calcext:value-type="float">
            <text:p>807</text:p>
          </table:table-cell>
          <table:table-cell table:formula="of:=[Mass.C88]-[Mass.C87]" office:value-type="float" office:value="140" calcext:value-type="float">
            <text:p>140</text:p>
          </table:table-cell>
          <table:table-cell table:formula="of:=[Mass.D88]-[Mass.D87]" office:value-type="float" office:value="0" calcext:value-type="float">
            <text:p>0</text:p>
          </table:table-cell>
          <table:table-cell table:formula="of:=([Mass.E88]-SUM([Mass.B88:.D88]))-([Mass.E87]-SUM([Mass.B87:.D87]))" office:value-type="float" office:value="5714" calcext:value-type="float">
            <text:p>5714</text:p>
          </table:table-cell>
          <table:table-cell table:formula="of:=MAX([Mass.F88]-[Mass.F87];0)" office:value-type="float" office:value="971" calcext:value-type="float">
            <text:p>971</text:p>
          </table:table-cell>
          <table:table-cell table:formula="of:=MAX([Mass.G88]-[Mass.G87];0)" office:value-type="float" office:value="2028" calcext:value-type="float">
            <text:p>2028</text:p>
          </table:table-cell>
          <table:table-cell table:formula="of:=MAX([Mass.H88]-[Mass.H87];0)" office:value-type="float" office:value="0" calcext:value-type="float">
            <text:p>0</text:p>
          </table:table-cell>
          <table:table-cell table:formula="of:=([Mass.I88]-SUM([Mass.F88:.H88]))-([Mass.I87]-SUM([Mass.F87:.H87]))" office:value-type="float" office:value="3662" calcext:value-type="float">
            <text:p>3662</text:p>
          </table:table-cell>
          <table:table-cell table:formula="of:=MAX([Mass.J88]-[Mass.J87];0)" office:value-type="float" office:value="1047" calcext:value-type="float">
            <text:p>1047</text:p>
          </table:table-cell>
          <table:table-cell table:formula="of:=MAX([Mass.K88]-[Mass.K87];0)" office:value-type="float" office:value="4243" calcext:value-type="float">
            <text:p>4243</text:p>
          </table:table-cell>
          <table:table-cell table:formula="of:=MAX([Mass.L88]-[Mass.L87];0)" office:value-type="float" office:value="0" calcext:value-type="float">
            <text:p>0</text:p>
          </table:table-cell>
          <table:table-cell table:formula="of:=([Mass.M88]-SUM([Mass.J88:.L88]))-([Mass.M87]-SUM([Mass.J87:.L87]))" office:value-type="float" office:value="1371" calcext:value-type="float">
            <text:p>1371</text:p>
          </table:table-cell>
        </table:table-row>
        <table:table-row table:style-name="ro1">
          <table:table-cell table:formula="of:=[.A87]+1" office:value-type="float" office:value="2085" calcext:value-type="float">
            <text:p>2085</text:p>
          </table:table-cell>
          <table:table-cell table:formula="of:=[Mass.B89]-[Mass.B88]" office:value-type="float" office:value="1024" calcext:value-type="float">
            <text:p>1024</text:p>
          </table:table-cell>
          <table:table-cell table:formula="of:=[Mass.C89]-[Mass.C88]" office:value-type="float" office:value="184" calcext:value-type="float">
            <text:p>184</text:p>
          </table:table-cell>
          <table:table-cell table:formula="of:=[Mass.D89]-[Mass.D88]" office:value-type="float" office:value="0" calcext:value-type="float">
            <text:p>0</text:p>
          </table:table-cell>
          <table:table-cell table:formula="of:=([Mass.E89]-SUM([Mass.B89:.D89]))-([Mass.E88]-SUM([Mass.B88:.D88]))" office:value-type="float" office:value="5488" calcext:value-type="float">
            <text:p>5488</text:p>
          </table:table-cell>
          <table:table-cell table:formula="of:=MAX([Mass.F89]-[Mass.F88];0)" office:value-type="float" office:value="1184" calcext:value-type="float">
            <text:p>1184</text:p>
          </table:table-cell>
          <table:table-cell table:formula="of:=MAX([Mass.G89]-[Mass.G88];0)" office:value-type="float" office:value="2090" calcext:value-type="float">
            <text:p>2090</text:p>
          </table:table-cell>
          <table:table-cell table:formula="of:=MAX([Mass.H89]-[Mass.H88];0)" office:value-type="float" office:value="0" calcext:value-type="float">
            <text:p>0</text:p>
          </table:table-cell>
          <table:table-cell table:formula="of:=([Mass.I89]-SUM([Mass.F89:.H89]))-([Mass.I88]-SUM([Mass.F88:.H88]))" office:value-type="float" office:value="3422" calcext:value-type="float">
            <text:p>3422</text:p>
          </table:table-cell>
          <table:table-cell table:formula="of:=MAX([Mass.J89]-[Mass.J88];0)" office:value-type="float" office:value="1275" calcext:value-type="float">
            <text:p>1275</text:p>
          </table:table-cell>
          <table:table-cell table:formula="of:=MAX([Mass.K89]-[Mass.K88];0)" office:value-type="float" office:value="4309" calcext:value-type="float">
            <text:p>4309</text:p>
          </table:table-cell>
          <table:table-cell table:formula="of:=MAX([Mass.L89]-[Mass.L88];0)" office:value-type="float" office:value="0" calcext:value-type="float">
            <text:p>0</text:p>
          </table:table-cell>
          <table:table-cell table:formula="of:=([Mass.M89]-SUM([Mass.J89:.L89]))-([Mass.M88]-SUM([Mass.J88:.L88]))" office:value-type="float" office:value="1112" calcext:value-type="float">
            <text:p>1112</text:p>
          </table:table-cell>
        </table:table-row>
        <table:table-row table:style-name="ro1">
          <table:table-cell table:formula="of:=[.A88]+1" office:value-type="float" office:value="2086" calcext:value-type="float">
            <text:p>2086</text:p>
          </table:table-cell>
          <table:table-cell table:formula="of:=[Mass.B90]-[Mass.B89]" office:value-type="float" office:value="950" calcext:value-type="float">
            <text:p>950</text:p>
          </table:table-cell>
          <table:table-cell table:formula="of:=[Mass.C90]-[Mass.C89]" office:value-type="float" office:value="265" calcext:value-type="float">
            <text:p>265</text:p>
          </table:table-cell>
          <table:table-cell table:formula="of:=[Mass.D90]-[Mass.D89]" office:value-type="float" office:value="0" calcext:value-type="float">
            <text:p>0</text:p>
          </table:table-cell>
          <table:table-cell table:formula="of:=([Mass.E90]-SUM([Mass.B90:.D90]))-([Mass.E89]-SUM([Mass.B89:.D89]))" office:value-type="float" office:value="5596" calcext:value-type="float">
            <text:p>5596</text:p>
          </table:table-cell>
          <table:table-cell table:formula="of:=MAX([Mass.F90]-[Mass.F89];0)" office:value-type="float" office:value="1117" calcext:value-type="float">
            <text:p>1117</text:p>
          </table:table-cell>
          <table:table-cell table:formula="of:=MAX([Mass.G90]-[Mass.G89];0)" office:value-type="float" office:value="2181" calcext:value-type="float">
            <text:p>2181</text:p>
          </table:table-cell>
          <table:table-cell table:formula="of:=MAX([Mass.H90]-[Mass.H89];0)" office:value-type="float" office:value="0" calcext:value-type="float">
            <text:p>0</text:p>
          </table:table-cell>
          <table:table-cell table:formula="of:=([Mass.I90]-SUM([Mass.F90:.H90]))-([Mass.I89]-SUM([Mass.F89:.H89]))" office:value-type="float" office:value="3513" calcext:value-type="float">
            <text:p>3513</text:p>
          </table:table-cell>
          <table:table-cell table:formula="of:=MAX([Mass.J90]-[Mass.J89];0)" office:value-type="float" office:value="1192" calcext:value-type="float">
            <text:p>1192</text:p>
          </table:table-cell>
          <table:table-cell table:formula="of:=MAX([Mass.K90]-[Mass.K89];0)" office:value-type="float" office:value="4416" calcext:value-type="float">
            <text:p>4416</text:p>
          </table:table-cell>
          <table:table-cell table:formula="of:=MAX([Mass.L90]-[Mass.L89];0)" office:value-type="float" office:value="0" calcext:value-type="float">
            <text:p>0</text:p>
          </table:table-cell>
          <table:table-cell table:formula="of:=([Mass.M90]-SUM([Mass.J90:.L90]))-([Mass.M89]-SUM([Mass.J89:.L89]))" office:value-type="float" office:value="1203" calcext:value-type="float">
            <text:p>1203</text:p>
          </table:table-cell>
        </table:table-row>
        <table:table-row table:style-name="ro1">
          <table:table-cell table:formula="of:=[.A89]+1" office:value-type="float" office:value="2087" calcext:value-type="float">
            <text:p>2087</text:p>
          </table:table-cell>
          <table:table-cell table:formula="of:=[Mass.B91]-[Mass.B90]" office:value-type="float" office:value="1201" calcext:value-type="float">
            <text:p>1201</text:p>
          </table:table-cell>
          <table:table-cell table:formula="of:=[Mass.C91]-[Mass.C90]" office:value-type="float" office:value="330" calcext:value-type="float">
            <text:p>330</text:p>
          </table:table-cell>
          <table:table-cell table:formula="of:=[Mass.D91]-[Mass.D90]" office:value-type="float" office:value="0" calcext:value-type="float">
            <text:p>0</text:p>
          </table:table-cell>
          <table:table-cell table:formula="of:=([Mass.E91]-SUM([Mass.B91:.D91]))-([Mass.E90]-SUM([Mass.B90:.D90]))" office:value-type="float" office:value="5668" calcext:value-type="float">
            <text:p>5668</text:p>
          </table:table-cell>
          <table:table-cell table:formula="of:=MAX([Mass.F91]-[Mass.F90];0)" office:value-type="float" office:value="1383" calcext:value-type="float">
            <text:p>1383</text:p>
          </table:table-cell>
          <table:table-cell table:formula="of:=MAX([Mass.G91]-[Mass.G90];0)" office:value-type="float" office:value="2294" calcext:value-type="float">
            <text:p>2294</text:p>
          </table:table-cell>
          <table:table-cell table:formula="of:=MAX([Mass.H91]-[Mass.H90];0)" office:value-type="float" office:value="0" calcext:value-type="float">
            <text:p>0</text:p>
          </table:table-cell>
          <table:table-cell table:formula="of:=([Mass.I91]-SUM([Mass.F91:.H91]))-([Mass.I90]-SUM([Mass.F90:.H90]))" office:value-type="float" office:value="3522" calcext:value-type="float">
            <text:p>3522</text:p>
          </table:table-cell>
          <table:table-cell table:formula="of:=MAX([Mass.J91]-[Mass.J90];0)" office:value-type="float" office:value="1453" calcext:value-type="float">
            <text:p>1453</text:p>
          </table:table-cell>
          <table:table-cell table:formula="of:=MAX([Mass.K91]-[Mass.K90];0)" office:value-type="float" office:value="4539" calcext:value-type="float">
            <text:p>4539</text:p>
          </table:table-cell>
          <table:table-cell table:formula="of:=MAX([Mass.L91]-[Mass.L90];0)" office:value-type="float" office:value="0" calcext:value-type="float">
            <text:p>0</text:p>
          </table:table-cell>
          <table:table-cell table:formula="of:=([Mass.M91]-SUM([Mass.J91:.L91]))-([Mass.M90]-SUM([Mass.J90:.L90]))" office:value-type="float" office:value="1207" calcext:value-type="float">
            <text:p>1207</text:p>
          </table:table-cell>
        </table:table-row>
        <table:table-row table:style-name="ro1">
          <table:table-cell table:formula="of:=[.A90]+1" office:value-type="float" office:value="2088" calcext:value-type="float">
            <text:p>2088</text:p>
          </table:table-cell>
          <table:table-cell table:formula="of:=[Mass.B92]-[Mass.B91]" office:value-type="float" office:value="947" calcext:value-type="float">
            <text:p>947</text:p>
          </table:table-cell>
          <table:table-cell table:formula="of:=[Mass.C92]-[Mass.C91]" office:value-type="float" office:value="165" calcext:value-type="float">
            <text:p>165</text:p>
          </table:table-cell>
          <table:table-cell table:formula="of:=[Mass.D92]-[Mass.D91]" office:value-type="float" office:value="0" calcext:value-type="float">
            <text:p>0</text:p>
          </table:table-cell>
          <table:table-cell table:formula="of:=([Mass.E92]-SUM([Mass.B92:.D92]))-([Mass.E91]-SUM([Mass.B91:.D91]))" office:value-type="float" office:value="5996" calcext:value-type="float">
            <text:p>5996</text:p>
          </table:table-cell>
          <table:table-cell table:formula="of:=MAX([Mass.F92]-[Mass.F91];0)" office:value-type="float" office:value="1156" calcext:value-type="float">
            <text:p>1156</text:p>
          </table:table-cell>
          <table:table-cell table:formula="of:=MAX([Mass.G92]-[Mass.G91];0)" office:value-type="float" office:value="2418" calcext:value-type="float">
            <text:p>2418</text:p>
          </table:table-cell>
          <table:table-cell table:formula="of:=MAX([Mass.H92]-[Mass.H91];0)" office:value-type="float" office:value="0" calcext:value-type="float">
            <text:p>0</text:p>
          </table:table-cell>
          <table:table-cell table:formula="of:=([Mass.I92]-SUM([Mass.F92:.H92]))-([Mass.I91]-SUM([Mass.F91:.H91]))" office:value-type="float" office:value="3534" calcext:value-type="float">
            <text:p>3534</text:p>
          </table:table-cell>
          <table:table-cell table:formula="of:=MAX([Mass.J92]-[Mass.J91];0)" office:value-type="float" office:value="1223" calcext:value-type="float">
            <text:p>1223</text:p>
          </table:table-cell>
          <table:table-cell table:formula="of:=MAX([Mass.K92]-[Mass.K91];0)" office:value-type="float" office:value="4675" calcext:value-type="float">
            <text:p>4675</text:p>
          </table:table-cell>
          <table:table-cell table:formula="of:=MAX([Mass.L92]-[Mass.L91];0)" office:value-type="float" office:value="0" calcext:value-type="float">
            <text:p>0</text:p>
          </table:table-cell>
          <table:table-cell table:formula="of:=([Mass.M92]-SUM([Mass.J92:.L92]))-([Mass.M91]-SUM([Mass.J91:.L91]))" office:value-type="float" office:value="1210" calcext:value-type="float">
            <text:p>1210</text:p>
          </table:table-cell>
        </table:table-row>
        <table:table-row table:style-name="ro1">
          <table:table-cell table:formula="of:=[.A91]+1" office:value-type="float" office:value="2089" calcext:value-type="float">
            <text:p>2089</text:p>
          </table:table-cell>
          <table:table-cell table:formula="of:=[Mass.B93]-[Mass.B92]" office:value-type="float" office:value="866" calcext:value-type="float">
            <text:p>866</text:p>
          </table:table-cell>
          <table:table-cell table:formula="of:=[Mass.C93]-[Mass.C92]" office:value-type="float" office:value="-126" calcext:value-type="float">
            <text:p>-126</text:p>
          </table:table-cell>
          <table:table-cell table:formula="of:=[Mass.D93]-[Mass.D92]" office:value-type="float" office:value="0" calcext:value-type="float">
            <text:p>0</text:p>
          </table:table-cell>
          <table:table-cell table:formula="of:=([Mass.E93]-SUM([Mass.B93:.D93]))-([Mass.E92]-SUM([Mass.B92:.D92]))" office:value-type="float" office:value="6368" calcext:value-type="float">
            <text:p>6368</text:p>
          </table:table-cell>
          <table:table-cell table:formula="of:=MAX([Mass.F93]-[Mass.F92];0)" office:value-type="float" office:value="1074" calcext:value-type="float">
            <text:p>1074</text:p>
          </table:table-cell>
          <table:table-cell table:formula="of:=MAX([Mass.G93]-[Mass.G92];0)" office:value-type="float" office:value="2549" calcext:value-type="float">
            <text:p>2549</text:p>
          </table:table-cell>
          <table:table-cell table:formula="of:=MAX([Mass.H93]-[Mass.H92];0)" office:value-type="float" office:value="0" calcext:value-type="float">
            <text:p>0</text:p>
          </table:table-cell>
          <table:table-cell table:formula="of:=([Mass.I93]-SUM([Mass.F93:.H93]))-([Mass.I92]-SUM([Mass.F92:.H92]))" office:value-type="float" office:value="3485" calcext:value-type="float">
            <text:p>3485</text:p>
          </table:table-cell>
          <table:table-cell table:formula="of:=MAX([Mass.J93]-[Mass.J92];0)" office:value-type="float" office:value="1153" calcext:value-type="float">
            <text:p>1153</text:p>
          </table:table-cell>
          <table:table-cell table:formula="of:=MAX([Mass.K93]-[Mass.K92];0)" office:value-type="float" office:value="4803" calcext:value-type="float">
            <text:p>4803</text:p>
          </table:table-cell>
          <table:table-cell table:formula="of:=MAX([Mass.L93]-[Mass.L92];0)" office:value-type="float" office:value="0" calcext:value-type="float">
            <text:p>0</text:p>
          </table:table-cell>
          <table:table-cell table:formula="of:=([Mass.M93]-SUM([Mass.J93:.L93]))-([Mass.M92]-SUM([Mass.J92:.L92]))" office:value-type="float" office:value="1152" calcext:value-type="float">
            <text:p>1152</text:p>
          </table:table-cell>
        </table:table-row>
        <table:table-row table:style-name="ro1">
          <table:table-cell table:formula="of:=[.A92]+1" office:value-type="float" office:value="2090" calcext:value-type="float">
            <text:p>2090</text:p>
          </table:table-cell>
          <table:table-cell table:formula="of:=[Mass.B94]-[Mass.B93]" office:value-type="float" office:value="1387" calcext:value-type="float">
            <text:p>1387</text:p>
          </table:table-cell>
          <table:table-cell table:formula="of:=[Mass.C94]-[Mass.C93]" office:value-type="float" office:value="-619" calcext:value-type="float">
            <text:p>-619</text:p>
          </table:table-cell>
          <table:table-cell table:formula="of:=[Mass.D94]-[Mass.D93]" office:value-type="float" office:value="0" calcext:value-type="float">
            <text:p>0</text:p>
          </table:table-cell>
          <table:table-cell table:formula="of:=([Mass.E94]-SUM([Mass.B94:.D94]))-([Mass.E93]-SUM([Mass.B93:.D93]))" office:value-type="float" office:value="7114" calcext:value-type="float">
            <text:p>7114</text:p>
          </table:table-cell>
          <table:table-cell table:formula="of:=MAX([Mass.F94]-[Mass.F93];0)" office:value-type="float" office:value="1560" calcext:value-type="float">
            <text:p>1560</text:p>
          </table:table-cell>
          <table:table-cell table:formula="of:=MAX([Mass.G94]-[Mass.G93];0)" office:value-type="float" office:value="2654" calcext:value-type="float">
            <text:p>2654</text:p>
          </table:table-cell>
          <table:table-cell table:formula="of:=MAX([Mass.H94]-[Mass.H93];0)" office:value-type="float" office:value="0" calcext:value-type="float">
            <text:p>0</text:p>
          </table:table-cell>
          <table:table-cell table:formula="of:=([Mass.I94]-SUM([Mass.F94:.H94]))-([Mass.I93]-SUM([Mass.F93:.H93]))" office:value-type="float" office:value="3668" calcext:value-type="float">
            <text:p>3668</text:p>
          </table:table-cell>
          <table:table-cell table:formula="of:=MAX([Mass.J94]-[Mass.J93];0)" office:value-type="float" office:value="1630" calcext:value-type="float">
            <text:p>1630</text:p>
          </table:table-cell>
          <table:table-cell table:formula="of:=MAX([Mass.K94]-[Mass.K93];0)" office:value-type="float" office:value="4915" calcext:value-type="float">
            <text:p>4915</text:p>
          </table:table-cell>
          <table:table-cell table:formula="of:=MAX([Mass.L94]-[Mass.L93];0)" office:value-type="float" office:value="0" calcext:value-type="float">
            <text:p>0</text:p>
          </table:table-cell>
          <table:table-cell table:formula="of:=([Mass.M94]-SUM([Mass.J94:.L94]))-([Mass.M93]-SUM([Mass.J93:.L93]))" office:value-type="float" office:value="1337" calcext:value-type="float">
            <text:p>1337</text:p>
          </table:table-cell>
        </table:table-row>
        <table:table-row table:style-name="ro1">
          <table:table-cell table:formula="of:=[.A93]+1" office:value-type="float" office:value="2091" calcext:value-type="float">
            <text:p>2091</text:p>
          </table:table-cell>
          <table:table-cell table:formula="of:=[Mass.B95]-[Mass.B94]" office:value-type="float" office:value="1558" calcext:value-type="float">
            <text:p>1558</text:p>
          </table:table-cell>
          <table:table-cell table:formula="of:=[Mass.C95]-[Mass.C94]" office:value-type="float" office:value="-862" calcext:value-type="float">
            <text:p>-862</text:p>
          </table:table-cell>
          <table:table-cell table:formula="of:=[Mass.D95]-[Mass.D94]" office:value-type="float" office:value="0" calcext:value-type="float">
            <text:p>0</text:p>
          </table:table-cell>
          <table:table-cell table:formula="of:=([Mass.E95]-SUM([Mass.B95:.D95]))-([Mass.E94]-SUM([Mass.B94:.D94]))" office:value-type="float" office:value="7336" calcext:value-type="float">
            <text:p>7336</text:p>
          </table:table-cell>
          <table:table-cell table:formula="of:=MAX([Mass.F95]-[Mass.F94];0)" office:value-type="float" office:value="1738" calcext:value-type="float">
            <text:p>1738</text:p>
          </table:table-cell>
          <table:table-cell table:formula="of:=MAX([Mass.G95]-[Mass.G94];0)" office:value-type="float" office:value="2747" calcext:value-type="float">
            <text:p>2747</text:p>
          </table:table-cell>
          <table:table-cell table:formula="of:=MAX([Mass.H95]-[Mass.H94];0)" office:value-type="float" office:value="0" calcext:value-type="float">
            <text:p>0</text:p>
          </table:table-cell>
          <table:table-cell table:formula="of:=([Mass.I95]-SUM([Mass.F95:.H95]))-([Mass.I94]-SUM([Mass.F94:.H94]))" office:value-type="float" office:value="3547" calcext:value-type="float">
            <text:p>3547</text:p>
          </table:table-cell>
          <table:table-cell table:formula="of:=MAX([Mass.J95]-[Mass.J94];0)" office:value-type="float" office:value="1796" calcext:value-type="float">
            <text:p>1796</text:p>
          </table:table-cell>
          <table:table-cell table:formula="of:=MAX([Mass.K95]-[Mass.K94];0)" office:value-type="float" office:value="5018" calcext:value-type="float">
            <text:p>5018</text:p>
          </table:table-cell>
          <table:table-cell table:formula="of:=MAX([Mass.L95]-[Mass.L94];0)" office:value-type="float" office:value="0" calcext:value-type="float">
            <text:p>0</text:p>
          </table:table-cell>
          <table:table-cell table:formula="of:=([Mass.M95]-SUM([Mass.J95:.L95]))-([Mass.M94]-SUM([Mass.J94:.L94]))" office:value-type="float" office:value="1218" calcext:value-type="float">
            <text:p>1218</text:p>
          </table:table-cell>
        </table:table-row>
        <table:table-row table:style-name="ro1">
          <table:table-cell table:formula="of:=[.A94]+1" office:value-type="float" office:value="2092" calcext:value-type="float">
            <text:p>2092</text:p>
          </table:table-cell>
          <table:table-cell table:formula="of:=[Mass.B96]-[Mass.B95]" office:value-type="float" office:value="1555" calcext:value-type="float">
            <text:p>1555</text:p>
          </table:table-cell>
          <table:table-cell table:formula="of:=[Mass.C96]-[Mass.C95]" office:value-type="float" office:value="-771" calcext:value-type="float">
            <text:p>-771</text:p>
          </table:table-cell>
          <table:table-cell table:formula="of:=[Mass.D96]-[Mass.D95]" office:value-type="float" office:value="0" calcext:value-type="float">
            <text:p>0</text:p>
          </table:table-cell>
          <table:table-cell table:formula="of:=([Mass.E96]-SUM([Mass.B96:.D96]))-([Mass.E95]-SUM([Mass.B95:.D95]))" office:value-type="float" office:value="7474" calcext:value-type="float">
            <text:p>7474</text:p>
          </table:table-cell>
          <table:table-cell table:formula="of:=MAX([Mass.F96]-[Mass.F95];0)" office:value-type="float" office:value="1735" calcext:value-type="float">
            <text:p>1735</text:p>
          </table:table-cell>
          <table:table-cell table:formula="of:=MAX([Mass.G96]-[Mass.G95];0)" office:value-type="float" office:value="2855" calcext:value-type="float">
            <text:p>2855</text:p>
          </table:table-cell>
          <table:table-cell table:formula="of:=MAX([Mass.H96]-[Mass.H95];0)" office:value-type="float" office:value="0" calcext:value-type="float">
            <text:p>0</text:p>
          </table:table-cell>
          <table:table-cell table:formula="of:=([Mass.I96]-SUM([Mass.F96:.H96]))-([Mass.I95]-SUM([Mass.F95:.H95]))" office:value-type="float" office:value="3668" calcext:value-type="float">
            <text:p>3668</text:p>
          </table:table-cell>
          <table:table-cell table:formula="of:=MAX([Mass.J96]-[Mass.J95];0)" office:value-type="float" office:value="1786" calcext:value-type="float">
            <text:p>1786</text:p>
          </table:table-cell>
          <table:table-cell table:formula="of:=MAX([Mass.K96]-[Mass.K95];0)" office:value-type="float" office:value="5132" calcext:value-type="float">
            <text:p>5132</text:p>
          </table:table-cell>
          <table:table-cell table:formula="of:=MAX([Mass.L96]-[Mass.L95];0)" office:value-type="float" office:value="0" calcext:value-type="float">
            <text:p>0</text:p>
          </table:table-cell>
          <table:table-cell table:formula="of:=([Mass.M96]-SUM([Mass.J96:.L96]))-([Mass.M95]-SUM([Mass.J95:.L95]))" office:value-type="float" office:value="1340" calcext:value-type="float">
            <text:p>1340</text:p>
          </table:table-cell>
        </table:table-row>
        <table:table-row table:style-name="ro1">
          <table:table-cell table:formula="of:=[.A95]+1" office:value-type="float" office:value="2093" calcext:value-type="float">
            <text:p>2093</text:p>
          </table:table-cell>
          <table:table-cell table:formula="of:=[Mass.B97]-[Mass.B96]" office:value-type="float" office:value="640" calcext:value-type="float">
            <text:p>640</text:p>
          </table:table-cell>
          <table:table-cell table:formula="of:=[Mass.C97]-[Mass.C96]" office:value-type="float" office:value="-702" calcext:value-type="float">
            <text:p>-702</text:p>
          </table:table-cell>
          <table:table-cell table:formula="of:=[Mass.D97]-[Mass.D96]" office:value-type="float" office:value="0" calcext:value-type="float">
            <text:p>0</text:p>
          </table:table-cell>
          <table:table-cell table:formula="of:=([Mass.E97]-SUM([Mass.B97:.D97]))-([Mass.E96]-SUM([Mass.B96:.D96]))" office:value-type="float" office:value="7310" calcext:value-type="float">
            <text:p>7310</text:p>
          </table:table-cell>
          <table:table-cell table:formula="of:=MAX([Mass.F97]-[Mass.F96];0)" office:value-type="float" office:value="802" calcext:value-type="float">
            <text:p>802</text:p>
          </table:table-cell>
          <table:table-cell table:formula="of:=MAX([Mass.G97]-[Mass.G96];0)" office:value-type="float" office:value="2943" calcext:value-type="float">
            <text:p>2943</text:p>
          </table:table-cell>
          <table:table-cell table:formula="of:=MAX([Mass.H97]-[Mass.H96];0)" office:value-type="float" office:value="0" calcext:value-type="float">
            <text:p>0</text:p>
          </table:table-cell>
          <table:table-cell table:formula="of:=([Mass.I97]-SUM([Mass.F97:.H97]))-([Mass.I96]-SUM([Mass.F96:.H96]))" office:value-type="float" office:value="3503" calcext:value-type="float">
            <text:p>3503</text:p>
          </table:table-cell>
          <table:table-cell table:formula="of:=MAX([Mass.J97]-[Mass.J96];0)" office:value-type="float" office:value="867" calcext:value-type="float">
            <text:p>867</text:p>
          </table:table-cell>
          <table:table-cell table:formula="of:=MAX([Mass.K97]-[Mass.K96];0)" office:value-type="float" office:value="5225" calcext:value-type="float">
            <text:p>5225</text:p>
          </table:table-cell>
          <table:table-cell table:formula="of:=MAX([Mass.L97]-[Mass.L96];0)" office:value-type="float" office:value="0" calcext:value-type="float">
            <text:p>0</text:p>
          </table:table-cell>
          <table:table-cell table:formula="of:=([Mass.M97]-SUM([Mass.J97:.L97]))-([Mass.M96]-SUM([Mass.J96:.L96]))" office:value-type="float" office:value="1156" calcext:value-type="float">
            <text:p>1156</text:p>
          </table:table-cell>
        </table:table-row>
        <table:table-row table:style-name="ro1">
          <table:table-cell table:formula="of:=[.A96]+1" office:value-type="float" office:value="2094" calcext:value-type="float">
            <text:p>2094</text:p>
          </table:table-cell>
          <table:table-cell table:formula="of:=[Mass.B98]-[Mass.B97]" office:value-type="float" office:value="2134" calcext:value-type="float">
            <text:p>2134</text:p>
          </table:table-cell>
          <table:table-cell table:formula="of:=[Mass.C98]-[Mass.C97]" office:value-type="float" office:value="-402" calcext:value-type="float">
            <text:p>-402</text:p>
          </table:table-cell>
          <table:table-cell table:formula="of:=[Mass.D98]-[Mass.D97]" office:value-type="float" office:value="0" calcext:value-type="float">
            <text:p>0</text:p>
          </table:table-cell>
          <table:table-cell table:formula="of:=([Mass.E98]-SUM([Mass.B98:.D98]))-([Mass.E97]-SUM([Mass.B97:.D97]))" office:value-type="float" office:value="7214" calcext:value-type="float">
            <text:p>7214</text:p>
          </table:table-cell>
          <table:table-cell table:formula="of:=MAX([Mass.F98]-[Mass.F97];0)" office:value-type="float" office:value="2294" calcext:value-type="float">
            <text:p>2294</text:p>
          </table:table-cell>
          <table:table-cell table:formula="of:=MAX([Mass.G98]-[Mass.G97];0)" office:value-type="float" office:value="2986" calcext:value-type="float">
            <text:p>2986</text:p>
          </table:table-cell>
          <table:table-cell table:formula="of:=MAX([Mass.H98]-[Mass.H97];0)" office:value-type="float" office:value="0" calcext:value-type="float">
            <text:p>0</text:p>
          </table:table-cell>
          <table:table-cell table:formula="of:=([Mass.I98]-SUM([Mass.F98:.H98]))-([Mass.I97]-SUM([Mass.F97:.H97]))" office:value-type="float" office:value="3666" calcext:value-type="float">
            <text:p>3666</text:p>
          </table:table-cell>
          <table:table-cell table:formula="of:=MAX([Mass.J98]-[Mass.J97];0)" office:value-type="float" office:value="2338" calcext:value-type="float">
            <text:p>2338</text:p>
          </table:table-cell>
          <table:table-cell table:formula="of:=MAX([Mass.K98]-[Mass.K97];0)" office:value-type="float" office:value="5278" calcext:value-type="float">
            <text:p>5278</text:p>
          </table:table-cell>
          <table:table-cell table:formula="of:=MAX([Mass.L98]-[Mass.L97];0)" office:value-type="float" office:value="0" calcext:value-type="float">
            <text:p>0</text:p>
          </table:table-cell>
          <table:table-cell table:formula="of:=([Mass.M98]-SUM([Mass.J98:.L98]))-([Mass.M97]-SUM([Mass.J97:.L97]))" office:value-type="float" office:value="1330" calcext:value-type="float">
            <text:p>1330</text:p>
          </table:table-cell>
        </table:table-row>
        <table:table-row table:style-name="ro1">
          <table:table-cell table:formula="of:=[.A97]+1" office:value-type="float" office:value="2095" calcext:value-type="float">
            <text:p>2095</text:p>
          </table:table-cell>
          <table:table-cell table:formula="of:=[Mass.B99]-[Mass.B98]" office:value-type="float" office:value="1287" calcext:value-type="float">
            <text:p>1287</text:p>
          </table:table-cell>
          <table:table-cell table:formula="of:=[Mass.C99]-[Mass.C98]" office:value-type="float" office:value="69" calcext:value-type="float">
            <text:p>69</text:p>
          </table:table-cell>
          <table:table-cell table:formula="of:=[Mass.D99]-[Mass.D98]" office:value-type="float" office:value="0" calcext:value-type="float">
            <text:p>0</text:p>
          </table:table-cell>
          <table:table-cell table:formula="of:=([Mass.E99]-SUM([Mass.B99:.D99]))-([Mass.E98]-SUM([Mass.B98:.D98]))" office:value-type="float" office:value="6942" calcext:value-type="float">
            <text:p>6942</text:p>
          </table:table-cell>
          <table:table-cell table:formula="of:=MAX([Mass.F99]-[Mass.F98];0)" office:value-type="float" office:value="1511" calcext:value-type="float">
            <text:p>1511</text:p>
          </table:table-cell>
          <table:table-cell table:formula="of:=MAX([Mass.G99]-[Mass.G98];0)" office:value-type="float" office:value="3199" calcext:value-type="float">
            <text:p>3199</text:p>
          </table:table-cell>
          <table:table-cell table:formula="of:=MAX([Mass.H99]-[Mass.H98];0)" office:value-type="float" office:value="0" calcext:value-type="float">
            <text:p>0</text:p>
          </table:table-cell>
          <table:table-cell table:formula="of:=([Mass.I99]-SUM([Mass.F99:.H99]))-([Mass.I98]-SUM([Mass.F98:.H98]))" office:value-type="float" office:value="3588" calcext:value-type="float">
            <text:p>3588</text:p>
          </table:table-cell>
          <table:table-cell table:formula="of:=MAX([Mass.J99]-[Mass.J98];0)" office:value-type="float" office:value="1548" calcext:value-type="float">
            <text:p>1548</text:p>
          </table:table-cell>
          <table:table-cell table:formula="of:=MAX([Mass.K99]-[Mass.K98];0)" office:value-type="float" office:value="5507" calcext:value-type="float">
            <text:p>5507</text:p>
          </table:table-cell>
          <table:table-cell table:formula="of:=MAX([Mass.L99]-[Mass.L98];0)" office:value-type="float" office:value="0" calcext:value-type="float">
            <text:p>0</text:p>
          </table:table-cell>
          <table:table-cell table:formula="of:=([Mass.M99]-SUM([Mass.J99:.L99]))-([Mass.M98]-SUM([Mass.J98:.L98]))" office:value-type="float" office:value="1243" calcext:value-type="float">
            <text:p>1243</text:p>
          </table:table-cell>
        </table:table-row>
        <table:table-row table:style-name="ro1">
          <table:table-cell table:formula="of:=[.A98]+1" office:value-type="float" office:value="2096" calcext:value-type="float">
            <text:p>2096</text:p>
          </table:table-cell>
          <table:table-cell table:formula="of:=[Mass.B100]-[Mass.B99]" office:value-type="float" office:value="1552" calcext:value-type="float">
            <text:p>1552</text:p>
          </table:table-cell>
          <table:table-cell table:formula="of:=[Mass.C100]-[Mass.C99]" office:value-type="float" office:value="7" calcext:value-type="float">
            <text:p>7</text:p>
          </table:table-cell>
          <table:table-cell table:formula="of:=[Mass.D100]-[Mass.D99]" office:value-type="float" office:value="0" calcext:value-type="float">
            <text:p>0</text:p>
          </table:table-cell>
          <table:table-cell table:formula="of:=([Mass.E100]-SUM([Mass.B100:.D100]))-([Mass.E99]-SUM([Mass.B99:.D99]))" office:value-type="float" office:value="7177" calcext:value-type="float">
            <text:p>7177</text:p>
          </table:table-cell>
          <table:table-cell table:formula="of:=MAX([Mass.F100]-[Mass.F99];0)" office:value-type="float" office:value="1789" calcext:value-type="float">
            <text:p>1789</text:p>
          </table:table-cell>
          <table:table-cell table:formula="of:=MAX([Mass.G100]-[Mass.G99];0)" office:value-type="float" office:value="3288" calcext:value-type="float">
            <text:p>3288</text:p>
          </table:table-cell>
          <table:table-cell table:formula="of:=MAX([Mass.H100]-[Mass.H99];0)" office:value-type="float" office:value="0" calcext:value-type="float">
            <text:p>0</text:p>
          </table:table-cell>
          <table:table-cell table:formula="of:=([Mass.I100]-SUM([Mass.F100:.H100]))-([Mass.I99]-SUM([Mass.F99:.H99]))" office:value-type="float" office:value="3659" calcext:value-type="float">
            <text:p>3659</text:p>
          </table:table-cell>
          <table:table-cell table:formula="of:=MAX([Mass.J100]-[Mass.J99];0)" office:value-type="float" office:value="1828" calcext:value-type="float">
            <text:p>1828</text:p>
          </table:table-cell>
          <table:table-cell table:formula="of:=MAX([Mass.K100]-[Mass.K99];0)" office:value-type="float" office:value="5602" calcext:value-type="float">
            <text:p>5602</text:p>
          </table:table-cell>
          <table:table-cell table:formula="of:=MAX([Mass.L100]-[Mass.L99];0)" office:value-type="float" office:value="0" calcext:value-type="float">
            <text:p>0</text:p>
          </table:table-cell>
          <table:table-cell table:formula="of:=([Mass.M100]-SUM([Mass.J100:.L100]))-([Mass.M99]-SUM([Mass.J99:.L99]))" office:value-type="float" office:value="1306" calcext:value-type="float">
            <text:p>1306</text:p>
          </table:table-cell>
        </table:table-row>
        <table:table-row table:style-name="ro1">
          <table:table-cell table:formula="of:=[.A99]+1" office:value-type="float" office:value="2097" calcext:value-type="float">
            <text:p>2097</text:p>
          </table:table-cell>
          <table:table-cell table:formula="of:=[Mass.B101]-[Mass.B100]" office:value-type="float" office:value="1230" calcext:value-type="float">
            <text:p>1230</text:p>
          </table:table-cell>
          <table:table-cell table:formula="of:=[Mass.C101]-[Mass.C100]" office:value-type="float" office:value="97" calcext:value-type="float">
            <text:p>97</text:p>
          </table:table-cell>
          <table:table-cell table:formula="of:=[Mass.D101]-[Mass.D100]" office:value-type="float" office:value="0" calcext:value-type="float">
            <text:p>0</text:p>
          </table:table-cell>
          <table:table-cell table:formula="of:=([Mass.E101]-SUM([Mass.B101:.D101]))-([Mass.E100]-SUM([Mass.B100:.D100]))" office:value-type="float" office:value="7151" calcext:value-type="float">
            <text:p>7151</text:p>
          </table:table-cell>
          <table:table-cell table:formula="of:=MAX([Mass.F101]-[Mass.F100];0)" office:value-type="float" office:value="1458" calcext:value-type="float">
            <text:p>1458</text:p>
          </table:table-cell>
          <table:table-cell table:formula="of:=MAX([Mass.G101]-[Mass.G100];0)" office:value-type="float" office:value="3588" calcext:value-type="float">
            <text:p>3588</text:p>
          </table:table-cell>
          <table:table-cell table:formula="of:=MAX([Mass.H101]-[Mass.H100];0)" office:value-type="float" office:value="0" calcext:value-type="float">
            <text:p>0</text:p>
          </table:table-cell>
          <table:table-cell table:formula="of:=([Mass.I101]-SUM([Mass.F101:.H101]))-([Mass.I100]-SUM([Mass.F100:.H100]))" office:value-type="float" office:value="3432" calcext:value-type="float">
            <text:p>3432</text:p>
          </table:table-cell>
          <table:table-cell table:formula="of:=MAX([Mass.J101]-[Mass.J100];0)" office:value-type="float" office:value="1526" calcext:value-type="float">
            <text:p>1526</text:p>
          </table:table-cell>
          <table:table-cell table:formula="of:=MAX([Mass.K101]-[Mass.K100];0)" office:value-type="float" office:value="5904" calcext:value-type="float">
            <text:p>5904</text:p>
          </table:table-cell>
          <table:table-cell table:formula="of:=MAX([Mass.L101]-[Mass.L100];0)" office:value-type="float" office:value="0" calcext:value-type="float">
            <text:p>0</text:p>
          </table:table-cell>
          <table:table-cell table:formula="of:=([Mass.M101]-SUM([Mass.J101:.L101]))-([Mass.M100]-SUM([Mass.J100:.L100]))" office:value-type="float" office:value="1048" calcext:value-type="float">
            <text:p>1048</text:p>
          </table:table-cell>
        </table:table-row>
        <table:table-row table:style-name="ro1">
          <table:table-cell table:formula="of:=[.A100]+1" office:value-type="float" office:value="2098" calcext:value-type="float">
            <text:p>2098</text:p>
          </table:table-cell>
          <table:table-cell table:formula="of:=[Mass.B102]-[Mass.B101]" office:value-type="float" office:value="1361" calcext:value-type="float">
            <text:p>1361</text:p>
          </table:table-cell>
          <table:table-cell table:formula="of:=[Mass.C102]-[Mass.C101]" office:value-type="float" office:value="-37" calcext:value-type="float">
            <text:p>-37</text:p>
          </table:table-cell>
          <table:table-cell table:formula="of:=[Mass.D102]-[Mass.D101]" office:value-type="float" office:value="0" calcext:value-type="float">
            <text:p>0</text:p>
          </table:table-cell>
          <table:table-cell table:formula="of:=([Mass.E102]-SUM([Mass.B102:.D102]))-([Mass.E101]-SUM([Mass.B101:.D101]))" office:value-type="float" office:value="7596" calcext:value-type="float">
            <text:p>7596</text:p>
          </table:table-cell>
          <table:table-cell table:formula="of:=MAX([Mass.F102]-[Mass.F101];0)" office:value-type="float" office:value="1567" calcext:value-type="float">
            <text:p>1567</text:p>
          </table:table-cell>
          <table:table-cell table:formula="of:=MAX([Mass.G102]-[Mass.G101];0)" office:value-type="float" office:value="3590" calcext:value-type="float">
            <text:p>3590</text:p>
          </table:table-cell>
          <table:table-cell table:formula="of:=MAX([Mass.H102]-[Mass.H101];0)" office:value-type="float" office:value="0" calcext:value-type="float">
            <text:p>0</text:p>
          </table:table-cell>
          <table:table-cell table:formula="of:=([Mass.I102]-SUM([Mass.F102:.H102]))-([Mass.I101]-SUM([Mass.F101:.H101]))" office:value-type="float" office:value="3763" calcext:value-type="float">
            <text:p>3763</text:p>
          </table:table-cell>
          <table:table-cell table:formula="of:=MAX([Mass.J102]-[Mass.J101];0)" office:value-type="float" office:value="1561" calcext:value-type="float">
            <text:p>1561</text:p>
          </table:table-cell>
          <table:table-cell table:formula="of:=MAX([Mass.K102]-[Mass.K101];0)" office:value-type="float" office:value="5918" calcext:value-type="float">
            <text:p>5918</text:p>
          </table:table-cell>
          <table:table-cell table:formula="of:=MAX([Mass.L102]-[Mass.L101];0)" office:value-type="float" office:value="0" calcext:value-type="float">
            <text:p>0</text:p>
          </table:table-cell>
          <table:table-cell table:formula="of:=([Mass.M102]-SUM([Mass.J102:.L102]))-([Mass.M101]-SUM([Mass.J101:.L101]))" office:value-type="float" office:value="1441" calcext:value-type="float">
            <text:p>1441</text:p>
          </table:table-cell>
        </table:table-row>
        <table:table-row table:style-name="ro1">
          <table:table-cell table:formula="of:=[.A101]+1" office:value-type="float" office:value="2099" calcext:value-type="float">
            <text:p>2099</text:p>
          </table:table-cell>
          <table:table-cell table:formula="of:=[Mass.B103]-[Mass.B102]" office:value-type="float" office:value="1486" calcext:value-type="float">
            <text:p>1486</text:p>
          </table:table-cell>
          <table:table-cell table:formula="of:=[Mass.C103]-[Mass.C102]" office:value-type="float" office:value="7" calcext:value-type="float">
            <text:p>7</text:p>
          </table:table-cell>
          <table:table-cell table:formula="of:=[Mass.D103]-[Mass.D102]" office:value-type="float" office:value="0" calcext:value-type="float">
            <text:p>0</text:p>
          </table:table-cell>
          <table:table-cell table:formula="of:=([Mass.E103]-SUM([Mass.B103:.D103]))-([Mass.E102]-SUM([Mass.B102:.D102]))" office:value-type="float" office:value="7418" calcext:value-type="float">
            <text:p>7418</text:p>
          </table:table-cell>
          <table:table-cell table:formula="of:=MAX([Mass.F103]-[Mass.F102];0)" office:value-type="float" office:value="1671" calcext:value-type="float">
            <text:p>1671</text:p>
          </table:table-cell>
          <table:table-cell table:formula="of:=MAX([Mass.G103]-[Mass.G102];0)" office:value-type="float" office:value="3605" calcext:value-type="float">
            <text:p>3605</text:p>
          </table:table-cell>
          <table:table-cell table:formula="of:=MAX([Mass.H103]-[Mass.H102];0)" office:value-type="float" office:value="0" calcext:value-type="float">
            <text:p>0</text:p>
          </table:table-cell>
          <table:table-cell table:formula="of:=([Mass.I103]-SUM([Mass.F103:.H103]))-([Mass.I102]-SUM([Mass.F102:.H102]))" office:value-type="float" office:value="3635" calcext:value-type="float">
            <text:p>3635</text:p>
          </table:table-cell>
          <table:table-cell table:formula="of:=MAX([Mass.J103]-[Mass.J102];0)" office:value-type="float" office:value="1646" calcext:value-type="float">
            <text:p>1646</text:p>
          </table:table-cell>
          <table:table-cell table:formula="of:=MAX([Mass.K103]-[Mass.K102];0)" office:value-type="float" office:value="5928" calcext:value-type="float">
            <text:p>5928</text:p>
          </table:table-cell>
          <table:table-cell table:formula="of:=MAX([Mass.L103]-[Mass.L102];0)" office:value-type="float" office:value="0" calcext:value-type="float">
            <text:p>0</text:p>
          </table:table-cell>
          <table:table-cell table:formula="of:=([Mass.M103]-SUM([Mass.J103:.L103]))-([Mass.M102]-SUM([Mass.J102:.L102]))" office:value-type="float" office:value="1337" calcext:value-type="float">
            <text:p>1337</text:p>
          </table:table-cell>
        </table:table-row>
        <table:table-row table:style-name="ro1">
          <table:table-cell table:number-columns-repeated="13"/>
        </table:table-row>
        <table:table-row table:style-name="ro2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ass" table:style-name="ta1">
        <office:forms form:automatic-focus="false" form:apply-design-mode="false"/>
        <table:table-column table:style-name="co6" table:number-columns-repeated="13" table:default-cell-style-name="Default"/>
        <table:table-row table:style-name="ro1">
          <table:table-cell/>
          <table:table-cell office:value-type="string" calcext:value-type="string">
            <text:p>Fuel Cycle 3</text:p>
          </table:table-cell>
          <table:table-cell table:number-columns-repeated="3"/>
          <table:table-cell office:value-type="string" calcext:value-type="string">
            <text:p>Fuel Cycle 2</text:p>
          </table:table-cell>
          <table:table-cell table:number-columns-repeated="3"/>
          <table:table-cell office:value-type="string" calcext:value-type="string">
            <text:p>Fuel Cycl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176" calcext:value-type="float">
            <text:p>21176</text:p>
          </table:table-cell>
          <table:table-cell office:value-type="float" office:value="21570" calcext:value-type="float">
            <text:p>21570</text:p>
          </table:table-cell>
          <table:table-cell office:value-type="float" office:value="0" calcext:value-type="float">
            <text:p>0</text:p>
          </table:table-cell>
          <table:table-cell office:value-type="float" office:value="42747" calcext:value-type="float">
            <text:p>42747</text:p>
          </table:table-cell>
          <table:table-cell office:value-type="float" office:value="21176" calcext:value-type="float">
            <text:p>21176</text:p>
          </table:table-cell>
          <table:table-cell office:value-type="float" office:value="21570" calcext:value-type="float">
            <text:p>21570</text:p>
          </table:table-cell>
          <table:table-cell office:value-type="float" office:value="0" calcext:value-type="float">
            <text:p>0</text:p>
          </table:table-cell>
          <table:table-cell office:value-type="float" office:value="42747" calcext:value-type="float">
            <text:p>42747</text:p>
          </table:table-cell>
          <table:table-cell office:value-type="float" office:value="21176" calcext:value-type="float">
            <text:p>21176</text:p>
          </table:table-cell>
          <table:table-cell office:value-type="float" office:value="21570" calcext:value-type="float">
            <text:p>21570</text:p>
          </table:table-cell>
          <table:table-cell office:value-type="float" office:value="0" calcext:value-type="float">
            <text:p>0</text:p>
          </table:table-cell>
          <table:table-cell office:value-type="float" office:value="42747" calcext:value-type="float">
            <text:p>4274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2980" calcext:value-type="float">
            <text:p>22980</text:p>
          </table:table-cell>
          <table:table-cell office:value-type="float" office:value="21570" calcext:value-type="float">
            <text:p>21570</text:p>
          </table:table-cell>
          <table:table-cell office:value-type="float" office:value="0" calcext:value-type="float">
            <text:p>0</text:p>
          </table:table-cell>
          <table:table-cell office:value-type="float" office:value="44550" calcext:value-type="float">
            <text:p>44550</text:p>
          </table:table-cell>
          <table:table-cell office:value-type="float" office:value="22980" calcext:value-type="float">
            <text:p>22980</text:p>
          </table:table-cell>
          <table:table-cell office:value-type="float" office:value="21570" calcext:value-type="float">
            <text:p>21570</text:p>
          </table:table-cell>
          <table:table-cell office:value-type="float" office:value="0" calcext:value-type="float">
            <text:p>0</text:p>
          </table:table-cell>
          <table:table-cell office:value-type="float" office:value="44550" calcext:value-type="float">
            <text:p>44550</text:p>
          </table:table-cell>
          <table:table-cell office:value-type="float" office:value="22980" calcext:value-type="float">
            <text:p>22980</text:p>
          </table:table-cell>
          <table:table-cell office:value-type="float" office:value="21570" calcext:value-type="float">
            <text:p>21570</text:p>
          </table:table-cell>
          <table:table-cell office:value-type="float" office:value="0" calcext:value-type="float">
            <text:p>0</text:p>
          </table:table-cell>
          <table:table-cell office:value-type="float" office:value="44550" calcext:value-type="float">
            <text:p>4455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1619" calcext:value-type="float">
            <text:p>21619</text:p>
          </table:table-cell>
          <table:table-cell office:value-type="float" office:value="24747" calcext:value-type="float">
            <text:p>24747</text:p>
          </table:table-cell>
          <table:table-cell office:value-type="float" office:value="0" calcext:value-type="float">
            <text:p>0</text:p>
          </table:table-cell>
          <table:table-cell office:value-type="float" office:value="46366" calcext:value-type="float">
            <text:p>46366</text:p>
          </table:table-cell>
          <table:table-cell office:value-type="float" office:value="21619" calcext:value-type="float">
            <text:p>21619</text:p>
          </table:table-cell>
          <table:table-cell office:value-type="float" office:value="24747" calcext:value-type="float">
            <text:p>24747</text:p>
          </table:table-cell>
          <table:table-cell office:value-type="float" office:value="0" calcext:value-type="float">
            <text:p>0</text:p>
          </table:table-cell>
          <table:table-cell office:value-type="float" office:value="46366" calcext:value-type="float">
            <text:p>46366</text:p>
          </table:table-cell>
          <table:table-cell office:value-type="float" office:value="21619" calcext:value-type="float">
            <text:p>21619</text:p>
          </table:table-cell>
          <table:table-cell office:value-type="float" office:value="24747" calcext:value-type="float">
            <text:p>24747</text:p>
          </table:table-cell>
          <table:table-cell office:value-type="float" office:value="0" calcext:value-type="float">
            <text:p>0</text:p>
          </table:table-cell>
          <table:table-cell office:value-type="float" office:value="46366" calcext:value-type="float">
            <text:p>4636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806" calcext:value-type="float">
            <text:p>20806</text:p>
          </table:table-cell>
          <table:table-cell office:value-type="float" office:value="27394" calcext:value-type="float">
            <text:p>2739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20806" calcext:value-type="float">
            <text:p>20806</text:p>
          </table:table-cell>
          <table:table-cell office:value-type="float" office:value="27394" calcext:value-type="float">
            <text:p>2739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20806" calcext:value-type="float">
            <text:p>20806</text:p>
          </table:table-cell>
          <table:table-cell office:value-type="float" office:value="27394" calcext:value-type="float">
            <text:p>27394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549" calcext:value-type="float">
            <text:p>20549</text:p>
          </table:table-cell>
          <table:table-cell office:value-type="float" office:value="29511" calcext:value-type="float">
            <text:p>29511</text:p>
          </table:table-cell>
          <table:table-cell office:value-type="float" office:value="0" calcext:value-type="float">
            <text:p>0</text:p>
          </table:table-cell>
          <table:table-cell office:value-type="float" office:value="50060" calcext:value-type="float">
            <text:p>50060</text:p>
          </table:table-cell>
          <table:table-cell office:value-type="float" office:value="20549" calcext:value-type="float">
            <text:p>20549</text:p>
          </table:table-cell>
          <table:table-cell office:value-type="float" office:value="29511" calcext:value-type="float">
            <text:p>29511</text:p>
          </table:table-cell>
          <table:table-cell office:value-type="float" office:value="0" calcext:value-type="float">
            <text:p>0</text:p>
          </table:table-cell>
          <table:table-cell office:value-type="float" office:value="50060" calcext:value-type="float">
            <text:p>50060</text:p>
          </table:table-cell>
          <table:table-cell office:value-type="float" office:value="20549" calcext:value-type="float">
            <text:p>20549</text:p>
          </table:table-cell>
          <table:table-cell office:value-type="float" office:value="29511" calcext:value-type="float">
            <text:p>29511</text:p>
          </table:table-cell>
          <table:table-cell office:value-type="float" office:value="0" calcext:value-type="float">
            <text:p>0</text:p>
          </table:table-cell>
          <table:table-cell office:value-type="float" office:value="50060" calcext:value-type="float">
            <text:p>5006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317" calcext:value-type="float">
            <text:p>20317</text:p>
          </table:table-cell>
          <table:table-cell office:value-type="float" office:value="31629" calcext:value-type="float">
            <text:p>31629</text:p>
          </table:table-cell>
          <table:table-cell office:value-type="float" office:value="0" calcext:value-type="float">
            <text:p>0</text:p>
          </table:table-cell>
          <table:table-cell office:value-type="float" office:value="51946" calcext:value-type="float">
            <text:p>51946</text:p>
          </table:table-cell>
          <table:table-cell office:value-type="float" office:value="20317" calcext:value-type="float">
            <text:p>20317</text:p>
          </table:table-cell>
          <table:table-cell office:value-type="float" office:value="31629" calcext:value-type="float">
            <text:p>31629</text:p>
          </table:table-cell>
          <table:table-cell office:value-type="float" office:value="0" calcext:value-type="float">
            <text:p>0</text:p>
          </table:table-cell>
          <table:table-cell office:value-type="float" office:value="51946" calcext:value-type="float">
            <text:p>51946</text:p>
          </table:table-cell>
          <table:table-cell office:value-type="float" office:value="20317" calcext:value-type="float">
            <text:p>20317</text:p>
          </table:table-cell>
          <table:table-cell office:value-type="float" office:value="31629" calcext:value-type="float">
            <text:p>31629</text:p>
          </table:table-cell>
          <table:table-cell office:value-type="float" office:value="0" calcext:value-type="float">
            <text:p>0</text:p>
          </table:table-cell>
          <table:table-cell office:value-type="float" office:value="51946" calcext:value-type="float">
            <text:p>5194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091" calcext:value-type="float">
            <text:p>20091</text:p>
          </table:table-cell>
          <table:table-cell office:value-type="float" office:value="33747" calcext:value-type="float">
            <text:p>33747</text:p>
          </table:table-cell>
          <table:table-cell office:value-type="float" office:value="0" calcext:value-type="float">
            <text:p>0</text:p>
          </table:table-cell>
          <table:table-cell office:value-type="float" office:value="53837" calcext:value-type="float">
            <text:p>53837</text:p>
          </table:table-cell>
          <table:table-cell office:value-type="float" office:value="20091" calcext:value-type="float">
            <text:p>20091</text:p>
          </table:table-cell>
          <table:table-cell office:value-type="float" office:value="33747" calcext:value-type="float">
            <text:p>33747</text:p>
          </table:table-cell>
          <table:table-cell office:value-type="float" office:value="0" calcext:value-type="float">
            <text:p>0</text:p>
          </table:table-cell>
          <table:table-cell office:value-type="float" office:value="53837" calcext:value-type="float">
            <text:p>53837</text:p>
          </table:table-cell>
          <table:table-cell office:value-type="float" office:value="20091" calcext:value-type="float">
            <text:p>20091</text:p>
          </table:table-cell>
          <table:table-cell office:value-type="float" office:value="33747" calcext:value-type="float">
            <text:p>33747</text:p>
          </table:table-cell>
          <table:table-cell office:value-type="float" office:value="0" calcext:value-type="float">
            <text:p>0</text:p>
          </table:table-cell>
          <table:table-cell office:value-type="float" office:value="53837" calcext:value-type="float">
            <text:p>5383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864" calcext:value-type="float">
            <text:p>19864</text:p>
          </table:table-cell>
          <table:table-cell office:value-type="float" office:value="35864" calcext:value-type="float">
            <text:p>35864</text:p>
          </table:table-cell>
          <table:table-cell office:value-type="float" office:value="0" calcext:value-type="float">
            <text:p>0</text:p>
          </table:table-cell>
          <table:table-cell office:value-type="float" office:value="55728" calcext:value-type="float">
            <text:p>55728</text:p>
          </table:table-cell>
          <table:table-cell office:value-type="float" office:value="19864" calcext:value-type="float">
            <text:p>19864</text:p>
          </table:table-cell>
          <table:table-cell office:value-type="float" office:value="35864" calcext:value-type="float">
            <text:p>35864</text:p>
          </table:table-cell>
          <table:table-cell office:value-type="float" office:value="0" calcext:value-type="float">
            <text:p>0</text:p>
          </table:table-cell>
          <table:table-cell office:value-type="float" office:value="55728" calcext:value-type="float">
            <text:p>55728</text:p>
          </table:table-cell>
          <table:table-cell office:value-type="float" office:value="19864" calcext:value-type="float">
            <text:p>19864</text:p>
          </table:table-cell>
          <table:table-cell office:value-type="float" office:value="35864" calcext:value-type="float">
            <text:p>35864</text:p>
          </table:table-cell>
          <table:table-cell office:value-type="float" office:value="0" calcext:value-type="float">
            <text:p>0</text:p>
          </table:table-cell>
          <table:table-cell office:value-type="float" office:value="55728" calcext:value-type="float">
            <text:p>5572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9637" calcext:value-type="float">
            <text:p>19637</text:p>
          </table:table-cell>
          <table:table-cell office:value-type="float" office:value="37982" calcext:value-type="float">
            <text:p>37982</text:p>
          </table:table-cell>
          <table:table-cell office:value-type="float" office:value="0" calcext:value-type="float">
            <text:p>0</text:p>
          </table:table-cell>
          <table:table-cell office:value-type="float" office:value="57619" calcext:value-type="float">
            <text:p>57619</text:p>
          </table:table-cell>
          <table:table-cell office:value-type="float" office:value="19637" calcext:value-type="float">
            <text:p>19637</text:p>
          </table:table-cell>
          <table:table-cell office:value-type="float" office:value="37982" calcext:value-type="float">
            <text:p>37982</text:p>
          </table:table-cell>
          <table:table-cell office:value-type="float" office:value="0" calcext:value-type="float">
            <text:p>0</text:p>
          </table:table-cell>
          <table:table-cell office:value-type="float" office:value="57619" calcext:value-type="float">
            <text:p>57619</text:p>
          </table:table-cell>
          <table:table-cell office:value-type="float" office:value="19637" calcext:value-type="float">
            <text:p>19637</text:p>
          </table:table-cell>
          <table:table-cell office:value-type="float" office:value="37982" calcext:value-type="float">
            <text:p>37982</text:p>
          </table:table-cell>
          <table:table-cell office:value-type="float" office:value="0" calcext:value-type="float">
            <text:p>0</text:p>
          </table:table-cell>
          <table:table-cell office:value-type="float" office:value="57619" calcext:value-type="float">
            <text:p>5761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410" calcext:value-type="float">
            <text:p>19410</text:p>
          </table:table-cell>
          <table:table-cell office:value-type="float" office:value="40099" calcext:value-type="float">
            <text:p>40099</text:p>
          </table:table-cell>
          <table:table-cell office:value-type="float" office:value="0" calcext:value-type="float">
            <text:p>0</text:p>
          </table:table-cell>
          <table:table-cell office:value-type="float" office:value="59509" calcext:value-type="float">
            <text:p>59509</text:p>
          </table:table-cell>
          <table:table-cell office:value-type="float" office:value="19410" calcext:value-type="float">
            <text:p>19410</text:p>
          </table:table-cell>
          <table:table-cell office:value-type="float" office:value="40099" calcext:value-type="float">
            <text:p>40099</text:p>
          </table:table-cell>
          <table:table-cell office:value-type="float" office:value="0" calcext:value-type="float">
            <text:p>0</text:p>
          </table:table-cell>
          <table:table-cell office:value-type="float" office:value="59509" calcext:value-type="float">
            <text:p>59509</text:p>
          </table:table-cell>
          <table:table-cell office:value-type="float" office:value="19410" calcext:value-type="float">
            <text:p>19410</text:p>
          </table:table-cell>
          <table:table-cell office:value-type="float" office:value="40099" calcext:value-type="float">
            <text:p>40099</text:p>
          </table:table-cell>
          <table:table-cell office:value-type="float" office:value="0" calcext:value-type="float">
            <text:p>0</text:p>
          </table:table-cell>
          <table:table-cell office:value-type="float" office:value="59509" calcext:value-type="float">
            <text:p>5950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183" calcext:value-type="float">
            <text:p>19183</text:p>
          </table:table-cell>
          <table:table-cell office:value-type="float" office:value="42217" calcext:value-type="float">
            <text:p>42217</text:p>
          </table:table-cell>
          <table:table-cell office:value-type="float" office:value="0" calcext:value-type="float">
            <text:p>0</text:p>
          </table:table-cell>
          <table:table-cell office:value-type="float" office:value="61400" calcext:value-type="float">
            <text:p>61400</text:p>
          </table:table-cell>
          <table:table-cell office:value-type="float" office:value="19183" calcext:value-type="float">
            <text:p>19183</text:p>
          </table:table-cell>
          <table:table-cell office:value-type="float" office:value="42217" calcext:value-type="float">
            <text:p>42217</text:p>
          </table:table-cell>
          <table:table-cell office:value-type="float" office:value="0" calcext:value-type="float">
            <text:p>0</text:p>
          </table:table-cell>
          <table:table-cell office:value-type="float" office:value="61400" calcext:value-type="float">
            <text:p>61400</text:p>
          </table:table-cell>
          <table:table-cell office:value-type="float" office:value="19183" calcext:value-type="float">
            <text:p>19183</text:p>
          </table:table-cell>
          <table:table-cell office:value-type="float" office:value="42217" calcext:value-type="float">
            <text:p>42217</text:p>
          </table:table-cell>
          <table:table-cell office:value-type="float" office:value="0" calcext:value-type="float">
            <text:p>0</text:p>
          </table:table-cell>
          <table:table-cell office:value-type="float" office:value="61400" calcext:value-type="float">
            <text:p>6140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192" calcext:value-type="float">
            <text:p>19192</text:p>
          </table:table-cell>
          <table:table-cell office:value-type="float" office:value="44099" calcext:value-type="float">
            <text:p>44099</text:p>
          </table:table-cell>
          <table:table-cell office:value-type="float" office:value="0" calcext:value-type="float">
            <text:p>0</text:p>
          </table:table-cell>
          <table:table-cell office:value-type="float" office:value="63291" calcext:value-type="float">
            <text:p>63291</text:p>
          </table:table-cell>
          <table:table-cell office:value-type="float" office:value="19192" calcext:value-type="float">
            <text:p>19192</text:p>
          </table:table-cell>
          <table:table-cell office:value-type="float" office:value="44099" calcext:value-type="float">
            <text:p>44099</text:p>
          </table:table-cell>
          <table:table-cell office:value-type="float" office:value="0" calcext:value-type="float">
            <text:p>0</text:p>
          </table:table-cell>
          <table:table-cell office:value-type="float" office:value="63291" calcext:value-type="float">
            <text:p>63291</text:p>
          </table:table-cell>
          <table:table-cell office:value-type="float" office:value="19192" calcext:value-type="float">
            <text:p>19192</text:p>
          </table:table-cell>
          <table:table-cell office:value-type="float" office:value="44099" calcext:value-type="float">
            <text:p>44099</text:p>
          </table:table-cell>
          <table:table-cell office:value-type="float" office:value="0" calcext:value-type="float">
            <text:p>0</text:p>
          </table:table-cell>
          <table:table-cell office:value-type="float" office:value="63291" calcext:value-type="float">
            <text:p>6329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270" calcext:value-type="float">
            <text:p>19270</text:p>
          </table:table-cell>
          <table:table-cell office:value-type="float" office:value="45912" calcext:value-type="float">
            <text:p>45912</text:p>
          </table:table-cell>
          <table:table-cell office:value-type="float" office:value="0" calcext:value-type="float">
            <text:p>0</text:p>
          </table:table-cell>
          <table:table-cell office:value-type="float" office:value="65182" calcext:value-type="float">
            <text:p>65182</text:p>
          </table:table-cell>
          <table:table-cell office:value-type="float" office:value="19270" calcext:value-type="float">
            <text:p>19270</text:p>
          </table:table-cell>
          <table:table-cell office:value-type="float" office:value="45912" calcext:value-type="float">
            <text:p>45912</text:p>
          </table:table-cell>
          <table:table-cell office:value-type="float" office:value="0" calcext:value-type="float">
            <text:p>0</text:p>
          </table:table-cell>
          <table:table-cell office:value-type="float" office:value="65182" calcext:value-type="float">
            <text:p>65182</text:p>
          </table:table-cell>
          <table:table-cell office:value-type="float" office:value="19270" calcext:value-type="float">
            <text:p>19270</text:p>
          </table:table-cell>
          <table:table-cell office:value-type="float" office:value="45912" calcext:value-type="float">
            <text:p>45912</text:p>
          </table:table-cell>
          <table:table-cell office:value-type="float" office:value="0" calcext:value-type="float">
            <text:p>0</text:p>
          </table:table-cell>
          <table:table-cell office:value-type="float" office:value="65182" calcext:value-type="float">
            <text:p>651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331" calcext:value-type="float">
            <text:p>19331</text:p>
          </table:table-cell>
          <table:table-cell office:value-type="float" office:value="47741" calcext:value-type="float">
            <text:p>47741</text:p>
          </table:table-cell>
          <table:table-cell office:value-type="float" office:value="0" calcext:value-type="float">
            <text:p>0</text:p>
          </table:table-cell>
          <table:table-cell office:value-type="float" office:value="67072" calcext:value-type="float">
            <text:p>67072</text:p>
          </table:table-cell>
          <table:table-cell office:value-type="float" office:value="19331" calcext:value-type="float">
            <text:p>19331</text:p>
          </table:table-cell>
          <table:table-cell office:value-type="float" office:value="47741" calcext:value-type="float">
            <text:p>47741</text:p>
          </table:table-cell>
          <table:table-cell office:value-type="float" office:value="0" calcext:value-type="float">
            <text:p>0</text:p>
          </table:table-cell>
          <table:table-cell office:value-type="float" office:value="67072" calcext:value-type="float">
            <text:p>67072</text:p>
          </table:table-cell>
          <table:table-cell office:value-type="float" office:value="19331" calcext:value-type="float">
            <text:p>19331</text:p>
          </table:table-cell>
          <table:table-cell office:value-type="float" office:value="47741" calcext:value-type="float">
            <text:p>47741</text:p>
          </table:table-cell>
          <table:table-cell office:value-type="float" office:value="0" calcext:value-type="float">
            <text:p>0</text:p>
          </table:table-cell>
          <table:table-cell office:value-type="float" office:value="67072" calcext:value-type="float">
            <text:p>6707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368" calcext:value-type="float">
            <text:p>19368</text:p>
          </table:table-cell>
          <table:table-cell office:value-type="float" office:value="49595" calcext:value-type="float">
            <text:p>49595</text:p>
          </table:table-cell>
          <table:table-cell office:value-type="float" office:value="0" calcext:value-type="float">
            <text:p>0</text:p>
          </table:table-cell>
          <table:table-cell office:value-type="float" office:value="68963" calcext:value-type="float">
            <text:p>68963</text:p>
          </table:table-cell>
          <table:table-cell office:value-type="float" office:value="19368" calcext:value-type="float">
            <text:p>19368</text:p>
          </table:table-cell>
          <table:table-cell office:value-type="float" office:value="49595" calcext:value-type="float">
            <text:p>49595</text:p>
          </table:table-cell>
          <table:table-cell office:value-type="float" office:value="0" calcext:value-type="float">
            <text:p>0</text:p>
          </table:table-cell>
          <table:table-cell office:value-type="float" office:value="68963" calcext:value-type="float">
            <text:p>68963</text:p>
          </table:table-cell>
          <table:table-cell office:value-type="float" office:value="19368" calcext:value-type="float">
            <text:p>19368</text:p>
          </table:table-cell>
          <table:table-cell office:value-type="float" office:value="49595" calcext:value-type="float">
            <text:p>49595</text:p>
          </table:table-cell>
          <table:table-cell office:value-type="float" office:value="0" calcext:value-type="float">
            <text:p>0</text:p>
          </table:table-cell>
          <table:table-cell office:value-type="float" office:value="68963" calcext:value-type="float">
            <text:p>6896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388" calcext:value-type="float">
            <text:p>19388</text:p>
          </table:table-cell>
          <table:table-cell office:value-type="float" office:value="51475" calcext:value-type="float">
            <text:p>51475</text:p>
          </table:table-cell>
          <table:table-cell office:value-type="float" office:value="0" calcext:value-type="float">
            <text:p>0</text:p>
          </table:table-cell>
          <table:table-cell office:value-type="float" office:value="70863" calcext:value-type="float">
            <text:p>70863</text:p>
          </table:table-cell>
          <table:table-cell office:value-type="float" office:value="19388" calcext:value-type="float">
            <text:p>19388</text:p>
          </table:table-cell>
          <table:table-cell office:value-type="float" office:value="51475" calcext:value-type="float">
            <text:p>51475</text:p>
          </table:table-cell>
          <table:table-cell office:value-type="float" office:value="0" calcext:value-type="float">
            <text:p>0</text:p>
          </table:table-cell>
          <table:table-cell office:value-type="float" office:value="70863" calcext:value-type="float">
            <text:p>70863</text:p>
          </table:table-cell>
          <table:table-cell office:value-type="float" office:value="19388" calcext:value-type="float">
            <text:p>19388</text:p>
          </table:table-cell>
          <table:table-cell office:value-type="float" office:value="51475" calcext:value-type="float">
            <text:p>51475</text:p>
          </table:table-cell>
          <table:table-cell office:value-type="float" office:value="0" calcext:value-type="float">
            <text:p>0</text:p>
          </table:table-cell>
          <table:table-cell office:value-type="float" office:value="70863" calcext:value-type="float">
            <text:p>7086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428" calcext:value-type="float">
            <text:p>19428</text:p>
          </table:table-cell>
          <table:table-cell office:value-type="float" office:value="53364" calcext:value-type="float">
            <text:p>53364</text:p>
          </table:table-cell>
          <table:table-cell office:value-type="float" office:value="0" calcext:value-type="float">
            <text:p>0</text:p>
          </table:table-cell>
          <table:table-cell office:value-type="float" office:value="72793" calcext:value-type="float">
            <text:p>72793</text:p>
          </table:table-cell>
          <table:table-cell office:value-type="float" office:value="19428" calcext:value-type="float">
            <text:p>19428</text:p>
          </table:table-cell>
          <table:table-cell office:value-type="float" office:value="53364" calcext:value-type="float">
            <text:p>53364</text:p>
          </table:table-cell>
          <table:table-cell office:value-type="float" office:value="0" calcext:value-type="float">
            <text:p>0</text:p>
          </table:table-cell>
          <table:table-cell office:value-type="float" office:value="72793" calcext:value-type="float">
            <text:p>72793</text:p>
          </table:table-cell>
          <table:table-cell office:value-type="float" office:value="19428" calcext:value-type="float">
            <text:p>19428</text:p>
          </table:table-cell>
          <table:table-cell office:value-type="float" office:value="53364" calcext:value-type="float">
            <text:p>53364</text:p>
          </table:table-cell>
          <table:table-cell office:value-type="float" office:value="0" calcext:value-type="float">
            <text:p>0</text:p>
          </table:table-cell>
          <table:table-cell office:value-type="float" office:value="72793" calcext:value-type="float">
            <text:p>7279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503" calcext:value-type="float">
            <text:p>19503</text:p>
          </table:table-cell>
          <table:table-cell office:value-type="float" office:value="55255" calcext:value-type="float">
            <text:p>55255</text:p>
          </table:table-cell>
          <table:table-cell office:value-type="float" office:value="0" calcext:value-type="float">
            <text:p>0</text:p>
          </table:table-cell>
          <table:table-cell office:value-type="float" office:value="74758" calcext:value-type="float">
            <text:p>74758</text:p>
          </table:table-cell>
          <table:table-cell office:value-type="float" office:value="19503" calcext:value-type="float">
            <text:p>19503</text:p>
          </table:table-cell>
          <table:table-cell office:value-type="float" office:value="55255" calcext:value-type="float">
            <text:p>55255</text:p>
          </table:table-cell>
          <table:table-cell office:value-type="float" office:value="0" calcext:value-type="float">
            <text:p>0</text:p>
          </table:table-cell>
          <table:table-cell office:value-type="float" office:value="74758" calcext:value-type="float">
            <text:p>74758</text:p>
          </table:table-cell>
          <table:table-cell office:value-type="float" office:value="19503" calcext:value-type="float">
            <text:p>19503</text:p>
          </table:table-cell>
          <table:table-cell office:value-type="float" office:value="55255" calcext:value-type="float">
            <text:p>55255</text:p>
          </table:table-cell>
          <table:table-cell office:value-type="float" office:value="0" calcext:value-type="float">
            <text:p>0</text:p>
          </table:table-cell>
          <table:table-cell office:value-type="float" office:value="74758" calcext:value-type="float">
            <text:p>747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608" calcext:value-type="float">
            <text:p>19608</text:p>
          </table:table-cell>
          <table:table-cell office:value-type="float" office:value="57146" calcext:value-type="float">
            <text:p>57146</text:p>
          </table:table-cell>
          <table:table-cell office:value-type="float" office:value="0" calcext:value-type="float">
            <text:p>0</text:p>
          </table:table-cell>
          <table:table-cell office:value-type="float" office:value="76754" calcext:value-type="float">
            <text:p>76754</text:p>
          </table:table-cell>
          <table:table-cell office:value-type="float" office:value="19608" calcext:value-type="float">
            <text:p>19608</text:p>
          </table:table-cell>
          <table:table-cell office:value-type="float" office:value="57146" calcext:value-type="float">
            <text:p>57146</text:p>
          </table:table-cell>
          <table:table-cell office:value-type="float" office:value="0" calcext:value-type="float">
            <text:p>0</text:p>
          </table:table-cell>
          <table:table-cell office:value-type="float" office:value="76754" calcext:value-type="float">
            <text:p>76754</text:p>
          </table:table-cell>
          <table:table-cell office:value-type="float" office:value="19608" calcext:value-type="float">
            <text:p>19608</text:p>
          </table:table-cell>
          <table:table-cell office:value-type="float" office:value="57146" calcext:value-type="float">
            <text:p>57146</text:p>
          </table:table-cell>
          <table:table-cell office:value-type="float" office:value="0" calcext:value-type="float">
            <text:p>0</text:p>
          </table:table-cell>
          <table:table-cell office:value-type="float" office:value="76754" calcext:value-type="float">
            <text:p>7675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752" calcext:value-type="float">
            <text:p>19752</text:p>
          </table:table-cell>
          <table:table-cell office:value-type="float" office:value="58287" calcext:value-type="float">
            <text:p>58287</text:p>
          </table:table-cell>
          <table:table-cell office:value-type="float" office:value="0" calcext:value-type="float">
            <text:p>0</text:p>
          </table:table-cell>
          <table:table-cell office:value-type="float" office:value="78789" calcext:value-type="float">
            <text:p>78789</text:p>
          </table:table-cell>
          <table:table-cell office:value-type="float" office:value="19752" calcext:value-type="float">
            <text:p>19752</text:p>
          </table:table-cell>
          <table:table-cell office:value-type="float" office:value="58287" calcext:value-type="float">
            <text:p>58287</text:p>
          </table:table-cell>
          <table:table-cell office:value-type="float" office:value="0" calcext:value-type="float">
            <text:p>0</text:p>
          </table:table-cell>
          <table:table-cell office:value-type="float" office:value="78789" calcext:value-type="float">
            <text:p>78789</text:p>
          </table:table-cell>
          <table:table-cell office:value-type="float" office:value="19752" calcext:value-type="float">
            <text:p>19752</text:p>
          </table:table-cell>
          <table:table-cell office:value-type="float" office:value="58287" calcext:value-type="float">
            <text:p>58287</text:p>
          </table:table-cell>
          <table:table-cell office:value-type="float" office:value="0" calcext:value-type="float">
            <text:p>0</text:p>
          </table:table-cell>
          <table:table-cell office:value-type="float" office:value="78789" calcext:value-type="float">
            <text:p>7878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9932" calcext:value-type="float">
            <text:p>19932</text:p>
          </table:table-cell>
          <table:table-cell office:value-type="float" office:value="57177" calcext:value-type="float">
            <text:p>57177</text:p>
          </table:table-cell>
          <table:table-cell office:value-type="float" office:value="3000" calcext:value-type="float">
            <text:p>3000</text:p>
          </table:table-cell>
          <table:table-cell office:value-type="float" office:value="80859" calcext:value-type="float">
            <text:p>80859</text:p>
          </table:table-cell>
          <table:table-cell office:value-type="float" office:value="19932" calcext:value-type="float">
            <text:p>19932</text:p>
          </table:table-cell>
          <table:table-cell office:value-type="float" office:value="57177" calcext:value-type="float">
            <text:p>57177</text:p>
          </table:table-cell>
          <table:table-cell office:value-type="float" office:value="3000" calcext:value-type="float">
            <text:p>3000</text:p>
          </table:table-cell>
          <table:table-cell office:value-type="float" office:value="80859" calcext:value-type="float">
            <text:p>80859</text:p>
          </table:table-cell>
          <table:table-cell office:value-type="float" office:value="19932" calcext:value-type="float">
            <text:p>19932</text:p>
          </table:table-cell>
          <table:table-cell office:value-type="float" office:value="57177" calcext:value-type="float">
            <text:p>57177</text:p>
          </table:table-cell>
          <table:table-cell office:value-type="float" office:value="3000" calcext:value-type="float">
            <text:p>3000</text:p>
          </table:table-cell>
          <table:table-cell office:value-type="float" office:value="80859" calcext:value-type="float">
            <text:p>8085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146" calcext:value-type="float">
            <text:p>20146</text:p>
          </table:table-cell>
          <table:table-cell office:value-type="float" office:value="56008" calcext:value-type="float">
            <text:p>56008</text:p>
          </table:table-cell>
          <table:table-cell office:value-type="float" office:value="6000" calcext:value-type="float">
            <text:p>6000</text:p>
          </table:table-cell>
          <table:table-cell office:value-type="float" office:value="82964" calcext:value-type="float">
            <text:p>82964</text:p>
          </table:table-cell>
          <table:table-cell office:value-type="float" office:value="20146" calcext:value-type="float">
            <text:p>20146</text:p>
          </table:table-cell>
          <table:table-cell office:value-type="float" office:value="56008" calcext:value-type="float">
            <text:p>56008</text:p>
          </table:table-cell>
          <table:table-cell office:value-type="float" office:value="6000" calcext:value-type="float">
            <text:p>6000</text:p>
          </table:table-cell>
          <table:table-cell office:value-type="float" office:value="82964" calcext:value-type="float">
            <text:p>82964</text:p>
          </table:table-cell>
          <table:table-cell office:value-type="float" office:value="20146" calcext:value-type="float">
            <text:p>20146</text:p>
          </table:table-cell>
          <table:table-cell office:value-type="float" office:value="56008" calcext:value-type="float">
            <text:p>56008</text:p>
          </table:table-cell>
          <table:table-cell office:value-type="float" office:value="6000" calcext:value-type="float">
            <text:p>6000</text:p>
          </table:table-cell>
          <table:table-cell office:value-type="float" office:value="82964" calcext:value-type="float">
            <text:p>8296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392" calcext:value-type="float">
            <text:p>20392</text:p>
          </table:table-cell>
          <table:table-cell office:value-type="float" office:value="54779" calcext:value-type="float">
            <text:p>54779</text:p>
          </table:table-cell>
          <table:table-cell office:value-type="float" office:value="9000" calcext:value-type="float">
            <text:p>9000</text:p>
          </table:table-cell>
          <table:table-cell office:value-type="float" office:value="85104" calcext:value-type="float">
            <text:p>85104</text:p>
          </table:table-cell>
          <table:table-cell office:value-type="float" office:value="20392" calcext:value-type="float">
            <text:p>20392</text:p>
          </table:table-cell>
          <table:table-cell office:value-type="float" office:value="54779" calcext:value-type="float">
            <text:p>54779</text:p>
          </table:table-cell>
          <table:table-cell office:value-type="float" office:value="9000" calcext:value-type="float">
            <text:p>9000</text:p>
          </table:table-cell>
          <table:table-cell office:value-type="float" office:value="85104" calcext:value-type="float">
            <text:p>85104</text:p>
          </table:table-cell>
          <table:table-cell office:value-type="float" office:value="20392" calcext:value-type="float">
            <text:p>20392</text:p>
          </table:table-cell>
          <table:table-cell office:value-type="float" office:value="54779" calcext:value-type="float">
            <text:p>54779</text:p>
          </table:table-cell>
          <table:table-cell office:value-type="float" office:value="9000" calcext:value-type="float">
            <text:p>9000</text:p>
          </table:table-cell>
          <table:table-cell office:value-type="float" office:value="85104" calcext:value-type="float">
            <text:p>8510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0674" calcext:value-type="float">
            <text:p>20674</text:p>
          </table:table-cell>
          <table:table-cell office:value-type="float" office:value="53430" calcext:value-type="float">
            <text:p>53430</text:p>
          </table:table-cell>
          <table:table-cell office:value-type="float" office:value="12000" calcext:value-type="float">
            <text:p>12000</text:p>
          </table:table-cell>
          <table:table-cell office:value-type="float" office:value="87280" calcext:value-type="float">
            <text:p>87280</text:p>
          </table:table-cell>
          <table:table-cell office:value-type="float" office:value="20674" calcext:value-type="float">
            <text:p>20674</text:p>
          </table:table-cell>
          <table:table-cell office:value-type="float" office:value="53430" calcext:value-type="float">
            <text:p>53430</text:p>
          </table:table-cell>
          <table:table-cell office:value-type="float" office:value="12000" calcext:value-type="float">
            <text:p>12000</text:p>
          </table:table-cell>
          <table:table-cell office:value-type="float" office:value="87280" calcext:value-type="float">
            <text:p>87280</text:p>
          </table:table-cell>
          <table:table-cell office:value-type="float" office:value="20674" calcext:value-type="float">
            <text:p>20674</text:p>
          </table:table-cell>
          <table:table-cell office:value-type="float" office:value="53430" calcext:value-type="float">
            <text:p>53430</text:p>
          </table:table-cell>
          <table:table-cell office:value-type="float" office:value="12000" calcext:value-type="float">
            <text:p>12000</text:p>
          </table:table-cell>
          <table:table-cell office:value-type="float" office:value="87280" calcext:value-type="float">
            <text:p>8728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0993" calcext:value-type="float">
            <text:p>20993</text:p>
          </table:table-cell>
          <table:table-cell office:value-type="float" office:value="51921" calcext:value-type="float">
            <text:p>51921</text:p>
          </table:table-cell>
          <table:table-cell office:value-type="float" office:value="15000" calcext:value-type="float">
            <text:p>15000</text:p>
          </table:table-cell>
          <table:table-cell office:value-type="float" office:value="89499" calcext:value-type="float">
            <text:p>89499</text:p>
          </table:table-cell>
          <table:table-cell office:value-type="float" office:value="20993" calcext:value-type="float">
            <text:p>20993</text:p>
          </table:table-cell>
          <table:table-cell office:value-type="float" office:value="51921" calcext:value-type="float">
            <text:p>51921</text:p>
          </table:table-cell>
          <table:table-cell office:value-type="float" office:value="15000" calcext:value-type="float">
            <text:p>15000</text:p>
          </table:table-cell>
          <table:table-cell office:value-type="float" office:value="89499" calcext:value-type="float">
            <text:p>89499</text:p>
          </table:table-cell>
          <table:table-cell office:value-type="float" office:value="20993" calcext:value-type="float">
            <text:p>20993</text:p>
          </table:table-cell>
          <table:table-cell office:value-type="float" office:value="51921" calcext:value-type="float">
            <text:p>51921</text:p>
          </table:table-cell>
          <table:table-cell office:value-type="float" office:value="15000" calcext:value-type="float">
            <text:p>15000</text:p>
          </table:table-cell>
          <table:table-cell office:value-type="float" office:value="89499" calcext:value-type="float">
            <text:p>8949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1346" calcext:value-type="float">
            <text:p>21346</text:p>
          </table:table-cell>
          <table:table-cell office:value-type="float" office:value="50178" calcext:value-type="float">
            <text:p>50178</text:p>
          </table:table-cell>
          <table:table-cell office:value-type="float" office:value="18000" calcext:value-type="float">
            <text:p>18000</text:p>
          </table:table-cell>
          <table:table-cell office:value-type="float" office:value="91757" calcext:value-type="float">
            <text:p>91757</text:p>
          </table:table-cell>
          <table:table-cell office:value-type="float" office:value="21346" calcext:value-type="float">
            <text:p>21346</text:p>
          </table:table-cell>
          <table:table-cell office:value-type="float" office:value="50178" calcext:value-type="float">
            <text:p>50178</text:p>
          </table:table-cell>
          <table:table-cell office:value-type="float" office:value="18000" calcext:value-type="float">
            <text:p>18000</text:p>
          </table:table-cell>
          <table:table-cell office:value-type="float" office:value="91757" calcext:value-type="float">
            <text:p>91757</text:p>
          </table:table-cell>
          <table:table-cell office:value-type="float" office:value="21346" calcext:value-type="float">
            <text:p>21346</text:p>
          </table:table-cell>
          <table:table-cell office:value-type="float" office:value="50178" calcext:value-type="float">
            <text:p>50178</text:p>
          </table:table-cell>
          <table:table-cell office:value-type="float" office:value="18000" calcext:value-type="float">
            <text:p>18000</text:p>
          </table:table-cell>
          <table:table-cell office:value-type="float" office:value="91757" calcext:value-type="float">
            <text:p>91757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1717" calcext:value-type="float">
            <text:p>21717</text:p>
          </table:table-cell>
          <table:table-cell office:value-type="float" office:value="48301" calcext:value-type="float">
            <text:p>48301</text:p>
          </table:table-cell>
          <table:table-cell office:value-type="float" office:value="21000" calcext:value-type="float">
            <text:p>21000</text:p>
          </table:table-cell>
          <table:table-cell office:value-type="float" office:value="94050" calcext:value-type="float">
            <text:p>94050</text:p>
          </table:table-cell>
          <table:table-cell office:value-type="float" office:value="21717" calcext:value-type="float">
            <text:p>21717</text:p>
          </table:table-cell>
          <table:table-cell office:value-type="float" office:value="48301" calcext:value-type="float">
            <text:p>48301</text:p>
          </table:table-cell>
          <table:table-cell office:value-type="float" office:value="21000" calcext:value-type="float">
            <text:p>21000</text:p>
          </table:table-cell>
          <table:table-cell office:value-type="float" office:value="94050" calcext:value-type="float">
            <text:p>94050</text:p>
          </table:table-cell>
          <table:table-cell office:value-type="float" office:value="21717" calcext:value-type="float">
            <text:p>21717</text:p>
          </table:table-cell>
          <table:table-cell office:value-type="float" office:value="48301" calcext:value-type="float">
            <text:p>48301</text:p>
          </table:table-cell>
          <table:table-cell office:value-type="float" office:value="21000" calcext:value-type="float">
            <text:p>21000</text:p>
          </table:table-cell>
          <table:table-cell office:value-type="float" office:value="94050" calcext:value-type="float">
            <text:p>9405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2089" calcext:value-type="float">
            <text:p>22089</text:p>
          </table:table-cell>
          <table:table-cell office:value-type="float" office:value="46457" calcext:value-type="float">
            <text:p>46457</text:p>
          </table:table-cell>
          <table:table-cell office:value-type="float" office:value="24000" calcext:value-type="float">
            <text:p>24000</text:p>
          </table:table-cell>
          <table:table-cell office:value-type="float" office:value="96383" calcext:value-type="float">
            <text:p>96383</text:p>
          </table:table-cell>
          <table:table-cell office:value-type="float" office:value="22089" calcext:value-type="float">
            <text:p>22089</text:p>
          </table:table-cell>
          <table:table-cell office:value-type="float" office:value="46457" calcext:value-type="float">
            <text:p>46457</text:p>
          </table:table-cell>
          <table:table-cell office:value-type="float" office:value="24000" calcext:value-type="float">
            <text:p>24000</text:p>
          </table:table-cell>
          <table:table-cell office:value-type="float" office:value="96383" calcext:value-type="float">
            <text:p>96383</text:p>
          </table:table-cell>
          <table:table-cell office:value-type="float" office:value="22089" calcext:value-type="float">
            <text:p>22089</text:p>
          </table:table-cell>
          <table:table-cell office:value-type="float" office:value="46457" calcext:value-type="float">
            <text:p>46457</text:p>
          </table:table-cell>
          <table:table-cell office:value-type="float" office:value="24000" calcext:value-type="float">
            <text:p>24000</text:p>
          </table:table-cell>
          <table:table-cell office:value-type="float" office:value="96383" calcext:value-type="float">
            <text:p>96383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2744" calcext:value-type="float">
            <text:p>22744</text:p>
          </table:table-cell>
          <table:table-cell office:value-type="float" office:value="44645" calcext:value-type="float">
            <text:p>44645</text:p>
          </table:table-cell>
          <table:table-cell office:value-type="float" office:value="27000" calcext:value-type="float">
            <text:p>27000</text:p>
          </table:table-cell>
          <table:table-cell office:value-type="float" office:value="99040" calcext:value-type="float">
            <text:p>99040</text:p>
          </table:table-cell>
          <table:table-cell office:value-type="float" office:value="22744" calcext:value-type="float">
            <text:p>22744</text:p>
          </table:table-cell>
          <table:table-cell office:value-type="float" office:value="44645" calcext:value-type="float">
            <text:p>44645</text:p>
          </table:table-cell>
          <table:table-cell office:value-type="float" office:value="27000" calcext:value-type="float">
            <text:p>27000</text:p>
          </table:table-cell>
          <table:table-cell office:value-type="float" office:value="99040" calcext:value-type="float">
            <text:p>99040</text:p>
          </table:table-cell>
          <table:table-cell office:value-type="float" office:value="22744" calcext:value-type="float">
            <text:p>22744</text:p>
          </table:table-cell>
          <table:table-cell office:value-type="float" office:value="44645" calcext:value-type="float">
            <text:p>44645</text:p>
          </table:table-cell>
          <table:table-cell office:value-type="float" office:value="27000" calcext:value-type="float">
            <text:p>27000</text:p>
          </table:table-cell>
          <table:table-cell office:value-type="float" office:value="99040" calcext:value-type="float">
            <text:p>9904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3200" calcext:value-type="float">
            <text:p>23200</text:p>
          </table:table-cell>
          <table:table-cell office:value-type="float" office:value="42871" calcext:value-type="float">
            <text:p>42871</text:p>
          </table:table-cell>
          <table:table-cell office:value-type="float" office:value="30000" calcext:value-type="float">
            <text:p>30000</text:p>
          </table:table-cell>
          <table:table-cell office:value-type="float" office:value="101526" calcext:value-type="float">
            <text:p>101526</text:p>
          </table:table-cell>
          <table:table-cell office:value-type="float" office:value="23200" calcext:value-type="float">
            <text:p>23200</text:p>
          </table:table-cell>
          <table:table-cell office:value-type="float" office:value="42871" calcext:value-type="float">
            <text:p>42871</text:p>
          </table:table-cell>
          <table:table-cell office:value-type="float" office:value="30000" calcext:value-type="float">
            <text:p>30000</text:p>
          </table:table-cell>
          <table:table-cell office:value-type="float" office:value="101526" calcext:value-type="float">
            <text:p>101526</text:p>
          </table:table-cell>
          <table:table-cell office:value-type="float" office:value="23200" calcext:value-type="float">
            <text:p>23200</text:p>
          </table:table-cell>
          <table:table-cell office:value-type="float" office:value="42871" calcext:value-type="float">
            <text:p>42871</text:p>
          </table:table-cell>
          <table:table-cell office:value-type="float" office:value="30000" calcext:value-type="float">
            <text:p>30000</text:p>
          </table:table-cell>
          <table:table-cell office:value-type="float" office:value="101526" calcext:value-type="float">
            <text:p>101526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3621" calcext:value-type="float">
            <text:p>23621</text:p>
          </table:table-cell>
          <table:table-cell office:value-type="float" office:value="41112" calcext:value-type="float">
            <text:p>41112</text:p>
          </table:table-cell>
          <table:table-cell office:value-type="float" office:value="33000" calcext:value-type="float">
            <text:p>33000</text:p>
          </table:table-cell>
          <table:table-cell office:value-type="float" office:value="104012" calcext:value-type="float">
            <text:p>104012</text:p>
          </table:table-cell>
          <table:table-cell office:value-type="float" office:value="23621" calcext:value-type="float">
            <text:p>23621</text:p>
          </table:table-cell>
          <table:table-cell office:value-type="float" office:value="41112" calcext:value-type="float">
            <text:p>41112</text:p>
          </table:table-cell>
          <table:table-cell office:value-type="float" office:value="33000" calcext:value-type="float">
            <text:p>33000</text:p>
          </table:table-cell>
          <table:table-cell office:value-type="float" office:value="104012" calcext:value-type="float">
            <text:p>104012</text:p>
          </table:table-cell>
          <table:table-cell office:value-type="float" office:value="23621" calcext:value-type="float">
            <text:p>23621</text:p>
          </table:table-cell>
          <table:table-cell office:value-type="float" office:value="41132" calcext:value-type="float">
            <text:p>41132</text:p>
          </table:table-cell>
          <table:table-cell office:value-type="float" office:value="33000" calcext:value-type="float">
            <text:p>33000</text:p>
          </table:table-cell>
          <table:table-cell office:value-type="float" office:value="104012" calcext:value-type="float">
            <text:p>104012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4540" calcext:value-type="float">
            <text:p>24540</text:p>
          </table:table-cell>
          <table:table-cell office:value-type="float" office:value="39288" calcext:value-type="float">
            <text:p>39288</text:p>
          </table:table-cell>
          <table:table-cell office:value-type="float" office:value="36000" calcext:value-type="float">
            <text:p>36000</text:p>
          </table:table-cell>
          <table:table-cell office:value-type="float" office:value="107032" calcext:value-type="float">
            <text:p>107032</text:p>
          </table:table-cell>
          <table:table-cell office:value-type="float" office:value="24540" calcext:value-type="float">
            <text:p>24540</text:p>
          </table:table-cell>
          <table:table-cell office:value-type="float" office:value="39288" calcext:value-type="float">
            <text:p>39288</text:p>
          </table:table-cell>
          <table:table-cell office:value-type="float" office:value="36000" calcext:value-type="float">
            <text:p>36000</text:p>
          </table:table-cell>
          <table:table-cell office:value-type="float" office:value="107032" calcext:value-type="float">
            <text:p>107032</text:p>
          </table:table-cell>
          <table:table-cell office:value-type="float" office:value="24540" calcext:value-type="float">
            <text:p>24540</text:p>
          </table:table-cell>
          <table:table-cell office:value-type="float" office:value="39428" calcext:value-type="float">
            <text:p>39428</text:p>
          </table:table-cell>
          <table:table-cell office:value-type="float" office:value="36000" calcext:value-type="float">
            <text:p>36000</text:p>
          </table:table-cell>
          <table:table-cell office:value-type="float" office:value="107032" calcext:value-type="float">
            <text:p>107032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5684" calcext:value-type="float">
            <text:p>25684</text:p>
          </table:table-cell>
          <table:table-cell office:value-type="float" office:value="37377" calcext:value-type="float">
            <text:p>37377</text:p>
          </table:table-cell>
          <table:table-cell office:value-type="float" office:value="39000" calcext:value-type="float">
            <text:p>39000</text:p>
          </table:table-cell>
          <table:table-cell office:value-type="float" office:value="110310" calcext:value-type="float">
            <text:p>110310</text:p>
          </table:table-cell>
          <table:table-cell office:value-type="float" office:value="25684" calcext:value-type="float">
            <text:p>25684</text:p>
          </table:table-cell>
          <table:table-cell office:value-type="float" office:value="37377" calcext:value-type="float">
            <text:p>37377</text:p>
          </table:table-cell>
          <table:table-cell office:value-type="float" office:value="39000" calcext:value-type="float">
            <text:p>39000</text:p>
          </table:table-cell>
          <table:table-cell office:value-type="float" office:value="110310" calcext:value-type="float">
            <text:p>110310</text:p>
          </table:table-cell>
          <table:table-cell office:value-type="float" office:value="25684" calcext:value-type="float">
            <text:p>25684</text:p>
          </table:table-cell>
          <table:table-cell office:value-type="float" office:value="37757" calcext:value-type="float">
            <text:p>37757</text:p>
          </table:table-cell>
          <table:table-cell office:value-type="float" office:value="39000" calcext:value-type="float">
            <text:p>39000</text:p>
          </table:table-cell>
          <table:table-cell office:value-type="float" office:value="110310" calcext:value-type="float">
            <text:p>11031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6750" calcext:value-type="float">
            <text:p>26750</text:p>
          </table:table-cell>
          <table:table-cell office:value-type="float" office:value="35259" calcext:value-type="float">
            <text:p>35259</text:p>
          </table:table-cell>
          <table:table-cell office:value-type="float" office:value="42000" calcext:value-type="float">
            <text:p>42000</text:p>
          </table:table-cell>
          <table:table-cell office:value-type="float" office:value="113557" calcext:value-type="float">
            <text:p>113557</text:p>
          </table:table-cell>
          <table:table-cell office:value-type="float" office:value="26750" calcext:value-type="float">
            <text:p>26750</text:p>
          </table:table-cell>
          <table:table-cell office:value-type="float" office:value="35259" calcext:value-type="float">
            <text:p>35259</text:p>
          </table:table-cell>
          <table:table-cell office:value-type="float" office:value="42000" calcext:value-type="float">
            <text:p>42000</text:p>
          </table:table-cell>
          <table:table-cell office:value-type="float" office:value="113557" calcext:value-type="float">
            <text:p>113557</text:p>
          </table:table-cell>
          <table:table-cell office:value-type="float" office:value="26750" calcext:value-type="float">
            <text:p>26750</text:p>
          </table:table-cell>
          <table:table-cell office:value-type="float" office:value="36119" calcext:value-type="float">
            <text:p>36119</text:p>
          </table:table-cell>
          <table:table-cell office:value-type="float" office:value="42000" calcext:value-type="float">
            <text:p>42000</text:p>
          </table:table-cell>
          <table:table-cell office:value-type="float" office:value="113557" calcext:value-type="float">
            <text:p>113557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6793" calcext:value-type="float">
            <text:p>26793</text:p>
          </table:table-cell>
          <table:table-cell office:value-type="float" office:value="32861" calcext:value-type="float">
            <text:p>32861</text:p>
          </table:table-cell>
          <table:table-cell office:value-type="float" office:value="45000" calcext:value-type="float">
            <text:p>45000</text:p>
          </table:table-cell>
          <table:table-cell office:value-type="float" office:value="115838" calcext:value-type="float">
            <text:p>115838</text:p>
          </table:table-cell>
          <table:table-cell office:value-type="float" office:value="26793" calcext:value-type="float">
            <text:p>26793</text:p>
          </table:table-cell>
          <table:table-cell office:value-type="float" office:value="32861" calcext:value-type="float">
            <text:p>32861</text:p>
          </table:table-cell>
          <table:table-cell office:value-type="float" office:value="45000" calcext:value-type="float">
            <text:p>45000</text:p>
          </table:table-cell>
          <table:table-cell office:value-type="float" office:value="115838" calcext:value-type="float">
            <text:p>115838</text:p>
          </table:table-cell>
          <table:table-cell office:value-type="float" office:value="26793" calcext:value-type="float">
            <text:p>26793</text:p>
          </table:table-cell>
          <table:table-cell office:value-type="float" office:value="34521" calcext:value-type="float">
            <text:p>34521</text:p>
          </table:table-cell>
          <table:table-cell office:value-type="float" office:value="45000" calcext:value-type="float">
            <text:p>45000</text:p>
          </table:table-cell>
          <table:table-cell office:value-type="float" office:value="115838" calcext:value-type="float">
            <text:p>115838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8237" calcext:value-type="float">
            <text:p>28237</text:p>
          </table:table-cell>
          <table:table-cell office:value-type="float" office:value="30022" calcext:value-type="float">
            <text:p>30022</text:p>
          </table:table-cell>
          <table:table-cell office:value-type="float" office:value="48000" calcext:value-type="float">
            <text:p>48000</text:p>
          </table:table-cell>
          <table:table-cell office:value-type="float" office:value="119575" calcext:value-type="float">
            <text:p>119575</text:p>
          </table:table-cell>
          <table:table-cell office:value-type="float" office:value="28237" calcext:value-type="float">
            <text:p>28237</text:p>
          </table:table-cell>
          <table:table-cell office:value-type="float" office:value="30022" calcext:value-type="float">
            <text:p>30022</text:p>
          </table:table-cell>
          <table:table-cell office:value-type="float" office:value="48000" calcext:value-type="float">
            <text:p>48000</text:p>
          </table:table-cell>
          <table:table-cell office:value-type="float" office:value="119575" calcext:value-type="float">
            <text:p>119575</text:p>
          </table:table-cell>
          <table:table-cell office:value-type="float" office:value="28237" calcext:value-type="float">
            <text:p>28237</text:p>
          </table:table-cell>
          <table:table-cell office:value-type="float" office:value="32962" calcext:value-type="float">
            <text:p>32962</text:p>
          </table:table-cell>
          <table:table-cell office:value-type="float" office:value="48000" calcext:value-type="float">
            <text:p>48000</text:p>
          </table:table-cell>
          <table:table-cell office:value-type="float" office:value="119575" calcext:value-type="float">
            <text:p>119575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8933" calcext:value-type="float">
            <text:p>28933</text:p>
          </table:table-cell>
          <table:table-cell office:value-type="float" office:value="26851" calcext:value-type="float">
            <text:p>26851</text:p>
          </table:table-cell>
          <table:table-cell office:value-type="float" office:value="51035" calcext:value-type="float">
            <text:p>51035</text:p>
          </table:table-cell>
          <table:table-cell office:value-type="float" office:value="122626" calcext:value-type="float">
            <text:p>122626</text:p>
          </table:table-cell>
          <table:table-cell office:value-type="float" office:value="28933" calcext:value-type="float">
            <text:p>28933</text:p>
          </table:table-cell>
          <table:table-cell office:value-type="float" office:value="26851" calcext:value-type="float">
            <text:p>26851</text:p>
          </table:table-cell>
          <table:table-cell office:value-type="float" office:value="51035" calcext:value-type="float">
            <text:p>51035</text:p>
          </table:table-cell>
          <table:table-cell office:value-type="float" office:value="122626" calcext:value-type="float">
            <text:p>122626</text:p>
          </table:table-cell>
          <table:table-cell office:value-type="float" office:value="28933" calcext:value-type="float">
            <text:p>28933</text:p>
          </table:table-cell>
          <table:table-cell office:value-type="float" office:value="31446" calcext:value-type="float">
            <text:p>31446</text:p>
          </table:table-cell>
          <table:table-cell office:value-type="float" office:value="51000" calcext:value-type="float">
            <text:p>51000</text:p>
          </table:table-cell>
          <table:table-cell office:value-type="float" office:value="122626" calcext:value-type="float">
            <text:p>122626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29893" calcext:value-type="float">
            <text:p>29893</text:p>
          </table:table-cell>
          <table:table-cell office:value-type="float" office:value="23651" calcext:value-type="float">
            <text:p>23651</text:p>
          </table:table-cell>
          <table:table-cell office:value-type="float" office:value="54137" calcext:value-type="float">
            <text:p>54137</text:p>
          </table:table-cell>
          <table:table-cell office:value-type="float" office:value="126000" calcext:value-type="float">
            <text:p>126000</text:p>
          </table:table-cell>
          <table:table-cell office:value-type="float" office:value="29893" calcext:value-type="float">
            <text:p>29893</text:p>
          </table:table-cell>
          <table:table-cell office:value-type="float" office:value="23651" calcext:value-type="float">
            <text:p>23651</text:p>
          </table:table-cell>
          <table:table-cell office:value-type="float" office:value="54137" calcext:value-type="float">
            <text:p>54137</text:p>
          </table:table-cell>
          <table:table-cell office:value-type="float" office:value="126000" calcext:value-type="float">
            <text:p>126000</text:p>
          </table:table-cell>
          <table:table-cell office:value-type="float" office:value="29893" calcext:value-type="float">
            <text:p>29893</text:p>
          </table:table-cell>
          <table:table-cell office:value-type="float" office:value="29967" calcext:value-type="float">
            <text:p>29967</text:p>
          </table:table-cell>
          <table:table-cell office:value-type="float" office:value="54000" calcext:value-type="float">
            <text:p>54000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30214" calcext:value-type="float">
            <text:p>30214</text:p>
          </table:table-cell>
          <table:table-cell office:value-type="float" office:value="20437" calcext:value-type="float">
            <text:p>20437</text:p>
          </table:table-cell>
          <table:table-cell office:value-type="float" office:value="57400" calcext:value-type="float">
            <text:p>57400</text:p>
          </table:table-cell>
          <table:table-cell office:value-type="float" office:value="128994" calcext:value-type="float">
            <text:p>128994</text:p>
          </table:table-cell>
          <table:table-cell office:value-type="float" office:value="30214" calcext:value-type="float">
            <text:p>30214</text:p>
          </table:table-cell>
          <table:table-cell office:value-type="float" office:value="20437" calcext:value-type="float">
            <text:p>20437</text:p>
          </table:table-cell>
          <table:table-cell office:value-type="float" office:value="57400" calcext:value-type="float">
            <text:p>57400</text:p>
          </table:table-cell>
          <table:table-cell office:value-type="float" office:value="128994" calcext:value-type="float">
            <text:p>128994</text:p>
          </table:table-cell>
          <table:table-cell office:value-type="float" office:value="30214" calcext:value-type="float">
            <text:p>30214</text:p>
          </table:table-cell>
          <table:table-cell office:value-type="float" office:value="28734" calcext:value-type="float">
            <text:p>28734</text:p>
          </table:table-cell>
          <table:table-cell office:value-type="float" office:value="57000" calcext:value-type="float">
            <text:p>57000</text:p>
          </table:table-cell>
          <table:table-cell office:value-type="float" office:value="128994" calcext:value-type="float">
            <text:p>128994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0949" calcext:value-type="float">
            <text:p>30949</text:p>
          </table:table-cell>
          <table:table-cell office:value-type="float" office:value="17562" calcext:value-type="float">
            <text:p>17562</text:p>
          </table:table-cell>
          <table:table-cell office:value-type="float" office:value="61000" calcext:value-type="float">
            <text:p>61000</text:p>
          </table:table-cell>
          <table:table-cell office:value-type="float" office:value="132399" calcext:value-type="float">
            <text:p>132399</text:p>
          </table:table-cell>
          <table:table-cell office:value-type="float" office:value="30949" calcext:value-type="float">
            <text:p>30949</text:p>
          </table:table-cell>
          <table:table-cell office:value-type="float" office:value="17562" calcext:value-type="float">
            <text:p>17562</text:p>
          </table:table-cell>
          <table:table-cell office:value-type="float" office:value="61000" calcext:value-type="float">
            <text:p>61000</text:p>
          </table:table-cell>
          <table:table-cell office:value-type="float" office:value="132399" calcext:value-type="float">
            <text:p>132399</text:p>
          </table:table-cell>
          <table:table-cell office:value-type="float" office:value="30945" calcext:value-type="float">
            <text:p>30945</text:p>
          </table:table-cell>
          <table:table-cell office:value-type="float" office:value="27459" calcext:value-type="float">
            <text:p>27459</text:p>
          </table:table-cell>
          <table:table-cell office:value-type="float" office:value="60000" calcext:value-type="float">
            <text:p>60000</text:p>
          </table:table-cell>
          <table:table-cell office:value-type="float" office:value="132399" calcext:value-type="float">
            <text:p>132399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1559" calcext:value-type="float">
            <text:p>31559</text:p>
          </table:table-cell>
          <table:table-cell office:value-type="float" office:value="16146" calcext:value-type="float">
            <text:p>16146</text:p>
          </table:table-cell>
          <table:table-cell office:value-type="float" office:value="63000" calcext:value-type="float">
            <text:p>63000</text:p>
          </table:table-cell>
          <table:table-cell office:value-type="float" office:value="135682" calcext:value-type="float">
            <text:p>135682</text:p>
          </table:table-cell>
          <table:table-cell office:value-type="float" office:value="31559" calcext:value-type="float">
            <text:p>31559</text:p>
          </table:table-cell>
          <table:table-cell office:value-type="float" office:value="16146" calcext:value-type="float">
            <text:p>16146</text:p>
          </table:table-cell>
          <table:table-cell office:value-type="float" office:value="63000" calcext:value-type="float">
            <text:p>63000</text:p>
          </table:table-cell>
          <table:table-cell office:value-type="float" office:value="135682" calcext:value-type="float">
            <text:p>135682</text:p>
          </table:table-cell>
          <table:table-cell office:value-type="float" office:value="31543" calcext:value-type="float">
            <text:p>31543</text:p>
          </table:table-cell>
          <table:table-cell office:value-type="float" office:value="26893" calcext:value-type="float">
            <text:p>26893</text:p>
          </table:table-cell>
          <table:table-cell office:value-type="float" office:value="63000" calcext:value-type="float">
            <text:p>63000</text:p>
          </table:table-cell>
          <table:table-cell office:value-type="float" office:value="135682" calcext:value-type="float">
            <text:p>135682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1756" calcext:value-type="float">
            <text:p>31756</text:p>
          </table:table-cell>
          <table:table-cell office:value-type="float" office:value="16631" calcext:value-type="float">
            <text:p>16631</text:p>
          </table:table-cell>
          <table:table-cell office:value-type="float" office:value="63000" calcext:value-type="float">
            <text:p>63000</text:p>
          </table:table-cell>
          <table:table-cell office:value-type="float" office:value="138986" calcext:value-type="float">
            <text:p>138986</text:p>
          </table:table-cell>
          <table:table-cell office:value-type="float" office:value="31756" calcext:value-type="float">
            <text:p>31756</text:p>
          </table:table-cell>
          <table:table-cell office:value-type="float" office:value="16631" calcext:value-type="float">
            <text:p>16631</text:p>
          </table:table-cell>
          <table:table-cell office:value-type="float" office:value="63000" calcext:value-type="float">
            <text:p>63000</text:p>
          </table:table-cell>
          <table:table-cell office:value-type="float" office:value="138986" calcext:value-type="float">
            <text:p>138986</text:p>
          </table:table-cell>
          <table:table-cell office:value-type="float" office:value="31726" calcext:value-type="float">
            <text:p>31726</text:p>
          </table:table-cell>
          <table:table-cell office:value-type="float" office:value="28975" calcext:value-type="float">
            <text:p>28975</text:p>
          </table:table-cell>
          <table:table-cell office:value-type="float" office:value="63000" calcext:value-type="float">
            <text:p>63000</text:p>
          </table:table-cell>
          <table:table-cell office:value-type="float" office:value="138986" calcext:value-type="float">
            <text:p>138986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1489" calcext:value-type="float">
            <text:p>31489</text:p>
          </table:table-cell>
          <table:table-cell office:value-type="float" office:value="17440" calcext:value-type="float">
            <text:p>17440</text:p>
          </table:table-cell>
          <table:table-cell office:value-type="float" office:value="63000" calcext:value-type="float">
            <text:p>63000</text:p>
          </table:table-cell>
          <table:table-cell office:value-type="float" office:value="142198" calcext:value-type="float">
            <text:p>142198</text:p>
          </table:table-cell>
          <table:table-cell office:value-type="float" office:value="31489" calcext:value-type="float">
            <text:p>31489</text:p>
          </table:table-cell>
          <table:table-cell office:value-type="float" office:value="17440" calcext:value-type="float">
            <text:p>17440</text:p>
          </table:table-cell>
          <table:table-cell office:value-type="float" office:value="63000" calcext:value-type="float">
            <text:p>63000</text:p>
          </table:table-cell>
          <table:table-cell office:value-type="float" office:value="142198" calcext:value-type="float">
            <text:p>142198</text:p>
          </table:table-cell>
          <table:table-cell office:value-type="float" office:value="31459" calcext:value-type="float">
            <text:p>31459</text:p>
          </table:table-cell>
          <table:table-cell office:value-type="float" office:value="31381" calcext:value-type="float">
            <text:p>31381</text:p>
          </table:table-cell>
          <table:table-cell office:value-type="float" office:value="63000" calcext:value-type="float">
            <text:p>63000</text:p>
          </table:table-cell>
          <table:table-cell office:value-type="float" office:value="142198" calcext:value-type="float">
            <text:p>142198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1672" calcext:value-type="float">
            <text:p>31672</text:p>
          </table:table-cell>
          <table:table-cell office:value-type="float" office:value="18276" calcext:value-type="float">
            <text:p>18276</text:p>
          </table:table-cell>
          <table:table-cell office:value-type="float" office:value="63000" calcext:value-type="float">
            <text:p>63000</text:p>
          </table:table-cell>
          <table:table-cell office:value-type="float" office:value="145949" calcext:value-type="float">
            <text:p>145949</text:p>
          </table:table-cell>
          <table:table-cell office:value-type="float" office:value="31672" calcext:value-type="float">
            <text:p>31672</text:p>
          </table:table-cell>
          <table:table-cell office:value-type="float" office:value="18276" calcext:value-type="float">
            <text:p>18276</text:p>
          </table:table-cell>
          <table:table-cell office:value-type="float" office:value="63000" calcext:value-type="float">
            <text:p>63000</text:p>
          </table:table-cell>
          <table:table-cell office:value-type="float" office:value="145949" calcext:value-type="float">
            <text:p>145949</text:p>
          </table:table-cell>
          <table:table-cell office:value-type="float" office:value="31682" calcext:value-type="float">
            <text:p>31682</text:p>
          </table:table-cell>
          <table:table-cell office:value-type="float" office:value="33815" calcext:value-type="float">
            <text:p>33815</text:p>
          </table:table-cell>
          <table:table-cell office:value-type="float" office:value="63000" calcext:value-type="float">
            <text:p>63000</text:p>
          </table:table-cell>
          <table:table-cell office:value-type="float" office:value="145949" calcext:value-type="float">
            <text:p>145949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2353" calcext:value-type="float">
            <text:p>32353</text:p>
          </table:table-cell>
          <table:table-cell office:value-type="float" office:value="18366" calcext:value-type="float">
            <text:p>18366</text:p>
          </table:table-cell>
          <table:table-cell office:value-type="float" office:value="63000" calcext:value-type="float">
            <text:p>63000</text:p>
          </table:table-cell>
          <table:table-cell office:value-type="float" office:value="149481" calcext:value-type="float">
            <text:p>149481</text:p>
          </table:table-cell>
          <table:table-cell office:value-type="float" office:value="32353" calcext:value-type="float">
            <text:p>32353</text:p>
          </table:table-cell>
          <table:table-cell office:value-type="float" office:value="18366" calcext:value-type="float">
            <text:p>18366</text:p>
          </table:table-cell>
          <table:table-cell office:value-type="float" office:value="63000" calcext:value-type="float">
            <text:p>63000</text:p>
          </table:table-cell>
          <table:table-cell office:value-type="float" office:value="149481" calcext:value-type="float">
            <text:p>149481</text:p>
          </table:table-cell>
          <table:table-cell office:value-type="float" office:value="32433" calcext:value-type="float">
            <text:p>32433</text:p>
          </table:table-cell>
          <table:table-cell office:value-type="float" office:value="35498" calcext:value-type="float">
            <text:p>35498</text:p>
          </table:table-cell>
          <table:table-cell office:value-type="float" office:value="63000" calcext:value-type="float">
            <text:p>63000</text:p>
          </table:table-cell>
          <table:table-cell office:value-type="float" office:value="149481" calcext:value-type="float">
            <text:p>149481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2609" calcext:value-type="float">
            <text:p>32609</text:p>
          </table:table-cell>
          <table:table-cell office:value-type="float" office:value="19284" calcext:value-type="float">
            <text:p>19284</text:p>
          </table:table-cell>
          <table:table-cell office:value-type="float" office:value="63000" calcext:value-type="float">
            <text:p>63000</text:p>
          </table:table-cell>
          <table:table-cell office:value-type="float" office:value="153447" calcext:value-type="float">
            <text:p>153447</text:p>
          </table:table-cell>
          <table:table-cell office:value-type="float" office:value="32609" calcext:value-type="float">
            <text:p>32609</text:p>
          </table:table-cell>
          <table:table-cell office:value-type="float" office:value="19284" calcext:value-type="float">
            <text:p>19284</text:p>
          </table:table-cell>
          <table:table-cell office:value-type="float" office:value="63000" calcext:value-type="float">
            <text:p>63000</text:p>
          </table:table-cell>
          <table:table-cell office:value-type="float" office:value="153447" calcext:value-type="float">
            <text:p>153447</text:p>
          </table:table-cell>
          <table:table-cell office:value-type="float" office:value="32788" calcext:value-type="float">
            <text:p>32788</text:p>
          </table:table-cell>
          <table:table-cell office:value-type="float" office:value="38014" calcext:value-type="float">
            <text:p>38014</text:p>
          </table:table-cell>
          <table:table-cell office:value-type="float" office:value="63000" calcext:value-type="float">
            <text:p>63000</text:p>
          </table:table-cell>
          <table:table-cell office:value-type="float" office:value="153447" calcext:value-type="float">
            <text:p>153447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2344" calcext:value-type="float">
            <text:p>32344</text:p>
          </table:table-cell>
          <table:table-cell office:value-type="float" office:value="20033" calcext:value-type="float">
            <text:p>20033</text:p>
          </table:table-cell>
          <table:table-cell office:value-type="float" office:value="63000" calcext:value-type="float">
            <text:p>63000</text:p>
          </table:table-cell>
          <table:table-cell office:value-type="float" office:value="156751" calcext:value-type="float">
            <text:p>156751</text:p>
          </table:table-cell>
          <table:table-cell office:value-type="float" office:value="32344" calcext:value-type="float">
            <text:p>32344</text:p>
          </table:table-cell>
          <table:table-cell office:value-type="float" office:value="20033" calcext:value-type="float">
            <text:p>20033</text:p>
          </table:table-cell>
          <table:table-cell office:value-type="float" office:value="63000" calcext:value-type="float">
            <text:p>63000</text:p>
          </table:table-cell>
          <table:table-cell office:value-type="float" office:value="156751" calcext:value-type="float">
            <text:p>156751</text:p>
          </table:table-cell>
          <table:table-cell office:value-type="float" office:value="32651" calcext:value-type="float">
            <text:p>32651</text:p>
          </table:table-cell>
          <table:table-cell office:value-type="float" office:value="40364" calcext:value-type="float">
            <text:p>40364</text:p>
          </table:table-cell>
          <table:table-cell office:value-type="float" office:value="63000" calcext:value-type="float">
            <text:p>63000</text:p>
          </table:table-cell>
          <table:table-cell office:value-type="float" office:value="156751" calcext:value-type="float">
            <text:p>15675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2126" calcext:value-type="float">
            <text:p>32126</text:p>
          </table:table-cell>
          <table:table-cell office:value-type="float" office:value="20830" calcext:value-type="float">
            <text:p>20830</text:p>
          </table:table-cell>
          <table:table-cell office:value-type="float" office:value="63000" calcext:value-type="float">
            <text:p>63000</text:p>
          </table:table-cell>
          <table:table-cell office:value-type="float" office:value="160178" calcext:value-type="float">
            <text:p>160178</text:p>
          </table:table-cell>
          <table:table-cell office:value-type="float" office:value="32126" calcext:value-type="float">
            <text:p>32126</text:p>
          </table:table-cell>
          <table:table-cell office:value-type="float" office:value="20830" calcext:value-type="float">
            <text:p>20830</text:p>
          </table:table-cell>
          <table:table-cell office:value-type="float" office:value="63000" calcext:value-type="float">
            <text:p>63000</text:p>
          </table:table-cell>
          <table:table-cell office:value-type="float" office:value="160178" calcext:value-type="float">
            <text:p>160178</text:p>
          </table:table-cell>
          <table:table-cell office:value-type="float" office:value="32588" calcext:value-type="float">
            <text:p>32588</text:p>
          </table:table-cell>
          <table:table-cell office:value-type="float" office:value="42759" calcext:value-type="float">
            <text:p>42759</text:p>
          </table:table-cell>
          <table:table-cell office:value-type="float" office:value="63000" calcext:value-type="float">
            <text:p>63000</text:p>
          </table:table-cell>
          <table:table-cell office:value-type="float" office:value="160178" calcext:value-type="float">
            <text:p>16017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453" calcext:value-type="float">
            <text:p>32453</text:p>
          </table:table-cell>
          <table:table-cell office:value-type="float" office:value="21403" calcext:value-type="float">
            <text:p>21403</text:p>
          </table:table-cell>
          <table:table-cell office:value-type="float" office:value="63000" calcext:value-type="float">
            <text:p>63000</text:p>
          </table:table-cell>
          <table:table-cell office:value-type="float" office:value="163951" calcext:value-type="float">
            <text:p>163951</text:p>
          </table:table-cell>
          <table:table-cell office:value-type="float" office:value="32453" calcext:value-type="float">
            <text:p>32453</text:p>
          </table:table-cell>
          <table:table-cell office:value-type="float" office:value="21403" calcext:value-type="float">
            <text:p>21403</text:p>
          </table:table-cell>
          <table:table-cell office:value-type="float" office:value="63000" calcext:value-type="float">
            <text:p>63000</text:p>
          </table:table-cell>
          <table:table-cell office:value-type="float" office:value="163951" calcext:value-type="float">
            <text:p>163951</text:p>
          </table:table-cell>
          <table:table-cell office:value-type="float" office:value="33090" calcext:value-type="float">
            <text:p>33090</text:p>
          </table:table-cell>
          <table:table-cell office:value-type="float" office:value="44931" calcext:value-type="float">
            <text:p>44931</text:p>
          </table:table-cell>
          <table:table-cell office:value-type="float" office:value="63000" calcext:value-type="float">
            <text:p>63000</text:p>
          </table:table-cell>
          <table:table-cell office:value-type="float" office:value="163951" calcext:value-type="float">
            <text:p>163951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32407" calcext:value-type="float">
            <text:p>32407</text:p>
          </table:table-cell>
          <table:table-cell office:value-type="float" office:value="22155" calcext:value-type="float">
            <text:p>22155</text:p>
          </table:table-cell>
          <table:table-cell office:value-type="float" office:value="63000" calcext:value-type="float">
            <text:p>63000</text:p>
          </table:table-cell>
          <table:table-cell office:value-type="float" office:value="167562" calcext:value-type="float">
            <text:p>167562</text:p>
          </table:table-cell>
          <table:table-cell office:value-type="float" office:value="32407" calcext:value-type="float">
            <text:p>32407</text:p>
          </table:table-cell>
          <table:table-cell office:value-type="float" office:value="22155" calcext:value-type="float">
            <text:p>22155</text:p>
          </table:table-cell>
          <table:table-cell office:value-type="float" office:value="63000" calcext:value-type="float">
            <text:p>63000</text:p>
          </table:table-cell>
          <table:table-cell office:value-type="float" office:value="167562" calcext:value-type="float">
            <text:p>167562</text:p>
          </table:table-cell>
          <table:table-cell office:value-type="float" office:value="33251" calcext:value-type="float">
            <text:p>33251</text:p>
          </table:table-cell>
          <table:table-cell office:value-type="float" office:value="47281" calcext:value-type="float">
            <text:p>47281</text:p>
          </table:table-cell>
          <table:table-cell office:value-type="float" office:value="63000" calcext:value-type="float">
            <text:p>63000</text:p>
          </table:table-cell>
          <table:table-cell office:value-type="float" office:value="167562" calcext:value-type="float">
            <text:p>16756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2378" calcext:value-type="float">
            <text:p>32378</text:p>
          </table:table-cell>
          <table:table-cell office:value-type="float" office:value="22835" calcext:value-type="float">
            <text:p>22835</text:p>
          </table:table-cell>
          <table:table-cell office:value-type="float" office:value="63000" calcext:value-type="float">
            <text:p>63000</text:p>
          </table:table-cell>
          <table:table-cell office:value-type="float" office:value="171190" calcext:value-type="float">
            <text:p>171190</text:p>
          </table:table-cell>
          <table:table-cell office:value-type="float" office:value="32378" calcext:value-type="float">
            <text:p>32378</text:p>
          </table:table-cell>
          <table:table-cell office:value-type="float" office:value="22875" calcext:value-type="float">
            <text:p>22875</text:p>
          </table:table-cell>
          <table:table-cell office:value-type="float" office:value="63000" calcext:value-type="float">
            <text:p>63000</text:p>
          </table:table-cell>
          <table:table-cell office:value-type="float" office:value="171190" calcext:value-type="float">
            <text:p>171190</text:p>
          </table:table-cell>
          <table:table-cell office:value-type="float" office:value="33462" calcext:value-type="float">
            <text:p>33462</text:p>
          </table:table-cell>
          <table:table-cell office:value-type="float" office:value="49600" calcext:value-type="float">
            <text:p>49600</text:p>
          </table:table-cell>
          <table:table-cell office:value-type="float" office:value="63000" calcext:value-type="float">
            <text:p>63000</text:p>
          </table:table-cell>
          <table:table-cell office:value-type="float" office:value="171190" calcext:value-type="float">
            <text:p>17119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32414" calcext:value-type="float">
            <text:p>32414</text:p>
          </table:table-cell>
          <table:table-cell office:value-type="float" office:value="23184" calcext:value-type="float">
            <text:p>23184</text:p>
          </table:table-cell>
          <table:table-cell office:value-type="float" office:value="63000" calcext:value-type="float">
            <text:p>63000</text:p>
          </table:table-cell>
          <table:table-cell office:value-type="float" office:value="174871" calcext:value-type="float">
            <text:p>174871</text:p>
          </table:table-cell>
          <table:table-cell office:value-type="float" office:value="32414" calcext:value-type="float">
            <text:p>32414</text:p>
          </table:table-cell>
          <table:table-cell office:value-type="float" office:value="23544" calcext:value-type="float">
            <text:p>23544</text:p>
          </table:table-cell>
          <table:table-cell office:value-type="float" office:value="63000" calcext:value-type="float">
            <text:p>63000</text:p>
          </table:table-cell>
          <table:table-cell office:value-type="float" office:value="174871" calcext:value-type="float">
            <text:p>174871</text:p>
          </table:table-cell>
          <table:table-cell office:value-type="float" office:value="33767" calcext:value-type="float">
            <text:p>33767</text:p>
          </table:table-cell>
          <table:table-cell office:value-type="float" office:value="51867" calcext:value-type="float">
            <text:p>51867</text:p>
          </table:table-cell>
          <table:table-cell office:value-type="float" office:value="63000" calcext:value-type="float">
            <text:p>63000</text:p>
          </table:table-cell>
          <table:table-cell office:value-type="float" office:value="174871" calcext:value-type="float">
            <text:p>174871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32602" calcext:value-type="float">
            <text:p>32602</text:p>
          </table:table-cell>
          <table:table-cell office:value-type="float" office:value="23024" calcext:value-type="float">
            <text:p>23024</text:p>
          </table:table-cell>
          <table:table-cell office:value-type="float" office:value="63000" calcext:value-type="float">
            <text:p>63000</text:p>
          </table:table-cell>
          <table:table-cell office:value-type="float" office:value="178630" calcext:value-type="float">
            <text:p>178630</text:p>
          </table:table-cell>
          <table:table-cell office:value-type="float" office:value="32602" calcext:value-type="float">
            <text:p>32602</text:p>
          </table:table-cell>
          <table:table-cell office:value-type="float" office:value="24104" calcext:value-type="float">
            <text:p>24104</text:p>
          </table:table-cell>
          <table:table-cell office:value-type="float" office:value="63000" calcext:value-type="float">
            <text:p>63000</text:p>
          </table:table-cell>
          <table:table-cell office:value-type="float" office:value="178630" calcext:value-type="float">
            <text:p>178630</text:p>
          </table:table-cell>
          <table:table-cell office:value-type="float" office:value="34254" calcext:value-type="float">
            <text:p>34254</text:p>
          </table:table-cell>
          <table:table-cell office:value-type="float" office:value="54036" calcext:value-type="float">
            <text:p>54036</text:p>
          </table:table-cell>
          <table:table-cell office:value-type="float" office:value="63000" calcext:value-type="float">
            <text:p>63000</text:p>
          </table:table-cell>
          <table:table-cell office:value-type="float" office:value="178630" calcext:value-type="float">
            <text:p>17863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32331" calcext:value-type="float">
            <text:p>32331</text:p>
          </table:table-cell>
          <table:table-cell office:value-type="float" office:value="22618" calcext:value-type="float">
            <text:p>22618</text:p>
          </table:table-cell>
          <table:table-cell office:value-type="float" office:value="63000" calcext:value-type="float">
            <text:p>63000</text:p>
          </table:table-cell>
          <table:table-cell office:value-type="float" office:value="182272" calcext:value-type="float">
            <text:p>182272</text:p>
          </table:table-cell>
          <table:table-cell office:value-type="float" office:value="32329" calcext:value-type="float">
            <text:p>32329</text:p>
          </table:table-cell>
          <table:table-cell office:value-type="float" office:value="24978" calcext:value-type="float">
            <text:p>24978</text:p>
          </table:table-cell>
          <table:table-cell office:value-type="float" office:value="63000" calcext:value-type="float">
            <text:p>63000</text:p>
          </table:table-cell>
          <table:table-cell office:value-type="float" office:value="182272" calcext:value-type="float">
            <text:p>182272</text:p>
          </table:table-cell>
          <table:table-cell office:value-type="float" office:value="34263" calcext:value-type="float">
            <text:p>34263</text:p>
          </table:table-cell>
          <table:table-cell office:value-type="float" office:value="56561" calcext:value-type="float">
            <text:p>56561</text:p>
          </table:table-cell>
          <table:table-cell office:value-type="float" office:value="63000" calcext:value-type="float">
            <text:p>63000</text:p>
          </table:table-cell>
          <table:table-cell office:value-type="float" office:value="182272" calcext:value-type="float">
            <text:p>182272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32324" calcext:value-type="float">
            <text:p>32324</text:p>
          </table:table-cell>
          <table:table-cell office:value-type="float" office:value="21830" calcext:value-type="float">
            <text:p>21830</text:p>
          </table:table-cell>
          <table:table-cell office:value-type="float" office:value="63000" calcext:value-type="float">
            <text:p>63000</text:p>
          </table:table-cell>
          <table:table-cell office:value-type="float" office:value="186123" calcext:value-type="float">
            <text:p>186123</text:p>
          </table:table-cell>
          <table:table-cell office:value-type="float" office:value="32319" calcext:value-type="float">
            <text:p>32319</text:p>
          </table:table-cell>
          <table:table-cell office:value-type="float" office:value="25790" calcext:value-type="float">
            <text:p>25790</text:p>
          </table:table-cell>
          <table:table-cell office:value-type="float" office:value="63000" calcext:value-type="float">
            <text:p>63000</text:p>
          </table:table-cell>
          <table:table-cell office:value-type="float" office:value="186123" calcext:value-type="float">
            <text:p>186123</text:p>
          </table:table-cell>
          <table:table-cell office:value-type="float" office:value="34521" calcext:value-type="float">
            <text:p>34521</text:p>
          </table:table-cell>
          <table:table-cell office:value-type="float" office:value="59050" calcext:value-type="float">
            <text:p>59050</text:p>
          </table:table-cell>
          <table:table-cell office:value-type="float" office:value="63000" calcext:value-type="float">
            <text:p>63000</text:p>
          </table:table-cell>
          <table:table-cell office:value-type="float" office:value="186123" calcext:value-type="float">
            <text:p>186123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31944" calcext:value-type="float">
            <text:p>31944</text:p>
          </table:table-cell>
          <table:table-cell office:value-type="float" office:value="21293" calcext:value-type="float">
            <text:p>21293</text:p>
          </table:table-cell>
          <table:table-cell office:value-type="float" office:value="63000" calcext:value-type="float">
            <text:p>63000</text:p>
          </table:table-cell>
          <table:table-cell office:value-type="float" office:value="189865" calcext:value-type="float">
            <text:p>189865</text:p>
          </table:table-cell>
          <table:table-cell office:value-type="float" office:value="31932" calcext:value-type="float">
            <text:p>31932</text:p>
          </table:table-cell>
          <table:table-cell office:value-type="float" office:value="26851" calcext:value-type="float">
            <text:p>26851</text:p>
          </table:table-cell>
          <table:table-cell office:value-type="float" office:value="63000" calcext:value-type="float">
            <text:p>63000</text:p>
          </table:table-cell>
          <table:table-cell office:value-type="float" office:value="189865" calcext:value-type="float">
            <text:p>189865</text:p>
          </table:table-cell>
          <table:table-cell office:value-type="float" office:value="34395" calcext:value-type="float">
            <text:p>34395</text:p>
          </table:table-cell>
          <table:table-cell office:value-type="float" office:value="61810" calcext:value-type="float">
            <text:p>61810</text:p>
          </table:table-cell>
          <table:table-cell office:value-type="float" office:value="63000" calcext:value-type="float">
            <text:p>63000</text:p>
          </table:table-cell>
          <table:table-cell office:value-type="float" office:value="189865" calcext:value-type="float">
            <text:p>189865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32116" calcext:value-type="float">
            <text:p>32116</text:p>
          </table:table-cell>
          <table:table-cell office:value-type="float" office:value="20343" calcext:value-type="float">
            <text:p>20343</text:p>
          </table:table-cell>
          <table:table-cell office:value-type="float" office:value="63000" calcext:value-type="float">
            <text:p>63000</text:p>
          </table:table-cell>
          <table:table-cell office:value-type="float" office:value="193765" calcext:value-type="float">
            <text:p>193765</text:p>
          </table:table-cell>
          <table:table-cell office:value-type="float" office:value="32094" calcext:value-type="float">
            <text:p>32094</text:p>
          </table:table-cell>
          <table:table-cell office:value-type="float" office:value="27501" calcext:value-type="float">
            <text:p>27501</text:p>
          </table:table-cell>
          <table:table-cell office:value-type="float" office:value="63000" calcext:value-type="float">
            <text:p>63000</text:p>
          </table:table-cell>
          <table:table-cell office:value-type="float" office:value="193765" calcext:value-type="float">
            <text:p>193765</text:p>
          </table:table-cell>
          <table:table-cell office:value-type="float" office:value="34809" calcext:value-type="float">
            <text:p>34809</text:p>
          </table:table-cell>
          <table:table-cell office:value-type="float" office:value="64183" calcext:value-type="float">
            <text:p>64183</text:p>
          </table:table-cell>
          <table:table-cell office:value-type="float" office:value="63000" calcext:value-type="float">
            <text:p>63000</text:p>
          </table:table-cell>
          <table:table-cell office:value-type="float" office:value="193765" calcext:value-type="float">
            <text:p>193765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32414" calcext:value-type="float">
            <text:p>32414</text:p>
          </table:table-cell>
          <table:table-cell office:value-type="float" office:value="19292" calcext:value-type="float">
            <text:p>19292</text:p>
          </table:table-cell>
          <table:table-cell office:value-type="float" office:value="63000" calcext:value-type="float">
            <text:p>63000</text:p>
          </table:table-cell>
          <table:table-cell office:value-type="float" office:value="197730" calcext:value-type="float">
            <text:p>197730</text:p>
          </table:table-cell>
          <table:table-cell office:value-type="float" office:value="32401" calcext:value-type="float">
            <text:p>32401</text:p>
          </table:table-cell>
          <table:table-cell office:value-type="float" office:value="28047" calcext:value-type="float">
            <text:p>28047</text:p>
          </table:table-cell>
          <table:table-cell office:value-type="float" office:value="63000" calcext:value-type="float">
            <text:p>63000</text:p>
          </table:table-cell>
          <table:table-cell office:value-type="float" office:value="197730" calcext:value-type="float">
            <text:p>197730</text:p>
          </table:table-cell>
          <table:table-cell office:value-type="float" office:value="35358" calcext:value-type="float">
            <text:p>35358</text:p>
          </table:table-cell>
          <table:table-cell office:value-type="float" office:value="66482" calcext:value-type="float">
            <text:p>66482</text:p>
          </table:table-cell>
          <table:table-cell office:value-type="float" office:value="63000" calcext:value-type="float">
            <text:p>63000</text:p>
          </table:table-cell>
          <table:table-cell office:value-type="float" office:value="197730" calcext:value-type="float">
            <text:p>19773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32457" calcext:value-type="float">
            <text:p>32457</text:p>
          </table:table-cell>
          <table:table-cell office:value-type="float" office:value="18502" calcext:value-type="float">
            <text:p>18502</text:p>
          </table:table-cell>
          <table:table-cell office:value-type="float" office:value="63000" calcext:value-type="float">
            <text:p>63000</text:p>
          </table:table-cell>
          <table:table-cell office:value-type="float" office:value="201748" calcext:value-type="float">
            <text:p>201748</text:p>
          </table:table-cell>
          <table:table-cell office:value-type="float" office:value="32485" calcext:value-type="float">
            <text:p>32485</text:p>
          </table:table-cell>
          <table:table-cell office:value-type="float" office:value="28856" calcext:value-type="float">
            <text:p>28856</text:p>
          </table:table-cell>
          <table:table-cell office:value-type="float" office:value="63000" calcext:value-type="float">
            <text:p>63000</text:p>
          </table:table-cell>
          <table:table-cell office:value-type="float" office:value="201748" calcext:value-type="float">
            <text:p>201748</text:p>
          </table:table-cell>
          <table:table-cell office:value-type="float" office:value="35673" calcext:value-type="float">
            <text:p>35673</text:p>
          </table:table-cell>
          <table:table-cell office:value-type="float" office:value="69067" calcext:value-type="float">
            <text:p>69067</text:p>
          </table:table-cell>
          <table:table-cell office:value-type="float" office:value="63000" calcext:value-type="float">
            <text:p>63000</text:p>
          </table:table-cell>
          <table:table-cell office:value-type="float" office:value="201748" calcext:value-type="float">
            <text:p>201748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32595" calcext:value-type="float">
            <text:p>32595</text:p>
          </table:table-cell>
          <table:table-cell office:value-type="float" office:value="17649" calcext:value-type="float">
            <text:p>17649</text:p>
          </table:table-cell>
          <table:table-cell office:value-type="float" office:value="63000" calcext:value-type="float">
            <text:p>63000</text:p>
          </table:table-cell>
          <table:table-cell office:value-type="float" office:value="205831" calcext:value-type="float">
            <text:p>205831</text:p>
          </table:table-cell>
          <table:table-cell office:value-type="float" office:value="32682" calcext:value-type="float">
            <text:p>32682</text:p>
          </table:table-cell>
          <table:table-cell office:value-type="float" office:value="29600" calcext:value-type="float">
            <text:p>29600</text:p>
          </table:table-cell>
          <table:table-cell office:value-type="float" office:value="63000" calcext:value-type="float">
            <text:p>63000</text:p>
          </table:table-cell>
          <table:table-cell office:value-type="float" office:value="205831" calcext:value-type="float">
            <text:p>205831</text:p>
          </table:table-cell>
          <table:table-cell office:value-type="float" office:value="36085" calcext:value-type="float">
            <text:p>36085</text:p>
          </table:table-cell>
          <table:table-cell office:value-type="float" office:value="71617" calcext:value-type="float">
            <text:p>71617</text:p>
          </table:table-cell>
          <table:table-cell office:value-type="float" office:value="63000" calcext:value-type="float">
            <text:p>63000</text:p>
          </table:table-cell>
          <table:table-cell office:value-type="float" office:value="205831" calcext:value-type="float">
            <text:p>205831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2802" calcext:value-type="float">
            <text:p>32802</text:p>
          </table:table-cell>
          <table:table-cell office:value-type="float" office:value="16736" calcext:value-type="float">
            <text:p>16736</text:p>
          </table:table-cell>
          <table:table-cell office:value-type="float" office:value="63000" calcext:value-type="float">
            <text:p>63000</text:p>
          </table:table-cell>
          <table:table-cell office:value-type="float" office:value="209976" calcext:value-type="float">
            <text:p>209976</text:p>
          </table:table-cell>
          <table:table-cell office:value-type="float" office:value="32980" calcext:value-type="float">
            <text:p>32980</text:p>
          </table:table-cell>
          <table:table-cell office:value-type="float" office:value="30286" calcext:value-type="float">
            <text:p>30286</text:p>
          </table:table-cell>
          <table:table-cell office:value-type="float" office:value="63000" calcext:value-type="float">
            <text:p>63000</text:p>
          </table:table-cell>
          <table:table-cell office:value-type="float" office:value="209976" calcext:value-type="float">
            <text:p>209976</text:p>
          </table:table-cell>
          <table:table-cell office:value-type="float" office:value="36577" calcext:value-type="float">
            <text:p>36577</text:p>
          </table:table-cell>
          <table:table-cell office:value-type="float" office:value="74139" calcext:value-type="float">
            <text:p>74139</text:p>
          </table:table-cell>
          <table:table-cell office:value-type="float" office:value="63000" calcext:value-type="float">
            <text:p>63000</text:p>
          </table:table-cell>
          <table:table-cell office:value-type="float" office:value="209976" calcext:value-type="float">
            <text:p>209976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33050" calcext:value-type="float">
            <text:p>33050</text:p>
          </table:table-cell>
          <table:table-cell office:value-type="float" office:value="15831" calcext:value-type="float">
            <text:p>15831</text:p>
          </table:table-cell>
          <table:table-cell office:value-type="float" office:value="63000" calcext:value-type="float">
            <text:p>63000</text:p>
          </table:table-cell>
          <table:table-cell office:value-type="float" office:value="214191" calcext:value-type="float">
            <text:p>214191</text:p>
          </table:table-cell>
          <table:table-cell office:value-type="float" office:value="33328" calcext:value-type="float">
            <text:p>33328</text:p>
          </table:table-cell>
          <table:table-cell office:value-type="float" office:value="30979" calcext:value-type="float">
            <text:p>30979</text:p>
          </table:table-cell>
          <table:table-cell office:value-type="float" office:value="63000" calcext:value-type="float">
            <text:p>63000</text:p>
          </table:table-cell>
          <table:table-cell office:value-type="float" office:value="214191" calcext:value-type="float">
            <text:p>214191</text:p>
          </table:table-cell>
          <table:table-cell office:value-type="float" office:value="37102" calcext:value-type="float">
            <text:p>37102</text:p>
          </table:table-cell>
          <table:table-cell office:value-type="float" office:value="76699" calcext:value-type="float">
            <text:p>76699</text:p>
          </table:table-cell>
          <table:table-cell office:value-type="float" office:value="63000" calcext:value-type="float">
            <text:p>63000</text:p>
          </table:table-cell>
          <table:table-cell office:value-type="float" office:value="214191" calcext:value-type="float">
            <text:p>214191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33289" calcext:value-type="float">
            <text:p>33289</text:p>
          </table:table-cell>
          <table:table-cell office:value-type="float" office:value="14960" calcext:value-type="float">
            <text:p>14960</text:p>
          </table:table-cell>
          <table:table-cell office:value-type="float" office:value="63000" calcext:value-type="float">
            <text:p>63000</text:p>
          </table:table-cell>
          <table:table-cell office:value-type="float" office:value="218489" calcext:value-type="float">
            <text:p>218489</text:p>
          </table:table-cell>
          <table:table-cell office:value-type="float" office:value="33697" calcext:value-type="float">
            <text:p>33697</text:p>
          </table:table-cell>
          <table:table-cell office:value-type="float" office:value="31707" calcext:value-type="float">
            <text:p>31707</text:p>
          </table:table-cell>
          <table:table-cell office:value-type="float" office:value="63000" calcext:value-type="float">
            <text:p>63000</text:p>
          </table:table-cell>
          <table:table-cell office:value-type="float" office:value="218489" calcext:value-type="float">
            <text:p>218489</text:p>
          </table:table-cell>
          <table:table-cell office:value-type="float" office:value="37632" calcext:value-type="float">
            <text:p>37632</text:p>
          </table:table-cell>
          <table:table-cell office:value-type="float" office:value="79332" calcext:value-type="float">
            <text:p>79332</text:p>
          </table:table-cell>
          <table:table-cell office:value-type="float" office:value="63000" calcext:value-type="float">
            <text:p>63000</text:p>
          </table:table-cell>
          <table:table-cell office:value-type="float" office:value="218489" calcext:value-type="float">
            <text:p>218489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33708" calcext:value-type="float">
            <text:p>33708</text:p>
          </table:table-cell>
          <table:table-cell office:value-type="float" office:value="13989" calcext:value-type="float">
            <text:p>13989</text:p>
          </table:table-cell>
          <table:table-cell office:value-type="float" office:value="63000" calcext:value-type="float">
            <text:p>63000</text:p>
          </table:table-cell>
          <table:table-cell office:value-type="float" office:value="222879" calcext:value-type="float">
            <text:p>222879</text:p>
          </table:table-cell>
          <table:table-cell office:value-type="float" office:value="34245" calcext:value-type="float">
            <text:p>34245</text:p>
          </table:table-cell>
          <table:table-cell office:value-type="float" office:value="32335" calcext:value-type="float">
            <text:p>32335</text:p>
          </table:table-cell>
          <table:table-cell office:value-type="float" office:value="63000" calcext:value-type="float">
            <text:p>63000</text:p>
          </table:table-cell>
          <table:table-cell office:value-type="float" office:value="222879" calcext:value-type="float">
            <text:p>222879</text:p>
          </table:table-cell>
          <table:table-cell office:value-type="float" office:value="38321" calcext:value-type="float">
            <text:p>38321</text:p>
          </table:table-cell>
          <table:table-cell office:value-type="float" office:value="81893" calcext:value-type="float">
            <text:p>81893</text:p>
          </table:table-cell>
          <table:table-cell office:value-type="float" office:value="63000" calcext:value-type="float">
            <text:p>63000</text:p>
          </table:table-cell>
          <table:table-cell office:value-type="float" office:value="222879" calcext:value-type="float">
            <text:p>222879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4190" calcext:value-type="float">
            <text:p>34190</text:p>
          </table:table-cell>
          <table:table-cell office:value-type="float" office:value="13134" calcext:value-type="float">
            <text:p>13134</text:p>
          </table:table-cell>
          <table:table-cell office:value-type="float" office:value="63000" calcext:value-type="float">
            <text:p>63000</text:p>
          </table:table-cell>
          <table:table-cell office:value-type="float" office:value="227452" calcext:value-type="float">
            <text:p>227452</text:p>
          </table:table-cell>
          <table:table-cell office:value-type="float" office:value="34849" calcext:value-type="float">
            <text:p>34849</text:p>
          </table:table-cell>
          <table:table-cell office:value-type="float" office:value="33077" calcext:value-type="float">
            <text:p>33077</text:p>
          </table:table-cell>
          <table:table-cell office:value-type="float" office:value="63000" calcext:value-type="float">
            <text:p>63000</text:p>
          </table:table-cell>
          <table:table-cell office:value-type="float" office:value="227452" calcext:value-type="float">
            <text:p>227452</text:p>
          </table:table-cell>
          <table:table-cell office:value-type="float" office:value="39063" calcext:value-type="float">
            <text:p>39063</text:p>
          </table:table-cell>
          <table:table-cell office:value-type="float" office:value="84585" calcext:value-type="float">
            <text:p>84585</text:p>
          </table:table-cell>
          <table:table-cell office:value-type="float" office:value="63000" calcext:value-type="float">
            <text:p>63000</text:p>
          </table:table-cell>
          <table:table-cell office:value-type="float" office:value="227452" calcext:value-type="float">
            <text:p>227452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4606" calcext:value-type="float">
            <text:p>34606</text:p>
          </table:table-cell>
          <table:table-cell office:value-type="float" office:value="12230" calcext:value-type="float">
            <text:p>12230</text:p>
          </table:table-cell>
          <table:table-cell office:value-type="float" office:value="63000" calcext:value-type="float">
            <text:p>63000</text:p>
          </table:table-cell>
          <table:table-cell office:value-type="float" office:value="231965" calcext:value-type="float">
            <text:p>231965</text:p>
          </table:table-cell>
          <table:table-cell office:value-type="float" office:value="35416" calcext:value-type="float">
            <text:p>35416</text:p>
          </table:table-cell>
          <table:table-cell office:value-type="float" office:value="33774" calcext:value-type="float">
            <text:p>33774</text:p>
          </table:table-cell>
          <table:table-cell office:value-type="float" office:value="63000" calcext:value-type="float">
            <text:p>63000</text:p>
          </table:table-cell>
          <table:table-cell office:value-type="float" office:value="231965" calcext:value-type="float">
            <text:p>231965</text:p>
          </table:table-cell>
          <table:table-cell office:value-type="float" office:value="39767" calcext:value-type="float">
            <text:p>39767</text:p>
          </table:table-cell>
          <table:table-cell office:value-type="float" office:value="87245" calcext:value-type="float">
            <text:p>87245</text:p>
          </table:table-cell>
          <table:table-cell office:value-type="float" office:value="63000" calcext:value-type="float">
            <text:p>63000</text:p>
          </table:table-cell>
          <table:table-cell office:value-type="float" office:value="231965" calcext:value-type="float">
            <text:p>231965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35100" calcext:value-type="float">
            <text:p>35100</text:p>
          </table:table-cell>
          <table:table-cell office:value-type="float" office:value="11400" calcext:value-type="float">
            <text:p>11400</text:p>
          </table:table-cell>
          <table:table-cell office:value-type="float" office:value="63000" calcext:value-type="float">
            <text:p>63000</text:p>
          </table:table-cell>
          <table:table-cell office:value-type="float" office:value="236648" calcext:value-type="float">
            <text:p>236648</text:p>
          </table:table-cell>
          <table:table-cell office:value-type="float" office:value="36069" calcext:value-type="float">
            <text:p>36069</text:p>
          </table:table-cell>
          <table:table-cell office:value-type="float" office:value="34541" calcext:value-type="float">
            <text:p>34541</text:p>
          </table:table-cell>
          <table:table-cell office:value-type="float" office:value="63000" calcext:value-type="float">
            <text:p>63000</text:p>
          </table:table-cell>
          <table:table-cell office:value-type="float" office:value="236648" calcext:value-type="float">
            <text:p>236648</text:p>
          </table:table-cell>
          <table:table-cell office:value-type="float" office:value="40555" calcext:value-type="float">
            <text:p>40555</text:p>
          </table:table-cell>
          <table:table-cell office:value-type="float" office:value="89992" calcext:value-type="float">
            <text:p>89992</text:p>
          </table:table-cell>
          <table:table-cell office:value-type="float" office:value="63000" calcext:value-type="float">
            <text:p>63000</text:p>
          </table:table-cell>
          <table:table-cell office:value-type="float" office:value="236648" calcext:value-type="float">
            <text:p>236648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35585" calcext:value-type="float">
            <text:p>35585</text:p>
          </table:table-cell>
          <table:table-cell office:value-type="float" office:value="10621" calcext:value-type="float">
            <text:p>10621</text:p>
          </table:table-cell>
          <table:table-cell office:value-type="float" office:value="63000" calcext:value-type="float">
            <text:p>63000</text:p>
          </table:table-cell>
          <table:table-cell office:value-type="float" office:value="241405" calcext:value-type="float">
            <text:p>241405</text:p>
          </table:table-cell>
          <table:table-cell office:value-type="float" office:value="36708" calcext:value-type="float">
            <text:p>36708</text:p>
          </table:table-cell>
          <table:table-cell office:value-type="float" office:value="35374" calcext:value-type="float">
            <text:p>35374</text:p>
          </table:table-cell>
          <table:table-cell office:value-type="float" office:value="63000" calcext:value-type="float">
            <text:p>63000</text:p>
          </table:table-cell>
          <table:table-cell office:value-type="float" office:value="241405" calcext:value-type="float">
            <text:p>241405</text:p>
          </table:table-cell>
          <table:table-cell office:value-type="float" office:value="41329" calcext:value-type="float">
            <text:p>41329</text:p>
          </table:table-cell>
          <table:table-cell office:value-type="float" office:value="92822" calcext:value-type="float">
            <text:p>92822</text:p>
          </table:table-cell>
          <table:table-cell office:value-type="float" office:value="63000" calcext:value-type="float">
            <text:p>63000</text:p>
          </table:table-cell>
          <table:table-cell office:value-type="float" office:value="241405" calcext:value-type="float">
            <text:p>241405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36094" calcext:value-type="float">
            <text:p>36094</text:p>
          </table:table-cell>
          <table:table-cell office:value-type="float" office:value="9852" calcext:value-type="float">
            <text:p>9852</text:p>
          </table:table-cell>
          <table:table-cell office:value-type="float" office:value="63000" calcext:value-type="float">
            <text:p>63000</text:p>
          </table:table-cell>
          <table:table-cell office:value-type="float" office:value="246224" calcext:value-type="float">
            <text:p>246224</text:p>
          </table:table-cell>
          <table:table-cell office:value-type="float" office:value="37359" calcext:value-type="float">
            <text:p>37359</text:p>
          </table:table-cell>
          <table:table-cell office:value-type="float" office:value="36248" calcext:value-type="float">
            <text:p>36248</text:p>
          </table:table-cell>
          <table:table-cell office:value-type="float" office:value="63000" calcext:value-type="float">
            <text:p>63000</text:p>
          </table:table-cell>
          <table:table-cell office:value-type="float" office:value="246224" calcext:value-type="float">
            <text:p>246224</text:p>
          </table:table-cell>
          <table:table-cell office:value-type="float" office:value="42105" calcext:value-type="float">
            <text:p>42105</text:p>
          </table:table-cell>
          <table:table-cell office:value-type="float" office:value="95708" calcext:value-type="float">
            <text:p>95708</text:p>
          </table:table-cell>
          <table:table-cell office:value-type="float" office:value="63000" calcext:value-type="float">
            <text:p>63000</text:p>
          </table:table-cell>
          <table:table-cell office:value-type="float" office:value="246224" calcext:value-type="float">
            <text:p>246224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36607" calcext:value-type="float">
            <text:p>36607</text:p>
          </table:table-cell>
          <table:table-cell office:value-type="float" office:value="9111" calcext:value-type="float">
            <text:p>9111</text:p>
          </table:table-cell>
          <table:table-cell office:value-type="float" office:value="63000" calcext:value-type="float">
            <text:p>63000</text:p>
          </table:table-cell>
          <table:table-cell office:value-type="float" office:value="251104" calcext:value-type="float">
            <text:p>251104</text:p>
          </table:table-cell>
          <table:table-cell office:value-type="float" office:value="38012" calcext:value-type="float">
            <text:p>38012</text:p>
          </table:table-cell>
          <table:table-cell office:value-type="float" office:value="37168" calcext:value-type="float">
            <text:p>37168</text:p>
          </table:table-cell>
          <table:table-cell office:value-type="float" office:value="63000" calcext:value-type="float">
            <text:p>63000</text:p>
          </table:table-cell>
          <table:table-cell office:value-type="float" office:value="251104" calcext:value-type="float">
            <text:p>251104</text:p>
          </table:table-cell>
          <table:table-cell office:value-type="float" office:value="42888" calcext:value-type="float">
            <text:p>42888</text:p>
          </table:table-cell>
          <table:table-cell office:value-type="float" office:value="98653" calcext:value-type="float">
            <text:p>98653</text:p>
          </table:table-cell>
          <table:table-cell office:value-type="float" office:value="63000" calcext:value-type="float">
            <text:p>63000</text:p>
          </table:table-cell>
          <table:table-cell office:value-type="float" office:value="251104" calcext:value-type="float">
            <text:p>25110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7140" calcext:value-type="float">
            <text:p>37140</text:p>
          </table:table-cell>
          <table:table-cell office:value-type="float" office:value="8386" calcext:value-type="float">
            <text:p>8386</text:p>
          </table:table-cell>
          <table:table-cell office:value-type="float" office:value="63000" calcext:value-type="float">
            <text:p>63000</text:p>
          </table:table-cell>
          <table:table-cell office:value-type="float" office:value="256037" calcext:value-type="float">
            <text:p>256037</text:p>
          </table:table-cell>
          <table:table-cell office:value-type="float" office:value="38659" calcext:value-type="float">
            <text:p>38659</text:p>
          </table:table-cell>
          <table:table-cell office:value-type="float" office:value="38133" calcext:value-type="float">
            <text:p>38133</text:p>
          </table:table-cell>
          <table:table-cell office:value-type="float" office:value="63000" calcext:value-type="float">
            <text:p>63000</text:p>
          </table:table-cell>
          <table:table-cell office:value-type="float" office:value="256037" calcext:value-type="float">
            <text:p>256037</text:p>
          </table:table-cell>
          <table:table-cell office:value-type="float" office:value="43659" calcext:value-type="float">
            <text:p>43659</text:p>
          </table:table-cell>
          <table:table-cell office:value-type="float" office:value="101652" calcext:value-type="float">
            <text:p>101652</text:p>
          </table:table-cell>
          <table:table-cell office:value-type="float" office:value="63000" calcext:value-type="float">
            <text:p>63000</text:p>
          </table:table-cell>
          <table:table-cell office:value-type="float" office:value="256037" calcext:value-type="float">
            <text:p>256037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37684" calcext:value-type="float">
            <text:p>37684</text:p>
          </table:table-cell>
          <table:table-cell office:value-type="float" office:value="7700" calcext:value-type="float">
            <text:p>7700</text:p>
          </table:table-cell>
          <table:table-cell office:value-type="float" office:value="63000" calcext:value-type="float">
            <text:p>63000</text:p>
          </table:table-cell>
          <table:table-cell office:value-type="float" office:value="261048" calcext:value-type="float">
            <text:p>261048</text:p>
          </table:table-cell>
          <table:table-cell office:value-type="float" office:value="39318" calcext:value-type="float">
            <text:p>39318</text:p>
          </table:table-cell>
          <table:table-cell office:value-type="float" office:value="39151" calcext:value-type="float">
            <text:p>39151</text:p>
          </table:table-cell>
          <table:table-cell office:value-type="float" office:value="63000" calcext:value-type="float">
            <text:p>63000</text:p>
          </table:table-cell>
          <table:table-cell office:value-type="float" office:value="261048" calcext:value-type="float">
            <text:p>261048</text:p>
          </table:table-cell>
          <table:table-cell office:value-type="float" office:value="44440" calcext:value-type="float">
            <text:p>44440</text:p>
          </table:table-cell>
          <table:table-cell office:value-type="float" office:value="104717" calcext:value-type="float">
            <text:p>104717</text:p>
          </table:table-cell>
          <table:table-cell office:value-type="float" office:value="63000" calcext:value-type="float">
            <text:p>63000</text:p>
          </table:table-cell>
          <table:table-cell office:value-type="float" office:value="261048" calcext:value-type="float">
            <text:p>261048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38258" calcext:value-type="float">
            <text:p>38258</text:p>
          </table:table-cell>
          <table:table-cell office:value-type="float" office:value="7048" calcext:value-type="float">
            <text:p>7048</text:p>
          </table:table-cell>
          <table:table-cell office:value-type="float" office:value="63000" calcext:value-type="float">
            <text:p>63000</text:p>
          </table:table-cell>
          <table:table-cell office:value-type="float" office:value="266147" calcext:value-type="float">
            <text:p>266147</text:p>
          </table:table-cell>
          <table:table-cell office:value-type="float" office:value="39986" calcext:value-type="float">
            <text:p>39986</text:p>
          </table:table-cell>
          <table:table-cell office:value-type="float" office:value="40227" calcext:value-type="float">
            <text:p>40227</text:p>
          </table:table-cell>
          <table:table-cell office:value-type="float" office:value="63000" calcext:value-type="float">
            <text:p>63000</text:p>
          </table:table-cell>
          <table:table-cell office:value-type="float" office:value="266147" calcext:value-type="float">
            <text:p>266147</text:p>
          </table:table-cell>
          <table:table-cell office:value-type="float" office:value="45231" calcext:value-type="float">
            <text:p>45231</text:p>
          </table:table-cell>
          <table:table-cell office:value-type="float" office:value="107858" calcext:value-type="float">
            <text:p>107858</text:p>
          </table:table-cell>
          <table:table-cell office:value-type="float" office:value="63000" calcext:value-type="float">
            <text:p>63000</text:p>
          </table:table-cell>
          <table:table-cell office:value-type="float" office:value="266147" calcext:value-type="float">
            <text:p>266147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38821" calcext:value-type="float">
            <text:p>38821</text:p>
          </table:table-cell>
          <table:table-cell office:value-type="float" office:value="6459" calcext:value-type="float">
            <text:p>6459</text:p>
          </table:table-cell>
          <table:table-cell office:value-type="float" office:value="63000" calcext:value-type="float">
            <text:p>63000</text:p>
          </table:table-cell>
          <table:table-cell office:value-type="float" office:value="271333" calcext:value-type="float">
            <text:p>271333</text:p>
          </table:table-cell>
          <table:table-cell office:value-type="float" office:value="40664" calcext:value-type="float">
            <text:p>40664</text:p>
          </table:table-cell>
          <table:table-cell office:value-type="float" office:value="41375" calcext:value-type="float">
            <text:p>41375</text:p>
          </table:table-cell>
          <table:table-cell office:value-type="float" office:value="63000" calcext:value-type="float">
            <text:p>63000</text:p>
          </table:table-cell>
          <table:table-cell office:value-type="float" office:value="271333" calcext:value-type="float">
            <text:p>271333</text:p>
          </table:table-cell>
          <table:table-cell office:value-type="float" office:value="46024" calcext:value-type="float">
            <text:p>46024</text:p>
          </table:table-cell>
          <table:table-cell office:value-type="float" office:value="111085" calcext:value-type="float">
            <text:p>111085</text:p>
          </table:table-cell>
          <table:table-cell office:value-type="float" office:value="63000" calcext:value-type="float">
            <text:p>63000</text:p>
          </table:table-cell>
          <table:table-cell office:value-type="float" office:value="271333" calcext:value-type="float">
            <text:p>271333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39281" calcext:value-type="float">
            <text:p>39281</text:p>
          </table:table-cell>
          <table:table-cell office:value-type="float" office:value="6031" calcext:value-type="float">
            <text:p>6031</text:p>
          </table:table-cell>
          <table:table-cell office:value-type="float" office:value="63000" calcext:value-type="float">
            <text:p>63000</text:p>
          </table:table-cell>
          <table:table-cell office:value-type="float" office:value="276616" calcext:value-type="float">
            <text:p>276616</text:p>
          </table:table-cell>
          <table:table-cell office:value-type="float" office:value="41268" calcext:value-type="float">
            <text:p>41268</text:p>
          </table:table-cell>
          <table:table-cell office:value-type="float" office:value="42671" calcext:value-type="float">
            <text:p>42671</text:p>
          </table:table-cell>
          <table:table-cell office:value-type="float" office:value="63000" calcext:value-type="float">
            <text:p>63000</text:p>
          </table:table-cell>
          <table:table-cell office:value-type="float" office:value="276616" calcext:value-type="float">
            <text:p>276616</text:p>
          </table:table-cell>
          <table:table-cell office:value-type="float" office:value="46745" calcext:value-type="float">
            <text:p>46745</text:p>
          </table:table-cell>
          <table:table-cell office:value-type="float" office:value="114472" calcext:value-type="float">
            <text:p>114472</text:p>
          </table:table-cell>
          <table:table-cell office:value-type="float" office:value="63000" calcext:value-type="float">
            <text:p>63000</text:p>
          </table:table-cell>
          <table:table-cell office:value-type="float" office:value="276616" calcext:value-type="float">
            <text:p>276616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39943" calcext:value-type="float">
            <text:p>39943</text:p>
          </table:table-cell>
          <table:table-cell office:value-type="float" office:value="5557" calcext:value-type="float">
            <text:p>5557</text:p>
          </table:table-cell>
          <table:table-cell office:value-type="float" office:value="63000" calcext:value-type="float">
            <text:p>63000</text:p>
          </table:table-cell>
          <table:table-cell office:value-type="float" office:value="282082" calcext:value-type="float">
            <text:p>282082</text:p>
          </table:table-cell>
          <table:table-cell office:value-type="float" office:value="42066" calcext:value-type="float">
            <text:p>42066</text:p>
          </table:table-cell>
          <table:table-cell office:value-type="float" office:value="43948" calcext:value-type="float">
            <text:p>43948</text:p>
          </table:table-cell>
          <table:table-cell office:value-type="float" office:value="63000" calcext:value-type="float">
            <text:p>63000</text:p>
          </table:table-cell>
          <table:table-cell office:value-type="float" office:value="282082" calcext:value-type="float">
            <text:p>282082</text:p>
          </table:table-cell>
          <table:table-cell office:value-type="float" office:value="47653" calcext:value-type="float">
            <text:p>47653</text:p>
          </table:table-cell>
          <table:table-cell office:value-type="float" office:value="117852" calcext:value-type="float">
            <text:p>117852</text:p>
          </table:table-cell>
          <table:table-cell office:value-type="float" office:value="63000" calcext:value-type="float">
            <text:p>63000</text:p>
          </table:table-cell>
          <table:table-cell office:value-type="float" office:value="282082" calcext:value-type="float">
            <text:p>282082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40531" calcext:value-type="float">
            <text:p>40531</text:p>
          </table:table-cell>
          <table:table-cell office:value-type="float" office:value="5166" calcext:value-type="float">
            <text:p>5166</text:p>
          </table:table-cell>
          <table:table-cell office:value-type="float" office:value="63000" calcext:value-type="float">
            <text:p>63000</text:p>
          </table:table-cell>
          <table:table-cell office:value-type="float" office:value="287580" calcext:value-type="float">
            <text:p>287580</text:p>
          </table:table-cell>
          <table:table-cell office:value-type="float" office:value="42794" calcext:value-type="float">
            <text:p>42794</text:p>
          </table:table-cell>
          <table:table-cell office:value-type="float" office:value="45321" calcext:value-type="float">
            <text:p>45321</text:p>
          </table:table-cell>
          <table:table-cell office:value-type="float" office:value="63000" calcext:value-type="float">
            <text:p>63000</text:p>
          </table:table-cell>
          <table:table-cell office:value-type="float" office:value="287580" calcext:value-type="float">
            <text:p>287580</text:p>
          </table:table-cell>
          <table:table-cell office:value-type="float" office:value="48480" calcext:value-type="float">
            <text:p>48480</text:p>
          </table:table-cell>
          <table:table-cell office:value-type="float" office:value="121342" calcext:value-type="float">
            <text:p>121342</text:p>
          </table:table-cell>
          <table:table-cell office:value-type="float" office:value="63000" calcext:value-type="float">
            <text:p>63000</text:p>
          </table:table-cell>
          <table:table-cell office:value-type="float" office:value="287580" calcext:value-type="float">
            <text:p>28758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41150" calcext:value-type="float">
            <text:p>41150</text:p>
          </table:table-cell>
          <table:table-cell office:value-type="float" office:value="4850" calcext:value-type="float">
            <text:p>4850</text:p>
          </table:table-cell>
          <table:table-cell office:value-type="float" office:value="63000" calcext:value-type="float">
            <text:p>63000</text:p>
          </table:table-cell>
          <table:table-cell office:value-type="float" office:value="293212" calcext:value-type="float">
            <text:p>293212</text:p>
          </table:table-cell>
          <table:table-cell office:value-type="float" office:value="43556" calcext:value-type="float">
            <text:p>43556</text:p>
          </table:table-cell>
          <table:table-cell office:value-type="float" office:value="46774" calcext:value-type="float">
            <text:p>46774</text:p>
          </table:table-cell>
          <table:table-cell office:value-type="float" office:value="63000" calcext:value-type="float">
            <text:p>63000</text:p>
          </table:table-cell>
          <table:table-cell office:value-type="float" office:value="293212" calcext:value-type="float">
            <text:p>293212</text:p>
          </table:table-cell>
          <table:table-cell office:value-type="float" office:value="49343" calcext:value-type="float">
            <text:p>49343</text:p>
          </table:table-cell>
          <table:table-cell office:value-type="float" office:value="124928" calcext:value-type="float">
            <text:p>124928</text:p>
          </table:table-cell>
          <table:table-cell office:value-type="float" office:value="63000" calcext:value-type="float">
            <text:p>63000</text:p>
          </table:table-cell>
          <table:table-cell office:value-type="float" office:value="293212" calcext:value-type="float">
            <text:p>293212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41836" calcext:value-type="float">
            <text:p>41836</text:p>
          </table:table-cell>
          <table:table-cell office:value-type="float" office:value="4570" calcext:value-type="float">
            <text:p>4570</text:p>
          </table:table-cell>
          <table:table-cell office:value-type="float" office:value="63000" calcext:value-type="float">
            <text:p>63000</text:p>
          </table:table-cell>
          <table:table-cell office:value-type="float" office:value="298968" calcext:value-type="float">
            <text:p>298968</text:p>
          </table:table-cell>
          <table:table-cell office:value-type="float" office:value="44379" calcext:value-type="float">
            <text:p>44379</text:p>
          </table:table-cell>
          <table:table-cell office:value-type="float" office:value="48279" calcext:value-type="float">
            <text:p>48279</text:p>
          </table:table-cell>
          <table:table-cell office:value-type="float" office:value="63000" calcext:value-type="float">
            <text:p>63000</text:p>
          </table:table-cell>
          <table:table-cell office:value-type="float" office:value="298968" calcext:value-type="float">
            <text:p>298968</text:p>
          </table:table-cell>
          <table:table-cell office:value-type="float" office:value="50269" calcext:value-type="float">
            <text:p>50269</text:p>
          </table:table-cell>
          <table:table-cell office:value-type="float" office:value="128574" calcext:value-type="float">
            <text:p>128574</text:p>
          </table:table-cell>
          <table:table-cell office:value-type="float" office:value="63000" calcext:value-type="float">
            <text:p>63000</text:p>
          </table:table-cell>
          <table:table-cell office:value-type="float" office:value="298968" calcext:value-type="float">
            <text:p>298968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42612" calcext:value-type="float">
            <text:p>42612</text:p>
          </table:table-cell>
          <table:table-cell office:value-type="float" office:value="4319" calcext:value-type="float">
            <text:p>4319</text:p>
          </table:table-cell>
          <table:table-cell office:value-type="float" office:value="63000" calcext:value-type="float">
            <text:p>63000</text:p>
          </table:table-cell>
          <table:table-cell office:value-type="float" office:value="304863" calcext:value-type="float">
            <text:p>304863</text:p>
          </table:table-cell>
          <table:table-cell office:value-type="float" office:value="45280" calcext:value-type="float">
            <text:p>45280</text:p>
          </table:table-cell>
          <table:table-cell office:value-type="float" office:value="49833" calcext:value-type="float">
            <text:p>49833</text:p>
          </table:table-cell>
          <table:table-cell office:value-type="float" office:value="63000" calcext:value-type="float">
            <text:p>63000</text:p>
          </table:table-cell>
          <table:table-cell office:value-type="float" office:value="304863" calcext:value-type="float">
            <text:p>304863</text:p>
          </table:table-cell>
          <table:table-cell office:value-type="float" office:value="51271" calcext:value-type="float">
            <text:p>51271</text:p>
          </table:table-cell>
          <table:table-cell office:value-type="float" office:value="132283" calcext:value-type="float">
            <text:p>132283</text:p>
          </table:table-cell>
          <table:table-cell office:value-type="float" office:value="63000" calcext:value-type="float">
            <text:p>63000</text:p>
          </table:table-cell>
          <table:table-cell office:value-type="float" office:value="304863" calcext:value-type="float">
            <text:p>30486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43452" calcext:value-type="float">
            <text:p>43452</text:p>
          </table:table-cell>
          <table:table-cell office:value-type="float" office:value="4109" calcext:value-type="float">
            <text:p>4109</text:p>
          </table:table-cell>
          <table:table-cell office:value-type="float" office:value="63000" calcext:value-type="float">
            <text:p>63000</text:p>
          </table:table-cell>
          <table:table-cell office:value-type="float" office:value="310894" calcext:value-type="float">
            <text:p>310894</text:p>
          </table:table-cell>
          <table:table-cell office:value-type="float" office:value="46271" calcext:value-type="float">
            <text:p>46271</text:p>
          </table:table-cell>
          <table:table-cell office:value-type="float" office:value="51429" calcext:value-type="float">
            <text:p>51429</text:p>
          </table:table-cell>
          <table:table-cell office:value-type="float" office:value="63000" calcext:value-type="float">
            <text:p>63000</text:p>
          </table:table-cell>
          <table:table-cell office:value-type="float" office:value="310894" calcext:value-type="float">
            <text:p>310894</text:p>
          </table:table-cell>
          <table:table-cell office:value-type="float" office:value="52347" calcext:value-type="float">
            <text:p>52347</text:p>
          </table:table-cell>
          <table:table-cell office:value-type="float" office:value="136042" calcext:value-type="float">
            <text:p>136042</text:p>
          </table:table-cell>
          <table:table-cell office:value-type="float" office:value="63000" calcext:value-type="float">
            <text:p>63000</text:p>
          </table:table-cell>
          <table:table-cell office:value-type="float" office:value="310894" calcext:value-type="float">
            <text:p>310894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44311" calcext:value-type="float">
            <text:p>44311</text:p>
          </table:table-cell>
          <table:table-cell office:value-type="float" office:value="3946" calcext:value-type="float">
            <text:p>3946</text:p>
          </table:table-cell>
          <table:table-cell office:value-type="float" office:value="63000" calcext:value-type="float">
            <text:p>63000</text:p>
          </table:table-cell>
          <table:table-cell office:value-type="float" office:value="317039" calcext:value-type="float">
            <text:p>317039</text:p>
          </table:table-cell>
          <table:table-cell office:value-type="float" office:value="47298" calcext:value-type="float">
            <text:p>47298</text:p>
          </table:table-cell>
          <table:table-cell office:value-type="float" office:value="53084" calcext:value-type="float">
            <text:p>53084</text:p>
          </table:table-cell>
          <table:table-cell office:value-type="float" office:value="63000" calcext:value-type="float">
            <text:p>63000</text:p>
          </table:table-cell>
          <table:table-cell office:value-type="float" office:value="317039" calcext:value-type="float">
            <text:p>317039</text:p>
          </table:table-cell>
          <table:table-cell office:value-type="float" office:value="53465" calcext:value-type="float">
            <text:p>53465</text:p>
          </table:table-cell>
          <table:table-cell office:value-type="float" office:value="139867" calcext:value-type="float">
            <text:p>139867</text:p>
          </table:table-cell>
          <table:table-cell office:value-type="float" office:value="63000" calcext:value-type="float">
            <text:p>63000</text:p>
          </table:table-cell>
          <table:table-cell office:value-type="float" office:value="317039" calcext:value-type="float">
            <text:p>317039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45198" calcext:value-type="float">
            <text:p>45198</text:p>
          </table:table-cell>
          <table:table-cell office:value-type="float" office:value="3844" calcext:value-type="float">
            <text:p>3844</text:p>
          </table:table-cell>
          <table:table-cell office:value-type="float" office:value="63000" calcext:value-type="float">
            <text:p>63000</text:p>
          </table:table-cell>
          <table:table-cell office:value-type="float" office:value="323289" calcext:value-type="float">
            <text:p>323289</text:p>
          </table:table-cell>
          <table:table-cell office:value-type="float" office:value="48363" calcext:value-type="float">
            <text:p>48363</text:p>
          </table:table-cell>
          <table:table-cell office:value-type="float" office:value="54804" calcext:value-type="float">
            <text:p>54804</text:p>
          </table:table-cell>
          <table:table-cell office:value-type="float" office:value="63000" calcext:value-type="float">
            <text:p>63000</text:p>
          </table:table-cell>
          <table:table-cell office:value-type="float" office:value="323289" calcext:value-type="float">
            <text:p>323289</text:p>
          </table:table-cell>
          <table:table-cell office:value-type="float" office:value="54610" calcext:value-type="float">
            <text:p>54610</text:p>
          </table:table-cell>
          <table:table-cell office:value-type="float" office:value="143776" calcext:value-type="float">
            <text:p>143776</text:p>
          </table:table-cell>
          <table:table-cell office:value-type="float" office:value="63000" calcext:value-type="float">
            <text:p>63000</text:p>
          </table:table-cell>
          <table:table-cell office:value-type="float" office:value="323289" calcext:value-type="float">
            <text:p>323289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46091" calcext:value-type="float">
            <text:p>46091</text:p>
          </table:table-cell>
          <table:table-cell office:value-type="float" office:value="3790" calcext:value-type="float">
            <text:p>3790</text:p>
          </table:table-cell>
          <table:table-cell office:value-type="float" office:value="63000" calcext:value-type="float">
            <text:p>63000</text:p>
          </table:table-cell>
          <table:table-cell office:value-type="float" office:value="329649" calcext:value-type="float">
            <text:p>329649</text:p>
          </table:table-cell>
          <table:table-cell office:value-type="float" office:value="49425" calcext:value-type="float">
            <text:p>49425</text:p>
          </table:table-cell>
          <table:table-cell office:value-type="float" office:value="56606" calcext:value-type="float">
            <text:p>56606</text:p>
          </table:table-cell>
          <table:table-cell office:value-type="float" office:value="63000" calcext:value-type="float">
            <text:p>63000</text:p>
          </table:table-cell>
          <table:table-cell office:value-type="float" office:value="329649" calcext:value-type="float">
            <text:p>329649</text:p>
          </table:table-cell>
          <table:table-cell office:value-type="float" office:value="55748" calcext:value-type="float">
            <text:p>55748</text:p>
          </table:table-cell>
          <table:table-cell office:value-type="float" office:value="147776" calcext:value-type="float">
            <text:p>147776</text:p>
          </table:table-cell>
          <table:table-cell office:value-type="float" office:value="63000" calcext:value-type="float">
            <text:p>63000</text:p>
          </table:table-cell>
          <table:table-cell office:value-type="float" office:value="329649" calcext:value-type="float">
            <text:p>329649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47035" calcext:value-type="float">
            <text:p>47035</text:p>
          </table:table-cell>
          <table:table-cell office:value-type="float" office:value="3785" calcext:value-type="float">
            <text:p>3785</text:p>
          </table:table-cell>
          <table:table-cell office:value-type="float" office:value="63000" calcext:value-type="float">
            <text:p>63000</text:p>
          </table:table-cell>
          <table:table-cell office:value-type="float" office:value="336030" calcext:value-type="float">
            <text:p>336030</text:p>
          </table:table-cell>
          <table:table-cell office:value-type="float" office:value="50534" calcext:value-type="float">
            <text:p>50534</text:p>
          </table:table-cell>
          <table:table-cell office:value-type="float" office:value="58477" calcext:value-type="float">
            <text:p>58477</text:p>
          </table:table-cell>
          <table:table-cell office:value-type="float" office:value="63000" calcext:value-type="float">
            <text:p>63000</text:p>
          </table:table-cell>
          <table:table-cell office:value-type="float" office:value="336030" calcext:value-type="float">
            <text:p>336030</text:p>
          </table:table-cell>
          <table:table-cell office:value-type="float" office:value="56928" calcext:value-type="float">
            <text:p>56928</text:p>
          </table:table-cell>
          <table:table-cell office:value-type="float" office:value="151856" calcext:value-type="float">
            <text:p>151856</text:p>
          </table:table-cell>
          <table:table-cell office:value-type="float" office:value="63000" calcext:value-type="float">
            <text:p>63000</text:p>
          </table:table-cell>
          <table:table-cell office:value-type="float" office:value="336030" calcext:value-type="float">
            <text:p>33603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47842" calcext:value-type="float">
            <text:p>47842</text:p>
          </table:table-cell>
          <table:table-cell office:value-type="float" office:value="3925" calcext:value-type="float">
            <text:p>3925</text:p>
          </table:table-cell>
          <table:table-cell office:value-type="float" office:value="63000" calcext:value-type="float">
            <text:p>63000</text:p>
          </table:table-cell>
          <table:table-cell office:value-type="float" office:value="342691" calcext:value-type="float">
            <text:p>342691</text:p>
          </table:table-cell>
          <table:table-cell office:value-type="float" office:value="51505" calcext:value-type="float">
            <text:p>51505</text:p>
          </table:table-cell>
          <table:table-cell office:value-type="float" office:value="60505" calcext:value-type="float">
            <text:p>60505</text:p>
          </table:table-cell>
          <table:table-cell office:value-type="float" office:value="63000" calcext:value-type="float">
            <text:p>63000</text:p>
          </table:table-cell>
          <table:table-cell office:value-type="float" office:value="342691" calcext:value-type="float">
            <text:p>342691</text:p>
          </table:table-cell>
          <table:table-cell office:value-type="float" office:value="57975" calcext:value-type="float">
            <text:p>57975</text:p>
          </table:table-cell>
          <table:table-cell office:value-type="float" office:value="156099" calcext:value-type="float">
            <text:p>156099</text:p>
          </table:table-cell>
          <table:table-cell office:value-type="float" office:value="63000" calcext:value-type="float">
            <text:p>63000</text:p>
          </table:table-cell>
          <table:table-cell office:value-type="float" office:value="342691" calcext:value-type="float">
            <text:p>342691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48866" calcext:value-type="float">
            <text:p>48866</text:p>
          </table:table-cell>
          <table:table-cell office:value-type="float" office:value="4109" calcext:value-type="float">
            <text:p>4109</text:p>
          </table:table-cell>
          <table:table-cell office:value-type="float" office:value="63000" calcext:value-type="float">
            <text:p>63000</text:p>
          </table:table-cell>
          <table:table-cell office:value-type="float" office:value="349387" calcext:value-type="float">
            <text:p>349387</text:p>
          </table:table-cell>
          <table:table-cell office:value-type="float" office:value="52689" calcext:value-type="float">
            <text:p>52689</text:p>
          </table:table-cell>
          <table:table-cell office:value-type="float" office:value="62595" calcext:value-type="float">
            <text:p>62595</text:p>
          </table:table-cell>
          <table:table-cell office:value-type="float" office:value="63000" calcext:value-type="float">
            <text:p>63000</text:p>
          </table:table-cell>
          <table:table-cell office:value-type="float" office:value="349387" calcext:value-type="float">
            <text:p>349387</text:p>
          </table:table-cell>
          <table:table-cell office:value-type="float" office:value="59250" calcext:value-type="float">
            <text:p>59250</text:p>
          </table:table-cell>
          <table:table-cell office:value-type="float" office:value="160408" calcext:value-type="float">
            <text:p>160408</text:p>
          </table:table-cell>
          <table:table-cell office:value-type="float" office:value="63000" calcext:value-type="float">
            <text:p>63000</text:p>
          </table:table-cell>
          <table:table-cell office:value-type="float" office:value="349387" calcext:value-type="float">
            <text:p>349387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49816" calcext:value-type="float">
            <text:p>49816</text:p>
          </table:table-cell>
          <table:table-cell office:value-type="float" office:value="4374" calcext:value-type="float">
            <text:p>4374</text:p>
          </table:table-cell>
          <table:table-cell office:value-type="float" office:value="63000" calcext:value-type="float">
            <text:p>63000</text:p>
          </table:table-cell>
          <table:table-cell office:value-type="float" office:value="356198" calcext:value-type="float">
            <text:p>356198</text:p>
          </table:table-cell>
          <table:table-cell office:value-type="float" office:value="53806" calcext:value-type="float">
            <text:p>53806</text:p>
          </table:table-cell>
          <table:table-cell office:value-type="float" office:value="64776" calcext:value-type="float">
            <text:p>64776</text:p>
          </table:table-cell>
          <table:table-cell office:value-type="float" office:value="63000" calcext:value-type="float">
            <text:p>63000</text:p>
          </table:table-cell>
          <table:table-cell office:value-type="float" office:value="356198" calcext:value-type="float">
            <text:p>356198</text:p>
          </table:table-cell>
          <table:table-cell office:value-type="float" office:value="60442" calcext:value-type="float">
            <text:p>60442</text:p>
          </table:table-cell>
          <table:table-cell office:value-type="float" office:value="164824" calcext:value-type="float">
            <text:p>164824</text:p>
          </table:table-cell>
          <table:table-cell office:value-type="float" office:value="63000" calcext:value-type="float">
            <text:p>63000</text:p>
          </table:table-cell>
          <table:table-cell office:value-type="float" office:value="356198" calcext:value-type="float">
            <text:p>356198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51017" calcext:value-type="float">
            <text:p>51017</text:p>
          </table:table-cell>
          <table:table-cell office:value-type="float" office:value="4704" calcext:value-type="float">
            <text:p>4704</text:p>
          </table:table-cell>
          <table:table-cell office:value-type="float" office:value="63000" calcext:value-type="float">
            <text:p>63000</text:p>
          </table:table-cell>
          <table:table-cell office:value-type="float" office:value="363397" calcext:value-type="float">
            <text:p>363397</text:p>
          </table:table-cell>
          <table:table-cell office:value-type="float" office:value="55189" calcext:value-type="float">
            <text:p>55189</text:p>
          </table:table-cell>
          <table:table-cell office:value-type="float" office:value="67070" calcext:value-type="float">
            <text:p>67070</text:p>
          </table:table-cell>
          <table:table-cell office:value-type="float" office:value="63000" calcext:value-type="float">
            <text:p>63000</text:p>
          </table:table-cell>
          <table:table-cell office:value-type="float" office:value="363397" calcext:value-type="float">
            <text:p>363397</text:p>
          </table:table-cell>
          <table:table-cell office:value-type="float" office:value="61895" calcext:value-type="float">
            <text:p>61895</text:p>
          </table:table-cell>
          <table:table-cell office:value-type="float" office:value="169363" calcext:value-type="float">
            <text:p>169363</text:p>
          </table:table-cell>
          <table:table-cell office:value-type="float" office:value="63000" calcext:value-type="float">
            <text:p>63000</text:p>
          </table:table-cell>
          <table:table-cell office:value-type="float" office:value="363397" calcext:value-type="float">
            <text:p>363397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51964" calcext:value-type="float">
            <text:p>51964</text:p>
          </table:table-cell>
          <table:table-cell office:value-type="float" office:value="4869" calcext:value-type="float">
            <text:p>4869</text:p>
          </table:table-cell>
          <table:table-cell office:value-type="float" office:value="63000" calcext:value-type="float">
            <text:p>63000</text:p>
          </table:table-cell>
          <table:table-cell office:value-type="float" office:value="370505" calcext:value-type="float">
            <text:p>370505</text:p>
          </table:table-cell>
          <table:table-cell office:value-type="float" office:value="56345" calcext:value-type="float">
            <text:p>56345</text:p>
          </table:table-cell>
          <table:table-cell office:value-type="float" office:value="69488" calcext:value-type="float">
            <text:p>69488</text:p>
          </table:table-cell>
          <table:table-cell office:value-type="float" office:value="63000" calcext:value-type="float">
            <text:p>63000</text:p>
          </table:table-cell>
          <table:table-cell office:value-type="float" office:value="370505" calcext:value-type="float">
            <text:p>370505</text:p>
          </table:table-cell>
          <table:table-cell office:value-type="float" office:value="63118" calcext:value-type="float">
            <text:p>63118</text:p>
          </table:table-cell>
          <table:table-cell office:value-type="float" office:value="174038" calcext:value-type="float">
            <text:p>174038</text:p>
          </table:table-cell>
          <table:table-cell office:value-type="float" office:value="63000" calcext:value-type="float">
            <text:p>63000</text:p>
          </table:table-cell>
          <table:table-cell office:value-type="float" office:value="370505" calcext:value-type="float">
            <text:p>370505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52830" calcext:value-type="float">
            <text:p>52830</text:p>
          </table:table-cell>
          <table:table-cell office:value-type="float" office:value="4743" calcext:value-type="float">
            <text:p>4743</text:p>
          </table:table-cell>
          <table:table-cell office:value-type="float" office:value="63000" calcext:value-type="float">
            <text:p>63000</text:p>
          </table:table-cell>
          <table:table-cell office:value-type="float" office:value="377613" calcext:value-type="float">
            <text:p>377613</text:p>
          </table:table-cell>
          <table:table-cell office:value-type="float" office:value="57419" calcext:value-type="float">
            <text:p>57419</text:p>
          </table:table-cell>
          <table:table-cell office:value-type="float" office:value="72037" calcext:value-type="float">
            <text:p>72037</text:p>
          </table:table-cell>
          <table:table-cell office:value-type="float" office:value="63000" calcext:value-type="float">
            <text:p>63000</text:p>
          </table:table-cell>
          <table:table-cell office:value-type="float" office:value="377613" calcext:value-type="float">
            <text:p>377613</text:p>
          </table:table-cell>
          <table:table-cell office:value-type="float" office:value="64271" calcext:value-type="float">
            <text:p>64271</text:p>
          </table:table-cell>
          <table:table-cell office:value-type="float" office:value="178841" calcext:value-type="float">
            <text:p>178841</text:p>
          </table:table-cell>
          <table:table-cell office:value-type="float" office:value="63000" calcext:value-type="float">
            <text:p>63000</text:p>
          </table:table-cell>
          <table:table-cell office:value-type="float" office:value="377613" calcext:value-type="float">
            <text:p>377613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54217" calcext:value-type="float">
            <text:p>54217</text:p>
          </table:table-cell>
          <table:table-cell office:value-type="float" office:value="4124" calcext:value-type="float">
            <text:p>4124</text:p>
          </table:table-cell>
          <table:table-cell office:value-type="float" office:value="63000" calcext:value-type="float">
            <text:p>63000</text:p>
          </table:table-cell>
          <table:table-cell office:value-type="float" office:value="385495" calcext:value-type="float">
            <text:p>385495</text:p>
          </table:table-cell>
          <table:table-cell office:value-type="float" office:value="58979" calcext:value-type="float">
            <text:p>58979</text:p>
          </table:table-cell>
          <table:table-cell office:value-type="float" office:value="74691" calcext:value-type="float">
            <text:p>74691</text:p>
          </table:table-cell>
          <table:table-cell office:value-type="float" office:value="63000" calcext:value-type="float">
            <text:p>63000</text:p>
          </table:table-cell>
          <table:table-cell office:value-type="float" office:value="385495" calcext:value-type="float">
            <text:p>385495</text:p>
          </table:table-cell>
          <table:table-cell office:value-type="float" office:value="65901" calcext:value-type="float">
            <text:p>65901</text:p>
          </table:table-cell>
          <table:table-cell office:value-type="float" office:value="183756" calcext:value-type="float">
            <text:p>183756</text:p>
          </table:table-cell>
          <table:table-cell office:value-type="float" office:value="63000" calcext:value-type="float">
            <text:p>63000</text:p>
          </table:table-cell>
          <table:table-cell office:value-type="float" office:value="385495" calcext:value-type="float">
            <text:p>385495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55775" calcext:value-type="float">
            <text:p>55775</text:p>
          </table:table-cell>
          <table:table-cell office:value-type="float" office:value="3262" calcext:value-type="float">
            <text:p>3262</text:p>
          </table:table-cell>
          <table:table-cell office:value-type="float" office:value="63000" calcext:value-type="float">
            <text:p>63000</text:p>
          </table:table-cell>
          <table:table-cell office:value-type="float" office:value="393527" calcext:value-type="float">
            <text:p>393527</text:p>
          </table:table-cell>
          <table:table-cell office:value-type="float" office:value="60717" calcext:value-type="float">
            <text:p>60717</text:p>
          </table:table-cell>
          <table:table-cell office:value-type="float" office:value="77438" calcext:value-type="float">
            <text:p>77438</text:p>
          </table:table-cell>
          <table:table-cell office:value-type="float" office:value="63000" calcext:value-type="float">
            <text:p>63000</text:p>
          </table:table-cell>
          <table:table-cell office:value-type="float" office:value="393527" calcext:value-type="float">
            <text:p>393527</text:p>
          </table:table-cell>
          <table:table-cell office:value-type="float" office:value="67697" calcext:value-type="float">
            <text:p>67697</text:p>
          </table:table-cell>
          <table:table-cell office:value-type="float" office:value="188774" calcext:value-type="float">
            <text:p>188774</text:p>
          </table:table-cell>
          <table:table-cell office:value-type="float" office:value="63000" calcext:value-type="float">
            <text:p>63000</text:p>
          </table:table-cell>
          <table:table-cell office:value-type="float" office:value="393527" calcext:value-type="float">
            <text:p>393527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57330" calcext:value-type="float">
            <text:p>57330</text:p>
          </table:table-cell>
          <table:table-cell office:value-type="float" office:value="2491" calcext:value-type="float">
            <text:p>2491</text:p>
          </table:table-cell>
          <table:table-cell office:value-type="float" office:value="63000" calcext:value-type="float">
            <text:p>63000</text:p>
          </table:table-cell>
          <table:table-cell office:value-type="float" office:value="401785" calcext:value-type="float">
            <text:p>401785</text:p>
          </table:table-cell>
          <table:table-cell office:value-type="float" office:value="62452" calcext:value-type="float">
            <text:p>62452</text:p>
          </table:table-cell>
          <table:table-cell office:value-type="float" office:value="80293" calcext:value-type="float">
            <text:p>80293</text:p>
          </table:table-cell>
          <table:table-cell office:value-type="float" office:value="63000" calcext:value-type="float">
            <text:p>63000</text:p>
          </table:table-cell>
          <table:table-cell office:value-type="float" office:value="401785" calcext:value-type="float">
            <text:p>401785</text:p>
          </table:table-cell>
          <table:table-cell office:value-type="float" office:value="69483" calcext:value-type="float">
            <text:p>69483</text:p>
          </table:table-cell>
          <table:table-cell office:value-type="float" office:value="193906" calcext:value-type="float">
            <text:p>193906</text:p>
          </table:table-cell>
          <table:table-cell office:value-type="float" office:value="63000" calcext:value-type="float">
            <text:p>63000</text:p>
          </table:table-cell>
          <table:table-cell office:value-type="float" office:value="401785" calcext:value-type="float">
            <text:p>401785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57970" calcext:value-type="float">
            <text:p>57970</text:p>
          </table:table-cell>
          <table:table-cell office:value-type="float" office:value="1789" calcext:value-type="float">
            <text:p>1789</text:p>
          </table:table-cell>
          <table:table-cell office:value-type="float" office:value="63000" calcext:value-type="float">
            <text:p>63000</text:p>
          </table:table-cell>
          <table:table-cell office:value-type="float" office:value="409033" calcext:value-type="float">
            <text:p>409033</text:p>
          </table:table-cell>
          <table:table-cell office:value-type="float" office:value="63254" calcext:value-type="float">
            <text:p>63254</text:p>
          </table:table-cell>
          <table:table-cell office:value-type="float" office:value="83236" calcext:value-type="float">
            <text:p>83236</text:p>
          </table:table-cell>
          <table:table-cell office:value-type="float" office:value="63000" calcext:value-type="float">
            <text:p>63000</text:p>
          </table:table-cell>
          <table:table-cell office:value-type="float" office:value="409033" calcext:value-type="float">
            <text:p>409033</text:p>
          </table:table-cell>
          <table:table-cell office:value-type="float" office:value="70350" calcext:value-type="float">
            <text:p>70350</text:p>
          </table:table-cell>
          <table:table-cell office:value-type="float" office:value="199131" calcext:value-type="float">
            <text:p>199131</text:p>
          </table:table-cell>
          <table:table-cell office:value-type="float" office:value="63000" calcext:value-type="float">
            <text:p>63000</text:p>
          </table:table-cell>
          <table:table-cell office:value-type="float" office:value="409033" calcext:value-type="float">
            <text:p>409033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60104" calcext:value-type="float">
            <text:p>60104</text:p>
          </table:table-cell>
          <table:table-cell office:value-type="float" office:value="1387" calcext:value-type="float">
            <text:p>1387</text:p>
          </table:table-cell>
          <table:table-cell office:value-type="float" office:value="63000" calcext:value-type="float">
            <text:p>63000</text:p>
          </table:table-cell>
          <table:table-cell office:value-type="float" office:value="417979" calcext:value-type="float">
            <text:p>417979</text:p>
          </table:table-cell>
          <table:table-cell office:value-type="float" office:value="65548" calcext:value-type="float">
            <text:p>65548</text:p>
          </table:table-cell>
          <table:table-cell office:value-type="float" office:value="86222" calcext:value-type="float">
            <text:p>86222</text:p>
          </table:table-cell>
          <table:table-cell office:value-type="float" office:value="63000" calcext:value-type="float">
            <text:p>63000</text:p>
          </table:table-cell>
          <table:table-cell office:value-type="float" office:value="417979" calcext:value-type="float">
            <text:p>417979</text:p>
          </table:table-cell>
          <table:table-cell office:value-type="float" office:value="72688" calcext:value-type="float">
            <text:p>72688</text:p>
          </table:table-cell>
          <table:table-cell office:value-type="float" office:value="204409" calcext:value-type="float">
            <text:p>204409</text:p>
          </table:table-cell>
          <table:table-cell office:value-type="float" office:value="63000" calcext:value-type="float">
            <text:p>63000</text:p>
          </table:table-cell>
          <table:table-cell office:value-type="float" office:value="417979" calcext:value-type="float">
            <text:p>417979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61391" calcext:value-type="float">
            <text:p>61391</text:p>
          </table:table-cell>
          <table:table-cell office:value-type="float" office:value="1456" calcext:value-type="float">
            <text:p>1456</text:p>
          </table:table-cell>
          <table:table-cell office:value-type="float" office:value="63000" calcext:value-type="float">
            <text:p>63000</text:p>
          </table:table-cell>
          <table:table-cell office:value-type="float" office:value="426277" calcext:value-type="float">
            <text:p>426277</text:p>
          </table:table-cell>
          <table:table-cell office:value-type="float" office:value="67059" calcext:value-type="float">
            <text:p>67059</text:p>
          </table:table-cell>
          <table:table-cell office:value-type="float" office:value="89421" calcext:value-type="float">
            <text:p>89421</text:p>
          </table:table-cell>
          <table:table-cell office:value-type="float" office:value="63000" calcext:value-type="float">
            <text:p>63000</text:p>
          </table:table-cell>
          <table:table-cell office:value-type="float" office:value="426277" calcext:value-type="float">
            <text:p>426277</text:p>
          </table:table-cell>
          <table:table-cell office:value-type="float" office:value="74236" calcext:value-type="float">
            <text:p>74236</text:p>
          </table:table-cell>
          <table:table-cell office:value-type="float" office:value="209916" calcext:value-type="float">
            <text:p>209916</text:p>
          </table:table-cell>
          <table:table-cell office:value-type="float" office:value="63000" calcext:value-type="float">
            <text:p>63000</text:p>
          </table:table-cell>
          <table:table-cell office:value-type="float" office:value="426277" calcext:value-type="float">
            <text:p>426277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62943" calcext:value-type="float">
            <text:p>62943</text:p>
          </table:table-cell>
          <table:table-cell office:value-type="float" office:value="1463" calcext:value-type="float">
            <text:p>1463</text:p>
          </table:table-cell>
          <table:table-cell office:value-type="float" office:value="63000" calcext:value-type="float">
            <text:p>63000</text:p>
          </table:table-cell>
          <table:table-cell office:value-type="float" office:value="435013" calcext:value-type="float">
            <text:p>435013</text:p>
          </table:table-cell>
          <table:table-cell office:value-type="float" office:value="68848" calcext:value-type="float">
            <text:p>68848</text:p>
          </table:table-cell>
          <table:table-cell office:value-type="float" office:value="92709" calcext:value-type="float">
            <text:p>92709</text:p>
          </table:table-cell>
          <table:table-cell office:value-type="float" office:value="63000" calcext:value-type="float">
            <text:p>63000</text:p>
          </table:table-cell>
          <table:table-cell office:value-type="float" office:value="435013" calcext:value-type="float">
            <text:p>435013</text:p>
          </table:table-cell>
          <table:table-cell office:value-type="float" office:value="76064" calcext:value-type="float">
            <text:p>76064</text:p>
          </table:table-cell>
          <table:table-cell office:value-type="float" office:value="215518" calcext:value-type="float">
            <text:p>215518</text:p>
          </table:table-cell>
          <table:table-cell office:value-type="float" office:value="63000" calcext:value-type="float">
            <text:p>63000</text:p>
          </table:table-cell>
          <table:table-cell office:value-type="float" office:value="435013" calcext:value-type="float">
            <text:p>435013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64173" calcext:value-type="float">
            <text:p>64173</text:p>
          </table:table-cell>
          <table:table-cell office:value-type="float" office:value="1560" calcext:value-type="float">
            <text:p>1560</text:p>
          </table:table-cell>
          <table:table-cell office:value-type="float" office:value="63000" calcext:value-type="float">
            <text:p>63000</text:p>
          </table:table-cell>
          <table:table-cell office:value-type="float" office:value="443491" calcext:value-type="float">
            <text:p>443491</text:p>
          </table:table-cell>
          <table:table-cell office:value-type="float" office:value="70306" calcext:value-type="float">
            <text:p>70306</text:p>
          </table:table-cell>
          <table:table-cell office:value-type="float" office:value="96297" calcext:value-type="float">
            <text:p>96297</text:p>
          </table:table-cell>
          <table:table-cell office:value-type="float" office:value="63000" calcext:value-type="float">
            <text:p>63000</text:p>
          </table:table-cell>
          <table:table-cell office:value-type="float" office:value="443491" calcext:value-type="float">
            <text:p>443491</text:p>
          </table:table-cell>
          <table:table-cell office:value-type="float" office:value="77590" calcext:value-type="float">
            <text:p>77590</text:p>
          </table:table-cell>
          <table:table-cell office:value-type="float" office:value="221422" calcext:value-type="float">
            <text:p>221422</text:p>
          </table:table-cell>
          <table:table-cell office:value-type="float" office:value="63000" calcext:value-type="float">
            <text:p>63000</text:p>
          </table:table-cell>
          <table:table-cell office:value-type="float" office:value="443491" calcext:value-type="float">
            <text:p>443491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65534" calcext:value-type="float">
            <text:p>65534</text:p>
          </table:table-cell>
          <table:table-cell office:value-type="float" office:value="1523" calcext:value-type="float">
            <text:p>1523</text:p>
          </table:table-cell>
          <table:table-cell office:value-type="float" office:value="63000" calcext:value-type="float">
            <text:p>63000</text:p>
          </table:table-cell>
          <table:table-cell office:value-type="float" office:value="452411" calcext:value-type="float">
            <text:p>452411</text:p>
          </table:table-cell>
          <table:table-cell office:value-type="float" office:value="71873" calcext:value-type="float">
            <text:p>71873</text:p>
          </table:table-cell>
          <table:table-cell office:value-type="float" office:value="99887" calcext:value-type="float">
            <text:p>99887</text:p>
          </table:table-cell>
          <table:table-cell office:value-type="float" office:value="63000" calcext:value-type="float">
            <text:p>63000</text:p>
          </table:table-cell>
          <table:table-cell office:value-type="float" office:value="452411" calcext:value-type="float">
            <text:p>452411</text:p>
          </table:table-cell>
          <table:table-cell office:value-type="float" office:value="79151" calcext:value-type="float">
            <text:p>79151</text:p>
          </table:table-cell>
          <table:table-cell office:value-type="float" office:value="227340" calcext:value-type="float">
            <text:p>227340</text:p>
          </table:table-cell>
          <table:table-cell office:value-type="float" office:value="63000" calcext:value-type="float">
            <text:p>63000</text:p>
          </table:table-cell>
          <table:table-cell office:value-type="float" office:value="452411" calcext:value-type="float">
            <text:p>45241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7020" calcext:value-type="float">
            <text:p>67020</text:p>
          </table:table-cell>
          <table:table-cell office:value-type="float" office:value="1530" calcext:value-type="float">
            <text:p>1530</text:p>
          </table:table-cell>
          <table:table-cell office:value-type="float" office:value="63000" calcext:value-type="float">
            <text:p>63000</text:p>
          </table:table-cell>
          <table:table-cell office:value-type="float" office:value="461322" calcext:value-type="float">
            <text:p>461322</text:p>
          </table:table-cell>
          <table:table-cell office:value-type="float" office:value="73544" calcext:value-type="float">
            <text:p>73544</text:p>
          </table:table-cell>
          <table:table-cell office:value-type="float" office:value="103492" calcext:value-type="float">
            <text:p>103492</text:p>
          </table:table-cell>
          <table:table-cell office:value-type="float" office:value="63000" calcext:value-type="float">
            <text:p>63000</text:p>
          </table:table-cell>
          <table:table-cell office:value-type="float" office:value="461322" calcext:value-type="float">
            <text:p>461322</text:p>
          </table:table-cell>
          <table:table-cell office:value-type="float" office:value="80797" calcext:value-type="float">
            <text:p>80797</text:p>
          </table:table-cell>
          <table:table-cell office:value-type="float" office:value="233268" calcext:value-type="float">
            <text:p>233268</text:p>
          </table:table-cell>
          <table:table-cell office:value-type="float" office:value="63000" calcext:value-type="float">
            <text:p>63000</text:p>
          </table:table-cell>
          <table:table-cell office:value-type="float" office:value="461322" calcext:value-type="float">
            <text:p>461322</text:p>
          </table:table-cell>
        </table:table-row>
      </table:table>
      <table:table table:name="Cost Profile" table:style-name="ta1">
        <office:forms form:automatic-focus="false" form:apply-design-mode="false"/>
        <table:shapes>
          <draw:frame draw:z-index="0" draw:style-name="gr1" draw:text-style-name="P1" svg:width="6.2988in" svg:height="3.5429in" svg:x="6.5024in" svg:y="0.3059in">
            <draw:object draw:notify-on-update-of-ranges="'Cost Profile'.A1:'Cost Profile'.A1 'Cost Profile'.A2:'Cost Profile'.A62 'Cost Profile'.B1:'Cost Profile'.B1 'Cost Profile'.B2:'Cost Profile'.B62 'Cost Profile'.C1:'Cost Profile'.C1 'Cost Profile'.C2:'Cost Profile'.C62 'Cost Profile'.D1:'Cost Profile'.D1 'Cost Profile'.D2:'Cost Profile'.D62 'Cost Profile'.E1:'Cost Profile'.E1 'Cost Profile'.E2:'Cost Profile'.E62 'Cost Profile'.F1:'Cost Profile'.F1 'Cost Profile'.F2:'Cost Profile'.F6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1020" table:default-cell-style-name="Default"/>
        <table:table-row table:style-name="ro1">
          <table:table-cell office:value-type="string" calcext:value-type="string">
            <text:p>Years after emplacement/processing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 In</text:p>
          </table:table-cell>
          <table:table-cell office:value-type="string" calcext:value-type="string">
            <text:p>Dry Storage out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processing</text:p>
          </table:table-cell>
          <table:table-cell table:number-columns-repeated="1018"/>
        </table:table-row>
        <table:table-row table:style-name="ro1">
          <table:table-cell table:style-name="ce1" office:value-type="float" office:value="-20" calcext:value-type="float">
            <text:p>-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" table:number-columns-repeated="1018"/>
        </table:table-row>
        <table:table-row table:style-name="ro1">
          <table:table-cell table:formula="of:=[.A2]+1" office:value-type="float" office:value="-19" calcext:value-type="float">
            <text:p>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formula="of:=[.A3]+1" office:value-type="float" office:value="-18" calcext:value-type="float">
            <text:p>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formula="of:=[.A4]+1" office:value-type="float" office:value="-17" calcext:value-type="float">
            <text:p>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formula="of:=[.A5]+1" office:value-type="float" office:value="-16" calcext:value-type="float">
            <text:p>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formula="of:=[.A6]+1" office:value-type="float" office:value="-15" calcext:value-type="float">
            <text:p>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formula="of:=[.A7]+1" office:value-type="float" office:value="-14" calcext:value-type="float">
            <text:p>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formula="of:=[.A8]+1" office:value-type="float" office:value="-13" calcext:value-type="float">
            <text:p>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formula="of:=[.A9]+1" office:value-type="float" office:value="-12" calcext:value-type="float">
            <text:p>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formula="of:=[.A10]+1" office:value-type="float" office:value="-11" calcext:value-type="float">
            <text:p>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formula="of:=[.A11]+1"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formula="of:=[.A12]+1" office:value-type="float" office:value="-9" calcext:value-type="float">
            <text:p>-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formula="of:=[.A13]+1" office:value-type="float" office:value="-8" calcext:value-type="float">
            <text:p>-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formula="of:=[.A14]+1"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formula="of:=[.A15]+1"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style-name="ce1" table:formula="of:=[.A16]+1" office:value-type="float" office:value="-5" calcext:value-type="float">
            <text:p>-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" table:number-columns-repeated="1018"/>
        </table:table-row>
        <table:table-row table:style-name="ro1">
          <table:table-cell table:formula="of:=[.A17]+1" office:value-type="float" office:value="-4" calcext:value-type="float">
            <text:p>-4</text:p>
          </table:table-cell>
          <table:table-cell table:formula="of:=([.$A18]-[.$A$17])*([.B$22]-[.B$17])/([.$A$22]-[.$A$17])" office:value-type="float" office:value="0.2" calcext:value-type="float">
            <text:p>0.2</text:p>
          </table:table-cell>
          <table:table-cell table:formula="of:=([.$A18]-[.$A$17])*([.C$22]-[.C$17])/([.$A$22]-[.$A$17])" office:value-type="float" office:value="0.2" calcext:value-type="float">
            <text:p>0.2</text:p>
          </table:table-cell>
          <table:table-cell table:formula="of:=([.$A18]-[.$A$17])*([.D$22]-[.D$17])/([.$A$22]-[.$A$17])" office:value-type="float" office:value="0.05" calcext:value-type="float">
            <text:p>0.05</text:p>
          </table:table-cell>
          <table:table-cell table:formula="of:=([.$A18]-[.$A$17])*([.E$22]-[.E$17])/([.$A$22]-[.$A$17])" office:value-type="float" office:value="0.55" calcext:value-type="float">
            <text:p>0.55</text:p>
          </table:table-cell>
          <table:table-cell table:formula="of:=([.$A18]-[.$A$17])*([.F$22]-[.F$17])/([.$A$22]-[.$A$17])" office:value-type="float" office:value="0.35" calcext:value-type="float">
            <text:p>0.35</text:p>
          </table:table-cell>
          <table:table-cell table:number-columns-repeated="1018"/>
        </table:table-row>
        <table:table-row table:style-name="ro1">
          <table:table-cell table:formula="of:=[.A18]+1" office:value-type="float" office:value="-3" calcext:value-type="float">
            <text:p>-3</text:p>
          </table:table-cell>
          <table:table-cell table:formula="of:=([.$A19]-[.$A$17])*([.B$22]-[.B$17])/([.$A$22]-[.$A$17])" office:value-type="float" office:value="0.4" calcext:value-type="float">
            <text:p>0.4</text:p>
          </table:table-cell>
          <table:table-cell table:formula="of:=([.$A19]-[.$A$17])*([.C$22]-[.C$17])/([.$A$22]-[.$A$17])" office:value-type="float" office:value="0.4" calcext:value-type="float">
            <text:p>0.4</text:p>
          </table:table-cell>
          <table:table-cell table:formula="of:=([.$A19]-[.$A$17])*([.D$22]-[.D$17])/([.$A$22]-[.$A$17])" office:value-type="float" office:value="0.1" calcext:value-type="float">
            <text:p>0.1</text:p>
          </table:table-cell>
          <table:table-cell table:formula="of:=([.$A19]-[.$A$17])*([.E$22]-[.E$17])/([.$A$22]-[.$A$17])" office:value-type="float" office:value="1.1" calcext:value-type="float">
            <text:p>1.1</text:p>
          </table:table-cell>
          <table:table-cell table:formula="of:=([.$A19]-[.$A$17])*([.F$22]-[.F$17])/([.$A$22]-[.$A$17])"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table:formula="of:=[.A19]+1" office:value-type="float" office:value="-2" calcext:value-type="float">
            <text:p>-2</text:p>
          </table:table-cell>
          <table:table-cell table:formula="of:=([.$A20]-[.$A$17])*([.B$22]-[.B$17])/([.$A$22]-[.$A$17])" office:value-type="float" office:value="0.6" calcext:value-type="float">
            <text:p>0.6</text:p>
          </table:table-cell>
          <table:table-cell table:formula="of:=([.$A20]-[.$A$17])*([.C$22]-[.C$17])/([.$A$22]-[.$A$17])" office:value-type="float" office:value="0.6" calcext:value-type="float">
            <text:p>0.6</text:p>
          </table:table-cell>
          <table:table-cell table:formula="of:=([.$A20]-[.$A$17])*([.D$22]-[.D$17])/([.$A$22]-[.$A$17])" office:value-type="float" office:value="0.15" calcext:value-type="float">
            <text:p>0.15</text:p>
          </table:table-cell>
          <table:table-cell table:formula="of:=([.$A20]-[.$A$17])*([.E$22]-[.E$17])/([.$A$22]-[.$A$17])" office:value-type="float" office:value="1.65" calcext:value-type="float">
            <text:p>1.65</text:p>
          </table:table-cell>
          <table:table-cell table:formula="of:=([.$A20]-[.$A$17])*([.F$22]-[.F$17])/([.$A$22]-[.$A$17])" office:value-type="float" office:value="1.05" calcext:value-type="float">
            <text:p>1.05</text:p>
          </table:table-cell>
          <table:table-cell table:number-columns-repeated="1018"/>
        </table:table-row>
        <table:table-row table:style-name="ro1">
          <table:table-cell table:formula="of:=[.A20]+1" office:value-type="float" office:value="-1" calcext:value-type="float">
            <text:p>-1</text:p>
          </table:table-cell>
          <table:table-cell table:formula="of:=([.$A21]-[.$A$17])*([.B$22]-[.B$17])/([.$A$22]-[.$A$17])" office:value-type="float" office:value="0.8" calcext:value-type="float">
            <text:p>0.8</text:p>
          </table:table-cell>
          <table:table-cell table:formula="of:=([.$A21]-[.$A$17])*([.C$22]-[.C$17])/([.$A$22]-[.$A$17])" office:value-type="float" office:value="0.8" calcext:value-type="float">
            <text:p>0.8</text:p>
          </table:table-cell>
          <table:table-cell table:formula="of:=([.$A21]-[.$A$17])*([.D$22]-[.D$17])/([.$A$22]-[.$A$17])" office:value-type="float" office:value="0.2" calcext:value-type="float">
            <text:p>0.2</text:p>
          </table:table-cell>
          <table:table-cell table:formula="of:=([.$A21]-[.$A$17])*([.E$22]-[.E$17])/([.$A$22]-[.$A$17])" office:value-type="float" office:value="2.2" calcext:value-type="float">
            <text:p>2.2</text:p>
          </table:table-cell>
          <table:table-cell table:formula="of:=([.$A21]-[.$A$17])*([.F$22]-[.F$17])/([.$A$22]-[.$A$17])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1" table:formula="of:=[.A21]+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18"/>
        </table:table-row>
        <table:table-row table:style-name="ro1">
          <table:table-cell table:style-name="ce1" table:formula="of:=[.A22]+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1" table:formula="of:=[.A23]+1" office:value-type="float" office:value="2" calcext:value-type="float">
            <text:p>2</text:p>
          </table:table-cell>
          <table:table-cell table:number-columns-repeated="3" table:style-name="ce1" office:value-type="float" office:value="0.25" calcext:value-type="float">
            <text:p>0.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formula="of:=[.A24]+1" office:value-type="float" office:value="3" calcext:value-type="float">
            <text:p>3</text:p>
          </table:table-cell>
          <table:table-cell office:value-type="float" office:value="0.125" calcext:value-type="float">
            <text:p>0.125</text:p>
          </table:table-cell>
          <table:table-cell table:formula="of:=([.$A25]-[.$A$24])*([.C$43]-[.C$24])/([.$A$43]-[.$A$24])+[.C$24]" office:value-type="float" office:value="0.236842105263158" calcext:value-type="float">
            <text:p>0.2368421053</text:p>
          </table:table-cell>
          <table:table-cell office:value-type="float" office:value="0" calcext:value-type="float">
            <text:p>0</text:p>
          </table:table-cell>
          <table:table-cell table:formula="of:=([.$A25]-[.$A$24])*([.E$62]-[.E$24])/([.$A$62]-[.$A$24])+[.E$24]" office:value-type="float" office:value="0.486842105263158" calcext:value-type="float">
            <text:p>0.486842105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25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$A26]-[.$A$24])*([.C$43]-[.C$24])/([.$A$43]-[.$A$24])+[.C$24]" office:value-type="float" office:value="0.223684210526316" calcext:value-type="float">
            <text:p>0.2236842105</text:p>
          </table:table-cell>
          <table:table-cell office:value-type="float" office:value="0" calcext:value-type="float">
            <text:p>0</text:p>
          </table:table-cell>
          <table:table-cell table:formula="of:=([.$A26]-[.$A$24])*([.E$62]-[.E$24])/([.$A$62]-[.$A$24])+[.E$24]" office:value-type="float" office:value="0.473684210526316" calcext:value-type="float">
            <text:p>0.47368421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2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$A27]-[.$A$24])*([.C$43]-[.C$24])/([.$A$43]-[.$A$24])+[.C$24]" office:value-type="float" office:value="0.210526315789474" calcext:value-type="float">
            <text:p>0.2105263158</text:p>
          </table:table-cell>
          <table:table-cell office:value-type="float" office:value="0" calcext:value-type="float">
            <text:p>0</text:p>
          </table:table-cell>
          <table:table-cell table:formula="of:=([.$A27]-[.$A$24])*([.E$62]-[.E$24])/([.$A$62]-[.$A$24])+[.E$24]" office:value-type="float" office:value="0.460526315789474" calcext:value-type="float">
            <text:p>0.460526315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27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$A28]-[.$A$24])*([.C$43]-[.C$24])/([.$A$43]-[.$A$24])+[.C$24]" office:value-type="float" office:value="0.197368421052632" calcext:value-type="float">
            <text:p>0.1973684211</text:p>
          </table:table-cell>
          <table:table-cell office:value-type="float" office:value="0" calcext:value-type="float">
            <text:p>0</text:p>
          </table:table-cell>
          <table:table-cell table:formula="of:=([.$A28]-[.$A$24])*([.E$62]-[.E$24])/([.$A$62]-[.$A$24])+[.E$24]" office:value-type="float" office:value="0.447368421052632" calcext:value-type="float">
            <text:p>0.447368421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28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$A29]-[.$A$24])*([.C$43]-[.C$24])/([.$A$43]-[.$A$24])+[.C$24]" office:value-type="float" office:value="0.18421052631579" calcext:value-type="float">
            <text:p>0.1842105263</text:p>
          </table:table-cell>
          <table:table-cell office:value-type="float" office:value="0" calcext:value-type="float">
            <text:p>0</text:p>
          </table:table-cell>
          <table:table-cell table:formula="of:=([.$A29]-[.$A$24])*([.E$62]-[.E$24])/([.$A$62]-[.$A$24])+[.E$24]" office:value-type="float" office:value="0.43421052631579" calcext:value-type="float">
            <text:p>0.434210526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29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$A30]-[.$A$24])*([.C$43]-[.C$24])/([.$A$43]-[.$A$24])+[.C$24]" office:value-type="float" office:value="0.171052631578947" calcext:value-type="float">
            <text:p>0.1710526316</text:p>
          </table:table-cell>
          <table:table-cell office:value-type="float" office:value="0" calcext:value-type="float">
            <text:p>0</text:p>
          </table:table-cell>
          <table:table-cell table:formula="of:=([.$A30]-[.$A$24])*([.E$62]-[.E$24])/([.$A$62]-[.$A$24])+[.E$24]" office:value-type="float" office:value="0.421052631578947" calcext:value-type="float">
            <text:p>0.421052631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30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$A31]-[.$A$24])*([.C$43]-[.C$24])/([.$A$43]-[.$A$24])+[.C$24]" office:value-type="float" office:value="0.157894736842105" calcext:value-type="float">
            <text:p>0.1578947368</text:p>
          </table:table-cell>
          <table:table-cell office:value-type="float" office:value="0" calcext:value-type="float">
            <text:p>0</text:p>
          </table:table-cell>
          <table:table-cell table:formula="of:=([.$A31]-[.$A$24])*([.E$62]-[.E$24])/([.$A$62]-[.$A$24])+[.E$24]" office:value-type="float" office:value="0.407894736842105" calcext:value-type="float">
            <text:p>0.407894736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31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$A32]-[.$A$24])*([.C$43]-[.C$24])/([.$A$43]-[.$A$24])+[.C$24]" office:value-type="float" office:value="0.144736842105263" calcext:value-type="float">
            <text:p>0.1447368421</text:p>
          </table:table-cell>
          <table:table-cell office:value-type="float" office:value="0" calcext:value-type="float">
            <text:p>0</text:p>
          </table:table-cell>
          <table:table-cell table:formula="of:=([.$A32]-[.$A$24])*([.E$62]-[.E$24])/([.$A$62]-[.$A$24])+[.E$24]" office:value-type="float" office:value="0.394736842105263" calcext:value-type="float">
            <text:p>0.394736842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32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([.$A33]-[.$A$24])*([.C$43]-[.C$24])/([.$A$43]-[.$A$24])+[.C$24]" office:value-type="float" office:value="0.131578947368421" calcext:value-type="float">
            <text:p>0.1315789474</text:p>
          </table:table-cell>
          <table:table-cell office:value-type="float" office:value="0" calcext:value-type="float">
            <text:p>0</text:p>
          </table:table-cell>
          <table:table-cell table:formula="of:=([.$A33]-[.$A$24])*([.E$62]-[.E$24])/([.$A$62]-[.$A$24])+[.E$24]" office:value-type="float" office:value="0.381578947368421" calcext:value-type="float">
            <text:p>0.381578947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33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[.$A34]-[.$A$24])*([.C$43]-[.C$24])/([.$A$43]-[.$A$24])+[.C$24]" office:value-type="float" office:value="0.118421052631579" calcext:value-type="float">
            <text:p>0.1184210526</text:p>
          </table:table-cell>
          <table:table-cell office:value-type="float" office:value="0" calcext:value-type="float">
            <text:p>0</text:p>
          </table:table-cell>
          <table:table-cell table:formula="of:=([.$A34]-[.$A$24])*([.E$62]-[.E$24])/([.$A$62]-[.$A$24])+[.E$24]" office:value-type="float" office:value="0.368421052631579" calcext:value-type="float">
            <text:p>0.368421052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([.$A35]-[.$A$24])*([.C$43]-[.C$24])/([.$A$43]-[.$A$24])+[.C$24]" office:value-type="float" office:value="0.105263157894737" calcext:value-type="float">
            <text:p>0.1052631579</text:p>
          </table:table-cell>
          <table:table-cell office:value-type="float" office:value="0" calcext:value-type="float">
            <text:p>0</text:p>
          </table:table-cell>
          <table:table-cell table:formula="of:=([.$A35]-[.$A$24])*([.E$62]-[.E$24])/([.$A$62]-[.$A$24])+[.E$24]" office:value-type="float" office:value="0.355263157894737" calcext:value-type="float">
            <text:p>0.355263157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35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([.$A36]-[.$A$24])*([.C$43]-[.C$24])/([.$A$43]-[.$A$24])+[.C$24]" office:value-type="float" office:value="0.0921052631578947" calcext:value-type="float">
            <text:p>0.0921052632</text:p>
          </table:table-cell>
          <table:table-cell office:value-type="float" office:value="0" calcext:value-type="float">
            <text:p>0</text:p>
          </table:table-cell>
          <table:table-cell table:formula="of:=([.$A36]-[.$A$24])*([.E$62]-[.E$24])/([.$A$62]-[.$A$24])+[.E$24]" office:value-type="float" office:value="0.342105263157895" calcext:value-type="float">
            <text:p>0.342105263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$A37]-[.$A$24])*([.C$43]-[.C$24])/([.$A$43]-[.$A$24])+[.C$24]" office:value-type="float" office:value="0.0789473684210526" calcext:value-type="float">
            <text:p>0.0789473684</text:p>
          </table:table-cell>
          <table:table-cell office:value-type="float" office:value="0" calcext:value-type="float">
            <text:p>0</text:p>
          </table:table-cell>
          <table:table-cell table:formula="of:=([.$A37]-[.$A$24])*([.E$62]-[.E$24])/([.$A$62]-[.$A$24])+[.E$24]" office:value-type="float" office:value="0.328947368421053" calcext:value-type="float">
            <text:p>0.328947368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37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([.$A38]-[.$A$24])*([.C$43]-[.C$24])/([.$A$43]-[.$A$24])+[.C$24]" office:value-type="float" office:value="0.0657894736842105" calcext:value-type="float">
            <text:p>0.0657894737</text:p>
          </table:table-cell>
          <table:table-cell office:value-type="float" office:value="0" calcext:value-type="float">
            <text:p>0</text:p>
          </table:table-cell>
          <table:table-cell table:formula="of:=([.$A38]-[.$A$24])*([.E$62]-[.E$24])/([.$A$62]-[.$A$24])+[.E$24]" office:value-type="float" office:value="0.31578947368421" calcext:value-type="float">
            <text:p>0.315789473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([.$A39]-[.$A$24])*([.C$43]-[.C$24])/([.$A$43]-[.$A$24])+[.C$24]" office:value-type="float" office:value="0.0526315789473684" calcext:value-type="float">
            <text:p>0.0526315789</text:p>
          </table:table-cell>
          <table:table-cell office:value-type="float" office:value="0" calcext:value-type="float">
            <text:p>0</text:p>
          </table:table-cell>
          <table:table-cell table:formula="of:=([.$A39]-[.$A$24])*([.E$62]-[.E$24])/([.$A$62]-[.$A$24])+[.E$24]" office:value-type="float" office:value="0.302631578947368" calcext:value-type="float">
            <text:p>0.302631578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39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[.$A40]-[.$A$24])*([.C$43]-[.C$24])/([.$A$43]-[.$A$24])+[.C$24]" office:value-type="float" office:value="0.0394736842105263" calcext:value-type="float">
            <text:p>0.0394736842</text:p>
          </table:table-cell>
          <table:table-cell office:value-type="float" office:value="0" calcext:value-type="float">
            <text:p>0</text:p>
          </table:table-cell>
          <table:table-cell table:formula="of:=([.$A40]-[.$A$24])*([.E$62]-[.E$24])/([.$A$62]-[.$A$24])+[.E$24]" office:value-type="float" office:value="0.289473684210526" calcext:value-type="float">
            <text:p>0.289473684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40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[.$A41]-[.$A$24])*([.C$43]-[.C$24])/([.$A$43]-[.$A$24])+[.C$24]" office:value-type="float" office:value="0.0263157894736842" calcext:value-type="float">
            <text:p>0.0263157895</text:p>
          </table:table-cell>
          <table:table-cell office:value-type="float" office:value="0" calcext:value-type="float">
            <text:p>0</text:p>
          </table:table-cell>
          <table:table-cell table:formula="of:=([.$A41]-[.$A$24])*([.E$62]-[.E$24])/([.$A$62]-[.$A$24])+[.E$24]" office:value-type="float" office:value="0.276315789473684" calcext:value-type="float">
            <text:p>0.27631578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41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([.$A42]-[.$A$24])*([.C$43]-[.C$24])/([.$A$43]-[.$A$24])+[.C$24]" office:value-type="float" office:value="0.0131578947368421" calcext:value-type="float">
            <text:p>0.0131578947</text:p>
          </table:table-cell>
          <table:table-cell office:value-type="float" office:value="0" calcext:value-type="float">
            <text:p>0</text:p>
          </table:table-cell>
          <table:table-cell table:formula="of:=([.$A42]-[.$A$24])*([.E$62]-[.E$24])/([.$A$62]-[.$A$24])+[.E$24]" office:value-type="float" office:value="0.263157894736842" calcext:value-type="float">
            <text:p>0.263157894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42]+1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43]-[.$A$24])*([.E$62]-[.E$24])/([.$A$62]-[.$A$24])+[.E$24]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43]+1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44]-[.$A$24])*([.E$62]-[.E$24])/([.$A$62]-[.$A$24])+[.E$24]" office:value-type="float" office:value="0.236842105263158" calcext:value-type="float">
            <text:p>0.236842105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44]+1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45]-[.$A$24])*([.E$62]-[.E$24])/([.$A$62]-[.$A$24])+[.E$24]" office:value-type="float" office:value="0.223684210526316" calcext:value-type="float">
            <text:p>0.22368421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45]+1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46]-[.$A$24])*([.E$62]-[.E$24])/([.$A$62]-[.$A$24])+[.E$24]" office:value-type="float" office:value="0.210526315789474" calcext:value-type="float">
            <text:p>0.210526315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46]+1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47]-[.$A$24])*([.E$62]-[.E$24])/([.$A$62]-[.$A$24])+[.E$24]" office:value-type="float" office:value="0.197368421052632" calcext:value-type="float">
            <text:p>0.197368421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47]+1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48]-[.$A$24])*([.E$62]-[.E$24])/([.$A$62]-[.$A$24])+[.E$24]" office:value-type="float" office:value="0.18421052631579" calcext:value-type="float">
            <text:p>0.184210526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48]+1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49]-[.$A$24])*([.E$62]-[.E$24])/([.$A$62]-[.$A$24])+[.E$24]" office:value-type="float" office:value="0.171052631578947" calcext:value-type="float">
            <text:p>0.171052631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49]+1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50]-[.$A$24])*([.E$62]-[.E$24])/([.$A$62]-[.$A$24])+[.E$24]" office:value-type="float" office:value="0.157894736842105" calcext:value-type="float">
            <text:p>0.157894736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50]+1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51]-[.$A$24])*([.E$62]-[.E$24])/([.$A$62]-[.$A$24])+[.E$24]" office:value-type="float" office:value="0.144736842105263" calcext:value-type="float">
            <text:p>0.144736842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51]+1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52]-[.$A$24])*([.E$62]-[.E$24])/([.$A$62]-[.$A$24])+[.E$24]" office:value-type="float" office:value="0.131578947368421" calcext:value-type="float">
            <text:p>0.131578947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52]+1"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53]-[.$A$24])*([.E$62]-[.E$24])/([.$A$62]-[.$A$24])+[.E$24]" office:value-type="float" office:value="0.118421052631579" calcext:value-type="float">
            <text:p>0.118421052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53]+1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54]-[.$A$24])*([.E$62]-[.E$24])/([.$A$62]-[.$A$24])+[.E$24]" office:value-type="float" office:value="0.105263157894737" calcext:value-type="float">
            <text:p>0.105263157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54]+1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55]-[.$A$24])*([.E$62]-[.E$24])/([.$A$62]-[.$A$24])+[.E$24]" office:value-type="float" office:value="0.0921052631578947" calcext:value-type="float">
            <text:p>0.092105263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55]+1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56]-[.$A$24])*([.E$62]-[.E$24])/([.$A$62]-[.$A$24])+[.E$24]" office:value-type="float" office:value="0.0789473684210527" calcext:value-type="float">
            <text:p>0.078947368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56]+1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57]-[.$A$24])*([.E$62]-[.E$24])/([.$A$62]-[.$A$24])+[.E$24]" office:value-type="float" office:value="0.0657894736842105" calcext:value-type="float">
            <text:p>0.065789473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57]+1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58]-[.$A$24])*([.E$62]-[.E$24])/([.$A$62]-[.$A$24])+[.E$24]" office:value-type="float" office:value="0.0526315789473684" calcext:value-type="float">
            <text:p>0.052631578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58]+1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59]-[.$A$24])*([.E$62]-[.E$24])/([.$A$62]-[.$A$24])+[.E$24]" office:value-type="float" office:value="0.0394736842105263" calcext:value-type="float">
            <text:p>0.039473684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59]+1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60]-[.$A$24])*([.E$62]-[.E$24])/([.$A$62]-[.$A$24])+[.E$24]" office:value-type="float" office:value="0.0263157894736842" calcext:value-type="float">
            <text:p>0.02631578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60]+1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61]-[.$A$24])*([.E$62]-[.E$24])/([.$A$62]-[.$A$24])+[.E$24]" office:value-type="float" office:value="0.0131578947368421" calcext:value-type="float">
            <text:p>0.013157894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A61]+1"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 Drivers" table:style-name="ta1">
        <office:forms form:automatic-focus="false" form:apply-design-mode="false"/>
        <table:table-column table:style-name="co6" table:number-columns-repeated="16" table:default-cell-style-name="Default"/>
        <table:table-row table:style-name="ro1">
          <table:table-cell/>
          <table:table-cell office:value-type="string" calcext:value-type="string">
            <text:p>Fuel Cycle 1</text:p>
          </table:table-cell>
          <table:table-cell table:number-columns-repeated="4"/>
          <table:table-cell office:value-type="string" calcext:value-type="string">
            <text:p>Fuel Cycle 2</text:p>
          </table:table-cell>
          <table:table-cell table:number-columns-repeated="4"/>
          <table:table-cell office:value-type="string" calcext:value-type="string">
            <text:p>Fuel Cycl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 Out</text:p>
          </table:table-cell>
          <table:table-cell office:value-type="string" calcext:value-type="string">
            <text:p>Dry Storage In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processed Fuel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 In</text:p>
          </table:table-cell>
          <table:table-cell office:value-type="string" calcext:value-type="string">
            <text:p>Dry Storage Out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processed Fuel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 In</text:p>
          </table:table-cell>
          <table:table-cell office:value-type="string" calcext:value-type="string">
            <text:p>Dry Storage Out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processed Fuel</text:p>
          </table:table-cell>
        </table:table-row>
        <table:table-row table:style-name="ro1">
          <table:table-cell table:formula="of:=[.A4]-1" office:value-type="float" office:value="1980" calcext:value-type="float">
            <text:p>198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5]-1" office:value-type="float" office:value="1981" calcext:value-type="float">
            <text:p>198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6]-1" office:value-type="float" office:value="1982" calcext:value-type="float">
            <text:p>198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7]-1" office:value-type="float" office:value="1983" calcext:value-type="float">
            <text:p>198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8]-1" office:value-type="float" office:value="1984" calcext:value-type="float">
            <text:p>198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9]-1" office:value-type="float" office:value="1985" calcext:value-type="float">
            <text:p>198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10]-1" office:value-type="float" office:value="1986" calcext:value-type="float">
            <text:p>198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11]-1" office:value-type="float" office:value="1987" calcext:value-type="float">
            <text:p>198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12]-1" office:value-type="float" office:value="1988" calcext:value-type="float">
            <text:p>198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13]-1" office:value-type="float" office:value="1989" calcext:value-type="float">
            <text:p>198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14]-1" office:value-type="float" office:value="1990" calcext:value-type="float">
            <text:p>199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15]-1" office:value-type="float" office:value="1991" calcext:value-type="float">
            <text:p>199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16]-1" office:value-type="float" office:value="1992" calcext:value-type="float">
            <text:p>199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17]-1" office:value-type="float" office:value="1993" calcext:value-type="float">
            <text:p>199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18]-1" office:value-type="float" office:value="1994" calcext:value-type="float">
            <text:p>199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19]-1" office:value-type="float" office:value="1995" calcext:value-type="float">
            <text:p>199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20]-1" office:value-type="float" office:value="1996" calcext:value-type="float">
            <text:p>19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21]-1" office:value-type="float" office:value="1997" calcext:value-type="float">
            <text:p>199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22]-1" office:value-type="float" office:value="1998" calcext:value-type="float">
            <text:p>19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formula="of:=[.A23]-1" office:value-type="float" office:value="1999" calcext:value-type="float">
            <text:p>199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BS(['dMass-dt'.B3])" office:value-type="float" office:value="1804" calcext:value-type="float">
            <text:p>1804</text:p>
          </table:table-cell>
          <table:table-cell table:formula="of:=['dMass-dt'.C3]" office:value-type="float" office:value="0" calcext:value-type="float">
            <text:p>0</text:p>
          </table:table-cell>
          <table:table-cell table:formula="of:=-MIN(['dMass-dt'.C3];0)" office:value-type="float" office:value="-0" calcext:value-type="float">
            <text:p>0</text:p>
          </table:table-cell>
          <table:table-cell table:formula="of:=['dMass-dt'.D3]" office:value-type="float" office:value="0" calcext:value-type="float">
            <text:p>0</text:p>
          </table:table-cell>
          <table:table-cell table:formula="of:=['dMass-dt'.E3]" office:value-type="float" office:value="-1" calcext:value-type="float">
            <text:p>-1</text:p>
          </table:table-cell>
          <table:table-cell table:formula="of:=['dMass-dt'.F3]" office:value-type="float" office:value="1804" calcext:value-type="float">
            <text:p>1804</text:p>
          </table:table-cell>
          <table:table-cell table:formula="of:=['dMass-dt'.G3]" office:value-type="float" office:value="0" calcext:value-type="float">
            <text:p>0</text:p>
          </table:table-cell>
          <table:table-cell table:formula="of:=-MIN(['dMass-dt'.G3];0)" office:value-type="float" office:value="-0" calcext:value-type="float">
            <text:p>0</text:p>
          </table:table-cell>
          <table:table-cell table:formula="of:=['dMass-dt'.H3]" office:value-type="float" office:value="0" calcext:value-type="float">
            <text:p>0</text:p>
          </table:table-cell>
          <table:table-cell table:formula="of:=['dMass-dt'.I3]" office:value-type="float" office:value="-1" calcext:value-type="float">
            <text:p>-1</text:p>
          </table:table-cell>
          <table:table-cell table:formula="of:=['dMass-dt'.J3]" office:value-type="float" office:value="1804" calcext:value-type="float">
            <text:p>1804</text:p>
          </table:table-cell>
          <table:table-cell table:formula="of:=MAX(['dMass-dt'.K3];0)" office:value-type="float" office:value="0" calcext:value-type="float">
            <text:p>0</text:p>
          </table:table-cell>
          <table:table-cell table:formula="of:=-MIN(['dMass-dt'.K3];0)" office:value-type="float" office:value="-0" calcext:value-type="float">
            <text:p>0</text:p>
          </table:table-cell>
          <table:table-cell table:formula="of:=['dMass-dt'.L3]" office:value-type="float" office:value="0" calcext:value-type="float">
            <text:p>0</text:p>
          </table:table-cell>
          <table:table-cell table:formula="of:=['dMass-dt'.M3]" office:value-type="float" office:value="-1" calcext:value-type="float">
            <text:p>-1</text:p>
          </table:table-cell>
        </table:table-row>
        <table:table-row table:style-name="ro1">
          <table:table-cell table:formula="of:=[.A23]+1" office:value-type="float" office:value="2001" calcext:value-type="float">
            <text:p>2001</text:p>
          </table:table-cell>
          <table:table-cell table:formula="of:=ABS(['dMass-dt'.B4])" office:value-type="float" office:value="1361" calcext:value-type="float">
            <text:p>1361</text:p>
          </table:table-cell>
          <table:table-cell table:formula="of:=MAX(['dMass-dt'.C4];0)" office:value-type="float" office:value="3177" calcext:value-type="float">
            <text:p>3177</text:p>
          </table:table-cell>
          <table:table-cell table:formula="of:=-MIN(['dMass-dt'.C4];0)" office:value-type="float" office:value="-0" calcext:value-type="float">
            <text:p>0</text:p>
          </table:table-cell>
          <table:table-cell table:formula="of:=['dMass-dt'.D4]" office:value-type="float" office:value="0" calcext:value-type="float">
            <text:p>0</text:p>
          </table:table-cell>
          <table:table-cell table:formula="of:=['dMass-dt'.E4]" office:value-type="float" office:value="0" calcext:value-type="float">
            <text:p>0</text:p>
          </table:table-cell>
          <table:table-cell table:formula="of:=['dMass-dt'.F4]" office:value-type="float" office:value="0" calcext:value-type="float">
            <text:p>0</text:p>
          </table:table-cell>
          <table:table-cell table:formula="of:=MAX(['dMass-dt'.G4];0)" office:value-type="float" office:value="3177" calcext:value-type="float">
            <text:p>3177</text:p>
          </table:table-cell>
          <table:table-cell table:formula="of:=-MIN(['dMass-dt'.G4];0)" office:value-type="float" office:value="-0" calcext:value-type="float">
            <text:p>0</text:p>
          </table:table-cell>
          <table:table-cell table:formula="of:=['dMass-dt'.H4]" office:value-type="float" office:value="0" calcext:value-type="float">
            <text:p>0</text:p>
          </table:table-cell>
          <table:table-cell table:formula="of:=['dMass-dt'.I4]" office:value-type="float" office:value="0" calcext:value-type="float">
            <text:p>0</text:p>
          </table:table-cell>
          <table:table-cell table:formula="of:=['dMass-dt'.J4]" office:value-type="float" office:value="0" calcext:value-type="float">
            <text:p>0</text:p>
          </table:table-cell>
          <table:table-cell table:formula="of:=MAX(['dMass-dt'.K4];0)" office:value-type="float" office:value="3177" calcext:value-type="float">
            <text:p>3177</text:p>
          </table:table-cell>
          <table:table-cell table:formula="of:=-MIN(['dMass-dt'.K4];0)" office:value-type="float" office:value="-0" calcext:value-type="float">
            <text:p>0</text:p>
          </table:table-cell>
          <table:table-cell table:formula="of:=['dMass-dt'.L4]" office:value-type="float" office:value="0" calcext:value-type="float">
            <text:p>0</text:p>
          </table:table-cell>
          <table:table-cell table:formula="of:=['dMass-dt'.M4]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002" calcext:value-type="float">
            <text:p>2002</text:p>
          </table:table-cell>
          <table:table-cell table:formula="of:=ABS(['dMass-dt'.B5])" office:value-type="float" office:value="813" calcext:value-type="float">
            <text:p>813</text:p>
          </table:table-cell>
          <table:table-cell table:formula="of:=MAX(['dMass-dt'.C5];0)" office:value-type="float" office:value="2647" calcext:value-type="float">
            <text:p>2647</text:p>
          </table:table-cell>
          <table:table-cell table:formula="of:=-MIN(['dMass-dt'.C5];0)" office:value-type="float" office:value="-0" calcext:value-type="float">
            <text:p>0</text:p>
          </table:table-cell>
          <table:table-cell table:formula="of:=['dMass-dt'.D5]" office:value-type="float" office:value="0" calcext:value-type="float">
            <text:p>0</text:p>
          </table:table-cell>
          <table:table-cell table:formula="of:=['dMass-dt'.E5]" office:value-type="float" office:value="0" calcext:value-type="float">
            <text:p>0</text:p>
          </table:table-cell>
          <table:table-cell table:formula="of:=['dMass-dt'.F5]" office:value-type="float" office:value="0" calcext:value-type="float">
            <text:p>0</text:p>
          </table:table-cell>
          <table:table-cell table:formula="of:=MAX(['dMass-dt'.G5];0)" office:value-type="float" office:value="2647" calcext:value-type="float">
            <text:p>2647</text:p>
          </table:table-cell>
          <table:table-cell table:formula="of:=-MIN(['dMass-dt'.G5];0)" office:value-type="float" office:value="-0" calcext:value-type="float">
            <text:p>0</text:p>
          </table:table-cell>
          <table:table-cell table:formula="of:=['dMass-dt'.H5]" office:value-type="float" office:value="0" calcext:value-type="float">
            <text:p>0</text:p>
          </table:table-cell>
          <table:table-cell table:formula="of:=['dMass-dt'.I5]" office:value-type="float" office:value="0" calcext:value-type="float">
            <text:p>0</text:p>
          </table:table-cell>
          <table:table-cell table:formula="of:=['dMass-dt'.J5]" office:value-type="float" office:value="0" calcext:value-type="float">
            <text:p>0</text:p>
          </table:table-cell>
          <table:table-cell table:formula="of:=MAX(['dMass-dt'.K5];0)" office:value-type="float" office:value="2647" calcext:value-type="float">
            <text:p>2647</text:p>
          </table:table-cell>
          <table:table-cell table:formula="of:=-MIN(['dMass-dt'.K5];0)" office:value-type="float" office:value="-0" calcext:value-type="float">
            <text:p>0</text:p>
          </table:table-cell>
          <table:table-cell table:formula="of:=['dMass-dt'.L5]" office:value-type="float" office:value="0" calcext:value-type="float">
            <text:p>0</text:p>
          </table:table-cell>
          <table:table-cell table:formula="of:=['dMass-dt'.M5]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003" calcext:value-type="float">
            <text:p>2003</text:p>
          </table:table-cell>
          <table:table-cell table:formula="of:=ABS(['dMass-dt'.B6])" office:value-type="float" office:value="257" calcext:value-type="float">
            <text:p>257</text:p>
          </table:table-cell>
          <table:table-cell table:formula="of:=MAX(['dMass-dt'.C6];0)" office:value-type="float" office:value="2117" calcext:value-type="float">
            <text:p>2117</text:p>
          </table:table-cell>
          <table:table-cell table:formula="of:=-MIN(['dMass-dt'.C6];0)" office:value-type="float" office:value="-0" calcext:value-type="float">
            <text:p>0</text:p>
          </table:table-cell>
          <table:table-cell table:formula="of:=['dMass-dt'.D6]" office:value-type="float" office:value="0" calcext:value-type="float">
            <text:p>0</text:p>
          </table:table-cell>
          <table:table-cell table:formula="of:=['dMass-dt'.E6]" office:value-type="float" office:value="0" calcext:value-type="float">
            <text:p>0</text:p>
          </table:table-cell>
          <table:table-cell table:formula="of:=['dMass-dt'.F6]" office:value-type="float" office:value="0" calcext:value-type="float">
            <text:p>0</text:p>
          </table:table-cell>
          <table:table-cell table:formula="of:=MAX(['dMass-dt'.G6];0)" office:value-type="float" office:value="2117" calcext:value-type="float">
            <text:p>2117</text:p>
          </table:table-cell>
          <table:table-cell table:formula="of:=-MIN(['dMass-dt'.G6];0)" office:value-type="float" office:value="-0" calcext:value-type="float">
            <text:p>0</text:p>
          </table:table-cell>
          <table:table-cell table:formula="of:=['dMass-dt'.H6]" office:value-type="float" office:value="0" calcext:value-type="float">
            <text:p>0</text:p>
          </table:table-cell>
          <table:table-cell table:formula="of:=['dMass-dt'.I6]" office:value-type="float" office:value="0" calcext:value-type="float">
            <text:p>0</text:p>
          </table:table-cell>
          <table:table-cell table:formula="of:=['dMass-dt'.J6]" office:value-type="float" office:value="0" calcext:value-type="float">
            <text:p>0</text:p>
          </table:table-cell>
          <table:table-cell table:formula="of:=MAX(['dMass-dt'.K6];0)" office:value-type="float" office:value="2117" calcext:value-type="float">
            <text:p>2117</text:p>
          </table:table-cell>
          <table:table-cell table:formula="of:=-MIN(['dMass-dt'.K6];0)" office:value-type="float" office:value="-0" calcext:value-type="float">
            <text:p>0</text:p>
          </table:table-cell>
          <table:table-cell table:formula="of:=['dMass-dt'.L6]" office:value-type="float" office:value="0" calcext:value-type="float">
            <text:p>0</text:p>
          </table:table-cell>
          <table:table-cell table:formula="of:=['dMass-dt'.M6]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004" calcext:value-type="float">
            <text:p>2004</text:p>
          </table:table-cell>
          <table:table-cell table:formula="of:=ABS(['dMass-dt'.B7])" office:value-type="float" office:value="232" calcext:value-type="float">
            <text:p>232</text:p>
          </table:table-cell>
          <table:table-cell table:formula="of:=MAX(['dMass-dt'.C7];0)" office:value-type="float" office:value="2118" calcext:value-type="float">
            <text:p>2118</text:p>
          </table:table-cell>
          <table:table-cell table:formula="of:=-MIN(['dMass-dt'.C7];0)" office:value-type="float" office:value="-0" calcext:value-type="float">
            <text:p>0</text:p>
          </table:table-cell>
          <table:table-cell table:formula="of:=['dMass-dt'.D7]" office:value-type="float" office:value="0" calcext:value-type="float">
            <text:p>0</text:p>
          </table:table-cell>
          <table:table-cell table:formula="of:=['dMass-dt'.E7]" office:value-type="float" office:value="0" calcext:value-type="float">
            <text:p>0</text:p>
          </table:table-cell>
          <table:table-cell table:formula="of:=['dMass-dt'.F7]" office:value-type="float" office:value="0" calcext:value-type="float">
            <text:p>0</text:p>
          </table:table-cell>
          <table:table-cell table:formula="of:=MAX(['dMass-dt'.G7];0)" office:value-type="float" office:value="2118" calcext:value-type="float">
            <text:p>2118</text:p>
          </table:table-cell>
          <table:table-cell table:formula="of:=-MIN(['dMass-dt'.G7];0)" office:value-type="float" office:value="-0" calcext:value-type="float">
            <text:p>0</text:p>
          </table:table-cell>
          <table:table-cell table:formula="of:=['dMass-dt'.H7]" office:value-type="float" office:value="0" calcext:value-type="float">
            <text:p>0</text:p>
          </table:table-cell>
          <table:table-cell table:formula="of:=['dMass-dt'.I7]" office:value-type="float" office:value="0" calcext:value-type="float">
            <text:p>0</text:p>
          </table:table-cell>
          <table:table-cell table:formula="of:=['dMass-dt'.J7]" office:value-type="float" office:value="0" calcext:value-type="float">
            <text:p>0</text:p>
          </table:table-cell>
          <table:table-cell table:formula="of:=MAX(['dMass-dt'.K7];0)" office:value-type="float" office:value="2118" calcext:value-type="float">
            <text:p>2118</text:p>
          </table:table-cell>
          <table:table-cell table:formula="of:=-MIN(['dMass-dt'.K7];0)" office:value-type="float" office:value="-0" calcext:value-type="float">
            <text:p>0</text:p>
          </table:table-cell>
          <table:table-cell table:formula="of:=['dMass-dt'.L7]" office:value-type="float" office:value="0" calcext:value-type="float">
            <text:p>0</text:p>
          </table:table-cell>
          <table:table-cell table:formula="of:=['dMass-dt'.M7]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005" calcext:value-type="float">
            <text:p>2005</text:p>
          </table:table-cell>
          <table:table-cell table:formula="of:=ABS(['dMass-dt'.B8])" office:value-type="float" office:value="226" calcext:value-type="float">
            <text:p>226</text:p>
          </table:table-cell>
          <table:table-cell table:formula="of:=MAX(['dMass-dt'.C8];0)" office:value-type="float" office:value="2118" calcext:value-type="float">
            <text:p>2118</text:p>
          </table:table-cell>
          <table:table-cell table:formula="of:=-MIN(['dMass-dt'.C8];0)" office:value-type="float" office:value="-0" calcext:value-type="float">
            <text:p>0</text:p>
          </table:table-cell>
          <table:table-cell table:formula="of:=['dMass-dt'.D8]" office:value-type="float" office:value="0" calcext:value-type="float">
            <text:p>0</text:p>
          </table:table-cell>
          <table:table-cell table:formula="of:=['dMass-dt'.E8]" office:value-type="float" office:value="-1" calcext:value-type="float">
            <text:p>-1</text:p>
          </table:table-cell>
          <table:table-cell table:formula="of:=['dMass-dt'.F8]" office:value-type="float" office:value="0" calcext:value-type="float">
            <text:p>0</text:p>
          </table:table-cell>
          <table:table-cell table:formula="of:=MAX(['dMass-dt'.G8];0)" office:value-type="float" office:value="2118" calcext:value-type="float">
            <text:p>2118</text:p>
          </table:table-cell>
          <table:table-cell table:formula="of:=-MIN(['dMass-dt'.G8];0)" office:value-type="float" office:value="-0" calcext:value-type="float">
            <text:p>0</text:p>
          </table:table-cell>
          <table:table-cell table:formula="of:=['dMass-dt'.H8]" office:value-type="float" office:value="0" calcext:value-type="float">
            <text:p>0</text:p>
          </table:table-cell>
          <table:table-cell table:formula="of:=['dMass-dt'.I8]" office:value-type="float" office:value="-1" calcext:value-type="float">
            <text:p>-1</text:p>
          </table:table-cell>
          <table:table-cell table:formula="of:=['dMass-dt'.J8]" office:value-type="float" office:value="0" calcext:value-type="float">
            <text:p>0</text:p>
          </table:table-cell>
          <table:table-cell table:formula="of:=MAX(['dMass-dt'.K8];0)" office:value-type="float" office:value="2118" calcext:value-type="float">
            <text:p>2118</text:p>
          </table:table-cell>
          <table:table-cell table:formula="of:=-MIN(['dMass-dt'.K8];0)" office:value-type="float" office:value="-0" calcext:value-type="float">
            <text:p>0</text:p>
          </table:table-cell>
          <table:table-cell table:formula="of:=['dMass-dt'.L8]" office:value-type="float" office:value="0" calcext:value-type="float">
            <text:p>0</text:p>
          </table:table-cell>
          <table:table-cell table:formula="of:=['dMass-dt'.M8]" office:value-type="float" office:value="-1" calcext:value-type="float">
            <text:p>-1</text:p>
          </table:table-cell>
        </table:table-row>
        <table:table-row table:style-name="ro1">
          <table:table-cell table:formula="of:=[.A28]+1" office:value-type="float" office:value="2006" calcext:value-type="float">
            <text:p>2006</text:p>
          </table:table-cell>
          <table:table-cell table:formula="of:=ABS(['dMass-dt'.B9])" office:value-type="float" office:value="227" calcext:value-type="float">
            <text:p>227</text:p>
          </table:table-cell>
          <table:table-cell table:formula="of:=MAX(['dMass-dt'.C9];0)" office:value-type="float" office:value="2117" calcext:value-type="float">
            <text:p>2117</text:p>
          </table:table-cell>
          <table:table-cell table:formula="of:=-MIN(['dMass-dt'.C9];0)" office:value-type="float" office:value="-0" calcext:value-type="float">
            <text:p>0</text:p>
          </table:table-cell>
          <table:table-cell table:formula="of:=['dMass-dt'.D9]" office:value-type="float" office:value="0" calcext:value-type="float">
            <text:p>0</text:p>
          </table:table-cell>
          <table:table-cell table:formula="of:=['dMass-dt'.E9]" office:value-type="float" office:value="1" calcext:value-type="float">
            <text:p>1</text:p>
          </table:table-cell>
          <table:table-cell table:formula="of:=['dMass-dt'.F9]" office:value-type="float" office:value="0" calcext:value-type="float">
            <text:p>0</text:p>
          </table:table-cell>
          <table:table-cell table:formula="of:=MAX(['dMass-dt'.G9];0)" office:value-type="float" office:value="2117" calcext:value-type="float">
            <text:p>2117</text:p>
          </table:table-cell>
          <table:table-cell table:formula="of:=-MIN(['dMass-dt'.G9];0)" office:value-type="float" office:value="-0" calcext:value-type="float">
            <text:p>0</text:p>
          </table:table-cell>
          <table:table-cell table:formula="of:=['dMass-dt'.H9]" office:value-type="float" office:value="0" calcext:value-type="float">
            <text:p>0</text:p>
          </table:table-cell>
          <table:table-cell table:formula="of:=['dMass-dt'.I9]" office:value-type="float" office:value="1" calcext:value-type="float">
            <text:p>1</text:p>
          </table:table-cell>
          <table:table-cell table:formula="of:=['dMass-dt'.J9]" office:value-type="float" office:value="0" calcext:value-type="float">
            <text:p>0</text:p>
          </table:table-cell>
          <table:table-cell table:formula="of:=MAX(['dMass-dt'.K9];0)" office:value-type="float" office:value="2117" calcext:value-type="float">
            <text:p>2117</text:p>
          </table:table-cell>
          <table:table-cell table:formula="of:=-MIN(['dMass-dt'.K9];0)" office:value-type="float" office:value="-0" calcext:value-type="float">
            <text:p>0</text:p>
          </table:table-cell>
          <table:table-cell table:formula="of:=['dMass-dt'.L9]" office:value-type="float" office:value="0" calcext:value-type="float">
            <text:p>0</text:p>
          </table:table-cell>
          <table:table-cell table:formula="of:=['dMass-dt'.M9]" office:value-type="float" office:value="1" calcext:value-type="float">
            <text:p>1</text:p>
          </table:table-cell>
        </table:table-row>
        <table:table-row table:style-name="ro1">
          <table:table-cell table:formula="of:=[.A29]+1" office:value-type="float" office:value="2007" calcext:value-type="float">
            <text:p>2007</text:p>
          </table:table-cell>
          <table:table-cell table:formula="of:=ABS(['dMass-dt'.B10])" office:value-type="float" office:value="227" calcext:value-type="float">
            <text:p>227</text:p>
          </table:table-cell>
          <table:table-cell table:formula="of:=MAX(['dMass-dt'.C10];0)" office:value-type="float" office:value="2118" calcext:value-type="float">
            <text:p>2118</text:p>
          </table:table-cell>
          <table:table-cell table:formula="of:=-MIN(['dMass-dt'.C10];0)" office:value-type="float" office:value="-0" calcext:value-type="float">
            <text:p>0</text:p>
          </table:table-cell>
          <table:table-cell table:formula="of:=['dMass-dt'.D10]" office:value-type="float" office:value="0" calcext:value-type="float">
            <text:p>0</text:p>
          </table:table-cell>
          <table:table-cell table:formula="of:=['dMass-dt'.E10]" office:value-type="float" office:value="0" calcext:value-type="float">
            <text:p>0</text:p>
          </table:table-cell>
          <table:table-cell table:formula="of:=['dMass-dt'.F10]" office:value-type="float" office:value="0" calcext:value-type="float">
            <text:p>0</text:p>
          </table:table-cell>
          <table:table-cell table:formula="of:=MAX(['dMass-dt'.G10];0)" office:value-type="float" office:value="2118" calcext:value-type="float">
            <text:p>2118</text:p>
          </table:table-cell>
          <table:table-cell table:formula="of:=-MIN(['dMass-dt'.G10];0)" office:value-type="float" office:value="-0" calcext:value-type="float">
            <text:p>0</text:p>
          </table:table-cell>
          <table:table-cell table:formula="of:=['dMass-dt'.H10]" office:value-type="float" office:value="0" calcext:value-type="float">
            <text:p>0</text:p>
          </table:table-cell>
          <table:table-cell table:formula="of:=['dMass-dt'.I10]" office:value-type="float" office:value="0" calcext:value-type="float">
            <text:p>0</text:p>
          </table:table-cell>
          <table:table-cell table:formula="of:=['dMass-dt'.J10]" office:value-type="float" office:value="0" calcext:value-type="float">
            <text:p>0</text:p>
          </table:table-cell>
          <table:table-cell table:formula="of:=MAX(['dMass-dt'.K10];0)" office:value-type="float" office:value="2118" calcext:value-type="float">
            <text:p>2118</text:p>
          </table:table-cell>
          <table:table-cell table:formula="of:=-MIN(['dMass-dt'.K10];0)" office:value-type="float" office:value="-0" calcext:value-type="float">
            <text:p>0</text:p>
          </table:table-cell>
          <table:table-cell table:formula="of:=['dMass-dt'.L10]" office:value-type="float" office:value="0" calcext:value-type="float">
            <text:p>0</text:p>
          </table:table-cell>
          <table:table-cell table:formula="of:=['dMass-dt'.M10]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008" calcext:value-type="float">
            <text:p>2008</text:p>
          </table:table-cell>
          <table:table-cell table:formula="of:=ABS(['dMass-dt'.B11])" office:value-type="float" office:value="227" calcext:value-type="float">
            <text:p>227</text:p>
          </table:table-cell>
          <table:table-cell table:formula="of:=MAX(['dMass-dt'.C11];0)" office:value-type="float" office:value="2117" calcext:value-type="float">
            <text:p>2117</text:p>
          </table:table-cell>
          <table:table-cell table:formula="of:=-MIN(['dMass-dt'.C11];0)" office:value-type="float" office:value="-0" calcext:value-type="float">
            <text:p>0</text:p>
          </table:table-cell>
          <table:table-cell table:formula="of:=['dMass-dt'.D11]" office:value-type="float" office:value="0" calcext:value-type="float">
            <text:p>0</text:p>
          </table:table-cell>
          <table:table-cell table:formula="of:=['dMass-dt'.E11]" office:value-type="float" office:value="0" calcext:value-type="float">
            <text:p>0</text:p>
          </table:table-cell>
          <table:table-cell table:formula="of:=['dMass-dt'.F11]" office:value-type="float" office:value="0" calcext:value-type="float">
            <text:p>0</text:p>
          </table:table-cell>
          <table:table-cell table:formula="of:=MAX(['dMass-dt'.G11];0)" office:value-type="float" office:value="2117" calcext:value-type="float">
            <text:p>2117</text:p>
          </table:table-cell>
          <table:table-cell table:formula="of:=-MIN(['dMass-dt'.G11];0)" office:value-type="float" office:value="-0" calcext:value-type="float">
            <text:p>0</text:p>
          </table:table-cell>
          <table:table-cell table:formula="of:=['dMass-dt'.H11]" office:value-type="float" office:value="0" calcext:value-type="float">
            <text:p>0</text:p>
          </table:table-cell>
          <table:table-cell table:formula="of:=['dMass-dt'.I11]" office:value-type="float" office:value="0" calcext:value-type="float">
            <text:p>0</text:p>
          </table:table-cell>
          <table:table-cell table:formula="of:=['dMass-dt'.J11]" office:value-type="float" office:value="0" calcext:value-type="float">
            <text:p>0</text:p>
          </table:table-cell>
          <table:table-cell table:formula="of:=MAX(['dMass-dt'.K11];0)" office:value-type="float" office:value="2117" calcext:value-type="float">
            <text:p>2117</text:p>
          </table:table-cell>
          <table:table-cell table:formula="of:=-MIN(['dMass-dt'.K11];0)" office:value-type="float" office:value="-0" calcext:value-type="float">
            <text:p>0</text:p>
          </table:table-cell>
          <table:table-cell table:formula="of:=['dMass-dt'.L11]" office:value-type="float" office:value="0" calcext:value-type="float">
            <text:p>0</text:p>
          </table:table-cell>
          <table:table-cell table:formula="of:=['dMass-dt'.M11]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2009" calcext:value-type="float">
            <text:p>2009</text:p>
          </table:table-cell>
          <table:table-cell table:formula="of:=ABS(['dMass-dt'.B12])" office:value-type="float" office:value="227" calcext:value-type="float">
            <text:p>227</text:p>
          </table:table-cell>
          <table:table-cell table:formula="of:=MAX(['dMass-dt'.C12];0)" office:value-type="float" office:value="2118" calcext:value-type="float">
            <text:p>2118</text:p>
          </table:table-cell>
          <table:table-cell table:formula="of:=-MIN(['dMass-dt'.C12];0)" office:value-type="float" office:value="-0" calcext:value-type="float">
            <text:p>0</text:p>
          </table:table-cell>
          <table:table-cell table:formula="of:=['dMass-dt'.D12]" office:value-type="float" office:value="0" calcext:value-type="float">
            <text:p>0</text:p>
          </table:table-cell>
          <table:table-cell table:formula="of:=['dMass-dt'.E12]" office:value-type="float" office:value="0" calcext:value-type="float">
            <text:p>0</text:p>
          </table:table-cell>
          <table:table-cell table:formula="of:=['dMass-dt'.F12]" office:value-type="float" office:value="0" calcext:value-type="float">
            <text:p>0</text:p>
          </table:table-cell>
          <table:table-cell table:formula="of:=MAX(['dMass-dt'.G12];0)" office:value-type="float" office:value="2118" calcext:value-type="float">
            <text:p>2118</text:p>
          </table:table-cell>
          <table:table-cell table:formula="of:=-MIN(['dMass-dt'.G12];0)" office:value-type="float" office:value="-0" calcext:value-type="float">
            <text:p>0</text:p>
          </table:table-cell>
          <table:table-cell table:formula="of:=['dMass-dt'.H12]" office:value-type="float" office:value="0" calcext:value-type="float">
            <text:p>0</text:p>
          </table:table-cell>
          <table:table-cell table:formula="of:=['dMass-dt'.I12]" office:value-type="float" office:value="0" calcext:value-type="float">
            <text:p>0</text:p>
          </table:table-cell>
          <table:table-cell table:formula="of:=['dMass-dt'.J12]" office:value-type="float" office:value="0" calcext:value-type="float">
            <text:p>0</text:p>
          </table:table-cell>
          <table:table-cell table:formula="of:=MAX(['dMass-dt'.K12];0)" office:value-type="float" office:value="2118" calcext:value-type="float">
            <text:p>2118</text:p>
          </table:table-cell>
          <table:table-cell table:formula="of:=-MIN(['dMass-dt'.K12];0)" office:value-type="float" office:value="-0" calcext:value-type="float">
            <text:p>0</text:p>
          </table:table-cell>
          <table:table-cell table:formula="of:=['dMass-dt'.L12]" office:value-type="float" office:value="0" calcext:value-type="float">
            <text:p>0</text:p>
          </table:table-cell>
          <table:table-cell table:formula="of:=['dMass-dt'.M12]"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2010" calcext:value-type="float">
            <text:p>2010</text:p>
          </table:table-cell>
          <table:table-cell table:formula="of:=ABS(['dMass-dt'.B13])" office:value-type="float" office:value="9" calcext:value-type="float">
            <text:p>9</text:p>
          </table:table-cell>
          <table:table-cell table:formula="of:=MAX(['dMass-dt'.C13];0)" office:value-type="float" office:value="1882" calcext:value-type="float">
            <text:p>1882</text:p>
          </table:table-cell>
          <table:table-cell table:formula="of:=-MIN(['dMass-dt'.C13];0)" office:value-type="float" office:value="-0" calcext:value-type="float">
            <text:p>0</text:p>
          </table:table-cell>
          <table:table-cell table:formula="of:=['dMass-dt'.D13]" office:value-type="float" office:value="0" calcext:value-type="float">
            <text:p>0</text:p>
          </table:table-cell>
          <table:table-cell table:formula="of:=['dMass-dt'.E13]" office:value-type="float" office:value="0" calcext:value-type="float">
            <text:p>0</text:p>
          </table:table-cell>
          <table:table-cell table:formula="of:=['dMass-dt'.F13]" office:value-type="float" office:value="9" calcext:value-type="float">
            <text:p>9</text:p>
          </table:table-cell>
          <table:table-cell table:formula="of:=MAX(['dMass-dt'.G13];0)" office:value-type="float" office:value="1882" calcext:value-type="float">
            <text:p>1882</text:p>
          </table:table-cell>
          <table:table-cell table:formula="of:=-MIN(['dMass-dt'.G13];0)" office:value-type="float" office:value="-0" calcext:value-type="float">
            <text:p>0</text:p>
          </table:table-cell>
          <table:table-cell table:formula="of:=['dMass-dt'.H13]" office:value-type="float" office:value="0" calcext:value-type="float">
            <text:p>0</text:p>
          </table:table-cell>
          <table:table-cell table:formula="of:=['dMass-dt'.I13]" office:value-type="float" office:value="0" calcext:value-type="float">
            <text:p>0</text:p>
          </table:table-cell>
          <table:table-cell table:formula="of:=['dMass-dt'.J13]" office:value-type="float" office:value="9" calcext:value-type="float">
            <text:p>9</text:p>
          </table:table-cell>
          <table:table-cell table:formula="of:=MAX(['dMass-dt'.K13];0)" office:value-type="float" office:value="1882" calcext:value-type="float">
            <text:p>1882</text:p>
          </table:table-cell>
          <table:table-cell table:formula="of:=-MIN(['dMass-dt'.K13];0)" office:value-type="float" office:value="-0" calcext:value-type="float">
            <text:p>0</text:p>
          </table:table-cell>
          <table:table-cell table:formula="of:=['dMass-dt'.L13]" office:value-type="float" office:value="0" calcext:value-type="float">
            <text:p>0</text:p>
          </table:table-cell>
          <table:table-cell table:formula="of:=['dMass-dt'.M13]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011" calcext:value-type="float">
            <text:p>2011</text:p>
          </table:table-cell>
          <table:table-cell table:formula="of:=ABS(['dMass-dt'.B14])" office:value-type="float" office:value="78" calcext:value-type="float">
            <text:p>78</text:p>
          </table:table-cell>
          <table:table-cell table:formula="of:=MAX(['dMass-dt'.C14];0)" office:value-type="float" office:value="1813" calcext:value-type="float">
            <text:p>1813</text:p>
          </table:table-cell>
          <table:table-cell table:formula="of:=-MIN(['dMass-dt'.C14];0)" office:value-type="float" office:value="-0" calcext:value-type="float">
            <text:p>0</text:p>
          </table:table-cell>
          <table:table-cell table:formula="of:=['dMass-dt'.D14]" office:value-type="float" office:value="0" calcext:value-type="float">
            <text:p>0</text:p>
          </table:table-cell>
          <table:table-cell table:formula="of:=['dMass-dt'.E14]" office:value-type="float" office:value="0" calcext:value-type="float">
            <text:p>0</text:p>
          </table:table-cell>
          <table:table-cell table:formula="of:=['dMass-dt'.F14]" office:value-type="float" office:value="78" calcext:value-type="float">
            <text:p>78</text:p>
          </table:table-cell>
          <table:table-cell table:formula="of:=MAX(['dMass-dt'.G14];0)" office:value-type="float" office:value="1813" calcext:value-type="float">
            <text:p>1813</text:p>
          </table:table-cell>
          <table:table-cell table:formula="of:=-MIN(['dMass-dt'.G14];0)" office:value-type="float" office:value="-0" calcext:value-type="float">
            <text:p>0</text:p>
          </table:table-cell>
          <table:table-cell table:formula="of:=['dMass-dt'.H14]" office:value-type="float" office:value="0" calcext:value-type="float">
            <text:p>0</text:p>
          </table:table-cell>
          <table:table-cell table:formula="of:=['dMass-dt'.I14]" office:value-type="float" office:value="0" calcext:value-type="float">
            <text:p>0</text:p>
          </table:table-cell>
          <table:table-cell table:formula="of:=['dMass-dt'.J14]" office:value-type="float" office:value="78" calcext:value-type="float">
            <text:p>78</text:p>
          </table:table-cell>
          <table:table-cell table:formula="of:=MAX(['dMass-dt'.K14];0)" office:value-type="float" office:value="1813" calcext:value-type="float">
            <text:p>1813</text:p>
          </table:table-cell>
          <table:table-cell table:formula="of:=-MIN(['dMass-dt'.K14];0)" office:value-type="float" office:value="-0" calcext:value-type="float">
            <text:p>0</text:p>
          </table:table-cell>
          <table:table-cell table:formula="of:=['dMass-dt'.L14]" office:value-type="float" office:value="0" calcext:value-type="float">
            <text:p>0</text:p>
          </table:table-cell>
          <table:table-cell table:formula="of:=['dMass-dt'.M14]" office:value-type="float" office:value="0" calcext:value-type="float">
            <text:p>0</text:p>
          </table:table-cell>
        </table:table-row>
        <table:table-row table:style-name="ro1">
          <table:table-cell table:formula="of:=[.A34]+1" office:value-type="float" office:value="2012" calcext:value-type="float">
            <text:p>2012</text:p>
          </table:table-cell>
          <table:table-cell table:formula="of:=ABS(['dMass-dt'.B15])" office:value-type="float" office:value="61" calcext:value-type="float">
            <text:p>61</text:p>
          </table:table-cell>
          <table:table-cell table:formula="of:=MAX(['dMass-dt'.C15];0)" office:value-type="float" office:value="1829" calcext:value-type="float">
            <text:p>1829</text:p>
          </table:table-cell>
          <table:table-cell table:formula="of:=-MIN(['dMass-dt'.C15];0)" office:value-type="float" office:value="-0" calcext:value-type="float">
            <text:p>0</text:p>
          </table:table-cell>
          <table:table-cell table:formula="of:=['dMass-dt'.D15]" office:value-type="float" office:value="0" calcext:value-type="float">
            <text:p>0</text:p>
          </table:table-cell>
          <table:table-cell table:formula="of:=['dMass-dt'.E15]" office:value-type="float" office:value="0" calcext:value-type="float">
            <text:p>0</text:p>
          </table:table-cell>
          <table:table-cell table:formula="of:=['dMass-dt'.F15]" office:value-type="float" office:value="61" calcext:value-type="float">
            <text:p>61</text:p>
          </table:table-cell>
          <table:table-cell table:formula="of:=MAX(['dMass-dt'.G15];0)" office:value-type="float" office:value="1829" calcext:value-type="float">
            <text:p>1829</text:p>
          </table:table-cell>
          <table:table-cell table:formula="of:=-MIN(['dMass-dt'.G15];0)" office:value-type="float" office:value="-0" calcext:value-type="float">
            <text:p>0</text:p>
          </table:table-cell>
          <table:table-cell table:formula="of:=['dMass-dt'.H15]" office:value-type="float" office:value="0" calcext:value-type="float">
            <text:p>0</text:p>
          </table:table-cell>
          <table:table-cell table:formula="of:=['dMass-dt'.I15]" office:value-type="float" office:value="0" calcext:value-type="float">
            <text:p>0</text:p>
          </table:table-cell>
          <table:table-cell table:formula="of:=['dMass-dt'.J15]" office:value-type="float" office:value="61" calcext:value-type="float">
            <text:p>61</text:p>
          </table:table-cell>
          <table:table-cell table:formula="of:=MAX(['dMass-dt'.K15];0)" office:value-type="float" office:value="1829" calcext:value-type="float">
            <text:p>1829</text:p>
          </table:table-cell>
          <table:table-cell table:formula="of:=-MIN(['dMass-dt'.K15];0)" office:value-type="float" office:value="-0" calcext:value-type="float">
            <text:p>0</text:p>
          </table:table-cell>
          <table:table-cell table:formula="of:=['dMass-dt'.L15]" office:value-type="float" office:value="0" calcext:value-type="float">
            <text:p>0</text:p>
          </table:table-cell>
          <table:table-cell table:formula="of:=['dMass-dt'.M15]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2013" calcext:value-type="float">
            <text:p>2013</text:p>
          </table:table-cell>
          <table:table-cell table:formula="of:=ABS(['dMass-dt'.B16])" office:value-type="float" office:value="37" calcext:value-type="float">
            <text:p>37</text:p>
          </table:table-cell>
          <table:table-cell table:formula="of:=MAX(['dMass-dt'.C16];0)" office:value-type="float" office:value="1854" calcext:value-type="float">
            <text:p>1854</text:p>
          </table:table-cell>
          <table:table-cell table:formula="of:=-MIN(['dMass-dt'.C16];0)" office:value-type="float" office:value="-0" calcext:value-type="float">
            <text:p>0</text:p>
          </table:table-cell>
          <table:table-cell table:formula="of:=['dMass-dt'.D16]" office:value-type="float" office:value="0" calcext:value-type="float">
            <text:p>0</text:p>
          </table:table-cell>
          <table:table-cell table:formula="of:=['dMass-dt'.E16]" office:value-type="float" office:value="0" calcext:value-type="float">
            <text:p>0</text:p>
          </table:table-cell>
          <table:table-cell table:formula="of:=['dMass-dt'.F16]" office:value-type="float" office:value="37" calcext:value-type="float">
            <text:p>37</text:p>
          </table:table-cell>
          <table:table-cell table:formula="of:=MAX(['dMass-dt'.G16];0)" office:value-type="float" office:value="1854" calcext:value-type="float">
            <text:p>1854</text:p>
          </table:table-cell>
          <table:table-cell table:formula="of:=-MIN(['dMass-dt'.G16];0)" office:value-type="float" office:value="-0" calcext:value-type="float">
            <text:p>0</text:p>
          </table:table-cell>
          <table:table-cell table:formula="of:=['dMass-dt'.H16]" office:value-type="float" office:value="0" calcext:value-type="float">
            <text:p>0</text:p>
          </table:table-cell>
          <table:table-cell table:formula="of:=['dMass-dt'.I16]" office:value-type="float" office:value="0" calcext:value-type="float">
            <text:p>0</text:p>
          </table:table-cell>
          <table:table-cell table:formula="of:=['dMass-dt'.J16]" office:value-type="float" office:value="37" calcext:value-type="float">
            <text:p>37</text:p>
          </table:table-cell>
          <table:table-cell table:formula="of:=MAX(['dMass-dt'.K16];0)" office:value-type="float" office:value="1854" calcext:value-type="float">
            <text:p>1854</text:p>
          </table:table-cell>
          <table:table-cell table:formula="of:=-MIN(['dMass-dt'.K16];0)" office:value-type="float" office:value="-0" calcext:value-type="float">
            <text:p>0</text:p>
          </table:table-cell>
          <table:table-cell table:formula="of:=['dMass-dt'.L16]" office:value-type="float" office:value="0" calcext:value-type="float">
            <text:p>0</text:p>
          </table:table-cell>
          <table:table-cell table:formula="of:=['dMass-dt'.M16]" office:value-type="float" office:value="0" calcext:value-type="float">
            <text:p>0</text:p>
          </table:table-cell>
        </table:table-row>
        <table:table-row table:style-name="ro1">
          <table:table-cell table:formula="of:=[.A36]+1" office:value-type="float" office:value="2014" calcext:value-type="float">
            <text:p>2014</text:p>
          </table:table-cell>
          <table:table-cell table:formula="of:=ABS(['dMass-dt'.B17])" office:value-type="float" office:value="20" calcext:value-type="float">
            <text:p>20</text:p>
          </table:table-cell>
          <table:table-cell table:formula="of:=MAX(['dMass-dt'.C17];0)" office:value-type="float" office:value="1880" calcext:value-type="float">
            <text:p>1880</text:p>
          </table:table-cell>
          <table:table-cell table:formula="of:=-MIN(['dMass-dt'.C17];0)" office:value-type="float" office:value="-0" calcext:value-type="float">
            <text:p>0</text:p>
          </table:table-cell>
          <table:table-cell table:formula="of:=['dMass-dt'.D17]" office:value-type="float" office:value="0" calcext:value-type="float">
            <text:p>0</text:p>
          </table:table-cell>
          <table:table-cell table:formula="of:=['dMass-dt'.E17]" office:value-type="float" office:value="0" calcext:value-type="float">
            <text:p>0</text:p>
          </table:table-cell>
          <table:table-cell table:formula="of:=['dMass-dt'.F17]" office:value-type="float" office:value="20" calcext:value-type="float">
            <text:p>20</text:p>
          </table:table-cell>
          <table:table-cell table:formula="of:=MAX(['dMass-dt'.G17];0)" office:value-type="float" office:value="1880" calcext:value-type="float">
            <text:p>1880</text:p>
          </table:table-cell>
          <table:table-cell table:formula="of:=-MIN(['dMass-dt'.G17];0)" office:value-type="float" office:value="-0" calcext:value-type="float">
            <text:p>0</text:p>
          </table:table-cell>
          <table:table-cell table:formula="of:=['dMass-dt'.H17]" office:value-type="float" office:value="0" calcext:value-type="float">
            <text:p>0</text:p>
          </table:table-cell>
          <table:table-cell table:formula="of:=['dMass-dt'.I17]" office:value-type="float" office:value="0" calcext:value-type="float">
            <text:p>0</text:p>
          </table:table-cell>
          <table:table-cell table:formula="of:=['dMass-dt'.J17]" office:value-type="float" office:value="20" calcext:value-type="float">
            <text:p>20</text:p>
          </table:table-cell>
          <table:table-cell table:formula="of:=MAX(['dMass-dt'.K17];0)" office:value-type="float" office:value="1880" calcext:value-type="float">
            <text:p>1880</text:p>
          </table:table-cell>
          <table:table-cell table:formula="of:=-MIN(['dMass-dt'.K17];0)" office:value-type="float" office:value="-0" calcext:value-type="float">
            <text:p>0</text:p>
          </table:table-cell>
          <table:table-cell table:formula="of:=['dMass-dt'.L17]" office:value-type="float" office:value="0" calcext:value-type="float">
            <text:p>0</text:p>
          </table:table-cell>
          <table:table-cell table:formula="of:=['dMass-dt'.M17]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2015" calcext:value-type="float">
            <text:p>2015</text:p>
          </table:table-cell>
          <table:table-cell table:formula="of:=ABS(['dMass-dt'.B18])" office:value-type="float" office:value="40" calcext:value-type="float">
            <text:p>40</text:p>
          </table:table-cell>
          <table:table-cell table:formula="of:=MAX(['dMass-dt'.C18];0)" office:value-type="float" office:value="1889" calcext:value-type="float">
            <text:p>1889</text:p>
          </table:table-cell>
          <table:table-cell table:formula="of:=-MIN(['dMass-dt'.C18];0)" office:value-type="float" office:value="-0" calcext:value-type="float">
            <text:p>0</text:p>
          </table:table-cell>
          <table:table-cell table:formula="of:=['dMass-dt'.D18]" office:value-type="float" office:value="0" calcext:value-type="float">
            <text:p>0</text:p>
          </table:table-cell>
          <table:table-cell table:formula="of:=['dMass-dt'.E18]" office:value-type="float" office:value="1" calcext:value-type="float">
            <text:p>1</text:p>
          </table:table-cell>
          <table:table-cell table:formula="of:=['dMass-dt'.F18]" office:value-type="float" office:value="40" calcext:value-type="float">
            <text:p>40</text:p>
          </table:table-cell>
          <table:table-cell table:formula="of:=MAX(['dMass-dt'.G18];0)" office:value-type="float" office:value="1889" calcext:value-type="float">
            <text:p>1889</text:p>
          </table:table-cell>
          <table:table-cell table:formula="of:=-MIN(['dMass-dt'.G18];0)" office:value-type="float" office:value="-0" calcext:value-type="float">
            <text:p>0</text:p>
          </table:table-cell>
          <table:table-cell table:formula="of:=['dMass-dt'.H18]" office:value-type="float" office:value="0" calcext:value-type="float">
            <text:p>0</text:p>
          </table:table-cell>
          <table:table-cell table:formula="of:=['dMass-dt'.I18]" office:value-type="float" office:value="1" calcext:value-type="float">
            <text:p>1</text:p>
          </table:table-cell>
          <table:table-cell table:formula="of:=['dMass-dt'.J18]" office:value-type="float" office:value="40" calcext:value-type="float">
            <text:p>40</text:p>
          </table:table-cell>
          <table:table-cell table:formula="of:=MAX(['dMass-dt'.K18];0)" office:value-type="float" office:value="1889" calcext:value-type="float">
            <text:p>1889</text:p>
          </table:table-cell>
          <table:table-cell table:formula="of:=-MIN(['dMass-dt'.K18];0)" office:value-type="float" office:value="-0" calcext:value-type="float">
            <text:p>0</text:p>
          </table:table-cell>
          <table:table-cell table:formula="of:=['dMass-dt'.L18]" office:value-type="float" office:value="0" calcext:value-type="float">
            <text:p>0</text:p>
          </table:table-cell>
          <table:table-cell table:formula="of:=['dMass-dt'.M18]" office:value-type="float" office:value="1" calcext:value-type="float">
            <text:p>1</text:p>
          </table:table-cell>
        </table:table-row>
        <table:table-row table:style-name="ro1">
          <table:table-cell table:formula="of:=[.A38]+1" office:value-type="float" office:value="2016" calcext:value-type="float">
            <text:p>2016</text:p>
          </table:table-cell>
          <table:table-cell table:formula="of:=ABS(['dMass-dt'.B19])" office:value-type="float" office:value="75" calcext:value-type="float">
            <text:p>75</text:p>
          </table:table-cell>
          <table:table-cell table:formula="of:=MAX(['dMass-dt'.C19];0)" office:value-type="float" office:value="1891" calcext:value-type="float">
            <text:p>1891</text:p>
          </table:table-cell>
          <table:table-cell table:formula="of:=-MIN(['dMass-dt'.C19];0)" office:value-type="float" office:value="-0" calcext:value-type="float">
            <text:p>0</text:p>
          </table:table-cell>
          <table:table-cell table:formula="of:=['dMass-dt'.D19]" office:value-type="float" office:value="0" calcext:value-type="float">
            <text:p>0</text:p>
          </table:table-cell>
          <table:table-cell table:formula="of:=['dMass-dt'.E19]" office:value-type="float" office:value="-1" calcext:value-type="float">
            <text:p>-1</text:p>
          </table:table-cell>
          <table:table-cell table:formula="of:=['dMass-dt'.F19]" office:value-type="float" office:value="75" calcext:value-type="float">
            <text:p>75</text:p>
          </table:table-cell>
          <table:table-cell table:formula="of:=MAX(['dMass-dt'.G19];0)" office:value-type="float" office:value="1891" calcext:value-type="float">
            <text:p>1891</text:p>
          </table:table-cell>
          <table:table-cell table:formula="of:=-MIN(['dMass-dt'.G19];0)" office:value-type="float" office:value="-0" calcext:value-type="float">
            <text:p>0</text:p>
          </table:table-cell>
          <table:table-cell table:formula="of:=['dMass-dt'.H19]" office:value-type="float" office:value="0" calcext:value-type="float">
            <text:p>0</text:p>
          </table:table-cell>
          <table:table-cell table:formula="of:=['dMass-dt'.I19]" office:value-type="float" office:value="-1" calcext:value-type="float">
            <text:p>-1</text:p>
          </table:table-cell>
          <table:table-cell table:formula="of:=['dMass-dt'.J19]" office:value-type="float" office:value="75" calcext:value-type="float">
            <text:p>75</text:p>
          </table:table-cell>
          <table:table-cell table:formula="of:=MAX(['dMass-dt'.K19];0)" office:value-type="float" office:value="1891" calcext:value-type="float">
            <text:p>1891</text:p>
          </table:table-cell>
          <table:table-cell table:formula="of:=-MIN(['dMass-dt'.K19];0)" office:value-type="float" office:value="-0" calcext:value-type="float">
            <text:p>0</text:p>
          </table:table-cell>
          <table:table-cell table:formula="of:=['dMass-dt'.L19]" office:value-type="float" office:value="0" calcext:value-type="float">
            <text:p>0</text:p>
          </table:table-cell>
          <table:table-cell table:formula="of:=['dMass-dt'.M19]" office:value-type="float" office:value="-1" calcext:value-type="float">
            <text:p>-1</text:p>
          </table:table-cell>
        </table:table-row>
        <table:table-row table:style-name="ro1">
          <table:table-cell table:formula="of:=[.A39]+1" office:value-type="float" office:value="2017" calcext:value-type="float">
            <text:p>2017</text:p>
          </table:table-cell>
          <table:table-cell table:formula="of:=ABS(['dMass-dt'.B20])" office:value-type="float" office:value="105" calcext:value-type="float">
            <text:p>105</text:p>
          </table:table-cell>
          <table:table-cell table:formula="of:=MAX(['dMass-dt'.C20];0)" office:value-type="float" office:value="1891" calcext:value-type="float">
            <text:p>1891</text:p>
          </table:table-cell>
          <table:table-cell table:formula="of:=-MIN(['dMass-dt'.C20];0)" office:value-type="float" office:value="-0" calcext:value-type="float">
            <text:p>0</text:p>
          </table:table-cell>
          <table:table-cell table:formula="of:=['dMass-dt'.D20]" office:value-type="float" office:value="0" calcext:value-type="float">
            <text:p>0</text:p>
          </table:table-cell>
          <table:table-cell table:formula="of:=['dMass-dt'.E20]" office:value-type="float" office:value="0" calcext:value-type="float">
            <text:p>0</text:p>
          </table:table-cell>
          <table:table-cell table:formula="of:=['dMass-dt'.F20]" office:value-type="float" office:value="105" calcext:value-type="float">
            <text:p>105</text:p>
          </table:table-cell>
          <table:table-cell table:formula="of:=MAX(['dMass-dt'.G20];0)" office:value-type="float" office:value="1891" calcext:value-type="float">
            <text:p>1891</text:p>
          </table:table-cell>
          <table:table-cell table:formula="of:=-MIN(['dMass-dt'.G20];0)" office:value-type="float" office:value="-0" calcext:value-type="float">
            <text:p>0</text:p>
          </table:table-cell>
          <table:table-cell table:formula="of:=['dMass-dt'.H20]" office:value-type="float" office:value="0" calcext:value-type="float">
            <text:p>0</text:p>
          </table:table-cell>
          <table:table-cell table:formula="of:=['dMass-dt'.I20]" office:value-type="float" office:value="0" calcext:value-type="float">
            <text:p>0</text:p>
          </table:table-cell>
          <table:table-cell table:formula="of:=['dMass-dt'.J20]" office:value-type="float" office:value="105" calcext:value-type="float">
            <text:p>105</text:p>
          </table:table-cell>
          <table:table-cell table:formula="of:=MAX(['dMass-dt'.K20];0)" office:value-type="float" office:value="1891" calcext:value-type="float">
            <text:p>1891</text:p>
          </table:table-cell>
          <table:table-cell table:formula="of:=-MIN(['dMass-dt'.K20];0)" office:value-type="float" office:value="-0" calcext:value-type="float">
            <text:p>0</text:p>
          </table:table-cell>
          <table:table-cell table:formula="of:=['dMass-dt'.L20]" office:value-type="float" office:value="0" calcext:value-type="float">
            <text:p>0</text:p>
          </table:table-cell>
          <table:table-cell table:formula="of:=['dMass-dt'.M20]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2018" calcext:value-type="float">
            <text:p>2018</text:p>
          </table:table-cell>
          <table:table-cell table:formula="of:=ABS(['dMass-dt'.B21])" office:value-type="float" office:value="144" calcext:value-type="float">
            <text:p>144</text:p>
          </table:table-cell>
          <table:table-cell table:formula="of:=MAX(['dMass-dt'.C21];0)" office:value-type="float" office:value="1141" calcext:value-type="float">
            <text:p>1141</text:p>
          </table:table-cell>
          <table:table-cell table:formula="of:=-MIN(['dMass-dt'.C21];0)" office:value-type="float" office:value="-0" calcext:value-type="float">
            <text:p>0</text:p>
          </table:table-cell>
          <table:table-cell table:formula="of:=['dMass-dt'.D21]" office:value-type="float" office:value="0" calcext:value-type="float">
            <text:p>0</text:p>
          </table:table-cell>
          <table:table-cell table:formula="of:=['dMass-dt'.E21]" office:value-type="float" office:value="750" calcext:value-type="float">
            <text:p>750</text:p>
          </table:table-cell>
          <table:table-cell table:formula="of:=['dMass-dt'.F21]" office:value-type="float" office:value="144" calcext:value-type="float">
            <text:p>144</text:p>
          </table:table-cell>
          <table:table-cell table:formula="of:=MAX(['dMass-dt'.G21];0)" office:value-type="float" office:value="1141" calcext:value-type="float">
            <text:p>1141</text:p>
          </table:table-cell>
          <table:table-cell table:formula="of:=-MIN(['dMass-dt'.G21];0)" office:value-type="float" office:value="-0" calcext:value-type="float">
            <text:p>0</text:p>
          </table:table-cell>
          <table:table-cell table:formula="of:=['dMass-dt'.H21]" office:value-type="float" office:value="0" calcext:value-type="float">
            <text:p>0</text:p>
          </table:table-cell>
          <table:table-cell table:formula="of:=['dMass-dt'.I21]" office:value-type="float" office:value="750" calcext:value-type="float">
            <text:p>750</text:p>
          </table:table-cell>
          <table:table-cell table:formula="of:=['dMass-dt'.J21]" office:value-type="float" office:value="144" calcext:value-type="float">
            <text:p>144</text:p>
          </table:table-cell>
          <table:table-cell table:formula="of:=MAX(['dMass-dt'.K21];0)" office:value-type="float" office:value="1141" calcext:value-type="float">
            <text:p>1141</text:p>
          </table:table-cell>
          <table:table-cell table:formula="of:=-MIN(['dMass-dt'.K21];0)" office:value-type="float" office:value="-0" calcext:value-type="float">
            <text:p>0</text:p>
          </table:table-cell>
          <table:table-cell table:formula="of:=['dMass-dt'.L21]" office:value-type="float" office:value="0" calcext:value-type="float">
            <text:p>0</text:p>
          </table:table-cell>
          <table:table-cell table:formula="of:=['dMass-dt'.M21]" office:value-type="float" office:value="750" calcext:value-type="float">
            <text:p>750</text:p>
          </table:table-cell>
        </table:table-row>
        <table:table-row table:style-name="ro1">
          <table:table-cell table:formula="of:=[.A41]+1" office:value-type="float" office:value="2019" calcext:value-type="float">
            <text:p>2019</text:p>
          </table:table-cell>
          <table:table-cell table:formula="of:=ABS(['dMass-dt'.B22])" office:value-type="float" office:value="180" calcext:value-type="float">
            <text:p>180</text:p>
          </table:table-cell>
          <table:table-cell table:formula="of:=MAX(['dMass-dt'.C22];0)" office:value-type="float" office:value="0" calcext:value-type="float">
            <text:p>0</text:p>
          </table:table-cell>
          <table:table-cell table:formula="of:=-MIN(['dMass-dt'.C22];0)" office:value-type="float" office:value="1110" calcext:value-type="float">
            <text:p>1110</text:p>
          </table:table-cell>
          <table:table-cell table:formula="of:=['dMass-dt'.D22]" office:value-type="float" office:value="3000" calcext:value-type="float">
            <text:p>3000</text:p>
          </table:table-cell>
          <table:table-cell table:formula="of:=['dMass-dt'.E22]" office:value-type="float" office:value="0" calcext:value-type="float">
            <text:p>0</text:p>
          </table:table-cell>
          <table:table-cell table:formula="of:=['dMass-dt'.F22]" office:value-type="float" office:value="180" calcext:value-type="float">
            <text:p>180</text:p>
          </table:table-cell>
          <table:table-cell table:formula="of:=MAX(['dMass-dt'.G22];0)" office:value-type="float" office:value="0" calcext:value-type="float">
            <text:p>0</text:p>
          </table:table-cell>
          <table:table-cell table:formula="of:=-MIN(['dMass-dt'.G22];0)" office:value-type="float" office:value="-0" calcext:value-type="float">
            <text:p>0</text:p>
          </table:table-cell>
          <table:table-cell table:formula="of:=['dMass-dt'.H22]" office:value-type="float" office:value="3000" calcext:value-type="float">
            <text:p>3000</text:p>
          </table:table-cell>
          <table:table-cell table:formula="of:=['dMass-dt'.I22]" office:value-type="float" office:value="0" calcext:value-type="float">
            <text:p>0</text:p>
          </table:table-cell>
          <table:table-cell table:formula="of:=['dMass-dt'.J22]" office:value-type="float" office:value="180" calcext:value-type="float">
            <text:p>180</text:p>
          </table:table-cell>
          <table:table-cell table:formula="of:=MAX(['dMass-dt'.K22];0)" office:value-type="float" office:value="0" calcext:value-type="float">
            <text:p>0</text:p>
          </table:table-cell>
          <table:table-cell table:formula="of:=-MIN(['dMass-dt'.K22];0)" office:value-type="float" office:value="-0" calcext:value-type="float">
            <text:p>0</text:p>
          </table:table-cell>
          <table:table-cell table:formula="of:=['dMass-dt'.L22]" office:value-type="float" office:value="3000" calcext:value-type="float">
            <text:p>3000</text:p>
          </table:table-cell>
          <table:table-cell table:formula="of:=['dMass-dt'.M22]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2020" calcext:value-type="float">
            <text:p>2020</text:p>
          </table:table-cell>
          <table:table-cell table:formula="of:=ABS(['dMass-dt'.B23])" office:value-type="float" office:value="214" calcext:value-type="float">
            <text:p>214</text:p>
          </table:table-cell>
          <table:table-cell table:formula="of:=MAX(['dMass-dt'.C23];0)" office:value-type="float" office:value="0" calcext:value-type="float">
            <text:p>0</text:p>
          </table:table-cell>
          <table:table-cell table:formula="of:=-MIN(['dMass-dt'.C23];0)" office:value-type="float" office:value="1169" calcext:value-type="float">
            <text:p>1169</text:p>
          </table:table-cell>
          <table:table-cell table:formula="of:=['dMass-dt'.D23]" office:value-type="float" office:value="3000" calcext:value-type="float">
            <text:p>3000</text:p>
          </table:table-cell>
          <table:table-cell table:formula="of:=['dMass-dt'.E23]" office:value-type="float" office:value="60" calcext:value-type="float">
            <text:p>60</text:p>
          </table:table-cell>
          <table:table-cell table:formula="of:=['dMass-dt'.F23]" office:value-type="float" office:value="214" calcext:value-type="float">
            <text:p>214</text:p>
          </table:table-cell>
          <table:table-cell table:formula="of:=MAX(['dMass-dt'.G23];0)" office:value-type="float" office:value="0" calcext:value-type="float">
            <text:p>0</text:p>
          </table:table-cell>
          <table:table-cell table:formula="of:=-MIN(['dMass-dt'.G23];0)" office:value-type="float" office:value="-0" calcext:value-type="float">
            <text:p>0</text:p>
          </table:table-cell>
          <table:table-cell table:formula="of:=['dMass-dt'.H23]" office:value-type="float" office:value="3000" calcext:value-type="float">
            <text:p>3000</text:p>
          </table:table-cell>
          <table:table-cell table:formula="of:=['dMass-dt'.I23]" office:value-type="float" office:value="60" calcext:value-type="float">
            <text:p>60</text:p>
          </table:table-cell>
          <table:table-cell table:formula="of:=['dMass-dt'.J23]" office:value-type="float" office:value="214" calcext:value-type="float">
            <text:p>214</text:p>
          </table:table-cell>
          <table:table-cell table:formula="of:=MAX(['dMass-dt'.K23];0)" office:value-type="float" office:value="0" calcext:value-type="float">
            <text:p>0</text:p>
          </table:table-cell>
          <table:table-cell table:formula="of:=-MIN(['dMass-dt'.K23];0)" office:value-type="float" office:value="-0" calcext:value-type="float">
            <text:p>0</text:p>
          </table:table-cell>
          <table:table-cell table:formula="of:=['dMass-dt'.L23]" office:value-type="float" office:value="3000" calcext:value-type="float">
            <text:p>3000</text:p>
          </table:table-cell>
          <table:table-cell table:formula="of:=['dMass-dt'.M23]" office:value-type="float" office:value="60" calcext:value-type="float">
            <text:p>60</text:p>
          </table:table-cell>
        </table:table-row>
        <table:table-row table:style-name="ro1">
          <table:table-cell table:formula="of:=[.A43]+1" office:value-type="float" office:value="2021" calcext:value-type="float">
            <text:p>2021</text:p>
          </table:table-cell>
          <table:table-cell table:formula="of:=ABS(['dMass-dt'.B24])" office:value-type="float" office:value="246" calcext:value-type="float">
            <text:p>246</text:p>
          </table:table-cell>
          <table:table-cell table:formula="of:=MAX(['dMass-dt'.C24];0)" office:value-type="float" office:value="0" calcext:value-type="float">
            <text:p>0</text:p>
          </table:table-cell>
          <table:table-cell table:formula="of:=-MIN(['dMass-dt'.C24];0)" office:value-type="float" office:value="1229" calcext:value-type="float">
            <text:p>1229</text:p>
          </table:table-cell>
          <table:table-cell table:formula="of:=['dMass-dt'.D24]" office:value-type="float" office:value="3000" calcext:value-type="float">
            <text:p>3000</text:p>
          </table:table-cell>
          <table:table-cell table:formula="of:=['dMass-dt'.E24]" office:value-type="float" office:value="123" calcext:value-type="float">
            <text:p>123</text:p>
          </table:table-cell>
          <table:table-cell table:formula="of:=['dMass-dt'.F24]" office:value-type="float" office:value="246" calcext:value-type="float">
            <text:p>246</text:p>
          </table:table-cell>
          <table:table-cell table:formula="of:=MAX(['dMass-dt'.G24];0)" office:value-type="float" office:value="0" calcext:value-type="float">
            <text:p>0</text:p>
          </table:table-cell>
          <table:table-cell table:formula="of:=-MIN(['dMass-dt'.G24];0)" office:value-type="float" office:value="-0" calcext:value-type="float">
            <text:p>0</text:p>
          </table:table-cell>
          <table:table-cell table:formula="of:=['dMass-dt'.H24]" office:value-type="float" office:value="3000" calcext:value-type="float">
            <text:p>3000</text:p>
          </table:table-cell>
          <table:table-cell table:formula="of:=['dMass-dt'.I24]" office:value-type="float" office:value="123" calcext:value-type="float">
            <text:p>123</text:p>
          </table:table-cell>
          <table:table-cell table:formula="of:=['dMass-dt'.J24]" office:value-type="float" office:value="246" calcext:value-type="float">
            <text:p>246</text:p>
          </table:table-cell>
          <table:table-cell table:formula="of:=MAX(['dMass-dt'.K24];0)" office:value-type="float" office:value="0" calcext:value-type="float">
            <text:p>0</text:p>
          </table:table-cell>
          <table:table-cell table:formula="of:=-MIN(['dMass-dt'.K24];0)" office:value-type="float" office:value="-0" calcext:value-type="float">
            <text:p>0</text:p>
          </table:table-cell>
          <table:table-cell table:formula="of:=['dMass-dt'.L24]" office:value-type="float" office:value="3000" calcext:value-type="float">
            <text:p>3000</text:p>
          </table:table-cell>
          <table:table-cell table:formula="of:=['dMass-dt'.M24]" office:value-type="float" office:value="123" calcext:value-type="float">
            <text:p>123</text:p>
          </table:table-cell>
        </table:table-row>
        <table:table-row table:style-name="ro1">
          <table:table-cell table:formula="of:=[.A44]+1" office:value-type="float" office:value="2022" calcext:value-type="float">
            <text:p>2022</text:p>
          </table:table-cell>
          <table:table-cell table:formula="of:=ABS(['dMass-dt'.B25])" office:value-type="float" office:value="282" calcext:value-type="float">
            <text:p>282</text:p>
          </table:table-cell>
          <table:table-cell table:formula="of:=MAX(['dMass-dt'.C25];0)" office:value-type="float" office:value="0" calcext:value-type="float">
            <text:p>0</text:p>
          </table:table-cell>
          <table:table-cell table:formula="of:=-MIN(['dMass-dt'.C25];0)" office:value-type="float" office:value="1349" calcext:value-type="float">
            <text:p>1349</text:p>
          </table:table-cell>
          <table:table-cell table:formula="of:=['dMass-dt'.D25]" office:value-type="float" office:value="3000" calcext:value-type="float">
            <text:p>3000</text:p>
          </table:table-cell>
          <table:table-cell table:formula="of:=['dMass-dt'.E25]" office:value-type="float" office:value="243" calcext:value-type="float">
            <text:p>243</text:p>
          </table:table-cell>
          <table:table-cell table:formula="of:=['dMass-dt'.F25]" office:value-type="float" office:value="282" calcext:value-type="float">
            <text:p>282</text:p>
          </table:table-cell>
          <table:table-cell table:formula="of:=MAX(['dMass-dt'.G25];0)" office:value-type="float" office:value="0" calcext:value-type="float">
            <text:p>0</text:p>
          </table:table-cell>
          <table:table-cell table:formula="of:=-MIN(['dMass-dt'.G25];0)" office:value-type="float" office:value="-0" calcext:value-type="float">
            <text:p>0</text:p>
          </table:table-cell>
          <table:table-cell table:formula="of:=['dMass-dt'.H25]" office:value-type="float" office:value="3000" calcext:value-type="float">
            <text:p>3000</text:p>
          </table:table-cell>
          <table:table-cell table:formula="of:=['dMass-dt'.I25]" office:value-type="float" office:value="243" calcext:value-type="float">
            <text:p>243</text:p>
          </table:table-cell>
          <table:table-cell table:formula="of:=['dMass-dt'.J25]" office:value-type="float" office:value="282" calcext:value-type="float">
            <text:p>282</text:p>
          </table:table-cell>
          <table:table-cell table:formula="of:=MAX(['dMass-dt'.K25];0)" office:value-type="float" office:value="0" calcext:value-type="float">
            <text:p>0</text:p>
          </table:table-cell>
          <table:table-cell table:formula="of:=-MIN(['dMass-dt'.K25];0)" office:value-type="float" office:value="-0" calcext:value-type="float">
            <text:p>0</text:p>
          </table:table-cell>
          <table:table-cell table:formula="of:=['dMass-dt'.L25]" office:value-type="float" office:value="3000" calcext:value-type="float">
            <text:p>3000</text:p>
          </table:table-cell>
          <table:table-cell table:formula="of:=['dMass-dt'.M25]" office:value-type="float" office:value="243" calcext:value-type="float">
            <text:p>243</text:p>
          </table:table-cell>
        </table:table-row>
        <table:table-row table:style-name="ro1">
          <table:table-cell table:formula="of:=[.A45]+1" office:value-type="float" office:value="2023" calcext:value-type="float">
            <text:p>2023</text:p>
          </table:table-cell>
          <table:table-cell table:formula="of:=ABS(['dMass-dt'.B26])" office:value-type="float" office:value="319" calcext:value-type="float">
            <text:p>319</text:p>
          </table:table-cell>
          <table:table-cell table:formula="of:=MAX(['dMass-dt'.C26];0)" office:value-type="float" office:value="0" calcext:value-type="float">
            <text:p>0</text:p>
          </table:table-cell>
          <table:table-cell table:formula="of:=-MIN(['dMass-dt'.C26];0)" office:value-type="float" office:value="1509" calcext:value-type="float">
            <text:p>1509</text:p>
          </table:table-cell>
          <table:table-cell table:formula="of:=['dMass-dt'.D26]" office:value-type="float" office:value="3000" calcext:value-type="float">
            <text:p>3000</text:p>
          </table:table-cell>
          <table:table-cell table:formula="of:=['dMass-dt'.E26]" office:value-type="float" office:value="409" calcext:value-type="float">
            <text:p>409</text:p>
          </table:table-cell>
          <table:table-cell table:formula="of:=['dMass-dt'.F26]" office:value-type="float" office:value="319" calcext:value-type="float">
            <text:p>319</text:p>
          </table:table-cell>
          <table:table-cell table:formula="of:=MAX(['dMass-dt'.G26];0)" office:value-type="float" office:value="0" calcext:value-type="float">
            <text:p>0</text:p>
          </table:table-cell>
          <table:table-cell table:formula="of:=-MIN(['dMass-dt'.G26];0)" office:value-type="float" office:value="-0" calcext:value-type="float">
            <text:p>0</text:p>
          </table:table-cell>
          <table:table-cell table:formula="of:=['dMass-dt'.H26]" office:value-type="float" office:value="3000" calcext:value-type="float">
            <text:p>3000</text:p>
          </table:table-cell>
          <table:table-cell table:formula="of:=['dMass-dt'.I26]" office:value-type="float" office:value="409" calcext:value-type="float">
            <text:p>409</text:p>
          </table:table-cell>
          <table:table-cell table:formula="of:=['dMass-dt'.J26]" office:value-type="float" office:value="319" calcext:value-type="float">
            <text:p>319</text:p>
          </table:table-cell>
          <table:table-cell table:formula="of:=MAX(['dMass-dt'.K26];0)" office:value-type="float" office:value="0" calcext:value-type="float">
            <text:p>0</text:p>
          </table:table-cell>
          <table:table-cell table:formula="of:=-MIN(['dMass-dt'.K26];0)" office:value-type="float" office:value="-0" calcext:value-type="float">
            <text:p>0</text:p>
          </table:table-cell>
          <table:table-cell table:formula="of:=['dMass-dt'.L26]" office:value-type="float" office:value="3000" calcext:value-type="float">
            <text:p>3000</text:p>
          </table:table-cell>
          <table:table-cell table:formula="of:=['dMass-dt'.M26]" office:value-type="float" office:value="409" calcext:value-type="float">
            <text:p>409</text:p>
          </table:table-cell>
        </table:table-row>
        <table:table-row table:style-name="ro1">
          <table:table-cell table:formula="of:=[.A46]+1" office:value-type="float" office:value="2024" calcext:value-type="float">
            <text:p>2024</text:p>
          </table:table-cell>
          <table:table-cell table:formula="of:=ABS(['dMass-dt'.B27])" office:value-type="float" office:value="353" calcext:value-type="float">
            <text:p>353</text:p>
          </table:table-cell>
          <table:table-cell table:formula="of:=MAX(['dMass-dt'.C27];0)" office:value-type="float" office:value="0" calcext:value-type="float">
            <text:p>0</text:p>
          </table:table-cell>
          <table:table-cell table:formula="of:=-MIN(['dMass-dt'.C27];0)" office:value-type="float" office:value="1743" calcext:value-type="float">
            <text:p>1743</text:p>
          </table:table-cell>
          <table:table-cell table:formula="of:=['dMass-dt'.D27]" office:value-type="float" office:value="3000" calcext:value-type="float">
            <text:p>3000</text:p>
          </table:table-cell>
          <table:table-cell table:formula="of:=['dMass-dt'.E27]" office:value-type="float" office:value="648" calcext:value-type="float">
            <text:p>648</text:p>
          </table:table-cell>
          <table:table-cell table:formula="of:=['dMass-dt'.F27]" office:value-type="float" office:value="353" calcext:value-type="float">
            <text:p>353</text:p>
          </table:table-cell>
          <table:table-cell table:formula="of:=MAX(['dMass-dt'.G27];0)" office:value-type="float" office:value="0" calcext:value-type="float">
            <text:p>0</text:p>
          </table:table-cell>
          <table:table-cell table:formula="of:=-MIN(['dMass-dt'.G27];0)" office:value-type="float" office:value="-0" calcext:value-type="float">
            <text:p>0</text:p>
          </table:table-cell>
          <table:table-cell table:formula="of:=['dMass-dt'.H27]" office:value-type="float" office:value="3000" calcext:value-type="float">
            <text:p>3000</text:p>
          </table:table-cell>
          <table:table-cell table:formula="of:=['dMass-dt'.I27]" office:value-type="float" office:value="648" calcext:value-type="float">
            <text:p>648</text:p>
          </table:table-cell>
          <table:table-cell table:formula="of:=['dMass-dt'.J27]" office:value-type="float" office:value="353" calcext:value-type="float">
            <text:p>353</text:p>
          </table:table-cell>
          <table:table-cell table:formula="of:=MAX(['dMass-dt'.K27];0)" office:value-type="float" office:value="0" calcext:value-type="float">
            <text:p>0</text:p>
          </table:table-cell>
          <table:table-cell table:formula="of:=-MIN(['dMass-dt'.K27];0)" office:value-type="float" office:value="-0" calcext:value-type="float">
            <text:p>0</text:p>
          </table:table-cell>
          <table:table-cell table:formula="of:=['dMass-dt'.L27]" office:value-type="float" office:value="3000" calcext:value-type="float">
            <text:p>3000</text:p>
          </table:table-cell>
          <table:table-cell table:formula="of:=['dMass-dt'.M27]" office:value-type="float" office:value="648" calcext:value-type="float">
            <text:p>648</text:p>
          </table:table-cell>
        </table:table-row>
        <table:table-row table:style-name="ro1">
          <table:table-cell table:formula="of:=[.A47]+1" office:value-type="float" office:value="2025" calcext:value-type="float">
            <text:p>2025</text:p>
          </table:table-cell>
          <table:table-cell table:formula="of:=ABS(['dMass-dt'.B28])" office:value-type="float" office:value="371" calcext:value-type="float">
            <text:p>371</text:p>
          </table:table-cell>
          <table:table-cell table:formula="of:=MAX(['dMass-dt'.C28];0)" office:value-type="float" office:value="0" calcext:value-type="float">
            <text:p>0</text:p>
          </table:table-cell>
          <table:table-cell table:formula="of:=-MIN(['dMass-dt'.C28];0)" office:value-type="float" office:value="1877" calcext:value-type="float">
            <text:p>1877</text:p>
          </table:table-cell>
          <table:table-cell table:formula="of:=['dMass-dt'.D28]" office:value-type="float" office:value="3000" calcext:value-type="float">
            <text:p>3000</text:p>
          </table:table-cell>
          <table:table-cell table:formula="of:=['dMass-dt'.E28]" office:value-type="float" office:value="799" calcext:value-type="float">
            <text:p>799</text:p>
          </table:table-cell>
          <table:table-cell table:formula="of:=['dMass-dt'.F28]" office:value-type="float" office:value="371" calcext:value-type="float">
            <text:p>371</text:p>
          </table:table-cell>
          <table:table-cell table:formula="of:=MAX(['dMass-dt'.G28];0)" office:value-type="float" office:value="0" calcext:value-type="float">
            <text:p>0</text:p>
          </table:table-cell>
          <table:table-cell table:formula="of:=-MIN(['dMass-dt'.G28];0)" office:value-type="float" office:value="-0" calcext:value-type="float">
            <text:p>0</text:p>
          </table:table-cell>
          <table:table-cell table:formula="of:=['dMass-dt'.H28]" office:value-type="float" office:value="3000" calcext:value-type="float">
            <text:p>3000</text:p>
          </table:table-cell>
          <table:table-cell table:formula="of:=['dMass-dt'.I28]" office:value-type="float" office:value="799" calcext:value-type="float">
            <text:p>799</text:p>
          </table:table-cell>
          <table:table-cell table:formula="of:=['dMass-dt'.J28]" office:value-type="float" office:value="371" calcext:value-type="float">
            <text:p>371</text:p>
          </table:table-cell>
          <table:table-cell table:formula="of:=MAX(['dMass-dt'.K28];0)" office:value-type="float" office:value="0" calcext:value-type="float">
            <text:p>0</text:p>
          </table:table-cell>
          <table:table-cell table:formula="of:=-MIN(['dMass-dt'.K28];0)" office:value-type="float" office:value="-0" calcext:value-type="float">
            <text:p>0</text:p>
          </table:table-cell>
          <table:table-cell table:formula="of:=['dMass-dt'.L28]" office:value-type="float" office:value="3000" calcext:value-type="float">
            <text:p>3000</text:p>
          </table:table-cell>
          <table:table-cell table:formula="of:=['dMass-dt'.M28]" office:value-type="float" office:value="799" calcext:value-type="float">
            <text:p>799</text:p>
          </table:table-cell>
        </table:table-row>
        <table:table-row table:style-name="ro1">
          <table:table-cell table:formula="of:=[.A48]+1" office:value-type="float" office:value="2026" calcext:value-type="float">
            <text:p>2026</text:p>
          </table:table-cell>
          <table:table-cell table:formula="of:=ABS(['dMass-dt'.B29])" office:value-type="float" office:value="372" calcext:value-type="float">
            <text:p>372</text:p>
          </table:table-cell>
          <table:table-cell table:formula="of:=MAX(['dMass-dt'.C29];0)" office:value-type="float" office:value="0" calcext:value-type="float">
            <text:p>0</text:p>
          </table:table-cell>
          <table:table-cell table:formula="of:=-MIN(['dMass-dt'.C29];0)" office:value-type="float" office:value="1844" calcext:value-type="float">
            <text:p>1844</text:p>
          </table:table-cell>
          <table:table-cell table:formula="of:=['dMass-dt'.D29]" office:value-type="float" office:value="3000" calcext:value-type="float">
            <text:p>3000</text:p>
          </table:table-cell>
          <table:table-cell table:formula="of:=['dMass-dt'.E29]" office:value-type="float" office:value="805" calcext:value-type="float">
            <text:p>805</text:p>
          </table:table-cell>
          <table:table-cell table:formula="of:=['dMass-dt'.F29]" office:value-type="float" office:value="372" calcext:value-type="float">
            <text:p>372</text:p>
          </table:table-cell>
          <table:table-cell table:formula="of:=MAX(['dMass-dt'.G29];0)" office:value-type="float" office:value="0" calcext:value-type="float">
            <text:p>0</text:p>
          </table:table-cell>
          <table:table-cell table:formula="of:=-MIN(['dMass-dt'.G29];0)" office:value-type="float" office:value="-0" calcext:value-type="float">
            <text:p>0</text:p>
          </table:table-cell>
          <table:table-cell table:formula="of:=['dMass-dt'.H29]" office:value-type="float" office:value="3000" calcext:value-type="float">
            <text:p>3000</text:p>
          </table:table-cell>
          <table:table-cell table:formula="of:=['dMass-dt'.I29]" office:value-type="float" office:value="805" calcext:value-type="float">
            <text:p>805</text:p>
          </table:table-cell>
          <table:table-cell table:formula="of:=['dMass-dt'.J29]" office:value-type="float" office:value="372" calcext:value-type="float">
            <text:p>372</text:p>
          </table:table-cell>
          <table:table-cell table:formula="of:=MAX(['dMass-dt'.K29];0)" office:value-type="float" office:value="0" calcext:value-type="float">
            <text:p>0</text:p>
          </table:table-cell>
          <table:table-cell table:formula="of:=-MIN(['dMass-dt'.K29];0)" office:value-type="float" office:value="-0" calcext:value-type="float">
            <text:p>0</text:p>
          </table:table-cell>
          <table:table-cell table:formula="of:=['dMass-dt'.L29]" office:value-type="float" office:value="3000" calcext:value-type="float">
            <text:p>3000</text:p>
          </table:table-cell>
          <table:table-cell table:formula="of:=['dMass-dt'.M29]" office:value-type="float" office:value="805" calcext:value-type="float">
            <text:p>805</text:p>
          </table:table-cell>
        </table:table-row>
        <table:table-row table:style-name="ro1">
          <table:table-cell table:formula="of:=[.A49]+1" office:value-type="float" office:value="2027" calcext:value-type="float">
            <text:p>2027</text:p>
          </table:table-cell>
          <table:table-cell table:formula="of:=ABS(['dMass-dt'.B30])" office:value-type="float" office:value="655" calcext:value-type="float">
            <text:p>655</text:p>
          </table:table-cell>
          <table:table-cell table:formula="of:=MAX(['dMass-dt'.C30];0)" office:value-type="float" office:value="0" calcext:value-type="float">
            <text:p>0</text:p>
          </table:table-cell>
          <table:table-cell table:formula="of:=-MIN(['dMass-dt'.C30];0)" office:value-type="float" office:value="1812" calcext:value-type="float">
            <text:p>1812</text:p>
          </table:table-cell>
          <table:table-cell table:formula="of:=['dMass-dt'.D30]" office:value-type="float" office:value="3000" calcext:value-type="float">
            <text:p>3000</text:p>
          </table:table-cell>
          <table:table-cell table:formula="of:=['dMass-dt'.E30]" office:value-type="float" office:value="814" calcext:value-type="float">
            <text:p>814</text:p>
          </table:table-cell>
          <table:table-cell table:formula="of:=['dMass-dt'.F30]" office:value-type="float" office:value="655" calcext:value-type="float">
            <text:p>655</text:p>
          </table:table-cell>
          <table:table-cell table:formula="of:=MAX(['dMass-dt'.G30];0)" office:value-type="float" office:value="0" calcext:value-type="float">
            <text:p>0</text:p>
          </table:table-cell>
          <table:table-cell table:formula="of:=-MIN(['dMass-dt'.G30];0)" office:value-type="float" office:value="-0" calcext:value-type="float">
            <text:p>0</text:p>
          </table:table-cell>
          <table:table-cell table:formula="of:=['dMass-dt'.H30]" office:value-type="float" office:value="3000" calcext:value-type="float">
            <text:p>3000</text:p>
          </table:table-cell>
          <table:table-cell table:formula="of:=['dMass-dt'.I30]" office:value-type="float" office:value="814" calcext:value-type="float">
            <text:p>814</text:p>
          </table:table-cell>
          <table:table-cell table:formula="of:=['dMass-dt'.J30]" office:value-type="float" office:value="655" calcext:value-type="float">
            <text:p>655</text:p>
          </table:table-cell>
          <table:table-cell table:formula="of:=MAX(['dMass-dt'.K30];0)" office:value-type="float" office:value="0" calcext:value-type="float">
            <text:p>0</text:p>
          </table:table-cell>
          <table:table-cell table:formula="of:=-MIN(['dMass-dt'.K30];0)" office:value-type="float" office:value="-0" calcext:value-type="float">
            <text:p>0</text:p>
          </table:table-cell>
          <table:table-cell table:formula="of:=['dMass-dt'.L30]" office:value-type="float" office:value="3000" calcext:value-type="float">
            <text:p>3000</text:p>
          </table:table-cell>
          <table:table-cell table:formula="of:=['dMass-dt'.M30]" office:value-type="float" office:value="814" calcext:value-type="float">
            <text:p>814</text:p>
          </table:table-cell>
        </table:table-row>
        <table:table-row table:style-name="ro1">
          <table:table-cell table:formula="of:=[.A50]+1" office:value-type="float" office:value="2028" calcext:value-type="float">
            <text:p>2028</text:p>
          </table:table-cell>
          <table:table-cell table:formula="of:=ABS(['dMass-dt'.B31])" office:value-type="float" office:value="456" calcext:value-type="float">
            <text:p>456</text:p>
          </table:table-cell>
          <table:table-cell table:formula="of:=MAX(['dMass-dt'.C31];0)" office:value-type="float" office:value="0" calcext:value-type="float">
            <text:p>0</text:p>
          </table:table-cell>
          <table:table-cell table:formula="of:=-MIN(['dMass-dt'.C31];0)" office:value-type="float" office:value="1774" calcext:value-type="float">
            <text:p>1774</text:p>
          </table:table-cell>
          <table:table-cell table:formula="of:=['dMass-dt'.D31]" office:value-type="float" office:value="3000" calcext:value-type="float">
            <text:p>3000</text:p>
          </table:table-cell>
          <table:table-cell table:formula="of:=['dMass-dt'.E31]" office:value-type="float" office:value="804" calcext:value-type="float">
            <text:p>804</text:p>
          </table:table-cell>
          <table:table-cell table:formula="of:=['dMass-dt'.F31]" office:value-type="float" office:value="456" calcext:value-type="float">
            <text:p>456</text:p>
          </table:table-cell>
          <table:table-cell table:formula="of:=MAX(['dMass-dt'.G31];0)" office:value-type="float" office:value="0" calcext:value-type="float">
            <text:p>0</text:p>
          </table:table-cell>
          <table:table-cell table:formula="of:=-MIN(['dMass-dt'.G31];0)" office:value-type="float" office:value="-0" calcext:value-type="float">
            <text:p>0</text:p>
          </table:table-cell>
          <table:table-cell table:formula="of:=['dMass-dt'.H31]" office:value-type="float" office:value="3000" calcext:value-type="float">
            <text:p>3000</text:p>
          </table:table-cell>
          <table:table-cell table:formula="of:=['dMass-dt'.I31]" office:value-type="float" office:value="804" calcext:value-type="float">
            <text:p>804</text:p>
          </table:table-cell>
          <table:table-cell table:formula="of:=['dMass-dt'.J31]" office:value-type="float" office:value="456" calcext:value-type="float">
            <text:p>456</text:p>
          </table:table-cell>
          <table:table-cell table:formula="of:=MAX(['dMass-dt'.K31];0)" office:value-type="float" office:value="0" calcext:value-type="float">
            <text:p>0</text:p>
          </table:table-cell>
          <table:table-cell table:formula="of:=-MIN(['dMass-dt'.K31];0)" office:value-type="float" office:value="-0" calcext:value-type="float">
            <text:p>0</text:p>
          </table:table-cell>
          <table:table-cell table:formula="of:=['dMass-dt'.L31]" office:value-type="float" office:value="3000" calcext:value-type="float">
            <text:p>3000</text:p>
          </table:table-cell>
          <table:table-cell table:formula="of:=['dMass-dt'.M31]" office:value-type="float" office:value="804" calcext:value-type="float">
            <text:p>804</text:p>
          </table:table-cell>
        </table:table-row>
        <table:table-row table:style-name="ro1">
          <table:table-cell table:formula="of:=[.A51]+1" office:value-type="float" office:value="2029" calcext:value-type="float">
            <text:p>2029</text:p>
          </table:table-cell>
          <table:table-cell table:formula="of:=ABS(['dMass-dt'.B32])" office:value-type="float" office:value="421" calcext:value-type="float">
            <text:p>421</text:p>
          </table:table-cell>
          <table:table-cell table:formula="of:=MAX(['dMass-dt'.C32];0)" office:value-type="float" office:value="0" calcext:value-type="float">
            <text:p>0</text:p>
          </table:table-cell>
          <table:table-cell table:formula="of:=-MIN(['dMass-dt'.C32];0)" office:value-type="float" office:value="1759" calcext:value-type="float">
            <text:p>1759</text:p>
          </table:table-cell>
          <table:table-cell table:formula="of:=['dMass-dt'.D32]" office:value-type="float" office:value="3000" calcext:value-type="float">
            <text:p>3000</text:p>
          </table:table-cell>
          <table:table-cell table:formula="of:=['dMass-dt'.E32]" office:value-type="float" office:value="824" calcext:value-type="float">
            <text:p>824</text:p>
          </table:table-cell>
          <table:table-cell table:formula="of:=['dMass-dt'.F32]" office:value-type="float" office:value="421" calcext:value-type="float">
            <text:p>421</text:p>
          </table:table-cell>
          <table:table-cell table:formula="of:=MAX(['dMass-dt'.G32];0)" office:value-type="float" office:value="0" calcext:value-type="float">
            <text:p>0</text:p>
          </table:table-cell>
          <table:table-cell table:formula="of:=-MIN(['dMass-dt'.G32];0)" office:value-type="float" office:value="-0" calcext:value-type="float">
            <text:p>0</text:p>
          </table:table-cell>
          <table:table-cell table:formula="of:=['dMass-dt'.H32]" office:value-type="float" office:value="3000" calcext:value-type="float">
            <text:p>3000</text:p>
          </table:table-cell>
          <table:table-cell table:formula="of:=['dMass-dt'.I32]" office:value-type="float" office:value="824" calcext:value-type="float">
            <text:p>824</text:p>
          </table:table-cell>
          <table:table-cell table:formula="of:=['dMass-dt'.J32]" office:value-type="float" office:value="421" calcext:value-type="float">
            <text:p>421</text:p>
          </table:table-cell>
          <table:table-cell table:formula="of:=MAX(['dMass-dt'.K32];0)" office:value-type="float" office:value="0" calcext:value-type="float">
            <text:p>0</text:p>
          </table:table-cell>
          <table:table-cell table:formula="of:=-MIN(['dMass-dt'.K32];0)" office:value-type="float" office:value="-0" calcext:value-type="float">
            <text:p>0</text:p>
          </table:table-cell>
          <table:table-cell table:formula="of:=['dMass-dt'.L32]" office:value-type="float" office:value="3000" calcext:value-type="float">
            <text:p>3000</text:p>
          </table:table-cell>
          <table:table-cell table:formula="of:=['dMass-dt'.M32]" office:value-type="float" office:value="804" calcext:value-type="float">
            <text:p>804</text:p>
          </table:table-cell>
        </table:table-row>
        <table:table-row table:style-name="ro1">
          <table:table-cell table:formula="of:=[.A52]+1" office:value-type="float" office:value="2030" calcext:value-type="float">
            <text:p>2030</text:p>
          </table:table-cell>
          <table:table-cell table:formula="of:=ABS(['dMass-dt'.B33])" office:value-type="float" office:value="919" calcext:value-type="float">
            <text:p>919</text:p>
          </table:table-cell>
          <table:table-cell table:formula="of:=MAX(['dMass-dt'.C33];0)" office:value-type="float" office:value="0" calcext:value-type="float">
            <text:p>0</text:p>
          </table:table-cell>
          <table:table-cell table:formula="of:=-MIN(['dMass-dt'.C33];0)" office:value-type="float" office:value="1824" calcext:value-type="float">
            <text:p>1824</text:p>
          </table:table-cell>
          <table:table-cell table:formula="of:=['dMass-dt'.D33]" office:value-type="float" office:value="3000" calcext:value-type="float">
            <text:p>3000</text:p>
          </table:table-cell>
          <table:table-cell table:formula="of:=['dMass-dt'.E33]" office:value-type="float" office:value="925" calcext:value-type="float">
            <text:p>925</text:p>
          </table:table-cell>
          <table:table-cell table:formula="of:=['dMass-dt'.F33]" office:value-type="float" office:value="919" calcext:value-type="float">
            <text:p>919</text:p>
          </table:table-cell>
          <table:table-cell table:formula="of:=MAX(['dMass-dt'.G33];0)" office:value-type="float" office:value="0" calcext:value-type="float">
            <text:p>0</text:p>
          </table:table-cell>
          <table:table-cell table:formula="of:=-MIN(['dMass-dt'.G33];0)" office:value-type="float" office:value="-0" calcext:value-type="float">
            <text:p>0</text:p>
          </table:table-cell>
          <table:table-cell table:formula="of:=['dMass-dt'.H33]" office:value-type="float" office:value="3000" calcext:value-type="float">
            <text:p>3000</text:p>
          </table:table-cell>
          <table:table-cell table:formula="of:=['dMass-dt'.I33]" office:value-type="float" office:value="925" calcext:value-type="float">
            <text:p>925</text:p>
          </table:table-cell>
          <table:table-cell table:formula="of:=['dMass-dt'.J33]" office:value-type="float" office:value="919" calcext:value-type="float">
            <text:p>919</text:p>
          </table:table-cell>
          <table:table-cell table:formula="of:=MAX(['dMass-dt'.K33];0)" office:value-type="float" office:value="0" calcext:value-type="float">
            <text:p>0</text:p>
          </table:table-cell>
          <table:table-cell table:formula="of:=-MIN(['dMass-dt'.K33];0)" office:value-type="float" office:value="-0" calcext:value-type="float">
            <text:p>0</text:p>
          </table:table-cell>
          <table:table-cell table:formula="of:=['dMass-dt'.L33]" office:value-type="float" office:value="3000" calcext:value-type="float">
            <text:p>3000</text:p>
          </table:table-cell>
          <table:table-cell table:formula="of:=['dMass-dt'.M33]" office:value-type="float" office:value="805" calcext:value-type="float">
            <text:p>805</text:p>
          </table:table-cell>
        </table:table-row>
        <table:table-row table:style-name="ro1">
          <table:table-cell table:formula="of:=[.A53]+1" office:value-type="float" office:value="2031" calcext:value-type="float">
            <text:p>2031</text:p>
          </table:table-cell>
          <table:table-cell table:formula="of:=ABS(['dMass-dt'.B34])" office:value-type="float" office:value="1144" calcext:value-type="float">
            <text:p>1144</text:p>
          </table:table-cell>
          <table:table-cell table:formula="of:=MAX(['dMass-dt'.C34];0)" office:value-type="float" office:value="0" calcext:value-type="float">
            <text:p>0</text:p>
          </table:table-cell>
          <table:table-cell table:formula="of:=-MIN(['dMass-dt'.C34];0)" office:value-type="float" office:value="1911" calcext:value-type="float">
            <text:p>1911</text:p>
          </table:table-cell>
          <table:table-cell table:formula="of:=['dMass-dt'.D34]" office:value-type="float" office:value="3000" calcext:value-type="float">
            <text:p>3000</text:p>
          </table:table-cell>
          <table:table-cell table:formula="of:=['dMass-dt'.E34]" office:value-type="float" office:value="1045" calcext:value-type="float">
            <text:p>1045</text:p>
          </table:table-cell>
          <table:table-cell table:formula="of:=['dMass-dt'.F34]" office:value-type="float" office:value="1144" calcext:value-type="float">
            <text:p>1144</text:p>
          </table:table-cell>
          <table:table-cell table:formula="of:=MAX(['dMass-dt'.G34];0)" office:value-type="float" office:value="0" calcext:value-type="float">
            <text:p>0</text:p>
          </table:table-cell>
          <table:table-cell table:formula="of:=-MIN(['dMass-dt'.G34];0)" office:value-type="float" office:value="-0" calcext:value-type="float">
            <text:p>0</text:p>
          </table:table-cell>
          <table:table-cell table:formula="of:=['dMass-dt'.H34]" office:value-type="float" office:value="3000" calcext:value-type="float">
            <text:p>3000</text:p>
          </table:table-cell>
          <table:table-cell table:formula="of:=['dMass-dt'.I34]" office:value-type="float" office:value="1045" calcext:value-type="float">
            <text:p>1045</text:p>
          </table:table-cell>
          <table:table-cell table:formula="of:=['dMass-dt'.J34]" office:value-type="float" office:value="1144" calcext:value-type="float">
            <text:p>1144</text:p>
          </table:table-cell>
          <table:table-cell table:formula="of:=MAX(['dMass-dt'.K34];0)" office:value-type="float" office:value="0" calcext:value-type="float">
            <text:p>0</text:p>
          </table:table-cell>
          <table:table-cell table:formula="of:=-MIN(['dMass-dt'.K34];0)" office:value-type="float" office:value="-0" calcext:value-type="float">
            <text:p>0</text:p>
          </table:table-cell>
          <table:table-cell table:formula="of:=['dMass-dt'.L34]" office:value-type="float" office:value="3000" calcext:value-type="float">
            <text:p>3000</text:p>
          </table:table-cell>
          <table:table-cell table:formula="of:=['dMass-dt'.M34]" office:value-type="float" office:value="805" calcext:value-type="float">
            <text:p>805</text:p>
          </table:table-cell>
        </table:table-row>
        <table:table-row table:style-name="ro1">
          <table:table-cell table:formula="of:=[.A54]+1" office:value-type="float" office:value="2032" calcext:value-type="float">
            <text:p>2032</text:p>
          </table:table-cell>
          <table:table-cell table:formula="of:=ABS(['dMass-dt'.B35])" office:value-type="float" office:value="1066" calcext:value-type="float">
            <text:p>1066</text:p>
          </table:table-cell>
          <table:table-cell table:formula="of:=MAX(['dMass-dt'.C35];0)" office:value-type="float" office:value="0" calcext:value-type="float">
            <text:p>0</text:p>
          </table:table-cell>
          <table:table-cell table:formula="of:=-MIN(['dMass-dt'.C35];0)" office:value-type="float" office:value="2118" calcext:value-type="float">
            <text:p>2118</text:p>
          </table:table-cell>
          <table:table-cell table:formula="of:=['dMass-dt'.D35]" office:value-type="float" office:value="3000" calcext:value-type="float">
            <text:p>3000</text:p>
          </table:table-cell>
          <table:table-cell table:formula="of:=['dMass-dt'.E35]" office:value-type="float" office:value="1299" calcext:value-type="float">
            <text:p>1299</text:p>
          </table:table-cell>
          <table:table-cell table:formula="of:=['dMass-dt'.F35]" office:value-type="float" office:value="1066" calcext:value-type="float">
            <text:p>1066</text:p>
          </table:table-cell>
          <table:table-cell table:formula="of:=MAX(['dMass-dt'.G35];0)" office:value-type="float" office:value="0" calcext:value-type="float">
            <text:p>0</text:p>
          </table:table-cell>
          <table:table-cell table:formula="of:=-MIN(['dMass-dt'.G35];0)" office:value-type="float" office:value="-0" calcext:value-type="float">
            <text:p>0</text:p>
          </table:table-cell>
          <table:table-cell table:formula="of:=['dMass-dt'.H35]" office:value-type="float" office:value="3000" calcext:value-type="float">
            <text:p>3000</text:p>
          </table:table-cell>
          <table:table-cell table:formula="of:=['dMass-dt'.I35]" office:value-type="float" office:value="1299" calcext:value-type="float">
            <text:p>1299</text:p>
          </table:table-cell>
          <table:table-cell table:formula="of:=['dMass-dt'.J35]" office:value-type="float" office:value="1066" calcext:value-type="float">
            <text:p>1066</text:p>
          </table:table-cell>
          <table:table-cell table:formula="of:=MAX(['dMass-dt'.K35];0)" office:value-type="float" office:value="0" calcext:value-type="float">
            <text:p>0</text:p>
          </table:table-cell>
          <table:table-cell table:formula="of:=-MIN(['dMass-dt'.K35];0)" office:value-type="float" office:value="-0" calcext:value-type="float">
            <text:p>0</text:p>
          </table:table-cell>
          <table:table-cell table:formula="of:=['dMass-dt'.L35]" office:value-type="float" office:value="3000" calcext:value-type="float">
            <text:p>3000</text:p>
          </table:table-cell>
          <table:table-cell table:formula="of:=['dMass-dt'.M35]" office:value-type="float" office:value="819" calcext:value-type="float">
            <text:p>819</text:p>
          </table:table-cell>
        </table:table-row>
        <table:table-row table:style-name="ro1">
          <table:table-cell table:formula="of:=[.A55]+1" office:value-type="float" office:value="2033" calcext:value-type="float">
            <text:p>2033</text:p>
          </table:table-cell>
          <table:table-cell table:formula="of:=ABS(['dMass-dt'.B36])" office:value-type="float" office:value="43" calcext:value-type="float">
            <text:p>43</text:p>
          </table:table-cell>
          <table:table-cell table:formula="of:=MAX(['dMass-dt'.C36];0)" office:value-type="float" office:value="0" calcext:value-type="float">
            <text:p>0</text:p>
          </table:table-cell>
          <table:table-cell table:formula="of:=-MIN(['dMass-dt'.C36];0)" office:value-type="float" office:value="2398" calcext:value-type="float">
            <text:p>2398</text:p>
          </table:table-cell>
          <table:table-cell table:formula="of:=['dMass-dt'.D36]" office:value-type="float" office:value="3000" calcext:value-type="float">
            <text:p>3000</text:p>
          </table:table-cell>
          <table:table-cell table:formula="of:=['dMass-dt'.E36]" office:value-type="float" office:value="1636" calcext:value-type="float">
            <text:p>1636</text:p>
          </table:table-cell>
          <table:table-cell table:formula="of:=['dMass-dt'.F36]" office:value-type="float" office:value="43" calcext:value-type="float">
            <text:p>43</text:p>
          </table:table-cell>
          <table:table-cell table:formula="of:=MAX(['dMass-dt'.G36];0)" office:value-type="float" office:value="0" calcext:value-type="float">
            <text:p>0</text:p>
          </table:table-cell>
          <table:table-cell table:formula="of:=-MIN(['dMass-dt'.G36];0)" office:value-type="float" office:value="-0" calcext:value-type="float">
            <text:p>0</text:p>
          </table:table-cell>
          <table:table-cell table:formula="of:=['dMass-dt'.H36]" office:value-type="float" office:value="3000" calcext:value-type="float">
            <text:p>3000</text:p>
          </table:table-cell>
          <table:table-cell table:formula="of:=['dMass-dt'.I36]" office:value-type="float" office:value="1636" calcext:value-type="float">
            <text:p>1636</text:p>
          </table:table-cell>
          <table:table-cell table:formula="of:=['dMass-dt'.J36]" office:value-type="float" office:value="43" calcext:value-type="float">
            <text:p>43</text:p>
          </table:table-cell>
          <table:table-cell table:formula="of:=MAX(['dMass-dt'.K36];0)" office:value-type="float" office:value="0" calcext:value-type="float">
            <text:p>0</text:p>
          </table:table-cell>
          <table:table-cell table:formula="of:=-MIN(['dMass-dt'.K36];0)" office:value-type="float" office:value="-0" calcext:value-type="float">
            <text:p>0</text:p>
          </table:table-cell>
          <table:table-cell table:formula="of:=['dMass-dt'.L36]" office:value-type="float" office:value="3000" calcext:value-type="float">
            <text:p>3000</text:p>
          </table:table-cell>
          <table:table-cell table:formula="of:=['dMass-dt'.M36]" office:value-type="float" office:value="836" calcext:value-type="float">
            <text:p>836</text:p>
          </table:table-cell>
        </table:table-row>
        <table:table-row table:style-name="ro1">
          <table:table-cell table:formula="of:=[.A56]+1" office:value-type="float" office:value="2034" calcext:value-type="float">
            <text:p>2034</text:p>
          </table:table-cell>
          <table:table-cell table:formula="of:=ABS(['dMass-dt'.B37])" office:value-type="float" office:value="1444" calcext:value-type="float">
            <text:p>1444</text:p>
          </table:table-cell>
          <table:table-cell table:formula="of:=MAX(['dMass-dt'.C37];0)" office:value-type="float" office:value="0" calcext:value-type="float">
            <text:p>0</text:p>
          </table:table-cell>
          <table:table-cell table:formula="of:=-MIN(['dMass-dt'.C37];0)" office:value-type="float" office:value="2839" calcext:value-type="float">
            <text:p>2839</text:p>
          </table:table-cell>
          <table:table-cell table:formula="of:=['dMass-dt'.D37]" office:value-type="float" office:value="3000" calcext:value-type="float">
            <text:p>3000</text:p>
          </table:table-cell>
          <table:table-cell table:formula="of:=['dMass-dt'.E37]" office:value-type="float" office:value="2132" calcext:value-type="float">
            <text:p>2132</text:p>
          </table:table-cell>
          <table:table-cell table:formula="of:=['dMass-dt'.F37]" office:value-type="float" office:value="1444" calcext:value-type="float">
            <text:p>1444</text:p>
          </table:table-cell>
          <table:table-cell table:formula="of:=MAX(['dMass-dt'.G37];0)" office:value-type="float" office:value="0" calcext:value-type="float">
            <text:p>0</text:p>
          </table:table-cell>
          <table:table-cell table:formula="of:=-MIN(['dMass-dt'.G37];0)" office:value-type="float" office:value="-0" calcext:value-type="float">
            <text:p>0</text:p>
          </table:table-cell>
          <table:table-cell table:formula="of:=['dMass-dt'.H37]" office:value-type="float" office:value="3000" calcext:value-type="float">
            <text:p>3000</text:p>
          </table:table-cell>
          <table:table-cell table:formula="of:=['dMass-dt'.I37]" office:value-type="float" office:value="2132" calcext:value-type="float">
            <text:p>2132</text:p>
          </table:table-cell>
          <table:table-cell table:formula="of:=['dMass-dt'.J37]" office:value-type="float" office:value="1444" calcext:value-type="float">
            <text:p>1444</text:p>
          </table:table-cell>
          <table:table-cell table:formula="of:=MAX(['dMass-dt'.K37];0)" office:value-type="float" office:value="0" calcext:value-type="float">
            <text:p>0</text:p>
          </table:table-cell>
          <table:table-cell table:formula="of:=-MIN(['dMass-dt'.K37];0)" office:value-type="float" office:value="-0" calcext:value-type="float">
            <text:p>0</text:p>
          </table:table-cell>
          <table:table-cell table:formula="of:=['dMass-dt'.L37]" office:value-type="float" office:value="3000" calcext:value-type="float">
            <text:p>3000</text:p>
          </table:table-cell>
          <table:table-cell table:formula="of:=['dMass-dt'.M37]" office:value-type="float" office:value="852" calcext:value-type="float">
            <text:p>852</text:p>
          </table:table-cell>
        </table:table-row>
        <table:table-row table:style-name="ro1">
          <table:table-cell table:formula="of:=[.A57]+1" office:value-type="float" office:value="2035" calcext:value-type="float">
            <text:p>2035</text:p>
          </table:table-cell>
          <table:table-cell table:formula="of:=ABS(['dMass-dt'.B38])" office:value-type="float" office:value="696" calcext:value-type="float">
            <text:p>696</text:p>
          </table:table-cell>
          <table:table-cell table:formula="of:=MAX(['dMass-dt'.C38];0)" office:value-type="float" office:value="0" calcext:value-type="float">
            <text:p>0</text:p>
          </table:table-cell>
          <table:table-cell table:formula="of:=-MIN(['dMass-dt'.C38];0)" office:value-type="float" office:value="3171" calcext:value-type="float">
            <text:p>3171</text:p>
          </table:table-cell>
          <table:table-cell table:formula="of:=['dMass-dt'.D38]" office:value-type="float" office:value="3035" calcext:value-type="float">
            <text:p>3035</text:p>
          </table:table-cell>
          <table:table-cell table:formula="of:=['dMass-dt'.E38]" office:value-type="float" office:value="2491" calcext:value-type="float">
            <text:p>2491</text:p>
          </table:table-cell>
          <table:table-cell table:formula="of:=['dMass-dt'.F38]" office:value-type="float" office:value="696" calcext:value-type="float">
            <text:p>696</text:p>
          </table:table-cell>
          <table:table-cell table:formula="of:=MAX(['dMass-dt'.G38];0)" office:value-type="float" office:value="0" calcext:value-type="float">
            <text:p>0</text:p>
          </table:table-cell>
          <table:table-cell table:formula="of:=-MIN(['dMass-dt'.G38];0)" office:value-type="float" office:value="-0" calcext:value-type="float">
            <text:p>0</text:p>
          </table:table-cell>
          <table:table-cell table:formula="of:=['dMass-dt'.H38]" office:value-type="float" office:value="3035" calcext:value-type="float">
            <text:p>3035</text:p>
          </table:table-cell>
          <table:table-cell table:formula="of:=['dMass-dt'.I38]" office:value-type="float" office:value="2491" calcext:value-type="float">
            <text:p>2491</text:p>
          </table:table-cell>
          <table:table-cell table:formula="of:=['dMass-dt'.J38]" office:value-type="float" office:value="696" calcext:value-type="float">
            <text:p>696</text:p>
          </table:table-cell>
          <table:table-cell table:formula="of:=MAX(['dMass-dt'.K38];0)" office:value-type="float" office:value="0" calcext:value-type="float">
            <text:p>0</text:p>
          </table:table-cell>
          <table:table-cell table:formula="of:=-MIN(['dMass-dt'.K38];0)" office:value-type="float" office:value="-0" calcext:value-type="float">
            <text:p>0</text:p>
          </table:table-cell>
          <table:table-cell table:formula="of:=['dMass-dt'.L38]" office:value-type="float" office:value="3000" calcext:value-type="float">
            <text:p>3000</text:p>
          </table:table-cell>
          <table:table-cell table:formula="of:=['dMass-dt'.M38]" office:value-type="float" office:value="871" calcext:value-type="float">
            <text:p>871</text:p>
          </table:table-cell>
        </table:table-row>
        <table:table-row table:style-name="ro1">
          <table:table-cell table:formula="of:=[.A58]+1" office:value-type="float" office:value="2036" calcext:value-type="float">
            <text:p>2036</text:p>
          </table:table-cell>
          <table:table-cell table:formula="of:=ABS(['dMass-dt'.B39])" office:value-type="float" office:value="960" calcext:value-type="float">
            <text:p>960</text:p>
          </table:table-cell>
          <table:table-cell table:formula="of:=MAX(['dMass-dt'.C39];0)" office:value-type="float" office:value="0" calcext:value-type="float">
            <text:p>0</text:p>
          </table:table-cell>
          <table:table-cell table:formula="of:=-MIN(['dMass-dt'.C39];0)" office:value-type="float" office:value="3200" calcext:value-type="float">
            <text:p>3200</text:p>
          </table:table-cell>
          <table:table-cell table:formula="of:=['dMass-dt'.D39]" office:value-type="float" office:value="3102" calcext:value-type="float">
            <text:p>3102</text:p>
          </table:table-cell>
          <table:table-cell table:formula="of:=['dMass-dt'.E39]" office:value-type="float" office:value="2512" calcext:value-type="float">
            <text:p>2512</text:p>
          </table:table-cell>
          <table:table-cell table:formula="of:=['dMass-dt'.F39]" office:value-type="float" office:value="960" calcext:value-type="float">
            <text:p>960</text:p>
          </table:table-cell>
          <table:table-cell table:formula="of:=MAX(['dMass-dt'.G39];0)" office:value-type="float" office:value="0" calcext:value-type="float">
            <text:p>0</text:p>
          </table:table-cell>
          <table:table-cell table:formula="of:=-MIN(['dMass-dt'.G39];0)" office:value-type="float" office:value="-0" calcext:value-type="float">
            <text:p>0</text:p>
          </table:table-cell>
          <table:table-cell table:formula="of:=['dMass-dt'.H39]" office:value-type="float" office:value="3102" calcext:value-type="float">
            <text:p>3102</text:p>
          </table:table-cell>
          <table:table-cell table:formula="of:=['dMass-dt'.I39]" office:value-type="float" office:value="2512" calcext:value-type="float">
            <text:p>2512</text:p>
          </table:table-cell>
          <table:table-cell table:formula="of:=['dMass-dt'.J39]" office:value-type="float" office:value="960" calcext:value-type="float">
            <text:p>960</text:p>
          </table:table-cell>
          <table:table-cell table:formula="of:=MAX(['dMass-dt'.K39];0)" office:value-type="float" office:value="0" calcext:value-type="float">
            <text:p>0</text:p>
          </table:table-cell>
          <table:table-cell table:formula="of:=-MIN(['dMass-dt'.K39];0)" office:value-type="float" office:value="-0" calcext:value-type="float">
            <text:p>0</text:p>
          </table:table-cell>
          <table:table-cell table:formula="of:=['dMass-dt'.L39]" office:value-type="float" office:value="3000" calcext:value-type="float">
            <text:p>3000</text:p>
          </table:table-cell>
          <table:table-cell table:formula="of:=['dMass-dt'.M39]" office:value-type="float" office:value="893" calcext:value-type="float">
            <text:p>893</text:p>
          </table:table-cell>
        </table:table-row>
        <table:table-row table:style-name="ro1">
          <table:table-cell table:formula="of:=[.A59]+1" office:value-type="float" office:value="2037" calcext:value-type="float">
            <text:p>2037</text:p>
          </table:table-cell>
          <table:table-cell table:formula="of:=ABS(['dMass-dt'.B40])" office:value-type="float" office:value="321" calcext:value-type="float">
            <text:p>321</text:p>
          </table:table-cell>
          <table:table-cell table:formula="of:=MAX(['dMass-dt'.C40];0)" office:value-type="float" office:value="0" calcext:value-type="float">
            <text:p>0</text:p>
          </table:table-cell>
          <table:table-cell table:formula="of:=-MIN(['dMass-dt'.C40];0)" office:value-type="float" office:value="3214" calcext:value-type="float">
            <text:p>3214</text:p>
          </table:table-cell>
          <table:table-cell table:formula="of:=['dMass-dt'.D40]" office:value-type="float" office:value="3263" calcext:value-type="float">
            <text:p>3263</text:p>
          </table:table-cell>
          <table:table-cell table:formula="of:=['dMass-dt'.E40]" office:value-type="float" office:value="2624" calcext:value-type="float">
            <text:p>2624</text:p>
          </table:table-cell>
          <table:table-cell table:formula="of:=['dMass-dt'.F40]" office:value-type="float" office:value="321" calcext:value-type="float">
            <text:p>321</text:p>
          </table:table-cell>
          <table:table-cell table:formula="of:=MAX(['dMass-dt'.G40];0)" office:value-type="float" office:value="0" calcext:value-type="float">
            <text:p>0</text:p>
          </table:table-cell>
          <table:table-cell table:formula="of:=-MIN(['dMass-dt'.G40];0)" office:value-type="float" office:value="-0" calcext:value-type="float">
            <text:p>0</text:p>
          </table:table-cell>
          <table:table-cell table:formula="of:=['dMass-dt'.H40]" office:value-type="float" office:value="3263" calcext:value-type="float">
            <text:p>3263</text:p>
          </table:table-cell>
          <table:table-cell table:formula="of:=['dMass-dt'.I40]" office:value-type="float" office:value="2624" calcext:value-type="float">
            <text:p>2624</text:p>
          </table:table-cell>
          <table:table-cell table:formula="of:=['dMass-dt'.J40]" office:value-type="float" office:value="321" calcext:value-type="float">
            <text:p>321</text:p>
          </table:table-cell>
          <table:table-cell table:formula="of:=MAX(['dMass-dt'.K40];0)" office:value-type="float" office:value="0" calcext:value-type="float">
            <text:p>0</text:p>
          </table:table-cell>
          <table:table-cell table:formula="of:=-MIN(['dMass-dt'.K40];0)" office:value-type="float" office:value="-0" calcext:value-type="float">
            <text:p>0</text:p>
          </table:table-cell>
          <table:table-cell table:formula="of:=['dMass-dt'.L40]" office:value-type="float" office:value="3000" calcext:value-type="float">
            <text:p>3000</text:p>
          </table:table-cell>
          <table:table-cell table:formula="of:=['dMass-dt'.M40]" office:value-type="float" office:value="906" calcext:value-type="float">
            <text:p>906</text:p>
          </table:table-cell>
        </table:table-row>
        <table:table-row table:style-name="ro1">
          <table:table-cell table:formula="of:=[.A60]+1" office:value-type="float" office:value="2038" calcext:value-type="float">
            <text:p>2038</text:p>
          </table:table-cell>
          <table:table-cell table:formula="of:=ABS(['dMass-dt'.B41])" office:value-type="float" office:value="735" calcext:value-type="float">
            <text:p>735</text:p>
          </table:table-cell>
          <table:table-cell table:formula="of:=MAX(['dMass-dt'.C41];0)" office:value-type="float" office:value="0" calcext:value-type="float">
            <text:p>0</text:p>
          </table:table-cell>
          <table:table-cell table:formula="of:=-MIN(['dMass-dt'.C41];0)" office:value-type="float" office:value="2875" calcext:value-type="float">
            <text:p>2875</text:p>
          </table:table-cell>
          <table:table-cell table:formula="of:=['dMass-dt'.D41]" office:value-type="float" office:value="3600" calcext:value-type="float">
            <text:p>3600</text:p>
          </table:table-cell>
          <table:table-cell table:formula="of:=['dMass-dt'.E41]" office:value-type="float" office:value="1945" calcext:value-type="float">
            <text:p>1945</text:p>
          </table:table-cell>
          <table:table-cell table:formula="of:=['dMass-dt'.F41]" office:value-type="float" office:value="735" calcext:value-type="float">
            <text:p>735</text:p>
          </table:table-cell>
          <table:table-cell table:formula="of:=MAX(['dMass-dt'.G41];0)" office:value-type="float" office:value="0" calcext:value-type="float">
            <text:p>0</text:p>
          </table:table-cell>
          <table:table-cell table:formula="of:=-MIN(['dMass-dt'.G41];0)" office:value-type="float" office:value="-0" calcext:value-type="float">
            <text:p>0</text:p>
          </table:table-cell>
          <table:table-cell table:formula="of:=['dMass-dt'.H41]" office:value-type="float" office:value="3600" calcext:value-type="float">
            <text:p>3600</text:p>
          </table:table-cell>
          <table:table-cell table:formula="of:=['dMass-dt'.I41]" office:value-type="float" office:value="1945" calcext:value-type="float">
            <text:p>1945</text:p>
          </table:table-cell>
          <table:table-cell table:formula="of:=['dMass-dt'.J41]" office:value-type="float" office:value="731" calcext:value-type="float">
            <text:p>731</text:p>
          </table:table-cell>
          <table:table-cell table:formula="of:=MAX(['dMass-dt'.K41];0)" office:value-type="float" office:value="0" calcext:value-type="float">
            <text:p>0</text:p>
          </table:table-cell>
          <table:table-cell table:formula="of:=-MIN(['dMass-dt'.K41];0)" office:value-type="float" office:value="-0" calcext:value-type="float">
            <text:p>0</text:p>
          </table:table-cell>
          <table:table-cell table:formula="of:=['dMass-dt'.L41]" office:value-type="float" office:value="3000" calcext:value-type="float">
            <text:p>3000</text:p>
          </table:table-cell>
          <table:table-cell table:formula="of:=['dMass-dt'.M41]" office:value-type="float" office:value="949" calcext:value-type="float">
            <text:p>949</text:p>
          </table:table-cell>
        </table:table-row>
        <table:table-row table:style-name="ro1">
          <table:table-cell table:formula="of:=[.A61]+1" office:value-type="float" office:value="2039" calcext:value-type="float">
            <text:p>2039</text:p>
          </table:table-cell>
          <table:table-cell table:formula="of:=ABS(['dMass-dt'.B42])" office:value-type="float" office:value="610" calcext:value-type="float">
            <text:p>610</text:p>
          </table:table-cell>
          <table:table-cell table:formula="of:=MAX(['dMass-dt'.C42];0)" office:value-type="float" office:value="0" calcext:value-type="float">
            <text:p>0</text:p>
          </table:table-cell>
          <table:table-cell table:formula="of:=-MIN(['dMass-dt'.C42];0)" office:value-type="float" office:value="1416" calcext:value-type="float">
            <text:p>1416</text:p>
          </table:table-cell>
          <table:table-cell table:formula="of:=['dMass-dt'.D42]" office:value-type="float" office:value="2000" calcext:value-type="float">
            <text:p>2000</text:p>
          </table:table-cell>
          <table:table-cell table:formula="of:=['dMass-dt'.E42]" office:value-type="float" office:value="2089" calcext:value-type="float">
            <text:p>2089</text:p>
          </table:table-cell>
          <table:table-cell table:formula="of:=['dMass-dt'.F42]" office:value-type="float" office:value="610" calcext:value-type="float">
            <text:p>610</text:p>
          </table:table-cell>
          <table:table-cell table:formula="of:=MAX(['dMass-dt'.G42];0)" office:value-type="float" office:value="0" calcext:value-type="float">
            <text:p>0</text:p>
          </table:table-cell>
          <table:table-cell table:formula="of:=-MIN(['dMass-dt'.G42];0)" office:value-type="float" office:value="-0" calcext:value-type="float">
            <text:p>0</text:p>
          </table:table-cell>
          <table:table-cell table:formula="of:=['dMass-dt'.H42]" office:value-type="float" office:value="2000" calcext:value-type="float">
            <text:p>2000</text:p>
          </table:table-cell>
          <table:table-cell table:formula="of:=['dMass-dt'.I42]" office:value-type="float" office:value="2089" calcext:value-type="float">
            <text:p>2089</text:p>
          </table:table-cell>
          <table:table-cell table:formula="of:=['dMass-dt'.J42]" office:value-type="float" office:value="598" calcext:value-type="float">
            <text:p>598</text:p>
          </table:table-cell>
          <table:table-cell table:formula="of:=MAX(['dMass-dt'.K42];0)" office:value-type="float" office:value="0" calcext:value-type="float">
            <text:p>0</text:p>
          </table:table-cell>
          <table:table-cell table:formula="of:=-MIN(['dMass-dt'.K42];0)" office:value-type="float" office:value="-0" calcext:value-type="float">
            <text:p>0</text:p>
          </table:table-cell>
          <table:table-cell table:formula="of:=['dMass-dt'.L42]" office:value-type="float" office:value="3000" calcext:value-type="float">
            <text:p>3000</text:p>
          </table:table-cell>
          <table:table-cell table:formula="of:=['dMass-dt'.M42]" office:value-type="float" office:value="251" calcext:value-type="float">
            <text:p>251</text:p>
          </table:table-cell>
        </table:table-row>
        <table:table-row table:style-name="ro1">
          <table:table-cell table:formula="of:=[.A62]+1" office:value-type="float" office:value="2040" calcext:value-type="float">
            <text:p>2040</text:p>
          </table:table-cell>
          <table:table-cell table:formula="of:=ABS(['dMass-dt'.B43])" office:value-type="float" office:value="197" calcext:value-type="float">
            <text:p>197</text:p>
          </table:table-cell>
          <table:table-cell table:formula="of:=MAX(['dMass-dt'.C43];0)" office:value-type="float" office:value="485" calcext:value-type="float">
            <text:p>485</text:p>
          </table:table-cell>
          <table:table-cell table:formula="of:=-MIN(['dMass-dt'.C43];0)" office:value-type="float" office:value="-0" calcext:value-type="float">
            <text:p>0</text:p>
          </table:table-cell>
          <table:table-cell table:formula="of:=['dMass-dt'.D43]" office:value-type="float" office:value="0" calcext:value-type="float">
            <text:p>0</text:p>
          </table:table-cell>
          <table:table-cell table:formula="of:=['dMass-dt'.E43]" office:value-type="float" office:value="2622" calcext:value-type="float">
            <text:p>2622</text:p>
          </table:table-cell>
          <table:table-cell table:formula="of:=['dMass-dt'.F43]" office:value-type="float" office:value="197" calcext:value-type="float">
            <text:p>197</text:p>
          </table:table-cell>
          <table:table-cell table:formula="of:=MAX(['dMass-dt'.G43];0)" office:value-type="float" office:value="485" calcext:value-type="float">
            <text:p>485</text:p>
          </table:table-cell>
          <table:table-cell table:formula="of:=-MIN(['dMass-dt'.G43];0)" office:value-type="float" office:value="-0" calcext:value-type="float">
            <text:p>0</text:p>
          </table:table-cell>
          <table:table-cell table:formula="of:=['dMass-dt'.H43]" office:value-type="float" office:value="0" calcext:value-type="float">
            <text:p>0</text:p>
          </table:table-cell>
          <table:table-cell table:formula="of:=['dMass-dt'.I43]" office:value-type="float" office:value="2622" calcext:value-type="float">
            <text:p>2622</text:p>
          </table:table-cell>
          <table:table-cell table:formula="of:=['dMass-dt'.J43]" office:value-type="float" office:value="183" calcext:value-type="float">
            <text:p>183</text:p>
          </table:table-cell>
          <table:table-cell table:formula="of:=MAX(['dMass-dt'.K43];0)" office:value-type="float" office:value="2082" calcext:value-type="float">
            <text:p>2082</text:p>
          </table:table-cell>
          <table:table-cell table:formula="of:=-MIN(['dMass-dt'.K43];0)" office:value-type="float" office:value="-0" calcext:value-type="float">
            <text:p>0</text:p>
          </table:table-cell>
          <table:table-cell table:formula="of:=['dMass-dt'.L43]" office:value-type="float" office:value="0" calcext:value-type="float">
            <text:p>0</text:p>
          </table:table-cell>
          <table:table-cell table:formula="of:=['dMass-dt'.M43]" office:value-type="float" office:value="1039" calcext:value-type="float">
            <text:p>1039</text:p>
          </table:table-cell>
        </table:table-row>
        <table:table-row table:style-name="ro1">
          <table:table-cell table:formula="of:=[.A63]+1" office:value-type="float" office:value="2041" calcext:value-type="float">
            <text:p>2041</text:p>
          </table:table-cell>
          <table:table-cell table:formula="of:=ABS(['dMass-dt'.B44])" office:value-type="float" office:value="267" calcext:value-type="float">
            <text:p>267</text:p>
          </table:table-cell>
          <table:table-cell table:formula="of:=MAX(['dMass-dt'.C44];0)" office:value-type="float" office:value="809" calcext:value-type="float">
            <text:p>809</text:p>
          </table:table-cell>
          <table:table-cell table:formula="of:=-MIN(['dMass-dt'.C44];0)" office:value-type="float" office:value="-0" calcext:value-type="float">
            <text:p>0</text:p>
          </table:table-cell>
          <table:table-cell table:formula="of:=['dMass-dt'.D44]" office:value-type="float" office:value="0" calcext:value-type="float">
            <text:p>0</text:p>
          </table:table-cell>
          <table:table-cell table:formula="of:=['dMass-dt'.E44]" office:value-type="float" office:value="2670" calcext:value-type="float">
            <text:p>2670</text:p>
          </table:table-cell>
          <table:table-cell table:formula="of:=['dMass-dt'.F44]" office:value-type="float" office:value="0" calcext:value-type="float">
            <text:p>0</text:p>
          </table:table-cell>
          <table:table-cell table:formula="of:=MAX(['dMass-dt'.G44];0)" office:value-type="float" office:value="809" calcext:value-type="float">
            <text:p>809</text:p>
          </table:table-cell>
          <table:table-cell table:formula="of:=-MIN(['dMass-dt'.G44];0)" office:value-type="float" office:value="-0" calcext:value-type="float">
            <text:p>0</text:p>
          </table:table-cell>
          <table:table-cell table:formula="of:=['dMass-dt'.H44]" office:value-type="float" office:value="0" calcext:value-type="float">
            <text:p>0</text:p>
          </table:table-cell>
          <table:table-cell table:formula="of:=['dMass-dt'.I44]" office:value-type="float" office:value="2670" calcext:value-type="float">
            <text:p>2670</text:p>
          </table:table-cell>
          <table:table-cell table:formula="of:=['dMass-dt'.J44]" office:value-type="float" office:value="0" calcext:value-type="float">
            <text:p>0</text:p>
          </table:table-cell>
          <table:table-cell table:formula="of:=MAX(['dMass-dt'.K44];0)" office:value-type="float" office:value="2406" calcext:value-type="float">
            <text:p>2406</text:p>
          </table:table-cell>
          <table:table-cell table:formula="of:=-MIN(['dMass-dt'.K44];0)" office:value-type="float" office:value="-0" calcext:value-type="float">
            <text:p>0</text:p>
          </table:table-cell>
          <table:table-cell table:formula="of:=['dMass-dt'.L44]" office:value-type="float" office:value="0" calcext:value-type="float">
            <text:p>0</text:p>
          </table:table-cell>
          <table:table-cell table:formula="of:=['dMass-dt'.M44]" office:value-type="float" office:value="1073" calcext:value-type="float">
            <text:p>1073</text:p>
          </table:table-cell>
        </table:table-row>
        <table:table-row table:style-name="ro1">
          <table:table-cell table:formula="of:=[.A64]+1" office:value-type="float" office:value="2042" calcext:value-type="float">
            <text:p>2042</text:p>
          </table:table-cell>
          <table:table-cell table:formula="of:=ABS(['dMass-dt'.B45])" office:value-type="float" office:value="183" calcext:value-type="float">
            <text:p>183</text:p>
          </table:table-cell>
          <table:table-cell table:formula="of:=MAX(['dMass-dt'.C45];0)" office:value-type="float" office:value="836" calcext:value-type="float">
            <text:p>836</text:p>
          </table:table-cell>
          <table:table-cell table:formula="of:=-MIN(['dMass-dt'.C45];0)" office:value-type="float" office:value="-0" calcext:value-type="float">
            <text:p>0</text:p>
          </table:table-cell>
          <table:table-cell table:formula="of:=['dMass-dt'.D45]" office:value-type="float" office:value="0" calcext:value-type="float">
            <text:p>0</text:p>
          </table:table-cell>
          <table:table-cell table:formula="of:=['dMass-dt'.E45]" office:value-type="float" office:value="2732" calcext:value-type="float">
            <text:p>2732</text:p>
          </table:table-cell>
          <table:table-cell table:formula="of:=['dMass-dt'.F45]" office:value-type="float" office:value="183" calcext:value-type="float">
            <text:p>183</text:p>
          </table:table-cell>
          <table:table-cell table:formula="of:=MAX(['dMass-dt'.G45];0)" office:value-type="float" office:value="836" calcext:value-type="float">
            <text:p>836</text:p>
          </table:table-cell>
          <table:table-cell table:formula="of:=-MIN(['dMass-dt'.G45];0)" office:value-type="float" office:value="-0" calcext:value-type="float">
            <text:p>0</text:p>
          </table:table-cell>
          <table:table-cell table:formula="of:=['dMass-dt'.H45]" office:value-type="float" office:value="0" calcext:value-type="float">
            <text:p>0</text:p>
          </table:table-cell>
          <table:table-cell table:formula="of:=['dMass-dt'.I45]" office:value-type="float" office:value="2732" calcext:value-type="float">
            <text:p>2732</text:p>
          </table:table-cell>
          <table:table-cell table:formula="of:=['dMass-dt'.J45]" office:value-type="float" office:value="223" calcext:value-type="float">
            <text:p>223</text:p>
          </table:table-cell>
          <table:table-cell table:formula="of:=MAX(['dMass-dt'.K45];0)" office:value-type="float" office:value="2434" calcext:value-type="float">
            <text:p>2434</text:p>
          </table:table-cell>
          <table:table-cell table:formula="of:=-MIN(['dMass-dt'.K45];0)" office:value-type="float" office:value="-0" calcext:value-type="float">
            <text:p>0</text:p>
          </table:table-cell>
          <table:table-cell table:formula="of:=['dMass-dt'.L45]" office:value-type="float" office:value="0" calcext:value-type="float">
            <text:p>0</text:p>
          </table:table-cell>
          <table:table-cell table:formula="of:=['dMass-dt'.M45]" office:value-type="float" office:value="1094" calcext:value-type="float">
            <text:p>1094</text:p>
          </table:table-cell>
        </table:table-row>
        <table:table-row table:style-name="ro1">
          <table:table-cell table:formula="of:=[.A65]+1" office:value-type="float" office:value="2043" calcext:value-type="float">
            <text:p>2043</text:p>
          </table:table-cell>
          <table:table-cell table:formula="of:=ABS(['dMass-dt'.B46])" office:value-type="float" office:value="681" calcext:value-type="float">
            <text:p>681</text:p>
          </table:table-cell>
          <table:table-cell table:formula="of:=MAX(['dMass-dt'.C46];0)" office:value-type="float" office:value="90" calcext:value-type="float">
            <text:p>90</text:p>
          </table:table-cell>
          <table:table-cell table:formula="of:=-MIN(['dMass-dt'.C46];0)" office:value-type="float" office:value="-0" calcext:value-type="float">
            <text:p>0</text:p>
          </table:table-cell>
          <table:table-cell table:formula="of:=['dMass-dt'.D46]" office:value-type="float" office:value="0" calcext:value-type="float">
            <text:p>0</text:p>
          </table:table-cell>
          <table:table-cell table:formula="of:=['dMass-dt'.E46]" office:value-type="float" office:value="2761" calcext:value-type="float">
            <text:p>2761</text:p>
          </table:table-cell>
          <table:table-cell table:formula="of:=['dMass-dt'.F46]" office:value-type="float" office:value="681" calcext:value-type="float">
            <text:p>681</text:p>
          </table:table-cell>
          <table:table-cell table:formula="of:=MAX(['dMass-dt'.G46];0)" office:value-type="float" office:value="90" calcext:value-type="float">
            <text:p>90</text:p>
          </table:table-cell>
          <table:table-cell table:formula="of:=-MIN(['dMass-dt'.G46];0)" office:value-type="float" office:value="-0" calcext:value-type="float">
            <text:p>0</text:p>
          </table:table-cell>
          <table:table-cell table:formula="of:=['dMass-dt'.H46]" office:value-type="float" office:value="0" calcext:value-type="float">
            <text:p>0</text:p>
          </table:table-cell>
          <table:table-cell table:formula="of:=['dMass-dt'.I46]" office:value-type="float" office:value="2761" calcext:value-type="float">
            <text:p>2761</text:p>
          </table:table-cell>
          <table:table-cell table:formula="of:=['dMass-dt'.J46]" office:value-type="float" office:value="751" calcext:value-type="float">
            <text:p>751</text:p>
          </table:table-cell>
          <table:table-cell table:formula="of:=MAX(['dMass-dt'.K46];0)" office:value-type="float" office:value="1683" calcext:value-type="float">
            <text:p>1683</text:p>
          </table:table-cell>
          <table:table-cell table:formula="of:=-MIN(['dMass-dt'.K46];0)" office:value-type="float" office:value="-0" calcext:value-type="float">
            <text:p>0</text:p>
          </table:table-cell>
          <table:table-cell table:formula="of:=['dMass-dt'.L46]" office:value-type="float" office:value="0" calcext:value-type="float">
            <text:p>0</text:p>
          </table:table-cell>
          <table:table-cell table:formula="of:=['dMass-dt'.M46]" office:value-type="float" office:value="1098" calcext:value-type="float">
            <text:p>1098</text:p>
          </table:table-cell>
        </table:table-row>
        <table:table-row table:style-name="ro1">
          <table:table-cell table:formula="of:=[.A66]+1" office:value-type="float" office:value="2044" calcext:value-type="float">
            <text:p>2044</text:p>
          </table:table-cell>
          <table:table-cell table:formula="of:=ABS(['dMass-dt'.B47])" office:value-type="float" office:value="256" calcext:value-type="float">
            <text:p>256</text:p>
          </table:table-cell>
          <table:table-cell table:formula="of:=MAX(['dMass-dt'.C47];0)" office:value-type="float" office:value="918" calcext:value-type="float">
            <text:p>918</text:p>
          </table:table-cell>
          <table:table-cell table:formula="of:=-MIN(['dMass-dt'.C47];0)" office:value-type="float" office:value="-0" calcext:value-type="float">
            <text:p>0</text:p>
          </table:table-cell>
          <table:table-cell table:formula="of:=['dMass-dt'.D47]" office:value-type="float" office:value="0" calcext:value-type="float">
            <text:p>0</text:p>
          </table:table-cell>
          <table:table-cell table:formula="of:=['dMass-dt'.E47]" office:value-type="float" office:value="2792" calcext:value-type="float">
            <text:p>2792</text:p>
          </table:table-cell>
          <table:table-cell table:formula="of:=['dMass-dt'.F47]" office:value-type="float" office:value="256" calcext:value-type="float">
            <text:p>256</text:p>
          </table:table-cell>
          <table:table-cell table:formula="of:=MAX(['dMass-dt'.G47];0)" office:value-type="float" office:value="918" calcext:value-type="float">
            <text:p>918</text:p>
          </table:table-cell>
          <table:table-cell table:formula="of:=-MIN(['dMass-dt'.G47];0)" office:value-type="float" office:value="-0" calcext:value-type="float">
            <text:p>0</text:p>
          </table:table-cell>
          <table:table-cell table:formula="of:=['dMass-dt'.H47]" office:value-type="float" office:value="0" calcext:value-type="float">
            <text:p>0</text:p>
          </table:table-cell>
          <table:table-cell table:formula="of:=['dMass-dt'.I47]" office:value-type="float" office:value="2792" calcext:value-type="float">
            <text:p>2792</text:p>
          </table:table-cell>
          <table:table-cell table:formula="of:=['dMass-dt'.J47]" office:value-type="float" office:value="355" calcext:value-type="float">
            <text:p>355</text:p>
          </table:table-cell>
          <table:table-cell table:formula="of:=MAX(['dMass-dt'.K47];0)" office:value-type="float" office:value="2516" calcext:value-type="float">
            <text:p>2516</text:p>
          </table:table-cell>
          <table:table-cell table:formula="of:=-MIN(['dMass-dt'.K47];0)" office:value-type="float" office:value="-0" calcext:value-type="float">
            <text:p>0</text:p>
          </table:table-cell>
          <table:table-cell table:formula="of:=['dMass-dt'.L47]" office:value-type="float" office:value="0" calcext:value-type="float">
            <text:p>0</text:p>
          </table:table-cell>
          <table:table-cell table:formula="of:=['dMass-dt'.M47]" office:value-type="float" office:value="1095" calcext:value-type="float">
            <text:p>1095</text:p>
          </table:table-cell>
        </table:table-row>
        <table:table-row table:style-name="ro1">
          <table:table-cell table:formula="of:=[.A67]+1" office:value-type="float" office:value="2045" calcext:value-type="float">
            <text:p>2045</text:p>
          </table:table-cell>
          <table:table-cell table:formula="of:=ABS(['dMass-dt'.B48])" office:value-type="float" office:value="265" calcext:value-type="float">
            <text:p>265</text:p>
          </table:table-cell>
          <table:table-cell table:formula="of:=MAX(['dMass-dt'.C48];0)" office:value-type="float" office:value="749" calcext:value-type="float">
            <text:p>749</text:p>
          </table:table-cell>
          <table:table-cell table:formula="of:=-MIN(['dMass-dt'.C48];0)" office:value-type="float" office:value="-0" calcext:value-type="float">
            <text:p>0</text:p>
          </table:table-cell>
          <table:table-cell table:formula="of:=['dMass-dt'.D48]" office:value-type="float" office:value="0" calcext:value-type="float">
            <text:p>0</text:p>
          </table:table-cell>
          <table:table-cell table:formula="of:=['dMass-dt'.E48]" office:value-type="float" office:value="2820" calcext:value-type="float">
            <text:p>2820</text:p>
          </table:table-cell>
          <table:table-cell table:formula="of:=['dMass-dt'.F48]" office:value-type="float" office:value="0" calcext:value-type="float">
            <text:p>0</text:p>
          </table:table-cell>
          <table:table-cell table:formula="of:=MAX(['dMass-dt'.G48];0)" office:value-type="float" office:value="749" calcext:value-type="float">
            <text:p>749</text:p>
          </table:table-cell>
          <table:table-cell table:formula="of:=-MIN(['dMass-dt'.G48];0)" office:value-type="float" office:value="-0" calcext:value-type="float">
            <text:p>0</text:p>
          </table:table-cell>
          <table:table-cell table:formula="of:=['dMass-dt'.H48]" office:value-type="float" office:value="0" calcext:value-type="float">
            <text:p>0</text:p>
          </table:table-cell>
          <table:table-cell table:formula="of:=['dMass-dt'.I48]" office:value-type="float" office:value="2820" calcext:value-type="float">
            <text:p>2820</text:p>
          </table:table-cell>
          <table:table-cell table:formula="of:=['dMass-dt'.J48]" office:value-type="float" office:value="0" calcext:value-type="float">
            <text:p>0</text:p>
          </table:table-cell>
          <table:table-cell table:formula="of:=MAX(['dMass-dt'.K48];0)" office:value-type="float" office:value="2350" calcext:value-type="float">
            <text:p>2350</text:p>
          </table:table-cell>
          <table:table-cell table:formula="of:=-MIN(['dMass-dt'.K48];0)" office:value-type="float" office:value="-0" calcext:value-type="float">
            <text:p>0</text:p>
          </table:table-cell>
          <table:table-cell table:formula="of:=['dMass-dt'.L48]" office:value-type="float" office:value="0" calcext:value-type="float">
            <text:p>0</text:p>
          </table:table-cell>
          <table:table-cell table:formula="of:=['dMass-dt'.M48]" office:value-type="float" office:value="1091" calcext:value-type="float">
            <text:p>1091</text:p>
          </table:table-cell>
        </table:table-row>
        <table:table-row table:style-name="ro1">
          <table:table-cell table:formula="of:=[.A68]+1" office:value-type="float" office:value="2046" calcext:value-type="float">
            <text:p>2046</text:p>
          </table:table-cell>
          <table:table-cell table:formula="of:=ABS(['dMass-dt'.B49])" office:value-type="float" office:value="218" calcext:value-type="float">
            <text:p>218</text:p>
          </table:table-cell>
          <table:table-cell table:formula="of:=MAX(['dMass-dt'.C49];0)" office:value-type="float" office:value="797" calcext:value-type="float">
            <text:p>797</text:p>
          </table:table-cell>
          <table:table-cell table:formula="of:=-MIN(['dMass-dt'.C49];0)" office:value-type="float" office:value="-0" calcext:value-type="float">
            <text:p>0</text:p>
          </table:table-cell>
          <table:table-cell table:formula="of:=['dMass-dt'.D49]" office:value-type="float" office:value="0" calcext:value-type="float">
            <text:p>0</text:p>
          </table:table-cell>
          <table:table-cell table:formula="of:=['dMass-dt'.E49]" office:value-type="float" office:value="2848" calcext:value-type="float">
            <text:p>2848</text:p>
          </table:table-cell>
          <table:table-cell table:formula="of:=['dMass-dt'.F49]" office:value-type="float" office:value="0" calcext:value-type="float">
            <text:p>0</text:p>
          </table:table-cell>
          <table:table-cell table:formula="of:=MAX(['dMass-dt'.G49];0)" office:value-type="float" office:value="797" calcext:value-type="float">
            <text:p>797</text:p>
          </table:table-cell>
          <table:table-cell table:formula="of:=-MIN(['dMass-dt'.G49];0)" office:value-type="float" office:value="-0" calcext:value-type="float">
            <text:p>0</text:p>
          </table:table-cell>
          <table:table-cell table:formula="of:=['dMass-dt'.H49]" office:value-type="float" office:value="0" calcext:value-type="float">
            <text:p>0</text:p>
          </table:table-cell>
          <table:table-cell table:formula="of:=['dMass-dt'.I49]" office:value-type="float" office:value="2848" calcext:value-type="float">
            <text:p>2848</text:p>
          </table:table-cell>
          <table:table-cell table:formula="of:=['dMass-dt'.J49]" office:value-type="float" office:value="0" calcext:value-type="float">
            <text:p>0</text:p>
          </table:table-cell>
          <table:table-cell table:formula="of:=MAX(['dMass-dt'.K49];0)" office:value-type="float" office:value="2395" calcext:value-type="float">
            <text:p>2395</text:p>
          </table:table-cell>
          <table:table-cell table:formula="of:=-MIN(['dMass-dt'.K49];0)" office:value-type="float" office:value="-0" calcext:value-type="float">
            <text:p>0</text:p>
          </table:table-cell>
          <table:table-cell table:formula="of:=['dMass-dt'.L49]" office:value-type="float" office:value="0" calcext:value-type="float">
            <text:p>0</text:p>
          </table:table-cell>
          <table:table-cell table:formula="of:=['dMass-dt'.M49]" office:value-type="float" office:value="1095" calcext:value-type="float">
            <text:p>1095</text:p>
          </table:table-cell>
        </table:table-row>
        <table:table-row table:style-name="ro1">
          <table:table-cell table:formula="of:=[.A69]+1" office:value-type="float" office:value="2047" calcext:value-type="float">
            <text:p>2047</text:p>
          </table:table-cell>
          <table:table-cell table:formula="of:=ABS(['dMass-dt'.B50])" office:value-type="float" office:value="327" calcext:value-type="float">
            <text:p>327</text:p>
          </table:table-cell>
          <table:table-cell table:formula="of:=MAX(['dMass-dt'.C50];0)" office:value-type="float" office:value="573" calcext:value-type="float">
            <text:p>573</text:p>
          </table:table-cell>
          <table:table-cell table:formula="of:=-MIN(['dMass-dt'.C50];0)" office:value-type="float" office:value="-0" calcext:value-type="float">
            <text:p>0</text:p>
          </table:table-cell>
          <table:table-cell table:formula="of:=['dMass-dt'.D50]" office:value-type="float" office:value="0" calcext:value-type="float">
            <text:p>0</text:p>
          </table:table-cell>
          <table:table-cell table:formula="of:=['dMass-dt'.E50]" office:value-type="float" office:value="2873" calcext:value-type="float">
            <text:p>2873</text:p>
          </table:table-cell>
          <table:table-cell table:formula="of:=['dMass-dt'.F50]" office:value-type="float" office:value="327" calcext:value-type="float">
            <text:p>327</text:p>
          </table:table-cell>
          <table:table-cell table:formula="of:=MAX(['dMass-dt'.G50];0)" office:value-type="float" office:value="573" calcext:value-type="float">
            <text:p>573</text:p>
          </table:table-cell>
          <table:table-cell table:formula="of:=-MIN(['dMass-dt'.G50];0)" office:value-type="float" office:value="-0" calcext:value-type="float">
            <text:p>0</text:p>
          </table:table-cell>
          <table:table-cell table:formula="of:=['dMass-dt'.H50]" office:value-type="float" office:value="0" calcext:value-type="float">
            <text:p>0</text:p>
          </table:table-cell>
          <table:table-cell table:formula="of:=['dMass-dt'.I50]" office:value-type="float" office:value="2873" calcext:value-type="float">
            <text:p>2873</text:p>
          </table:table-cell>
          <table:table-cell table:formula="of:=['dMass-dt'.J50]" office:value-type="float" office:value="502" calcext:value-type="float">
            <text:p>502</text:p>
          </table:table-cell>
          <table:table-cell table:formula="of:=MAX(['dMass-dt'.K50];0)" office:value-type="float" office:value="2172" calcext:value-type="float">
            <text:p>2172</text:p>
          </table:table-cell>
          <table:table-cell table:formula="of:=-MIN(['dMass-dt'.K50];0)" office:value-type="float" office:value="-0" calcext:value-type="float">
            <text:p>0</text:p>
          </table:table-cell>
          <table:table-cell table:formula="of:=['dMass-dt'.L50]" office:value-type="float" office:value="0" calcext:value-type="float">
            <text:p>0</text:p>
          </table:table-cell>
          <table:table-cell table:formula="of:=['dMass-dt'.M50]" office:value-type="float" office:value="1099" calcext:value-type="float">
            <text:p>1099</text:p>
          </table:table-cell>
        </table:table-row>
        <table:table-row table:style-name="ro1">
          <table:table-cell table:formula="of:=[.A70]+1" office:value-type="float" office:value="2048" calcext:value-type="float">
            <text:p>2048</text:p>
          </table:table-cell>
          <table:table-cell table:formula="of:=ABS(['dMass-dt'.B51])" office:value-type="float" office:value="46" calcext:value-type="float">
            <text:p>46</text:p>
          </table:table-cell>
          <table:table-cell table:formula="of:=MAX(['dMass-dt'.C51];0)" office:value-type="float" office:value="752" calcext:value-type="float">
            <text:p>752</text:p>
          </table:table-cell>
          <table:table-cell table:formula="of:=-MIN(['dMass-dt'.C51];0)" office:value-type="float" office:value="-0" calcext:value-type="float">
            <text:p>0</text:p>
          </table:table-cell>
          <table:table-cell table:formula="of:=['dMass-dt'.D51]" office:value-type="float" office:value="0" calcext:value-type="float">
            <text:p>0</text:p>
          </table:table-cell>
          <table:table-cell table:formula="of:=['dMass-dt'.E51]" office:value-type="float" office:value="2905" calcext:value-type="float">
            <text:p>2905</text:p>
          </table:table-cell>
          <table:table-cell table:formula="of:=['dMass-dt'.F51]" office:value-type="float" office:value="0" calcext:value-type="float">
            <text:p>0</text:p>
          </table:table-cell>
          <table:table-cell table:formula="of:=MAX(['dMass-dt'.G51];0)" office:value-type="float" office:value="752" calcext:value-type="float">
            <text:p>752</text:p>
          </table:table-cell>
          <table:table-cell table:formula="of:=-MIN(['dMass-dt'.G51];0)" office:value-type="float" office:value="-0" calcext:value-type="float">
            <text:p>0</text:p>
          </table:table-cell>
          <table:table-cell table:formula="of:=['dMass-dt'.H51]" office:value-type="float" office:value="0" calcext:value-type="float">
            <text:p>0</text:p>
          </table:table-cell>
          <table:table-cell table:formula="of:=['dMass-dt'.I51]" office:value-type="float" office:value="2905" calcext:value-type="float">
            <text:p>2905</text:p>
          </table:table-cell>
          <table:table-cell table:formula="of:=['dMass-dt'.J51]" office:value-type="float" office:value="161" calcext:value-type="float">
            <text:p>161</text:p>
          </table:table-cell>
          <table:table-cell table:formula="of:=MAX(['dMass-dt'.K51];0)" office:value-type="float" office:value="2350" calcext:value-type="float">
            <text:p>2350</text:p>
          </table:table-cell>
          <table:table-cell table:formula="of:=-MIN(['dMass-dt'.K51];0)" office:value-type="float" office:value="-0" calcext:value-type="float">
            <text:p>0</text:p>
          </table:table-cell>
          <table:table-cell table:formula="of:=['dMass-dt'.L51]" office:value-type="float" office:value="0" calcext:value-type="float">
            <text:p>0</text:p>
          </table:table-cell>
          <table:table-cell table:formula="of:=['dMass-dt'.M51]" office:value-type="float" office:value="1100" calcext:value-type="float">
            <text:p>1100</text:p>
          </table:table-cell>
        </table:table-row>
        <table:table-row table:style-name="ro1">
          <table:table-cell table:formula="of:=[.A71]+1" office:value-type="float" office:value="2049" calcext:value-type="float">
            <text:p>2049</text:p>
          </table:table-cell>
          <table:table-cell table:formula="of:=ABS(['dMass-dt'.B52])" office:value-type="float" office:value="29" calcext:value-type="float">
            <text:p>29</text:p>
          </table:table-cell>
          <table:table-cell table:formula="of:=MAX(['dMass-dt'.C52];0)" office:value-type="float" office:value="680" calcext:value-type="float">
            <text:p>680</text:p>
          </table:table-cell>
          <table:table-cell table:formula="of:=-MIN(['dMass-dt'.C52];0)" office:value-type="float" office:value="-0" calcext:value-type="float">
            <text:p>0</text:p>
          </table:table-cell>
          <table:table-cell table:formula="of:=['dMass-dt'.D52]" office:value-type="float" office:value="0" calcext:value-type="float">
            <text:p>0</text:p>
          </table:table-cell>
          <table:table-cell table:formula="of:=['dMass-dt'.E52]" office:value-type="float" office:value="2977" calcext:value-type="float">
            <text:p>2977</text:p>
          </table:table-cell>
          <table:table-cell table:formula="of:=['dMass-dt'.F52]" office:value-type="float" office:value="0" calcext:value-type="float">
            <text:p>0</text:p>
          </table:table-cell>
          <table:table-cell table:formula="of:=MAX(['dMass-dt'.G52];0)" office:value-type="float" office:value="720" calcext:value-type="float">
            <text:p>720</text:p>
          </table:table-cell>
          <table:table-cell table:formula="of:=-MIN(['dMass-dt'.G52];0)" office:value-type="float" office:value="-0" calcext:value-type="float">
            <text:p>0</text:p>
          </table:table-cell>
          <table:table-cell table:formula="of:=['dMass-dt'.H52]" office:value-type="float" office:value="0" calcext:value-type="float">
            <text:p>0</text:p>
          </table:table-cell>
          <table:table-cell table:formula="of:=['dMass-dt'.I52]" office:value-type="float" office:value="2937" calcext:value-type="float">
            <text:p>2937</text:p>
          </table:table-cell>
          <table:table-cell table:formula="of:=['dMass-dt'.J52]" office:value-type="float" office:value="211" calcext:value-type="float">
            <text:p>211</text:p>
          </table:table-cell>
          <table:table-cell table:formula="of:=MAX(['dMass-dt'.K52];0)" office:value-type="float" office:value="2319" calcext:value-type="float">
            <text:p>2319</text:p>
          </table:table-cell>
          <table:table-cell table:formula="of:=-MIN(['dMass-dt'.K52];0)" office:value-type="float" office:value="-0" calcext:value-type="float">
            <text:p>0</text:p>
          </table:table-cell>
          <table:table-cell table:formula="of:=['dMass-dt'.L52]" office:value-type="float" office:value="0" calcext:value-type="float">
            <text:p>0</text:p>
          </table:table-cell>
          <table:table-cell table:formula="of:=['dMass-dt'.M52]" office:value-type="float" office:value="1098" calcext:value-type="float">
            <text:p>1098</text:p>
          </table:table-cell>
        </table:table-row>
        <table:table-row table:style-name="ro1">
          <table:table-cell table:formula="of:=[.A72]+1" office:value-type="float" office:value="2050" calcext:value-type="float">
            <text:p>2050</text:p>
          </table:table-cell>
          <table:table-cell table:formula="of:=ABS(['dMass-dt'.B53])" office:value-type="float" office:value="36" calcext:value-type="float">
            <text:p>36</text:p>
          </table:table-cell>
          <table:table-cell table:formula="of:=MAX(['dMass-dt'.C53];0)" office:value-type="float" office:value="349" calcext:value-type="float">
            <text:p>349</text:p>
          </table:table-cell>
          <table:table-cell table:formula="of:=-MIN(['dMass-dt'.C53];0)" office:value-type="float" office:value="-0" calcext:value-type="float">
            <text:p>0</text:p>
          </table:table-cell>
          <table:table-cell table:formula="of:=['dMass-dt'.D53]" office:value-type="float" office:value="0" calcext:value-type="float">
            <text:p>0</text:p>
          </table:table-cell>
          <table:table-cell table:formula="of:=['dMass-dt'.E53]" office:value-type="float" office:value="3296" calcext:value-type="float">
            <text:p>3296</text:p>
          </table:table-cell>
          <table:table-cell table:formula="of:=['dMass-dt'.F53]" office:value-type="float" office:value="36" calcext:value-type="float">
            <text:p>36</text:p>
          </table:table-cell>
          <table:table-cell table:formula="of:=MAX(['dMass-dt'.G53];0)" office:value-type="float" office:value="669" calcext:value-type="float">
            <text:p>669</text:p>
          </table:table-cell>
          <table:table-cell table:formula="of:=-MIN(['dMass-dt'.G53];0)" office:value-type="float" office:value="-0" calcext:value-type="float">
            <text:p>0</text:p>
          </table:table-cell>
          <table:table-cell table:formula="of:=['dMass-dt'.H53]" office:value-type="float" office:value="0" calcext:value-type="float">
            <text:p>0</text:p>
          </table:table-cell>
          <table:table-cell table:formula="of:=['dMass-dt'.I53]" office:value-type="float" office:value="2976" calcext:value-type="float">
            <text:p>2976</text:p>
          </table:table-cell>
          <table:table-cell table:formula="of:=['dMass-dt'.J53]" office:value-type="float" office:value="305" calcext:value-type="float">
            <text:p>305</text:p>
          </table:table-cell>
          <table:table-cell table:formula="of:=MAX(['dMass-dt'.K53];0)" office:value-type="float" office:value="2267" calcext:value-type="float">
            <text:p>2267</text:p>
          </table:table-cell>
          <table:table-cell table:formula="of:=-MIN(['dMass-dt'.K53];0)" office:value-type="float" office:value="-0" calcext:value-type="float">
            <text:p>0</text:p>
          </table:table-cell>
          <table:table-cell table:formula="of:=['dMass-dt'.L53]" office:value-type="float" office:value="0" calcext:value-type="float">
            <text:p>0</text:p>
          </table:table-cell>
          <table:table-cell table:formula="of:=['dMass-dt'.M53]" office:value-type="float" office:value="1109" calcext:value-type="float">
            <text:p>1109</text:p>
          </table:table-cell>
        </table:table-row>
        <table:table-row table:style-name="ro1">
          <table:table-cell table:formula="of:=[.A73]+1" office:value-type="float" office:value="2051" calcext:value-type="float">
            <text:p>2051</text:p>
          </table:table-cell>
          <table:table-cell table:formula="of:=ABS(['dMass-dt'.B54])" office:value-type="float" office:value="188" calcext:value-type="float">
            <text:p>188</text:p>
          </table:table-cell>
          <table:table-cell table:formula="of:=MAX(['dMass-dt'.C54];0)" office:value-type="float" office:value="0" calcext:value-type="float">
            <text:p>0</text:p>
          </table:table-cell>
          <table:table-cell table:formula="of:=-MIN(['dMass-dt'.C54];0)" office:value-type="float" office:value="160" calcext:value-type="float">
            <text:p>160</text:p>
          </table:table-cell>
          <table:table-cell table:formula="of:=['dMass-dt'.D54]" office:value-type="float" office:value="0" calcext:value-type="float">
            <text:p>0</text:p>
          </table:table-cell>
          <table:table-cell table:formula="of:=['dMass-dt'.E54]" office:value-type="float" office:value="3731" calcext:value-type="float">
            <text:p>3731</text:p>
          </table:table-cell>
          <table:table-cell table:formula="of:=['dMass-dt'.F54]" office:value-type="float" office:value="188" calcext:value-type="float">
            <text:p>188</text:p>
          </table:table-cell>
          <table:table-cell table:formula="of:=MAX(['dMass-dt'.G54];0)" office:value-type="float" office:value="560" calcext:value-type="float">
            <text:p>560</text:p>
          </table:table-cell>
          <table:table-cell table:formula="of:=-MIN(['dMass-dt'.G54];0)" office:value-type="float" office:value="-0" calcext:value-type="float">
            <text:p>0</text:p>
          </table:table-cell>
          <table:table-cell table:formula="of:=['dMass-dt'.H54]" office:value-type="float" office:value="0" calcext:value-type="float">
            <text:p>0</text:p>
          </table:table-cell>
          <table:table-cell table:formula="of:=['dMass-dt'.I54]" office:value-type="float" office:value="3011" calcext:value-type="float">
            <text:p>3011</text:p>
          </table:table-cell>
          <table:table-cell table:formula="of:=['dMass-dt'.J54]" office:value-type="float" office:value="487" calcext:value-type="float">
            <text:p>487</text:p>
          </table:table-cell>
          <table:table-cell table:formula="of:=MAX(['dMass-dt'.K54];0)" office:value-type="float" office:value="2169" calcext:value-type="float">
            <text:p>2169</text:p>
          </table:table-cell>
          <table:table-cell table:formula="of:=-MIN(['dMass-dt'.K54];0)" office:value-type="float" office:value="-0" calcext:value-type="float">
            <text:p>0</text:p>
          </table:table-cell>
          <table:table-cell table:formula="of:=['dMass-dt'.L54]" office:value-type="float" office:value="0" calcext:value-type="float">
            <text:p>0</text:p>
          </table:table-cell>
          <table:table-cell table:formula="of:=['dMass-dt'.M54]" office:value-type="float" office:value="1103" calcext:value-type="float">
            <text:p>1103</text:p>
          </table:table-cell>
        </table:table-row>
        <table:table-row table:style-name="ro1">
          <table:table-cell table:formula="of:=[.A74]+1" office:value-type="float" office:value="2052" calcext:value-type="float">
            <text:p>2052</text:p>
          </table:table-cell>
          <table:table-cell table:formula="of:=ABS(['dMass-dt'.B55])" office:value-type="float" office:value="271" calcext:value-type="float">
            <text:p>271</text:p>
          </table:table-cell>
          <table:table-cell table:formula="of:=MAX(['dMass-dt'.C55];0)" office:value-type="float" office:value="0" calcext:value-type="float">
            <text:p>0</text:p>
          </table:table-cell>
          <table:table-cell table:formula="of:=-MIN(['dMass-dt'.C55];0)" office:value-type="float" office:value="406" calcext:value-type="float">
            <text:p>406</text:p>
          </table:table-cell>
          <table:table-cell table:formula="of:=['dMass-dt'.D55]" office:value-type="float" office:value="0" calcext:value-type="float">
            <text:p>0</text:p>
          </table:table-cell>
          <table:table-cell table:formula="of:=['dMass-dt'.E55]" office:value-type="float" office:value="4319" calcext:value-type="float">
            <text:p>4319</text:p>
          </table:table-cell>
          <table:table-cell table:formula="of:=['dMass-dt'.F55]" office:value-type="float" office:value="0" calcext:value-type="float">
            <text:p>0</text:p>
          </table:table-cell>
          <table:table-cell table:formula="of:=MAX(['dMass-dt'.G55];0)" office:value-type="float" office:value="874" calcext:value-type="float">
            <text:p>874</text:p>
          </table:table-cell>
          <table:table-cell table:formula="of:=-MIN(['dMass-dt'.G55];0)" office:value-type="float" office:value="-0" calcext:value-type="float">
            <text:p>0</text:p>
          </table:table-cell>
          <table:table-cell table:formula="of:=['dMass-dt'.H55]" office:value-type="float" office:value="0" calcext:value-type="float">
            <text:p>0</text:p>
          </table:table-cell>
          <table:table-cell table:formula="of:=['dMass-dt'.I55]" office:value-type="float" office:value="3041" calcext:value-type="float">
            <text:p>3041</text:p>
          </table:table-cell>
          <table:table-cell table:formula="of:=['dMass-dt'.J55]" office:value-type="float" office:value="9" calcext:value-type="float">
            <text:p>9</text:p>
          </table:table-cell>
          <table:table-cell table:formula="of:=MAX(['dMass-dt'.K55];0)" office:value-type="float" office:value="2525" calcext:value-type="float">
            <text:p>2525</text:p>
          </table:table-cell>
          <table:table-cell table:formula="of:=-MIN(['dMass-dt'.K55];0)" office:value-type="float" office:value="-0" calcext:value-type="float">
            <text:p>0</text:p>
          </table:table-cell>
          <table:table-cell table:formula="of:=['dMass-dt'.L55]" office:value-type="float" office:value="0" calcext:value-type="float">
            <text:p>0</text:p>
          </table:table-cell>
          <table:table-cell table:formula="of:=['dMass-dt'.M55]" office:value-type="float" office:value="1108" calcext:value-type="float">
            <text:p>1108</text:p>
          </table:table-cell>
        </table:table-row>
        <table:table-row table:style-name="ro1">
          <table:table-cell table:formula="of:=[.A75]+1" office:value-type="float" office:value="2053" calcext:value-type="float">
            <text:p>2053</text:p>
          </table:table-cell>
          <table:table-cell table:formula="of:=ABS(['dMass-dt'.B56])" office:value-type="float" office:value="7" calcext:value-type="float">
            <text:p>7</text:p>
          </table:table-cell>
          <table:table-cell table:formula="of:=MAX(['dMass-dt'.C56];0)" office:value-type="float" office:value="0" calcext:value-type="float">
            <text:p>0</text:p>
          </table:table-cell>
          <table:table-cell table:formula="of:=-MIN(['dMass-dt'.C56];0)" office:value-type="float" office:value="788" calcext:value-type="float">
            <text:p>788</text:p>
          </table:table-cell>
          <table:table-cell table:formula="of:=['dMass-dt'.D56]" office:value-type="float" office:value="0" calcext:value-type="float">
            <text:p>0</text:p>
          </table:table-cell>
          <table:table-cell table:formula="of:=['dMass-dt'.E56]" office:value-type="float" office:value="4646" calcext:value-type="float">
            <text:p>4646</text:p>
          </table:table-cell>
          <table:table-cell table:formula="of:=['dMass-dt'.F56]" office:value-type="float" office:value="0" calcext:value-type="float">
            <text:p>0</text:p>
          </table:table-cell>
          <table:table-cell table:formula="of:=MAX(['dMass-dt'.G56];0)" office:value-type="float" office:value="812" calcext:value-type="float">
            <text:p>812</text:p>
          </table:table-cell>
          <table:table-cell table:formula="of:=-MIN(['dMass-dt'.G56];0)" office:value-type="float" office:value="-0" calcext:value-type="float">
            <text:p>0</text:p>
          </table:table-cell>
          <table:table-cell table:formula="of:=['dMass-dt'.H56]" office:value-type="float" office:value="0" calcext:value-type="float">
            <text:p>0</text:p>
          </table:table-cell>
          <table:table-cell table:formula="of:=['dMass-dt'.I56]" office:value-type="float" office:value="3049" calcext:value-type="float">
            <text:p>3049</text:p>
          </table:table-cell>
          <table:table-cell table:formula="of:=['dMass-dt'.J56]" office:value-type="float" office:value="258" calcext:value-type="float">
            <text:p>258</text:p>
          </table:table-cell>
          <table:table-cell table:formula="of:=MAX(['dMass-dt'.K56];0)" office:value-type="float" office:value="2489" calcext:value-type="float">
            <text:p>2489</text:p>
          </table:table-cell>
          <table:table-cell table:formula="of:=-MIN(['dMass-dt'.K56];0)" office:value-type="float" office:value="-0" calcext:value-type="float">
            <text:p>0</text:p>
          </table:table-cell>
          <table:table-cell table:formula="of:=['dMass-dt'.L56]" office:value-type="float" office:value="0" calcext:value-type="float">
            <text:p>0</text:p>
          </table:table-cell>
          <table:table-cell table:formula="of:=['dMass-dt'.M56]" office:value-type="float" office:value="1104" calcext:value-type="float">
            <text:p>1104</text:p>
          </table:table-cell>
        </table:table-row>
        <table:table-row table:style-name="ro1">
          <table:table-cell table:formula="of:=[.A76]+1" office:value-type="float" office:value="2054" calcext:value-type="float">
            <text:p>2054</text:p>
          </table:table-cell>
          <table:table-cell table:formula="of:=ABS(['dMass-dt'.B57])" office:value-type="float" office:value="380" calcext:value-type="float">
            <text:p>380</text:p>
          </table:table-cell>
          <table:table-cell table:formula="of:=MAX(['dMass-dt'.C57];0)" office:value-type="float" office:value="0" calcext:value-type="float">
            <text:p>0</text:p>
          </table:table-cell>
          <table:table-cell table:formula="of:=-MIN(['dMass-dt'.C57];0)" office:value-type="float" office:value="537" calcext:value-type="float">
            <text:p>537</text:p>
          </table:table-cell>
          <table:table-cell table:formula="of:=['dMass-dt'.D57]" office:value-type="float" office:value="0" calcext:value-type="float">
            <text:p>0</text:p>
          </table:table-cell>
          <table:table-cell table:formula="of:=['dMass-dt'.E57]" office:value-type="float" office:value="4659" calcext:value-type="float">
            <text:p>4659</text:p>
          </table:table-cell>
          <table:table-cell table:formula="of:=['dMass-dt'.F57]" office:value-type="float" office:value="0" calcext:value-type="float">
            <text:p>0</text:p>
          </table:table-cell>
          <table:table-cell table:formula="of:=MAX(['dMass-dt'.G57];0)" office:value-type="float" office:value="1061" calcext:value-type="float">
            <text:p>1061</text:p>
          </table:table-cell>
          <table:table-cell table:formula="of:=-MIN(['dMass-dt'.G57];0)" office:value-type="float" office:value="-0" calcext:value-type="float">
            <text:p>0</text:p>
          </table:table-cell>
          <table:table-cell table:formula="of:=['dMass-dt'.H57]" office:value-type="float" office:value="0" calcext:value-type="float">
            <text:p>0</text:p>
          </table:table-cell>
          <table:table-cell table:formula="of:=['dMass-dt'.I57]" office:value-type="float" office:value="3068" calcext:value-type="float">
            <text:p>3068</text:p>
          </table:table-cell>
          <table:table-cell table:formula="of:=['dMass-dt'.J57]" office:value-type="float" office:value="0" calcext:value-type="float">
            <text:p>0</text:p>
          </table:table-cell>
          <table:table-cell table:formula="of:=MAX(['dMass-dt'.K57];0)" office:value-type="float" office:value="2760" calcext:value-type="float">
            <text:p>2760</text:p>
          </table:table-cell>
          <table:table-cell table:formula="of:=-MIN(['dMass-dt'.K57];0)" office:value-type="float" office:value="-0" calcext:value-type="float">
            <text:p>0</text:p>
          </table:table-cell>
          <table:table-cell table:formula="of:=['dMass-dt'.L57]" office:value-type="float" office:value="0" calcext:value-type="float">
            <text:p>0</text:p>
          </table:table-cell>
          <table:table-cell table:formula="of:=['dMass-dt'.M57]" office:value-type="float" office:value="1108" calcext:value-type="float">
            <text:p>1108</text:p>
          </table:table-cell>
        </table:table-row>
        <table:table-row table:style-name="ro1">
          <table:table-cell table:formula="of:=[.A77]+1" office:value-type="float" office:value="2055" calcext:value-type="float">
            <text:p>2055</text:p>
          </table:table-cell>
          <table:table-cell table:formula="of:=ABS(['dMass-dt'.B58])" office:value-type="float" office:value="172" calcext:value-type="float">
            <text:p>172</text:p>
          </table:table-cell>
          <table:table-cell table:formula="of:=MAX(['dMass-dt'.C58];0)" office:value-type="float" office:value="0" calcext:value-type="float">
            <text:p>0</text:p>
          </table:table-cell>
          <table:table-cell table:formula="of:=-MIN(['dMass-dt'.C58];0)" office:value-type="float" office:value="950" calcext:value-type="float">
            <text:p>950</text:p>
          </table:table-cell>
          <table:table-cell table:formula="of:=['dMass-dt'.D58]" office:value-type="float" office:value="0" calcext:value-type="float">
            <text:p>0</text:p>
          </table:table-cell>
          <table:table-cell table:formula="of:=['dMass-dt'.E58]" office:value-type="float" office:value="4678" calcext:value-type="float">
            <text:p>4678</text:p>
          </table:table-cell>
          <table:table-cell table:formula="of:=['dMass-dt'.F58]" office:value-type="float" office:value="162" calcext:value-type="float">
            <text:p>162</text:p>
          </table:table-cell>
          <table:table-cell table:formula="of:=MAX(['dMass-dt'.G58];0)" office:value-type="float" office:value="650" calcext:value-type="float">
            <text:p>650</text:p>
          </table:table-cell>
          <table:table-cell table:formula="of:=-MIN(['dMass-dt'.G58];0)" office:value-type="float" office:value="-0" calcext:value-type="float">
            <text:p>0</text:p>
          </table:table-cell>
          <table:table-cell table:formula="of:=['dMass-dt'.H58]" office:value-type="float" office:value="0" calcext:value-type="float">
            <text:p>0</text:p>
          </table:table-cell>
          <table:table-cell table:formula="of:=['dMass-dt'.I58]" office:value-type="float" office:value="3088" calcext:value-type="float">
            <text:p>3088</text:p>
          </table:table-cell>
          <table:table-cell table:formula="of:=['dMass-dt'.J58]" office:value-type="float" office:value="414" calcext:value-type="float">
            <text:p>414</text:p>
          </table:table-cell>
          <table:table-cell table:formula="of:=MAX(['dMass-dt'.K58];0)" office:value-type="float" office:value="2373" calcext:value-type="float">
            <text:p>2373</text:p>
          </table:table-cell>
          <table:table-cell table:formula="of:=-MIN(['dMass-dt'.K58];0)" office:value-type="float" office:value="-0" calcext:value-type="float">
            <text:p>0</text:p>
          </table:table-cell>
          <table:table-cell table:formula="of:=['dMass-dt'.L58]" office:value-type="float" office:value="0" calcext:value-type="float">
            <text:p>0</text:p>
          </table:table-cell>
          <table:table-cell table:formula="of:=['dMass-dt'.M58]" office:value-type="float" office:value="1113" calcext:value-type="float">
            <text:p>1113</text:p>
          </table:table-cell>
        </table:table-row>
        <table:table-row table:style-name="ro1">
          <table:table-cell table:formula="of:=[.A78]+1" office:value-type="float" office:value="2056" calcext:value-type="float">
            <text:p>2056</text:p>
          </table:table-cell>
          <table:table-cell table:formula="of:=ABS(['dMass-dt'.B59])" office:value-type="float" office:value="298" calcext:value-type="float">
            <text:p>298</text:p>
          </table:table-cell>
          <table:table-cell table:formula="of:=MAX(['dMass-dt'.C59];0)" office:value-type="float" office:value="0" calcext:value-type="float">
            <text:p>0</text:p>
          </table:table-cell>
          <table:table-cell table:formula="of:=-MIN(['dMass-dt'.C59];0)" office:value-type="float" office:value="1051" calcext:value-type="float">
            <text:p>1051</text:p>
          </table:table-cell>
          <table:table-cell table:formula="of:=['dMass-dt'.D59]" office:value-type="float" office:value="0" calcext:value-type="float">
            <text:p>0</text:p>
          </table:table-cell>
          <table:table-cell table:formula="of:=['dMass-dt'.E59]" office:value-type="float" office:value="4718" calcext:value-type="float">
            <text:p>4718</text:p>
          </table:table-cell>
          <table:table-cell table:formula="of:=['dMass-dt'.F59]" office:value-type="float" office:value="307" calcext:value-type="float">
            <text:p>307</text:p>
          </table:table-cell>
          <table:table-cell table:formula="of:=MAX(['dMass-dt'.G59];0)" office:value-type="float" office:value="546" calcext:value-type="float">
            <text:p>546</text:p>
          </table:table-cell>
          <table:table-cell table:formula="of:=-MIN(['dMass-dt'.G59];0)" office:value-type="float" office:value="-0" calcext:value-type="float">
            <text:p>0</text:p>
          </table:table-cell>
          <table:table-cell table:formula="of:=['dMass-dt'.H59]" office:value-type="float" office:value="0" calcext:value-type="float">
            <text:p>0</text:p>
          </table:table-cell>
          <table:table-cell table:formula="of:=['dMass-dt'.I59]" office:value-type="float" office:value="3112" calcext:value-type="float">
            <text:p>3112</text:p>
          </table:table-cell>
          <table:table-cell table:formula="of:=['dMass-dt'.J59]" office:value-type="float" office:value="549" calcext:value-type="float">
            <text:p>549</text:p>
          </table:table-cell>
          <table:table-cell table:formula="of:=MAX(['dMass-dt'.K59];0)" office:value-type="float" office:value="2299" calcext:value-type="float">
            <text:p>2299</text:p>
          </table:table-cell>
          <table:table-cell table:formula="of:=-MIN(['dMass-dt'.K59];0)" office:value-type="float" office:value="-0" calcext:value-type="float">
            <text:p>0</text:p>
          </table:table-cell>
          <table:table-cell table:formula="of:=['dMass-dt'.L59]" office:value-type="float" office:value="0" calcext:value-type="float">
            <text:p>0</text:p>
          </table:table-cell>
          <table:table-cell table:formula="of:=['dMass-dt'.M59]" office:value-type="float" office:value="1117" calcext:value-type="float">
            <text:p>1117</text:p>
          </table:table-cell>
        </table:table-row>
        <table:table-row table:style-name="ro1">
          <table:table-cell table:formula="of:=[.A79]+1" office:value-type="float" office:value="2057" calcext:value-type="float">
            <text:p>2057</text:p>
          </table:table-cell>
          <table:table-cell table:formula="of:=ABS(['dMass-dt'.B60])" office:value-type="float" office:value="43" calcext:value-type="float">
            <text:p>43</text:p>
          </table:table-cell>
          <table:table-cell table:formula="of:=MAX(['dMass-dt'.C60];0)" office:value-type="float" office:value="0" calcext:value-type="float">
            <text:p>0</text:p>
          </table:table-cell>
          <table:table-cell table:formula="of:=-MIN(['dMass-dt'.C60];0)" office:value-type="float" office:value="790" calcext:value-type="float">
            <text:p>790</text:p>
          </table:table-cell>
          <table:table-cell table:formula="of:=['dMass-dt'.D60]" office:value-type="float" office:value="0" calcext:value-type="float">
            <text:p>0</text:p>
          </table:table-cell>
          <table:table-cell table:formula="of:=['dMass-dt'.E60]" office:value-type="float" office:value="4765" calcext:value-type="float">
            <text:p>4765</text:p>
          </table:table-cell>
          <table:table-cell table:formula="of:=['dMass-dt'.F60]" office:value-type="float" office:value="84" calcext:value-type="float">
            <text:p>84</text:p>
          </table:table-cell>
          <table:table-cell table:formula="of:=MAX(['dMass-dt'.G60];0)" office:value-type="float" office:value="809" calcext:value-type="float">
            <text:p>809</text:p>
          </table:table-cell>
          <table:table-cell table:formula="of:=-MIN(['dMass-dt'.G60];0)" office:value-type="float" office:value="-0" calcext:value-type="float">
            <text:p>0</text:p>
          </table:table-cell>
          <table:table-cell table:formula="of:=['dMass-dt'.H60]" office:value-type="float" office:value="0" calcext:value-type="float">
            <text:p>0</text:p>
          </table:table-cell>
          <table:table-cell table:formula="of:=['dMass-dt'.I60]" office:value-type="float" office:value="3125" calcext:value-type="float">
            <text:p>3125</text:p>
          </table:table-cell>
          <table:table-cell table:formula="of:=['dMass-dt'.J60]" office:value-type="float" office:value="315" calcext:value-type="float">
            <text:p>315</text:p>
          </table:table-cell>
          <table:table-cell table:formula="of:=MAX(['dMass-dt'.K60];0)" office:value-type="float" office:value="2585" calcext:value-type="float">
            <text:p>2585</text:p>
          </table:table-cell>
          <table:table-cell table:formula="of:=-MIN(['dMass-dt'.K60];0)" office:value-type="float" office:value="-0" calcext:value-type="float">
            <text:p>0</text:p>
          </table:table-cell>
          <table:table-cell table:formula="of:=['dMass-dt'.L60]" office:value-type="float" office:value="0" calcext:value-type="float">
            <text:p>0</text:p>
          </table:table-cell>
          <table:table-cell table:formula="of:=['dMass-dt'.M60]" office:value-type="float" office:value="1118" calcext:value-type="float">
            <text:p>1118</text:p>
          </table:table-cell>
        </table:table-row>
        <table:table-row table:style-name="ro1">
          <table:table-cell table:formula="of:=[.A80]+1" office:value-type="float" office:value="2058" calcext:value-type="float">
            <text:p>2058</text:p>
          </table:table-cell>
          <table:table-cell table:formula="of:=ABS(['dMass-dt'.B61])" office:value-type="float" office:value="138" calcext:value-type="float">
            <text:p>138</text:p>
          </table:table-cell>
          <table:table-cell table:formula="of:=MAX(['dMass-dt'.C61];0)" office:value-type="float" office:value="0" calcext:value-type="float">
            <text:p>0</text:p>
          </table:table-cell>
          <table:table-cell table:formula="of:=-MIN(['dMass-dt'.C61];0)" office:value-type="float" office:value="853" calcext:value-type="float">
            <text:p>853</text:p>
          </table:table-cell>
          <table:table-cell table:formula="of:=['dMass-dt'.D61]" office:value-type="float" office:value="0" calcext:value-type="float">
            <text:p>0</text:p>
          </table:table-cell>
          <table:table-cell table:formula="of:=['dMass-dt'.E61]" office:value-type="float" office:value="4798" calcext:value-type="float">
            <text:p>4798</text:p>
          </table:table-cell>
          <table:table-cell table:formula="of:=['dMass-dt'.F61]" office:value-type="float" office:value="197" calcext:value-type="float">
            <text:p>197</text:p>
          </table:table-cell>
          <table:table-cell table:formula="of:=MAX(['dMass-dt'.G61];0)" office:value-type="float" office:value="744" calcext:value-type="float">
            <text:p>744</text:p>
          </table:table-cell>
          <table:table-cell table:formula="of:=-MIN(['dMass-dt'.G61];0)" office:value-type="float" office:value="-0" calcext:value-type="float">
            <text:p>0</text:p>
          </table:table-cell>
          <table:table-cell table:formula="of:=['dMass-dt'.H61]" office:value-type="float" office:value="0" calcext:value-type="float">
            <text:p>0</text:p>
          </table:table-cell>
          <table:table-cell table:formula="of:=['dMass-dt'.I61]" office:value-type="float" office:value="3142" calcext:value-type="float">
            <text:p>3142</text:p>
          </table:table-cell>
          <table:table-cell table:formula="of:=['dMass-dt'.J61]" office:value-type="float" office:value="412" calcext:value-type="float">
            <text:p>412</text:p>
          </table:table-cell>
          <table:table-cell table:formula="of:=MAX(['dMass-dt'.K61];0)" office:value-type="float" office:value="2550" calcext:value-type="float">
            <text:p>2550</text:p>
          </table:table-cell>
          <table:table-cell table:formula="of:=-MIN(['dMass-dt'.K61];0)" office:value-type="float" office:value="-0" calcext:value-type="float">
            <text:p>0</text:p>
          </table:table-cell>
          <table:table-cell table:formula="of:=['dMass-dt'.L61]" office:value-type="float" office:value="0" calcext:value-type="float">
            <text:p>0</text:p>
          </table:table-cell>
          <table:table-cell table:formula="of:=['dMass-dt'.M61]" office:value-type="float" office:value="1121" calcext:value-type="float">
            <text:p>1121</text:p>
          </table:table-cell>
        </table:table-row>
        <table:table-row table:style-name="ro1">
          <table:table-cell table:formula="of:=[.A81]+1" office:value-type="float" office:value="2059" calcext:value-type="float">
            <text:p>2059</text:p>
          </table:table-cell>
          <table:table-cell table:formula="of:=ABS(['dMass-dt'.B62])" office:value-type="float" office:value="207" calcext:value-type="float">
            <text:p>207</text:p>
          </table:table-cell>
          <table:table-cell table:formula="of:=MAX(['dMass-dt'.C62];0)" office:value-type="float" office:value="0" calcext:value-type="float">
            <text:p>0</text:p>
          </table:table-cell>
          <table:table-cell table:formula="of:=-MIN(['dMass-dt'.C62];0)" office:value-type="float" office:value="913" calcext:value-type="float">
            <text:p>913</text:p>
          </table:table-cell>
          <table:table-cell table:formula="of:=['dMass-dt'.D62]" office:value-type="float" office:value="0" calcext:value-type="float">
            <text:p>0</text:p>
          </table:table-cell>
          <table:table-cell table:formula="of:=['dMass-dt'.E62]" office:value-type="float" office:value="4851" calcext:value-type="float">
            <text:p>4851</text:p>
          </table:table-cell>
          <table:table-cell table:formula="of:=['dMass-dt'.F62]" office:value-type="float" office:value="298" calcext:value-type="float">
            <text:p>298</text:p>
          </table:table-cell>
          <table:table-cell table:formula="of:=MAX(['dMass-dt'.G62];0)" office:value-type="float" office:value="686" calcext:value-type="float">
            <text:p>686</text:p>
          </table:table-cell>
          <table:table-cell table:formula="of:=-MIN(['dMass-dt'.G62];0)" office:value-type="float" office:value="-0" calcext:value-type="float">
            <text:p>0</text:p>
          </table:table-cell>
          <table:table-cell table:formula="of:=['dMass-dt'.H62]" office:value-type="float" office:value="0" calcext:value-type="float">
            <text:p>0</text:p>
          </table:table-cell>
          <table:table-cell table:formula="of:=['dMass-dt'.I62]" office:value-type="float" office:value="3161" calcext:value-type="float">
            <text:p>3161</text:p>
          </table:table-cell>
          <table:table-cell table:formula="of:=['dMass-dt'.J62]" office:value-type="float" office:value="492" calcext:value-type="float">
            <text:p>492</text:p>
          </table:table-cell>
          <table:table-cell table:formula="of:=MAX(['dMass-dt'.K62];0)" office:value-type="float" office:value="2522" calcext:value-type="float">
            <text:p>2522</text:p>
          </table:table-cell>
          <table:table-cell table:formula="of:=-MIN(['dMass-dt'.K62];0)" office:value-type="float" office:value="-0" calcext:value-type="float">
            <text:p>0</text:p>
          </table:table-cell>
          <table:table-cell table:formula="of:=['dMass-dt'.L62]" office:value-type="float" office:value="0" calcext:value-type="float">
            <text:p>0</text:p>
          </table:table-cell>
          <table:table-cell table:formula="of:=['dMass-dt'.M62]" office:value-type="float" office:value="1131" calcext:value-type="float">
            <text:p>1131</text:p>
          </table:table-cell>
        </table:table-row>
        <table:table-row table:style-name="ro1">
          <table:table-cell table:formula="of:=[.A82]+1" office:value-type="float" office:value="2060" calcext:value-type="float">
            <text:p>2060</text:p>
          </table:table-cell>
          <table:table-cell table:formula="of:=ABS(['dMass-dt'.B63])" office:value-type="float" office:value="248" calcext:value-type="float">
            <text:p>248</text:p>
          </table:table-cell>
          <table:table-cell table:formula="of:=MAX(['dMass-dt'.C63];0)" office:value-type="float" office:value="0" calcext:value-type="float">
            <text:p>0</text:p>
          </table:table-cell>
          <table:table-cell table:formula="of:=-MIN(['dMass-dt'.C63];0)" office:value-type="float" office:value="905" calcext:value-type="float">
            <text:p>905</text:p>
          </table:table-cell>
          <table:table-cell table:formula="of:=['dMass-dt'.D63]" office:value-type="float" office:value="0" calcext:value-type="float">
            <text:p>0</text:p>
          </table:table-cell>
          <table:table-cell table:formula="of:=['dMass-dt'.E63]" office:value-type="float" office:value="4872" calcext:value-type="float">
            <text:p>4872</text:p>
          </table:table-cell>
          <table:table-cell table:formula="of:=['dMass-dt'.F63]" office:value-type="float" office:value="348" calcext:value-type="float">
            <text:p>348</text:p>
          </table:table-cell>
          <table:table-cell table:formula="of:=MAX(['dMass-dt'.G63];0)" office:value-type="float" office:value="693" calcext:value-type="float">
            <text:p>693</text:p>
          </table:table-cell>
          <table:table-cell table:formula="of:=-MIN(['dMass-dt'.G63];0)" office:value-type="float" office:value="-0" calcext:value-type="float">
            <text:p>0</text:p>
          </table:table-cell>
          <table:table-cell table:formula="of:=['dMass-dt'.H63]" office:value-type="float" office:value="0" calcext:value-type="float">
            <text:p>0</text:p>
          </table:table-cell>
          <table:table-cell table:formula="of:=['dMass-dt'.I63]" office:value-type="float" office:value="3174" calcext:value-type="float">
            <text:p>3174</text:p>
          </table:table-cell>
          <table:table-cell table:formula="of:=['dMass-dt'.J63]" office:value-type="float" office:value="525" calcext:value-type="float">
            <text:p>525</text:p>
          </table:table-cell>
          <table:table-cell table:formula="of:=MAX(['dMass-dt'.K63];0)" office:value-type="float" office:value="2560" calcext:value-type="float">
            <text:p>2560</text:p>
          </table:table-cell>
          <table:table-cell table:formula="of:=-MIN(['dMass-dt'.K63];0)" office:value-type="float" office:value="-0" calcext:value-type="float">
            <text:p>0</text:p>
          </table:table-cell>
          <table:table-cell table:formula="of:=['dMass-dt'.L63]" office:value-type="float" office:value="0" calcext:value-type="float">
            <text:p>0</text:p>
          </table:table-cell>
          <table:table-cell table:formula="of:=['dMass-dt'.M63]" office:value-type="float" office:value="1130" calcext:value-type="float">
            <text:p>1130</text:p>
          </table:table-cell>
        </table:table-row>
        <table:table-row table:style-name="ro1">
          <table:table-cell table:formula="of:=[.A83]+1" office:value-type="float" office:value="2061" calcext:value-type="float">
            <text:p>2061</text:p>
          </table:table-cell>
          <table:table-cell table:formula="of:=ABS(['dMass-dt'.B64])" office:value-type="float" office:value="239" calcext:value-type="float">
            <text:p>239</text:p>
          </table:table-cell>
          <table:table-cell table:formula="of:=MAX(['dMass-dt'.C64];0)" office:value-type="float" office:value="0" calcext:value-type="float">
            <text:p>0</text:p>
          </table:table-cell>
          <table:table-cell table:formula="of:=-MIN(['dMass-dt'.C64];0)" office:value-type="float" office:value="871" calcext:value-type="float">
            <text:p>871</text:p>
          </table:table-cell>
          <table:table-cell table:formula="of:=['dMass-dt'.D64]" office:value-type="float" office:value="0" calcext:value-type="float">
            <text:p>0</text:p>
          </table:table-cell>
          <table:table-cell table:formula="of:=['dMass-dt'.E64]" office:value-type="float" office:value="4930" calcext:value-type="float">
            <text:p>4930</text:p>
          </table:table-cell>
          <table:table-cell table:formula="of:=['dMass-dt'.F64]" office:value-type="float" office:value="369" calcext:value-type="float">
            <text:p>369</text:p>
          </table:table-cell>
          <table:table-cell table:formula="of:=MAX(['dMass-dt'.G64];0)" office:value-type="float" office:value="728" calcext:value-type="float">
            <text:p>728</text:p>
          </table:table-cell>
          <table:table-cell table:formula="of:=-MIN(['dMass-dt'.G64];0)" office:value-type="float" office:value="-0" calcext:value-type="float">
            <text:p>0</text:p>
          </table:table-cell>
          <table:table-cell table:formula="of:=['dMass-dt'.H64]" office:value-type="float" office:value="0" calcext:value-type="float">
            <text:p>0</text:p>
          </table:table-cell>
          <table:table-cell table:formula="of:=['dMass-dt'.I64]" office:value-type="float" office:value="3201" calcext:value-type="float">
            <text:p>3201</text:p>
          </table:table-cell>
          <table:table-cell table:formula="of:=['dMass-dt'.J64]" office:value-type="float" office:value="530" calcext:value-type="float">
            <text:p>530</text:p>
          </table:table-cell>
          <table:table-cell table:formula="of:=MAX(['dMass-dt'.K64];0)" office:value-type="float" office:value="2633" calcext:value-type="float">
            <text:p>2633</text:p>
          </table:table-cell>
          <table:table-cell table:formula="of:=-MIN(['dMass-dt'.K64];0)" office:value-type="float" office:value="-0" calcext:value-type="float">
            <text:p>0</text:p>
          </table:table-cell>
          <table:table-cell table:formula="of:=['dMass-dt'.L64]" office:value-type="float" office:value="0" calcext:value-type="float">
            <text:p>0</text:p>
          </table:table-cell>
          <table:table-cell table:formula="of:=['dMass-dt'.M64]" office:value-type="float" office:value="1135" calcext:value-type="float">
            <text:p>1135</text:p>
          </table:table-cell>
        </table:table-row>
        <table:table-row table:style-name="ro1">
          <table:table-cell table:formula="of:=[.A84]+1" office:value-type="float" office:value="2062" calcext:value-type="float">
            <text:p>2062</text:p>
          </table:table-cell>
          <table:table-cell table:formula="of:=ABS(['dMass-dt'.B65])" office:value-type="float" office:value="419" calcext:value-type="float">
            <text:p>419</text:p>
          </table:table-cell>
          <table:table-cell table:formula="of:=MAX(['dMass-dt'.C65];0)" office:value-type="float" office:value="0" calcext:value-type="float">
            <text:p>0</text:p>
          </table:table-cell>
          <table:table-cell table:formula="of:=-MIN(['dMass-dt'.C65];0)" office:value-type="float" office:value="971" calcext:value-type="float">
            <text:p>971</text:p>
          </table:table-cell>
          <table:table-cell table:formula="of:=['dMass-dt'.D65]" office:value-type="float" office:value="0" calcext:value-type="float">
            <text:p>0</text:p>
          </table:table-cell>
          <table:table-cell table:formula="of:=['dMass-dt'.E65]" office:value-type="float" office:value="4942" calcext:value-type="float">
            <text:p>4942</text:p>
          </table:table-cell>
          <table:table-cell table:formula="of:=['dMass-dt'.F65]" office:value-type="float" office:value="548" calcext:value-type="float">
            <text:p>548</text:p>
          </table:table-cell>
          <table:table-cell table:formula="of:=MAX(['dMass-dt'.G65];0)" office:value-type="float" office:value="628" calcext:value-type="float">
            <text:p>628</text:p>
          </table:table-cell>
          <table:table-cell table:formula="of:=-MIN(['dMass-dt'.G65];0)" office:value-type="float" office:value="-0" calcext:value-type="float">
            <text:p>0</text:p>
          </table:table-cell>
          <table:table-cell table:formula="of:=['dMass-dt'.H65]" office:value-type="float" office:value="0" calcext:value-type="float">
            <text:p>0</text:p>
          </table:table-cell>
          <table:table-cell table:formula="of:=['dMass-dt'.I65]" office:value-type="float" office:value="3214" calcext:value-type="float">
            <text:p>3214</text:p>
          </table:table-cell>
          <table:table-cell table:formula="of:=['dMass-dt'.J65]" office:value-type="float" office:value="689" calcext:value-type="float">
            <text:p>689</text:p>
          </table:table-cell>
          <table:table-cell table:formula="of:=MAX(['dMass-dt'.K65];0)" office:value-type="float" office:value="2561" calcext:value-type="float">
            <text:p>2561</text:p>
          </table:table-cell>
          <table:table-cell table:formula="of:=-MIN(['dMass-dt'.K65];0)" office:value-type="float" office:value="-0" calcext:value-type="float">
            <text:p>0</text:p>
          </table:table-cell>
          <table:table-cell table:formula="of:=['dMass-dt'.L65]" office:value-type="float" office:value="0" calcext:value-type="float">
            <text:p>0</text:p>
          </table:table-cell>
          <table:table-cell table:formula="of:=['dMass-dt'.M65]" office:value-type="float" office:value="1140" calcext:value-type="float">
            <text:p>1140</text:p>
          </table:table-cell>
        </table:table-row>
        <table:table-row table:style-name="ro1">
          <table:table-cell table:formula="of:=[.A85]+1" office:value-type="float" office:value="2063" calcext:value-type="float">
            <text:p>2063</text:p>
          </table:table-cell>
          <table:table-cell table:formula="of:=ABS(['dMass-dt'.B66])" office:value-type="float" office:value="482" calcext:value-type="float">
            <text:p>482</text:p>
          </table:table-cell>
          <table:table-cell table:formula="of:=MAX(['dMass-dt'.C66];0)" office:value-type="float" office:value="0" calcext:value-type="float">
            <text:p>0</text:p>
          </table:table-cell>
          <table:table-cell table:formula="of:=-MIN(['dMass-dt'.C66];0)" office:value-type="float" office:value="855" calcext:value-type="float">
            <text:p>855</text:p>
          </table:table-cell>
          <table:table-cell table:formula="of:=['dMass-dt'.D66]" office:value-type="float" office:value="0" calcext:value-type="float">
            <text:p>0</text:p>
          </table:table-cell>
          <table:table-cell table:formula="of:=['dMass-dt'.E66]" office:value-type="float" office:value="4946" calcext:value-type="float">
            <text:p>4946</text:p>
          </table:table-cell>
          <table:table-cell table:formula="of:=['dMass-dt'.F66]" office:value-type="float" office:value="604" calcext:value-type="float">
            <text:p>604</text:p>
          </table:table-cell>
          <table:table-cell table:formula="of:=MAX(['dMass-dt'.G66];0)" office:value-type="float" office:value="742" calcext:value-type="float">
            <text:p>742</text:p>
          </table:table-cell>
          <table:table-cell table:formula="of:=-MIN(['dMass-dt'.G66];0)" office:value-type="float" office:value="-0" calcext:value-type="float">
            <text:p>0</text:p>
          </table:table-cell>
          <table:table-cell table:formula="of:=['dMass-dt'.H66]" office:value-type="float" office:value="0" calcext:value-type="float">
            <text:p>0</text:p>
          </table:table-cell>
          <table:table-cell table:formula="of:=['dMass-dt'.I66]" office:value-type="float" office:value="3227" calcext:value-type="float">
            <text:p>3227</text:p>
          </table:table-cell>
          <table:table-cell table:formula="of:=['dMass-dt'.J66]" office:value-type="float" office:value="742" calcext:value-type="float">
            <text:p>742</text:p>
          </table:table-cell>
          <table:table-cell table:formula="of:=MAX(['dMass-dt'.K66];0)" office:value-type="float" office:value="2692" calcext:value-type="float">
            <text:p>2692</text:p>
          </table:table-cell>
          <table:table-cell table:formula="of:=-MIN(['dMass-dt'.K66];0)" office:value-type="float" office:value="-0" calcext:value-type="float">
            <text:p>0</text:p>
          </table:table-cell>
          <table:table-cell table:formula="of:=['dMass-dt'.L66]" office:value-type="float" office:value="0" calcext:value-type="float">
            <text:p>0</text:p>
          </table:table-cell>
          <table:table-cell table:formula="of:=['dMass-dt'.M66]" office:value-type="float" office:value="1139" calcext:value-type="float">
            <text:p>1139</text:p>
          </table:table-cell>
        </table:table-row>
        <table:table-row table:style-name="ro1">
          <table:table-cell table:formula="of:=[.A86]+1" office:value-type="float" office:value="2064" calcext:value-type="float">
            <text:p>2064</text:p>
          </table:table-cell>
          <table:table-cell table:formula="of:=ABS(['dMass-dt'.B67])" office:value-type="float" office:value="416" calcext:value-type="float">
            <text:p>416</text:p>
          </table:table-cell>
          <table:table-cell table:formula="of:=MAX(['dMass-dt'.C67];0)" office:value-type="float" office:value="0" calcext:value-type="float">
            <text:p>0</text:p>
          </table:table-cell>
          <table:table-cell table:formula="of:=-MIN(['dMass-dt'.C67];0)" office:value-type="float" office:value="904" calcext:value-type="float">
            <text:p>904</text:p>
          </table:table-cell>
          <table:table-cell table:formula="of:=['dMass-dt'.D67]" office:value-type="float" office:value="0" calcext:value-type="float">
            <text:p>0</text:p>
          </table:table-cell>
          <table:table-cell table:formula="of:=['dMass-dt'.E67]" office:value-type="float" office:value="5001" calcext:value-type="float">
            <text:p>5001</text:p>
          </table:table-cell>
          <table:table-cell table:formula="of:=['dMass-dt'.F67]" office:value-type="float" office:value="567" calcext:value-type="float">
            <text:p>567</text:p>
          </table:table-cell>
          <table:table-cell table:formula="of:=MAX(['dMass-dt'.G67];0)" office:value-type="float" office:value="697" calcext:value-type="float">
            <text:p>697</text:p>
          </table:table-cell>
          <table:table-cell table:formula="of:=-MIN(['dMass-dt'.G67];0)" office:value-type="float" office:value="-0" calcext:value-type="float">
            <text:p>0</text:p>
          </table:table-cell>
          <table:table-cell table:formula="of:=['dMass-dt'.H67]" office:value-type="float" office:value="0" calcext:value-type="float">
            <text:p>0</text:p>
          </table:table-cell>
          <table:table-cell table:formula="of:=['dMass-dt'.I67]" office:value-type="float" office:value="3249" calcext:value-type="float">
            <text:p>3249</text:p>
          </table:table-cell>
          <table:table-cell table:formula="of:=['dMass-dt'.J67]" office:value-type="float" office:value="704" calcext:value-type="float">
            <text:p>704</text:p>
          </table:table-cell>
          <table:table-cell table:formula="of:=MAX(['dMass-dt'.K67];0)" office:value-type="float" office:value="2660" calcext:value-type="float">
            <text:p>2660</text:p>
          </table:table-cell>
          <table:table-cell table:formula="of:=-MIN(['dMass-dt'.K67];0)" office:value-type="float" office:value="-0" calcext:value-type="float">
            <text:p>0</text:p>
          </table:table-cell>
          <table:table-cell table:formula="of:=['dMass-dt'.L67]" office:value-type="float" office:value="0" calcext:value-type="float">
            <text:p>0</text:p>
          </table:table-cell>
          <table:table-cell table:formula="of:=['dMass-dt'.M67]" office:value-type="float" office:value="1149" calcext:value-type="float">
            <text:p>1149</text:p>
          </table:table-cell>
        </table:table-row>
        <table:table-row table:style-name="ro1">
          <table:table-cell table:formula="of:=[.A87]+1" office:value-type="float" office:value="2065" calcext:value-type="float">
            <text:p>2065</text:p>
          </table:table-cell>
          <table:table-cell table:formula="of:=ABS(['dMass-dt'.B68])" office:value-type="float" office:value="494" calcext:value-type="float">
            <text:p>494</text:p>
          </table:table-cell>
          <table:table-cell table:formula="of:=MAX(['dMass-dt'.C68];0)" office:value-type="float" office:value="0" calcext:value-type="float">
            <text:p>0</text:p>
          </table:table-cell>
          <table:table-cell table:formula="of:=-MIN(['dMass-dt'.C68];0)" office:value-type="float" office:value="830" calcext:value-type="float">
            <text:p>830</text:p>
          </table:table-cell>
          <table:table-cell table:formula="of:=['dMass-dt'.D68]" office:value-type="float" office:value="0" calcext:value-type="float">
            <text:p>0</text:p>
          </table:table-cell>
          <table:table-cell table:formula="of:=['dMass-dt'.E68]" office:value-type="float" office:value="5019" calcext:value-type="float">
            <text:p>5019</text:p>
          </table:table-cell>
          <table:table-cell table:formula="of:=['dMass-dt'.F68]" office:value-type="float" office:value="653" calcext:value-type="float">
            <text:p>653</text:p>
          </table:table-cell>
          <table:table-cell table:formula="of:=MAX(['dMass-dt'.G68];0)" office:value-type="float" office:value="767" calcext:value-type="float">
            <text:p>767</text:p>
          </table:table-cell>
          <table:table-cell table:formula="of:=-MIN(['dMass-dt'.G68];0)" office:value-type="float" office:value="-0" calcext:value-type="float">
            <text:p>0</text:p>
          </table:table-cell>
          <table:table-cell table:formula="of:=['dMass-dt'.H68]" office:value-type="float" office:value="0" calcext:value-type="float">
            <text:p>0</text:p>
          </table:table-cell>
          <table:table-cell table:formula="of:=['dMass-dt'.I68]" office:value-type="float" office:value="3263" calcext:value-type="float">
            <text:p>3263</text:p>
          </table:table-cell>
          <table:table-cell table:formula="of:=['dMass-dt'.J68]" office:value-type="float" office:value="788" calcext:value-type="float">
            <text:p>788</text:p>
          </table:table-cell>
          <table:table-cell table:formula="of:=MAX(['dMass-dt'.K68];0)" office:value-type="float" office:value="2747" calcext:value-type="float">
            <text:p>2747</text:p>
          </table:table-cell>
          <table:table-cell table:formula="of:=-MIN(['dMass-dt'.K68];0)" office:value-type="float" office:value="-0" calcext:value-type="float">
            <text:p>0</text:p>
          </table:table-cell>
          <table:table-cell table:formula="of:=['dMass-dt'.L68]" office:value-type="float" office:value="0" calcext:value-type="float">
            <text:p>0</text:p>
          </table:table-cell>
          <table:table-cell table:formula="of:=['dMass-dt'.M68]" office:value-type="float" office:value="1148" calcext:value-type="float">
            <text:p>1148</text:p>
          </table:table-cell>
        </table:table-row>
        <table:table-row table:style-name="ro1">
          <table:table-cell table:formula="of:=[.A88]+1" office:value-type="float" office:value="2066" calcext:value-type="float">
            <text:p>2066</text:p>
          </table:table-cell>
          <table:table-cell table:formula="of:=ABS(['dMass-dt'.B69])" office:value-type="float" office:value="485" calcext:value-type="float">
            <text:p>485</text:p>
          </table:table-cell>
          <table:table-cell table:formula="of:=MAX(['dMass-dt'.C69];0)" office:value-type="float" office:value="0" calcext:value-type="float">
            <text:p>0</text:p>
          </table:table-cell>
          <table:table-cell table:formula="of:=-MIN(['dMass-dt'.C69];0)" office:value-type="float" office:value="779" calcext:value-type="float">
            <text:p>779</text:p>
          </table:table-cell>
          <table:table-cell table:formula="of:=['dMass-dt'.D69]" office:value-type="float" office:value="0" calcext:value-type="float">
            <text:p>0</text:p>
          </table:table-cell>
          <table:table-cell table:formula="of:=['dMass-dt'.E69]" office:value-type="float" office:value="5051" calcext:value-type="float">
            <text:p>5051</text:p>
          </table:table-cell>
          <table:table-cell table:formula="of:=['dMass-dt'.F69]" office:value-type="float" office:value="639" calcext:value-type="float">
            <text:p>639</text:p>
          </table:table-cell>
          <table:table-cell table:formula="of:=MAX(['dMass-dt'.G69];0)" office:value-type="float" office:value="833" calcext:value-type="float">
            <text:p>833</text:p>
          </table:table-cell>
          <table:table-cell table:formula="of:=-MIN(['dMass-dt'.G69];0)" office:value-type="float" office:value="-0" calcext:value-type="float">
            <text:p>0</text:p>
          </table:table-cell>
          <table:table-cell table:formula="of:=['dMass-dt'.H69]" office:value-type="float" office:value="0" calcext:value-type="float">
            <text:p>0</text:p>
          </table:table-cell>
          <table:table-cell table:formula="of:=['dMass-dt'.I69]" office:value-type="float" office:value="3285" calcext:value-type="float">
            <text:p>3285</text:p>
          </table:table-cell>
          <table:table-cell table:formula="of:=['dMass-dt'.J69]" office:value-type="float" office:value="774" calcext:value-type="float">
            <text:p>774</text:p>
          </table:table-cell>
          <table:table-cell table:formula="of:=MAX(['dMass-dt'.K69];0)" office:value-type="float" office:value="2830" calcext:value-type="float">
            <text:p>2830</text:p>
          </table:table-cell>
          <table:table-cell table:formula="of:=-MIN(['dMass-dt'.K69];0)" office:value-type="float" office:value="-0" calcext:value-type="float">
            <text:p>0</text:p>
          </table:table-cell>
          <table:table-cell table:formula="of:=['dMass-dt'.L69]" office:value-type="float" office:value="0" calcext:value-type="float">
            <text:p>0</text:p>
          </table:table-cell>
          <table:table-cell table:formula="of:=['dMass-dt'.M69]" office:value-type="float" office:value="1153" calcext:value-type="float">
            <text:p>1153</text:p>
          </table:table-cell>
        </table:table-row>
        <table:table-row table:style-name="ro1">
          <table:table-cell table:formula="of:=[.A89]+1" office:value-type="float" office:value="2067" calcext:value-type="float">
            <text:p>2067</text:p>
          </table:table-cell>
          <table:table-cell table:formula="of:=ABS(['dMass-dt'.B70])" office:value-type="float" office:value="509" calcext:value-type="float">
            <text:p>509</text:p>
          </table:table-cell>
          <table:table-cell table:formula="of:=MAX(['dMass-dt'.C70];0)" office:value-type="float" office:value="0" calcext:value-type="float">
            <text:p>0</text:p>
          </table:table-cell>
          <table:table-cell table:formula="of:=-MIN(['dMass-dt'.C70];0)" office:value-type="float" office:value="769" calcext:value-type="float">
            <text:p>769</text:p>
          </table:table-cell>
          <table:table-cell table:formula="of:=['dMass-dt'.D70]" office:value-type="float" office:value="0" calcext:value-type="float">
            <text:p>0</text:p>
          </table:table-cell>
          <table:table-cell table:formula="of:=['dMass-dt'.E70]" office:value-type="float" office:value="5079" calcext:value-type="float">
            <text:p>5079</text:p>
          </table:table-cell>
          <table:table-cell table:formula="of:=['dMass-dt'.F70]" office:value-type="float" office:value="651" calcext:value-type="float">
            <text:p>651</text:p>
          </table:table-cell>
          <table:table-cell table:formula="of:=MAX(['dMass-dt'.G70];0)" office:value-type="float" office:value="874" calcext:value-type="float">
            <text:p>874</text:p>
          </table:table-cell>
          <table:table-cell table:formula="of:=-MIN(['dMass-dt'.G70];0)" office:value-type="float" office:value="-0" calcext:value-type="float">
            <text:p>0</text:p>
          </table:table-cell>
          <table:table-cell table:formula="of:=['dMass-dt'.H70]" office:value-type="float" office:value="0" calcext:value-type="float">
            <text:p>0</text:p>
          </table:table-cell>
          <table:table-cell table:formula="of:=['dMass-dt'.I70]" office:value-type="float" office:value="3294" calcext:value-type="float">
            <text:p>3294</text:p>
          </table:table-cell>
          <table:table-cell table:formula="of:=['dMass-dt'.J70]" office:value-type="float" office:value="776" calcext:value-type="float">
            <text:p>776</text:p>
          </table:table-cell>
          <table:table-cell table:formula="of:=MAX(['dMass-dt'.K70];0)" office:value-type="float" office:value="2886" calcext:value-type="float">
            <text:p>2886</text:p>
          </table:table-cell>
          <table:table-cell table:formula="of:=-MIN(['dMass-dt'.K70];0)" office:value-type="float" office:value="-0" calcext:value-type="float">
            <text:p>0</text:p>
          </table:table-cell>
          <table:table-cell table:formula="of:=['dMass-dt'.L70]" office:value-type="float" office:value="0" calcext:value-type="float">
            <text:p>0</text:p>
          </table:table-cell>
          <table:table-cell table:formula="of:=['dMass-dt'.M70]" office:value-type="float" office:value="1157" calcext:value-type="float">
            <text:p>1157</text:p>
          </table:table-cell>
        </table:table-row>
        <table:table-row table:style-name="ro1">
          <table:table-cell table:formula="of:=[.A90]+1" office:value-type="float" office:value="2068" calcext:value-type="float">
            <text:p>2068</text:p>
          </table:table-cell>
          <table:table-cell table:formula="of:=ABS(['dMass-dt'.B71])" office:value-type="float" office:value="513" calcext:value-type="float">
            <text:p>513</text:p>
          </table:table-cell>
          <table:table-cell table:formula="of:=MAX(['dMass-dt'.C71];0)" office:value-type="float" office:value="0" calcext:value-type="float">
            <text:p>0</text:p>
          </table:table-cell>
          <table:table-cell table:formula="of:=-MIN(['dMass-dt'.C71];0)" office:value-type="float" office:value="741" calcext:value-type="float">
            <text:p>741</text:p>
          </table:table-cell>
          <table:table-cell table:formula="of:=['dMass-dt'.D71]" office:value-type="float" office:value="0" calcext:value-type="float">
            <text:p>0</text:p>
          </table:table-cell>
          <table:table-cell table:formula="of:=['dMass-dt'.E71]" office:value-type="float" office:value="5108" calcext:value-type="float">
            <text:p>5108</text:p>
          </table:table-cell>
          <table:table-cell table:formula="of:=['dMass-dt'.F71]" office:value-type="float" office:value="653" calcext:value-type="float">
            <text:p>653</text:p>
          </table:table-cell>
          <table:table-cell table:formula="of:=MAX(['dMass-dt'.G71];0)" office:value-type="float" office:value="920" calcext:value-type="float">
            <text:p>920</text:p>
          </table:table-cell>
          <table:table-cell table:formula="of:=-MIN(['dMass-dt'.G71];0)" office:value-type="float" office:value="-0" calcext:value-type="float">
            <text:p>0</text:p>
          </table:table-cell>
          <table:table-cell table:formula="of:=['dMass-dt'.H71]" office:value-type="float" office:value="0" calcext:value-type="float">
            <text:p>0</text:p>
          </table:table-cell>
          <table:table-cell table:formula="of:=['dMass-dt'.I71]" office:value-type="float" office:value="3307" calcext:value-type="float">
            <text:p>3307</text:p>
          </table:table-cell>
          <table:table-cell table:formula="of:=['dMass-dt'.J71]" office:value-type="float" office:value="783" calcext:value-type="float">
            <text:p>783</text:p>
          </table:table-cell>
          <table:table-cell table:formula="of:=MAX(['dMass-dt'.K71];0)" office:value-type="float" office:value="2945" calcext:value-type="float">
            <text:p>2945</text:p>
          </table:table-cell>
          <table:table-cell table:formula="of:=-MIN(['dMass-dt'.K71];0)" office:value-type="float" office:value="-0" calcext:value-type="float">
            <text:p>0</text:p>
          </table:table-cell>
          <table:table-cell table:formula="of:=['dMass-dt'.L71]" office:value-type="float" office:value="0" calcext:value-type="float">
            <text:p>0</text:p>
          </table:table-cell>
          <table:table-cell table:formula="of:=['dMass-dt'.M71]" office:value-type="float" office:value="1152" calcext:value-type="float">
            <text:p>1152</text:p>
          </table:table-cell>
        </table:table-row>
        <table:table-row table:style-name="ro1">
          <table:table-cell table:formula="of:=[.A91]+1" office:value-type="float" office:value="2069" calcext:value-type="float">
            <text:p>2069</text:p>
          </table:table-cell>
          <table:table-cell table:formula="of:=ABS(['dMass-dt'.B72])" office:value-type="float" office:value="533" calcext:value-type="float">
            <text:p>533</text:p>
          </table:table-cell>
          <table:table-cell table:formula="of:=MAX(['dMass-dt'.C72];0)" office:value-type="float" office:value="0" calcext:value-type="float">
            <text:p>0</text:p>
          </table:table-cell>
          <table:table-cell table:formula="of:=-MIN(['dMass-dt'.C72];0)" office:value-type="float" office:value="725" calcext:value-type="float">
            <text:p>725</text:p>
          </table:table-cell>
          <table:table-cell table:formula="of:=['dMass-dt'.D72]" office:value-type="float" office:value="0" calcext:value-type="float">
            <text:p>0</text:p>
          </table:table-cell>
          <table:table-cell table:formula="of:=['dMass-dt'.E72]" office:value-type="float" office:value="5125" calcext:value-type="float">
            <text:p>5125</text:p>
          </table:table-cell>
          <table:table-cell table:formula="of:=['dMass-dt'.F72]" office:value-type="float" office:value="647" calcext:value-type="float">
            <text:p>647</text:p>
          </table:table-cell>
          <table:table-cell table:formula="of:=MAX(['dMass-dt'.G72];0)" office:value-type="float" office:value="965" calcext:value-type="float">
            <text:p>965</text:p>
          </table:table-cell>
          <table:table-cell table:formula="of:=-MIN(['dMass-dt'.G72];0)" office:value-type="float" office:value="-0" calcext:value-type="float">
            <text:p>0</text:p>
          </table:table-cell>
          <table:table-cell table:formula="of:=['dMass-dt'.H72]" office:value-type="float" office:value="0" calcext:value-type="float">
            <text:p>0</text:p>
          </table:table-cell>
          <table:table-cell table:formula="of:=['dMass-dt'.I72]" office:value-type="float" office:value="3321" calcext:value-type="float">
            <text:p>3321</text:p>
          </table:table-cell>
          <table:table-cell table:formula="of:=['dMass-dt'.J72]" office:value-type="float" office:value="771" calcext:value-type="float">
            <text:p>771</text:p>
          </table:table-cell>
          <table:table-cell table:formula="of:=MAX(['dMass-dt'.K72];0)" office:value-type="float" office:value="2999" calcext:value-type="float">
            <text:p>2999</text:p>
          </table:table-cell>
          <table:table-cell table:formula="of:=-MIN(['dMass-dt'.K72];0)" office:value-type="float" office:value="-0" calcext:value-type="float">
            <text:p>0</text:p>
          </table:table-cell>
          <table:table-cell table:formula="of:=['dMass-dt'.L72]" office:value-type="float" office:value="0" calcext:value-type="float">
            <text:p>0</text:p>
          </table:table-cell>
          <table:table-cell table:formula="of:=['dMass-dt'.M72]" office:value-type="float" office:value="1163" calcext:value-type="float">
            <text:p>1163</text:p>
          </table:table-cell>
        </table:table-row>
        <table:table-row table:style-name="ro1">
          <table:table-cell table:formula="of:=[.A92]+1" office:value-type="float" office:value="2070" calcext:value-type="float">
            <text:p>2070</text:p>
          </table:table-cell>
          <table:table-cell table:formula="of:=ABS(['dMass-dt'.B73])" office:value-type="float" office:value="544" calcext:value-type="float">
            <text:p>544</text:p>
          </table:table-cell>
          <table:table-cell table:formula="of:=MAX(['dMass-dt'.C73];0)" office:value-type="float" office:value="0" calcext:value-type="float">
            <text:p>0</text:p>
          </table:table-cell>
          <table:table-cell table:formula="of:=-MIN(['dMass-dt'.C73];0)" office:value-type="float" office:value="686" calcext:value-type="float">
            <text:p>686</text:p>
          </table:table-cell>
          <table:table-cell table:formula="of:=['dMass-dt'.D73]" office:value-type="float" office:value="0" calcext:value-type="float">
            <text:p>0</text:p>
          </table:table-cell>
          <table:table-cell table:formula="of:=['dMass-dt'.E73]" office:value-type="float" office:value="5153" calcext:value-type="float">
            <text:p>5153</text:p>
          </table:table-cell>
          <table:table-cell table:formula="of:=['dMass-dt'.F73]" office:value-type="float" office:value="659" calcext:value-type="float">
            <text:p>659</text:p>
          </table:table-cell>
          <table:table-cell table:formula="of:=MAX(['dMass-dt'.G73];0)" office:value-type="float" office:value="1018" calcext:value-type="float">
            <text:p>1018</text:p>
          </table:table-cell>
          <table:table-cell table:formula="of:=-MIN(['dMass-dt'.G73];0)" office:value-type="float" office:value="-0" calcext:value-type="float">
            <text:p>0</text:p>
          </table:table-cell>
          <table:table-cell table:formula="of:=['dMass-dt'.H73]" office:value-type="float" office:value="0" calcext:value-type="float">
            <text:p>0</text:p>
          </table:table-cell>
          <table:table-cell table:formula="of:=['dMass-dt'.I73]" office:value-type="float" office:value="3334" calcext:value-type="float">
            <text:p>3334</text:p>
          </table:table-cell>
          <table:table-cell table:formula="of:=['dMass-dt'.J73]" office:value-type="float" office:value="781" calcext:value-type="float">
            <text:p>781</text:p>
          </table:table-cell>
          <table:table-cell table:formula="of:=MAX(['dMass-dt'.K73];0)" office:value-type="float" office:value="3065" calcext:value-type="float">
            <text:p>3065</text:p>
          </table:table-cell>
          <table:table-cell table:formula="of:=-MIN(['dMass-dt'.K73];0)" office:value-type="float" office:value="-0" calcext:value-type="float">
            <text:p>0</text:p>
          </table:table-cell>
          <table:table-cell table:formula="of:=['dMass-dt'.L73]" office:value-type="float" office:value="0" calcext:value-type="float">
            <text:p>0</text:p>
          </table:table-cell>
          <table:table-cell table:formula="of:=['dMass-dt'.M73]" office:value-type="float" office:value="1165" calcext:value-type="float">
            <text:p>1165</text:p>
          </table:table-cell>
        </table:table-row>
        <table:table-row table:style-name="ro1">
          <table:table-cell table:formula="of:=[.A93]+1" office:value-type="float" office:value="2071" calcext:value-type="float">
            <text:p>2071</text:p>
          </table:table-cell>
          <table:table-cell table:formula="of:=ABS(['dMass-dt'.B74])" office:value-type="float" office:value="574" calcext:value-type="float">
            <text:p>574</text:p>
          </table:table-cell>
          <table:table-cell table:formula="of:=MAX(['dMass-dt'.C74];0)" office:value-type="float" office:value="0" calcext:value-type="float">
            <text:p>0</text:p>
          </table:table-cell>
          <table:table-cell table:formula="of:=-MIN(['dMass-dt'.C74];0)" office:value-type="float" office:value="652" calcext:value-type="float">
            <text:p>652</text:p>
          </table:table-cell>
          <table:table-cell table:formula="of:=['dMass-dt'.D74]" office:value-type="float" office:value="0" calcext:value-type="float">
            <text:p>0</text:p>
          </table:table-cell>
          <table:table-cell table:formula="of:=['dMass-dt'.E74]" office:value-type="float" office:value="5177" calcext:value-type="float">
            <text:p>5177</text:p>
          </table:table-cell>
          <table:table-cell table:formula="of:=['dMass-dt'.F74]" office:value-type="float" office:value="668" calcext:value-type="float">
            <text:p>668</text:p>
          </table:table-cell>
          <table:table-cell table:formula="of:=MAX(['dMass-dt'.G74];0)" office:value-type="float" office:value="1076" calcext:value-type="float">
            <text:p>1076</text:p>
          </table:table-cell>
          <table:table-cell table:formula="of:=-MIN(['dMass-dt'.G74];0)" office:value-type="float" office:value="-0" calcext:value-type="float">
            <text:p>0</text:p>
          </table:table-cell>
          <table:table-cell table:formula="of:=['dMass-dt'.H74]" office:value-type="float" office:value="0" calcext:value-type="float">
            <text:p>0</text:p>
          </table:table-cell>
          <table:table-cell table:formula="of:=['dMass-dt'.I74]" office:value-type="float" office:value="3355" calcext:value-type="float">
            <text:p>3355</text:p>
          </table:table-cell>
          <table:table-cell table:formula="of:=['dMass-dt'.J74]" office:value-type="float" office:value="791" calcext:value-type="float">
            <text:p>791</text:p>
          </table:table-cell>
          <table:table-cell table:formula="of:=MAX(['dMass-dt'.K74];0)" office:value-type="float" office:value="3141" calcext:value-type="float">
            <text:p>3141</text:p>
          </table:table-cell>
          <table:table-cell table:formula="of:=-MIN(['dMass-dt'.K74];0)" office:value-type="float" office:value="-0" calcext:value-type="float">
            <text:p>0</text:p>
          </table:table-cell>
          <table:table-cell table:formula="of:=['dMass-dt'.L74]" office:value-type="float" office:value="0" calcext:value-type="float">
            <text:p>0</text:p>
          </table:table-cell>
          <table:table-cell table:formula="of:=['dMass-dt'.M74]" office:value-type="float" office:value="1167" calcext:value-type="float">
            <text:p>1167</text:p>
          </table:table-cell>
        </table:table-row>
        <table:table-row table:style-name="ro1">
          <table:table-cell table:formula="of:=[.A94]+1" office:value-type="float" office:value="2072" calcext:value-type="float">
            <text:p>2072</text:p>
          </table:table-cell>
          <table:table-cell table:formula="of:=ABS(['dMass-dt'.B75])" office:value-type="float" office:value="563" calcext:value-type="float">
            <text:p>563</text:p>
          </table:table-cell>
          <table:table-cell table:formula="of:=MAX(['dMass-dt'.C75];0)" office:value-type="float" office:value="0" calcext:value-type="float">
            <text:p>0</text:p>
          </table:table-cell>
          <table:table-cell table:formula="of:=-MIN(['dMass-dt'.C75];0)" office:value-type="float" office:value="589" calcext:value-type="float">
            <text:p>589</text:p>
          </table:table-cell>
          <table:table-cell table:formula="of:=['dMass-dt'.D75]" office:value-type="float" office:value="0" calcext:value-type="float">
            <text:p>0</text:p>
          </table:table-cell>
          <table:table-cell table:formula="of:=['dMass-dt'.E75]" office:value-type="float" office:value="5212" calcext:value-type="float">
            <text:p>5212</text:p>
          </table:table-cell>
          <table:table-cell table:formula="of:=['dMass-dt'.F75]" office:value-type="float" office:value="678" calcext:value-type="float">
            <text:p>678</text:p>
          </table:table-cell>
          <table:table-cell table:formula="of:=MAX(['dMass-dt'.G75];0)" office:value-type="float" office:value="1148" calcext:value-type="float">
            <text:p>1148</text:p>
          </table:table-cell>
          <table:table-cell table:formula="of:=-MIN(['dMass-dt'.G75];0)" office:value-type="float" office:value="-0" calcext:value-type="float">
            <text:p>0</text:p>
          </table:table-cell>
          <table:table-cell table:formula="of:=['dMass-dt'.H75]" office:value-type="float" office:value="0" calcext:value-type="float">
            <text:p>0</text:p>
          </table:table-cell>
          <table:table-cell table:formula="of:=['dMass-dt'.I75]" office:value-type="float" office:value="3360" calcext:value-type="float">
            <text:p>3360</text:p>
          </table:table-cell>
          <table:table-cell table:formula="of:=['dMass-dt'.J75]" office:value-type="float" office:value="793" calcext:value-type="float">
            <text:p>793</text:p>
          </table:table-cell>
          <table:table-cell table:formula="of:=MAX(['dMass-dt'.K75];0)" office:value-type="float" office:value="3227" calcext:value-type="float">
            <text:p>3227</text:p>
          </table:table-cell>
          <table:table-cell table:formula="of:=-MIN(['dMass-dt'.K75];0)" office:value-type="float" office:value="-0" calcext:value-type="float">
            <text:p>0</text:p>
          </table:table-cell>
          <table:table-cell table:formula="of:=['dMass-dt'.L75]" office:value-type="float" office:value="0" calcext:value-type="float">
            <text:p>0</text:p>
          </table:table-cell>
          <table:table-cell table:formula="of:=['dMass-dt'.M75]" office:value-type="float" office:value="1166" calcext:value-type="float">
            <text:p>1166</text:p>
          </table:table-cell>
        </table:table-row>
        <table:table-row table:style-name="ro1">
          <table:table-cell table:formula="of:=[.A95]+1" office:value-type="float" office:value="2073" calcext:value-type="float">
            <text:p>2073</text:p>
          </table:table-cell>
          <table:table-cell table:formula="of:=ABS(['dMass-dt'.B76])" office:value-type="float" office:value="460" calcext:value-type="float">
            <text:p>460</text:p>
          </table:table-cell>
          <table:table-cell table:formula="of:=MAX(['dMass-dt'.C76];0)" office:value-type="float" office:value="0" calcext:value-type="float">
            <text:p>0</text:p>
          </table:table-cell>
          <table:table-cell table:formula="of:=-MIN(['dMass-dt'.C76];0)" office:value-type="float" office:value="428" calcext:value-type="float">
            <text:p>428</text:p>
          </table:table-cell>
          <table:table-cell table:formula="of:=['dMass-dt'.D76]" office:value-type="float" office:value="0" calcext:value-type="float">
            <text:p>0</text:p>
          </table:table-cell>
          <table:table-cell table:formula="of:=['dMass-dt'.E76]" office:value-type="float" office:value="5251" calcext:value-type="float">
            <text:p>5251</text:p>
          </table:table-cell>
          <table:table-cell table:formula="of:=['dMass-dt'.F76]" office:value-type="float" office:value="604" calcext:value-type="float">
            <text:p>604</text:p>
          </table:table-cell>
          <table:table-cell table:formula="of:=MAX(['dMass-dt'.G76];0)" office:value-type="float" office:value="1296" calcext:value-type="float">
            <text:p>1296</text:p>
          </table:table-cell>
          <table:table-cell table:formula="of:=-MIN(['dMass-dt'.G76];0)" office:value-type="float" office:value="-0" calcext:value-type="float">
            <text:p>0</text:p>
          </table:table-cell>
          <table:table-cell table:formula="of:=['dMass-dt'.H76]" office:value-type="float" office:value="0" calcext:value-type="float">
            <text:p>0</text:p>
          </table:table-cell>
          <table:table-cell table:formula="of:=['dMass-dt'.I76]" office:value-type="float" office:value="3383" calcext:value-type="float">
            <text:p>3383</text:p>
          </table:table-cell>
          <table:table-cell table:formula="of:=['dMass-dt'.J76]" office:value-type="float" office:value="721" calcext:value-type="float">
            <text:p>721</text:p>
          </table:table-cell>
          <table:table-cell table:formula="of:=MAX(['dMass-dt'.K76];0)" office:value-type="float" office:value="3387" calcext:value-type="float">
            <text:p>3387</text:p>
          </table:table-cell>
          <table:table-cell table:formula="of:=-MIN(['dMass-dt'.K76];0)" office:value-type="float" office:value="-0" calcext:value-type="float">
            <text:p>0</text:p>
          </table:table-cell>
          <table:table-cell table:formula="of:=['dMass-dt'.L76]" office:value-type="float" office:value="0" calcext:value-type="float">
            <text:p>0</text:p>
          </table:table-cell>
          <table:table-cell table:formula="of:=['dMass-dt'.M76]" office:value-type="float" office:value="1175" calcext:value-type="float">
            <text:p>1175</text:p>
          </table:table-cell>
        </table:table-row>
        <table:table-row table:style-name="ro1">
          <table:table-cell table:formula="of:=[.A96]+1" office:value-type="float" office:value="2074" calcext:value-type="float">
            <text:p>2074</text:p>
          </table:table-cell>
          <table:table-cell table:formula="of:=ABS(['dMass-dt'.B77])" office:value-type="float" office:value="662" calcext:value-type="float">
            <text:p>662</text:p>
          </table:table-cell>
          <table:table-cell table:formula="of:=MAX(['dMass-dt'.C77];0)" office:value-type="float" office:value="0" calcext:value-type="float">
            <text:p>0</text:p>
          </table:table-cell>
          <table:table-cell table:formula="of:=-MIN(['dMass-dt'.C77];0)" office:value-type="float" office:value="474" calcext:value-type="float">
            <text:p>474</text:p>
          </table:table-cell>
          <table:table-cell table:formula="of:=['dMass-dt'.D77]" office:value-type="float" office:value="0" calcext:value-type="float">
            <text:p>0</text:p>
          </table:table-cell>
          <table:table-cell table:formula="of:=['dMass-dt'.E77]" office:value-type="float" office:value="5278" calcext:value-type="float">
            <text:p>5278</text:p>
          </table:table-cell>
          <table:table-cell table:formula="of:=['dMass-dt'.F77]" office:value-type="float" office:value="798" calcext:value-type="float">
            <text:p>798</text:p>
          </table:table-cell>
          <table:table-cell table:formula="of:=MAX(['dMass-dt'.G77];0)" office:value-type="float" office:value="1277" calcext:value-type="float">
            <text:p>1277</text:p>
          </table:table-cell>
          <table:table-cell table:formula="of:=-MIN(['dMass-dt'.G77];0)" office:value-type="float" office:value="-0" calcext:value-type="float">
            <text:p>0</text:p>
          </table:table-cell>
          <table:table-cell table:formula="of:=['dMass-dt'.H77]" office:value-type="float" office:value="0" calcext:value-type="float">
            <text:p>0</text:p>
          </table:table-cell>
          <table:table-cell table:formula="of:=['dMass-dt'.I77]" office:value-type="float" office:value="3391" calcext:value-type="float">
            <text:p>3391</text:p>
          </table:table-cell>
          <table:table-cell table:formula="of:=['dMass-dt'.J77]" office:value-type="float" office:value="908" calcext:value-type="float">
            <text:p>908</text:p>
          </table:table-cell>
          <table:table-cell table:formula="of:=MAX(['dMass-dt'.K77];0)" office:value-type="float" office:value="3380" calcext:value-type="float">
            <text:p>3380</text:p>
          </table:table-cell>
          <table:table-cell table:formula="of:=-MIN(['dMass-dt'.K77];0)" office:value-type="float" office:value="-0" calcext:value-type="float">
            <text:p>0</text:p>
          </table:table-cell>
          <table:table-cell table:formula="of:=['dMass-dt'.L77]" office:value-type="float" office:value="0" calcext:value-type="float">
            <text:p>0</text:p>
          </table:table-cell>
          <table:table-cell table:formula="of:=['dMass-dt'.M77]" office:value-type="float" office:value="1178" calcext:value-type="float">
            <text:p>1178</text:p>
          </table:table-cell>
        </table:table-row>
        <table:table-row table:style-name="ro1">
          <table:table-cell table:formula="of:=[.A97]+1" office:value-type="float" office:value="2075" calcext:value-type="float">
            <text:p>2075</text:p>
          </table:table-cell>
          <table:table-cell table:formula="of:=ABS(['dMass-dt'.B78])" office:value-type="float" office:value="588" calcext:value-type="float">
            <text:p>588</text:p>
          </table:table-cell>
          <table:table-cell table:formula="of:=MAX(['dMass-dt'.C78];0)" office:value-type="float" office:value="0" calcext:value-type="float">
            <text:p>0</text:p>
          </table:table-cell>
          <table:table-cell table:formula="of:=-MIN(['dMass-dt'.C78];0)" office:value-type="float" office:value="391" calcext:value-type="float">
            <text:p>391</text:p>
          </table:table-cell>
          <table:table-cell table:formula="of:=['dMass-dt'.D78]" office:value-type="float" office:value="0" calcext:value-type="float">
            <text:p>0</text:p>
          </table:table-cell>
          <table:table-cell table:formula="of:=['dMass-dt'.E78]" office:value-type="float" office:value="5301" calcext:value-type="float">
            <text:p>5301</text:p>
          </table:table-cell>
          <table:table-cell table:formula="of:=['dMass-dt'.F78]" office:value-type="float" office:value="728" calcext:value-type="float">
            <text:p>728</text:p>
          </table:table-cell>
          <table:table-cell table:formula="of:=MAX(['dMass-dt'.G78];0)" office:value-type="float" office:value="1373" calcext:value-type="float">
            <text:p>1373</text:p>
          </table:table-cell>
          <table:table-cell table:formula="of:=-MIN(['dMass-dt'.G78];0)" office:value-type="float" office:value="-0" calcext:value-type="float">
            <text:p>0</text:p>
          </table:table-cell>
          <table:table-cell table:formula="of:=['dMass-dt'.H78]" office:value-type="float" office:value="0" calcext:value-type="float">
            <text:p>0</text:p>
          </table:table-cell>
          <table:table-cell table:formula="of:=['dMass-dt'.I78]" office:value-type="float" office:value="3397" calcext:value-type="float">
            <text:p>3397</text:p>
          </table:table-cell>
          <table:table-cell table:formula="of:=['dMass-dt'.J78]" office:value-type="float" office:value="827" calcext:value-type="float">
            <text:p>827</text:p>
          </table:table-cell>
          <table:table-cell table:formula="of:=MAX(['dMass-dt'.K78];0)" office:value-type="float" office:value="3490" calcext:value-type="float">
            <text:p>3490</text:p>
          </table:table-cell>
          <table:table-cell table:formula="of:=-MIN(['dMass-dt'.K78];0)" office:value-type="float" office:value="-0" calcext:value-type="float">
            <text:p>0</text:p>
          </table:table-cell>
          <table:table-cell table:formula="of:=['dMass-dt'.L78]" office:value-type="float" office:value="0" calcext:value-type="float">
            <text:p>0</text:p>
          </table:table-cell>
          <table:table-cell table:formula="of:=['dMass-dt'.M78]" office:value-type="float" office:value="1181" calcext:value-type="float">
            <text:p>1181</text:p>
          </table:table-cell>
        </table:table-row>
        <table:table-row table:style-name="ro1">
          <table:table-cell table:formula="of:=[.A98]+1" office:value-type="float" office:value="2076" calcext:value-type="float">
            <text:p>2076</text:p>
          </table:table-cell>
          <table:table-cell table:formula="of:=ABS(['dMass-dt'.B79])" office:value-type="float" office:value="619" calcext:value-type="float">
            <text:p>619</text:p>
          </table:table-cell>
          <table:table-cell table:formula="of:=MAX(['dMass-dt'.C79];0)" office:value-type="float" office:value="0" calcext:value-type="float">
            <text:p>0</text:p>
          </table:table-cell>
          <table:table-cell table:formula="of:=-MIN(['dMass-dt'.C79];0)" office:value-type="float" office:value="316" calcext:value-type="float">
            <text:p>316</text:p>
          </table:table-cell>
          <table:table-cell table:formula="of:=['dMass-dt'.D79]" office:value-type="float" office:value="0" calcext:value-type="float">
            <text:p>0</text:p>
          </table:table-cell>
          <table:table-cell table:formula="of:=['dMass-dt'.E79]" office:value-type="float" office:value="5329" calcext:value-type="float">
            <text:p>5329</text:p>
          </table:table-cell>
          <table:table-cell table:formula="of:=['dMass-dt'.F79]" office:value-type="float" office:value="762" calcext:value-type="float">
            <text:p>762</text:p>
          </table:table-cell>
          <table:table-cell table:formula="of:=MAX(['dMass-dt'.G79];0)" office:value-type="float" office:value="1453" calcext:value-type="float">
            <text:p>1453</text:p>
          </table:table-cell>
          <table:table-cell table:formula="of:=-MIN(['dMass-dt'.G79];0)" office:value-type="float" office:value="-0" calcext:value-type="float">
            <text:p>0</text:p>
          </table:table-cell>
          <table:table-cell table:formula="of:=['dMass-dt'.H79]" office:value-type="float" office:value="0" calcext:value-type="float">
            <text:p>0</text:p>
          </table:table-cell>
          <table:table-cell table:formula="of:=['dMass-dt'.I79]" office:value-type="float" office:value="3417" calcext:value-type="float">
            <text:p>3417</text:p>
          </table:table-cell>
          <table:table-cell table:formula="of:=['dMass-dt'.J79]" office:value-type="float" office:value="863" calcext:value-type="float">
            <text:p>863</text:p>
          </table:table-cell>
          <table:table-cell table:formula="of:=MAX(['dMass-dt'.K79];0)" office:value-type="float" office:value="3586" calcext:value-type="float">
            <text:p>3586</text:p>
          </table:table-cell>
          <table:table-cell table:formula="of:=-MIN(['dMass-dt'.K79];0)" office:value-type="float" office:value="-0" calcext:value-type="float">
            <text:p>0</text:p>
          </table:table-cell>
          <table:table-cell table:formula="of:=['dMass-dt'.L79]" office:value-type="float" office:value="0" calcext:value-type="float">
            <text:p>0</text:p>
          </table:table-cell>
          <table:table-cell table:formula="of:=['dMass-dt'.M79]" office:value-type="float" office:value="1183" calcext:value-type="float">
            <text:p>1183</text:p>
          </table:table-cell>
        </table:table-row>
        <table:table-row table:style-name="ro1">
          <table:table-cell table:formula="of:=[.A99]+1" office:value-type="float" office:value="2077" calcext:value-type="float">
            <text:p>2077</text:p>
          </table:table-cell>
          <table:table-cell table:formula="of:=ABS(['dMass-dt'.B80])" office:value-type="float" office:value="686" calcext:value-type="float">
            <text:p>686</text:p>
          </table:table-cell>
          <table:table-cell table:formula="of:=MAX(['dMass-dt'.C80];0)" office:value-type="float" office:value="0" calcext:value-type="float">
            <text:p>0</text:p>
          </table:table-cell>
          <table:table-cell table:formula="of:=-MIN(['dMass-dt'.C80];0)" office:value-type="float" office:value="280" calcext:value-type="float">
            <text:p>280</text:p>
          </table:table-cell>
          <table:table-cell table:formula="of:=['dMass-dt'.D80]" office:value-type="float" office:value="0" calcext:value-type="float">
            <text:p>0</text:p>
          </table:table-cell>
          <table:table-cell table:formula="of:=['dMass-dt'.E80]" office:value-type="float" office:value="5350" calcext:value-type="float">
            <text:p>5350</text:p>
          </table:table-cell>
          <table:table-cell table:formula="of:=['dMass-dt'.F80]" office:value-type="float" office:value="823" calcext:value-type="float">
            <text:p>823</text:p>
          </table:table-cell>
          <table:table-cell table:formula="of:=MAX(['dMass-dt'.G80];0)" office:value-type="float" office:value="1505" calcext:value-type="float">
            <text:p>1505</text:p>
          </table:table-cell>
          <table:table-cell table:formula="of:=-MIN(['dMass-dt'.G80];0)" office:value-type="float" office:value="-0" calcext:value-type="float">
            <text:p>0</text:p>
          </table:table-cell>
          <table:table-cell table:formula="of:=['dMass-dt'.H80]" office:value-type="float" office:value="0" calcext:value-type="float">
            <text:p>0</text:p>
          </table:table-cell>
          <table:table-cell table:formula="of:=['dMass-dt'.I80]" office:value-type="float" office:value="3428" calcext:value-type="float">
            <text:p>3428</text:p>
          </table:table-cell>
          <table:table-cell table:formula="of:=['dMass-dt'.J80]" office:value-type="float" office:value="926" calcext:value-type="float">
            <text:p>926</text:p>
          </table:table-cell>
          <table:table-cell table:formula="of:=MAX(['dMass-dt'.K80];0)" office:value-type="float" office:value="3646" calcext:value-type="float">
            <text:p>3646</text:p>
          </table:table-cell>
          <table:table-cell table:formula="of:=-MIN(['dMass-dt'.K80];0)" office:value-type="float" office:value="-0" calcext:value-type="float">
            <text:p>0</text:p>
          </table:table-cell>
          <table:table-cell table:formula="of:=['dMass-dt'.L80]" office:value-type="float" office:value="0" calcext:value-type="float">
            <text:p>0</text:p>
          </table:table-cell>
          <table:table-cell table:formula="of:=['dMass-dt'.M80]" office:value-type="float" office:value="1184" calcext:value-type="float">
            <text:p>1184</text:p>
          </table:table-cell>
        </table:table-row>
        <table:table-row table:style-name="ro1">
          <table:table-cell table:formula="of:=[.A100]+1" office:value-type="float" office:value="2078" calcext:value-type="float">
            <text:p>2078</text:p>
          </table:table-cell>
          <table:table-cell table:formula="of:=ABS(['dMass-dt'.B81])" office:value-type="float" office:value="776" calcext:value-type="float">
            <text:p>776</text:p>
          </table:table-cell>
          <table:table-cell table:formula="of:=MAX(['dMass-dt'.C81];0)" office:value-type="float" office:value="0" calcext:value-type="float">
            <text:p>0</text:p>
          </table:table-cell>
          <table:table-cell table:formula="of:=-MIN(['dMass-dt'.C81];0)" office:value-type="float" office:value="251" calcext:value-type="float">
            <text:p>251</text:p>
          </table:table-cell>
          <table:table-cell table:formula="of:=['dMass-dt'.D81]" office:value-type="float" office:value="0" calcext:value-type="float">
            <text:p>0</text:p>
          </table:table-cell>
          <table:table-cell table:formula="of:=['dMass-dt'.E81]" office:value-type="float" office:value="5370" calcext:value-type="float">
            <text:p>5370</text:p>
          </table:table-cell>
          <table:table-cell table:formula="of:=['dMass-dt'.F81]" office:value-type="float" office:value="901" calcext:value-type="float">
            <text:p>901</text:p>
          </table:table-cell>
          <table:table-cell table:formula="of:=MAX(['dMass-dt'.G81];0)" office:value-type="float" office:value="1554" calcext:value-type="float">
            <text:p>1554</text:p>
          </table:table-cell>
          <table:table-cell table:formula="of:=-MIN(['dMass-dt'.G81];0)" office:value-type="float" office:value="-0" calcext:value-type="float">
            <text:p>0</text:p>
          </table:table-cell>
          <table:table-cell table:formula="of:=['dMass-dt'.H81]" office:value-type="float" office:value="0" calcext:value-type="float">
            <text:p>0</text:p>
          </table:table-cell>
          <table:table-cell table:formula="of:=['dMass-dt'.I81]" office:value-type="float" office:value="3440" calcext:value-type="float">
            <text:p>3440</text:p>
          </table:table-cell>
          <table:table-cell table:formula="of:=['dMass-dt'.J81]" office:value-type="float" office:value="1002" calcext:value-type="float">
            <text:p>1002</text:p>
          </table:table-cell>
          <table:table-cell table:formula="of:=MAX(['dMass-dt'.K81];0)" office:value-type="float" office:value="3709" calcext:value-type="float">
            <text:p>3709</text:p>
          </table:table-cell>
          <table:table-cell table:formula="of:=-MIN(['dMass-dt'.K81];0)" office:value-type="float" office:value="-0" calcext:value-type="float">
            <text:p>0</text:p>
          </table:table-cell>
          <table:table-cell table:formula="of:=['dMass-dt'.L81]" office:value-type="float" office:value="0" calcext:value-type="float">
            <text:p>0</text:p>
          </table:table-cell>
          <table:table-cell table:formula="of:=['dMass-dt'.M81]" office:value-type="float" office:value="1184" calcext:value-type="float">
            <text:p>1184</text:p>
          </table:table-cell>
        </table:table-row>
        <table:table-row table:style-name="ro1">
          <table:table-cell table:formula="of:=[.A101]+1" office:value-type="float" office:value="2079" calcext:value-type="float">
            <text:p>2079</text:p>
          </table:table-cell>
          <table:table-cell table:formula="of:=ABS(['dMass-dt'.B82])" office:value-type="float" office:value="840" calcext:value-type="float">
            <text:p>840</text:p>
          </table:table-cell>
          <table:table-cell table:formula="of:=MAX(['dMass-dt'.C82];0)" office:value-type="float" office:value="0" calcext:value-type="float">
            <text:p>0</text:p>
          </table:table-cell>
          <table:table-cell table:formula="of:=-MIN(['dMass-dt'.C82];0)" office:value-type="float" office:value="210" calcext:value-type="float">
            <text:p>210</text:p>
          </table:table-cell>
          <table:table-cell table:formula="of:=['dMass-dt'.D82]" office:value-type="float" office:value="0" calcext:value-type="float">
            <text:p>0</text:p>
          </table:table-cell>
          <table:table-cell table:formula="of:=['dMass-dt'.E82]" office:value-type="float" office:value="5401" calcext:value-type="float">
            <text:p>5401</text:p>
          </table:table-cell>
          <table:table-cell table:formula="of:=['dMass-dt'.F82]" office:value-type="float" office:value="991" calcext:value-type="float">
            <text:p>991</text:p>
          </table:table-cell>
          <table:table-cell table:formula="of:=MAX(['dMass-dt'.G82];0)" office:value-type="float" office:value="1596" calcext:value-type="float">
            <text:p>1596</text:p>
          </table:table-cell>
          <table:table-cell table:formula="of:=-MIN(['dMass-dt'.G82];0)" office:value-type="float" office:value="-0" calcext:value-type="float">
            <text:p>0</text:p>
          </table:table-cell>
          <table:table-cell table:formula="of:=['dMass-dt'.H82]" office:value-type="float" office:value="0" calcext:value-type="float">
            <text:p>0</text:p>
          </table:table-cell>
          <table:table-cell table:formula="of:=['dMass-dt'.I82]" office:value-type="float" office:value="3444" calcext:value-type="float">
            <text:p>3444</text:p>
          </table:table-cell>
          <table:table-cell table:formula="of:=['dMass-dt'.J82]" office:value-type="float" office:value="1076" calcext:value-type="float">
            <text:p>1076</text:p>
          </table:table-cell>
          <table:table-cell table:formula="of:=MAX(['dMass-dt'.K82];0)" office:value-type="float" office:value="3759" calcext:value-type="float">
            <text:p>3759</text:p>
          </table:table-cell>
          <table:table-cell table:formula="of:=-MIN(['dMass-dt'.K82];0)" office:value-type="float" office:value="-0" calcext:value-type="float">
            <text:p>0</text:p>
          </table:table-cell>
          <table:table-cell table:formula="of:=['dMass-dt'.L82]" office:value-type="float" office:value="0" calcext:value-type="float">
            <text:p>0</text:p>
          </table:table-cell>
          <table:table-cell table:formula="of:=['dMass-dt'.M82]" office:value-type="float" office:value="1196" calcext:value-type="float">
            <text:p>1196</text:p>
          </table:table-cell>
        </table:table-row>
        <table:table-row table:style-name="ro1">
          <table:table-cell table:formula="of:=[.A102]+1" office:value-type="float" office:value="2080" calcext:value-type="float">
            <text:p>2080</text:p>
          </table:table-cell>
          <table:table-cell table:formula="of:=ABS(['dMass-dt'.B83])" office:value-type="float" office:value="859" calcext:value-type="float">
            <text:p>859</text:p>
          </table:table-cell>
          <table:table-cell table:formula="of:=MAX(['dMass-dt'.C83];0)" office:value-type="float" office:value="0" calcext:value-type="float">
            <text:p>0</text:p>
          </table:table-cell>
          <table:table-cell table:formula="of:=-MIN(['dMass-dt'.C83];0)" office:value-type="float" office:value="163" calcext:value-type="float">
            <text:p>163</text:p>
          </table:table-cell>
          <table:table-cell table:formula="of:=['dMass-dt'.D83]" office:value-type="float" office:value="0" calcext:value-type="float">
            <text:p>0</text:p>
          </table:table-cell>
          <table:table-cell table:formula="of:=['dMass-dt'.E83]" office:value-type="float" office:value="5449" calcext:value-type="float">
            <text:p>5449</text:p>
          </table:table-cell>
          <table:table-cell table:formula="of:=['dMass-dt'.F83]" office:value-type="float" office:value="1027" calcext:value-type="float">
            <text:p>1027</text:p>
          </table:table-cell>
          <table:table-cell table:formula="of:=MAX(['dMass-dt'.G83];0)" office:value-type="float" office:value="1655" calcext:value-type="float">
            <text:p>1655</text:p>
          </table:table-cell>
          <table:table-cell table:formula="of:=-MIN(['dMass-dt'.G83];0)" office:value-type="float" office:value="-0" calcext:value-type="float">
            <text:p>0</text:p>
          </table:table-cell>
          <table:table-cell table:formula="of:=['dMass-dt'.H83]" office:value-type="float" office:value="0" calcext:value-type="float">
            <text:p>0</text:p>
          </table:table-cell>
          <table:table-cell table:formula="of:=['dMass-dt'.I83]" office:value-type="float" office:value="3463" calcext:value-type="float">
            <text:p>3463</text:p>
          </table:table-cell>
          <table:table-cell table:formula="of:=['dMass-dt'.J83]" office:value-type="float" office:value="1118" calcext:value-type="float">
            <text:p>1118</text:p>
          </table:table-cell>
          <table:table-cell table:formula="of:=MAX(['dMass-dt'.K83];0)" office:value-type="float" office:value="3825" calcext:value-type="float">
            <text:p>3825</text:p>
          </table:table-cell>
          <table:table-cell table:formula="of:=-MIN(['dMass-dt'.K83];0)" office:value-type="float" office:value="-0" calcext:value-type="float">
            <text:p>0</text:p>
          </table:table-cell>
          <table:table-cell table:formula="of:=['dMass-dt'.L83]" office:value-type="float" office:value="0" calcext:value-type="float">
            <text:p>0</text:p>
          </table:table-cell>
          <table:table-cell table:formula="of:=['dMass-dt'.M83]" office:value-type="float" office:value="1202" calcext:value-type="float">
            <text:p>1202</text:p>
          </table:table-cell>
        </table:table-row>
        <table:table-row table:style-name="ro1">
          <table:table-cell table:formula="of:=[.A103]+1" office:value-type="float" office:value="2081" calcext:value-type="float">
            <text:p>2081</text:p>
          </table:table-cell>
          <table:table-cell table:formula="of:=ABS(['dMass-dt'.B84])" office:value-type="float" office:value="887" calcext:value-type="float">
            <text:p>887</text:p>
          </table:table-cell>
          <table:table-cell table:formula="of:=MAX(['dMass-dt'.C84];0)" office:value-type="float" office:value="0" calcext:value-type="float">
            <text:p>0</text:p>
          </table:table-cell>
          <table:table-cell table:formula="of:=-MIN(['dMass-dt'.C84];0)" office:value-type="float" office:value="102" calcext:value-type="float">
            <text:p>102</text:p>
          </table:table-cell>
          <table:table-cell table:formula="of:=['dMass-dt'.D84]" office:value-type="float" office:value="0" calcext:value-type="float">
            <text:p>0</text:p>
          </table:table-cell>
          <table:table-cell table:formula="of:=['dMass-dt'.E84]" office:value-type="float" office:value="5465" calcext:value-type="float">
            <text:p>5465</text:p>
          </table:table-cell>
          <table:table-cell table:formula="of:=['dMass-dt'.F84]" office:value-type="float" office:value="1065" calcext:value-type="float">
            <text:p>1065</text:p>
          </table:table-cell>
          <table:table-cell table:formula="of:=MAX(['dMass-dt'.G84];0)" office:value-type="float" office:value="1720" calcext:value-type="float">
            <text:p>1720</text:p>
          </table:table-cell>
          <table:table-cell table:formula="of:=-MIN(['dMass-dt'.G84];0)" office:value-type="float" office:value="-0" calcext:value-type="float">
            <text:p>0</text:p>
          </table:table-cell>
          <table:table-cell table:formula="of:=['dMass-dt'.H84]" office:value-type="float" office:value="0" calcext:value-type="float">
            <text:p>0</text:p>
          </table:table-cell>
          <table:table-cell table:formula="of:=['dMass-dt'.I84]" office:value-type="float" office:value="3465" calcext:value-type="float">
            <text:p>3465</text:p>
          </table:table-cell>
          <table:table-cell table:formula="of:=['dMass-dt'.J84]" office:value-type="float" office:value="1145" calcext:value-type="float">
            <text:p>1145</text:p>
          </table:table-cell>
          <table:table-cell table:formula="of:=MAX(['dMass-dt'.K84];0)" office:value-type="float" office:value="3909" calcext:value-type="float">
            <text:p>3909</text:p>
          </table:table-cell>
          <table:table-cell table:formula="of:=-MIN(['dMass-dt'.K84];0)" office:value-type="float" office:value="-0" calcext:value-type="float">
            <text:p>0</text:p>
          </table:table-cell>
          <table:table-cell table:formula="of:=['dMass-dt'.L84]" office:value-type="float" office:value="0" calcext:value-type="float">
            <text:p>0</text:p>
          </table:table-cell>
          <table:table-cell table:formula="of:=['dMass-dt'.M84]" office:value-type="float" office:value="1196" calcext:value-type="float">
            <text:p>1196</text:p>
          </table:table-cell>
        </table:table-row>
        <table:table-row table:style-name="ro1">
          <table:table-cell table:formula="of:=[.A104]+1" office:value-type="float" office:value="2082" calcext:value-type="float">
            <text:p>2082</text:p>
          </table:table-cell>
          <table:table-cell table:formula="of:=ABS(['dMass-dt'.B85])" office:value-type="float" office:value="893" calcext:value-type="float">
            <text:p>893</text:p>
          </table:table-cell>
          <table:table-cell table:formula="of:=MAX(['dMass-dt'.C85];0)" office:value-type="float" office:value="0" calcext:value-type="float">
            <text:p>0</text:p>
          </table:table-cell>
          <table:table-cell table:formula="of:=-MIN(['dMass-dt'.C85];0)" office:value-type="float" office:value="54" calcext:value-type="float">
            <text:p>54</text:p>
          </table:table-cell>
          <table:table-cell table:formula="of:=['dMass-dt'.D85]" office:value-type="float" office:value="0" calcext:value-type="float">
            <text:p>0</text:p>
          </table:table-cell>
          <table:table-cell table:formula="of:=['dMass-dt'.E85]" office:value-type="float" office:value="5521" calcext:value-type="float">
            <text:p>5521</text:p>
          </table:table-cell>
          <table:table-cell table:formula="of:=['dMass-dt'.F85]" office:value-type="float" office:value="1062" calcext:value-type="float">
            <text:p>1062</text:p>
          </table:table-cell>
          <table:table-cell table:formula="of:=MAX(['dMass-dt'.G85];0)" office:value-type="float" office:value="1802" calcext:value-type="float">
            <text:p>1802</text:p>
          </table:table-cell>
          <table:table-cell table:formula="of:=-MIN(['dMass-dt'.G85];0)" office:value-type="float" office:value="-0" calcext:value-type="float">
            <text:p>0</text:p>
          </table:table-cell>
          <table:table-cell table:formula="of:=['dMass-dt'.H85]" office:value-type="float" office:value="0" calcext:value-type="float">
            <text:p>0</text:p>
          </table:table-cell>
          <table:table-cell table:formula="of:=['dMass-dt'.I85]" office:value-type="float" office:value="3496" calcext:value-type="float">
            <text:p>3496</text:p>
          </table:table-cell>
          <table:table-cell table:formula="of:=['dMass-dt'.J85]" office:value-type="float" office:value="1138" calcext:value-type="float">
            <text:p>1138</text:p>
          </table:table-cell>
          <table:table-cell table:formula="of:=MAX(['dMass-dt'.K85];0)" office:value-type="float" office:value="4000" calcext:value-type="float">
            <text:p>4000</text:p>
          </table:table-cell>
          <table:table-cell table:formula="of:=-MIN(['dMass-dt'.K85];0)" office:value-type="float" office:value="-0" calcext:value-type="float">
            <text:p>0</text:p>
          </table:table-cell>
          <table:table-cell table:formula="of:=['dMass-dt'.L85]" office:value-type="float" office:value="0" calcext:value-type="float">
            <text:p>0</text:p>
          </table:table-cell>
          <table:table-cell table:formula="of:=['dMass-dt'.M85]" office:value-type="float" office:value="1222" calcext:value-type="float">
            <text:p>1222</text:p>
          </table:table-cell>
        </table:table-row>
        <table:table-row table:style-name="ro1">
          <table:table-cell table:formula="of:=[.A105]+1" office:value-type="float" office:value="2083" calcext:value-type="float">
            <text:p>2083</text:p>
          </table:table-cell>
          <table:table-cell table:formula="of:=ABS(['dMass-dt'.B86])" office:value-type="float" office:value="944" calcext:value-type="float">
            <text:p>944</text:p>
          </table:table-cell>
          <table:table-cell table:formula="of:=MAX(['dMass-dt'.C86];0)" office:value-type="float" office:value="0" calcext:value-type="float">
            <text:p>0</text:p>
          </table:table-cell>
          <table:table-cell table:formula="of:=-MIN(['dMass-dt'.C86];0)" office:value-type="float" office:value="5" calcext:value-type="float">
            <text:p>5</text:p>
          </table:table-cell>
          <table:table-cell table:formula="of:=['dMass-dt'.D86]" office:value-type="float" office:value="0" calcext:value-type="float">
            <text:p>0</text:p>
          </table:table-cell>
          <table:table-cell table:formula="of:=['dMass-dt'.E86]" office:value-type="float" office:value="5442" calcext:value-type="float">
            <text:p>5442</text:p>
          </table:table-cell>
          <table:table-cell table:formula="of:=['dMass-dt'.F86]" office:value-type="float" office:value="1109" calcext:value-type="float">
            <text:p>1109</text:p>
          </table:table-cell>
          <table:table-cell table:formula="of:=MAX(['dMass-dt'.G86];0)" office:value-type="float" office:value="1871" calcext:value-type="float">
            <text:p>1871</text:p>
          </table:table-cell>
          <table:table-cell table:formula="of:=-MIN(['dMass-dt'.G86];0)" office:value-type="float" office:value="-0" calcext:value-type="float">
            <text:p>0</text:p>
          </table:table-cell>
          <table:table-cell table:formula="of:=['dMass-dt'.H86]" office:value-type="float" office:value="0" calcext:value-type="float">
            <text:p>0</text:p>
          </table:table-cell>
          <table:table-cell table:formula="of:=['dMass-dt'.I86]" office:value-type="float" office:value="3401" calcext:value-type="float">
            <text:p>3401</text:p>
          </table:table-cell>
          <table:table-cell table:formula="of:=['dMass-dt'.J86]" office:value-type="float" office:value="1180" calcext:value-type="float">
            <text:p>1180</text:p>
          </table:table-cell>
          <table:table-cell table:formula="of:=MAX(['dMass-dt'.K86];0)" office:value-type="float" office:value="4080" calcext:value-type="float">
            <text:p>4080</text:p>
          </table:table-cell>
          <table:table-cell table:formula="of:=-MIN(['dMass-dt'.K86];0)" office:value-type="float" office:value="-0" calcext:value-type="float">
            <text:p>0</text:p>
          </table:table-cell>
          <table:table-cell table:formula="of:=['dMass-dt'.L86]" office:value-type="float" office:value="0" calcext:value-type="float">
            <text:p>0</text:p>
          </table:table-cell>
          <table:table-cell table:formula="of:=['dMass-dt'.M86]" office:value-type="float" office:value="1121" calcext:value-type="float">
            <text:p>1121</text:p>
          </table:table-cell>
        </table:table-row>
        <table:table-row table:style-name="ro1">
          <table:table-cell table:formula="of:=[.A106]+1" office:value-type="float" office:value="2084" calcext:value-type="float">
            <text:p>2084</text:p>
          </table:table-cell>
          <table:table-cell table:formula="of:=ABS(['dMass-dt'.B87])" office:value-type="float" office:value="807" calcext:value-type="float">
            <text:p>807</text:p>
          </table:table-cell>
          <table:table-cell table:formula="of:=MAX(['dMass-dt'.C87];0)" office:value-type="float" office:value="140" calcext:value-type="float">
            <text:p>140</text:p>
          </table:table-cell>
          <table:table-cell table:formula="of:=-MIN(['dMass-dt'.C87];0)" office:value-type="float" office:value="-0" calcext:value-type="float">
            <text:p>0</text:p>
          </table:table-cell>
          <table:table-cell table:formula="of:=['dMass-dt'.D87]" office:value-type="float" office:value="0" calcext:value-type="float">
            <text:p>0</text:p>
          </table:table-cell>
          <table:table-cell table:formula="of:=['dMass-dt'.E87]" office:value-type="float" office:value="5714" calcext:value-type="float">
            <text:p>5714</text:p>
          </table:table-cell>
          <table:table-cell table:formula="of:=['dMass-dt'.F87]" office:value-type="float" office:value="971" calcext:value-type="float">
            <text:p>971</text:p>
          </table:table-cell>
          <table:table-cell table:formula="of:=MAX(['dMass-dt'.G87];0)" office:value-type="float" office:value="2028" calcext:value-type="float">
            <text:p>2028</text:p>
          </table:table-cell>
          <table:table-cell table:formula="of:=-MIN(['dMass-dt'.G87];0)" office:value-type="float" office:value="-0" calcext:value-type="float">
            <text:p>0</text:p>
          </table:table-cell>
          <table:table-cell table:formula="of:=['dMass-dt'.H87]" office:value-type="float" office:value="0" calcext:value-type="float">
            <text:p>0</text:p>
          </table:table-cell>
          <table:table-cell table:formula="of:=['dMass-dt'.I87]" office:value-type="float" office:value="3662" calcext:value-type="float">
            <text:p>3662</text:p>
          </table:table-cell>
          <table:table-cell table:formula="of:=['dMass-dt'.J87]" office:value-type="float" office:value="1047" calcext:value-type="float">
            <text:p>1047</text:p>
          </table:table-cell>
          <table:table-cell table:formula="of:=MAX(['dMass-dt'.K87];0)" office:value-type="float" office:value="4243" calcext:value-type="float">
            <text:p>4243</text:p>
          </table:table-cell>
          <table:table-cell table:formula="of:=-MIN(['dMass-dt'.K87];0)" office:value-type="float" office:value="-0" calcext:value-type="float">
            <text:p>0</text:p>
          </table:table-cell>
          <table:table-cell table:formula="of:=['dMass-dt'.L87]" office:value-type="float" office:value="0" calcext:value-type="float">
            <text:p>0</text:p>
          </table:table-cell>
          <table:table-cell table:formula="of:=['dMass-dt'.M87]" office:value-type="float" office:value="1371" calcext:value-type="float">
            <text:p>1371</text:p>
          </table:table-cell>
        </table:table-row>
        <table:table-row table:style-name="ro1">
          <table:table-cell table:formula="of:=[.A107]+1" office:value-type="float" office:value="2085" calcext:value-type="float">
            <text:p>2085</text:p>
          </table:table-cell>
          <table:table-cell table:formula="of:=ABS(['dMass-dt'.B88])" office:value-type="float" office:value="1024" calcext:value-type="float">
            <text:p>1024</text:p>
          </table:table-cell>
          <table:table-cell table:formula="of:=MAX(['dMass-dt'.C88];0)" office:value-type="float" office:value="184" calcext:value-type="float">
            <text:p>184</text:p>
          </table:table-cell>
          <table:table-cell table:formula="of:=-MIN(['dMass-dt'.C88];0)" office:value-type="float" office:value="-0" calcext:value-type="float">
            <text:p>0</text:p>
          </table:table-cell>
          <table:table-cell table:formula="of:=['dMass-dt'.D88]" office:value-type="float" office:value="0" calcext:value-type="float">
            <text:p>0</text:p>
          </table:table-cell>
          <table:table-cell table:formula="of:=['dMass-dt'.E88]" office:value-type="float" office:value="5488" calcext:value-type="float">
            <text:p>5488</text:p>
          </table:table-cell>
          <table:table-cell table:formula="of:=['dMass-dt'.F88]" office:value-type="float" office:value="1184" calcext:value-type="float">
            <text:p>1184</text:p>
          </table:table-cell>
          <table:table-cell table:formula="of:=MAX(['dMass-dt'.G88];0)" office:value-type="float" office:value="2090" calcext:value-type="float">
            <text:p>2090</text:p>
          </table:table-cell>
          <table:table-cell table:formula="of:=-MIN(['dMass-dt'.G88];0)" office:value-type="float" office:value="-0" calcext:value-type="float">
            <text:p>0</text:p>
          </table:table-cell>
          <table:table-cell table:formula="of:=['dMass-dt'.H88]" office:value-type="float" office:value="0" calcext:value-type="float">
            <text:p>0</text:p>
          </table:table-cell>
          <table:table-cell table:formula="of:=['dMass-dt'.I88]" office:value-type="float" office:value="3422" calcext:value-type="float">
            <text:p>3422</text:p>
          </table:table-cell>
          <table:table-cell table:formula="of:=['dMass-dt'.J88]" office:value-type="float" office:value="1275" calcext:value-type="float">
            <text:p>1275</text:p>
          </table:table-cell>
          <table:table-cell table:formula="of:=MAX(['dMass-dt'.K88];0)" office:value-type="float" office:value="4309" calcext:value-type="float">
            <text:p>4309</text:p>
          </table:table-cell>
          <table:table-cell table:formula="of:=-MIN(['dMass-dt'.K88];0)" office:value-type="float" office:value="-0" calcext:value-type="float">
            <text:p>0</text:p>
          </table:table-cell>
          <table:table-cell table:formula="of:=['dMass-dt'.L88]" office:value-type="float" office:value="0" calcext:value-type="float">
            <text:p>0</text:p>
          </table:table-cell>
          <table:table-cell table:formula="of:=['dMass-dt'.M88]" office:value-type="float" office:value="1112" calcext:value-type="float">
            <text:p>1112</text:p>
          </table:table-cell>
        </table:table-row>
        <table:table-row table:style-name="ro1">
          <table:table-cell table:formula="of:=[.A108]+1" office:value-type="float" office:value="2086" calcext:value-type="float">
            <text:p>2086</text:p>
          </table:table-cell>
          <table:table-cell table:formula="of:=ABS(['dMass-dt'.B89])" office:value-type="float" office:value="950" calcext:value-type="float">
            <text:p>950</text:p>
          </table:table-cell>
          <table:table-cell table:formula="of:=MAX(['dMass-dt'.C89];0)" office:value-type="float" office:value="265" calcext:value-type="float">
            <text:p>265</text:p>
          </table:table-cell>
          <table:table-cell table:formula="of:=-MIN(['dMass-dt'.C89];0)" office:value-type="float" office:value="-0" calcext:value-type="float">
            <text:p>0</text:p>
          </table:table-cell>
          <table:table-cell table:formula="of:=['dMass-dt'.D89]" office:value-type="float" office:value="0" calcext:value-type="float">
            <text:p>0</text:p>
          </table:table-cell>
          <table:table-cell table:formula="of:=['dMass-dt'.E89]" office:value-type="float" office:value="5596" calcext:value-type="float">
            <text:p>5596</text:p>
          </table:table-cell>
          <table:table-cell table:formula="of:=['dMass-dt'.F89]" office:value-type="float" office:value="1117" calcext:value-type="float">
            <text:p>1117</text:p>
          </table:table-cell>
          <table:table-cell table:formula="of:=MAX(['dMass-dt'.G89];0)" office:value-type="float" office:value="2181" calcext:value-type="float">
            <text:p>2181</text:p>
          </table:table-cell>
          <table:table-cell table:formula="of:=-MIN(['dMass-dt'.G89];0)" office:value-type="float" office:value="-0" calcext:value-type="float">
            <text:p>0</text:p>
          </table:table-cell>
          <table:table-cell table:formula="of:=['dMass-dt'.H89]" office:value-type="float" office:value="0" calcext:value-type="float">
            <text:p>0</text:p>
          </table:table-cell>
          <table:table-cell table:formula="of:=['dMass-dt'.I89]" office:value-type="float" office:value="3513" calcext:value-type="float">
            <text:p>3513</text:p>
          </table:table-cell>
          <table:table-cell table:formula="of:=['dMass-dt'.J89]" office:value-type="float" office:value="1192" calcext:value-type="float">
            <text:p>1192</text:p>
          </table:table-cell>
          <table:table-cell table:formula="of:=MAX(['dMass-dt'.K89];0)" office:value-type="float" office:value="4416" calcext:value-type="float">
            <text:p>4416</text:p>
          </table:table-cell>
          <table:table-cell table:formula="of:=-MIN(['dMass-dt'.K89];0)" office:value-type="float" office:value="-0" calcext:value-type="float">
            <text:p>0</text:p>
          </table:table-cell>
          <table:table-cell table:formula="of:=['dMass-dt'.L89]" office:value-type="float" office:value="0" calcext:value-type="float">
            <text:p>0</text:p>
          </table:table-cell>
          <table:table-cell table:formula="of:=['dMass-dt'.M89]" office:value-type="float" office:value="1203" calcext:value-type="float">
            <text:p>1203</text:p>
          </table:table-cell>
        </table:table-row>
        <table:table-row table:style-name="ro1">
          <table:table-cell table:formula="of:=[.A109]+1" office:value-type="float" office:value="2087" calcext:value-type="float">
            <text:p>2087</text:p>
          </table:table-cell>
          <table:table-cell table:formula="of:=ABS(['dMass-dt'.B90])" office:value-type="float" office:value="1201" calcext:value-type="float">
            <text:p>1201</text:p>
          </table:table-cell>
          <table:table-cell table:formula="of:=MAX(['dMass-dt'.C90];0)" office:value-type="float" office:value="330" calcext:value-type="float">
            <text:p>330</text:p>
          </table:table-cell>
          <table:table-cell table:formula="of:=-MIN(['dMass-dt'.C90];0)" office:value-type="float" office:value="-0" calcext:value-type="float">
            <text:p>0</text:p>
          </table:table-cell>
          <table:table-cell table:formula="of:=['dMass-dt'.D90]" office:value-type="float" office:value="0" calcext:value-type="float">
            <text:p>0</text:p>
          </table:table-cell>
          <table:table-cell table:formula="of:=['dMass-dt'.E90]" office:value-type="float" office:value="5668" calcext:value-type="float">
            <text:p>5668</text:p>
          </table:table-cell>
          <table:table-cell table:formula="of:=['dMass-dt'.F90]" office:value-type="float" office:value="1383" calcext:value-type="float">
            <text:p>1383</text:p>
          </table:table-cell>
          <table:table-cell table:formula="of:=MAX(['dMass-dt'.G90];0)" office:value-type="float" office:value="2294" calcext:value-type="float">
            <text:p>2294</text:p>
          </table:table-cell>
          <table:table-cell table:formula="of:=-MIN(['dMass-dt'.G90];0)" office:value-type="float" office:value="-0" calcext:value-type="float">
            <text:p>0</text:p>
          </table:table-cell>
          <table:table-cell table:formula="of:=['dMass-dt'.H90]" office:value-type="float" office:value="0" calcext:value-type="float">
            <text:p>0</text:p>
          </table:table-cell>
          <table:table-cell table:formula="of:=['dMass-dt'.I90]" office:value-type="float" office:value="3522" calcext:value-type="float">
            <text:p>3522</text:p>
          </table:table-cell>
          <table:table-cell table:formula="of:=['dMass-dt'.J90]" office:value-type="float" office:value="1453" calcext:value-type="float">
            <text:p>1453</text:p>
          </table:table-cell>
          <table:table-cell table:formula="of:=MAX(['dMass-dt'.K90];0)" office:value-type="float" office:value="4539" calcext:value-type="float">
            <text:p>4539</text:p>
          </table:table-cell>
          <table:table-cell table:formula="of:=-MIN(['dMass-dt'.K90];0)" office:value-type="float" office:value="-0" calcext:value-type="float">
            <text:p>0</text:p>
          </table:table-cell>
          <table:table-cell table:formula="of:=['dMass-dt'.L90]" office:value-type="float" office:value="0" calcext:value-type="float">
            <text:p>0</text:p>
          </table:table-cell>
          <table:table-cell table:formula="of:=['dMass-dt'.M90]" office:value-type="float" office:value="1207" calcext:value-type="float">
            <text:p>1207</text:p>
          </table:table-cell>
        </table:table-row>
        <table:table-row table:style-name="ro1">
          <table:table-cell table:formula="of:=[.A110]+1" office:value-type="float" office:value="2088" calcext:value-type="float">
            <text:p>2088</text:p>
          </table:table-cell>
          <table:table-cell table:formula="of:=ABS(['dMass-dt'.B91])" office:value-type="float" office:value="947" calcext:value-type="float">
            <text:p>947</text:p>
          </table:table-cell>
          <table:table-cell table:formula="of:=MAX(['dMass-dt'.C91];0)" office:value-type="float" office:value="165" calcext:value-type="float">
            <text:p>165</text:p>
          </table:table-cell>
          <table:table-cell table:formula="of:=-MIN(['dMass-dt'.C91];0)" office:value-type="float" office:value="-0" calcext:value-type="float">
            <text:p>0</text:p>
          </table:table-cell>
          <table:table-cell table:formula="of:=['dMass-dt'.D91]" office:value-type="float" office:value="0" calcext:value-type="float">
            <text:p>0</text:p>
          </table:table-cell>
          <table:table-cell table:formula="of:=['dMass-dt'.E91]" office:value-type="float" office:value="5996" calcext:value-type="float">
            <text:p>5996</text:p>
          </table:table-cell>
          <table:table-cell table:formula="of:=['dMass-dt'.F91]" office:value-type="float" office:value="1156" calcext:value-type="float">
            <text:p>1156</text:p>
          </table:table-cell>
          <table:table-cell table:formula="of:=MAX(['dMass-dt'.G91];0)" office:value-type="float" office:value="2418" calcext:value-type="float">
            <text:p>2418</text:p>
          </table:table-cell>
          <table:table-cell table:formula="of:=-MIN(['dMass-dt'.G91];0)" office:value-type="float" office:value="-0" calcext:value-type="float">
            <text:p>0</text:p>
          </table:table-cell>
          <table:table-cell table:formula="of:=['dMass-dt'.H91]" office:value-type="float" office:value="0" calcext:value-type="float">
            <text:p>0</text:p>
          </table:table-cell>
          <table:table-cell table:formula="of:=['dMass-dt'.I91]" office:value-type="float" office:value="3534" calcext:value-type="float">
            <text:p>3534</text:p>
          </table:table-cell>
          <table:table-cell table:formula="of:=['dMass-dt'.J91]" office:value-type="float" office:value="1223" calcext:value-type="float">
            <text:p>1223</text:p>
          </table:table-cell>
          <table:table-cell table:formula="of:=MAX(['dMass-dt'.K91];0)" office:value-type="float" office:value="4675" calcext:value-type="float">
            <text:p>4675</text:p>
          </table:table-cell>
          <table:table-cell table:formula="of:=-MIN(['dMass-dt'.K91];0)" office:value-type="float" office:value="-0" calcext:value-type="float">
            <text:p>0</text:p>
          </table:table-cell>
          <table:table-cell table:formula="of:=['dMass-dt'.L91]" office:value-type="float" office:value="0" calcext:value-type="float">
            <text:p>0</text:p>
          </table:table-cell>
          <table:table-cell table:formula="of:=['dMass-dt'.M91]" office:value-type="float" office:value="1210" calcext:value-type="float">
            <text:p>1210</text:p>
          </table:table-cell>
        </table:table-row>
        <table:table-row table:style-name="ro1">
          <table:table-cell table:formula="of:=[.A111]+1" office:value-type="float" office:value="2089" calcext:value-type="float">
            <text:p>2089</text:p>
          </table:table-cell>
          <table:table-cell table:formula="of:=ABS(['dMass-dt'.B92])" office:value-type="float" office:value="866" calcext:value-type="float">
            <text:p>866</text:p>
          </table:table-cell>
          <table:table-cell table:formula="of:=MAX(['dMass-dt'.C92];0)" office:value-type="float" office:value="0" calcext:value-type="float">
            <text:p>0</text:p>
          </table:table-cell>
          <table:table-cell table:formula="of:=-MIN(['dMass-dt'.C92];0)" office:value-type="float" office:value="126" calcext:value-type="float">
            <text:p>126</text:p>
          </table:table-cell>
          <table:table-cell table:formula="of:=['dMass-dt'.D92]" office:value-type="float" office:value="0" calcext:value-type="float">
            <text:p>0</text:p>
          </table:table-cell>
          <table:table-cell table:formula="of:=['dMass-dt'.E92]" office:value-type="float" office:value="6368" calcext:value-type="float">
            <text:p>6368</text:p>
          </table:table-cell>
          <table:table-cell table:formula="of:=['dMass-dt'.F92]" office:value-type="float" office:value="1074" calcext:value-type="float">
            <text:p>1074</text:p>
          </table:table-cell>
          <table:table-cell table:formula="of:=MAX(['dMass-dt'.G92];0)" office:value-type="float" office:value="2549" calcext:value-type="float">
            <text:p>2549</text:p>
          </table:table-cell>
          <table:table-cell table:formula="of:=-MIN(['dMass-dt'.G92];0)" office:value-type="float" office:value="-0" calcext:value-type="float">
            <text:p>0</text:p>
          </table:table-cell>
          <table:table-cell table:formula="of:=['dMass-dt'.H92]" office:value-type="float" office:value="0" calcext:value-type="float">
            <text:p>0</text:p>
          </table:table-cell>
          <table:table-cell table:formula="of:=['dMass-dt'.I92]" office:value-type="float" office:value="3485" calcext:value-type="float">
            <text:p>3485</text:p>
          </table:table-cell>
          <table:table-cell table:formula="of:=['dMass-dt'.J92]" office:value-type="float" office:value="1153" calcext:value-type="float">
            <text:p>1153</text:p>
          </table:table-cell>
          <table:table-cell table:formula="of:=MAX(['dMass-dt'.K92];0)" office:value-type="float" office:value="4803" calcext:value-type="float">
            <text:p>4803</text:p>
          </table:table-cell>
          <table:table-cell table:formula="of:=-MIN(['dMass-dt'.K92];0)" office:value-type="float" office:value="-0" calcext:value-type="float">
            <text:p>0</text:p>
          </table:table-cell>
          <table:table-cell table:formula="of:=['dMass-dt'.L92]" office:value-type="float" office:value="0" calcext:value-type="float">
            <text:p>0</text:p>
          </table:table-cell>
          <table:table-cell table:formula="of:=['dMass-dt'.M92]" office:value-type="float" office:value="1152" calcext:value-type="float">
            <text:p>1152</text:p>
          </table:table-cell>
        </table:table-row>
        <table:table-row table:style-name="ro1">
          <table:table-cell table:formula="of:=[.A112]+1" office:value-type="float" office:value="2090" calcext:value-type="float">
            <text:p>2090</text:p>
          </table:table-cell>
          <table:table-cell table:formula="of:=ABS(['dMass-dt'.B93])" office:value-type="float" office:value="1387" calcext:value-type="float">
            <text:p>1387</text:p>
          </table:table-cell>
          <table:table-cell table:formula="of:=MAX(['dMass-dt'.C93];0)" office:value-type="float" office:value="0" calcext:value-type="float">
            <text:p>0</text:p>
          </table:table-cell>
          <table:table-cell table:formula="of:=-MIN(['dMass-dt'.C93];0)" office:value-type="float" office:value="619" calcext:value-type="float">
            <text:p>619</text:p>
          </table:table-cell>
          <table:table-cell table:formula="of:=['dMass-dt'.D93]" office:value-type="float" office:value="0" calcext:value-type="float">
            <text:p>0</text:p>
          </table:table-cell>
          <table:table-cell table:formula="of:=['dMass-dt'.E93]" office:value-type="float" office:value="7114" calcext:value-type="float">
            <text:p>7114</text:p>
          </table:table-cell>
          <table:table-cell table:formula="of:=['dMass-dt'.F93]" office:value-type="float" office:value="1560" calcext:value-type="float">
            <text:p>1560</text:p>
          </table:table-cell>
          <table:table-cell table:formula="of:=MAX(['dMass-dt'.G93];0)" office:value-type="float" office:value="2654" calcext:value-type="float">
            <text:p>2654</text:p>
          </table:table-cell>
          <table:table-cell table:formula="of:=-MIN(['dMass-dt'.G93];0)" office:value-type="float" office:value="-0" calcext:value-type="float">
            <text:p>0</text:p>
          </table:table-cell>
          <table:table-cell table:formula="of:=['dMass-dt'.H93]" office:value-type="float" office:value="0" calcext:value-type="float">
            <text:p>0</text:p>
          </table:table-cell>
          <table:table-cell table:formula="of:=['dMass-dt'.I93]" office:value-type="float" office:value="3668" calcext:value-type="float">
            <text:p>3668</text:p>
          </table:table-cell>
          <table:table-cell table:formula="of:=['dMass-dt'.J93]" office:value-type="float" office:value="1630" calcext:value-type="float">
            <text:p>1630</text:p>
          </table:table-cell>
          <table:table-cell table:formula="of:=MAX(['dMass-dt'.K93];0)" office:value-type="float" office:value="4915" calcext:value-type="float">
            <text:p>4915</text:p>
          </table:table-cell>
          <table:table-cell table:formula="of:=-MIN(['dMass-dt'.K93];0)" office:value-type="float" office:value="-0" calcext:value-type="float">
            <text:p>0</text:p>
          </table:table-cell>
          <table:table-cell table:formula="of:=['dMass-dt'.L93]" office:value-type="float" office:value="0" calcext:value-type="float">
            <text:p>0</text:p>
          </table:table-cell>
          <table:table-cell table:formula="of:=['dMass-dt'.M93]" office:value-type="float" office:value="1337" calcext:value-type="float">
            <text:p>1337</text:p>
          </table:table-cell>
        </table:table-row>
        <table:table-row table:style-name="ro1">
          <table:table-cell table:formula="of:=[.A113]+1" office:value-type="float" office:value="2091" calcext:value-type="float">
            <text:p>2091</text:p>
          </table:table-cell>
          <table:table-cell table:formula="of:=ABS(['dMass-dt'.B94])" office:value-type="float" office:value="1558" calcext:value-type="float">
            <text:p>1558</text:p>
          </table:table-cell>
          <table:table-cell table:formula="of:=MAX(['dMass-dt'.C94];0)" office:value-type="float" office:value="0" calcext:value-type="float">
            <text:p>0</text:p>
          </table:table-cell>
          <table:table-cell table:formula="of:=-MIN(['dMass-dt'.C94];0)" office:value-type="float" office:value="862" calcext:value-type="float">
            <text:p>862</text:p>
          </table:table-cell>
          <table:table-cell table:formula="of:=['dMass-dt'.D94]" office:value-type="float" office:value="0" calcext:value-type="float">
            <text:p>0</text:p>
          </table:table-cell>
          <table:table-cell table:formula="of:=['dMass-dt'.E94]" office:value-type="float" office:value="7336" calcext:value-type="float">
            <text:p>7336</text:p>
          </table:table-cell>
          <table:table-cell table:formula="of:=['dMass-dt'.F94]" office:value-type="float" office:value="1738" calcext:value-type="float">
            <text:p>1738</text:p>
          </table:table-cell>
          <table:table-cell table:formula="of:=MAX(['dMass-dt'.G94];0)" office:value-type="float" office:value="2747" calcext:value-type="float">
            <text:p>2747</text:p>
          </table:table-cell>
          <table:table-cell table:formula="of:=-MIN(['dMass-dt'.G94];0)" office:value-type="float" office:value="-0" calcext:value-type="float">
            <text:p>0</text:p>
          </table:table-cell>
          <table:table-cell table:formula="of:=['dMass-dt'.H94]" office:value-type="float" office:value="0" calcext:value-type="float">
            <text:p>0</text:p>
          </table:table-cell>
          <table:table-cell table:formula="of:=['dMass-dt'.I94]" office:value-type="float" office:value="3547" calcext:value-type="float">
            <text:p>3547</text:p>
          </table:table-cell>
          <table:table-cell table:formula="of:=['dMass-dt'.J94]" office:value-type="float" office:value="1796" calcext:value-type="float">
            <text:p>1796</text:p>
          </table:table-cell>
          <table:table-cell table:formula="of:=MAX(['dMass-dt'.K94];0)" office:value-type="float" office:value="5018" calcext:value-type="float">
            <text:p>5018</text:p>
          </table:table-cell>
          <table:table-cell table:formula="of:=-MIN(['dMass-dt'.K94];0)" office:value-type="float" office:value="-0" calcext:value-type="float">
            <text:p>0</text:p>
          </table:table-cell>
          <table:table-cell table:formula="of:=['dMass-dt'.L94]" office:value-type="float" office:value="0" calcext:value-type="float">
            <text:p>0</text:p>
          </table:table-cell>
          <table:table-cell table:formula="of:=['dMass-dt'.M94]" office:value-type="float" office:value="1218" calcext:value-type="float">
            <text:p>1218</text:p>
          </table:table-cell>
        </table:table-row>
        <table:table-row table:style-name="ro1">
          <table:table-cell table:formula="of:=[.A114]+1" office:value-type="float" office:value="2092" calcext:value-type="float">
            <text:p>2092</text:p>
          </table:table-cell>
          <table:table-cell table:formula="of:=ABS(['dMass-dt'.B95])" office:value-type="float" office:value="1555" calcext:value-type="float">
            <text:p>1555</text:p>
          </table:table-cell>
          <table:table-cell table:formula="of:=MAX(['dMass-dt'.C95];0)" office:value-type="float" office:value="0" calcext:value-type="float">
            <text:p>0</text:p>
          </table:table-cell>
          <table:table-cell table:formula="of:=-MIN(['dMass-dt'.C95];0)" office:value-type="float" office:value="771" calcext:value-type="float">
            <text:p>771</text:p>
          </table:table-cell>
          <table:table-cell table:formula="of:=['dMass-dt'.D95]" office:value-type="float" office:value="0" calcext:value-type="float">
            <text:p>0</text:p>
          </table:table-cell>
          <table:table-cell table:formula="of:=['dMass-dt'.E95]" office:value-type="float" office:value="7474" calcext:value-type="float">
            <text:p>7474</text:p>
          </table:table-cell>
          <table:table-cell table:formula="of:=['dMass-dt'.F95]" office:value-type="float" office:value="1735" calcext:value-type="float">
            <text:p>1735</text:p>
          </table:table-cell>
          <table:table-cell table:formula="of:=MAX(['dMass-dt'.G95];0)" office:value-type="float" office:value="2855" calcext:value-type="float">
            <text:p>2855</text:p>
          </table:table-cell>
          <table:table-cell table:formula="of:=-MIN(['dMass-dt'.G95];0)" office:value-type="float" office:value="-0" calcext:value-type="float">
            <text:p>0</text:p>
          </table:table-cell>
          <table:table-cell table:formula="of:=['dMass-dt'.H95]" office:value-type="float" office:value="0" calcext:value-type="float">
            <text:p>0</text:p>
          </table:table-cell>
          <table:table-cell table:formula="of:=['dMass-dt'.I95]" office:value-type="float" office:value="3668" calcext:value-type="float">
            <text:p>3668</text:p>
          </table:table-cell>
          <table:table-cell table:formula="of:=['dMass-dt'.J95]" office:value-type="float" office:value="1786" calcext:value-type="float">
            <text:p>1786</text:p>
          </table:table-cell>
          <table:table-cell table:formula="of:=MAX(['dMass-dt'.K95];0)" office:value-type="float" office:value="5132" calcext:value-type="float">
            <text:p>5132</text:p>
          </table:table-cell>
          <table:table-cell table:formula="of:=-MIN(['dMass-dt'.K95];0)" office:value-type="float" office:value="-0" calcext:value-type="float">
            <text:p>0</text:p>
          </table:table-cell>
          <table:table-cell table:formula="of:=['dMass-dt'.L95]" office:value-type="float" office:value="0" calcext:value-type="float">
            <text:p>0</text:p>
          </table:table-cell>
          <table:table-cell table:formula="of:=['dMass-dt'.M95]" office:value-type="float" office:value="1340" calcext:value-type="float">
            <text:p>1340</text:p>
          </table:table-cell>
        </table:table-row>
        <table:table-row table:style-name="ro1">
          <table:table-cell table:formula="of:=[.A115]+1" office:value-type="float" office:value="2093" calcext:value-type="float">
            <text:p>2093</text:p>
          </table:table-cell>
          <table:table-cell table:formula="of:=ABS(['dMass-dt'.B96])" office:value-type="float" office:value="640" calcext:value-type="float">
            <text:p>640</text:p>
          </table:table-cell>
          <table:table-cell table:formula="of:=MAX(['dMass-dt'.C96];0)" office:value-type="float" office:value="0" calcext:value-type="float">
            <text:p>0</text:p>
          </table:table-cell>
          <table:table-cell table:formula="of:=-MIN(['dMass-dt'.C96];0)" office:value-type="float" office:value="702" calcext:value-type="float">
            <text:p>702</text:p>
          </table:table-cell>
          <table:table-cell table:formula="of:=['dMass-dt'.D96]" office:value-type="float" office:value="0" calcext:value-type="float">
            <text:p>0</text:p>
          </table:table-cell>
          <table:table-cell table:formula="of:=['dMass-dt'.E96]" office:value-type="float" office:value="7310" calcext:value-type="float">
            <text:p>7310</text:p>
          </table:table-cell>
          <table:table-cell table:formula="of:=['dMass-dt'.F96]" office:value-type="float" office:value="802" calcext:value-type="float">
            <text:p>802</text:p>
          </table:table-cell>
          <table:table-cell table:formula="of:=MAX(['dMass-dt'.G96];0)" office:value-type="float" office:value="2943" calcext:value-type="float">
            <text:p>2943</text:p>
          </table:table-cell>
          <table:table-cell table:formula="of:=-MIN(['dMass-dt'.G96];0)" office:value-type="float" office:value="-0" calcext:value-type="float">
            <text:p>0</text:p>
          </table:table-cell>
          <table:table-cell table:formula="of:=['dMass-dt'.H96]" office:value-type="float" office:value="0" calcext:value-type="float">
            <text:p>0</text:p>
          </table:table-cell>
          <table:table-cell table:formula="of:=['dMass-dt'.I96]" office:value-type="float" office:value="3503" calcext:value-type="float">
            <text:p>3503</text:p>
          </table:table-cell>
          <table:table-cell table:formula="of:=['dMass-dt'.J96]" office:value-type="float" office:value="867" calcext:value-type="float">
            <text:p>867</text:p>
          </table:table-cell>
          <table:table-cell table:formula="of:=MAX(['dMass-dt'.K96];0)" office:value-type="float" office:value="5225" calcext:value-type="float">
            <text:p>5225</text:p>
          </table:table-cell>
          <table:table-cell table:formula="of:=-MIN(['dMass-dt'.K96];0)" office:value-type="float" office:value="-0" calcext:value-type="float">
            <text:p>0</text:p>
          </table:table-cell>
          <table:table-cell table:formula="of:=['dMass-dt'.L96]" office:value-type="float" office:value="0" calcext:value-type="float">
            <text:p>0</text:p>
          </table:table-cell>
          <table:table-cell table:formula="of:=['dMass-dt'.M96]" office:value-type="float" office:value="1156" calcext:value-type="float">
            <text:p>1156</text:p>
          </table:table-cell>
        </table:table-row>
        <table:table-row table:style-name="ro1">
          <table:table-cell table:formula="of:=[.A116]+1" office:value-type="float" office:value="2094" calcext:value-type="float">
            <text:p>2094</text:p>
          </table:table-cell>
          <table:table-cell table:formula="of:=ABS(['dMass-dt'.B97])" office:value-type="float" office:value="2134" calcext:value-type="float">
            <text:p>2134</text:p>
          </table:table-cell>
          <table:table-cell table:formula="of:=MAX(['dMass-dt'.C97];0)" office:value-type="float" office:value="0" calcext:value-type="float">
            <text:p>0</text:p>
          </table:table-cell>
          <table:table-cell table:formula="of:=-MIN(['dMass-dt'.C97];0)" office:value-type="float" office:value="402" calcext:value-type="float">
            <text:p>402</text:p>
          </table:table-cell>
          <table:table-cell table:formula="of:=['dMass-dt'.D97]" office:value-type="float" office:value="0" calcext:value-type="float">
            <text:p>0</text:p>
          </table:table-cell>
          <table:table-cell table:formula="of:=['dMass-dt'.E97]" office:value-type="float" office:value="7214" calcext:value-type="float">
            <text:p>7214</text:p>
          </table:table-cell>
          <table:table-cell table:formula="of:=['dMass-dt'.F97]" office:value-type="float" office:value="2294" calcext:value-type="float">
            <text:p>2294</text:p>
          </table:table-cell>
          <table:table-cell table:formula="of:=MAX(['dMass-dt'.G97];0)" office:value-type="float" office:value="2986" calcext:value-type="float">
            <text:p>2986</text:p>
          </table:table-cell>
          <table:table-cell table:formula="of:=-MIN(['dMass-dt'.G97];0)" office:value-type="float" office:value="-0" calcext:value-type="float">
            <text:p>0</text:p>
          </table:table-cell>
          <table:table-cell table:formula="of:=['dMass-dt'.H97]" office:value-type="float" office:value="0" calcext:value-type="float">
            <text:p>0</text:p>
          </table:table-cell>
          <table:table-cell table:formula="of:=['dMass-dt'.I97]" office:value-type="float" office:value="3666" calcext:value-type="float">
            <text:p>3666</text:p>
          </table:table-cell>
          <table:table-cell table:formula="of:=['dMass-dt'.J97]" office:value-type="float" office:value="2338" calcext:value-type="float">
            <text:p>2338</text:p>
          </table:table-cell>
          <table:table-cell table:formula="of:=MAX(['dMass-dt'.K97];0)" office:value-type="float" office:value="5278" calcext:value-type="float">
            <text:p>5278</text:p>
          </table:table-cell>
          <table:table-cell table:formula="of:=-MIN(['dMass-dt'.K97];0)" office:value-type="float" office:value="-0" calcext:value-type="float">
            <text:p>0</text:p>
          </table:table-cell>
          <table:table-cell table:formula="of:=['dMass-dt'.L97]" office:value-type="float" office:value="0" calcext:value-type="float">
            <text:p>0</text:p>
          </table:table-cell>
          <table:table-cell table:formula="of:=['dMass-dt'.M97]" office:value-type="float" office:value="1330" calcext:value-type="float">
            <text:p>1330</text:p>
          </table:table-cell>
        </table:table-row>
        <table:table-row table:style-name="ro1">
          <table:table-cell table:formula="of:=[.A117]+1" office:value-type="float" office:value="2095" calcext:value-type="float">
            <text:p>2095</text:p>
          </table:table-cell>
          <table:table-cell table:formula="of:=ABS(['dMass-dt'.B98])" office:value-type="float" office:value="1287" calcext:value-type="float">
            <text:p>1287</text:p>
          </table:table-cell>
          <table:table-cell table:formula="of:=MAX(['dMass-dt'.C98];0)" office:value-type="float" office:value="69" calcext:value-type="float">
            <text:p>69</text:p>
          </table:table-cell>
          <table:table-cell table:formula="of:=-MIN(['dMass-dt'.C98];0)" office:value-type="float" office:value="-0" calcext:value-type="float">
            <text:p>0</text:p>
          </table:table-cell>
          <table:table-cell table:formula="of:=['dMass-dt'.D98]" office:value-type="float" office:value="0" calcext:value-type="float">
            <text:p>0</text:p>
          </table:table-cell>
          <table:table-cell table:formula="of:=['dMass-dt'.E98]" office:value-type="float" office:value="6942" calcext:value-type="float">
            <text:p>6942</text:p>
          </table:table-cell>
          <table:table-cell table:formula="of:=['dMass-dt'.F98]" office:value-type="float" office:value="1511" calcext:value-type="float">
            <text:p>1511</text:p>
          </table:table-cell>
          <table:table-cell table:formula="of:=MAX(['dMass-dt'.G98];0)" office:value-type="float" office:value="3199" calcext:value-type="float">
            <text:p>3199</text:p>
          </table:table-cell>
          <table:table-cell table:formula="of:=-MIN(['dMass-dt'.G98];0)" office:value-type="float" office:value="-0" calcext:value-type="float">
            <text:p>0</text:p>
          </table:table-cell>
          <table:table-cell table:formula="of:=['dMass-dt'.H98]" office:value-type="float" office:value="0" calcext:value-type="float">
            <text:p>0</text:p>
          </table:table-cell>
          <table:table-cell table:formula="of:=['dMass-dt'.I98]" office:value-type="float" office:value="3588" calcext:value-type="float">
            <text:p>3588</text:p>
          </table:table-cell>
          <table:table-cell table:formula="of:=['dMass-dt'.J98]" office:value-type="float" office:value="1548" calcext:value-type="float">
            <text:p>1548</text:p>
          </table:table-cell>
          <table:table-cell table:formula="of:=MAX(['dMass-dt'.K98];0)" office:value-type="float" office:value="5507" calcext:value-type="float">
            <text:p>5507</text:p>
          </table:table-cell>
          <table:table-cell table:formula="of:=-MIN(['dMass-dt'.K98];0)" office:value-type="float" office:value="-0" calcext:value-type="float">
            <text:p>0</text:p>
          </table:table-cell>
          <table:table-cell table:formula="of:=['dMass-dt'.L98]" office:value-type="float" office:value="0" calcext:value-type="float">
            <text:p>0</text:p>
          </table:table-cell>
          <table:table-cell table:formula="of:=['dMass-dt'.M98]" office:value-type="float" office:value="1243" calcext:value-type="float">
            <text:p>1243</text:p>
          </table:table-cell>
        </table:table-row>
        <table:table-row table:style-name="ro1">
          <table:table-cell table:formula="of:=[.A118]+1" office:value-type="float" office:value="2096" calcext:value-type="float">
            <text:p>2096</text:p>
          </table:table-cell>
          <table:table-cell table:formula="of:=ABS(['dMass-dt'.B99])" office:value-type="float" office:value="1552" calcext:value-type="float">
            <text:p>1552</text:p>
          </table:table-cell>
          <table:table-cell table:formula="of:=MAX(['dMass-dt'.C99];0)" office:value-type="float" office:value="7" calcext:value-type="float">
            <text:p>7</text:p>
          </table:table-cell>
          <table:table-cell table:formula="of:=-MIN(['dMass-dt'.C99];0)" office:value-type="float" office:value="-0" calcext:value-type="float">
            <text:p>0</text:p>
          </table:table-cell>
          <table:table-cell table:formula="of:=['dMass-dt'.D99]" office:value-type="float" office:value="0" calcext:value-type="float">
            <text:p>0</text:p>
          </table:table-cell>
          <table:table-cell table:formula="of:=['dMass-dt'.E99]" office:value-type="float" office:value="7177" calcext:value-type="float">
            <text:p>7177</text:p>
          </table:table-cell>
          <table:table-cell table:formula="of:=['dMass-dt'.F99]" office:value-type="float" office:value="1789" calcext:value-type="float">
            <text:p>1789</text:p>
          </table:table-cell>
          <table:table-cell table:formula="of:=MAX(['dMass-dt'.G99];0)" office:value-type="float" office:value="3288" calcext:value-type="float">
            <text:p>3288</text:p>
          </table:table-cell>
          <table:table-cell table:formula="of:=-MIN(['dMass-dt'.G99];0)" office:value-type="float" office:value="-0" calcext:value-type="float">
            <text:p>0</text:p>
          </table:table-cell>
          <table:table-cell table:formula="of:=['dMass-dt'.H99]" office:value-type="float" office:value="0" calcext:value-type="float">
            <text:p>0</text:p>
          </table:table-cell>
          <table:table-cell table:formula="of:=['dMass-dt'.I99]" office:value-type="float" office:value="3659" calcext:value-type="float">
            <text:p>3659</text:p>
          </table:table-cell>
          <table:table-cell table:formula="of:=['dMass-dt'.J99]" office:value-type="float" office:value="1828" calcext:value-type="float">
            <text:p>1828</text:p>
          </table:table-cell>
          <table:table-cell table:formula="of:=MAX(['dMass-dt'.K99];0)" office:value-type="float" office:value="5602" calcext:value-type="float">
            <text:p>5602</text:p>
          </table:table-cell>
          <table:table-cell table:formula="of:=-MIN(['dMass-dt'.K99];0)" office:value-type="float" office:value="-0" calcext:value-type="float">
            <text:p>0</text:p>
          </table:table-cell>
          <table:table-cell table:formula="of:=['dMass-dt'.L99]" office:value-type="float" office:value="0" calcext:value-type="float">
            <text:p>0</text:p>
          </table:table-cell>
          <table:table-cell table:formula="of:=['dMass-dt'.M99]" office:value-type="float" office:value="1306" calcext:value-type="float">
            <text:p>1306</text:p>
          </table:table-cell>
        </table:table-row>
        <table:table-row table:style-name="ro1">
          <table:table-cell table:formula="of:=[.A119]+1" office:value-type="float" office:value="2097" calcext:value-type="float">
            <text:p>2097</text:p>
          </table:table-cell>
          <table:table-cell table:formula="of:=ABS(['dMass-dt'.B100])" office:value-type="float" office:value="1230" calcext:value-type="float">
            <text:p>1230</text:p>
          </table:table-cell>
          <table:table-cell table:formula="of:=MAX(['dMass-dt'.C100];0)" office:value-type="float" office:value="97" calcext:value-type="float">
            <text:p>97</text:p>
          </table:table-cell>
          <table:table-cell table:formula="of:=-MIN(['dMass-dt'.C100];0)" office:value-type="float" office:value="-0" calcext:value-type="float">
            <text:p>0</text:p>
          </table:table-cell>
          <table:table-cell table:formula="of:=['dMass-dt'.D100]" office:value-type="float" office:value="0" calcext:value-type="float">
            <text:p>0</text:p>
          </table:table-cell>
          <table:table-cell table:formula="of:=['dMass-dt'.E100]" office:value-type="float" office:value="7151" calcext:value-type="float">
            <text:p>7151</text:p>
          </table:table-cell>
          <table:table-cell table:formula="of:=['dMass-dt'.F100]" office:value-type="float" office:value="1458" calcext:value-type="float">
            <text:p>1458</text:p>
          </table:table-cell>
          <table:table-cell table:formula="of:=MAX(['dMass-dt'.G100];0)" office:value-type="float" office:value="3588" calcext:value-type="float">
            <text:p>3588</text:p>
          </table:table-cell>
          <table:table-cell table:formula="of:=-MIN(['dMass-dt'.G100];0)" office:value-type="float" office:value="-0" calcext:value-type="float">
            <text:p>0</text:p>
          </table:table-cell>
          <table:table-cell table:formula="of:=['dMass-dt'.H100]" office:value-type="float" office:value="0" calcext:value-type="float">
            <text:p>0</text:p>
          </table:table-cell>
          <table:table-cell table:formula="of:=['dMass-dt'.I100]" office:value-type="float" office:value="3432" calcext:value-type="float">
            <text:p>3432</text:p>
          </table:table-cell>
          <table:table-cell table:formula="of:=['dMass-dt'.J100]" office:value-type="float" office:value="1526" calcext:value-type="float">
            <text:p>1526</text:p>
          </table:table-cell>
          <table:table-cell table:formula="of:=MAX(['dMass-dt'.K100];0)" office:value-type="float" office:value="5904" calcext:value-type="float">
            <text:p>5904</text:p>
          </table:table-cell>
          <table:table-cell table:formula="of:=-MIN(['dMass-dt'.K100];0)" office:value-type="float" office:value="-0" calcext:value-type="float">
            <text:p>0</text:p>
          </table:table-cell>
          <table:table-cell table:formula="of:=['dMass-dt'.L100]" office:value-type="float" office:value="0" calcext:value-type="float">
            <text:p>0</text:p>
          </table:table-cell>
          <table:table-cell table:formula="of:=['dMass-dt'.M100]" office:value-type="float" office:value="1048" calcext:value-type="float">
            <text:p>1048</text:p>
          </table:table-cell>
        </table:table-row>
        <table:table-row table:style-name="ro1">
          <table:table-cell table:formula="of:=[.A120]+1" office:value-type="float" office:value="2098" calcext:value-type="float">
            <text:p>2098</text:p>
          </table:table-cell>
          <table:table-cell table:formula="of:=ABS(['dMass-dt'.B101])" office:value-type="float" office:value="1361" calcext:value-type="float">
            <text:p>1361</text:p>
          </table:table-cell>
          <table:table-cell table:formula="of:=MAX(['dMass-dt'.C101];0)" office:value-type="float" office:value="0" calcext:value-type="float">
            <text:p>0</text:p>
          </table:table-cell>
          <table:table-cell table:formula="of:=-MIN(['dMass-dt'.C101];0)" office:value-type="float" office:value="37" calcext:value-type="float">
            <text:p>37</text:p>
          </table:table-cell>
          <table:table-cell table:formula="of:=['dMass-dt'.D101]" office:value-type="float" office:value="0" calcext:value-type="float">
            <text:p>0</text:p>
          </table:table-cell>
          <table:table-cell table:formula="of:=['dMass-dt'.E101]" office:value-type="float" office:value="7596" calcext:value-type="float">
            <text:p>7596</text:p>
          </table:table-cell>
          <table:table-cell table:formula="of:=['dMass-dt'.F101]" office:value-type="float" office:value="1567" calcext:value-type="float">
            <text:p>1567</text:p>
          </table:table-cell>
          <table:table-cell table:formula="of:=MAX(['dMass-dt'.G101];0)" office:value-type="float" office:value="3590" calcext:value-type="float">
            <text:p>3590</text:p>
          </table:table-cell>
          <table:table-cell table:formula="of:=-MIN(['dMass-dt'.G101];0)" office:value-type="float" office:value="-0" calcext:value-type="float">
            <text:p>0</text:p>
          </table:table-cell>
          <table:table-cell table:formula="of:=['dMass-dt'.H101]" office:value-type="float" office:value="0" calcext:value-type="float">
            <text:p>0</text:p>
          </table:table-cell>
          <table:table-cell table:formula="of:=['dMass-dt'.I101]" office:value-type="float" office:value="3763" calcext:value-type="float">
            <text:p>3763</text:p>
          </table:table-cell>
          <table:table-cell table:formula="of:=['dMass-dt'.J101]" office:value-type="float" office:value="1561" calcext:value-type="float">
            <text:p>1561</text:p>
          </table:table-cell>
          <table:table-cell table:formula="of:=MAX(['dMass-dt'.K101];0)" office:value-type="float" office:value="5918" calcext:value-type="float">
            <text:p>5918</text:p>
          </table:table-cell>
          <table:table-cell table:formula="of:=-MIN(['dMass-dt'.K101];0)" office:value-type="float" office:value="-0" calcext:value-type="float">
            <text:p>0</text:p>
          </table:table-cell>
          <table:table-cell table:formula="of:=['dMass-dt'.L101]" office:value-type="float" office:value="0" calcext:value-type="float">
            <text:p>0</text:p>
          </table:table-cell>
          <table:table-cell table:formula="of:=['dMass-dt'.M101]" office:value-type="float" office:value="1441" calcext:value-type="float">
            <text:p>1441</text:p>
          </table:table-cell>
        </table:table-row>
        <table:table-row table:style-name="ro1">
          <table:table-cell table:formula="of:=[.A121]+1" office:value-type="float" office:value="2099" calcext:value-type="float">
            <text:p>2099</text:p>
          </table:table-cell>
          <table:table-cell table:formula="of:=ABS(['dMass-dt'.B102])" office:value-type="float" office:value="1486" calcext:value-type="float">
            <text:p>1486</text:p>
          </table:table-cell>
          <table:table-cell table:formula="of:=MAX(['dMass-dt'.C102];0)" office:value-type="float" office:value="7" calcext:value-type="float">
            <text:p>7</text:p>
          </table:table-cell>
          <table:table-cell table:formula="of:=-MIN(['dMass-dt'.C102];0)" office:value-type="float" office:value="-0" calcext:value-type="float">
            <text:p>0</text:p>
          </table:table-cell>
          <table:table-cell table:formula="of:=['dMass-dt'.D102]" office:value-type="float" office:value="0" calcext:value-type="float">
            <text:p>0</text:p>
          </table:table-cell>
          <table:table-cell table:formula="of:=['dMass-dt'.E102]" office:value-type="float" office:value="7418" calcext:value-type="float">
            <text:p>7418</text:p>
          </table:table-cell>
          <table:table-cell table:formula="of:=['dMass-dt'.F102]" office:value-type="float" office:value="1671" calcext:value-type="float">
            <text:p>1671</text:p>
          </table:table-cell>
          <table:table-cell table:formula="of:=MAX(['dMass-dt'.G102];0)" office:value-type="float" office:value="3605" calcext:value-type="float">
            <text:p>3605</text:p>
          </table:table-cell>
          <table:table-cell table:formula="of:=-MIN(['dMass-dt'.G102];0)" office:value-type="float" office:value="-0" calcext:value-type="float">
            <text:p>0</text:p>
          </table:table-cell>
          <table:table-cell table:formula="of:=['dMass-dt'.H102]" office:value-type="float" office:value="0" calcext:value-type="float">
            <text:p>0</text:p>
          </table:table-cell>
          <table:table-cell table:formula="of:=['dMass-dt'.I102]" office:value-type="float" office:value="3635" calcext:value-type="float">
            <text:p>3635</text:p>
          </table:table-cell>
          <table:table-cell table:formula="of:=['dMass-dt'.J102]" office:value-type="float" office:value="1646" calcext:value-type="float">
            <text:p>1646</text:p>
          </table:table-cell>
          <table:table-cell table:formula="of:=MAX(['dMass-dt'.K102];0)" office:value-type="float" office:value="5928" calcext:value-type="float">
            <text:p>5928</text:p>
          </table:table-cell>
          <table:table-cell table:formula="of:=-MIN(['dMass-dt'.K102];0)" office:value-type="float" office:value="-0" calcext:value-type="float">
            <text:p>0</text:p>
          </table:table-cell>
          <table:table-cell table:formula="of:=['dMass-dt'.L102]" office:value-type="float" office:value="0" calcext:value-type="float">
            <text:p>0</text:p>
          </table:table-cell>
          <table:table-cell table:formula="of:=['dMass-dt'.M102]" office:value-type="float" office:value="1337" calcext:value-type="float">
            <text:p>1337</text:p>
          </table:table-cell>
        </table:table-row>
        <table:table-row table:style-name="ro1">
          <table:table-cell table:formula="of:=[.A122]+1" office:value-type="float" office:value="2100" calcext:value-type="float">
            <text:p>2100</text:p>
          </table:table-cell>
          <table:table-cell table:formula="of:=[.B122]" office:value-type="float" office:value="1486" calcext:value-type="float">
            <text:p>1486</text:p>
          </table:table-cell>
          <table:table-cell table:formula="of:=[.C122]" office:value-type="float" office:value="7" calcext:value-type="float">
            <text:p>7</text:p>
          </table:table-cell>
          <table:table-cell table:formula="of:=[.D122]" office:value-type="float" office:value="-0" calcext:value-type="float">
            <text:p>0</text:p>
          </table:table-cell>
          <table:table-cell table:formula="of:=[.E122]" office:value-type="float" office:value="0" calcext:value-type="float">
            <text:p>0</text:p>
          </table:table-cell>
          <table:table-cell table:formula="of:=[.F122]" office:value-type="float" office:value="7418" calcext:value-type="float">
            <text:p>7418</text:p>
          </table:table-cell>
          <table:table-cell table:formula="of:=[.G122]" office:value-type="float" office:value="1671" calcext:value-type="float">
            <text:p>1671</text:p>
          </table:table-cell>
          <table:table-cell table:formula="of:=[.H122]" office:value-type="float" office:value="3605" calcext:value-type="float">
            <text:p>3605</text:p>
          </table:table-cell>
          <table:table-cell table:formula="of:=[.I122]" office:value-type="float" office:value="-0" calcext:value-type="float">
            <text:p>0</text:p>
          </table:table-cell>
          <table:table-cell table:formula="of:=[.J122]" office:value-type="float" office:value="0" calcext:value-type="float">
            <text:p>0</text:p>
          </table:table-cell>
          <table:table-cell table:formula="of:=[.K122]" office:value-type="float" office:value="3635" calcext:value-type="float">
            <text:p>3635</text:p>
          </table:table-cell>
          <table:table-cell table:formula="of:=[.L122]" office:value-type="float" office:value="1646" calcext:value-type="float">
            <text:p>1646</text:p>
          </table:table-cell>
          <table:table-cell table:formula="of:=[.M122]" office:value-type="float" office:value="5928" calcext:value-type="float">
            <text:p>5928</text:p>
          </table:table-cell>
          <table:table-cell table:formula="of:=[.N122]" office:value-type="float" office:value="-0" calcext:value-type="float">
            <text:p>0</text:p>
          </table:table-cell>
          <table:table-cell table:formula="of:=[.O122]" office:value-type="float" office:value="0" calcext:value-type="float">
            <text:p>0</text:p>
          </table:table-cell>
          <table:table-cell table:formula="of:=[.P122]" office:value-type="float" office:value="1337" calcext:value-type="float">
            <text:p>1337</text:p>
          </table:table-cell>
        </table:table-row>
        <table:table-row table:style-name="ro1">
          <table:table-cell table:formula="of:=[.A123]+1" office:value-type="float" office:value="2101" calcext:value-type="float">
            <text:p>2101</text:p>
          </table:table-cell>
          <table:table-cell table:formula="of:=[.B123]" office:value-type="float" office:value="1486" calcext:value-type="float">
            <text:p>1486</text:p>
          </table:table-cell>
          <table:table-cell table:formula="of:=[.C123]" office:value-type="float" office:value="7" calcext:value-type="float">
            <text:p>7</text:p>
          </table:table-cell>
          <table:table-cell table:formula="of:=[.D123]" office:value-type="float" office:value="-0" calcext:value-type="float">
            <text:p>0</text:p>
          </table:table-cell>
          <table:table-cell table:formula="of:=[.E123]" office:value-type="float" office:value="0" calcext:value-type="float">
            <text:p>0</text:p>
          </table:table-cell>
          <table:table-cell table:formula="of:=[.F123]" office:value-type="float" office:value="7418" calcext:value-type="float">
            <text:p>7418</text:p>
          </table:table-cell>
          <table:table-cell table:formula="of:=[.G123]" office:value-type="float" office:value="1671" calcext:value-type="float">
            <text:p>1671</text:p>
          </table:table-cell>
          <table:table-cell table:formula="of:=[.H123]" office:value-type="float" office:value="3605" calcext:value-type="float">
            <text:p>3605</text:p>
          </table:table-cell>
          <table:table-cell table:formula="of:=[.I123]" office:value-type="float" office:value="-0" calcext:value-type="float">
            <text:p>0</text:p>
          </table:table-cell>
          <table:table-cell table:formula="of:=[.J123]" office:value-type="float" office:value="0" calcext:value-type="float">
            <text:p>0</text:p>
          </table:table-cell>
          <table:table-cell table:formula="of:=[.K123]" office:value-type="float" office:value="3635" calcext:value-type="float">
            <text:p>3635</text:p>
          </table:table-cell>
          <table:table-cell table:formula="of:=[.L123]" office:value-type="float" office:value="1646" calcext:value-type="float">
            <text:p>1646</text:p>
          </table:table-cell>
          <table:table-cell table:formula="of:=[.M123]" office:value-type="float" office:value="5928" calcext:value-type="float">
            <text:p>5928</text:p>
          </table:table-cell>
          <table:table-cell table:formula="of:=[.N123]" office:value-type="float" office:value="-0" calcext:value-type="float">
            <text:p>0</text:p>
          </table:table-cell>
          <table:table-cell table:formula="of:=[.O123]" office:value-type="float" office:value="0" calcext:value-type="float">
            <text:p>0</text:p>
          </table:table-cell>
          <table:table-cell table:formula="of:=[.P123]" office:value-type="float" office:value="1337" calcext:value-type="float">
            <text:p>1337</text:p>
          </table:table-cell>
        </table:table-row>
        <table:table-row table:style-name="ro1">
          <table:table-cell table:formula="of:=[.A124]+1" office:value-type="float" office:value="2102" calcext:value-type="float">
            <text:p>2102</text:p>
          </table:table-cell>
          <table:table-cell table:formula="of:=[.B124]" office:value-type="float" office:value="1486" calcext:value-type="float">
            <text:p>1486</text:p>
          </table:table-cell>
          <table:table-cell table:formula="of:=[.C124]" office:value-type="float" office:value="7" calcext:value-type="float">
            <text:p>7</text:p>
          </table:table-cell>
          <table:table-cell table:formula="of:=[.D124]" office:value-type="float" office:value="-0" calcext:value-type="float">
            <text:p>0</text:p>
          </table:table-cell>
          <table:table-cell table:formula="of:=[.E124]" office:value-type="float" office:value="0" calcext:value-type="float">
            <text:p>0</text:p>
          </table:table-cell>
          <table:table-cell table:formula="of:=[.F124]" office:value-type="float" office:value="7418" calcext:value-type="float">
            <text:p>7418</text:p>
          </table:table-cell>
          <table:table-cell table:formula="of:=[.G124]" office:value-type="float" office:value="1671" calcext:value-type="float">
            <text:p>1671</text:p>
          </table:table-cell>
          <table:table-cell table:formula="of:=[.H124]" office:value-type="float" office:value="3605" calcext:value-type="float">
            <text:p>3605</text:p>
          </table:table-cell>
          <table:table-cell table:formula="of:=[.I124]" office:value-type="float" office:value="-0" calcext:value-type="float">
            <text:p>0</text:p>
          </table:table-cell>
          <table:table-cell table:formula="of:=[.J124]" office:value-type="float" office:value="0" calcext:value-type="float">
            <text:p>0</text:p>
          </table:table-cell>
          <table:table-cell table:formula="of:=[.K124]" office:value-type="float" office:value="3635" calcext:value-type="float">
            <text:p>3635</text:p>
          </table:table-cell>
          <table:table-cell table:formula="of:=[.L124]" office:value-type="float" office:value="1646" calcext:value-type="float">
            <text:p>1646</text:p>
          </table:table-cell>
          <table:table-cell table:formula="of:=[.M124]" office:value-type="float" office:value="5928" calcext:value-type="float">
            <text:p>5928</text:p>
          </table:table-cell>
          <table:table-cell table:formula="of:=[.N124]" office:value-type="float" office:value="-0" calcext:value-type="float">
            <text:p>0</text:p>
          </table:table-cell>
          <table:table-cell table:formula="of:=[.O124]" office:value-type="float" office:value="0" calcext:value-type="float">
            <text:p>0</text:p>
          </table:table-cell>
          <table:table-cell table:formula="of:=[.P124]" office:value-type="float" office:value="1337" calcext:value-type="float">
            <text:p>1337</text:p>
          </table:table-cell>
        </table:table-row>
        <table:table-row table:style-name="ro1">
          <table:table-cell table:formula="of:=[.A125]+1" office:value-type="float" office:value="2103" calcext:value-type="float">
            <text:p>2103</text:p>
          </table:table-cell>
          <table:table-cell table:formula="of:=[.B125]" office:value-type="float" office:value="1486" calcext:value-type="float">
            <text:p>1486</text:p>
          </table:table-cell>
          <table:table-cell table:formula="of:=[.C125]" office:value-type="float" office:value="7" calcext:value-type="float">
            <text:p>7</text:p>
          </table:table-cell>
          <table:table-cell table:formula="of:=[.D125]" office:value-type="float" office:value="-0" calcext:value-type="float">
            <text:p>0</text:p>
          </table:table-cell>
          <table:table-cell table:formula="of:=[.E125]" office:value-type="float" office:value="0" calcext:value-type="float">
            <text:p>0</text:p>
          </table:table-cell>
          <table:table-cell table:formula="of:=[.F125]" office:value-type="float" office:value="7418" calcext:value-type="float">
            <text:p>7418</text:p>
          </table:table-cell>
          <table:table-cell table:formula="of:=[.G125]" office:value-type="float" office:value="1671" calcext:value-type="float">
            <text:p>1671</text:p>
          </table:table-cell>
          <table:table-cell table:formula="of:=[.H125]" office:value-type="float" office:value="3605" calcext:value-type="float">
            <text:p>3605</text:p>
          </table:table-cell>
          <table:table-cell table:formula="of:=[.I125]" office:value-type="float" office:value="-0" calcext:value-type="float">
            <text:p>0</text:p>
          </table:table-cell>
          <table:table-cell table:formula="of:=[.J125]" office:value-type="float" office:value="0" calcext:value-type="float">
            <text:p>0</text:p>
          </table:table-cell>
          <table:table-cell table:formula="of:=[.K125]" office:value-type="float" office:value="3635" calcext:value-type="float">
            <text:p>3635</text:p>
          </table:table-cell>
          <table:table-cell table:formula="of:=[.L125]" office:value-type="float" office:value="1646" calcext:value-type="float">
            <text:p>1646</text:p>
          </table:table-cell>
          <table:table-cell table:formula="of:=[.M125]" office:value-type="float" office:value="5928" calcext:value-type="float">
            <text:p>5928</text:p>
          </table:table-cell>
          <table:table-cell table:formula="of:=[.N125]" office:value-type="float" office:value="-0" calcext:value-type="float">
            <text:p>0</text:p>
          </table:table-cell>
          <table:table-cell table:formula="of:=[.O125]" office:value-type="float" office:value="0" calcext:value-type="float">
            <text:p>0</text:p>
          </table:table-cell>
          <table:table-cell table:formula="of:=[.P125]" office:value-type="float" office:value="1337" calcext:value-type="float">
            <text:p>1337</text:p>
          </table:table-cell>
        </table:table-row>
        <table:table-row table:style-name="ro1">
          <table:table-cell table:formula="of:=[.A126]+1" office:value-type="float" office:value="2104" calcext:value-type="float">
            <text:p>2104</text:p>
          </table:table-cell>
          <table:table-cell table:formula="of:=[.B126]" office:value-type="float" office:value="1486" calcext:value-type="float">
            <text:p>1486</text:p>
          </table:table-cell>
          <table:table-cell table:formula="of:=[.C126]" office:value-type="float" office:value="7" calcext:value-type="float">
            <text:p>7</text:p>
          </table:table-cell>
          <table:table-cell table:formula="of:=[.D126]" office:value-type="float" office:value="-0" calcext:value-type="float">
            <text:p>0</text:p>
          </table:table-cell>
          <table:table-cell table:formula="of:=[.E126]" office:value-type="float" office:value="0" calcext:value-type="float">
            <text:p>0</text:p>
          </table:table-cell>
          <table:table-cell table:formula="of:=[.F126]" office:value-type="float" office:value="7418" calcext:value-type="float">
            <text:p>7418</text:p>
          </table:table-cell>
          <table:table-cell table:formula="of:=[.G126]" office:value-type="float" office:value="1671" calcext:value-type="float">
            <text:p>1671</text:p>
          </table:table-cell>
          <table:table-cell table:formula="of:=[.H126]" office:value-type="float" office:value="3605" calcext:value-type="float">
            <text:p>3605</text:p>
          </table:table-cell>
          <table:table-cell table:formula="of:=[.I126]" office:value-type="float" office:value="-0" calcext:value-type="float">
            <text:p>0</text:p>
          </table:table-cell>
          <table:table-cell table:formula="of:=[.J126]" office:value-type="float" office:value="0" calcext:value-type="float">
            <text:p>0</text:p>
          </table:table-cell>
          <table:table-cell table:formula="of:=[.K126]" office:value-type="float" office:value="3635" calcext:value-type="float">
            <text:p>3635</text:p>
          </table:table-cell>
          <table:table-cell table:formula="of:=[.L126]" office:value-type="float" office:value="1646" calcext:value-type="float">
            <text:p>1646</text:p>
          </table:table-cell>
          <table:table-cell table:formula="of:=[.M126]" office:value-type="float" office:value="5928" calcext:value-type="float">
            <text:p>5928</text:p>
          </table:table-cell>
          <table:table-cell table:formula="of:=[.N126]" office:value-type="float" office:value="-0" calcext:value-type="float">
            <text:p>0</text:p>
          </table:table-cell>
          <table:table-cell table:formula="of:=[.O126]" office:value-type="float" office:value="0" calcext:value-type="float">
            <text:p>0</text:p>
          </table:table-cell>
          <table:table-cell table:formula="of:=[.P126]" office:value-type="float" office:value="1337" calcext:value-type="float">
            <text:p>1337</text:p>
          </table:table-cell>
        </table:table-row>
        <table:table-row table:style-name="ro1">
          <table:table-cell table:formula="of:=[.A127]+1" office:value-type="float" office:value="2105" calcext:value-type="float">
            <text:p>2105</text:p>
          </table:table-cell>
          <table:table-cell table:formula="of:=[.B127]" office:value-type="float" office:value="1486" calcext:value-type="float">
            <text:p>1486</text:p>
          </table:table-cell>
          <table:table-cell table:formula="of:=[.C127]" office:value-type="float" office:value="7" calcext:value-type="float">
            <text:p>7</text:p>
          </table:table-cell>
          <table:table-cell table:formula="of:=[.D127]" office:value-type="float" office:value="-0" calcext:value-type="float">
            <text:p>0</text:p>
          </table:table-cell>
          <table:table-cell table:formula="of:=[.E127]" office:value-type="float" office:value="0" calcext:value-type="float">
            <text:p>0</text:p>
          </table:table-cell>
          <table:table-cell table:formula="of:=[.F127]" office:value-type="float" office:value="7418" calcext:value-type="float">
            <text:p>7418</text:p>
          </table:table-cell>
          <table:table-cell table:formula="of:=[.G127]" office:value-type="float" office:value="1671" calcext:value-type="float">
            <text:p>1671</text:p>
          </table:table-cell>
          <table:table-cell table:formula="of:=[.H127]" office:value-type="float" office:value="3605" calcext:value-type="float">
            <text:p>3605</text:p>
          </table:table-cell>
          <table:table-cell table:formula="of:=[.I127]" office:value-type="float" office:value="-0" calcext:value-type="float">
            <text:p>0</text:p>
          </table:table-cell>
          <table:table-cell table:formula="of:=[.J127]" office:value-type="float" office:value="0" calcext:value-type="float">
            <text:p>0</text:p>
          </table:table-cell>
          <table:table-cell table:formula="of:=[.K127]" office:value-type="float" office:value="3635" calcext:value-type="float">
            <text:p>3635</text:p>
          </table:table-cell>
          <table:table-cell table:formula="of:=[.L127]" office:value-type="float" office:value="1646" calcext:value-type="float">
            <text:p>1646</text:p>
          </table:table-cell>
          <table:table-cell table:formula="of:=[.M127]" office:value-type="float" office:value="5928" calcext:value-type="float">
            <text:p>5928</text:p>
          </table:table-cell>
          <table:table-cell table:formula="of:=[.N127]" office:value-type="float" office:value="-0" calcext:value-type="float">
            <text:p>0</text:p>
          </table:table-cell>
          <table:table-cell table:formula="of:=[.O127]" office:value-type="float" office:value="0" calcext:value-type="float">
            <text:p>0</text:p>
          </table:table-cell>
          <table:table-cell table:formula="of:=[.P127]" office:value-type="float" office:value="1337" calcext:value-type="float">
            <text:p>1337</text:p>
          </table:table-cell>
        </table:table-row>
        <table:table-row table:style-name="ro1">
          <table:table-cell table:formula="of:=[.A128]+1" office:value-type="float" office:value="2106" calcext:value-type="float">
            <text:p>2106</text:p>
          </table:table-cell>
          <table:table-cell table:formula="of:=[.B128]" office:value-type="float" office:value="1486" calcext:value-type="float">
            <text:p>1486</text:p>
          </table:table-cell>
          <table:table-cell table:formula="of:=[.C128]" office:value-type="float" office:value="7" calcext:value-type="float">
            <text:p>7</text:p>
          </table:table-cell>
          <table:table-cell table:formula="of:=[.D128]" office:value-type="float" office:value="-0" calcext:value-type="float">
            <text:p>0</text:p>
          </table:table-cell>
          <table:table-cell table:formula="of:=[.E128]" office:value-type="float" office:value="0" calcext:value-type="float">
            <text:p>0</text:p>
          </table:table-cell>
          <table:table-cell table:formula="of:=[.F128]" office:value-type="float" office:value="7418" calcext:value-type="float">
            <text:p>7418</text:p>
          </table:table-cell>
          <table:table-cell table:formula="of:=[.G128]" office:value-type="float" office:value="1671" calcext:value-type="float">
            <text:p>1671</text:p>
          </table:table-cell>
          <table:table-cell table:formula="of:=[.H128]" office:value-type="float" office:value="3605" calcext:value-type="float">
            <text:p>3605</text:p>
          </table:table-cell>
          <table:table-cell table:formula="of:=[.I128]" office:value-type="float" office:value="-0" calcext:value-type="float">
            <text:p>0</text:p>
          </table:table-cell>
          <table:table-cell table:formula="of:=[.J128]" office:value-type="float" office:value="0" calcext:value-type="float">
            <text:p>0</text:p>
          </table:table-cell>
          <table:table-cell table:formula="of:=[.K128]" office:value-type="float" office:value="3635" calcext:value-type="float">
            <text:p>3635</text:p>
          </table:table-cell>
          <table:table-cell table:formula="of:=[.L128]" office:value-type="float" office:value="1646" calcext:value-type="float">
            <text:p>1646</text:p>
          </table:table-cell>
          <table:table-cell table:formula="of:=[.M128]" office:value-type="float" office:value="5928" calcext:value-type="float">
            <text:p>5928</text:p>
          </table:table-cell>
          <table:table-cell table:formula="of:=[.N128]" office:value-type="float" office:value="-0" calcext:value-type="float">
            <text:p>0</text:p>
          </table:table-cell>
          <table:table-cell table:formula="of:=[.O128]" office:value-type="float" office:value="0" calcext:value-type="float">
            <text:p>0</text:p>
          </table:table-cell>
          <table:table-cell table:formula="of:=[.P128]" office:value-type="float" office:value="1337" calcext:value-type="float">
            <text:p>1337</text:p>
          </table:table-cell>
        </table:table-row>
        <table:table-row table:style-name="ro1">
          <table:table-cell table:formula="of:=[.A129]+1" office:value-type="float" office:value="2107" calcext:value-type="float">
            <text:p>2107</text:p>
          </table:table-cell>
          <table:table-cell table:formula="of:=[.B129]" office:value-type="float" office:value="1486" calcext:value-type="float">
            <text:p>1486</text:p>
          </table:table-cell>
          <table:table-cell table:formula="of:=[.C129]" office:value-type="float" office:value="7" calcext:value-type="float">
            <text:p>7</text:p>
          </table:table-cell>
          <table:table-cell table:formula="of:=[.D129]" office:value-type="float" office:value="-0" calcext:value-type="float">
            <text:p>0</text:p>
          </table:table-cell>
          <table:table-cell table:formula="of:=[.E129]" office:value-type="float" office:value="0" calcext:value-type="float">
            <text:p>0</text:p>
          </table:table-cell>
          <table:table-cell table:formula="of:=[.F129]" office:value-type="float" office:value="7418" calcext:value-type="float">
            <text:p>7418</text:p>
          </table:table-cell>
          <table:table-cell table:formula="of:=[.G129]" office:value-type="float" office:value="1671" calcext:value-type="float">
            <text:p>1671</text:p>
          </table:table-cell>
          <table:table-cell table:formula="of:=[.H129]" office:value-type="float" office:value="3605" calcext:value-type="float">
            <text:p>3605</text:p>
          </table:table-cell>
          <table:table-cell table:formula="of:=[.I129]" office:value-type="float" office:value="-0" calcext:value-type="float">
            <text:p>0</text:p>
          </table:table-cell>
          <table:table-cell table:formula="of:=[.J129]" office:value-type="float" office:value="0" calcext:value-type="float">
            <text:p>0</text:p>
          </table:table-cell>
          <table:table-cell table:formula="of:=[.K129]" office:value-type="float" office:value="3635" calcext:value-type="float">
            <text:p>3635</text:p>
          </table:table-cell>
          <table:table-cell table:formula="of:=[.L129]" office:value-type="float" office:value="1646" calcext:value-type="float">
            <text:p>1646</text:p>
          </table:table-cell>
          <table:table-cell table:formula="of:=[.M129]" office:value-type="float" office:value="5928" calcext:value-type="float">
            <text:p>5928</text:p>
          </table:table-cell>
          <table:table-cell table:formula="of:=[.N129]" office:value-type="float" office:value="-0" calcext:value-type="float">
            <text:p>0</text:p>
          </table:table-cell>
          <table:table-cell table:formula="of:=[.O129]" office:value-type="float" office:value="0" calcext:value-type="float">
            <text:p>0</text:p>
          </table:table-cell>
          <table:table-cell table:formula="of:=[.P129]" office:value-type="float" office:value="1337" calcext:value-type="float">
            <text:p>1337</text:p>
          </table:table-cell>
        </table:table-row>
        <table:table-row table:style-name="ro1">
          <table:table-cell table:formula="of:=[.A130]+1" office:value-type="float" office:value="2108" calcext:value-type="float">
            <text:p>2108</text:p>
          </table:table-cell>
          <table:table-cell table:formula="of:=[.B130]" office:value-type="float" office:value="1486" calcext:value-type="float">
            <text:p>1486</text:p>
          </table:table-cell>
          <table:table-cell table:formula="of:=[.C130]" office:value-type="float" office:value="7" calcext:value-type="float">
            <text:p>7</text:p>
          </table:table-cell>
          <table:table-cell table:formula="of:=[.D130]" office:value-type="float" office:value="-0" calcext:value-type="float">
            <text:p>0</text:p>
          </table:table-cell>
          <table:table-cell table:formula="of:=[.E130]" office:value-type="float" office:value="0" calcext:value-type="float">
            <text:p>0</text:p>
          </table:table-cell>
          <table:table-cell table:formula="of:=[.F130]" office:value-type="float" office:value="7418" calcext:value-type="float">
            <text:p>7418</text:p>
          </table:table-cell>
          <table:table-cell table:formula="of:=[.G130]" office:value-type="float" office:value="1671" calcext:value-type="float">
            <text:p>1671</text:p>
          </table:table-cell>
          <table:table-cell table:formula="of:=[.H130]" office:value-type="float" office:value="3605" calcext:value-type="float">
            <text:p>3605</text:p>
          </table:table-cell>
          <table:table-cell table:formula="of:=[.I130]" office:value-type="float" office:value="-0" calcext:value-type="float">
            <text:p>0</text:p>
          </table:table-cell>
          <table:table-cell table:formula="of:=[.J130]" office:value-type="float" office:value="0" calcext:value-type="float">
            <text:p>0</text:p>
          </table:table-cell>
          <table:table-cell table:formula="of:=[.K130]" office:value-type="float" office:value="3635" calcext:value-type="float">
            <text:p>3635</text:p>
          </table:table-cell>
          <table:table-cell table:formula="of:=[.L130]" office:value-type="float" office:value="1646" calcext:value-type="float">
            <text:p>1646</text:p>
          </table:table-cell>
          <table:table-cell table:formula="of:=[.M130]" office:value-type="float" office:value="5928" calcext:value-type="float">
            <text:p>5928</text:p>
          </table:table-cell>
          <table:table-cell table:formula="of:=[.N130]" office:value-type="float" office:value="-0" calcext:value-type="float">
            <text:p>0</text:p>
          </table:table-cell>
          <table:table-cell table:formula="of:=[.O130]" office:value-type="float" office:value="0" calcext:value-type="float">
            <text:p>0</text:p>
          </table:table-cell>
          <table:table-cell table:formula="of:=[.P130]" office:value-type="float" office:value="1337" calcext:value-type="float">
            <text:p>1337</text:p>
          </table:table-cell>
        </table:table-row>
        <table:table-row table:style-name="ro1">
          <table:table-cell table:formula="of:=[.A131]+1" office:value-type="float" office:value="2109" calcext:value-type="float">
            <text:p>2109</text:p>
          </table:table-cell>
          <table:table-cell table:formula="of:=[.B131]" office:value-type="float" office:value="1486" calcext:value-type="float">
            <text:p>1486</text:p>
          </table:table-cell>
          <table:table-cell table:formula="of:=[.C131]" office:value-type="float" office:value="7" calcext:value-type="float">
            <text:p>7</text:p>
          </table:table-cell>
          <table:table-cell table:formula="of:=[.D131]" office:value-type="float" office:value="-0" calcext:value-type="float">
            <text:p>0</text:p>
          </table:table-cell>
          <table:table-cell table:formula="of:=[.E131]" office:value-type="float" office:value="0" calcext:value-type="float">
            <text:p>0</text:p>
          </table:table-cell>
          <table:table-cell table:formula="of:=[.F131]" office:value-type="float" office:value="7418" calcext:value-type="float">
            <text:p>7418</text:p>
          </table:table-cell>
          <table:table-cell table:formula="of:=[.G131]" office:value-type="float" office:value="1671" calcext:value-type="float">
            <text:p>1671</text:p>
          </table:table-cell>
          <table:table-cell table:formula="of:=[.H131]" office:value-type="float" office:value="3605" calcext:value-type="float">
            <text:p>3605</text:p>
          </table:table-cell>
          <table:table-cell table:formula="of:=[.I131]" office:value-type="float" office:value="-0" calcext:value-type="float">
            <text:p>0</text:p>
          </table:table-cell>
          <table:table-cell table:formula="of:=[.J131]" office:value-type="float" office:value="0" calcext:value-type="float">
            <text:p>0</text:p>
          </table:table-cell>
          <table:table-cell table:formula="of:=[.K131]" office:value-type="float" office:value="3635" calcext:value-type="float">
            <text:p>3635</text:p>
          </table:table-cell>
          <table:table-cell table:formula="of:=[.L131]" office:value-type="float" office:value="1646" calcext:value-type="float">
            <text:p>1646</text:p>
          </table:table-cell>
          <table:table-cell table:formula="of:=[.M131]" office:value-type="float" office:value="5928" calcext:value-type="float">
            <text:p>5928</text:p>
          </table:table-cell>
          <table:table-cell table:formula="of:=[.N131]" office:value-type="float" office:value="-0" calcext:value-type="float">
            <text:p>0</text:p>
          </table:table-cell>
          <table:table-cell table:formula="of:=[.O131]" office:value-type="float" office:value="0" calcext:value-type="float">
            <text:p>0</text:p>
          </table:table-cell>
          <table:table-cell table:formula="of:=[.P131]" office:value-type="float" office:value="1337" calcext:value-type="float">
            <text:p>1337</text:p>
          </table:table-cell>
        </table:table-row>
        <table:table-row table:style-name="ro1">
          <table:table-cell table:formula="of:=[.A132]+1" office:value-type="float" office:value="2110" calcext:value-type="float">
            <text:p>2110</text:p>
          </table:table-cell>
          <table:table-cell table:formula="of:=[.B132]" office:value-type="float" office:value="1486" calcext:value-type="float">
            <text:p>1486</text:p>
          </table:table-cell>
          <table:table-cell table:formula="of:=[.C132]" office:value-type="float" office:value="7" calcext:value-type="float">
            <text:p>7</text:p>
          </table:table-cell>
          <table:table-cell table:formula="of:=[.D132]" office:value-type="float" office:value="-0" calcext:value-type="float">
            <text:p>0</text:p>
          </table:table-cell>
          <table:table-cell table:formula="of:=[.E132]" office:value-type="float" office:value="0" calcext:value-type="float">
            <text:p>0</text:p>
          </table:table-cell>
          <table:table-cell table:formula="of:=[.F132]" office:value-type="float" office:value="7418" calcext:value-type="float">
            <text:p>7418</text:p>
          </table:table-cell>
          <table:table-cell table:formula="of:=[.G132]" office:value-type="float" office:value="1671" calcext:value-type="float">
            <text:p>1671</text:p>
          </table:table-cell>
          <table:table-cell table:formula="of:=[.H132]" office:value-type="float" office:value="3605" calcext:value-type="float">
            <text:p>3605</text:p>
          </table:table-cell>
          <table:table-cell table:formula="of:=[.I132]" office:value-type="float" office:value="-0" calcext:value-type="float">
            <text:p>0</text:p>
          </table:table-cell>
          <table:table-cell table:formula="of:=[.J132]" office:value-type="float" office:value="0" calcext:value-type="float">
            <text:p>0</text:p>
          </table:table-cell>
          <table:table-cell table:formula="of:=[.K132]" office:value-type="float" office:value="3635" calcext:value-type="float">
            <text:p>3635</text:p>
          </table:table-cell>
          <table:table-cell table:formula="of:=[.L132]" office:value-type="float" office:value="1646" calcext:value-type="float">
            <text:p>1646</text:p>
          </table:table-cell>
          <table:table-cell table:formula="of:=[.M132]" office:value-type="float" office:value="5928" calcext:value-type="float">
            <text:p>5928</text:p>
          </table:table-cell>
          <table:table-cell table:formula="of:=[.N132]" office:value-type="float" office:value="-0" calcext:value-type="float">
            <text:p>0</text:p>
          </table:table-cell>
          <table:table-cell table:formula="of:=[.O132]" office:value-type="float" office:value="0" calcext:value-type="float">
            <text:p>0</text:p>
          </table:table-cell>
          <table:table-cell table:formula="of:=[.P132]" office:value-type="float" office:value="1337" calcext:value-type="float">
            <text:p>1337</text:p>
          </table:table-cell>
        </table:table-row>
        <table:table-row table:style-name="ro1">
          <table:table-cell table:formula="of:=[.A133]+1" office:value-type="float" office:value="2111" calcext:value-type="float">
            <text:p>2111</text:p>
          </table:table-cell>
          <table:table-cell table:formula="of:=[.B133]" office:value-type="float" office:value="1486" calcext:value-type="float">
            <text:p>1486</text:p>
          </table:table-cell>
          <table:table-cell table:formula="of:=[.C133]" office:value-type="float" office:value="7" calcext:value-type="float">
            <text:p>7</text:p>
          </table:table-cell>
          <table:table-cell table:formula="of:=[.D133]" office:value-type="float" office:value="-0" calcext:value-type="float">
            <text:p>0</text:p>
          </table:table-cell>
          <table:table-cell table:formula="of:=[.E133]" office:value-type="float" office:value="0" calcext:value-type="float">
            <text:p>0</text:p>
          </table:table-cell>
          <table:table-cell table:formula="of:=[.F133]" office:value-type="float" office:value="7418" calcext:value-type="float">
            <text:p>7418</text:p>
          </table:table-cell>
          <table:table-cell table:formula="of:=[.G133]" office:value-type="float" office:value="1671" calcext:value-type="float">
            <text:p>1671</text:p>
          </table:table-cell>
          <table:table-cell table:formula="of:=[.H133]" office:value-type="float" office:value="3605" calcext:value-type="float">
            <text:p>3605</text:p>
          </table:table-cell>
          <table:table-cell table:formula="of:=[.I133]" office:value-type="float" office:value="-0" calcext:value-type="float">
            <text:p>0</text:p>
          </table:table-cell>
          <table:table-cell table:formula="of:=[.J133]" office:value-type="float" office:value="0" calcext:value-type="float">
            <text:p>0</text:p>
          </table:table-cell>
          <table:table-cell table:formula="of:=[.K133]" office:value-type="float" office:value="3635" calcext:value-type="float">
            <text:p>3635</text:p>
          </table:table-cell>
          <table:table-cell table:formula="of:=[.L133]" office:value-type="float" office:value="1646" calcext:value-type="float">
            <text:p>1646</text:p>
          </table:table-cell>
          <table:table-cell table:formula="of:=[.M133]" office:value-type="float" office:value="5928" calcext:value-type="float">
            <text:p>5928</text:p>
          </table:table-cell>
          <table:table-cell table:formula="of:=[.N133]" office:value-type="float" office:value="-0" calcext:value-type="float">
            <text:p>0</text:p>
          </table:table-cell>
          <table:table-cell table:formula="of:=[.O133]" office:value-type="float" office:value="0" calcext:value-type="float">
            <text:p>0</text:p>
          </table:table-cell>
          <table:table-cell table:formula="of:=[.P133]" office:value-type="float" office:value="1337" calcext:value-type="float">
            <text:p>1337</text:p>
          </table:table-cell>
        </table:table-row>
        <table:table-row table:style-name="ro1">
          <table:table-cell table:formula="of:=[.A134]+1" office:value-type="float" office:value="2112" calcext:value-type="float">
            <text:p>2112</text:p>
          </table:table-cell>
          <table:table-cell table:formula="of:=[.B134]" office:value-type="float" office:value="1486" calcext:value-type="float">
            <text:p>1486</text:p>
          </table:table-cell>
          <table:table-cell table:formula="of:=[.C134]" office:value-type="float" office:value="7" calcext:value-type="float">
            <text:p>7</text:p>
          </table:table-cell>
          <table:table-cell table:formula="of:=[.D134]" office:value-type="float" office:value="-0" calcext:value-type="float">
            <text:p>0</text:p>
          </table:table-cell>
          <table:table-cell table:formula="of:=[.E134]" office:value-type="float" office:value="0" calcext:value-type="float">
            <text:p>0</text:p>
          </table:table-cell>
          <table:table-cell table:formula="of:=[.F134]" office:value-type="float" office:value="7418" calcext:value-type="float">
            <text:p>7418</text:p>
          </table:table-cell>
          <table:table-cell table:formula="of:=[.G134]" office:value-type="float" office:value="1671" calcext:value-type="float">
            <text:p>1671</text:p>
          </table:table-cell>
          <table:table-cell table:formula="of:=[.H134]" office:value-type="float" office:value="3605" calcext:value-type="float">
            <text:p>3605</text:p>
          </table:table-cell>
          <table:table-cell table:formula="of:=[.I134]" office:value-type="float" office:value="-0" calcext:value-type="float">
            <text:p>0</text:p>
          </table:table-cell>
          <table:table-cell table:formula="of:=[.J134]" office:value-type="float" office:value="0" calcext:value-type="float">
            <text:p>0</text:p>
          </table:table-cell>
          <table:table-cell table:formula="of:=[.K134]" office:value-type="float" office:value="3635" calcext:value-type="float">
            <text:p>3635</text:p>
          </table:table-cell>
          <table:table-cell table:formula="of:=[.L134]" office:value-type="float" office:value="1646" calcext:value-type="float">
            <text:p>1646</text:p>
          </table:table-cell>
          <table:table-cell table:formula="of:=[.M134]" office:value-type="float" office:value="5928" calcext:value-type="float">
            <text:p>5928</text:p>
          </table:table-cell>
          <table:table-cell table:formula="of:=[.N134]" office:value-type="float" office:value="-0" calcext:value-type="float">
            <text:p>0</text:p>
          </table:table-cell>
          <table:table-cell table:formula="of:=[.O134]" office:value-type="float" office:value="0" calcext:value-type="float">
            <text:p>0</text:p>
          </table:table-cell>
          <table:table-cell table:formula="of:=[.P134]" office:value-type="float" office:value="1337" calcext:value-type="float">
            <text:p>1337</text:p>
          </table:table-cell>
        </table:table-row>
        <table:table-row table:style-name="ro1">
          <table:table-cell table:formula="of:=[.A135]+1" office:value-type="float" office:value="2113" calcext:value-type="float">
            <text:p>2113</text:p>
          </table:table-cell>
          <table:table-cell table:formula="of:=[.B135]" office:value-type="float" office:value="1486" calcext:value-type="float">
            <text:p>1486</text:p>
          </table:table-cell>
          <table:table-cell table:formula="of:=[.C135]" office:value-type="float" office:value="7" calcext:value-type="float">
            <text:p>7</text:p>
          </table:table-cell>
          <table:table-cell table:formula="of:=[.D135]" office:value-type="float" office:value="-0" calcext:value-type="float">
            <text:p>0</text:p>
          </table:table-cell>
          <table:table-cell table:formula="of:=[.E135]" office:value-type="float" office:value="0" calcext:value-type="float">
            <text:p>0</text:p>
          </table:table-cell>
          <table:table-cell table:formula="of:=[.F135]" office:value-type="float" office:value="7418" calcext:value-type="float">
            <text:p>7418</text:p>
          </table:table-cell>
          <table:table-cell table:formula="of:=[.G135]" office:value-type="float" office:value="1671" calcext:value-type="float">
            <text:p>1671</text:p>
          </table:table-cell>
          <table:table-cell table:formula="of:=[.H135]" office:value-type="float" office:value="3605" calcext:value-type="float">
            <text:p>3605</text:p>
          </table:table-cell>
          <table:table-cell table:formula="of:=[.I135]" office:value-type="float" office:value="-0" calcext:value-type="float">
            <text:p>0</text:p>
          </table:table-cell>
          <table:table-cell table:formula="of:=[.J135]" office:value-type="float" office:value="0" calcext:value-type="float">
            <text:p>0</text:p>
          </table:table-cell>
          <table:table-cell table:formula="of:=[.K135]" office:value-type="float" office:value="3635" calcext:value-type="float">
            <text:p>3635</text:p>
          </table:table-cell>
          <table:table-cell table:formula="of:=[.L135]" office:value-type="float" office:value="1646" calcext:value-type="float">
            <text:p>1646</text:p>
          </table:table-cell>
          <table:table-cell table:formula="of:=[.M135]" office:value-type="float" office:value="5928" calcext:value-type="float">
            <text:p>5928</text:p>
          </table:table-cell>
          <table:table-cell table:formula="of:=[.N135]" office:value-type="float" office:value="-0" calcext:value-type="float">
            <text:p>0</text:p>
          </table:table-cell>
          <table:table-cell table:formula="of:=[.O135]" office:value-type="float" office:value="0" calcext:value-type="float">
            <text:p>0</text:p>
          </table:table-cell>
          <table:table-cell table:formula="of:=[.P135]" office:value-type="float" office:value="1337" calcext:value-type="float">
            <text:p>1337</text:p>
          </table:table-cell>
        </table:table-row>
        <table:table-row table:style-name="ro1">
          <table:table-cell table:formula="of:=[.A136]+1" office:value-type="float" office:value="2114" calcext:value-type="float">
            <text:p>2114</text:p>
          </table:table-cell>
          <table:table-cell table:formula="of:=[.B136]" office:value-type="float" office:value="1486" calcext:value-type="float">
            <text:p>1486</text:p>
          </table:table-cell>
          <table:table-cell table:formula="of:=[.C136]" office:value-type="float" office:value="7" calcext:value-type="float">
            <text:p>7</text:p>
          </table:table-cell>
          <table:table-cell table:formula="of:=[.D136]" office:value-type="float" office:value="-0" calcext:value-type="float">
            <text:p>0</text:p>
          </table:table-cell>
          <table:table-cell table:formula="of:=[.E136]" office:value-type="float" office:value="0" calcext:value-type="float">
            <text:p>0</text:p>
          </table:table-cell>
          <table:table-cell table:formula="of:=[.F136]" office:value-type="float" office:value="7418" calcext:value-type="float">
            <text:p>7418</text:p>
          </table:table-cell>
          <table:table-cell table:formula="of:=[.G136]" office:value-type="float" office:value="1671" calcext:value-type="float">
            <text:p>1671</text:p>
          </table:table-cell>
          <table:table-cell table:formula="of:=[.H136]" office:value-type="float" office:value="3605" calcext:value-type="float">
            <text:p>3605</text:p>
          </table:table-cell>
          <table:table-cell table:formula="of:=[.I136]" office:value-type="float" office:value="-0" calcext:value-type="float">
            <text:p>0</text:p>
          </table:table-cell>
          <table:table-cell table:formula="of:=[.J136]" office:value-type="float" office:value="0" calcext:value-type="float">
            <text:p>0</text:p>
          </table:table-cell>
          <table:table-cell table:formula="of:=[.K136]" office:value-type="float" office:value="3635" calcext:value-type="float">
            <text:p>3635</text:p>
          </table:table-cell>
          <table:table-cell table:formula="of:=[.L136]" office:value-type="float" office:value="1646" calcext:value-type="float">
            <text:p>1646</text:p>
          </table:table-cell>
          <table:table-cell table:formula="of:=[.M136]" office:value-type="float" office:value="5928" calcext:value-type="float">
            <text:p>5928</text:p>
          </table:table-cell>
          <table:table-cell table:formula="of:=[.N136]" office:value-type="float" office:value="-0" calcext:value-type="float">
            <text:p>0</text:p>
          </table:table-cell>
          <table:table-cell table:formula="of:=[.O136]" office:value-type="float" office:value="0" calcext:value-type="float">
            <text:p>0</text:p>
          </table:table-cell>
          <table:table-cell table:formula="of:=[.P136]" office:value-type="float" office:value="1337" calcext:value-type="float">
            <text:p>1337</text:p>
          </table:table-cell>
        </table:table-row>
        <table:table-row table:style-name="ro1">
          <table:table-cell table:formula="of:=[.A137]+1" office:value-type="float" office:value="2115" calcext:value-type="float">
            <text:p>2115</text:p>
          </table:table-cell>
          <table:table-cell table:formula="of:=[.B137]" office:value-type="float" office:value="1486" calcext:value-type="float">
            <text:p>1486</text:p>
          </table:table-cell>
          <table:table-cell table:formula="of:=[.C137]" office:value-type="float" office:value="7" calcext:value-type="float">
            <text:p>7</text:p>
          </table:table-cell>
          <table:table-cell table:formula="of:=[.D137]" office:value-type="float" office:value="-0" calcext:value-type="float">
            <text:p>0</text:p>
          </table:table-cell>
          <table:table-cell table:formula="of:=[.E137]" office:value-type="float" office:value="0" calcext:value-type="float">
            <text:p>0</text:p>
          </table:table-cell>
          <table:table-cell table:formula="of:=[.F137]" office:value-type="float" office:value="7418" calcext:value-type="float">
            <text:p>7418</text:p>
          </table:table-cell>
          <table:table-cell table:formula="of:=[.G137]" office:value-type="float" office:value="1671" calcext:value-type="float">
            <text:p>1671</text:p>
          </table:table-cell>
          <table:table-cell table:formula="of:=[.H137]" office:value-type="float" office:value="3605" calcext:value-type="float">
            <text:p>3605</text:p>
          </table:table-cell>
          <table:table-cell table:formula="of:=[.I137]" office:value-type="float" office:value="-0" calcext:value-type="float">
            <text:p>0</text:p>
          </table:table-cell>
          <table:table-cell table:formula="of:=[.J137]" office:value-type="float" office:value="0" calcext:value-type="float">
            <text:p>0</text:p>
          </table:table-cell>
          <table:table-cell table:formula="of:=[.K137]" office:value-type="float" office:value="3635" calcext:value-type="float">
            <text:p>3635</text:p>
          </table:table-cell>
          <table:table-cell table:formula="of:=[.L137]" office:value-type="float" office:value="1646" calcext:value-type="float">
            <text:p>1646</text:p>
          </table:table-cell>
          <table:table-cell table:formula="of:=[.M137]" office:value-type="float" office:value="5928" calcext:value-type="float">
            <text:p>5928</text:p>
          </table:table-cell>
          <table:table-cell table:formula="of:=[.N137]" office:value-type="float" office:value="-0" calcext:value-type="float">
            <text:p>0</text:p>
          </table:table-cell>
          <table:table-cell table:formula="of:=[.O137]" office:value-type="float" office:value="0" calcext:value-type="float">
            <text:p>0</text:p>
          </table:table-cell>
          <table:table-cell table:formula="of:=[.P137]" office:value-type="float" office:value="1337" calcext:value-type="float">
            <text:p>1337</text:p>
          </table:table-cell>
        </table:table-row>
        <table:table-row table:style-name="ro1">
          <table:table-cell table:formula="of:=[.A138]+1" office:value-type="float" office:value="2116" calcext:value-type="float">
            <text:p>2116</text:p>
          </table:table-cell>
          <table:table-cell table:formula="of:=[.B138]" office:value-type="float" office:value="1486" calcext:value-type="float">
            <text:p>1486</text:p>
          </table:table-cell>
          <table:table-cell table:formula="of:=[.C138]" office:value-type="float" office:value="7" calcext:value-type="float">
            <text:p>7</text:p>
          </table:table-cell>
          <table:table-cell table:formula="of:=[.D138]" office:value-type="float" office:value="-0" calcext:value-type="float">
            <text:p>0</text:p>
          </table:table-cell>
          <table:table-cell table:formula="of:=[.E138]" office:value-type="float" office:value="0" calcext:value-type="float">
            <text:p>0</text:p>
          </table:table-cell>
          <table:table-cell table:formula="of:=[.F138]" office:value-type="float" office:value="7418" calcext:value-type="float">
            <text:p>7418</text:p>
          </table:table-cell>
          <table:table-cell table:formula="of:=[.G138]" office:value-type="float" office:value="1671" calcext:value-type="float">
            <text:p>1671</text:p>
          </table:table-cell>
          <table:table-cell table:formula="of:=[.H138]" office:value-type="float" office:value="3605" calcext:value-type="float">
            <text:p>3605</text:p>
          </table:table-cell>
          <table:table-cell table:formula="of:=[.I138]" office:value-type="float" office:value="-0" calcext:value-type="float">
            <text:p>0</text:p>
          </table:table-cell>
          <table:table-cell table:formula="of:=[.J138]" office:value-type="float" office:value="0" calcext:value-type="float">
            <text:p>0</text:p>
          </table:table-cell>
          <table:table-cell table:formula="of:=[.K138]" office:value-type="float" office:value="3635" calcext:value-type="float">
            <text:p>3635</text:p>
          </table:table-cell>
          <table:table-cell table:formula="of:=[.L138]" office:value-type="float" office:value="1646" calcext:value-type="float">
            <text:p>1646</text:p>
          </table:table-cell>
          <table:table-cell table:formula="of:=[.M138]" office:value-type="float" office:value="5928" calcext:value-type="float">
            <text:p>5928</text:p>
          </table:table-cell>
          <table:table-cell table:formula="of:=[.N138]" office:value-type="float" office:value="-0" calcext:value-type="float">
            <text:p>0</text:p>
          </table:table-cell>
          <table:table-cell table:formula="of:=[.O138]" office:value-type="float" office:value="0" calcext:value-type="float">
            <text:p>0</text:p>
          </table:table-cell>
          <table:table-cell table:formula="of:=[.P138]" office:value-type="float" office:value="1337" calcext:value-type="float">
            <text:p>1337</text:p>
          </table:table-cell>
        </table:table-row>
        <table:table-row table:style-name="ro1">
          <table:table-cell table:formula="of:=[.A139]+1" office:value-type="float" office:value="2117" calcext:value-type="float">
            <text:p>2117</text:p>
          </table:table-cell>
          <table:table-cell table:formula="of:=[.B139]" office:value-type="float" office:value="1486" calcext:value-type="float">
            <text:p>1486</text:p>
          </table:table-cell>
          <table:table-cell table:formula="of:=[.C139]" office:value-type="float" office:value="7" calcext:value-type="float">
            <text:p>7</text:p>
          </table:table-cell>
          <table:table-cell table:formula="of:=[.D139]" office:value-type="float" office:value="-0" calcext:value-type="float">
            <text:p>0</text:p>
          </table:table-cell>
          <table:table-cell table:formula="of:=[.E139]" office:value-type="float" office:value="0" calcext:value-type="float">
            <text:p>0</text:p>
          </table:table-cell>
          <table:table-cell table:formula="of:=[.F139]" office:value-type="float" office:value="7418" calcext:value-type="float">
            <text:p>7418</text:p>
          </table:table-cell>
          <table:table-cell table:formula="of:=[.G139]" office:value-type="float" office:value="1671" calcext:value-type="float">
            <text:p>1671</text:p>
          </table:table-cell>
          <table:table-cell table:formula="of:=[.H139]" office:value-type="float" office:value="3605" calcext:value-type="float">
            <text:p>3605</text:p>
          </table:table-cell>
          <table:table-cell table:formula="of:=[.I139]" office:value-type="float" office:value="-0" calcext:value-type="float">
            <text:p>0</text:p>
          </table:table-cell>
          <table:table-cell table:formula="of:=[.J139]" office:value-type="float" office:value="0" calcext:value-type="float">
            <text:p>0</text:p>
          </table:table-cell>
          <table:table-cell table:formula="of:=[.K139]" office:value-type="float" office:value="3635" calcext:value-type="float">
            <text:p>3635</text:p>
          </table:table-cell>
          <table:table-cell table:formula="of:=[.L139]" office:value-type="float" office:value="1646" calcext:value-type="float">
            <text:p>1646</text:p>
          </table:table-cell>
          <table:table-cell table:formula="of:=[.M139]" office:value-type="float" office:value="5928" calcext:value-type="float">
            <text:p>5928</text:p>
          </table:table-cell>
          <table:table-cell table:formula="of:=[.N139]" office:value-type="float" office:value="-0" calcext:value-type="float">
            <text:p>0</text:p>
          </table:table-cell>
          <table:table-cell table:formula="of:=[.O139]" office:value-type="float" office:value="0" calcext:value-type="float">
            <text:p>0</text:p>
          </table:table-cell>
          <table:table-cell table:formula="of:=[.P139]" office:value-type="float" office:value="1337" calcext:value-type="float">
            <text:p>1337</text:p>
          </table:table-cell>
        </table:table-row>
        <table:table-row table:style-name="ro1" table:number-rows-repeated="104843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Cost" table:style-name="ta1">
        <office:forms form:automatic-focus="false" form:apply-design-mode="false"/>
        <table:shapes>
          <draw:frame draw:z-index="0" draw:style-name="gr1" draw:text-style-name="P1" svg:width="6.2988in" svg:height="3.5429in" svg:x="13.2425in" svg:y="0.1969in">
            <draw:object draw:notify-on-update-of-ranges="Cost.A2:Cost.A2 Cost.A3:Cost.A103 Cost.B2:Cost.B2 Cost.B3:Cost.B103 Cost.C2:Cost.C2 Cost.C3:Cost.C103 Cost.D2:Cost.D2 Cost.D3:Cost.D103 Cost.E2:Cost.E2 Cost.E3:Cost.E10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13.1665in" svg:y="4.1039in">
            <draw:object draw:notify-on-update-of-ranges="Cost.A2:Cost.A2 Cost.A3:Cost.A103 Cost.F2:Cost.F2 Cost.F3:Cost.F103 Cost.G2:Cost.G2 Cost.G3:Cost.G103 Cost.H2:Cost.H2 Cost.H3:Cost.H103 Cost.I2:Cost.I2 Cost.I3:Cost.I10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6.2988in" svg:height="3.5429in" svg:x="13.1197in" svg:y="8.011in">
            <draw:object draw:notify-on-update-of-ranges="Cost.A2:Cost.A2 Cost.A3:Cost.A103 Cost.J2:Cost.J2 Cost.J3:Cost.J103 Cost.K2:Cost.K2 Cost.K3:Cost.K103 Cost.L2:Cost.L2 Cost.L3:Cost.L103 Cost.M2:Cost.M2 Cost.M3:Cost.M10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6" table:number-columns-repeated="13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el Cycle 3</text:p>
          </table:table-cell>
          <table:table-cell table:number-columns-repeated="3"/>
          <table:table-cell office:value-type="string" calcext:value-type="string">
            <text:p>Fuel Cycle 2</text:p>
          </table:table-cell>
          <table:table-cell table:number-columns-repeated="3"/>
          <table:table-cell office:value-type="string" calcext:value-type="string">
            <text:p>Fuel Cycl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et Storage</text:p>
          </table:table-cell>
          <table:table-cell office:value-type="string" calcext:value-type="string">
            <text:p>Dry Storag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processed Fuel</text:p>
          </table:table-cell>
          <table:table-cell table:formula="of:=[.B2]" office:value-type="string" office:string-value="Wet Storage" calcext:value-type="string">
            <text:p>Wet Storage</text:p>
          </table:table-cell>
          <table:table-cell table:formula="of:=[.C2]" office:value-type="string" office:string-value="Dry Storage" calcext:value-type="string">
            <text:p>Dry Storage</text:p>
          </table:table-cell>
          <table:table-cell table:formula="of:=[.D2]" office:value-type="string" office:string-value="Repository" calcext:value-type="string">
            <text:p>Repository</text:p>
          </table:table-cell>
          <table:table-cell table:formula="of:=[.E2]" office:value-type="string" office:string-value="Reprocessed Fuel" calcext:value-type="string">
            <text:p>Reprocessed Fuel</text:p>
          </table:table-cell>
          <table:table-cell table:formula="of:=[.F2]" office:value-type="string" office:string-value="Wet Storage" calcext:value-type="string">
            <text:p>Wet Storage</text:p>
          </table:table-cell>
          <table:table-cell table:formula="of:=[.G2]" office:value-type="string" office:string-value="Dry Storage" calcext:value-type="string">
            <text:p>Dry Storage</text:p>
          </table:table-cell>
          <table:table-cell table:formula="of:=[.H2]" office:value-type="string" office:string-value="Repository" calcext:value-type="string">
            <text:p>Repository</text:p>
          </table:table-cell>
          <table:table-cell table:formula="of:=[.I2]" office:value-type="string" office:string-value="Reprocessed Fuel" calcext:value-type="string">
            <text:p>Reprocessed Fuel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SUMPRODUCT(['Cost Drivers'.B3:.B63];['Cost Profile'.B$2:.B$62])/[.$A$1]" office:value-type="float" office:value="906.625" calcext:value-type="float">
            <text:p>906.625</text:p>
          </table:table-cell>
          <table:table-cell table:formula="of:=SUMPRODUCT(['Cost Drivers'.C3:.C63];['Cost Profile'.C$2:.C$62])/[.$A$1]+SUMPRODUCT(['Cost Drivers'.D3:.D63];['Cost Profile'.D$2:.D$62])/[.$A$1]" office:value-type="float" office:value="2494.6798245614" calcext:value-type="float">
            <text:p>2494.6798245614</text:p>
          </table:table-cell>
          <table:table-cell table:formula="of:=SUMPRODUCT(['Cost Drivers'.E3:.E63];['Cost Profile'.E$2:.E$62])/[.$A$1]" office:value-type="float" office:value="3046.36842105263" calcext:value-type="float">
            <text:p>3046.3684210526</text:p>
          </table:table-cell>
          <table:table-cell table:formula="of:=SUMPRODUCT(['Cost Drivers'.F3:.F63];['Cost Profile'.F$2:.F$62])/[.$A$1]" office:value-type="float" office:value="-0.666666666666667" calcext:value-type="float">
            <text:p>-0.6666666667</text:p>
          </table:table-cell>
          <table:table-cell table:formula="of:=SUMPRODUCT(['Cost Drivers'.G3:.G63];['Cost Profile'.B$2:.B$62])/[.$A$1]" office:value-type="float" office:value="601.333333333333" calcext:value-type="float">
            <text:p>601.3333333333</text:p>
          </table:table-cell>
          <table:table-cell table:formula="of:=SUMPRODUCT(['Cost Drivers'.H3:.H63];['Cost Profile'.C$2:.C$62])/[.$A$1]+SUMPRODUCT(['Cost Drivers'.I3:.I63];['Cost Profile'.D$2:.D$62])/[.$A$1]" office:value-type="float" office:value="2494.6798245614" calcext:value-type="float">
            <text:p>2494.6798245614</text:p>
          </table:table-cell>
          <table:table-cell table:formula="of:=SUMPRODUCT(['Cost Drivers'.J3:.J63];['Cost Profile'.E$2:.E$62])/[.$A$1]" office:value-type="float" office:value="3046.36842105263" calcext:value-type="float">
            <text:p>3046.3684210526</text:p>
          </table:table-cell>
          <table:table-cell table:formula="of:=SUMPRODUCT(['Cost Drivers'.K3:.K63];['Cost Profile'.F$2:.F$62])/[.$A$1]" office:value-type="float" office:value="-0.666666666666667" calcext:value-type="float">
            <text:p>-0.6666666667</text:p>
          </table:table-cell>
          <table:table-cell table:formula="of:=SUMPRODUCT(['Cost Drivers'.L3:.L63];['Cost Profile'.B$2:.B$62])/[.$A$1]" office:value-type="float" office:value="601.333333333333" calcext:value-type="float">
            <text:p>601.3333333333</text:p>
          </table:table-cell>
          <table:table-cell table:formula="of:=SUMPRODUCT(['Cost Drivers'.M3:.M63];['Cost Profile'.C$2:.C$62])/[.$A$1]+SUMPRODUCT(['Cost Drivers'.N3:.N63];['Cost Profile'.D$2:.D$62])/[.$A$1]" office:value-type="float" office:value="2494.6798245614" calcext:value-type="float">
            <text:p>2494.6798245614</text:p>
          </table:table-cell>
          <table:table-cell table:formula="of:=SUMPRODUCT(['Cost Drivers'.O3:.O63];['Cost Profile'.E$2:.E$62])/[.$A$1]" office:value-type="float" office:value="3039.47368421053" calcext:value-type="float">
            <text:p>3039.4736842105</text:p>
          </table:table-cell>
          <table:table-cell table:formula="of:=SUMPRODUCT(['Cost Drivers'.P3:.P63];['Cost Profile'.F$2:.F$62])/[.$A$1]" office:value-type="float" office:value="-0.666666666666667" calcext:value-type="float">
            <text:p>-0.6666666667</text:p>
          </table:table-cell>
        </table:table-row>
        <table:table-row table:style-name="ro1">
          <table:table-cell table:formula="of:=[.A3]+1" office:value-type="float" office:value="2001" calcext:value-type="float">
            <text:p>2001</text:p>
          </table:table-cell>
          <table:table-cell table:formula="of:=SUMPRODUCT(['Cost Drivers'.B4:.B64];['Cost Profile'.B$2:.B$62])/[.$A$1]" office:value-type="float" office:value="1101.31666666667" calcext:value-type="float">
            <text:p>1101.3166666667</text:p>
          </table:table-cell>
          <table:table-cell table:formula="of:=SUMPRODUCT(['Cost Drivers'.C4:.C64];['Cost Profile'.C$2:.C$62])/[.$A$1]+SUMPRODUCT(['Cost Drivers'.D4:.D64];['Cost Profile'.D$2:.D$62])/[.$A$1]" office:value-type="float" office:value="3336.09210526316" calcext:value-type="float">
            <text:p>3336.0921052632</text:p>
          </table:table-cell>
          <table:table-cell table:formula="of:=SUMPRODUCT(['Cost Drivers'.E4:.E64];['Cost Profile'.E$2:.E$62])/[.$A$1]" office:value-type="float" office:value="3322.68421052632" calcext:value-type="float">
            <text:p>3322.6842105263</text:p>
          </table:table-cell>
          <table:table-cell table:formula="of:=SUMPRODUCT(['Cost Drivers'.F4:.F64];['Cost Profile'.F$2:.F$62])/[.$A$1]" office:value-type="float" office:value="-0.466666666666667" calcext:value-type="float">
            <text:p>-0.4666666667</text:p>
          </table:table-cell>
          <table:table-cell table:formula="of:=SUMPRODUCT(['Cost Drivers'.G4:.G64];['Cost Profile'.B$2:.B$62])/[.$A$1]" office:value-type="float" office:value="481.066666666667" calcext:value-type="float">
            <text:p>481.0666666667</text:p>
          </table:table-cell>
          <table:table-cell table:formula="of:=SUMPRODUCT(['Cost Drivers'.H4:.H64];['Cost Profile'.C$2:.C$62])/[.$A$1]+SUMPRODUCT(['Cost Drivers'.I4:.I64];['Cost Profile'.D$2:.D$62])/[.$A$1]" office:value-type="float" office:value="3336.09210526316" calcext:value-type="float">
            <text:p>3336.0921052632</text:p>
          </table:table-cell>
          <table:table-cell table:formula="of:=SUMPRODUCT(['Cost Drivers'.J4:.J64];['Cost Profile'.E$2:.E$62])/[.$A$1]" office:value-type="float" office:value="3322.68421052632" calcext:value-type="float">
            <text:p>3322.6842105263</text:p>
          </table:table-cell>
          <table:table-cell table:formula="of:=SUMPRODUCT(['Cost Drivers'.K4:.K64];['Cost Profile'.F$2:.F$62])/[.$A$1]" office:value-type="float" office:value="-0.466666666666667" calcext:value-type="float">
            <text:p>-0.4666666667</text:p>
          </table:table-cell>
          <table:table-cell table:formula="of:=SUMPRODUCT(['Cost Drivers'.L4:.L64];['Cost Profile'.B$2:.B$62])/[.$A$1]" office:value-type="float" office:value="481.066666666667" calcext:value-type="float">
            <text:p>481.0666666667</text:p>
          </table:table-cell>
          <table:table-cell table:formula="of:=SUMPRODUCT(['Cost Drivers'.M4:.M64];['Cost Profile'.C$2:.C$62])/[.$A$1]+SUMPRODUCT(['Cost Drivers'.N4:.N64];['Cost Profile'.D$2:.D$62])/[.$A$1]" office:value-type="float" office:value="3336.09210526316" calcext:value-type="float">
            <text:p>3336.0921052632</text:p>
          </table:table-cell>
          <table:table-cell table:formula="of:=SUMPRODUCT(['Cost Drivers'.O4:.O64];['Cost Profile'.E$2:.E$62])/[.$A$1]" office:value-type="float" office:value="3315.78947368421" calcext:value-type="float">
            <text:p>3315.7894736842</text:p>
          </table:table-cell>
          <table:table-cell table:formula="of:=SUMPRODUCT(['Cost Drivers'.P4:.P64];['Cost Profile'.F$2:.F$62])/[.$A$1]" office:value-type="float" office:value="-0.466666666666667" calcext:value-type="float">
            <text:p>-0.4666666667</text:p>
          </table:table-cell>
        </table:table-row>
        <table:table-row table:style-name="ro1">
          <table:table-cell table:formula="of:=[.A4]+1" office:value-type="float" office:value="2002" calcext:value-type="float">
            <text:p>2002</text:p>
          </table:table-cell>
          <table:table-cell table:formula="of:=SUMPRODUCT(['Cost Drivers'.B5:.B65];['Cost Profile'.B$2:.B$62])/[.$A$1]" office:value-type="float" office:value="1066.31666666667" calcext:value-type="float">
            <text:p>1066.3166666667</text:p>
          </table:table-cell>
          <table:table-cell table:formula="of:=SUMPRODUCT(['Cost Drivers'.C5:.C65];['Cost Profile'.C$2:.C$62])/[.$A$1]+SUMPRODUCT(['Cost Drivers'.D5:.D65];['Cost Profile'.D$2:.D$62])/[.$A$1]" office:value-type="float" office:value="3823.91929824561" calcext:value-type="float">
            <text:p>3823.9192982456</text:p>
          </table:table-cell>
          <table:table-cell table:formula="of:=SUMPRODUCT(['Cost Drivers'.E5:.E65];['Cost Profile'.E$2:.E$62])/[.$A$1]" office:value-type="float" office:value="3599" calcext:value-type="float">
            <text:p>3599</text:p>
          </table:table-cell>
          <table:table-cell table:formula="of:=SUMPRODUCT(['Cost Drivers'.F5:.F65];['Cost Profile'.F$2:.F$62])/[.$A$1]" office:value-type="float" office:value="-0.35" calcext:value-type="float">
            <text:p>-0.35</text:p>
          </table:table-cell>
          <table:table-cell table:formula="of:=SUMPRODUCT(['Cost Drivers'.G5:.G65];['Cost Profile'.B$2:.B$62])/[.$A$1]" office:value-type="float" office:value="360.8" calcext:value-type="float">
            <text:p>360.8</text:p>
          </table:table-cell>
          <table:table-cell table:formula="of:=SUMPRODUCT(['Cost Drivers'.H5:.H65];['Cost Profile'.C$2:.C$62])/[.$A$1]+SUMPRODUCT(['Cost Drivers'.I5:.I65];['Cost Profile'.D$2:.D$62])/[.$A$1]" office:value-type="float" office:value="3823.91929824561" calcext:value-type="float">
            <text:p>3823.9192982456</text:p>
          </table:table-cell>
          <table:table-cell table:formula="of:=SUMPRODUCT(['Cost Drivers'.J5:.J65];['Cost Profile'.E$2:.E$62])/[.$A$1]" office:value-type="float" office:value="3599" calcext:value-type="float">
            <text:p>3599</text:p>
          </table:table-cell>
          <table:table-cell table:formula="of:=SUMPRODUCT(['Cost Drivers'.K5:.K65];['Cost Profile'.F$2:.F$62])/[.$A$1]" office:value-type="float" office:value="-0.35" calcext:value-type="float">
            <text:p>-0.35</text:p>
          </table:table-cell>
          <table:table-cell table:formula="of:=SUMPRODUCT(['Cost Drivers'.L5:.L65];['Cost Profile'.B$2:.B$62])/[.$A$1]" office:value-type="float" office:value="360.8" calcext:value-type="float">
            <text:p>360.8</text:p>
          </table:table-cell>
          <table:table-cell table:formula="of:=SUMPRODUCT(['Cost Drivers'.M5:.M65];['Cost Profile'.C$2:.C$62])/[.$A$1]+SUMPRODUCT(['Cost Drivers'.N5:.N65];['Cost Profile'.D$2:.D$62])/[.$A$1]" office:value-type="float" office:value="3823.91929824561" calcext:value-type="float">
            <text:p>3823.9192982456</text:p>
          </table:table-cell>
          <table:table-cell table:formula="of:=SUMPRODUCT(['Cost Drivers'.O5:.O65];['Cost Profile'.E$2:.E$62])/[.$A$1]" office:value-type="float" office:value="3592.10526315789" calcext:value-type="float">
            <text:p>3592.1052631579</text:p>
          </table:table-cell>
          <table:table-cell table:formula="of:=SUMPRODUCT(['Cost Drivers'.P5:.P65];['Cost Profile'.F$2:.F$62])/[.$A$1]" office:value-type="float" office:value="-0.35" calcext:value-type="float">
            <text:p>-0.35</text:p>
          </table:table-cell>
        </table:table-row>
        <table:table-row table:style-name="ro1">
          <table:table-cell table:formula="of:=[.A5]+1" office:value-type="float" office:value="2003" calcext:value-type="float">
            <text:p>2003</text:p>
          </table:table-cell>
          <table:table-cell table:formula="of:=SUMPRODUCT(['Cost Drivers'.B6:.B66];['Cost Profile'.B$2:.B$62])/[.$A$1]" office:value-type="float" office:value="882.158333333333" calcext:value-type="float">
            <text:p>882.1583333333</text:p>
          </table:table-cell>
          <table:table-cell table:formula="of:=SUMPRODUCT(['Cost Drivers'.C6:.C66];['Cost Profile'.C$2:.C$62])/[.$A$1]+SUMPRODUCT(['Cost Drivers'.D6:.D66];['Cost Profile'.D$2:.D$62])/[.$A$1]" office:value-type="float" office:value="4081.99035087719" calcext:value-type="float">
            <text:p>4081.9903508772</text:p>
          </table:table-cell>
          <table:table-cell table:formula="of:=SUMPRODUCT(['Cost Drivers'.E6:.E66];['Cost Profile'.E$2:.E$62])/[.$A$1]" office:value-type="float" office:value="3875.31578947368" calcext:value-type="float">
            <text:p>3875.3157894737</text:p>
          </table:table-cell>
          <table:table-cell table:formula="of:=SUMPRODUCT(['Cost Drivers'.F6:.F66];['Cost Profile'.F$2:.F$62])/[.$A$1]" office:value-type="float" office:value="-0.566666666666667" calcext:value-type="float">
            <text:p>-0.5666666667</text:p>
          </table:table-cell>
          <table:table-cell table:formula="of:=SUMPRODUCT(['Cost Drivers'.G6:.G66];['Cost Profile'.B$2:.B$62])/[.$A$1]" office:value-type="float" office:value="240.533333333333" calcext:value-type="float">
            <text:p>240.5333333333</text:p>
          </table:table-cell>
          <table:table-cell table:formula="of:=SUMPRODUCT(['Cost Drivers'.H6:.H66];['Cost Profile'.C$2:.C$62])/[.$A$1]+SUMPRODUCT(['Cost Drivers'.I6:.I66];['Cost Profile'.D$2:.D$62])/[.$A$1]" office:value-type="float" office:value="4081.99035087719" calcext:value-type="float">
            <text:p>4081.9903508772</text:p>
          </table:table-cell>
          <table:table-cell table:formula="of:=SUMPRODUCT(['Cost Drivers'.J6:.J66];['Cost Profile'.E$2:.E$62])/[.$A$1]" office:value-type="float" office:value="3875.31578947368" calcext:value-type="float">
            <text:p>3875.3157894737</text:p>
          </table:table-cell>
          <table:table-cell table:formula="of:=SUMPRODUCT(['Cost Drivers'.K6:.K66];['Cost Profile'.F$2:.F$62])/[.$A$1]" office:value-type="float" office:value="-0.566666666666667" calcext:value-type="float">
            <text:p>-0.5666666667</text:p>
          </table:table-cell>
          <table:table-cell table:formula="of:=SUMPRODUCT(['Cost Drivers'.L6:.L66];['Cost Profile'.B$2:.B$62])/[.$A$1]" office:value-type="float" office:value="240.533333333333" calcext:value-type="float">
            <text:p>240.5333333333</text:p>
          </table:table-cell>
          <table:table-cell table:formula="of:=SUMPRODUCT(['Cost Drivers'.M6:.M66];['Cost Profile'.C$2:.C$62])/[.$A$1]+SUMPRODUCT(['Cost Drivers'.N6:.N66];['Cost Profile'.D$2:.D$62])/[.$A$1]" office:value-type="float" office:value="4081.99035087719" calcext:value-type="float">
            <text:p>4081.9903508772</text:p>
          </table:table-cell>
          <table:table-cell table:formula="of:=SUMPRODUCT(['Cost Drivers'.O6:.O66];['Cost Profile'.E$2:.E$62])/[.$A$1]" office:value-type="float" office:value="3868.42105263158" calcext:value-type="float">
            <text:p>3868.4210526316</text:p>
          </table:table-cell>
          <table:table-cell table:formula="of:=SUMPRODUCT(['Cost Drivers'.P6:.P66];['Cost Profile'.F$2:.F$62])/[.$A$1]" office:value-type="float" office:value="-0.566666666666667" calcext:value-type="float">
            <text:p>-0.5666666667</text:p>
          </table:table-cell>
        </table:table-row>
        <table:table-row table:style-name="ro1">
          <table:table-cell table:formula="of:=[.A6]+1" office:value-type="float" office:value="2004" calcext:value-type="float">
            <text:p>2004</text:p>
          </table:table-cell>
          <table:table-cell table:formula="of:=SUMPRODUCT(['Cost Drivers'.B7:.B67];['Cost Profile'.B$2:.B$62])/[.$A$1]" office:value-type="float" office:value="676.241666666667" calcext:value-type="float">
            <text:p>676.2416666667</text:p>
          </table:table-cell>
          <table:table-cell table:formula="of:=SUMPRODUCT(['Cost Drivers'.C7:.C67];['Cost Profile'.C$2:.C$62])/[.$A$1]+SUMPRODUCT(['Cost Drivers'.D7:.D67];['Cost Profile'.D$2:.D$62])/[.$A$1]" office:value-type="float" office:value="4189.72192982456" calcext:value-type="float">
            <text:p>4189.7219298246</text:p>
          </table:table-cell>
          <table:table-cell table:formula="of:=SUMPRODUCT(['Cost Drivers'.E7:.E67];['Cost Profile'.E$2:.E$62])/[.$A$1]" office:value-type="float" office:value="4151.63157894737" calcext:value-type="float">
            <text:p>4151.6315789474</text:p>
          </table:table-cell>
          <table:table-cell table:formula="of:=SUMPRODUCT(['Cost Drivers'.F7:.F67];['Cost Profile'.F$2:.F$62])/[.$A$1]" office:value-type="float" office:value="-0.116666666666667" calcext:value-type="float">
            <text:p>-0.1166666667</text:p>
          </table:table-cell>
          <table:table-cell table:formula="of:=SUMPRODUCT(['Cost Drivers'.G7:.G67];['Cost Profile'.B$2:.B$62])/[.$A$1]" office:value-type="float" office:value="120.266666666667" calcext:value-type="float">
            <text:p>120.2666666667</text:p>
          </table:table-cell>
          <table:table-cell table:formula="of:=SUMPRODUCT(['Cost Drivers'.H7:.H67];['Cost Profile'.C$2:.C$62])/[.$A$1]+SUMPRODUCT(['Cost Drivers'.I7:.I67];['Cost Profile'.D$2:.D$62])/[.$A$1]" office:value-type="float" office:value="4189.72192982456" calcext:value-type="float">
            <text:p>4189.7219298246</text:p>
          </table:table-cell>
          <table:table-cell table:formula="of:=SUMPRODUCT(['Cost Drivers'.J7:.J67];['Cost Profile'.E$2:.E$62])/[.$A$1]" office:value-type="float" office:value="4151.63157894737" calcext:value-type="float">
            <text:p>4151.6315789474</text:p>
          </table:table-cell>
          <table:table-cell table:formula="of:=SUMPRODUCT(['Cost Drivers'.K7:.K67];['Cost Profile'.F$2:.F$62])/[.$A$1]" office:value-type="float" office:value="-0.116666666666667" calcext:value-type="float">
            <text:p>-0.1166666667</text:p>
          </table:table-cell>
          <table:table-cell table:formula="of:=SUMPRODUCT(['Cost Drivers'.L7:.L67];['Cost Profile'.B$2:.B$62])/[.$A$1]" office:value-type="float" office:value="120.266666666667" calcext:value-type="float">
            <text:p>120.2666666667</text:p>
          </table:table-cell>
          <table:table-cell table:formula="of:=SUMPRODUCT(['Cost Drivers'.M7:.M67];['Cost Profile'.C$2:.C$62])/[.$A$1]+SUMPRODUCT(['Cost Drivers'.N7:.N67];['Cost Profile'.D$2:.D$62])/[.$A$1]" office:value-type="float" office:value="4189.72192982456" calcext:value-type="float">
            <text:p>4189.7219298246</text:p>
          </table:table-cell>
          <table:table-cell table:formula="of:=SUMPRODUCT(['Cost Drivers'.O7:.O67];['Cost Profile'.E$2:.E$62])/[.$A$1]" office:value-type="float" office:value="4144.73684210526" calcext:value-type="float">
            <text:p>4144.7368421053</text:p>
          </table:table-cell>
          <table:table-cell table:formula="of:=SUMPRODUCT(['Cost Drivers'.P7:.P67];['Cost Profile'.F$2:.F$62])/[.$A$1]" office:value-type="float" office:value="-0.116666666666667" calcext:value-type="float">
            <text:p>-0.1166666667</text:p>
          </table:table-cell>
        </table:table-row>
        <table:table-row table:style-name="ro1">
          <table:table-cell table:formula="of:=[.A7]+1" office:value-type="float" office:value="2005" calcext:value-type="float">
            <text:p>2005</text:p>
          </table:table-cell>
          <table:table-cell table:formula="of:=SUMPRODUCT(['Cost Drivers'.B8:.B68];['Cost Profile'.B$2:.B$62])/[.$A$1]" office:value-type="float" office:value="453.941666666667" calcext:value-type="float">
            <text:p>453.9416666667</text:p>
          </table:table-cell>
          <table:table-cell table:formula="of:=SUMPRODUCT(['Cost Drivers'.C8:.C68];['Cost Profile'.C$2:.C$62])/[.$A$1]+SUMPRODUCT(['Cost Drivers'.D8:.D68];['Cost Profile'.D$2:.D$62])/[.$A$1]" office:value-type="float" office:value="4146.80175438597" calcext:value-type="float">
            <text:p>4146.801754386</text:p>
          </table:table-cell>
          <table:table-cell table:formula="of:=SUMPRODUCT(['Cost Drivers'.E8:.E68];['Cost Profile'.E$2:.E$62])/[.$A$1]" office:value-type="float" office:value="4427.94736842105" calcext:value-type="float">
            <text:p>4427.9473684211</text:p>
          </table:table-cell>
          <table:table-cell table:formula="of:=SUMPRODUCT(['Cost Drivers'.F8:.F68];['Cost Profile'.F$2:.F$62])/[.$A$1]" office:value-type="float" office:value="-0.416666666666667" calcext:value-type="float">
            <text:p>-0.4166666667</text:p>
          </table:table-cell>
          <table:table-cell table:formula="of:=SUMPRODUCT(['Cost Drivers'.G8:.G68];['Cost Profile'.B$2:.B$62])/[.$A$1]" office:value-type="float" office:value="0" calcext:value-type="float">
            <text:p>0</text:p>
          </table:table-cell>
          <table:table-cell table:formula="of:=SUMPRODUCT(['Cost Drivers'.H8:.H68];['Cost Profile'.C$2:.C$62])/[.$A$1]+SUMPRODUCT(['Cost Drivers'.I8:.I68];['Cost Profile'.D$2:.D$62])/[.$A$1]" office:value-type="float" office:value="4146.80175438597" calcext:value-type="float">
            <text:p>4146.801754386</text:p>
          </table:table-cell>
          <table:table-cell table:formula="of:=SUMPRODUCT(['Cost Drivers'.J8:.J68];['Cost Profile'.E$2:.E$62])/[.$A$1]" office:value-type="float" office:value="4427.94736842105" calcext:value-type="float">
            <text:p>4427.9473684211</text:p>
          </table:table-cell>
          <table:table-cell table:formula="of:=SUMPRODUCT(['Cost Drivers'.K8:.K68];['Cost Profile'.F$2:.F$62])/[.$A$1]" office:value-type="float" office:value="-0.416666666666667" calcext:value-type="float">
            <text:p>-0.4166666667</text:p>
          </table:table-cell>
          <table:table-cell table:formula="of:=SUMPRODUCT(['Cost Drivers'.L8:.L68];['Cost Profile'.B$2:.B$62])/[.$A$1]" office:value-type="float" office:value="0" calcext:value-type="float">
            <text:p>0</text:p>
          </table:table-cell>
          <table:table-cell table:formula="of:=SUMPRODUCT(['Cost Drivers'.M8:.M68];['Cost Profile'.C$2:.C$62])/[.$A$1]+SUMPRODUCT(['Cost Drivers'.N8:.N68];['Cost Profile'.D$2:.D$62])/[.$A$1]" office:value-type="float" office:value="4146.80175438597" calcext:value-type="float">
            <text:p>4146.801754386</text:p>
          </table:table-cell>
          <table:table-cell table:formula="of:=SUMPRODUCT(['Cost Drivers'.O8:.O68];['Cost Profile'.E$2:.E$62])/[.$A$1]" office:value-type="float" office:value="4421.05263157895" calcext:value-type="float">
            <text:p>4421.052631579</text:p>
          </table:table-cell>
          <table:table-cell table:formula="of:=SUMPRODUCT(['Cost Drivers'.P8:.P68];['Cost Profile'.F$2:.F$62])/[.$A$1]" office:value-type="float" office:value="-0.416666666666667" calcext:value-type="float">
            <text:p>-0.4166666667</text:p>
          </table:table-cell>
        </table:table-row>
        <table:table-row table:style-name="ro1">
          <table:table-cell table:formula="of:=[.A8]+1" office:value-type="float" office:value="2006" calcext:value-type="float">
            <text:p>2006</text:p>
          </table:table-cell>
          <table:table-cell table:formula="of:=SUMPRODUCT(['Cost Drivers'.B9:.B69];['Cost Profile'.B$2:.B$62])/[.$A$1]" office:value-type="float" office:value="337.008333333333" calcext:value-type="float">
            <text:p>337.0083333333</text:p>
          </table:table-cell>
          <table:table-cell table:formula="of:=SUMPRODUCT(['Cost Drivers'.C9:.C69];['Cost Profile'.C$2:.C$62])/[.$A$1]+SUMPRODUCT(['Cost Drivers'.D9:.D69];['Cost Profile'.D$2:.D$62])/[.$A$1]" office:value-type="float" office:value="3953.47543859649" calcext:value-type="float">
            <text:p>3953.4754385965</text:p>
          </table:table-cell>
          <table:table-cell table:formula="of:=SUMPRODUCT(['Cost Drivers'.E9:.E69];['Cost Profile'.E$2:.E$62])/[.$A$1]" office:value-type="float" office:value="4704.26315789474" calcext:value-type="float">
            <text:p>4704.2631578947</text:p>
          </table:table-cell>
          <table:table-cell table:formula="of:=SUMPRODUCT(['Cost Drivers'.F9:.F69];['Cost Profile'.F$2:.F$62])/[.$A$1]" office:value-type="float" office:value="0.116666666666667" calcext:value-type="float">
            <text:p>0.1166666667</text:p>
          </table:table-cell>
          <table:table-cell table:formula="of:=SUMPRODUCT(['Cost Drivers'.G9:.G69];['Cost Profile'.B$2:.B$62])/[.$A$1]" office:value-type="float" office:value="0" calcext:value-type="float">
            <text:p>0</text:p>
          </table:table-cell>
          <table:table-cell table:formula="of:=SUMPRODUCT(['Cost Drivers'.H9:.H69];['Cost Profile'.C$2:.C$62])/[.$A$1]+SUMPRODUCT(['Cost Drivers'.I9:.I69];['Cost Profile'.D$2:.D$62])/[.$A$1]" office:value-type="float" office:value="3953.47543859649" calcext:value-type="float">
            <text:p>3953.4754385965</text:p>
          </table:table-cell>
          <table:table-cell table:formula="of:=SUMPRODUCT(['Cost Drivers'.J9:.J69];['Cost Profile'.E$2:.E$62])/[.$A$1]" office:value-type="float" office:value="4704.26315789474" calcext:value-type="float">
            <text:p>4704.2631578947</text:p>
          </table:table-cell>
          <table:table-cell table:formula="of:=SUMPRODUCT(['Cost Drivers'.K9:.K69];['Cost Profile'.F$2:.F$62])/[.$A$1]" office:value-type="float" office:value="0.116666666666667" calcext:value-type="float">
            <text:p>0.1166666667</text:p>
          </table:table-cell>
          <table:table-cell table:formula="of:=SUMPRODUCT(['Cost Drivers'.L9:.L69];['Cost Profile'.B$2:.B$62])/[.$A$1]" office:value-type="float" office:value="0" calcext:value-type="float">
            <text:p>0</text:p>
          </table:table-cell>
          <table:table-cell table:formula="of:=SUMPRODUCT(['Cost Drivers'.M9:.M69];['Cost Profile'.C$2:.C$62])/[.$A$1]+SUMPRODUCT(['Cost Drivers'.N9:.N69];['Cost Profile'.D$2:.D$62])/[.$A$1]" office:value-type="float" office:value="3953.47543859649" calcext:value-type="float">
            <text:p>3953.4754385965</text:p>
          </table:table-cell>
          <table:table-cell table:formula="of:=SUMPRODUCT(['Cost Drivers'.O9:.O69];['Cost Profile'.E$2:.E$62])/[.$A$1]" office:value-type="float" office:value="4697.36842105263" calcext:value-type="float">
            <text:p>4697.3684210526</text:p>
          </table:table-cell>
          <table:table-cell table:formula="of:=SUMPRODUCT(['Cost Drivers'.P9:.P69];['Cost Profile'.F$2:.F$62])/[.$A$1]" office:value-type="float" office:value="0.116666666666667" calcext:value-type="float">
            <text:p>0.1166666667</text:p>
          </table:table-cell>
        </table:table-row>
        <table:table-row table:style-name="ro1">
          <table:table-cell table:formula="of:=[.A9]+1" office:value-type="float" office:value="2007" calcext:value-type="float">
            <text:p>2007</text:p>
          </table:table-cell>
          <table:table-cell table:formula="of:=SUMPRODUCT(['Cost Drivers'.B10:.B70];['Cost Profile'.B$2:.B$62])/[.$A$1]" office:value-type="float" office:value="286.591666666667" calcext:value-type="float">
            <text:p>286.5916666667</text:p>
          </table:table-cell>
          <table:table-cell table:formula="of:=SUMPRODUCT(['Cost Drivers'.C10:.C70];['Cost Profile'.C$2:.C$62])/[.$A$1]+SUMPRODUCT(['Cost Drivers'.D10:.D70];['Cost Profile'.D$2:.D$62])/[.$A$1]" office:value-type="float" office:value="3821.44736842105" calcext:value-type="float">
            <text:p>3821.4473684211</text:p>
          </table:table-cell>
          <table:table-cell table:formula="of:=SUMPRODUCT(['Cost Drivers'.E10:.E70];['Cost Profile'.E$2:.E$62])/[.$A$1]" office:value-type="float" office:value="4980.57894736842" calcext:value-type="float">
            <text:p>4980.5789473684</text:p>
          </table:table-cell>
          <table:table-cell table:formula="of:=SUMPRODUCT(['Cost Drivers'.F10:.F70];['Cost Profile'.F$2:.F$62])/[.$A$1]" office:value-type="float" office:value="0.0333333333333333" calcext:value-type="float">
            <text:p>0.0333333333</text:p>
          </table:table-cell>
          <table:table-cell table:formula="of:=SUMPRODUCT(['Cost Drivers'.G10:.G70];['Cost Profile'.B$2:.B$62])/[.$A$1]" office:value-type="float" office:value="0.375" calcext:value-type="float">
            <text:p>0.375</text:p>
          </table:table-cell>
          <table:table-cell table:formula="of:=SUMPRODUCT(['Cost Drivers'.H10:.H70];['Cost Profile'.C$2:.C$62])/[.$A$1]+SUMPRODUCT(['Cost Drivers'.I10:.I70];['Cost Profile'.D$2:.D$62])/[.$A$1]" office:value-type="float" office:value="3821.44736842105" calcext:value-type="float">
            <text:p>3821.4473684211</text:p>
          </table:table-cell>
          <table:table-cell table:formula="of:=SUMPRODUCT(['Cost Drivers'.J10:.J70];['Cost Profile'.E$2:.E$62])/[.$A$1]" office:value-type="float" office:value="4980.57894736842" calcext:value-type="float">
            <text:p>4980.5789473684</text:p>
          </table:table-cell>
          <table:table-cell table:formula="of:=SUMPRODUCT(['Cost Drivers'.K10:.K70];['Cost Profile'.F$2:.F$62])/[.$A$1]" office:value-type="float" office:value="0.0333333333333333" calcext:value-type="float">
            <text:p>0.0333333333</text:p>
          </table:table-cell>
          <table:table-cell table:formula="of:=SUMPRODUCT(['Cost Drivers'.L10:.L70];['Cost Profile'.B$2:.B$62])/[.$A$1]" office:value-type="float" office:value="0.375" calcext:value-type="float">
            <text:p>0.375</text:p>
          </table:table-cell>
          <table:table-cell table:formula="of:=SUMPRODUCT(['Cost Drivers'.M10:.M70];['Cost Profile'.C$2:.C$62])/[.$A$1]+SUMPRODUCT(['Cost Drivers'.N10:.N70];['Cost Profile'.D$2:.D$62])/[.$A$1]" office:value-type="float" office:value="3821.44736842105" calcext:value-type="float">
            <text:p>3821.4473684211</text:p>
          </table:table-cell>
          <table:table-cell table:formula="of:=SUMPRODUCT(['Cost Drivers'.O10:.O70];['Cost Profile'.E$2:.E$62])/[.$A$1]" office:value-type="float" office:value="4973.68421052632" calcext:value-type="float">
            <text:p>4973.6842105263</text:p>
          </table:table-cell>
          <table:table-cell table:formula="of:=SUMPRODUCT(['Cost Drivers'.P10:.P70];['Cost Profile'.F$2:.F$62])/[.$A$1]" office:value-type="float" office:value="0.0333333333333333" calcext:value-type="float">
            <text:p>0.0333333333</text:p>
          </table:table-cell>
        </table:table-row>
        <table:table-row table:style-name="ro1">
          <table:table-cell table:formula="of:=[.A10]+1" office:value-type="float" office:value="2008" calcext:value-type="float">
            <text:p>2008</text:p>
          </table:table-cell>
          <table:table-cell table:formula="of:=SUMPRODUCT(['Cost Drivers'.B11:.B71];['Cost Profile'.B$2:.B$62])/[.$A$1]" office:value-type="float" office:value="269.033333333333" calcext:value-type="float">
            <text:p>269.0333333333</text:p>
          </table:table-cell>
          <table:table-cell table:formula="of:=SUMPRODUCT(['Cost Drivers'.C11:.C71];['Cost Profile'.C$2:.C$62])/[.$A$1]+SUMPRODUCT(['Cost Drivers'.D11:.D71];['Cost Profile'.D$2:.D$62])/[.$A$1]" office:value-type="float" office:value="3715.4798245614" calcext:value-type="float">
            <text:p>3715.4798245614</text:p>
          </table:table-cell>
          <table:table-cell table:formula="of:=SUMPRODUCT(['Cost Drivers'.E11:.E71];['Cost Profile'.E$2:.E$62])/[.$A$1]" office:value-type="float" office:value="5256.8947368421" calcext:value-type="float">
            <text:p>5256.8947368421</text:p>
          </table:table-cell>
          <table:table-cell table:formula="of:=SUMPRODUCT(['Cost Drivers'.F11:.F71];['Cost Profile'.F$2:.F$62])/[.$A$1]" office:value-type="float" office:value="0.0333333333333334" calcext:value-type="float">
            <text:p>0.0333333333</text:p>
          </table:table-cell>
          <table:table-cell table:formula="of:=SUMPRODUCT(['Cost Drivers'.G11:.G71];['Cost Profile'.B$2:.B$62])/[.$A$1]" office:value-type="float" office:value="4" calcext:value-type="float">
            <text:p>4</text:p>
          </table:table-cell>
          <table:table-cell table:formula="of:=SUMPRODUCT(['Cost Drivers'.H11:.H71];['Cost Profile'.C$2:.C$62])/[.$A$1]+SUMPRODUCT(['Cost Drivers'.I11:.I71];['Cost Profile'.D$2:.D$62])/[.$A$1]" office:value-type="float" office:value="3715.4798245614" calcext:value-type="float">
            <text:p>3715.4798245614</text:p>
          </table:table-cell>
          <table:table-cell table:formula="of:=SUMPRODUCT(['Cost Drivers'.J11:.J71];['Cost Profile'.E$2:.E$62])/[.$A$1]" office:value-type="float" office:value="5256.8947368421" calcext:value-type="float">
            <text:p>5256.8947368421</text:p>
          </table:table-cell>
          <table:table-cell table:formula="of:=SUMPRODUCT(['Cost Drivers'.K11:.K71];['Cost Profile'.F$2:.F$62])/[.$A$1]" office:value-type="float" office:value="0.0333333333333334" calcext:value-type="float">
            <text:p>0.0333333333</text:p>
          </table:table-cell>
          <table:table-cell table:formula="of:=SUMPRODUCT(['Cost Drivers'.L11:.L71];['Cost Profile'.B$2:.B$62])/[.$A$1]" office:value-type="float" office:value="4" calcext:value-type="float">
            <text:p>4</text:p>
          </table:table-cell>
          <table:table-cell table:formula="of:=SUMPRODUCT(['Cost Drivers'.M11:.M71];['Cost Profile'.C$2:.C$62])/[.$A$1]+SUMPRODUCT(['Cost Drivers'.N11:.N71];['Cost Profile'.D$2:.D$62])/[.$A$1]" office:value-type="float" office:value="3715.4798245614" calcext:value-type="float">
            <text:p>3715.4798245614</text:p>
          </table:table-cell>
          <table:table-cell table:formula="of:=SUMPRODUCT(['Cost Drivers'.O11:.O71];['Cost Profile'.E$2:.E$62])/[.$A$1]" office:value-type="float" office:value="5250" calcext:value-type="float">
            <text:p>5250</text:p>
          </table:table-cell>
          <table:table-cell table:formula="of:=SUMPRODUCT(['Cost Drivers'.P11:.P71];['Cost Profile'.F$2:.F$62])/[.$A$1]" office:value-type="float" office:value="0.0333333333333334" calcext:value-type="float">
            <text:p>0.0333333333</text:p>
          </table:table-cell>
        </table:table-row>
        <table:table-row table:style-name="ro1">
          <table:table-cell table:formula="of:=[.A11]+1" office:value-type="float" office:value="2009" calcext:value-type="float">
            <text:p>2009</text:p>
          </table:table-cell>
          <table:table-cell table:formula="of:=SUMPRODUCT(['Cost Drivers'.B12:.B72];['Cost Profile'.B$2:.B$62])/[.$A$1]" office:value-type="float" office:value="237.475" calcext:value-type="float">
            <text:p>237.475</text:p>
          </table:table-cell>
          <table:table-cell table:formula="of:=SUMPRODUCT(['Cost Drivers'.C12:.C72];['Cost Profile'.C$2:.C$62])/[.$A$1]+SUMPRODUCT(['Cost Drivers'.D12:.D72];['Cost Profile'.D$2:.D$62])/[.$A$1]" office:value-type="float" office:value="3562.00789473684" calcext:value-type="float">
            <text:p>3562.0078947369</text:p>
          </table:table-cell>
          <table:table-cell table:formula="of:=SUMPRODUCT(['Cost Drivers'.E12:.E72];['Cost Profile'.E$2:.E$62])/[.$A$1]" office:value-type="float" office:value="5533.21052631579" calcext:value-type="float">
            <text:p>5533.2105263158</text:p>
          </table:table-cell>
          <table:table-cell table:formula="of:=SUMPRODUCT(['Cost Drivers'.F12:.F72];['Cost Profile'.F$2:.F$62])/[.$A$1]" office:value-type="float" office:value="0.0333333333333333" calcext:value-type="float">
            <text:p>0.0333333333</text:p>
          </table:table-cell>
          <table:table-cell table:formula="of:=SUMPRODUCT(['Cost Drivers'.G12:.G72];['Cost Profile'.B$2:.B$62])/[.$A$1]" office:value-type="float" office:value="10.5416666666667" calcext:value-type="float">
            <text:p>10.5416666667</text:p>
          </table:table-cell>
          <table:table-cell table:formula="of:=SUMPRODUCT(['Cost Drivers'.H12:.H72];['Cost Profile'.C$2:.C$62])/[.$A$1]+SUMPRODUCT(['Cost Drivers'.I12:.I72];['Cost Profile'.D$2:.D$62])/[.$A$1]" office:value-type="float" office:value="3562.00789473684" calcext:value-type="float">
            <text:p>3562.0078947369</text:p>
          </table:table-cell>
          <table:table-cell table:formula="of:=SUMPRODUCT(['Cost Drivers'.J12:.J72];['Cost Profile'.E$2:.E$62])/[.$A$1]" office:value-type="float" office:value="5533.21052631579" calcext:value-type="float">
            <text:p>5533.2105263158</text:p>
          </table:table-cell>
          <table:table-cell table:formula="of:=SUMPRODUCT(['Cost Drivers'.K12:.K72];['Cost Profile'.F$2:.F$62])/[.$A$1]" office:value-type="float" office:value="0.0333333333333333" calcext:value-type="float">
            <text:p>0.0333333333</text:p>
          </table:table-cell>
          <table:table-cell table:formula="of:=SUMPRODUCT(['Cost Drivers'.L12:.L72];['Cost Profile'.B$2:.B$62])/[.$A$1]" office:value-type="float" office:value="10.5416666666667" calcext:value-type="float">
            <text:p>10.5416666667</text:p>
          </table:table-cell>
          <table:table-cell table:formula="of:=SUMPRODUCT(['Cost Drivers'.M12:.M72];['Cost Profile'.C$2:.C$62])/[.$A$1]+SUMPRODUCT(['Cost Drivers'.N12:.N72];['Cost Profile'.D$2:.D$62])/[.$A$1]" office:value-type="float" office:value="3562.00789473684" calcext:value-type="float">
            <text:p>3562.0078947369</text:p>
          </table:table-cell>
          <table:table-cell table:formula="of:=SUMPRODUCT(['Cost Drivers'.O12:.O72];['Cost Profile'.E$2:.E$62])/[.$A$1]" office:value-type="float" office:value="5526.31578947368" calcext:value-type="float">
            <text:p>5526.3157894737</text:p>
          </table:table-cell>
          <table:table-cell table:formula="of:=SUMPRODUCT(['Cost Drivers'.P12:.P72];['Cost Profile'.F$2:.F$62])/[.$A$1]" office:value-type="float" office:value="0.0333333333333333" calcext:value-type="float">
            <text:p>0.0333333333</text:p>
          </table:table-cell>
        </table:table-row>
        <table:table-row table:style-name="ro1">
          <table:table-cell table:formula="of:=[.A12]+1" office:value-type="float" office:value="2010" calcext:value-type="float">
            <text:p>2010</text:p>
          </table:table-cell>
          <table:table-cell table:formula="of:=SUMPRODUCT(['Cost Drivers'.B13:.B73];['Cost Profile'.B$2:.B$62])/[.$A$1]" office:value-type="float" office:value="173.958333333333" calcext:value-type="float">
            <text:p>173.9583333333</text:p>
          </table:table-cell>
          <table:table-cell table:formula="of:=SUMPRODUCT(['Cost Drivers'.C13:.C73];['Cost Profile'.C$2:.C$62])/[.$A$1]+SUMPRODUCT(['Cost Drivers'.D13:.D73];['Cost Profile'.D$2:.D$62])/[.$A$1]" office:value-type="float" office:value="3369.41754385965" calcext:value-type="float">
            <text:p>3369.4175438597</text:p>
          </table:table-cell>
          <table:table-cell table:formula="of:=SUMPRODUCT(['Cost Drivers'.E13:.E73];['Cost Profile'.E$2:.E$62])/[.$A$1]" office:value-type="float" office:value="5809.52631578947" calcext:value-type="float">
            <text:p>5809.5263157895</text:p>
          </table:table-cell>
          <table:table-cell table:formula="of:=SUMPRODUCT(['Cost Drivers'.F13:.F73];['Cost Profile'.F$2:.F$62])/[.$A$1]" office:value-type="float" office:value="-0.05" calcext:value-type="float">
            <text:p>-0.05</text:p>
          </table:table-cell>
          <table:table-cell table:formula="of:=SUMPRODUCT(['Cost Drivers'.G13:.G73];['Cost Profile'.B$2:.B$62])/[.$A$1]" office:value-type="float" office:value="22.625" calcext:value-type="float">
            <text:p>22.625</text:p>
          </table:table-cell>
          <table:table-cell table:formula="of:=SUMPRODUCT(['Cost Drivers'.H13:.H73];['Cost Profile'.C$2:.C$62])/[.$A$1]+SUMPRODUCT(['Cost Drivers'.I13:.I73];['Cost Profile'.D$2:.D$62])/[.$A$1]" office:value-type="float" office:value="3369.41754385965" calcext:value-type="float">
            <text:p>3369.4175438597</text:p>
          </table:table-cell>
          <table:table-cell table:formula="of:=SUMPRODUCT(['Cost Drivers'.J13:.J73];['Cost Profile'.E$2:.E$62])/[.$A$1]" office:value-type="float" office:value="5809.52631578947" calcext:value-type="float">
            <text:p>5809.5263157895</text:p>
          </table:table-cell>
          <table:table-cell table:formula="of:=SUMPRODUCT(['Cost Drivers'.K13:.K73];['Cost Profile'.F$2:.F$62])/[.$A$1]" office:value-type="float" office:value="-0.05" calcext:value-type="float">
            <text:p>-0.05</text:p>
          </table:table-cell>
          <table:table-cell table:formula="of:=SUMPRODUCT(['Cost Drivers'.L13:.L73];['Cost Profile'.B$2:.B$62])/[.$A$1]" office:value-type="float" office:value="22.625" calcext:value-type="float">
            <text:p>22.625</text:p>
          </table:table-cell>
          <table:table-cell table:formula="of:=SUMPRODUCT(['Cost Drivers'.M13:.M73];['Cost Profile'.C$2:.C$62])/[.$A$1]+SUMPRODUCT(['Cost Drivers'.N13:.N73];['Cost Profile'.D$2:.D$62])/[.$A$1]" office:value-type="float" office:value="3369.41754385965" calcext:value-type="float">
            <text:p>3369.4175438597</text:p>
          </table:table-cell>
          <table:table-cell table:formula="of:=SUMPRODUCT(['Cost Drivers'.O13:.O73];['Cost Profile'.E$2:.E$62])/[.$A$1]" office:value-type="float" office:value="5802.63157894737" calcext:value-type="float">
            <text:p>5802.6315789474</text:p>
          </table:table-cell>
          <table:table-cell table:formula="of:=SUMPRODUCT(['Cost Drivers'.P13:.P73];['Cost Profile'.F$2:.F$62])/[.$A$1]" office:value-type="float" office:value="-0.05" calcext:value-type="float">
            <text:p>-0.05</text:p>
          </table:table-cell>
        </table:table-row>
        <table:table-row table:style-name="ro1">
          <table:table-cell table:formula="of:=[.A13]+1" office:value-type="float" office:value="2011" calcext:value-type="float">
            <text:p>2011</text:p>
          </table:table-cell>
          <table:table-cell table:formula="of:=SUMPRODUCT(['Cost Drivers'.B14:.B74];['Cost Profile'.B$2:.B$62])/[.$A$1]" office:value-type="float" office:value="133.283333333333" calcext:value-type="float">
            <text:p>133.2833333333</text:p>
          </table:table-cell>
          <table:table-cell table:formula="of:=SUMPRODUCT(['Cost Drivers'.C14:.C74];['Cost Profile'.C$2:.C$62])/[.$A$1]+SUMPRODUCT(['Cost Drivers'.D14:.D74];['Cost Profile'.D$2:.D$62])/[.$A$1]" office:value-type="float" office:value="3181.45526315789" calcext:value-type="float">
            <text:p>3181.4552631579</text:p>
          </table:table-cell>
          <table:table-cell table:formula="of:=SUMPRODUCT(['Cost Drivers'.E14:.E74];['Cost Profile'.E$2:.E$62])/[.$A$1]" office:value-type="float" office:value="6085.84210526316" calcext:value-type="float">
            <text:p>6085.8421052632</text:p>
          </table:table-cell>
          <table:table-cell table:formula="of:=SUMPRODUCT(['Cost Drivers'.F14:.F74];['Cost Profile'.F$2:.F$62])/[.$A$1]" office:value-type="float" office:value="-0.0833333333333333" calcext:value-type="float">
            <text:p>-0.0833333333</text:p>
          </table:table-cell>
          <table:table-cell table:formula="of:=SUMPRODUCT(['Cost Drivers'.G14:.G74];['Cost Profile'.B$2:.B$62])/[.$A$1]" office:value-type="float" office:value="42.4833333333333" calcext:value-type="float">
            <text:p>42.4833333333</text:p>
          </table:table-cell>
          <table:table-cell table:formula="of:=SUMPRODUCT(['Cost Drivers'.H14:.H74];['Cost Profile'.C$2:.C$62])/[.$A$1]+SUMPRODUCT(['Cost Drivers'.I14:.I74];['Cost Profile'.D$2:.D$62])/[.$A$1]" office:value-type="float" office:value="3181.45526315789" calcext:value-type="float">
            <text:p>3181.4552631579</text:p>
          </table:table-cell>
          <table:table-cell table:formula="of:=SUMPRODUCT(['Cost Drivers'.J14:.J74];['Cost Profile'.E$2:.E$62])/[.$A$1]" office:value-type="float" office:value="6085.84210526316" calcext:value-type="float">
            <text:p>6085.8421052632</text:p>
          </table:table-cell>
          <table:table-cell table:formula="of:=SUMPRODUCT(['Cost Drivers'.K14:.K74];['Cost Profile'.F$2:.F$62])/[.$A$1]" office:value-type="float" office:value="-0.0833333333333333" calcext:value-type="float">
            <text:p>-0.0833333333</text:p>
          </table:table-cell>
          <table:table-cell table:formula="of:=SUMPRODUCT(['Cost Drivers'.L14:.L74];['Cost Profile'.B$2:.B$62])/[.$A$1]" office:value-type="float" office:value="42.4833333333333" calcext:value-type="float">
            <text:p>42.4833333333</text:p>
          </table:table-cell>
          <table:table-cell table:formula="of:=SUMPRODUCT(['Cost Drivers'.M14:.M74];['Cost Profile'.C$2:.C$62])/[.$A$1]+SUMPRODUCT(['Cost Drivers'.N14:.N74];['Cost Profile'.D$2:.D$62])/[.$A$1]" office:value-type="float" office:value="3181.45526315789" calcext:value-type="float">
            <text:p>3181.4552631579</text:p>
          </table:table-cell>
          <table:table-cell table:formula="of:=SUMPRODUCT(['Cost Drivers'.O14:.O74];['Cost Profile'.E$2:.E$62])/[.$A$1]" office:value-type="float" office:value="6078.94736842105" calcext:value-type="float">
            <text:p>6078.9473684211</text:p>
          </table:table-cell>
          <table:table-cell table:formula="of:=SUMPRODUCT(['Cost Drivers'.P14:.P74];['Cost Profile'.F$2:.F$62])/[.$A$1]" office:value-type="float" office:value="-0.0833333333333333" calcext:value-type="float">
            <text:p>-0.0833333333</text:p>
          </table:table-cell>
        </table:table-row>
        <table:table-row table:style-name="ro1">
          <table:table-cell table:formula="of:=[.A14]+1" office:value-type="float" office:value="2012" calcext:value-type="float">
            <text:p>2012</text:p>
          </table:table-cell>
          <table:table-cell table:formula="of:=SUMPRODUCT(['Cost Drivers'.B15:.B75];['Cost Profile'.B$2:.B$62])/[.$A$1]" office:value-type="float" office:value="97.8333333333333" calcext:value-type="float">
            <text:p>97.8333333333</text:p>
          </table:table-cell>
          <table:table-cell table:formula="of:=SUMPRODUCT(['Cost Drivers'.C15:.C75];['Cost Profile'.C$2:.C$62])/[.$A$1]+SUMPRODUCT(['Cost Drivers'.D15:.D75];['Cost Profile'.D$2:.D$62])/[.$A$1]" office:value-type="float" office:value="3011.12807017544" calcext:value-type="float">
            <text:p>3011.1280701754</text:p>
          </table:table-cell>
          <table:table-cell table:formula="of:=SUMPRODUCT(['Cost Drivers'.E15:.E75];['Cost Profile'.E$2:.E$62])/[.$A$1]" office:value-type="float" office:value="6362.15789473684" calcext:value-type="float">
            <text:p>6362.1578947369</text:p>
          </table:table-cell>
          <table:table-cell table:formula="of:=SUMPRODUCT(['Cost Drivers'.F15:.F75];['Cost Profile'.F$2:.F$62])/[.$A$1]" office:value-type="float" office:value="-0.0833333333333333" calcext:value-type="float">
            <text:p>-0.0833333333</text:p>
          </table:table-cell>
          <table:table-cell table:formula="of:=SUMPRODUCT(['Cost Drivers'.G15:.G75];['Cost Profile'.B$2:.B$62])/[.$A$1]" office:value-type="float" office:value="52.4333333333333" calcext:value-type="float">
            <text:p>52.4333333333</text:p>
          </table:table-cell>
          <table:table-cell table:formula="of:=SUMPRODUCT(['Cost Drivers'.H15:.H75];['Cost Profile'.C$2:.C$62])/[.$A$1]+SUMPRODUCT(['Cost Drivers'.I15:.I75];['Cost Profile'.D$2:.D$62])/[.$A$1]" office:value-type="float" office:value="3011.12807017544" calcext:value-type="float">
            <text:p>3011.1280701754</text:p>
          </table:table-cell>
          <table:table-cell table:formula="of:=SUMPRODUCT(['Cost Drivers'.J15:.J75];['Cost Profile'.E$2:.E$62])/[.$A$1]" office:value-type="float" office:value="6362.15789473684" calcext:value-type="float">
            <text:p>6362.1578947369</text:p>
          </table:table-cell>
          <table:table-cell table:formula="of:=SUMPRODUCT(['Cost Drivers'.K15:.K75];['Cost Profile'.F$2:.F$62])/[.$A$1]" office:value-type="float" office:value="-0.0833333333333333" calcext:value-type="float">
            <text:p>-0.0833333333</text:p>
          </table:table-cell>
          <table:table-cell table:formula="of:=SUMPRODUCT(['Cost Drivers'.L15:.L75];['Cost Profile'.B$2:.B$62])/[.$A$1]" office:value-type="float" office:value="52.4333333333333" calcext:value-type="float">
            <text:p>52.4333333333</text:p>
          </table:table-cell>
          <table:table-cell table:formula="of:=SUMPRODUCT(['Cost Drivers'.M15:.M75];['Cost Profile'.C$2:.C$62])/[.$A$1]+SUMPRODUCT(['Cost Drivers'.N15:.N75];['Cost Profile'.D$2:.D$62])/[.$A$1]" office:value-type="float" office:value="3011.12807017544" calcext:value-type="float">
            <text:p>3011.1280701754</text:p>
          </table:table-cell>
          <table:table-cell table:formula="of:=SUMPRODUCT(['Cost Drivers'.O15:.O75];['Cost Profile'.E$2:.E$62])/[.$A$1]" office:value-type="float" office:value="6355.26315789474" calcext:value-type="float">
            <text:p>6355.2631578947</text:p>
          </table:table-cell>
          <table:table-cell table:formula="of:=SUMPRODUCT(['Cost Drivers'.P15:.P75];['Cost Profile'.F$2:.F$62])/[.$A$1]" office:value-type="float" office:value="-0.0833333333333333" calcext:value-type="float">
            <text:p>-0.0833333333</text:p>
          </table:table-cell>
        </table:table-row>
        <table:table-row table:style-name="ro1">
          <table:table-cell table:formula="of:=[.A15]+1" office:value-type="float" office:value="2013" calcext:value-type="float">
            <text:p>2013</text:p>
          </table:table-cell>
          <table:table-cell table:formula="of:=SUMPRODUCT(['Cost Drivers'.B16:.B76];['Cost Profile'.B$2:.B$62])/[.$A$1]" office:value-type="float" office:value="70.325" calcext:value-type="float">
            <text:p>70.325</text:p>
          </table:table-cell>
          <table:table-cell table:formula="of:=SUMPRODUCT(['Cost Drivers'.C16:.C76];['Cost Profile'.C$2:.C$62])/[.$A$1]+SUMPRODUCT(['Cost Drivers'.D16:.D76];['Cost Profile'.D$2:.D$62])/[.$A$1]" office:value-type="float" office:value="2858.23859649123" calcext:value-type="float">
            <text:p>2858.2385964912</text:p>
          </table:table-cell>
          <table:table-cell table:formula="of:=SUMPRODUCT(['Cost Drivers'.E16:.E76];['Cost Profile'.E$2:.E$62])/[.$A$1]" office:value-type="float" office:value="6638.47368421053" calcext:value-type="float">
            <text:p>6638.4736842105</text:p>
          </table:table-cell>
          <table:table-cell table:formula="of:=SUMPRODUCT(['Cost Drivers'.F16:.F76];['Cost Profile'.F$2:.F$62])/[.$A$1]" office:value-type="float" office:value="0.25" calcext:value-type="float">
            <text:p>0.25</text:p>
          </table:table-cell>
          <table:table-cell table:formula="of:=SUMPRODUCT(['Cost Drivers'.G16:.G76];['Cost Profile'.B$2:.B$62])/[.$A$1]" office:value-type="float" office:value="55.1916666666667" calcext:value-type="float">
            <text:p>55.1916666667</text:p>
          </table:table-cell>
          <table:table-cell table:formula="of:=SUMPRODUCT(['Cost Drivers'.H16:.H76];['Cost Profile'.C$2:.C$62])/[.$A$1]+SUMPRODUCT(['Cost Drivers'.I16:.I76];['Cost Profile'.D$2:.D$62])/[.$A$1]" office:value-type="float" office:value="2858.23859649123" calcext:value-type="float">
            <text:p>2858.2385964912</text:p>
          </table:table-cell>
          <table:table-cell table:formula="of:=SUMPRODUCT(['Cost Drivers'.J16:.J76];['Cost Profile'.E$2:.E$62])/[.$A$1]" office:value-type="float" office:value="6638.47368421053" calcext:value-type="float">
            <text:p>6638.4736842105</text:p>
          </table:table-cell>
          <table:table-cell table:formula="of:=SUMPRODUCT(['Cost Drivers'.K16:.K76];['Cost Profile'.F$2:.F$62])/[.$A$1]" office:value-type="float" office:value="0.25" calcext:value-type="float">
            <text:p>0.25</text:p>
          </table:table-cell>
          <table:table-cell table:formula="of:=SUMPRODUCT(['Cost Drivers'.L16:.L76];['Cost Profile'.B$2:.B$62])/[.$A$1]" office:value-type="float" office:value="55.1916666666667" calcext:value-type="float">
            <text:p>55.1916666667</text:p>
          </table:table-cell>
          <table:table-cell table:formula="of:=SUMPRODUCT(['Cost Drivers'.M16:.M76];['Cost Profile'.C$2:.C$62])/[.$A$1]+SUMPRODUCT(['Cost Drivers'.N16:.N76];['Cost Profile'.D$2:.D$62])/[.$A$1]" office:value-type="float" office:value="2858.23859649123" calcext:value-type="float">
            <text:p>2858.2385964912</text:p>
          </table:table-cell>
          <table:table-cell table:formula="of:=SUMPRODUCT(['Cost Drivers'.O16:.O76];['Cost Profile'.E$2:.E$62])/[.$A$1]" office:value-type="float" office:value="6631.57894736842" calcext:value-type="float">
            <text:p>6631.5789473684</text:p>
          </table:table-cell>
          <table:table-cell table:formula="of:=SUMPRODUCT(['Cost Drivers'.P16:.P76];['Cost Profile'.F$2:.F$62])/[.$A$1]" office:value-type="float" office:value="0.25" calcext:value-type="float">
            <text:p>0.25</text:p>
          </table:table-cell>
        </table:table-row>
        <table:table-row table:style-name="ro1">
          <table:table-cell table:formula="of:=[.A16]+1" office:value-type="float" office:value="2014" calcext:value-type="float">
            <text:p>2014</text:p>
          </table:table-cell>
          <table:table-cell table:formula="of:=SUMPRODUCT(['Cost Drivers'.B17:.B77];['Cost Profile'.B$2:.B$62])/[.$A$1]" office:value-type="float" office:value="57.025" calcext:value-type="float">
            <text:p>57.025</text:p>
          </table:table-cell>
          <table:table-cell table:formula="of:=SUMPRODUCT(['Cost Drivers'.C17:.C77];['Cost Profile'.C$2:.C$62])/[.$A$1]+SUMPRODUCT(['Cost Drivers'.D17:.D77];['Cost Profile'.D$2:.D$62])/[.$A$1]" office:value-type="float" office:value="2718.26403508772" calcext:value-type="float">
            <text:p>2718.2640350877</text:p>
          </table:table-cell>
          <table:table-cell table:formula="of:=SUMPRODUCT(['Cost Drivers'.E17:.E77];['Cost Profile'.E$2:.E$62])/[.$A$1]" office:value-type="float" office:value="6914.78947368421" calcext:value-type="float">
            <text:p>6914.7894736842</text:p>
          </table:table-cell>
          <table:table-cell table:formula="of:=SUMPRODUCT(['Cost Drivers'.F17:.F77];['Cost Profile'.F$2:.F$62])/[.$A$1]" office:value-type="float" office:value="-0.0833333333333333" calcext:value-type="float">
            <text:p>-0.0833333333</text:p>
          </table:table-cell>
          <table:table-cell table:formula="of:=SUMPRODUCT(['Cost Drivers'.G17:.G77];['Cost Profile'.B$2:.B$62])/[.$A$1]" office:value-type="float" office:value="57.025" calcext:value-type="float">
            <text:p>57.025</text:p>
          </table:table-cell>
          <table:table-cell table:formula="of:=SUMPRODUCT(['Cost Drivers'.H17:.H77];['Cost Profile'.C$2:.C$62])/[.$A$1]+SUMPRODUCT(['Cost Drivers'.I17:.I77];['Cost Profile'.D$2:.D$62])/[.$A$1]" office:value-type="float" office:value="2718.26403508772" calcext:value-type="float">
            <text:p>2718.2640350877</text:p>
          </table:table-cell>
          <table:table-cell table:formula="of:=SUMPRODUCT(['Cost Drivers'.J17:.J77];['Cost Profile'.E$2:.E$62])/[.$A$1]" office:value-type="float" office:value="6914.78947368421" calcext:value-type="float">
            <text:p>6914.7894736842</text:p>
          </table:table-cell>
          <table:table-cell table:formula="of:=SUMPRODUCT(['Cost Drivers'.K17:.K77];['Cost Profile'.F$2:.F$62])/[.$A$1]" office:value-type="float" office:value="-0.0833333333333333" calcext:value-type="float">
            <text:p>-0.0833333333</text:p>
          </table:table-cell>
          <table:table-cell table:formula="of:=SUMPRODUCT(['Cost Drivers'.L17:.L77];['Cost Profile'.B$2:.B$62])/[.$A$1]" office:value-type="float" office:value="57.025" calcext:value-type="float">
            <text:p>57.025</text:p>
          </table:table-cell>
          <table:table-cell table:formula="of:=SUMPRODUCT(['Cost Drivers'.M17:.M77];['Cost Profile'.C$2:.C$62])/[.$A$1]+SUMPRODUCT(['Cost Drivers'.N17:.N77];['Cost Profile'.D$2:.D$62])/[.$A$1]" office:value-type="float" office:value="2718.26403508772" calcext:value-type="float">
            <text:p>2718.2640350877</text:p>
          </table:table-cell>
          <table:table-cell table:formula="of:=SUMPRODUCT(['Cost Drivers'.O17:.O77];['Cost Profile'.E$2:.E$62])/[.$A$1]" office:value-type="float" office:value="6907.8947368421" calcext:value-type="float">
            <text:p>6907.8947368421</text:p>
          </table:table-cell>
          <table:table-cell table:formula="of:=SUMPRODUCT(['Cost Drivers'.P17:.P77];['Cost Profile'.F$2:.F$62])/[.$A$1]" office:value-type="float" office:value="-0.0833333333333333" calcext:value-type="float">
            <text:p>-0.0833333333</text:p>
          </table:table-cell>
        </table:table-row>
        <table:table-row table:style-name="ro1">
          <table:table-cell table:formula="of:=[.A17]+1" office:value-type="float" office:value="2015" calcext:value-type="float">
            <text:p>2015</text:p>
          </table:table-cell>
          <table:table-cell table:formula="of:=SUMPRODUCT(['Cost Drivers'.B18:.B78];['Cost Profile'.B$2:.B$62])/[.$A$1]" office:value-type="float" office:value="66.65" calcext:value-type="float">
            <text:p>66.65</text:p>
          </table:table-cell>
          <table:table-cell table:formula="of:=SUMPRODUCT(['Cost Drivers'.C18:.C78];['Cost Profile'.C$2:.C$62])/[.$A$1]+SUMPRODUCT(['Cost Drivers'.D18:.D78];['Cost Profile'.D$2:.D$62])/[.$A$1]" office:value-type="float" office:value="2586.94561403509" calcext:value-type="float">
            <text:p>2586.9456140351</text:p>
          </table:table-cell>
          <table:table-cell table:formula="of:=SUMPRODUCT(['Cost Drivers'.E18:.E78];['Cost Profile'.E$2:.E$62])/[.$A$1]" office:value-type="float" office:value="7191.10526315789" calcext:value-type="float">
            <text:p>7191.1052631579</text:p>
          </table:table-cell>
          <table:table-cell table:formula="of:=SUMPRODUCT(['Cost Drivers'.F18:.F78];['Cost Profile'.F$2:.F$62])/[.$A$1]" office:value-type="float" office:value="0.25" calcext:value-type="float">
            <text:p>0.25</text:p>
          </table:table-cell>
          <table:table-cell table:formula="of:=SUMPRODUCT(['Cost Drivers'.G18:.G78];['Cost Profile'.B$2:.B$62])/[.$A$1]" office:value-type="float" office:value="66.65" calcext:value-type="float">
            <text:p>66.65</text:p>
          </table:table-cell>
          <table:table-cell table:formula="of:=SUMPRODUCT(['Cost Drivers'.H18:.H78];['Cost Profile'.C$2:.C$62])/[.$A$1]+SUMPRODUCT(['Cost Drivers'.I18:.I78];['Cost Profile'.D$2:.D$62])/[.$A$1]" office:value-type="float" office:value="2586.94561403509" calcext:value-type="float">
            <text:p>2586.9456140351</text:p>
          </table:table-cell>
          <table:table-cell table:formula="of:=SUMPRODUCT(['Cost Drivers'.J18:.J78];['Cost Profile'.E$2:.E$62])/[.$A$1]" office:value-type="float" office:value="7191.10526315789" calcext:value-type="float">
            <text:p>7191.1052631579</text:p>
          </table:table-cell>
          <table:table-cell table:formula="of:=SUMPRODUCT(['Cost Drivers'.K18:.K78];['Cost Profile'.F$2:.F$62])/[.$A$1]" office:value-type="float" office:value="0.25" calcext:value-type="float">
            <text:p>0.25</text:p>
          </table:table-cell>
          <table:table-cell table:formula="of:=SUMPRODUCT(['Cost Drivers'.L18:.L78];['Cost Profile'.B$2:.B$62])/[.$A$1]" office:value-type="float" office:value="66.65" calcext:value-type="float">
            <text:p>66.65</text:p>
          </table:table-cell>
          <table:table-cell table:formula="of:=SUMPRODUCT(['Cost Drivers'.M18:.M78];['Cost Profile'.C$2:.C$62])/[.$A$1]+SUMPRODUCT(['Cost Drivers'.N18:.N78];['Cost Profile'.D$2:.D$62])/[.$A$1]" office:value-type="float" office:value="2586.94561403509" calcext:value-type="float">
            <text:p>2586.9456140351</text:p>
          </table:table-cell>
          <table:table-cell table:formula="of:=SUMPRODUCT(['Cost Drivers'.O18:.O78];['Cost Profile'.E$2:.E$62])/[.$A$1]" office:value-type="float" office:value="7184.21052631579" calcext:value-type="float">
            <text:p>7184.2105263158</text:p>
          </table:table-cell>
          <table:table-cell table:formula="of:=SUMPRODUCT(['Cost Drivers'.P18:.P78];['Cost Profile'.F$2:.F$62])/[.$A$1]" office:value-type="float" office:value="0.25" calcext:value-type="float">
            <text:p>0.25</text:p>
          </table:table-cell>
        </table:table-row>
        <table:table-row table:style-name="ro1">
          <table:table-cell table:formula="of:=[.A18]+1" office:value-type="float" office:value="2016" calcext:value-type="float">
            <text:p>2016</text:p>
          </table:table-cell>
          <table:table-cell table:formula="of:=SUMPRODUCT(['Cost Drivers'.B19:.B79];['Cost Profile'.B$2:.B$62])/[.$A$1]" office:value-type="float" office:value="85.6666666666667" calcext:value-type="float">
            <text:p>85.6666666667</text:p>
          </table:table-cell>
          <table:table-cell table:formula="of:=SUMPRODUCT(['Cost Drivers'.C19:.C79];['Cost Profile'.C$2:.C$62])/[.$A$1]+SUMPRODUCT(['Cost Drivers'.D19:.D79];['Cost Profile'.D$2:.D$62])/[.$A$1]" office:value-type="float" office:value="2447.03333333333" calcext:value-type="float">
            <text:p>2447.0333333333</text:p>
          </table:table-cell>
          <table:table-cell table:formula="of:=SUMPRODUCT(['Cost Drivers'.E19:.E79];['Cost Profile'.E$2:.E$62])/[.$A$1]" office:value-type="float" office:value="7467.42105263158" calcext:value-type="float">
            <text:p>7467.4210526316</text:p>
          </table:table-cell>
          <table:table-cell table:formula="of:=SUMPRODUCT(['Cost Drivers'.F19:.F79];['Cost Profile'.F$2:.F$62])/[.$A$1]" office:value-type="float" office:value="249.716666666667" calcext:value-type="float">
            <text:p>249.7166666667</text:p>
          </table:table-cell>
          <table:table-cell table:formula="of:=SUMPRODUCT(['Cost Drivers'.G19:.G79];['Cost Profile'.B$2:.B$62])/[.$A$1]" office:value-type="float" office:value="85.6666666666667" calcext:value-type="float">
            <text:p>85.6666666667</text:p>
          </table:table-cell>
          <table:table-cell table:formula="of:=SUMPRODUCT(['Cost Drivers'.H19:.H79];['Cost Profile'.C$2:.C$62])/[.$A$1]+SUMPRODUCT(['Cost Drivers'.I19:.I79];['Cost Profile'.D$2:.D$62])/[.$A$1]" office:value-type="float" office:value="2447.03333333333" calcext:value-type="float">
            <text:p>2447.0333333333</text:p>
          </table:table-cell>
          <table:table-cell table:formula="of:=SUMPRODUCT(['Cost Drivers'.J19:.J79];['Cost Profile'.E$2:.E$62])/[.$A$1]" office:value-type="float" office:value="7467.42105263158" calcext:value-type="float">
            <text:p>7467.4210526316</text:p>
          </table:table-cell>
          <table:table-cell table:formula="of:=SUMPRODUCT(['Cost Drivers'.K19:.K79];['Cost Profile'.F$2:.F$62])/[.$A$1]" office:value-type="float" office:value="249.716666666667" calcext:value-type="float">
            <text:p>249.7166666667</text:p>
          </table:table-cell>
          <table:table-cell table:formula="of:=SUMPRODUCT(['Cost Drivers'.L19:.L79];['Cost Profile'.B$2:.B$62])/[.$A$1]" office:value-type="float" office:value="85.6666666666667" calcext:value-type="float">
            <text:p>85.6666666667</text:p>
          </table:table-cell>
          <table:table-cell table:formula="of:=SUMPRODUCT(['Cost Drivers'.M19:.M79];['Cost Profile'.C$2:.C$62])/[.$A$1]+SUMPRODUCT(['Cost Drivers'.N19:.N79];['Cost Profile'.D$2:.D$62])/[.$A$1]" office:value-type="float" office:value="2447.03333333333" calcext:value-type="float">
            <text:p>2447.0333333333</text:p>
          </table:table-cell>
          <table:table-cell table:formula="of:=SUMPRODUCT(['Cost Drivers'.O19:.O79];['Cost Profile'.E$2:.E$62])/[.$A$1]" office:value-type="float" office:value="7460.52631578947" calcext:value-type="float">
            <text:p>7460.5263157895</text:p>
          </table:table-cell>
          <table:table-cell table:formula="of:=SUMPRODUCT(['Cost Drivers'.P19:.P79];['Cost Profile'.F$2:.F$62])/[.$A$1]" office:value-type="float" office:value="249.716666666667" calcext:value-type="float">
            <text:p>249.7166666667</text:p>
          </table:table-cell>
        </table:table-row>
        <table:table-row table:style-name="ro1">
          <table:table-cell table:formula="of:=[.A19]+1" office:value-type="float" office:value="2017" calcext:value-type="float">
            <text:p>2017</text:p>
          </table:table-cell>
          <table:table-cell table:formula="of:=SUMPRODUCT(['Cost Drivers'.B20:.B80];['Cost Profile'.B$2:.B$62])/[.$A$1]" office:value-type="float" office:value="116.05" calcext:value-type="float">
            <text:p>116.05</text:p>
          </table:table-cell>
          <table:table-cell table:formula="of:=SUMPRODUCT(['Cost Drivers'.C20:.C80];['Cost Profile'.C$2:.C$62])/[.$A$1]+SUMPRODUCT(['Cost Drivers'.D20:.D80];['Cost Profile'.D$2:.D$62])/[.$A$1]" office:value-type="float" office:value="2264.41666666667" calcext:value-type="float">
            <text:p>2264.4166666667</text:p>
          </table:table-cell>
          <table:table-cell table:formula="of:=SUMPRODUCT(['Cost Drivers'.E20:.E80];['Cost Profile'.E$2:.E$62])/[.$A$1]" office:value-type="float" office:value="7743.73684210526" calcext:value-type="float">
            <text:p>7743.7368421053</text:p>
          </table:table-cell>
          <table:table-cell table:formula="of:=SUMPRODUCT(['Cost Drivers'.F20:.F80];['Cost Profile'.F$2:.F$62])/[.$A$1]" office:value-type="float" office:value="249.8" calcext:value-type="float">
            <text:p>249.8</text:p>
          </table:table-cell>
          <table:table-cell table:formula="of:=SUMPRODUCT(['Cost Drivers'.G20:.G80];['Cost Profile'.B$2:.B$62])/[.$A$1]" office:value-type="float" office:value="116.05" calcext:value-type="float">
            <text:p>116.05</text:p>
          </table:table-cell>
          <table:table-cell table:formula="of:=SUMPRODUCT(['Cost Drivers'.H20:.H80];['Cost Profile'.C$2:.C$62])/[.$A$1]+SUMPRODUCT(['Cost Drivers'.I20:.I80];['Cost Profile'.D$2:.D$62])/[.$A$1]" office:value-type="float" office:value="2171.91666666667" calcext:value-type="float">
            <text:p>2171.9166666667</text:p>
          </table:table-cell>
          <table:table-cell table:formula="of:=SUMPRODUCT(['Cost Drivers'.J20:.J80];['Cost Profile'.E$2:.E$62])/[.$A$1]" office:value-type="float" office:value="7743.73684210526" calcext:value-type="float">
            <text:p>7743.7368421053</text:p>
          </table:table-cell>
          <table:table-cell table:formula="of:=SUMPRODUCT(['Cost Drivers'.K20:.K80];['Cost Profile'.F$2:.F$62])/[.$A$1]" office:value-type="float" office:value="249.8" calcext:value-type="float">
            <text:p>249.8</text:p>
          </table:table-cell>
          <table:table-cell table:formula="of:=SUMPRODUCT(['Cost Drivers'.L20:.L80];['Cost Profile'.B$2:.B$62])/[.$A$1]" office:value-type="float" office:value="116.05" calcext:value-type="float">
            <text:p>116.05</text:p>
          </table:table-cell>
          <table:table-cell table:formula="of:=SUMPRODUCT(['Cost Drivers'.M20:.M80];['Cost Profile'.C$2:.C$62])/[.$A$1]+SUMPRODUCT(['Cost Drivers'.N20:.N80];['Cost Profile'.D$2:.D$62])/[.$A$1]" office:value-type="float" office:value="2171.91666666667" calcext:value-type="float">
            <text:p>2171.9166666667</text:p>
          </table:table-cell>
          <table:table-cell table:formula="of:=SUMPRODUCT(['Cost Drivers'.O20:.O80];['Cost Profile'.E$2:.E$62])/[.$A$1]" office:value-type="float" office:value="7736.84210526316" calcext:value-type="float">
            <text:p>7736.8421052632</text:p>
          </table:table-cell>
          <table:table-cell table:formula="of:=SUMPRODUCT(['Cost Drivers'.P20:.P80];['Cost Profile'.F$2:.F$62])/[.$A$1]" office:value-type="float" office:value="249.8" calcext:value-type="float">
            <text:p>249.8</text:p>
          </table:table-cell>
        </table:table-row>
        <table:table-row table:style-name="ro1">
          <table:table-cell table:formula="of:=[.A20]+1" office:value-type="float" office:value="2018" calcext:value-type="float">
            <text:p>2018</text:p>
          </table:table-cell>
          <table:table-cell table:formula="of:=SUMPRODUCT(['Cost Drivers'.B21:.B81];['Cost Profile'.B$2:.B$62])/[.$A$1]" office:value-type="float" office:value="155.75" calcext:value-type="float">
            <text:p>155.75</text:p>
          </table:table-cell>
          <table:table-cell table:formula="of:=SUMPRODUCT(['Cost Drivers'.C21:.C81];['Cost Profile'.C$2:.C$62])/[.$A$1]+SUMPRODUCT(['Cost Drivers'.D21:.D81];['Cost Profile'.D$2:.D$62])/[.$A$1]" office:value-type="float" office:value="2107.41666666667" calcext:value-type="float">
            <text:p>2107.4166666667</text:p>
          </table:table-cell>
          <table:table-cell table:formula="of:=SUMPRODUCT(['Cost Drivers'.E21:.E81];['Cost Profile'.E$2:.E$62])/[.$A$1]" office:value-type="float" office:value="9506.8947368421" calcext:value-type="float">
            <text:p>9506.8947368421</text:p>
          </table:table-cell>
          <table:table-cell table:formula="of:=SUMPRODUCT(['Cost Drivers'.F21:.F81];['Cost Profile'.F$2:.F$62])/[.$A$1]" office:value-type="float" office:value="519.8" calcext:value-type="float">
            <text:p>519.8</text:p>
          </table:table-cell>
          <table:table-cell table:formula="of:=SUMPRODUCT(['Cost Drivers'.G21:.G81];['Cost Profile'.B$2:.B$62])/[.$A$1]" office:value-type="float" office:value="155.75" calcext:value-type="float">
            <text:p>155.75</text:p>
          </table:table-cell>
          <table:table-cell table:formula="of:=SUMPRODUCT(['Cost Drivers'.H21:.H81];['Cost Profile'.C$2:.C$62])/[.$A$1]+SUMPRODUCT(['Cost Drivers'.I21:.I81];['Cost Profile'.D$2:.D$62])/[.$A$1]" office:value-type="float" office:value="1640" calcext:value-type="float">
            <text:p>1640</text:p>
          </table:table-cell>
          <table:table-cell table:formula="of:=SUMPRODUCT(['Cost Drivers'.J21:.J81];['Cost Profile'.E$2:.E$62])/[.$A$1]" office:value-type="float" office:value="9506.8947368421" calcext:value-type="float">
            <text:p>9506.8947368421</text:p>
          </table:table-cell>
          <table:table-cell table:formula="of:=SUMPRODUCT(['Cost Drivers'.K21:.K81];['Cost Profile'.F$2:.F$62])/[.$A$1]" office:value-type="float" office:value="519.8" calcext:value-type="float">
            <text:p>519.8</text:p>
          </table:table-cell>
          <table:table-cell table:formula="of:=SUMPRODUCT(['Cost Drivers'.L21:.L81];['Cost Profile'.B$2:.B$62])/[.$A$1]" office:value-type="float" office:value="155.75" calcext:value-type="float">
            <text:p>155.75</text:p>
          </table:table-cell>
          <table:table-cell table:formula="of:=SUMPRODUCT(['Cost Drivers'.M21:.M81];['Cost Profile'.C$2:.C$62])/[.$A$1]+SUMPRODUCT(['Cost Drivers'.N21:.N81];['Cost Profile'.D$2:.D$62])/[.$A$1]" office:value-type="float" office:value="1640" calcext:value-type="float">
            <text:p>1640</text:p>
          </table:table-cell>
          <table:table-cell table:formula="of:=SUMPRODUCT(['Cost Drivers'.O21:.O81];['Cost Profile'.E$2:.E$62])/[.$A$1]" office:value-type="float" office:value="9500" calcext:value-type="float">
            <text:p>9500</text:p>
          </table:table-cell>
          <table:table-cell table:formula="of:=SUMPRODUCT(['Cost Drivers'.P21:.P81];['Cost Profile'.F$2:.F$62])/[.$A$1]" office:value-type="float" office:value="519.8" calcext:value-type="float">
            <text:p>519.8</text:p>
          </table:table-cell>
        </table:table-row>
        <table:table-row table:style-name="ro1">
          <table:table-cell table:formula="of:=[.A21]+1" office:value-type="float" office:value="2019" calcext:value-type="float">
            <text:p>2019</text:p>
          </table:table-cell>
          <table:table-cell table:formula="of:=SUMPRODUCT(['Cost Drivers'.B22:.B82];['Cost Profile'.B$2:.B$62])/[.$A$1]" office:value-type="float" office:value="199.983333333333" calcext:value-type="float">
            <text:p>199.9833333333</text:p>
          </table:table-cell>
          <table:table-cell table:formula="of:=SUMPRODUCT(['Cost Drivers'.C22:.C82];['Cost Profile'.C$2:.C$62])/[.$A$1]+SUMPRODUCT(['Cost Drivers'.D22:.D82];['Cost Profile'.D$2:.D$62])/[.$A$1]" office:value-type="float" office:value="1645.11666666667" calcext:value-type="float">
            <text:p>1645.1166666667</text:p>
          </table:table-cell>
          <table:table-cell table:formula="of:=SUMPRODUCT(['Cost Drivers'.E22:.E82];['Cost Profile'.E$2:.E$62])/[.$A$1]" office:value-type="float" office:value="12256.8947368421" calcext:value-type="float">
            <text:p>12256.8947368421</text:p>
          </table:table-cell>
          <table:table-cell table:formula="of:=SUMPRODUCT(['Cost Drivers'.F22:.F82];['Cost Profile'.F$2:.F$62])/[.$A$1]" office:value-type="float" office:value="410.8" calcext:value-type="float">
            <text:p>410.8</text:p>
          </table:table-cell>
          <table:table-cell table:formula="of:=SUMPRODUCT(['Cost Drivers'.G22:.G82];['Cost Profile'.B$2:.B$62])/[.$A$1]" office:value-type="float" office:value="199.983333333333" calcext:value-type="float">
            <text:p>199.9833333333</text:p>
          </table:table-cell>
          <table:table-cell table:formula="of:=SUMPRODUCT(['Cost Drivers'.H22:.H82];['Cost Profile'.C$2:.C$62])/[.$A$1]+SUMPRODUCT(['Cost Drivers'.I22:.I82];['Cost Profile'.D$2:.D$62])/[.$A$1]" office:value-type="float" office:value="1060.53333333333" calcext:value-type="float">
            <text:p>1060.5333333333</text:p>
          </table:table-cell>
          <table:table-cell table:formula="of:=SUMPRODUCT(['Cost Drivers'.J22:.J82];['Cost Profile'.E$2:.E$62])/[.$A$1]" office:value-type="float" office:value="12256.8947368421" calcext:value-type="float">
            <text:p>12256.8947368421</text:p>
          </table:table-cell>
          <table:table-cell table:formula="of:=SUMPRODUCT(['Cost Drivers'.K22:.K82];['Cost Profile'.F$2:.F$62])/[.$A$1]" office:value-type="float" office:value="410.8" calcext:value-type="float">
            <text:p>410.8</text:p>
          </table:table-cell>
          <table:table-cell table:formula="of:=SUMPRODUCT(['Cost Drivers'.L22:.L82];['Cost Profile'.B$2:.B$62])/[.$A$1]" office:value-type="float" office:value="199.983333333333" calcext:value-type="float">
            <text:p>199.9833333333</text:p>
          </table:table-cell>
          <table:table-cell table:formula="of:=SUMPRODUCT(['Cost Drivers'.M22:.M82];['Cost Profile'.C$2:.C$62])/[.$A$1]+SUMPRODUCT(['Cost Drivers'.N22:.N82];['Cost Profile'.D$2:.D$62])/[.$A$1]" office:value-type="float" office:value="1060.53333333333" calcext:value-type="float">
            <text:p>1060.5333333333</text:p>
          </table:table-cell>
          <table:table-cell table:formula="of:=SUMPRODUCT(['Cost Drivers'.O22:.O82];['Cost Profile'.E$2:.E$62])/[.$A$1]" office:value-type="float" office:value="12250" calcext:value-type="float">
            <text:p>12250</text:p>
          </table:table-cell>
          <table:table-cell table:formula="of:=SUMPRODUCT(['Cost Drivers'.P22:.P82];['Cost Profile'.F$2:.F$62])/[.$A$1]" office:value-type="float" office:value="410.8" calcext:value-type="float">
            <text:p>410.8</text:p>
          </table:table-cell>
        </table:table-row>
        <table:table-row table:style-name="ro1">
          <table:table-cell table:formula="of:=[.A22]+1" office:value-type="float" office:value="2020" calcext:value-type="float">
            <text:p>2020</text:p>
          </table:table-cell>
          <table:table-cell table:formula="of:=SUMPRODUCT(['Cost Drivers'.B23:.B83];['Cost Profile'.B$2:.B$62])/[.$A$1]" office:value-type="float" office:value="244.925" calcext:value-type="float">
            <text:p>244.925</text:p>
          </table:table-cell>
          <table:table-cell table:formula="of:=SUMPRODUCT(['Cost Drivers'.C23:.C83];['Cost Profile'.C$2:.C$62])/[.$A$1]+SUMPRODUCT(['Cost Drivers'.D23:.D83];['Cost Profile'.D$2:.D$62])/[.$A$1]" office:value-type="float" office:value="1302.02719298246" calcext:value-type="float">
            <text:p>1302.0271929825</text:p>
          </table:table-cell>
          <table:table-cell table:formula="of:=SUMPRODUCT(['Cost Drivers'.E23:.E83];['Cost Profile'.E$2:.E$62])/[.$A$1]" office:value-type="float" office:value="14193.7368421053" calcext:value-type="float">
            <text:p>14193.7368421053</text:p>
          </table:table-cell>
          <table:table-cell table:formula="of:=SUMPRODUCT(['Cost Drivers'.F23:.F83];['Cost Profile'.F$2:.F$62])/[.$A$1]" office:value-type="float" office:value="424.383333333333" calcext:value-type="float">
            <text:p>424.3833333333</text:p>
          </table:table-cell>
          <table:table-cell table:formula="of:=SUMPRODUCT(['Cost Drivers'.G23:.G83];['Cost Profile'.B$2:.B$62])/[.$A$1]" office:value-type="float" office:value="244.925" calcext:value-type="float">
            <text:p>244.925</text:p>
          </table:table-cell>
          <table:table-cell table:formula="of:=SUMPRODUCT(['Cost Drivers'.H23:.H83];['Cost Profile'.C$2:.C$62])/[.$A$1]+SUMPRODUCT(['Cost Drivers'.I23:.I83];['Cost Profile'.D$2:.D$62])/[.$A$1]" office:value-type="float" office:value="608.527192982456" calcext:value-type="float">
            <text:p>608.5271929825</text:p>
          </table:table-cell>
          <table:table-cell table:formula="of:=SUMPRODUCT(['Cost Drivers'.J23:.J83];['Cost Profile'.E$2:.E$62])/[.$A$1]" office:value-type="float" office:value="14193.7368421053" calcext:value-type="float">
            <text:p>14193.7368421053</text:p>
          </table:table-cell>
          <table:table-cell table:formula="of:=SUMPRODUCT(['Cost Drivers'.K23:.K83];['Cost Profile'.F$2:.F$62])/[.$A$1]" office:value-type="float" office:value="424.383333333333" calcext:value-type="float">
            <text:p>424.3833333333</text:p>
          </table:table-cell>
          <table:table-cell table:formula="of:=SUMPRODUCT(['Cost Drivers'.L23:.L83];['Cost Profile'.B$2:.B$62])/[.$A$1]" office:value-type="float" office:value="244.925" calcext:value-type="float">
            <text:p>244.925</text:p>
          </table:table-cell>
          <table:table-cell table:formula="of:=SUMPRODUCT(['Cost Drivers'.M23:.M83];['Cost Profile'.C$2:.C$62])/[.$A$1]+SUMPRODUCT(['Cost Drivers'.N23:.N83];['Cost Profile'.D$2:.D$62])/[.$A$1]" office:value-type="float" office:value="615.531578947369" calcext:value-type="float">
            <text:p>615.5315789474</text:p>
          </table:table-cell>
          <table:table-cell table:formula="of:=SUMPRODUCT(['Cost Drivers'.O23:.O83];['Cost Profile'.E$2:.E$62])/[.$A$1]" office:value-type="float" office:value="14186.8421052632" calcext:value-type="float">
            <text:p>14186.8421052632</text:p>
          </table:table-cell>
          <table:table-cell table:formula="of:=SUMPRODUCT(['Cost Drivers'.P23:.P83];['Cost Profile'.F$2:.F$62])/[.$A$1]" office:value-type="float" office:value="424.383333333333" calcext:value-type="float">
            <text:p>424.3833333333</text:p>
          </table:table-cell>
        </table:table-row>
        <table:table-row table:style-name="ro1">
          <table:table-cell table:formula="of:=[.A23]+1" office:value-type="float" office:value="2021" calcext:value-type="float">
            <text:p>2021</text:p>
          </table:table-cell>
          <table:table-cell table:formula="of:=SUMPRODUCT(['Cost Drivers'.B24:.B84];['Cost Profile'.B$2:.B$62])/[.$A$1]" office:value-type="float" office:value="289.558333333333" calcext:value-type="float">
            <text:p>289.5583333333</text:p>
          </table:table-cell>
          <table:table-cell table:formula="of:=SUMPRODUCT(['Cost Drivers'.C24:.C84];['Cost Profile'.C$2:.C$62])/[.$A$1]+SUMPRODUCT(['Cost Drivers'.D24:.D84];['Cost Profile'.D$2:.D$62])/[.$A$1]" office:value-type="float" office:value="1097.26929824561" calcext:value-type="float">
            <text:p>1097.2692982456</text:p>
          </table:table-cell>
          <table:table-cell table:formula="of:=SUMPRODUCT(['Cost Drivers'.E24:.E84];['Cost Profile'.E$2:.E$62])/[.$A$1]" office:value-type="float" office:value="15567.4210526316" calcext:value-type="float">
            <text:p>15567.4210526316</text:p>
          </table:table-cell>
          <table:table-cell table:formula="of:=SUMPRODUCT(['Cost Drivers'.F24:.F84];['Cost Profile'.F$2:.F$62])/[.$A$1]" office:value-type="float" office:value="502.333333333333" calcext:value-type="float">
            <text:p>502.3333333333</text:p>
          </table:table-cell>
          <table:table-cell table:formula="of:=SUMPRODUCT(['Cost Drivers'.G24:.G84];['Cost Profile'.B$2:.B$62])/[.$A$1]" office:value-type="float" office:value="289.558333333333" calcext:value-type="float">
            <text:p>289.5583333333</text:p>
          </table:table-cell>
          <table:table-cell table:formula="of:=SUMPRODUCT(['Cost Drivers'.H24:.H84];['Cost Profile'.C$2:.C$62])/[.$A$1]+SUMPRODUCT(['Cost Drivers'.I24:.I84];['Cost Profile'.D$2:.D$62])/[.$A$1]" office:value-type="float" office:value="286.002631578947" calcext:value-type="float">
            <text:p>286.0026315789</text:p>
          </table:table-cell>
          <table:table-cell table:formula="of:=SUMPRODUCT(['Cost Drivers'.J24:.J84];['Cost Profile'.E$2:.E$62])/[.$A$1]" office:value-type="float" office:value="15567.4210526316" calcext:value-type="float">
            <text:p>15567.4210526316</text:p>
          </table:table-cell>
          <table:table-cell table:formula="of:=SUMPRODUCT(['Cost Drivers'.K24:.K84];['Cost Profile'.F$2:.F$62])/[.$A$1]" office:value-type="float" office:value="502.333333333333" calcext:value-type="float">
            <text:p>502.3333333333</text:p>
          </table:table-cell>
          <table:table-cell table:formula="of:=SUMPRODUCT(['Cost Drivers'.L24:.L84];['Cost Profile'.B$2:.B$62])/[.$A$1]" office:value-type="float" office:value="289.558333333333" calcext:value-type="float">
            <text:p>289.5583333333</text:p>
          </table:table-cell>
          <table:table-cell table:formula="of:=SUMPRODUCT(['Cost Drivers'.M24:.M84];['Cost Profile'.C$2:.C$62])/[.$A$1]+SUMPRODUCT(['Cost Drivers'.N24:.N84];['Cost Profile'.D$2:.D$62])/[.$A$1]" office:value-type="float" office:value="307.015789473684" calcext:value-type="float">
            <text:p>307.0157894737</text:p>
          </table:table-cell>
          <table:table-cell table:formula="of:=SUMPRODUCT(['Cost Drivers'.O24:.O84];['Cost Profile'.E$2:.E$62])/[.$A$1]" office:value-type="float" office:value="15560.5263157895" calcext:value-type="float">
            <text:p>15560.5263157895</text:p>
          </table:table-cell>
          <table:table-cell table:formula="of:=SUMPRODUCT(['Cost Drivers'.P24:.P84];['Cost Profile'.F$2:.F$62])/[.$A$1]" office:value-type="float" office:value="502.333333333333" calcext:value-type="float">
            <text:p>502.3333333333</text:p>
          </table:table-cell>
        </table:table-row>
        <table:table-row table:style-name="ro1">
          <table:table-cell table:formula="of:=[.A24]+1" office:value-type="float" office:value="2022" calcext:value-type="float">
            <text:p>2022</text:p>
          </table:table-cell>
          <table:table-cell table:formula="of:=SUMPRODUCT(['Cost Drivers'.B25:.B85];['Cost Profile'.B$2:.B$62])/[.$A$1]" office:value-type="float" office:value="334.041666666667" calcext:value-type="float">
            <text:p>334.0416666667</text:p>
          </table:table-cell>
          <table:table-cell table:formula="of:=SUMPRODUCT(['Cost Drivers'.C25:.C85];['Cost Profile'.C$2:.C$62])/[.$A$1]+SUMPRODUCT(['Cost Drivers'.D25:.D85];['Cost Profile'.D$2:.D$62])/[.$A$1]" office:value-type="float" office:value="1031.26140350877" calcext:value-type="float">
            <text:p>1031.2614035088</text:p>
          </table:table-cell>
          <table:table-cell table:formula="of:=SUMPRODUCT(['Cost Drivers'.E25:.E85];['Cost Profile'.E$2:.E$62])/[.$A$1]" office:value-type="float" office:value="16377.947368421" calcext:value-type="float">
            <text:p>16377.947368421</text:p>
          </table:table-cell>
          <table:table-cell table:formula="of:=SUMPRODUCT(['Cost Drivers'.F25:.F85];['Cost Profile'.F$2:.F$62])/[.$A$1]" office:value-type="float" office:value="680.233333333333" calcext:value-type="float">
            <text:p>680.2333333333</text:p>
          </table:table-cell>
          <table:table-cell table:formula="of:=SUMPRODUCT(['Cost Drivers'.G25:.G85];['Cost Profile'.B$2:.B$62])/[.$A$1]" office:value-type="float" office:value="334.041666666667" calcext:value-type="float">
            <text:p>334.0416666667</text:p>
          </table:table-cell>
          <table:table-cell table:formula="of:=SUMPRODUCT(['Cost Drivers'.H25:.H85];['Cost Profile'.C$2:.C$62])/[.$A$1]+SUMPRODUCT(['Cost Drivers'.I25:.I85];['Cost Profile'.D$2:.D$62])/[.$A$1]" office:value-type="float" office:value="93.2114035087719" calcext:value-type="float">
            <text:p>93.2114035088</text:p>
          </table:table-cell>
          <table:table-cell table:formula="of:=SUMPRODUCT(['Cost Drivers'.J25:.J85];['Cost Profile'.E$2:.E$62])/[.$A$1]" office:value-type="float" office:value="16377.947368421" calcext:value-type="float">
            <text:p>16377.947368421</text:p>
          </table:table-cell>
          <table:table-cell table:formula="of:=SUMPRODUCT(['Cost Drivers'.K25:.K85];['Cost Profile'.F$2:.F$62])/[.$A$1]" office:value-type="float" office:value="680.233333333333" calcext:value-type="float">
            <text:p>680.2333333333</text:p>
          </table:table-cell>
          <table:table-cell table:formula="of:=SUMPRODUCT(['Cost Drivers'.L25:.L85];['Cost Profile'.B$2:.B$62])/[.$A$1]" office:value-type="float" office:value="334.041666666667" calcext:value-type="float">
            <text:p>334.0416666667</text:p>
          </table:table-cell>
          <table:table-cell table:formula="of:=SUMPRODUCT(['Cost Drivers'.M25:.M85];['Cost Profile'.C$2:.C$62])/[.$A$1]+SUMPRODUCT(['Cost Drivers'.N25:.N85];['Cost Profile'.D$2:.D$62])/[.$A$1]" office:value-type="float" office:value="135.242105263158" calcext:value-type="float">
            <text:p>135.2421052632</text:p>
          </table:table-cell>
          <table:table-cell table:formula="of:=SUMPRODUCT(['Cost Drivers'.O25:.O85];['Cost Profile'.E$2:.E$62])/[.$A$1]" office:value-type="float" office:value="16371.0526315789" calcext:value-type="float">
            <text:p>16371.0526315789</text:p>
          </table:table-cell>
          <table:table-cell table:formula="of:=SUMPRODUCT(['Cost Drivers'.P25:.P85];['Cost Profile'.F$2:.F$62])/[.$A$1]" office:value-type="float" office:value="680.233333333333" calcext:value-type="float">
            <text:p>680.2333333333</text:p>
          </table:table-cell>
        </table:table-row>
        <table:table-row table:style-name="ro1">
          <table:table-cell table:formula="of:=[.A25]+1" office:value-type="float" office:value="2023" calcext:value-type="float">
            <text:p>2023</text:p>
          </table:table-cell>
          <table:table-cell table:formula="of:=SUMPRODUCT(['Cost Drivers'.B26:.B86];['Cost Profile'.B$2:.B$62])/[.$A$1]" office:value-type="float" office:value="376.516666666667" calcext:value-type="float">
            <text:p>376.5166666667</text:p>
          </table:table-cell>
          <table:table-cell table:formula="of:=SUMPRODUCT(['Cost Drivers'.C26:.C86];['Cost Profile'.C$2:.C$62])/[.$A$1]+SUMPRODUCT(['Cost Drivers'.D26:.D86];['Cost Profile'.D$2:.D$62])/[.$A$1]" office:value-type="float" office:value="1098.89824561404" calcext:value-type="float">
            <text:p>1098.898245614</text:p>
          </table:table-cell>
          <table:table-cell table:formula="of:=SUMPRODUCT(['Cost Drivers'.E26:.E86];['Cost Profile'.E$2:.E$62])/[.$A$1]" office:value-type="float" office:value="16625.3157894737" calcext:value-type="float">
            <text:p>16625.3157894737</text:p>
          </table:table-cell>
          <table:table-cell table:formula="of:=SUMPRODUCT(['Cost Drivers'.F26:.F86];['Cost Profile'.F$2:.F$62])/[.$A$1]" office:value-type="float" office:value="987.95" calcext:value-type="float">
            <text:p>987.95</text:p>
          </table:table-cell>
          <table:table-cell table:formula="of:=SUMPRODUCT(['Cost Drivers'.G26:.G86];['Cost Profile'.B$2:.B$62])/[.$A$1]" office:value-type="float" office:value="376.516666666667" calcext:value-type="float">
            <text:p>376.5166666667</text:p>
          </table:table-cell>
          <table:table-cell table:formula="of:=SUMPRODUCT(['Cost Drivers'.H26:.H86];['Cost Profile'.C$2:.C$62])/[.$A$1]+SUMPRODUCT(['Cost Drivers'.I26:.I86];['Cost Profile'.D$2:.D$62])/[.$A$1]" office:value-type="float" office:value="26.8815789473684" calcext:value-type="float">
            <text:p>26.8815789474</text:p>
          </table:table-cell>
          <table:table-cell table:formula="of:=SUMPRODUCT(['Cost Drivers'.J26:.J86];['Cost Profile'.E$2:.E$62])/[.$A$1]" office:value-type="float" office:value="16625.3157894737" calcext:value-type="float">
            <text:p>16625.3157894737</text:p>
          </table:table-cell>
          <table:table-cell table:formula="of:=SUMPRODUCT(['Cost Drivers'.K26:.K86];['Cost Profile'.F$2:.F$62])/[.$A$1]" office:value-type="float" office:value="987.95" calcext:value-type="float">
            <text:p>987.95</text:p>
          </table:table-cell>
          <table:table-cell table:formula="of:=SUMPRODUCT(['Cost Drivers'.L26:.L86];['Cost Profile'.B$2:.B$62])/[.$A$1]" office:value-type="float" office:value="376.516666666667" calcext:value-type="float">
            <text:p>376.5166666667</text:p>
          </table:table-cell>
          <table:table-cell table:formula="of:=SUMPRODUCT(['Cost Drivers'.M26:.M86];['Cost Profile'.C$2:.C$62])/[.$A$1]+SUMPRODUCT(['Cost Drivers'.N26:.N86];['Cost Profile'.D$2:.D$62])/[.$A$1]" office:value-type="float" office:value="96.9166666666667" calcext:value-type="float">
            <text:p>96.9166666667</text:p>
          </table:table-cell>
          <table:table-cell table:formula="of:=SUMPRODUCT(['Cost Drivers'.O26:.O86];['Cost Profile'.E$2:.E$62])/[.$A$1]" office:value-type="float" office:value="16618.4210526316" calcext:value-type="float">
            <text:p>16618.4210526316</text:p>
          </table:table-cell>
          <table:table-cell table:formula="of:=SUMPRODUCT(['Cost Drivers'.P26:.P86];['Cost Profile'.F$2:.F$62])/[.$A$1]" office:value-type="float" office:value="987.95" calcext:value-type="float">
            <text:p>987.95</text:p>
          </table:table-cell>
        </table:table-row>
        <table:table-row table:style-name="ro1">
          <table:table-cell table:formula="of:=[.A26]+1" office:value-type="float" office:value="2024" calcext:value-type="float">
            <text:p>2024</text:p>
          </table:table-cell>
          <table:table-cell table:formula="of:=SUMPRODUCT(['Cost Drivers'.B27:.B87];['Cost Profile'.B$2:.B$62])/[.$A$1]" office:value-type="float" office:value="426.325" calcext:value-type="float">
            <text:p>426.325</text:p>
          </table:table-cell>
          <table:table-cell table:formula="of:=SUMPRODUCT(['Cost Drivers'.C27:.C87];['Cost Profile'.C$2:.C$62])/[.$A$1]+SUMPRODUCT(['Cost Drivers'.D27:.D87];['Cost Profile'.D$2:.D$62])/[.$A$1]" office:value-type="float" office:value="1193.72807017544" calcext:value-type="float">
            <text:p>1193.7280701754</text:p>
          </table:table-cell>
          <table:table-cell table:formula="of:=SUMPRODUCT(['Cost Drivers'.E27:.E87];['Cost Profile'.E$2:.E$62])/[.$A$1]" office:value-type="float" office:value="16559.5263157895" calcext:value-type="float">
            <text:p>16559.5263157895</text:p>
          </table:table-cell>
          <table:table-cell table:formula="of:=SUMPRODUCT(['Cost Drivers'.F27:.F87];['Cost Profile'.F$2:.F$62])/[.$A$1]" office:value-type="float" office:value="1340.78333333333" calcext:value-type="float">
            <text:p>1340.7833333333</text:p>
          </table:table-cell>
          <table:table-cell table:formula="of:=SUMPRODUCT(['Cost Drivers'.G27:.G87];['Cost Profile'.B$2:.B$62])/[.$A$1]" office:value-type="float" office:value="426.325" calcext:value-type="float">
            <text:p>426.325</text:p>
          </table:table-cell>
          <table:table-cell table:formula="of:=SUMPRODUCT(['Cost Drivers'.H27:.H87];['Cost Profile'.C$2:.C$62])/[.$A$1]+SUMPRODUCT(['Cost Drivers'.I27:.I87];['Cost Profile'.D$2:.D$62])/[.$A$1]" office:value-type="float" office:value="40.6447368421053" calcext:value-type="float">
            <text:p>40.6447368421</text:p>
          </table:table-cell>
          <table:table-cell table:formula="of:=SUMPRODUCT(['Cost Drivers'.J27:.J87];['Cost Profile'.E$2:.E$62])/[.$A$1]" office:value-type="float" office:value="16559.5263157895" calcext:value-type="float">
            <text:p>16559.5263157895</text:p>
          </table:table-cell>
          <table:table-cell table:formula="of:=SUMPRODUCT(['Cost Drivers'.K27:.K87];['Cost Profile'.F$2:.F$62])/[.$A$1]" office:value-type="float" office:value="1340.78333333333" calcext:value-type="float">
            <text:p>1340.7833333333</text:p>
          </table:table-cell>
          <table:table-cell table:formula="of:=SUMPRODUCT(['Cost Drivers'.L27:.L87];['Cost Profile'.B$2:.B$62])/[.$A$1]" office:value-type="float" office:value="426.325" calcext:value-type="float">
            <text:p>426.325</text:p>
          </table:table-cell>
          <table:table-cell table:formula="of:=SUMPRODUCT(['Cost Drivers'.M27:.M87];['Cost Profile'.C$2:.C$62])/[.$A$1]+SUMPRODUCT(['Cost Drivers'.N27:.N87];['Cost Profile'.D$2:.D$62])/[.$A$1]" office:value-type="float" office:value="145.69298245614" calcext:value-type="float">
            <text:p>145.6929824561</text:p>
          </table:table-cell>
          <table:table-cell table:formula="of:=SUMPRODUCT(['Cost Drivers'.O27:.O87];['Cost Profile'.E$2:.E$62])/[.$A$1]" office:value-type="float" office:value="16552.6315789474" calcext:value-type="float">
            <text:p>16552.6315789474</text:p>
          </table:table-cell>
          <table:table-cell table:formula="of:=SUMPRODUCT(['Cost Drivers'.P27:.P87];['Cost Profile'.F$2:.F$62])/[.$A$1]" office:value-type="float" office:value="1340.78333333333" calcext:value-type="float">
            <text:p>1340.7833333333</text:p>
          </table:table-cell>
        </table:table-row>
        <table:table-row table:style-name="ro1">
          <table:table-cell table:formula="of:=[.A27]+1" office:value-type="float" office:value="2025" calcext:value-type="float">
            <text:p>2025</text:p>
          </table:table-cell>
          <table:table-cell table:formula="of:=SUMPRODUCT(['Cost Drivers'.B28:.B88];['Cost Profile'.B$2:.B$62])/[.$A$1]" office:value-type="float" office:value="471.183333333333" calcext:value-type="float">
            <text:p>471.1833333333</text:p>
          </table:table-cell>
          <table:table-cell table:formula="of:=SUMPRODUCT(['Cost Drivers'.C28:.C88];['Cost Profile'.C$2:.C$62])/[.$A$1]+SUMPRODUCT(['Cost Drivers'.D28:.D88];['Cost Profile'.D$2:.D$62])/[.$A$1]" office:value-type="float" office:value="1236.87631578947" calcext:value-type="float">
            <text:p>1236.8763157895</text:p>
          </table:table-cell>
          <table:table-cell table:formula="of:=SUMPRODUCT(['Cost Drivers'.E28:.E88];['Cost Profile'.E$2:.E$62])/[.$A$1]" office:value-type="float" office:value="16480.5789473684" calcext:value-type="float">
            <text:p>16480.5789473684</text:p>
          </table:table-cell>
          <table:table-cell table:formula="of:=SUMPRODUCT(['Cost Drivers'.F28:.F88];['Cost Profile'.F$2:.F$62])/[.$A$1]" office:value-type="float" office:value="1656.43333333333" calcext:value-type="float">
            <text:p>1656.4333333333</text:p>
          </table:table-cell>
          <table:table-cell table:formula="of:=SUMPRODUCT(['Cost Drivers'.G28:.G88];['Cost Profile'.B$2:.B$62])/[.$A$1]" office:value-type="float" office:value="471.183333333333" calcext:value-type="float">
            <text:p>471.1833333333</text:p>
          </table:table-cell>
          <table:table-cell table:formula="of:=SUMPRODUCT(['Cost Drivers'.H28:.H88];['Cost Profile'.C$2:.C$62])/[.$A$1]+SUMPRODUCT(['Cost Drivers'.I28:.I88];['Cost Profile'.D$2:.D$62])/[.$A$1]" office:value-type="float" office:value="57.6929824561404" calcext:value-type="float">
            <text:p>57.6929824561</text:p>
          </table:table-cell>
          <table:table-cell table:formula="of:=SUMPRODUCT(['Cost Drivers'.J28:.J88];['Cost Profile'.E$2:.E$62])/[.$A$1]" office:value-type="float" office:value="16480.5789473684" calcext:value-type="float">
            <text:p>16480.5789473684</text:p>
          </table:table-cell>
          <table:table-cell table:formula="of:=SUMPRODUCT(['Cost Drivers'.K28:.K88];['Cost Profile'.F$2:.F$62])/[.$A$1]" office:value-type="float" office:value="1656.43333333333" calcext:value-type="float">
            <text:p>1656.4333333333</text:p>
          </table:table-cell>
          <table:table-cell table:formula="of:=SUMPRODUCT(['Cost Drivers'.L28:.L88];['Cost Profile'.B$2:.B$62])/[.$A$1]" office:value-type="float" office:value="471.183333333333" calcext:value-type="float">
            <text:p>471.1833333333</text:p>
          </table:table-cell>
          <table:table-cell table:formula="of:=SUMPRODUCT(['Cost Drivers'.M28:.M88];['Cost Profile'.C$2:.C$62])/[.$A$1]+SUMPRODUCT(['Cost Drivers'.N28:.N88];['Cost Profile'.D$2:.D$62])/[.$A$1]" office:value-type="float" office:value="204.776315789474" calcext:value-type="float">
            <text:p>204.7763157895</text:p>
          </table:table-cell>
          <table:table-cell table:formula="of:=SUMPRODUCT(['Cost Drivers'.O28:.O88];['Cost Profile'.E$2:.E$62])/[.$A$1]" office:value-type="float" office:value="16473.6842105263" calcext:value-type="float">
            <text:p>16473.6842105263</text:p>
          </table:table-cell>
          <table:table-cell table:formula="of:=SUMPRODUCT(['Cost Drivers'.P28:.P88];['Cost Profile'.F$2:.F$62])/[.$A$1]" office:value-type="float" office:value="1656.43333333333" calcext:value-type="float">
            <text:p>1656.4333333333</text:p>
          </table:table-cell>
        </table:table-row>
        <table:table-row table:style-name="ro1">
          <table:table-cell table:formula="of:=[.A28]+1" office:value-type="float" office:value="2026" calcext:value-type="float">
            <text:p>2026</text:p>
          </table:table-cell>
          <table:table-cell table:formula="of:=SUMPRODUCT(['Cost Drivers'.B29:.B89];['Cost Profile'.B$2:.B$62])/[.$A$1]" office:value-type="float" office:value="519.575" calcext:value-type="float">
            <text:p>519.575</text:p>
          </table:table-cell>
          <table:table-cell table:formula="of:=SUMPRODUCT(['Cost Drivers'.C29:.C89];['Cost Profile'.C$2:.C$62])/[.$A$1]+SUMPRODUCT(['Cost Drivers'.D29:.D89];['Cost Profile'.D$2:.D$62])/[.$A$1]" office:value-type="float" office:value="1268.80350877193" calcext:value-type="float">
            <text:p>1268.8035087719</text:p>
          </table:table-cell>
          <table:table-cell table:formula="of:=SUMPRODUCT(['Cost Drivers'.E29:.E89];['Cost Profile'.E$2:.E$62])/[.$A$1]" office:value-type="float" office:value="16388.4736842105" calcext:value-type="float">
            <text:p>16388.4736842105</text:p>
          </table:table-cell>
          <table:table-cell table:formula="of:=SUMPRODUCT(['Cost Drivers'.F29:.F89];['Cost Profile'.F$2:.F$62])/[.$A$1]" office:value-type="float" office:value="1877.28333333333" calcext:value-type="float">
            <text:p>1877.2833333333</text:p>
          </table:table-cell>
          <table:table-cell table:formula="of:=SUMPRODUCT(['Cost Drivers'.G29:.G89];['Cost Profile'.B$2:.B$62])/[.$A$1]" office:value-type="float" office:value="519.575" calcext:value-type="float">
            <text:p>519.575</text:p>
          </table:table-cell>
          <table:table-cell table:formula="of:=SUMPRODUCT(['Cost Drivers'.H29:.H89];['Cost Profile'.C$2:.C$62])/[.$A$1]+SUMPRODUCT(['Cost Drivers'.I29:.I89];['Cost Profile'.D$2:.D$62])/[.$A$1]" office:value-type="float" office:value="78.2368421052632" calcext:value-type="float">
            <text:p>78.2368421053</text:p>
          </table:table-cell>
          <table:table-cell table:formula="of:=SUMPRODUCT(['Cost Drivers'.J29:.J89];['Cost Profile'.E$2:.E$62])/[.$A$1]" office:value-type="float" office:value="16388.4736842105" calcext:value-type="float">
            <text:p>16388.4736842105</text:p>
          </table:table-cell>
          <table:table-cell table:formula="of:=SUMPRODUCT(['Cost Drivers'.K29:.K89];['Cost Profile'.F$2:.F$62])/[.$A$1]" office:value-type="float" office:value="1877.28333333333" calcext:value-type="float">
            <text:p>1877.2833333333</text:p>
          </table:table-cell>
          <table:table-cell table:formula="of:=SUMPRODUCT(['Cost Drivers'.L29:.L89];['Cost Profile'.B$2:.B$62])/[.$A$1]" office:value-type="float" office:value="519.575" calcext:value-type="float">
            <text:p>519.575</text:p>
          </table:table-cell>
          <table:table-cell table:formula="of:=SUMPRODUCT(['Cost Drivers'.M29:.M89];['Cost Profile'.C$2:.C$62])/[.$A$1]+SUMPRODUCT(['Cost Drivers'.N29:.N89];['Cost Profile'.D$2:.D$62])/[.$A$1]" office:value-type="float" office:value="274.364035087719" calcext:value-type="float">
            <text:p>274.3640350877</text:p>
          </table:table-cell>
          <table:table-cell table:formula="of:=SUMPRODUCT(['Cost Drivers'.O29:.O89];['Cost Profile'.E$2:.E$62])/[.$A$1]" office:value-type="float" office:value="16381.5789473684" calcext:value-type="float">
            <text:p>16381.5789473684</text:p>
          </table:table-cell>
          <table:table-cell table:formula="of:=SUMPRODUCT(['Cost Drivers'.P29:.P89];['Cost Profile'.F$2:.F$62])/[.$A$1]" office:value-type="float" office:value="1877.28333333333" calcext:value-type="float">
            <text:p>1877.2833333333</text:p>
          </table:table-cell>
        </table:table-row>
        <table:table-row table:style-name="ro1">
          <table:table-cell table:formula="of:=[.A29]+1" office:value-type="float" office:value="2027" calcext:value-type="float">
            <text:p>2027</text:p>
          </table:table-cell>
          <table:table-cell table:formula="of:=SUMPRODUCT(['Cost Drivers'.B30:.B90];['Cost Profile'.B$2:.B$62])/[.$A$1]" office:value-type="float" office:value="609.441666666667" calcext:value-type="float">
            <text:p>609.4416666667</text:p>
          </table:table-cell>
          <table:table-cell table:formula="of:=SUMPRODUCT(['Cost Drivers'.C30:.C90];['Cost Profile'.C$2:.C$62])/[.$A$1]+SUMPRODUCT(['Cost Drivers'.D30:.D90];['Cost Profile'.D$2:.D$62])/[.$A$1]" office:value-type="float" office:value="1290.24385964912" calcext:value-type="float">
            <text:p>1290.2438596491</text:p>
          </table:table-cell>
          <table:table-cell table:formula="of:=SUMPRODUCT(['Cost Drivers'.E30:.E90];['Cost Profile'.E$2:.E$62])/[.$A$1]" office:value-type="float" office:value="16283.2105263158" calcext:value-type="float">
            <text:p>16283.2105263158</text:p>
          </table:table-cell>
          <table:table-cell table:formula="of:=SUMPRODUCT(['Cost Drivers'.F30:.F90];['Cost Profile'.F$2:.F$62])/[.$A$1]" office:value-type="float" office:value="2037.56666666667" calcext:value-type="float">
            <text:p>2037.5666666667</text:p>
          </table:table-cell>
          <table:table-cell table:formula="of:=SUMPRODUCT(['Cost Drivers'.G30:.G90];['Cost Profile'.B$2:.B$62])/[.$A$1]" office:value-type="float" office:value="609.441666666667" calcext:value-type="float">
            <text:p>609.4416666667</text:p>
          </table:table-cell>
          <table:table-cell table:formula="of:=SUMPRODUCT(['Cost Drivers'.H30:.H90];['Cost Profile'.C$2:.C$62])/[.$A$1]+SUMPRODUCT(['Cost Drivers'.I30:.I90];['Cost Profile'.D$2:.D$62])/[.$A$1]" office:value-type="float" office:value="101.293859649123" calcext:value-type="float">
            <text:p>101.2938596491</text:p>
          </table:table-cell>
          <table:table-cell table:formula="of:=SUMPRODUCT(['Cost Drivers'.J30:.J90];['Cost Profile'.E$2:.E$62])/[.$A$1]" office:value-type="float" office:value="16283.2105263158" calcext:value-type="float">
            <text:p>16283.2105263158</text:p>
          </table:table-cell>
          <table:table-cell table:formula="of:=SUMPRODUCT(['Cost Drivers'.K30:.K90];['Cost Profile'.F$2:.F$62])/[.$A$1]" office:value-type="float" office:value="2037.56666666667" calcext:value-type="float">
            <text:p>2037.5666666667</text:p>
          </table:table-cell>
          <table:table-cell table:formula="of:=SUMPRODUCT(['Cost Drivers'.L30:.L90];['Cost Profile'.B$2:.B$62])/[.$A$1]" office:value-type="float" office:value="609.441666666667" calcext:value-type="float">
            <text:p>609.4416666667</text:p>
          </table:table-cell>
          <table:table-cell table:formula="of:=SUMPRODUCT(['Cost Drivers'.M30:.M90];['Cost Profile'.C$2:.C$62])/[.$A$1]+SUMPRODUCT(['Cost Drivers'.N30:.N90];['Cost Profile'.D$2:.D$62])/[.$A$1]" office:value-type="float" office:value="353.478070175439" calcext:value-type="float">
            <text:p>353.4780701754</text:p>
          </table:table-cell>
          <table:table-cell table:formula="of:=SUMPRODUCT(['Cost Drivers'.O30:.O90];['Cost Profile'.E$2:.E$62])/[.$A$1]" office:value-type="float" office:value="16276.3157894737" calcext:value-type="float">
            <text:p>16276.3157894737</text:p>
          </table:table-cell>
          <table:table-cell table:formula="of:=SUMPRODUCT(['Cost Drivers'.P30:.P90];['Cost Profile'.F$2:.F$62])/[.$A$1]" office:value-type="float" office:value="2030.9" calcext:value-type="float">
            <text:p>2030.9</text:p>
          </table:table-cell>
        </table:table-row>
        <table:table-row table:style-name="ro1">
          <table:table-cell table:formula="of:=[.A30]+1" office:value-type="float" office:value="2028" calcext:value-type="float">
            <text:p>2028</text:p>
          </table:table-cell>
          <table:table-cell table:formula="of:=SUMPRODUCT(['Cost Drivers'.B31:.B91];['Cost Profile'.B$2:.B$62])/[.$A$1]" office:value-type="float" office:value="668.483333333333" calcext:value-type="float">
            <text:p>668.4833333333</text:p>
          </table:table-cell>
          <table:table-cell table:formula="of:=SUMPRODUCT(['Cost Drivers'.C31:.C91];['Cost Profile'.C$2:.C$62])/[.$A$1]+SUMPRODUCT(['Cost Drivers'.D31:.D91];['Cost Profile'.D$2:.D$62])/[.$A$1]" office:value-type="float" office:value="1318.43245614035" calcext:value-type="float">
            <text:p>1318.4324561404</text:p>
          </table:table-cell>
          <table:table-cell table:formula="of:=SUMPRODUCT(['Cost Drivers'.E31:.E91];['Cost Profile'.E$2:.E$62])/[.$A$1]" office:value-type="float" office:value="16164.7894736842" calcext:value-type="float">
            <text:p>16164.7894736842</text:p>
          </table:table-cell>
          <table:table-cell table:formula="of:=SUMPRODUCT(['Cost Drivers'.F31:.F91];['Cost Profile'.F$2:.F$62])/[.$A$1]" office:value-type="float" office:value="2174.73333333333" calcext:value-type="float">
            <text:p>2174.7333333333</text:p>
          </table:table-cell>
          <table:table-cell table:formula="of:=SUMPRODUCT(['Cost Drivers'.G31:.G91];['Cost Profile'.B$2:.B$62])/[.$A$1]" office:value-type="float" office:value="668.483333333333" calcext:value-type="float">
            <text:p>668.4833333333</text:p>
          </table:table-cell>
          <table:table-cell table:formula="of:=SUMPRODUCT(['Cost Drivers'.H31:.H91];['Cost Profile'.C$2:.C$62])/[.$A$1]+SUMPRODUCT(['Cost Drivers'.I31:.I91];['Cost Profile'.D$2:.D$62])/[.$A$1]" office:value-type="float" office:value="127.649122807018" calcext:value-type="float">
            <text:p>127.649122807</text:p>
          </table:table-cell>
          <table:table-cell table:formula="of:=SUMPRODUCT(['Cost Drivers'.J31:.J91];['Cost Profile'.E$2:.E$62])/[.$A$1]" office:value-type="float" office:value="16164.7894736842" calcext:value-type="float">
            <text:p>16164.7894736842</text:p>
          </table:table-cell>
          <table:table-cell table:formula="of:=SUMPRODUCT(['Cost Drivers'.K31:.K91];['Cost Profile'.F$2:.F$62])/[.$A$1]" office:value-type="float" office:value="2174.73333333333" calcext:value-type="float">
            <text:p>2174.7333333333</text:p>
          </table:table-cell>
          <table:table-cell table:formula="of:=SUMPRODUCT(['Cost Drivers'.L31:.L91];['Cost Profile'.B$2:.B$62])/[.$A$1]" office:value-type="float" office:value="668.483333333333" calcext:value-type="float">
            <text:p>668.4833333333</text:p>
          </table:table-cell>
          <table:table-cell table:formula="of:=SUMPRODUCT(['Cost Drivers'.M31:.M91];['Cost Profile'.C$2:.C$62])/[.$A$1]+SUMPRODUCT(['Cost Drivers'.N31:.N91];['Cost Profile'.D$2:.D$62])/[.$A$1]" office:value-type="float" office:value="442.899122807018" calcext:value-type="float">
            <text:p>442.899122807</text:p>
          </table:table-cell>
          <table:table-cell table:formula="of:=SUMPRODUCT(['Cost Drivers'.O31:.O91];['Cost Profile'.E$2:.E$62])/[.$A$1]" office:value-type="float" office:value="16157.8947368421" calcext:value-type="float">
            <text:p>16157.8947368421</text:p>
          </table:table-cell>
          <table:table-cell table:formula="of:=SUMPRODUCT(['Cost Drivers'.P31:.P91];['Cost Profile'.F$2:.F$62])/[.$A$1]" office:value-type="float" office:value="2128.06666666667" calcext:value-type="float">
            <text:p>2128.0666666667</text:p>
          </table:table-cell>
        </table:table-row>
        <table:table-row table:style-name="ro1">
          <table:table-cell table:formula="of:=[.A31]+1" office:value-type="float" office:value="2029" calcext:value-type="float">
            <text:p>2029</text:p>
          </table:table-cell>
          <table:table-cell table:formula="of:=SUMPRODUCT(['Cost Drivers'.B32:.B92];['Cost Profile'.B$2:.B$62])/[.$A$1]" office:value-type="float" office:value="760.183333333333" calcext:value-type="float">
            <text:p>760.1833333333</text:p>
          </table:table-cell>
          <table:table-cell table:formula="of:=SUMPRODUCT(['Cost Drivers'.C32:.C92];['Cost Profile'.C$2:.C$62])/[.$A$1]+SUMPRODUCT(['Cost Drivers'.D32:.D92];['Cost Profile'.D$2:.D$62])/[.$A$1]" office:value-type="float" office:value="1372.43684210526" calcext:value-type="float">
            <text:p>1372.4368421053</text:p>
          </table:table-cell>
          <table:table-cell table:formula="of:=SUMPRODUCT(['Cost Drivers'.E32:.E92];['Cost Profile'.E$2:.E$62])/[.$A$1]" office:value-type="float" office:value="16033.2105263158" calcext:value-type="float">
            <text:p>16033.2105263158</text:p>
          </table:table-cell>
          <table:table-cell table:formula="of:=SUMPRODUCT(['Cost Drivers'.F32:.F92];['Cost Profile'.F$2:.F$62])/[.$A$1]" office:value-type="float" office:value="2333.23333333333" calcext:value-type="float">
            <text:p>2333.2333333333</text:p>
          </table:table-cell>
          <table:table-cell table:formula="of:=SUMPRODUCT(['Cost Drivers'.G32:.G92];['Cost Profile'.B$2:.B$62])/[.$A$1]" office:value-type="float" office:value="760.183333333333" calcext:value-type="float">
            <text:p>760.1833333333</text:p>
          </table:table-cell>
          <table:table-cell table:formula="of:=SUMPRODUCT(['Cost Drivers'.H32:.H92];['Cost Profile'.C$2:.C$62])/[.$A$1]+SUMPRODUCT(['Cost Drivers'.I32:.I92];['Cost Profile'.D$2:.D$62])/[.$A$1]" office:value-type="float" office:value="157.162280701754" calcext:value-type="float">
            <text:p>157.1622807018</text:p>
          </table:table-cell>
          <table:table-cell table:formula="of:=SUMPRODUCT(['Cost Drivers'.J32:.J92];['Cost Profile'.E$2:.E$62])/[.$A$1]" office:value-type="float" office:value="16033.2105263158" calcext:value-type="float">
            <text:p>16033.2105263158</text:p>
          </table:table-cell>
          <table:table-cell table:formula="of:=SUMPRODUCT(['Cost Drivers'.K32:.K92];['Cost Profile'.F$2:.F$62])/[.$A$1]" office:value-type="float" office:value="2333.23333333333" calcext:value-type="float">
            <text:p>2333.2333333333</text:p>
          </table:table-cell>
          <table:table-cell table:formula="of:=SUMPRODUCT(['Cost Drivers'.L32:.L92];['Cost Profile'.B$2:.B$62])/[.$A$1]" office:value-type="float" office:value="760.183333333333" calcext:value-type="float">
            <text:p>760.1833333333</text:p>
          </table:table-cell>
          <table:table-cell table:formula="of:=SUMPRODUCT(['Cost Drivers'.M32:.M92];['Cost Profile'.C$2:.C$62])/[.$A$1]+SUMPRODUCT(['Cost Drivers'.N32:.N92];['Cost Profile'.D$2:.D$62])/[.$A$1]" office:value-type="float" office:value="542.491228070175" calcext:value-type="float">
            <text:p>542.4912280702</text:p>
          </table:table-cell>
          <table:table-cell table:formula="of:=SUMPRODUCT(['Cost Drivers'.O32:.O92];['Cost Profile'.E$2:.E$62])/[.$A$1]" office:value-type="float" office:value="16026.3157894737" calcext:value-type="float">
            <text:p>16026.3157894737</text:p>
          </table:table-cell>
          <table:table-cell table:formula="of:=SUMPRODUCT(['Cost Drivers'.P32:.P92];['Cost Profile'.F$2:.F$62])/[.$A$1]" office:value-type="float" office:value="2199.9" calcext:value-type="float">
            <text:p>2199.9</text:p>
          </table:table-cell>
        </table:table-row>
        <table:table-row table:style-name="ro1">
          <table:table-cell table:formula="of:=[.A32]+1" office:value-type="float" office:value="2030" calcext:value-type="float">
            <text:p>2030</text:p>
          </table:table-cell>
          <table:table-cell table:formula="of:=SUMPRODUCT(['Cost Drivers'.B33:.B93];['Cost Profile'.B$2:.B$62])/[.$A$1]" office:value-type="float" office:value="903.225" calcext:value-type="float">
            <text:p>903.225</text:p>
          </table:table-cell>
          <table:table-cell table:formula="of:=SUMPRODUCT(['Cost Drivers'.C33:.C93];['Cost Profile'.C$2:.C$62])/[.$A$1]+SUMPRODUCT(['Cost Drivers'.D33:.D93];['Cost Profile'.D$2:.D$62])/[.$A$1]" office:value-type="float" office:value="1450.45526315789" calcext:value-type="float">
            <text:p>1450.4552631579</text:p>
          </table:table-cell>
          <table:table-cell table:formula="of:=SUMPRODUCT(['Cost Drivers'.E33:.E93];['Cost Profile'.E$2:.E$62])/[.$A$1]" office:value-type="float" office:value="15888.4736842105" calcext:value-type="float">
            <text:p>15888.4736842105</text:p>
          </table:table-cell>
          <table:table-cell table:formula="of:=SUMPRODUCT(['Cost Drivers'.F33:.F93];['Cost Profile'.F$2:.F$62])/[.$A$1]" office:value-type="float" office:value="2600.45" calcext:value-type="float">
            <text:p>2600.45</text:p>
          </table:table-cell>
          <table:table-cell table:formula="of:=SUMPRODUCT(['Cost Drivers'.G33:.G93];['Cost Profile'.B$2:.B$62])/[.$A$1]" office:value-type="float" office:value="903.225" calcext:value-type="float">
            <text:p>903.225</text:p>
          </table:table-cell>
          <table:table-cell table:formula="of:=SUMPRODUCT(['Cost Drivers'.H33:.H93];['Cost Profile'.C$2:.C$62])/[.$A$1]+SUMPRODUCT(['Cost Drivers'.I33:.I93];['Cost Profile'.D$2:.D$62])/[.$A$1]" office:value-type="float" office:value="189.609649122807" calcext:value-type="float">
            <text:p>189.6096491228</text:p>
          </table:table-cell>
          <table:table-cell table:formula="of:=SUMPRODUCT(['Cost Drivers'.J33:.J93];['Cost Profile'.E$2:.E$62])/[.$A$1]" office:value-type="float" office:value="15888.4736842105" calcext:value-type="float">
            <text:p>15888.4736842105</text:p>
          </table:table-cell>
          <table:table-cell table:formula="of:=SUMPRODUCT(['Cost Drivers'.K33:.K93];['Cost Profile'.F$2:.F$62])/[.$A$1]" office:value-type="float" office:value="2600.45" calcext:value-type="float">
            <text:p>2600.45</text:p>
          </table:table-cell>
          <table:table-cell table:formula="of:=SUMPRODUCT(['Cost Drivers'.L33:.L93];['Cost Profile'.B$2:.B$62])/[.$A$1]" office:value-type="float" office:value="903.225" calcext:value-type="float">
            <text:p>903.225</text:p>
          </table:table-cell>
          <table:table-cell table:formula="of:=SUMPRODUCT(['Cost Drivers'.M33:.M93];['Cost Profile'.C$2:.C$62])/[.$A$1]+SUMPRODUCT(['Cost Drivers'.N33:.N93];['Cost Profile'.D$2:.D$62])/[.$A$1]" office:value-type="float" office:value="652.026315789474" calcext:value-type="float">
            <text:p>652.0263157895</text:p>
          </table:table-cell>
          <table:table-cell table:formula="of:=SUMPRODUCT(['Cost Drivers'.O33:.O93];['Cost Profile'.E$2:.E$62])/[.$A$1]" office:value-type="float" office:value="15881.5789473684" calcext:value-type="float">
            <text:p>15881.5789473684</text:p>
          </table:table-cell>
          <table:table-cell table:formula="of:=SUMPRODUCT(['Cost Drivers'.P33:.P93];['Cost Profile'.F$2:.F$62])/[.$A$1]" office:value-type="float" office:value="2271.11666666667" calcext:value-type="float">
            <text:p>2271.1166666667</text:p>
          </table:table-cell>
        </table:table-row>
        <table:table-row table:style-name="ro1">
          <table:table-cell table:formula="of:=[.A33]+1" office:value-type="float" office:value="2031" calcext:value-type="float">
            <text:p>2031</text:p>
          </table:table-cell>
          <table:table-cell table:formula="of:=SUMPRODUCT(['Cost Drivers'.B34:.B94];['Cost Profile'.B$2:.B$62])/[.$A$1]" office:value-type="float" office:value="1056.48333333333" calcext:value-type="float">
            <text:p>1056.4833333333</text:p>
          </table:table-cell>
          <table:table-cell table:formula="of:=SUMPRODUCT(['Cost Drivers'.C34:.C94];['Cost Profile'.C$2:.C$62])/[.$A$1]+SUMPRODUCT(['Cost Drivers'.D34:.D94];['Cost Profile'.D$2:.D$62])/[.$A$1]" office:value-type="float" office:value="1582.69035087719" calcext:value-type="float">
            <text:p>1582.6903508772</text:p>
          </table:table-cell>
          <table:table-cell table:formula="of:=SUMPRODUCT(['Cost Drivers'.E34:.E94];['Cost Profile'.E$2:.E$62])/[.$A$1]" office:value-type="float" office:value="15730.5789473684" calcext:value-type="float">
            <text:p>15730.5789473684</text:p>
          </table:table-cell>
          <table:table-cell table:formula="of:=SUMPRODUCT(['Cost Drivers'.F34:.F94];['Cost Profile'.F$2:.F$62])/[.$A$1]" office:value-type="float" office:value="2997.38333333333" calcext:value-type="float">
            <text:p>2997.3833333333</text:p>
          </table:table-cell>
          <table:table-cell table:formula="of:=SUMPRODUCT(['Cost Drivers'.G34:.G94];['Cost Profile'.B$2:.B$62])/[.$A$1]" office:value-type="float" office:value="1056.48333333333" calcext:value-type="float">
            <text:p>1056.4833333333</text:p>
          </table:table-cell>
          <table:table-cell table:formula="of:=SUMPRODUCT(['Cost Drivers'.H34:.H94];['Cost Profile'.C$2:.C$62])/[.$A$1]+SUMPRODUCT(['Cost Drivers'.I34:.I94];['Cost Profile'.D$2:.D$62])/[.$A$1]" office:value-type="float" office:value="224.513157894737" calcext:value-type="float">
            <text:p>224.5131578947</text:p>
          </table:table-cell>
          <table:table-cell table:formula="of:=SUMPRODUCT(['Cost Drivers'.J34:.J94];['Cost Profile'.E$2:.E$62])/[.$A$1]" office:value-type="float" office:value="15730.5789473684" calcext:value-type="float">
            <text:p>15730.5789473684</text:p>
          </table:table-cell>
          <table:table-cell table:formula="of:=SUMPRODUCT(['Cost Drivers'.K34:.K94];['Cost Profile'.F$2:.F$62])/[.$A$1]" office:value-type="float" office:value="2997.38333333333" calcext:value-type="float">
            <text:p>2997.3833333333</text:p>
          </table:table-cell>
          <table:table-cell table:formula="of:=SUMPRODUCT(['Cost Drivers'.L34:.L94];['Cost Profile'.B$2:.B$62])/[.$A$1]" office:value-type="float" office:value="1056.48333333333" calcext:value-type="float">
            <text:p>1056.4833333333</text:p>
          </table:table-cell>
          <table:table-cell table:formula="of:=SUMPRODUCT(['Cost Drivers'.M34:.M94];['Cost Profile'.C$2:.C$62])/[.$A$1]+SUMPRODUCT(['Cost Drivers'.N34:.N94];['Cost Profile'.D$2:.D$62])/[.$A$1]" office:value-type="float" office:value="771.074561403509" calcext:value-type="float">
            <text:p>771.0745614035</text:p>
          </table:table-cell>
          <table:table-cell table:formula="of:=SUMPRODUCT(['Cost Drivers'.O34:.O94];['Cost Profile'.E$2:.E$62])/[.$A$1]" office:value-type="float" office:value="15723.6842105263" calcext:value-type="float">
            <text:p>15723.6842105263</text:p>
          </table:table-cell>
          <table:table-cell table:formula="of:=SUMPRODUCT(['Cost Drivers'.P34:.P94];['Cost Profile'.F$2:.F$62])/[.$A$1]" office:value-type="float" office:value="2347.71666666667" calcext:value-type="float">
            <text:p>2347.7166666667</text:p>
          </table:table-cell>
        </table:table-row>
        <table:table-row table:style-name="ro1">
          <table:table-cell table:formula="of:=[.A34]+1" office:value-type="float" office:value="2032" calcext:value-type="float">
            <text:p>2032</text:p>
          </table:table-cell>
          <table:table-cell table:formula="of:=SUMPRODUCT(['Cost Drivers'.B35:.B95];['Cost Profile'.B$2:.B$62])/[.$A$1]" office:value-type="float" office:value="1087.23333333333" calcext:value-type="float">
            <text:p>1087.2333333333</text:p>
          </table:table-cell>
          <table:table-cell table:formula="of:=SUMPRODUCT(['Cost Drivers'.C35:.C95];['Cost Profile'.C$2:.C$62])/[.$A$1]+SUMPRODUCT(['Cost Drivers'.D35:.D95];['Cost Profile'.D$2:.D$62])/[.$A$1]" office:value-type="float" office:value="1768.80877192982" calcext:value-type="float">
            <text:p>1768.8087719298</text:p>
          </table:table-cell>
          <table:table-cell table:formula="of:=SUMPRODUCT(['Cost Drivers'.E35:.E95];['Cost Profile'.E$2:.E$62])/[.$A$1]" office:value-type="float" office:value="15559.5263157895" calcext:value-type="float">
            <text:p>15559.5263157895</text:p>
          </table:table-cell>
          <table:table-cell table:formula="of:=SUMPRODUCT(['Cost Drivers'.F35:.F95];['Cost Profile'.F$2:.F$62])/[.$A$1]" office:value-type="float" office:value="3607.06666666667" calcext:value-type="float">
            <text:p>3607.0666666667</text:p>
          </table:table-cell>
          <table:table-cell table:formula="of:=SUMPRODUCT(['Cost Drivers'.G35:.G95];['Cost Profile'.B$2:.B$62])/[.$A$1]" office:value-type="float" office:value="1087.23333333333" calcext:value-type="float">
            <text:p>1087.2333333333</text:p>
          </table:table-cell>
          <table:table-cell table:formula="of:=SUMPRODUCT(['Cost Drivers'.H35:.H95];['Cost Profile'.C$2:.C$62])/[.$A$1]+SUMPRODUCT(['Cost Drivers'.I35:.I95];['Cost Profile'.D$2:.D$62])/[.$A$1]" office:value-type="float" office:value="263.25" calcext:value-type="float">
            <text:p>263.25</text:p>
          </table:table-cell>
          <table:table-cell table:formula="of:=SUMPRODUCT(['Cost Drivers'.J35:.J95];['Cost Profile'.E$2:.E$62])/[.$A$1]" office:value-type="float" office:value="15559.5263157895" calcext:value-type="float">
            <text:p>15559.5263157895</text:p>
          </table:table-cell>
          <table:table-cell table:formula="of:=SUMPRODUCT(['Cost Drivers'.K35:.K95];['Cost Profile'.F$2:.F$62])/[.$A$1]" office:value-type="float" office:value="3607.06666666667" calcext:value-type="float">
            <text:p>3607.0666666667</text:p>
          </table:table-cell>
          <table:table-cell table:formula="of:=SUMPRODUCT(['Cost Drivers'.L35:.L95];['Cost Profile'.B$2:.B$62])/[.$A$1]" office:value-type="float" office:value="1087.23333333333" calcext:value-type="float">
            <text:p>1087.2333333333</text:p>
          </table:table-cell>
          <table:table-cell table:formula="of:=SUMPRODUCT(['Cost Drivers'.M35:.M95];['Cost Profile'.C$2:.C$62])/[.$A$1]+SUMPRODUCT(['Cost Drivers'.N35:.N95];['Cost Profile'.D$2:.D$62])/[.$A$1]" office:value-type="float" office:value="901.197368421053" calcext:value-type="float">
            <text:p>901.1973684211</text:p>
          </table:table-cell>
          <table:table-cell table:formula="of:=SUMPRODUCT(['Cost Drivers'.O35:.O95];['Cost Profile'.E$2:.E$62])/[.$A$1]" office:value-type="float" office:value="15552.6315789474" calcext:value-type="float">
            <text:p>15552.6315789474</text:p>
          </table:table-cell>
          <table:table-cell table:formula="of:=SUMPRODUCT(['Cost Drivers'.P35:.P95];['Cost Profile'.F$2:.F$62])/[.$A$1]" office:value-type="float" office:value="2435.06666666667" calcext:value-type="float">
            <text:p>2435.0666666667</text:p>
          </table:table-cell>
        </table:table-row>
        <table:table-row table:style-name="ro1">
          <table:table-cell table:formula="of:=[.A35]+1" office:value-type="float" office:value="2033" calcext:value-type="float">
            <text:p>2033</text:p>
          </table:table-cell>
          <table:table-cell table:formula="of:=SUMPRODUCT(['Cost Drivers'.B36:.B96];['Cost Profile'.B$2:.B$62])/[.$A$1]" office:value-type="float" office:value="1016.66666666667" calcext:value-type="float">
            <text:p>1016.6666666667</text:p>
          </table:table-cell>
          <table:table-cell table:formula="of:=SUMPRODUCT(['Cost Drivers'.C36:.C96];['Cost Profile'.C$2:.C$62])/[.$A$1]+SUMPRODUCT(['Cost Drivers'.D36:.D96];['Cost Profile'.D$2:.D$62])/[.$A$1]" office:value-type="float" office:value="2017.74385964912" calcext:value-type="float">
            <text:p>2017.7438596491</text:p>
          </table:table-cell>
          <table:table-cell table:formula="of:=SUMPRODUCT(['Cost Drivers'.E36:.E96];['Cost Profile'.E$2:.E$62])/[.$A$1]" office:value-type="float" office:value="15375.3157894737" calcext:value-type="float">
            <text:p>15375.3157894737</text:p>
          </table:table-cell>
          <table:table-cell table:formula="of:=SUMPRODUCT(['Cost Drivers'.F36:.F96];['Cost Profile'.F$2:.F$62])/[.$A$1]" office:value-type="float" office:value="4370.16666666667" calcext:value-type="float">
            <text:p>4370.1666666667</text:p>
          </table:table-cell>
          <table:table-cell table:formula="of:=SUMPRODUCT(['Cost Drivers'.G36:.G96];['Cost Profile'.B$2:.B$62])/[.$A$1]" office:value-type="float" office:value="1016.66666666667" calcext:value-type="float">
            <text:p>1016.6666666667</text:p>
          </table:table-cell>
          <table:table-cell table:formula="of:=SUMPRODUCT(['Cost Drivers'.H36:.H96];['Cost Profile'.C$2:.C$62])/[.$A$1]+SUMPRODUCT(['Cost Drivers'.I36:.I96];['Cost Profile'.D$2:.D$62])/[.$A$1]" office:value-type="float" office:value="305.548245614035" calcext:value-type="float">
            <text:p>305.548245614</text:p>
          </table:table-cell>
          <table:table-cell table:formula="of:=SUMPRODUCT(['Cost Drivers'.J36:.J96];['Cost Profile'.E$2:.E$62])/[.$A$1]" office:value-type="float" office:value="15375.3157894737" calcext:value-type="float">
            <text:p>15375.3157894737</text:p>
          </table:table-cell>
          <table:table-cell table:formula="of:=SUMPRODUCT(['Cost Drivers'.K36:.K96];['Cost Profile'.F$2:.F$62])/[.$A$1]" office:value-type="float" office:value="4370.16666666667" calcext:value-type="float">
            <text:p>4370.1666666667</text:p>
          </table:table-cell>
          <table:table-cell table:formula="of:=SUMPRODUCT(['Cost Drivers'.L36:.L96];['Cost Profile'.B$2:.B$62])/[.$A$1]" office:value-type="float" office:value="1016.66666666667" calcext:value-type="float">
            <text:p>1016.6666666667</text:p>
          </table:table-cell>
          <table:table-cell table:formula="of:=SUMPRODUCT(['Cost Drivers'.M36:.M96];['Cost Profile'.C$2:.C$62])/[.$A$1]+SUMPRODUCT(['Cost Drivers'.N36:.N96];['Cost Profile'.D$2:.D$62])/[.$A$1]" office:value-type="float" office:value="1042.23684210526" calcext:value-type="float">
            <text:p>1042.2368421053</text:p>
          </table:table-cell>
          <table:table-cell table:formula="of:=SUMPRODUCT(['Cost Drivers'.O36:.O96];['Cost Profile'.E$2:.E$62])/[.$A$1]" office:value-type="float" office:value="15368.4210526316" calcext:value-type="float">
            <text:p>15368.4210526316</text:p>
          </table:table-cell>
          <table:table-cell table:formula="of:=SUMPRODUCT(['Cost Drivers'.P36:.P96];['Cost Profile'.F$2:.F$62])/[.$A$1]" office:value-type="float" office:value="2531.83333333333" calcext:value-type="float">
            <text:p>2531.8333333333</text:p>
          </table:table-cell>
        </table:table-row>
        <table:table-row table:style-name="ro1">
          <table:table-cell table:formula="of:=[.A36]+1" office:value-type="float" office:value="2034" calcext:value-type="float">
            <text:p>2034</text:p>
          </table:table-cell>
          <table:table-cell table:formula="of:=SUMPRODUCT(['Cost Drivers'.B37:.B97];['Cost Profile'.B$2:.B$62])/[.$A$1]" office:value-type="float" office:value="1129.175" calcext:value-type="float">
            <text:p>1129.175</text:p>
          </table:table-cell>
          <table:table-cell table:formula="of:=SUMPRODUCT(['Cost Drivers'.C37:.C97];['Cost Profile'.C$2:.C$62])/[.$A$1]+SUMPRODUCT(['Cost Drivers'.D37:.D97];['Cost Profile'.D$2:.D$62])/[.$A$1]" office:value-type="float" office:value="2231.44561403509" calcext:value-type="float">
            <text:p>2231.4456140351</text:p>
          </table:table-cell>
          <table:table-cell table:formula="of:=SUMPRODUCT(['Cost Drivers'.E37:.E97];['Cost Profile'.E$2:.E$62])/[.$A$1]" office:value-type="float" office:value="15195.2938596491" calcext:value-type="float">
            <text:p>15195.2938596491</text:p>
          </table:table-cell>
          <table:table-cell table:formula="of:=SUMPRODUCT(['Cost Drivers'.F37:.F97];['Cost Profile'.F$2:.F$62])/[.$A$1]" office:value-type="float" office:value="5182.11666666667" calcext:value-type="float">
            <text:p>5182.1166666667</text:p>
          </table:table-cell>
          <table:table-cell table:formula="of:=SUMPRODUCT(['Cost Drivers'.G37:.G97];['Cost Profile'.B$2:.B$62])/[.$A$1]" office:value-type="float" office:value="1129.175" calcext:value-type="float">
            <text:p>1129.175</text:p>
          </table:table-cell>
          <table:table-cell table:formula="of:=SUMPRODUCT(['Cost Drivers'.H37:.H97];['Cost Profile'.C$2:.C$62])/[.$A$1]+SUMPRODUCT(['Cost Drivers'.I37:.I97];['Cost Profile'.D$2:.D$62])/[.$A$1]" office:value-type="float" office:value="352.5" calcext:value-type="float">
            <text:p>352.5</text:p>
          </table:table-cell>
          <table:table-cell table:formula="of:=SUMPRODUCT(['Cost Drivers'.J37:.J97];['Cost Profile'.E$2:.E$62])/[.$A$1]" office:value-type="float" office:value="15195.2938596491" calcext:value-type="float">
            <text:p>15195.2938596491</text:p>
          </table:table-cell>
          <table:table-cell table:formula="of:=SUMPRODUCT(['Cost Drivers'.K37:.K97];['Cost Profile'.F$2:.F$62])/[.$A$1]" office:value-type="float" office:value="5182.11666666667" calcext:value-type="float">
            <text:p>5182.1166666667</text:p>
          </table:table-cell>
          <table:table-cell table:formula="of:=SUMPRODUCT(['Cost Drivers'.L37:.L97];['Cost Profile'.B$2:.B$62])/[.$A$1]" office:value-type="float" office:value="1129.175" calcext:value-type="float">
            <text:p>1129.175</text:p>
          </table:table-cell>
          <table:table-cell table:formula="of:=SUMPRODUCT(['Cost Drivers'.M37:.M97];['Cost Profile'.C$2:.C$62])/[.$A$1]+SUMPRODUCT(['Cost Drivers'.N37:.N97];['Cost Profile'.D$2:.D$62])/[.$A$1]" office:value-type="float" office:value="1195.38157894737" calcext:value-type="float">
            <text:p>1195.3815789474</text:p>
          </table:table-cell>
          <table:table-cell table:formula="of:=SUMPRODUCT(['Cost Drivers'.O37:.O97];['Cost Profile'.E$2:.E$62])/[.$A$1]" office:value-type="float" office:value="15171.0526315789" calcext:value-type="float">
            <text:p>15171.0526315789</text:p>
          </table:table-cell>
          <table:table-cell table:formula="of:=SUMPRODUCT(['Cost Drivers'.P37:.P97];['Cost Profile'.F$2:.F$62])/[.$A$1]" office:value-type="float" office:value="2636.11666666667" calcext:value-type="float">
            <text:p>2636.1166666667</text:p>
          </table:table-cell>
        </table:table-row>
        <table:table-row table:style-name="ro1">
          <table:table-cell table:formula="of:=[.A37]+1" office:value-type="float" office:value="2035" calcext:value-type="float">
            <text:p>2035</text:p>
          </table:table-cell>
          <table:table-cell table:formula="of:=SUMPRODUCT(['Cost Drivers'.B38:.B98];['Cost Profile'.B$2:.B$62])/[.$A$1]" office:value-type="float" office:value="1061.44166666667" calcext:value-type="float">
            <text:p>1061.4416666667</text:p>
          </table:table-cell>
          <table:table-cell table:formula="of:=SUMPRODUCT(['Cost Drivers'.C38:.C98];['Cost Profile'.C$2:.C$62])/[.$A$1]+SUMPRODUCT(['Cost Drivers'.D38:.D98];['Cost Profile'.D$2:.D$62])/[.$A$1]" office:value-type="float" office:value="2352.56403508772" calcext:value-type="float">
            <text:p>2352.5640350877</text:p>
          </table:table-cell>
          <table:table-cell table:formula="of:=SUMPRODUCT(['Cost Drivers'.E38:.E98];['Cost Profile'.E$2:.E$62])/[.$A$1]" office:value-type="float" office:value="15046.8333333333" calcext:value-type="float">
            <text:p>15046.8333333333</text:p>
          </table:table-cell>
          <table:table-cell table:formula="of:=SUMPRODUCT(['Cost Drivers'.F38:.F98];['Cost Profile'.F$2:.F$62])/[.$A$1]" office:value-type="float" office:value="5965.55" calcext:value-type="float">
            <text:p>5965.55</text:p>
          </table:table-cell>
          <table:table-cell table:formula="of:=SUMPRODUCT(['Cost Drivers'.G38:.G98];['Cost Profile'.B$2:.B$62])/[.$A$1]" office:value-type="float" office:value="1061.44166666667" calcext:value-type="float">
            <text:p>1061.4416666667</text:p>
          </table:table-cell>
          <table:table-cell table:formula="of:=SUMPRODUCT(['Cost Drivers'.H38:.H98];['Cost Profile'.C$2:.C$62])/[.$A$1]+SUMPRODUCT(['Cost Drivers'.I38:.I98];['Cost Profile'.D$2:.D$62])/[.$A$1]" office:value-type="float" office:value="402.302631578947" calcext:value-type="float">
            <text:p>402.3026315789</text:p>
          </table:table-cell>
          <table:table-cell table:formula="of:=SUMPRODUCT(['Cost Drivers'.J38:.J98];['Cost Profile'.E$2:.E$62])/[.$A$1]" office:value-type="float" office:value="15046.8333333333" calcext:value-type="float">
            <text:p>15046.8333333333</text:p>
          </table:table-cell>
          <table:table-cell table:formula="of:=SUMPRODUCT(['Cost Drivers'.K38:.K98];['Cost Profile'.F$2:.F$62])/[.$A$1]" office:value-type="float" office:value="5965.55" calcext:value-type="float">
            <text:p>5965.55</text:p>
          </table:table-cell>
          <table:table-cell table:formula="of:=SUMPRODUCT(['Cost Drivers'.L38:.L98];['Cost Profile'.B$2:.B$62])/[.$A$1]" office:value-type="float" office:value="1061.275" calcext:value-type="float">
            <text:p>1061.275</text:p>
          </table:table-cell>
          <table:table-cell table:formula="of:=SUMPRODUCT(['Cost Drivers'.M38:.M98];['Cost Profile'.C$2:.C$62])/[.$A$1]+SUMPRODUCT(['Cost Drivers'.N38:.N98];['Cost Profile'.D$2:.D$62])/[.$A$1]" office:value-type="float" office:value="1358.93421052632" calcext:value-type="float">
            <text:p>1358.9342105263</text:p>
          </table:table-cell>
          <table:table-cell table:formula="of:=SUMPRODUCT(['Cost Drivers'.O38:.O98];['Cost Profile'.E$2:.E$62])/[.$A$1]" office:value-type="float" office:value="14960.5263157895" calcext:value-type="float">
            <text:p>14960.5263157895</text:p>
          </table:table-cell>
          <table:table-cell table:formula="of:=SUMPRODUCT(['Cost Drivers'.P38:.P98];['Cost Profile'.F$2:.F$62])/[.$A$1]" office:value-type="float" office:value="2744.21666666667" calcext:value-type="float">
            <text:p>2744.2166666667</text:p>
          </table:table-cell>
        </table:table-row>
        <table:table-row table:style-name="ro1">
          <table:table-cell table:formula="of:=[.A38]+1" office:value-type="float" office:value="2036" calcext:value-type="float">
            <text:p>2036</text:p>
          </table:table-cell>
          <table:table-cell table:formula="of:=SUMPRODUCT(['Cost Drivers'.B39:.B99];['Cost Profile'.B$2:.B$62])/[.$A$1]" office:value-type="float" office:value="1011.36666666667" calcext:value-type="float">
            <text:p>1011.3666666667</text:p>
          </table:table-cell>
          <table:table-cell table:formula="of:=SUMPRODUCT(['Cost Drivers'.C39:.C99];['Cost Profile'.C$2:.C$62])/[.$A$1]+SUMPRODUCT(['Cost Drivers'.D39:.D99];['Cost Profile'.D$2:.D$62])/[.$A$1]" office:value-type="float" office:value="2419.23245614035" calcext:value-type="float">
            <text:p>2419.2324561404</text:p>
          </table:table-cell>
          <table:table-cell table:formula="of:=SUMPRODUCT(['Cost Drivers'.E39:.E99];['Cost Profile'.E$2:.E$62])/[.$A$1]" office:value-type="float" office:value="14977.5614035088" calcext:value-type="float">
            <text:p>14977.5614035088</text:p>
          </table:table-cell>
          <table:table-cell table:formula="of:=SUMPRODUCT(['Cost Drivers'.F39:.F99];['Cost Profile'.F$2:.F$62])/[.$A$1]" office:value-type="float" office:value="6326.95" calcext:value-type="float">
            <text:p>6326.95</text:p>
          </table:table-cell>
          <table:table-cell table:formula="of:=SUMPRODUCT(['Cost Drivers'.G39:.G99];['Cost Profile'.B$2:.B$62])/[.$A$1]" office:value-type="float" office:value="1011.36666666667" calcext:value-type="float">
            <text:p>1011.3666666667</text:p>
          </table:table-cell>
          <table:table-cell table:formula="of:=SUMPRODUCT(['Cost Drivers'.H39:.H99];['Cost Profile'.C$2:.C$62])/[.$A$1]+SUMPRODUCT(['Cost Drivers'.I39:.I99];['Cost Profile'.D$2:.D$62])/[.$A$1]" office:value-type="float" office:value="454.5" calcext:value-type="float">
            <text:p>454.5</text:p>
          </table:table-cell>
          <table:table-cell table:formula="of:=SUMPRODUCT(['Cost Drivers'.J39:.J99];['Cost Profile'.E$2:.E$62])/[.$A$1]" office:value-type="float" office:value="14977.5614035088" calcext:value-type="float">
            <text:p>14977.5614035088</text:p>
          </table:table-cell>
          <table:table-cell table:formula="of:=SUMPRODUCT(['Cost Drivers'.K39:.K99];['Cost Profile'.F$2:.F$62])/[.$A$1]" office:value-type="float" office:value="6326.95" calcext:value-type="float">
            <text:p>6326.95</text:p>
          </table:table-cell>
          <table:table-cell table:formula="of:=SUMPRODUCT(['Cost Drivers'.L39:.L99];['Cost Profile'.B$2:.B$62])/[.$A$1]" office:value-type="float" office:value="1010.53333333333" calcext:value-type="float">
            <text:p>1010.5333333333</text:p>
          </table:table-cell>
          <table:table-cell table:formula="of:=SUMPRODUCT(['Cost Drivers'.M39:.M99];['Cost Profile'.C$2:.C$62])/[.$A$1]+SUMPRODUCT(['Cost Drivers'.N39:.N99];['Cost Profile'.D$2:.D$62])/[.$A$1]" office:value-type="float" office:value="1532.5701754386" calcext:value-type="float">
            <text:p>1532.5701754386</text:p>
          </table:table-cell>
          <table:table-cell table:formula="of:=SUMPRODUCT(['Cost Drivers'.O39:.O99];['Cost Profile'.E$2:.E$62])/[.$A$1]" office:value-type="float" office:value="14736.8421052632" calcext:value-type="float">
            <text:p>14736.8421052632</text:p>
          </table:table-cell>
          <table:table-cell table:formula="of:=SUMPRODUCT(['Cost Drivers'.P39:.P99];['Cost Profile'.F$2:.F$62])/[.$A$1]" office:value-type="float" office:value="2864.61666666667" calcext:value-type="float">
            <text:p>2864.6166666667</text:p>
          </table:table-cell>
        </table:table-row>
        <table:table-row table:style-name="ro1">
          <table:table-cell table:formula="of:=[.A39]+1" office:value-type="float" office:value="2037" calcext:value-type="float">
            <text:p>2037</text:p>
          </table:table-cell>
          <table:table-cell table:formula="of:=SUMPRODUCT(['Cost Drivers'.B40:.B100];['Cost Profile'.B$2:.B$62])/[.$A$1]" office:value-type="float" office:value="879.141666666667" calcext:value-type="float">
            <text:p>879.1416666667</text:p>
          </table:table-cell>
          <table:table-cell table:formula="of:=SUMPRODUCT(['Cost Drivers'.C40:.C100];['Cost Profile'.C$2:.C$62])/[.$A$1]+SUMPRODUCT(['Cost Drivers'.D40:.D100];['Cost Profile'.D$2:.D$62])/[.$A$1]" office:value-type="float" office:value="2254.58421052632" calcext:value-type="float">
            <text:p>2254.5842105263</text:p>
          </table:table-cell>
          <table:table-cell table:formula="of:=SUMPRODUCT(['Cost Drivers'.E40:.E100];['Cost Profile'.E$2:.E$62])/[.$A$1]" office:value-type="float" office:value="15090.3833333333" calcext:value-type="float">
            <text:p>15090.3833333333</text:p>
          </table:table-cell>
          <table:table-cell table:formula="of:=SUMPRODUCT(['Cost Drivers'.F40:.F100];['Cost Profile'.F$2:.F$62])/[.$A$1]" office:value-type="float" office:value="6622.11666666667" calcext:value-type="float">
            <text:p>6622.1166666667</text:p>
          </table:table-cell>
          <table:table-cell table:formula="of:=SUMPRODUCT(['Cost Drivers'.G40:.G100];['Cost Profile'.B$2:.B$62])/[.$A$1]" office:value-type="float" office:value="879.141666666667" calcext:value-type="float">
            <text:p>879.1416666667</text:p>
          </table:table-cell>
          <table:table-cell table:formula="of:=SUMPRODUCT(['Cost Drivers'.H40:.H100];['Cost Profile'.C$2:.C$62])/[.$A$1]+SUMPRODUCT(['Cost Drivers'.I40:.I100];['Cost Profile'.D$2:.D$62])/[.$A$1]" office:value-type="float" office:value="510.245614035088" calcext:value-type="float">
            <text:p>510.2456140351</text:p>
          </table:table-cell>
          <table:table-cell table:formula="of:=SUMPRODUCT(['Cost Drivers'.J40:.J100];['Cost Profile'.E$2:.E$62])/[.$A$1]" office:value-type="float" office:value="15090.3833333333" calcext:value-type="float">
            <text:p>15090.3833333333</text:p>
          </table:table-cell>
          <table:table-cell table:formula="of:=SUMPRODUCT(['Cost Drivers'.K40:.K100];['Cost Profile'.F$2:.F$62])/[.$A$1]" office:value-type="float" office:value="6622.11666666667" calcext:value-type="float">
            <text:p>6622.1166666667</text:p>
          </table:table-cell>
          <table:table-cell table:formula="of:=SUMPRODUCT(['Cost Drivers'.L40:.L100];['Cost Profile'.B$2:.B$62])/[.$A$1]" office:value-type="float" office:value="876.891666666667" calcext:value-type="float">
            <text:p>876.8916666667</text:p>
          </table:table-cell>
          <table:table-cell table:formula="of:=SUMPRODUCT(['Cost Drivers'.M40:.M100];['Cost Profile'.C$2:.C$62])/[.$A$1]+SUMPRODUCT(['Cost Drivers'.N40:.N100];['Cost Profile'.D$2:.D$62])/[.$A$1]" office:value-type="float" office:value="1717.54385964912" calcext:value-type="float">
            <text:p>1717.5438596491</text:p>
          </table:table-cell>
          <table:table-cell table:formula="of:=SUMPRODUCT(['Cost Drivers'.O40:.O100];['Cost Profile'.E$2:.E$62])/[.$A$1]" office:value-type="float" office:value="14500" calcext:value-type="float">
            <text:p>14500</text:p>
          </table:table-cell>
          <table:table-cell table:formula="of:=SUMPRODUCT(['Cost Drivers'.P40:.P100];['Cost Profile'.F$2:.F$62])/[.$A$1]" office:value-type="float" office:value="2745.91666666667" calcext:value-type="float">
            <text:p>2745.9166666667</text:p>
          </table:table-cell>
        </table:table-row>
        <table:table-row table:style-name="ro1">
          <table:table-cell table:formula="of:=[.A40]+1" office:value-type="float" office:value="2038" calcext:value-type="float">
            <text:p>2038</text:p>
          </table:table-cell>
          <table:table-cell table:formula="of:=SUMPRODUCT(['Cost Drivers'.B41:.B101];['Cost Profile'.B$2:.B$62])/[.$A$1]" office:value-type="float" office:value="840.875" calcext:value-type="float">
            <text:p>840.875</text:p>
          </table:table-cell>
          <table:table-cell table:formula="of:=SUMPRODUCT(['Cost Drivers'.C41:.C101];['Cost Profile'.C$2:.C$62])/[.$A$1]+SUMPRODUCT(['Cost Drivers'.D41:.D101];['Cost Profile'.D$2:.D$62])/[.$A$1]" office:value-type="float" office:value="1673.66929824561" calcext:value-type="float">
            <text:p>1673.6692982456</text:p>
          </table:table-cell>
          <table:table-cell table:formula="of:=SUMPRODUCT(['Cost Drivers'.E41:.E101];['Cost Profile'.E$2:.E$62])/[.$A$1]" office:value-type="float" office:value="14445.1333333333" calcext:value-type="float">
            <text:p>14445.1333333333</text:p>
          </table:table-cell>
          <table:table-cell table:formula="of:=SUMPRODUCT(['Cost Drivers'.F41:.F101];['Cost Profile'.F$2:.F$62])/[.$A$1]" office:value-type="float" office:value="6732.7" calcext:value-type="float">
            <text:p>6732.7</text:p>
          </table:table-cell>
          <table:table-cell table:formula="of:=SUMPRODUCT(['Cost Drivers'.G41:.G101];['Cost Profile'.B$2:.B$62])/[.$A$1]" office:value-type="float" office:value="829.75" calcext:value-type="float">
            <text:p>829.75</text:p>
          </table:table-cell>
          <table:table-cell table:formula="of:=SUMPRODUCT(['Cost Drivers'.H41:.H101];['Cost Profile'.C$2:.C$62])/[.$A$1]+SUMPRODUCT(['Cost Drivers'.I41:.I101];['Cost Profile'.D$2:.D$62])/[.$A$1]" office:value-type="float" office:value="569.254385964912" calcext:value-type="float">
            <text:p>569.2543859649</text:p>
          </table:table-cell>
          <table:table-cell table:formula="of:=SUMPRODUCT(['Cost Drivers'.J41:.J101];['Cost Profile'.E$2:.E$62])/[.$A$1]" office:value-type="float" office:value="14445.1333333333" calcext:value-type="float">
            <text:p>14445.1333333333</text:p>
          </table:table-cell>
          <table:table-cell table:formula="of:=SUMPRODUCT(['Cost Drivers'.K41:.K101];['Cost Profile'.F$2:.F$62])/[.$A$1]" office:value-type="float" office:value="6732.7" calcext:value-type="float">
            <text:p>6732.7</text:p>
          </table:table-cell>
          <table:table-cell table:formula="of:=SUMPRODUCT(['Cost Drivers'.L41:.L101];['Cost Profile'.B$2:.B$62])/[.$A$1]" office:value-type="float" office:value="825.25" calcext:value-type="float">
            <text:p>825.25</text:p>
          </table:table-cell>
          <table:table-cell table:formula="of:=SUMPRODUCT(['Cost Drivers'.M41:.M101];['Cost Profile'.C$2:.C$62])/[.$A$1]+SUMPRODUCT(['Cost Drivers'.N41:.N101];['Cost Profile'.D$2:.D$62])/[.$A$1]" office:value-type="float" office:value="1913.70175438596" calcext:value-type="float">
            <text:p>1913.701754386</text:p>
          </table:table-cell>
          <table:table-cell table:formula="of:=SUMPRODUCT(['Cost Drivers'.O41:.O101];['Cost Profile'.E$2:.E$62])/[.$A$1]" office:value-type="float" office:value="14250" calcext:value-type="float">
            <text:p>14250</text:p>
          </table:table-cell>
          <table:table-cell table:formula="of:=SUMPRODUCT(['Cost Drivers'.P41:.P101];['Cost Profile'.F$2:.F$62])/[.$A$1]" office:value-type="float" office:value="2894.31666666667" calcext:value-type="float">
            <text:p>2894.3166666667</text:p>
          </table:table-cell>
        </table:table-row>
        <table:table-row table:style-name="ro1">
          <table:table-cell table:formula="of:=[.A41]+1" office:value-type="float" office:value="2039" calcext:value-type="float">
            <text:p>2039</text:p>
          </table:table-cell>
          <table:table-cell table:formula="of:=SUMPRODUCT(['Cost Drivers'.B42:.B102];['Cost Profile'.B$2:.B$62])/[.$A$1]" office:value-type="float" office:value="700.641666666667" calcext:value-type="float">
            <text:p>700.6416666667</text:p>
          </table:table-cell>
          <table:table-cell table:formula="of:=SUMPRODUCT(['Cost Drivers'.C42:.C102];['Cost Profile'.C$2:.C$62])/[.$A$1]+SUMPRODUCT(['Cost Drivers'.D42:.D102];['Cost Profile'.D$2:.D$62])/[.$A$1]" office:value-type="float" office:value="1174.26052631579" calcext:value-type="float">
            <text:p>1174.2605263158</text:p>
          </table:table-cell>
          <table:table-cell table:formula="of:=SUMPRODUCT(['Cost Drivers'.E42:.E102];['Cost Profile'.E$2:.E$62])/[.$A$1]" office:value-type="float" office:value="12128.4666666667" calcext:value-type="float">
            <text:p>12128.4666666667</text:p>
          </table:table-cell>
          <table:table-cell table:formula="of:=SUMPRODUCT(['Cost Drivers'.F42:.F102];['Cost Profile'.F$2:.F$62])/[.$A$1]" office:value-type="float" office:value="6906.65" calcext:value-type="float">
            <text:p>6906.65</text:p>
          </table:table-cell>
          <table:table-cell table:formula="of:=SUMPRODUCT(['Cost Drivers'.G42:.G102];['Cost Profile'.B$2:.B$62])/[.$A$1]" office:value-type="float" office:value="678.391666666667" calcext:value-type="float">
            <text:p>678.3916666667</text:p>
          </table:table-cell>
          <table:table-cell table:formula="of:=SUMPRODUCT(['Cost Drivers'.H42:.H102];['Cost Profile'.C$2:.C$62])/[.$A$1]+SUMPRODUCT(['Cost Drivers'.I42:.I102];['Cost Profile'.D$2:.D$62])/[.$A$1]" office:value-type="float" office:value="709.978070175439" calcext:value-type="float">
            <text:p>709.9780701754</text:p>
          </table:table-cell>
          <table:table-cell table:formula="of:=SUMPRODUCT(['Cost Drivers'.J42:.J102];['Cost Profile'.E$2:.E$62])/[.$A$1]" office:value-type="float" office:value="12128.4666666667" calcext:value-type="float">
            <text:p>12128.4666666667</text:p>
          </table:table-cell>
          <table:table-cell table:formula="of:=SUMPRODUCT(['Cost Drivers'.K42:.K102];['Cost Profile'.F$2:.F$62])/[.$A$1]" office:value-type="float" office:value="6906.65" calcext:value-type="float">
            <text:p>6906.65</text:p>
          </table:table-cell>
          <table:table-cell table:formula="of:=SUMPRODUCT(['Cost Drivers'.L42:.L102];['Cost Profile'.B$2:.B$62])/[.$A$1]" office:value-type="float" office:value="672.658333333333" calcext:value-type="float">
            <text:p>672.6583333333</text:p>
          </table:table-cell>
          <table:table-cell table:formula="of:=SUMPRODUCT(['Cost Drivers'.M42:.M102];['Cost Profile'.C$2:.C$62])/[.$A$1]+SUMPRODUCT(['Cost Drivers'.N42:.N102];['Cost Profile'.D$2:.D$62])/[.$A$1]" office:value-type="float" office:value="2458.78947368421" calcext:value-type="float">
            <text:p>2458.7894736842</text:p>
          </table:table-cell>
          <table:table-cell table:formula="of:=SUMPRODUCT(['Cost Drivers'.O42:.O102];['Cost Profile'.E$2:.E$62])/[.$A$1]" office:value-type="float" office:value="12500" calcext:value-type="float">
            <text:p>12500</text:p>
          </table:table-cell>
          <table:table-cell table:formula="of:=SUMPRODUCT(['Cost Drivers'.P42:.P102];['Cost Profile'.F$2:.F$62])/[.$A$1]" office:value-type="float" office:value="2743.45" calcext:value-type="float">
            <text:p>2743.45</text:p>
          </table:table-cell>
        </table:table-row>
        <table:table-row table:style-name="ro1">
          <table:table-cell table:formula="of:=[.A42]+1" office:value-type="float" office:value="2040" calcext:value-type="float">
            <text:p>2040</text:p>
          </table:table-cell>
          <table:table-cell table:formula="of:=SUMPRODUCT(['Cost Drivers'.B43:.B103];['Cost Profile'.B$2:.B$62])/[.$A$1]" office:value-type="float" office:value="570.258333333333" calcext:value-type="float">
            <text:p>570.2583333333</text:p>
          </table:table-cell>
          <table:table-cell table:formula="of:=SUMPRODUCT(['Cost Drivers'.C43:.C103];['Cost Profile'.C$2:.C$62])/[.$A$1]+SUMPRODUCT(['Cost Drivers'.D43:.D103];['Cost Profile'.D$2:.D$62])/[.$A$1]" office:value-type="float" office:value="1143.43684210526" calcext:value-type="float">
            <text:p>1143.4368421053</text:p>
          </table:table-cell>
          <table:table-cell table:formula="of:=SUMPRODUCT(['Cost Drivers'.E43:.E103];['Cost Profile'.E$2:.E$62])/[.$A$1]" office:value-type="float" office:value="9214.71666666667" calcext:value-type="float">
            <text:p>9214.7166666667</text:p>
          </table:table-cell>
          <table:table-cell table:formula="of:=SUMPRODUCT(['Cost Drivers'.F43:.F103];['Cost Profile'.F$2:.F$62])/[.$A$1]" office:value-type="float" office:value="7364.36666666667" calcext:value-type="float">
            <text:p>7364.3666666667</text:p>
          </table:table-cell>
          <table:table-cell table:formula="of:=SUMPRODUCT(['Cost Drivers'.G43:.G103];['Cost Profile'.B$2:.B$62])/[.$A$1]" office:value-type="float" office:value="525.758333333333" calcext:value-type="float">
            <text:p>525.7583333333</text:p>
          </table:table-cell>
          <table:table-cell table:formula="of:=SUMPRODUCT(['Cost Drivers'.H43:.H103];['Cost Profile'.C$2:.C$62])/[.$A$1]+SUMPRODUCT(['Cost Drivers'.I43:.I103];['Cost Profile'.D$2:.D$62])/[.$A$1]" office:value-type="float" office:value="944.609649122807" calcext:value-type="float">
            <text:p>944.6096491228</text:p>
          </table:table-cell>
          <table:table-cell table:formula="of:=SUMPRODUCT(['Cost Drivers'.J43:.J103];['Cost Profile'.E$2:.E$62])/[.$A$1]" office:value-type="float" office:value="9214.71666666667" calcext:value-type="float">
            <text:p>9214.7166666667</text:p>
          </table:table-cell>
          <table:table-cell table:formula="of:=SUMPRODUCT(['Cost Drivers'.K43:.K103];['Cost Profile'.F$2:.F$62])/[.$A$1]" office:value-type="float" office:value="7364.36666666667" calcext:value-type="float">
            <text:p>7364.3666666667</text:p>
          </table:table-cell>
          <table:table-cell table:formula="of:=SUMPRODUCT(['Cost Drivers'.L43:.L103];['Cost Profile'.B$2:.B$62])/[.$A$1]" office:value-type="float" office:value="523.341666666667" calcext:value-type="float">
            <text:p>523.3416666667</text:p>
          </table:table-cell>
          <table:table-cell table:formula="of:=SUMPRODUCT(['Cost Drivers'.M43:.M103];['Cost Profile'.C$2:.C$62])/[.$A$1]+SUMPRODUCT(['Cost Drivers'.N43:.N103];['Cost Profile'.D$2:.D$62])/[.$A$1]" office:value-type="float" office:value="3232.05263157895" calcext:value-type="float">
            <text:p>3232.052631579</text:p>
          </table:table-cell>
          <table:table-cell table:formula="of:=SUMPRODUCT(['Cost Drivers'.O43:.O103];['Cost Profile'.E$2:.E$62])/[.$A$1]" office:value-type="float" office:value="9500" calcext:value-type="float">
            <text:p>9500</text:p>
          </table:table-cell>
          <table:table-cell table:formula="of:=SUMPRODUCT(['Cost Drivers'.P43:.P103];['Cost Profile'.F$2:.F$62])/[.$A$1]" office:value-type="float" office:value="3054.61666666667" calcext:value-type="float">
            <text:p>3054.6166666667</text:p>
          </table:table-cell>
        </table:table-row>
        <table:table-row table:style-name="ro1">
          <table:table-cell table:formula="of:=[.A43]+1" office:value-type="float" office:value="2041" calcext:value-type="float">
            <text:p>2041</text:p>
          </table:table-cell>
          <table:table-cell table:formula="of:=SUMPRODUCT(['Cost Drivers'.B44:.B104];['Cost Profile'.B$2:.B$62])/[.$A$1]" office:value-type="float" office:value="480.85" calcext:value-type="float">
            <text:p>480.85</text:p>
          </table:table-cell>
          <table:table-cell table:formula="of:=SUMPRODUCT(['Cost Drivers'.C44:.C104];['Cost Profile'.C$2:.C$62])/[.$A$1]+SUMPRODUCT(['Cost Drivers'.D44:.D104];['Cost Profile'.D$2:.D$62])/[.$A$1]" office:value-type="float" office:value="1160.96315789474" calcext:value-type="float">
            <text:p>1160.9631578947</text:p>
          </table:table-cell>
          <table:table-cell table:formula="of:=SUMPRODUCT(['Cost Drivers'.E44:.E104];['Cost Profile'.E$2:.E$62])/[.$A$1]" office:value-type="float" office:value="7029.63333333333" calcext:value-type="float">
            <text:p>7029.6333333333</text:p>
          </table:table-cell>
          <table:table-cell table:formula="of:=SUMPRODUCT(['Cost Drivers'.F44:.F104];['Cost Profile'.F$2:.F$62])/[.$A$1]" office:value-type="float" office:value="7784.8" calcext:value-type="float">
            <text:p>7784.8</text:p>
          </table:table-cell>
          <table:table-cell table:formula="of:=SUMPRODUCT(['Cost Drivers'.G44:.G104];['Cost Profile'.B$2:.B$62])/[.$A$1]" office:value-type="float" office:value="391.85" calcext:value-type="float">
            <text:p>391.85</text:p>
          </table:table-cell>
          <table:table-cell table:formula="of:=SUMPRODUCT(['Cost Drivers'.H44:.H104];['Cost Profile'.C$2:.C$62])/[.$A$1]+SUMPRODUCT(['Cost Drivers'.I44:.I104];['Cost Profile'.D$2:.D$62])/[.$A$1]" office:value-type="float" office:value="1177.93421052632" calcext:value-type="float">
            <text:p>1177.9342105263</text:p>
          </table:table-cell>
          <table:table-cell table:formula="of:=SUMPRODUCT(['Cost Drivers'.J44:.J104];['Cost Profile'.E$2:.E$62])/[.$A$1]" office:value-type="float" office:value="7029.63333333333" calcext:value-type="float">
            <text:p>7029.6333333333</text:p>
          </table:table-cell>
          <table:table-cell table:formula="of:=SUMPRODUCT(['Cost Drivers'.K44:.K104];['Cost Profile'.F$2:.F$62])/[.$A$1]" office:value-type="float" office:value="7784.8" calcext:value-type="float">
            <text:p>7784.8</text:p>
          </table:table-cell>
          <table:table-cell table:formula="of:=SUMPRODUCT(['Cost Drivers'.L44:.L104];['Cost Profile'.B$2:.B$62])/[.$A$1]" office:value-type="float" office:value="401.808333333333" calcext:value-type="float">
            <text:p>401.8083333333</text:p>
          </table:table-cell>
          <table:table-cell table:formula="of:=SUMPRODUCT(['Cost Drivers'.M44:.M104];['Cost Profile'.C$2:.C$62])/[.$A$1]+SUMPRODUCT(['Cost Drivers'.N44:.N104];['Cost Profile'.D$2:.D$62])/[.$A$1]" office:value-type="float" office:value="3899.05526315789" calcext:value-type="float">
            <text:p>3899.0552631579</text:p>
          </table:table-cell>
          <table:table-cell table:formula="of:=SUMPRODUCT(['Cost Drivers'.O44:.O104];['Cost Profile'.E$2:.E$62])/[.$A$1]" office:value-type="float" office:value="7300" calcext:value-type="float">
            <text:p>7300</text:p>
          </table:table-cell>
          <table:table-cell table:formula="of:=SUMPRODUCT(['Cost Drivers'.P44:.P104];['Cost Profile'.F$2:.F$62])/[.$A$1]" office:value-type="float" office:value="3290.01666666667" calcext:value-type="float">
            <text:p>3290.0166666667</text:p>
          </table:table-cell>
        </table:table-row>
        <table:table-row table:style-name="ro1">
          <table:table-cell table:formula="of:=[.A44]+1" office:value-type="float" office:value="2042" calcext:value-type="float">
            <text:p>2042</text:p>
          </table:table-cell>
          <table:table-cell table:formula="of:=SUMPRODUCT(['Cost Drivers'.B45:.B105];['Cost Profile'.B$2:.B$62])/[.$A$1]" office:value-type="float" office:value="447.808333333333" calcext:value-type="float">
            <text:p>447.8083333333</text:p>
          </table:table-cell>
          <table:table-cell table:formula="of:=SUMPRODUCT(['Cost Drivers'.C45:.C105];['Cost Profile'.C$2:.C$62])/[.$A$1]+SUMPRODUCT(['Cost Drivers'.D45:.D105];['Cost Profile'.D$2:.D$62])/[.$A$1]" office:value-type="float" office:value="1055.41140350877" calcext:value-type="float">
            <text:p>1055.4114035088</text:p>
          </table:table-cell>
          <table:table-cell table:formula="of:=SUMPRODUCT(['Cost Drivers'.E45:.E105];['Cost Profile'.E$2:.E$62])/[.$A$1]" office:value-type="float" office:value="5426.66666666667" calcext:value-type="float">
            <text:p>5426.6666666667</text:p>
          </table:table-cell>
          <table:table-cell table:formula="of:=SUMPRODUCT(['Cost Drivers'.F45:.F105];['Cost Profile'.F$2:.F$62])/[.$A$1]" office:value-type="float" office:value="8217.88333333333" calcext:value-type="float">
            <text:p>8217.8833333333</text:p>
          </table:table-cell>
          <table:table-cell table:formula="of:=SUMPRODUCT(['Cost Drivers'.G45:.G105];['Cost Profile'.B$2:.B$62])/[.$A$1]" office:value-type="float" office:value="365.566666666667" calcext:value-type="float">
            <text:p>365.5666666667</text:p>
          </table:table-cell>
          <table:table-cell table:formula="of:=SUMPRODUCT(['Cost Drivers'.H45:.H105];['Cost Profile'.C$2:.C$62])/[.$A$1]+SUMPRODUCT(['Cost Drivers'.I45:.I105];['Cost Profile'.D$2:.D$62])/[.$A$1]" office:value-type="float" office:value="1237.60175438596" calcext:value-type="float">
            <text:p>1237.601754386</text:p>
          </table:table-cell>
          <table:table-cell table:formula="of:=SUMPRODUCT(['Cost Drivers'.J45:.J105];['Cost Profile'.E$2:.E$62])/[.$A$1]" office:value-type="float" office:value="5426.66666666667" calcext:value-type="float">
            <text:p>5426.6666666667</text:p>
          </table:table-cell>
          <table:table-cell table:formula="of:=SUMPRODUCT(['Cost Drivers'.K45:.K105];['Cost Profile'.F$2:.F$62])/[.$A$1]" office:value-type="float" office:value="8217.88333333333" calcext:value-type="float">
            <text:p>8217.8833333333</text:p>
          </table:table-cell>
          <table:table-cell table:formula="of:=SUMPRODUCT(['Cost Drivers'.L45:.L105];['Cost Profile'.B$2:.B$62])/[.$A$1]" office:value-type="float" office:value="394.15" calcext:value-type="float">
            <text:p>394.15</text:p>
          </table:table-cell>
          <table:table-cell table:formula="of:=SUMPRODUCT(['Cost Drivers'.M45:.M105];['Cost Profile'.C$2:.C$62])/[.$A$1]+SUMPRODUCT(['Cost Drivers'.N45:.N105];['Cost Profile'.D$2:.D$62])/[.$A$1]" office:value-type="float" office:value="4286.67543859649" calcext:value-type="float">
            <text:p>4286.6754385965</text:p>
          </table:table-cell>
          <table:table-cell table:formula="of:=SUMPRODUCT(['Cost Drivers'.O45:.O105];['Cost Profile'.E$2:.E$62])/[.$A$1]" office:value-type="float" office:value="5650" calcext:value-type="float">
            <text:p>5650</text:p>
          </table:table-cell>
          <table:table-cell table:formula="of:=SUMPRODUCT(['Cost Drivers'.P45:.P105];['Cost Profile'.F$2:.F$62])/[.$A$1]" office:value-type="float" office:value="3503.41666666667" calcext:value-type="float">
            <text:p>3503.4166666667</text:p>
          </table:table-cell>
        </table:table-row>
        <table:table-row table:style-name="ro1">
          <table:table-cell table:formula="of:=[.A45]+1" office:value-type="float" office:value="2043" calcext:value-type="float">
            <text:p>2043</text:p>
          </table:table-cell>
          <table:table-cell table:formula="of:=SUMPRODUCT(['Cost Drivers'.B46:.B106];['Cost Profile'.B$2:.B$62])/[.$A$1]" office:value-type="float" office:value="469.966666666667" calcext:value-type="float">
            <text:p>469.9666666667</text:p>
          </table:table-cell>
          <table:table-cell table:formula="of:=SUMPRODUCT(['Cost Drivers'.C46:.C106];['Cost Profile'.C$2:.C$62])/[.$A$1]+SUMPRODUCT(['Cost Drivers'.D46:.D106];['Cost Profile'.D$2:.D$62])/[.$A$1]" office:value-type="float" office:value="1019.5" calcext:value-type="float">
            <text:p>1019.5</text:p>
          </table:table-cell>
          <table:table-cell table:formula="of:=SUMPRODUCT(['Cost Drivers'.E46:.E106];['Cost Profile'.E$2:.E$62])/[.$A$1]" office:value-type="float" office:value="4450" calcext:value-type="float">
            <text:p>4450</text:p>
          </table:table-cell>
          <table:table-cell table:formula="of:=SUMPRODUCT(['Cost Drivers'.F46:.F106];['Cost Profile'.F$2:.F$62])/[.$A$1]" office:value-type="float" office:value="8585.61666666667" calcext:value-type="float">
            <text:p>8585.6166666667</text:p>
          </table:table-cell>
          <table:table-cell table:formula="of:=SUMPRODUCT(['Cost Drivers'.G46:.G106];['Cost Profile'.B$2:.B$62])/[.$A$1]" office:value-type="float" office:value="385.4" calcext:value-type="float">
            <text:p>385.4</text:p>
          </table:table-cell>
          <table:table-cell table:formula="of:=SUMPRODUCT(['Cost Drivers'.H46:.H106];['Cost Profile'.C$2:.C$62])/[.$A$1]+SUMPRODUCT(['Cost Drivers'.I46:.I106];['Cost Profile'.D$2:.D$62])/[.$A$1]" office:value-type="float" office:value="1316.59736842105" calcext:value-type="float">
            <text:p>1316.5973684211</text:p>
          </table:table-cell>
          <table:table-cell table:formula="of:=SUMPRODUCT(['Cost Drivers'.J46:.J106];['Cost Profile'.E$2:.E$62])/[.$A$1]" office:value-type="float" office:value="4450" calcext:value-type="float">
            <text:p>4450</text:p>
          </table:table-cell>
          <table:table-cell table:formula="of:=SUMPRODUCT(['Cost Drivers'.K46:.K106];['Cost Profile'.F$2:.F$62])/[.$A$1]" office:value-type="float" office:value="8585.61666666667" calcext:value-type="float">
            <text:p>8585.6166666667</text:p>
          </table:table-cell>
          <table:table-cell table:formula="of:=SUMPRODUCT(['Cost Drivers'.L46:.L106];['Cost Profile'.B$2:.B$62])/[.$A$1]" office:value-type="float" office:value="433.233333333333" calcext:value-type="float">
            <text:p>433.2333333333</text:p>
          </table:table-cell>
          <table:table-cell table:formula="of:=SUMPRODUCT(['Cost Drivers'.M46:.M106];['Cost Profile'.C$2:.C$62])/[.$A$1]+SUMPRODUCT(['Cost Drivers'.N46:.N106];['Cost Profile'.D$2:.D$62])/[.$A$1]" office:value-type="float" office:value="4589.05087719298" calcext:value-type="float">
            <text:p>4589.050877193</text:p>
          </table:table-cell>
          <table:table-cell table:formula="of:=SUMPRODUCT(['Cost Drivers'.O46:.O106];['Cost Profile'.E$2:.E$62])/[.$A$1]" office:value-type="float" office:value="4550" calcext:value-type="float">
            <text:p>4550</text:p>
          </table:table-cell>
          <table:table-cell table:formula="of:=SUMPRODUCT(['Cost Drivers'.P46:.P106];['Cost Profile'.F$2:.F$62])/[.$A$1]" office:value-type="float" office:value="3686.71666666667" calcext:value-type="float">
            <text:p>3686.7166666667</text:p>
          </table:table-cell>
        </table:table-row>
        <table:table-row table:style-name="ro1">
          <table:table-cell table:formula="of:=[.A46]+1" office:value-type="float" office:value="2044" calcext:value-type="float">
            <text:p>2044</text:p>
          </table:table-cell>
          <table:table-cell table:formula="of:=SUMPRODUCT(['Cost Drivers'.B47:.B107];['Cost Profile'.B$2:.B$62])/[.$A$1]" office:value-type="float" office:value="428.225" calcext:value-type="float">
            <text:p>428.225</text:p>
          </table:table-cell>
          <table:table-cell table:formula="of:=SUMPRODUCT(['Cost Drivers'.C47:.C107];['Cost Profile'.C$2:.C$62])/[.$A$1]+SUMPRODUCT(['Cost Drivers'.D47:.D107];['Cost Profile'.D$2:.D$62])/[.$A$1]" office:value-type="float" office:value="1063.05350877193" calcext:value-type="float">
            <text:p>1063.0535087719</text:p>
          </table:table-cell>
          <table:table-cell table:formula="of:=SUMPRODUCT(['Cost Drivers'.E47:.E107];['Cost Profile'.E$2:.E$62])/[.$A$1]" office:value-type="float" office:value="4000" calcext:value-type="float">
            <text:p>4000</text:p>
          </table:table-cell>
          <table:table-cell table:formula="of:=SUMPRODUCT(['Cost Drivers'.F47:.F107];['Cost Profile'.F$2:.F$62])/[.$A$1]" office:value-type="float" office:value="8873.56666666667" calcext:value-type="float">
            <text:p>8873.5666666667</text:p>
          </table:table-cell>
          <table:table-cell table:formula="of:=SUMPRODUCT(['Cost Drivers'.G47:.G107];['Cost Profile'.B$2:.B$62])/[.$A$1]" office:value-type="float" office:value="330.291666666667" calcext:value-type="float">
            <text:p>330.2916666667</text:p>
          </table:table-cell>
          <table:table-cell table:formula="of:=SUMPRODUCT(['Cost Drivers'.H47:.H107];['Cost Profile'.C$2:.C$62])/[.$A$1]+SUMPRODUCT(['Cost Drivers'.I47:.I107];['Cost Profile'.D$2:.D$62])/[.$A$1]" office:value-type="float" office:value="1430.19824561404" calcext:value-type="float">
            <text:p>1430.198245614</text:p>
          </table:table-cell>
          <table:table-cell table:formula="of:=SUMPRODUCT(['Cost Drivers'.J47:.J107];['Cost Profile'.E$2:.E$62])/[.$A$1]" office:value-type="float" office:value="4000" calcext:value-type="float">
            <text:p>4000</text:p>
          </table:table-cell>
          <table:table-cell table:formula="of:=SUMPRODUCT(['Cost Drivers'.K47:.K107];['Cost Profile'.F$2:.F$62])/[.$A$1]" office:value-type="float" office:value="8873.56666666667" calcext:value-type="float">
            <text:p>8873.5666666667</text:p>
          </table:table-cell>
          <table:table-cell table:formula="of:=SUMPRODUCT(['Cost Drivers'.L47:.L107];['Cost Profile'.B$2:.B$62])/[.$A$1]" office:value-type="float" office:value="396.316666666667" calcext:value-type="float">
            <text:p>396.3166666667</text:p>
          </table:table-cell>
          <table:table-cell table:formula="of:=SUMPRODUCT(['Cost Drivers'.M47:.M107];['Cost Profile'.C$2:.C$62])/[.$A$1]+SUMPRODUCT(['Cost Drivers'.N47:.N107];['Cost Profile'.D$2:.D$62])/[.$A$1]" office:value-type="float" office:value="4822.33596491228" calcext:value-type="float">
            <text:p>4822.3359649123</text:p>
          </table:table-cell>
          <table:table-cell table:formula="of:=SUMPRODUCT(['Cost Drivers'.O47:.O107];['Cost Profile'.E$2:.E$62])/[.$A$1]" office:value-type="float" office:value="4000" calcext:value-type="float">
            <text:p>4000</text:p>
          </table:table-cell>
          <table:table-cell table:formula="of:=SUMPRODUCT(['Cost Drivers'.P47:.P107];['Cost Profile'.F$2:.F$62])/[.$A$1]" office:value-type="float" office:value="3780.63333333333" calcext:value-type="float">
            <text:p>3780.6333333333</text:p>
          </table:table-cell>
        </table:table-row>
        <table:table-row table:style-name="ro1">
          <table:table-cell table:formula="of:=[.A47]+1" office:value-type="float" office:value="2045" calcext:value-type="float">
            <text:p>2045</text:p>
          </table:table-cell>
          <table:table-cell table:formula="of:=SUMPRODUCT(['Cost Drivers'.B48:.B108];['Cost Profile'.B$2:.B$62])/[.$A$1]" office:value-type="float" office:value="400.5" calcext:value-type="float">
            <text:p>400.5</text:p>
          </table:table-cell>
          <table:table-cell table:formula="of:=SUMPRODUCT(['Cost Drivers'.C48:.C108];['Cost Profile'.C$2:.C$62])/[.$A$1]+SUMPRODUCT(['Cost Drivers'.D48:.D108];['Cost Profile'.D$2:.D$62])/[.$A$1]" office:value-type="float" office:value="1059.42807017544" calcext:value-type="float">
            <text:p>1059.4280701754</text:p>
          </table:table-cell>
          <table:table-cell table:formula="of:=SUMPRODUCT(['Cost Drivers'.E48:.E108];['Cost Profile'.E$2:.E$62])/[.$A$1]" office:value-type="float" office:value="3750" calcext:value-type="float">
            <text:p>3750</text:p>
          </table:table-cell>
          <table:table-cell table:formula="of:=SUMPRODUCT(['Cost Drivers'.F48:.F108];['Cost Profile'.F$2:.F$62])/[.$A$1]" office:value-type="float" office:value="9119.08333333333" calcext:value-type="float">
            <text:p>9119.0833333333</text:p>
          </table:table-cell>
          <table:table-cell table:formula="of:=SUMPRODUCT(['Cost Drivers'.G48:.G108];['Cost Profile'.B$2:.B$62])/[.$A$1]" office:value-type="float" office:value="256.116666666667" calcext:value-type="float">
            <text:p>256.1166666667</text:p>
          </table:table-cell>
          <table:table-cell table:formula="of:=SUMPRODUCT(['Cost Drivers'.H48:.H108];['Cost Profile'.C$2:.C$62])/[.$A$1]+SUMPRODUCT(['Cost Drivers'.I48:.I108];['Cost Profile'.D$2:.D$62])/[.$A$1]" office:value-type="float" office:value="1476.38421052632" calcext:value-type="float">
            <text:p>1476.3842105263</text:p>
          </table:table-cell>
          <table:table-cell table:formula="of:=SUMPRODUCT(['Cost Drivers'.J48:.J108];['Cost Profile'.E$2:.E$62])/[.$A$1]" office:value-type="float" office:value="3750" calcext:value-type="float">
            <text:p>3750</text:p>
          </table:table-cell>
          <table:table-cell table:formula="of:=SUMPRODUCT(['Cost Drivers'.K48:.K108];['Cost Profile'.F$2:.F$62])/[.$A$1]" office:value-type="float" office:value="9119.08333333333" calcext:value-type="float">
            <text:p>9119.0833333333</text:p>
          </table:table-cell>
          <table:table-cell table:formula="of:=SUMPRODUCT(['Cost Drivers'.L48:.L108];['Cost Profile'.B$2:.B$62])/[.$A$1]" office:value-type="float" office:value="323.141666666667" calcext:value-type="float">
            <text:p>323.1416666667</text:p>
          </table:table-cell>
          <table:table-cell table:formula="of:=SUMPRODUCT(['Cost Drivers'.M48:.M108];['Cost Profile'.C$2:.C$62])/[.$A$1]+SUMPRODUCT(['Cost Drivers'.N48:.N108];['Cost Profile'.D$2:.D$62])/[.$A$1]" office:value-type="float" office:value="4883.09824561404" calcext:value-type="float">
            <text:p>4883.098245614</text:p>
          </table:table-cell>
          <table:table-cell table:formula="of:=SUMPRODUCT(['Cost Drivers'.O48:.O108];['Cost Profile'.E$2:.E$62])/[.$A$1]" office:value-type="float" office:value="3750" calcext:value-type="float">
            <text:p>3750</text:p>
          </table:table-cell>
          <table:table-cell table:formula="of:=SUMPRODUCT(['Cost Drivers'.P48:.P108];['Cost Profile'.F$2:.F$62])/[.$A$1]" office:value-type="float" office:value="3822.08333333333" calcext:value-type="float">
            <text:p>3822.0833333333</text:p>
          </table:table-cell>
        </table:table-row>
        <table:table-row table:style-name="ro1">
          <table:table-cell table:formula="of:=[.A48]+1" office:value-type="float" office:value="2046" calcext:value-type="float">
            <text:p>2046</text:p>
          </table:table-cell>
          <table:table-cell table:formula="of:=SUMPRODUCT(['Cost Drivers'.B49:.B109];['Cost Profile'.B$2:.B$62])/[.$A$1]" office:value-type="float" office:value="357.075" calcext:value-type="float">
            <text:p>357.075</text:p>
          </table:table-cell>
          <table:table-cell table:formula="of:=SUMPRODUCT(['Cost Drivers'.C49:.C109];['Cost Profile'.C$2:.C$62])/[.$A$1]+SUMPRODUCT(['Cost Drivers'.D49:.D109];['Cost Profile'.D$2:.D$62])/[.$A$1]" office:value-type="float" office:value="1002.35614035088" calcext:value-type="float">
            <text:p>1002.3561403509</text:p>
          </table:table-cell>
          <table:table-cell table:formula="of:=SUMPRODUCT(['Cost Drivers'.E49:.E109];['Cost Profile'.E$2:.E$62])/[.$A$1]" office:value-type="float" office:value="3500" calcext:value-type="float">
            <text:p>3500</text:p>
          </table:table-cell>
          <table:table-cell table:formula="of:=SUMPRODUCT(['Cost Drivers'.F49:.F109];['Cost Profile'.F$2:.F$62])/[.$A$1]" office:value-type="float" office:value="9350.58333333333" calcext:value-type="float">
            <text:p>9350.5833333333</text:p>
          </table:table-cell>
          <table:table-cell table:formula="of:=SUMPRODUCT(['Cost Drivers'.G49:.G109];['Cost Profile'.B$2:.B$62])/[.$A$1]" office:value-type="float" office:value="208.7" calcext:value-type="float">
            <text:p>208.7</text:p>
          </table:table-cell>
          <table:table-cell table:formula="of:=SUMPRODUCT(['Cost Drivers'.H49:.H109];['Cost Profile'.C$2:.C$62])/[.$A$1]+SUMPRODUCT(['Cost Drivers'.I49:.I109];['Cost Profile'.D$2:.D$62])/[.$A$1]" office:value-type="float" office:value="1472.77719298246" calcext:value-type="float">
            <text:p>1472.7771929825</text:p>
          </table:table-cell>
          <table:table-cell table:formula="of:=SUMPRODUCT(['Cost Drivers'.J49:.J109];['Cost Profile'.E$2:.E$62])/[.$A$1]" office:value-type="float" office:value="3500" calcext:value-type="float">
            <text:p>3500</text:p>
          </table:table-cell>
          <table:table-cell table:formula="of:=SUMPRODUCT(['Cost Drivers'.K49:.K109];['Cost Profile'.F$2:.F$62])/[.$A$1]" office:value-type="float" office:value="9350.58333333333" calcext:value-type="float">
            <text:p>9350.5833333333</text:p>
          </table:table-cell>
          <table:table-cell table:formula="of:=SUMPRODUCT(['Cost Drivers'.L49:.L109];['Cost Profile'.B$2:.B$62])/[.$A$1]" office:value-type="float" office:value="291.875" calcext:value-type="float">
            <text:p>291.875</text:p>
          </table:table-cell>
          <table:table-cell table:formula="of:=SUMPRODUCT(['Cost Drivers'.M49:.M109];['Cost Profile'.C$2:.C$62])/[.$A$1]+SUMPRODUCT(['Cost Drivers'.N49:.N109];['Cost Profile'.D$2:.D$62])/[.$A$1]" office:value-type="float" office:value="4895.46315789474" calcext:value-type="float">
            <text:p>4895.4631578947</text:p>
          </table:table-cell>
          <table:table-cell table:formula="of:=SUMPRODUCT(['Cost Drivers'.O49:.O109];['Cost Profile'.E$2:.E$62])/[.$A$1]" office:value-type="float" office:value="3500" calcext:value-type="float">
            <text:p>3500</text:p>
          </table:table-cell>
          <table:table-cell table:formula="of:=SUMPRODUCT(['Cost Drivers'.P49:.P109];['Cost Profile'.F$2:.F$62])/[.$A$1]" office:value-type="float" office:value="3849.71666666667" calcext:value-type="float">
            <text:p>3849.7166666667</text:p>
          </table:table-cell>
        </table:table-row>
        <table:table-row table:style-name="ro1">
          <table:table-cell table:formula="of:=[.A49]+1" office:value-type="float" office:value="2047" calcext:value-type="float">
            <text:p>2047</text:p>
          </table:table-cell>
          <table:table-cell table:formula="of:=SUMPRODUCT(['Cost Drivers'.B50:.B110];['Cost Profile'.B$2:.B$62])/[.$A$1]" office:value-type="float" office:value="311.25" calcext:value-type="float">
            <text:p>311.25</text:p>
          </table:table-cell>
          <table:table-cell table:formula="of:=SUMPRODUCT(['Cost Drivers'.C50:.C110];['Cost Profile'.C$2:.C$62])/[.$A$1]+SUMPRODUCT(['Cost Drivers'.D50:.D110];['Cost Profile'.D$2:.D$62])/[.$A$1]" office:value-type="float" office:value="953.952631578947" calcext:value-type="float">
            <text:p>953.9526315789</text:p>
          </table:table-cell>
          <table:table-cell table:formula="of:=SUMPRODUCT(['Cost Drivers'.E50:.E110];['Cost Profile'.E$2:.E$62])/[.$A$1]" office:value-type="float" office:value="3250" calcext:value-type="float">
            <text:p>3250</text:p>
          </table:table-cell>
          <table:table-cell table:formula="of:=SUMPRODUCT(['Cost Drivers'.F50:.F110];['Cost Profile'.F$2:.F$62])/[.$A$1]" office:value-type="float" office:value="9595.98333333333" calcext:value-type="float">
            <text:p>9595.9833333333</text:p>
          </table:table-cell>
          <table:table-cell table:formula="of:=SUMPRODUCT(['Cost Drivers'.G50:.G110];['Cost Profile'.B$2:.B$62])/[.$A$1]" office:value-type="float" office:value="190.033333333333" calcext:value-type="float">
            <text:p>190.0333333333</text:p>
          </table:table-cell>
          <table:table-cell table:formula="of:=SUMPRODUCT(['Cost Drivers'.H50:.H110];['Cost Profile'.C$2:.C$62])/[.$A$1]+SUMPRODUCT(['Cost Drivers'.I50:.I110];['Cost Profile'.D$2:.D$62])/[.$A$1]" office:value-type="float" office:value="1481.67192982456" calcext:value-type="float">
            <text:p>1481.6719298246</text:p>
          </table:table-cell>
          <table:table-cell table:formula="of:=SUMPRODUCT(['Cost Drivers'.J50:.J110];['Cost Profile'.E$2:.E$62])/[.$A$1]" office:value-type="float" office:value="3250" calcext:value-type="float">
            <text:p>3250</text:p>
          </table:table-cell>
          <table:table-cell table:formula="of:=SUMPRODUCT(['Cost Drivers'.K50:.K110];['Cost Profile'.F$2:.F$62])/[.$A$1]" office:value-type="float" office:value="9582.65" calcext:value-type="float">
            <text:p>9582.65</text:p>
          </table:table-cell>
          <table:table-cell table:formula="of:=SUMPRODUCT(['Cost Drivers'.L50:.L110];['Cost Profile'.B$2:.B$62])/[.$A$1]" office:value-type="float" office:value="321.858333333333" calcext:value-type="float">
            <text:p>321.8583333333</text:p>
          </table:table-cell>
          <table:table-cell table:formula="of:=SUMPRODUCT(['Cost Drivers'.M50:.M110];['Cost Profile'.C$2:.C$62])/[.$A$1]+SUMPRODUCT(['Cost Drivers'.N50:.N110];['Cost Profile'.D$2:.D$62])/[.$A$1]" office:value-type="float" office:value="4921.99561403509" calcext:value-type="float">
            <text:p>4921.9956140351</text:p>
          </table:table-cell>
          <table:table-cell table:formula="of:=SUMPRODUCT(['Cost Drivers'.O50:.O110];['Cost Profile'.E$2:.E$62])/[.$A$1]" office:value-type="float" office:value="3250" calcext:value-type="float">
            <text:p>3250</text:p>
          </table:table-cell>
          <table:table-cell table:formula="of:=SUMPRODUCT(['Cost Drivers'.P50:.P110];['Cost Profile'.F$2:.F$62])/[.$A$1]" office:value-type="float" office:value="3876.36666666667" calcext:value-type="float">
            <text:p>3876.3666666667</text:p>
          </table:table-cell>
        </table:table-row>
        <table:table-row table:style-name="ro1">
          <table:table-cell table:formula="of:=[.A50]+1" office:value-type="float" office:value="2048" calcext:value-type="float">
            <text:p>2048</text:p>
          </table:table-cell>
          <table:table-cell table:formula="of:=SUMPRODUCT(['Cost Drivers'.B51:.B111];['Cost Profile'.B$2:.B$62])/[.$A$1]" office:value-type="float" office:value="214.2" calcext:value-type="float">
            <text:p>214.2</text:p>
          </table:table-cell>
          <table:table-cell table:formula="of:=SUMPRODUCT(['Cost Drivers'.C51:.C111];['Cost Profile'.C$2:.C$62])/[.$A$1]+SUMPRODUCT(['Cost Drivers'.D51:.D111];['Cost Profile'.D$2:.D$62])/[.$A$1]" office:value-type="float" office:value="923.016666666667" calcext:value-type="float">
            <text:p>923.0166666667</text:p>
          </table:table-cell>
          <table:table-cell table:formula="of:=SUMPRODUCT(['Cost Drivers'.E51:.E111];['Cost Profile'.E$2:.E$62])/[.$A$1]" office:value-type="float" office:value="3000" calcext:value-type="float">
            <text:p>3000</text:p>
          </table:table-cell>
          <table:table-cell table:formula="of:=SUMPRODUCT(['Cost Drivers'.F51:.F111];['Cost Profile'.F$2:.F$62])/[.$A$1]" office:value-type="float" office:value="9941.51666666667" calcext:value-type="float">
            <text:p>9941.5166666667</text:p>
          </table:table-cell>
          <table:table-cell table:formula="of:=SUMPRODUCT(['Cost Drivers'.G51:.G111];['Cost Profile'.B$2:.B$62])/[.$A$1]" office:value-type="float" office:value="115.1" calcext:value-type="float">
            <text:p>115.1</text:p>
          </table:table-cell>
          <table:table-cell table:formula="of:=SUMPRODUCT(['Cost Drivers'.H51:.H111];['Cost Profile'.C$2:.C$62])/[.$A$1]+SUMPRODUCT(['Cost Drivers'.I51:.I111];['Cost Profile'.D$2:.D$62])/[.$A$1]" office:value-type="float" office:value="1518.56052631579" calcext:value-type="float">
            <text:p>1518.5605263158</text:p>
          </table:table-cell>
          <table:table-cell table:formula="of:=SUMPRODUCT(['Cost Drivers'.J51:.J111];['Cost Profile'.E$2:.E$62])/[.$A$1]" office:value-type="float" office:value="3000" calcext:value-type="float">
            <text:p>3000</text:p>
          </table:table-cell>
          <table:table-cell table:formula="of:=SUMPRODUCT(['Cost Drivers'.K51:.K111];['Cost Profile'.F$2:.F$62])/[.$A$1]" office:value-type="float" office:value="9821.51666666667" calcext:value-type="float">
            <text:p>9821.5166666667</text:p>
          </table:table-cell>
          <table:table-cell table:formula="of:=SUMPRODUCT(['Cost Drivers'.L51:.L111];['Cost Profile'.B$2:.B$62])/[.$A$1]" office:value-type="float" office:value="292.075" calcext:value-type="float">
            <text:p>292.075</text:p>
          </table:table-cell>
          <table:table-cell table:formula="of:=SUMPRODUCT(['Cost Drivers'.M51:.M111];['Cost Profile'.C$2:.C$62])/[.$A$1]+SUMPRODUCT(['Cost Drivers'.N51:.N111];['Cost Profile'.D$2:.D$62])/[.$A$1]" office:value-type="float" office:value="4978.40701754386" calcext:value-type="float">
            <text:p>4978.4070175439</text:p>
          </table:table-cell>
          <table:table-cell table:formula="of:=SUMPRODUCT(['Cost Drivers'.O51:.O111];['Cost Profile'.E$2:.E$62])/[.$A$1]" office:value-type="float" office:value="3000" calcext:value-type="float">
            <text:p>3000</text:p>
          </table:table-cell>
          <table:table-cell table:formula="of:=SUMPRODUCT(['Cost Drivers'.P51:.P111];['Cost Profile'.F$2:.F$62])/[.$A$1]" office:value-type="float" office:value="3905.68333333333" calcext:value-type="float">
            <text:p>3905.6833333333</text:p>
          </table:table-cell>
        </table:table-row>
        <table:table-row table:style-name="ro1">
          <table:table-cell table:formula="of:=[.A51]+1" office:value-type="float" office:value="2049" calcext:value-type="float">
            <text:p>2049</text:p>
          </table:table-cell>
          <table:table-cell table:formula="of:=SUMPRODUCT(['Cost Drivers'.B52:.B112];['Cost Profile'.B$2:.B$62])/[.$A$1]" office:value-type="float" office:value="167.025" calcext:value-type="float">
            <text:p>167.025</text:p>
          </table:table-cell>
          <table:table-cell table:formula="of:=SUMPRODUCT(['Cost Drivers'.C52:.C112];['Cost Profile'.C$2:.C$62])/[.$A$1]+SUMPRODUCT(['Cost Drivers'.D52:.D112];['Cost Profile'.D$2:.D$62])/[.$A$1]" office:value-type="float" office:value="798.583333333333" calcext:value-type="float">
            <text:p>798.5833333333</text:p>
          </table:table-cell>
          <table:table-cell table:formula="of:=SUMPRODUCT(['Cost Drivers'.E52:.E112];['Cost Profile'.E$2:.E$62])/[.$A$1]" office:value-type="float" office:value="2750" calcext:value-type="float">
            <text:p>2750</text:p>
          </table:table-cell>
          <table:table-cell table:formula="of:=SUMPRODUCT(['Cost Drivers'.F52:.F112];['Cost Profile'.F$2:.F$62])/[.$A$1]" office:value-type="float" office:value="10440" calcext:value-type="float">
            <text:p>10440</text:p>
          </table:table-cell>
          <table:table-cell table:formula="of:=SUMPRODUCT(['Cost Drivers'.G52:.G112];['Cost Profile'.B$2:.B$62])/[.$A$1]" office:value-type="float" office:value="87.0666666666667" calcext:value-type="float">
            <text:p>87.0666666667</text:p>
          </table:table-cell>
          <table:table-cell table:formula="of:=SUMPRODUCT(['Cost Drivers'.H52:.H112];['Cost Profile'.C$2:.C$62])/[.$A$1]+SUMPRODUCT(['Cost Drivers'.I52:.I112];['Cost Profile'.D$2:.D$62])/[.$A$1]" office:value-type="float" office:value="1501.44736842105" calcext:value-type="float">
            <text:p>1501.4473684211</text:p>
          </table:table-cell>
          <table:table-cell table:formula="of:=SUMPRODUCT(['Cost Drivers'.J52:.J112];['Cost Profile'.E$2:.E$62])/[.$A$1]" office:value-type="float" office:value="2750" calcext:value-type="float">
            <text:p>2750</text:p>
          </table:table-cell>
          <table:table-cell table:formula="of:=SUMPRODUCT(['Cost Drivers'.K52:.K112];['Cost Profile'.F$2:.F$62])/[.$A$1]" office:value-type="float" office:value="10066.6666666667" calcext:value-type="float">
            <text:p>10066.6666666667</text:p>
          </table:table-cell>
          <table:table-cell table:formula="of:=SUMPRODUCT(['Cost Drivers'.L52:.L112];['Cost Profile'.B$2:.B$62])/[.$A$1]" office:value-type="float" office:value="305.458333333333" calcext:value-type="float">
            <text:p>305.4583333333</text:p>
          </table:table-cell>
          <table:table-cell table:formula="of:=SUMPRODUCT(['Cost Drivers'.M52:.M112];['Cost Profile'.C$2:.C$62])/[.$A$1]+SUMPRODUCT(['Cost Drivers'.N52:.N112];['Cost Profile'.D$2:.D$62])/[.$A$1]" office:value-type="float" office:value="4982.31228070175" calcext:value-type="float">
            <text:p>4982.3122807018</text:p>
          </table:table-cell>
          <table:table-cell table:formula="of:=SUMPRODUCT(['Cost Drivers'.O52:.O112];['Cost Profile'.E$2:.E$62])/[.$A$1]" office:value-type="float" office:value="2750" calcext:value-type="float">
            <text:p>2750</text:p>
          </table:table-cell>
          <table:table-cell table:formula="of:=SUMPRODUCT(['Cost Drivers'.P52:.P112];['Cost Profile'.F$2:.F$62])/[.$A$1]" office:value-type="float" office:value="3932.6" calcext:value-type="float">
            <text:p>3932.6</text:p>
          </table:table-cell>
        </table:table-row>
        <table:table-row table:style-name="ro1">
          <table:table-cell table:formula="of:=[.A52]+1" office:value-type="float" office:value="2050" calcext:value-type="float">
            <text:p>2050</text:p>
          </table:table-cell>
          <table:table-cell table:formula="of:=SUMPRODUCT(['Cost Drivers'.B53:.B113];['Cost Profile'.B$2:.B$62])/[.$A$1]" office:value-type="float" office:value="141.275" calcext:value-type="float">
            <text:p>141.275</text:p>
          </table:table-cell>
          <table:table-cell table:formula="of:=SUMPRODUCT(['Cost Drivers'.C53:.C113];['Cost Profile'.C$2:.C$62])/[.$A$1]+SUMPRODUCT(['Cost Drivers'.D53:.D113];['Cost Profile'.D$2:.D$62])/[.$A$1]" office:value-type="float" office:value="664.766666666667" calcext:value-type="float">
            <text:p>664.7666666667</text:p>
          </table:table-cell>
          <table:table-cell table:formula="of:=SUMPRODUCT(['Cost Drivers'.E53:.E113];['Cost Profile'.E$2:.E$62])/[.$A$1]" office:value-type="float" office:value="2500" calcext:value-type="float">
            <text:p>2500</text:p>
          </table:table-cell>
          <table:table-cell table:formula="of:=SUMPRODUCT(['Cost Drivers'.F53:.F113];['Cost Profile'.F$2:.F$62])/[.$A$1]" office:value-type="float" office:value="11213.9" calcext:value-type="float">
            <text:p>11213.9</text:p>
          </table:table-cell>
          <table:table-cell table:formula="of:=SUMPRODUCT(['Cost Drivers'.G53:.G113];['Cost Profile'.B$2:.B$62])/[.$A$1]" office:value-type="float" office:value="86.9333333333333" calcext:value-type="float">
            <text:p>86.9333333333</text:p>
          </table:table-cell>
          <table:table-cell table:formula="of:=SUMPRODUCT(['Cost Drivers'.H53:.H113];['Cost Profile'.C$2:.C$62])/[.$A$1]+SUMPRODUCT(['Cost Drivers'.I53:.I113];['Cost Profile'.D$2:.D$62])/[.$A$1]" office:value-type="float" office:value="1477.12631578947" calcext:value-type="float">
            <text:p>1477.1263157895</text:p>
          </table:table-cell>
          <table:table-cell table:formula="of:=SUMPRODUCT(['Cost Drivers'.J53:.J113];['Cost Profile'.E$2:.E$62])/[.$A$1]" office:value-type="float" office:value="2500" calcext:value-type="float">
            <text:p>2500</text:p>
          </table:table-cell>
          <table:table-cell table:formula="of:=SUMPRODUCT(['Cost Drivers'.K53:.K113];['Cost Profile'.F$2:.F$62])/[.$A$1]" office:value-type="float" office:value="10315.9" calcext:value-type="float">
            <text:p>10315.9</text:p>
          </table:table-cell>
          <table:table-cell table:formula="of:=SUMPRODUCT(['Cost Drivers'.L53:.L113];['Cost Profile'.B$2:.B$62])/[.$A$1]" office:value-type="float" office:value="349.733333333333" calcext:value-type="float">
            <text:p>349.7333333333</text:p>
          </table:table-cell>
          <table:table-cell table:formula="of:=SUMPRODUCT(['Cost Drivers'.M53:.M113];['Cost Profile'.C$2:.C$62])/[.$A$1]+SUMPRODUCT(['Cost Drivers'.N53:.N113];['Cost Profile'.D$2:.D$62])/[.$A$1]" office:value-type="float" office:value="4982.61403508772" calcext:value-type="float">
            <text:p>4982.6140350877</text:p>
          </table:table-cell>
          <table:table-cell table:formula="of:=SUMPRODUCT(['Cost Drivers'.O53:.O113];['Cost Profile'.E$2:.E$62])/[.$A$1]" office:value-type="float" office:value="2500" calcext:value-type="float">
            <text:p>2500</text:p>
          </table:table-cell>
          <table:table-cell table:formula="of:=SUMPRODUCT(['Cost Drivers'.P53:.P113];['Cost Profile'.F$2:.F$62])/[.$A$1]" office:value-type="float" office:value="3964.33333333333" calcext:value-type="float">
            <text:p>3964.3333333333</text:p>
          </table:table-cell>
        </table:table-row>
        <table:table-row table:style-name="ro1">
          <table:table-cell table:formula="of:=[.A53]+1" office:value-type="float" office:value="2051" calcext:value-type="float">
            <text:p>2051</text:p>
          </table:table-cell>
          <table:table-cell table:formula="of:=SUMPRODUCT(['Cost Drivers'.B54:.B114];['Cost Profile'.B$2:.B$62])/[.$A$1]" office:value-type="float" office:value="167.583333333333" calcext:value-type="float">
            <text:p>167.5833333333</text:p>
          </table:table-cell>
          <table:table-cell table:formula="of:=SUMPRODUCT(['Cost Drivers'.C54:.C114];['Cost Profile'.C$2:.C$62])/[.$A$1]+SUMPRODUCT(['Cost Drivers'.D54:.D114];['Cost Profile'.D$2:.D$62])/[.$A$1]" office:value-type="float" office:value="581.866666666667" calcext:value-type="float">
            <text:p>581.8666666667</text:p>
          </table:table-cell>
          <table:table-cell table:formula="of:=SUMPRODUCT(['Cost Drivers'.E54:.E114];['Cost Profile'.E$2:.E$62])/[.$A$1]" office:value-type="float" office:value="2250" calcext:value-type="float">
            <text:p>2250</text:p>
          </table:table-cell>
          <table:table-cell table:formula="of:=SUMPRODUCT(['Cost Drivers'.F54:.F114];['Cost Profile'.F$2:.F$62])/[.$A$1]" office:value-type="float" office:value="12153.6" calcext:value-type="float">
            <text:p>12153.6</text:p>
          </table:table-cell>
          <table:table-cell table:formula="of:=SUMPRODUCT(['Cost Drivers'.G54:.G114];['Cost Profile'.B$2:.B$62])/[.$A$1]" office:value-type="float" office:value="94.0666666666667" calcext:value-type="float">
            <text:p>94.0666666667</text:p>
          </table:table-cell>
          <table:table-cell table:formula="of:=SUMPRODUCT(['Cost Drivers'.H54:.H114];['Cost Profile'.C$2:.C$62])/[.$A$1]+SUMPRODUCT(['Cost Drivers'.I54:.I114];['Cost Profile'.D$2:.D$62])/[.$A$1]" office:value-type="float" office:value="1502.27456140351" calcext:value-type="float">
            <text:p>1502.2745614035</text:p>
          </table:table-cell>
          <table:table-cell table:formula="of:=SUMPRODUCT(['Cost Drivers'.J54:.J114];['Cost Profile'.E$2:.E$62])/[.$A$1]" office:value-type="float" office:value="2250" calcext:value-type="float">
            <text:p>2250</text:p>
          </table:table-cell>
          <table:table-cell table:formula="of:=SUMPRODUCT(['Cost Drivers'.K54:.K114];['Cost Profile'.F$2:.F$62])/[.$A$1]" office:value-type="float" office:value="10551.9333333333" calcext:value-type="float">
            <text:p>10551.9333333333</text:p>
          </table:table-cell>
          <table:table-cell table:formula="of:=SUMPRODUCT(['Cost Drivers'.L54:.L114];['Cost Profile'.B$2:.B$62])/[.$A$1]" office:value-type="float" office:value="363.8" calcext:value-type="float">
            <text:p>363.8</text:p>
          </table:table-cell>
          <table:table-cell table:formula="of:=SUMPRODUCT(['Cost Drivers'.M54:.M114];['Cost Profile'.C$2:.C$62])/[.$A$1]+SUMPRODUCT(['Cost Drivers'.N54:.N114];['Cost Profile'.D$2:.D$62])/[.$A$1]" office:value-type="float" office:value="5042.31754385965" calcext:value-type="float">
            <text:p>5042.3175438597</text:p>
          </table:table-cell>
          <table:table-cell table:formula="of:=SUMPRODUCT(['Cost Drivers'.O54:.O114];['Cost Profile'.E$2:.E$62])/[.$A$1]" office:value-type="float" office:value="2250" calcext:value-type="float">
            <text:p>2250</text:p>
          </table:table-cell>
          <table:table-cell table:formula="of:=SUMPRODUCT(['Cost Drivers'.P54:.P114];['Cost Profile'.F$2:.F$62])/[.$A$1]" office:value-type="float" office:value="3989.96666666667" calcext:value-type="float">
            <text:p>3989.9666666667</text:p>
          </table:table-cell>
        </table:table-row>
        <table:table-row table:style-name="ro1">
          <table:table-cell table:formula="of:=[.A54]+1" office:value-type="float" office:value="2052" calcext:value-type="float">
            <text:p>2052</text:p>
          </table:table-cell>
          <table:table-cell table:formula="of:=SUMPRODUCT(['Cost Drivers'.B55:.B115];['Cost Profile'.B$2:.B$62])/[.$A$1]" office:value-type="float" office:value="194.6" calcext:value-type="float">
            <text:p>194.6</text:p>
          </table:table-cell>
          <table:table-cell table:formula="of:=SUMPRODUCT(['Cost Drivers'.C55:.C115];['Cost Profile'.C$2:.C$62])/[.$A$1]+SUMPRODUCT(['Cost Drivers'.D55:.D115];['Cost Profile'.D$2:.D$62])/[.$A$1]" office:value-type="float" office:value="562.516666666667" calcext:value-type="float">
            <text:p>562.5166666667</text:p>
          </table:table-cell>
          <table:table-cell table:formula="of:=SUMPRODUCT(['Cost Drivers'.E55:.E115];['Cost Profile'.E$2:.E$62])/[.$A$1]" office:value-type="float" office:value="2000" calcext:value-type="float">
            <text:p>2000</text:p>
          </table:table-cell>
          <table:table-cell table:formula="of:=SUMPRODUCT(['Cost Drivers'.F55:.F115];['Cost Profile'.F$2:.F$62])/[.$A$1]" office:value-type="float" office:value="13146.45" calcext:value-type="float">
            <text:p>13146.45</text:p>
          </table:table-cell>
          <table:table-cell table:formula="of:=SUMPRODUCT(['Cost Drivers'.G55:.G115];['Cost Profile'.B$2:.B$62])/[.$A$1]" office:value-type="float" office:value="64.0833333333333" calcext:value-type="float">
            <text:p>64.0833333333</text:p>
          </table:table-cell>
          <table:table-cell table:formula="of:=SUMPRODUCT(['Cost Drivers'.H55:.H115];['Cost Profile'.C$2:.C$62])/[.$A$1]+SUMPRODUCT(['Cost Drivers'.I55:.I115];['Cost Profile'.D$2:.D$62])/[.$A$1]" office:value-type="float" office:value="1560.5298245614" calcext:value-type="float">
            <text:p>1560.5298245614</text:p>
          </table:table-cell>
          <table:table-cell table:formula="of:=SUMPRODUCT(['Cost Drivers'.J55:.J115];['Cost Profile'.E$2:.E$62])/[.$A$1]" office:value-type="float" office:value="2000" calcext:value-type="float">
            <text:p>2000</text:p>
          </table:table-cell>
          <table:table-cell table:formula="of:=SUMPRODUCT(['Cost Drivers'.K55:.K115];['Cost Profile'.F$2:.F$62])/[.$A$1]" office:value-type="float" office:value="10774.45" calcext:value-type="float">
            <text:p>10774.45</text:p>
          </table:table-cell>
          <table:table-cell table:formula="of:=SUMPRODUCT(['Cost Drivers'.L55:.L115];['Cost Profile'.B$2:.B$62])/[.$A$1]" office:value-type="float" office:value="292.983333333333" calcext:value-type="float">
            <text:p>292.9833333333</text:p>
          </table:table-cell>
          <table:table-cell table:formula="of:=SUMPRODUCT(['Cost Drivers'.M55:.M115];['Cost Profile'.C$2:.C$62])/[.$A$1]+SUMPRODUCT(['Cost Drivers'.N55:.N115];['Cost Profile'.D$2:.D$62])/[.$A$1]" office:value-type="float" office:value="5143.99122807018" calcext:value-type="float">
            <text:p>5143.9912280702</text:p>
          </table:table-cell>
          <table:table-cell table:formula="of:=SUMPRODUCT(['Cost Drivers'.O55:.O115];['Cost Profile'.E$2:.E$62])/[.$A$1]" office:value-type="float" office:value="2000" calcext:value-type="float">
            <text:p>2000</text:p>
          </table:table-cell>
          <table:table-cell table:formula="of:=SUMPRODUCT(['Cost Drivers'.P55:.P115];['Cost Profile'.F$2:.F$62])/[.$A$1]" office:value-type="float" office:value="4018.5" calcext:value-type="float">
            <text:p>4018.5</text:p>
          </table:table-cell>
        </table:table-row>
        <table:table-row table:style-name="ro1">
          <table:table-cell table:formula="of:=[.A55]+1" office:value-type="float" office:value="2053" calcext:value-type="float">
            <text:p>2053</text:p>
          </table:table-cell>
          <table:table-cell table:formula="of:=SUMPRODUCT(['Cost Drivers'.B56:.B116];['Cost Profile'.B$2:.B$62])/[.$A$1]" office:value-type="float" office:value="209.016666666667" calcext:value-type="float">
            <text:p>209.0166666667</text:p>
          </table:table-cell>
          <table:table-cell table:formula="of:=SUMPRODUCT(['Cost Drivers'.C56:.C116];['Cost Profile'.C$2:.C$62])/[.$A$1]+SUMPRODUCT(['Cost Drivers'.D56:.D116];['Cost Profile'.D$2:.D$62])/[.$A$1]" office:value-type="float" office:value="450.766666666667" calcext:value-type="float">
            <text:p>450.7666666667</text:p>
          </table:table-cell>
          <table:table-cell table:formula="of:=SUMPRODUCT(['Cost Drivers'.E56:.E116];['Cost Profile'.E$2:.E$62])/[.$A$1]" office:value-type="float" office:value="1750" calcext:value-type="float">
            <text:p>1750</text:p>
          </table:table-cell>
          <table:table-cell table:formula="of:=SUMPRODUCT(['Cost Drivers'.F56:.F116];['Cost Profile'.F$2:.F$62])/[.$A$1]" office:value-type="float" office:value="14018.4333333333" calcext:value-type="float">
            <text:p>14018.4333333333</text:p>
          </table:table-cell>
          <table:table-cell table:formula="of:=SUMPRODUCT(['Cost Drivers'.G56:.G116];['Cost Profile'.B$2:.B$62])/[.$A$1]" office:value-type="float" office:value="68.6916666666667" calcext:value-type="float">
            <text:p>68.6916666667</text:p>
          </table:table-cell>
          <table:table-cell table:formula="of:=SUMPRODUCT(['Cost Drivers'.H56:.H116];['Cost Profile'.C$2:.C$62])/[.$A$1]+SUMPRODUCT(['Cost Drivers'.I56:.I116];['Cost Profile'.D$2:.D$62])/[.$A$1]" office:value-type="float" office:value="1636.08245614035" calcext:value-type="float">
            <text:p>1636.0824561404</text:p>
          </table:table-cell>
          <table:table-cell table:formula="of:=SUMPRODUCT(['Cost Drivers'.J56:.J116];['Cost Profile'.E$2:.E$62])/[.$A$1]" office:value-type="float" office:value="1750" calcext:value-type="float">
            <text:p>1750</text:p>
          </table:table-cell>
          <table:table-cell table:formula="of:=SUMPRODUCT(['Cost Drivers'.K56:.K116];['Cost Profile'.F$2:.F$62])/[.$A$1]" office:value-type="float" office:value="10965.7" calcext:value-type="float">
            <text:p>10965.7</text:p>
          </table:table-cell>
          <table:table-cell table:formula="of:=SUMPRODUCT(['Cost Drivers'.L56:.L116];['Cost Profile'.B$2:.B$62])/[.$A$1]" office:value-type="float" office:value="297.908333333333" calcext:value-type="float">
            <text:p>297.9083333333</text:p>
          </table:table-cell>
          <table:table-cell table:formula="of:=SUMPRODUCT(['Cost Drivers'.M56:.M116];['Cost Profile'.C$2:.C$62])/[.$A$1]+SUMPRODUCT(['Cost Drivers'.N56:.N116];['Cost Profile'.D$2:.D$62])/[.$A$1]" office:value-type="float" office:value="5267.04824561404" calcext:value-type="float">
            <text:p>5267.048245614</text:p>
          </table:table-cell>
          <table:table-cell table:formula="of:=SUMPRODUCT(['Cost Drivers'.O56:.O116];['Cost Profile'.E$2:.E$62])/[.$A$1]" office:value-type="float" office:value="1750" calcext:value-type="float">
            <text:p>1750</text:p>
          </table:table-cell>
          <table:table-cell table:formula="of:=SUMPRODUCT(['Cost Drivers'.P56:.P116];['Cost Profile'.F$2:.F$62])/[.$A$1]" office:value-type="float" office:value="4044.81666666667" calcext:value-type="float">
            <text:p>4044.8166666667</text:p>
          </table:table-cell>
        </table:table-row>
        <table:table-row table:style-name="ro1">
          <table:table-cell table:formula="of:=[.A56]+1" office:value-type="float" office:value="2054" calcext:value-type="float">
            <text:p>2054</text:p>
          </table:table-cell>
          <table:table-cell table:formula="of:=SUMPRODUCT(['Cost Drivers'.B57:.B117];['Cost Profile'.B$2:.B$62])/[.$A$1]" office:value-type="float" office:value="265.491666666667" calcext:value-type="float">
            <text:p>265.4916666667</text:p>
          </table:table-cell>
          <table:table-cell table:formula="of:=SUMPRODUCT(['Cost Drivers'.C57:.C117];['Cost Profile'.C$2:.C$62])/[.$A$1]+SUMPRODUCT(['Cost Drivers'.D57:.D117];['Cost Profile'.D$2:.D$62])/[.$A$1]" office:value-type="float" office:value="550.433333333333" calcext:value-type="float">
            <text:p>550.4333333333</text:p>
          </table:table-cell>
          <table:table-cell table:formula="of:=SUMPRODUCT(['Cost Drivers'.E57:.E117];['Cost Profile'.E$2:.E$62])/[.$A$1]" office:value-type="float" office:value="1500" calcext:value-type="float">
            <text:p>1500</text:p>
          </table:table-cell>
          <table:table-cell table:formula="of:=SUMPRODUCT(['Cost Drivers'.F57:.F117];['Cost Profile'.F$2:.F$62])/[.$A$1]" office:value-type="float" office:value="14655.6333333333" calcext:value-type="float">
            <text:p>14655.6333333333</text:p>
          </table:table-cell>
          <table:table-cell table:formula="of:=SUMPRODUCT(['Cost Drivers'.G57:.G117];['Cost Profile'.B$2:.B$62])/[.$A$1]" office:value-type="float" office:value="83.55" calcext:value-type="float">
            <text:p>83.55</text:p>
          </table:table-cell>
          <table:table-cell table:formula="of:=SUMPRODUCT(['Cost Drivers'.H57:.H117];['Cost Profile'.C$2:.C$62])/[.$A$1]+SUMPRODUCT(['Cost Drivers'.I57:.I117];['Cost Profile'.D$2:.D$62])/[.$A$1]" office:value-type="float" office:value="1662.6350877193" calcext:value-type="float">
            <text:p>1662.6350877193</text:p>
          </table:table-cell>
          <table:table-cell table:formula="of:=SUMPRODUCT(['Cost Drivers'.J57:.J117];['Cost Profile'.E$2:.E$62])/[.$A$1]" office:value-type="float" office:value="1500" calcext:value-type="float">
            <text:p>1500</text:p>
          </table:table-cell>
          <table:table-cell table:formula="of:=SUMPRODUCT(['Cost Drivers'.K57:.K117];['Cost Profile'.F$2:.F$62])/[.$A$1]" office:value-type="float" office:value="11128.4" calcext:value-type="float">
            <text:p>11128.4</text:p>
          </table:table-cell>
          <table:table-cell table:formula="of:=SUMPRODUCT(['Cost Drivers'.L57:.L117];['Cost Profile'.B$2:.B$62])/[.$A$1]" office:value-type="float" office:value="283.741666666667" calcext:value-type="float">
            <text:p>283.7416666667</text:p>
          </table:table-cell>
          <table:table-cell table:formula="of:=SUMPRODUCT(['Cost Drivers'.M57:.M117];['Cost Profile'.C$2:.C$62])/[.$A$1]+SUMPRODUCT(['Cost Drivers'.N57:.N117];['Cost Profile'.D$2:.D$62])/[.$A$1]" office:value-type="float" office:value="5343.33859649123" calcext:value-type="float">
            <text:p>5343.3385964912</text:p>
          </table:table-cell>
          <table:table-cell table:formula="of:=SUMPRODUCT(['Cost Drivers'.O57:.O117];['Cost Profile'.E$2:.E$62])/[.$A$1]" office:value-type="float" office:value="1500" calcext:value-type="float">
            <text:p>1500</text:p>
          </table:table-cell>
          <table:table-cell table:formula="of:=SUMPRODUCT(['Cost Drivers'.P57:.P117];['Cost Profile'.F$2:.F$62])/[.$A$1]" office:value-type="float" office:value="4072.08333333333" calcext:value-type="float">
            <text:p>4072.0833333333</text:p>
          </table:table-cell>
        </table:table-row>
        <table:table-row table:style-name="ro1">
          <table:table-cell table:formula="of:=[.A57]+1" office:value-type="float" office:value="2055" calcext:value-type="float">
            <text:p>2055</text:p>
          </table:table-cell>
          <table:table-cell table:formula="of:=SUMPRODUCT(['Cost Drivers'.B58:.B118];['Cost Profile'.B$2:.B$62])/[.$A$1]" office:value-type="float" office:value="267.733333333333" calcext:value-type="float">
            <text:p>267.7333333333</text:p>
          </table:table-cell>
          <table:table-cell table:formula="of:=SUMPRODUCT(['Cost Drivers'.C58:.C118];['Cost Profile'.C$2:.C$62])/[.$A$1]+SUMPRODUCT(['Cost Drivers'.D58:.D118];['Cost Profile'.D$2:.D$62])/[.$A$1]" office:value-type="float" office:value="586.733333333333" calcext:value-type="float">
            <text:p>586.7333333333</text:p>
          </table:table-cell>
          <table:table-cell table:formula="of:=SUMPRODUCT(['Cost Drivers'.E58:.E118];['Cost Profile'.E$2:.E$62])/[.$A$1]" office:value-type="float" office:value="1250" calcext:value-type="float">
            <text:p>1250</text:p>
          </table:table-cell>
          <table:table-cell table:formula="of:=SUMPRODUCT(['Cost Drivers'.F58:.F118];['Cost Profile'.F$2:.F$62])/[.$A$1]" office:value-type="float" office:value="15102.7666666667" calcext:value-type="float">
            <text:p>15102.7666666667</text:p>
          </table:table-cell>
          <table:table-cell table:formula="of:=SUMPRODUCT(['Cost Drivers'.G58:.G118];['Cost Profile'.B$2:.B$62])/[.$A$1]" office:value-type="float" office:value="132.908333333333" calcext:value-type="float">
            <text:p>132.9083333333</text:p>
          </table:table-cell>
          <table:table-cell table:formula="of:=SUMPRODUCT(['Cost Drivers'.H58:.H118];['Cost Profile'.C$2:.C$62])/[.$A$1]+SUMPRODUCT(['Cost Drivers'.I58:.I118];['Cost Profile'.D$2:.D$62])/[.$A$1]" office:value-type="float" office:value="1618.49824561404" calcext:value-type="float">
            <text:p>1618.498245614</text:p>
          </table:table-cell>
          <table:table-cell table:formula="of:=SUMPRODUCT(['Cost Drivers'.J58:.J118];['Cost Profile'.E$2:.E$62])/[.$A$1]" office:value-type="float" office:value="1250" calcext:value-type="float">
            <text:p>1250</text:p>
          </table:table-cell>
          <table:table-cell table:formula="of:=SUMPRODUCT(['Cost Drivers'.K58:.K118];['Cost Profile'.F$2:.F$62])/[.$A$1]" office:value-type="float" office:value="11247.15" calcext:value-type="float">
            <text:p>11247.15</text:p>
          </table:table-cell>
          <table:table-cell table:formula="of:=SUMPRODUCT(['Cost Drivers'.L58:.L118];['Cost Profile'.B$2:.B$62])/[.$A$1]" office:value-type="float" office:value="358.183333333333" calcext:value-type="float">
            <text:p>358.1833333333</text:p>
          </table:table-cell>
          <table:table-cell table:formula="of:=SUMPRODUCT(['Cost Drivers'.M58:.M118];['Cost Profile'.C$2:.C$62])/[.$A$1]+SUMPRODUCT(['Cost Drivers'.N58:.N118];['Cost Profile'.D$2:.D$62])/[.$A$1]" office:value-type="float" office:value="5350.86929824562" calcext:value-type="float">
            <text:p>5350.8692982456</text:p>
          </table:table-cell>
          <table:table-cell table:formula="of:=SUMPRODUCT(['Cost Drivers'.O58:.O118];['Cost Profile'.E$2:.E$62])/[.$A$1]" office:value-type="float" office:value="1250" calcext:value-type="float">
            <text:p>1250</text:p>
          </table:table-cell>
          <table:table-cell table:formula="of:=SUMPRODUCT(['Cost Drivers'.P58:.P118];['Cost Profile'.F$2:.F$62])/[.$A$1]" office:value-type="float" office:value="4099.43333333333" calcext:value-type="float">
            <text:p>4099.4333333333</text:p>
          </table:table-cell>
        </table:table-row>
        <table:table-row table:style-name="ro1">
          <table:table-cell table:formula="of:=[.A58]+1" office:value-type="float" office:value="2056" calcext:value-type="float">
            <text:p>2056</text:p>
          </table:table-cell>
          <table:table-cell table:formula="of:=SUMPRODUCT(['Cost Drivers'.B59:.B119];['Cost Profile'.B$2:.B$62])/[.$A$1]" office:value-type="float" office:value="267.491666666667" calcext:value-type="float">
            <text:p>267.4916666667</text:p>
          </table:table-cell>
          <table:table-cell table:formula="of:=SUMPRODUCT(['Cost Drivers'.C59:.C119];['Cost Profile'.C$2:.C$62])/[.$A$1]+SUMPRODUCT(['Cost Drivers'.D59:.D119];['Cost Profile'.D$2:.D$62])/[.$A$1]" office:value-type="float" office:value="545.216666666667" calcext:value-type="float">
            <text:p>545.2166666667</text:p>
          </table:table-cell>
          <table:table-cell table:formula="of:=SUMPRODUCT(['Cost Drivers'.E59:.E119];['Cost Profile'.E$2:.E$62])/[.$A$1]" office:value-type="float" office:value="997.083333333333" calcext:value-type="float">
            <text:p>997.0833333333</text:p>
          </table:table-cell>
          <table:table-cell table:formula="of:=SUMPRODUCT(['Cost Drivers'.F59:.F119];['Cost Profile'.F$2:.F$62])/[.$A$1]" office:value-type="float" office:value="15417.75" calcext:value-type="float">
            <text:p>15417.75</text:p>
          </table:table-cell>
          <table:table-cell table:formula="of:=SUMPRODUCT(['Cost Drivers'.G59:.G119];['Cost Profile'.B$2:.B$62])/[.$A$1]" office:value-type="float" office:value="188.366666666667" calcext:value-type="float">
            <text:p>188.3666666667</text:p>
          </table:table-cell>
          <table:table-cell table:formula="of:=SUMPRODUCT(['Cost Drivers'.H59:.H119];['Cost Profile'.C$2:.C$62])/[.$A$1]+SUMPRODUCT(['Cost Drivers'.I59:.I119];['Cost Profile'.D$2:.D$62])/[.$A$1]" office:value-type="float" office:value="1613.61929824561" calcext:value-type="float">
            <text:p>1613.6192982456</text:p>
          </table:table-cell>
          <table:table-cell table:formula="of:=SUMPRODUCT(['Cost Drivers'.J59:.J119];['Cost Profile'.E$2:.E$62])/[.$A$1]" office:value-type="float" office:value="997.083333333333" calcext:value-type="float">
            <text:p>997.0833333333</text:p>
          </table:table-cell>
          <table:table-cell table:formula="of:=SUMPRODUCT(['Cost Drivers'.K59:.K119];['Cost Profile'.F$2:.F$62])/[.$A$1]" office:value-type="float" office:value="11337.8333333333" calcext:value-type="float">
            <text:p>11337.8333333333</text:p>
          </table:table-cell>
          <table:table-cell table:formula="of:=SUMPRODUCT(['Cost Drivers'.L59:.L119];['Cost Profile'.B$2:.B$62])/[.$A$1]" office:value-type="float" office:value="435.733333333333" calcext:value-type="float">
            <text:p>435.7333333333</text:p>
          </table:table-cell>
          <table:table-cell table:formula="of:=SUMPRODUCT(['Cost Drivers'.M59:.M119];['Cost Profile'.C$2:.C$62])/[.$A$1]+SUMPRODUCT(['Cost Drivers'.N59:.N119];['Cost Profile'.D$2:.D$62])/[.$A$1]" office:value-type="float" office:value="5397.22368421053" calcext:value-type="float">
            <text:p>5397.2236842105</text:p>
          </table:table-cell>
          <table:table-cell table:formula="of:=SUMPRODUCT(['Cost Drivers'.O59:.O119];['Cost Profile'.E$2:.E$62])/[.$A$1]" office:value-type="float" office:value="1000" calcext:value-type="float">
            <text:p>1000</text:p>
          </table:table-cell>
          <table:table-cell table:formula="of:=SUMPRODUCT(['Cost Drivers'.P59:.P119];['Cost Profile'.F$2:.F$62])/[.$A$1]" office:value-type="float" office:value="4126.15" calcext:value-type="float">
            <text:p>4126.15</text:p>
          </table:table-cell>
        </table:table-row>
        <table:table-row table:style-name="ro1">
          <table:table-cell table:formula="of:=[.A59]+1" office:value-type="float" office:value="2057" calcext:value-type="float">
            <text:p>2057</text:p>
          </table:table-cell>
          <table:table-cell table:formula="of:=SUMPRODUCT(['Cost Drivers'.B60:.B120];['Cost Profile'.B$2:.B$62])/[.$A$1]" office:value-type="float" office:value="229.916666666667" calcext:value-type="float">
            <text:p>229.9166666667</text:p>
          </table:table-cell>
          <table:table-cell table:formula="of:=SUMPRODUCT(['Cost Drivers'.C60:.C120];['Cost Profile'.C$2:.C$62])/[.$A$1]+SUMPRODUCT(['Cost Drivers'.D60:.D120];['Cost Profile'.D$2:.D$62])/[.$A$1]" office:value-type="float" office:value="574.85" calcext:value-type="float">
            <text:p>574.85</text:p>
          </table:table-cell>
          <table:table-cell table:formula="of:=SUMPRODUCT(['Cost Drivers'.E60:.E120];['Cost Profile'.E$2:.E$62])/[.$A$1]" office:value-type="float" office:value="738.583333333333" calcext:value-type="float">
            <text:p>738.5833333333</text:p>
          </table:table-cell>
          <table:table-cell table:formula="of:=SUMPRODUCT(['Cost Drivers'.F60:.F120];['Cost Profile'.F$2:.F$62])/[.$A$1]" office:value-type="float" office:value="15694.8333333333" calcext:value-type="float">
            <text:p>15694.8333333333</text:p>
          </table:table-cell>
          <table:table-cell table:formula="of:=SUMPRODUCT(['Cost Drivers'.G60:.G120];['Cost Profile'.B$2:.B$62])/[.$A$1]" office:value-type="float" office:value="214.433333333333" calcext:value-type="float">
            <text:p>214.4333333333</text:p>
          </table:table-cell>
          <table:table-cell table:formula="of:=SUMPRODUCT(['Cost Drivers'.H60:.H120];['Cost Profile'.C$2:.C$62])/[.$A$1]+SUMPRODUCT(['Cost Drivers'.I60:.I120];['Cost Profile'.D$2:.D$62])/[.$A$1]" office:value-type="float" office:value="1624.09473684211" calcext:value-type="float">
            <text:p>1624.0947368421</text:p>
          </table:table-cell>
          <table:table-cell table:formula="of:=SUMPRODUCT(['Cost Drivers'.J60:.J120];['Cost Profile'.E$2:.E$62])/[.$A$1]" office:value-type="float" office:value="738.583333333333" calcext:value-type="float">
            <text:p>738.5833333333</text:p>
          </table:table-cell>
          <table:table-cell table:formula="of:=SUMPRODUCT(['Cost Drivers'.K60:.K120];['Cost Profile'.F$2:.F$62])/[.$A$1]" office:value-type="float" office:value="11426.15" calcext:value-type="float">
            <text:p>11426.15</text:p>
          </table:table-cell>
          <table:table-cell table:formula="of:=SUMPRODUCT(['Cost Drivers'.L60:.L120];['Cost Profile'.B$2:.B$62])/[.$A$1]" office:value-type="float" office:value="482.941666666667" calcext:value-type="float">
            <text:p>482.9416666667</text:p>
          </table:table-cell>
          <table:table-cell table:formula="of:=SUMPRODUCT(['Cost Drivers'.M60:.M120];['Cost Profile'.C$2:.C$62])/[.$A$1]+SUMPRODUCT(['Cost Drivers'.N60:.N120];['Cost Profile'.D$2:.D$62])/[.$A$1]" office:value-type="float" office:value="5457.71842105263" calcext:value-type="float">
            <text:p>5457.7184210526</text:p>
          </table:table-cell>
          <table:table-cell table:formula="of:=SUMPRODUCT(['Cost Drivers'.O60:.O120];['Cost Profile'.E$2:.E$62])/[.$A$1]" office:value-type="float" office:value="750" calcext:value-type="float">
            <text:p>750</text:p>
          </table:table-cell>
          <table:table-cell table:formula="of:=SUMPRODUCT(['Cost Drivers'.P60:.P120];['Cost Profile'.F$2:.F$62])/[.$A$1]" office:value-type="float" office:value="4153.15" calcext:value-type="float">
            <text:p>4153.15</text:p>
          </table:table-cell>
        </table:table-row>
        <table:table-row table:style-name="ro1">
          <table:table-cell table:formula="of:=[.A60]+1" office:value-type="float" office:value="2058" calcext:value-type="float">
            <text:p>2058</text:p>
          </table:table-cell>
          <table:table-cell table:formula="of:=SUMPRODUCT(['Cost Drivers'.B61:.B121];['Cost Profile'.B$2:.B$62])/[.$A$1]" office:value-type="float" office:value="230.458333333333" calcext:value-type="float">
            <text:p>230.4583333333</text:p>
          </table:table-cell>
          <table:table-cell table:formula="of:=SUMPRODUCT(['Cost Drivers'.C61:.C121];['Cost Profile'.C$2:.C$62])/[.$A$1]+SUMPRODUCT(['Cost Drivers'.D61:.D121];['Cost Profile'.D$2:.D$62])/[.$A$1]" office:value-type="float" office:value="596.666666666667" calcext:value-type="float">
            <text:p>596.6666666667</text:p>
          </table:table-cell>
          <table:table-cell table:formula="of:=SUMPRODUCT(['Cost Drivers'.E61:.E121];['Cost Profile'.E$2:.E$62])/[.$A$1]" office:value-type="float" office:value="466.666666666667" calcext:value-type="float">
            <text:p>466.6666666667</text:p>
          </table:table-cell>
          <table:table-cell table:formula="of:=SUMPRODUCT(['Cost Drivers'.F61:.F121];['Cost Profile'.F$2:.F$62])/[.$A$1]" office:value-type="float" office:value="15951.8833333333" calcext:value-type="float">
            <text:p>15951.8833333333</text:p>
          </table:table-cell>
          <table:table-cell table:formula="of:=SUMPRODUCT(['Cost Drivers'.G61:.G121];['Cost Profile'.B$2:.B$62])/[.$A$1]" office:value-type="float" office:value="265.108333333333" calcext:value-type="float">
            <text:p>265.1083333333</text:p>
          </table:table-cell>
          <table:table-cell table:formula="of:=SUMPRODUCT(['Cost Drivers'.H61:.H121];['Cost Profile'.C$2:.C$62])/[.$A$1]+SUMPRODUCT(['Cost Drivers'.I61:.I121];['Cost Profile'.D$2:.D$62])/[.$A$1]" office:value-type="float" office:value="1627.62719298246" calcext:value-type="float">
            <text:p>1627.6271929825</text:p>
          </table:table-cell>
          <table:table-cell table:formula="of:=SUMPRODUCT(['Cost Drivers'.J61:.J121];['Cost Profile'.E$2:.E$62])/[.$A$1]" office:value-type="float" office:value="466.666666666667" calcext:value-type="float">
            <text:p>466.6666666667</text:p>
          </table:table-cell>
          <table:table-cell table:formula="of:=SUMPRODUCT(['Cost Drivers'.K61:.K121];['Cost Profile'.F$2:.F$62])/[.$A$1]" office:value-type="float" office:value="11504.9166666667" calcext:value-type="float">
            <text:p>11504.9166666667</text:p>
          </table:table-cell>
          <table:table-cell table:formula="of:=SUMPRODUCT(['Cost Drivers'.L61:.L121];['Cost Profile'.B$2:.B$62])/[.$A$1]" office:value-type="float" office:value="534.166666666667" calcext:value-type="float">
            <text:p>534.1666666667</text:p>
          </table:table-cell>
          <table:table-cell table:formula="of:=SUMPRODUCT(['Cost Drivers'.M61:.M121];['Cost Profile'.C$2:.C$62])/[.$A$1]+SUMPRODUCT(['Cost Drivers'.N61:.N121];['Cost Profile'.D$2:.D$62])/[.$A$1]" office:value-type="float" office:value="5511.83596491228" calcext:value-type="float">
            <text:p>5511.8359649123</text:p>
          </table:table-cell>
          <table:table-cell table:formula="of:=SUMPRODUCT(['Cost Drivers'.O61:.O121];['Cost Profile'.E$2:.E$62])/[.$A$1]" office:value-type="float" office:value="500" calcext:value-type="float">
            <text:p>500</text:p>
          </table:table-cell>
          <table:table-cell table:formula="of:=SUMPRODUCT(['Cost Drivers'.P61:.P121];['Cost Profile'.F$2:.F$62])/[.$A$1]" office:value-type="float" office:value="4178.15" calcext:value-type="float">
            <text:p>4178.15</text:p>
          </table:table-cell>
        </table:table-row>
        <table:table-row table:style-name="ro1">
          <table:table-cell table:formula="of:=[.A61]+1" office:value-type="float" office:value="2059" calcext:value-type="float">
            <text:p>2059</text:p>
          </table:table-cell>
          <table:table-cell table:formula="of:=SUMPRODUCT(['Cost Drivers'.B62:.B122];['Cost Profile'.B$2:.B$62])/[.$A$1]" office:value-type="float" office:value="244.308333333333" calcext:value-type="float">
            <text:p>244.3083333333</text:p>
          </table:table-cell>
          <table:table-cell table:formula="of:=SUMPRODUCT(['Cost Drivers'.C62:.C122];['Cost Profile'.C$2:.C$62])/[.$A$1]+SUMPRODUCT(['Cost Drivers'.D62:.D122];['Cost Profile'.D$2:.D$62])/[.$A$1]" office:value-type="float" office:value="597.566666666667" calcext:value-type="float">
            <text:p>597.5666666667</text:p>
          </table:table-cell>
          <table:table-cell table:formula="of:=SUMPRODUCT(['Cost Drivers'.E62:.E122];['Cost Profile'.E$2:.E$62])/[.$A$1]" office:value-type="float" office:value="166.666666666667" calcext:value-type="float">
            <text:p>166.6666666667</text:p>
          </table:table-cell>
          <table:table-cell table:formula="of:=SUMPRODUCT(['Cost Drivers'.F62:.F122];['Cost Profile'.F$2:.F$62])/[.$A$1]" office:value-type="float" office:value="16283.1166666667" calcext:value-type="float">
            <text:p>16283.1166666667</text:p>
          </table:table-cell>
          <table:table-cell table:formula="of:=SUMPRODUCT(['Cost Drivers'.G62:.G122];['Cost Profile'.B$2:.B$62])/[.$A$1]" office:value-type="float" office:value="331.983333333333" calcext:value-type="float">
            <text:p>331.9833333333</text:p>
          </table:table-cell>
          <table:table-cell table:formula="of:=SUMPRODUCT(['Cost Drivers'.H62:.H122];['Cost Profile'.C$2:.C$62])/[.$A$1]+SUMPRODUCT(['Cost Drivers'.I62:.I122];['Cost Profile'.D$2:.D$62])/[.$A$1]" office:value-type="float" office:value="1635.98684210526" calcext:value-type="float">
            <text:p>1635.9868421053</text:p>
          </table:table-cell>
          <table:table-cell table:formula="of:=SUMPRODUCT(['Cost Drivers'.J62:.J122];['Cost Profile'.E$2:.E$62])/[.$A$1]" office:value-type="float" office:value="166.666666666667" calcext:value-type="float">
            <text:p>166.6666666667</text:p>
          </table:table-cell>
          <table:table-cell table:formula="of:=SUMPRODUCT(['Cost Drivers'.K62:.K122];['Cost Profile'.F$2:.F$62])/[.$A$1]" office:value-type="float" office:value="11644.9166666667" calcext:value-type="float">
            <text:p>11644.9166666667</text:p>
          </table:table-cell>
          <table:table-cell table:formula="of:=SUMPRODUCT(['Cost Drivers'.L62:.L122];['Cost Profile'.B$2:.B$62])/[.$A$1]" office:value-type="float" office:value="598.041666666667" calcext:value-type="float">
            <text:p>598.0416666667</text:p>
          </table:table-cell>
          <table:table-cell table:formula="of:=SUMPRODUCT(['Cost Drivers'.M62:.M122];['Cost Profile'.C$2:.C$62])/[.$A$1]+SUMPRODUCT(['Cost Drivers'.N62:.N122];['Cost Profile'.D$2:.D$62])/[.$A$1]" office:value-type="float" office:value="5571.14561403509" calcext:value-type="float">
            <text:p>5571.1456140351</text:p>
          </table:table-cell>
          <table:table-cell table:formula="of:=SUMPRODUCT(['Cost Drivers'.O62:.O122];['Cost Profile'.E$2:.E$62])/[.$A$1]" office:value-type="float" office:value="250" calcext:value-type="float">
            <text:p>250</text:p>
          </table:table-cell>
          <table:table-cell table:formula="of:=SUMPRODUCT(['Cost Drivers'.P62:.P122];['Cost Profile'.F$2:.F$62])/[.$A$1]" office:value-type="float" office:value="4202.66666666667" calcext:value-type="float">
            <text:p>4202.6666666667</text:p>
          </table:table-cell>
        </table:table-row>
        <table:table-row table:style-name="ro1">
          <table:table-cell table:formula="of:=[.A62]+1" office:value-type="float" office:value="2060" calcext:value-type="float">
            <text:p>2060</text:p>
          </table:table-cell>
          <table:table-cell table:formula="of:=SUMPRODUCT(['Cost Drivers'.B63:.B123];['Cost Profile'.B$2:.B$62])/[.$A$1]" office:value-type="float" office:value="285.9" calcext:value-type="float">
            <text:p>285.9</text:p>
          </table:table-cell>
          <table:table-cell table:formula="of:=SUMPRODUCT(['Cost Drivers'.C63:.C123];['Cost Profile'.C$2:.C$62])/[.$A$1]+SUMPRODUCT(['Cost Drivers'.D63:.D123];['Cost Profile'.D$2:.D$62])/[.$A$1]" office:value-type="float" office:value="594.033333333333" calcext:value-type="float">
            <text:p>594.0333333333</text:p>
          </table:table-cell>
          <table:table-cell table:formula="of:=SUMPRODUCT(['Cost Drivers'.E63:.E123];['Cost Profile'.E$2:.E$62])/[.$A$1]" office:value-type="float" office:value="0" calcext:value-type="float">
            <text:p>0</text:p>
          </table:table-cell>
          <table:table-cell table:formula="of:=SUMPRODUCT(['Cost Drivers'.F63:.F123];['Cost Profile'.F$2:.F$62])/[.$A$1]" office:value-type="float" office:value="16588.1166666667" calcext:value-type="float">
            <text:p>16588.1166666667</text:p>
          </table:table-cell>
          <table:table-cell table:formula="of:=SUMPRODUCT(['Cost Drivers'.G63:.G123];['Cost Profile'.B$2:.B$62])/[.$A$1]" office:value-type="float" office:value="398.866666666667" calcext:value-type="float">
            <text:p>398.8666666667</text:p>
          </table:table-cell>
          <table:table-cell table:formula="of:=SUMPRODUCT(['Cost Drivers'.H63:.H123];['Cost Profile'.C$2:.C$62])/[.$A$1]+SUMPRODUCT(['Cost Drivers'.I63:.I123];['Cost Profile'.D$2:.D$62])/[.$A$1]" office:value-type="float" office:value="1679.82894736842" calcext:value-type="float">
            <text:p>1679.8289473684</text:p>
          </table:table-cell>
          <table:table-cell table:formula="of:=SUMPRODUCT(['Cost Drivers'.J63:.J123];['Cost Profile'.E$2:.E$62])/[.$A$1]" office:value-type="float" office:value="0" calcext:value-type="float">
            <text:p>0</text:p>
          </table:table-cell>
          <table:table-cell table:formula="of:=SUMPRODUCT(['Cost Drivers'.K63:.K123];['Cost Profile'.F$2:.F$62])/[.$A$1]" office:value-type="float" office:value="11770.8166666667" calcext:value-type="float">
            <text:p>11770.8166666667</text:p>
          </table:table-cell>
          <table:table-cell table:formula="of:=SUMPRODUCT(['Cost Drivers'.L63:.L123];['Cost Profile'.B$2:.B$62])/[.$A$1]" office:value-type="float" office:value="643.866666666667" calcext:value-type="float">
            <text:p>643.8666666667</text:p>
          </table:table-cell>
          <table:table-cell table:formula="of:=SUMPRODUCT(['Cost Drivers'.M63:.M123];['Cost Profile'.C$2:.C$62])/[.$A$1]+SUMPRODUCT(['Cost Drivers'.N63:.N123];['Cost Profile'.D$2:.D$62])/[.$A$1]" office:value-type="float" office:value="5666.88333333333" calcext:value-type="float">
            <text:p>5666.8833333333</text:p>
          </table:table-cell>
          <table:table-cell table:formula="of:=SUMPRODUCT(['Cost Drivers'.O63:.O123];['Cost Profile'.E$2:.E$62])/[.$A$1]" office:value-type="float" office:value="0" calcext:value-type="float">
            <text:p>0</text:p>
          </table:table-cell>
          <table:table-cell table:formula="of:=SUMPRODUCT(['Cost Drivers'.P63:.P123];['Cost Profile'.F$2:.F$62])/[.$A$1]" office:value-type="float" office:value="4283.58333333333" calcext:value-type="float">
            <text:p>4283.5833333333</text:p>
          </table:table-cell>
        </table:table-row>
        <table:table-row table:style-name="ro1">
          <table:table-cell table:formula="of:=[.A63]+1" office:value-type="float" office:value="2061" calcext:value-type="float">
            <text:p>2061</text:p>
          </table:table-cell>
          <table:table-cell table:formula="of:=SUMPRODUCT(['Cost Drivers'.B64:.B124];['Cost Profile'.B$2:.B$62])/[.$A$1]" office:value-type="float" office:value="335.8" calcext:value-type="float">
            <text:p>335.8</text:p>
          </table:table-cell>
          <table:table-cell table:formula="of:=SUMPRODUCT(['Cost Drivers'.C64:.C124];['Cost Profile'.C$2:.C$62])/[.$A$1]+SUMPRODUCT(['Cost Drivers'.D64:.D124];['Cost Profile'.D$2:.D$62])/[.$A$1]" office:value-type="float" office:value="615.083333333333" calcext:value-type="float">
            <text:p>615.0833333333</text:p>
          </table:table-cell>
          <table:table-cell table:formula="of:=SUMPRODUCT(['Cost Drivers'.E64:.E124];['Cost Profile'.E$2:.E$62])/[.$A$1]" office:value-type="float" office:value="0" calcext:value-type="float">
            <text:p>0</text:p>
          </table:table-cell>
          <table:table-cell table:formula="of:=SUMPRODUCT(['Cost Drivers'.F64:.F124];['Cost Profile'.F$2:.F$62])/[.$A$1]" office:value-type="float" office:value="16848.3166666667" calcext:value-type="float">
            <text:p>16848.3166666667</text:p>
          </table:table-cell>
          <table:table-cell table:formula="of:=SUMPRODUCT(['Cost Drivers'.G64:.G124];['Cost Profile'.B$2:.B$62])/[.$A$1]" office:value-type="float" office:value="472.558333333333" calcext:value-type="float">
            <text:p>472.5583333333</text:p>
          </table:table-cell>
          <table:table-cell table:formula="of:=SUMPRODUCT(['Cost Drivers'.H64:.H124];['Cost Profile'.C$2:.C$62])/[.$A$1]+SUMPRODUCT(['Cost Drivers'.I64:.I124];['Cost Profile'.D$2:.D$62])/[.$A$1]" office:value-type="float" office:value="1711.84385964912" calcext:value-type="float">
            <text:p>1711.8438596491</text:p>
          </table:table-cell>
          <table:table-cell table:formula="of:=SUMPRODUCT(['Cost Drivers'.J64:.J124];['Cost Profile'.E$2:.E$62])/[.$A$1]" office:value-type="float" office:value="0" calcext:value-type="float">
            <text:p>0</text:p>
          </table:table-cell>
          <table:table-cell table:formula="of:=SUMPRODUCT(['Cost Drivers'.K64:.K124];['Cost Profile'.F$2:.F$62])/[.$A$1]" office:value-type="float" office:value="11856.5166666667" calcext:value-type="float">
            <text:p>11856.5166666667</text:p>
          </table:table-cell>
          <table:table-cell table:formula="of:=SUMPRODUCT(['Cost Drivers'.L64:.L124];['Cost Profile'.B$2:.B$62])/[.$A$1]" office:value-type="float" office:value="697" calcext:value-type="float">
            <text:p>697</text:p>
          </table:table-cell>
          <table:table-cell table:formula="of:=SUMPRODUCT(['Cost Drivers'.M64:.M124];['Cost Profile'.C$2:.C$62])/[.$A$1]+SUMPRODUCT(['Cost Drivers'.N64:.N124];['Cost Profile'.D$2:.D$62])/[.$A$1]" office:value-type="float" office:value="5750.15" calcext:value-type="float">
            <text:p>5750.15</text:p>
          </table:table-cell>
          <table:table-cell table:formula="of:=SUMPRODUCT(['Cost Drivers'.O64:.O124];['Cost Profile'.E$2:.E$62])/[.$A$1]" office:value-type="float" office:value="0" calcext:value-type="float">
            <text:p>0</text:p>
          </table:table-cell>
          <table:table-cell table:formula="of:=SUMPRODUCT(['Cost Drivers'.P64:.P124];['Cost Profile'.F$2:.F$62])/[.$A$1]" office:value-type="float" office:value="4298.6" calcext:value-type="float">
            <text:p>4298.6</text:p>
          </table:table-cell>
        </table:table-row>
        <table:table-row table:style-name="ro1">
          <table:table-cell table:formula="of:=[.A64]+1" office:value-type="float" office:value="2062" calcext:value-type="float">
            <text:p>2062</text:p>
          </table:table-cell>
          <table:table-cell table:formula="of:=SUMPRODUCT(['Cost Drivers'.B65:.B125];['Cost Profile'.B$2:.B$62])/[.$A$1]" office:value-type="float" office:value="425.383333333333" calcext:value-type="float">
            <text:p>425.3833333333</text:p>
          </table:table-cell>
          <table:table-cell table:formula="of:=SUMPRODUCT(['Cost Drivers'.C65:.C125];['Cost Profile'.C$2:.C$62])/[.$A$1]+SUMPRODUCT(['Cost Drivers'.D65:.D125];['Cost Profile'.D$2:.D$62])/[.$A$1]" office:value-type="float" office:value="589.216666666667" calcext:value-type="float">
            <text:p>589.2166666667</text:p>
          </table:table-cell>
          <table:table-cell table:formula="of:=SUMPRODUCT(['Cost Drivers'.E65:.E125];['Cost Profile'.E$2:.E$62])/[.$A$1]" office:value-type="float" office:value="0" calcext:value-type="float">
            <text:p>0</text:p>
          </table:table-cell>
          <table:table-cell table:formula="of:=SUMPRODUCT(['Cost Drivers'.F65:.F125];['Cost Profile'.F$2:.F$62])/[.$A$1]" office:value-type="float" office:value="17101.2" calcext:value-type="float">
            <text:p>17101.2</text:p>
          </table:table-cell>
          <table:table-cell table:formula="of:=SUMPRODUCT(['Cost Drivers'.G65:.G125];['Cost Profile'.B$2:.B$62])/[.$A$1]" office:value-type="float" office:value="578.658333333333" calcext:value-type="float">
            <text:p>578.6583333333</text:p>
          </table:table-cell>
          <table:table-cell table:formula="of:=SUMPRODUCT(['Cost Drivers'.H65:.H125];['Cost Profile'.C$2:.C$62])/[.$A$1]+SUMPRODUCT(['Cost Drivers'.I65:.I125];['Cost Profile'.D$2:.D$62])/[.$A$1]" office:value-type="float" office:value="1747.04122807018" calcext:value-type="float">
            <text:p>1747.0412280702</text:p>
          </table:table-cell>
          <table:table-cell table:formula="of:=SUMPRODUCT(['Cost Drivers'.J65:.J125];['Cost Profile'.E$2:.E$62])/[.$A$1]" office:value-type="float" office:value="0" calcext:value-type="float">
            <text:p>0</text:p>
          </table:table-cell>
          <table:table-cell table:formula="of:=SUMPRODUCT(['Cost Drivers'.K65:.K125];['Cost Profile'.F$2:.F$62])/[.$A$1]" office:value-type="float" office:value="11938.3333333333" calcext:value-type="float">
            <text:p>11938.3333333333</text:p>
          </table:table-cell>
          <table:table-cell table:formula="of:=SUMPRODUCT(['Cost Drivers'.L65:.L125];['Cost Profile'.B$2:.B$62])/[.$A$1]" office:value-type="float" office:value="784.233333333333" calcext:value-type="float">
            <text:p>784.2333333333</text:p>
          </table:table-cell>
          <table:table-cell table:formula="of:=SUMPRODUCT(['Cost Drivers'.M65:.M125];['Cost Profile'.C$2:.C$62])/[.$A$1]+SUMPRODUCT(['Cost Drivers'.N65:.N125];['Cost Profile'.D$2:.D$62])/[.$A$1]" office:value-type="float" office:value="5832.7201754386" calcext:value-type="float">
            <text:p>5832.7201754386</text:p>
          </table:table-cell>
          <table:table-cell table:formula="of:=SUMPRODUCT(['Cost Drivers'.O65:.O125];['Cost Profile'.E$2:.E$62])/[.$A$1]" office:value-type="float" office:value="0" calcext:value-type="float">
            <text:p>0</text:p>
          </table:table-cell>
          <table:table-cell table:formula="of:=SUMPRODUCT(['Cost Drivers'.P65:.P125];['Cost Profile'.F$2:.F$62])/[.$A$1]" office:value-type="float" office:value="4313.35" calcext:value-type="float">
            <text:p>4313.35</text:p>
          </table:table-cell>
        </table:table-row>
        <table:table-row table:style-name="ro1">
          <table:table-cell table:formula="of:=[.A65]+1" office:value-type="float" office:value="2063" calcext:value-type="float">
            <text:p>2063</text:p>
          </table:table-cell>
          <table:table-cell table:formula="of:=SUMPRODUCT(['Cost Drivers'.B66:.B126];['Cost Profile'.B$2:.B$62])/[.$A$1]" office:value-type="float" office:value="497.775" calcext:value-type="float">
            <text:p>497.775</text:p>
          </table:table-cell>
          <table:table-cell table:formula="of:=SUMPRODUCT(['Cost Drivers'.C66:.C126];['Cost Profile'.C$2:.C$62])/[.$A$1]+SUMPRODUCT(['Cost Drivers'.D66:.D126];['Cost Profile'.D$2:.D$62])/[.$A$1]" office:value-type="float" office:value="595.416666666667" calcext:value-type="float">
            <text:p>595.4166666667</text:p>
          </table:table-cell>
          <table:table-cell table:formula="of:=SUMPRODUCT(['Cost Drivers'.E66:.E126];['Cost Profile'.E$2:.E$62])/[.$A$1]" office:value-type="float" office:value="0" calcext:value-type="float">
            <text:p>0</text:p>
          </table:table-cell>
          <table:table-cell table:formula="of:=SUMPRODUCT(['Cost Drivers'.F66:.F126];['Cost Profile'.F$2:.F$62])/[.$A$1]" office:value-type="float" office:value="17337.35" calcext:value-type="float">
            <text:p>17337.35</text:p>
          </table:table-cell>
          <table:table-cell table:formula="of:=SUMPRODUCT(['Cost Drivers'.G66:.G126];['Cost Profile'.B$2:.B$62])/[.$A$1]" office:value-type="float" office:value="663.075" calcext:value-type="float">
            <text:p>663.075</text:p>
          </table:table-cell>
          <table:table-cell table:formula="of:=SUMPRODUCT(['Cost Drivers'.H66:.H126];['Cost Profile'.C$2:.C$62])/[.$A$1]+SUMPRODUCT(['Cost Drivers'.I66:.I126];['Cost Profile'.D$2:.D$62])/[.$A$1]" office:value-type="float" office:value="1801.45438596491" calcext:value-type="float">
            <text:p>1801.4543859649</text:p>
          </table:table-cell>
          <table:table-cell table:formula="of:=SUMPRODUCT(['Cost Drivers'.J66:.J126];['Cost Profile'.E$2:.E$62])/[.$A$1]" office:value-type="float" office:value="0" calcext:value-type="float">
            <text:p>0</text:p>
          </table:table-cell>
          <table:table-cell table:formula="of:=SUMPRODUCT(['Cost Drivers'.K66:.K126];['Cost Profile'.F$2:.F$62])/[.$A$1]" office:value-type="float" office:value="12013.9333333333" calcext:value-type="float">
            <text:p>12013.9333333333</text:p>
          </table:table-cell>
          <table:table-cell table:formula="of:=SUMPRODUCT(['Cost Drivers'.L66:.L126];['Cost Profile'.B$2:.B$62])/[.$A$1]" office:value-type="float" office:value="855.116666666667" calcext:value-type="float">
            <text:p>855.1166666667</text:p>
          </table:table-cell>
          <table:table-cell table:formula="of:=SUMPRODUCT(['Cost Drivers'.M66:.M126];['Cost Profile'.C$2:.C$62])/[.$A$1]+SUMPRODUCT(['Cost Drivers'.N66:.N126];['Cost Profile'.D$2:.D$62])/[.$A$1]" office:value-type="float" office:value="5928.70175438596" calcext:value-type="float">
            <text:p>5928.701754386</text:p>
          </table:table-cell>
          <table:table-cell table:formula="of:=SUMPRODUCT(['Cost Drivers'.O66:.O126];['Cost Profile'.E$2:.E$62])/[.$A$1]" office:value-type="float" office:value="0" calcext:value-type="float">
            <text:p>0</text:p>
          </table:table-cell>
          <table:table-cell table:formula="of:=SUMPRODUCT(['Cost Drivers'.P66:.P126];['Cost Profile'.F$2:.F$62])/[.$A$1]" office:value-type="float" office:value="4322.95" calcext:value-type="float">
            <text:p>4322.95</text:p>
          </table:table-cell>
        </table:table-row>
        <table:table-row table:style-name="ro1">
          <table:table-cell table:formula="of:=[.A66]+1" office:value-type="float" office:value="2064" calcext:value-type="float">
            <text:p>2064</text:p>
          </table:table-cell>
          <table:table-cell table:formula="of:=SUMPRODUCT(['Cost Drivers'.B67:.B127];['Cost Profile'.B$2:.B$62])/[.$A$1]" office:value-type="float" office:value="543.358333333333" calcext:value-type="float">
            <text:p>543.3583333333</text:p>
          </table:table-cell>
          <table:table-cell table:formula="of:=SUMPRODUCT(['Cost Drivers'.C67:.C127];['Cost Profile'.C$2:.C$62])/[.$A$1]+SUMPRODUCT(['Cost Drivers'.D67:.D127];['Cost Profile'.D$2:.D$62])/[.$A$1]" office:value-type="float" office:value="567.197368421053" calcext:value-type="float">
            <text:p>567.1973684211</text:p>
          </table:table-cell>
          <table:table-cell table:formula="of:=SUMPRODUCT(['Cost Drivers'.E67:.E127];['Cost Profile'.E$2:.E$62])/[.$A$1]" office:value-type="float" office:value="0" calcext:value-type="float">
            <text:p>0</text:p>
          </table:table-cell>
          <table:table-cell table:formula="of:=SUMPRODUCT(['Cost Drivers'.F67:.F127];['Cost Profile'.F$2:.F$62])/[.$A$1]" office:value-type="float" office:value="17586.9" calcext:value-type="float">
            <text:p>17586.9</text:p>
          </table:table-cell>
          <table:table-cell table:formula="of:=SUMPRODUCT(['Cost Drivers'.G67:.G127];['Cost Profile'.B$2:.B$62])/[.$A$1]" office:value-type="float" office:value="721.275" calcext:value-type="float">
            <text:p>721.275</text:p>
          </table:table-cell>
          <table:table-cell table:formula="of:=SUMPRODUCT(['Cost Drivers'.H67:.H127];['Cost Profile'.C$2:.C$62])/[.$A$1]+SUMPRODUCT(['Cost Drivers'.I67:.I127];['Cost Profile'.D$2:.D$62])/[.$A$1]" office:value-type="float" office:value="1869.44824561404" calcext:value-type="float">
            <text:p>1869.448245614</text:p>
          </table:table-cell>
          <table:table-cell table:formula="of:=SUMPRODUCT(['Cost Drivers'.J67:.J127];['Cost Profile'.E$2:.E$62])/[.$A$1]" office:value-type="float" office:value="0" calcext:value-type="float">
            <text:p>0</text:p>
          </table:table-cell>
          <table:table-cell table:formula="of:=SUMPRODUCT(['Cost Drivers'.K67:.K127];['Cost Profile'.F$2:.F$62])/[.$A$1]" office:value-type="float" office:value="12092.3666666667" calcext:value-type="float">
            <text:p>12092.3666666667</text:p>
          </table:table-cell>
          <table:table-cell table:formula="of:=SUMPRODUCT(['Cost Drivers'.L67:.L127];['Cost Profile'.B$2:.B$62])/[.$A$1]" office:value-type="float" office:value="904.166666666667" calcext:value-type="float">
            <text:p>904.1666666667</text:p>
          </table:table-cell>
          <table:table-cell table:formula="of:=SUMPRODUCT(['Cost Drivers'.M67:.M127];['Cost Profile'.C$2:.C$62])/[.$A$1]+SUMPRODUCT(['Cost Drivers'.N67:.N127];['Cost Profile'.D$2:.D$62])/[.$A$1]" office:value-type="float" office:value="6033.61140350877" calcext:value-type="float">
            <text:p>6033.6114035088</text:p>
          </table:table-cell>
          <table:table-cell table:formula="of:=SUMPRODUCT(['Cost Drivers'.O67:.O127];['Cost Profile'.E$2:.E$62])/[.$A$1]" office:value-type="float" office:value="0" calcext:value-type="float">
            <text:p>0</text:p>
          </table:table-cell>
          <table:table-cell table:formula="of:=SUMPRODUCT(['Cost Drivers'.P67:.P127];['Cost Profile'.F$2:.F$62])/[.$A$1]" office:value-type="float" office:value="4336.03333333333" calcext:value-type="float">
            <text:p>4336.0333333333</text:p>
          </table:table-cell>
        </table:table-row>
        <table:table-row table:style-name="ro1">
          <table:table-cell table:formula="of:=[.A67]+1" office:value-type="float" office:value="2065" calcext:value-type="float">
            <text:p>2065</text:p>
          </table:table-cell>
          <table:table-cell table:formula="of:=SUMPRODUCT(['Cost Drivers'.B68:.B128];['Cost Profile'.B$2:.B$62])/[.$A$1]" office:value-type="float" office:value="588.425" calcext:value-type="float">
            <text:p>588.425</text:p>
          </table:table-cell>
          <table:table-cell table:formula="of:=SUMPRODUCT(['Cost Drivers'.C68:.C128];['Cost Profile'.C$2:.C$62])/[.$A$1]+SUMPRODUCT(['Cost Drivers'.D68:.D128];['Cost Profile'.D$2:.D$62])/[.$A$1]" office:value-type="float" office:value="544.851754385965" calcext:value-type="float">
            <text:p>544.851754386</text:p>
          </table:table-cell>
          <table:table-cell table:formula="of:=SUMPRODUCT(['Cost Drivers'.E68:.E128];['Cost Profile'.E$2:.E$62])/[.$A$1]" office:value-type="float" office:value="0" calcext:value-type="float">
            <text:p>0</text:p>
          </table:table-cell>
          <table:table-cell table:formula="of:=SUMPRODUCT(['Cost Drivers'.F68:.F128];['Cost Profile'.F$2:.F$62])/[.$A$1]" office:value-type="float" office:value="17828.8666666667" calcext:value-type="float">
            <text:p>17828.8666666667</text:p>
          </table:table-cell>
          <table:table-cell table:formula="of:=SUMPRODUCT(['Cost Drivers'.G68:.G128];['Cost Profile'.B$2:.B$62])/[.$A$1]" office:value-type="float" office:value="775.291666666667" calcext:value-type="float">
            <text:p>775.2916666667</text:p>
          </table:table-cell>
          <table:table-cell table:formula="of:=SUMPRODUCT(['Cost Drivers'.H68:.H128];['Cost Profile'.C$2:.C$62])/[.$A$1]+SUMPRODUCT(['Cost Drivers'.I68:.I128];['Cost Profile'.D$2:.D$62])/[.$A$1]" office:value-type="float" office:value="1959.0552631579" calcext:value-type="float">
            <text:p>1959.0552631579</text:p>
          </table:table-cell>
          <table:table-cell table:formula="of:=SUMPRODUCT(['Cost Drivers'.J68:.J128];['Cost Profile'.E$2:.E$62])/[.$A$1]" office:value-type="float" office:value="0" calcext:value-type="float">
            <text:p>0</text:p>
          </table:table-cell>
          <table:table-cell table:formula="of:=SUMPRODUCT(['Cost Drivers'.K68:.K128];['Cost Profile'.F$2:.F$62])/[.$A$1]" office:value-type="float" office:value="12164.8666666667" calcext:value-type="float">
            <text:p>12164.8666666667</text:p>
          </table:table-cell>
          <table:table-cell table:formula="of:=SUMPRODUCT(['Cost Drivers'.L68:.L128];['Cost Profile'.B$2:.B$62])/[.$A$1]" office:value-type="float" office:value="952.291666666667" calcext:value-type="float">
            <text:p>952.2916666667</text:p>
          </table:table-cell>
          <table:table-cell table:formula="of:=SUMPRODUCT(['Cost Drivers'.M68:.M128];['Cost Profile'.C$2:.C$62])/[.$A$1]+SUMPRODUCT(['Cost Drivers'.N68:.N128];['Cost Profile'.D$2:.D$62])/[.$A$1]" office:value-type="float" office:value="6156.89122807018" calcext:value-type="float">
            <text:p>6156.8912280702</text:p>
          </table:table-cell>
          <table:table-cell table:formula="of:=SUMPRODUCT(['Cost Drivers'.O68:.O128];['Cost Profile'.E$2:.E$62])/[.$A$1]" office:value-type="float" office:value="0" calcext:value-type="float">
            <text:p>0</text:p>
          </table:table-cell>
          <table:table-cell table:formula="of:=SUMPRODUCT(['Cost Drivers'.P68:.P128];['Cost Profile'.F$2:.F$62])/[.$A$1]" office:value-type="float" office:value="4347.35" calcext:value-type="float">
            <text:p>4347.35</text:p>
          </table:table-cell>
        </table:table-row>
        <table:table-row table:style-name="ro1">
          <table:table-cell table:formula="of:=[.A68]+1" office:value-type="float" office:value="2066" calcext:value-type="float">
            <text:p>2066</text:p>
          </table:table-cell>
          <table:table-cell table:formula="of:=SUMPRODUCT(['Cost Drivers'.B69:.B129];['Cost Profile'.B$2:.B$62])/[.$A$1]" office:value-type="float" office:value="618.591666666667" calcext:value-type="float">
            <text:p>618.5916666667</text:p>
          </table:table-cell>
          <table:table-cell table:formula="of:=SUMPRODUCT(['Cost Drivers'.C69:.C129];['Cost Profile'.C$2:.C$62])/[.$A$1]+SUMPRODUCT(['Cost Drivers'.D69:.D129];['Cost Profile'.D$2:.D$62])/[.$A$1]" office:value-type="float" office:value="532.835087719298" calcext:value-type="float">
            <text:p>532.8350877193</text:p>
          </table:table-cell>
          <table:table-cell table:formula="of:=SUMPRODUCT(['Cost Drivers'.E69:.E129];['Cost Profile'.E$2:.E$62])/[.$A$1]" office:value-type="float" office:value="0" calcext:value-type="float">
            <text:p>0</text:p>
          </table:table-cell>
          <table:table-cell table:formula="of:=SUMPRODUCT(['Cost Drivers'.F69:.F129];['Cost Profile'.F$2:.F$62])/[.$A$1]" office:value-type="float" office:value="18075.0166666667" calcext:value-type="float">
            <text:p>18075.0166666667</text:p>
          </table:table-cell>
          <table:table-cell table:formula="of:=SUMPRODUCT(['Cost Drivers'.G69:.G129];['Cost Profile'.B$2:.B$62])/[.$A$1]" office:value-type="float" office:value="807.475" calcext:value-type="float">
            <text:p>807.475</text:p>
          </table:table-cell>
          <table:table-cell table:formula="of:=SUMPRODUCT(['Cost Drivers'.H69:.H129];['Cost Profile'.C$2:.C$62])/[.$A$1]+SUMPRODUCT(['Cost Drivers'.I69:.I129];['Cost Profile'.D$2:.D$62])/[.$A$1]" office:value-type="float" office:value="2061.79473684211" calcext:value-type="float">
            <text:p>2061.7947368421</text:p>
          </table:table-cell>
          <table:table-cell table:formula="of:=SUMPRODUCT(['Cost Drivers'.J69:.J129];['Cost Profile'.E$2:.E$62])/[.$A$1]" office:value-type="float" office:value="0" calcext:value-type="float">
            <text:p>0</text:p>
          </table:table-cell>
          <table:table-cell table:formula="of:=SUMPRODUCT(['Cost Drivers'.K69:.K129];['Cost Profile'.F$2:.F$62])/[.$A$1]" office:value-type="float" office:value="12237.4" calcext:value-type="float">
            <text:p>12237.4</text:p>
          </table:table-cell>
          <table:table-cell table:formula="of:=SUMPRODUCT(['Cost Drivers'.L69:.L129];['Cost Profile'.B$2:.B$62])/[.$A$1]" office:value-type="float" office:value="980.508333333333" calcext:value-type="float">
            <text:p>980.5083333333</text:p>
          </table:table-cell>
          <table:table-cell table:formula="of:=SUMPRODUCT(['Cost Drivers'.M69:.M129];['Cost Profile'.C$2:.C$62])/[.$A$1]+SUMPRODUCT(['Cost Drivers'.N69:.N129];['Cost Profile'.D$2:.D$62])/[.$A$1]" office:value-type="float" office:value="6290.6649122807" calcext:value-type="float">
            <text:p>6290.6649122807</text:p>
          </table:table-cell>
          <table:table-cell table:formula="of:=SUMPRODUCT(['Cost Drivers'.O69:.O129];['Cost Profile'.E$2:.E$62])/[.$A$1]" office:value-type="float" office:value="0" calcext:value-type="float">
            <text:p>0</text:p>
          </table:table-cell>
          <table:table-cell table:formula="of:=SUMPRODUCT(['Cost Drivers'.P69:.P129];['Cost Profile'.F$2:.F$62])/[.$A$1]" office:value-type="float" office:value="4357.4" calcext:value-type="float">
            <text:p>4357.4</text:p>
          </table:table-cell>
        </table:table-row>
        <table:table-row table:style-name="ro1">
          <table:table-cell table:formula="of:=[.A69]+1" office:value-type="float" office:value="2067" calcext:value-type="float">
            <text:p>2067</text:p>
          </table:table-cell>
          <table:table-cell table:formula="of:=SUMPRODUCT(['Cost Drivers'.B70:.B130];['Cost Profile'.B$2:.B$62])/[.$A$1]" office:value-type="float" office:value="637.983333333333" calcext:value-type="float">
            <text:p>637.9833333333</text:p>
          </table:table-cell>
          <table:table-cell table:formula="of:=SUMPRODUCT(['Cost Drivers'.C70:.C130];['Cost Profile'.C$2:.C$62])/[.$A$1]+SUMPRODUCT(['Cost Drivers'.D70:.D130];['Cost Profile'.D$2:.D$62])/[.$A$1]" office:value-type="float" office:value="517.965789473684" calcext:value-type="float">
            <text:p>517.9657894737</text:p>
          </table:table-cell>
          <table:table-cell table:formula="of:=SUMPRODUCT(['Cost Drivers'.E70:.E130];['Cost Profile'.E$2:.E$62])/[.$A$1]" office:value-type="float" office:value="0" calcext:value-type="float">
            <text:p>0</text:p>
          </table:table-cell>
          <table:table-cell table:formula="of:=SUMPRODUCT(['Cost Drivers'.F70:.F130];['Cost Profile'.F$2:.F$62])/[.$A$1]" office:value-type="float" office:value="18318.05" calcext:value-type="float">
            <text:p>18318.05</text:p>
          </table:table-cell>
          <table:table-cell table:formula="of:=SUMPRODUCT(['Cost Drivers'.G70:.G130];['Cost Profile'.B$2:.B$62])/[.$A$1]" office:value-type="float" office:value="824.075" calcext:value-type="float">
            <text:p>824.075</text:p>
          </table:table-cell>
          <table:table-cell table:formula="of:=SUMPRODUCT(['Cost Drivers'.H70:.H130];['Cost Profile'.C$2:.C$62])/[.$A$1]+SUMPRODUCT(['Cost Drivers'.I70:.I130];['Cost Profile'.D$2:.D$62])/[.$A$1]" office:value-type="float" office:value="2174.64385964912" calcext:value-type="float">
            <text:p>2174.6438596491</text:p>
          </table:table-cell>
          <table:table-cell table:formula="of:=SUMPRODUCT(['Cost Drivers'.J70:.J130];['Cost Profile'.E$2:.E$62])/[.$A$1]" office:value-type="float" office:value="0" calcext:value-type="float">
            <text:p>0</text:p>
          </table:table-cell>
          <table:table-cell table:formula="of:=SUMPRODUCT(['Cost Drivers'.K70:.K130];['Cost Profile'.F$2:.F$62])/[.$A$1]" office:value-type="float" office:value="12304.7166666667" calcext:value-type="float">
            <text:p>12304.7166666667</text:p>
          </table:table-cell>
          <table:table-cell table:formula="of:=SUMPRODUCT(['Cost Drivers'.L70:.L130];['Cost Profile'.B$2:.B$62])/[.$A$1]" office:value-type="float" office:value="993.291666666667" calcext:value-type="float">
            <text:p>993.2916666667</text:p>
          </table:table-cell>
          <table:table-cell table:formula="of:=SUMPRODUCT(['Cost Drivers'.M70:.M130];['Cost Profile'.C$2:.C$62])/[.$A$1]+SUMPRODUCT(['Cost Drivers'.N70:.N130];['Cost Profile'.D$2:.D$62])/[.$A$1]" office:value-type="float" office:value="6432.79649122807" calcext:value-type="float">
            <text:p>6432.7964912281</text:p>
          </table:table-cell>
          <table:table-cell table:formula="of:=SUMPRODUCT(['Cost Drivers'.O70:.O130];['Cost Profile'.E$2:.E$62])/[.$A$1]" office:value-type="float" office:value="0" calcext:value-type="float">
            <text:p>0</text:p>
          </table:table-cell>
          <table:table-cell table:formula="of:=SUMPRODUCT(['Cost Drivers'.P70:.P130];['Cost Profile'.F$2:.F$62])/[.$A$1]" office:value-type="float" office:value="4370.01666666667" calcext:value-type="float">
            <text:p>4370.0166666667</text:p>
          </table:table-cell>
        </table:table-row>
        <table:table-row table:style-name="ro1">
          <table:table-cell table:formula="of:=[.A70]+1" office:value-type="float" office:value="2068" calcext:value-type="float">
            <text:p>2068</text:p>
          </table:table-cell>
          <table:table-cell table:formula="of:=SUMPRODUCT(['Cost Drivers'.B71:.B131];['Cost Profile'.B$2:.B$62])/[.$A$1]" office:value-type="float" office:value="655.416666666667" calcext:value-type="float">
            <text:p>655.4166666667</text:p>
          </table:table-cell>
          <table:table-cell table:formula="of:=SUMPRODUCT(['Cost Drivers'.C71:.C131];['Cost Profile'.C$2:.C$62])/[.$A$1]+SUMPRODUCT(['Cost Drivers'.D71:.D131];['Cost Profile'.D$2:.D$62])/[.$A$1]" office:value-type="float" office:value="506.936842105263" calcext:value-type="float">
            <text:p>506.9368421053</text:p>
          </table:table-cell>
          <table:table-cell table:formula="of:=SUMPRODUCT(['Cost Drivers'.E71:.E131];['Cost Profile'.E$2:.E$62])/[.$A$1]" office:value-type="float" office:value="0" calcext:value-type="float">
            <text:p>0</text:p>
          </table:table-cell>
          <table:table-cell table:formula="of:=SUMPRODUCT(['Cost Drivers'.F71:.F131];['Cost Profile'.F$2:.F$62])/[.$A$1]" office:value-type="float" office:value="18560.0166666667" calcext:value-type="float">
            <text:p>18560.0166666667</text:p>
          </table:table-cell>
          <table:table-cell table:formula="of:=SUMPRODUCT(['Cost Drivers'.G71:.G131];['Cost Profile'.B$2:.B$62])/[.$A$1]" office:value-type="float" office:value="834.516666666667" calcext:value-type="float">
            <text:p>834.5166666667</text:p>
          </table:table-cell>
          <table:table-cell table:formula="of:=SUMPRODUCT(['Cost Drivers'.H71:.H131];['Cost Profile'.C$2:.C$62])/[.$A$1]+SUMPRODUCT(['Cost Drivers'.I71:.I131];['Cost Profile'.D$2:.D$62])/[.$A$1]" office:value-type="float" office:value="2288.79912280702" calcext:value-type="float">
            <text:p>2288.799122807</text:p>
          </table:table-cell>
          <table:table-cell table:formula="of:=SUMPRODUCT(['Cost Drivers'.J71:.J131];['Cost Profile'.E$2:.E$62])/[.$A$1]" office:value-type="float" office:value="0" calcext:value-type="float">
            <text:p>0</text:p>
          </table:table-cell>
          <table:table-cell table:formula="of:=SUMPRODUCT(['Cost Drivers'.K71:.K131];['Cost Profile'.F$2:.F$62])/[.$A$1]" office:value-type="float" office:value="12369.6166666667" calcext:value-type="float">
            <text:p>12369.6166666667</text:p>
          </table:table-cell>
          <table:table-cell table:formula="of:=SUMPRODUCT(['Cost Drivers'.L71:.L131];['Cost Profile'.B$2:.B$62])/[.$A$1]" office:value-type="float" office:value="1001.275" calcext:value-type="float">
            <text:p>1001.275</text:p>
          </table:table-cell>
          <table:table-cell table:formula="of:=SUMPRODUCT(['Cost Drivers'.M71:.M131];['Cost Profile'.C$2:.C$62])/[.$A$1]+SUMPRODUCT(['Cost Drivers'.N71:.N131];['Cost Profile'.D$2:.D$62])/[.$A$1]" office:value-type="float" office:value="6574.52894736842" calcext:value-type="float">
            <text:p>6574.5289473684</text:p>
          </table:table-cell>
          <table:table-cell table:formula="of:=SUMPRODUCT(['Cost Drivers'.O71:.O131];['Cost Profile'.E$2:.E$62])/[.$A$1]" office:value-type="float" office:value="0" calcext:value-type="float">
            <text:p>0</text:p>
          </table:table-cell>
          <table:table-cell table:formula="of:=SUMPRODUCT(['Cost Drivers'.P71:.P131];['Cost Profile'.F$2:.F$62])/[.$A$1]" office:value-type="float" office:value="4378.9" calcext:value-type="float">
            <text:p>4378.9</text:p>
          </table:table-cell>
        </table:table-row>
        <table:table-row table:style-name="ro1">
          <table:table-cell table:formula="of:=[.A71]+1" office:value-type="float" office:value="2069" calcext:value-type="float">
            <text:p>2069</text:p>
          </table:table-cell>
          <table:table-cell table:formula="of:=SUMPRODUCT(['Cost Drivers'.B72:.B132];['Cost Profile'.B$2:.B$62])/[.$A$1]" office:value-type="float" office:value="675.825" calcext:value-type="float">
            <text:p>675.825</text:p>
          </table:table-cell>
          <table:table-cell table:formula="of:=SUMPRODUCT(['Cost Drivers'.C72:.C132];['Cost Profile'.C$2:.C$62])/[.$A$1]+SUMPRODUCT(['Cost Drivers'.D72:.D132];['Cost Profile'.D$2:.D$62])/[.$A$1]" office:value-type="float" office:value="489.224561403509" calcext:value-type="float">
            <text:p>489.2245614035</text:p>
          </table:table-cell>
          <table:table-cell table:formula="of:=SUMPRODUCT(['Cost Drivers'.E72:.E132];['Cost Profile'.E$2:.E$62])/[.$A$1]" office:value-type="float" office:value="0" calcext:value-type="float">
            <text:p>0</text:p>
          </table:table-cell>
          <table:table-cell table:formula="of:=SUMPRODUCT(['Cost Drivers'.F72:.F132];['Cost Profile'.F$2:.F$62])/[.$A$1]" office:value-type="float" office:value="18796.25" calcext:value-type="float">
            <text:p>18796.25</text:p>
          </table:table-cell>
          <table:table-cell table:formula="of:=SUMPRODUCT(['Cost Drivers'.G72:.G132];['Cost Profile'.B$2:.B$62])/[.$A$1]" office:value-type="float" office:value="842.483333333333" calcext:value-type="float">
            <text:p>842.4833333333</text:p>
          </table:table-cell>
          <table:table-cell table:formula="of:=SUMPRODUCT(['Cost Drivers'.H72:.H132];['Cost Profile'.C$2:.C$62])/[.$A$1]+SUMPRODUCT(['Cost Drivers'.I72:.I132];['Cost Profile'.D$2:.D$62])/[.$A$1]" office:value-type="float" office:value="2410.38596491228" calcext:value-type="float">
            <text:p>2410.3859649123</text:p>
          </table:table-cell>
          <table:table-cell table:formula="of:=SUMPRODUCT(['Cost Drivers'.J72:.J132];['Cost Profile'.E$2:.E$62])/[.$A$1]" office:value-type="float" office:value="0" calcext:value-type="float">
            <text:p>0</text:p>
          </table:table-cell>
          <table:table-cell table:formula="of:=SUMPRODUCT(['Cost Drivers'.K72:.K132];['Cost Profile'.F$2:.F$62])/[.$A$1]" office:value-type="float" office:value="12434.9333333333" calcext:value-type="float">
            <text:p>12434.9333333333</text:p>
          </table:table-cell>
          <table:table-cell table:formula="of:=SUMPRODUCT(['Cost Drivers'.L72:.L132];['Cost Profile'.B$2:.B$62])/[.$A$1]" office:value-type="float" office:value="1005.85833333333" calcext:value-type="float">
            <text:p>1005.8583333333</text:p>
          </table:table-cell>
          <table:table-cell table:formula="of:=SUMPRODUCT(['Cost Drivers'.M72:.M132];['Cost Profile'.C$2:.C$62])/[.$A$1]+SUMPRODUCT(['Cost Drivers'.N72:.N132];['Cost Profile'.D$2:.D$62])/[.$A$1]" office:value-type="float" office:value="6722.51754385965" calcext:value-type="float">
            <text:p>6722.5175438597</text:p>
          </table:table-cell>
          <table:table-cell table:formula="of:=SUMPRODUCT(['Cost Drivers'.O72:.O132];['Cost Profile'.E$2:.E$62])/[.$A$1]" office:value-type="float" office:value="0" calcext:value-type="float">
            <text:p>0</text:p>
          </table:table-cell>
          <table:table-cell table:formula="of:=SUMPRODUCT(['Cost Drivers'.P72:.P132];['Cost Profile'.F$2:.F$62])/[.$A$1]" office:value-type="float" office:value="4391.76666666667" calcext:value-type="float">
            <text:p>4391.7666666667</text:p>
          </table:table-cell>
        </table:table-row>
        <table:table-row table:style-name="ro1">
          <table:table-cell table:formula="of:=[.A72]+1" office:value-type="float" office:value="2070" calcext:value-type="float">
            <text:p>2070</text:p>
          </table:table-cell>
          <table:table-cell table:formula="of:=SUMPRODUCT(['Cost Drivers'.B73:.B133];['Cost Profile'.B$2:.B$62])/[.$A$1]" office:value-type="float" office:value="688.016666666667" calcext:value-type="float">
            <text:p>688.0166666667</text:p>
          </table:table-cell>
          <table:table-cell table:formula="of:=SUMPRODUCT(['Cost Drivers'.C73:.C133];['Cost Profile'.C$2:.C$62])/[.$A$1]+SUMPRODUCT(['Cost Drivers'.D73:.D133];['Cost Profile'.D$2:.D$62])/[.$A$1]" office:value-type="float" office:value="470.495614035088" calcext:value-type="float">
            <text:p>470.4956140351</text:p>
          </table:table-cell>
          <table:table-cell table:formula="of:=SUMPRODUCT(['Cost Drivers'.E73:.E133];['Cost Profile'.E$2:.E$62])/[.$A$1]" office:value-type="float" office:value="0" calcext:value-type="float">
            <text:p>0</text:p>
          </table:table-cell>
          <table:table-cell table:formula="of:=SUMPRODUCT(['Cost Drivers'.F73:.F133];['Cost Profile'.F$2:.F$62])/[.$A$1]" office:value-type="float" office:value="19033.1" calcext:value-type="float">
            <text:p>19033.1</text:p>
          </table:table-cell>
          <table:table-cell table:formula="of:=SUMPRODUCT(['Cost Drivers'.G73:.G133];['Cost Profile'.B$2:.B$62])/[.$A$1]" office:value-type="float" office:value="845.2" calcext:value-type="float">
            <text:p>845.2</text:p>
          </table:table-cell>
          <table:table-cell table:formula="of:=SUMPRODUCT(['Cost Drivers'.H73:.H133];['Cost Profile'.C$2:.C$62])/[.$A$1]+SUMPRODUCT(['Cost Drivers'.I73:.I133];['Cost Profile'.D$2:.D$62])/[.$A$1]" office:value-type="float" office:value="2535.11052631579" calcext:value-type="float">
            <text:p>2535.1105263158</text:p>
          </table:table-cell>
          <table:table-cell table:formula="of:=SUMPRODUCT(['Cost Drivers'.J73:.J133];['Cost Profile'.E$2:.E$62])/[.$A$1]" office:value-type="float" office:value="0" calcext:value-type="float">
            <text:p>0</text:p>
          </table:table-cell>
          <table:table-cell table:formula="of:=SUMPRODUCT(['Cost Drivers'.K73:.K133];['Cost Profile'.F$2:.F$62])/[.$A$1]" office:value-type="float" office:value="12495.1833333333" calcext:value-type="float">
            <text:p>12495.1833333333</text:p>
          </table:table-cell>
          <table:table-cell table:formula="of:=SUMPRODUCT(['Cost Drivers'.L73:.L133];['Cost Profile'.B$2:.B$62])/[.$A$1]" office:value-type="float" office:value="1005.55833333333" calcext:value-type="float">
            <text:p>1005.5583333333</text:p>
          </table:table-cell>
          <table:table-cell table:formula="of:=SUMPRODUCT(['Cost Drivers'.M73:.M133];['Cost Profile'.C$2:.C$62])/[.$A$1]+SUMPRODUCT(['Cost Drivers'.N73:.N133];['Cost Profile'.D$2:.D$62])/[.$A$1]" office:value-type="float" office:value="6873.85350877193" calcext:value-type="float">
            <text:p>6873.8535087719</text:p>
          </table:table-cell>
          <table:table-cell table:formula="of:=SUMPRODUCT(['Cost Drivers'.O73:.O133];['Cost Profile'.E$2:.E$62])/[.$A$1]" office:value-type="float" office:value="0" calcext:value-type="float">
            <text:p>0</text:p>
          </table:table-cell>
          <table:table-cell table:formula="of:=SUMPRODUCT(['Cost Drivers'.P73:.P133];['Cost Profile'.F$2:.F$62])/[.$A$1]" office:value-type="float" office:value="4402.5" calcext:value-type="float">
            <text:p>4402.5</text:p>
          </table:table-cell>
        </table:table-row>
        <table:table-row table:style-name="ro1">
          <table:table-cell table:formula="of:=[.A73]+1" office:value-type="float" office:value="2071" calcext:value-type="float">
            <text:p>2071</text:p>
          </table:table-cell>
          <table:table-cell table:formula="of:=SUMPRODUCT(['Cost Drivers'.B74:.B134];['Cost Profile'.B$2:.B$62])/[.$A$1]" office:value-type="float" office:value="705.083333333333" calcext:value-type="float">
            <text:p>705.0833333333</text:p>
          </table:table-cell>
          <table:table-cell table:formula="of:=SUMPRODUCT(['Cost Drivers'.C74:.C134];['Cost Profile'.C$2:.C$62])/[.$A$1]+SUMPRODUCT(['Cost Drivers'.D74:.D134];['Cost Profile'.D$2:.D$62])/[.$A$1]" office:value-type="float" office:value="433.5" calcext:value-type="float">
            <text:p>433.5</text:p>
          </table:table-cell>
          <table:table-cell table:formula="of:=SUMPRODUCT(['Cost Drivers'.E74:.E134];['Cost Profile'.E$2:.E$62])/[.$A$1]" office:value-type="float" office:value="0" calcext:value-type="float">
            <text:p>0</text:p>
          </table:table-cell>
          <table:table-cell table:formula="of:=SUMPRODUCT(['Cost Drivers'.F74:.F134];['Cost Profile'.F$2:.F$62])/[.$A$1]" office:value-type="float" office:value="19249.0666666667" calcext:value-type="float">
            <text:p>19249.0666666667</text:p>
          </table:table-cell>
          <table:table-cell table:formula="of:=SUMPRODUCT(['Cost Drivers'.G74:.G134];['Cost Profile'.B$2:.B$62])/[.$A$1]" office:value-type="float" office:value="854.85" calcext:value-type="float">
            <text:p>854.85</text:p>
          </table:table-cell>
          <table:table-cell table:formula="of:=SUMPRODUCT(['Cost Drivers'.H74:.H134];['Cost Profile'.C$2:.C$62])/[.$A$1]+SUMPRODUCT(['Cost Drivers'.I74:.I134];['Cost Profile'.D$2:.D$62])/[.$A$1]" office:value-type="float" office:value="2666.94824561403" calcext:value-type="float">
            <text:p>2666.948245614</text:p>
          </table:table-cell>
          <table:table-cell table:formula="of:=SUMPRODUCT(['Cost Drivers'.J74:.J134];['Cost Profile'.E$2:.E$62])/[.$A$1]" office:value-type="float" office:value="0" calcext:value-type="float">
            <text:p>0</text:p>
          </table:table-cell>
          <table:table-cell table:formula="of:=SUMPRODUCT(['Cost Drivers'.K74:.K134];['Cost Profile'.F$2:.F$62])/[.$A$1]" office:value-type="float" office:value="12559.3166666667" calcext:value-type="float">
            <text:p>12559.3166666667</text:p>
          </table:table-cell>
          <table:table-cell table:formula="of:=SUMPRODUCT(['Cost Drivers'.L74:.L134];['Cost Profile'.B$2:.B$62])/[.$A$1]" office:value-type="float" office:value="1012.35" calcext:value-type="float">
            <text:p>1012.35</text:p>
          </table:table-cell>
          <table:table-cell table:formula="of:=SUMPRODUCT(['Cost Drivers'.M74:.M134];['Cost Profile'.C$2:.C$62])/[.$A$1]+SUMPRODUCT(['Cost Drivers'.N74:.N134];['Cost Profile'.D$2:.D$62])/[.$A$1]" office:value-type="float" office:value="7032.51140350877" calcext:value-type="float">
            <text:p>7032.5114035088</text:p>
          </table:table-cell>
          <table:table-cell table:formula="of:=SUMPRODUCT(['Cost Drivers'.O74:.O134];['Cost Profile'.E$2:.E$62])/[.$A$1]" office:value-type="float" office:value="0" calcext:value-type="float">
            <text:p>0</text:p>
          </table:table-cell>
          <table:table-cell table:formula="of:=SUMPRODUCT(['Cost Drivers'.P74:.P134];['Cost Profile'.F$2:.F$62])/[.$A$1]" office:value-type="float" office:value="4414.25" calcext:value-type="float">
            <text:p>4414.25</text:p>
          </table:table-cell>
        </table:table-row>
        <table:table-row table:style-name="ro1">
          <table:table-cell table:formula="of:=[.A74]+1" office:value-type="float" office:value="2072" calcext:value-type="float">
            <text:p>2072</text:p>
          </table:table-cell>
          <table:table-cell table:formula="of:=SUMPRODUCT(['Cost Drivers'.B75:.B135];['Cost Profile'.B$2:.B$62])/[.$A$1]" office:value-type="float" office:value="711.133333333333" calcext:value-type="float">
            <text:p>711.1333333333</text:p>
          </table:table-cell>
          <table:table-cell table:formula="of:=SUMPRODUCT(['Cost Drivers'.C75:.C135];['Cost Profile'.C$2:.C$62])/[.$A$1]+SUMPRODUCT(['Cost Drivers'.D75:.D135];['Cost Profile'.D$2:.D$62])/[.$A$1]" office:value-type="float" office:value="377.954385964912" calcext:value-type="float">
            <text:p>377.9543859649</text:p>
          </table:table-cell>
          <table:table-cell table:formula="of:=SUMPRODUCT(['Cost Drivers'.E75:.E135];['Cost Profile'.E$2:.E$62])/[.$A$1]" office:value-type="float" office:value="0" calcext:value-type="float">
            <text:p>0</text:p>
          </table:table-cell>
          <table:table-cell table:formula="of:=SUMPRODUCT(['Cost Drivers'.F75:.F135];['Cost Profile'.F$2:.F$62])/[.$A$1]" office:value-type="float" office:value="19435.0833333333" calcext:value-type="float">
            <text:p>19435.0833333333</text:p>
          </table:table-cell>
          <table:table-cell table:formula="of:=SUMPRODUCT(['Cost Drivers'.G75:.G135];['Cost Profile'.B$2:.B$62])/[.$A$1]" office:value-type="float" office:value="863.233333333333" calcext:value-type="float">
            <text:p>863.2333333333</text:p>
          </table:table-cell>
          <table:table-cell table:formula="of:=SUMPRODUCT(['Cost Drivers'.H75:.H135];['Cost Profile'.C$2:.C$62])/[.$A$1]+SUMPRODUCT(['Cost Drivers'.I75:.I135];['Cost Profile'.D$2:.D$62])/[.$A$1]" office:value-type="float" office:value="2820.09035087719" calcext:value-type="float">
            <text:p>2820.0903508772</text:p>
          </table:table-cell>
          <table:table-cell table:formula="of:=SUMPRODUCT(['Cost Drivers'.J75:.J135];['Cost Profile'.E$2:.E$62])/[.$A$1]" office:value-type="float" office:value="0" calcext:value-type="float">
            <text:p>0</text:p>
          </table:table-cell>
          <table:table-cell table:formula="of:=SUMPRODUCT(['Cost Drivers'.K75:.K135];['Cost Profile'.F$2:.F$62])/[.$A$1]" office:value-type="float" office:value="12615.7" calcext:value-type="float">
            <text:p>12615.7</text:p>
          </table:table-cell>
          <table:table-cell table:formula="of:=SUMPRODUCT(['Cost Drivers'.L75:.L135];['Cost Profile'.B$2:.B$62])/[.$A$1]" office:value-type="float" office:value="1016.75833333333" calcext:value-type="float">
            <text:p>1016.7583333333</text:p>
          </table:table-cell>
          <table:table-cell table:formula="of:=SUMPRODUCT(['Cost Drivers'.M75:.M135];['Cost Profile'.C$2:.C$62])/[.$A$1]+SUMPRODUCT(['Cost Drivers'.N75:.N135];['Cost Profile'.D$2:.D$62])/[.$A$1]" office:value-type="float" office:value="7211.92280701754" calcext:value-type="float">
            <text:p>7211.9228070176</text:p>
          </table:table-cell>
          <table:table-cell table:formula="of:=SUMPRODUCT(['Cost Drivers'.O75:.O135];['Cost Profile'.E$2:.E$62])/[.$A$1]" office:value-type="float" office:value="0" calcext:value-type="float">
            <text:p>0</text:p>
          </table:table-cell>
          <table:table-cell table:formula="of:=SUMPRODUCT(['Cost Drivers'.P75:.P135];['Cost Profile'.F$2:.F$62])/[.$A$1]" office:value-type="float" office:value="4425.7" calcext:value-type="float">
            <text:p>4425.7</text:p>
          </table:table-cell>
        </table:table-row>
        <table:table-row table:style-name="ro1">
          <table:table-cell table:formula="of:=[.A75]+1" office:value-type="float" office:value="2073" calcext:value-type="float">
            <text:p>2073</text:p>
          </table:table-cell>
          <table:table-cell table:formula="of:=SUMPRODUCT(['Cost Drivers'.B76:.B136];['Cost Profile'.B$2:.B$62])/[.$A$1]" office:value-type="float" office:value="711.458333333333" calcext:value-type="float">
            <text:p>711.4583333333</text:p>
          </table:table-cell>
          <table:table-cell table:formula="of:=SUMPRODUCT(['Cost Drivers'.C76:.C136];['Cost Profile'.C$2:.C$62])/[.$A$1]+SUMPRODUCT(['Cost Drivers'.D76:.D136];['Cost Profile'.D$2:.D$62])/[.$A$1]" office:value-type="float" office:value="370.242105263158" calcext:value-type="float">
            <text:p>370.2421052632</text:p>
          </table:table-cell>
          <table:table-cell table:formula="of:=SUMPRODUCT(['Cost Drivers'.E76:.E136];['Cost Profile'.E$2:.E$62])/[.$A$1]" office:value-type="float" office:value="0" calcext:value-type="float">
            <text:p>0</text:p>
          </table:table-cell>
          <table:table-cell table:formula="of:=SUMPRODUCT(['Cost Drivers'.F76:.F136];['Cost Profile'.F$2:.F$62])/[.$A$1]" office:value-type="float" office:value="19576.75" calcext:value-type="float">
            <text:p>19576.75</text:p>
          </table:table-cell>
          <table:table-cell table:formula="of:=SUMPRODUCT(['Cost Drivers'.G76:.G136];['Cost Profile'.B$2:.B$62])/[.$A$1]" office:value-type="float" office:value="872.15" calcext:value-type="float">
            <text:p>872.15</text:p>
          </table:table-cell>
          <table:table-cell table:formula="of:=SUMPRODUCT(['Cost Drivers'.H76:.H136];['Cost Profile'.C$2:.C$62])/[.$A$1]+SUMPRODUCT(['Cost Drivers'.I76:.I136];['Cost Profile'.D$2:.D$62])/[.$A$1]" office:value-type="float" office:value="2971.43947368421" calcext:value-type="float">
            <text:p>2971.4394736842</text:p>
          </table:table-cell>
          <table:table-cell table:formula="of:=SUMPRODUCT(['Cost Drivers'.J76:.J136];['Cost Profile'.E$2:.E$62])/[.$A$1]" office:value-type="float" office:value="0" calcext:value-type="float">
            <text:p>0</text:p>
          </table:table-cell>
          <table:table-cell table:formula="of:=SUMPRODUCT(['Cost Drivers'.K76:.K136];['Cost Profile'.F$2:.F$62])/[.$A$1]" office:value-type="float" office:value="12672.2166666667" calcext:value-type="float">
            <text:p>12672.2166666667</text:p>
          </table:table-cell>
          <table:table-cell table:formula="of:=SUMPRODUCT(['Cost Drivers'.L76:.L136];['Cost Profile'.B$2:.B$62])/[.$A$1]" office:value-type="float" office:value="1021.74166666667" calcext:value-type="float">
            <text:p>1021.7416666667</text:p>
          </table:table-cell>
          <table:table-cell table:formula="of:=SUMPRODUCT(['Cost Drivers'.M76:.M136];['Cost Profile'.C$2:.C$62])/[.$A$1]+SUMPRODUCT(['Cost Drivers'.N76:.N136];['Cost Profile'.D$2:.D$62])/[.$A$1]" office:value-type="float" office:value="7388.85964912281" calcext:value-type="float">
            <text:p>7388.8596491228</text:p>
          </table:table-cell>
          <table:table-cell table:formula="of:=SUMPRODUCT(['Cost Drivers'.O76:.O136];['Cost Profile'.E$2:.E$62])/[.$A$1]" office:value-type="float" office:value="0" calcext:value-type="float">
            <text:p>0</text:p>
          </table:table-cell>
          <table:table-cell table:formula="of:=SUMPRODUCT(['Cost Drivers'.P76:.P136];['Cost Profile'.F$2:.F$62])/[.$A$1]" office:value-type="float" office:value="4439.35" calcext:value-type="float">
            <text:p>4439.35</text:p>
          </table:table-cell>
        </table:table-row>
        <table:table-row table:style-name="ro1">
          <table:table-cell table:formula="of:=[.A76]+1" office:value-type="float" office:value="2074" calcext:value-type="float">
            <text:p>2074</text:p>
          </table:table-cell>
          <table:table-cell table:formula="of:=SUMPRODUCT(['Cost Drivers'.B77:.B137];['Cost Profile'.B$2:.B$62])/[.$A$1]" office:value-type="float" office:value="746.9" calcext:value-type="float">
            <text:p>746.9</text:p>
          </table:table-cell>
          <table:table-cell table:formula="of:=SUMPRODUCT(['Cost Drivers'.C77:.C137];['Cost Profile'.C$2:.C$62])/[.$A$1]+SUMPRODUCT(['Cost Drivers'.D77:.D137];['Cost Profile'.D$2:.D$62])/[.$A$1]" office:value-type="float" office:value="329.24649122807" calcext:value-type="float">
            <text:p>329.2464912281</text:p>
          </table:table-cell>
          <table:table-cell table:formula="of:=SUMPRODUCT(['Cost Drivers'.E77:.E137];['Cost Profile'.E$2:.E$62])/[.$A$1]" office:value-type="float" office:value="0" calcext:value-type="float">
            <text:p>0</text:p>
          </table:table-cell>
          <table:table-cell table:formula="of:=SUMPRODUCT(['Cost Drivers'.F77:.F137];['Cost Profile'.F$2:.F$62])/[.$A$1]" office:value-type="float" office:value="19690.9833333333" calcext:value-type="float">
            <text:p>19690.9833333333</text:p>
          </table:table-cell>
          <table:table-cell table:formula="of:=SUMPRODUCT(['Cost Drivers'.G77:.G137];['Cost Profile'.B$2:.B$62])/[.$A$1]" office:value-type="float" office:value="914.791666666667" calcext:value-type="float">
            <text:p>914.7916666667</text:p>
          </table:table-cell>
          <table:table-cell table:formula="of:=SUMPRODUCT(['Cost Drivers'.H77:.H137];['Cost Profile'.C$2:.C$62])/[.$A$1]+SUMPRODUCT(['Cost Drivers'.I77:.I137];['Cost Profile'.D$2:.D$62])/[.$A$1]" office:value-type="float" office:value="3119.21315789474" calcext:value-type="float">
            <text:p>3119.2131578947</text:p>
          </table:table-cell>
          <table:table-cell table:formula="of:=SUMPRODUCT(['Cost Drivers'.J77:.J137];['Cost Profile'.E$2:.E$62])/[.$A$1]" office:value-type="float" office:value="0" calcext:value-type="float">
            <text:p>0</text:p>
          </table:table-cell>
          <table:table-cell table:formula="of:=SUMPRODUCT(['Cost Drivers'.K77:.K137];['Cost Profile'.F$2:.F$62])/[.$A$1]" office:value-type="float" office:value="12727.7833333333" calcext:value-type="float">
            <text:p>12727.7833333333</text:p>
          </table:table-cell>
          <table:table-cell table:formula="of:=SUMPRODUCT(['Cost Drivers'.L77:.L137];['Cost Profile'.B$2:.B$62])/[.$A$1]" office:value-type="float" office:value="1059.4" calcext:value-type="float">
            <text:p>1059.4</text:p>
          </table:table-cell>
          <table:table-cell table:formula="of:=SUMPRODUCT(['Cost Drivers'.M77:.M137];['Cost Profile'.C$2:.C$62])/[.$A$1]+SUMPRODUCT(['Cost Drivers'.N77:.N137];['Cost Profile'.D$2:.D$62])/[.$A$1]" office:value-type="float" office:value="7561.92192982456" calcext:value-type="float">
            <text:p>7561.9219298246</text:p>
          </table:table-cell>
          <table:table-cell table:formula="of:=SUMPRODUCT(['Cost Drivers'.O77:.O137];['Cost Profile'.E$2:.E$62])/[.$A$1]" office:value-type="float" office:value="0" calcext:value-type="float">
            <text:p>0</text:p>
          </table:table-cell>
          <table:table-cell table:formula="of:=SUMPRODUCT(['Cost Drivers'.P77:.P137];['Cost Profile'.F$2:.F$62])/[.$A$1]" office:value-type="float" office:value="4452.48333333333" calcext:value-type="float">
            <text:p>4452.4833333333</text:p>
          </table:table-cell>
        </table:table-row>
        <table:table-row table:style-name="ro1">
          <table:table-cell table:formula="of:=[.A77]+1" office:value-type="float" office:value="2075" calcext:value-type="float">
            <text:p>2075</text:p>
          </table:table-cell>
          <table:table-cell table:formula="of:=SUMPRODUCT(['Cost Drivers'.B78:.B138];['Cost Profile'.B$2:.B$62])/[.$A$1]" office:value-type="float" office:value="770.533333333333" calcext:value-type="float">
            <text:p>770.5333333333</text:p>
          </table:table-cell>
          <table:table-cell table:formula="of:=SUMPRODUCT(['Cost Drivers'.C78:.C138];['Cost Profile'.C$2:.C$62])/[.$A$1]+SUMPRODUCT(['Cost Drivers'.D78:.D138];['Cost Profile'.D$2:.D$62])/[.$A$1]" office:value-type="float" office:value="291.736842105263" calcext:value-type="float">
            <text:p>291.7368421053</text:p>
          </table:table-cell>
          <table:table-cell table:formula="of:=SUMPRODUCT(['Cost Drivers'.E78:.E138];['Cost Profile'.E$2:.E$62])/[.$A$1]" office:value-type="float" office:value="0" calcext:value-type="float">
            <text:p>0</text:p>
          </table:table-cell>
          <table:table-cell table:formula="of:=SUMPRODUCT(['Cost Drivers'.F78:.F138];['Cost Profile'.F$2:.F$62])/[.$A$1]" office:value-type="float" office:value="19801.0333333333" calcext:value-type="float">
            <text:p>19801.0333333333</text:p>
          </table:table-cell>
          <table:table-cell table:formula="of:=SUMPRODUCT(['Cost Drivers'.G78:.G138];['Cost Profile'.B$2:.B$62])/[.$A$1]" office:value-type="float" office:value="944.325" calcext:value-type="float">
            <text:p>944.325</text:p>
          </table:table-cell>
          <table:table-cell table:formula="of:=SUMPRODUCT(['Cost Drivers'.H78:.H138];['Cost Profile'.C$2:.C$62])/[.$A$1]+SUMPRODUCT(['Cost Drivers'.I78:.I138];['Cost Profile'.D$2:.D$62])/[.$A$1]" office:value-type="float" office:value="3275.17807017544" calcext:value-type="float">
            <text:p>3275.1780701754</text:p>
          </table:table-cell>
          <table:table-cell table:formula="of:=SUMPRODUCT(['Cost Drivers'.J78:.J138];['Cost Profile'.E$2:.E$62])/[.$A$1]" office:value-type="float" office:value="0" calcext:value-type="float">
            <text:p>0</text:p>
          </table:table-cell>
          <table:table-cell table:formula="of:=SUMPRODUCT(['Cost Drivers'.K78:.K138];['Cost Profile'.F$2:.F$62])/[.$A$1]" office:value-type="float" office:value="12779.6833333333" calcext:value-type="float">
            <text:p>12779.6833333333</text:p>
          </table:table-cell>
          <table:table-cell table:formula="of:=SUMPRODUCT(['Cost Drivers'.L78:.L138];['Cost Profile'.B$2:.B$62])/[.$A$1]" office:value-type="float" office:value="1083.21666666667" calcext:value-type="float">
            <text:p>1083.2166666667</text:p>
          </table:table-cell>
          <table:table-cell table:formula="of:=SUMPRODUCT(['Cost Drivers'.M78:.M138];['Cost Profile'.C$2:.C$62])/[.$A$1]+SUMPRODUCT(['Cost Drivers'.N78:.N138];['Cost Profile'.D$2:.D$62])/[.$A$1]" office:value-type="float" office:value="7743.17631578948" calcext:value-type="float">
            <text:p>7743.1763157895</text:p>
          </table:table-cell>
          <table:table-cell table:formula="of:=SUMPRODUCT(['Cost Drivers'.O78:.O138];['Cost Profile'.E$2:.E$62])/[.$A$1]" office:value-type="float" office:value="0" calcext:value-type="float">
            <text:p>0</text:p>
          </table:table-cell>
          <table:table-cell table:formula="of:=SUMPRODUCT(['Cost Drivers'.P78:.P138];['Cost Profile'.F$2:.F$62])/[.$A$1]" office:value-type="float" office:value="4464.78333333333" calcext:value-type="float">
            <text:p>4464.7833333333</text:p>
          </table:table-cell>
        </table:table-row>
        <table:table-row table:style-name="ro1">
          <table:table-cell table:formula="of:=[.A78]+1" office:value-type="float" office:value="2076" calcext:value-type="float">
            <text:p>2076</text:p>
          </table:table-cell>
          <table:table-cell table:formula="of:=SUMPRODUCT(['Cost Drivers'.B79:.B139];['Cost Profile'.B$2:.B$62])/[.$A$1]" office:value-type="float" office:value="808.4" calcext:value-type="float">
            <text:p>808.4</text:p>
          </table:table-cell>
          <table:table-cell table:formula="of:=SUMPRODUCT(['Cost Drivers'.C79:.C139];['Cost Profile'.C$2:.C$62])/[.$A$1]+SUMPRODUCT(['Cost Drivers'.D79:.D139];['Cost Profile'.D$2:.D$62])/[.$A$1]" office:value-type="float" office:value="266.507894736842" calcext:value-type="float">
            <text:p>266.5078947368</text:p>
          </table:table-cell>
          <table:table-cell table:formula="of:=SUMPRODUCT(['Cost Drivers'.E79:.E139];['Cost Profile'.E$2:.E$62])/[.$A$1]" office:value-type="float" office:value="0" calcext:value-type="float">
            <text:p>0</text:p>
          </table:table-cell>
          <table:table-cell table:formula="of:=SUMPRODUCT(['Cost Drivers'.F79:.F139];['Cost Profile'.F$2:.F$62])/[.$A$1]" office:value-type="float" office:value="19908.3166666667" calcext:value-type="float">
            <text:p>19908.3166666667</text:p>
          </table:table-cell>
          <table:table-cell table:formula="of:=SUMPRODUCT(['Cost Drivers'.G79:.G139];['Cost Profile'.B$2:.B$62])/[.$A$1]" office:value-type="float" office:value="987.008333333333" calcext:value-type="float">
            <text:p>987.0083333333</text:p>
          </table:table-cell>
          <table:table-cell table:formula="of:=SUMPRODUCT(['Cost Drivers'.H79:.H139];['Cost Profile'.C$2:.C$62])/[.$A$1]+SUMPRODUCT(['Cost Drivers'.I79:.I139];['Cost Profile'.D$2:.D$62])/[.$A$1]" office:value-type="float" office:value="3430.6298245614" calcext:value-type="float">
            <text:p>3430.6298245614</text:p>
          </table:table-cell>
          <table:table-cell table:formula="of:=SUMPRODUCT(['Cost Drivers'.J79:.J139];['Cost Profile'.E$2:.E$62])/[.$A$1]" office:value-type="float" office:value="0" calcext:value-type="float">
            <text:p>0</text:p>
          </table:table-cell>
          <table:table-cell table:formula="of:=SUMPRODUCT(['Cost Drivers'.K79:.K139];['Cost Profile'.F$2:.F$62])/[.$A$1]" office:value-type="float" office:value="12834.4833333333" calcext:value-type="float">
            <text:p>12834.4833333333</text:p>
          </table:table-cell>
          <table:table-cell table:formula="of:=SUMPRODUCT(['Cost Drivers'.L79:.L139];['Cost Profile'.B$2:.B$62])/[.$A$1]" office:value-type="float" office:value="1121.46666666667" calcext:value-type="float">
            <text:p>1121.4666666667</text:p>
          </table:table-cell>
          <table:table-cell table:formula="of:=SUMPRODUCT(['Cost Drivers'.M79:.M139];['Cost Profile'.C$2:.C$62])/[.$A$1]+SUMPRODUCT(['Cost Drivers'.N79:.N139];['Cost Profile'.D$2:.D$62])/[.$A$1]" office:value-type="float" office:value="7922.67631578947" calcext:value-type="float">
            <text:p>7922.6763157895</text:p>
          </table:table-cell>
          <table:table-cell table:formula="of:=SUMPRODUCT(['Cost Drivers'.O79:.O139];['Cost Profile'.E$2:.E$62])/[.$A$1]" office:value-type="float" office:value="0" calcext:value-type="float">
            <text:p>0</text:p>
          </table:table-cell>
          <table:table-cell table:formula="of:=SUMPRODUCT(['Cost Drivers'.P79:.P139];['Cost Profile'.F$2:.F$62])/[.$A$1]" office:value-type="float" office:value="4475.38333333333" calcext:value-type="float">
            <text:p>4475.3833333333</text:p>
          </table:table-cell>
        </table:table-row>
        <table:table-row table:style-name="ro1">
          <table:table-cell table:formula="of:=[.A79]+1" office:value-type="float" office:value="2077" calcext:value-type="float">
            <text:p>2077</text:p>
          </table:table-cell>
          <table:table-cell table:formula="of:=SUMPRODUCT(['Cost Drivers'.B80:.B140];['Cost Profile'.B$2:.B$62])/[.$A$1]" office:value-type="float" office:value="865.391666666667" calcext:value-type="float">
            <text:p>865.3916666667</text:p>
          </table:table-cell>
          <table:table-cell table:formula="of:=SUMPRODUCT(['Cost Drivers'.C80:.C140];['Cost Profile'.C$2:.C$62])/[.$A$1]+SUMPRODUCT(['Cost Drivers'.D80:.D140];['Cost Profile'.D$2:.D$62])/[.$A$1]" office:value-type="float" office:value="245.637719298246" calcext:value-type="float">
            <text:p>245.6377192982</text:p>
          </table:table-cell>
          <table:table-cell table:formula="of:=SUMPRODUCT(['Cost Drivers'.E80:.E140];['Cost Profile'.E$2:.E$62])/[.$A$1]" office:value-type="float" office:value="0" calcext:value-type="float">
            <text:p>0</text:p>
          </table:table-cell>
          <table:table-cell table:formula="of:=SUMPRODUCT(['Cost Drivers'.F80:.F140];['Cost Profile'.F$2:.F$62])/[.$A$1]" office:value-type="float" office:value="20012.45" calcext:value-type="float">
            <text:p>20012.45</text:p>
          </table:table-cell>
          <table:table-cell table:formula="of:=SUMPRODUCT(['Cost Drivers'.G80:.G140];['Cost Profile'.B$2:.B$62])/[.$A$1]" office:value-type="float" office:value="1045.34166666667" calcext:value-type="float">
            <text:p>1045.3416666667</text:p>
          </table:table-cell>
          <table:table-cell table:formula="of:=SUMPRODUCT(['Cost Drivers'.H80:.H140];['Cost Profile'.C$2:.C$62])/[.$A$1]+SUMPRODUCT(['Cost Drivers'.I80:.I140];['Cost Profile'.D$2:.D$62])/[.$A$1]" office:value-type="float" office:value="3582.36929824561" calcext:value-type="float">
            <text:p>3582.3692982456</text:p>
          </table:table-cell>
          <table:table-cell table:formula="of:=SUMPRODUCT(['Cost Drivers'.J80:.J140];['Cost Profile'.E$2:.E$62])/[.$A$1]" office:value-type="float" office:value="0" calcext:value-type="float">
            <text:p>0</text:p>
          </table:table-cell>
          <table:table-cell table:formula="of:=SUMPRODUCT(['Cost Drivers'.K80:.K140];['Cost Profile'.F$2:.F$62])/[.$A$1]" office:value-type="float" office:value="12883.8" calcext:value-type="float">
            <text:p>12883.8</text:p>
          </table:table-cell>
          <table:table-cell table:formula="of:=SUMPRODUCT(['Cost Drivers'.L80:.L140];['Cost Profile'.B$2:.B$62])/[.$A$1]" office:value-type="float" office:value="1176.58333333333" calcext:value-type="float">
            <text:p>1176.5833333333</text:p>
          </table:table-cell>
          <table:table-cell table:formula="of:=SUMPRODUCT(['Cost Drivers'.M80:.M140];['Cost Profile'.C$2:.C$62])/[.$A$1]+SUMPRODUCT(['Cost Drivers'.N80:.N140];['Cost Profile'.D$2:.D$62])/[.$A$1]" office:value-type="float" office:value="8097.63684210526" calcext:value-type="float">
            <text:p>8097.6368421053</text:p>
          </table:table-cell>
          <table:table-cell table:formula="of:=SUMPRODUCT(['Cost Drivers'.O80:.O140];['Cost Profile'.E$2:.E$62])/[.$A$1]" office:value-type="float" office:value="0" calcext:value-type="float">
            <text:p>0</text:p>
          </table:table-cell>
          <table:table-cell table:formula="of:=SUMPRODUCT(['Cost Drivers'.P80:.P140];['Cost Profile'.F$2:.F$62])/[.$A$1]" office:value-type="float" office:value="4487.86666666667" calcext:value-type="float">
            <text:p>4487.8666666667</text:p>
          </table:table-cell>
        </table:table-row>
        <table:table-row table:style-name="ro1">
          <table:table-cell table:formula="of:=[.A80]+1" office:value-type="float" office:value="2078" calcext:value-type="float">
            <text:p>2078</text:p>
          </table:table-cell>
          <table:table-cell table:formula="of:=SUMPRODUCT(['Cost Drivers'.B81:.B141];['Cost Profile'.B$2:.B$62])/[.$A$1]" office:value-type="float" office:value="936.475" calcext:value-type="float">
            <text:p>936.475</text:p>
          </table:table-cell>
          <table:table-cell table:formula="of:=SUMPRODUCT(['Cost Drivers'.C81:.C141];['Cost Profile'.C$2:.C$62])/[.$A$1]+SUMPRODUCT(['Cost Drivers'.D81:.D141];['Cost Profile'.D$2:.D$62])/[.$A$1]" office:value-type="float" office:value="223.000877192982" calcext:value-type="float">
            <text:p>223.000877193</text:p>
          </table:table-cell>
          <table:table-cell table:formula="of:=SUMPRODUCT(['Cost Drivers'.E81:.E141];['Cost Profile'.E$2:.E$62])/[.$A$1]" office:value-type="float" office:value="0" calcext:value-type="float">
            <text:p>0</text:p>
          </table:table-cell>
          <table:table-cell table:formula="of:=SUMPRODUCT(['Cost Drivers'.F81:.F141];['Cost Profile'.F$2:.F$62])/[.$A$1]" office:value-type="float" office:value="20120.7333333333" calcext:value-type="float">
            <text:p>20120.7333333333</text:p>
          </table:table-cell>
          <table:table-cell table:formula="of:=SUMPRODUCT(['Cost Drivers'.G81:.G141];['Cost Profile'.B$2:.B$62])/[.$A$1]" office:value-type="float" office:value="1117.59166666667" calcext:value-type="float">
            <text:p>1117.5916666667</text:p>
          </table:table-cell>
          <table:table-cell table:formula="of:=SUMPRODUCT(['Cost Drivers'.H81:.H141];['Cost Profile'.C$2:.C$62])/[.$A$1]+SUMPRODUCT(['Cost Drivers'.I81:.I141];['Cost Profile'.D$2:.D$62])/[.$A$1]" office:value-type="float" office:value="3730.13771929825" calcext:value-type="float">
            <text:p>3730.1377192983</text:p>
          </table:table-cell>
          <table:table-cell table:formula="of:=SUMPRODUCT(['Cost Drivers'.J81:.J141];['Cost Profile'.E$2:.E$62])/[.$A$1]" office:value-type="float" office:value="0" calcext:value-type="float">
            <text:p>0</text:p>
          </table:table-cell>
          <table:table-cell table:formula="of:=SUMPRODUCT(['Cost Drivers'.K81:.K141];['Cost Profile'.F$2:.F$62])/[.$A$1]" office:value-type="float" office:value="12935.4333333333" calcext:value-type="float">
            <text:p>12935.4333333333</text:p>
          </table:table-cell>
          <table:table-cell table:formula="of:=SUMPRODUCT(['Cost Drivers'.L81:.L141];['Cost Profile'.B$2:.B$62])/[.$A$1]" office:value-type="float" office:value="1244.54166666667" calcext:value-type="float">
            <text:p>1244.5416666667</text:p>
          </table:table-cell>
          <table:table-cell table:formula="of:=SUMPRODUCT(['Cost Drivers'.M81:.M141];['Cost Profile'.C$2:.C$62])/[.$A$1]+SUMPRODUCT(['Cost Drivers'.N81:.N141];['Cost Profile'.D$2:.D$62])/[.$A$1]" office:value-type="float" office:value="8267.71666666667" calcext:value-type="float">
            <text:p>8267.7166666667</text:p>
          </table:table-cell>
          <table:table-cell table:formula="of:=SUMPRODUCT(['Cost Drivers'.O81:.O141];['Cost Profile'.E$2:.E$62])/[.$A$1]" office:value-type="float" office:value="0" calcext:value-type="float">
            <text:p>0</text:p>
          </table:table-cell>
          <table:table-cell table:formula="of:=SUMPRODUCT(['Cost Drivers'.P81:.P141];['Cost Profile'.F$2:.F$62])/[.$A$1]" office:value-type="float" office:value="4500.83333333333" calcext:value-type="float">
            <text:p>4500.8333333333</text:p>
          </table:table-cell>
        </table:table-row>
        <table:table-row table:style-name="ro1">
          <table:table-cell table:formula="of:=[.A81]+1" office:value-type="float" office:value="2079" calcext:value-type="float">
            <text:p>2079</text:p>
          </table:table-cell>
          <table:table-cell table:formula="of:=SUMPRODUCT(['Cost Drivers'.B82:.B142];['Cost Profile'.B$2:.B$62])/[.$A$1]" office:value-type="float" office:value="1000.15833333333" calcext:value-type="float">
            <text:p>1000.1583333333</text:p>
          </table:table-cell>
          <table:table-cell table:formula="of:=SUMPRODUCT(['Cost Drivers'.C82:.C142];['Cost Profile'.C$2:.C$62])/[.$A$1]+SUMPRODUCT(['Cost Drivers'.D82:.D142];['Cost Profile'.D$2:.D$62])/[.$A$1]" office:value-type="float" office:value="196.761403508772" calcext:value-type="float">
            <text:p>196.7614035088</text:p>
          </table:table-cell>
          <table:table-cell table:formula="of:=SUMPRODUCT(['Cost Drivers'.E82:.E142];['Cost Profile'.E$2:.E$62])/[.$A$1]" office:value-type="float" office:value="0" calcext:value-type="float">
            <text:p>0</text:p>
          </table:table-cell>
          <table:table-cell table:formula="of:=SUMPRODUCT(['Cost Drivers'.F82:.F142];['Cost Profile'.F$2:.F$62])/[.$A$1]" office:value-type="float" office:value="20228.6333333333" calcext:value-type="float">
            <text:p>20228.6333333333</text:p>
          </table:table-cell>
          <table:table-cell table:formula="of:=SUMPRODUCT(['Cost Drivers'.G82:.G142];['Cost Profile'.B$2:.B$62])/[.$A$1]" office:value-type="float" office:value="1189.5" calcext:value-type="float">
            <text:p>1189.5</text:p>
          </table:table-cell>
          <table:table-cell table:formula="of:=SUMPRODUCT(['Cost Drivers'.H82:.H142];['Cost Profile'.C$2:.C$62])/[.$A$1]+SUMPRODUCT(['Cost Drivers'.I82:.I142];['Cost Profile'.D$2:.D$62])/[.$A$1]" office:value-type="float" office:value="3882.59210526316" calcext:value-type="float">
            <text:p>3882.5921052632</text:p>
          </table:table-cell>
          <table:table-cell table:formula="of:=SUMPRODUCT(['Cost Drivers'.J82:.J142];['Cost Profile'.E$2:.E$62])/[.$A$1]" office:value-type="float" office:value="0" calcext:value-type="float">
            <text:p>0</text:p>
          </table:table-cell>
          <table:table-cell table:formula="of:=SUMPRODUCT(['Cost Drivers'.K82:.K142];['Cost Profile'.F$2:.F$62])/[.$A$1]" office:value-type="float" office:value="12980.6666666667" calcext:value-type="float">
            <text:p>12980.6666666667</text:p>
          </table:table-cell>
          <table:table-cell table:formula="of:=SUMPRODUCT(['Cost Drivers'.L82:.L142];['Cost Profile'.B$2:.B$62])/[.$A$1]" office:value-type="float" office:value="1310.43333333333" calcext:value-type="float">
            <text:p>1310.4333333333</text:p>
          </table:table-cell>
          <table:table-cell table:formula="of:=SUMPRODUCT(['Cost Drivers'.M82:.M142];['Cost Profile'.C$2:.C$62])/[.$A$1]+SUMPRODUCT(['Cost Drivers'.N82:.N142];['Cost Profile'.D$2:.D$62])/[.$A$1]" office:value-type="float" office:value="8440.7201754386" calcext:value-type="float">
            <text:p>8440.7201754386</text:p>
          </table:table-cell>
          <table:table-cell table:formula="of:=SUMPRODUCT(['Cost Drivers'.O82:.O142];['Cost Profile'.E$2:.E$62])/[.$A$1]" office:value-type="float" office:value="0" calcext:value-type="float">
            <text:p>0</text:p>
          </table:table-cell>
          <table:table-cell table:formula="of:=SUMPRODUCT(['Cost Drivers'.P82:.P142];['Cost Profile'.F$2:.F$62])/[.$A$1]" office:value-type="float" office:value="4514.75" calcext:value-type="float">
            <text:p>4514.75</text:p>
          </table:table-cell>
        </table:table-row>
        <table:table-row table:style-name="ro1">
          <table:table-cell table:formula="of:=[.A82]+1" office:value-type="float" office:value="2080" calcext:value-type="float">
            <text:p>2080</text:p>
          </table:table-cell>
          <table:table-cell table:formula="of:=SUMPRODUCT(['Cost Drivers'.B83:.B143];['Cost Profile'.B$2:.B$62])/[.$A$1]" office:value-type="float" office:value="1059.85" calcext:value-type="float">
            <text:p>1059.85</text:p>
          </table:table-cell>
          <table:table-cell table:formula="of:=SUMPRODUCT(['Cost Drivers'.C83:.C143];['Cost Profile'.C$2:.C$62])/[.$A$1]+SUMPRODUCT(['Cost Drivers'.D83:.D143];['Cost Profile'.D$2:.D$62])/[.$A$1]" office:value-type="float" office:value="167.452631578947" calcext:value-type="float">
            <text:p>167.4526315789</text:p>
          </table:table-cell>
          <table:table-cell table:formula="of:=SUMPRODUCT(['Cost Drivers'.E83:.E143];['Cost Profile'.E$2:.E$62])/[.$A$1]" office:value-type="float" office:value="0" calcext:value-type="float">
            <text:p>0</text:p>
          </table:table-cell>
          <table:table-cell table:formula="of:=SUMPRODUCT(['Cost Drivers'.F83:.F143];['Cost Profile'.F$2:.F$62])/[.$A$1]" office:value-type="float" office:value="20351.7666666667" calcext:value-type="float">
            <text:p>20351.7666666667</text:p>
          </table:table-cell>
          <table:table-cell table:formula="of:=SUMPRODUCT(['Cost Drivers'.G83:.G143];['Cost Profile'.B$2:.B$62])/[.$A$1]" office:value-type="float" office:value="1259.54166666667" calcext:value-type="float">
            <text:p>1259.5416666667</text:p>
          </table:table-cell>
          <table:table-cell table:formula="of:=SUMPRODUCT(['Cost Drivers'.H83:.H143];['Cost Profile'.C$2:.C$62])/[.$A$1]+SUMPRODUCT(['Cost Drivers'.I83:.I143];['Cost Profile'.D$2:.D$62])/[.$A$1]" office:value-type="float" office:value="4037.79736842105" calcext:value-type="float">
            <text:p>4037.7973684211</text:p>
          </table:table-cell>
          <table:table-cell table:formula="of:=SUMPRODUCT(['Cost Drivers'.J83:.J143];['Cost Profile'.E$2:.E$62])/[.$A$1]" office:value-type="float" office:value="0" calcext:value-type="float">
            <text:p>0</text:p>
          </table:table-cell>
          <table:table-cell table:formula="of:=SUMPRODUCT(['Cost Drivers'.K83:.K143];['Cost Profile'.F$2:.F$62])/[.$A$1]" office:value-type="float" office:value="13034.9666666667" calcext:value-type="float">
            <text:p>13034.9666666667</text:p>
          </table:table-cell>
          <table:table-cell table:formula="of:=SUMPRODUCT(['Cost Drivers'.L83:.L143];['Cost Profile'.B$2:.B$62])/[.$A$1]" office:value-type="float" office:value="1375.83333333333" calcext:value-type="float">
            <text:p>1375.8333333333</text:p>
          </table:table-cell>
          <table:table-cell table:formula="of:=SUMPRODUCT(['Cost Drivers'.M83:.M143];['Cost Profile'.C$2:.C$62])/[.$A$1]+SUMPRODUCT(['Cost Drivers'.N83:.N143];['Cost Profile'.D$2:.D$62])/[.$A$1]" office:value-type="float" office:value="8616.81228070175" calcext:value-type="float">
            <text:p>8616.8122807018</text:p>
          </table:table-cell>
          <table:table-cell table:formula="of:=SUMPRODUCT(['Cost Drivers'.O83:.O143];['Cost Profile'.E$2:.E$62])/[.$A$1]" office:value-type="float" office:value="0" calcext:value-type="float">
            <text:p>0</text:p>
          </table:table-cell>
          <table:table-cell table:formula="of:=SUMPRODUCT(['Cost Drivers'.P83:.P143];['Cost Profile'.F$2:.F$62])/[.$A$1]" office:value-type="float" office:value="4535.65" calcext:value-type="float">
            <text:p>4535.65</text:p>
          </table:table-cell>
        </table:table-row>
        <table:table-row table:style-name="ro1">
          <table:table-cell table:formula="of:=[.A83]+1" office:value-type="float" office:value="2081" calcext:value-type="float">
            <text:p>2081</text:p>
          </table:table-cell>
          <table:table-cell table:formula="of:=SUMPRODUCT(['Cost Drivers'.B84:.B144];['Cost Profile'.B$2:.B$62])/[.$A$1]" office:value-type="float" office:value="1103.05833333333" calcext:value-type="float">
            <text:p>1103.0583333333</text:p>
          </table:table-cell>
          <table:table-cell table:formula="of:=SUMPRODUCT(['Cost Drivers'.C84:.C144];['Cost Profile'.C$2:.C$62])/[.$A$1]+SUMPRODUCT(['Cost Drivers'.D84:.D144];['Cost Profile'.D$2:.D$62])/[.$A$1]" office:value-type="float" office:value="141.141228070175" calcext:value-type="float">
            <text:p>141.1412280702</text:p>
          </table:table-cell>
          <table:table-cell table:formula="of:=SUMPRODUCT(['Cost Drivers'.E84:.E144];['Cost Profile'.E$2:.E$62])/[.$A$1]" office:value-type="float" office:value="0" calcext:value-type="float">
            <text:p>0</text:p>
          </table:table-cell>
          <table:table-cell table:formula="of:=SUMPRODUCT(['Cost Drivers'.F84:.F144];['Cost Profile'.F$2:.F$62])/[.$A$1]" office:value-type="float" office:value="20433.2166666667" calcext:value-type="float">
            <text:p>20433.2166666667</text:p>
          </table:table-cell>
          <table:table-cell table:formula="of:=SUMPRODUCT(['Cost Drivers'.G84:.G144];['Cost Profile'.B$2:.B$62])/[.$A$1]" office:value-type="float" office:value="1311.94166666667" calcext:value-type="float">
            <text:p>1311.9416666667</text:p>
          </table:table-cell>
          <table:table-cell table:formula="of:=SUMPRODUCT(['Cost Drivers'.H84:.H144];['Cost Profile'.C$2:.C$62])/[.$A$1]+SUMPRODUCT(['Cost Drivers'.I84:.I144];['Cost Profile'.D$2:.D$62])/[.$A$1]" office:value-type="float" office:value="4201.19385964912" calcext:value-type="float">
            <text:p>4201.1938596491</text:p>
          </table:table-cell>
          <table:table-cell table:formula="of:=SUMPRODUCT(['Cost Drivers'.J84:.J144];['Cost Profile'.E$2:.E$62])/[.$A$1]" office:value-type="float" office:value="0" calcext:value-type="float">
            <text:p>0</text:p>
          </table:table-cell>
          <table:table-cell table:formula="of:=SUMPRODUCT(['Cost Drivers'.K84:.K144];['Cost Profile'.F$2:.F$62])/[.$A$1]" office:value-type="float" office:value="13049.5666666667" calcext:value-type="float">
            <text:p>13049.5666666667</text:p>
          </table:table-cell>
          <table:table-cell table:formula="of:=SUMPRODUCT(['Cost Drivers'.L84:.L144];['Cost Profile'.B$2:.B$62])/[.$A$1]" office:value-type="float" office:value="1421.95833333333" calcext:value-type="float">
            <text:p>1421.9583333333</text:p>
          </table:table-cell>
          <table:table-cell table:formula="of:=SUMPRODUCT(['Cost Drivers'.M84:.M144];['Cost Profile'.C$2:.C$62])/[.$A$1]+SUMPRODUCT(['Cost Drivers'.N84:.N144];['Cost Profile'.D$2:.D$62])/[.$A$1]" office:value-type="float" office:value="8801.19385964912" calcext:value-type="float">
            <text:p>8801.1938596491</text:p>
          </table:table-cell>
          <table:table-cell table:formula="of:=SUMPRODUCT(['Cost Drivers'.O84:.O144];['Cost Profile'.E$2:.E$62])/[.$A$1]" office:value-type="float" office:value="0" calcext:value-type="float">
            <text:p>0</text:p>
          </table:table-cell>
          <table:table-cell table:formula="of:=SUMPRODUCT(['Cost Drivers'.P84:.P144];['Cost Profile'.F$2:.F$62])/[.$A$1]" office:value-type="float" office:value="4518.18333333333" calcext:value-type="float">
            <text:p>4518.1833333333</text:p>
          </table:table-cell>
        </table:table-row>
        <table:table-row table:style-name="ro1">
          <table:table-cell table:formula="of:=[.A84]+1" office:value-type="float" office:value="2082" calcext:value-type="float">
            <text:p>2082</text:p>
          </table:table-cell>
          <table:table-cell table:formula="of:=SUMPRODUCT(['Cost Drivers'.B85:.B145];['Cost Profile'.B$2:.B$62])/[.$A$1]" office:value-type="float" office:value="1136.98333333333" calcext:value-type="float">
            <text:p>1136.9833333333</text:p>
          </table:table-cell>
          <table:table-cell table:formula="of:=SUMPRODUCT(['Cost Drivers'.C85:.C145];['Cost Profile'.C$2:.C$62])/[.$A$1]+SUMPRODUCT(['Cost Drivers'.D85:.D145];['Cost Profile'.D$2:.D$62])/[.$A$1]" office:value-type="float" office:value="117.760526315789" calcext:value-type="float">
            <text:p>117.7605263158</text:p>
          </table:table-cell>
          <table:table-cell table:formula="of:=SUMPRODUCT(['Cost Drivers'.E85:.E145];['Cost Profile'.E$2:.E$62])/[.$A$1]" office:value-type="float" office:value="0" calcext:value-type="float">
            <text:p>0</text:p>
          </table:table-cell>
          <table:table-cell table:formula="of:=SUMPRODUCT(['Cost Drivers'.F85:.F145];['Cost Profile'.F$2:.F$62])/[.$A$1]" office:value-type="float" office:value="20603.7166666667" calcext:value-type="float">
            <text:p>20603.7166666667</text:p>
          </table:table-cell>
          <table:table-cell table:formula="of:=SUMPRODUCT(['Cost Drivers'.G85:.G145];['Cost Profile'.B$2:.B$62])/[.$A$1]" office:value-type="float" office:value="1350.68333333333" calcext:value-type="float">
            <text:p>1350.6833333333</text:p>
          </table:table-cell>
          <table:table-cell table:formula="of:=SUMPRODUCT(['Cost Drivers'.H85:.H145];['Cost Profile'.C$2:.C$62])/[.$A$1]+SUMPRODUCT(['Cost Drivers'.I85:.I145];['Cost Profile'.D$2:.D$62])/[.$A$1]" office:value-type="float" office:value="4372.72894736842" calcext:value-type="float">
            <text:p>4372.7289473684</text:p>
          </table:table-cell>
          <table:table-cell table:formula="of:=SUMPRODUCT(['Cost Drivers'.J85:.J145];['Cost Profile'.E$2:.E$62])/[.$A$1]" office:value-type="float" office:value="0" calcext:value-type="float">
            <text:p>0</text:p>
          </table:table-cell>
          <table:table-cell table:formula="of:=SUMPRODUCT(['Cost Drivers'.K85:.K145];['Cost Profile'.F$2:.F$62])/[.$A$1]" office:value-type="float" office:value="13154.4" calcext:value-type="float">
            <text:p>13154.4</text:p>
          </table:table-cell>
          <table:table-cell table:formula="of:=SUMPRODUCT(['Cost Drivers'.L85:.L145];['Cost Profile'.B$2:.B$62])/[.$A$1]" office:value-type="float" office:value="1455.575" calcext:value-type="float">
            <text:p>1455.575</text:p>
          </table:table-cell>
          <table:table-cell table:formula="of:=SUMPRODUCT(['Cost Drivers'.M85:.M145];['Cost Profile'.C$2:.C$62])/[.$A$1]+SUMPRODUCT(['Cost Drivers'.N85:.N145];['Cost Profile'.D$2:.D$62])/[.$A$1]" office:value-type="float" office:value="8993.06403508772" calcext:value-type="float">
            <text:p>8993.0640350877</text:p>
          </table:table-cell>
          <table:table-cell table:formula="of:=SUMPRODUCT(['Cost Drivers'.O85:.O145];['Cost Profile'.E$2:.E$62])/[.$A$1]" office:value-type="float" office:value="0" calcext:value-type="float">
            <text:p>0</text:p>
          </table:table-cell>
          <table:table-cell table:formula="of:=SUMPRODUCT(['Cost Drivers'.P85:.P145];['Cost Profile'.F$2:.F$62])/[.$A$1]" office:value-type="float" office:value="4591.36666666667" calcext:value-type="float">
            <text:p>4591.3666666667</text:p>
          </table:table-cell>
        </table:table-row>
        <table:table-row table:style-name="ro1">
          <table:table-cell table:formula="of:=[.A85]+1" office:value-type="float" office:value="2083" calcext:value-type="float">
            <text:p>2083</text:p>
          </table:table-cell>
          <table:table-cell table:formula="of:=SUMPRODUCT(['Cost Drivers'.B86:.B146];['Cost Profile'.B$2:.B$62])/[.$A$1]" office:value-type="float" office:value="1160.15" calcext:value-type="float">
            <text:p>1160.15</text:p>
          </table:table-cell>
          <table:table-cell table:formula="of:=SUMPRODUCT(['Cost Drivers'.C86:.C146];['Cost Profile'.C$2:.C$62])/[.$A$1]+SUMPRODUCT(['Cost Drivers'.D86:.D146];['Cost Profile'.D$2:.D$62])/[.$A$1]" office:value-type="float" office:value="131.89649122807" calcext:value-type="float">
            <text:p>131.8964912281</text:p>
          </table:table-cell>
          <table:table-cell table:formula="of:=SUMPRODUCT(['Cost Drivers'.E86:.E146];['Cost Profile'.E$2:.E$62])/[.$A$1]" office:value-type="float" office:value="0" calcext:value-type="float">
            <text:p>0</text:p>
          </table:table-cell>
          <table:table-cell table:formula="of:=SUMPRODUCT(['Cost Drivers'.F86:.F146];['Cost Profile'.F$2:.F$62])/[.$A$1]" office:value-type="float" office:value="20648.6" calcext:value-type="float">
            <text:p>20648.6</text:p>
          </table:table-cell>
          <table:table-cell table:formula="of:=SUMPRODUCT(['Cost Drivers'.G86:.G146];['Cost Profile'.B$2:.B$62])/[.$A$1]" office:value-type="float" office:value="1375.90833333333" calcext:value-type="float">
            <text:p>1375.9083333333</text:p>
          </table:table-cell>
          <table:table-cell table:formula="of:=SUMPRODUCT(['Cost Drivers'.H86:.H146];['Cost Profile'.C$2:.C$62])/[.$A$1]+SUMPRODUCT(['Cost Drivers'.I86:.I146];['Cost Profile'.D$2:.D$62])/[.$A$1]" office:value-type="float" office:value="4563.29736842105" calcext:value-type="float">
            <text:p>4563.2973684211</text:p>
          </table:table-cell>
          <table:table-cell table:formula="of:=SUMPRODUCT(['Cost Drivers'.J86:.J146];['Cost Profile'.E$2:.E$62])/[.$A$1]" office:value-type="float" office:value="0" calcext:value-type="float">
            <text:p>0</text:p>
          </table:table-cell>
          <table:table-cell table:formula="of:=SUMPRODUCT(['Cost Drivers'.K86:.K146];['Cost Profile'.F$2:.F$62])/[.$A$1]" office:value-type="float" office:value="13136.9666666667" calcext:value-type="float">
            <text:p>13136.9666666667</text:p>
          </table:table-cell>
          <table:table-cell table:formula="of:=SUMPRODUCT(['Cost Drivers'.L86:.L146];['Cost Profile'.B$2:.B$62])/[.$A$1]" office:value-type="float" office:value="1477.01666666667" calcext:value-type="float">
            <text:p>1477.0166666667</text:p>
          </table:table-cell>
          <table:table-cell table:formula="of:=SUMPRODUCT(['Cost Drivers'.M86:.M146];['Cost Profile'.C$2:.C$62])/[.$A$1]+SUMPRODUCT(['Cost Drivers'.N86:.N146];['Cost Profile'.D$2:.D$62])/[.$A$1]" office:value-type="float" office:value="9202.55789473684" calcext:value-type="float">
            <text:p>9202.5578947369</text:p>
          </table:table-cell>
          <table:table-cell table:formula="of:=SUMPRODUCT(['Cost Drivers'.O86:.O146];['Cost Profile'.E$2:.E$62])/[.$A$1]" office:value-type="float" office:value="0" calcext:value-type="float">
            <text:p>0</text:p>
          </table:table-cell>
          <table:table-cell table:formula="of:=SUMPRODUCT(['Cost Drivers'.P86:.P146];['Cost Profile'.F$2:.F$62])/[.$A$1]" office:value-type="float" office:value="4537.53333333333" calcext:value-type="float">
            <text:p>4537.5333333333</text:p>
          </table:table-cell>
        </table:table-row>
        <table:table-row table:style-name="ro1">
          <table:table-cell table:formula="of:=[.A86]+1" office:value-type="float" office:value="2084" calcext:value-type="float">
            <text:p>2084</text:p>
          </table:table-cell>
          <table:table-cell table:formula="of:=SUMPRODUCT(['Cost Drivers'.B87:.B147];['Cost Profile'.B$2:.B$62])/[.$A$1]" office:value-type="float" office:value="1174.74166666667" calcext:value-type="float">
            <text:p>1174.7416666667</text:p>
          </table:table-cell>
          <table:table-cell table:formula="of:=SUMPRODUCT(['Cost Drivers'.C87:.C147];['Cost Profile'.C$2:.C$62])/[.$A$1]+SUMPRODUCT(['Cost Drivers'.D87:.D147];['Cost Profile'.D$2:.D$62])/[.$A$1]" office:value-type="float" office:value="169.606140350877" calcext:value-type="float">
            <text:p>169.6061403509</text:p>
          </table:table-cell>
          <table:table-cell table:formula="of:=SUMPRODUCT(['Cost Drivers'.E87:.E147];['Cost Profile'.E$2:.E$62])/[.$A$1]" office:value-type="float" office:value="0" calcext:value-type="float">
            <text:p>0</text:p>
          </table:table-cell>
          <table:table-cell table:formula="of:=SUMPRODUCT(['Cost Drivers'.F87:.F147];['Cost Profile'.F$2:.F$62])/[.$A$1]" office:value-type="float" office:value="20820.5833333333" calcext:value-type="float">
            <text:p>20820.5833333333</text:p>
          </table:table-cell>
          <table:table-cell table:formula="of:=SUMPRODUCT(['Cost Drivers'.G87:.G147];['Cost Profile'.B$2:.B$62])/[.$A$1]" office:value-type="float" office:value="1390.30833333333" calcext:value-type="float">
            <text:p>1390.3083333333</text:p>
          </table:table-cell>
          <table:table-cell table:formula="of:=SUMPRODUCT(['Cost Drivers'.H87:.H147];['Cost Profile'.C$2:.C$62])/[.$A$1]+SUMPRODUCT(['Cost Drivers'.I87:.I147];['Cost Profile'.D$2:.D$62])/[.$A$1]" office:value-type="float" office:value="4762.79385964912" calcext:value-type="float">
            <text:p>4762.7938596491</text:p>
          </table:table-cell>
          <table:table-cell table:formula="of:=SUMPRODUCT(['Cost Drivers'.J87:.J147];['Cost Profile'.E$2:.E$62])/[.$A$1]" office:value-type="float" office:value="0" calcext:value-type="float">
            <text:p>0</text:p>
          </table:table-cell>
          <table:table-cell table:formula="of:=SUMPRODUCT(['Cost Drivers'.K87:.K147];['Cost Profile'.F$2:.F$62])/[.$A$1]" office:value-type="float" office:value="13248.5833333333" calcext:value-type="float">
            <text:p>13248.5833333333</text:p>
          </table:table-cell>
          <table:table-cell table:formula="of:=SUMPRODUCT(['Cost Drivers'.L87:.L147];['Cost Profile'.B$2:.B$62])/[.$A$1]" office:value-type="float" office:value="1490.84166666667" calcext:value-type="float">
            <text:p>1490.8416666667</text:p>
          </table:table-cell>
          <table:table-cell table:formula="of:=SUMPRODUCT(['Cost Drivers'.M87:.M147];['Cost Profile'.C$2:.C$62])/[.$A$1]+SUMPRODUCT(['Cost Drivers'.N87:.N147];['Cost Profile'.D$2:.D$62])/[.$A$1]" office:value-type="float" office:value="9419.00263157895" calcext:value-type="float">
            <text:p>9419.002631579</text:p>
          </table:table-cell>
          <table:table-cell table:formula="of:=SUMPRODUCT(['Cost Drivers'.O87:.O147];['Cost Profile'.E$2:.E$62])/[.$A$1]" office:value-type="float" office:value="0" calcext:value-type="float">
            <text:p>0</text:p>
          </table:table-cell>
          <table:table-cell table:formula="of:=SUMPRODUCT(['Cost Drivers'.P87:.P147];['Cost Profile'.F$2:.F$62])/[.$A$1]" office:value-type="float" office:value="4614.21666666667" calcext:value-type="float">
            <text:p>4614.2166666667</text:p>
          </table:table-cell>
        </table:table-row>
        <table:table-row table:style-name="ro1">
          <table:table-cell table:formula="of:=[.A87]+1" office:value-type="float" office:value="2085" calcext:value-type="float">
            <text:p>2085</text:p>
          </table:table-cell>
          <table:table-cell table:formula="of:=SUMPRODUCT(['Cost Drivers'.B88:.B148];['Cost Profile'.B$2:.B$62])/[.$A$1]" office:value-type="float" office:value="1221.40833333333" calcext:value-type="float">
            <text:p>1221.4083333333</text:p>
          </table:table-cell>
          <table:table-cell table:formula="of:=SUMPRODUCT(['Cost Drivers'.C88:.C148];['Cost Profile'.C$2:.C$62])/[.$A$1]+SUMPRODUCT(['Cost Drivers'.D88:.D148];['Cost Profile'.D$2:.D$62])/[.$A$1]" office:value-type="float" office:value="217.517543859649" calcext:value-type="float">
            <text:p>217.5175438597</text:p>
          </table:table-cell>
          <table:table-cell table:formula="of:=SUMPRODUCT(['Cost Drivers'.E88:.E148];['Cost Profile'.E$2:.E$62])/[.$A$1]" office:value-type="float" office:value="0" calcext:value-type="float">
            <text:p>0</text:p>
          </table:table-cell>
          <table:table-cell table:formula="of:=SUMPRODUCT(['Cost Drivers'.F88:.F148];['Cost Profile'.F$2:.F$62])/[.$A$1]" office:value-type="float" office:value="20881.4666666667" calcext:value-type="float">
            <text:p>20881.4666666667</text:p>
          </table:table-cell>
          <table:table-cell table:formula="of:=SUMPRODUCT(['Cost Drivers'.G88:.G148];['Cost Profile'.B$2:.B$62])/[.$A$1]" office:value-type="float" office:value="1437.58333333333" calcext:value-type="float">
            <text:p>1437.5833333333</text:p>
          </table:table-cell>
          <table:table-cell table:formula="of:=SUMPRODUCT(['Cost Drivers'.H88:.H148];['Cost Profile'.C$2:.C$62])/[.$A$1]+SUMPRODUCT(['Cost Drivers'.I88:.I148];['Cost Profile'.D$2:.D$62])/[.$A$1]" office:value-type="float" office:value="4960.06929824561" calcext:value-type="float">
            <text:p>4960.0692982456</text:p>
          </table:table-cell>
          <table:table-cell table:formula="of:=SUMPRODUCT(['Cost Drivers'.J88:.J148];['Cost Profile'.E$2:.E$62])/[.$A$1]" office:value-type="float" office:value="0" calcext:value-type="float">
            <text:p>0</text:p>
          </table:table-cell>
          <table:table-cell table:formula="of:=SUMPRODUCT(['Cost Drivers'.K88:.K148];['Cost Profile'.F$2:.F$62])/[.$A$1]" office:value-type="float" office:value="13235.7666666667" calcext:value-type="float">
            <text:p>13235.7666666667</text:p>
          </table:table-cell>
          <table:table-cell table:formula="of:=SUMPRODUCT(['Cost Drivers'.L88:.L148];['Cost Profile'.B$2:.B$62])/[.$A$1]" office:value-type="float" office:value="1538.975" calcext:value-type="float">
            <text:p>1538.975</text:p>
          </table:table-cell>
          <table:table-cell table:formula="of:=SUMPRODUCT(['Cost Drivers'.M88:.M148];['Cost Profile'.C$2:.C$62])/[.$A$1]+SUMPRODUCT(['Cost Drivers'.N88:.N148];['Cost Profile'.D$2:.D$62])/[.$A$1]" office:value-type="float" office:value="9633.14561403509" calcext:value-type="float">
            <text:p>9633.1456140351</text:p>
          </table:table-cell>
          <table:table-cell table:formula="of:=SUMPRODUCT(['Cost Drivers'.O88:.O148];['Cost Profile'.E$2:.E$62])/[.$A$1]" office:value-type="float" office:value="0" calcext:value-type="float">
            <text:p>0</text:p>
          </table:table-cell>
          <table:table-cell table:formula="of:=SUMPRODUCT(['Cost Drivers'.P88:.P148];['Cost Profile'.F$2:.F$62])/[.$A$1]" office:value-type="float" office:value="4564.31666666667" calcext:value-type="float">
            <text:p>4564.3166666667</text:p>
          </table:table-cell>
        </table:table-row>
        <table:table-row table:style-name="ro1">
          <table:table-cell table:formula="of:=[.A88]+1" office:value-type="float" office:value="2086" calcext:value-type="float">
            <text:p>2086</text:p>
          </table:table-cell>
          <table:table-cell table:formula="of:=SUMPRODUCT(['Cost Drivers'.B89:.B149];['Cost Profile'.B$2:.B$62])/[.$A$1]" office:value-type="float" office:value="1251.7" calcext:value-type="float">
            <text:p>1251.7</text:p>
          </table:table-cell>
          <table:table-cell table:formula="of:=SUMPRODUCT(['Cost Drivers'.C89:.C149];['Cost Profile'.C$2:.C$62])/[.$A$1]+SUMPRODUCT(['Cost Drivers'.D89:.D149];['Cost Profile'.D$2:.D$62])/[.$A$1]" office:value-type="float" office:value="272.045614035088" calcext:value-type="float">
            <text:p>272.0456140351</text:p>
          </table:table-cell>
          <table:table-cell table:formula="of:=SUMPRODUCT(['Cost Drivers'.E89:.E149];['Cost Profile'.E$2:.E$62])/[.$A$1]" office:value-type="float" office:value="0" calcext:value-type="float">
            <text:p>0</text:p>
          </table:table-cell>
          <table:table-cell table:formula="of:=SUMPRODUCT(['Cost Drivers'.F89:.F149];['Cost Profile'.F$2:.F$62])/[.$A$1]" office:value-type="float" office:value="21101.8" calcext:value-type="float">
            <text:p>21101.8</text:p>
          </table:table-cell>
          <table:table-cell table:formula="of:=SUMPRODUCT(['Cost Drivers'.G89:.G149];['Cost Profile'.B$2:.B$62])/[.$A$1]" office:value-type="float" office:value="1472.51666666667" calcext:value-type="float">
            <text:p>1472.5166666667</text:p>
          </table:table-cell>
          <table:table-cell table:formula="of:=SUMPRODUCT(['Cost Drivers'.H89:.H149];['Cost Profile'.C$2:.C$62])/[.$A$1]+SUMPRODUCT(['Cost Drivers'.I89:.I149];['Cost Profile'.D$2:.D$62])/[.$A$1]" office:value-type="float" office:value="5160.51140350877" calcext:value-type="float">
            <text:p>5160.5114035088</text:p>
          </table:table-cell>
          <table:table-cell table:formula="of:=SUMPRODUCT(['Cost Drivers'.J89:.J149];['Cost Profile'.E$2:.E$62])/[.$A$1]" office:value-type="float" office:value="0" calcext:value-type="float">
            <text:p>0</text:p>
          </table:table-cell>
          <table:table-cell table:formula="of:=SUMPRODUCT(['Cost Drivers'.K89:.K149];['Cost Profile'.F$2:.F$62])/[.$A$1]" office:value-type="float" office:value="13281.0666666667" calcext:value-type="float">
            <text:p>13281.0666666667</text:p>
          </table:table-cell>
          <table:table-cell table:formula="of:=SUMPRODUCT(['Cost Drivers'.L89:.L149];['Cost Profile'.B$2:.B$62])/[.$A$1]" office:value-type="float" office:value="1572.05833333333" calcext:value-type="float">
            <text:p>1572.0583333333</text:p>
          </table:table-cell>
          <table:table-cell table:formula="of:=SUMPRODUCT(['Cost Drivers'.M89:.M149];['Cost Profile'.C$2:.C$62])/[.$A$1]+SUMPRODUCT(['Cost Drivers'.N89:.N149];['Cost Profile'.D$2:.D$62])/[.$A$1]" office:value-type="float" office:value="9850.53070175439" calcext:value-type="float">
            <text:p>9850.5307017544</text:p>
          </table:table-cell>
          <table:table-cell table:formula="of:=SUMPRODUCT(['Cost Drivers'.O89:.O149];['Cost Profile'.E$2:.E$62])/[.$A$1]" office:value-type="float" office:value="0" calcext:value-type="float">
            <text:p>0</text:p>
          </table:table-cell>
          <table:table-cell table:formula="of:=SUMPRODUCT(['Cost Drivers'.P89:.P149];['Cost Profile'.F$2:.F$62])/[.$A$1]" office:value-type="float" office:value="4577.41666666667" calcext:value-type="float">
            <text:p>4577.4166666667</text:p>
          </table:table-cell>
        </table:table-row>
        <table:table-row table:style-name="ro1">
          <table:table-cell table:formula="of:=[.A89]+1" office:value-type="float" office:value="2087" calcext:value-type="float">
            <text:p>2087</text:p>
          </table:table-cell>
          <table:table-cell table:formula="of:=SUMPRODUCT(['Cost Drivers'.B90:.B150];['Cost Profile'.B$2:.B$62])/[.$A$1]" office:value-type="float" office:value="1316.79166666667" calcext:value-type="float">
            <text:p>1316.7916666667</text:p>
          </table:table-cell>
          <table:table-cell table:formula="of:=SUMPRODUCT(['Cost Drivers'.C90:.C150];['Cost Profile'.C$2:.C$62])/[.$A$1]+SUMPRODUCT(['Cost Drivers'.D90:.D150];['Cost Profile'.D$2:.D$62])/[.$A$1]" office:value-type="float" office:value="298.330701754386" calcext:value-type="float">
            <text:p>298.3307017544</text:p>
          </table:table-cell>
          <table:table-cell table:formula="of:=SUMPRODUCT(['Cost Drivers'.E90:.E150];['Cost Profile'.E$2:.E$62])/[.$A$1]" office:value-type="float" office:value="0" calcext:value-type="float">
            <text:p>0</text:p>
          </table:table-cell>
          <table:table-cell table:formula="of:=SUMPRODUCT(['Cost Drivers'.F90:.F150];['Cost Profile'.F$2:.F$62])/[.$A$1]" office:value-type="float" office:value="21447.85" calcext:value-type="float">
            <text:p>21447.85</text:p>
          </table:table-cell>
          <table:table-cell table:formula="of:=SUMPRODUCT(['Cost Drivers'.G90:.G150];['Cost Profile'.B$2:.B$62])/[.$A$1]" office:value-type="float" office:value="1546.23333333333" calcext:value-type="float">
            <text:p>1546.2333333333</text:p>
          </table:table-cell>
          <table:table-cell table:formula="of:=SUMPRODUCT(['Cost Drivers'.H90:.H150];['Cost Profile'.C$2:.C$62])/[.$A$1]+SUMPRODUCT(['Cost Drivers'.I90:.I150];['Cost Profile'.D$2:.D$62])/[.$A$1]" office:value-type="float" office:value="5365.50964912281" calcext:value-type="float">
            <text:p>5365.5096491228</text:p>
          </table:table-cell>
          <table:table-cell table:formula="of:=SUMPRODUCT(['Cost Drivers'.J90:.J150];['Cost Profile'.E$2:.E$62])/[.$A$1]" office:value-type="float" office:value="0" calcext:value-type="float">
            <text:p>0</text:p>
          </table:table-cell>
          <table:table-cell table:formula="of:=SUMPRODUCT(['Cost Drivers'.K90:.K150];['Cost Profile'.F$2:.F$62])/[.$A$1]" office:value-type="float" office:value="13300.6" calcext:value-type="float">
            <text:p>13300.6</text:p>
          </table:table-cell>
          <table:table-cell table:formula="of:=SUMPRODUCT(['Cost Drivers'.L90:.L150];['Cost Profile'.B$2:.B$62])/[.$A$1]" office:value-type="float" office:value="1643.3" calcext:value-type="float">
            <text:p>1643.3</text:p>
          </table:table-cell>
          <table:table-cell table:formula="of:=SUMPRODUCT(['Cost Drivers'.M90:.M150];['Cost Profile'.C$2:.C$62])/[.$A$1]+SUMPRODUCT(['Cost Drivers'.N90:.N150];['Cost Profile'.D$2:.D$62])/[.$A$1]" office:value-type="float" office:value="10072.5280701754" calcext:value-type="float">
            <text:p>10072.5280701754</text:p>
          </table:table-cell>
          <table:table-cell table:formula="of:=SUMPRODUCT(['Cost Drivers'.O90:.O150];['Cost Profile'.E$2:.E$62])/[.$A$1]" office:value-type="float" office:value="0" calcext:value-type="float">
            <text:p>0</text:p>
          </table:table-cell>
          <table:table-cell table:formula="of:=SUMPRODUCT(['Cost Drivers'.P90:.P150];['Cost Profile'.F$2:.F$62])/[.$A$1]" office:value-type="float" office:value="4565.86666666667" calcext:value-type="float">
            <text:p>4565.8666666667</text:p>
          </table:table-cell>
        </table:table-row>
        <table:table-row table:style-name="ro1">
          <table:table-cell table:formula="of:=[.A90]+1" office:value-type="float" office:value="2088" calcext:value-type="float">
            <text:p>2088</text:p>
          </table:table-cell>
          <table:table-cell table:formula="of:=SUMPRODUCT(['Cost Drivers'.B91:.B151];['Cost Profile'.B$2:.B$62])/[.$A$1]" office:value-type="float" office:value="1341.1" calcext:value-type="float">
            <text:p>1341.1</text:p>
          </table:table-cell>
          <table:table-cell table:formula="of:=SUMPRODUCT(['Cost Drivers'.C91:.C151];['Cost Profile'.C$2:.C$62])/[.$A$1]+SUMPRODUCT(['Cost Drivers'.D91:.D151];['Cost Profile'.D$2:.D$62])/[.$A$1]" office:value-type="float" office:value="334.879824561403" calcext:value-type="float">
            <text:p>334.8798245614</text:p>
          </table:table-cell>
          <table:table-cell table:formula="of:=SUMPRODUCT(['Cost Drivers'.E91:.E151];['Cost Profile'.E$2:.E$62])/[.$A$1]" office:value-type="float" office:value="0" calcext:value-type="float">
            <text:p>0</text:p>
          </table:table-cell>
          <table:table-cell table:formula="of:=SUMPRODUCT(['Cost Drivers'.F91:.F151];['Cost Profile'.F$2:.F$62])/[.$A$1]" office:value-type="float" office:value="22119.8333333333" calcext:value-type="float">
            <text:p>22119.8333333333</text:p>
          </table:table-cell>
          <table:table-cell table:formula="of:=SUMPRODUCT(['Cost Drivers'.G91:.G151];['Cost Profile'.B$2:.B$62])/[.$A$1]" office:value-type="float" office:value="1581.55" calcext:value-type="float">
            <text:p>1581.55</text:p>
          </table:table-cell>
          <table:table-cell table:formula="of:=SUMPRODUCT(['Cost Drivers'.H91:.H151];['Cost Profile'.C$2:.C$62])/[.$A$1]+SUMPRODUCT(['Cost Drivers'.I91:.I151];['Cost Profile'.D$2:.D$62])/[.$A$1]" office:value-type="float" office:value="5574.50614035088" calcext:value-type="float">
            <text:p>5574.5061403509</text:p>
          </table:table-cell>
          <table:table-cell table:formula="of:=SUMPRODUCT(['Cost Drivers'.J91:.J151];['Cost Profile'.E$2:.E$62])/[.$A$1]" office:value-type="float" office:value="0" calcext:value-type="float">
            <text:p>0</text:p>
          </table:table-cell>
          <table:table-cell table:formula="of:=SUMPRODUCT(['Cost Drivers'.K91:.K151];['Cost Profile'.F$2:.F$62])/[.$A$1]" office:value-type="float" office:value="13372.6833333333" calcext:value-type="float">
            <text:p>13372.6833333333</text:p>
          </table:table-cell>
          <table:table-cell table:formula="of:=SUMPRODUCT(['Cost Drivers'.L91:.L151];['Cost Profile'.B$2:.B$62])/[.$A$1]" office:value-type="float" office:value="1676.16666666667" calcext:value-type="float">
            <text:p>1676.1666666667</text:p>
          </table:table-cell>
          <table:table-cell table:formula="of:=SUMPRODUCT(['Cost Drivers'.M91:.M151];['Cost Profile'.C$2:.C$62])/[.$A$1]+SUMPRODUCT(['Cost Drivers'.N91:.N151];['Cost Profile'.D$2:.D$62])/[.$A$1]" office:value-type="float" office:value="10296.1929824561" calcext:value-type="float">
            <text:p>10296.1929824561</text:p>
          </table:table-cell>
          <table:table-cell table:formula="of:=SUMPRODUCT(['Cost Drivers'.O91:.O151];['Cost Profile'.E$2:.E$62])/[.$A$1]" office:value-type="float" office:value="0" calcext:value-type="float">
            <text:p>0</text:p>
          </table:table-cell>
          <table:table-cell table:formula="of:=SUMPRODUCT(['Cost Drivers'.P91:.P151];['Cost Profile'.F$2:.F$62])/[.$A$1]" office:value-type="float" office:value="4609.65" calcext:value-type="float">
            <text:p>4609.65</text:p>
          </table:table-cell>
        </table:table-row>
        <table:table-row table:style-name="ro1">
          <table:table-cell table:formula="of:=[.A91]+1" office:value-type="float" office:value="2089" calcext:value-type="float">
            <text:p>2089</text:p>
          </table:table-cell>
          <table:table-cell table:formula="of:=SUMPRODUCT(['Cost Drivers'.B92:.B152];['Cost Profile'.B$2:.B$62])/[.$A$1]" office:value-type="float" office:value="1402.125" calcext:value-type="float">
            <text:p>1402.125</text:p>
          </table:table-cell>
          <table:table-cell table:formula="of:=SUMPRODUCT(['Cost Drivers'.C92:.C152];['Cost Profile'.C$2:.C$62])/[.$A$1]+SUMPRODUCT(['Cost Drivers'.D92:.D152];['Cost Profile'.D$2:.D$62])/[.$A$1]" office:value-type="float" office:value="458.79298245614" calcext:value-type="float">
            <text:p>458.7929824561</text:p>
          </table:table-cell>
          <table:table-cell table:formula="of:=SUMPRODUCT(['Cost Drivers'.E92:.E152];['Cost Profile'.E$2:.E$62])/[.$A$1]" office:value-type="float" office:value="0" calcext:value-type="float">
            <text:p>0</text:p>
          </table:table-cell>
          <table:table-cell table:formula="of:=SUMPRODUCT(['Cost Drivers'.F92:.F152];['Cost Profile'.F$2:.F$62])/[.$A$1]" office:value-type="float" office:value="22918.1" calcext:value-type="float">
            <text:p>22918.1</text:p>
          </table:table-cell>
          <table:table-cell table:formula="of:=SUMPRODUCT(['Cost Drivers'.G92:.G152];['Cost Profile'.B$2:.B$62])/[.$A$1]" office:value-type="float" office:value="1647.85833333333" calcext:value-type="float">
            <text:p>1647.8583333333</text:p>
          </table:table-cell>
          <table:table-cell table:formula="of:=SUMPRODUCT(['Cost Drivers'.H92:.H152];['Cost Profile'.C$2:.C$62])/[.$A$1]+SUMPRODUCT(['Cost Drivers'.I92:.I152];['Cost Profile'.D$2:.D$62])/[.$A$1]" office:value-type="float" office:value="5779.62368421053" calcext:value-type="float">
            <text:p>5779.6236842105</text:p>
          </table:table-cell>
          <table:table-cell table:formula="of:=SUMPRODUCT(['Cost Drivers'.J92:.J152];['Cost Profile'.E$2:.E$62])/[.$A$1]" office:value-type="float" office:value="0" calcext:value-type="float">
            <text:p>0</text:p>
          </table:table-cell>
          <table:table-cell table:formula="of:=SUMPRODUCT(['Cost Drivers'.K92:.K152];['Cost Profile'.F$2:.F$62])/[.$A$1]" office:value-type="float" office:value="13392.25" calcext:value-type="float">
            <text:p>13392.25</text:p>
          </table:table-cell>
          <table:table-cell table:formula="of:=SUMPRODUCT(['Cost Drivers'.L92:.L152];['Cost Profile'.B$2:.B$62])/[.$A$1]" office:value-type="float" office:value="1740.75" calcext:value-type="float">
            <text:p>1740.75</text:p>
          </table:table-cell>
          <table:table-cell table:formula="of:=SUMPRODUCT(['Cost Drivers'.M92:.M152];['Cost Profile'.C$2:.C$62])/[.$A$1]+SUMPRODUCT(['Cost Drivers'.N92:.N152];['Cost Profile'.D$2:.D$62])/[.$A$1]" office:value-type="float" office:value="10513.9675438597" calcext:value-type="float">
            <text:p>10513.9675438597</text:p>
          </table:table-cell>
          <table:table-cell table:formula="of:=SUMPRODUCT(['Cost Drivers'.O92:.O152];['Cost Profile'.E$2:.E$62])/[.$A$1]" office:value-type="float" office:value="0" calcext:value-type="float">
            <text:p>0</text:p>
          </table:table-cell>
          <table:table-cell table:formula="of:=SUMPRODUCT(['Cost Drivers'.P92:.P152];['Cost Profile'.F$2:.F$62])/[.$A$1]" office:value-type="float" office:value="4605.05" calcext:value-type="float">
            <text:p>4605.05</text:p>
          </table:table-cell>
        </table:table-row>
        <table:table-row table:style-name="ro1">
          <table:table-cell table:formula="of:=[.A92]+1" office:value-type="float" office:value="2090" calcext:value-type="float">
            <text:p>2090</text:p>
          </table:table-cell>
          <table:table-cell table:formula="of:=SUMPRODUCT(['Cost Drivers'.B93:.B153];['Cost Profile'.B$2:.B$62])/[.$A$1]" office:value-type="float" office:value="1522.05" calcext:value-type="float">
            <text:p>1522.05</text:p>
          </table:table-cell>
          <table:table-cell table:formula="of:=SUMPRODUCT(['Cost Drivers'.C93:.C153];['Cost Profile'.C$2:.C$62])/[.$A$1]+SUMPRODUCT(['Cost Drivers'.D93:.D153];['Cost Profile'.D$2:.D$62])/[.$A$1]" office:value-type="float" office:value="519.886842105263" calcext:value-type="float">
            <text:p>519.8868421053</text:p>
          </table:table-cell>
          <table:table-cell table:formula="of:=SUMPRODUCT(['Cost Drivers'.E93:.E153];['Cost Profile'.E$2:.E$62])/[.$A$1]" office:value-type="float" office:value="0" calcext:value-type="float">
            <text:p>0</text:p>
          </table:table-cell>
          <table:table-cell table:formula="of:=SUMPRODUCT(['Cost Drivers'.F93:.F153];['Cost Profile'.F$2:.F$62])/[.$A$1]" office:value-type="float" office:value="23883.4833333333" calcext:value-type="float">
            <text:p>23883.4833333333</text:p>
          </table:table-cell>
          <table:table-cell table:formula="of:=SUMPRODUCT(['Cost Drivers'.G93:.G153];['Cost Profile'.B$2:.B$62])/[.$A$1]" office:value-type="float" office:value="1764.13333333333" calcext:value-type="float">
            <text:p>1764.1333333333</text:p>
          </table:table-cell>
          <table:table-cell table:formula="of:=SUMPRODUCT(['Cost Drivers'.H93:.H153];['Cost Profile'.C$2:.C$62])/[.$A$1]+SUMPRODUCT(['Cost Drivers'.I93:.I153];['Cost Profile'.D$2:.D$62])/[.$A$1]" office:value-type="float" office:value="5978.02105263158" calcext:value-type="float">
            <text:p>5978.0210526316</text:p>
          </table:table-cell>
          <table:table-cell table:formula="of:=SUMPRODUCT(['Cost Drivers'.J93:.J153];['Cost Profile'.E$2:.E$62])/[.$A$1]" office:value-type="float" office:value="0" calcext:value-type="float">
            <text:p>0</text:p>
          </table:table-cell>
          <table:table-cell table:formula="of:=SUMPRODUCT(['Cost Drivers'.K93:.K153];['Cost Profile'.F$2:.F$62])/[.$A$1]" office:value-type="float" office:value="13516.7166666667" calcext:value-type="float">
            <text:p>13516.7166666667</text:p>
          </table:table-cell>
          <table:table-cell table:formula="of:=SUMPRODUCT(['Cost Drivers'.L93:.L153];['Cost Profile'.B$2:.B$62])/[.$A$1]" office:value-type="float" office:value="1852.89166666667" calcext:value-type="float">
            <text:p>1852.8916666667</text:p>
          </table:table-cell>
          <table:table-cell table:formula="of:=SUMPRODUCT(['Cost Drivers'.M93:.M153];['Cost Profile'.C$2:.C$62])/[.$A$1]+SUMPRODUCT(['Cost Drivers'.N93:.N153];['Cost Profile'.D$2:.D$62])/[.$A$1]" office:value-type="float" office:value="10724.9" calcext:value-type="float">
            <text:p>10724.9</text:p>
          </table:table-cell>
          <table:table-cell table:formula="of:=SUMPRODUCT(['Cost Drivers'.O93:.O153];['Cost Profile'.E$2:.E$62])/[.$A$1]" office:value-type="float" office:value="0" calcext:value-type="float">
            <text:p>0</text:p>
          </table:table-cell>
          <table:table-cell table:formula="of:=SUMPRODUCT(['Cost Drivers'.P93:.P153];['Cost Profile'.F$2:.F$62])/[.$A$1]" office:value-type="float" office:value="4710.66666666667" calcext:value-type="float">
            <text:p>4710.6666666667</text:p>
          </table:table-cell>
        </table:table-row>
        <table:table-row table:style-name="ro1">
          <table:table-cell table:formula="of:=[.A93]+1" office:value-type="float" office:value="2091" calcext:value-type="float">
            <text:p>2091</text:p>
          </table:table-cell>
          <table:table-cell table:formula="of:=SUMPRODUCT(['Cost Drivers'.B94:.B154];['Cost Profile'.B$2:.B$62])/[.$A$1]" office:value-type="float" office:value="1670.15" calcext:value-type="float">
            <text:p>1670.15</text:p>
          </table:table-cell>
          <table:table-cell table:formula="of:=SUMPRODUCT(['Cost Drivers'.C94:.C154];['Cost Profile'.C$2:.C$62])/[.$A$1]+SUMPRODUCT(['Cost Drivers'.D94:.D154];['Cost Profile'.D$2:.D$62])/[.$A$1]" office:value-type="float" office:value="493.711403508772" calcext:value-type="float">
            <text:p>493.7114035088</text:p>
          </table:table-cell>
          <table:table-cell table:formula="of:=SUMPRODUCT(['Cost Drivers'.E94:.E154];['Cost Profile'.E$2:.E$62])/[.$A$1]" office:value-type="float" office:value="0" calcext:value-type="float">
            <text:p>0</text:p>
          </table:table-cell>
          <table:table-cell table:formula="of:=SUMPRODUCT(['Cost Drivers'.F94:.F154];['Cost Profile'.F$2:.F$62])/[.$A$1]" office:value-type="float" office:value="24623" calcext:value-type="float">
            <text:p>24623</text:p>
          </table:table-cell>
          <table:table-cell table:formula="of:=SUMPRODUCT(['Cost Drivers'.G94:.G154];['Cost Profile'.B$2:.B$62])/[.$A$1]" office:value-type="float" office:value="1908.05" calcext:value-type="float">
            <text:p>1908.05</text:p>
          </table:table-cell>
          <table:table-cell table:formula="of:=SUMPRODUCT(['Cost Drivers'.H94:.H154];['Cost Profile'.C$2:.C$62])/[.$A$1]+SUMPRODUCT(['Cost Drivers'.I94:.I154];['Cost Profile'.D$2:.D$62])/[.$A$1]" office:value-type="float" office:value="6167.85789473684" calcext:value-type="float">
            <text:p>6167.8578947369</text:p>
          </table:table-cell>
          <table:table-cell table:formula="of:=SUMPRODUCT(['Cost Drivers'.J94:.J154];['Cost Profile'.E$2:.E$62])/[.$A$1]" office:value-type="float" office:value="0" calcext:value-type="float">
            <text:p>0</text:p>
          </table:table-cell>
          <table:table-cell table:formula="of:=SUMPRODUCT(['Cost Drivers'.K94:.K154];['Cost Profile'.F$2:.F$62])/[.$A$1]" office:value-type="float" office:value="13508.4" calcext:value-type="float">
            <text:p>13508.4</text:p>
          </table:table-cell>
          <table:table-cell table:formula="of:=SUMPRODUCT(['Cost Drivers'.L94:.L154];['Cost Profile'.B$2:.B$62])/[.$A$1]" office:value-type="float" office:value="1991.2" calcext:value-type="float">
            <text:p>1991.2</text:p>
          </table:table-cell>
          <table:table-cell table:formula="of:=SUMPRODUCT(['Cost Drivers'.M94:.M154];['Cost Profile'.C$2:.C$62])/[.$A$1]+SUMPRODUCT(['Cost Drivers'.N94:.N154];['Cost Profile'.D$2:.D$62])/[.$A$1]" office:value-type="float" office:value="10926.5070175439" calcext:value-type="float">
            <text:p>10926.5070175439</text:p>
          </table:table-cell>
          <table:table-cell table:formula="of:=SUMPRODUCT(['Cost Drivers'.O94:.O154];['Cost Profile'.E$2:.E$62])/[.$A$1]" office:value-type="float" office:value="0" calcext:value-type="float">
            <text:p>0</text:p>
          </table:table-cell>
          <table:table-cell table:formula="of:=SUMPRODUCT(['Cost Drivers'.P94:.P154];['Cost Profile'.F$2:.F$62])/[.$A$1]" office:value-type="float" office:value="4681.03333333333" calcext:value-type="float">
            <text:p>4681.0333333333</text:p>
          </table:table-cell>
        </table:table-row>
        <table:table-row table:style-name="ro1">
          <table:table-cell table:formula="of:=[.A94]+1" office:value-type="float" office:value="2092" calcext:value-type="float">
            <text:p>2092</text:p>
          </table:table-cell>
          <table:table-cell table:formula="of:=SUMPRODUCT(['Cost Drivers'.B95:.B155];['Cost Profile'.B$2:.B$62])/[.$A$1]" office:value-type="float" office:value="1727.925" calcext:value-type="float">
            <text:p>1727.925</text:p>
          </table:table-cell>
          <table:table-cell table:formula="of:=SUMPRODUCT(['Cost Drivers'.C95:.C155];['Cost Profile'.C$2:.C$62])/[.$A$1]+SUMPRODUCT(['Cost Drivers'.D95:.D155];['Cost Profile'.D$2:.D$62])/[.$A$1]" office:value-type="float" office:value="451.366666666667" calcext:value-type="float">
            <text:p>451.3666666667</text:p>
          </table:table-cell>
          <table:table-cell table:formula="of:=SUMPRODUCT(['Cost Drivers'.E95:.E155];['Cost Profile'.E$2:.E$62])/[.$A$1]" office:value-type="float" office:value="0" calcext:value-type="float">
            <text:p>0</text:p>
          </table:table-cell>
          <table:table-cell table:formula="of:=SUMPRODUCT(['Cost Drivers'.F95:.F155];['Cost Profile'.F$2:.F$62])/[.$A$1]" office:value-type="float" office:value="25159.0166666667" calcext:value-type="float">
            <text:p>25159.0166666667</text:p>
          </table:table-cell>
          <table:table-cell table:formula="of:=SUMPRODUCT(['Cost Drivers'.G95:.G155];['Cost Profile'.B$2:.B$62])/[.$A$1]" office:value-type="float" office:value="1961.85833333333" calcext:value-type="float">
            <text:p>1961.8583333333</text:p>
          </table:table-cell>
          <table:table-cell table:formula="of:=SUMPRODUCT(['Cost Drivers'.H95:.H155];['Cost Profile'.C$2:.C$62])/[.$A$1]+SUMPRODUCT(['Cost Drivers'.I95:.I155];['Cost Profile'.D$2:.D$62])/[.$A$1]" office:value-type="float" office:value="6346.53157894737" calcext:value-type="float">
            <text:p>6346.5315789474</text:p>
          </table:table-cell>
          <table:table-cell table:formula="of:=SUMPRODUCT(['Cost Drivers'.J95:.J155];['Cost Profile'.E$2:.E$62])/[.$A$1]" office:value-type="float" office:value="0" calcext:value-type="float">
            <text:p>0</text:p>
          </table:table-cell>
          <table:table-cell table:formula="of:=SUMPRODUCT(['Cost Drivers'.K95:.K155];['Cost Profile'.F$2:.F$62])/[.$A$1]" office:value-type="float" office:value="13599.8666666667" calcext:value-type="float">
            <text:p>13599.8666666667</text:p>
          </table:table-cell>
          <table:table-cell table:formula="of:=SUMPRODUCT(['Cost Drivers'.L95:.L155];['Cost Profile'.B$2:.B$62])/[.$A$1]" office:value-type="float" office:value="2039.36666666667" calcext:value-type="float">
            <text:p>2039.3666666667</text:p>
          </table:table-cell>
          <table:table-cell table:formula="of:=SUMPRODUCT(['Cost Drivers'.M95:.M155];['Cost Profile'.C$2:.C$62])/[.$A$1]+SUMPRODUCT(['Cost Drivers'.N95:.N155];['Cost Profile'.D$2:.D$62])/[.$A$1]" office:value-type="float" office:value="11116.0640350877" calcext:value-type="float">
            <text:p>11116.0640350877</text:p>
          </table:table-cell>
          <table:table-cell table:formula="of:=SUMPRODUCT(['Cost Drivers'.O95:.O155];['Cost Profile'.E$2:.E$62])/[.$A$1]" office:value-type="float" office:value="0" calcext:value-type="float">
            <text:p>0</text:p>
          </table:table-cell>
          <table:table-cell table:formula="of:=SUMPRODUCT(['Cost Drivers'.P95:.P155];['Cost Profile'.F$2:.F$62])/[.$A$1]" office:value-type="float" office:value="4758.4" calcext:value-type="float">
            <text:p>4758.4</text:p>
          </table:table-cell>
        </table:table-row>
        <table:table-row table:style-name="ro1">
          <table:table-cell table:formula="of:=[.A95]+1" office:value-type="float" office:value="2093" calcext:value-type="float">
            <text:p>2093</text:p>
          </table:table-cell>
          <table:table-cell table:formula="of:=SUMPRODUCT(['Cost Drivers'.B96:.B156];['Cost Profile'.B$2:.B$62])/[.$A$1]" office:value-type="float" office:value="1709.85" calcext:value-type="float">
            <text:p>1709.85</text:p>
          </table:table-cell>
          <table:table-cell table:formula="of:=SUMPRODUCT(['Cost Drivers'.C96:.C156];['Cost Profile'.C$2:.C$62])/[.$A$1]+SUMPRODUCT(['Cost Drivers'.D96:.D156];['Cost Profile'.D$2:.D$62])/[.$A$1]" office:value-type="float" office:value="326.952631578947" calcext:value-type="float">
            <text:p>326.9526315789</text:p>
          </table:table-cell>
          <table:table-cell table:formula="of:=SUMPRODUCT(['Cost Drivers'.E96:.E156];['Cost Profile'.E$2:.E$62])/[.$A$1]" office:value-type="float" office:value="0" calcext:value-type="float">
            <text:p>0</text:p>
          </table:table-cell>
          <table:table-cell table:formula="of:=SUMPRODUCT(['Cost Drivers'.F96:.F156];['Cost Profile'.F$2:.F$62])/[.$A$1]" office:value-type="float" office:value="25351.9166666667" calcext:value-type="float">
            <text:p>25351.9166666667</text:p>
          </table:table-cell>
          <table:table-cell table:formula="of:=SUMPRODUCT(['Cost Drivers'.G96:.G156];['Cost Profile'.B$2:.B$62])/[.$A$1]" office:value-type="float" office:value="1939.99166666667" calcext:value-type="float">
            <text:p>1939.9916666667</text:p>
          </table:table-cell>
          <table:table-cell table:formula="of:=SUMPRODUCT(['Cost Drivers'.H96:.H156];['Cost Profile'.C$2:.C$62])/[.$A$1]+SUMPRODUCT(['Cost Drivers'.I96:.I156];['Cost Profile'.D$2:.D$62])/[.$A$1]" office:value-type="float" office:value="6505.0201754386" calcext:value-type="float">
            <text:p>6505.0201754386</text:p>
          </table:table-cell>
          <table:table-cell table:formula="of:=SUMPRODUCT(['Cost Drivers'.J96:.J156];['Cost Profile'.E$2:.E$62])/[.$A$1]" office:value-type="float" office:value="0" calcext:value-type="float">
            <text:p>0</text:p>
          </table:table-cell>
          <table:table-cell table:formula="of:=SUMPRODUCT(['Cost Drivers'.K96:.K156];['Cost Profile'.F$2:.F$62])/[.$A$1]" office:value-type="float" office:value="13583.8" calcext:value-type="float">
            <text:p>13583.8</text:p>
          </table:table-cell>
          <table:table-cell table:formula="of:=SUMPRODUCT(['Cost Drivers'.L96:.L156];['Cost Profile'.B$2:.B$62])/[.$A$1]" office:value-type="float" office:value="2013.5" calcext:value-type="float">
            <text:p>2013.5</text:p>
          </table:table-cell>
          <table:table-cell table:formula="of:=SUMPRODUCT(['Cost Drivers'.M96:.M156];['Cost Profile'.C$2:.C$62])/[.$A$1]+SUMPRODUCT(['Cost Drivers'.N96:.N156];['Cost Profile'.D$2:.D$62])/[.$A$1]" office:value-type="float" office:value="11285.5219298246" calcext:value-type="float">
            <text:p>11285.5219298246</text:p>
          </table:table-cell>
          <table:table-cell table:formula="of:=SUMPRODUCT(['Cost Drivers'.O96:.O156];['Cost Profile'.E$2:.E$62])/[.$A$1]" office:value-type="float" office:value="0" calcext:value-type="float">
            <text:p>0</text:p>
          </table:table-cell>
          <table:table-cell table:formula="of:=SUMPRODUCT(['Cost Drivers'.P96:.P156];['Cost Profile'.F$2:.F$62])/[.$A$1]" office:value-type="float" office:value="4720.08333333333" calcext:value-type="float">
            <text:p>4720.0833333333</text:p>
          </table:table-cell>
        </table:table-row>
        <table:table-row table:style-name="ro1">
          <table:table-cell table:formula="of:=[.A96]+1" office:value-type="float" office:value="2094" calcext:value-type="float">
            <text:p>2094</text:p>
          </table:table-cell>
          <table:table-cell table:formula="of:=SUMPRODUCT(['Cost Drivers'.B97:.B157];['Cost Profile'.B$2:.B$62])/[.$A$1]" office:value-type="float" office:value="1888.28333333333" calcext:value-type="float">
            <text:p>1888.2833333333</text:p>
          </table:table-cell>
          <table:table-cell table:formula="of:=SUMPRODUCT(['Cost Drivers'.C97:.C157];['Cost Profile'.C$2:.C$62])/[.$A$1]+SUMPRODUCT(['Cost Drivers'.D97:.D157];['Cost Profile'.D$2:.D$62])/[.$A$1]" office:value-type="float" office:value="187.566666666667" calcext:value-type="float">
            <text:p>187.5666666667</text:p>
          </table:table-cell>
          <table:table-cell table:formula="of:=SUMPRODUCT(['Cost Drivers'.E97:.E157];['Cost Profile'.E$2:.E$62])/[.$A$1]" office:value-type="float" office:value="0" calcext:value-type="float">
            <text:p>0</text:p>
          </table:table-cell>
          <table:table-cell table:formula="of:=SUMPRODUCT(['Cost Drivers'.F97:.F157];['Cost Profile'.F$2:.F$62])/[.$A$1]" office:value-type="float" office:value="25479.2666666667" calcext:value-type="float">
            <text:p>25479.2666666667</text:p>
          </table:table-cell>
          <table:table-cell table:formula="of:=SUMPRODUCT(['Cost Drivers'.G97:.G157];['Cost Profile'.B$2:.B$62])/[.$A$1]" office:value-type="float" office:value="2122.93333333333" calcext:value-type="float">
            <text:p>2122.9333333333</text:p>
          </table:table-cell>
          <table:table-cell table:formula="of:=SUMPRODUCT(['Cost Drivers'.H97:.H157];['Cost Profile'.C$2:.C$62])/[.$A$1]+SUMPRODUCT(['Cost Drivers'.I97:.I157];['Cost Profile'.D$2:.D$62])/[.$A$1]" office:value-type="float" office:value="6669.37280701754" calcext:value-type="float">
            <text:p>6669.3728070176</text:p>
          </table:table-cell>
          <table:table-cell table:formula="of:=SUMPRODUCT(['Cost Drivers'.J97:.J157];['Cost Profile'.E$2:.E$62])/[.$A$1]" office:value-type="float" office:value="0" calcext:value-type="float">
            <text:p>0</text:p>
          </table:table-cell>
          <table:table-cell table:formula="of:=SUMPRODUCT(['Cost Drivers'.K97:.K157];['Cost Profile'.F$2:.F$62])/[.$A$1]" office:value-type="float" office:value="13657.1" calcext:value-type="float">
            <text:p>13657.1</text:p>
          </table:table-cell>
          <table:table-cell table:formula="of:=SUMPRODUCT(['Cost Drivers'.L97:.L157];['Cost Profile'.B$2:.B$62])/[.$A$1]" office:value-type="float" office:value="2189.78333333333" calcext:value-type="float">
            <text:p>2189.7833333333</text:p>
          </table:table-cell>
          <table:table-cell table:formula="of:=SUMPRODUCT(['Cost Drivers'.M97:.M157];['Cost Profile'.C$2:.C$62])/[.$A$1]+SUMPRODUCT(['Cost Drivers'.N97:.N157];['Cost Profile'.D$2:.D$62])/[.$A$1]" office:value-type="float" office:value="11462.7429824561" calcext:value-type="float">
            <text:p>11462.7429824561</text:p>
          </table:table-cell>
          <table:table-cell table:formula="of:=SUMPRODUCT(['Cost Drivers'.O97:.O157];['Cost Profile'.E$2:.E$62])/[.$A$1]" office:value-type="float" office:value="0" calcext:value-type="float">
            <text:p>0</text:p>
          </table:table-cell>
          <table:table-cell table:formula="of:=SUMPRODUCT(['Cost Drivers'.P97:.P157];['Cost Profile'.F$2:.F$62])/[.$A$1]" office:value-type="float" office:value="4776.81666666667" calcext:value-type="float">
            <text:p>4776.8166666667</text:p>
          </table:table-cell>
        </table:table-row>
        <table:table-row table:style-name="ro1">
          <table:table-cell table:formula="of:=[.A97]+1" office:value-type="float" office:value="2095" calcext:value-type="float">
            <text:p>2095</text:p>
          </table:table-cell>
          <table:table-cell table:formula="of:=SUMPRODUCT(['Cost Drivers'.B98:.B158];['Cost Profile'.B$2:.B$62])/[.$A$1]" office:value-type="float" office:value="1855.14166666667" calcext:value-type="float">
            <text:p>1855.1416666667</text:p>
          </table:table-cell>
          <table:table-cell table:formula="of:=SUMPRODUCT(['Cost Drivers'.C98:.C158];['Cost Profile'.C$2:.C$62])/[.$A$1]+SUMPRODUCT(['Cost Drivers'.D98:.D158];['Cost Profile'.D$2:.D$62])/[.$A$1]" office:value-type="float" office:value="139.497368421053" calcext:value-type="float">
            <text:p>139.4973684211</text:p>
          </table:table-cell>
          <table:table-cell table:formula="of:=SUMPRODUCT(['Cost Drivers'.E98:.E158];['Cost Profile'.E$2:.E$62])/[.$A$1]" office:value-type="float" office:value="0" calcext:value-type="float">
            <text:p>0</text:p>
          </table:table-cell>
          <table:table-cell table:formula="of:=SUMPRODUCT(['Cost Drivers'.F98:.F158];['Cost Profile'.F$2:.F$62])/[.$A$1]" office:value-type="float" office:value="25476.5" calcext:value-type="float">
            <text:p>25476.5</text:p>
          </table:table-cell>
          <table:table-cell table:formula="of:=SUMPRODUCT(['Cost Drivers'.G98:.G158];['Cost Profile'.B$2:.B$62])/[.$A$1]" office:value-type="float" office:value="2107.95833333333" calcext:value-type="float">
            <text:p>2107.9583333333</text:p>
          </table:table-cell>
          <table:table-cell table:formula="of:=SUMPRODUCT(['Cost Drivers'.H98:.H158];['Cost Profile'.C$2:.C$62])/[.$A$1]+SUMPRODUCT(['Cost Drivers'.I98:.I158];['Cost Profile'.D$2:.D$62])/[.$A$1]" office:value-type="float" office:value="6838.56578947368" calcext:value-type="float">
            <text:p>6838.5657894737</text:p>
          </table:table-cell>
          <table:table-cell table:formula="of:=SUMPRODUCT(['Cost Drivers'.J98:.J158];['Cost Profile'.E$2:.E$62])/[.$A$1]" office:value-type="float" office:value="0" calcext:value-type="float">
            <text:p>0</text:p>
          </table:table-cell>
          <table:table-cell table:formula="of:=SUMPRODUCT(['Cost Drivers'.K98:.K158];['Cost Profile'.F$2:.F$62])/[.$A$1]" office:value-type="float" office:value="13608.6166666667" calcext:value-type="float">
            <text:p>13608.6166666667</text:p>
          </table:table-cell>
          <table:table-cell table:formula="of:=SUMPRODUCT(['Cost Drivers'.L98:.L158];['Cost Profile'.B$2:.B$62])/[.$A$1]" office:value-type="float" office:value="2167.60833333333" calcext:value-type="float">
            <text:p>2167.6083333333</text:p>
          </table:table-cell>
          <table:table-cell table:formula="of:=SUMPRODUCT(['Cost Drivers'.M98:.M158];['Cost Profile'.C$2:.C$62])/[.$A$1]+SUMPRODUCT(['Cost Drivers'.N98:.N158];['Cost Profile'.D$2:.D$62])/[.$A$1]" office:value-type="float" office:value="11644.6438596491" calcext:value-type="float">
            <text:p>11644.6438596491</text:p>
          </table:table-cell>
          <table:table-cell table:formula="of:=SUMPRODUCT(['Cost Drivers'.O98:.O158];['Cost Profile'.E$2:.E$62])/[.$A$1]" office:value-type="float" office:value="0" calcext:value-type="float">
            <text:p>0</text:p>
          </table:table-cell>
          <table:table-cell table:formula="of:=SUMPRODUCT(['Cost Drivers'.P98:.P158];['Cost Profile'.F$2:.F$62])/[.$A$1]" office:value-type="float" office:value="4698.45" calcext:value-type="float">
            <text:p>4698.45</text:p>
          </table:table-cell>
        </table:table-row>
        <table:table-row table:style-name="ro1">
          <table:table-cell table:formula="of:=[.A98]+1" office:value-type="float" office:value="2096" calcext:value-type="float">
            <text:p>2096</text:p>
          </table:table-cell>
          <table:table-cell table:formula="of:=SUMPRODUCT(['Cost Drivers'.B99:.B159];['Cost Profile'.B$2:.B$62])/[.$A$1]" office:value-type="float" office:value="1856.66666666667" calcext:value-type="float">
            <text:p>1856.6666666667</text:p>
          </table:table-cell>
          <table:table-cell table:formula="of:=SUMPRODUCT(['Cost Drivers'.C99:.C159];['Cost Profile'.C$2:.C$62])/[.$A$1]+SUMPRODUCT(['Cost Drivers'.D99:.D159];['Cost Profile'.D$2:.D$62])/[.$A$1]" office:value-type="float" office:value="109.666666666667" calcext:value-type="float">
            <text:p>109.6666666667</text:p>
          </table:table-cell>
          <table:table-cell table:formula="of:=SUMPRODUCT(['Cost Drivers'.E99:.E159];['Cost Profile'.E$2:.E$62])/[.$A$1]" office:value-type="float" office:value="0" calcext:value-type="float">
            <text:p>0</text:p>
          </table:table-cell>
          <table:table-cell table:formula="of:=SUMPRODUCT(['Cost Drivers'.F99:.F159];['Cost Profile'.F$2:.F$62])/[.$A$1]" office:value-type="float" office:value="25759.7166666667" calcext:value-type="float">
            <text:p>25759.7166666667</text:p>
          </table:table-cell>
          <table:table-cell table:formula="of:=SUMPRODUCT(['Cost Drivers'.G99:.G159];['Cost Profile'.B$2:.B$62])/[.$A$1]" office:value-type="float" office:value="2123.875" calcext:value-type="float">
            <text:p>2123.875</text:p>
          </table:table-cell>
          <table:table-cell table:formula="of:=SUMPRODUCT(['Cost Drivers'.H99:.H159];['Cost Profile'.C$2:.C$62])/[.$A$1]+SUMPRODUCT(['Cost Drivers'.I99:.I159];['Cost Profile'.D$2:.D$62])/[.$A$1]" office:value-type="float" office:value="7028.91666666667" calcext:value-type="float">
            <text:p>7028.9166666667</text:p>
          </table:table-cell>
          <table:table-cell table:formula="of:=SUMPRODUCT(['Cost Drivers'.J99:.J159];['Cost Profile'.E$2:.E$62])/[.$A$1]" office:value-type="float" office:value="0" calcext:value-type="float">
            <text:p>0</text:p>
          </table:table-cell>
          <table:table-cell table:formula="of:=SUMPRODUCT(['Cost Drivers'.K99:.K159];['Cost Profile'.F$2:.F$62])/[.$A$1]" office:value-type="float" office:value="13699.3833333333" calcext:value-type="float">
            <text:p>13699.3833333333</text:p>
          </table:table-cell>
          <table:table-cell table:formula="of:=SUMPRODUCT(['Cost Drivers'.L99:.L159];['Cost Profile'.B$2:.B$62])/[.$A$1]" office:value-type="float" office:value="2177.4" calcext:value-type="float">
            <text:p>2177.4</text:p>
          </table:table-cell>
          <table:table-cell table:formula="of:=SUMPRODUCT(['Cost Drivers'.M99:.M159];['Cost Profile'.C$2:.C$62])/[.$A$1]+SUMPRODUCT(['Cost Drivers'.N99:.N159];['Cost Profile'.D$2:.D$62])/[.$A$1]" office:value-type="float" office:value="11845.4333333333" calcext:value-type="float">
            <text:p>11845.4333333333</text:p>
          </table:table-cell>
          <table:table-cell table:formula="of:=SUMPRODUCT(['Cost Drivers'.O99:.O159];['Cost Profile'.E$2:.E$62])/[.$A$1]" office:value-type="float" office:value="0" calcext:value-type="float">
            <text:p>0</text:p>
          </table:table-cell>
          <table:table-cell table:formula="of:=SUMPRODUCT(['Cost Drivers'.P99:.P159];['Cost Profile'.F$2:.F$62])/[.$A$1]" office:value-type="float" office:value="4780.13333333333" calcext:value-type="float">
            <text:p>4780.1333333333</text:p>
          </table:table-cell>
        </table:table-row>
        <table:table-row table:style-name="ro1">
          <table:table-cell table:formula="of:=[.A99]+1" office:value-type="float" office:value="2097" calcext:value-type="float">
            <text:p>2097</text:p>
          </table:table-cell>
          <table:table-cell table:formula="of:=SUMPRODUCT(['Cost Drivers'.B100:.B160];['Cost Profile'.B$2:.B$62])/[.$A$1]" office:value-type="float" office:value="1821.05" calcext:value-type="float">
            <text:p>1821.05</text:p>
          </table:table-cell>
          <table:table-cell table:formula="of:=SUMPRODUCT(['Cost Drivers'.C100:.C160];['Cost Profile'.C$2:.C$62])/[.$A$1]+SUMPRODUCT(['Cost Drivers'.D100:.D160];['Cost Profile'.D$2:.D$62])/[.$A$1]" office:value-type="float" office:value="91.2666666666667" calcext:value-type="float">
            <text:p>91.2666666667</text:p>
          </table:table-cell>
          <table:table-cell table:formula="of:=SUMPRODUCT(['Cost Drivers'.E100:.E160];['Cost Profile'.E$2:.E$62])/[.$A$1]" office:value-type="float" office:value="0" calcext:value-type="float">
            <text:p>0</text:p>
          </table:table-cell>
          <table:table-cell table:formula="of:=SUMPRODUCT(['Cost Drivers'.F100:.F160];['Cost Profile'.F$2:.F$62])/[.$A$1]" office:value-type="float" office:value="25983.0666666667" calcext:value-type="float">
            <text:p>25983.0666666667</text:p>
          </table:table-cell>
          <table:table-cell table:formula="of:=SUMPRODUCT(['Cost Drivers'.G100:.G160];['Cost Profile'.B$2:.B$62])/[.$A$1]" office:value-type="float" office:value="2094.64166666667" calcext:value-type="float">
            <text:p>2094.6416666667</text:p>
          </table:table-cell>
          <table:table-cell table:formula="of:=SUMPRODUCT(['Cost Drivers'.H100:.H160];['Cost Profile'.C$2:.C$62])/[.$A$1]+SUMPRODUCT(['Cost Drivers'.I100:.I160];['Cost Profile'.D$2:.D$62])/[.$A$1]" office:value-type="float" office:value="7208.6" calcext:value-type="float">
            <text:p>7208.6</text:p>
          </table:table-cell>
          <table:table-cell table:formula="of:=SUMPRODUCT(['Cost Drivers'.J100:.J160];['Cost Profile'.E$2:.E$62])/[.$A$1]" office:value-type="float" office:value="0" calcext:value-type="float">
            <text:p>0</text:p>
          </table:table-cell>
          <table:table-cell table:formula="of:=SUMPRODUCT(['Cost Drivers'.K100:.K160];['Cost Profile'.F$2:.F$62])/[.$A$1]" office:value-type="float" office:value="13661.25" calcext:value-type="float">
            <text:p>13661.25</text:p>
          </table:table-cell>
          <table:table-cell table:formula="of:=SUMPRODUCT(['Cost Drivers'.L100:.L160];['Cost Profile'.B$2:.B$62])/[.$A$1]" office:value-type="float" office:value="2141.18333333333" calcext:value-type="float">
            <text:p>2141.1833333333</text:p>
          </table:table-cell>
          <table:table-cell table:formula="of:=SUMPRODUCT(['Cost Drivers'.M100:.M160];['Cost Profile'.C$2:.C$62])/[.$A$1]+SUMPRODUCT(['Cost Drivers'.N100:.N160];['Cost Profile'.D$2:.D$62])/[.$A$1]" office:value-type="float" office:value="12034.8333333333" calcext:value-type="float">
            <text:p>12034.8333333333</text:p>
          </table:table-cell>
          <table:table-cell table:formula="of:=SUMPRODUCT(['Cost Drivers'.O100:.O160];['Cost Profile'.E$2:.E$62])/[.$A$1]" office:value-type="float" office:value="0" calcext:value-type="float">
            <text:p>0</text:p>
          </table:table-cell>
          <table:table-cell table:formula="of:=SUMPRODUCT(['Cost Drivers'.P100:.P160];['Cost Profile'.F$2:.F$62])/[.$A$1]" office:value-type="float" office:value="4735.63333333333" calcext:value-type="float">
            <text:p>4735.6333333333</text:p>
          </table:table-cell>
        </table:table-row>
        <table:table-row table:style-name="ro1">
          <table:table-cell table:formula="of:=[.A100]+1" office:value-type="float" office:value="2098" calcext:value-type="float">
            <text:p>2098</text:p>
          </table:table-cell>
          <table:table-cell table:formula="of:=SUMPRODUCT(['Cost Drivers'.B101:.B161];['Cost Profile'.B$2:.B$62])/[.$A$1]" office:value-type="float" office:value="1839.35" calcext:value-type="float">
            <text:p>1839.35</text:p>
          </table:table-cell>
          <table:table-cell table:formula="of:=SUMPRODUCT(['Cost Drivers'.C101:.C161];['Cost Profile'.C$2:.C$62])/[.$A$1]+SUMPRODUCT(['Cost Drivers'.D101:.D161];['Cost Profile'.D$2:.D$62])/[.$A$1]" office:value-type="float" office:value="53.8026315789474" calcext:value-type="float">
            <text:p>53.8026315789</text:p>
          </table:table-cell>
          <table:table-cell table:formula="of:=SUMPRODUCT(['Cost Drivers'.E101:.E161];['Cost Profile'.E$2:.E$62])/[.$A$1]" office:value-type="float" office:value="0" calcext:value-type="float">
            <text:p>0</text:p>
          </table:table-cell>
          <table:table-cell table:formula="of:=SUMPRODUCT(['Cost Drivers'.F101:.F161];['Cost Profile'.F$2:.F$62])/[.$A$1]" office:value-type="float" office:value="26379.1833333333" calcext:value-type="float">
            <text:p>26379.1833333333</text:p>
          </table:table-cell>
          <table:table-cell table:formula="of:=SUMPRODUCT(['Cost Drivers'.G101:.G161];['Cost Profile'.B$2:.B$62])/[.$A$1]" office:value-type="float" office:value="2110.70833333333" calcext:value-type="float">
            <text:p>2110.7083333333</text:p>
          </table:table-cell>
          <table:table-cell table:formula="of:=SUMPRODUCT(['Cost Drivers'.H101:.H161];['Cost Profile'.C$2:.C$62])/[.$A$1]+SUMPRODUCT(['Cost Drivers'.I101:.I161];['Cost Profile'.D$2:.D$62])/[.$A$1]" office:value-type="float" office:value="7326.27192982456" calcext:value-type="float">
            <text:p>7326.2719298246</text:p>
          </table:table-cell>
          <table:table-cell table:formula="of:=SUMPRODUCT(['Cost Drivers'.J101:.J161];['Cost Profile'.E$2:.E$62])/[.$A$1]" office:value-type="float" office:value="0" calcext:value-type="float">
            <text:p>0</text:p>
          </table:table-cell>
          <table:table-cell table:formula="of:=SUMPRODUCT(['Cost Drivers'.K101:.K161];['Cost Profile'.F$2:.F$62])/[.$A$1]" office:value-type="float" office:value="13765.2333333333" calcext:value-type="float">
            <text:p>13765.2333333333</text:p>
          </table:table-cell>
          <table:table-cell table:formula="of:=SUMPRODUCT(['Cost Drivers'.L101:.L161];['Cost Profile'.B$2:.B$62])/[.$A$1]" office:value-type="float" office:value="2135.21666666667" calcext:value-type="float">
            <text:p>2135.2166666667</text:p>
          </table:table-cell>
          <table:table-cell table:formula="of:=SUMPRODUCT(['Cost Drivers'.M101:.M161];['Cost Profile'.C$2:.C$62])/[.$A$1]+SUMPRODUCT(['Cost Drivers'.N101:.N161];['Cost Profile'.D$2:.D$62])/[.$A$1]" office:value-type="float" office:value="12149.6" calcext:value-type="float">
            <text:p>12149.6</text:p>
          </table:table-cell>
          <table:table-cell table:formula="of:=SUMPRODUCT(['Cost Drivers'.O101:.O161];['Cost Profile'.E$2:.E$62])/[.$A$1]" office:value-type="float" office:value="0" calcext:value-type="float">
            <text:p>0</text:p>
          </table:table-cell>
          <table:table-cell table:formula="of:=SUMPRODUCT(['Cost Drivers'.P101:.P161];['Cost Profile'.F$2:.F$62])/[.$A$1]" office:value-type="float" office:value="4862.28333333333" calcext:value-type="float">
            <text:p>4862.2833333333</text:p>
          </table:table-cell>
        </table:table-row>
        <table:table-row table:style-name="ro1">
          <table:table-cell table:formula="of:=[.A101]+1" office:value-type="float" office:value="2099" calcext:value-type="float">
            <text:p>2099</text:p>
          </table:table-cell>
          <table:table-cell table:formula="of:=SUMPRODUCT(['Cost Drivers'.B102:.B162];['Cost Profile'.B$2:.B$62])/[.$A$1]" office:value-type="float" office:value="1830.41666666667" calcext:value-type="float">
            <text:p>1830.4166666667</text:p>
          </table:table-cell>
          <table:table-cell table:formula="of:=SUMPRODUCT(['Cost Drivers'.C102:.C162];['Cost Profile'.C$2:.C$62])/[.$A$1]+SUMPRODUCT(['Cost Drivers'.D102:.D162];['Cost Profile'.D$2:.D$62])/[.$A$1]" office:value-type="float" office:value="37.2245614035088" calcext:value-type="float">
            <text:p>37.2245614035</text:p>
          </table:table-cell>
          <table:table-cell table:formula="of:=SUMPRODUCT(['Cost Drivers'.E102:.E162];['Cost Profile'.E$2:.E$62])/[.$A$1]" office:value-type="float" office:value="0" calcext:value-type="float">
            <text:p>0</text:p>
          </table:table-cell>
          <table:table-cell table:formula="of:=SUMPRODUCT(['Cost Drivers'.F102:.F162];['Cost Profile'.F$2:.F$62])/[.$A$1]" office:value-type="float" office:value="26635.85" calcext:value-type="float">
            <text:p>26635.85</text:p>
          </table:table-cell>
          <table:table-cell table:formula="of:=SUMPRODUCT(['Cost Drivers'.G102:.G162];['Cost Profile'.B$2:.B$62])/[.$A$1]" office:value-type="float" office:value="2093.10833333333" calcext:value-type="float">
            <text:p>2093.1083333333</text:p>
          </table:table-cell>
          <table:table-cell table:formula="of:=SUMPRODUCT(['Cost Drivers'.H102:.H162];['Cost Profile'.C$2:.C$62])/[.$A$1]+SUMPRODUCT(['Cost Drivers'.I102:.I162];['Cost Profile'.D$2:.D$62])/[.$A$1]" office:value-type="float" office:value="7386.24912280702" calcext:value-type="float">
            <text:p>7386.249122807</text:p>
          </table:table-cell>
          <table:table-cell table:formula="of:=SUMPRODUCT(['Cost Drivers'.J102:.J162];['Cost Profile'.E$2:.E$62])/[.$A$1]" office:value-type="float" office:value="0" calcext:value-type="float">
            <text:p>0</text:p>
          </table:table-cell>
          <table:table-cell table:formula="of:=SUMPRODUCT(['Cost Drivers'.K102:.K162];['Cost Profile'.F$2:.F$62])/[.$A$1]" office:value-type="float" office:value="13781.2166666667" calcext:value-type="float">
            <text:p>13781.2166666667</text:p>
          </table:table-cell>
          <table:table-cell table:formula="of:=SUMPRODUCT(['Cost Drivers'.L102:.L162];['Cost Profile'.B$2:.B$62])/[.$A$1]" office:value-type="float" office:value="2097.15" calcext:value-type="float">
            <text:p>2097.15</text:p>
          </table:table-cell>
          <table:table-cell table:formula="of:=SUMPRODUCT(['Cost Drivers'.M102:.M162];['Cost Profile'.C$2:.C$62])/[.$A$1]+SUMPRODUCT(['Cost Drivers'.N102:.N162];['Cost Profile'.D$2:.D$62])/[.$A$1]" office:value-type="float" office:value="12193" calcext:value-type="float">
            <text:p>12193</text:p>
          </table:table-cell>
          <table:table-cell table:formula="of:=SUMPRODUCT(['Cost Drivers'.O102:.O162];['Cost Profile'.E$2:.E$62])/[.$A$1]" office:value-type="float" office:value="0" calcext:value-type="float">
            <text:p>0</text:p>
          </table:table-cell>
          <table:table-cell table:formula="of:=SUMPRODUCT(['Cost Drivers'.P102:.P162];['Cost Profile'.F$2:.F$62])/[.$A$1]" office:value-type="float" office:value="4902.76666666667" calcext:value-type="float">
            <text:p>4902.7666666667</text:p>
          </table:table-cell>
        </table:table-row>
        <table:table-row table:style-name="ro1">
          <table:table-cell table:formula="of:=[.A102]+1" office:value-type="float" office:value="2100" calcext:value-type="float">
            <text:p>2100</text:p>
          </table:table-cell>
          <table:table-cell table:formula="of:=SUMPRODUCT(['Cost Drivers'.B103:.B163];['Cost Profile'.B$2:.B$62])/[.$A$1]" office:value-type="float" office:value="1864.68333333333" calcext:value-type="float">
            <text:p>1864.6833333333</text:p>
          </table:table-cell>
          <table:table-cell table:formula="of:=SUMPRODUCT(['Cost Drivers'.C103:.C163];['Cost Profile'.C$2:.C$62])/[.$A$1]+SUMPRODUCT(['Cost Drivers'.D103:.D163];['Cost Profile'.D$2:.D$62])/[.$A$1]" office:value-type="float" office:value="26.8491228070175" calcext:value-type="float">
            <text:p>26.849122807</text:p>
          </table:table-cell>
          <table:table-cell table:formula="of:=SUMPRODUCT(['Cost Drivers'.E103:.E163];['Cost Profile'.E$2:.E$62])/[.$A$1]" office:value-type="float" office:value="0" calcext:value-type="float">
            <text:p>0</text:p>
          </table:table-cell>
          <table:table-cell table:formula="of:=SUMPRODUCT(['Cost Drivers'.F103:.F163];['Cost Profile'.F$2:.F$62])/[.$A$1]" office:value-type="float" office:value="26858.3" calcext:value-type="float">
            <text:p>26858.3</text:p>
          </table:table-cell>
          <table:table-cell table:formula="of:=SUMPRODUCT(['Cost Drivers'.G103:.G163];['Cost Profile'.B$2:.B$62])/[.$A$1]" office:value-type="float" office:value="2117.04166666667" calcext:value-type="float">
            <text:p>2117.0416666667</text:p>
          </table:table-cell>
          <table:table-cell table:formula="of:=SUMPRODUCT(['Cost Drivers'.H103:.H163];['Cost Profile'.C$2:.C$62])/[.$A$1]+SUMPRODUCT(['Cost Drivers'.I103:.I163];['Cost Profile'.D$2:.D$62])/[.$A$1]" office:value-type="float" office:value="7389.14824561404" calcext:value-type="float">
            <text:p>7389.148245614</text:p>
          </table:table-cell>
          <table:table-cell table:formula="of:=SUMPRODUCT(['Cost Drivers'.J103:.J163];['Cost Profile'.E$2:.E$62])/[.$A$1]" office:value-type="float" office:value="0" calcext:value-type="float">
            <text:p>0</text:p>
          </table:table-cell>
          <table:table-cell table:formula="of:=SUMPRODUCT(['Cost Drivers'.K103:.K163];['Cost Profile'.F$2:.F$62])/[.$A$1]" office:value-type="float" office:value="13804.65" calcext:value-type="float">
            <text:p>13804.65</text:p>
          </table:table-cell>
          <table:table-cell table:formula="of:=SUMPRODUCT(['Cost Drivers'.L103:.L163];['Cost Profile'.B$2:.B$62])/[.$A$1]" office:value-type="float" office:value="2105.21666666667" calcext:value-type="float">
            <text:p>2105.2166666667</text:p>
          </table:table-cell>
          <table:table-cell table:formula="of:=SUMPRODUCT(['Cost Drivers'.M103:.M163];['Cost Profile'.C$2:.C$62])/[.$A$1]+SUMPRODUCT(['Cost Drivers'.N103:.N163];['Cost Profile'.D$2:.D$62])/[.$A$1]" office:value-type="float" office:value="12167.0666666667" calcext:value-type="float">
            <text:p>12167.0666666667</text:p>
          </table:table-cell>
          <table:table-cell table:formula="of:=SUMPRODUCT(['Cost Drivers'.O103:.O163];['Cost Profile'.E$2:.E$62])/[.$A$1]" office:value-type="float" office:value="0" calcext:value-type="float">
            <text:p>0</text:p>
          </table:table-cell>
          <table:table-cell table:formula="of:=SUMPRODUCT(['Cost Drivers'.P103:.P163];['Cost Profile'.F$2:.F$62])/[.$A$1]" office:value-type="float" office:value="4942.85" calcext:value-type="float">
            <text:p>4942.85</text:p>
          </table:table-cell>
        </table:table-row>
        <table:table-row table:style-name="ro1" table:number-rows-repeated="104847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aw-data-run5-new" table:style-name="ta1">
        <office:forms form:automatic-focus="false" form:apply-design-mode="false"/>
        <table:table-column table:style-name="co6" table:number-columns-repeated="5" table:default-cell-style-name="Default"/>
        <table:table-row table:style-name="ro1">
          <table:table-cell table:formula="of:=[Cost.A2]" office:value-type="string" office:string-value="Year" calcext:value-type="string">
            <text:p>Year</text:p>
          </table:table-cell>
          <table:table-cell table:formula="of:=[Cost.B2]" office:value-type="string" office:string-value="Wet Storage" calcext:value-type="string">
            <text:p>Wet Storage</text:p>
          </table:table-cell>
          <table:table-cell table:formula="of:=[Cost.C2]" office:value-type="string" office:string-value="Dry Storage" calcext:value-type="string">
            <text:p>Dry Storage</text:p>
          </table:table-cell>
          <table:table-cell table:formula="of:=[Cost.D2]" office:value-type="string" office:string-value="Repository" calcext:value-type="string">
            <text:p>Repository</text:p>
          </table:table-cell>
          <table:table-cell table:formula="of:=[Cost.E2]" office:value-type="string" office:string-value="Reprocessed Fuel" calcext:value-type="string">
            <text:p>Reprocessed Fuel</text:p>
          </table:table-cell>
        </table:table-row>
        <table:table-row table:style-name="ro1">
          <table:table-cell table:formula="of:=[Cost.A3]" office:value-type="float" office:value="2000" calcext:value-type="float">
            <text:p>2000</text:p>
          </table:table-cell>
          <table:table-cell table:formula="of:=[Cost.B3]" office:value-type="float" office:value="906.625" calcext:value-type="float">
            <text:p>906.625</text:p>
          </table:table-cell>
          <table:table-cell table:formula="of:=[Cost.C3]" office:value-type="float" office:value="2494.6798245614" calcext:value-type="float">
            <text:p>2494.6798245614</text:p>
          </table:table-cell>
          <table:table-cell table:formula="of:=[Cost.D3]" office:value-type="float" office:value="3046.36842105263" calcext:value-type="float">
            <text:p>3046.3684210526</text:p>
          </table:table-cell>
          <table:table-cell table:formula="of:=[Cost.E3]" office:value-type="float" office:value="-0.666666666666667" calcext:value-type="float">
            <text:p>-0.6666666667</text:p>
          </table:table-cell>
        </table:table-row>
        <table:table-row table:style-name="ro1">
          <table:table-cell table:formula="of:=[Cost.A4]" office:value-type="float" office:value="2001" calcext:value-type="float">
            <text:p>2001</text:p>
          </table:table-cell>
          <table:table-cell table:formula="of:=[Cost.B4]" office:value-type="float" office:value="1101.31666666667" calcext:value-type="float">
            <text:p>1101.3166666667</text:p>
          </table:table-cell>
          <table:table-cell table:formula="of:=[Cost.C4]" office:value-type="float" office:value="3336.09210526316" calcext:value-type="float">
            <text:p>3336.0921052632</text:p>
          </table:table-cell>
          <table:table-cell table:formula="of:=[Cost.D4]" office:value-type="float" office:value="3322.68421052632" calcext:value-type="float">
            <text:p>3322.6842105263</text:p>
          </table:table-cell>
          <table:table-cell table:formula="of:=[Cost.E4]" office:value-type="float" office:value="-0.466666666666667" calcext:value-type="float">
            <text:p>-0.4666666667</text:p>
          </table:table-cell>
        </table:table-row>
        <table:table-row table:style-name="ro1">
          <table:table-cell table:formula="of:=[Cost.A5]" office:value-type="float" office:value="2002" calcext:value-type="float">
            <text:p>2002</text:p>
          </table:table-cell>
          <table:table-cell table:formula="of:=[Cost.B5]" office:value-type="float" office:value="1066.31666666667" calcext:value-type="float">
            <text:p>1066.3166666667</text:p>
          </table:table-cell>
          <table:table-cell table:formula="of:=[Cost.C5]" office:value-type="float" office:value="3823.91929824561" calcext:value-type="float">
            <text:p>3823.9192982456</text:p>
          </table:table-cell>
          <table:table-cell table:formula="of:=[Cost.D5]" office:value-type="float" office:value="3599" calcext:value-type="float">
            <text:p>3599</text:p>
          </table:table-cell>
          <table:table-cell table:formula="of:=[Cost.E5]" office:value-type="float" office:value="-0.35" calcext:value-type="float">
            <text:p>-0.35</text:p>
          </table:table-cell>
        </table:table-row>
        <table:table-row table:style-name="ro1">
          <table:table-cell table:formula="of:=[Cost.A6]" office:value-type="float" office:value="2003" calcext:value-type="float">
            <text:p>2003</text:p>
          </table:table-cell>
          <table:table-cell table:formula="of:=[Cost.B6]" office:value-type="float" office:value="882.158333333333" calcext:value-type="float">
            <text:p>882.1583333333</text:p>
          </table:table-cell>
          <table:table-cell table:formula="of:=[Cost.C6]" office:value-type="float" office:value="4081.99035087719" calcext:value-type="float">
            <text:p>4081.9903508772</text:p>
          </table:table-cell>
          <table:table-cell table:formula="of:=[Cost.D6]" office:value-type="float" office:value="3875.31578947368" calcext:value-type="float">
            <text:p>3875.3157894737</text:p>
          </table:table-cell>
          <table:table-cell table:formula="of:=[Cost.E6]" office:value-type="float" office:value="-0.566666666666667" calcext:value-type="float">
            <text:p>-0.5666666667</text:p>
          </table:table-cell>
        </table:table-row>
        <table:table-row table:style-name="ro1">
          <table:table-cell table:formula="of:=[Cost.A7]" office:value-type="float" office:value="2004" calcext:value-type="float">
            <text:p>2004</text:p>
          </table:table-cell>
          <table:table-cell table:formula="of:=[Cost.B7]" office:value-type="float" office:value="676.241666666667" calcext:value-type="float">
            <text:p>676.2416666667</text:p>
          </table:table-cell>
          <table:table-cell table:formula="of:=[Cost.C7]" office:value-type="float" office:value="4189.72192982456" calcext:value-type="float">
            <text:p>4189.7219298246</text:p>
          </table:table-cell>
          <table:table-cell table:formula="of:=[Cost.D7]" office:value-type="float" office:value="4151.63157894737" calcext:value-type="float">
            <text:p>4151.6315789474</text:p>
          </table:table-cell>
          <table:table-cell table:formula="of:=[Cost.E7]" office:value-type="float" office:value="-0.116666666666667" calcext:value-type="float">
            <text:p>-0.1166666667</text:p>
          </table:table-cell>
        </table:table-row>
        <table:table-row table:style-name="ro1">
          <table:table-cell table:formula="of:=[Cost.A8]" office:value-type="float" office:value="2005" calcext:value-type="float">
            <text:p>2005</text:p>
          </table:table-cell>
          <table:table-cell table:formula="of:=[Cost.B8]" office:value-type="float" office:value="453.941666666667" calcext:value-type="float">
            <text:p>453.9416666667</text:p>
          </table:table-cell>
          <table:table-cell table:formula="of:=[Cost.C8]" office:value-type="float" office:value="4146.80175438597" calcext:value-type="float">
            <text:p>4146.801754386</text:p>
          </table:table-cell>
          <table:table-cell table:formula="of:=[Cost.D8]" office:value-type="float" office:value="4427.94736842105" calcext:value-type="float">
            <text:p>4427.9473684211</text:p>
          </table:table-cell>
          <table:table-cell table:formula="of:=[Cost.E8]" office:value-type="float" office:value="-0.416666666666667" calcext:value-type="float">
            <text:p>-0.4166666667</text:p>
          </table:table-cell>
        </table:table-row>
        <table:table-row table:style-name="ro1">
          <table:table-cell table:formula="of:=[Cost.A9]" office:value-type="float" office:value="2006" calcext:value-type="float">
            <text:p>2006</text:p>
          </table:table-cell>
          <table:table-cell table:formula="of:=[Cost.B9]" office:value-type="float" office:value="337.008333333333" calcext:value-type="float">
            <text:p>337.0083333333</text:p>
          </table:table-cell>
          <table:table-cell table:formula="of:=[Cost.C9]" office:value-type="float" office:value="3953.47543859649" calcext:value-type="float">
            <text:p>3953.4754385965</text:p>
          </table:table-cell>
          <table:table-cell table:formula="of:=[Cost.D9]" office:value-type="float" office:value="4704.26315789474" calcext:value-type="float">
            <text:p>4704.2631578947</text:p>
          </table:table-cell>
          <table:table-cell table:formula="of:=[Cost.E9]" office:value-type="float" office:value="0.116666666666667" calcext:value-type="float">
            <text:p>0.1166666667</text:p>
          </table:table-cell>
        </table:table-row>
        <table:table-row table:style-name="ro1">
          <table:table-cell table:formula="of:=[Cost.A10]" office:value-type="float" office:value="2007" calcext:value-type="float">
            <text:p>2007</text:p>
          </table:table-cell>
          <table:table-cell table:formula="of:=[Cost.B10]" office:value-type="float" office:value="286.591666666667" calcext:value-type="float">
            <text:p>286.5916666667</text:p>
          </table:table-cell>
          <table:table-cell table:formula="of:=[Cost.C10]" office:value-type="float" office:value="3821.44736842105" calcext:value-type="float">
            <text:p>3821.4473684211</text:p>
          </table:table-cell>
          <table:table-cell table:formula="of:=[Cost.D10]" office:value-type="float" office:value="4980.57894736842" calcext:value-type="float">
            <text:p>4980.5789473684</text:p>
          </table:table-cell>
          <table:table-cell table:formula="of:=[Cost.E10]" office:value-type="float" office:value="0.0333333333333333" calcext:value-type="float">
            <text:p>0.0333333333</text:p>
          </table:table-cell>
        </table:table-row>
        <table:table-row table:style-name="ro1">
          <table:table-cell table:formula="of:=[Cost.A11]" office:value-type="float" office:value="2008" calcext:value-type="float">
            <text:p>2008</text:p>
          </table:table-cell>
          <table:table-cell table:formula="of:=[Cost.B11]" office:value-type="float" office:value="269.033333333333" calcext:value-type="float">
            <text:p>269.0333333333</text:p>
          </table:table-cell>
          <table:table-cell table:formula="of:=[Cost.C11]" office:value-type="float" office:value="3715.4798245614" calcext:value-type="float">
            <text:p>3715.4798245614</text:p>
          </table:table-cell>
          <table:table-cell table:formula="of:=[Cost.D11]" office:value-type="float" office:value="5256.8947368421" calcext:value-type="float">
            <text:p>5256.8947368421</text:p>
          </table:table-cell>
          <table:table-cell table:formula="of:=[Cost.E11]" office:value-type="float" office:value="0.0333333333333334" calcext:value-type="float">
            <text:p>0.0333333333</text:p>
          </table:table-cell>
        </table:table-row>
        <table:table-row table:style-name="ro1">
          <table:table-cell table:formula="of:=[Cost.A12]" office:value-type="float" office:value="2009" calcext:value-type="float">
            <text:p>2009</text:p>
          </table:table-cell>
          <table:table-cell table:formula="of:=[Cost.B12]" office:value-type="float" office:value="237.475" calcext:value-type="float">
            <text:p>237.475</text:p>
          </table:table-cell>
          <table:table-cell table:formula="of:=[Cost.C12]" office:value-type="float" office:value="3562.00789473684" calcext:value-type="float">
            <text:p>3562.0078947369</text:p>
          </table:table-cell>
          <table:table-cell table:formula="of:=[Cost.D12]" office:value-type="float" office:value="5533.21052631579" calcext:value-type="float">
            <text:p>5533.2105263158</text:p>
          </table:table-cell>
          <table:table-cell table:formula="of:=[Cost.E12]" office:value-type="float" office:value="0.0333333333333333" calcext:value-type="float">
            <text:p>0.0333333333</text:p>
          </table:table-cell>
        </table:table-row>
        <table:table-row table:style-name="ro1">
          <table:table-cell table:formula="of:=[Cost.A13]" office:value-type="float" office:value="2010" calcext:value-type="float">
            <text:p>2010</text:p>
          </table:table-cell>
          <table:table-cell table:formula="of:=[Cost.B13]" office:value-type="float" office:value="173.958333333333" calcext:value-type="float">
            <text:p>173.9583333333</text:p>
          </table:table-cell>
          <table:table-cell table:formula="of:=[Cost.C13]" office:value-type="float" office:value="3369.41754385965" calcext:value-type="float">
            <text:p>3369.4175438597</text:p>
          </table:table-cell>
          <table:table-cell table:formula="of:=[Cost.D13]" office:value-type="float" office:value="5809.52631578947" calcext:value-type="float">
            <text:p>5809.5263157895</text:p>
          </table:table-cell>
          <table:table-cell table:formula="of:=[Cost.E13]" office:value-type="float" office:value="-0.05" calcext:value-type="float">
            <text:p>-0.05</text:p>
          </table:table-cell>
        </table:table-row>
        <table:table-row table:style-name="ro1">
          <table:table-cell table:formula="of:=[Cost.A14]" office:value-type="float" office:value="2011" calcext:value-type="float">
            <text:p>2011</text:p>
          </table:table-cell>
          <table:table-cell table:formula="of:=[Cost.B14]" office:value-type="float" office:value="133.283333333333" calcext:value-type="float">
            <text:p>133.2833333333</text:p>
          </table:table-cell>
          <table:table-cell table:formula="of:=[Cost.C14]" office:value-type="float" office:value="3181.45526315789" calcext:value-type="float">
            <text:p>3181.4552631579</text:p>
          </table:table-cell>
          <table:table-cell table:formula="of:=[Cost.D14]" office:value-type="float" office:value="6085.84210526316" calcext:value-type="float">
            <text:p>6085.8421052632</text:p>
          </table:table-cell>
          <table:table-cell table:formula="of:=[Cost.E14]" office:value-type="float" office:value="-0.0833333333333333" calcext:value-type="float">
            <text:p>-0.0833333333</text:p>
          </table:table-cell>
        </table:table-row>
        <table:table-row table:style-name="ro1">
          <table:table-cell table:formula="of:=[Cost.A15]" office:value-type="float" office:value="2012" calcext:value-type="float">
            <text:p>2012</text:p>
          </table:table-cell>
          <table:table-cell table:formula="of:=[Cost.B15]" office:value-type="float" office:value="97.8333333333333" calcext:value-type="float">
            <text:p>97.8333333333</text:p>
          </table:table-cell>
          <table:table-cell table:formula="of:=[Cost.C15]" office:value-type="float" office:value="3011.12807017544" calcext:value-type="float">
            <text:p>3011.1280701754</text:p>
          </table:table-cell>
          <table:table-cell table:formula="of:=[Cost.D15]" office:value-type="float" office:value="6362.15789473684" calcext:value-type="float">
            <text:p>6362.1578947369</text:p>
          </table:table-cell>
          <table:table-cell table:formula="of:=[Cost.E15]" office:value-type="float" office:value="-0.0833333333333333" calcext:value-type="float">
            <text:p>-0.0833333333</text:p>
          </table:table-cell>
        </table:table-row>
        <table:table-row table:style-name="ro1">
          <table:table-cell table:formula="of:=[Cost.A16]" office:value-type="float" office:value="2013" calcext:value-type="float">
            <text:p>2013</text:p>
          </table:table-cell>
          <table:table-cell table:formula="of:=[Cost.B16]" office:value-type="float" office:value="70.325" calcext:value-type="float">
            <text:p>70.325</text:p>
          </table:table-cell>
          <table:table-cell table:formula="of:=[Cost.C16]" office:value-type="float" office:value="2858.23859649123" calcext:value-type="float">
            <text:p>2858.2385964912</text:p>
          </table:table-cell>
          <table:table-cell table:formula="of:=[Cost.D16]" office:value-type="float" office:value="6638.47368421053" calcext:value-type="float">
            <text:p>6638.4736842105</text:p>
          </table:table-cell>
          <table:table-cell table:formula="of:=[Cost.E16]" office:value-type="float" office:value="0.25" calcext:value-type="float">
            <text:p>0.25</text:p>
          </table:table-cell>
        </table:table-row>
        <table:table-row table:style-name="ro1">
          <table:table-cell table:formula="of:=[Cost.A17]" office:value-type="float" office:value="2014" calcext:value-type="float">
            <text:p>2014</text:p>
          </table:table-cell>
          <table:table-cell table:formula="of:=[Cost.B17]" office:value-type="float" office:value="57.025" calcext:value-type="float">
            <text:p>57.025</text:p>
          </table:table-cell>
          <table:table-cell table:formula="of:=[Cost.C17]" office:value-type="float" office:value="2718.26403508772" calcext:value-type="float">
            <text:p>2718.2640350877</text:p>
          </table:table-cell>
          <table:table-cell table:formula="of:=[Cost.D17]" office:value-type="float" office:value="6914.78947368421" calcext:value-type="float">
            <text:p>6914.7894736842</text:p>
          </table:table-cell>
          <table:table-cell table:formula="of:=[Cost.E17]" office:value-type="float" office:value="-0.0833333333333333" calcext:value-type="float">
            <text:p>-0.0833333333</text:p>
          </table:table-cell>
        </table:table-row>
        <table:table-row table:style-name="ro1">
          <table:table-cell table:formula="of:=[Cost.A18]" office:value-type="float" office:value="2015" calcext:value-type="float">
            <text:p>2015</text:p>
          </table:table-cell>
          <table:table-cell table:formula="of:=[Cost.B18]" office:value-type="float" office:value="66.65" calcext:value-type="float">
            <text:p>66.65</text:p>
          </table:table-cell>
          <table:table-cell table:formula="of:=[Cost.C18]" office:value-type="float" office:value="2586.94561403509" calcext:value-type="float">
            <text:p>2586.9456140351</text:p>
          </table:table-cell>
          <table:table-cell table:formula="of:=[Cost.D18]" office:value-type="float" office:value="7191.10526315789" calcext:value-type="float">
            <text:p>7191.1052631579</text:p>
          </table:table-cell>
          <table:table-cell table:formula="of:=[Cost.E18]" office:value-type="float" office:value="0.25" calcext:value-type="float">
            <text:p>0.25</text:p>
          </table:table-cell>
        </table:table-row>
        <table:table-row table:style-name="ro1">
          <table:table-cell table:formula="of:=[Cost.A19]" office:value-type="float" office:value="2016" calcext:value-type="float">
            <text:p>2016</text:p>
          </table:table-cell>
          <table:table-cell table:formula="of:=[Cost.B19]" office:value-type="float" office:value="85.6666666666667" calcext:value-type="float">
            <text:p>85.6666666667</text:p>
          </table:table-cell>
          <table:table-cell table:formula="of:=[Cost.C19]" office:value-type="float" office:value="2447.03333333333" calcext:value-type="float">
            <text:p>2447.0333333333</text:p>
          </table:table-cell>
          <table:table-cell table:formula="of:=[Cost.D19]" office:value-type="float" office:value="7467.42105263158" calcext:value-type="float">
            <text:p>7467.4210526316</text:p>
          </table:table-cell>
          <table:table-cell table:formula="of:=[Cost.E19]" office:value-type="float" office:value="249.716666666667" calcext:value-type="float">
            <text:p>249.7166666667</text:p>
          </table:table-cell>
        </table:table-row>
        <table:table-row table:style-name="ro1">
          <table:table-cell table:formula="of:=[Cost.A20]" office:value-type="float" office:value="2017" calcext:value-type="float">
            <text:p>2017</text:p>
          </table:table-cell>
          <table:table-cell table:formula="of:=[Cost.B20]" office:value-type="float" office:value="116.05" calcext:value-type="float">
            <text:p>116.05</text:p>
          </table:table-cell>
          <table:table-cell table:formula="of:=[Cost.C20]" office:value-type="float" office:value="2264.41666666667" calcext:value-type="float">
            <text:p>2264.4166666667</text:p>
          </table:table-cell>
          <table:table-cell table:formula="of:=[Cost.D20]" office:value-type="float" office:value="7743.73684210526" calcext:value-type="float">
            <text:p>7743.7368421053</text:p>
          </table:table-cell>
          <table:table-cell table:formula="of:=[Cost.E20]" office:value-type="float" office:value="249.8" calcext:value-type="float">
            <text:p>249.8</text:p>
          </table:table-cell>
        </table:table-row>
        <table:table-row table:style-name="ro1">
          <table:table-cell table:formula="of:=[Cost.A21]" office:value-type="float" office:value="2018" calcext:value-type="float">
            <text:p>2018</text:p>
          </table:table-cell>
          <table:table-cell table:formula="of:=[Cost.B21]" office:value-type="float" office:value="155.75" calcext:value-type="float">
            <text:p>155.75</text:p>
          </table:table-cell>
          <table:table-cell table:formula="of:=[Cost.C21]" office:value-type="float" office:value="2107.41666666667" calcext:value-type="float">
            <text:p>2107.4166666667</text:p>
          </table:table-cell>
          <table:table-cell table:formula="of:=[Cost.D21]" office:value-type="float" office:value="9506.8947368421" calcext:value-type="float">
            <text:p>9506.8947368421</text:p>
          </table:table-cell>
          <table:table-cell table:formula="of:=[Cost.E21]" office:value-type="float" office:value="519.8" calcext:value-type="float">
            <text:p>519.8</text:p>
          </table:table-cell>
        </table:table-row>
        <table:table-row table:style-name="ro1">
          <table:table-cell table:formula="of:=[Cost.A22]" office:value-type="float" office:value="2019" calcext:value-type="float">
            <text:p>2019</text:p>
          </table:table-cell>
          <table:table-cell table:formula="of:=[Cost.B22]" office:value-type="float" office:value="199.983333333333" calcext:value-type="float">
            <text:p>199.9833333333</text:p>
          </table:table-cell>
          <table:table-cell table:formula="of:=[Cost.C22]" office:value-type="float" office:value="1645.11666666667" calcext:value-type="float">
            <text:p>1645.1166666667</text:p>
          </table:table-cell>
          <table:table-cell table:formula="of:=[Cost.D22]" office:value-type="float" office:value="12256.8947368421" calcext:value-type="float">
            <text:p>12256.8947368421</text:p>
          </table:table-cell>
          <table:table-cell table:formula="of:=[Cost.E22]" office:value-type="float" office:value="410.8" calcext:value-type="float">
            <text:p>410.8</text:p>
          </table:table-cell>
        </table:table-row>
        <table:table-row table:style-name="ro1">
          <table:table-cell table:formula="of:=[Cost.A23]" office:value-type="float" office:value="2020" calcext:value-type="float">
            <text:p>2020</text:p>
          </table:table-cell>
          <table:table-cell table:formula="of:=[Cost.B23]" office:value-type="float" office:value="244.925" calcext:value-type="float">
            <text:p>244.925</text:p>
          </table:table-cell>
          <table:table-cell table:formula="of:=[Cost.C23]" office:value-type="float" office:value="1302.02719298246" calcext:value-type="float">
            <text:p>1302.0271929825</text:p>
          </table:table-cell>
          <table:table-cell table:formula="of:=[Cost.D23]" office:value-type="float" office:value="14193.7368421053" calcext:value-type="float">
            <text:p>14193.7368421053</text:p>
          </table:table-cell>
          <table:table-cell table:formula="of:=[Cost.E23]" office:value-type="float" office:value="424.383333333333" calcext:value-type="float">
            <text:p>424.3833333333</text:p>
          </table:table-cell>
        </table:table-row>
        <table:table-row table:style-name="ro1">
          <table:table-cell table:formula="of:=[Cost.A24]" office:value-type="float" office:value="2021" calcext:value-type="float">
            <text:p>2021</text:p>
          </table:table-cell>
          <table:table-cell table:formula="of:=[Cost.B24]" office:value-type="float" office:value="289.558333333333" calcext:value-type="float">
            <text:p>289.5583333333</text:p>
          </table:table-cell>
          <table:table-cell table:formula="of:=[Cost.C24]" office:value-type="float" office:value="1097.26929824561" calcext:value-type="float">
            <text:p>1097.2692982456</text:p>
          </table:table-cell>
          <table:table-cell table:formula="of:=[Cost.D24]" office:value-type="float" office:value="15567.4210526316" calcext:value-type="float">
            <text:p>15567.4210526316</text:p>
          </table:table-cell>
          <table:table-cell table:formula="of:=[Cost.E24]" office:value-type="float" office:value="502.333333333333" calcext:value-type="float">
            <text:p>502.3333333333</text:p>
          </table:table-cell>
        </table:table-row>
        <table:table-row table:style-name="ro1">
          <table:table-cell table:formula="of:=[Cost.A25]" office:value-type="float" office:value="2022" calcext:value-type="float">
            <text:p>2022</text:p>
          </table:table-cell>
          <table:table-cell table:formula="of:=[Cost.B25]" office:value-type="float" office:value="334.041666666667" calcext:value-type="float">
            <text:p>334.0416666667</text:p>
          </table:table-cell>
          <table:table-cell table:formula="of:=[Cost.C25]" office:value-type="float" office:value="1031.26140350877" calcext:value-type="float">
            <text:p>1031.2614035088</text:p>
          </table:table-cell>
          <table:table-cell table:formula="of:=[Cost.D25]" office:value-type="float" office:value="16377.947368421" calcext:value-type="float">
            <text:p>16377.947368421</text:p>
          </table:table-cell>
          <table:table-cell table:formula="of:=[Cost.E25]" office:value-type="float" office:value="680.233333333333" calcext:value-type="float">
            <text:p>680.2333333333</text:p>
          </table:table-cell>
        </table:table-row>
        <table:table-row table:style-name="ro1">
          <table:table-cell table:formula="of:=[Cost.A26]" office:value-type="float" office:value="2023" calcext:value-type="float">
            <text:p>2023</text:p>
          </table:table-cell>
          <table:table-cell table:formula="of:=[Cost.B26]" office:value-type="float" office:value="376.516666666667" calcext:value-type="float">
            <text:p>376.5166666667</text:p>
          </table:table-cell>
          <table:table-cell table:formula="of:=[Cost.C26]" office:value-type="float" office:value="1098.89824561404" calcext:value-type="float">
            <text:p>1098.898245614</text:p>
          </table:table-cell>
          <table:table-cell table:formula="of:=[Cost.D26]" office:value-type="float" office:value="16625.3157894737" calcext:value-type="float">
            <text:p>16625.3157894737</text:p>
          </table:table-cell>
          <table:table-cell table:formula="of:=[Cost.E26]" office:value-type="float" office:value="987.95" calcext:value-type="float">
            <text:p>987.95</text:p>
          </table:table-cell>
        </table:table-row>
        <table:table-row table:style-name="ro1">
          <table:table-cell table:formula="of:=[Cost.A27]" office:value-type="float" office:value="2024" calcext:value-type="float">
            <text:p>2024</text:p>
          </table:table-cell>
          <table:table-cell table:formula="of:=[Cost.B27]" office:value-type="float" office:value="426.325" calcext:value-type="float">
            <text:p>426.325</text:p>
          </table:table-cell>
          <table:table-cell table:formula="of:=[Cost.C27]" office:value-type="float" office:value="1193.72807017544" calcext:value-type="float">
            <text:p>1193.7280701754</text:p>
          </table:table-cell>
          <table:table-cell table:formula="of:=[Cost.D27]" office:value-type="float" office:value="16559.5263157895" calcext:value-type="float">
            <text:p>16559.5263157895</text:p>
          </table:table-cell>
          <table:table-cell table:formula="of:=[Cost.E27]" office:value-type="float" office:value="1340.78333333333" calcext:value-type="float">
            <text:p>1340.7833333333</text:p>
          </table:table-cell>
        </table:table-row>
        <table:table-row table:style-name="ro1">
          <table:table-cell table:formula="of:=[Cost.A28]" office:value-type="float" office:value="2025" calcext:value-type="float">
            <text:p>2025</text:p>
          </table:table-cell>
          <table:table-cell table:formula="of:=[Cost.B28]" office:value-type="float" office:value="471.183333333333" calcext:value-type="float">
            <text:p>471.1833333333</text:p>
          </table:table-cell>
          <table:table-cell table:formula="of:=[Cost.C28]" office:value-type="float" office:value="1236.87631578947" calcext:value-type="float">
            <text:p>1236.8763157895</text:p>
          </table:table-cell>
          <table:table-cell table:formula="of:=[Cost.D28]" office:value-type="float" office:value="16480.5789473684" calcext:value-type="float">
            <text:p>16480.5789473684</text:p>
          </table:table-cell>
          <table:table-cell table:formula="of:=[Cost.E28]" office:value-type="float" office:value="1656.43333333333" calcext:value-type="float">
            <text:p>1656.4333333333</text:p>
          </table:table-cell>
        </table:table-row>
        <table:table-row table:style-name="ro1">
          <table:table-cell table:formula="of:=[Cost.A29]" office:value-type="float" office:value="2026" calcext:value-type="float">
            <text:p>2026</text:p>
          </table:table-cell>
          <table:table-cell table:formula="of:=[Cost.B29]" office:value-type="float" office:value="519.575" calcext:value-type="float">
            <text:p>519.575</text:p>
          </table:table-cell>
          <table:table-cell table:formula="of:=[Cost.C29]" office:value-type="float" office:value="1268.80350877193" calcext:value-type="float">
            <text:p>1268.8035087719</text:p>
          </table:table-cell>
          <table:table-cell table:formula="of:=[Cost.D29]" office:value-type="float" office:value="16388.4736842105" calcext:value-type="float">
            <text:p>16388.4736842105</text:p>
          </table:table-cell>
          <table:table-cell table:formula="of:=[Cost.E29]" office:value-type="float" office:value="1877.28333333333" calcext:value-type="float">
            <text:p>1877.2833333333</text:p>
          </table:table-cell>
        </table:table-row>
        <table:table-row table:style-name="ro1">
          <table:table-cell table:formula="of:=[Cost.A30]" office:value-type="float" office:value="2027" calcext:value-type="float">
            <text:p>2027</text:p>
          </table:table-cell>
          <table:table-cell table:formula="of:=[Cost.B30]" office:value-type="float" office:value="609.441666666667" calcext:value-type="float">
            <text:p>609.4416666667</text:p>
          </table:table-cell>
          <table:table-cell table:formula="of:=[Cost.C30]" office:value-type="float" office:value="1290.24385964912" calcext:value-type="float">
            <text:p>1290.2438596491</text:p>
          </table:table-cell>
          <table:table-cell table:formula="of:=[Cost.D30]" office:value-type="float" office:value="16283.2105263158" calcext:value-type="float">
            <text:p>16283.2105263158</text:p>
          </table:table-cell>
          <table:table-cell table:formula="of:=[Cost.E30]" office:value-type="float" office:value="2037.56666666667" calcext:value-type="float">
            <text:p>2037.5666666667</text:p>
          </table:table-cell>
        </table:table-row>
        <table:table-row table:style-name="ro1">
          <table:table-cell table:formula="of:=[Cost.A31]" office:value-type="float" office:value="2028" calcext:value-type="float">
            <text:p>2028</text:p>
          </table:table-cell>
          <table:table-cell table:formula="of:=[Cost.B31]" office:value-type="float" office:value="668.483333333333" calcext:value-type="float">
            <text:p>668.4833333333</text:p>
          </table:table-cell>
          <table:table-cell table:formula="of:=[Cost.C31]" office:value-type="float" office:value="1318.43245614035" calcext:value-type="float">
            <text:p>1318.4324561404</text:p>
          </table:table-cell>
          <table:table-cell table:formula="of:=[Cost.D31]" office:value-type="float" office:value="16164.7894736842" calcext:value-type="float">
            <text:p>16164.7894736842</text:p>
          </table:table-cell>
          <table:table-cell table:formula="of:=[Cost.E31]" office:value-type="float" office:value="2174.73333333333" calcext:value-type="float">
            <text:p>2174.7333333333</text:p>
          </table:table-cell>
        </table:table-row>
        <table:table-row table:style-name="ro1">
          <table:table-cell table:formula="of:=[Cost.A32]" office:value-type="float" office:value="2029" calcext:value-type="float">
            <text:p>2029</text:p>
          </table:table-cell>
          <table:table-cell table:formula="of:=[Cost.B32]" office:value-type="float" office:value="760.183333333333" calcext:value-type="float">
            <text:p>760.1833333333</text:p>
          </table:table-cell>
          <table:table-cell table:formula="of:=[Cost.C32]" office:value-type="float" office:value="1372.43684210526" calcext:value-type="float">
            <text:p>1372.4368421053</text:p>
          </table:table-cell>
          <table:table-cell table:formula="of:=[Cost.D32]" office:value-type="float" office:value="16033.2105263158" calcext:value-type="float">
            <text:p>16033.2105263158</text:p>
          </table:table-cell>
          <table:table-cell table:formula="of:=[Cost.E32]" office:value-type="float" office:value="2333.23333333333" calcext:value-type="float">
            <text:p>2333.2333333333</text:p>
          </table:table-cell>
        </table:table-row>
        <table:table-row table:style-name="ro1">
          <table:table-cell table:formula="of:=[Cost.A33]" office:value-type="float" office:value="2030" calcext:value-type="float">
            <text:p>2030</text:p>
          </table:table-cell>
          <table:table-cell table:formula="of:=[Cost.B33]" office:value-type="float" office:value="903.225" calcext:value-type="float">
            <text:p>903.225</text:p>
          </table:table-cell>
          <table:table-cell table:formula="of:=[Cost.C33]" office:value-type="float" office:value="1450.45526315789" calcext:value-type="float">
            <text:p>1450.4552631579</text:p>
          </table:table-cell>
          <table:table-cell table:formula="of:=[Cost.D33]" office:value-type="float" office:value="15888.4736842105" calcext:value-type="float">
            <text:p>15888.4736842105</text:p>
          </table:table-cell>
          <table:table-cell table:formula="of:=[Cost.E33]" office:value-type="float" office:value="2600.45" calcext:value-type="float">
            <text:p>2600.45</text:p>
          </table:table-cell>
        </table:table-row>
        <table:table-row table:style-name="ro1">
          <table:table-cell table:formula="of:=[Cost.A34]" office:value-type="float" office:value="2031" calcext:value-type="float">
            <text:p>2031</text:p>
          </table:table-cell>
          <table:table-cell table:formula="of:=[Cost.B34]" office:value-type="float" office:value="1056.48333333333" calcext:value-type="float">
            <text:p>1056.4833333333</text:p>
          </table:table-cell>
          <table:table-cell table:formula="of:=[Cost.C34]" office:value-type="float" office:value="1582.69035087719" calcext:value-type="float">
            <text:p>1582.6903508772</text:p>
          </table:table-cell>
          <table:table-cell table:formula="of:=[Cost.D34]" office:value-type="float" office:value="15730.5789473684" calcext:value-type="float">
            <text:p>15730.5789473684</text:p>
          </table:table-cell>
          <table:table-cell table:formula="of:=[Cost.E34]" office:value-type="float" office:value="2997.38333333333" calcext:value-type="float">
            <text:p>2997.3833333333</text:p>
          </table:table-cell>
        </table:table-row>
        <table:table-row table:style-name="ro1">
          <table:table-cell table:formula="of:=[Cost.A35]" office:value-type="float" office:value="2032" calcext:value-type="float">
            <text:p>2032</text:p>
          </table:table-cell>
          <table:table-cell table:formula="of:=[Cost.B35]" office:value-type="float" office:value="1087.23333333333" calcext:value-type="float">
            <text:p>1087.2333333333</text:p>
          </table:table-cell>
          <table:table-cell table:formula="of:=[Cost.C35]" office:value-type="float" office:value="1768.80877192982" calcext:value-type="float">
            <text:p>1768.8087719298</text:p>
          </table:table-cell>
          <table:table-cell table:formula="of:=[Cost.D35]" office:value-type="float" office:value="15559.5263157895" calcext:value-type="float">
            <text:p>15559.5263157895</text:p>
          </table:table-cell>
          <table:table-cell table:formula="of:=[Cost.E35]" office:value-type="float" office:value="3607.06666666667" calcext:value-type="float">
            <text:p>3607.0666666667</text:p>
          </table:table-cell>
        </table:table-row>
        <table:table-row table:style-name="ro1">
          <table:table-cell table:formula="of:=[Cost.A36]" office:value-type="float" office:value="2033" calcext:value-type="float">
            <text:p>2033</text:p>
          </table:table-cell>
          <table:table-cell table:formula="of:=[Cost.B36]" office:value-type="float" office:value="1016.66666666667" calcext:value-type="float">
            <text:p>1016.6666666667</text:p>
          </table:table-cell>
          <table:table-cell table:formula="of:=[Cost.C36]" office:value-type="float" office:value="2017.74385964912" calcext:value-type="float">
            <text:p>2017.7438596491</text:p>
          </table:table-cell>
          <table:table-cell table:formula="of:=[Cost.D36]" office:value-type="float" office:value="15375.3157894737" calcext:value-type="float">
            <text:p>15375.3157894737</text:p>
          </table:table-cell>
          <table:table-cell table:formula="of:=[Cost.E36]" office:value-type="float" office:value="4370.16666666667" calcext:value-type="float">
            <text:p>4370.1666666667</text:p>
          </table:table-cell>
        </table:table-row>
        <table:table-row table:style-name="ro1">
          <table:table-cell table:formula="of:=[Cost.A37]" office:value-type="float" office:value="2034" calcext:value-type="float">
            <text:p>2034</text:p>
          </table:table-cell>
          <table:table-cell table:formula="of:=[Cost.B37]" office:value-type="float" office:value="1129.175" calcext:value-type="float">
            <text:p>1129.175</text:p>
          </table:table-cell>
          <table:table-cell table:formula="of:=[Cost.C37]" office:value-type="float" office:value="2231.44561403509" calcext:value-type="float">
            <text:p>2231.4456140351</text:p>
          </table:table-cell>
          <table:table-cell table:formula="of:=[Cost.D37]" office:value-type="float" office:value="15195.2938596491" calcext:value-type="float">
            <text:p>15195.2938596491</text:p>
          </table:table-cell>
          <table:table-cell table:formula="of:=[Cost.E37]" office:value-type="float" office:value="5182.11666666667" calcext:value-type="float">
            <text:p>5182.1166666667</text:p>
          </table:table-cell>
        </table:table-row>
        <table:table-row table:style-name="ro1">
          <table:table-cell table:formula="of:=[Cost.A38]" office:value-type="float" office:value="2035" calcext:value-type="float">
            <text:p>2035</text:p>
          </table:table-cell>
          <table:table-cell table:formula="of:=[Cost.B38]" office:value-type="float" office:value="1061.44166666667" calcext:value-type="float">
            <text:p>1061.4416666667</text:p>
          </table:table-cell>
          <table:table-cell table:formula="of:=[Cost.C38]" office:value-type="float" office:value="2352.56403508772" calcext:value-type="float">
            <text:p>2352.5640350877</text:p>
          </table:table-cell>
          <table:table-cell table:formula="of:=[Cost.D38]" office:value-type="float" office:value="15046.8333333333" calcext:value-type="float">
            <text:p>15046.8333333333</text:p>
          </table:table-cell>
          <table:table-cell table:formula="of:=[Cost.E38]" office:value-type="float" office:value="5965.55" calcext:value-type="float">
            <text:p>5965.55</text:p>
          </table:table-cell>
        </table:table-row>
        <table:table-row table:style-name="ro1">
          <table:table-cell table:formula="of:=[Cost.A39]" office:value-type="float" office:value="2036" calcext:value-type="float">
            <text:p>2036</text:p>
          </table:table-cell>
          <table:table-cell table:formula="of:=[Cost.B39]" office:value-type="float" office:value="1011.36666666667" calcext:value-type="float">
            <text:p>1011.3666666667</text:p>
          </table:table-cell>
          <table:table-cell table:formula="of:=[Cost.C39]" office:value-type="float" office:value="2419.23245614035" calcext:value-type="float">
            <text:p>2419.2324561404</text:p>
          </table:table-cell>
          <table:table-cell table:formula="of:=[Cost.D39]" office:value-type="float" office:value="14977.5614035088" calcext:value-type="float">
            <text:p>14977.5614035088</text:p>
          </table:table-cell>
          <table:table-cell table:formula="of:=[Cost.E39]" office:value-type="float" office:value="6326.95" calcext:value-type="float">
            <text:p>6326.95</text:p>
          </table:table-cell>
        </table:table-row>
        <table:table-row table:style-name="ro1">
          <table:table-cell table:formula="of:=[Cost.A40]" office:value-type="float" office:value="2037" calcext:value-type="float">
            <text:p>2037</text:p>
          </table:table-cell>
          <table:table-cell table:formula="of:=[Cost.B40]" office:value-type="float" office:value="879.141666666667" calcext:value-type="float">
            <text:p>879.1416666667</text:p>
          </table:table-cell>
          <table:table-cell table:formula="of:=[Cost.C40]" office:value-type="float" office:value="2254.58421052632" calcext:value-type="float">
            <text:p>2254.5842105263</text:p>
          </table:table-cell>
          <table:table-cell table:formula="of:=[Cost.D40]" office:value-type="float" office:value="15090.3833333333" calcext:value-type="float">
            <text:p>15090.3833333333</text:p>
          </table:table-cell>
          <table:table-cell table:formula="of:=[Cost.E40]" office:value-type="float" office:value="6622.11666666667" calcext:value-type="float">
            <text:p>6622.1166666667</text:p>
          </table:table-cell>
        </table:table-row>
        <table:table-row table:style-name="ro1">
          <table:table-cell table:formula="of:=[Cost.A41]" office:value-type="float" office:value="2038" calcext:value-type="float">
            <text:p>2038</text:p>
          </table:table-cell>
          <table:table-cell table:formula="of:=[Cost.B41]" office:value-type="float" office:value="840.875" calcext:value-type="float">
            <text:p>840.875</text:p>
          </table:table-cell>
          <table:table-cell table:formula="of:=[Cost.C41]" office:value-type="float" office:value="1673.66929824561" calcext:value-type="float">
            <text:p>1673.6692982456</text:p>
          </table:table-cell>
          <table:table-cell table:formula="of:=[Cost.D41]" office:value-type="float" office:value="14445.1333333333" calcext:value-type="float">
            <text:p>14445.1333333333</text:p>
          </table:table-cell>
          <table:table-cell table:formula="of:=[Cost.E41]" office:value-type="float" office:value="6732.7" calcext:value-type="float">
            <text:p>6732.7</text:p>
          </table:table-cell>
        </table:table-row>
        <table:table-row table:style-name="ro1">
          <table:table-cell table:formula="of:=[Cost.A42]" office:value-type="float" office:value="2039" calcext:value-type="float">
            <text:p>2039</text:p>
          </table:table-cell>
          <table:table-cell table:formula="of:=[Cost.B42]" office:value-type="float" office:value="700.641666666667" calcext:value-type="float">
            <text:p>700.6416666667</text:p>
          </table:table-cell>
          <table:table-cell table:formula="of:=[Cost.C42]" office:value-type="float" office:value="1174.26052631579" calcext:value-type="float">
            <text:p>1174.2605263158</text:p>
          </table:table-cell>
          <table:table-cell table:formula="of:=[Cost.D42]" office:value-type="float" office:value="12128.4666666667" calcext:value-type="float">
            <text:p>12128.4666666667</text:p>
          </table:table-cell>
          <table:table-cell table:formula="of:=[Cost.E42]" office:value-type="float" office:value="6906.65" calcext:value-type="float">
            <text:p>6906.65</text:p>
          </table:table-cell>
        </table:table-row>
        <table:table-row table:style-name="ro1">
          <table:table-cell table:formula="of:=[Cost.A43]" office:value-type="float" office:value="2040" calcext:value-type="float">
            <text:p>2040</text:p>
          </table:table-cell>
          <table:table-cell table:formula="of:=[Cost.B43]" office:value-type="float" office:value="570.258333333333" calcext:value-type="float">
            <text:p>570.2583333333</text:p>
          </table:table-cell>
          <table:table-cell table:formula="of:=[Cost.C43]" office:value-type="float" office:value="1143.43684210526" calcext:value-type="float">
            <text:p>1143.4368421053</text:p>
          </table:table-cell>
          <table:table-cell table:formula="of:=[Cost.D43]" office:value-type="float" office:value="9214.71666666667" calcext:value-type="float">
            <text:p>9214.7166666667</text:p>
          </table:table-cell>
          <table:table-cell table:formula="of:=[Cost.E43]" office:value-type="float" office:value="7364.36666666667" calcext:value-type="float">
            <text:p>7364.3666666667</text:p>
          </table:table-cell>
        </table:table-row>
        <table:table-row table:style-name="ro1">
          <table:table-cell table:formula="of:=[Cost.A44]" office:value-type="float" office:value="2041" calcext:value-type="float">
            <text:p>2041</text:p>
          </table:table-cell>
          <table:table-cell table:formula="of:=[Cost.B44]" office:value-type="float" office:value="480.85" calcext:value-type="float">
            <text:p>480.85</text:p>
          </table:table-cell>
          <table:table-cell table:formula="of:=[Cost.C44]" office:value-type="float" office:value="1160.96315789474" calcext:value-type="float">
            <text:p>1160.9631578947</text:p>
          </table:table-cell>
          <table:table-cell table:formula="of:=[Cost.D44]" office:value-type="float" office:value="7029.63333333333" calcext:value-type="float">
            <text:p>7029.6333333333</text:p>
          </table:table-cell>
          <table:table-cell table:formula="of:=[Cost.E44]" office:value-type="float" office:value="7784.8" calcext:value-type="float">
            <text:p>7784.8</text:p>
          </table:table-cell>
        </table:table-row>
        <table:table-row table:style-name="ro1">
          <table:table-cell table:formula="of:=[Cost.A45]" office:value-type="float" office:value="2042" calcext:value-type="float">
            <text:p>2042</text:p>
          </table:table-cell>
          <table:table-cell table:formula="of:=[Cost.B45]" office:value-type="float" office:value="447.808333333333" calcext:value-type="float">
            <text:p>447.8083333333</text:p>
          </table:table-cell>
          <table:table-cell table:formula="of:=[Cost.C45]" office:value-type="float" office:value="1055.41140350877" calcext:value-type="float">
            <text:p>1055.4114035088</text:p>
          </table:table-cell>
          <table:table-cell table:formula="of:=[Cost.D45]" office:value-type="float" office:value="5426.66666666667" calcext:value-type="float">
            <text:p>5426.6666666667</text:p>
          </table:table-cell>
          <table:table-cell table:formula="of:=[Cost.E45]" office:value-type="float" office:value="8217.88333333333" calcext:value-type="float">
            <text:p>8217.8833333333</text:p>
          </table:table-cell>
        </table:table-row>
        <table:table-row table:style-name="ro1">
          <table:table-cell table:formula="of:=[Cost.A46]" office:value-type="float" office:value="2043" calcext:value-type="float">
            <text:p>2043</text:p>
          </table:table-cell>
          <table:table-cell table:formula="of:=[Cost.B46]" office:value-type="float" office:value="469.966666666667" calcext:value-type="float">
            <text:p>469.9666666667</text:p>
          </table:table-cell>
          <table:table-cell table:formula="of:=[Cost.C46]" office:value-type="float" office:value="1019.5" calcext:value-type="float">
            <text:p>1019.5</text:p>
          </table:table-cell>
          <table:table-cell table:formula="of:=[Cost.D46]" office:value-type="float" office:value="4450" calcext:value-type="float">
            <text:p>4450</text:p>
          </table:table-cell>
          <table:table-cell table:formula="of:=[Cost.E46]" office:value-type="float" office:value="8585.61666666667" calcext:value-type="float">
            <text:p>8585.6166666667</text:p>
          </table:table-cell>
        </table:table-row>
        <table:table-row table:style-name="ro1">
          <table:table-cell table:formula="of:=[Cost.A47]" office:value-type="float" office:value="2044" calcext:value-type="float">
            <text:p>2044</text:p>
          </table:table-cell>
          <table:table-cell table:formula="of:=[Cost.B47]" office:value-type="float" office:value="428.225" calcext:value-type="float">
            <text:p>428.225</text:p>
          </table:table-cell>
          <table:table-cell table:formula="of:=[Cost.C47]" office:value-type="float" office:value="1063.05350877193" calcext:value-type="float">
            <text:p>1063.0535087719</text:p>
          </table:table-cell>
          <table:table-cell table:formula="of:=[Cost.D47]" office:value-type="float" office:value="4000" calcext:value-type="float">
            <text:p>4000</text:p>
          </table:table-cell>
          <table:table-cell table:formula="of:=[Cost.E47]" office:value-type="float" office:value="8873.56666666667" calcext:value-type="float">
            <text:p>8873.5666666667</text:p>
          </table:table-cell>
        </table:table-row>
        <table:table-row table:style-name="ro1">
          <table:table-cell table:formula="of:=[Cost.A48]" office:value-type="float" office:value="2045" calcext:value-type="float">
            <text:p>2045</text:p>
          </table:table-cell>
          <table:table-cell table:formula="of:=[Cost.B48]" office:value-type="float" office:value="400.5" calcext:value-type="float">
            <text:p>400.5</text:p>
          </table:table-cell>
          <table:table-cell table:formula="of:=[Cost.C48]" office:value-type="float" office:value="1059.42807017544" calcext:value-type="float">
            <text:p>1059.4280701754</text:p>
          </table:table-cell>
          <table:table-cell table:formula="of:=[Cost.D48]" office:value-type="float" office:value="3750" calcext:value-type="float">
            <text:p>3750</text:p>
          </table:table-cell>
          <table:table-cell table:formula="of:=[Cost.E48]" office:value-type="float" office:value="9119.08333333333" calcext:value-type="float">
            <text:p>9119.0833333333</text:p>
          </table:table-cell>
        </table:table-row>
        <table:table-row table:style-name="ro1">
          <table:table-cell table:formula="of:=[Cost.A49]" office:value-type="float" office:value="2046" calcext:value-type="float">
            <text:p>2046</text:p>
          </table:table-cell>
          <table:table-cell table:formula="of:=[Cost.B49]" office:value-type="float" office:value="357.075" calcext:value-type="float">
            <text:p>357.075</text:p>
          </table:table-cell>
          <table:table-cell table:formula="of:=[Cost.C49]" office:value-type="float" office:value="1002.35614035088" calcext:value-type="float">
            <text:p>1002.3561403509</text:p>
          </table:table-cell>
          <table:table-cell table:formula="of:=[Cost.D49]" office:value-type="float" office:value="3500" calcext:value-type="float">
            <text:p>3500</text:p>
          </table:table-cell>
          <table:table-cell table:formula="of:=[Cost.E49]" office:value-type="float" office:value="9350.58333333333" calcext:value-type="float">
            <text:p>9350.5833333333</text:p>
          </table:table-cell>
        </table:table-row>
        <table:table-row table:style-name="ro1">
          <table:table-cell table:formula="of:=[Cost.A50]" office:value-type="float" office:value="2047" calcext:value-type="float">
            <text:p>2047</text:p>
          </table:table-cell>
          <table:table-cell table:formula="of:=[Cost.B50]" office:value-type="float" office:value="311.25" calcext:value-type="float">
            <text:p>311.25</text:p>
          </table:table-cell>
          <table:table-cell table:formula="of:=[Cost.C50]" office:value-type="float" office:value="953.952631578947" calcext:value-type="float">
            <text:p>953.9526315789</text:p>
          </table:table-cell>
          <table:table-cell table:formula="of:=[Cost.D50]" office:value-type="float" office:value="3250" calcext:value-type="float">
            <text:p>3250</text:p>
          </table:table-cell>
          <table:table-cell table:formula="of:=[Cost.E50]" office:value-type="float" office:value="9595.98333333333" calcext:value-type="float">
            <text:p>9595.9833333333</text:p>
          </table:table-cell>
        </table:table-row>
        <table:table-row table:style-name="ro1">
          <table:table-cell table:formula="of:=[Cost.A51]" office:value-type="float" office:value="2048" calcext:value-type="float">
            <text:p>2048</text:p>
          </table:table-cell>
          <table:table-cell table:formula="of:=[Cost.B51]" office:value-type="float" office:value="214.2" calcext:value-type="float">
            <text:p>214.2</text:p>
          </table:table-cell>
          <table:table-cell table:formula="of:=[Cost.C51]" office:value-type="float" office:value="923.016666666667" calcext:value-type="float">
            <text:p>923.0166666667</text:p>
          </table:table-cell>
          <table:table-cell table:formula="of:=[Cost.D51]" office:value-type="float" office:value="3000" calcext:value-type="float">
            <text:p>3000</text:p>
          </table:table-cell>
          <table:table-cell table:formula="of:=[Cost.E51]" office:value-type="float" office:value="9941.51666666667" calcext:value-type="float">
            <text:p>9941.5166666667</text:p>
          </table:table-cell>
        </table:table-row>
        <table:table-row table:style-name="ro1">
          <table:table-cell table:formula="of:=[Cost.A52]" office:value-type="float" office:value="2049" calcext:value-type="float">
            <text:p>2049</text:p>
          </table:table-cell>
          <table:table-cell table:formula="of:=[Cost.B52]" office:value-type="float" office:value="167.025" calcext:value-type="float">
            <text:p>167.025</text:p>
          </table:table-cell>
          <table:table-cell table:formula="of:=[Cost.C52]" office:value-type="float" office:value="798.583333333333" calcext:value-type="float">
            <text:p>798.5833333333</text:p>
          </table:table-cell>
          <table:table-cell table:formula="of:=[Cost.D52]" office:value-type="float" office:value="2750" calcext:value-type="float">
            <text:p>2750</text:p>
          </table:table-cell>
          <table:table-cell table:formula="of:=[Cost.E52]" office:value-type="float" office:value="10440" calcext:value-type="float">
            <text:p>10440</text:p>
          </table:table-cell>
        </table:table-row>
        <table:table-row table:style-name="ro1">
          <table:table-cell table:formula="of:=[Cost.A53]" office:value-type="float" office:value="2050" calcext:value-type="float">
            <text:p>2050</text:p>
          </table:table-cell>
          <table:table-cell table:formula="of:=[Cost.B53]" office:value-type="float" office:value="141.275" calcext:value-type="float">
            <text:p>141.275</text:p>
          </table:table-cell>
          <table:table-cell table:formula="of:=[Cost.C53]" office:value-type="float" office:value="664.766666666667" calcext:value-type="float">
            <text:p>664.7666666667</text:p>
          </table:table-cell>
          <table:table-cell table:formula="of:=[Cost.D53]" office:value-type="float" office:value="2500" calcext:value-type="float">
            <text:p>2500</text:p>
          </table:table-cell>
          <table:table-cell table:formula="of:=[Cost.E53]" office:value-type="float" office:value="11213.9" calcext:value-type="float">
            <text:p>11213.9</text:p>
          </table:table-cell>
        </table:table-row>
        <table:table-row table:style-name="ro1">
          <table:table-cell table:formula="of:=[Cost.A54]" office:value-type="float" office:value="2051" calcext:value-type="float">
            <text:p>2051</text:p>
          </table:table-cell>
          <table:table-cell table:formula="of:=[Cost.B54]" office:value-type="float" office:value="167.583333333333" calcext:value-type="float">
            <text:p>167.5833333333</text:p>
          </table:table-cell>
          <table:table-cell table:formula="of:=[Cost.C54]" office:value-type="float" office:value="581.866666666667" calcext:value-type="float">
            <text:p>581.8666666667</text:p>
          </table:table-cell>
          <table:table-cell table:formula="of:=[Cost.D54]" office:value-type="float" office:value="2250" calcext:value-type="float">
            <text:p>2250</text:p>
          </table:table-cell>
          <table:table-cell table:formula="of:=[Cost.E54]" office:value-type="float" office:value="12153.6" calcext:value-type="float">
            <text:p>12153.6</text:p>
          </table:table-cell>
        </table:table-row>
        <table:table-row table:style-name="ro1">
          <table:table-cell table:formula="of:=[Cost.A55]" office:value-type="float" office:value="2052" calcext:value-type="float">
            <text:p>2052</text:p>
          </table:table-cell>
          <table:table-cell table:formula="of:=[Cost.B55]" office:value-type="float" office:value="194.6" calcext:value-type="float">
            <text:p>194.6</text:p>
          </table:table-cell>
          <table:table-cell table:formula="of:=[Cost.C55]" office:value-type="float" office:value="562.516666666667" calcext:value-type="float">
            <text:p>562.5166666667</text:p>
          </table:table-cell>
          <table:table-cell table:formula="of:=[Cost.D55]" office:value-type="float" office:value="2000" calcext:value-type="float">
            <text:p>2000</text:p>
          </table:table-cell>
          <table:table-cell table:formula="of:=[Cost.E55]" office:value-type="float" office:value="13146.45" calcext:value-type="float">
            <text:p>13146.45</text:p>
          </table:table-cell>
        </table:table-row>
        <table:table-row table:style-name="ro1">
          <table:table-cell table:formula="of:=[Cost.A56]" office:value-type="float" office:value="2053" calcext:value-type="float">
            <text:p>2053</text:p>
          </table:table-cell>
          <table:table-cell table:formula="of:=[Cost.B56]" office:value-type="float" office:value="209.016666666667" calcext:value-type="float">
            <text:p>209.0166666667</text:p>
          </table:table-cell>
          <table:table-cell table:formula="of:=[Cost.C56]" office:value-type="float" office:value="450.766666666667" calcext:value-type="float">
            <text:p>450.7666666667</text:p>
          </table:table-cell>
          <table:table-cell table:formula="of:=[Cost.D56]" office:value-type="float" office:value="1750" calcext:value-type="float">
            <text:p>1750</text:p>
          </table:table-cell>
          <table:table-cell table:formula="of:=[Cost.E56]" office:value-type="float" office:value="14018.4333333333" calcext:value-type="float">
            <text:p>14018.4333333333</text:p>
          </table:table-cell>
        </table:table-row>
        <table:table-row table:style-name="ro1">
          <table:table-cell table:formula="of:=[Cost.A57]" office:value-type="float" office:value="2054" calcext:value-type="float">
            <text:p>2054</text:p>
          </table:table-cell>
          <table:table-cell table:formula="of:=[Cost.B57]" office:value-type="float" office:value="265.491666666667" calcext:value-type="float">
            <text:p>265.4916666667</text:p>
          </table:table-cell>
          <table:table-cell table:formula="of:=[Cost.C57]" office:value-type="float" office:value="550.433333333333" calcext:value-type="float">
            <text:p>550.4333333333</text:p>
          </table:table-cell>
          <table:table-cell table:formula="of:=[Cost.D57]" office:value-type="float" office:value="1500" calcext:value-type="float">
            <text:p>1500</text:p>
          </table:table-cell>
          <table:table-cell table:formula="of:=[Cost.E57]" office:value-type="float" office:value="14655.6333333333" calcext:value-type="float">
            <text:p>14655.6333333333</text:p>
          </table:table-cell>
        </table:table-row>
        <table:table-row table:style-name="ro1">
          <table:table-cell table:formula="of:=[Cost.A58]" office:value-type="float" office:value="2055" calcext:value-type="float">
            <text:p>2055</text:p>
          </table:table-cell>
          <table:table-cell table:formula="of:=[Cost.B58]" office:value-type="float" office:value="267.733333333333" calcext:value-type="float">
            <text:p>267.7333333333</text:p>
          </table:table-cell>
          <table:table-cell table:formula="of:=[Cost.C58]" office:value-type="float" office:value="586.733333333333" calcext:value-type="float">
            <text:p>586.7333333333</text:p>
          </table:table-cell>
          <table:table-cell table:formula="of:=[Cost.D58]" office:value-type="float" office:value="1250" calcext:value-type="float">
            <text:p>1250</text:p>
          </table:table-cell>
          <table:table-cell table:formula="of:=[Cost.E58]" office:value-type="float" office:value="15102.7666666667" calcext:value-type="float">
            <text:p>15102.7666666667</text:p>
          </table:table-cell>
        </table:table-row>
        <table:table-row table:style-name="ro1">
          <table:table-cell table:formula="of:=[Cost.A59]" office:value-type="float" office:value="2056" calcext:value-type="float">
            <text:p>2056</text:p>
          </table:table-cell>
          <table:table-cell table:formula="of:=[Cost.B59]" office:value-type="float" office:value="267.491666666667" calcext:value-type="float">
            <text:p>267.4916666667</text:p>
          </table:table-cell>
          <table:table-cell table:formula="of:=[Cost.C59]" office:value-type="float" office:value="545.216666666667" calcext:value-type="float">
            <text:p>545.2166666667</text:p>
          </table:table-cell>
          <table:table-cell table:formula="of:=[Cost.D59]" office:value-type="float" office:value="997.083333333333" calcext:value-type="float">
            <text:p>997.0833333333</text:p>
          </table:table-cell>
          <table:table-cell table:formula="of:=[Cost.E59]" office:value-type="float" office:value="15417.75" calcext:value-type="float">
            <text:p>15417.75</text:p>
          </table:table-cell>
        </table:table-row>
        <table:table-row table:style-name="ro1">
          <table:table-cell table:formula="of:=[Cost.A60]" office:value-type="float" office:value="2057" calcext:value-type="float">
            <text:p>2057</text:p>
          </table:table-cell>
          <table:table-cell table:formula="of:=[Cost.B60]" office:value-type="float" office:value="229.916666666667" calcext:value-type="float">
            <text:p>229.9166666667</text:p>
          </table:table-cell>
          <table:table-cell table:formula="of:=[Cost.C60]" office:value-type="float" office:value="574.85" calcext:value-type="float">
            <text:p>574.85</text:p>
          </table:table-cell>
          <table:table-cell table:formula="of:=[Cost.D60]" office:value-type="float" office:value="738.583333333333" calcext:value-type="float">
            <text:p>738.5833333333</text:p>
          </table:table-cell>
          <table:table-cell table:formula="of:=[Cost.E60]" office:value-type="float" office:value="15694.8333333333" calcext:value-type="float">
            <text:p>15694.8333333333</text:p>
          </table:table-cell>
        </table:table-row>
        <table:table-row table:style-name="ro1">
          <table:table-cell table:formula="of:=[Cost.A61]" office:value-type="float" office:value="2058" calcext:value-type="float">
            <text:p>2058</text:p>
          </table:table-cell>
          <table:table-cell table:formula="of:=[Cost.B61]" office:value-type="float" office:value="230.458333333333" calcext:value-type="float">
            <text:p>230.4583333333</text:p>
          </table:table-cell>
          <table:table-cell table:formula="of:=[Cost.C61]" office:value-type="float" office:value="596.666666666667" calcext:value-type="float">
            <text:p>596.6666666667</text:p>
          </table:table-cell>
          <table:table-cell table:formula="of:=[Cost.D61]" office:value-type="float" office:value="466.666666666667" calcext:value-type="float">
            <text:p>466.6666666667</text:p>
          </table:table-cell>
          <table:table-cell table:formula="of:=[Cost.E61]" office:value-type="float" office:value="15951.8833333333" calcext:value-type="float">
            <text:p>15951.8833333333</text:p>
          </table:table-cell>
        </table:table-row>
        <table:table-row table:style-name="ro1">
          <table:table-cell table:formula="of:=[Cost.A62]" office:value-type="float" office:value="2059" calcext:value-type="float">
            <text:p>2059</text:p>
          </table:table-cell>
          <table:table-cell table:formula="of:=[Cost.B62]" office:value-type="float" office:value="244.308333333333" calcext:value-type="float">
            <text:p>244.3083333333</text:p>
          </table:table-cell>
          <table:table-cell table:formula="of:=[Cost.C62]" office:value-type="float" office:value="597.566666666667" calcext:value-type="float">
            <text:p>597.5666666667</text:p>
          </table:table-cell>
          <table:table-cell table:formula="of:=[Cost.D62]" office:value-type="float" office:value="166.666666666667" calcext:value-type="float">
            <text:p>166.6666666667</text:p>
          </table:table-cell>
          <table:table-cell table:formula="of:=[Cost.E62]" office:value-type="float" office:value="16283.1166666667" calcext:value-type="float">
            <text:p>16283.1166666667</text:p>
          </table:table-cell>
        </table:table-row>
        <table:table-row table:style-name="ro1">
          <table:table-cell table:formula="of:=[Cost.A63]" office:value-type="float" office:value="2060" calcext:value-type="float">
            <text:p>2060</text:p>
          </table:table-cell>
          <table:table-cell table:formula="of:=[Cost.B63]" office:value-type="float" office:value="285.9" calcext:value-type="float">
            <text:p>285.9</text:p>
          </table:table-cell>
          <table:table-cell table:formula="of:=[Cost.C63]" office:value-type="float" office:value="594.033333333333" calcext:value-type="float">
            <text:p>594.0333333333</text:p>
          </table:table-cell>
          <table:table-cell table:formula="of:=[Cost.D63]" office:value-type="float" office:value="0" calcext:value-type="float">
            <text:p>0</text:p>
          </table:table-cell>
          <table:table-cell table:formula="of:=[Cost.E63]" office:value-type="float" office:value="16588.1166666667" calcext:value-type="float">
            <text:p>16588.1166666667</text:p>
          </table:table-cell>
        </table:table-row>
        <table:table-row table:style-name="ro1">
          <table:table-cell table:formula="of:=[Cost.A64]" office:value-type="float" office:value="2061" calcext:value-type="float">
            <text:p>2061</text:p>
          </table:table-cell>
          <table:table-cell table:formula="of:=[Cost.B64]" office:value-type="float" office:value="335.8" calcext:value-type="float">
            <text:p>335.8</text:p>
          </table:table-cell>
          <table:table-cell table:formula="of:=[Cost.C64]" office:value-type="float" office:value="615.083333333333" calcext:value-type="float">
            <text:p>615.0833333333</text:p>
          </table:table-cell>
          <table:table-cell table:formula="of:=[Cost.D64]" office:value-type="float" office:value="0" calcext:value-type="float">
            <text:p>0</text:p>
          </table:table-cell>
          <table:table-cell table:formula="of:=[Cost.E64]" office:value-type="float" office:value="16848.3166666667" calcext:value-type="float">
            <text:p>16848.3166666667</text:p>
          </table:table-cell>
        </table:table-row>
        <table:table-row table:style-name="ro1">
          <table:table-cell table:formula="of:=[Cost.A65]" office:value-type="float" office:value="2062" calcext:value-type="float">
            <text:p>2062</text:p>
          </table:table-cell>
          <table:table-cell table:formula="of:=[Cost.B65]" office:value-type="float" office:value="425.383333333333" calcext:value-type="float">
            <text:p>425.3833333333</text:p>
          </table:table-cell>
          <table:table-cell table:formula="of:=[Cost.C65]" office:value-type="float" office:value="589.216666666667" calcext:value-type="float">
            <text:p>589.2166666667</text:p>
          </table:table-cell>
          <table:table-cell table:formula="of:=[Cost.D65]" office:value-type="float" office:value="0" calcext:value-type="float">
            <text:p>0</text:p>
          </table:table-cell>
          <table:table-cell table:formula="of:=[Cost.E65]" office:value-type="float" office:value="17101.2" calcext:value-type="float">
            <text:p>17101.2</text:p>
          </table:table-cell>
        </table:table-row>
        <table:table-row table:style-name="ro1">
          <table:table-cell table:formula="of:=[Cost.A66]" office:value-type="float" office:value="2063" calcext:value-type="float">
            <text:p>2063</text:p>
          </table:table-cell>
          <table:table-cell table:formula="of:=[Cost.B66]" office:value-type="float" office:value="497.775" calcext:value-type="float">
            <text:p>497.775</text:p>
          </table:table-cell>
          <table:table-cell table:formula="of:=[Cost.C66]" office:value-type="float" office:value="595.416666666667" calcext:value-type="float">
            <text:p>595.4166666667</text:p>
          </table:table-cell>
          <table:table-cell table:formula="of:=[Cost.D66]" office:value-type="float" office:value="0" calcext:value-type="float">
            <text:p>0</text:p>
          </table:table-cell>
          <table:table-cell table:formula="of:=[Cost.E66]" office:value-type="float" office:value="17337.35" calcext:value-type="float">
            <text:p>17337.35</text:p>
          </table:table-cell>
        </table:table-row>
        <table:table-row table:style-name="ro1">
          <table:table-cell table:formula="of:=[Cost.A67]" office:value-type="float" office:value="2064" calcext:value-type="float">
            <text:p>2064</text:p>
          </table:table-cell>
          <table:table-cell table:formula="of:=[Cost.B67]" office:value-type="float" office:value="543.358333333333" calcext:value-type="float">
            <text:p>543.3583333333</text:p>
          </table:table-cell>
          <table:table-cell table:formula="of:=[Cost.C67]" office:value-type="float" office:value="567.197368421053" calcext:value-type="float">
            <text:p>567.1973684211</text:p>
          </table:table-cell>
          <table:table-cell table:formula="of:=[Cost.D67]" office:value-type="float" office:value="0" calcext:value-type="float">
            <text:p>0</text:p>
          </table:table-cell>
          <table:table-cell table:formula="of:=[Cost.E67]" office:value-type="float" office:value="17586.9" calcext:value-type="float">
            <text:p>17586.9</text:p>
          </table:table-cell>
        </table:table-row>
        <table:table-row table:style-name="ro1">
          <table:table-cell table:formula="of:=[Cost.A68]" office:value-type="float" office:value="2065" calcext:value-type="float">
            <text:p>2065</text:p>
          </table:table-cell>
          <table:table-cell table:formula="of:=[Cost.B68]" office:value-type="float" office:value="588.425" calcext:value-type="float">
            <text:p>588.425</text:p>
          </table:table-cell>
          <table:table-cell table:formula="of:=[Cost.C68]" office:value-type="float" office:value="544.851754385965" calcext:value-type="float">
            <text:p>544.851754386</text:p>
          </table:table-cell>
          <table:table-cell table:formula="of:=[Cost.D68]" office:value-type="float" office:value="0" calcext:value-type="float">
            <text:p>0</text:p>
          </table:table-cell>
          <table:table-cell table:formula="of:=[Cost.E68]" office:value-type="float" office:value="17828.8666666667" calcext:value-type="float">
            <text:p>17828.8666666667</text:p>
          </table:table-cell>
        </table:table-row>
        <table:table-row table:style-name="ro1">
          <table:table-cell table:formula="of:=[Cost.A69]" office:value-type="float" office:value="2066" calcext:value-type="float">
            <text:p>2066</text:p>
          </table:table-cell>
          <table:table-cell table:formula="of:=[Cost.B69]" office:value-type="float" office:value="618.591666666667" calcext:value-type="float">
            <text:p>618.5916666667</text:p>
          </table:table-cell>
          <table:table-cell table:formula="of:=[Cost.C69]" office:value-type="float" office:value="532.835087719298" calcext:value-type="float">
            <text:p>532.8350877193</text:p>
          </table:table-cell>
          <table:table-cell table:formula="of:=[Cost.D69]" office:value-type="float" office:value="0" calcext:value-type="float">
            <text:p>0</text:p>
          </table:table-cell>
          <table:table-cell table:formula="of:=[Cost.E69]" office:value-type="float" office:value="18075.0166666667" calcext:value-type="float">
            <text:p>18075.0166666667</text:p>
          </table:table-cell>
        </table:table-row>
        <table:table-row table:style-name="ro1">
          <table:table-cell table:formula="of:=[Cost.A70]" office:value-type="float" office:value="2067" calcext:value-type="float">
            <text:p>2067</text:p>
          </table:table-cell>
          <table:table-cell table:formula="of:=[Cost.B70]" office:value-type="float" office:value="637.983333333333" calcext:value-type="float">
            <text:p>637.9833333333</text:p>
          </table:table-cell>
          <table:table-cell table:formula="of:=[Cost.C70]" office:value-type="float" office:value="517.965789473684" calcext:value-type="float">
            <text:p>517.9657894737</text:p>
          </table:table-cell>
          <table:table-cell table:formula="of:=[Cost.D70]" office:value-type="float" office:value="0" calcext:value-type="float">
            <text:p>0</text:p>
          </table:table-cell>
          <table:table-cell table:formula="of:=[Cost.E70]" office:value-type="float" office:value="18318.05" calcext:value-type="float">
            <text:p>18318.05</text:p>
          </table:table-cell>
        </table:table-row>
        <table:table-row table:style-name="ro1">
          <table:table-cell table:formula="of:=[Cost.A71]" office:value-type="float" office:value="2068" calcext:value-type="float">
            <text:p>2068</text:p>
          </table:table-cell>
          <table:table-cell table:formula="of:=[Cost.B71]" office:value-type="float" office:value="655.416666666667" calcext:value-type="float">
            <text:p>655.4166666667</text:p>
          </table:table-cell>
          <table:table-cell table:formula="of:=[Cost.C71]" office:value-type="float" office:value="506.936842105263" calcext:value-type="float">
            <text:p>506.9368421053</text:p>
          </table:table-cell>
          <table:table-cell table:formula="of:=[Cost.D71]" office:value-type="float" office:value="0" calcext:value-type="float">
            <text:p>0</text:p>
          </table:table-cell>
          <table:table-cell table:formula="of:=[Cost.E71]" office:value-type="float" office:value="18560.0166666667" calcext:value-type="float">
            <text:p>18560.0166666667</text:p>
          </table:table-cell>
        </table:table-row>
        <table:table-row table:style-name="ro1">
          <table:table-cell table:formula="of:=[Cost.A72]" office:value-type="float" office:value="2069" calcext:value-type="float">
            <text:p>2069</text:p>
          </table:table-cell>
          <table:table-cell table:formula="of:=[Cost.B72]" office:value-type="float" office:value="675.825" calcext:value-type="float">
            <text:p>675.825</text:p>
          </table:table-cell>
          <table:table-cell table:formula="of:=[Cost.C72]" office:value-type="float" office:value="489.224561403509" calcext:value-type="float">
            <text:p>489.2245614035</text:p>
          </table:table-cell>
          <table:table-cell table:formula="of:=[Cost.D72]" office:value-type="float" office:value="0" calcext:value-type="float">
            <text:p>0</text:p>
          </table:table-cell>
          <table:table-cell table:formula="of:=[Cost.E72]" office:value-type="float" office:value="18796.25" calcext:value-type="float">
            <text:p>18796.25</text:p>
          </table:table-cell>
        </table:table-row>
        <table:table-row table:style-name="ro1">
          <table:table-cell table:formula="of:=[Cost.A73]" office:value-type="float" office:value="2070" calcext:value-type="float">
            <text:p>2070</text:p>
          </table:table-cell>
          <table:table-cell table:formula="of:=[Cost.B73]" office:value-type="float" office:value="688.016666666667" calcext:value-type="float">
            <text:p>688.0166666667</text:p>
          </table:table-cell>
          <table:table-cell table:formula="of:=[Cost.C73]" office:value-type="float" office:value="470.495614035088" calcext:value-type="float">
            <text:p>470.4956140351</text:p>
          </table:table-cell>
          <table:table-cell table:formula="of:=[Cost.D73]" office:value-type="float" office:value="0" calcext:value-type="float">
            <text:p>0</text:p>
          </table:table-cell>
          <table:table-cell table:formula="of:=[Cost.E73]" office:value-type="float" office:value="19033.1" calcext:value-type="float">
            <text:p>19033.1</text:p>
          </table:table-cell>
        </table:table-row>
        <table:table-row table:style-name="ro1">
          <table:table-cell table:formula="of:=[Cost.A74]" office:value-type="float" office:value="2071" calcext:value-type="float">
            <text:p>2071</text:p>
          </table:table-cell>
          <table:table-cell table:formula="of:=[Cost.B74]" office:value-type="float" office:value="705.083333333333" calcext:value-type="float">
            <text:p>705.0833333333</text:p>
          </table:table-cell>
          <table:table-cell table:formula="of:=[Cost.C74]" office:value-type="float" office:value="433.5" calcext:value-type="float">
            <text:p>433.5</text:p>
          </table:table-cell>
          <table:table-cell table:formula="of:=[Cost.D74]" office:value-type="float" office:value="0" calcext:value-type="float">
            <text:p>0</text:p>
          </table:table-cell>
          <table:table-cell table:formula="of:=[Cost.E74]" office:value-type="float" office:value="19249.0666666667" calcext:value-type="float">
            <text:p>19249.0666666667</text:p>
          </table:table-cell>
        </table:table-row>
        <table:table-row table:style-name="ro1">
          <table:table-cell table:formula="of:=[Cost.A75]" office:value-type="float" office:value="2072" calcext:value-type="float">
            <text:p>2072</text:p>
          </table:table-cell>
          <table:table-cell table:formula="of:=[Cost.B75]" office:value-type="float" office:value="711.133333333333" calcext:value-type="float">
            <text:p>711.1333333333</text:p>
          </table:table-cell>
          <table:table-cell table:formula="of:=[Cost.C75]" office:value-type="float" office:value="377.954385964912" calcext:value-type="float">
            <text:p>377.9543859649</text:p>
          </table:table-cell>
          <table:table-cell table:formula="of:=[Cost.D75]" office:value-type="float" office:value="0" calcext:value-type="float">
            <text:p>0</text:p>
          </table:table-cell>
          <table:table-cell table:formula="of:=[Cost.E75]" office:value-type="float" office:value="19435.0833333333" calcext:value-type="float">
            <text:p>19435.0833333333</text:p>
          </table:table-cell>
        </table:table-row>
        <table:table-row table:style-name="ro1">
          <table:table-cell table:formula="of:=[Cost.A76]" office:value-type="float" office:value="2073" calcext:value-type="float">
            <text:p>2073</text:p>
          </table:table-cell>
          <table:table-cell table:formula="of:=[Cost.B76]" office:value-type="float" office:value="711.458333333333" calcext:value-type="float">
            <text:p>711.4583333333</text:p>
          </table:table-cell>
          <table:table-cell table:formula="of:=[Cost.C76]" office:value-type="float" office:value="370.242105263158" calcext:value-type="float">
            <text:p>370.2421052632</text:p>
          </table:table-cell>
          <table:table-cell table:formula="of:=[Cost.D76]" office:value-type="float" office:value="0" calcext:value-type="float">
            <text:p>0</text:p>
          </table:table-cell>
          <table:table-cell table:formula="of:=[Cost.E76]" office:value-type="float" office:value="19576.75" calcext:value-type="float">
            <text:p>19576.75</text:p>
          </table:table-cell>
        </table:table-row>
        <table:table-row table:style-name="ro1">
          <table:table-cell table:formula="of:=[Cost.A77]" office:value-type="float" office:value="2074" calcext:value-type="float">
            <text:p>2074</text:p>
          </table:table-cell>
          <table:table-cell table:formula="of:=[Cost.B77]" office:value-type="float" office:value="746.9" calcext:value-type="float">
            <text:p>746.9</text:p>
          </table:table-cell>
          <table:table-cell table:formula="of:=[Cost.C77]" office:value-type="float" office:value="329.24649122807" calcext:value-type="float">
            <text:p>329.2464912281</text:p>
          </table:table-cell>
          <table:table-cell table:formula="of:=[Cost.D77]" office:value-type="float" office:value="0" calcext:value-type="float">
            <text:p>0</text:p>
          </table:table-cell>
          <table:table-cell table:formula="of:=[Cost.E77]" office:value-type="float" office:value="19690.9833333333" calcext:value-type="float">
            <text:p>19690.9833333333</text:p>
          </table:table-cell>
        </table:table-row>
        <table:table-row table:style-name="ro1">
          <table:table-cell table:formula="of:=[Cost.A78]" office:value-type="float" office:value="2075" calcext:value-type="float">
            <text:p>2075</text:p>
          </table:table-cell>
          <table:table-cell table:formula="of:=[Cost.B78]" office:value-type="float" office:value="770.533333333333" calcext:value-type="float">
            <text:p>770.5333333333</text:p>
          </table:table-cell>
          <table:table-cell table:formula="of:=[Cost.C78]" office:value-type="float" office:value="291.736842105263" calcext:value-type="float">
            <text:p>291.7368421053</text:p>
          </table:table-cell>
          <table:table-cell table:formula="of:=[Cost.D78]" office:value-type="float" office:value="0" calcext:value-type="float">
            <text:p>0</text:p>
          </table:table-cell>
          <table:table-cell table:formula="of:=[Cost.E78]" office:value-type="float" office:value="19801.0333333333" calcext:value-type="float">
            <text:p>19801.0333333333</text:p>
          </table:table-cell>
        </table:table-row>
        <table:table-row table:style-name="ro1">
          <table:table-cell table:formula="of:=[Cost.A79]" office:value-type="float" office:value="2076" calcext:value-type="float">
            <text:p>2076</text:p>
          </table:table-cell>
          <table:table-cell table:formula="of:=[Cost.B79]" office:value-type="float" office:value="808.4" calcext:value-type="float">
            <text:p>808.4</text:p>
          </table:table-cell>
          <table:table-cell table:formula="of:=[Cost.C79]" office:value-type="float" office:value="266.507894736842" calcext:value-type="float">
            <text:p>266.5078947368</text:p>
          </table:table-cell>
          <table:table-cell table:formula="of:=[Cost.D79]" office:value-type="float" office:value="0" calcext:value-type="float">
            <text:p>0</text:p>
          </table:table-cell>
          <table:table-cell table:formula="of:=[Cost.E79]" office:value-type="float" office:value="19908.3166666667" calcext:value-type="float">
            <text:p>19908.3166666667</text:p>
          </table:table-cell>
        </table:table-row>
        <table:table-row table:style-name="ro1">
          <table:table-cell table:formula="of:=[Cost.A80]" office:value-type="float" office:value="2077" calcext:value-type="float">
            <text:p>2077</text:p>
          </table:table-cell>
          <table:table-cell table:formula="of:=[Cost.B80]" office:value-type="float" office:value="865.391666666667" calcext:value-type="float">
            <text:p>865.3916666667</text:p>
          </table:table-cell>
          <table:table-cell table:formula="of:=[Cost.C80]" office:value-type="float" office:value="245.637719298246" calcext:value-type="float">
            <text:p>245.6377192982</text:p>
          </table:table-cell>
          <table:table-cell table:formula="of:=[Cost.D80]" office:value-type="float" office:value="0" calcext:value-type="float">
            <text:p>0</text:p>
          </table:table-cell>
          <table:table-cell table:formula="of:=[Cost.E80]" office:value-type="float" office:value="20012.45" calcext:value-type="float">
            <text:p>20012.45</text:p>
          </table:table-cell>
        </table:table-row>
        <table:table-row table:style-name="ro1">
          <table:table-cell table:formula="of:=[Cost.A81]" office:value-type="float" office:value="2078" calcext:value-type="float">
            <text:p>2078</text:p>
          </table:table-cell>
          <table:table-cell table:formula="of:=[Cost.B81]" office:value-type="float" office:value="936.475" calcext:value-type="float">
            <text:p>936.475</text:p>
          </table:table-cell>
          <table:table-cell table:formula="of:=[Cost.C81]" office:value-type="float" office:value="223.000877192982" calcext:value-type="float">
            <text:p>223.000877193</text:p>
          </table:table-cell>
          <table:table-cell table:formula="of:=[Cost.D81]" office:value-type="float" office:value="0" calcext:value-type="float">
            <text:p>0</text:p>
          </table:table-cell>
          <table:table-cell table:formula="of:=[Cost.E81]" office:value-type="float" office:value="20120.7333333333" calcext:value-type="float">
            <text:p>20120.7333333333</text:p>
          </table:table-cell>
        </table:table-row>
        <table:table-row table:style-name="ro1">
          <table:table-cell table:formula="of:=[Cost.A82]" office:value-type="float" office:value="2079" calcext:value-type="float">
            <text:p>2079</text:p>
          </table:table-cell>
          <table:table-cell table:formula="of:=[Cost.B82]" office:value-type="float" office:value="1000.15833333333" calcext:value-type="float">
            <text:p>1000.1583333333</text:p>
          </table:table-cell>
          <table:table-cell table:formula="of:=[Cost.C82]" office:value-type="float" office:value="196.761403508772" calcext:value-type="float">
            <text:p>196.7614035088</text:p>
          </table:table-cell>
          <table:table-cell table:formula="of:=[Cost.D82]" office:value-type="float" office:value="0" calcext:value-type="float">
            <text:p>0</text:p>
          </table:table-cell>
          <table:table-cell table:formula="of:=[Cost.E82]" office:value-type="float" office:value="20228.6333333333" calcext:value-type="float">
            <text:p>20228.6333333333</text:p>
          </table:table-cell>
        </table:table-row>
        <table:table-row table:style-name="ro1">
          <table:table-cell table:formula="of:=[Cost.A83]" office:value-type="float" office:value="2080" calcext:value-type="float">
            <text:p>2080</text:p>
          </table:table-cell>
          <table:table-cell table:formula="of:=[Cost.B83]" office:value-type="float" office:value="1059.85" calcext:value-type="float">
            <text:p>1059.85</text:p>
          </table:table-cell>
          <table:table-cell table:formula="of:=[Cost.C83]" office:value-type="float" office:value="167.452631578947" calcext:value-type="float">
            <text:p>167.4526315789</text:p>
          </table:table-cell>
          <table:table-cell table:formula="of:=[Cost.D83]" office:value-type="float" office:value="0" calcext:value-type="float">
            <text:p>0</text:p>
          </table:table-cell>
          <table:table-cell table:formula="of:=[Cost.E83]" office:value-type="float" office:value="20351.7666666667" calcext:value-type="float">
            <text:p>20351.7666666667</text:p>
          </table:table-cell>
        </table:table-row>
        <table:table-row table:style-name="ro1">
          <table:table-cell table:formula="of:=[Cost.A84]" office:value-type="float" office:value="2081" calcext:value-type="float">
            <text:p>2081</text:p>
          </table:table-cell>
          <table:table-cell table:formula="of:=[Cost.B84]" office:value-type="float" office:value="1103.05833333333" calcext:value-type="float">
            <text:p>1103.0583333333</text:p>
          </table:table-cell>
          <table:table-cell table:formula="of:=[Cost.C84]" office:value-type="float" office:value="141.141228070175" calcext:value-type="float">
            <text:p>141.1412280702</text:p>
          </table:table-cell>
          <table:table-cell table:formula="of:=[Cost.D84]" office:value-type="float" office:value="0" calcext:value-type="float">
            <text:p>0</text:p>
          </table:table-cell>
          <table:table-cell table:formula="of:=[Cost.E84]" office:value-type="float" office:value="20433.2166666667" calcext:value-type="float">
            <text:p>20433.2166666667</text:p>
          </table:table-cell>
        </table:table-row>
        <table:table-row table:style-name="ro1">
          <table:table-cell table:formula="of:=[Cost.A85]" office:value-type="float" office:value="2082" calcext:value-type="float">
            <text:p>2082</text:p>
          </table:table-cell>
          <table:table-cell table:formula="of:=[Cost.B85]" office:value-type="float" office:value="1136.98333333333" calcext:value-type="float">
            <text:p>1136.9833333333</text:p>
          </table:table-cell>
          <table:table-cell table:formula="of:=[Cost.C85]" office:value-type="float" office:value="117.760526315789" calcext:value-type="float">
            <text:p>117.7605263158</text:p>
          </table:table-cell>
          <table:table-cell table:formula="of:=[Cost.D85]" office:value-type="float" office:value="0" calcext:value-type="float">
            <text:p>0</text:p>
          </table:table-cell>
          <table:table-cell table:formula="of:=[Cost.E85]" office:value-type="float" office:value="20603.7166666667" calcext:value-type="float">
            <text:p>20603.7166666667</text:p>
          </table:table-cell>
        </table:table-row>
        <table:table-row table:style-name="ro1">
          <table:table-cell table:formula="of:=[Cost.A86]" office:value-type="float" office:value="2083" calcext:value-type="float">
            <text:p>2083</text:p>
          </table:table-cell>
          <table:table-cell table:formula="of:=[Cost.B86]" office:value-type="float" office:value="1160.15" calcext:value-type="float">
            <text:p>1160.15</text:p>
          </table:table-cell>
          <table:table-cell table:formula="of:=[Cost.C86]" office:value-type="float" office:value="131.89649122807" calcext:value-type="float">
            <text:p>131.8964912281</text:p>
          </table:table-cell>
          <table:table-cell table:formula="of:=[Cost.D86]" office:value-type="float" office:value="0" calcext:value-type="float">
            <text:p>0</text:p>
          </table:table-cell>
          <table:table-cell table:formula="of:=[Cost.E86]" office:value-type="float" office:value="20648.6" calcext:value-type="float">
            <text:p>20648.6</text:p>
          </table:table-cell>
        </table:table-row>
        <table:table-row table:style-name="ro1">
          <table:table-cell table:formula="of:=[Cost.A87]" office:value-type="float" office:value="2084" calcext:value-type="float">
            <text:p>2084</text:p>
          </table:table-cell>
          <table:table-cell table:formula="of:=[Cost.B87]" office:value-type="float" office:value="1174.74166666667" calcext:value-type="float">
            <text:p>1174.7416666667</text:p>
          </table:table-cell>
          <table:table-cell table:formula="of:=[Cost.C87]" office:value-type="float" office:value="169.606140350877" calcext:value-type="float">
            <text:p>169.6061403509</text:p>
          </table:table-cell>
          <table:table-cell table:formula="of:=[Cost.D87]" office:value-type="float" office:value="0" calcext:value-type="float">
            <text:p>0</text:p>
          </table:table-cell>
          <table:table-cell table:formula="of:=[Cost.E87]" office:value-type="float" office:value="20820.5833333333" calcext:value-type="float">
            <text:p>20820.5833333333</text:p>
          </table:table-cell>
        </table:table-row>
        <table:table-row table:style-name="ro1">
          <table:table-cell table:formula="of:=[Cost.A88]" office:value-type="float" office:value="2085" calcext:value-type="float">
            <text:p>2085</text:p>
          </table:table-cell>
          <table:table-cell table:formula="of:=[Cost.B88]" office:value-type="float" office:value="1221.40833333333" calcext:value-type="float">
            <text:p>1221.4083333333</text:p>
          </table:table-cell>
          <table:table-cell table:formula="of:=[Cost.C88]" office:value-type="float" office:value="217.517543859649" calcext:value-type="float">
            <text:p>217.5175438597</text:p>
          </table:table-cell>
          <table:table-cell table:formula="of:=[Cost.D88]" office:value-type="float" office:value="0" calcext:value-type="float">
            <text:p>0</text:p>
          </table:table-cell>
          <table:table-cell table:formula="of:=[Cost.E88]" office:value-type="float" office:value="20881.4666666667" calcext:value-type="float">
            <text:p>20881.4666666667</text:p>
          </table:table-cell>
        </table:table-row>
        <table:table-row table:style-name="ro1">
          <table:table-cell table:formula="of:=[Cost.A89]" office:value-type="float" office:value="2086" calcext:value-type="float">
            <text:p>2086</text:p>
          </table:table-cell>
          <table:table-cell table:formula="of:=[Cost.B89]" office:value-type="float" office:value="1251.7" calcext:value-type="float">
            <text:p>1251.7</text:p>
          </table:table-cell>
          <table:table-cell table:formula="of:=[Cost.C89]" office:value-type="float" office:value="272.045614035088" calcext:value-type="float">
            <text:p>272.0456140351</text:p>
          </table:table-cell>
          <table:table-cell table:formula="of:=[Cost.D89]" office:value-type="float" office:value="0" calcext:value-type="float">
            <text:p>0</text:p>
          </table:table-cell>
          <table:table-cell table:formula="of:=[Cost.E89]" office:value-type="float" office:value="21101.8" calcext:value-type="float">
            <text:p>21101.8</text:p>
          </table:table-cell>
        </table:table-row>
        <table:table-row table:style-name="ro1">
          <table:table-cell table:formula="of:=[Cost.A90]" office:value-type="float" office:value="2087" calcext:value-type="float">
            <text:p>2087</text:p>
          </table:table-cell>
          <table:table-cell table:formula="of:=[Cost.B90]" office:value-type="float" office:value="1316.79166666667" calcext:value-type="float">
            <text:p>1316.7916666667</text:p>
          </table:table-cell>
          <table:table-cell table:formula="of:=[Cost.C90]" office:value-type="float" office:value="298.330701754386" calcext:value-type="float">
            <text:p>298.3307017544</text:p>
          </table:table-cell>
          <table:table-cell table:formula="of:=[Cost.D90]" office:value-type="float" office:value="0" calcext:value-type="float">
            <text:p>0</text:p>
          </table:table-cell>
          <table:table-cell table:formula="of:=[Cost.E90]" office:value-type="float" office:value="21447.85" calcext:value-type="float">
            <text:p>21447.85</text:p>
          </table:table-cell>
        </table:table-row>
        <table:table-row table:style-name="ro1">
          <table:table-cell table:formula="of:=[Cost.A91]" office:value-type="float" office:value="2088" calcext:value-type="float">
            <text:p>2088</text:p>
          </table:table-cell>
          <table:table-cell table:formula="of:=[Cost.B91]" office:value-type="float" office:value="1341.1" calcext:value-type="float">
            <text:p>1341.1</text:p>
          </table:table-cell>
          <table:table-cell table:formula="of:=[Cost.C91]" office:value-type="float" office:value="334.879824561403" calcext:value-type="float">
            <text:p>334.8798245614</text:p>
          </table:table-cell>
          <table:table-cell table:formula="of:=[Cost.D91]" office:value-type="float" office:value="0" calcext:value-type="float">
            <text:p>0</text:p>
          </table:table-cell>
          <table:table-cell table:formula="of:=[Cost.E91]" office:value-type="float" office:value="22119.8333333333" calcext:value-type="float">
            <text:p>22119.8333333333</text:p>
          </table:table-cell>
        </table:table-row>
        <table:table-row table:style-name="ro1">
          <table:table-cell table:formula="of:=[Cost.A92]" office:value-type="float" office:value="2089" calcext:value-type="float">
            <text:p>2089</text:p>
          </table:table-cell>
          <table:table-cell table:formula="of:=[Cost.B92]" office:value-type="float" office:value="1402.125" calcext:value-type="float">
            <text:p>1402.125</text:p>
          </table:table-cell>
          <table:table-cell table:formula="of:=[Cost.C92]" office:value-type="float" office:value="458.79298245614" calcext:value-type="float">
            <text:p>458.7929824561</text:p>
          </table:table-cell>
          <table:table-cell table:formula="of:=[Cost.D92]" office:value-type="float" office:value="0" calcext:value-type="float">
            <text:p>0</text:p>
          </table:table-cell>
          <table:table-cell table:formula="of:=[Cost.E92]" office:value-type="float" office:value="22918.1" calcext:value-type="float">
            <text:p>22918.1</text:p>
          </table:table-cell>
        </table:table-row>
        <table:table-row table:style-name="ro1">
          <table:table-cell table:formula="of:=[Cost.A93]" office:value-type="float" office:value="2090" calcext:value-type="float">
            <text:p>2090</text:p>
          </table:table-cell>
          <table:table-cell table:formula="of:=[Cost.B93]" office:value-type="float" office:value="1522.05" calcext:value-type="float">
            <text:p>1522.05</text:p>
          </table:table-cell>
          <table:table-cell table:formula="of:=[Cost.C93]" office:value-type="float" office:value="519.886842105263" calcext:value-type="float">
            <text:p>519.8868421053</text:p>
          </table:table-cell>
          <table:table-cell table:formula="of:=[Cost.D93]" office:value-type="float" office:value="0" calcext:value-type="float">
            <text:p>0</text:p>
          </table:table-cell>
          <table:table-cell table:formula="of:=[Cost.E93]" office:value-type="float" office:value="23883.4833333333" calcext:value-type="float">
            <text:p>23883.4833333333</text:p>
          </table:table-cell>
        </table:table-row>
        <table:table-row table:style-name="ro1">
          <table:table-cell table:formula="of:=[Cost.A94]" office:value-type="float" office:value="2091" calcext:value-type="float">
            <text:p>2091</text:p>
          </table:table-cell>
          <table:table-cell table:formula="of:=[Cost.B94]" office:value-type="float" office:value="1670.15" calcext:value-type="float">
            <text:p>1670.15</text:p>
          </table:table-cell>
          <table:table-cell table:formula="of:=[Cost.C94]" office:value-type="float" office:value="493.711403508772" calcext:value-type="float">
            <text:p>493.7114035088</text:p>
          </table:table-cell>
          <table:table-cell table:formula="of:=[Cost.D94]" office:value-type="float" office:value="0" calcext:value-type="float">
            <text:p>0</text:p>
          </table:table-cell>
          <table:table-cell table:formula="of:=[Cost.E94]" office:value-type="float" office:value="24623" calcext:value-type="float">
            <text:p>24623</text:p>
          </table:table-cell>
        </table:table-row>
        <table:table-row table:style-name="ro1">
          <table:table-cell table:formula="of:=[Cost.A95]" office:value-type="float" office:value="2092" calcext:value-type="float">
            <text:p>2092</text:p>
          </table:table-cell>
          <table:table-cell table:formula="of:=[Cost.B95]" office:value-type="float" office:value="1727.925" calcext:value-type="float">
            <text:p>1727.925</text:p>
          </table:table-cell>
          <table:table-cell table:formula="of:=[Cost.C95]" office:value-type="float" office:value="451.366666666667" calcext:value-type="float">
            <text:p>451.3666666667</text:p>
          </table:table-cell>
          <table:table-cell table:formula="of:=[Cost.D95]" office:value-type="float" office:value="0" calcext:value-type="float">
            <text:p>0</text:p>
          </table:table-cell>
          <table:table-cell table:formula="of:=[Cost.E95]" office:value-type="float" office:value="25159.0166666667" calcext:value-type="float">
            <text:p>25159.0166666667</text:p>
          </table:table-cell>
        </table:table-row>
        <table:table-row table:style-name="ro1">
          <table:table-cell table:formula="of:=[Cost.A96]" office:value-type="float" office:value="2093" calcext:value-type="float">
            <text:p>2093</text:p>
          </table:table-cell>
          <table:table-cell table:formula="of:=[Cost.B96]" office:value-type="float" office:value="1709.85" calcext:value-type="float">
            <text:p>1709.85</text:p>
          </table:table-cell>
          <table:table-cell table:formula="of:=[Cost.C96]" office:value-type="float" office:value="326.952631578947" calcext:value-type="float">
            <text:p>326.9526315789</text:p>
          </table:table-cell>
          <table:table-cell table:formula="of:=[Cost.D96]" office:value-type="float" office:value="0" calcext:value-type="float">
            <text:p>0</text:p>
          </table:table-cell>
          <table:table-cell table:formula="of:=[Cost.E96]" office:value-type="float" office:value="25351.9166666667" calcext:value-type="float">
            <text:p>25351.9166666667</text:p>
          </table:table-cell>
        </table:table-row>
        <table:table-row table:style-name="ro1">
          <table:table-cell table:formula="of:=[Cost.A97]" office:value-type="float" office:value="2094" calcext:value-type="float">
            <text:p>2094</text:p>
          </table:table-cell>
          <table:table-cell table:formula="of:=[Cost.B97]" office:value-type="float" office:value="1888.28333333333" calcext:value-type="float">
            <text:p>1888.2833333333</text:p>
          </table:table-cell>
          <table:table-cell table:formula="of:=[Cost.C97]" office:value-type="float" office:value="187.566666666667" calcext:value-type="float">
            <text:p>187.5666666667</text:p>
          </table:table-cell>
          <table:table-cell table:formula="of:=[Cost.D97]" office:value-type="float" office:value="0" calcext:value-type="float">
            <text:p>0</text:p>
          </table:table-cell>
          <table:table-cell table:formula="of:=[Cost.E97]" office:value-type="float" office:value="25479.2666666667" calcext:value-type="float">
            <text:p>25479.2666666667</text:p>
          </table:table-cell>
        </table:table-row>
        <table:table-row table:style-name="ro1">
          <table:table-cell table:formula="of:=[Cost.A98]" office:value-type="float" office:value="2095" calcext:value-type="float">
            <text:p>2095</text:p>
          </table:table-cell>
          <table:table-cell table:formula="of:=[Cost.B98]" office:value-type="float" office:value="1855.14166666667" calcext:value-type="float">
            <text:p>1855.1416666667</text:p>
          </table:table-cell>
          <table:table-cell table:formula="of:=[Cost.C98]" office:value-type="float" office:value="139.497368421053" calcext:value-type="float">
            <text:p>139.4973684211</text:p>
          </table:table-cell>
          <table:table-cell table:formula="of:=[Cost.D98]" office:value-type="float" office:value="0" calcext:value-type="float">
            <text:p>0</text:p>
          </table:table-cell>
          <table:table-cell table:formula="of:=[Cost.E98]" office:value-type="float" office:value="25476.5" calcext:value-type="float">
            <text:p>25476.5</text:p>
          </table:table-cell>
        </table:table-row>
        <table:table-row table:style-name="ro1">
          <table:table-cell table:formula="of:=[Cost.A99]" office:value-type="float" office:value="2096" calcext:value-type="float">
            <text:p>2096</text:p>
          </table:table-cell>
          <table:table-cell table:formula="of:=[Cost.B99]" office:value-type="float" office:value="1856.66666666667" calcext:value-type="float">
            <text:p>1856.6666666667</text:p>
          </table:table-cell>
          <table:table-cell table:formula="of:=[Cost.C99]" office:value-type="float" office:value="109.666666666667" calcext:value-type="float">
            <text:p>109.6666666667</text:p>
          </table:table-cell>
          <table:table-cell table:formula="of:=[Cost.D99]" office:value-type="float" office:value="0" calcext:value-type="float">
            <text:p>0</text:p>
          </table:table-cell>
          <table:table-cell table:formula="of:=[Cost.E99]" office:value-type="float" office:value="25759.7166666667" calcext:value-type="float">
            <text:p>25759.7166666667</text:p>
          </table:table-cell>
        </table:table-row>
        <table:table-row table:style-name="ro1">
          <table:table-cell table:formula="of:=[Cost.A100]" office:value-type="float" office:value="2097" calcext:value-type="float">
            <text:p>2097</text:p>
          </table:table-cell>
          <table:table-cell table:formula="of:=[Cost.B100]" office:value-type="float" office:value="1821.05" calcext:value-type="float">
            <text:p>1821.05</text:p>
          </table:table-cell>
          <table:table-cell table:formula="of:=[Cost.C100]" office:value-type="float" office:value="91.2666666666667" calcext:value-type="float">
            <text:p>91.2666666667</text:p>
          </table:table-cell>
          <table:table-cell table:formula="of:=[Cost.D100]" office:value-type="float" office:value="0" calcext:value-type="float">
            <text:p>0</text:p>
          </table:table-cell>
          <table:table-cell table:formula="of:=[Cost.E100]" office:value-type="float" office:value="25983.0666666667" calcext:value-type="float">
            <text:p>25983.0666666667</text:p>
          </table:table-cell>
        </table:table-row>
        <table:table-row table:style-name="ro1">
          <table:table-cell table:formula="of:=[Cost.A101]" office:value-type="float" office:value="2098" calcext:value-type="float">
            <text:p>2098</text:p>
          </table:table-cell>
          <table:table-cell table:formula="of:=[Cost.B101]" office:value-type="float" office:value="1839.35" calcext:value-type="float">
            <text:p>1839.35</text:p>
          </table:table-cell>
          <table:table-cell table:formula="of:=[Cost.C101]" office:value-type="float" office:value="53.8026315789474" calcext:value-type="float">
            <text:p>53.8026315789</text:p>
          </table:table-cell>
          <table:table-cell table:formula="of:=[Cost.D101]" office:value-type="float" office:value="0" calcext:value-type="float">
            <text:p>0</text:p>
          </table:table-cell>
          <table:table-cell table:formula="of:=[Cost.E101]" office:value-type="float" office:value="26379.1833333333" calcext:value-type="float">
            <text:p>26379.1833333333</text:p>
          </table:table-cell>
        </table:table-row>
        <table:table-row table:style-name="ro1">
          <table:table-cell table:formula="of:=[Cost.A102]" office:value-type="float" office:value="2099" calcext:value-type="float">
            <text:p>2099</text:p>
          </table:table-cell>
          <table:table-cell table:formula="of:=[Cost.B102]" office:value-type="float" office:value="1830.41666666667" calcext:value-type="float">
            <text:p>1830.4166666667</text:p>
          </table:table-cell>
          <table:table-cell table:formula="of:=[Cost.C102]" office:value-type="float" office:value="37.2245614035088" calcext:value-type="float">
            <text:p>37.2245614035</text:p>
          </table:table-cell>
          <table:table-cell table:formula="of:=[Cost.D102]" office:value-type="float" office:value="0" calcext:value-type="float">
            <text:p>0</text:p>
          </table:table-cell>
          <table:table-cell table:formula="of:=[Cost.E102]" office:value-type="float" office:value="26635.85" calcext:value-type="float">
            <text:p>26635.85</text:p>
          </table:table-cell>
        </table:table-row>
        <table:table-row table:style-name="ro1">
          <table:table-cell table:formula="of:=[Cost.A103]" office:value-type="float" office:value="2100" calcext:value-type="float">
            <text:p>2100</text:p>
          </table:table-cell>
          <table:table-cell table:formula="of:=[Cost.B103]" office:value-type="float" office:value="1864.68333333333" calcext:value-type="float">
            <text:p>1864.6833333333</text:p>
          </table:table-cell>
          <table:table-cell table:formula="of:=[Cost.C103]" office:value-type="float" office:value="26.8491228070175" calcext:value-type="float">
            <text:p>26.849122807</text:p>
          </table:table-cell>
          <table:table-cell table:formula="of:=[Cost.D103]" office:value-type="float" office:value="0" calcext:value-type="float">
            <text:p>0</text:p>
          </table:table-cell>
          <table:table-cell table:formula="of:=[Cost.E103]" office:value-type="float" office:value="26858.3" calcext:value-type="float">
            <text:p>26858.3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aw-data-run3-new" table:style-name="ta1">
        <office:forms form:automatic-focus="false" form:apply-design-mode="false"/>
        <table:table-column table:style-name="co6" table:number-columns-repeated="5" table:default-cell-style-name="Default"/>
        <table:table-row table:style-name="ro1">
          <table:table-cell table:formula="of:=[Cost.A2]" office:value-type="string" office:string-value="Year" calcext:value-type="string">
            <text:p>Year</text:p>
          </table:table-cell>
          <table:table-cell table:formula="of:=[Cost.F2]" office:value-type="string" office:string-value="Wet Storage" calcext:value-type="string">
            <text:p>Wet Storage</text:p>
          </table:table-cell>
          <table:table-cell table:formula="of:=[Cost.G2]" office:value-type="string" office:string-value="Dry Storage" calcext:value-type="string">
            <text:p>Dry Storage</text:p>
          </table:table-cell>
          <table:table-cell table:formula="of:=[Cost.H2]" office:value-type="string" office:string-value="Repository" calcext:value-type="string">
            <text:p>Repository</text:p>
          </table:table-cell>
          <table:table-cell table:formula="of:=[Cost.I2]" office:value-type="string" office:string-value="Reprocessed Fuel" calcext:value-type="string">
            <text:p>Reprocessed Fuel</text:p>
          </table:table-cell>
        </table:table-row>
        <table:table-row table:style-name="ro1">
          <table:table-cell table:formula="of:=[Cost.A3]" office:value-type="float" office:value="2000" calcext:value-type="float">
            <text:p>2000</text:p>
          </table:table-cell>
          <table:table-cell table:formula="of:=[Cost.F3]" office:value-type="float" office:value="601.333333333333" calcext:value-type="float">
            <text:p>601.3333333333</text:p>
          </table:table-cell>
          <table:table-cell table:formula="of:=[Cost.G3]" office:value-type="float" office:value="2494.6798245614" calcext:value-type="float">
            <text:p>2494.6798245614</text:p>
          </table:table-cell>
          <table:table-cell table:formula="of:=[Cost.H3]" office:value-type="float" office:value="3046.36842105263" calcext:value-type="float">
            <text:p>3046.3684210526</text:p>
          </table:table-cell>
          <table:table-cell table:formula="of:=[Cost.I3]" office:value-type="float" office:value="-0.666666666666667" calcext:value-type="float">
            <text:p>-0.6666666667</text:p>
          </table:table-cell>
        </table:table-row>
        <table:table-row table:style-name="ro1">
          <table:table-cell table:formula="of:=[Cost.A4]" office:value-type="float" office:value="2001" calcext:value-type="float">
            <text:p>2001</text:p>
          </table:table-cell>
          <table:table-cell table:formula="of:=[Cost.F4]" office:value-type="float" office:value="481.066666666667" calcext:value-type="float">
            <text:p>481.0666666667</text:p>
          </table:table-cell>
          <table:table-cell table:formula="of:=[Cost.G4]" office:value-type="float" office:value="3336.09210526316" calcext:value-type="float">
            <text:p>3336.0921052632</text:p>
          </table:table-cell>
          <table:table-cell table:formula="of:=[Cost.H4]" office:value-type="float" office:value="3322.68421052632" calcext:value-type="float">
            <text:p>3322.6842105263</text:p>
          </table:table-cell>
          <table:table-cell table:formula="of:=[Cost.I4]" office:value-type="float" office:value="-0.466666666666667" calcext:value-type="float">
            <text:p>-0.4666666667</text:p>
          </table:table-cell>
        </table:table-row>
        <table:table-row table:style-name="ro1">
          <table:table-cell table:formula="of:=[Cost.A5]" office:value-type="float" office:value="2002" calcext:value-type="float">
            <text:p>2002</text:p>
          </table:table-cell>
          <table:table-cell table:formula="of:=[Cost.F5]" office:value-type="float" office:value="360.8" calcext:value-type="float">
            <text:p>360.8</text:p>
          </table:table-cell>
          <table:table-cell table:formula="of:=[Cost.G5]" office:value-type="float" office:value="3823.91929824561" calcext:value-type="float">
            <text:p>3823.9192982456</text:p>
          </table:table-cell>
          <table:table-cell table:formula="of:=[Cost.H5]" office:value-type="float" office:value="3599" calcext:value-type="float">
            <text:p>3599</text:p>
          </table:table-cell>
          <table:table-cell table:formula="of:=[Cost.I5]" office:value-type="float" office:value="-0.35" calcext:value-type="float">
            <text:p>-0.35</text:p>
          </table:table-cell>
        </table:table-row>
        <table:table-row table:style-name="ro1">
          <table:table-cell table:formula="of:=[Cost.A6]" office:value-type="float" office:value="2003" calcext:value-type="float">
            <text:p>2003</text:p>
          </table:table-cell>
          <table:table-cell table:formula="of:=[Cost.F6]" office:value-type="float" office:value="240.533333333333" calcext:value-type="float">
            <text:p>240.5333333333</text:p>
          </table:table-cell>
          <table:table-cell table:formula="of:=[Cost.G6]" office:value-type="float" office:value="4081.99035087719" calcext:value-type="float">
            <text:p>4081.9903508772</text:p>
          </table:table-cell>
          <table:table-cell table:formula="of:=[Cost.H6]" office:value-type="float" office:value="3875.31578947368" calcext:value-type="float">
            <text:p>3875.3157894737</text:p>
          </table:table-cell>
          <table:table-cell table:formula="of:=[Cost.I6]" office:value-type="float" office:value="-0.566666666666667" calcext:value-type="float">
            <text:p>-0.5666666667</text:p>
          </table:table-cell>
        </table:table-row>
        <table:table-row table:style-name="ro1">
          <table:table-cell table:formula="of:=[Cost.A7]" office:value-type="float" office:value="2004" calcext:value-type="float">
            <text:p>2004</text:p>
          </table:table-cell>
          <table:table-cell table:formula="of:=[Cost.F7]" office:value-type="float" office:value="120.266666666667" calcext:value-type="float">
            <text:p>120.2666666667</text:p>
          </table:table-cell>
          <table:table-cell table:formula="of:=[Cost.G7]" office:value-type="float" office:value="4189.72192982456" calcext:value-type="float">
            <text:p>4189.7219298246</text:p>
          </table:table-cell>
          <table:table-cell table:formula="of:=[Cost.H7]" office:value-type="float" office:value="4151.63157894737" calcext:value-type="float">
            <text:p>4151.6315789474</text:p>
          </table:table-cell>
          <table:table-cell table:formula="of:=[Cost.I7]" office:value-type="float" office:value="-0.116666666666667" calcext:value-type="float">
            <text:p>-0.1166666667</text:p>
          </table:table-cell>
        </table:table-row>
        <table:table-row table:style-name="ro1">
          <table:table-cell table:formula="of:=[Cost.A8]" office:value-type="float" office:value="2005" calcext:value-type="float">
            <text:p>2005</text:p>
          </table:table-cell>
          <table:table-cell table:formula="of:=[Cost.F8]" office:value-type="float" office:value="0" calcext:value-type="float">
            <text:p>0</text:p>
          </table:table-cell>
          <table:table-cell table:formula="of:=[Cost.G8]" office:value-type="float" office:value="4146.80175438597" calcext:value-type="float">
            <text:p>4146.801754386</text:p>
          </table:table-cell>
          <table:table-cell table:formula="of:=[Cost.H8]" office:value-type="float" office:value="4427.94736842105" calcext:value-type="float">
            <text:p>4427.9473684211</text:p>
          </table:table-cell>
          <table:table-cell table:formula="of:=[Cost.I8]" office:value-type="float" office:value="-0.416666666666667" calcext:value-type="float">
            <text:p>-0.4166666667</text:p>
          </table:table-cell>
        </table:table-row>
        <table:table-row table:style-name="ro1">
          <table:table-cell table:formula="of:=[Cost.A9]" office:value-type="float" office:value="2006" calcext:value-type="float">
            <text:p>2006</text:p>
          </table:table-cell>
          <table:table-cell table:formula="of:=[Cost.F9]" office:value-type="float" office:value="0" calcext:value-type="float">
            <text:p>0</text:p>
          </table:table-cell>
          <table:table-cell table:formula="of:=[Cost.G9]" office:value-type="float" office:value="3953.47543859649" calcext:value-type="float">
            <text:p>3953.4754385965</text:p>
          </table:table-cell>
          <table:table-cell table:formula="of:=[Cost.H9]" office:value-type="float" office:value="4704.26315789474" calcext:value-type="float">
            <text:p>4704.2631578947</text:p>
          </table:table-cell>
          <table:table-cell table:formula="of:=[Cost.I9]" office:value-type="float" office:value="0.116666666666667" calcext:value-type="float">
            <text:p>0.1166666667</text:p>
          </table:table-cell>
        </table:table-row>
        <table:table-row table:style-name="ro1">
          <table:table-cell table:formula="of:=[Cost.A10]" office:value-type="float" office:value="2007" calcext:value-type="float">
            <text:p>2007</text:p>
          </table:table-cell>
          <table:table-cell table:formula="of:=[Cost.F10]" office:value-type="float" office:value="0.375" calcext:value-type="float">
            <text:p>0.375</text:p>
          </table:table-cell>
          <table:table-cell table:formula="of:=[Cost.G10]" office:value-type="float" office:value="3821.44736842105" calcext:value-type="float">
            <text:p>3821.4473684211</text:p>
          </table:table-cell>
          <table:table-cell table:formula="of:=[Cost.H10]" office:value-type="float" office:value="4980.57894736842" calcext:value-type="float">
            <text:p>4980.5789473684</text:p>
          </table:table-cell>
          <table:table-cell table:formula="of:=[Cost.I10]" office:value-type="float" office:value="0.0333333333333333" calcext:value-type="float">
            <text:p>0.0333333333</text:p>
          </table:table-cell>
        </table:table-row>
        <table:table-row table:style-name="ro1">
          <table:table-cell table:formula="of:=[Cost.A11]" office:value-type="float" office:value="2008" calcext:value-type="float">
            <text:p>2008</text:p>
          </table:table-cell>
          <table:table-cell table:formula="of:=[Cost.F11]" office:value-type="float" office:value="4" calcext:value-type="float">
            <text:p>4</text:p>
          </table:table-cell>
          <table:table-cell table:formula="of:=[Cost.G11]" office:value-type="float" office:value="3715.4798245614" calcext:value-type="float">
            <text:p>3715.4798245614</text:p>
          </table:table-cell>
          <table:table-cell table:formula="of:=[Cost.H11]" office:value-type="float" office:value="5256.8947368421" calcext:value-type="float">
            <text:p>5256.8947368421</text:p>
          </table:table-cell>
          <table:table-cell table:formula="of:=[Cost.I11]" office:value-type="float" office:value="0.0333333333333334" calcext:value-type="float">
            <text:p>0.0333333333</text:p>
          </table:table-cell>
        </table:table-row>
        <table:table-row table:style-name="ro1">
          <table:table-cell table:formula="of:=[Cost.A12]" office:value-type="float" office:value="2009" calcext:value-type="float">
            <text:p>2009</text:p>
          </table:table-cell>
          <table:table-cell table:formula="of:=[Cost.F12]" office:value-type="float" office:value="10.5416666666667" calcext:value-type="float">
            <text:p>10.5416666667</text:p>
          </table:table-cell>
          <table:table-cell table:formula="of:=[Cost.G12]" office:value-type="float" office:value="3562.00789473684" calcext:value-type="float">
            <text:p>3562.0078947369</text:p>
          </table:table-cell>
          <table:table-cell table:formula="of:=[Cost.H12]" office:value-type="float" office:value="5533.21052631579" calcext:value-type="float">
            <text:p>5533.2105263158</text:p>
          </table:table-cell>
          <table:table-cell table:formula="of:=[Cost.I12]" office:value-type="float" office:value="0.0333333333333333" calcext:value-type="float">
            <text:p>0.0333333333</text:p>
          </table:table-cell>
        </table:table-row>
        <table:table-row table:style-name="ro1">
          <table:table-cell table:formula="of:=[Cost.A13]" office:value-type="float" office:value="2010" calcext:value-type="float">
            <text:p>2010</text:p>
          </table:table-cell>
          <table:table-cell table:formula="of:=[Cost.F13]" office:value-type="float" office:value="22.625" calcext:value-type="float">
            <text:p>22.625</text:p>
          </table:table-cell>
          <table:table-cell table:formula="of:=[Cost.G13]" office:value-type="float" office:value="3369.41754385965" calcext:value-type="float">
            <text:p>3369.4175438597</text:p>
          </table:table-cell>
          <table:table-cell table:formula="of:=[Cost.H13]" office:value-type="float" office:value="5809.52631578947" calcext:value-type="float">
            <text:p>5809.5263157895</text:p>
          </table:table-cell>
          <table:table-cell table:formula="of:=[Cost.I13]" office:value-type="float" office:value="-0.05" calcext:value-type="float">
            <text:p>-0.05</text:p>
          </table:table-cell>
        </table:table-row>
        <table:table-row table:style-name="ro1">
          <table:table-cell table:formula="of:=[Cost.A14]" office:value-type="float" office:value="2011" calcext:value-type="float">
            <text:p>2011</text:p>
          </table:table-cell>
          <table:table-cell table:formula="of:=[Cost.F14]" office:value-type="float" office:value="42.4833333333333" calcext:value-type="float">
            <text:p>42.4833333333</text:p>
          </table:table-cell>
          <table:table-cell table:formula="of:=[Cost.G14]" office:value-type="float" office:value="3181.45526315789" calcext:value-type="float">
            <text:p>3181.4552631579</text:p>
          </table:table-cell>
          <table:table-cell table:formula="of:=[Cost.H14]" office:value-type="float" office:value="6085.84210526316" calcext:value-type="float">
            <text:p>6085.8421052632</text:p>
          </table:table-cell>
          <table:table-cell table:formula="of:=[Cost.I14]" office:value-type="float" office:value="-0.0833333333333333" calcext:value-type="float">
            <text:p>-0.0833333333</text:p>
          </table:table-cell>
        </table:table-row>
        <table:table-row table:style-name="ro1">
          <table:table-cell table:formula="of:=[Cost.A15]" office:value-type="float" office:value="2012" calcext:value-type="float">
            <text:p>2012</text:p>
          </table:table-cell>
          <table:table-cell table:formula="of:=[Cost.F15]" office:value-type="float" office:value="52.4333333333333" calcext:value-type="float">
            <text:p>52.4333333333</text:p>
          </table:table-cell>
          <table:table-cell table:formula="of:=[Cost.G15]" office:value-type="float" office:value="3011.12807017544" calcext:value-type="float">
            <text:p>3011.1280701754</text:p>
          </table:table-cell>
          <table:table-cell table:formula="of:=[Cost.H15]" office:value-type="float" office:value="6362.15789473684" calcext:value-type="float">
            <text:p>6362.1578947369</text:p>
          </table:table-cell>
          <table:table-cell table:formula="of:=[Cost.I15]" office:value-type="float" office:value="-0.0833333333333333" calcext:value-type="float">
            <text:p>-0.0833333333</text:p>
          </table:table-cell>
        </table:table-row>
        <table:table-row table:style-name="ro1">
          <table:table-cell table:formula="of:=[Cost.A16]" office:value-type="float" office:value="2013" calcext:value-type="float">
            <text:p>2013</text:p>
          </table:table-cell>
          <table:table-cell table:formula="of:=[Cost.F16]" office:value-type="float" office:value="55.1916666666667" calcext:value-type="float">
            <text:p>55.1916666667</text:p>
          </table:table-cell>
          <table:table-cell table:formula="of:=[Cost.G16]" office:value-type="float" office:value="2858.23859649123" calcext:value-type="float">
            <text:p>2858.2385964912</text:p>
          </table:table-cell>
          <table:table-cell table:formula="of:=[Cost.H16]" office:value-type="float" office:value="6638.47368421053" calcext:value-type="float">
            <text:p>6638.4736842105</text:p>
          </table:table-cell>
          <table:table-cell table:formula="of:=[Cost.I16]" office:value-type="float" office:value="0.25" calcext:value-type="float">
            <text:p>0.25</text:p>
          </table:table-cell>
        </table:table-row>
        <table:table-row table:style-name="ro1">
          <table:table-cell table:formula="of:=[Cost.A17]" office:value-type="float" office:value="2014" calcext:value-type="float">
            <text:p>2014</text:p>
          </table:table-cell>
          <table:table-cell table:formula="of:=[Cost.F17]" office:value-type="float" office:value="57.025" calcext:value-type="float">
            <text:p>57.025</text:p>
          </table:table-cell>
          <table:table-cell table:formula="of:=[Cost.G17]" office:value-type="float" office:value="2718.26403508772" calcext:value-type="float">
            <text:p>2718.2640350877</text:p>
          </table:table-cell>
          <table:table-cell table:formula="of:=[Cost.H17]" office:value-type="float" office:value="6914.78947368421" calcext:value-type="float">
            <text:p>6914.7894736842</text:p>
          </table:table-cell>
          <table:table-cell table:formula="of:=[Cost.I17]" office:value-type="float" office:value="-0.0833333333333333" calcext:value-type="float">
            <text:p>-0.0833333333</text:p>
          </table:table-cell>
        </table:table-row>
        <table:table-row table:style-name="ro1">
          <table:table-cell table:formula="of:=[Cost.A18]" office:value-type="float" office:value="2015" calcext:value-type="float">
            <text:p>2015</text:p>
          </table:table-cell>
          <table:table-cell table:formula="of:=[Cost.F18]" office:value-type="float" office:value="66.65" calcext:value-type="float">
            <text:p>66.65</text:p>
          </table:table-cell>
          <table:table-cell table:formula="of:=[Cost.G18]" office:value-type="float" office:value="2586.94561403509" calcext:value-type="float">
            <text:p>2586.9456140351</text:p>
          </table:table-cell>
          <table:table-cell table:formula="of:=[Cost.H18]" office:value-type="float" office:value="7191.10526315789" calcext:value-type="float">
            <text:p>7191.1052631579</text:p>
          </table:table-cell>
          <table:table-cell table:formula="of:=[Cost.I18]" office:value-type="float" office:value="0.25" calcext:value-type="float">
            <text:p>0.25</text:p>
          </table:table-cell>
        </table:table-row>
        <table:table-row table:style-name="ro1">
          <table:table-cell table:formula="of:=[Cost.A19]" office:value-type="float" office:value="2016" calcext:value-type="float">
            <text:p>2016</text:p>
          </table:table-cell>
          <table:table-cell table:formula="of:=[Cost.F19]" office:value-type="float" office:value="85.6666666666667" calcext:value-type="float">
            <text:p>85.6666666667</text:p>
          </table:table-cell>
          <table:table-cell table:formula="of:=[Cost.G19]" office:value-type="float" office:value="2447.03333333333" calcext:value-type="float">
            <text:p>2447.0333333333</text:p>
          </table:table-cell>
          <table:table-cell table:formula="of:=[Cost.H19]" office:value-type="float" office:value="7467.42105263158" calcext:value-type="float">
            <text:p>7467.4210526316</text:p>
          </table:table-cell>
          <table:table-cell table:formula="of:=[Cost.I19]" office:value-type="float" office:value="249.716666666667" calcext:value-type="float">
            <text:p>249.7166666667</text:p>
          </table:table-cell>
        </table:table-row>
        <table:table-row table:style-name="ro1">
          <table:table-cell table:formula="of:=[Cost.A20]" office:value-type="float" office:value="2017" calcext:value-type="float">
            <text:p>2017</text:p>
          </table:table-cell>
          <table:table-cell table:formula="of:=[Cost.F20]" office:value-type="float" office:value="116.05" calcext:value-type="float">
            <text:p>116.05</text:p>
          </table:table-cell>
          <table:table-cell table:formula="of:=[Cost.G20]" office:value-type="float" office:value="2171.91666666667" calcext:value-type="float">
            <text:p>2171.9166666667</text:p>
          </table:table-cell>
          <table:table-cell table:formula="of:=[Cost.H20]" office:value-type="float" office:value="7743.73684210526" calcext:value-type="float">
            <text:p>7743.7368421053</text:p>
          </table:table-cell>
          <table:table-cell table:formula="of:=[Cost.I20]" office:value-type="float" office:value="249.8" calcext:value-type="float">
            <text:p>249.8</text:p>
          </table:table-cell>
        </table:table-row>
        <table:table-row table:style-name="ro1">
          <table:table-cell table:formula="of:=[Cost.A21]" office:value-type="float" office:value="2018" calcext:value-type="float">
            <text:p>2018</text:p>
          </table:table-cell>
          <table:table-cell table:formula="of:=[Cost.F21]" office:value-type="float" office:value="155.75" calcext:value-type="float">
            <text:p>155.75</text:p>
          </table:table-cell>
          <table:table-cell table:formula="of:=[Cost.G21]" office:value-type="float" office:value="1640" calcext:value-type="float">
            <text:p>1640</text:p>
          </table:table-cell>
          <table:table-cell table:formula="of:=[Cost.H21]" office:value-type="float" office:value="9506.8947368421" calcext:value-type="float">
            <text:p>9506.8947368421</text:p>
          </table:table-cell>
          <table:table-cell table:formula="of:=[Cost.I21]" office:value-type="float" office:value="519.8" calcext:value-type="float">
            <text:p>519.8</text:p>
          </table:table-cell>
        </table:table-row>
        <table:table-row table:style-name="ro1">
          <table:table-cell table:formula="of:=[Cost.A22]" office:value-type="float" office:value="2019" calcext:value-type="float">
            <text:p>2019</text:p>
          </table:table-cell>
          <table:table-cell table:formula="of:=[Cost.F22]" office:value-type="float" office:value="199.983333333333" calcext:value-type="float">
            <text:p>199.9833333333</text:p>
          </table:table-cell>
          <table:table-cell table:formula="of:=[Cost.G22]" office:value-type="float" office:value="1060.53333333333" calcext:value-type="float">
            <text:p>1060.5333333333</text:p>
          </table:table-cell>
          <table:table-cell table:formula="of:=[Cost.H22]" office:value-type="float" office:value="12256.8947368421" calcext:value-type="float">
            <text:p>12256.8947368421</text:p>
          </table:table-cell>
          <table:table-cell table:formula="of:=[Cost.I22]" office:value-type="float" office:value="410.8" calcext:value-type="float">
            <text:p>410.8</text:p>
          </table:table-cell>
        </table:table-row>
        <table:table-row table:style-name="ro1">
          <table:table-cell table:formula="of:=[Cost.A23]" office:value-type="float" office:value="2020" calcext:value-type="float">
            <text:p>2020</text:p>
          </table:table-cell>
          <table:table-cell table:formula="of:=[Cost.F23]" office:value-type="float" office:value="244.925" calcext:value-type="float">
            <text:p>244.925</text:p>
          </table:table-cell>
          <table:table-cell table:formula="of:=[Cost.G23]" office:value-type="float" office:value="608.527192982456" calcext:value-type="float">
            <text:p>608.5271929825</text:p>
          </table:table-cell>
          <table:table-cell table:formula="of:=[Cost.H23]" office:value-type="float" office:value="14193.7368421053" calcext:value-type="float">
            <text:p>14193.7368421053</text:p>
          </table:table-cell>
          <table:table-cell table:formula="of:=[Cost.I23]" office:value-type="float" office:value="424.383333333333" calcext:value-type="float">
            <text:p>424.3833333333</text:p>
          </table:table-cell>
        </table:table-row>
        <table:table-row table:style-name="ro1">
          <table:table-cell table:formula="of:=[Cost.A24]" office:value-type="float" office:value="2021" calcext:value-type="float">
            <text:p>2021</text:p>
          </table:table-cell>
          <table:table-cell table:formula="of:=[Cost.F24]" office:value-type="float" office:value="289.558333333333" calcext:value-type="float">
            <text:p>289.5583333333</text:p>
          </table:table-cell>
          <table:table-cell table:formula="of:=[Cost.G24]" office:value-type="float" office:value="286.002631578947" calcext:value-type="float">
            <text:p>286.0026315789</text:p>
          </table:table-cell>
          <table:table-cell table:formula="of:=[Cost.H24]" office:value-type="float" office:value="15567.4210526316" calcext:value-type="float">
            <text:p>15567.4210526316</text:p>
          </table:table-cell>
          <table:table-cell table:formula="of:=[Cost.I24]" office:value-type="float" office:value="502.333333333333" calcext:value-type="float">
            <text:p>502.3333333333</text:p>
          </table:table-cell>
        </table:table-row>
        <table:table-row table:style-name="ro1">
          <table:table-cell table:formula="of:=[Cost.A25]" office:value-type="float" office:value="2022" calcext:value-type="float">
            <text:p>2022</text:p>
          </table:table-cell>
          <table:table-cell table:formula="of:=[Cost.F25]" office:value-type="float" office:value="334.041666666667" calcext:value-type="float">
            <text:p>334.0416666667</text:p>
          </table:table-cell>
          <table:table-cell table:formula="of:=[Cost.G25]" office:value-type="float" office:value="93.2114035087719" calcext:value-type="float">
            <text:p>93.2114035088</text:p>
          </table:table-cell>
          <table:table-cell table:formula="of:=[Cost.H25]" office:value-type="float" office:value="16377.947368421" calcext:value-type="float">
            <text:p>16377.947368421</text:p>
          </table:table-cell>
          <table:table-cell table:formula="of:=[Cost.I25]" office:value-type="float" office:value="680.233333333333" calcext:value-type="float">
            <text:p>680.2333333333</text:p>
          </table:table-cell>
        </table:table-row>
        <table:table-row table:style-name="ro1">
          <table:table-cell table:formula="of:=[Cost.A26]" office:value-type="float" office:value="2023" calcext:value-type="float">
            <text:p>2023</text:p>
          </table:table-cell>
          <table:table-cell table:formula="of:=[Cost.F26]" office:value-type="float" office:value="376.516666666667" calcext:value-type="float">
            <text:p>376.5166666667</text:p>
          </table:table-cell>
          <table:table-cell table:formula="of:=[Cost.G26]" office:value-type="float" office:value="26.8815789473684" calcext:value-type="float">
            <text:p>26.8815789474</text:p>
          </table:table-cell>
          <table:table-cell table:formula="of:=[Cost.H26]" office:value-type="float" office:value="16625.3157894737" calcext:value-type="float">
            <text:p>16625.3157894737</text:p>
          </table:table-cell>
          <table:table-cell table:formula="of:=[Cost.I26]" office:value-type="float" office:value="987.95" calcext:value-type="float">
            <text:p>987.95</text:p>
          </table:table-cell>
        </table:table-row>
        <table:table-row table:style-name="ro1">
          <table:table-cell table:formula="of:=[Cost.A27]" office:value-type="float" office:value="2024" calcext:value-type="float">
            <text:p>2024</text:p>
          </table:table-cell>
          <table:table-cell table:formula="of:=[Cost.F27]" office:value-type="float" office:value="426.325" calcext:value-type="float">
            <text:p>426.325</text:p>
          </table:table-cell>
          <table:table-cell table:formula="of:=[Cost.G27]" office:value-type="float" office:value="40.6447368421053" calcext:value-type="float">
            <text:p>40.6447368421</text:p>
          </table:table-cell>
          <table:table-cell table:formula="of:=[Cost.H27]" office:value-type="float" office:value="16559.5263157895" calcext:value-type="float">
            <text:p>16559.5263157895</text:p>
          </table:table-cell>
          <table:table-cell table:formula="of:=[Cost.I27]" office:value-type="float" office:value="1340.78333333333" calcext:value-type="float">
            <text:p>1340.7833333333</text:p>
          </table:table-cell>
        </table:table-row>
        <table:table-row table:style-name="ro1">
          <table:table-cell table:formula="of:=[Cost.A28]" office:value-type="float" office:value="2025" calcext:value-type="float">
            <text:p>2025</text:p>
          </table:table-cell>
          <table:table-cell table:formula="of:=[Cost.F28]" office:value-type="float" office:value="471.183333333333" calcext:value-type="float">
            <text:p>471.1833333333</text:p>
          </table:table-cell>
          <table:table-cell table:formula="of:=[Cost.G28]" office:value-type="float" office:value="57.6929824561404" calcext:value-type="float">
            <text:p>57.6929824561</text:p>
          </table:table-cell>
          <table:table-cell table:formula="of:=[Cost.H28]" office:value-type="float" office:value="16480.5789473684" calcext:value-type="float">
            <text:p>16480.5789473684</text:p>
          </table:table-cell>
          <table:table-cell table:formula="of:=[Cost.I28]" office:value-type="float" office:value="1656.43333333333" calcext:value-type="float">
            <text:p>1656.4333333333</text:p>
          </table:table-cell>
        </table:table-row>
        <table:table-row table:style-name="ro1">
          <table:table-cell table:formula="of:=[Cost.A29]" office:value-type="float" office:value="2026" calcext:value-type="float">
            <text:p>2026</text:p>
          </table:table-cell>
          <table:table-cell table:formula="of:=[Cost.F29]" office:value-type="float" office:value="519.575" calcext:value-type="float">
            <text:p>519.575</text:p>
          </table:table-cell>
          <table:table-cell table:formula="of:=[Cost.G29]" office:value-type="float" office:value="78.2368421052632" calcext:value-type="float">
            <text:p>78.2368421053</text:p>
          </table:table-cell>
          <table:table-cell table:formula="of:=[Cost.H29]" office:value-type="float" office:value="16388.4736842105" calcext:value-type="float">
            <text:p>16388.4736842105</text:p>
          </table:table-cell>
          <table:table-cell table:formula="of:=[Cost.I29]" office:value-type="float" office:value="1877.28333333333" calcext:value-type="float">
            <text:p>1877.2833333333</text:p>
          </table:table-cell>
        </table:table-row>
        <table:table-row table:style-name="ro1">
          <table:table-cell table:formula="of:=[Cost.A30]" office:value-type="float" office:value="2027" calcext:value-type="float">
            <text:p>2027</text:p>
          </table:table-cell>
          <table:table-cell table:formula="of:=[Cost.F30]" office:value-type="float" office:value="609.441666666667" calcext:value-type="float">
            <text:p>609.4416666667</text:p>
          </table:table-cell>
          <table:table-cell table:formula="of:=[Cost.G30]" office:value-type="float" office:value="101.293859649123" calcext:value-type="float">
            <text:p>101.2938596491</text:p>
          </table:table-cell>
          <table:table-cell table:formula="of:=[Cost.H30]" office:value-type="float" office:value="16283.2105263158" calcext:value-type="float">
            <text:p>16283.2105263158</text:p>
          </table:table-cell>
          <table:table-cell table:formula="of:=[Cost.I30]" office:value-type="float" office:value="2037.56666666667" calcext:value-type="float">
            <text:p>2037.5666666667</text:p>
          </table:table-cell>
        </table:table-row>
        <table:table-row table:style-name="ro1">
          <table:table-cell table:formula="of:=[Cost.A31]" office:value-type="float" office:value="2028" calcext:value-type="float">
            <text:p>2028</text:p>
          </table:table-cell>
          <table:table-cell table:formula="of:=[Cost.F31]" office:value-type="float" office:value="668.483333333333" calcext:value-type="float">
            <text:p>668.4833333333</text:p>
          </table:table-cell>
          <table:table-cell table:formula="of:=[Cost.G31]" office:value-type="float" office:value="127.649122807018" calcext:value-type="float">
            <text:p>127.649122807</text:p>
          </table:table-cell>
          <table:table-cell table:formula="of:=[Cost.H31]" office:value-type="float" office:value="16164.7894736842" calcext:value-type="float">
            <text:p>16164.7894736842</text:p>
          </table:table-cell>
          <table:table-cell table:formula="of:=[Cost.I31]" office:value-type="float" office:value="2174.73333333333" calcext:value-type="float">
            <text:p>2174.7333333333</text:p>
          </table:table-cell>
        </table:table-row>
        <table:table-row table:style-name="ro1">
          <table:table-cell table:formula="of:=[Cost.A32]" office:value-type="float" office:value="2029" calcext:value-type="float">
            <text:p>2029</text:p>
          </table:table-cell>
          <table:table-cell table:formula="of:=[Cost.F32]" office:value-type="float" office:value="760.183333333333" calcext:value-type="float">
            <text:p>760.1833333333</text:p>
          </table:table-cell>
          <table:table-cell table:formula="of:=[Cost.G32]" office:value-type="float" office:value="157.162280701754" calcext:value-type="float">
            <text:p>157.1622807018</text:p>
          </table:table-cell>
          <table:table-cell table:formula="of:=[Cost.H32]" office:value-type="float" office:value="16033.2105263158" calcext:value-type="float">
            <text:p>16033.2105263158</text:p>
          </table:table-cell>
          <table:table-cell table:formula="of:=[Cost.I32]" office:value-type="float" office:value="2333.23333333333" calcext:value-type="float">
            <text:p>2333.2333333333</text:p>
          </table:table-cell>
        </table:table-row>
        <table:table-row table:style-name="ro1">
          <table:table-cell table:formula="of:=[Cost.A33]" office:value-type="float" office:value="2030" calcext:value-type="float">
            <text:p>2030</text:p>
          </table:table-cell>
          <table:table-cell table:formula="of:=[Cost.F33]" office:value-type="float" office:value="903.225" calcext:value-type="float">
            <text:p>903.225</text:p>
          </table:table-cell>
          <table:table-cell table:formula="of:=[Cost.G33]" office:value-type="float" office:value="189.609649122807" calcext:value-type="float">
            <text:p>189.6096491228</text:p>
          </table:table-cell>
          <table:table-cell table:formula="of:=[Cost.H33]" office:value-type="float" office:value="15888.4736842105" calcext:value-type="float">
            <text:p>15888.4736842105</text:p>
          </table:table-cell>
          <table:table-cell table:formula="of:=[Cost.I33]" office:value-type="float" office:value="2600.45" calcext:value-type="float">
            <text:p>2600.45</text:p>
          </table:table-cell>
        </table:table-row>
        <table:table-row table:style-name="ro1">
          <table:table-cell table:formula="of:=[Cost.A34]" office:value-type="float" office:value="2031" calcext:value-type="float">
            <text:p>2031</text:p>
          </table:table-cell>
          <table:table-cell table:formula="of:=[Cost.F34]" office:value-type="float" office:value="1056.48333333333" calcext:value-type="float">
            <text:p>1056.4833333333</text:p>
          </table:table-cell>
          <table:table-cell table:formula="of:=[Cost.G34]" office:value-type="float" office:value="224.513157894737" calcext:value-type="float">
            <text:p>224.5131578947</text:p>
          </table:table-cell>
          <table:table-cell table:formula="of:=[Cost.H34]" office:value-type="float" office:value="15730.5789473684" calcext:value-type="float">
            <text:p>15730.5789473684</text:p>
          </table:table-cell>
          <table:table-cell table:formula="of:=[Cost.I34]" office:value-type="float" office:value="2997.38333333333" calcext:value-type="float">
            <text:p>2997.3833333333</text:p>
          </table:table-cell>
        </table:table-row>
        <table:table-row table:style-name="ro1">
          <table:table-cell table:formula="of:=[Cost.A35]" office:value-type="float" office:value="2032" calcext:value-type="float">
            <text:p>2032</text:p>
          </table:table-cell>
          <table:table-cell table:formula="of:=[Cost.F35]" office:value-type="float" office:value="1087.23333333333" calcext:value-type="float">
            <text:p>1087.2333333333</text:p>
          </table:table-cell>
          <table:table-cell table:formula="of:=[Cost.G35]" office:value-type="float" office:value="263.25" calcext:value-type="float">
            <text:p>263.25</text:p>
          </table:table-cell>
          <table:table-cell table:formula="of:=[Cost.H35]" office:value-type="float" office:value="15559.5263157895" calcext:value-type="float">
            <text:p>15559.5263157895</text:p>
          </table:table-cell>
          <table:table-cell table:formula="of:=[Cost.I35]" office:value-type="float" office:value="3607.06666666667" calcext:value-type="float">
            <text:p>3607.0666666667</text:p>
          </table:table-cell>
        </table:table-row>
        <table:table-row table:style-name="ro1">
          <table:table-cell table:formula="of:=[Cost.A36]" office:value-type="float" office:value="2033" calcext:value-type="float">
            <text:p>2033</text:p>
          </table:table-cell>
          <table:table-cell table:formula="of:=[Cost.F36]" office:value-type="float" office:value="1016.66666666667" calcext:value-type="float">
            <text:p>1016.6666666667</text:p>
          </table:table-cell>
          <table:table-cell table:formula="of:=[Cost.G36]" office:value-type="float" office:value="305.548245614035" calcext:value-type="float">
            <text:p>305.548245614</text:p>
          </table:table-cell>
          <table:table-cell table:formula="of:=[Cost.H36]" office:value-type="float" office:value="15375.3157894737" calcext:value-type="float">
            <text:p>15375.3157894737</text:p>
          </table:table-cell>
          <table:table-cell table:formula="of:=[Cost.I36]" office:value-type="float" office:value="4370.16666666667" calcext:value-type="float">
            <text:p>4370.1666666667</text:p>
          </table:table-cell>
        </table:table-row>
        <table:table-row table:style-name="ro1">
          <table:table-cell table:formula="of:=[Cost.A37]" office:value-type="float" office:value="2034" calcext:value-type="float">
            <text:p>2034</text:p>
          </table:table-cell>
          <table:table-cell table:formula="of:=[Cost.F37]" office:value-type="float" office:value="1129.175" calcext:value-type="float">
            <text:p>1129.175</text:p>
          </table:table-cell>
          <table:table-cell table:formula="of:=[Cost.G37]" office:value-type="float" office:value="352.5" calcext:value-type="float">
            <text:p>352.5</text:p>
          </table:table-cell>
          <table:table-cell table:formula="of:=[Cost.H37]" office:value-type="float" office:value="15195.2938596491" calcext:value-type="float">
            <text:p>15195.2938596491</text:p>
          </table:table-cell>
          <table:table-cell table:formula="of:=[Cost.I37]" office:value-type="float" office:value="5182.11666666667" calcext:value-type="float">
            <text:p>5182.1166666667</text:p>
          </table:table-cell>
        </table:table-row>
        <table:table-row table:style-name="ro1">
          <table:table-cell table:formula="of:=[Cost.A38]" office:value-type="float" office:value="2035" calcext:value-type="float">
            <text:p>2035</text:p>
          </table:table-cell>
          <table:table-cell table:formula="of:=[Cost.F38]" office:value-type="float" office:value="1061.44166666667" calcext:value-type="float">
            <text:p>1061.4416666667</text:p>
          </table:table-cell>
          <table:table-cell table:formula="of:=[Cost.G38]" office:value-type="float" office:value="402.302631578947" calcext:value-type="float">
            <text:p>402.3026315789</text:p>
          </table:table-cell>
          <table:table-cell table:formula="of:=[Cost.H38]" office:value-type="float" office:value="15046.8333333333" calcext:value-type="float">
            <text:p>15046.8333333333</text:p>
          </table:table-cell>
          <table:table-cell table:formula="of:=[Cost.I38]" office:value-type="float" office:value="5965.55" calcext:value-type="float">
            <text:p>5965.55</text:p>
          </table:table-cell>
        </table:table-row>
        <table:table-row table:style-name="ro1">
          <table:table-cell table:formula="of:=[Cost.A39]" office:value-type="float" office:value="2036" calcext:value-type="float">
            <text:p>2036</text:p>
          </table:table-cell>
          <table:table-cell table:formula="of:=[Cost.F39]" office:value-type="float" office:value="1011.36666666667" calcext:value-type="float">
            <text:p>1011.3666666667</text:p>
          </table:table-cell>
          <table:table-cell table:formula="of:=[Cost.G39]" office:value-type="float" office:value="454.5" calcext:value-type="float">
            <text:p>454.5</text:p>
          </table:table-cell>
          <table:table-cell table:formula="of:=[Cost.H39]" office:value-type="float" office:value="14977.5614035088" calcext:value-type="float">
            <text:p>14977.5614035088</text:p>
          </table:table-cell>
          <table:table-cell table:formula="of:=[Cost.I39]" office:value-type="float" office:value="6326.95" calcext:value-type="float">
            <text:p>6326.95</text:p>
          </table:table-cell>
        </table:table-row>
        <table:table-row table:style-name="ro1">
          <table:table-cell table:formula="of:=[Cost.A40]" office:value-type="float" office:value="2037" calcext:value-type="float">
            <text:p>2037</text:p>
          </table:table-cell>
          <table:table-cell table:formula="of:=[Cost.F40]" office:value-type="float" office:value="879.141666666667" calcext:value-type="float">
            <text:p>879.1416666667</text:p>
          </table:table-cell>
          <table:table-cell table:formula="of:=[Cost.G40]" office:value-type="float" office:value="510.245614035088" calcext:value-type="float">
            <text:p>510.2456140351</text:p>
          </table:table-cell>
          <table:table-cell table:formula="of:=[Cost.H40]" office:value-type="float" office:value="15090.3833333333" calcext:value-type="float">
            <text:p>15090.3833333333</text:p>
          </table:table-cell>
          <table:table-cell table:formula="of:=[Cost.I40]" office:value-type="float" office:value="6622.11666666667" calcext:value-type="float">
            <text:p>6622.1166666667</text:p>
          </table:table-cell>
        </table:table-row>
        <table:table-row table:style-name="ro1">
          <table:table-cell table:formula="of:=[Cost.A41]" office:value-type="float" office:value="2038" calcext:value-type="float">
            <text:p>2038</text:p>
          </table:table-cell>
          <table:table-cell table:formula="of:=[Cost.F41]" office:value-type="float" office:value="829.75" calcext:value-type="float">
            <text:p>829.75</text:p>
          </table:table-cell>
          <table:table-cell table:formula="of:=[Cost.G41]" office:value-type="float" office:value="569.254385964912" calcext:value-type="float">
            <text:p>569.2543859649</text:p>
          </table:table-cell>
          <table:table-cell table:formula="of:=[Cost.H41]" office:value-type="float" office:value="14445.1333333333" calcext:value-type="float">
            <text:p>14445.1333333333</text:p>
          </table:table-cell>
          <table:table-cell table:formula="of:=[Cost.I41]" office:value-type="float" office:value="6732.7" calcext:value-type="float">
            <text:p>6732.7</text:p>
          </table:table-cell>
        </table:table-row>
        <table:table-row table:style-name="ro1">
          <table:table-cell table:formula="of:=[Cost.A42]" office:value-type="float" office:value="2039" calcext:value-type="float">
            <text:p>2039</text:p>
          </table:table-cell>
          <table:table-cell table:formula="of:=[Cost.F42]" office:value-type="float" office:value="678.391666666667" calcext:value-type="float">
            <text:p>678.3916666667</text:p>
          </table:table-cell>
          <table:table-cell table:formula="of:=[Cost.G42]" office:value-type="float" office:value="709.978070175439" calcext:value-type="float">
            <text:p>709.9780701754</text:p>
          </table:table-cell>
          <table:table-cell table:formula="of:=[Cost.H42]" office:value-type="float" office:value="12128.4666666667" calcext:value-type="float">
            <text:p>12128.4666666667</text:p>
          </table:table-cell>
          <table:table-cell table:formula="of:=[Cost.I42]" office:value-type="float" office:value="6906.65" calcext:value-type="float">
            <text:p>6906.65</text:p>
          </table:table-cell>
        </table:table-row>
        <table:table-row table:style-name="ro1">
          <table:table-cell table:formula="of:=[Cost.A43]" office:value-type="float" office:value="2040" calcext:value-type="float">
            <text:p>2040</text:p>
          </table:table-cell>
          <table:table-cell table:formula="of:=[Cost.F43]" office:value-type="float" office:value="525.758333333333" calcext:value-type="float">
            <text:p>525.7583333333</text:p>
          </table:table-cell>
          <table:table-cell table:formula="of:=[Cost.G43]" office:value-type="float" office:value="944.609649122807" calcext:value-type="float">
            <text:p>944.6096491228</text:p>
          </table:table-cell>
          <table:table-cell table:formula="of:=[Cost.H43]" office:value-type="float" office:value="9214.71666666667" calcext:value-type="float">
            <text:p>9214.7166666667</text:p>
          </table:table-cell>
          <table:table-cell table:formula="of:=[Cost.I43]" office:value-type="float" office:value="7364.36666666667" calcext:value-type="float">
            <text:p>7364.3666666667</text:p>
          </table:table-cell>
        </table:table-row>
        <table:table-row table:style-name="ro1">
          <table:table-cell table:formula="of:=[Cost.A44]" office:value-type="float" office:value="2041" calcext:value-type="float">
            <text:p>2041</text:p>
          </table:table-cell>
          <table:table-cell table:formula="of:=[Cost.F44]" office:value-type="float" office:value="391.85" calcext:value-type="float">
            <text:p>391.85</text:p>
          </table:table-cell>
          <table:table-cell table:formula="of:=[Cost.G44]" office:value-type="float" office:value="1177.93421052632" calcext:value-type="float">
            <text:p>1177.9342105263</text:p>
          </table:table-cell>
          <table:table-cell table:formula="of:=[Cost.H44]" office:value-type="float" office:value="7029.63333333333" calcext:value-type="float">
            <text:p>7029.6333333333</text:p>
          </table:table-cell>
          <table:table-cell table:formula="of:=[Cost.I44]" office:value-type="float" office:value="7784.8" calcext:value-type="float">
            <text:p>7784.8</text:p>
          </table:table-cell>
        </table:table-row>
        <table:table-row table:style-name="ro1">
          <table:table-cell table:formula="of:=[Cost.A45]" office:value-type="float" office:value="2042" calcext:value-type="float">
            <text:p>2042</text:p>
          </table:table-cell>
          <table:table-cell table:formula="of:=[Cost.F45]" office:value-type="float" office:value="365.566666666667" calcext:value-type="float">
            <text:p>365.5666666667</text:p>
          </table:table-cell>
          <table:table-cell table:formula="of:=[Cost.G45]" office:value-type="float" office:value="1237.60175438596" calcext:value-type="float">
            <text:p>1237.601754386</text:p>
          </table:table-cell>
          <table:table-cell table:formula="of:=[Cost.H45]" office:value-type="float" office:value="5426.66666666667" calcext:value-type="float">
            <text:p>5426.6666666667</text:p>
          </table:table-cell>
          <table:table-cell table:formula="of:=[Cost.I45]" office:value-type="float" office:value="8217.88333333333" calcext:value-type="float">
            <text:p>8217.8833333333</text:p>
          </table:table-cell>
        </table:table-row>
        <table:table-row table:style-name="ro1">
          <table:table-cell table:formula="of:=[Cost.A46]" office:value-type="float" office:value="2043" calcext:value-type="float">
            <text:p>2043</text:p>
          </table:table-cell>
          <table:table-cell table:formula="of:=[Cost.F46]" office:value-type="float" office:value="385.4" calcext:value-type="float">
            <text:p>385.4</text:p>
          </table:table-cell>
          <table:table-cell table:formula="of:=[Cost.G46]" office:value-type="float" office:value="1316.59736842105" calcext:value-type="float">
            <text:p>1316.5973684211</text:p>
          </table:table-cell>
          <table:table-cell table:formula="of:=[Cost.H46]" office:value-type="float" office:value="4450" calcext:value-type="float">
            <text:p>4450</text:p>
          </table:table-cell>
          <table:table-cell table:formula="of:=[Cost.I46]" office:value-type="float" office:value="8585.61666666667" calcext:value-type="float">
            <text:p>8585.6166666667</text:p>
          </table:table-cell>
        </table:table-row>
        <table:table-row table:style-name="ro1">
          <table:table-cell table:formula="of:=[Cost.A47]" office:value-type="float" office:value="2044" calcext:value-type="float">
            <text:p>2044</text:p>
          </table:table-cell>
          <table:table-cell table:formula="of:=[Cost.F47]" office:value-type="float" office:value="330.291666666667" calcext:value-type="float">
            <text:p>330.2916666667</text:p>
          </table:table-cell>
          <table:table-cell table:formula="of:=[Cost.G47]" office:value-type="float" office:value="1430.19824561404" calcext:value-type="float">
            <text:p>1430.198245614</text:p>
          </table:table-cell>
          <table:table-cell table:formula="of:=[Cost.H47]" office:value-type="float" office:value="4000" calcext:value-type="float">
            <text:p>4000</text:p>
          </table:table-cell>
          <table:table-cell table:formula="of:=[Cost.I47]" office:value-type="float" office:value="8873.56666666667" calcext:value-type="float">
            <text:p>8873.5666666667</text:p>
          </table:table-cell>
        </table:table-row>
        <table:table-row table:style-name="ro1">
          <table:table-cell table:formula="of:=[Cost.A48]" office:value-type="float" office:value="2045" calcext:value-type="float">
            <text:p>2045</text:p>
          </table:table-cell>
          <table:table-cell table:formula="of:=[Cost.F48]" office:value-type="float" office:value="256.116666666667" calcext:value-type="float">
            <text:p>256.1166666667</text:p>
          </table:table-cell>
          <table:table-cell table:formula="of:=[Cost.G48]" office:value-type="float" office:value="1476.38421052632" calcext:value-type="float">
            <text:p>1476.3842105263</text:p>
          </table:table-cell>
          <table:table-cell table:formula="of:=[Cost.H48]" office:value-type="float" office:value="3750" calcext:value-type="float">
            <text:p>3750</text:p>
          </table:table-cell>
          <table:table-cell table:formula="of:=[Cost.I48]" office:value-type="float" office:value="9119.08333333333" calcext:value-type="float">
            <text:p>9119.0833333333</text:p>
          </table:table-cell>
        </table:table-row>
        <table:table-row table:style-name="ro1">
          <table:table-cell table:formula="of:=[Cost.A49]" office:value-type="float" office:value="2046" calcext:value-type="float">
            <text:p>2046</text:p>
          </table:table-cell>
          <table:table-cell table:formula="of:=[Cost.F49]" office:value-type="float" office:value="208.7" calcext:value-type="float">
            <text:p>208.7</text:p>
          </table:table-cell>
          <table:table-cell table:formula="of:=[Cost.G49]" office:value-type="float" office:value="1472.77719298246" calcext:value-type="float">
            <text:p>1472.7771929825</text:p>
          </table:table-cell>
          <table:table-cell table:formula="of:=[Cost.H49]" office:value-type="float" office:value="3500" calcext:value-type="float">
            <text:p>3500</text:p>
          </table:table-cell>
          <table:table-cell table:formula="of:=[Cost.I49]" office:value-type="float" office:value="9350.58333333333" calcext:value-type="float">
            <text:p>9350.5833333333</text:p>
          </table:table-cell>
        </table:table-row>
        <table:table-row table:style-name="ro1">
          <table:table-cell table:formula="of:=[Cost.A50]" office:value-type="float" office:value="2047" calcext:value-type="float">
            <text:p>2047</text:p>
          </table:table-cell>
          <table:table-cell table:formula="of:=[Cost.F50]" office:value-type="float" office:value="190.033333333333" calcext:value-type="float">
            <text:p>190.0333333333</text:p>
          </table:table-cell>
          <table:table-cell table:formula="of:=[Cost.G50]" office:value-type="float" office:value="1481.67192982456" calcext:value-type="float">
            <text:p>1481.6719298246</text:p>
          </table:table-cell>
          <table:table-cell table:formula="of:=[Cost.H50]" office:value-type="float" office:value="3250" calcext:value-type="float">
            <text:p>3250</text:p>
          </table:table-cell>
          <table:table-cell table:formula="of:=[Cost.I50]" office:value-type="float" office:value="9582.65" calcext:value-type="float">
            <text:p>9582.65</text:p>
          </table:table-cell>
        </table:table-row>
        <table:table-row table:style-name="ro1">
          <table:table-cell table:formula="of:=[Cost.A51]" office:value-type="float" office:value="2048" calcext:value-type="float">
            <text:p>2048</text:p>
          </table:table-cell>
          <table:table-cell table:formula="of:=[Cost.F51]" office:value-type="float" office:value="115.1" calcext:value-type="float">
            <text:p>115.1</text:p>
          </table:table-cell>
          <table:table-cell table:formula="of:=[Cost.G51]" office:value-type="float" office:value="1518.56052631579" calcext:value-type="float">
            <text:p>1518.5605263158</text:p>
          </table:table-cell>
          <table:table-cell table:formula="of:=[Cost.H51]" office:value-type="float" office:value="3000" calcext:value-type="float">
            <text:p>3000</text:p>
          </table:table-cell>
          <table:table-cell table:formula="of:=[Cost.I51]" office:value-type="float" office:value="9821.51666666667" calcext:value-type="float">
            <text:p>9821.5166666667</text:p>
          </table:table-cell>
        </table:table-row>
        <table:table-row table:style-name="ro1">
          <table:table-cell table:formula="of:=[Cost.A52]" office:value-type="float" office:value="2049" calcext:value-type="float">
            <text:p>2049</text:p>
          </table:table-cell>
          <table:table-cell table:formula="of:=[Cost.F52]" office:value-type="float" office:value="87.0666666666667" calcext:value-type="float">
            <text:p>87.0666666667</text:p>
          </table:table-cell>
          <table:table-cell table:formula="of:=[Cost.G52]" office:value-type="float" office:value="1501.44736842105" calcext:value-type="float">
            <text:p>1501.4473684211</text:p>
          </table:table-cell>
          <table:table-cell table:formula="of:=[Cost.H52]" office:value-type="float" office:value="2750" calcext:value-type="float">
            <text:p>2750</text:p>
          </table:table-cell>
          <table:table-cell table:formula="of:=[Cost.I52]" office:value-type="float" office:value="10066.6666666667" calcext:value-type="float">
            <text:p>10066.6666666667</text:p>
          </table:table-cell>
        </table:table-row>
        <table:table-row table:style-name="ro1">
          <table:table-cell table:formula="of:=[Cost.A53]" office:value-type="float" office:value="2050" calcext:value-type="float">
            <text:p>2050</text:p>
          </table:table-cell>
          <table:table-cell table:formula="of:=[Cost.F53]" office:value-type="float" office:value="86.9333333333333" calcext:value-type="float">
            <text:p>86.9333333333</text:p>
          </table:table-cell>
          <table:table-cell table:formula="of:=[Cost.G53]" office:value-type="float" office:value="1477.12631578947" calcext:value-type="float">
            <text:p>1477.1263157895</text:p>
          </table:table-cell>
          <table:table-cell table:formula="of:=[Cost.H53]" office:value-type="float" office:value="2500" calcext:value-type="float">
            <text:p>2500</text:p>
          </table:table-cell>
          <table:table-cell table:formula="of:=[Cost.I53]" office:value-type="float" office:value="10315.9" calcext:value-type="float">
            <text:p>10315.9</text:p>
          </table:table-cell>
        </table:table-row>
        <table:table-row table:style-name="ro1">
          <table:table-cell table:formula="of:=[Cost.A54]" office:value-type="float" office:value="2051" calcext:value-type="float">
            <text:p>2051</text:p>
          </table:table-cell>
          <table:table-cell table:formula="of:=[Cost.F54]" office:value-type="float" office:value="94.0666666666667" calcext:value-type="float">
            <text:p>94.0666666667</text:p>
          </table:table-cell>
          <table:table-cell table:formula="of:=[Cost.G54]" office:value-type="float" office:value="1502.27456140351" calcext:value-type="float">
            <text:p>1502.2745614035</text:p>
          </table:table-cell>
          <table:table-cell table:formula="of:=[Cost.H54]" office:value-type="float" office:value="2250" calcext:value-type="float">
            <text:p>2250</text:p>
          </table:table-cell>
          <table:table-cell table:formula="of:=[Cost.I54]" office:value-type="float" office:value="10551.9333333333" calcext:value-type="float">
            <text:p>10551.9333333333</text:p>
          </table:table-cell>
        </table:table-row>
        <table:table-row table:style-name="ro1">
          <table:table-cell table:formula="of:=[Cost.A55]" office:value-type="float" office:value="2052" calcext:value-type="float">
            <text:p>2052</text:p>
          </table:table-cell>
          <table:table-cell table:formula="of:=[Cost.F55]" office:value-type="float" office:value="64.0833333333333" calcext:value-type="float">
            <text:p>64.0833333333</text:p>
          </table:table-cell>
          <table:table-cell table:formula="of:=[Cost.G55]" office:value-type="float" office:value="1560.5298245614" calcext:value-type="float">
            <text:p>1560.5298245614</text:p>
          </table:table-cell>
          <table:table-cell table:formula="of:=[Cost.H55]" office:value-type="float" office:value="2000" calcext:value-type="float">
            <text:p>2000</text:p>
          </table:table-cell>
          <table:table-cell table:formula="of:=[Cost.I55]" office:value-type="float" office:value="10774.45" calcext:value-type="float">
            <text:p>10774.45</text:p>
          </table:table-cell>
        </table:table-row>
        <table:table-row table:style-name="ro1">
          <table:table-cell table:formula="of:=[Cost.A56]" office:value-type="float" office:value="2053" calcext:value-type="float">
            <text:p>2053</text:p>
          </table:table-cell>
          <table:table-cell table:formula="of:=[Cost.F56]" office:value-type="float" office:value="68.6916666666667" calcext:value-type="float">
            <text:p>68.6916666667</text:p>
          </table:table-cell>
          <table:table-cell table:formula="of:=[Cost.G56]" office:value-type="float" office:value="1636.08245614035" calcext:value-type="float">
            <text:p>1636.0824561404</text:p>
          </table:table-cell>
          <table:table-cell table:formula="of:=[Cost.H56]" office:value-type="float" office:value="1750" calcext:value-type="float">
            <text:p>1750</text:p>
          </table:table-cell>
          <table:table-cell table:formula="of:=[Cost.I56]" office:value-type="float" office:value="10965.7" calcext:value-type="float">
            <text:p>10965.7</text:p>
          </table:table-cell>
        </table:table-row>
        <table:table-row table:style-name="ro1">
          <table:table-cell table:formula="of:=[Cost.A57]" office:value-type="float" office:value="2054" calcext:value-type="float">
            <text:p>2054</text:p>
          </table:table-cell>
          <table:table-cell table:formula="of:=[Cost.F57]" office:value-type="float" office:value="83.55" calcext:value-type="float">
            <text:p>83.55</text:p>
          </table:table-cell>
          <table:table-cell table:formula="of:=[Cost.G57]" office:value-type="float" office:value="1662.6350877193" calcext:value-type="float">
            <text:p>1662.6350877193</text:p>
          </table:table-cell>
          <table:table-cell table:formula="of:=[Cost.H57]" office:value-type="float" office:value="1500" calcext:value-type="float">
            <text:p>1500</text:p>
          </table:table-cell>
          <table:table-cell table:formula="of:=[Cost.I57]" office:value-type="float" office:value="11128.4" calcext:value-type="float">
            <text:p>11128.4</text:p>
          </table:table-cell>
        </table:table-row>
        <table:table-row table:style-name="ro1">
          <table:table-cell table:formula="of:=[Cost.A58]" office:value-type="float" office:value="2055" calcext:value-type="float">
            <text:p>2055</text:p>
          </table:table-cell>
          <table:table-cell table:formula="of:=[Cost.F58]" office:value-type="float" office:value="132.908333333333" calcext:value-type="float">
            <text:p>132.9083333333</text:p>
          </table:table-cell>
          <table:table-cell table:formula="of:=[Cost.G58]" office:value-type="float" office:value="1618.49824561404" calcext:value-type="float">
            <text:p>1618.498245614</text:p>
          </table:table-cell>
          <table:table-cell table:formula="of:=[Cost.H58]" office:value-type="float" office:value="1250" calcext:value-type="float">
            <text:p>1250</text:p>
          </table:table-cell>
          <table:table-cell table:formula="of:=[Cost.I58]" office:value-type="float" office:value="11247.15" calcext:value-type="float">
            <text:p>11247.15</text:p>
          </table:table-cell>
        </table:table-row>
        <table:table-row table:style-name="ro1">
          <table:table-cell table:formula="of:=[Cost.A59]" office:value-type="float" office:value="2056" calcext:value-type="float">
            <text:p>2056</text:p>
          </table:table-cell>
          <table:table-cell table:formula="of:=[Cost.F59]" office:value-type="float" office:value="188.366666666667" calcext:value-type="float">
            <text:p>188.3666666667</text:p>
          </table:table-cell>
          <table:table-cell table:formula="of:=[Cost.G59]" office:value-type="float" office:value="1613.61929824561" calcext:value-type="float">
            <text:p>1613.6192982456</text:p>
          </table:table-cell>
          <table:table-cell table:formula="of:=[Cost.H59]" office:value-type="float" office:value="997.083333333333" calcext:value-type="float">
            <text:p>997.0833333333</text:p>
          </table:table-cell>
          <table:table-cell table:formula="of:=[Cost.I59]" office:value-type="float" office:value="11337.8333333333" calcext:value-type="float">
            <text:p>11337.8333333333</text:p>
          </table:table-cell>
        </table:table-row>
        <table:table-row table:style-name="ro1">
          <table:table-cell table:formula="of:=[Cost.A60]" office:value-type="float" office:value="2057" calcext:value-type="float">
            <text:p>2057</text:p>
          </table:table-cell>
          <table:table-cell table:formula="of:=[Cost.F60]" office:value-type="float" office:value="214.433333333333" calcext:value-type="float">
            <text:p>214.4333333333</text:p>
          </table:table-cell>
          <table:table-cell table:formula="of:=[Cost.G60]" office:value-type="float" office:value="1624.09473684211" calcext:value-type="float">
            <text:p>1624.0947368421</text:p>
          </table:table-cell>
          <table:table-cell table:formula="of:=[Cost.H60]" office:value-type="float" office:value="738.583333333333" calcext:value-type="float">
            <text:p>738.5833333333</text:p>
          </table:table-cell>
          <table:table-cell table:formula="of:=[Cost.I60]" office:value-type="float" office:value="11426.15" calcext:value-type="float">
            <text:p>11426.15</text:p>
          </table:table-cell>
        </table:table-row>
        <table:table-row table:style-name="ro1">
          <table:table-cell table:formula="of:=[Cost.A61]" office:value-type="float" office:value="2058" calcext:value-type="float">
            <text:p>2058</text:p>
          </table:table-cell>
          <table:table-cell table:formula="of:=[Cost.F61]" office:value-type="float" office:value="265.108333333333" calcext:value-type="float">
            <text:p>265.1083333333</text:p>
          </table:table-cell>
          <table:table-cell table:formula="of:=[Cost.G61]" office:value-type="float" office:value="1627.62719298246" calcext:value-type="float">
            <text:p>1627.6271929825</text:p>
          </table:table-cell>
          <table:table-cell table:formula="of:=[Cost.H61]" office:value-type="float" office:value="466.666666666667" calcext:value-type="float">
            <text:p>466.6666666667</text:p>
          </table:table-cell>
          <table:table-cell table:formula="of:=[Cost.I61]" office:value-type="float" office:value="11504.9166666667" calcext:value-type="float">
            <text:p>11504.9166666667</text:p>
          </table:table-cell>
        </table:table-row>
        <table:table-row table:style-name="ro1">
          <table:table-cell table:formula="of:=[Cost.A62]" office:value-type="float" office:value="2059" calcext:value-type="float">
            <text:p>2059</text:p>
          </table:table-cell>
          <table:table-cell table:formula="of:=[Cost.F62]" office:value-type="float" office:value="331.983333333333" calcext:value-type="float">
            <text:p>331.9833333333</text:p>
          </table:table-cell>
          <table:table-cell table:formula="of:=[Cost.G62]" office:value-type="float" office:value="1635.98684210526" calcext:value-type="float">
            <text:p>1635.9868421053</text:p>
          </table:table-cell>
          <table:table-cell table:formula="of:=[Cost.H62]" office:value-type="float" office:value="166.666666666667" calcext:value-type="float">
            <text:p>166.6666666667</text:p>
          </table:table-cell>
          <table:table-cell table:formula="of:=[Cost.I62]" office:value-type="float" office:value="11644.9166666667" calcext:value-type="float">
            <text:p>11644.9166666667</text:p>
          </table:table-cell>
        </table:table-row>
        <table:table-row table:style-name="ro1">
          <table:table-cell table:formula="of:=[Cost.A63]" office:value-type="float" office:value="2060" calcext:value-type="float">
            <text:p>2060</text:p>
          </table:table-cell>
          <table:table-cell table:formula="of:=[Cost.F63]" office:value-type="float" office:value="398.866666666667" calcext:value-type="float">
            <text:p>398.8666666667</text:p>
          </table:table-cell>
          <table:table-cell table:formula="of:=[Cost.G63]" office:value-type="float" office:value="1679.82894736842" calcext:value-type="float">
            <text:p>1679.8289473684</text:p>
          </table:table-cell>
          <table:table-cell table:formula="of:=[Cost.H63]" office:value-type="float" office:value="0" calcext:value-type="float">
            <text:p>0</text:p>
          </table:table-cell>
          <table:table-cell table:formula="of:=[Cost.I63]" office:value-type="float" office:value="11770.8166666667" calcext:value-type="float">
            <text:p>11770.8166666667</text:p>
          </table:table-cell>
        </table:table-row>
        <table:table-row table:style-name="ro1">
          <table:table-cell table:formula="of:=[Cost.A64]" office:value-type="float" office:value="2061" calcext:value-type="float">
            <text:p>2061</text:p>
          </table:table-cell>
          <table:table-cell table:formula="of:=[Cost.F64]" office:value-type="float" office:value="472.558333333333" calcext:value-type="float">
            <text:p>472.5583333333</text:p>
          </table:table-cell>
          <table:table-cell table:formula="of:=[Cost.G64]" office:value-type="float" office:value="1711.84385964912" calcext:value-type="float">
            <text:p>1711.8438596491</text:p>
          </table:table-cell>
          <table:table-cell table:formula="of:=[Cost.H64]" office:value-type="float" office:value="0" calcext:value-type="float">
            <text:p>0</text:p>
          </table:table-cell>
          <table:table-cell table:formula="of:=[Cost.I64]" office:value-type="float" office:value="11856.5166666667" calcext:value-type="float">
            <text:p>11856.5166666667</text:p>
          </table:table-cell>
        </table:table-row>
        <table:table-row table:style-name="ro1">
          <table:table-cell table:formula="of:=[Cost.A65]" office:value-type="float" office:value="2062" calcext:value-type="float">
            <text:p>2062</text:p>
          </table:table-cell>
          <table:table-cell table:formula="of:=[Cost.F65]" office:value-type="float" office:value="578.658333333333" calcext:value-type="float">
            <text:p>578.6583333333</text:p>
          </table:table-cell>
          <table:table-cell table:formula="of:=[Cost.G65]" office:value-type="float" office:value="1747.04122807018" calcext:value-type="float">
            <text:p>1747.0412280702</text:p>
          </table:table-cell>
          <table:table-cell table:formula="of:=[Cost.H65]" office:value-type="float" office:value="0" calcext:value-type="float">
            <text:p>0</text:p>
          </table:table-cell>
          <table:table-cell table:formula="of:=[Cost.I65]" office:value-type="float" office:value="11938.3333333333" calcext:value-type="float">
            <text:p>11938.3333333333</text:p>
          </table:table-cell>
        </table:table-row>
        <table:table-row table:style-name="ro1">
          <table:table-cell table:formula="of:=[Cost.A66]" office:value-type="float" office:value="2063" calcext:value-type="float">
            <text:p>2063</text:p>
          </table:table-cell>
          <table:table-cell table:formula="of:=[Cost.F66]" office:value-type="float" office:value="663.075" calcext:value-type="float">
            <text:p>663.075</text:p>
          </table:table-cell>
          <table:table-cell table:formula="of:=[Cost.G66]" office:value-type="float" office:value="1801.45438596491" calcext:value-type="float">
            <text:p>1801.4543859649</text:p>
          </table:table-cell>
          <table:table-cell table:formula="of:=[Cost.H66]" office:value-type="float" office:value="0" calcext:value-type="float">
            <text:p>0</text:p>
          </table:table-cell>
          <table:table-cell table:formula="of:=[Cost.I66]" office:value-type="float" office:value="12013.9333333333" calcext:value-type="float">
            <text:p>12013.9333333333</text:p>
          </table:table-cell>
        </table:table-row>
        <table:table-row table:style-name="ro1">
          <table:table-cell table:formula="of:=[Cost.A67]" office:value-type="float" office:value="2064" calcext:value-type="float">
            <text:p>2064</text:p>
          </table:table-cell>
          <table:table-cell table:formula="of:=[Cost.F67]" office:value-type="float" office:value="721.275" calcext:value-type="float">
            <text:p>721.275</text:p>
          </table:table-cell>
          <table:table-cell table:formula="of:=[Cost.G67]" office:value-type="float" office:value="1869.44824561404" calcext:value-type="float">
            <text:p>1869.448245614</text:p>
          </table:table-cell>
          <table:table-cell table:formula="of:=[Cost.H67]" office:value-type="float" office:value="0" calcext:value-type="float">
            <text:p>0</text:p>
          </table:table-cell>
          <table:table-cell table:formula="of:=[Cost.I67]" office:value-type="float" office:value="12092.3666666667" calcext:value-type="float">
            <text:p>12092.3666666667</text:p>
          </table:table-cell>
        </table:table-row>
        <table:table-row table:style-name="ro1">
          <table:table-cell table:formula="of:=[Cost.A68]" office:value-type="float" office:value="2065" calcext:value-type="float">
            <text:p>2065</text:p>
          </table:table-cell>
          <table:table-cell table:formula="of:=[Cost.F68]" office:value-type="float" office:value="775.291666666667" calcext:value-type="float">
            <text:p>775.2916666667</text:p>
          </table:table-cell>
          <table:table-cell table:formula="of:=[Cost.G68]" office:value-type="float" office:value="1959.0552631579" calcext:value-type="float">
            <text:p>1959.0552631579</text:p>
          </table:table-cell>
          <table:table-cell table:formula="of:=[Cost.H68]" office:value-type="float" office:value="0" calcext:value-type="float">
            <text:p>0</text:p>
          </table:table-cell>
          <table:table-cell table:formula="of:=[Cost.I68]" office:value-type="float" office:value="12164.8666666667" calcext:value-type="float">
            <text:p>12164.8666666667</text:p>
          </table:table-cell>
        </table:table-row>
        <table:table-row table:style-name="ro1">
          <table:table-cell table:formula="of:=[Cost.A69]" office:value-type="float" office:value="2066" calcext:value-type="float">
            <text:p>2066</text:p>
          </table:table-cell>
          <table:table-cell table:formula="of:=[Cost.F69]" office:value-type="float" office:value="807.475" calcext:value-type="float">
            <text:p>807.475</text:p>
          </table:table-cell>
          <table:table-cell table:formula="of:=[Cost.G69]" office:value-type="float" office:value="2061.79473684211" calcext:value-type="float">
            <text:p>2061.7947368421</text:p>
          </table:table-cell>
          <table:table-cell table:formula="of:=[Cost.H69]" office:value-type="float" office:value="0" calcext:value-type="float">
            <text:p>0</text:p>
          </table:table-cell>
          <table:table-cell table:formula="of:=[Cost.I69]" office:value-type="float" office:value="12237.4" calcext:value-type="float">
            <text:p>12237.4</text:p>
          </table:table-cell>
        </table:table-row>
        <table:table-row table:style-name="ro1">
          <table:table-cell table:formula="of:=[Cost.A70]" office:value-type="float" office:value="2067" calcext:value-type="float">
            <text:p>2067</text:p>
          </table:table-cell>
          <table:table-cell table:formula="of:=[Cost.F70]" office:value-type="float" office:value="824.075" calcext:value-type="float">
            <text:p>824.075</text:p>
          </table:table-cell>
          <table:table-cell table:formula="of:=[Cost.G70]" office:value-type="float" office:value="2174.64385964912" calcext:value-type="float">
            <text:p>2174.6438596491</text:p>
          </table:table-cell>
          <table:table-cell table:formula="of:=[Cost.H70]" office:value-type="float" office:value="0" calcext:value-type="float">
            <text:p>0</text:p>
          </table:table-cell>
          <table:table-cell table:formula="of:=[Cost.I70]" office:value-type="float" office:value="12304.7166666667" calcext:value-type="float">
            <text:p>12304.7166666667</text:p>
          </table:table-cell>
        </table:table-row>
        <table:table-row table:style-name="ro1">
          <table:table-cell table:formula="of:=[Cost.A71]" office:value-type="float" office:value="2068" calcext:value-type="float">
            <text:p>2068</text:p>
          </table:table-cell>
          <table:table-cell table:formula="of:=[Cost.F71]" office:value-type="float" office:value="834.516666666667" calcext:value-type="float">
            <text:p>834.5166666667</text:p>
          </table:table-cell>
          <table:table-cell table:formula="of:=[Cost.G71]" office:value-type="float" office:value="2288.79912280702" calcext:value-type="float">
            <text:p>2288.799122807</text:p>
          </table:table-cell>
          <table:table-cell table:formula="of:=[Cost.H71]" office:value-type="float" office:value="0" calcext:value-type="float">
            <text:p>0</text:p>
          </table:table-cell>
          <table:table-cell table:formula="of:=[Cost.I71]" office:value-type="float" office:value="12369.6166666667" calcext:value-type="float">
            <text:p>12369.6166666667</text:p>
          </table:table-cell>
        </table:table-row>
        <table:table-row table:style-name="ro1">
          <table:table-cell table:formula="of:=[Cost.A72]" office:value-type="float" office:value="2069" calcext:value-type="float">
            <text:p>2069</text:p>
          </table:table-cell>
          <table:table-cell table:formula="of:=[Cost.F72]" office:value-type="float" office:value="842.483333333333" calcext:value-type="float">
            <text:p>842.4833333333</text:p>
          </table:table-cell>
          <table:table-cell table:formula="of:=[Cost.G72]" office:value-type="float" office:value="2410.38596491228" calcext:value-type="float">
            <text:p>2410.3859649123</text:p>
          </table:table-cell>
          <table:table-cell table:formula="of:=[Cost.H72]" office:value-type="float" office:value="0" calcext:value-type="float">
            <text:p>0</text:p>
          </table:table-cell>
          <table:table-cell table:formula="of:=[Cost.I72]" office:value-type="float" office:value="12434.9333333333" calcext:value-type="float">
            <text:p>12434.9333333333</text:p>
          </table:table-cell>
        </table:table-row>
        <table:table-row table:style-name="ro1">
          <table:table-cell table:formula="of:=[Cost.A73]" office:value-type="float" office:value="2070" calcext:value-type="float">
            <text:p>2070</text:p>
          </table:table-cell>
          <table:table-cell table:formula="of:=[Cost.F73]" office:value-type="float" office:value="845.2" calcext:value-type="float">
            <text:p>845.2</text:p>
          </table:table-cell>
          <table:table-cell table:formula="of:=[Cost.G73]" office:value-type="float" office:value="2535.11052631579" calcext:value-type="float">
            <text:p>2535.1105263158</text:p>
          </table:table-cell>
          <table:table-cell table:formula="of:=[Cost.H73]" office:value-type="float" office:value="0" calcext:value-type="float">
            <text:p>0</text:p>
          </table:table-cell>
          <table:table-cell table:formula="of:=[Cost.I73]" office:value-type="float" office:value="12495.1833333333" calcext:value-type="float">
            <text:p>12495.1833333333</text:p>
          </table:table-cell>
        </table:table-row>
        <table:table-row table:style-name="ro1">
          <table:table-cell table:formula="of:=[Cost.A74]" office:value-type="float" office:value="2071" calcext:value-type="float">
            <text:p>2071</text:p>
          </table:table-cell>
          <table:table-cell table:formula="of:=[Cost.F74]" office:value-type="float" office:value="854.85" calcext:value-type="float">
            <text:p>854.85</text:p>
          </table:table-cell>
          <table:table-cell table:formula="of:=[Cost.G74]" office:value-type="float" office:value="2666.94824561403" calcext:value-type="float">
            <text:p>2666.948245614</text:p>
          </table:table-cell>
          <table:table-cell table:formula="of:=[Cost.H74]" office:value-type="float" office:value="0" calcext:value-type="float">
            <text:p>0</text:p>
          </table:table-cell>
          <table:table-cell table:formula="of:=[Cost.I74]" office:value-type="float" office:value="12559.3166666667" calcext:value-type="float">
            <text:p>12559.3166666667</text:p>
          </table:table-cell>
        </table:table-row>
        <table:table-row table:style-name="ro1">
          <table:table-cell table:formula="of:=[Cost.A75]" office:value-type="float" office:value="2072" calcext:value-type="float">
            <text:p>2072</text:p>
          </table:table-cell>
          <table:table-cell table:formula="of:=[Cost.F75]" office:value-type="float" office:value="863.233333333333" calcext:value-type="float">
            <text:p>863.2333333333</text:p>
          </table:table-cell>
          <table:table-cell table:formula="of:=[Cost.G75]" office:value-type="float" office:value="2820.09035087719" calcext:value-type="float">
            <text:p>2820.0903508772</text:p>
          </table:table-cell>
          <table:table-cell table:formula="of:=[Cost.H75]" office:value-type="float" office:value="0" calcext:value-type="float">
            <text:p>0</text:p>
          </table:table-cell>
          <table:table-cell table:formula="of:=[Cost.I75]" office:value-type="float" office:value="12615.7" calcext:value-type="float">
            <text:p>12615.7</text:p>
          </table:table-cell>
        </table:table-row>
        <table:table-row table:style-name="ro1">
          <table:table-cell table:formula="of:=[Cost.A76]" office:value-type="float" office:value="2073" calcext:value-type="float">
            <text:p>2073</text:p>
          </table:table-cell>
          <table:table-cell table:formula="of:=[Cost.F76]" office:value-type="float" office:value="872.15" calcext:value-type="float">
            <text:p>872.15</text:p>
          </table:table-cell>
          <table:table-cell table:formula="of:=[Cost.G76]" office:value-type="float" office:value="2971.43947368421" calcext:value-type="float">
            <text:p>2971.4394736842</text:p>
          </table:table-cell>
          <table:table-cell table:formula="of:=[Cost.H76]" office:value-type="float" office:value="0" calcext:value-type="float">
            <text:p>0</text:p>
          </table:table-cell>
          <table:table-cell table:formula="of:=[Cost.I76]" office:value-type="float" office:value="12672.2166666667" calcext:value-type="float">
            <text:p>12672.2166666667</text:p>
          </table:table-cell>
        </table:table-row>
        <table:table-row table:style-name="ro1">
          <table:table-cell table:formula="of:=[Cost.A77]" office:value-type="float" office:value="2074" calcext:value-type="float">
            <text:p>2074</text:p>
          </table:table-cell>
          <table:table-cell table:formula="of:=[Cost.F77]" office:value-type="float" office:value="914.791666666667" calcext:value-type="float">
            <text:p>914.7916666667</text:p>
          </table:table-cell>
          <table:table-cell table:formula="of:=[Cost.G77]" office:value-type="float" office:value="3119.21315789474" calcext:value-type="float">
            <text:p>3119.2131578947</text:p>
          </table:table-cell>
          <table:table-cell table:formula="of:=[Cost.H77]" office:value-type="float" office:value="0" calcext:value-type="float">
            <text:p>0</text:p>
          </table:table-cell>
          <table:table-cell table:formula="of:=[Cost.I77]" office:value-type="float" office:value="12727.7833333333" calcext:value-type="float">
            <text:p>12727.7833333333</text:p>
          </table:table-cell>
        </table:table-row>
        <table:table-row table:style-name="ro1">
          <table:table-cell table:formula="of:=[Cost.A78]" office:value-type="float" office:value="2075" calcext:value-type="float">
            <text:p>2075</text:p>
          </table:table-cell>
          <table:table-cell table:formula="of:=[Cost.F78]" office:value-type="float" office:value="944.325" calcext:value-type="float">
            <text:p>944.325</text:p>
          </table:table-cell>
          <table:table-cell table:formula="of:=[Cost.G78]" office:value-type="float" office:value="3275.17807017544" calcext:value-type="float">
            <text:p>3275.1780701754</text:p>
          </table:table-cell>
          <table:table-cell table:formula="of:=[Cost.H78]" office:value-type="float" office:value="0" calcext:value-type="float">
            <text:p>0</text:p>
          </table:table-cell>
          <table:table-cell table:formula="of:=[Cost.I78]" office:value-type="float" office:value="12779.6833333333" calcext:value-type="float">
            <text:p>12779.6833333333</text:p>
          </table:table-cell>
        </table:table-row>
        <table:table-row table:style-name="ro1">
          <table:table-cell table:formula="of:=[Cost.A79]" office:value-type="float" office:value="2076" calcext:value-type="float">
            <text:p>2076</text:p>
          </table:table-cell>
          <table:table-cell table:formula="of:=[Cost.F79]" office:value-type="float" office:value="987.008333333333" calcext:value-type="float">
            <text:p>987.0083333333</text:p>
          </table:table-cell>
          <table:table-cell table:formula="of:=[Cost.G79]" office:value-type="float" office:value="3430.6298245614" calcext:value-type="float">
            <text:p>3430.6298245614</text:p>
          </table:table-cell>
          <table:table-cell table:formula="of:=[Cost.H79]" office:value-type="float" office:value="0" calcext:value-type="float">
            <text:p>0</text:p>
          </table:table-cell>
          <table:table-cell table:formula="of:=[Cost.I79]" office:value-type="float" office:value="12834.4833333333" calcext:value-type="float">
            <text:p>12834.4833333333</text:p>
          </table:table-cell>
        </table:table-row>
        <table:table-row table:style-name="ro1">
          <table:table-cell table:formula="of:=[Cost.A80]" office:value-type="float" office:value="2077" calcext:value-type="float">
            <text:p>2077</text:p>
          </table:table-cell>
          <table:table-cell table:formula="of:=[Cost.F80]" office:value-type="float" office:value="1045.34166666667" calcext:value-type="float">
            <text:p>1045.3416666667</text:p>
          </table:table-cell>
          <table:table-cell table:formula="of:=[Cost.G80]" office:value-type="float" office:value="3582.36929824561" calcext:value-type="float">
            <text:p>3582.3692982456</text:p>
          </table:table-cell>
          <table:table-cell table:formula="of:=[Cost.H80]" office:value-type="float" office:value="0" calcext:value-type="float">
            <text:p>0</text:p>
          </table:table-cell>
          <table:table-cell table:formula="of:=[Cost.I80]" office:value-type="float" office:value="12883.8" calcext:value-type="float">
            <text:p>12883.8</text:p>
          </table:table-cell>
        </table:table-row>
        <table:table-row table:style-name="ro1">
          <table:table-cell table:formula="of:=[Cost.A81]" office:value-type="float" office:value="2078" calcext:value-type="float">
            <text:p>2078</text:p>
          </table:table-cell>
          <table:table-cell table:formula="of:=[Cost.F81]" office:value-type="float" office:value="1117.59166666667" calcext:value-type="float">
            <text:p>1117.5916666667</text:p>
          </table:table-cell>
          <table:table-cell table:formula="of:=[Cost.G81]" office:value-type="float" office:value="3730.13771929825" calcext:value-type="float">
            <text:p>3730.1377192983</text:p>
          </table:table-cell>
          <table:table-cell table:formula="of:=[Cost.H81]" office:value-type="float" office:value="0" calcext:value-type="float">
            <text:p>0</text:p>
          </table:table-cell>
          <table:table-cell table:formula="of:=[Cost.I81]" office:value-type="float" office:value="12935.4333333333" calcext:value-type="float">
            <text:p>12935.4333333333</text:p>
          </table:table-cell>
        </table:table-row>
        <table:table-row table:style-name="ro1">
          <table:table-cell table:formula="of:=[Cost.A82]" office:value-type="float" office:value="2079" calcext:value-type="float">
            <text:p>2079</text:p>
          </table:table-cell>
          <table:table-cell table:formula="of:=[Cost.F82]" office:value-type="float" office:value="1189.5" calcext:value-type="float">
            <text:p>1189.5</text:p>
          </table:table-cell>
          <table:table-cell table:formula="of:=[Cost.G82]" office:value-type="float" office:value="3882.59210526316" calcext:value-type="float">
            <text:p>3882.5921052632</text:p>
          </table:table-cell>
          <table:table-cell table:formula="of:=[Cost.H82]" office:value-type="float" office:value="0" calcext:value-type="float">
            <text:p>0</text:p>
          </table:table-cell>
          <table:table-cell table:formula="of:=[Cost.I82]" office:value-type="float" office:value="12980.6666666667" calcext:value-type="float">
            <text:p>12980.6666666667</text:p>
          </table:table-cell>
        </table:table-row>
        <table:table-row table:style-name="ro1">
          <table:table-cell table:formula="of:=[Cost.A83]" office:value-type="float" office:value="2080" calcext:value-type="float">
            <text:p>2080</text:p>
          </table:table-cell>
          <table:table-cell table:formula="of:=[Cost.F83]" office:value-type="float" office:value="1259.54166666667" calcext:value-type="float">
            <text:p>1259.5416666667</text:p>
          </table:table-cell>
          <table:table-cell table:formula="of:=[Cost.G83]" office:value-type="float" office:value="4037.79736842105" calcext:value-type="float">
            <text:p>4037.7973684211</text:p>
          </table:table-cell>
          <table:table-cell table:formula="of:=[Cost.H83]" office:value-type="float" office:value="0" calcext:value-type="float">
            <text:p>0</text:p>
          </table:table-cell>
          <table:table-cell table:formula="of:=[Cost.I83]" office:value-type="float" office:value="13034.9666666667" calcext:value-type="float">
            <text:p>13034.9666666667</text:p>
          </table:table-cell>
        </table:table-row>
        <table:table-row table:style-name="ro1">
          <table:table-cell table:formula="of:=[Cost.A84]" office:value-type="float" office:value="2081" calcext:value-type="float">
            <text:p>2081</text:p>
          </table:table-cell>
          <table:table-cell table:formula="of:=[Cost.F84]" office:value-type="float" office:value="1311.94166666667" calcext:value-type="float">
            <text:p>1311.9416666667</text:p>
          </table:table-cell>
          <table:table-cell table:formula="of:=[Cost.G84]" office:value-type="float" office:value="4201.19385964912" calcext:value-type="float">
            <text:p>4201.1938596491</text:p>
          </table:table-cell>
          <table:table-cell table:formula="of:=[Cost.H84]" office:value-type="float" office:value="0" calcext:value-type="float">
            <text:p>0</text:p>
          </table:table-cell>
          <table:table-cell table:formula="of:=[Cost.I84]" office:value-type="float" office:value="13049.5666666667" calcext:value-type="float">
            <text:p>13049.5666666667</text:p>
          </table:table-cell>
        </table:table-row>
        <table:table-row table:style-name="ro1">
          <table:table-cell table:formula="of:=[Cost.A85]" office:value-type="float" office:value="2082" calcext:value-type="float">
            <text:p>2082</text:p>
          </table:table-cell>
          <table:table-cell table:formula="of:=[Cost.F85]" office:value-type="float" office:value="1350.68333333333" calcext:value-type="float">
            <text:p>1350.6833333333</text:p>
          </table:table-cell>
          <table:table-cell table:formula="of:=[Cost.G85]" office:value-type="float" office:value="4372.72894736842" calcext:value-type="float">
            <text:p>4372.7289473684</text:p>
          </table:table-cell>
          <table:table-cell table:formula="of:=[Cost.H85]" office:value-type="float" office:value="0" calcext:value-type="float">
            <text:p>0</text:p>
          </table:table-cell>
          <table:table-cell table:formula="of:=[Cost.I85]" office:value-type="float" office:value="13154.4" calcext:value-type="float">
            <text:p>13154.4</text:p>
          </table:table-cell>
        </table:table-row>
        <table:table-row table:style-name="ro1">
          <table:table-cell table:formula="of:=[Cost.A86]" office:value-type="float" office:value="2083" calcext:value-type="float">
            <text:p>2083</text:p>
          </table:table-cell>
          <table:table-cell table:formula="of:=[Cost.F86]" office:value-type="float" office:value="1375.90833333333" calcext:value-type="float">
            <text:p>1375.9083333333</text:p>
          </table:table-cell>
          <table:table-cell table:formula="of:=[Cost.G86]" office:value-type="float" office:value="4563.29736842105" calcext:value-type="float">
            <text:p>4563.2973684211</text:p>
          </table:table-cell>
          <table:table-cell table:formula="of:=[Cost.H86]" office:value-type="float" office:value="0" calcext:value-type="float">
            <text:p>0</text:p>
          </table:table-cell>
          <table:table-cell table:formula="of:=[Cost.I86]" office:value-type="float" office:value="13136.9666666667" calcext:value-type="float">
            <text:p>13136.9666666667</text:p>
          </table:table-cell>
        </table:table-row>
        <table:table-row table:style-name="ro1">
          <table:table-cell table:formula="of:=[Cost.A87]" office:value-type="float" office:value="2084" calcext:value-type="float">
            <text:p>2084</text:p>
          </table:table-cell>
          <table:table-cell table:formula="of:=[Cost.F87]" office:value-type="float" office:value="1390.30833333333" calcext:value-type="float">
            <text:p>1390.3083333333</text:p>
          </table:table-cell>
          <table:table-cell table:formula="of:=[Cost.G87]" office:value-type="float" office:value="4762.79385964912" calcext:value-type="float">
            <text:p>4762.7938596491</text:p>
          </table:table-cell>
          <table:table-cell table:formula="of:=[Cost.H87]" office:value-type="float" office:value="0" calcext:value-type="float">
            <text:p>0</text:p>
          </table:table-cell>
          <table:table-cell table:formula="of:=[Cost.I87]" office:value-type="float" office:value="13248.5833333333" calcext:value-type="float">
            <text:p>13248.5833333333</text:p>
          </table:table-cell>
        </table:table-row>
        <table:table-row table:style-name="ro1">
          <table:table-cell table:formula="of:=[Cost.A88]" office:value-type="float" office:value="2085" calcext:value-type="float">
            <text:p>2085</text:p>
          </table:table-cell>
          <table:table-cell table:formula="of:=[Cost.F88]" office:value-type="float" office:value="1437.58333333333" calcext:value-type="float">
            <text:p>1437.5833333333</text:p>
          </table:table-cell>
          <table:table-cell table:formula="of:=[Cost.G88]" office:value-type="float" office:value="4960.06929824561" calcext:value-type="float">
            <text:p>4960.0692982456</text:p>
          </table:table-cell>
          <table:table-cell table:formula="of:=[Cost.H88]" office:value-type="float" office:value="0" calcext:value-type="float">
            <text:p>0</text:p>
          </table:table-cell>
          <table:table-cell table:formula="of:=[Cost.I88]" office:value-type="float" office:value="13235.7666666667" calcext:value-type="float">
            <text:p>13235.7666666667</text:p>
          </table:table-cell>
        </table:table-row>
        <table:table-row table:style-name="ro1">
          <table:table-cell table:formula="of:=[Cost.A89]" office:value-type="float" office:value="2086" calcext:value-type="float">
            <text:p>2086</text:p>
          </table:table-cell>
          <table:table-cell table:formula="of:=[Cost.F89]" office:value-type="float" office:value="1472.51666666667" calcext:value-type="float">
            <text:p>1472.5166666667</text:p>
          </table:table-cell>
          <table:table-cell table:formula="of:=[Cost.G89]" office:value-type="float" office:value="5160.51140350877" calcext:value-type="float">
            <text:p>5160.5114035088</text:p>
          </table:table-cell>
          <table:table-cell table:formula="of:=[Cost.H89]" office:value-type="float" office:value="0" calcext:value-type="float">
            <text:p>0</text:p>
          </table:table-cell>
          <table:table-cell table:formula="of:=[Cost.I89]" office:value-type="float" office:value="13281.0666666667" calcext:value-type="float">
            <text:p>13281.0666666667</text:p>
          </table:table-cell>
        </table:table-row>
        <table:table-row table:style-name="ro1">
          <table:table-cell table:formula="of:=[Cost.A90]" office:value-type="float" office:value="2087" calcext:value-type="float">
            <text:p>2087</text:p>
          </table:table-cell>
          <table:table-cell table:formula="of:=[Cost.F90]" office:value-type="float" office:value="1546.23333333333" calcext:value-type="float">
            <text:p>1546.2333333333</text:p>
          </table:table-cell>
          <table:table-cell table:formula="of:=[Cost.G90]" office:value-type="float" office:value="5365.50964912281" calcext:value-type="float">
            <text:p>5365.5096491228</text:p>
          </table:table-cell>
          <table:table-cell table:formula="of:=[Cost.H90]" office:value-type="float" office:value="0" calcext:value-type="float">
            <text:p>0</text:p>
          </table:table-cell>
          <table:table-cell table:formula="of:=[Cost.I90]" office:value-type="float" office:value="13300.6" calcext:value-type="float">
            <text:p>13300.6</text:p>
          </table:table-cell>
        </table:table-row>
        <table:table-row table:style-name="ro1">
          <table:table-cell table:formula="of:=[Cost.A91]" office:value-type="float" office:value="2088" calcext:value-type="float">
            <text:p>2088</text:p>
          </table:table-cell>
          <table:table-cell table:formula="of:=[Cost.F91]" office:value-type="float" office:value="1581.55" calcext:value-type="float">
            <text:p>1581.55</text:p>
          </table:table-cell>
          <table:table-cell table:formula="of:=[Cost.G91]" office:value-type="float" office:value="5574.50614035088" calcext:value-type="float">
            <text:p>5574.5061403509</text:p>
          </table:table-cell>
          <table:table-cell table:formula="of:=[Cost.H91]" office:value-type="float" office:value="0" calcext:value-type="float">
            <text:p>0</text:p>
          </table:table-cell>
          <table:table-cell table:formula="of:=[Cost.I91]" office:value-type="float" office:value="13372.6833333333" calcext:value-type="float">
            <text:p>13372.6833333333</text:p>
          </table:table-cell>
        </table:table-row>
        <table:table-row table:style-name="ro1">
          <table:table-cell table:formula="of:=[Cost.A92]" office:value-type="float" office:value="2089" calcext:value-type="float">
            <text:p>2089</text:p>
          </table:table-cell>
          <table:table-cell table:formula="of:=[Cost.F92]" office:value-type="float" office:value="1647.85833333333" calcext:value-type="float">
            <text:p>1647.8583333333</text:p>
          </table:table-cell>
          <table:table-cell table:formula="of:=[Cost.G92]" office:value-type="float" office:value="5779.62368421053" calcext:value-type="float">
            <text:p>5779.6236842105</text:p>
          </table:table-cell>
          <table:table-cell table:formula="of:=[Cost.H92]" office:value-type="float" office:value="0" calcext:value-type="float">
            <text:p>0</text:p>
          </table:table-cell>
          <table:table-cell table:formula="of:=[Cost.I92]" office:value-type="float" office:value="13392.25" calcext:value-type="float">
            <text:p>13392.25</text:p>
          </table:table-cell>
        </table:table-row>
        <table:table-row table:style-name="ro1">
          <table:table-cell table:formula="of:=[Cost.A93]" office:value-type="float" office:value="2090" calcext:value-type="float">
            <text:p>2090</text:p>
          </table:table-cell>
          <table:table-cell table:formula="of:=[Cost.F93]" office:value-type="float" office:value="1764.13333333333" calcext:value-type="float">
            <text:p>1764.1333333333</text:p>
          </table:table-cell>
          <table:table-cell table:formula="of:=[Cost.G93]" office:value-type="float" office:value="5978.02105263158" calcext:value-type="float">
            <text:p>5978.0210526316</text:p>
          </table:table-cell>
          <table:table-cell table:formula="of:=[Cost.H93]" office:value-type="float" office:value="0" calcext:value-type="float">
            <text:p>0</text:p>
          </table:table-cell>
          <table:table-cell table:formula="of:=[Cost.I93]" office:value-type="float" office:value="13516.7166666667" calcext:value-type="float">
            <text:p>13516.7166666667</text:p>
          </table:table-cell>
        </table:table-row>
        <table:table-row table:style-name="ro1">
          <table:table-cell table:formula="of:=[Cost.A94]" office:value-type="float" office:value="2091" calcext:value-type="float">
            <text:p>2091</text:p>
          </table:table-cell>
          <table:table-cell table:formula="of:=[Cost.F94]" office:value-type="float" office:value="1908.05" calcext:value-type="float">
            <text:p>1908.05</text:p>
          </table:table-cell>
          <table:table-cell table:formula="of:=[Cost.G94]" office:value-type="float" office:value="6167.85789473684" calcext:value-type="float">
            <text:p>6167.8578947369</text:p>
          </table:table-cell>
          <table:table-cell table:formula="of:=[Cost.H94]" office:value-type="float" office:value="0" calcext:value-type="float">
            <text:p>0</text:p>
          </table:table-cell>
          <table:table-cell table:formula="of:=[Cost.I94]" office:value-type="float" office:value="13508.4" calcext:value-type="float">
            <text:p>13508.4</text:p>
          </table:table-cell>
        </table:table-row>
        <table:table-row table:style-name="ro1">
          <table:table-cell table:formula="of:=[Cost.A95]" office:value-type="float" office:value="2092" calcext:value-type="float">
            <text:p>2092</text:p>
          </table:table-cell>
          <table:table-cell table:formula="of:=[Cost.F95]" office:value-type="float" office:value="1961.85833333333" calcext:value-type="float">
            <text:p>1961.8583333333</text:p>
          </table:table-cell>
          <table:table-cell table:formula="of:=[Cost.G95]" office:value-type="float" office:value="6346.53157894737" calcext:value-type="float">
            <text:p>6346.5315789474</text:p>
          </table:table-cell>
          <table:table-cell table:formula="of:=[Cost.H95]" office:value-type="float" office:value="0" calcext:value-type="float">
            <text:p>0</text:p>
          </table:table-cell>
          <table:table-cell table:formula="of:=[Cost.I95]" office:value-type="float" office:value="13599.8666666667" calcext:value-type="float">
            <text:p>13599.8666666667</text:p>
          </table:table-cell>
        </table:table-row>
        <table:table-row table:style-name="ro1">
          <table:table-cell table:formula="of:=[Cost.A96]" office:value-type="float" office:value="2093" calcext:value-type="float">
            <text:p>2093</text:p>
          </table:table-cell>
          <table:table-cell table:formula="of:=[Cost.F96]" office:value-type="float" office:value="1939.99166666667" calcext:value-type="float">
            <text:p>1939.9916666667</text:p>
          </table:table-cell>
          <table:table-cell table:formula="of:=[Cost.G96]" office:value-type="float" office:value="6505.0201754386" calcext:value-type="float">
            <text:p>6505.0201754386</text:p>
          </table:table-cell>
          <table:table-cell table:formula="of:=[Cost.H96]" office:value-type="float" office:value="0" calcext:value-type="float">
            <text:p>0</text:p>
          </table:table-cell>
          <table:table-cell table:formula="of:=[Cost.I96]" office:value-type="float" office:value="13583.8" calcext:value-type="float">
            <text:p>13583.8</text:p>
          </table:table-cell>
        </table:table-row>
        <table:table-row table:style-name="ro1">
          <table:table-cell table:formula="of:=[Cost.A97]" office:value-type="float" office:value="2094" calcext:value-type="float">
            <text:p>2094</text:p>
          </table:table-cell>
          <table:table-cell table:formula="of:=[Cost.F97]" office:value-type="float" office:value="2122.93333333333" calcext:value-type="float">
            <text:p>2122.9333333333</text:p>
          </table:table-cell>
          <table:table-cell table:formula="of:=[Cost.G97]" office:value-type="float" office:value="6669.37280701754" calcext:value-type="float">
            <text:p>6669.3728070176</text:p>
          </table:table-cell>
          <table:table-cell table:formula="of:=[Cost.H97]" office:value-type="float" office:value="0" calcext:value-type="float">
            <text:p>0</text:p>
          </table:table-cell>
          <table:table-cell table:formula="of:=[Cost.I97]" office:value-type="float" office:value="13657.1" calcext:value-type="float">
            <text:p>13657.1</text:p>
          </table:table-cell>
        </table:table-row>
        <table:table-row table:style-name="ro1">
          <table:table-cell table:formula="of:=[Cost.A98]" office:value-type="float" office:value="2095" calcext:value-type="float">
            <text:p>2095</text:p>
          </table:table-cell>
          <table:table-cell table:formula="of:=[Cost.F98]" office:value-type="float" office:value="2107.95833333333" calcext:value-type="float">
            <text:p>2107.9583333333</text:p>
          </table:table-cell>
          <table:table-cell table:formula="of:=[Cost.G98]" office:value-type="float" office:value="6838.56578947368" calcext:value-type="float">
            <text:p>6838.5657894737</text:p>
          </table:table-cell>
          <table:table-cell table:formula="of:=[Cost.H98]" office:value-type="float" office:value="0" calcext:value-type="float">
            <text:p>0</text:p>
          </table:table-cell>
          <table:table-cell table:formula="of:=[Cost.I98]" office:value-type="float" office:value="13608.6166666667" calcext:value-type="float">
            <text:p>13608.6166666667</text:p>
          </table:table-cell>
        </table:table-row>
        <table:table-row table:style-name="ro1">
          <table:table-cell table:formula="of:=[Cost.A99]" office:value-type="float" office:value="2096" calcext:value-type="float">
            <text:p>2096</text:p>
          </table:table-cell>
          <table:table-cell table:formula="of:=[Cost.F99]" office:value-type="float" office:value="2123.875" calcext:value-type="float">
            <text:p>2123.875</text:p>
          </table:table-cell>
          <table:table-cell table:formula="of:=[Cost.G99]" office:value-type="float" office:value="7028.91666666667" calcext:value-type="float">
            <text:p>7028.9166666667</text:p>
          </table:table-cell>
          <table:table-cell table:formula="of:=[Cost.H99]" office:value-type="float" office:value="0" calcext:value-type="float">
            <text:p>0</text:p>
          </table:table-cell>
          <table:table-cell table:formula="of:=[Cost.I99]" office:value-type="float" office:value="13699.3833333333" calcext:value-type="float">
            <text:p>13699.3833333333</text:p>
          </table:table-cell>
        </table:table-row>
        <table:table-row table:style-name="ro1">
          <table:table-cell table:formula="of:=[Cost.A100]" office:value-type="float" office:value="2097" calcext:value-type="float">
            <text:p>2097</text:p>
          </table:table-cell>
          <table:table-cell table:formula="of:=[Cost.F100]" office:value-type="float" office:value="2094.64166666667" calcext:value-type="float">
            <text:p>2094.6416666667</text:p>
          </table:table-cell>
          <table:table-cell table:formula="of:=[Cost.G100]" office:value-type="float" office:value="7208.6" calcext:value-type="float">
            <text:p>7208.6</text:p>
          </table:table-cell>
          <table:table-cell table:formula="of:=[Cost.H100]" office:value-type="float" office:value="0" calcext:value-type="float">
            <text:p>0</text:p>
          </table:table-cell>
          <table:table-cell table:formula="of:=[Cost.I100]" office:value-type="float" office:value="13661.25" calcext:value-type="float">
            <text:p>13661.25</text:p>
          </table:table-cell>
        </table:table-row>
        <table:table-row table:style-name="ro1">
          <table:table-cell table:formula="of:=[Cost.A101]" office:value-type="float" office:value="2098" calcext:value-type="float">
            <text:p>2098</text:p>
          </table:table-cell>
          <table:table-cell table:formula="of:=[Cost.F101]" office:value-type="float" office:value="2110.70833333333" calcext:value-type="float">
            <text:p>2110.7083333333</text:p>
          </table:table-cell>
          <table:table-cell table:formula="of:=[Cost.G101]" office:value-type="float" office:value="7326.27192982456" calcext:value-type="float">
            <text:p>7326.2719298246</text:p>
          </table:table-cell>
          <table:table-cell table:formula="of:=[Cost.H101]" office:value-type="float" office:value="0" calcext:value-type="float">
            <text:p>0</text:p>
          </table:table-cell>
          <table:table-cell table:formula="of:=[Cost.I101]" office:value-type="float" office:value="13765.2333333333" calcext:value-type="float">
            <text:p>13765.2333333333</text:p>
          </table:table-cell>
        </table:table-row>
        <table:table-row table:style-name="ro1">
          <table:table-cell table:formula="of:=[Cost.A102]" office:value-type="float" office:value="2099" calcext:value-type="float">
            <text:p>2099</text:p>
          </table:table-cell>
          <table:table-cell table:formula="of:=[Cost.F102]" office:value-type="float" office:value="2093.10833333333" calcext:value-type="float">
            <text:p>2093.1083333333</text:p>
          </table:table-cell>
          <table:table-cell table:formula="of:=[Cost.G102]" office:value-type="float" office:value="7386.24912280702" calcext:value-type="float">
            <text:p>7386.249122807</text:p>
          </table:table-cell>
          <table:table-cell table:formula="of:=[Cost.H102]" office:value-type="float" office:value="0" calcext:value-type="float">
            <text:p>0</text:p>
          </table:table-cell>
          <table:table-cell table:formula="of:=[Cost.I102]" office:value-type="float" office:value="13781.2166666667" calcext:value-type="float">
            <text:p>13781.2166666667</text:p>
          </table:table-cell>
        </table:table-row>
        <table:table-row table:style-name="ro1">
          <table:table-cell table:formula="of:=[Cost.A103]" office:value-type="float" office:value="2100" calcext:value-type="float">
            <text:p>2100</text:p>
          </table:table-cell>
          <table:table-cell table:formula="of:=[Cost.F103]" office:value-type="float" office:value="2117.04166666667" calcext:value-type="float">
            <text:p>2117.0416666667</text:p>
          </table:table-cell>
          <table:table-cell table:formula="of:=[Cost.G103]" office:value-type="float" office:value="7389.14824561404" calcext:value-type="float">
            <text:p>7389.148245614</text:p>
          </table:table-cell>
          <table:table-cell table:formula="of:=[Cost.H103]" office:value-type="float" office:value="0" calcext:value-type="float">
            <text:p>0</text:p>
          </table:table-cell>
          <table:table-cell table:formula="of:=[Cost.I103]" office:value-type="float" office:value="13804.65" calcext:value-type="float">
            <text:p>13804.65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aw-data-run1-new" table:style-name="ta1">
        <office:forms form:automatic-focus="false" form:apply-design-mode="false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table:formula="of:=[Cost.J2]" office:value-type="string" office:string-value="Wet Storage" calcext:value-type="string">
            <text:p>Wet Storage</text:p>
          </table:table-cell>
          <table:table-cell table:formula="of:=[Cost.K2]" office:value-type="string" office:string-value="Dry Storage" calcext:value-type="string">
            <text:p>Dry Storage</text:p>
          </table:table-cell>
          <table:table-cell table:formula="of:=[Cost.L2]" office:value-type="string" office:string-value="Repository" calcext:value-type="string">
            <text:p>Repository</text:p>
          </table:table-cell>
          <table:table-cell table:formula="of:=[Cost.M2]" office:value-type="string" office:string-value="Reprocessed Fuel" calcext:value-type="string">
            <text:p>Reprocessed Fuel</text:p>
          </table:table-cell>
        </table:table-row>
        <table:table-row table:style-name="ro1">
          <table:table-cell table:formula="of:=[Cost.A3]" office:value-type="float" office:value="2000" calcext:value-type="float">
            <text:p>2000</text:p>
          </table:table-cell>
          <table:table-cell table:formula="of:=[Cost.J3]" office:value-type="float" office:value="601.333333333333" calcext:value-type="float">
            <text:p>601.3333333333</text:p>
          </table:table-cell>
          <table:table-cell table:formula="of:=[Cost.K3]" office:value-type="float" office:value="2494.6798245614" calcext:value-type="float">
            <text:p>2494.6798245614</text:p>
          </table:table-cell>
          <table:table-cell table:formula="of:=[Cost.L3]" office:value-type="float" office:value="3039.47368421053" calcext:value-type="float">
            <text:p>3039.4736842105</text:p>
          </table:table-cell>
          <table:table-cell table:formula="of:=[Cost.M3]" office:value-type="float" office:value="-0.666666666666667" calcext:value-type="float">
            <text:p>-0.6666666667</text:p>
          </table:table-cell>
        </table:table-row>
        <table:table-row table:style-name="ro1">
          <table:table-cell table:formula="of:=[Cost.A4]" office:value-type="float" office:value="2001" calcext:value-type="float">
            <text:p>2001</text:p>
          </table:table-cell>
          <table:table-cell table:formula="of:=[Cost.J4]" office:value-type="float" office:value="481.066666666667" calcext:value-type="float">
            <text:p>481.0666666667</text:p>
          </table:table-cell>
          <table:table-cell table:formula="of:=[Cost.K4]" office:value-type="float" office:value="3336.09210526316" calcext:value-type="float">
            <text:p>3336.0921052632</text:p>
          </table:table-cell>
          <table:table-cell table:formula="of:=[Cost.L4]" office:value-type="float" office:value="3315.78947368421" calcext:value-type="float">
            <text:p>3315.7894736842</text:p>
          </table:table-cell>
          <table:table-cell table:formula="of:=[Cost.M4]" office:value-type="float" office:value="-0.466666666666667" calcext:value-type="float">
            <text:p>-0.4666666667</text:p>
          </table:table-cell>
        </table:table-row>
        <table:table-row table:style-name="ro1">
          <table:table-cell table:formula="of:=[Cost.A5]" office:value-type="float" office:value="2002" calcext:value-type="float">
            <text:p>2002</text:p>
          </table:table-cell>
          <table:table-cell table:formula="of:=[Cost.J5]" office:value-type="float" office:value="360.8" calcext:value-type="float">
            <text:p>360.8</text:p>
          </table:table-cell>
          <table:table-cell table:formula="of:=[Cost.K5]" office:value-type="float" office:value="3823.91929824561" calcext:value-type="float">
            <text:p>3823.9192982456</text:p>
          </table:table-cell>
          <table:table-cell table:formula="of:=[Cost.L5]" office:value-type="float" office:value="3592.10526315789" calcext:value-type="float">
            <text:p>3592.1052631579</text:p>
          </table:table-cell>
          <table:table-cell table:formula="of:=[Cost.M5]" office:value-type="float" office:value="-0.35" calcext:value-type="float">
            <text:p>-0.35</text:p>
          </table:table-cell>
        </table:table-row>
        <table:table-row table:style-name="ro1">
          <table:table-cell table:formula="of:=[Cost.A6]" office:value-type="float" office:value="2003" calcext:value-type="float">
            <text:p>2003</text:p>
          </table:table-cell>
          <table:table-cell table:formula="of:=[Cost.J6]" office:value-type="float" office:value="240.533333333333" calcext:value-type="float">
            <text:p>240.5333333333</text:p>
          </table:table-cell>
          <table:table-cell table:formula="of:=[Cost.K6]" office:value-type="float" office:value="4081.99035087719" calcext:value-type="float">
            <text:p>4081.9903508772</text:p>
          </table:table-cell>
          <table:table-cell table:formula="of:=[Cost.L6]" office:value-type="float" office:value="3868.42105263158" calcext:value-type="float">
            <text:p>3868.4210526316</text:p>
          </table:table-cell>
          <table:table-cell table:formula="of:=[Cost.M6]" office:value-type="float" office:value="-0.566666666666667" calcext:value-type="float">
            <text:p>-0.5666666667</text:p>
          </table:table-cell>
        </table:table-row>
        <table:table-row table:style-name="ro1">
          <table:table-cell table:formula="of:=[Cost.A7]" office:value-type="float" office:value="2004" calcext:value-type="float">
            <text:p>2004</text:p>
          </table:table-cell>
          <table:table-cell table:formula="of:=[Cost.J7]" office:value-type="float" office:value="120.266666666667" calcext:value-type="float">
            <text:p>120.2666666667</text:p>
          </table:table-cell>
          <table:table-cell table:formula="of:=[Cost.K7]" office:value-type="float" office:value="4189.72192982456" calcext:value-type="float">
            <text:p>4189.7219298246</text:p>
          </table:table-cell>
          <table:table-cell table:formula="of:=[Cost.L7]" office:value-type="float" office:value="4144.73684210526" calcext:value-type="float">
            <text:p>4144.7368421053</text:p>
          </table:table-cell>
          <table:table-cell table:formula="of:=[Cost.M7]" office:value-type="float" office:value="-0.116666666666667" calcext:value-type="float">
            <text:p>-0.1166666667</text:p>
          </table:table-cell>
        </table:table-row>
        <table:table-row table:style-name="ro1">
          <table:table-cell table:formula="of:=[Cost.A8]" office:value-type="float" office:value="2005" calcext:value-type="float">
            <text:p>2005</text:p>
          </table:table-cell>
          <table:table-cell table:formula="of:=[Cost.J8]" office:value-type="float" office:value="0" calcext:value-type="float">
            <text:p>0</text:p>
          </table:table-cell>
          <table:table-cell table:formula="of:=[Cost.K8]" office:value-type="float" office:value="4146.80175438597" calcext:value-type="float">
            <text:p>4146.801754386</text:p>
          </table:table-cell>
          <table:table-cell table:formula="of:=[Cost.L8]" office:value-type="float" office:value="4421.05263157895" calcext:value-type="float">
            <text:p>4421.052631579</text:p>
          </table:table-cell>
          <table:table-cell table:formula="of:=[Cost.M8]" office:value-type="float" office:value="-0.416666666666667" calcext:value-type="float">
            <text:p>-0.4166666667</text:p>
          </table:table-cell>
        </table:table-row>
        <table:table-row table:style-name="ro1">
          <table:table-cell table:formula="of:=[Cost.A9]" office:value-type="float" office:value="2006" calcext:value-type="float">
            <text:p>2006</text:p>
          </table:table-cell>
          <table:table-cell table:formula="of:=[Cost.J9]" office:value-type="float" office:value="0" calcext:value-type="float">
            <text:p>0</text:p>
          </table:table-cell>
          <table:table-cell table:formula="of:=[Cost.K9]" office:value-type="float" office:value="3953.47543859649" calcext:value-type="float">
            <text:p>3953.4754385965</text:p>
          </table:table-cell>
          <table:table-cell table:formula="of:=[Cost.L9]" office:value-type="float" office:value="4697.36842105263" calcext:value-type="float">
            <text:p>4697.3684210526</text:p>
          </table:table-cell>
          <table:table-cell table:formula="of:=[Cost.M9]" office:value-type="float" office:value="0.116666666666667" calcext:value-type="float">
            <text:p>0.1166666667</text:p>
          </table:table-cell>
        </table:table-row>
        <table:table-row table:style-name="ro1">
          <table:table-cell table:formula="of:=[Cost.A10]" office:value-type="float" office:value="2007" calcext:value-type="float">
            <text:p>2007</text:p>
          </table:table-cell>
          <table:table-cell table:formula="of:=[Cost.J10]" office:value-type="float" office:value="0.375" calcext:value-type="float">
            <text:p>0.375</text:p>
          </table:table-cell>
          <table:table-cell table:formula="of:=[Cost.K10]" office:value-type="float" office:value="3821.44736842105" calcext:value-type="float">
            <text:p>3821.4473684211</text:p>
          </table:table-cell>
          <table:table-cell table:formula="of:=[Cost.L10]" office:value-type="float" office:value="4973.68421052632" calcext:value-type="float">
            <text:p>4973.6842105263</text:p>
          </table:table-cell>
          <table:table-cell table:formula="of:=[Cost.M10]" office:value-type="float" office:value="0.0333333333333333" calcext:value-type="float">
            <text:p>0.0333333333</text:p>
          </table:table-cell>
        </table:table-row>
        <table:table-row table:style-name="ro1">
          <table:table-cell table:formula="of:=[Cost.A11]" office:value-type="float" office:value="2008" calcext:value-type="float">
            <text:p>2008</text:p>
          </table:table-cell>
          <table:table-cell table:formula="of:=[Cost.J11]" office:value-type="float" office:value="4" calcext:value-type="float">
            <text:p>4</text:p>
          </table:table-cell>
          <table:table-cell table:formula="of:=[Cost.K11]" office:value-type="float" office:value="3715.4798245614" calcext:value-type="float">
            <text:p>3715.4798245614</text:p>
          </table:table-cell>
          <table:table-cell table:formula="of:=[Cost.L11]" office:value-type="float" office:value="5250" calcext:value-type="float">
            <text:p>5250</text:p>
          </table:table-cell>
          <table:table-cell table:formula="of:=[Cost.M11]" office:value-type="float" office:value="0.0333333333333334" calcext:value-type="float">
            <text:p>0.0333333333</text:p>
          </table:table-cell>
        </table:table-row>
        <table:table-row table:style-name="ro1">
          <table:table-cell table:formula="of:=[Cost.A12]" office:value-type="float" office:value="2009" calcext:value-type="float">
            <text:p>2009</text:p>
          </table:table-cell>
          <table:table-cell table:formula="of:=[Cost.J12]" office:value-type="float" office:value="10.5416666666667" calcext:value-type="float">
            <text:p>10.5416666667</text:p>
          </table:table-cell>
          <table:table-cell table:formula="of:=[Cost.K12]" office:value-type="float" office:value="3562.00789473684" calcext:value-type="float">
            <text:p>3562.0078947369</text:p>
          </table:table-cell>
          <table:table-cell table:formula="of:=[Cost.L12]" office:value-type="float" office:value="5526.31578947368" calcext:value-type="float">
            <text:p>5526.3157894737</text:p>
          </table:table-cell>
          <table:table-cell table:formula="of:=[Cost.M12]" office:value-type="float" office:value="0.0333333333333333" calcext:value-type="float">
            <text:p>0.0333333333</text:p>
          </table:table-cell>
        </table:table-row>
        <table:table-row table:style-name="ro1">
          <table:table-cell table:formula="of:=[Cost.A13]" office:value-type="float" office:value="2010" calcext:value-type="float">
            <text:p>2010</text:p>
          </table:table-cell>
          <table:table-cell table:formula="of:=[Cost.J13]" office:value-type="float" office:value="22.625" calcext:value-type="float">
            <text:p>22.625</text:p>
          </table:table-cell>
          <table:table-cell table:formula="of:=[Cost.K13]" office:value-type="float" office:value="3369.41754385965" calcext:value-type="float">
            <text:p>3369.4175438597</text:p>
          </table:table-cell>
          <table:table-cell table:formula="of:=[Cost.L13]" office:value-type="float" office:value="5802.63157894737" calcext:value-type="float">
            <text:p>5802.6315789474</text:p>
          </table:table-cell>
          <table:table-cell table:formula="of:=[Cost.M13]" office:value-type="float" office:value="-0.05" calcext:value-type="float">
            <text:p>-0.05</text:p>
          </table:table-cell>
        </table:table-row>
        <table:table-row table:style-name="ro1">
          <table:table-cell table:formula="of:=[Cost.A14]" office:value-type="float" office:value="2011" calcext:value-type="float">
            <text:p>2011</text:p>
          </table:table-cell>
          <table:table-cell table:formula="of:=[Cost.J14]" office:value-type="float" office:value="42.4833333333333" calcext:value-type="float">
            <text:p>42.4833333333</text:p>
          </table:table-cell>
          <table:table-cell table:formula="of:=[Cost.K14]" office:value-type="float" office:value="3181.45526315789" calcext:value-type="float">
            <text:p>3181.4552631579</text:p>
          </table:table-cell>
          <table:table-cell table:formula="of:=[Cost.L14]" office:value-type="float" office:value="6078.94736842105" calcext:value-type="float">
            <text:p>6078.9473684211</text:p>
          </table:table-cell>
          <table:table-cell table:formula="of:=[Cost.M14]" office:value-type="float" office:value="-0.0833333333333333" calcext:value-type="float">
            <text:p>-0.0833333333</text:p>
          </table:table-cell>
        </table:table-row>
        <table:table-row table:style-name="ro1">
          <table:table-cell table:formula="of:=[Cost.A15]" office:value-type="float" office:value="2012" calcext:value-type="float">
            <text:p>2012</text:p>
          </table:table-cell>
          <table:table-cell table:formula="of:=[Cost.J15]" office:value-type="float" office:value="52.4333333333333" calcext:value-type="float">
            <text:p>52.4333333333</text:p>
          </table:table-cell>
          <table:table-cell table:formula="of:=[Cost.K15]" office:value-type="float" office:value="3011.12807017544" calcext:value-type="float">
            <text:p>3011.1280701754</text:p>
          </table:table-cell>
          <table:table-cell table:formula="of:=[Cost.L15]" office:value-type="float" office:value="6355.26315789474" calcext:value-type="float">
            <text:p>6355.2631578947</text:p>
          </table:table-cell>
          <table:table-cell table:formula="of:=[Cost.M15]" office:value-type="float" office:value="-0.0833333333333333" calcext:value-type="float">
            <text:p>-0.0833333333</text:p>
          </table:table-cell>
        </table:table-row>
        <table:table-row table:style-name="ro1">
          <table:table-cell table:formula="of:=[Cost.A16]" office:value-type="float" office:value="2013" calcext:value-type="float">
            <text:p>2013</text:p>
          </table:table-cell>
          <table:table-cell table:formula="of:=[Cost.J16]" office:value-type="float" office:value="55.1916666666667" calcext:value-type="float">
            <text:p>55.1916666667</text:p>
          </table:table-cell>
          <table:table-cell table:formula="of:=[Cost.K16]" office:value-type="float" office:value="2858.23859649123" calcext:value-type="float">
            <text:p>2858.2385964912</text:p>
          </table:table-cell>
          <table:table-cell table:formula="of:=[Cost.L16]" office:value-type="float" office:value="6631.57894736842" calcext:value-type="float">
            <text:p>6631.5789473684</text:p>
          </table:table-cell>
          <table:table-cell table:formula="of:=[Cost.M16]" office:value-type="float" office:value="0.25" calcext:value-type="float">
            <text:p>0.25</text:p>
          </table:table-cell>
        </table:table-row>
        <table:table-row table:style-name="ro1">
          <table:table-cell table:formula="of:=[Cost.A17]" office:value-type="float" office:value="2014" calcext:value-type="float">
            <text:p>2014</text:p>
          </table:table-cell>
          <table:table-cell table:formula="of:=[Cost.J17]" office:value-type="float" office:value="57.025" calcext:value-type="float">
            <text:p>57.025</text:p>
          </table:table-cell>
          <table:table-cell table:formula="of:=[Cost.K17]" office:value-type="float" office:value="2718.26403508772" calcext:value-type="float">
            <text:p>2718.2640350877</text:p>
          </table:table-cell>
          <table:table-cell table:formula="of:=[Cost.L17]" office:value-type="float" office:value="6907.8947368421" calcext:value-type="float">
            <text:p>6907.8947368421</text:p>
          </table:table-cell>
          <table:table-cell table:formula="of:=[Cost.M17]" office:value-type="float" office:value="-0.0833333333333333" calcext:value-type="float">
            <text:p>-0.0833333333</text:p>
          </table:table-cell>
        </table:table-row>
        <table:table-row table:style-name="ro1">
          <table:table-cell table:formula="of:=[Cost.A18]" office:value-type="float" office:value="2015" calcext:value-type="float">
            <text:p>2015</text:p>
          </table:table-cell>
          <table:table-cell table:formula="of:=[Cost.J18]" office:value-type="float" office:value="66.65" calcext:value-type="float">
            <text:p>66.65</text:p>
          </table:table-cell>
          <table:table-cell table:formula="of:=[Cost.K18]" office:value-type="float" office:value="2586.94561403509" calcext:value-type="float">
            <text:p>2586.9456140351</text:p>
          </table:table-cell>
          <table:table-cell table:formula="of:=[Cost.L18]" office:value-type="float" office:value="7184.21052631579" calcext:value-type="float">
            <text:p>7184.2105263158</text:p>
          </table:table-cell>
          <table:table-cell table:formula="of:=[Cost.M18]" office:value-type="float" office:value="0.25" calcext:value-type="float">
            <text:p>0.25</text:p>
          </table:table-cell>
        </table:table-row>
        <table:table-row table:style-name="ro1">
          <table:table-cell table:formula="of:=[Cost.A19]" office:value-type="float" office:value="2016" calcext:value-type="float">
            <text:p>2016</text:p>
          </table:table-cell>
          <table:table-cell table:formula="of:=[Cost.J19]" office:value-type="float" office:value="85.6666666666667" calcext:value-type="float">
            <text:p>85.6666666667</text:p>
          </table:table-cell>
          <table:table-cell table:formula="of:=[Cost.K19]" office:value-type="float" office:value="2447.03333333333" calcext:value-type="float">
            <text:p>2447.0333333333</text:p>
          </table:table-cell>
          <table:table-cell table:formula="of:=[Cost.L19]" office:value-type="float" office:value="7460.52631578947" calcext:value-type="float">
            <text:p>7460.5263157895</text:p>
          </table:table-cell>
          <table:table-cell table:formula="of:=[Cost.M19]" office:value-type="float" office:value="249.716666666667" calcext:value-type="float">
            <text:p>249.7166666667</text:p>
          </table:table-cell>
        </table:table-row>
        <table:table-row table:style-name="ro1">
          <table:table-cell table:formula="of:=[Cost.A20]" office:value-type="float" office:value="2017" calcext:value-type="float">
            <text:p>2017</text:p>
          </table:table-cell>
          <table:table-cell table:formula="of:=[Cost.J20]" office:value-type="float" office:value="116.05" calcext:value-type="float">
            <text:p>116.05</text:p>
          </table:table-cell>
          <table:table-cell table:formula="of:=[Cost.K20]" office:value-type="float" office:value="2171.91666666667" calcext:value-type="float">
            <text:p>2171.9166666667</text:p>
          </table:table-cell>
          <table:table-cell table:formula="of:=[Cost.L20]" office:value-type="float" office:value="7736.84210526316" calcext:value-type="float">
            <text:p>7736.8421052632</text:p>
          </table:table-cell>
          <table:table-cell table:formula="of:=[Cost.M20]" office:value-type="float" office:value="249.8" calcext:value-type="float">
            <text:p>249.8</text:p>
          </table:table-cell>
        </table:table-row>
        <table:table-row table:style-name="ro1">
          <table:table-cell table:formula="of:=[Cost.A21]" office:value-type="float" office:value="2018" calcext:value-type="float">
            <text:p>2018</text:p>
          </table:table-cell>
          <table:table-cell table:formula="of:=[Cost.J21]" office:value-type="float" office:value="155.75" calcext:value-type="float">
            <text:p>155.75</text:p>
          </table:table-cell>
          <table:table-cell table:formula="of:=[Cost.K21]" office:value-type="float" office:value="1640" calcext:value-type="float">
            <text:p>1640</text:p>
          </table:table-cell>
          <table:table-cell table:formula="of:=[Cost.L21]" office:value-type="float" office:value="9500" calcext:value-type="float">
            <text:p>9500</text:p>
          </table:table-cell>
          <table:table-cell table:formula="of:=[Cost.M21]" office:value-type="float" office:value="519.8" calcext:value-type="float">
            <text:p>519.8</text:p>
          </table:table-cell>
        </table:table-row>
        <table:table-row table:style-name="ro1">
          <table:table-cell table:formula="of:=[Cost.A22]" office:value-type="float" office:value="2019" calcext:value-type="float">
            <text:p>2019</text:p>
          </table:table-cell>
          <table:table-cell table:formula="of:=[Cost.J22]" office:value-type="float" office:value="199.983333333333" calcext:value-type="float">
            <text:p>199.9833333333</text:p>
          </table:table-cell>
          <table:table-cell table:formula="of:=[Cost.K22]" office:value-type="float" office:value="1060.53333333333" calcext:value-type="float">
            <text:p>1060.5333333333</text:p>
          </table:table-cell>
          <table:table-cell table:formula="of:=[Cost.L22]" office:value-type="float" office:value="12250" calcext:value-type="float">
            <text:p>12250</text:p>
          </table:table-cell>
          <table:table-cell table:formula="of:=[Cost.M22]" office:value-type="float" office:value="410.8" calcext:value-type="float">
            <text:p>410.8</text:p>
          </table:table-cell>
        </table:table-row>
        <table:table-row table:style-name="ro1">
          <table:table-cell table:formula="of:=[Cost.A23]" office:value-type="float" office:value="2020" calcext:value-type="float">
            <text:p>2020</text:p>
          </table:table-cell>
          <table:table-cell table:formula="of:=[Cost.J23]" office:value-type="float" office:value="244.925" calcext:value-type="float">
            <text:p>244.925</text:p>
          </table:table-cell>
          <table:table-cell table:formula="of:=[Cost.K23]" office:value-type="float" office:value="615.531578947369" calcext:value-type="float">
            <text:p>615.5315789474</text:p>
          </table:table-cell>
          <table:table-cell table:formula="of:=[Cost.L23]" office:value-type="float" office:value="14186.8421052632" calcext:value-type="float">
            <text:p>14186.8421052632</text:p>
          </table:table-cell>
          <table:table-cell table:formula="of:=[Cost.M23]" office:value-type="float" office:value="424.383333333333" calcext:value-type="float">
            <text:p>424.3833333333</text:p>
          </table:table-cell>
        </table:table-row>
        <table:table-row table:style-name="ro1">
          <table:table-cell table:formula="of:=[Cost.A24]" office:value-type="float" office:value="2021" calcext:value-type="float">
            <text:p>2021</text:p>
          </table:table-cell>
          <table:table-cell table:formula="of:=[Cost.J24]" office:value-type="float" office:value="289.558333333333" calcext:value-type="float">
            <text:p>289.5583333333</text:p>
          </table:table-cell>
          <table:table-cell table:formula="of:=[Cost.K24]" office:value-type="float" office:value="307.015789473684" calcext:value-type="float">
            <text:p>307.0157894737</text:p>
          </table:table-cell>
          <table:table-cell table:formula="of:=[Cost.L24]" office:value-type="float" office:value="15560.5263157895" calcext:value-type="float">
            <text:p>15560.5263157895</text:p>
          </table:table-cell>
          <table:table-cell table:formula="of:=[Cost.M24]" office:value-type="float" office:value="502.333333333333" calcext:value-type="float">
            <text:p>502.3333333333</text:p>
          </table:table-cell>
        </table:table-row>
        <table:table-row table:style-name="ro1">
          <table:table-cell table:formula="of:=[Cost.A25]" office:value-type="float" office:value="2022" calcext:value-type="float">
            <text:p>2022</text:p>
          </table:table-cell>
          <table:table-cell table:formula="of:=[Cost.J25]" office:value-type="float" office:value="334.041666666667" calcext:value-type="float">
            <text:p>334.0416666667</text:p>
          </table:table-cell>
          <table:table-cell table:formula="of:=[Cost.K25]" office:value-type="float" office:value="135.242105263158" calcext:value-type="float">
            <text:p>135.2421052632</text:p>
          </table:table-cell>
          <table:table-cell table:formula="of:=[Cost.L25]" office:value-type="float" office:value="16371.0526315789" calcext:value-type="float">
            <text:p>16371.0526315789</text:p>
          </table:table-cell>
          <table:table-cell table:formula="of:=[Cost.M25]" office:value-type="float" office:value="680.233333333333" calcext:value-type="float">
            <text:p>680.2333333333</text:p>
          </table:table-cell>
        </table:table-row>
        <table:table-row table:style-name="ro1">
          <table:table-cell table:formula="of:=[Cost.A26]" office:value-type="float" office:value="2023" calcext:value-type="float">
            <text:p>2023</text:p>
          </table:table-cell>
          <table:table-cell table:formula="of:=[Cost.J26]" office:value-type="float" office:value="376.516666666667" calcext:value-type="float">
            <text:p>376.5166666667</text:p>
          </table:table-cell>
          <table:table-cell table:formula="of:=[Cost.K26]" office:value-type="float" office:value="96.9166666666667" calcext:value-type="float">
            <text:p>96.9166666667</text:p>
          </table:table-cell>
          <table:table-cell table:formula="of:=[Cost.L26]" office:value-type="float" office:value="16618.4210526316" calcext:value-type="float">
            <text:p>16618.4210526316</text:p>
          </table:table-cell>
          <table:table-cell table:formula="of:=[Cost.M26]" office:value-type="float" office:value="987.95" calcext:value-type="float">
            <text:p>987.95</text:p>
          </table:table-cell>
        </table:table-row>
        <table:table-row table:style-name="ro1">
          <table:table-cell table:formula="of:=[Cost.A27]" office:value-type="float" office:value="2024" calcext:value-type="float">
            <text:p>2024</text:p>
          </table:table-cell>
          <table:table-cell table:formula="of:=[Cost.J27]" office:value-type="float" office:value="426.325" calcext:value-type="float">
            <text:p>426.325</text:p>
          </table:table-cell>
          <table:table-cell table:formula="of:=[Cost.K27]" office:value-type="float" office:value="145.69298245614" calcext:value-type="float">
            <text:p>145.6929824561</text:p>
          </table:table-cell>
          <table:table-cell table:formula="of:=[Cost.L27]" office:value-type="float" office:value="16552.6315789474" calcext:value-type="float">
            <text:p>16552.6315789474</text:p>
          </table:table-cell>
          <table:table-cell table:formula="of:=[Cost.M27]" office:value-type="float" office:value="1340.78333333333" calcext:value-type="float">
            <text:p>1340.7833333333</text:p>
          </table:table-cell>
        </table:table-row>
        <table:table-row table:style-name="ro1">
          <table:table-cell table:formula="of:=[Cost.A28]" office:value-type="float" office:value="2025" calcext:value-type="float">
            <text:p>2025</text:p>
          </table:table-cell>
          <table:table-cell table:formula="of:=[Cost.J28]" office:value-type="float" office:value="471.183333333333" calcext:value-type="float">
            <text:p>471.1833333333</text:p>
          </table:table-cell>
          <table:table-cell table:formula="of:=[Cost.K28]" office:value-type="float" office:value="204.776315789474" calcext:value-type="float">
            <text:p>204.7763157895</text:p>
          </table:table-cell>
          <table:table-cell table:formula="of:=[Cost.L28]" office:value-type="float" office:value="16473.6842105263" calcext:value-type="float">
            <text:p>16473.6842105263</text:p>
          </table:table-cell>
          <table:table-cell table:formula="of:=[Cost.M28]" office:value-type="float" office:value="1656.43333333333" calcext:value-type="float">
            <text:p>1656.4333333333</text:p>
          </table:table-cell>
        </table:table-row>
        <table:table-row table:style-name="ro1">
          <table:table-cell table:formula="of:=[Cost.A29]" office:value-type="float" office:value="2026" calcext:value-type="float">
            <text:p>2026</text:p>
          </table:table-cell>
          <table:table-cell table:formula="of:=[Cost.J29]" office:value-type="float" office:value="519.575" calcext:value-type="float">
            <text:p>519.575</text:p>
          </table:table-cell>
          <table:table-cell table:formula="of:=[Cost.K29]" office:value-type="float" office:value="274.364035087719" calcext:value-type="float">
            <text:p>274.3640350877</text:p>
          </table:table-cell>
          <table:table-cell table:formula="of:=[Cost.L29]" office:value-type="float" office:value="16381.5789473684" calcext:value-type="float">
            <text:p>16381.5789473684</text:p>
          </table:table-cell>
          <table:table-cell table:formula="of:=[Cost.M29]" office:value-type="float" office:value="1877.28333333333" calcext:value-type="float">
            <text:p>1877.2833333333</text:p>
          </table:table-cell>
        </table:table-row>
        <table:table-row table:style-name="ro1">
          <table:table-cell table:formula="of:=[Cost.A30]" office:value-type="float" office:value="2027" calcext:value-type="float">
            <text:p>2027</text:p>
          </table:table-cell>
          <table:table-cell table:formula="of:=[Cost.J30]" office:value-type="float" office:value="609.441666666667" calcext:value-type="float">
            <text:p>609.4416666667</text:p>
          </table:table-cell>
          <table:table-cell table:formula="of:=[Cost.K30]" office:value-type="float" office:value="353.478070175439" calcext:value-type="float">
            <text:p>353.4780701754</text:p>
          </table:table-cell>
          <table:table-cell table:formula="of:=[Cost.L30]" office:value-type="float" office:value="16276.3157894737" calcext:value-type="float">
            <text:p>16276.3157894737</text:p>
          </table:table-cell>
          <table:table-cell table:formula="of:=[Cost.M30]" office:value-type="float" office:value="2030.9" calcext:value-type="float">
            <text:p>2030.9</text:p>
          </table:table-cell>
        </table:table-row>
        <table:table-row table:style-name="ro1">
          <table:table-cell table:formula="of:=[Cost.A31]" office:value-type="float" office:value="2028" calcext:value-type="float">
            <text:p>2028</text:p>
          </table:table-cell>
          <table:table-cell table:formula="of:=[Cost.J31]" office:value-type="float" office:value="668.483333333333" calcext:value-type="float">
            <text:p>668.4833333333</text:p>
          </table:table-cell>
          <table:table-cell table:formula="of:=[Cost.K31]" office:value-type="float" office:value="442.899122807018" calcext:value-type="float">
            <text:p>442.899122807</text:p>
          </table:table-cell>
          <table:table-cell table:formula="of:=[Cost.L31]" office:value-type="float" office:value="16157.8947368421" calcext:value-type="float">
            <text:p>16157.8947368421</text:p>
          </table:table-cell>
          <table:table-cell table:formula="of:=[Cost.M31]" office:value-type="float" office:value="2128.06666666667" calcext:value-type="float">
            <text:p>2128.0666666667</text:p>
          </table:table-cell>
        </table:table-row>
        <table:table-row table:style-name="ro1">
          <table:table-cell table:formula="of:=[Cost.A32]" office:value-type="float" office:value="2029" calcext:value-type="float">
            <text:p>2029</text:p>
          </table:table-cell>
          <table:table-cell table:formula="of:=[Cost.J32]" office:value-type="float" office:value="760.183333333333" calcext:value-type="float">
            <text:p>760.1833333333</text:p>
          </table:table-cell>
          <table:table-cell table:formula="of:=[Cost.K32]" office:value-type="float" office:value="542.491228070175" calcext:value-type="float">
            <text:p>542.4912280702</text:p>
          </table:table-cell>
          <table:table-cell table:formula="of:=[Cost.L32]" office:value-type="float" office:value="16026.3157894737" calcext:value-type="float">
            <text:p>16026.3157894737</text:p>
          </table:table-cell>
          <table:table-cell table:formula="of:=[Cost.M32]" office:value-type="float" office:value="2199.9" calcext:value-type="float">
            <text:p>2199.9</text:p>
          </table:table-cell>
        </table:table-row>
        <table:table-row table:style-name="ro1">
          <table:table-cell table:formula="of:=[Cost.A33]" office:value-type="float" office:value="2030" calcext:value-type="float">
            <text:p>2030</text:p>
          </table:table-cell>
          <table:table-cell table:formula="of:=[Cost.J33]" office:value-type="float" office:value="903.225" calcext:value-type="float">
            <text:p>903.225</text:p>
          </table:table-cell>
          <table:table-cell table:formula="of:=[Cost.K33]" office:value-type="float" office:value="652.026315789474" calcext:value-type="float">
            <text:p>652.0263157895</text:p>
          </table:table-cell>
          <table:table-cell table:formula="of:=[Cost.L33]" office:value-type="float" office:value="15881.5789473684" calcext:value-type="float">
            <text:p>15881.5789473684</text:p>
          </table:table-cell>
          <table:table-cell table:formula="of:=[Cost.M33]" office:value-type="float" office:value="2271.11666666667" calcext:value-type="float">
            <text:p>2271.1166666667</text:p>
          </table:table-cell>
        </table:table-row>
        <table:table-row table:style-name="ro1">
          <table:table-cell table:formula="of:=[Cost.A34]" office:value-type="float" office:value="2031" calcext:value-type="float">
            <text:p>2031</text:p>
          </table:table-cell>
          <table:table-cell table:formula="of:=[Cost.J34]" office:value-type="float" office:value="1056.48333333333" calcext:value-type="float">
            <text:p>1056.4833333333</text:p>
          </table:table-cell>
          <table:table-cell table:formula="of:=[Cost.K34]" office:value-type="float" office:value="771.074561403509" calcext:value-type="float">
            <text:p>771.0745614035</text:p>
          </table:table-cell>
          <table:table-cell table:formula="of:=[Cost.L34]" office:value-type="float" office:value="15723.6842105263" calcext:value-type="float">
            <text:p>15723.6842105263</text:p>
          </table:table-cell>
          <table:table-cell table:formula="of:=[Cost.M34]" office:value-type="float" office:value="2347.71666666667" calcext:value-type="float">
            <text:p>2347.7166666667</text:p>
          </table:table-cell>
        </table:table-row>
        <table:table-row table:style-name="ro1">
          <table:table-cell table:formula="of:=[Cost.A35]" office:value-type="float" office:value="2032" calcext:value-type="float">
            <text:p>2032</text:p>
          </table:table-cell>
          <table:table-cell table:formula="of:=[Cost.J35]" office:value-type="float" office:value="1087.23333333333" calcext:value-type="float">
            <text:p>1087.2333333333</text:p>
          </table:table-cell>
          <table:table-cell table:formula="of:=[Cost.K35]" office:value-type="float" office:value="901.197368421053" calcext:value-type="float">
            <text:p>901.1973684211</text:p>
          </table:table-cell>
          <table:table-cell table:formula="of:=[Cost.L35]" office:value-type="float" office:value="15552.6315789474" calcext:value-type="float">
            <text:p>15552.6315789474</text:p>
          </table:table-cell>
          <table:table-cell table:formula="of:=[Cost.M35]" office:value-type="float" office:value="2435.06666666667" calcext:value-type="float">
            <text:p>2435.0666666667</text:p>
          </table:table-cell>
        </table:table-row>
        <table:table-row table:style-name="ro1">
          <table:table-cell table:formula="of:=[Cost.A36]" office:value-type="float" office:value="2033" calcext:value-type="float">
            <text:p>2033</text:p>
          </table:table-cell>
          <table:table-cell table:formula="of:=[Cost.J36]" office:value-type="float" office:value="1016.66666666667" calcext:value-type="float">
            <text:p>1016.6666666667</text:p>
          </table:table-cell>
          <table:table-cell table:formula="of:=[Cost.K36]" office:value-type="float" office:value="1042.23684210526" calcext:value-type="float">
            <text:p>1042.2368421053</text:p>
          </table:table-cell>
          <table:table-cell table:formula="of:=[Cost.L36]" office:value-type="float" office:value="15368.4210526316" calcext:value-type="float">
            <text:p>15368.4210526316</text:p>
          </table:table-cell>
          <table:table-cell table:formula="of:=[Cost.M36]" office:value-type="float" office:value="2531.83333333333" calcext:value-type="float">
            <text:p>2531.8333333333</text:p>
          </table:table-cell>
        </table:table-row>
        <table:table-row table:style-name="ro1">
          <table:table-cell table:formula="of:=[Cost.A37]" office:value-type="float" office:value="2034" calcext:value-type="float">
            <text:p>2034</text:p>
          </table:table-cell>
          <table:table-cell table:formula="of:=[Cost.J37]" office:value-type="float" office:value="1129.175" calcext:value-type="float">
            <text:p>1129.175</text:p>
          </table:table-cell>
          <table:table-cell table:formula="of:=[Cost.K37]" office:value-type="float" office:value="1195.38157894737" calcext:value-type="float">
            <text:p>1195.3815789474</text:p>
          </table:table-cell>
          <table:table-cell table:formula="of:=[Cost.L37]" office:value-type="float" office:value="15171.0526315789" calcext:value-type="float">
            <text:p>15171.0526315789</text:p>
          </table:table-cell>
          <table:table-cell table:formula="of:=[Cost.M37]" office:value-type="float" office:value="2636.11666666667" calcext:value-type="float">
            <text:p>2636.1166666667</text:p>
          </table:table-cell>
        </table:table-row>
        <table:table-row table:style-name="ro1">
          <table:table-cell table:formula="of:=[Cost.A38]" office:value-type="float" office:value="2035" calcext:value-type="float">
            <text:p>2035</text:p>
          </table:table-cell>
          <table:table-cell table:formula="of:=[Cost.J38]" office:value-type="float" office:value="1061.275" calcext:value-type="float">
            <text:p>1061.275</text:p>
          </table:table-cell>
          <table:table-cell table:formula="of:=[Cost.K38]" office:value-type="float" office:value="1358.93421052632" calcext:value-type="float">
            <text:p>1358.9342105263</text:p>
          </table:table-cell>
          <table:table-cell table:formula="of:=[Cost.L38]" office:value-type="float" office:value="14960.5263157895" calcext:value-type="float">
            <text:p>14960.5263157895</text:p>
          </table:table-cell>
          <table:table-cell table:formula="of:=[Cost.M38]" office:value-type="float" office:value="2744.21666666667" calcext:value-type="float">
            <text:p>2744.2166666667</text:p>
          </table:table-cell>
        </table:table-row>
        <table:table-row table:style-name="ro1">
          <table:table-cell table:formula="of:=[Cost.A39]" office:value-type="float" office:value="2036" calcext:value-type="float">
            <text:p>2036</text:p>
          </table:table-cell>
          <table:table-cell table:formula="of:=[Cost.J39]" office:value-type="float" office:value="1010.53333333333" calcext:value-type="float">
            <text:p>1010.5333333333</text:p>
          </table:table-cell>
          <table:table-cell table:formula="of:=[Cost.K39]" office:value-type="float" office:value="1532.5701754386" calcext:value-type="float">
            <text:p>1532.5701754386</text:p>
          </table:table-cell>
          <table:table-cell table:formula="of:=[Cost.L39]" office:value-type="float" office:value="14736.8421052632" calcext:value-type="float">
            <text:p>14736.8421052632</text:p>
          </table:table-cell>
          <table:table-cell table:formula="of:=[Cost.M39]" office:value-type="float" office:value="2864.61666666667" calcext:value-type="float">
            <text:p>2864.6166666667</text:p>
          </table:table-cell>
        </table:table-row>
        <table:table-row table:style-name="ro1">
          <table:table-cell table:formula="of:=[Cost.A40]" office:value-type="float" office:value="2037" calcext:value-type="float">
            <text:p>2037</text:p>
          </table:table-cell>
          <table:table-cell table:formula="of:=[Cost.J40]" office:value-type="float" office:value="876.891666666667" calcext:value-type="float">
            <text:p>876.8916666667</text:p>
          </table:table-cell>
          <table:table-cell table:formula="of:=[Cost.K40]" office:value-type="float" office:value="1717.54385964912" calcext:value-type="float">
            <text:p>1717.5438596491</text:p>
          </table:table-cell>
          <table:table-cell table:formula="of:=[Cost.L40]" office:value-type="float" office:value="14500" calcext:value-type="float">
            <text:p>14500</text:p>
          </table:table-cell>
          <table:table-cell table:formula="of:=[Cost.M40]" office:value-type="float" office:value="2745.91666666667" calcext:value-type="float">
            <text:p>2745.9166666667</text:p>
          </table:table-cell>
        </table:table-row>
        <table:table-row table:style-name="ro1">
          <table:table-cell table:formula="of:=[Cost.A41]" office:value-type="float" office:value="2038" calcext:value-type="float">
            <text:p>2038</text:p>
          </table:table-cell>
          <table:table-cell table:formula="of:=[Cost.J41]" office:value-type="float" office:value="825.25" calcext:value-type="float">
            <text:p>825.25</text:p>
          </table:table-cell>
          <table:table-cell table:formula="of:=[Cost.K41]" office:value-type="float" office:value="1913.70175438596" calcext:value-type="float">
            <text:p>1913.701754386</text:p>
          </table:table-cell>
          <table:table-cell table:formula="of:=[Cost.L41]" office:value-type="float" office:value="14250" calcext:value-type="float">
            <text:p>14250</text:p>
          </table:table-cell>
          <table:table-cell table:formula="of:=[Cost.M41]" office:value-type="float" office:value="2894.31666666667" calcext:value-type="float">
            <text:p>2894.3166666667</text:p>
          </table:table-cell>
        </table:table-row>
        <table:table-row table:style-name="ro1">
          <table:table-cell table:formula="of:=[Cost.A42]" office:value-type="float" office:value="2039" calcext:value-type="float">
            <text:p>2039</text:p>
          </table:table-cell>
          <table:table-cell table:formula="of:=[Cost.J42]" office:value-type="float" office:value="672.658333333333" calcext:value-type="float">
            <text:p>672.6583333333</text:p>
          </table:table-cell>
          <table:table-cell table:formula="of:=[Cost.K42]" office:value-type="float" office:value="2458.78947368421" calcext:value-type="float">
            <text:p>2458.7894736842</text:p>
          </table:table-cell>
          <table:table-cell table:formula="of:=[Cost.L42]" office:value-type="float" office:value="12500" calcext:value-type="float">
            <text:p>12500</text:p>
          </table:table-cell>
          <table:table-cell table:formula="of:=[Cost.M42]" office:value-type="float" office:value="2743.45" calcext:value-type="float">
            <text:p>2743.45</text:p>
          </table:table-cell>
        </table:table-row>
        <table:table-row table:style-name="ro1">
          <table:table-cell table:formula="of:=[Cost.A43]" office:value-type="float" office:value="2040" calcext:value-type="float">
            <text:p>2040</text:p>
          </table:table-cell>
          <table:table-cell table:formula="of:=[Cost.J43]" office:value-type="float" office:value="523.341666666667" calcext:value-type="float">
            <text:p>523.3416666667</text:p>
          </table:table-cell>
          <table:table-cell table:formula="of:=[Cost.K43]" office:value-type="float" office:value="3232.05263157895" calcext:value-type="float">
            <text:p>3232.052631579</text:p>
          </table:table-cell>
          <table:table-cell table:formula="of:=[Cost.L43]" office:value-type="float" office:value="9500" calcext:value-type="float">
            <text:p>9500</text:p>
          </table:table-cell>
          <table:table-cell table:formula="of:=[Cost.M43]" office:value-type="float" office:value="3054.61666666667" calcext:value-type="float">
            <text:p>3054.6166666667</text:p>
          </table:table-cell>
        </table:table-row>
        <table:table-row table:style-name="ro1">
          <table:table-cell table:formula="of:=[Cost.A44]" office:value-type="float" office:value="2041" calcext:value-type="float">
            <text:p>2041</text:p>
          </table:table-cell>
          <table:table-cell table:formula="of:=[Cost.J44]" office:value-type="float" office:value="401.808333333333" calcext:value-type="float">
            <text:p>401.8083333333</text:p>
          </table:table-cell>
          <table:table-cell table:formula="of:=[Cost.K44]" office:value-type="float" office:value="3899.05526315789" calcext:value-type="float">
            <text:p>3899.0552631579</text:p>
          </table:table-cell>
          <table:table-cell table:formula="of:=[Cost.L44]" office:value-type="float" office:value="7300" calcext:value-type="float">
            <text:p>7300</text:p>
          </table:table-cell>
          <table:table-cell table:formula="of:=[Cost.M44]" office:value-type="float" office:value="3290.01666666667" calcext:value-type="float">
            <text:p>3290.0166666667</text:p>
          </table:table-cell>
        </table:table-row>
        <table:table-row table:style-name="ro1">
          <table:table-cell table:formula="of:=[Cost.A45]" office:value-type="float" office:value="2042" calcext:value-type="float">
            <text:p>2042</text:p>
          </table:table-cell>
          <table:table-cell table:formula="of:=[Cost.J45]" office:value-type="float" office:value="394.15" calcext:value-type="float">
            <text:p>394.15</text:p>
          </table:table-cell>
          <table:table-cell table:formula="of:=[Cost.K45]" office:value-type="float" office:value="4286.67543859649" calcext:value-type="float">
            <text:p>4286.6754385965</text:p>
          </table:table-cell>
          <table:table-cell table:formula="of:=[Cost.L45]" office:value-type="float" office:value="5650" calcext:value-type="float">
            <text:p>5650</text:p>
          </table:table-cell>
          <table:table-cell table:formula="of:=[Cost.M45]" office:value-type="float" office:value="3503.41666666667" calcext:value-type="float">
            <text:p>3503.4166666667</text:p>
          </table:table-cell>
        </table:table-row>
        <table:table-row table:style-name="ro1">
          <table:table-cell table:formula="of:=[Cost.A46]" office:value-type="float" office:value="2043" calcext:value-type="float">
            <text:p>2043</text:p>
          </table:table-cell>
          <table:table-cell table:formula="of:=[Cost.J46]" office:value-type="float" office:value="433.233333333333" calcext:value-type="float">
            <text:p>433.2333333333</text:p>
          </table:table-cell>
          <table:table-cell table:formula="of:=[Cost.K46]" office:value-type="float" office:value="4589.05087719298" calcext:value-type="float">
            <text:p>4589.050877193</text:p>
          </table:table-cell>
          <table:table-cell table:formula="of:=[Cost.L46]" office:value-type="float" office:value="4550" calcext:value-type="float">
            <text:p>4550</text:p>
          </table:table-cell>
          <table:table-cell table:formula="of:=[Cost.M46]" office:value-type="float" office:value="3686.71666666667" calcext:value-type="float">
            <text:p>3686.7166666667</text:p>
          </table:table-cell>
        </table:table-row>
        <table:table-row table:style-name="ro1">
          <table:table-cell table:formula="of:=[Cost.A47]" office:value-type="float" office:value="2044" calcext:value-type="float">
            <text:p>2044</text:p>
          </table:table-cell>
          <table:table-cell table:formula="of:=[Cost.J47]" office:value-type="float" office:value="396.316666666667" calcext:value-type="float">
            <text:p>396.3166666667</text:p>
          </table:table-cell>
          <table:table-cell table:formula="of:=[Cost.K47]" office:value-type="float" office:value="4822.33596491228" calcext:value-type="float">
            <text:p>4822.3359649123</text:p>
          </table:table-cell>
          <table:table-cell table:formula="of:=[Cost.L47]" office:value-type="float" office:value="4000" calcext:value-type="float">
            <text:p>4000</text:p>
          </table:table-cell>
          <table:table-cell table:formula="of:=[Cost.M47]" office:value-type="float" office:value="3780.63333333333" calcext:value-type="float">
            <text:p>3780.6333333333</text:p>
          </table:table-cell>
        </table:table-row>
        <table:table-row table:style-name="ro1">
          <table:table-cell table:formula="of:=[Cost.A48]" office:value-type="float" office:value="2045" calcext:value-type="float">
            <text:p>2045</text:p>
          </table:table-cell>
          <table:table-cell table:formula="of:=[Cost.J48]" office:value-type="float" office:value="323.141666666667" calcext:value-type="float">
            <text:p>323.1416666667</text:p>
          </table:table-cell>
          <table:table-cell table:formula="of:=[Cost.K48]" office:value-type="float" office:value="4883.09824561404" calcext:value-type="float">
            <text:p>4883.098245614</text:p>
          </table:table-cell>
          <table:table-cell table:formula="of:=[Cost.L48]" office:value-type="float" office:value="3750" calcext:value-type="float">
            <text:p>3750</text:p>
          </table:table-cell>
          <table:table-cell table:formula="of:=[Cost.M48]" office:value-type="float" office:value="3822.08333333333" calcext:value-type="float">
            <text:p>3822.0833333333</text:p>
          </table:table-cell>
        </table:table-row>
        <table:table-row table:style-name="ro1">
          <table:table-cell table:formula="of:=[Cost.A49]" office:value-type="float" office:value="2046" calcext:value-type="float">
            <text:p>2046</text:p>
          </table:table-cell>
          <table:table-cell table:formula="of:=[Cost.J49]" office:value-type="float" office:value="291.875" calcext:value-type="float">
            <text:p>291.875</text:p>
          </table:table-cell>
          <table:table-cell table:formula="of:=[Cost.K49]" office:value-type="float" office:value="4895.46315789474" calcext:value-type="float">
            <text:p>4895.4631578947</text:p>
          </table:table-cell>
          <table:table-cell table:formula="of:=[Cost.L49]" office:value-type="float" office:value="3500" calcext:value-type="float">
            <text:p>3500</text:p>
          </table:table-cell>
          <table:table-cell table:formula="of:=[Cost.M49]" office:value-type="float" office:value="3849.71666666667" calcext:value-type="float">
            <text:p>3849.7166666667</text:p>
          </table:table-cell>
        </table:table-row>
        <table:table-row table:style-name="ro1">
          <table:table-cell table:formula="of:=[Cost.A50]" office:value-type="float" office:value="2047" calcext:value-type="float">
            <text:p>2047</text:p>
          </table:table-cell>
          <table:table-cell table:formula="of:=[Cost.J50]" office:value-type="float" office:value="321.858333333333" calcext:value-type="float">
            <text:p>321.8583333333</text:p>
          </table:table-cell>
          <table:table-cell table:formula="of:=[Cost.K50]" office:value-type="float" office:value="4921.99561403509" calcext:value-type="float">
            <text:p>4921.9956140351</text:p>
          </table:table-cell>
          <table:table-cell table:formula="of:=[Cost.L50]" office:value-type="float" office:value="3250" calcext:value-type="float">
            <text:p>3250</text:p>
          </table:table-cell>
          <table:table-cell table:formula="of:=[Cost.M50]" office:value-type="float" office:value="3876.36666666667" calcext:value-type="float">
            <text:p>3876.3666666667</text:p>
          </table:table-cell>
        </table:table-row>
        <table:table-row table:style-name="ro1">
          <table:table-cell table:formula="of:=[Cost.A51]" office:value-type="float" office:value="2048" calcext:value-type="float">
            <text:p>2048</text:p>
          </table:table-cell>
          <table:table-cell table:formula="of:=[Cost.J51]" office:value-type="float" office:value="292.075" calcext:value-type="float">
            <text:p>292.075</text:p>
          </table:table-cell>
          <table:table-cell table:formula="of:=[Cost.K51]" office:value-type="float" office:value="4978.40701754386" calcext:value-type="float">
            <text:p>4978.4070175439</text:p>
          </table:table-cell>
          <table:table-cell table:formula="of:=[Cost.L51]" office:value-type="float" office:value="3000" calcext:value-type="float">
            <text:p>3000</text:p>
          </table:table-cell>
          <table:table-cell table:formula="of:=[Cost.M51]" office:value-type="float" office:value="3905.68333333333" calcext:value-type="float">
            <text:p>3905.6833333333</text:p>
          </table:table-cell>
        </table:table-row>
        <table:table-row table:style-name="ro1">
          <table:table-cell table:formula="of:=[Cost.A52]" office:value-type="float" office:value="2049" calcext:value-type="float">
            <text:p>2049</text:p>
          </table:table-cell>
          <table:table-cell table:formula="of:=[Cost.J52]" office:value-type="float" office:value="305.458333333333" calcext:value-type="float">
            <text:p>305.4583333333</text:p>
          </table:table-cell>
          <table:table-cell table:formula="of:=[Cost.K52]" office:value-type="float" office:value="4982.31228070175" calcext:value-type="float">
            <text:p>4982.3122807018</text:p>
          </table:table-cell>
          <table:table-cell table:formula="of:=[Cost.L52]" office:value-type="float" office:value="2750" calcext:value-type="float">
            <text:p>2750</text:p>
          </table:table-cell>
          <table:table-cell table:formula="of:=[Cost.M52]" office:value-type="float" office:value="3932.6" calcext:value-type="float">
            <text:p>3932.6</text:p>
          </table:table-cell>
        </table:table-row>
        <table:table-row table:style-name="ro1">
          <table:table-cell table:formula="of:=[Cost.A53]" office:value-type="float" office:value="2050" calcext:value-type="float">
            <text:p>2050</text:p>
          </table:table-cell>
          <table:table-cell table:formula="of:=[Cost.J53]" office:value-type="float" office:value="349.733333333333" calcext:value-type="float">
            <text:p>349.7333333333</text:p>
          </table:table-cell>
          <table:table-cell table:formula="of:=[Cost.K53]" office:value-type="float" office:value="4982.61403508772" calcext:value-type="float">
            <text:p>4982.6140350877</text:p>
          </table:table-cell>
          <table:table-cell table:formula="of:=[Cost.L53]" office:value-type="float" office:value="2500" calcext:value-type="float">
            <text:p>2500</text:p>
          </table:table-cell>
          <table:table-cell table:formula="of:=[Cost.M53]" office:value-type="float" office:value="3964.33333333333" calcext:value-type="float">
            <text:p>3964.3333333333</text:p>
          </table:table-cell>
        </table:table-row>
        <table:table-row table:style-name="ro1">
          <table:table-cell table:formula="of:=[Cost.A54]" office:value-type="float" office:value="2051" calcext:value-type="float">
            <text:p>2051</text:p>
          </table:table-cell>
          <table:table-cell table:formula="of:=[Cost.J54]" office:value-type="float" office:value="363.8" calcext:value-type="float">
            <text:p>363.8</text:p>
          </table:table-cell>
          <table:table-cell table:formula="of:=[Cost.K54]" office:value-type="float" office:value="5042.31754385965" calcext:value-type="float">
            <text:p>5042.3175438597</text:p>
          </table:table-cell>
          <table:table-cell table:formula="of:=[Cost.L54]" office:value-type="float" office:value="2250" calcext:value-type="float">
            <text:p>2250</text:p>
          </table:table-cell>
          <table:table-cell table:formula="of:=[Cost.M54]" office:value-type="float" office:value="3989.96666666667" calcext:value-type="float">
            <text:p>3989.9666666667</text:p>
          </table:table-cell>
        </table:table-row>
        <table:table-row table:style-name="ro1">
          <table:table-cell table:formula="of:=[Cost.A55]" office:value-type="float" office:value="2052" calcext:value-type="float">
            <text:p>2052</text:p>
          </table:table-cell>
          <table:table-cell table:formula="of:=[Cost.J55]" office:value-type="float" office:value="292.983333333333" calcext:value-type="float">
            <text:p>292.9833333333</text:p>
          </table:table-cell>
          <table:table-cell table:formula="of:=[Cost.K55]" office:value-type="float" office:value="5143.99122807018" calcext:value-type="float">
            <text:p>5143.9912280702</text:p>
          </table:table-cell>
          <table:table-cell table:formula="of:=[Cost.L55]" office:value-type="float" office:value="2000" calcext:value-type="float">
            <text:p>2000</text:p>
          </table:table-cell>
          <table:table-cell table:formula="of:=[Cost.M55]" office:value-type="float" office:value="4018.5" calcext:value-type="float">
            <text:p>4018.5</text:p>
          </table:table-cell>
        </table:table-row>
        <table:table-row table:style-name="ro1">
          <table:table-cell table:formula="of:=[Cost.A56]" office:value-type="float" office:value="2053" calcext:value-type="float">
            <text:p>2053</text:p>
          </table:table-cell>
          <table:table-cell table:formula="of:=[Cost.J56]" office:value-type="float" office:value="297.908333333333" calcext:value-type="float">
            <text:p>297.9083333333</text:p>
          </table:table-cell>
          <table:table-cell table:formula="of:=[Cost.K56]" office:value-type="float" office:value="5267.04824561404" calcext:value-type="float">
            <text:p>5267.048245614</text:p>
          </table:table-cell>
          <table:table-cell table:formula="of:=[Cost.L56]" office:value-type="float" office:value="1750" calcext:value-type="float">
            <text:p>1750</text:p>
          </table:table-cell>
          <table:table-cell table:formula="of:=[Cost.M56]" office:value-type="float" office:value="4044.81666666667" calcext:value-type="float">
            <text:p>4044.8166666667</text:p>
          </table:table-cell>
        </table:table-row>
        <table:table-row table:style-name="ro1">
          <table:table-cell table:formula="of:=[Cost.A57]" office:value-type="float" office:value="2054" calcext:value-type="float">
            <text:p>2054</text:p>
          </table:table-cell>
          <table:table-cell table:formula="of:=[Cost.J57]" office:value-type="float" office:value="283.741666666667" calcext:value-type="float">
            <text:p>283.7416666667</text:p>
          </table:table-cell>
          <table:table-cell table:formula="of:=[Cost.K57]" office:value-type="float" office:value="5343.33859649123" calcext:value-type="float">
            <text:p>5343.3385964912</text:p>
          </table:table-cell>
          <table:table-cell table:formula="of:=[Cost.L57]" office:value-type="float" office:value="1500" calcext:value-type="float">
            <text:p>1500</text:p>
          </table:table-cell>
          <table:table-cell table:formula="of:=[Cost.M57]" office:value-type="float" office:value="4072.08333333333" calcext:value-type="float">
            <text:p>4072.0833333333</text:p>
          </table:table-cell>
        </table:table-row>
        <table:table-row table:style-name="ro1">
          <table:table-cell table:formula="of:=[Cost.A58]" office:value-type="float" office:value="2055" calcext:value-type="float">
            <text:p>2055</text:p>
          </table:table-cell>
          <table:table-cell table:formula="of:=[Cost.J58]" office:value-type="float" office:value="358.183333333333" calcext:value-type="float">
            <text:p>358.1833333333</text:p>
          </table:table-cell>
          <table:table-cell table:formula="of:=[Cost.K58]" office:value-type="float" office:value="5350.86929824562" calcext:value-type="float">
            <text:p>5350.8692982456</text:p>
          </table:table-cell>
          <table:table-cell table:formula="of:=[Cost.L58]" office:value-type="float" office:value="1250" calcext:value-type="float">
            <text:p>1250</text:p>
          </table:table-cell>
          <table:table-cell table:formula="of:=[Cost.M58]" office:value-type="float" office:value="4099.43333333333" calcext:value-type="float">
            <text:p>4099.4333333333</text:p>
          </table:table-cell>
        </table:table-row>
        <table:table-row table:style-name="ro1">
          <table:table-cell table:formula="of:=[Cost.A59]" office:value-type="float" office:value="2056" calcext:value-type="float">
            <text:p>2056</text:p>
          </table:table-cell>
          <table:table-cell table:formula="of:=[Cost.J59]" office:value-type="float" office:value="435.733333333333" calcext:value-type="float">
            <text:p>435.7333333333</text:p>
          </table:table-cell>
          <table:table-cell table:formula="of:=[Cost.K59]" office:value-type="float" office:value="5397.22368421053" calcext:value-type="float">
            <text:p>5397.2236842105</text:p>
          </table:table-cell>
          <table:table-cell table:formula="of:=[Cost.L59]" office:value-type="float" office:value="1000" calcext:value-type="float">
            <text:p>1000</text:p>
          </table:table-cell>
          <table:table-cell table:formula="of:=[Cost.M59]" office:value-type="float" office:value="4126.15" calcext:value-type="float">
            <text:p>4126.15</text:p>
          </table:table-cell>
        </table:table-row>
        <table:table-row table:style-name="ro1">
          <table:table-cell table:formula="of:=[Cost.A60]" office:value-type="float" office:value="2057" calcext:value-type="float">
            <text:p>2057</text:p>
          </table:table-cell>
          <table:table-cell table:formula="of:=[Cost.J60]" office:value-type="float" office:value="482.941666666667" calcext:value-type="float">
            <text:p>482.9416666667</text:p>
          </table:table-cell>
          <table:table-cell table:formula="of:=[Cost.K60]" office:value-type="float" office:value="5457.71842105263" calcext:value-type="float">
            <text:p>5457.7184210526</text:p>
          </table:table-cell>
          <table:table-cell table:formula="of:=[Cost.L60]" office:value-type="float" office:value="750" calcext:value-type="float">
            <text:p>750</text:p>
          </table:table-cell>
          <table:table-cell table:formula="of:=[Cost.M60]" office:value-type="float" office:value="4153.15" calcext:value-type="float">
            <text:p>4153.15</text:p>
          </table:table-cell>
        </table:table-row>
        <table:table-row table:style-name="ro1">
          <table:table-cell table:formula="of:=[Cost.A61]" office:value-type="float" office:value="2058" calcext:value-type="float">
            <text:p>2058</text:p>
          </table:table-cell>
          <table:table-cell table:formula="of:=[Cost.J61]" office:value-type="float" office:value="534.166666666667" calcext:value-type="float">
            <text:p>534.1666666667</text:p>
          </table:table-cell>
          <table:table-cell table:formula="of:=[Cost.K61]" office:value-type="float" office:value="5511.83596491228" calcext:value-type="float">
            <text:p>5511.8359649123</text:p>
          </table:table-cell>
          <table:table-cell table:formula="of:=[Cost.L61]" office:value-type="float" office:value="500" calcext:value-type="float">
            <text:p>500</text:p>
          </table:table-cell>
          <table:table-cell table:formula="of:=[Cost.M61]" office:value-type="float" office:value="4178.15" calcext:value-type="float">
            <text:p>4178.15</text:p>
          </table:table-cell>
        </table:table-row>
        <table:table-row table:style-name="ro1">
          <table:table-cell table:formula="of:=[Cost.A62]" office:value-type="float" office:value="2059" calcext:value-type="float">
            <text:p>2059</text:p>
          </table:table-cell>
          <table:table-cell table:formula="of:=[Cost.J62]" office:value-type="float" office:value="598.041666666667" calcext:value-type="float">
            <text:p>598.0416666667</text:p>
          </table:table-cell>
          <table:table-cell table:formula="of:=[Cost.K62]" office:value-type="float" office:value="5571.14561403509" calcext:value-type="float">
            <text:p>5571.1456140351</text:p>
          </table:table-cell>
          <table:table-cell table:formula="of:=[Cost.L62]" office:value-type="float" office:value="250" calcext:value-type="float">
            <text:p>250</text:p>
          </table:table-cell>
          <table:table-cell table:formula="of:=[Cost.M62]" office:value-type="float" office:value="4202.66666666667" calcext:value-type="float">
            <text:p>4202.6666666667</text:p>
          </table:table-cell>
        </table:table-row>
        <table:table-row table:style-name="ro1">
          <table:table-cell table:formula="of:=[Cost.A63]" office:value-type="float" office:value="2060" calcext:value-type="float">
            <text:p>2060</text:p>
          </table:table-cell>
          <table:table-cell table:formula="of:=[Cost.J63]" office:value-type="float" office:value="643.866666666667" calcext:value-type="float">
            <text:p>643.8666666667</text:p>
          </table:table-cell>
          <table:table-cell table:formula="of:=[Cost.K63]" office:value-type="float" office:value="5666.88333333333" calcext:value-type="float">
            <text:p>5666.8833333333</text:p>
          </table:table-cell>
          <table:table-cell table:formula="of:=[Cost.L63]" office:value-type="float" office:value="0" calcext:value-type="float">
            <text:p>0</text:p>
          </table:table-cell>
          <table:table-cell table:formula="of:=[Cost.M63]" office:value-type="float" office:value="4283.58333333333" calcext:value-type="float">
            <text:p>4283.5833333333</text:p>
          </table:table-cell>
        </table:table-row>
        <table:table-row table:style-name="ro1">
          <table:table-cell table:formula="of:=[Cost.A64]" office:value-type="float" office:value="2061" calcext:value-type="float">
            <text:p>2061</text:p>
          </table:table-cell>
          <table:table-cell table:formula="of:=[Cost.J64]" office:value-type="float" office:value="697" calcext:value-type="float">
            <text:p>697</text:p>
          </table:table-cell>
          <table:table-cell table:formula="of:=[Cost.K64]" office:value-type="float" office:value="5750.15" calcext:value-type="float">
            <text:p>5750.15</text:p>
          </table:table-cell>
          <table:table-cell table:formula="of:=[Cost.L64]" office:value-type="float" office:value="0" calcext:value-type="float">
            <text:p>0</text:p>
          </table:table-cell>
          <table:table-cell table:formula="of:=[Cost.M64]" office:value-type="float" office:value="4298.6" calcext:value-type="float">
            <text:p>4298.6</text:p>
          </table:table-cell>
        </table:table-row>
        <table:table-row table:style-name="ro1">
          <table:table-cell table:formula="of:=[Cost.A65]" office:value-type="float" office:value="2062" calcext:value-type="float">
            <text:p>2062</text:p>
          </table:table-cell>
          <table:table-cell table:formula="of:=[Cost.J65]" office:value-type="float" office:value="784.233333333333" calcext:value-type="float">
            <text:p>784.2333333333</text:p>
          </table:table-cell>
          <table:table-cell table:formula="of:=[Cost.K65]" office:value-type="float" office:value="5832.7201754386" calcext:value-type="float">
            <text:p>5832.7201754386</text:p>
          </table:table-cell>
          <table:table-cell table:formula="of:=[Cost.L65]" office:value-type="float" office:value="0" calcext:value-type="float">
            <text:p>0</text:p>
          </table:table-cell>
          <table:table-cell table:formula="of:=[Cost.M65]" office:value-type="float" office:value="4313.35" calcext:value-type="float">
            <text:p>4313.35</text:p>
          </table:table-cell>
        </table:table-row>
        <table:table-row table:style-name="ro1">
          <table:table-cell table:formula="of:=[Cost.A66]" office:value-type="float" office:value="2063" calcext:value-type="float">
            <text:p>2063</text:p>
          </table:table-cell>
          <table:table-cell table:formula="of:=[Cost.J66]" office:value-type="float" office:value="855.116666666667" calcext:value-type="float">
            <text:p>855.1166666667</text:p>
          </table:table-cell>
          <table:table-cell table:formula="of:=[Cost.K66]" office:value-type="float" office:value="5928.70175438596" calcext:value-type="float">
            <text:p>5928.701754386</text:p>
          </table:table-cell>
          <table:table-cell table:formula="of:=[Cost.L66]" office:value-type="float" office:value="0" calcext:value-type="float">
            <text:p>0</text:p>
          </table:table-cell>
          <table:table-cell table:formula="of:=[Cost.M66]" office:value-type="float" office:value="4322.95" calcext:value-type="float">
            <text:p>4322.95</text:p>
          </table:table-cell>
        </table:table-row>
        <table:table-row table:style-name="ro1">
          <table:table-cell table:formula="of:=[Cost.A67]" office:value-type="float" office:value="2064" calcext:value-type="float">
            <text:p>2064</text:p>
          </table:table-cell>
          <table:table-cell table:formula="of:=[Cost.J67]" office:value-type="float" office:value="904.166666666667" calcext:value-type="float">
            <text:p>904.1666666667</text:p>
          </table:table-cell>
          <table:table-cell table:formula="of:=[Cost.K67]" office:value-type="float" office:value="6033.61140350877" calcext:value-type="float">
            <text:p>6033.6114035088</text:p>
          </table:table-cell>
          <table:table-cell table:formula="of:=[Cost.L67]" office:value-type="float" office:value="0" calcext:value-type="float">
            <text:p>0</text:p>
          </table:table-cell>
          <table:table-cell table:formula="of:=[Cost.M67]" office:value-type="float" office:value="4336.03333333333" calcext:value-type="float">
            <text:p>4336.0333333333</text:p>
          </table:table-cell>
        </table:table-row>
        <table:table-row table:style-name="ro1">
          <table:table-cell table:formula="of:=[Cost.A68]" office:value-type="float" office:value="2065" calcext:value-type="float">
            <text:p>2065</text:p>
          </table:table-cell>
          <table:table-cell table:formula="of:=[Cost.J68]" office:value-type="float" office:value="952.291666666667" calcext:value-type="float">
            <text:p>952.2916666667</text:p>
          </table:table-cell>
          <table:table-cell table:formula="of:=[Cost.K68]" office:value-type="float" office:value="6156.89122807018" calcext:value-type="float">
            <text:p>6156.8912280702</text:p>
          </table:table-cell>
          <table:table-cell table:formula="of:=[Cost.L68]" office:value-type="float" office:value="0" calcext:value-type="float">
            <text:p>0</text:p>
          </table:table-cell>
          <table:table-cell table:formula="of:=[Cost.M68]" office:value-type="float" office:value="4347.35" calcext:value-type="float">
            <text:p>4347.35</text:p>
          </table:table-cell>
        </table:table-row>
        <table:table-row table:style-name="ro1">
          <table:table-cell table:formula="of:=[Cost.A69]" office:value-type="float" office:value="2066" calcext:value-type="float">
            <text:p>2066</text:p>
          </table:table-cell>
          <table:table-cell table:formula="of:=[Cost.J69]" office:value-type="float" office:value="980.508333333333" calcext:value-type="float">
            <text:p>980.5083333333</text:p>
          </table:table-cell>
          <table:table-cell table:formula="of:=[Cost.K69]" office:value-type="float" office:value="6290.6649122807" calcext:value-type="float">
            <text:p>6290.6649122807</text:p>
          </table:table-cell>
          <table:table-cell table:formula="of:=[Cost.L69]" office:value-type="float" office:value="0" calcext:value-type="float">
            <text:p>0</text:p>
          </table:table-cell>
          <table:table-cell table:formula="of:=[Cost.M69]" office:value-type="float" office:value="4357.4" calcext:value-type="float">
            <text:p>4357.4</text:p>
          </table:table-cell>
        </table:table-row>
        <table:table-row table:style-name="ro1">
          <table:table-cell table:formula="of:=[Cost.A70]" office:value-type="float" office:value="2067" calcext:value-type="float">
            <text:p>2067</text:p>
          </table:table-cell>
          <table:table-cell table:formula="of:=[Cost.J70]" office:value-type="float" office:value="993.291666666667" calcext:value-type="float">
            <text:p>993.2916666667</text:p>
          </table:table-cell>
          <table:table-cell table:formula="of:=[Cost.K70]" office:value-type="float" office:value="6432.79649122807" calcext:value-type="float">
            <text:p>6432.7964912281</text:p>
          </table:table-cell>
          <table:table-cell table:formula="of:=[Cost.L70]" office:value-type="float" office:value="0" calcext:value-type="float">
            <text:p>0</text:p>
          </table:table-cell>
          <table:table-cell table:formula="of:=[Cost.M70]" office:value-type="float" office:value="4370.01666666667" calcext:value-type="float">
            <text:p>4370.0166666667</text:p>
          </table:table-cell>
        </table:table-row>
        <table:table-row table:style-name="ro1">
          <table:table-cell table:formula="of:=[Cost.A71]" office:value-type="float" office:value="2068" calcext:value-type="float">
            <text:p>2068</text:p>
          </table:table-cell>
          <table:table-cell table:formula="of:=[Cost.J71]" office:value-type="float" office:value="1001.275" calcext:value-type="float">
            <text:p>1001.275</text:p>
          </table:table-cell>
          <table:table-cell table:formula="of:=[Cost.K71]" office:value-type="float" office:value="6574.52894736842" calcext:value-type="float">
            <text:p>6574.5289473684</text:p>
          </table:table-cell>
          <table:table-cell table:formula="of:=[Cost.L71]" office:value-type="float" office:value="0" calcext:value-type="float">
            <text:p>0</text:p>
          </table:table-cell>
          <table:table-cell table:formula="of:=[Cost.M71]" office:value-type="float" office:value="4378.9" calcext:value-type="float">
            <text:p>4378.9</text:p>
          </table:table-cell>
        </table:table-row>
        <table:table-row table:style-name="ro1">
          <table:table-cell table:formula="of:=[Cost.A72]" office:value-type="float" office:value="2069" calcext:value-type="float">
            <text:p>2069</text:p>
          </table:table-cell>
          <table:table-cell table:formula="of:=[Cost.J72]" office:value-type="float" office:value="1005.85833333333" calcext:value-type="float">
            <text:p>1005.8583333333</text:p>
          </table:table-cell>
          <table:table-cell table:formula="of:=[Cost.K72]" office:value-type="float" office:value="6722.51754385965" calcext:value-type="float">
            <text:p>6722.5175438597</text:p>
          </table:table-cell>
          <table:table-cell table:formula="of:=[Cost.L72]" office:value-type="float" office:value="0" calcext:value-type="float">
            <text:p>0</text:p>
          </table:table-cell>
          <table:table-cell table:formula="of:=[Cost.M72]" office:value-type="float" office:value="4391.76666666667" calcext:value-type="float">
            <text:p>4391.7666666667</text:p>
          </table:table-cell>
        </table:table-row>
        <table:table-row table:style-name="ro1">
          <table:table-cell table:formula="of:=[Cost.A73]" office:value-type="float" office:value="2070" calcext:value-type="float">
            <text:p>2070</text:p>
          </table:table-cell>
          <table:table-cell table:formula="of:=[Cost.J73]" office:value-type="float" office:value="1005.55833333333" calcext:value-type="float">
            <text:p>1005.5583333333</text:p>
          </table:table-cell>
          <table:table-cell table:formula="of:=[Cost.K73]" office:value-type="float" office:value="6873.85350877193" calcext:value-type="float">
            <text:p>6873.8535087719</text:p>
          </table:table-cell>
          <table:table-cell table:formula="of:=[Cost.L73]" office:value-type="float" office:value="0" calcext:value-type="float">
            <text:p>0</text:p>
          </table:table-cell>
          <table:table-cell table:formula="of:=[Cost.M73]" office:value-type="float" office:value="4402.5" calcext:value-type="float">
            <text:p>4402.5</text:p>
          </table:table-cell>
        </table:table-row>
        <table:table-row table:style-name="ro1">
          <table:table-cell table:formula="of:=[Cost.A74]" office:value-type="float" office:value="2071" calcext:value-type="float">
            <text:p>2071</text:p>
          </table:table-cell>
          <table:table-cell table:formula="of:=[Cost.J74]" office:value-type="float" office:value="1012.35" calcext:value-type="float">
            <text:p>1012.35</text:p>
          </table:table-cell>
          <table:table-cell table:formula="of:=[Cost.K74]" office:value-type="float" office:value="7032.51140350877" calcext:value-type="float">
            <text:p>7032.5114035088</text:p>
          </table:table-cell>
          <table:table-cell table:formula="of:=[Cost.L74]" office:value-type="float" office:value="0" calcext:value-type="float">
            <text:p>0</text:p>
          </table:table-cell>
          <table:table-cell table:formula="of:=[Cost.M74]" office:value-type="float" office:value="4414.25" calcext:value-type="float">
            <text:p>4414.25</text:p>
          </table:table-cell>
        </table:table-row>
        <table:table-row table:style-name="ro1">
          <table:table-cell table:formula="of:=[Cost.A75]" office:value-type="float" office:value="2072" calcext:value-type="float">
            <text:p>2072</text:p>
          </table:table-cell>
          <table:table-cell table:formula="of:=[Cost.J75]" office:value-type="float" office:value="1016.75833333333" calcext:value-type="float">
            <text:p>1016.7583333333</text:p>
          </table:table-cell>
          <table:table-cell table:formula="of:=[Cost.K75]" office:value-type="float" office:value="7211.92280701754" calcext:value-type="float">
            <text:p>7211.9228070176</text:p>
          </table:table-cell>
          <table:table-cell table:formula="of:=[Cost.L75]" office:value-type="float" office:value="0" calcext:value-type="float">
            <text:p>0</text:p>
          </table:table-cell>
          <table:table-cell table:formula="of:=[Cost.M75]" office:value-type="float" office:value="4425.7" calcext:value-type="float">
            <text:p>4425.7</text:p>
          </table:table-cell>
        </table:table-row>
        <table:table-row table:style-name="ro1">
          <table:table-cell table:formula="of:=[Cost.A76]" office:value-type="float" office:value="2073" calcext:value-type="float">
            <text:p>2073</text:p>
          </table:table-cell>
          <table:table-cell table:formula="of:=[Cost.J76]" office:value-type="float" office:value="1021.74166666667" calcext:value-type="float">
            <text:p>1021.7416666667</text:p>
          </table:table-cell>
          <table:table-cell table:formula="of:=[Cost.K76]" office:value-type="float" office:value="7388.85964912281" calcext:value-type="float">
            <text:p>7388.8596491228</text:p>
          </table:table-cell>
          <table:table-cell table:formula="of:=[Cost.L76]" office:value-type="float" office:value="0" calcext:value-type="float">
            <text:p>0</text:p>
          </table:table-cell>
          <table:table-cell table:formula="of:=[Cost.M76]" office:value-type="float" office:value="4439.35" calcext:value-type="float">
            <text:p>4439.35</text:p>
          </table:table-cell>
        </table:table-row>
        <table:table-row table:style-name="ro1">
          <table:table-cell table:formula="of:=[Cost.A77]" office:value-type="float" office:value="2074" calcext:value-type="float">
            <text:p>2074</text:p>
          </table:table-cell>
          <table:table-cell table:formula="of:=[Cost.J77]" office:value-type="float" office:value="1059.4" calcext:value-type="float">
            <text:p>1059.4</text:p>
          </table:table-cell>
          <table:table-cell table:formula="of:=[Cost.K77]" office:value-type="float" office:value="7561.92192982456" calcext:value-type="float">
            <text:p>7561.9219298246</text:p>
          </table:table-cell>
          <table:table-cell table:formula="of:=[Cost.L77]" office:value-type="float" office:value="0" calcext:value-type="float">
            <text:p>0</text:p>
          </table:table-cell>
          <table:table-cell table:formula="of:=[Cost.M77]" office:value-type="float" office:value="4452.48333333333" calcext:value-type="float">
            <text:p>4452.4833333333</text:p>
          </table:table-cell>
        </table:table-row>
        <table:table-row table:style-name="ro1">
          <table:table-cell table:formula="of:=[Cost.A78]" office:value-type="float" office:value="2075" calcext:value-type="float">
            <text:p>2075</text:p>
          </table:table-cell>
          <table:table-cell table:formula="of:=[Cost.J78]" office:value-type="float" office:value="1083.21666666667" calcext:value-type="float">
            <text:p>1083.2166666667</text:p>
          </table:table-cell>
          <table:table-cell table:formula="of:=[Cost.K78]" office:value-type="float" office:value="7743.17631578948" calcext:value-type="float">
            <text:p>7743.1763157895</text:p>
          </table:table-cell>
          <table:table-cell table:formula="of:=[Cost.L78]" office:value-type="float" office:value="0" calcext:value-type="float">
            <text:p>0</text:p>
          </table:table-cell>
          <table:table-cell table:formula="of:=[Cost.M78]" office:value-type="float" office:value="4464.78333333333" calcext:value-type="float">
            <text:p>4464.7833333333</text:p>
          </table:table-cell>
        </table:table-row>
        <table:table-row table:style-name="ro1">
          <table:table-cell table:formula="of:=[Cost.A79]" office:value-type="float" office:value="2076" calcext:value-type="float">
            <text:p>2076</text:p>
          </table:table-cell>
          <table:table-cell table:formula="of:=[Cost.J79]" office:value-type="float" office:value="1121.46666666667" calcext:value-type="float">
            <text:p>1121.4666666667</text:p>
          </table:table-cell>
          <table:table-cell table:formula="of:=[Cost.K79]" office:value-type="float" office:value="7922.67631578947" calcext:value-type="float">
            <text:p>7922.6763157895</text:p>
          </table:table-cell>
          <table:table-cell table:formula="of:=[Cost.L79]" office:value-type="float" office:value="0" calcext:value-type="float">
            <text:p>0</text:p>
          </table:table-cell>
          <table:table-cell table:formula="of:=[Cost.M79]" office:value-type="float" office:value="4475.38333333333" calcext:value-type="float">
            <text:p>4475.3833333333</text:p>
          </table:table-cell>
        </table:table-row>
        <table:table-row table:style-name="ro1">
          <table:table-cell table:formula="of:=[Cost.A80]" office:value-type="float" office:value="2077" calcext:value-type="float">
            <text:p>2077</text:p>
          </table:table-cell>
          <table:table-cell table:formula="of:=[Cost.J80]" office:value-type="float" office:value="1176.58333333333" calcext:value-type="float">
            <text:p>1176.5833333333</text:p>
          </table:table-cell>
          <table:table-cell table:formula="of:=[Cost.K80]" office:value-type="float" office:value="8097.63684210526" calcext:value-type="float">
            <text:p>8097.6368421053</text:p>
          </table:table-cell>
          <table:table-cell table:formula="of:=[Cost.L80]" office:value-type="float" office:value="0" calcext:value-type="float">
            <text:p>0</text:p>
          </table:table-cell>
          <table:table-cell table:formula="of:=[Cost.M80]" office:value-type="float" office:value="4487.86666666667" calcext:value-type="float">
            <text:p>4487.8666666667</text:p>
          </table:table-cell>
        </table:table-row>
        <table:table-row table:style-name="ro1">
          <table:table-cell table:formula="of:=[Cost.A81]" office:value-type="float" office:value="2078" calcext:value-type="float">
            <text:p>2078</text:p>
          </table:table-cell>
          <table:table-cell table:formula="of:=[Cost.J81]" office:value-type="float" office:value="1244.54166666667" calcext:value-type="float">
            <text:p>1244.5416666667</text:p>
          </table:table-cell>
          <table:table-cell table:formula="of:=[Cost.K81]" office:value-type="float" office:value="8267.71666666667" calcext:value-type="float">
            <text:p>8267.7166666667</text:p>
          </table:table-cell>
          <table:table-cell table:formula="of:=[Cost.L81]" office:value-type="float" office:value="0" calcext:value-type="float">
            <text:p>0</text:p>
          </table:table-cell>
          <table:table-cell table:formula="of:=[Cost.M81]" office:value-type="float" office:value="4500.83333333333" calcext:value-type="float">
            <text:p>4500.8333333333</text:p>
          </table:table-cell>
        </table:table-row>
        <table:table-row table:style-name="ro1">
          <table:table-cell table:formula="of:=[Cost.A82]" office:value-type="float" office:value="2079" calcext:value-type="float">
            <text:p>2079</text:p>
          </table:table-cell>
          <table:table-cell table:formula="of:=[Cost.J82]" office:value-type="float" office:value="1310.43333333333" calcext:value-type="float">
            <text:p>1310.4333333333</text:p>
          </table:table-cell>
          <table:table-cell table:formula="of:=[Cost.K82]" office:value-type="float" office:value="8440.7201754386" calcext:value-type="float">
            <text:p>8440.7201754386</text:p>
          </table:table-cell>
          <table:table-cell table:formula="of:=[Cost.L82]" office:value-type="float" office:value="0" calcext:value-type="float">
            <text:p>0</text:p>
          </table:table-cell>
          <table:table-cell table:formula="of:=[Cost.M82]" office:value-type="float" office:value="4514.75" calcext:value-type="float">
            <text:p>4514.75</text:p>
          </table:table-cell>
        </table:table-row>
        <table:table-row table:style-name="ro1">
          <table:table-cell table:formula="of:=[Cost.A83]" office:value-type="float" office:value="2080" calcext:value-type="float">
            <text:p>2080</text:p>
          </table:table-cell>
          <table:table-cell table:formula="of:=[Cost.J83]" office:value-type="float" office:value="1375.83333333333" calcext:value-type="float">
            <text:p>1375.8333333333</text:p>
          </table:table-cell>
          <table:table-cell table:formula="of:=[Cost.K83]" office:value-type="float" office:value="8616.81228070175" calcext:value-type="float">
            <text:p>8616.8122807018</text:p>
          </table:table-cell>
          <table:table-cell table:formula="of:=[Cost.L83]" office:value-type="float" office:value="0" calcext:value-type="float">
            <text:p>0</text:p>
          </table:table-cell>
          <table:table-cell table:formula="of:=[Cost.M83]" office:value-type="float" office:value="4535.65" calcext:value-type="float">
            <text:p>4535.65</text:p>
          </table:table-cell>
        </table:table-row>
        <table:table-row table:style-name="ro1">
          <table:table-cell table:formula="of:=[Cost.A84]" office:value-type="float" office:value="2081" calcext:value-type="float">
            <text:p>2081</text:p>
          </table:table-cell>
          <table:table-cell table:formula="of:=[Cost.J84]" office:value-type="float" office:value="1421.95833333333" calcext:value-type="float">
            <text:p>1421.9583333333</text:p>
          </table:table-cell>
          <table:table-cell table:formula="of:=[Cost.K84]" office:value-type="float" office:value="8801.19385964912" calcext:value-type="float">
            <text:p>8801.1938596491</text:p>
          </table:table-cell>
          <table:table-cell table:formula="of:=[Cost.L84]" office:value-type="float" office:value="0" calcext:value-type="float">
            <text:p>0</text:p>
          </table:table-cell>
          <table:table-cell table:formula="of:=[Cost.M84]" office:value-type="float" office:value="4518.18333333333" calcext:value-type="float">
            <text:p>4518.1833333333</text:p>
          </table:table-cell>
        </table:table-row>
        <table:table-row table:style-name="ro1">
          <table:table-cell table:formula="of:=[Cost.A85]" office:value-type="float" office:value="2082" calcext:value-type="float">
            <text:p>2082</text:p>
          </table:table-cell>
          <table:table-cell table:formula="of:=[Cost.J85]" office:value-type="float" office:value="1455.575" calcext:value-type="float">
            <text:p>1455.575</text:p>
          </table:table-cell>
          <table:table-cell table:formula="of:=[Cost.K85]" office:value-type="float" office:value="8993.06403508772" calcext:value-type="float">
            <text:p>8993.0640350877</text:p>
          </table:table-cell>
          <table:table-cell table:formula="of:=[Cost.L85]" office:value-type="float" office:value="0" calcext:value-type="float">
            <text:p>0</text:p>
          </table:table-cell>
          <table:table-cell table:formula="of:=[Cost.M85]" office:value-type="float" office:value="4591.36666666667" calcext:value-type="float">
            <text:p>4591.3666666667</text:p>
          </table:table-cell>
        </table:table-row>
        <table:table-row table:style-name="ro1">
          <table:table-cell table:formula="of:=[Cost.A86]" office:value-type="float" office:value="2083" calcext:value-type="float">
            <text:p>2083</text:p>
          </table:table-cell>
          <table:table-cell table:formula="of:=[Cost.J86]" office:value-type="float" office:value="1477.01666666667" calcext:value-type="float">
            <text:p>1477.0166666667</text:p>
          </table:table-cell>
          <table:table-cell table:formula="of:=[Cost.K86]" office:value-type="float" office:value="9202.55789473684" calcext:value-type="float">
            <text:p>9202.5578947369</text:p>
          </table:table-cell>
          <table:table-cell table:formula="of:=[Cost.L86]" office:value-type="float" office:value="0" calcext:value-type="float">
            <text:p>0</text:p>
          </table:table-cell>
          <table:table-cell table:formula="of:=[Cost.M86]" office:value-type="float" office:value="4537.53333333333" calcext:value-type="float">
            <text:p>4537.5333333333</text:p>
          </table:table-cell>
        </table:table-row>
        <table:table-row table:style-name="ro1">
          <table:table-cell table:formula="of:=[Cost.A87]" office:value-type="float" office:value="2084" calcext:value-type="float">
            <text:p>2084</text:p>
          </table:table-cell>
          <table:table-cell table:formula="of:=[Cost.J87]" office:value-type="float" office:value="1490.84166666667" calcext:value-type="float">
            <text:p>1490.8416666667</text:p>
          </table:table-cell>
          <table:table-cell table:formula="of:=[Cost.K87]" office:value-type="float" office:value="9419.00263157895" calcext:value-type="float">
            <text:p>9419.002631579</text:p>
          </table:table-cell>
          <table:table-cell table:formula="of:=[Cost.L87]" office:value-type="float" office:value="0" calcext:value-type="float">
            <text:p>0</text:p>
          </table:table-cell>
          <table:table-cell table:formula="of:=[Cost.M87]" office:value-type="float" office:value="4614.21666666667" calcext:value-type="float">
            <text:p>4614.2166666667</text:p>
          </table:table-cell>
        </table:table-row>
        <table:table-row table:style-name="ro1">
          <table:table-cell table:formula="of:=[Cost.A88]" office:value-type="float" office:value="2085" calcext:value-type="float">
            <text:p>2085</text:p>
          </table:table-cell>
          <table:table-cell table:formula="of:=[Cost.J88]" office:value-type="float" office:value="1538.975" calcext:value-type="float">
            <text:p>1538.975</text:p>
          </table:table-cell>
          <table:table-cell table:formula="of:=[Cost.K88]" office:value-type="float" office:value="9633.14561403509" calcext:value-type="float">
            <text:p>9633.1456140351</text:p>
          </table:table-cell>
          <table:table-cell table:formula="of:=[Cost.L88]" office:value-type="float" office:value="0" calcext:value-type="float">
            <text:p>0</text:p>
          </table:table-cell>
          <table:table-cell table:formula="of:=[Cost.M88]" office:value-type="float" office:value="4564.31666666667" calcext:value-type="float">
            <text:p>4564.3166666667</text:p>
          </table:table-cell>
        </table:table-row>
        <table:table-row table:style-name="ro1">
          <table:table-cell table:formula="of:=[Cost.A89]" office:value-type="float" office:value="2086" calcext:value-type="float">
            <text:p>2086</text:p>
          </table:table-cell>
          <table:table-cell table:formula="of:=[Cost.J89]" office:value-type="float" office:value="1572.05833333333" calcext:value-type="float">
            <text:p>1572.0583333333</text:p>
          </table:table-cell>
          <table:table-cell table:formula="of:=[Cost.K89]" office:value-type="float" office:value="9850.53070175439" calcext:value-type="float">
            <text:p>9850.5307017544</text:p>
          </table:table-cell>
          <table:table-cell table:formula="of:=[Cost.L89]" office:value-type="float" office:value="0" calcext:value-type="float">
            <text:p>0</text:p>
          </table:table-cell>
          <table:table-cell table:formula="of:=[Cost.M89]" office:value-type="float" office:value="4577.41666666667" calcext:value-type="float">
            <text:p>4577.4166666667</text:p>
          </table:table-cell>
        </table:table-row>
        <table:table-row table:style-name="ro1">
          <table:table-cell table:formula="of:=[Cost.A90]" office:value-type="float" office:value="2087" calcext:value-type="float">
            <text:p>2087</text:p>
          </table:table-cell>
          <table:table-cell table:formula="of:=[Cost.J90]" office:value-type="float" office:value="1643.3" calcext:value-type="float">
            <text:p>1643.3</text:p>
          </table:table-cell>
          <table:table-cell table:formula="of:=[Cost.K90]" office:value-type="float" office:value="10072.5280701754" calcext:value-type="float">
            <text:p>10072.5280701754</text:p>
          </table:table-cell>
          <table:table-cell table:formula="of:=[Cost.L90]" office:value-type="float" office:value="0" calcext:value-type="float">
            <text:p>0</text:p>
          </table:table-cell>
          <table:table-cell table:formula="of:=[Cost.M90]" office:value-type="float" office:value="4565.86666666667" calcext:value-type="float">
            <text:p>4565.8666666667</text:p>
          </table:table-cell>
        </table:table-row>
        <table:table-row table:style-name="ro1">
          <table:table-cell table:formula="of:=[Cost.A91]" office:value-type="float" office:value="2088" calcext:value-type="float">
            <text:p>2088</text:p>
          </table:table-cell>
          <table:table-cell table:formula="of:=[Cost.J91]" office:value-type="float" office:value="1676.16666666667" calcext:value-type="float">
            <text:p>1676.1666666667</text:p>
          </table:table-cell>
          <table:table-cell table:formula="of:=[Cost.K91]" office:value-type="float" office:value="10296.1929824561" calcext:value-type="float">
            <text:p>10296.1929824561</text:p>
          </table:table-cell>
          <table:table-cell table:formula="of:=[Cost.L91]" office:value-type="float" office:value="0" calcext:value-type="float">
            <text:p>0</text:p>
          </table:table-cell>
          <table:table-cell table:formula="of:=[Cost.M91]" office:value-type="float" office:value="4609.65" calcext:value-type="float">
            <text:p>4609.65</text:p>
          </table:table-cell>
        </table:table-row>
        <table:table-row table:style-name="ro1">
          <table:table-cell table:formula="of:=[Cost.A92]" office:value-type="float" office:value="2089" calcext:value-type="float">
            <text:p>2089</text:p>
          </table:table-cell>
          <table:table-cell table:formula="of:=[Cost.J92]" office:value-type="float" office:value="1740.75" calcext:value-type="float">
            <text:p>1740.75</text:p>
          </table:table-cell>
          <table:table-cell table:formula="of:=[Cost.K92]" office:value-type="float" office:value="10513.9675438597" calcext:value-type="float">
            <text:p>10513.9675438597</text:p>
          </table:table-cell>
          <table:table-cell table:formula="of:=[Cost.L92]" office:value-type="float" office:value="0" calcext:value-type="float">
            <text:p>0</text:p>
          </table:table-cell>
          <table:table-cell table:formula="of:=[Cost.M92]" office:value-type="float" office:value="4605.05" calcext:value-type="float">
            <text:p>4605.05</text:p>
          </table:table-cell>
        </table:table-row>
        <table:table-row table:style-name="ro1">
          <table:table-cell table:formula="of:=[Cost.A93]" office:value-type="float" office:value="2090" calcext:value-type="float">
            <text:p>2090</text:p>
          </table:table-cell>
          <table:table-cell table:formula="of:=[Cost.J93]" office:value-type="float" office:value="1852.89166666667" calcext:value-type="float">
            <text:p>1852.8916666667</text:p>
          </table:table-cell>
          <table:table-cell table:formula="of:=[Cost.K93]" office:value-type="float" office:value="10724.9" calcext:value-type="float">
            <text:p>10724.9</text:p>
          </table:table-cell>
          <table:table-cell table:formula="of:=[Cost.L93]" office:value-type="float" office:value="0" calcext:value-type="float">
            <text:p>0</text:p>
          </table:table-cell>
          <table:table-cell table:formula="of:=[Cost.M93]" office:value-type="float" office:value="4710.66666666667" calcext:value-type="float">
            <text:p>4710.6666666667</text:p>
          </table:table-cell>
        </table:table-row>
        <table:table-row table:style-name="ro1">
          <table:table-cell table:formula="of:=[Cost.A94]" office:value-type="float" office:value="2091" calcext:value-type="float">
            <text:p>2091</text:p>
          </table:table-cell>
          <table:table-cell table:formula="of:=[Cost.J94]" office:value-type="float" office:value="1991.2" calcext:value-type="float">
            <text:p>1991.2</text:p>
          </table:table-cell>
          <table:table-cell table:formula="of:=[Cost.K94]" office:value-type="float" office:value="10926.5070175439" calcext:value-type="float">
            <text:p>10926.5070175439</text:p>
          </table:table-cell>
          <table:table-cell table:formula="of:=[Cost.L94]" office:value-type="float" office:value="0" calcext:value-type="float">
            <text:p>0</text:p>
          </table:table-cell>
          <table:table-cell table:formula="of:=[Cost.M94]" office:value-type="float" office:value="4681.03333333333" calcext:value-type="float">
            <text:p>4681.0333333333</text:p>
          </table:table-cell>
        </table:table-row>
        <table:table-row table:style-name="ro1">
          <table:table-cell table:formula="of:=[Cost.A95]" office:value-type="float" office:value="2092" calcext:value-type="float">
            <text:p>2092</text:p>
          </table:table-cell>
          <table:table-cell table:formula="of:=[Cost.J95]" office:value-type="float" office:value="2039.36666666667" calcext:value-type="float">
            <text:p>2039.3666666667</text:p>
          </table:table-cell>
          <table:table-cell table:formula="of:=[Cost.K95]" office:value-type="float" office:value="11116.0640350877" calcext:value-type="float">
            <text:p>11116.0640350877</text:p>
          </table:table-cell>
          <table:table-cell table:formula="of:=[Cost.L95]" office:value-type="float" office:value="0" calcext:value-type="float">
            <text:p>0</text:p>
          </table:table-cell>
          <table:table-cell table:formula="of:=[Cost.M95]" office:value-type="float" office:value="4758.4" calcext:value-type="float">
            <text:p>4758.4</text:p>
          </table:table-cell>
        </table:table-row>
        <table:table-row table:style-name="ro1">
          <table:table-cell table:formula="of:=[Cost.A96]" office:value-type="float" office:value="2093" calcext:value-type="float">
            <text:p>2093</text:p>
          </table:table-cell>
          <table:table-cell table:formula="of:=[Cost.J96]" office:value-type="float" office:value="2013.5" calcext:value-type="float">
            <text:p>2013.5</text:p>
          </table:table-cell>
          <table:table-cell table:formula="of:=[Cost.K96]" office:value-type="float" office:value="11285.5219298246" calcext:value-type="float">
            <text:p>11285.5219298246</text:p>
          </table:table-cell>
          <table:table-cell table:formula="of:=[Cost.L96]" office:value-type="float" office:value="0" calcext:value-type="float">
            <text:p>0</text:p>
          </table:table-cell>
          <table:table-cell table:formula="of:=[Cost.M96]" office:value-type="float" office:value="4720.08333333333" calcext:value-type="float">
            <text:p>4720.0833333333</text:p>
          </table:table-cell>
        </table:table-row>
        <table:table-row table:style-name="ro1">
          <table:table-cell table:formula="of:=[Cost.A97]" office:value-type="float" office:value="2094" calcext:value-type="float">
            <text:p>2094</text:p>
          </table:table-cell>
          <table:table-cell table:formula="of:=[Cost.J97]" office:value-type="float" office:value="2189.78333333333" calcext:value-type="float">
            <text:p>2189.7833333333</text:p>
          </table:table-cell>
          <table:table-cell table:formula="of:=[Cost.K97]" office:value-type="float" office:value="11462.7429824561" calcext:value-type="float">
            <text:p>11462.7429824561</text:p>
          </table:table-cell>
          <table:table-cell table:formula="of:=[Cost.L97]" office:value-type="float" office:value="0" calcext:value-type="float">
            <text:p>0</text:p>
          </table:table-cell>
          <table:table-cell table:formula="of:=[Cost.M97]" office:value-type="float" office:value="4776.81666666667" calcext:value-type="float">
            <text:p>4776.8166666667</text:p>
          </table:table-cell>
        </table:table-row>
        <table:table-row table:style-name="ro1">
          <table:table-cell table:formula="of:=[Cost.A98]" office:value-type="float" office:value="2095" calcext:value-type="float">
            <text:p>2095</text:p>
          </table:table-cell>
          <table:table-cell table:formula="of:=[Cost.J98]" office:value-type="float" office:value="2167.60833333333" calcext:value-type="float">
            <text:p>2167.6083333333</text:p>
          </table:table-cell>
          <table:table-cell table:formula="of:=[Cost.K98]" office:value-type="float" office:value="11644.6438596491" calcext:value-type="float">
            <text:p>11644.6438596491</text:p>
          </table:table-cell>
          <table:table-cell table:formula="of:=[Cost.L98]" office:value-type="float" office:value="0" calcext:value-type="float">
            <text:p>0</text:p>
          </table:table-cell>
          <table:table-cell table:formula="of:=[Cost.M98]" office:value-type="float" office:value="4698.45" calcext:value-type="float">
            <text:p>4698.45</text:p>
          </table:table-cell>
        </table:table-row>
        <table:table-row table:style-name="ro1">
          <table:table-cell table:formula="of:=[Cost.A99]" office:value-type="float" office:value="2096" calcext:value-type="float">
            <text:p>2096</text:p>
          </table:table-cell>
          <table:table-cell table:formula="of:=[Cost.J99]" office:value-type="float" office:value="2177.4" calcext:value-type="float">
            <text:p>2177.4</text:p>
          </table:table-cell>
          <table:table-cell table:formula="of:=[Cost.K99]" office:value-type="float" office:value="11845.4333333333" calcext:value-type="float">
            <text:p>11845.4333333333</text:p>
          </table:table-cell>
          <table:table-cell table:formula="of:=[Cost.L99]" office:value-type="float" office:value="0" calcext:value-type="float">
            <text:p>0</text:p>
          </table:table-cell>
          <table:table-cell table:formula="of:=[Cost.M99]" office:value-type="float" office:value="4780.13333333333" calcext:value-type="float">
            <text:p>4780.1333333333</text:p>
          </table:table-cell>
        </table:table-row>
        <table:table-row table:style-name="ro1">
          <table:table-cell table:formula="of:=[Cost.A100]" office:value-type="float" office:value="2097" calcext:value-type="float">
            <text:p>2097</text:p>
          </table:table-cell>
          <table:table-cell table:formula="of:=[Cost.J100]" office:value-type="float" office:value="2141.18333333333" calcext:value-type="float">
            <text:p>2141.1833333333</text:p>
          </table:table-cell>
          <table:table-cell table:formula="of:=[Cost.K100]" office:value-type="float" office:value="12034.8333333333" calcext:value-type="float">
            <text:p>12034.8333333333</text:p>
          </table:table-cell>
          <table:table-cell table:formula="of:=[Cost.L100]" office:value-type="float" office:value="0" calcext:value-type="float">
            <text:p>0</text:p>
          </table:table-cell>
          <table:table-cell table:formula="of:=[Cost.M100]" office:value-type="float" office:value="4735.63333333333" calcext:value-type="float">
            <text:p>4735.6333333333</text:p>
          </table:table-cell>
        </table:table-row>
        <table:table-row table:style-name="ro1">
          <table:table-cell table:formula="of:=[Cost.A101]" office:value-type="float" office:value="2098" calcext:value-type="float">
            <text:p>2098</text:p>
          </table:table-cell>
          <table:table-cell table:formula="of:=[Cost.J101]" office:value-type="float" office:value="2135.21666666667" calcext:value-type="float">
            <text:p>2135.2166666667</text:p>
          </table:table-cell>
          <table:table-cell table:formula="of:=[Cost.K101]" office:value-type="float" office:value="12149.6" calcext:value-type="float">
            <text:p>12149.6</text:p>
          </table:table-cell>
          <table:table-cell table:formula="of:=[Cost.L101]" office:value-type="float" office:value="0" calcext:value-type="float">
            <text:p>0</text:p>
          </table:table-cell>
          <table:table-cell table:formula="of:=[Cost.M101]" office:value-type="float" office:value="4862.28333333333" calcext:value-type="float">
            <text:p>4862.2833333333</text:p>
          </table:table-cell>
        </table:table-row>
        <table:table-row table:style-name="ro1">
          <table:table-cell table:formula="of:=[Cost.A102]" office:value-type="float" office:value="2099" calcext:value-type="float">
            <text:p>2099</text:p>
          </table:table-cell>
          <table:table-cell table:formula="of:=[Cost.J102]" office:value-type="float" office:value="2097.15" calcext:value-type="float">
            <text:p>2097.15</text:p>
          </table:table-cell>
          <table:table-cell table:formula="of:=[Cost.K102]" office:value-type="float" office:value="12193" calcext:value-type="float">
            <text:p>12193</text:p>
          </table:table-cell>
          <table:table-cell table:formula="of:=[Cost.L102]" office:value-type="float" office:value="0" calcext:value-type="float">
            <text:p>0</text:p>
          </table:table-cell>
          <table:table-cell table:formula="of:=[Cost.M102]" office:value-type="float" office:value="4902.76666666667" calcext:value-type="float">
            <text:p>4902.7666666667</text:p>
          </table:table-cell>
        </table:table-row>
        <table:table-row table:style-name="ro1">
          <table:table-cell table:formula="of:=[Cost.A103]" office:value-type="float" office:value="2100" calcext:value-type="float">
            <text:p>2100</text:p>
          </table:table-cell>
          <table:table-cell table:formula="of:=[Cost.J103]" office:value-type="float" office:value="2105.21666666667" calcext:value-type="float">
            <text:p>2105.2166666667</text:p>
          </table:table-cell>
          <table:table-cell table:formula="of:=[Cost.K103]" office:value-type="float" office:value="12167.0666666667" calcext:value-type="float">
            <text:p>12167.0666666667</text:p>
          </table:table-cell>
          <table:table-cell table:formula="of:=[Cost.L103]" office:value-type="float" office:value="0" calcext:value-type="float">
            <text:p>0</text:p>
          </table:table-cell>
          <table:table-cell table:formula="of:=[Cost.M103]" office:value-type="float" office:value="4942.85" calcext:value-type="float">
            <text:p>4942.8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00:00:01.214107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05:55:36.609046455</meta:creation-date>
    <dc:date>2014-04-10T08:02:43.166646556</dc:date>
    <meta:editing-duration>P0D</meta:editing-duration>
    <meta:editing-cycles>2</meta:editing-cycles>
    <meta:generator>LibreOffice/4.1.3.2$Linux_X86_64 LibreOffice_project/410m0$Build-2</meta:generator>
    <meta:document-statistic meta:table-count="9" meta:cell-count="943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83cm" svg:height="7.662cm" xlink:href=".." xlink:type="simple" chart:class="chart:scatter" chart:style-name="ch1">
        <chart:legend chart:legend-position="end" svg:x="11.761cm" svg:y="2.785cm" style:legend-expansion="high" chart:style-name="ch2"/>
        <chart:plot-area chart:style-name="ch3" table:cell-range-address="'dMass-dt'.A2:'dMass-dt'.A102 'dMass-dt'.B2:'dMass-dt'.E103" chart:data-source-has-labels="both" svg:x="0.767cm" svg:y="0.747cm" svg:width="10.36cm" svg:height="6.342cm">
          <chartooo:coordinate-region svg:x="1.944cm" svg:y="0.946cm" svg:width="8.811cm" svg:height="5.944cm"/>
          <chart:axis chart:dimension="x" chart:name="primary-x" chart:style-name="ch4" chartooo:axis-type="auto">
            <chart:categories table:cell-range-address="'dMass-dt'.A3:'dMass-dt'.A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Mass-dt'.D3:'dMass-dt'.D103" chart:label-cell-address="'dMass-dt'.D2:'dMass-dt'.D2" chart:class="chart:scatter">
            <chart:domain table:cell-range-address="'dMass-dt'.A3:'dMass-dt'.A102"/>
            <chart:data-point chart:repeated="101"/>
          </chart:series>
          <chart:series chart:style-name="ch7" chart:values-cell-range-address="'dMass-dt'.E3:'dMass-dt'.E103" chart:label-cell-address="'dMass-dt'.E2:'dMass-dt'.E2" chart:class="chart:scatter">
            <chart:data-point chart:repeated="101"/>
          </chart:series>
          <chart:series chart:style-name="ch8" chart:values-cell-range-address="'dMass-dt'.C3:'dMass-dt'.C103" chart:label-cell-address="'dMass-dt'.C2:'dMass-dt'.C2" chart:class="chart:scatter">
            <chart:data-point chart:repeated="101"/>
          </chart:series>
          <chart:series chart:style-name="ch9" chart:values-cell-range-address="'dMass-dt'.B3:'dMass-dt'.B103" chart:label-cell-address="'dMass-dt'.B2:'dMass-dt'.B2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sitory</text:p>
                <draw:g>
                  <svg:desc>'dMass-dt'.D2:'dMass-dt'.D2</svg:desc>
                </draw:g>
              </table:table-cell>
              <table:table-cell office:value-type="string">
                <text:p>Reprocessed Fuel</text:p>
                <draw:g>
                  <svg:desc>'dMass-dt'.E2:'dMass-dt'.E2</svg:desc>
                </draw:g>
              </table:table-cell>
              <table:table-cell office:value-type="string">
                <text:p>Dry Storage</text:p>
                <draw:g>
                  <svg:desc>'dMass-dt'.C2:'dMass-dt'.C2</svg:desc>
                </draw:g>
              </table:table-cell>
              <table:table-cell office:value-type="string">
                <text:p>Wet Storage</text:p>
                <draw:g>
                  <svg:desc>'dMass-dt'.B2:'dMass-d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dMass-dt'.A3:'dMass-dt'.A102</svg:desc>
                </draw:g>
              </table:table-cell>
              <table:table-cell office:value-type="float" office:value="0">
                <text:p>0</text:p>
                <draw:g>
                  <svg:desc>'dMass-dt'.D3:'dMass-dt'.D103</svg:desc>
                </draw:g>
              </table:table-cell>
              <table:table-cell office:value-type="float" office:value="-1">
                <text:p>-1</text:p>
                <draw:g>
                  <svg:desc>'dMass-dt'.E3:'dMass-dt'.E103</svg:desc>
                </draw:g>
              </table:table-cell>
              <table:table-cell office:value-type="float" office:value="0">
                <text:p>0</text:p>
                <draw:g>
                  <svg:desc>'dMass-dt'.C3:'dMass-dt'.C103</svg:desc>
                </draw:g>
              </table:table-cell>
              <table:table-cell office:value-type="float" office:value="1804">
                <text:p>1804</text:p>
                <draw:g>
                  <svg:desc>'dMass-dt'.B3:'dMass-dt'.B103</svg:desc>
                </draw:g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7">
                <text:p>3177</text:p>
              </table:table-cell>
              <table:table-cell office:value-type="float" office:value="-1361">
                <text:p>-136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47">
                <text:p>2647</text:p>
              </table:table-cell>
              <table:table-cell office:value-type="float" office:value="-813">
                <text:p>-813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7">
                <text:p>211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8">
                <text:p>2118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118">
                <text:p>2118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17">
                <text:p>211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8">
                <text:p>2118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7">
                <text:p>211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8">
                <text:p>2118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2">
                <text:p>18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13">
                <text:p>18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9">
                <text:p>18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4">
                <text:p>18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0">
                <text:p>18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89">
                <text:p>18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891">
                <text:p>18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1">
                <text:p>189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  <table:table-cell office:value-type="float" office:value="1141">
                <text:p>11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-1110">
                <text:p>-11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60">
                <text:p>60</text:p>
              </table:table-cell>
              <table:table-cell office:value-type="float" office:value="-1169">
                <text:p>-116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123">
                <text:p>123</text:p>
              </table:table-cell>
              <table:table-cell office:value-type="float" office:value="-1229">
                <text:p>-122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243">
                <text:p>243</text:p>
              </table:table-cell>
              <table:table-cell office:value-type="float" office:value="-1349">
                <text:p>-134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409">
                <text:p>409</text:p>
              </table:table-cell>
              <table:table-cell office:value-type="float" office:value="-1509">
                <text:p>-150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648">
                <text:p>648</text:p>
              </table:table-cell>
              <table:table-cell office:value-type="float" office:value="-1743">
                <text:p>-174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799">
                <text:p>799</text:p>
              </table:table-cell>
              <table:table-cell office:value-type="float" office:value="-1877">
                <text:p>-187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05">
                <text:p>805</text:p>
              </table:table-cell>
              <table:table-cell office:value-type="float" office:value="-1844">
                <text:p>-184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14">
                <text:p>814</text:p>
              </table:table-cell>
              <table:table-cell office:value-type="float" office:value="-1812">
                <text:p>-181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04">
                <text:p>804</text:p>
              </table:table-cell>
              <table:table-cell office:value-type="float" office:value="-1774">
                <text:p>-177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24">
                <text:p>824</text:p>
              </table:table-cell>
              <table:table-cell office:value-type="float" office:value="-1759">
                <text:p>-175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925">
                <text:p>925</text:p>
              </table:table-cell>
              <table:table-cell office:value-type="float" office:value="-1824">
                <text:p>-182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1045">
                <text:p>1045</text:p>
              </table:table-cell>
              <table:table-cell office:value-type="float" office:value="-1911">
                <text:p>-191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1299">
                <text:p>1299</text:p>
              </table:table-cell>
              <table:table-cell office:value-type="float" office:value="-2118">
                <text:p>-2118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1636">
                <text:p>1636</text:p>
              </table:table-cell>
              <table:table-cell office:value-type="float" office:value="-2398">
                <text:p>-23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2132">
                <text:p>2132</text:p>
              </table:table-cell>
              <table:table-cell office:value-type="float" office:value="-2839">
                <text:p>-283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3035">
                <text:p>3035</text:p>
              </table:table-cell>
              <table:table-cell office:value-type="float" office:value="2491">
                <text:p>2491</text:p>
              </table:table-cell>
              <table:table-cell office:value-type="float" office:value="-3171">
                <text:p>-317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3102">
                <text:p>3102</text:p>
              </table:table-cell>
              <table:table-cell office:value-type="float" office:value="2512">
                <text:p>2512</text:p>
              </table:table-cell>
              <table:table-cell office:value-type="float" office:value="-3200">
                <text:p>-320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3263">
                <text:p>3263</text:p>
              </table:table-cell>
              <table:table-cell office:value-type="float" office:value="2624">
                <text:p>2624</text:p>
              </table:table-cell>
              <table:table-cell office:value-type="float" office:value="-3214">
                <text:p>-321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3600">
                <text:p>3600</text:p>
              </table:table-cell>
              <table:table-cell office:value-type="float" office:value="1945">
                <text:p>1945</text:p>
              </table:table-cell>
              <table:table-cell office:value-type="float" office:value="-2875">
                <text:p>-287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2000">
                <text:p>2000</text:p>
              </table:table-cell>
              <table:table-cell office:value-type="float" office:value="2089">
                <text:p>2089</text:p>
              </table:table-cell>
              <table:table-cell office:value-type="float" office:value="-1416">
                <text:p>-141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622">
                <text:p>2622</text:p>
              </table:table-cell>
              <table:table-cell office:value-type="float" office:value="485">
                <text:p>48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670">
                <text:p>2670</text:p>
              </table:table-cell>
              <table:table-cell office:value-type="float" office:value="809">
                <text:p>809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732">
                <text:p>2732</text:p>
              </table:table-cell>
              <table:table-cell office:value-type="float" office:value="836">
                <text:p>83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761">
                <text:p>2761</text:p>
              </table:table-cell>
              <table:table-cell office:value-type="float" office:value="90">
                <text:p>9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792">
                <text:p>2792</text:p>
              </table:table-cell>
              <table:table-cell office:value-type="float" office:value="918">
                <text:p>9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820">
                <text:p>2820</text:p>
              </table:table-cell>
              <table:table-cell office:value-type="float" office:value="749">
                <text:p>749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848">
                <text:p>2848</text:p>
              </table:table-cell>
              <table:table-cell office:value-type="float" office:value="797">
                <text:p>797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873">
                <text:p>2873</text:p>
              </table:table-cell>
              <table:table-cell office:value-type="float" office:value="573">
                <text:p>57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905">
                <text:p>2905</text:p>
              </table:table-cell>
              <table:table-cell office:value-type="float" office:value="752">
                <text:p>752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977">
                <text:p>2977</text:p>
              </table:table-cell>
              <table:table-cell office:value-type="float" office:value="680">
                <text:p>68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3296">
                <text:p>3296</text:p>
              </table:table-cell>
              <table:table-cell office:value-type="float" office:value="349">
                <text:p>3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3731">
                <text:p>3731</text:p>
              </table:table-cell>
              <table:table-cell office:value-type="float" office:value="-160">
                <text:p>-1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4319">
                <text:p>4319</text:p>
              </table:table-cell>
              <table:table-cell office:value-type="float" office:value="-406">
                <text:p>-406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4646">
                <text:p>4646</text:p>
              </table:table-cell>
              <table:table-cell office:value-type="float" office:value="-788">
                <text:p>-78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4659">
                <text:p>4659</text:p>
              </table:table-cell>
              <table:table-cell office:value-type="float" office:value="-537">
                <text:p>-537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4678">
                <text:p>4678</text:p>
              </table:table-cell>
              <table:table-cell office:value-type="float" office:value="-950">
                <text:p>-9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4718">
                <text:p>4718</text:p>
              </table:table-cell>
              <table:table-cell office:value-type="float" office:value="-1051">
                <text:p>-105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4765">
                <text:p>4765</text:p>
              </table:table-cell>
              <table:table-cell office:value-type="float" office:value="-790">
                <text:p>-7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4798">
                <text:p>4798</text:p>
              </table:table-cell>
              <table:table-cell office:value-type="float" office:value="-853">
                <text:p>-85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4851">
                <text:p>4851</text:p>
              </table:table-cell>
              <table:table-cell office:value-type="float" office:value="-913">
                <text:p>-9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4872">
                <text:p>4872</text:p>
              </table:table-cell>
              <table:table-cell office:value-type="float" office:value="-905">
                <text:p>-90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4930">
                <text:p>4930</text:p>
              </table:table-cell>
              <table:table-cell office:value-type="float" office:value="-871">
                <text:p>-87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4942">
                <text:p>4942</text:p>
              </table:table-cell>
              <table:table-cell office:value-type="float" office:value="-971">
                <text:p>-971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4946">
                <text:p>4946</text:p>
              </table:table-cell>
              <table:table-cell office:value-type="float" office:value="-855">
                <text:p>-85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5001">
                <text:p>5001</text:p>
              </table:table-cell>
              <table:table-cell office:value-type="float" office:value="-904">
                <text:p>-90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5019">
                <text:p>5019</text:p>
              </table:table-cell>
              <table:table-cell office:value-type="float" office:value="-830">
                <text:p>-83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5051">
                <text:p>5051</text:p>
              </table:table-cell>
              <table:table-cell office:value-type="float" office:value="-779">
                <text:p>-77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2067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5079">
                <text:p>5079</text:p>
              </table:table-cell>
              <table:table-cell office:value-type="float" office:value="-769">
                <text:p>-76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2068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5108">
                <text:p>5108</text:p>
              </table:table-cell>
              <table:table-cell office:value-type="float" office:value="-741">
                <text:p>-74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2069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5125">
                <text:p>5125</text:p>
              </table:table-cell>
              <table:table-cell office:value-type="float" office:value="-725">
                <text:p>-72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5153">
                <text:p>5153</text:p>
              </table:table-cell>
              <table:table-cell office:value-type="float" office:value="-686">
                <text:p>-68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2071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5177">
                <text:p>5177</text:p>
              </table:table-cell>
              <table:table-cell office:value-type="float" office:value="-652">
                <text:p>-65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2072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5212">
                <text:p>5212</text:p>
              </table:table-cell>
              <table:table-cell office:value-type="float" office:value="-589">
                <text:p>-58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2073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5251">
                <text:p>5251</text:p>
              </table:table-cell>
              <table:table-cell office:value-type="float" office:value="-428">
                <text:p>-42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2074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5278">
                <text:p>5278</text:p>
              </table:table-cell>
              <table:table-cell office:value-type="float" office:value="-474">
                <text:p>-47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2075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5301">
                <text:p>5301</text:p>
              </table:table-cell>
              <table:table-cell office:value-type="float" office:value="-391">
                <text:p>-3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2076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5329">
                <text:p>5329</text:p>
              </table:table-cell>
              <table:table-cell office:value-type="float" office:value="-316">
                <text:p>-31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2077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5350">
                <text:p>5350</text:p>
              </table:table-cell>
              <table:table-cell office:value-type="float" office:value="-280">
                <text:p>-28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2078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5370">
                <text:p>5370</text:p>
              </table:table-cell>
              <table:table-cell office:value-type="float" office:value="-251">
                <text:p>-251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079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5401">
                <text:p>5401</text:p>
              </table:table-cell>
              <table:table-cell office:value-type="float" office:value="-210">
                <text:p>-21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5449">
                <text:p>5449</text:p>
              </table:table-cell>
              <table:table-cell office:value-type="float" office:value="-163">
                <text:p>-163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5465">
                <text:p>5465</text:p>
              </table:table-cell>
              <table:table-cell office:value-type="float" office:value="-102">
                <text:p>-102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2082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5521">
                <text:p>5521</text:p>
              </table:table-cell>
              <table:table-cell office:value-type="float" office:value="-54">
                <text:p>-54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2083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5442">
                <text:p>5442</text:p>
              </table:table-cell>
              <table:table-cell office:value-type="float" office:value="-5">
                <text:p>-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2084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5714">
                <text:p>5714</text:p>
              </table:table-cell>
              <table:table-cell office:value-type="float" office:value="140">
                <text:p>14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2085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5488">
                <text:p>5488</text:p>
              </table:table-cell>
              <table:table-cell office:value-type="float" office:value="184">
                <text:p>1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2086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5596">
                <text:p>5596</text:p>
              </table:table-cell>
              <table:table-cell office:value-type="float" office:value="265">
                <text:p>265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2087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5668">
                <text:p>5668</text:p>
              </table:table-cell>
              <table:table-cell office:value-type="float" office:value="330">
                <text:p>330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2088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5996">
                <text:p>5996</text:p>
              </table:table-cell>
              <table:table-cell office:value-type="float" office:value="165">
                <text:p>16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2089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6368">
                <text:p>6368</text:p>
              </table:table-cell>
              <table:table-cell office:value-type="float" office:value="-126">
                <text:p>-12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7114">
                <text:p>7114</text:p>
              </table:table-cell>
              <table:table-cell office:value-type="float" office:value="-619">
                <text:p>-619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2091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7336">
                <text:p>7336</text:p>
              </table:table-cell>
              <table:table-cell office:value-type="float" office:value="-862">
                <text:p>-86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2092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7474">
                <text:p>7474</text:p>
              </table:table-cell>
              <table:table-cell office:value-type="float" office:value="-771">
                <text:p>-77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float" office:value="2093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7310">
                <text:p>7310</text:p>
              </table:table-cell>
              <table:table-cell office:value-type="float" office:value="-702">
                <text:p>-70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2094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7214">
                <text:p>7214</text:p>
              </table:table-cell>
              <table:table-cell office:value-type="float" office:value="-402">
                <text:p>-402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float" office:value="2095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6942">
                <text:p>6942</text:p>
              </table:table-cell>
              <table:table-cell office:value-type="float" office:value="69">
                <text:p>69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float" office:value="2096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7177">
                <text:p>7177</text:p>
              </table:table-cell>
              <table:table-cell office:value-type="float" office:value="7">
                <text:p>7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7151">
                <text:p>7151</text:p>
              </table:table-cell>
              <table:table-cell office:value-type="float" office:value="97">
                <text:p>97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2098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7596">
                <text:p>7596</text:p>
              </table:table-cell>
              <table:table-cell office:value-type="float" office:value="-37">
                <text:p>-37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float" office:value="2099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7418">
                <text:p>7418</text:p>
              </table:table-cell>
              <table:table-cell office:value-type="float" office:value="7">
                <text:p>7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467cm" svg:y="3.454cm" style:legend-expansion="high" chart:style-name="ch2"/>
        <chart:plot-area chart:style-name="ch3" table:cell-range-address="Cost.A2:Cost.A103 Cost.J2:Cost.M103" chart:data-source-has-labels="both" svg:x="0.77cm" svg:y="0.855cm" svg:width="11.057cm" svg:height="7.545cm">
          <chartooo:coordinate-region svg:x="1.947cm" svg:y="1.054cm" svg:width="9.88cm" svg:height="6.292cm"/>
          <chart:axis chart:dimension="x" chart:name="primary-x" chart:style-name="ch4" chartooo:axis-type="auto">
            <chartooo:date-scale/>
            <chart:categories table:cell-range-address="Cost.A3:Cost.A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st.J3:Cost.J103" chart:label-cell-address="Cost.J2:Cost.J2" chart:class="chart:area">
            <chart:data-point chart:repeated="101"/>
          </chart:series>
          <chart:series chart:style-name="ch7" chart:values-cell-range-address="Cost.K3:Cost.K103" chart:label-cell-address="Cost.K2:Cost.K2" chart:class="chart:area">
            <chart:data-point chart:repeated="101"/>
          </chart:series>
          <chart:series chart:style-name="ch8" chart:values-cell-range-address="Cost.L3:Cost.L103" chart:label-cell-address="Cost.L2:Cost.L2" chart:class="chart:area">
            <chart:data-point chart:repeated="101"/>
          </chart:series>
          <chart:series chart:style-name="ch9" chart:values-cell-range-address="Cost.M3:Cost.M103" chart:label-cell-address="Cost.M2:Cost.M2" chart:class="chart:area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t Storage</text:p>
                <draw:g>
                  <svg:desc>Cost.J2:Cost.J2</svg:desc>
                </draw:g>
              </table:table-cell>
              <table:table-cell office:value-type="string">
                <text:p>Dry Storage</text:p>
                <draw:g>
                  <svg:desc>Cost.K2:Cost.K2</svg:desc>
                </draw:g>
              </table:table-cell>
              <table:table-cell office:value-type="string">
                <text:p>Repository</text:p>
                <draw:g>
                  <svg:desc>Cost.L2:Cost.L2</svg:desc>
                </draw:g>
              </table:table-cell>
              <table:table-cell office:value-type="string">
                <text:p>Reprocessed Fuel</text:p>
                <draw:g>
                  <svg:desc>Cost.M2:Cost.M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Cost.A3:Cost.A103</svg:desc>
                </draw:g>
              </table:table-cell>
              <table:table-cell office:value-type="float" office:value="601.333333333333">
                <text:p>601.333333333333</text:p>
                <draw:g>
                  <svg:desc>Cost.J3:Cost.J103</svg:desc>
                </draw:g>
              </table:table-cell>
              <table:table-cell office:value-type="float" office:value="2494.6798245614">
                <text:p>2494.6798245614</text:p>
                <draw:g>
                  <svg:desc>Cost.K3:Cost.K103</svg:desc>
                </draw:g>
              </table:table-cell>
              <table:table-cell office:value-type="float" office:value="3039.47368421053">
                <text:p>3039.47368421053</text:p>
                <draw:g>
                  <svg:desc>Cost.L3:Cost.L103</svg:desc>
                </draw:g>
              </table:table-cell>
              <table:table-cell office:value-type="float" office:value="-0.666666666666667">
                <text:p>-0.666666666666667</text:p>
                <draw:g>
                  <svg:desc>Cost.M3:Cost.M103</svg:desc>
                </draw:g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481.066666666667">
                <text:p>481.066666666667</text:p>
              </table:table-cell>
              <table:table-cell office:value-type="float" office:value="3336.09210526316">
                <text:p>3336.09210526316</text:p>
              </table:table-cell>
              <table:table-cell office:value-type="float" office:value="3315.78947368421">
                <text:p>3315.78947368421</text:p>
              </table:table-cell>
              <table:table-cell office:value-type="float" office:value="-0.466666666666667">
                <text:p>-0.46666666666666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60.8">
                <text:p>360.8</text:p>
              </table:table-cell>
              <table:table-cell office:value-type="float" office:value="3823.91929824561">
                <text:p>3823.91929824561</text:p>
              </table:table-cell>
              <table:table-cell office:value-type="float" office:value="3592.10526315789">
                <text:p>3592.1052631578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240.533333333333">
                <text:p>240.533333333333</text:p>
              </table:table-cell>
              <table:table-cell office:value-type="float" office:value="4081.99035087719">
                <text:p>4081.99035087719</text:p>
              </table:table-cell>
              <table:table-cell office:value-type="float" office:value="3868.42105263158">
                <text:p>3868.42105263158</text:p>
              </table:table-cell>
              <table:table-cell office:value-type="float" office:value="-0.566666666666667">
                <text:p>-0.56666666666666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20.266666666667">
                <text:p>120.266666666667</text:p>
              </table:table-cell>
              <table:table-cell office:value-type="float" office:value="4189.72192982456">
                <text:p>4189.72192982456</text:p>
              </table:table-cell>
              <table:table-cell office:value-type="float" office:value="4144.73684210526">
                <text:p>4144.73684210526</text:p>
              </table:table-cell>
              <table:table-cell office:value-type="float" office:value="-0.116666666666667">
                <text:p>-0.116666666666667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4146.80175438597">
                <text:p>4146.80175438597</text:p>
              </table:table-cell>
              <table:table-cell office:value-type="float" office:value="4421.05263157895">
                <text:p>4421.0526315789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3953.47543859649">
                <text:p>3953.47543859649</text:p>
              </table:table-cell>
              <table:table-cell office:value-type="float" office:value="4697.36842105263">
                <text:p>4697.36842105263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375">
                <text:p>0.375</text:p>
              </table:table-cell>
              <table:table-cell office:value-type="float" office:value="3821.44736842105">
                <text:p>3821.44736842105</text:p>
              </table:table-cell>
              <table:table-cell office:value-type="float" office:value="4973.68421052632">
                <text:p>4973.6842105263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3715.4798245614">
                <text:p>3715.4798245614</text:p>
              </table:table-cell>
              <table:table-cell office:value-type="float" office:value="5250">
                <text:p>5250</text:p>
              </table:table-cell>
              <table:table-cell office:value-type="float" office:value="0.0333333333333334">
                <text:p>0.033333333333333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.5416666666667">
                <text:p>10.5416666666667</text:p>
              </table:table-cell>
              <table:table-cell office:value-type="float" office:value="3562.00789473684">
                <text:p>3562.00789473684</text:p>
              </table:table-cell>
              <table:table-cell office:value-type="float" office:value="5526.31578947368">
                <text:p>5526.3157894736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2.625">
                <text:p>22.625</text:p>
              </table:table-cell>
              <table:table-cell office:value-type="float" office:value="3369.41754385965">
                <text:p>3369.41754385965</text:p>
              </table:table-cell>
              <table:table-cell office:value-type="float" office:value="5802.63157894737">
                <text:p>5802.6315789473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42.4833333333333">
                <text:p>42.4833333333333</text:p>
              </table:table-cell>
              <table:table-cell office:value-type="float" office:value="3181.45526315789">
                <text:p>3181.45526315789</text:p>
              </table:table-cell>
              <table:table-cell office:value-type="float" office:value="6078.94736842105">
                <text:p>6078.94736842105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52.4333333333333">
                <text:p>52.4333333333333</text:p>
              </table:table-cell>
              <table:table-cell office:value-type="float" office:value="3011.12807017544">
                <text:p>3011.12807017544</text:p>
              </table:table-cell>
              <table:table-cell office:value-type="float" office:value="6355.26315789474">
                <text:p>6355.26315789474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55.1916666666667">
                <text:p>55.1916666666667</text:p>
              </table:table-cell>
              <table:table-cell office:value-type="float" office:value="2858.23859649123">
                <text:p>2858.23859649123</text:p>
              </table:table-cell>
              <table:table-cell office:value-type="float" office:value="6631.57894736842">
                <text:p>6631.578947368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57.025">
                <text:p>57.025</text:p>
              </table:table-cell>
              <table:table-cell office:value-type="float" office:value="2718.26403508772">
                <text:p>2718.26403508772</text:p>
              </table:table-cell>
              <table:table-cell office:value-type="float" office:value="6907.8947368421">
                <text:p>6907.8947368421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66.65">
                <text:p>66.65</text:p>
              </table:table-cell>
              <table:table-cell office:value-type="float" office:value="2586.94561403509">
                <text:p>2586.94561403509</text:p>
              </table:table-cell>
              <table:table-cell office:value-type="float" office:value="7184.21052631579">
                <text:p>7184.2105263157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85.6666666666667">
                <text:p>85.6666666666667</text:p>
              </table:table-cell>
              <table:table-cell office:value-type="float" office:value="2447.03333333333">
                <text:p>2447.03333333333</text:p>
              </table:table-cell>
              <table:table-cell office:value-type="float" office:value="7460.52631578947">
                <text:p>7460.52631578947</text:p>
              </table:table-cell>
              <table:table-cell office:value-type="float" office:value="249.716666666667">
                <text:p>249.716666666667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16.05">
                <text:p>116.05</text:p>
              </table:table-cell>
              <table:table-cell office:value-type="float" office:value="2171.91666666667">
                <text:p>2171.91666666667</text:p>
              </table:table-cell>
              <table:table-cell office:value-type="float" office:value="7736.84210526316">
                <text:p>7736.84210526316</text:p>
              </table:table-cell>
              <table:table-cell office:value-type="float" office:value="249.8">
                <text:p>249.8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55.75">
                <text:p>155.75</text:p>
              </table:table-cell>
              <table:table-cell office:value-type="float" office:value="1640">
                <text:p>1640</text:p>
              </table:table-cell>
              <table:table-cell office:value-type="float" office:value="9500">
                <text:p>9500</text:p>
              </table:table-cell>
              <table:table-cell office:value-type="float" office:value="519.8">
                <text:p>519.8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99.983333333333">
                <text:p>199.983333333333</text:p>
              </table:table-cell>
              <table:table-cell office:value-type="float" office:value="1060.53333333333">
                <text:p>1060.53333333333</text:p>
              </table:table-cell>
              <table:table-cell office:value-type="float" office:value="12250">
                <text:p>12250</text:p>
              </table:table-cell>
              <table:table-cell office:value-type="float" office:value="410.8">
                <text:p>410.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44.925">
                <text:p>244.925</text:p>
              </table:table-cell>
              <table:table-cell office:value-type="float" office:value="615.531578947369">
                <text:p>615.531578947369</text:p>
              </table:table-cell>
              <table:table-cell office:value-type="float" office:value="14186.8421052632">
                <text:p>14186.8421052632</text:p>
              </table:table-cell>
              <table:table-cell office:value-type="float" office:value="424.383333333333">
                <text:p>424.383333333333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289.558333333333">
                <text:p>289.558333333333</text:p>
              </table:table-cell>
              <table:table-cell office:value-type="float" office:value="307.015789473684">
                <text:p>307.015789473684</text:p>
              </table:table-cell>
              <table:table-cell office:value-type="float" office:value="15560.5263157895">
                <text:p>15560.5263157895</text:p>
              </table:table-cell>
              <table:table-cell office:value-type="float" office:value="502.333333333333">
                <text:p>502.333333333333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334.041666666667">
                <text:p>334.041666666667</text:p>
              </table:table-cell>
              <table:table-cell office:value-type="float" office:value="135.242105263158">
                <text:p>135.242105263158</text:p>
              </table:table-cell>
              <table:table-cell office:value-type="float" office:value="16371.0526315789">
                <text:p>16371.0526315789</text:p>
              </table:table-cell>
              <table:table-cell office:value-type="float" office:value="680.233333333333">
                <text:p>680.233333333333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376.516666666667">
                <text:p>376.516666666667</text:p>
              </table:table-cell>
              <table:table-cell office:value-type="float" office:value="96.9166666666667">
                <text:p>96.9166666666667</text:p>
              </table:table-cell>
              <table:table-cell office:value-type="float" office:value="16618.4210526316">
                <text:p>16618.4210526316</text:p>
              </table:table-cell>
              <table:table-cell office:value-type="float" office:value="987.95">
                <text:p>987.95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426.325">
                <text:p>426.325</text:p>
              </table:table-cell>
              <table:table-cell office:value-type="float" office:value="145.69298245614">
                <text:p>145.69298245614</text:p>
              </table:table-cell>
              <table:table-cell office:value-type="float" office:value="16552.6315789474">
                <text:p>16552.6315789474</text:p>
              </table:table-cell>
              <table:table-cell office:value-type="float" office:value="1340.78333333333">
                <text:p>1340.78333333333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471.183333333333">
                <text:p>471.183333333333</text:p>
              </table:table-cell>
              <table:table-cell office:value-type="float" office:value="204.776315789474">
                <text:p>204.776315789474</text:p>
              </table:table-cell>
              <table:table-cell office:value-type="float" office:value="16473.6842105263">
                <text:p>16473.6842105263</text:p>
              </table:table-cell>
              <table:table-cell office:value-type="float" office:value="1656.43333333333">
                <text:p>1656.43333333333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519.575">
                <text:p>519.575</text:p>
              </table:table-cell>
              <table:table-cell office:value-type="float" office:value="274.364035087719">
                <text:p>274.364035087719</text:p>
              </table:table-cell>
              <table:table-cell office:value-type="float" office:value="16381.5789473684">
                <text:p>16381.5789473684</text:p>
              </table:table-cell>
              <table:table-cell office:value-type="float" office:value="1877.28333333333">
                <text:p>1877.28333333333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609.441666666667">
                <text:p>609.441666666667</text:p>
              </table:table-cell>
              <table:table-cell office:value-type="float" office:value="353.478070175439">
                <text:p>353.478070175439</text:p>
              </table:table-cell>
              <table:table-cell office:value-type="float" office:value="16276.3157894737">
                <text:p>16276.3157894737</text:p>
              </table:table-cell>
              <table:table-cell office:value-type="float" office:value="2030.9">
                <text:p>2030.9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668.483333333333">
                <text:p>668.483333333333</text:p>
              </table:table-cell>
              <table:table-cell office:value-type="float" office:value="442.899122807018">
                <text:p>442.899122807018</text:p>
              </table:table-cell>
              <table:table-cell office:value-type="float" office:value="16157.8947368421">
                <text:p>16157.8947368421</text:p>
              </table:table-cell>
              <table:table-cell office:value-type="float" office:value="2128.06666666667">
                <text:p>2128.06666666667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760.183333333333">
                <text:p>760.183333333333</text:p>
              </table:table-cell>
              <table:table-cell office:value-type="float" office:value="542.491228070175">
                <text:p>542.491228070175</text:p>
              </table:table-cell>
              <table:table-cell office:value-type="float" office:value="16026.3157894737">
                <text:p>16026.3157894737</text:p>
              </table:table-cell>
              <table:table-cell office:value-type="float" office:value="2199.9">
                <text:p>2199.9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903.225">
                <text:p>903.225</text:p>
              </table:table-cell>
              <table:table-cell office:value-type="float" office:value="652.026315789474">
                <text:p>652.026315789474</text:p>
              </table:table-cell>
              <table:table-cell office:value-type="float" office:value="15881.5789473684">
                <text:p>15881.5789473684</text:p>
              </table:table-cell>
              <table:table-cell office:value-type="float" office:value="2271.11666666667">
                <text:p>2271.11666666667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1056.48333333333">
                <text:p>1056.48333333333</text:p>
              </table:table-cell>
              <table:table-cell office:value-type="float" office:value="771.074561403509">
                <text:p>771.074561403509</text:p>
              </table:table-cell>
              <table:table-cell office:value-type="float" office:value="15723.6842105263">
                <text:p>15723.6842105263</text:p>
              </table:table-cell>
              <table:table-cell office:value-type="float" office:value="2347.71666666667">
                <text:p>2347.71666666667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1087.23333333333">
                <text:p>1087.23333333333</text:p>
              </table:table-cell>
              <table:table-cell office:value-type="float" office:value="901.197368421053">
                <text:p>901.197368421053</text:p>
              </table:table-cell>
              <table:table-cell office:value-type="float" office:value="15552.6315789474">
                <text:p>15552.6315789474</text:p>
              </table:table-cell>
              <table:table-cell office:value-type="float" office:value="2435.06666666667">
                <text:p>2435.06666666667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1016.66666666667">
                <text:p>1016.66666666667</text:p>
              </table:table-cell>
              <table:table-cell office:value-type="float" office:value="1042.23684210526">
                <text:p>1042.23684210526</text:p>
              </table:table-cell>
              <table:table-cell office:value-type="float" office:value="15368.4210526316">
                <text:p>15368.4210526316</text:p>
              </table:table-cell>
              <table:table-cell office:value-type="float" office:value="2531.83333333333">
                <text:p>2531.83333333333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1129.175">
                <text:p>1129.175</text:p>
              </table:table-cell>
              <table:table-cell office:value-type="float" office:value="1195.38157894737">
                <text:p>1195.38157894737</text:p>
              </table:table-cell>
              <table:table-cell office:value-type="float" office:value="15171.0526315789">
                <text:p>15171.0526315789</text:p>
              </table:table-cell>
              <table:table-cell office:value-type="float" office:value="2636.11666666667">
                <text:p>2636.11666666667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1061.275">
                <text:p>1061.275</text:p>
              </table:table-cell>
              <table:table-cell office:value-type="float" office:value="1358.93421052632">
                <text:p>1358.93421052632</text:p>
              </table:table-cell>
              <table:table-cell office:value-type="float" office:value="14960.5263157895">
                <text:p>14960.5263157895</text:p>
              </table:table-cell>
              <table:table-cell office:value-type="float" office:value="2744.21666666667">
                <text:p>2744.21666666667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1010.53333333333">
                <text:p>1010.53333333333</text:p>
              </table:table-cell>
              <table:table-cell office:value-type="float" office:value="1532.5701754386">
                <text:p>1532.5701754386</text:p>
              </table:table-cell>
              <table:table-cell office:value-type="float" office:value="14736.8421052632">
                <text:p>14736.8421052632</text:p>
              </table:table-cell>
              <table:table-cell office:value-type="float" office:value="2864.61666666667">
                <text:p>2864.61666666667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876.891666666667">
                <text:p>876.891666666667</text:p>
              </table:table-cell>
              <table:table-cell office:value-type="float" office:value="1717.54385964912">
                <text:p>1717.54385964912</text:p>
              </table:table-cell>
              <table:table-cell office:value-type="float" office:value="14500">
                <text:p>14500</text:p>
              </table:table-cell>
              <table:table-cell office:value-type="float" office:value="2745.91666666667">
                <text:p>2745.91666666667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825.25">
                <text:p>825.25</text:p>
              </table:table-cell>
              <table:table-cell office:value-type="float" office:value="1913.70175438596">
                <text:p>1913.70175438596</text:p>
              </table:table-cell>
              <table:table-cell office:value-type="float" office:value="14250">
                <text:p>14250</text:p>
              </table:table-cell>
              <table:table-cell office:value-type="float" office:value="2894.31666666667">
                <text:p>2894.31666666667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672.658333333333">
                <text:p>672.658333333333</text:p>
              </table:table-cell>
              <table:table-cell office:value-type="float" office:value="2458.78947368421">
                <text:p>2458.78947368421</text:p>
              </table:table-cell>
              <table:table-cell office:value-type="float" office:value="12500">
                <text:p>12500</text:p>
              </table:table-cell>
              <table:table-cell office:value-type="float" office:value="2743.45">
                <text:p>2743.45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523.341666666667">
                <text:p>523.341666666667</text:p>
              </table:table-cell>
              <table:table-cell office:value-type="float" office:value="3232.05263157895">
                <text:p>3232.05263157895</text:p>
              </table:table-cell>
              <table:table-cell office:value-type="float" office:value="9500">
                <text:p>9500</text:p>
              </table:table-cell>
              <table:table-cell office:value-type="float" office:value="3054.61666666667">
                <text:p>3054.61666666667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401.808333333333">
                <text:p>401.808333333333</text:p>
              </table:table-cell>
              <table:table-cell office:value-type="float" office:value="3899.05526315789">
                <text:p>3899.05526315789</text:p>
              </table:table-cell>
              <table:table-cell office:value-type="float" office:value="7300">
                <text:p>7300</text:p>
              </table:table-cell>
              <table:table-cell office:value-type="float" office:value="3290.01666666667">
                <text:p>3290.01666666667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394.15">
                <text:p>394.15</text:p>
              </table:table-cell>
              <table:table-cell office:value-type="float" office:value="4286.67543859649">
                <text:p>4286.67543859649</text:p>
              </table:table-cell>
              <table:table-cell office:value-type="float" office:value="5650">
                <text:p>5650</text:p>
              </table:table-cell>
              <table:table-cell office:value-type="float" office:value="3503.41666666667">
                <text:p>3503.41666666667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433.233333333333">
                <text:p>433.233333333333</text:p>
              </table:table-cell>
              <table:table-cell office:value-type="float" office:value="4589.05087719298">
                <text:p>4589.05087719298</text:p>
              </table:table-cell>
              <table:table-cell office:value-type="float" office:value="4550">
                <text:p>4550</text:p>
              </table:table-cell>
              <table:table-cell office:value-type="float" office:value="3686.71666666667">
                <text:p>3686.71666666667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396.316666666667">
                <text:p>396.316666666667</text:p>
              </table:table-cell>
              <table:table-cell office:value-type="float" office:value="4822.33596491228">
                <text:p>4822.33596491228</text:p>
              </table:table-cell>
              <table:table-cell office:value-type="float" office:value="4000">
                <text:p>4000</text:p>
              </table:table-cell>
              <table:table-cell office:value-type="float" office:value="3780.63333333333">
                <text:p>3780.63333333333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323.141666666667">
                <text:p>323.141666666667</text:p>
              </table:table-cell>
              <table:table-cell office:value-type="float" office:value="4883.09824561404">
                <text:p>4883.09824561404</text:p>
              </table:table-cell>
              <table:table-cell office:value-type="float" office:value="3750">
                <text:p>3750</text:p>
              </table:table-cell>
              <table:table-cell office:value-type="float" office:value="3822.08333333333">
                <text:p>3822.08333333333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291.875">
                <text:p>291.875</text:p>
              </table:table-cell>
              <table:table-cell office:value-type="float" office:value="4895.46315789474">
                <text:p>4895.46315789474</text:p>
              </table:table-cell>
              <table:table-cell office:value-type="float" office:value="3500">
                <text:p>3500</text:p>
              </table:table-cell>
              <table:table-cell office:value-type="float" office:value="3849.71666666667">
                <text:p>3849.71666666667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321.858333333333">
                <text:p>321.858333333333</text:p>
              </table:table-cell>
              <table:table-cell office:value-type="float" office:value="4921.99561403509">
                <text:p>4921.99561403509</text:p>
              </table:table-cell>
              <table:table-cell office:value-type="float" office:value="3250">
                <text:p>3250</text:p>
              </table:table-cell>
              <table:table-cell office:value-type="float" office:value="3876.36666666667">
                <text:p>3876.3666666666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92.075">
                <text:p>292.075</text:p>
              </table:table-cell>
              <table:table-cell office:value-type="float" office:value="4978.40701754386">
                <text:p>4978.40701754386</text:p>
              </table:table-cell>
              <table:table-cell office:value-type="float" office:value="3000">
                <text:p>3000</text:p>
              </table:table-cell>
              <table:table-cell office:value-type="float" office:value="3905.68333333333">
                <text:p>3905.68333333333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305.458333333333">
                <text:p>305.458333333333</text:p>
              </table:table-cell>
              <table:table-cell office:value-type="float" office:value="4982.31228070175">
                <text:p>4982.31228070175</text:p>
              </table:table-cell>
              <table:table-cell office:value-type="float" office:value="2750">
                <text:p>2750</text:p>
              </table:table-cell>
              <table:table-cell office:value-type="float" office:value="3932.6">
                <text:p>3932.6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349.733333333333">
                <text:p>349.733333333333</text:p>
              </table:table-cell>
              <table:table-cell office:value-type="float" office:value="4982.61403508772">
                <text:p>4982.61403508772</text:p>
              </table:table-cell>
              <table:table-cell office:value-type="float" office:value="2500">
                <text:p>2500</text:p>
              </table:table-cell>
              <table:table-cell office:value-type="float" office:value="3964.33333333333">
                <text:p>3964.33333333333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363.8">
                <text:p>363.8</text:p>
              </table:table-cell>
              <table:table-cell office:value-type="float" office:value="5042.31754385965">
                <text:p>5042.31754385965</text:p>
              </table:table-cell>
              <table:table-cell office:value-type="float" office:value="2250">
                <text:p>2250</text:p>
              </table:table-cell>
              <table:table-cell office:value-type="float" office:value="3989.96666666667">
                <text:p>3989.96666666667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292.983333333333">
                <text:p>292.983333333333</text:p>
              </table:table-cell>
              <table:table-cell office:value-type="float" office:value="5143.99122807018">
                <text:p>5143.99122807018</text:p>
              </table:table-cell>
              <table:table-cell office:value-type="float" office:value="2000">
                <text:p>2000</text:p>
              </table:table-cell>
              <table:table-cell office:value-type="float" office:value="4018.5">
                <text:p>4018.5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297.908333333333">
                <text:p>297.908333333333</text:p>
              </table:table-cell>
              <table:table-cell office:value-type="float" office:value="5267.04824561404">
                <text:p>5267.04824561404</text:p>
              </table:table-cell>
              <table:table-cell office:value-type="float" office:value="1750">
                <text:p>1750</text:p>
              </table:table-cell>
              <table:table-cell office:value-type="float" office:value="4044.81666666667">
                <text:p>4044.81666666667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283.741666666667">
                <text:p>283.741666666667</text:p>
              </table:table-cell>
              <table:table-cell office:value-type="float" office:value="5343.33859649123">
                <text:p>5343.33859649123</text:p>
              </table:table-cell>
              <table:table-cell office:value-type="float" office:value="1500">
                <text:p>1500</text:p>
              </table:table-cell>
              <table:table-cell office:value-type="float" office:value="4072.08333333333">
                <text:p>4072.08333333333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358.183333333333">
                <text:p>358.183333333333</text:p>
              </table:table-cell>
              <table:table-cell office:value-type="float" office:value="5350.86929824562">
                <text:p>5350.86929824562</text:p>
              </table:table-cell>
              <table:table-cell office:value-type="float" office:value="1250">
                <text:p>1250</text:p>
              </table:table-cell>
              <table:table-cell office:value-type="float" office:value="4099.43333333333">
                <text:p>4099.43333333333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435.733333333333">
                <text:p>435.733333333333</text:p>
              </table:table-cell>
              <table:table-cell office:value-type="float" office:value="5397.22368421053">
                <text:p>5397.22368421053</text:p>
              </table:table-cell>
              <table:table-cell office:value-type="float" office:value="1000">
                <text:p>1000</text:p>
              </table:table-cell>
              <table:table-cell office:value-type="float" office:value="4126.15">
                <text:p>4126.15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482.941666666667">
                <text:p>482.941666666667</text:p>
              </table:table-cell>
              <table:table-cell office:value-type="float" office:value="5457.71842105263">
                <text:p>5457.71842105263</text:p>
              </table:table-cell>
              <table:table-cell office:value-type="float" office:value="750">
                <text:p>750</text:p>
              </table:table-cell>
              <table:table-cell office:value-type="float" office:value="4153.15">
                <text:p>4153.15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534.166666666667">
                <text:p>534.166666666667</text:p>
              </table:table-cell>
              <table:table-cell office:value-type="float" office:value="5511.83596491228">
                <text:p>5511.83596491228</text:p>
              </table:table-cell>
              <table:table-cell office:value-type="float" office:value="500">
                <text:p>500</text:p>
              </table:table-cell>
              <table:table-cell office:value-type="float" office:value="4178.15">
                <text:p>4178.15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598.041666666667">
                <text:p>598.041666666667</text:p>
              </table:table-cell>
              <table:table-cell office:value-type="float" office:value="5571.14561403509">
                <text:p>5571.14561403509</text:p>
              </table:table-cell>
              <table:table-cell office:value-type="float" office:value="250">
                <text:p>250</text:p>
              </table:table-cell>
              <table:table-cell office:value-type="float" office:value="4202.66666666667">
                <text:p>4202.66666666667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643.866666666667">
                <text:p>643.866666666667</text:p>
              </table:table-cell>
              <table:table-cell office:value-type="float" office:value="5666.88333333333">
                <text:p>5666.88333333333</text:p>
              </table:table-cell>
              <table:table-cell office:value-type="float" office:value="0">
                <text:p>0</text:p>
              </table:table-cell>
              <table:table-cell office:value-type="float" office:value="4283.58333333333">
                <text:p>4283.58333333333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697">
                <text:p>697</text:p>
              </table:table-cell>
              <table:table-cell office:value-type="float" office:value="5750.15">
                <text:p>5750.15</text:p>
              </table:table-cell>
              <table:table-cell office:value-type="float" office:value="0">
                <text:p>0</text:p>
              </table:table-cell>
              <table:table-cell office:value-type="float" office:value="4298.6">
                <text:p>4298.6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784.233333333333">
                <text:p>784.233333333333</text:p>
              </table:table-cell>
              <table:table-cell office:value-type="float" office:value="5832.7201754386">
                <text:p>5832.7201754386</text:p>
              </table:table-cell>
              <table:table-cell office:value-type="float" office:value="0">
                <text:p>0</text:p>
              </table:table-cell>
              <table:table-cell office:value-type="float" office:value="4313.35">
                <text:p>4313.35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855.116666666667">
                <text:p>855.116666666667</text:p>
              </table:table-cell>
              <table:table-cell office:value-type="float" office:value="5928.70175438596">
                <text:p>5928.70175438596</text:p>
              </table:table-cell>
              <table:table-cell office:value-type="float" office:value="0">
                <text:p>0</text:p>
              </table:table-cell>
              <table:table-cell office:value-type="float" office:value="4322.95">
                <text:p>4322.95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904.166666666667">
                <text:p>904.166666666667</text:p>
              </table:table-cell>
              <table:table-cell office:value-type="float" office:value="6033.61140350877">
                <text:p>6033.61140350877</text:p>
              </table:table-cell>
              <table:table-cell office:value-type="float" office:value="0">
                <text:p>0</text:p>
              </table:table-cell>
              <table:table-cell office:value-type="float" office:value="4336.03333333333">
                <text:p>4336.03333333333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952.291666666667">
                <text:p>952.291666666667</text:p>
              </table:table-cell>
              <table:table-cell office:value-type="float" office:value="6156.89122807018">
                <text:p>6156.89122807018</text:p>
              </table:table-cell>
              <table:table-cell office:value-type="float" office:value="0">
                <text:p>0</text:p>
              </table:table-cell>
              <table:table-cell office:value-type="float" office:value="4347.35">
                <text:p>4347.35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980.508333333333">
                <text:p>980.508333333333</text:p>
              </table:table-cell>
              <table:table-cell office:value-type="float" office:value="6290.6649122807">
                <text:p>6290.6649122807</text:p>
              </table:table-cell>
              <table:table-cell office:value-type="float" office:value="0">
                <text:p>0</text:p>
              </table:table-cell>
              <table:table-cell office:value-type="float" office:value="4357.4">
                <text:p>4357.4</text:p>
              </table:table-cell>
            </table:table-row>
            <table:table-row>
              <table:table-cell office:value-type="float" office:value="2067">
                <text:p>2070</text:p>
              </table:table-cell>
              <table:table-cell office:value-type="float" office:value="993.291666666667">
                <text:p>993.291666666667</text:p>
              </table:table-cell>
              <table:table-cell office:value-type="float" office:value="6432.79649122807">
                <text:p>6432.79649122807</text:p>
              </table:table-cell>
              <table:table-cell office:value-type="float" office:value="0">
                <text:p>0</text:p>
              </table:table-cell>
              <table:table-cell office:value-type="float" office:value="4370.01666666667">
                <text:p>4370.01666666667</text:p>
              </table:table-cell>
            </table:table-row>
            <table:table-row>
              <table:table-cell office:value-type="float" office:value="2068">
                <text:p>2070</text:p>
              </table:table-cell>
              <table:table-cell office:value-type="float" office:value="1001.275">
                <text:p>1001.275</text:p>
              </table:table-cell>
              <table:table-cell office:value-type="float" office:value="6574.52894736842">
                <text:p>6574.52894736842</text:p>
              </table:table-cell>
              <table:table-cell office:value-type="float" office:value="0">
                <text:p>0</text:p>
              </table:table-cell>
              <table:table-cell office:value-type="float" office:value="4378.9">
                <text:p>4378.9</text:p>
              </table:table-cell>
            </table:table-row>
            <table:table-row>
              <table:table-cell office:value-type="float" office:value="2069">
                <text:p>2070</text:p>
              </table:table-cell>
              <table:table-cell office:value-type="float" office:value="1005.85833333333">
                <text:p>1005.85833333333</text:p>
              </table:table-cell>
              <table:table-cell office:value-type="float" office:value="6722.51754385965">
                <text:p>6722.51754385965</text:p>
              </table:table-cell>
              <table:table-cell office:value-type="float" office:value="0">
                <text:p>0</text:p>
              </table:table-cell>
              <table:table-cell office:value-type="float" office:value="4391.76666666667">
                <text:p>4391.76666666667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1005.55833333333">
                <text:p>1005.55833333333</text:p>
              </table:table-cell>
              <table:table-cell office:value-type="float" office:value="6873.85350877193">
                <text:p>6873.85350877193</text:p>
              </table:table-cell>
              <table:table-cell office:value-type="float" office:value="0">
                <text:p>0</text:p>
              </table:table-cell>
              <table:table-cell office:value-type="float" office:value="4402.5">
                <text:p>4402.5</text:p>
              </table:table-cell>
            </table:table-row>
            <table:table-row>
              <table:table-cell office:value-type="float" office:value="2071">
                <text:p>2070</text:p>
              </table:table-cell>
              <table:table-cell office:value-type="float" office:value="1012.35">
                <text:p>1012.35</text:p>
              </table:table-cell>
              <table:table-cell office:value-type="float" office:value="7032.51140350877">
                <text:p>7032.51140350877</text:p>
              </table:table-cell>
              <table:table-cell office:value-type="float" office:value="0">
                <text:p>0</text:p>
              </table:table-cell>
              <table:table-cell office:value-type="float" office:value="4414.25">
                <text:p>4414.25</text:p>
              </table:table-cell>
            </table:table-row>
            <table:table-row>
              <table:table-cell office:value-type="float" office:value="2072">
                <text:p>2070</text:p>
              </table:table-cell>
              <table:table-cell office:value-type="float" office:value="1016.75833333333">
                <text:p>1016.75833333333</text:p>
              </table:table-cell>
              <table:table-cell office:value-type="float" office:value="7211.92280701754">
                <text:p>7211.92280701754</text:p>
              </table:table-cell>
              <table:table-cell office:value-type="float" office:value="0">
                <text:p>0</text:p>
              </table:table-cell>
              <table:table-cell office:value-type="float" office:value="4425.7">
                <text:p>4425.7</text:p>
              </table:table-cell>
            </table:table-row>
            <table:table-row>
              <table:table-cell office:value-type="float" office:value="2073">
                <text:p>2070</text:p>
              </table:table-cell>
              <table:table-cell office:value-type="float" office:value="1021.74166666667">
                <text:p>1021.74166666667</text:p>
              </table:table-cell>
              <table:table-cell office:value-type="float" office:value="7388.85964912281">
                <text:p>7388.85964912281</text:p>
              </table:table-cell>
              <table:table-cell office:value-type="float" office:value="0">
                <text:p>0</text:p>
              </table:table-cell>
              <table:table-cell office:value-type="float" office:value="4439.35">
                <text:p>4439.35</text:p>
              </table:table-cell>
            </table:table-row>
            <table:table-row>
              <table:table-cell office:value-type="float" office:value="2074">
                <text:p>2070</text:p>
              </table:table-cell>
              <table:table-cell office:value-type="float" office:value="1059.4">
                <text:p>1059.4</text:p>
              </table:table-cell>
              <table:table-cell office:value-type="float" office:value="7561.92192982456">
                <text:p>7561.92192982456</text:p>
              </table:table-cell>
              <table:table-cell office:value-type="float" office:value="0">
                <text:p>0</text:p>
              </table:table-cell>
              <table:table-cell office:value-type="float" office:value="4452.48333333333">
                <text:p>4452.48333333333</text:p>
              </table:table-cell>
            </table:table-row>
            <table:table-row>
              <table:table-cell office:value-type="float" office:value="2075">
                <text:p>2080</text:p>
              </table:table-cell>
              <table:table-cell office:value-type="float" office:value="1083.21666666667">
                <text:p>1083.21666666667</text:p>
              </table:table-cell>
              <table:table-cell office:value-type="float" office:value="7743.17631578948">
                <text:p>7743.17631578948</text:p>
              </table:table-cell>
              <table:table-cell office:value-type="float" office:value="0">
                <text:p>0</text:p>
              </table:table-cell>
              <table:table-cell office:value-type="float" office:value="4464.78333333333">
                <text:p>4464.78333333333</text:p>
              </table:table-cell>
            </table:table-row>
            <table:table-row>
              <table:table-cell office:value-type="float" office:value="2076">
                <text:p>2080</text:p>
              </table:table-cell>
              <table:table-cell office:value-type="float" office:value="1121.46666666667">
                <text:p>1121.46666666667</text:p>
              </table:table-cell>
              <table:table-cell office:value-type="float" office:value="7922.67631578947">
                <text:p>7922.67631578947</text:p>
              </table:table-cell>
              <table:table-cell office:value-type="float" office:value="0">
                <text:p>0</text:p>
              </table:table-cell>
              <table:table-cell office:value-type="float" office:value="4475.38333333333">
                <text:p>4475.38333333333</text:p>
              </table:table-cell>
            </table:table-row>
            <table:table-row>
              <table:table-cell office:value-type="float" office:value="2077">
                <text:p>2080</text:p>
              </table:table-cell>
              <table:table-cell office:value-type="float" office:value="1176.58333333333">
                <text:p>1176.58333333333</text:p>
              </table:table-cell>
              <table:table-cell office:value-type="float" office:value="8097.63684210526">
                <text:p>8097.63684210526</text:p>
              </table:table-cell>
              <table:table-cell office:value-type="float" office:value="0">
                <text:p>0</text:p>
              </table:table-cell>
              <table:table-cell office:value-type="float" office:value="4487.86666666667">
                <text:p>4487.86666666667</text:p>
              </table:table-cell>
            </table:table-row>
            <table:table-row>
              <table:table-cell office:value-type="float" office:value="2078">
                <text:p>2080</text:p>
              </table:table-cell>
              <table:table-cell office:value-type="float" office:value="1244.54166666667">
                <text:p>1244.54166666667</text:p>
              </table:table-cell>
              <table:table-cell office:value-type="float" office:value="8267.71666666667">
                <text:p>8267.71666666667</text:p>
              </table:table-cell>
              <table:table-cell office:value-type="float" office:value="0">
                <text:p>0</text:p>
              </table:table-cell>
              <table:table-cell office:value-type="float" office:value="4500.83333333333">
                <text:p>4500.83333333333</text:p>
              </table:table-cell>
            </table:table-row>
            <table:table-row>
              <table:table-cell office:value-type="float" office:value="2079">
                <text:p>2080</text:p>
              </table:table-cell>
              <table:table-cell office:value-type="float" office:value="1310.43333333333">
                <text:p>1310.43333333333</text:p>
              </table:table-cell>
              <table:table-cell office:value-type="float" office:value="8440.7201754386">
                <text:p>8440.7201754386</text:p>
              </table:table-cell>
              <table:table-cell office:value-type="float" office:value="0">
                <text:p>0</text:p>
              </table:table-cell>
              <table:table-cell office:value-type="float" office:value="4514.75">
                <text:p>4514.75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1375.83333333333">
                <text:p>1375.83333333333</text:p>
              </table:table-cell>
              <table:table-cell office:value-type="float" office:value="8616.81228070175">
                <text:p>8616.81228070175</text:p>
              </table:table-cell>
              <table:table-cell office:value-type="float" office:value="0">
                <text:p>0</text:p>
              </table:table-cell>
              <table:table-cell office:value-type="float" office:value="4535.65">
                <text:p>4535.65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1421.95833333333">
                <text:p>1421.95833333333</text:p>
              </table:table-cell>
              <table:table-cell office:value-type="float" office:value="8801.19385964912">
                <text:p>8801.19385964912</text:p>
              </table:table-cell>
              <table:table-cell office:value-type="float" office:value="0">
                <text:p>0</text:p>
              </table:table-cell>
              <table:table-cell office:value-type="float" office:value="4518.18333333333">
                <text:p>4518.18333333333</text:p>
              </table:table-cell>
            </table:table-row>
            <table:table-row>
              <table:table-cell office:value-type="float" office:value="2082">
                <text:p>2080</text:p>
              </table:table-cell>
              <table:table-cell office:value-type="float" office:value="1455.575">
                <text:p>1455.575</text:p>
              </table:table-cell>
              <table:table-cell office:value-type="float" office:value="8993.06403508772">
                <text:p>8993.06403508772</text:p>
              </table:table-cell>
              <table:table-cell office:value-type="float" office:value="0">
                <text:p>0</text:p>
              </table:table-cell>
              <table:table-cell office:value-type="float" office:value="4591.36666666667">
                <text:p>4591.36666666667</text:p>
              </table:table-cell>
            </table:table-row>
            <table:table-row>
              <table:table-cell office:value-type="float" office:value="2083">
                <text:p>2080</text:p>
              </table:table-cell>
              <table:table-cell office:value-type="float" office:value="1477.01666666667">
                <text:p>1477.01666666667</text:p>
              </table:table-cell>
              <table:table-cell office:value-type="float" office:value="9202.55789473684">
                <text:p>9202.55789473684</text:p>
              </table:table-cell>
              <table:table-cell office:value-type="float" office:value="0">
                <text:p>0</text:p>
              </table:table-cell>
              <table:table-cell office:value-type="float" office:value="4537.53333333333">
                <text:p>4537.53333333333</text:p>
              </table:table-cell>
            </table:table-row>
            <table:table-row>
              <table:table-cell office:value-type="float" office:value="2084">
                <text:p>2080</text:p>
              </table:table-cell>
              <table:table-cell office:value-type="float" office:value="1490.84166666667">
                <text:p>1490.84166666667</text:p>
              </table:table-cell>
              <table:table-cell office:value-type="float" office:value="9419.00263157895">
                <text:p>9419.00263157895</text:p>
              </table:table-cell>
              <table:table-cell office:value-type="float" office:value="0">
                <text:p>0</text:p>
              </table:table-cell>
              <table:table-cell office:value-type="float" office:value="4614.21666666667">
                <text:p>4614.21666666667</text:p>
              </table:table-cell>
            </table:table-row>
            <table:table-row>
              <table:table-cell office:value-type="float" office:value="2085">
                <text:p>2090</text:p>
              </table:table-cell>
              <table:table-cell office:value-type="float" office:value="1538.975">
                <text:p>1538.975</text:p>
              </table:table-cell>
              <table:table-cell office:value-type="float" office:value="9633.14561403509">
                <text:p>9633.14561403509</text:p>
              </table:table-cell>
              <table:table-cell office:value-type="float" office:value="0">
                <text:p>0</text:p>
              </table:table-cell>
              <table:table-cell office:value-type="float" office:value="4564.31666666667">
                <text:p>4564.31666666667</text:p>
              </table:table-cell>
            </table:table-row>
            <table:table-row>
              <table:table-cell office:value-type="float" office:value="2086">
                <text:p>2090</text:p>
              </table:table-cell>
              <table:table-cell office:value-type="float" office:value="1572.05833333333">
                <text:p>1572.05833333333</text:p>
              </table:table-cell>
              <table:table-cell office:value-type="float" office:value="9850.53070175439">
                <text:p>9850.53070175439</text:p>
              </table:table-cell>
              <table:table-cell office:value-type="float" office:value="0">
                <text:p>0</text:p>
              </table:table-cell>
              <table:table-cell office:value-type="float" office:value="4577.41666666667">
                <text:p>4577.41666666667</text:p>
              </table:table-cell>
            </table:table-row>
            <table:table-row>
              <table:table-cell office:value-type="float" office:value="2087">
                <text:p>2090</text:p>
              </table:table-cell>
              <table:table-cell office:value-type="float" office:value="1643.3">
                <text:p>1643.3</text:p>
              </table:table-cell>
              <table:table-cell office:value-type="float" office:value="10072.5280701754">
                <text:p>10072.5280701754</text:p>
              </table:table-cell>
              <table:table-cell office:value-type="float" office:value="0">
                <text:p>0</text:p>
              </table:table-cell>
              <table:table-cell office:value-type="float" office:value="4565.86666666667">
                <text:p>4565.86666666667</text:p>
              </table:table-cell>
            </table:table-row>
            <table:table-row>
              <table:table-cell office:value-type="float" office:value="2088">
                <text:p>2090</text:p>
              </table:table-cell>
              <table:table-cell office:value-type="float" office:value="1676.16666666667">
                <text:p>1676.16666666667</text:p>
              </table:table-cell>
              <table:table-cell office:value-type="float" office:value="10296.1929824561">
                <text:p>10296.1929824561</text:p>
              </table:table-cell>
              <table:table-cell office:value-type="float" office:value="0">
                <text:p>0</text:p>
              </table:table-cell>
              <table:table-cell office:value-type="float" office:value="4609.65">
                <text:p>4609.65</text:p>
              </table:table-cell>
            </table:table-row>
            <table:table-row>
              <table:table-cell office:value-type="float" office:value="2089">
                <text:p>2090</text:p>
              </table:table-cell>
              <table:table-cell office:value-type="float" office:value="1740.75">
                <text:p>1740.75</text:p>
              </table:table-cell>
              <table:table-cell office:value-type="float" office:value="10513.9675438597">
                <text:p>10513.9675438597</text:p>
              </table:table-cell>
              <table:table-cell office:value-type="float" office:value="0">
                <text:p>0</text:p>
              </table:table-cell>
              <table:table-cell office:value-type="float" office:value="4605.05">
                <text:p>4605.05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852.89166666667">
                <text:p>1852.89166666667</text:p>
              </table:table-cell>
              <table:table-cell office:value-type="float" office:value="10724.9">
                <text:p>10724.9</text:p>
              </table:table-cell>
              <table:table-cell office:value-type="float" office:value="0">
                <text:p>0</text:p>
              </table:table-cell>
              <table:table-cell office:value-type="float" office:value="4710.66666666667">
                <text:p>4710.66666666667</text:p>
              </table:table-cell>
            </table:table-row>
            <table:table-row>
              <table:table-cell office:value-type="float" office:value="2091">
                <text:p>2090</text:p>
              </table:table-cell>
              <table:table-cell office:value-type="float" office:value="1991.2">
                <text:p>1991.2</text:p>
              </table:table-cell>
              <table:table-cell office:value-type="float" office:value="10926.5070175439">
                <text:p>10926.5070175439</text:p>
              </table:table-cell>
              <table:table-cell office:value-type="float" office:value="0">
                <text:p>0</text:p>
              </table:table-cell>
              <table:table-cell office:value-type="float" office:value="4681.03333333333">
                <text:p>4681.03333333333</text:p>
              </table:table-cell>
            </table:table-row>
            <table:table-row>
              <table:table-cell office:value-type="float" office:value="2092">
                <text:p>2090</text:p>
              </table:table-cell>
              <table:table-cell office:value-type="float" office:value="2039.36666666667">
                <text:p>2039.36666666667</text:p>
              </table:table-cell>
              <table:table-cell office:value-type="float" office:value="11116.0640350877">
                <text:p>11116.0640350877</text:p>
              </table:table-cell>
              <table:table-cell office:value-type="float" office:value="0">
                <text:p>0</text:p>
              </table:table-cell>
              <table:table-cell office:value-type="float" office:value="4758.4">
                <text:p>4758.4</text:p>
              </table:table-cell>
            </table:table-row>
            <table:table-row>
              <table:table-cell office:value-type="float" office:value="2093">
                <text:p>2090</text:p>
              </table:table-cell>
              <table:table-cell office:value-type="float" office:value="2013.5">
                <text:p>2013.5</text:p>
              </table:table-cell>
              <table:table-cell office:value-type="float" office:value="11285.5219298246">
                <text:p>11285.5219298246</text:p>
              </table:table-cell>
              <table:table-cell office:value-type="float" office:value="0">
                <text:p>0</text:p>
              </table:table-cell>
              <table:table-cell office:value-type="float" office:value="4720.08333333333">
                <text:p>4720.08333333333</text:p>
              </table:table-cell>
            </table:table-row>
            <table:table-row>
              <table:table-cell office:value-type="float" office:value="2094">
                <text:p>2090</text:p>
              </table:table-cell>
              <table:table-cell office:value-type="float" office:value="2189.78333333333">
                <text:p>2189.78333333333</text:p>
              </table:table-cell>
              <table:table-cell office:value-type="float" office:value="11462.7429824561">
                <text:p>11462.7429824561</text:p>
              </table:table-cell>
              <table:table-cell office:value-type="float" office:value="0">
                <text:p>0</text:p>
              </table:table-cell>
              <table:table-cell office:value-type="float" office:value="4776.81666666667">
                <text:p>4776.81666666667</text:p>
              </table:table-cell>
            </table:table-row>
            <table:table-row>
              <table:table-cell office:value-type="float" office:value="2095">
                <text:p>2100</text:p>
              </table:table-cell>
              <table:table-cell office:value-type="float" office:value="2167.60833333333">
                <text:p>2167.60833333333</text:p>
              </table:table-cell>
              <table:table-cell office:value-type="float" office:value="11644.6438596491">
                <text:p>11644.6438596491</text:p>
              </table:table-cell>
              <table:table-cell office:value-type="float" office:value="0">
                <text:p>0</text:p>
              </table:table-cell>
              <table:table-cell office:value-type="float" office:value="4698.45">
                <text:p>4698.45</text:p>
              </table:table-cell>
            </table:table-row>
            <table:table-row>
              <table:table-cell office:value-type="float" office:value="2096">
                <text:p>2100</text:p>
              </table:table-cell>
              <table:table-cell office:value-type="float" office:value="2177.4">
                <text:p>2177.4</text:p>
              </table:table-cell>
              <table:table-cell office:value-type="float" office:value="11845.4333333333">
                <text:p>11845.4333333333</text:p>
              </table:table-cell>
              <table:table-cell office:value-type="float" office:value="0">
                <text:p>0</text:p>
              </table:table-cell>
              <table:table-cell office:value-type="float" office:value="4780.13333333333">
                <text:p>4780.13333333333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2141.18333333333">
                <text:p>2141.18333333333</text:p>
              </table:table-cell>
              <table:table-cell office:value-type="float" office:value="12034.8333333333">
                <text:p>12034.8333333333</text:p>
              </table:table-cell>
              <table:table-cell office:value-type="float" office:value="0">
                <text:p>0</text:p>
              </table:table-cell>
              <table:table-cell office:value-type="float" office:value="4735.63333333333">
                <text:p>4735.63333333333</text:p>
              </table:table-cell>
            </table:table-row>
            <table:table-row>
              <table:table-cell office:value-type="float" office:value="2098">
                <text:p>2100</text:p>
              </table:table-cell>
              <table:table-cell office:value-type="float" office:value="2135.21666666667">
                <text:p>2135.21666666667</text:p>
              </table:table-cell>
              <table:table-cell office:value-type="float" office:value="12149.6">
                <text:p>12149.6</text:p>
              </table:table-cell>
              <table:table-cell office:value-type="float" office:value="0">
                <text:p>0</text:p>
              </table:table-cell>
              <table:table-cell office:value-type="float" office:value="4862.28333333333">
                <text:p>4862.28333333333</text:p>
              </table:table-cell>
            </table:table-row>
            <table:table-row>
              <table:table-cell office:value-type="float" office:value="2099">
                <text:p>2100</text:p>
              </table:table-cell>
              <table:table-cell office:value-type="float" office:value="2097.15">
                <text:p>2097.15</text:p>
              </table:table-cell>
              <table:table-cell office:value-type="float" office:value="12193">
                <text:p>12193</text:p>
              </table:table-cell>
              <table:table-cell office:value-type="float" office:value="0">
                <text:p>0</text:p>
              </table:table-cell>
              <table:table-cell office:value-type="float" office:value="4902.76666666667">
                <text:p>4902.7666666666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5.21666666667">
                <text:p>2105.21666666667</text:p>
              </table:table-cell>
              <table:table-cell office:value-type="float" office:value="12167.0666666667">
                <text:p>12167.0666666667</text:p>
              </table:table-cell>
              <table:table-cell office:value-type="float" office:value="0">
                <text:p>0</text:p>
              </table:table-cell>
              <table:table-cell office:value-type="float" office:value="4942.85">
                <text:p>4942.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8.99cm" xlink:href=".." xlink:type="simple" chart:class="chart:scatter" chart:style-name="ch1">
        <chart:legend chart:legend-position="end" svg:x="11.885cm" svg:y="3.449cm" style:legend-expansion="high" chart:style-name="ch2"/>
        <chart:plot-area chart:style-name="ch3" table:cell-range-address="'dMass-dt'.A3:'dMass-dt'.A102 'dMass-dt'.F2:'dMass-dt'.I103" chart:data-source-has-labels="both" svg:x="0.77cm" svg:y="0.851cm" svg:width="10.475cm" svg:height="7.54cm">
          <chartooo:coordinate-region svg:x="1.762cm" svg:y="1.05cm" svg:width="9.111cm" svg:height="7.142cm"/>
          <chart:axis chart:dimension="x" chart:name="primary-x" chart:style-name="ch4" chartooo:axis-type="auto">
            <chart:categories table:cell-range-address="'dMass-dt'.A3:'dMass-dt'.A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Mass-dt'.H3:'dMass-dt'.H103" chart:label-cell-address="'dMass-dt'.H2:'dMass-dt'.H2" chart:class="chart:scatter">
            <chart:domain table:cell-range-address="'dMass-dt'.A3:'dMass-dt'.A102"/>
            <chart:data-point chart:repeated="101"/>
          </chart:series>
          <chart:series chart:style-name="ch7" chart:values-cell-range-address="'dMass-dt'.I3:'dMass-dt'.I103" chart:label-cell-address="'dMass-dt'.I2:'dMass-dt'.I2" chart:class="chart:scatter">
            <chart:data-point chart:repeated="101"/>
          </chart:series>
          <chart:series chart:style-name="ch8" chart:values-cell-range-address="'dMass-dt'.G3:'dMass-dt'.G103" chart:label-cell-address="'dMass-dt'.G2:'dMass-dt'.G2" chart:class="chart:scatter">
            <chart:data-point chart:repeated="101"/>
          </chart:series>
          <chart:series chart:style-name="ch9" chart:values-cell-range-address="'dMass-dt'.F3:'dMass-dt'.F103" chart:label-cell-address="'dMass-dt'.F2:'dMass-dt'.F2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sitory</text:p>
                <draw:g>
                  <svg:desc>'dMass-dt'.H2:'dMass-dt'.H2</svg:desc>
                </draw:g>
              </table:table-cell>
              <table:table-cell office:value-type="string">
                <text:p>Reprocessed Fuel</text:p>
                <draw:g>
                  <svg:desc>'dMass-dt'.I2:'dMass-dt'.I2</svg:desc>
                </draw:g>
              </table:table-cell>
              <table:table-cell office:value-type="string">
                <text:p>Dry Storage</text:p>
                <draw:g>
                  <svg:desc>'dMass-dt'.G2:'dMass-dt'.G2</svg:desc>
                </draw:g>
              </table:table-cell>
              <table:table-cell office:value-type="string">
                <text:p>Wet Storage</text:p>
                <draw:g>
                  <svg:desc>'dMass-dt'.F2:'dMass-dt'.F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dMass-dt'.A3:'dMass-dt'.A102</svg:desc>
                </draw:g>
              </table:table-cell>
              <table:table-cell office:value-type="float" office:value="0">
                <text:p>0</text:p>
                <draw:g>
                  <svg:desc>'dMass-dt'.H3:'dMass-dt'.H103</svg:desc>
                </draw:g>
              </table:table-cell>
              <table:table-cell office:value-type="float" office:value="-1">
                <text:p>-1</text:p>
                <draw:g>
                  <svg:desc>'dMass-dt'.I3:'dMass-dt'.I103</svg:desc>
                </draw:g>
              </table:table-cell>
              <table:table-cell office:value-type="float" office:value="0">
                <text:p>0</text:p>
                <draw:g>
                  <svg:desc>'dMass-dt'.G3:'dMass-dt'.G103</svg:desc>
                </draw:g>
              </table:table-cell>
              <table:table-cell office:value-type="float" office:value="1804">
                <text:p>1804</text:p>
                <draw:g>
                  <svg:desc>'dMass-dt'.F3:'dMass-dt'.F103</svg:desc>
                </draw:g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7">
                <text:p>3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47">
                <text:p>2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7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8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118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17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8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7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8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2">
                <text:p>18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13">
                <text:p>18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9">
                <text:p>18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4">
                <text:p>18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0">
                <text:p>18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89">
                <text:p>18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891">
                <text:p>18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1">
                <text:p>189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  <table:table-cell office:value-type="float" office:value="1141">
                <text:p>11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14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04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24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925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1299">
                <text:p>1299</text:p>
              </table:table-cell>
              <table:table-cell office:value-type="float" office:value="0">
                <text:p>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2132">
                <text:p>2132</text:p>
              </table:table-cell>
              <table:table-cell office:value-type="float" office:value="0">
                <text:p>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3035">
                <text:p>3035</text:p>
              </table:table-cell>
              <table:table-cell office:value-type="float" office:value="2491">
                <text:p>2491</text:p>
              </table:table-cell>
              <table:table-cell office:value-type="float" office:value="0">
                <text:p>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3102">
                <text:p>3102</text:p>
              </table:table-cell>
              <table:table-cell office:value-type="float" office:value="2512">
                <text:p>2512</text:p>
              </table:table-cell>
              <table:table-cell office:value-type="float" office:value="0">
                <text:p>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3263">
                <text:p>3263</text:p>
              </table:table-cell>
              <table:table-cell office:value-type="float" office:value="2624">
                <text:p>2624</text:p>
              </table:table-cell>
              <table:table-cell office:value-type="float" office:value="0">
                <text:p>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3600">
                <text:p>3600</text:p>
              </table:table-cell>
              <table:table-cell office:value-type="float" office:value="1945">
                <text:p>1945</text:p>
              </table:table-cell>
              <table:table-cell office:value-type="float" office:value="0">
                <text:p>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2000">
                <text:p>2000</text:p>
              </table:table-cell>
              <table:table-cell office:value-type="float" office:value="2089">
                <text:p>2089</text:p>
              </table:table-cell>
              <table:table-cell office:value-type="float" office:value="0">
                <text:p>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622">
                <text:p>2622</text:p>
              </table:table-cell>
              <table:table-cell office:value-type="float" office:value="485">
                <text:p>48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670">
                <text:p>2670</text:p>
              </table:table-cell>
              <table:table-cell office:value-type="float" office:value="809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732">
                <text:p>2732</text:p>
              </table:table-cell>
              <table:table-cell office:value-type="float" office:value="836">
                <text:p>83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761">
                <text:p>2761</text:p>
              </table:table-cell>
              <table:table-cell office:value-type="float" office:value="90">
                <text:p>9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792">
                <text:p>2792</text:p>
              </table:table-cell>
              <table:table-cell office:value-type="float" office:value="918">
                <text:p>9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820">
                <text:p>2820</text:p>
              </table:table-cell>
              <table:table-cell office:value-type="float" office:value="749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848">
                <text:p>2848</text:p>
              </table:table-cell>
              <table:table-cell office:value-type="float" office:value="797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873">
                <text:p>2873</text:p>
              </table:table-cell>
              <table:table-cell office:value-type="float" office:value="573">
                <text:p>57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905">
                <text:p>2905</text:p>
              </table:table-cell>
              <table:table-cell office:value-type="float" office:value="752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937">
                <text:p>2937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976">
                <text:p>2976</text:p>
              </table:table-cell>
              <table:table-cell office:value-type="float" office:value="669">
                <text:p>6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3011">
                <text:p>3011</text:p>
              </table:table-cell>
              <table:table-cell office:value-type="float" office:value="560">
                <text:p>5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3041">
                <text:p>3041</text:p>
              </table:table-cell>
              <table:table-cell office:value-type="float" office:value="874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3049">
                <text:p>3049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3068">
                <text:p>3068</text:p>
              </table:table-cell>
              <table:table-cell office:value-type="float" office:value="1061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3088">
                <text:p>3088</text:p>
              </table:table-cell>
              <table:table-cell office:value-type="float" office:value="650">
                <text:p>6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3112">
                <text:p>3112</text:p>
              </table:table-cell>
              <table:table-cell office:value-type="float" office:value="546">
                <text:p>54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3125">
                <text:p>3125</text:p>
              </table:table-cell>
              <table:table-cell office:value-type="float" office:value="809">
                <text:p>8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3142">
                <text:p>3142</text:p>
              </table:table-cell>
              <table:table-cell office:value-type="float" office:value="744">
                <text:p>74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3161">
                <text:p>3161</text:p>
              </table:table-cell>
              <table:table-cell office:value-type="float" office:value="686">
                <text:p>68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3174">
                <text:p>3174</text:p>
              </table:table-cell>
              <table:table-cell office:value-type="float" office:value="693">
                <text:p>69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3201">
                <text:p>3201</text:p>
              </table:table-cell>
              <table:table-cell office:value-type="float" office:value="728">
                <text:p>72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3214">
                <text:p>3214</text:p>
              </table:table-cell>
              <table:table-cell office:value-type="float" office:value="628">
                <text:p>62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3227">
                <text:p>3227</text:p>
              </table:table-cell>
              <table:table-cell office:value-type="float" office:value="742">
                <text:p>74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3249">
                <text:p>3249</text:p>
              </table:table-cell>
              <table:table-cell office:value-type="float" office:value="697">
                <text:p>69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3263">
                <text:p>3263</text:p>
              </table:table-cell>
              <table:table-cell office:value-type="float" office:value="767">
                <text:p>76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3285">
                <text:p>3285</text:p>
              </table:table-cell>
              <table:table-cell office:value-type="float" office:value="833">
                <text:p>83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067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874">
                <text:p>874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2068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3307">
                <text:p>3307</text:p>
              </table:table-cell>
              <table:table-cell office:value-type="float" office:value="920">
                <text:p>920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2069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3321">
                <text:p>3321</text:p>
              </table:table-cell>
              <table:table-cell office:value-type="float" office:value="965">
                <text:p>96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3334">
                <text:p>3334</text:p>
              </table:table-cell>
              <table:table-cell office:value-type="float" office:value="1018">
                <text:p>101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2071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3355">
                <text:p>3355</text:p>
              </table:table-cell>
              <table:table-cell office:value-type="float" office:value="1076">
                <text:p>107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2072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3360">
                <text:p>3360</text:p>
              </table:table-cell>
              <table:table-cell office:value-type="float" office:value="1148">
                <text:p>114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2073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3383">
                <text:p>3383</text:p>
              </table:table-cell>
              <table:table-cell office:value-type="float" office:value="1296">
                <text:p>129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2074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3391">
                <text:p>3391</text:p>
              </table:table-cell>
              <table:table-cell office:value-type="float" office:value="1277">
                <text:p>127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2075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3397">
                <text:p>3397</text:p>
              </table:table-cell>
              <table:table-cell office:value-type="float" office:value="1373">
                <text:p>137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2076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3417">
                <text:p>3417</text:p>
              </table:table-cell>
              <table:table-cell office:value-type="float" office:value="1453">
                <text:p>145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077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3428">
                <text:p>3428</text:p>
              </table:table-cell>
              <table:table-cell office:value-type="float" office:value="1505">
                <text:p>150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2078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3440">
                <text:p>3440</text:p>
              </table:table-cell>
              <table:table-cell office:value-type="float" office:value="1554">
                <text:p>155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2079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3444">
                <text:p>3444</text:p>
              </table:table-cell>
              <table:table-cell office:value-type="float" office:value="1596">
                <text:p>159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3463">
                <text:p>3463</text:p>
              </table:table-cell>
              <table:table-cell office:value-type="float" office:value="1655">
                <text:p>165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3465">
                <text:p>3465</text:p>
              </table:table-cell>
              <table:table-cell office:value-type="float" office:value="1720">
                <text:p>172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2082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3496">
                <text:p>3496</text:p>
              </table:table-cell>
              <table:table-cell office:value-type="float" office:value="1802">
                <text:p>1802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2083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3401">
                <text:p>3401</text:p>
              </table:table-cell>
              <table:table-cell office:value-type="float" office:value="1871">
                <text:p>1871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2084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3662">
                <text:p>3662</text:p>
              </table:table-cell>
              <table:table-cell office:value-type="float" office:value="2028">
                <text:p>202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2085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3422">
                <text:p>3422</text:p>
              </table:table-cell>
              <table:table-cell office:value-type="float" office:value="2090">
                <text:p>2090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2086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3513">
                <text:p>3513</text:p>
              </table:table-cell>
              <table:table-cell office:value-type="float" office:value="2181">
                <text:p>2181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2087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3522">
                <text:p>3522</text:p>
              </table:table-cell>
              <table:table-cell office:value-type="float" office:value="2294">
                <text:p>2294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float" office:value="2088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3534">
                <text:p>3534</text:p>
              </table:table-cell>
              <table:table-cell office:value-type="float" office:value="2418">
                <text:p>241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float" office:value="2089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3485">
                <text:p>3485</text:p>
              </table:table-cell>
              <table:table-cell office:value-type="float" office:value="2549">
                <text:p>2549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3668">
                <text:p>3668</text:p>
              </table:table-cell>
              <table:table-cell office:value-type="float" office:value="2654">
                <text:p>2654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2091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3547">
                <text:p>3547</text:p>
              </table:table-cell>
              <table:table-cell office:value-type="float" office:value="2747">
                <text:p>2747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float" office:value="2092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3668">
                <text:p>3668</text:p>
              </table:table-cell>
              <table:table-cell office:value-type="float" office:value="2855">
                <text:p>2855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float" office:value="2093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3503">
                <text:p>3503</text:p>
              </table:table-cell>
              <table:table-cell office:value-type="float" office:value="2943">
                <text:p>294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2094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3666">
                <text:p>3666</text:p>
              </table:table-cell>
              <table:table-cell office:value-type="float" office:value="2986">
                <text:p>2986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float" office:value="2095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3588">
                <text:p>3588</text:p>
              </table:table-cell>
              <table:table-cell office:value-type="float" office:value="3199">
                <text:p>3199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2096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3659">
                <text:p>3659</text:p>
              </table:table-cell>
              <table:table-cell office:value-type="float" office:value="3288">
                <text:p>3288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3432">
                <text:p>3432</text:p>
              </table:table-cell>
              <table:table-cell office:value-type="float" office:value="3588">
                <text:p>358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2098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3763">
                <text:p>3763</text:p>
              </table:table-cell>
              <table:table-cell office:value-type="float" office:value="3590">
                <text:p>359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2099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3635">
                <text:p>3635</text:p>
              </table:table-cell>
              <table:table-cell office:value-type="float" office:value="3605">
                <text:p>3605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8.991cm" xlink:href=".." xlink:type="simple" chart:class="chart:scatter" chart:style-name="ch1">
        <chart:legend chart:legend-position="end" svg:x="11.884cm" svg:y="3.449cm" style:legend-expansion="high" chart:style-name="ch2"/>
        <chart:plot-area chart:style-name="ch3" table:cell-range-address="'dMass-dt'.A3:'dMass-dt'.A102 'dMass-dt'.J2:'dMass-dt'.M103" chart:data-source-has-labels="both" svg:x="0.77cm" svg:y="0.851cm" svg:width="10.474cm" svg:height="7.541cm">
          <chartooo:coordinate-region svg:x="1.868cm" svg:y="1.051cm" svg:width="9.004cm" svg:height="7.142cm"/>
          <chart:axis chart:dimension="x" chart:name="primary-x" chart:style-name="ch4" chartooo:axis-type="auto">
            <chart:categories table:cell-range-address="'dMass-dt'.A3:'dMass-dt'.A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Mass-dt'.L3:'dMass-dt'.L103" chart:label-cell-address="'dMass-dt'.L2:'dMass-dt'.L2" chart:class="chart:scatter">
            <chart:domain table:cell-range-address="'dMass-dt'.A3:'dMass-dt'.A102"/>
            <chart:data-point chart:repeated="101"/>
          </chart:series>
          <chart:series chart:style-name="ch7" chart:values-cell-range-address="'dMass-dt'.M3:'dMass-dt'.M103" chart:label-cell-address="'dMass-dt'.M2:'dMass-dt'.M2" chart:class="chart:scatter">
            <chart:data-point chart:repeated="101"/>
          </chart:series>
          <chart:series chart:style-name="ch8" chart:values-cell-range-address="'dMass-dt'.K3:'dMass-dt'.K103" chart:label-cell-address="'dMass-dt'.K2:'dMass-dt'.K2" chart:class="chart:scatter">
            <chart:data-point chart:repeated="101"/>
          </chart:series>
          <chart:series chart:style-name="ch9" chart:values-cell-range-address="'dMass-dt'.J3:'dMass-dt'.J103" chart:label-cell-address="'dMass-dt'.J2:'dMass-dt'.J2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sitory</text:p>
                <draw:g>
                  <svg:desc>'dMass-dt'.L2:'dMass-dt'.L2</svg:desc>
                </draw:g>
              </table:table-cell>
              <table:table-cell office:value-type="string">
                <text:p>Reprocessed Fuel</text:p>
                <draw:g>
                  <svg:desc>'dMass-dt'.M2:'dMass-dt'.M2</svg:desc>
                </draw:g>
              </table:table-cell>
              <table:table-cell office:value-type="string">
                <text:p>Dry Storage</text:p>
                <draw:g>
                  <svg:desc>'dMass-dt'.K2:'dMass-dt'.K2</svg:desc>
                </draw:g>
              </table:table-cell>
              <table:table-cell office:value-type="string">
                <text:p>Wet Storage</text:p>
                <draw:g>
                  <svg:desc>'dMass-dt'.J2:'dMass-dt'.J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dMass-dt'.A3:'dMass-dt'.A102</svg:desc>
                </draw:g>
              </table:table-cell>
              <table:table-cell office:value-type="float" office:value="0">
                <text:p>0</text:p>
                <draw:g>
                  <svg:desc>'dMass-dt'.L3:'dMass-dt'.L103</svg:desc>
                </draw:g>
              </table:table-cell>
              <table:table-cell office:value-type="float" office:value="-1">
                <text:p>-1</text:p>
                <draw:g>
                  <svg:desc>'dMass-dt'.M3:'dMass-dt'.M103</svg:desc>
                </draw:g>
              </table:table-cell>
              <table:table-cell office:value-type="float" office:value="0">
                <text:p>0</text:p>
                <draw:g>
                  <svg:desc>'dMass-dt'.K3:'dMass-dt'.K103</svg:desc>
                </draw:g>
              </table:table-cell>
              <table:table-cell office:value-type="float" office:value="1804">
                <text:p>1804</text:p>
                <draw:g>
                  <svg:desc>'dMass-dt'.J3:'dMass-dt'.J103</svg:desc>
                </draw:g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7">
                <text:p>3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47">
                <text:p>2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7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8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118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17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8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7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8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2">
                <text:p>18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13">
                <text:p>18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9">
                <text:p>18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4">
                <text:p>18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0">
                <text:p>18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89">
                <text:p>18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891">
                <text:p>18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1">
                <text:p>189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  <table:table-cell office:value-type="float" office:value="1141">
                <text:p>11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3000">
                <text:p>3000</text:p>
              </table:table-cell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14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04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04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36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3000">
                <text:p>3000</text:p>
              </table:table-cell>
              <table:table-cell office:value-type="float" office:value="852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3000">
                <text:p>3000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3000">
                <text:p>3000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3000">
                <text:p>3000</text:p>
              </table:table-cell>
              <table:table-cell office:value-type="float" office:value="906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3000">
                <text:p>3000</text:p>
              </table:table-cell>
              <table:table-cell office:value-type="float" office:value="949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3000">
                <text:p>3000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1039">
                <text:p>1039</text:p>
              </table:table-cell>
              <table:table-cell office:value-type="float" office:value="2082">
                <text:p>208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1073">
                <text:p>1073</text:p>
              </table:table-cell>
              <table:table-cell office:value-type="float" office:value="2406">
                <text:p>2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1094">
                <text:p>1094</text:p>
              </table:table-cell>
              <table:table-cell office:value-type="float" office:value="2434">
                <text:p>243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1098">
                <text:p>1098</text:p>
              </table:table-cell>
              <table:table-cell office:value-type="float" office:value="1683">
                <text:p>168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1095">
                <text:p>1095</text:p>
              </table:table-cell>
              <table:table-cell office:value-type="float" office:value="2516">
                <text:p>251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1091">
                <text:p>1091</text:p>
              </table:table-cell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1095">
                <text:p>1095</text:p>
              </table:table-cell>
              <table:table-cell office:value-type="float" office:value="2395">
                <text:p>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1099">
                <text:p>1099</text:p>
              </table:table-cell>
              <table:table-cell office:value-type="float" office:value="2172">
                <text:p>217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  <table:table-cell office:value-type="float" office:value="2350">
                <text:p>23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1098">
                <text:p>1098</text:p>
              </table:table-cell>
              <table:table-cell office:value-type="float" office:value="2319">
                <text:p>231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1109">
                <text:p>1109</text:p>
              </table:table-cell>
              <table:table-cell office:value-type="float" office:value="2267">
                <text:p>226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1103">
                <text:p>1103</text:p>
              </table:table-cell>
              <table:table-cell office:value-type="float" office:value="2169">
                <text:p>2169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1108">
                <text:p>1108</text:p>
              </table:table-cell>
              <table:table-cell office:value-type="float" office:value="2525">
                <text:p>25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1104">
                <text:p>1104</text:p>
              </table:table-cell>
              <table:table-cell office:value-type="float" office:value="2489">
                <text:p>248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1108">
                <text:p>1108</text:p>
              </table:table-cell>
              <table:table-cell office:value-type="float" office:value="2760">
                <text:p>2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1113">
                <text:p>1113</text:p>
              </table:table-cell>
              <table:table-cell office:value-type="float" office:value="2373">
                <text:p>237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1117">
                <text:p>1117</text:p>
              </table:table-cell>
              <table:table-cell office:value-type="float" office:value="2299">
                <text:p>229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1118">
                <text:p>1118</text:p>
              </table:table-cell>
              <table:table-cell office:value-type="float" office:value="2585">
                <text:p>258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1121">
                <text:p>1121</text:p>
              </table:table-cell>
              <table:table-cell office:value-type="float" office:value="2550">
                <text:p>255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1131">
                <text:p>1131</text:p>
              </table:table-cell>
              <table:table-cell office:value-type="float" office:value="2522">
                <text:p>252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  <table:table-cell office:value-type="float" office:value="2560">
                <text:p>256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1135">
                <text:p>1135</text:p>
              </table:table-cell>
              <table:table-cell office:value-type="float" office:value="2633">
                <text:p>263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1140">
                <text:p>1140</text:p>
              </table:table-cell>
              <table:table-cell office:value-type="float" office:value="2561">
                <text:p>2561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1139">
                <text:p>1139</text:p>
              </table:table-cell>
              <table:table-cell office:value-type="float" office:value="2692">
                <text:p>269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1149">
                <text:p>1149</text:p>
              </table:table-cell>
              <table:table-cell office:value-type="float" office:value="2660">
                <text:p>266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148">
                <text:p>1148</text:p>
              </table:table-cell>
              <table:table-cell office:value-type="float" office:value="2747">
                <text:p>2747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153">
                <text:p>1153</text:p>
              </table:table-cell>
              <table:table-cell office:value-type="float" office:value="2830">
                <text:p>283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2067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157">
                <text:p>1157</text:p>
              </table:table-cell>
              <table:table-cell office:value-type="float" office:value="2886">
                <text:p>288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068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152">
                <text:p>1152</text:p>
              </table:table-cell>
              <table:table-cell office:value-type="float" office:value="2945">
                <text:p>294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2069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163">
                <text:p>1163</text:p>
              </table:table-cell>
              <table:table-cell office:value-type="float" office:value="2999">
                <text:p>299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165">
                <text:p>1165</text:p>
              </table:table-cell>
              <table:table-cell office:value-type="float" office:value="3065">
                <text:p>306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071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167">
                <text:p>1167</text:p>
              </table:table-cell>
              <table:table-cell office:value-type="float" office:value="3141">
                <text:p>314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2072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166">
                <text:p>1166</text:p>
              </table:table-cell>
              <table:table-cell office:value-type="float" office:value="3227">
                <text:p>322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2073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175">
                <text:p>1175</text:p>
              </table:table-cell>
              <table:table-cell office:value-type="float" office:value="3387">
                <text:p>3387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2074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178">
                <text:p>1178</text:p>
              </table:table-cell>
              <table:table-cell office:value-type="float" office:value="3380">
                <text:p>338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2075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181">
                <text:p>1181</text:p>
              </table:table-cell>
              <table:table-cell office:value-type="float" office:value="3490">
                <text:p>3490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2076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183">
                <text:p>1183</text:p>
              </table:table-cell>
              <table:table-cell office:value-type="float" office:value="3586">
                <text:p>3586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2077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184">
                <text:p>1184</text:p>
              </table:table-cell>
              <table:table-cell office:value-type="float" office:value="3646">
                <text:p>3646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2078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184">
                <text:p>1184</text:p>
              </table:table-cell>
              <table:table-cell office:value-type="float" office:value="3709">
                <text:p>3709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2079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196">
                <text:p>1196</text:p>
              </table:table-cell>
              <table:table-cell office:value-type="float" office:value="3759">
                <text:p>375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202">
                <text:p>1202</text:p>
              </table:table-cell>
              <table:table-cell office:value-type="float" office:value="3825">
                <text:p>3825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196">
                <text:p>1196</text:p>
              </table:table-cell>
              <table:table-cell office:value-type="float" office:value="3909">
                <text:p>390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2082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222">
                <text:p>1222</text:p>
              </table:table-cell>
              <table:table-cell office:value-type="float" office:value="4000">
                <text:p>4000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2083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121">
                <text:p>1121</text:p>
              </table:table-cell>
              <table:table-cell office:value-type="float" office:value="4080">
                <text:p>408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2084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371">
                <text:p>1371</text:p>
              </table:table-cell>
              <table:table-cell office:value-type="float" office:value="4243">
                <text:p>4243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2085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112">
                <text:p>1112</text:p>
              </table:table-cell>
              <table:table-cell office:value-type="float" office:value="4309">
                <text:p>430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float" office:value="2086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203">
                <text:p>1203</text:p>
              </table:table-cell>
              <table:table-cell office:value-type="float" office:value="4416">
                <text:p>4416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2087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207">
                <text:p>1207</text:p>
              </table:table-cell>
              <table:table-cell office:value-type="float" office:value="4539">
                <text:p>4539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2088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210">
                <text:p>1210</text:p>
              </table:table-cell>
              <table:table-cell office:value-type="float" office:value="4675">
                <text:p>4675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2089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152">
                <text:p>1152</text:p>
              </table:table-cell>
              <table:table-cell office:value-type="float" office:value="4803">
                <text:p>4803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337">
                <text:p>1337</text:p>
              </table:table-cell>
              <table:table-cell office:value-type="float" office:value="4915">
                <text:p>4915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2091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218">
                <text:p>1218</text:p>
              </table:table-cell>
              <table:table-cell office:value-type="float" office:value="5018">
                <text:p>5018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2092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340">
                <text:p>1340</text:p>
              </table:table-cell>
              <table:table-cell office:value-type="float" office:value="5132">
                <text:p>5132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2093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156">
                <text:p>1156</text:p>
              </table:table-cell>
              <table:table-cell office:value-type="float" office:value="5225">
                <text:p>522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2094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330">
                <text:p>1330</text:p>
              </table:table-cell>
              <table:table-cell office:value-type="float" office:value="5278">
                <text:p>5278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float" office:value="2095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243">
                <text:p>1243</text:p>
              </table:table-cell>
              <table:table-cell office:value-type="float" office:value="5507">
                <text:p>5507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2096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306">
                <text:p>1306</text:p>
              </table:table-cell>
              <table:table-cell office:value-type="float" office:value="5602">
                <text:p>5602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048">
                <text:p>1048</text:p>
              </table:table-cell>
              <table:table-cell office:value-type="float" office:value="5904">
                <text:p>5904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2098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441">
                <text:p>1441</text:p>
              </table:table-cell>
              <table:table-cell office:value-type="float" office:value="5918">
                <text:p>591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2099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337">
                <text:p>1337</text:p>
              </table:table-cell>
              <table:table-cell office:value-type="float" office:value="5928">
                <text:p>5928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83cm" svg:height="7.662cm" xlink:href=".." xlink:type="simple" chart:class="chart:area" chart:style-name="ch1">
        <chart:legend chart:legend-position="end" svg:x="12.35cm" svg:y="2.785cm" style:legend-expansion="high" chart:style-name="ch2"/>
        <chart:plot-area chart:style-name="ch3" table:cell-range-address="'d2Mass-dt2'.A2:'d2Mass-dt2'.E103" chart:data-source-has-labels="both" svg:x="0.767cm" svg:y="0.747cm" svg:width="10.949cm" svg:height="6.342cm">
          <chartooo:coordinate-region svg:x="1.759cm" svg:y="0.946cm" svg:width="9.957cm" svg:height="5.089cm"/>
          <chart:axis chart:dimension="x" chart:name="primary-x" chart:style-name="ch4" chartooo:axis-type="auto">
            <chartooo:date-scale/>
            <chart:categories table:cell-range-address="'d2Mass-dt2'.A3:'d2Mass-dt2'.A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2Mass-dt2'.B3:'d2Mass-dt2'.B103" chart:label-cell-address="'d2Mass-dt2'.B2:'d2Mass-dt2'.B2" chart:class="chart:area">
            <chart:data-point chart:repeated="101"/>
          </chart:series>
          <chart:series chart:style-name="ch7" chart:values-cell-range-address="'d2Mass-dt2'.C3:'d2Mass-dt2'.C103" chart:label-cell-address="'d2Mass-dt2'.C2:'d2Mass-dt2'.C2" chart:class="chart:area">
            <chart:data-point chart:repeated="101"/>
          </chart:series>
          <chart:series chart:style-name="ch8" chart:values-cell-range-address="'d2Mass-dt2'.D3:'d2Mass-dt2'.D103" chart:label-cell-address="'d2Mass-dt2'.D2:'d2Mass-dt2'.D2" chart:class="chart:area">
            <chart:data-point chart:repeated="101"/>
          </chart:series>
          <chart:series chart:style-name="ch9" chart:values-cell-range-address="'d2Mass-dt2'.E3:'d2Mass-dt2'.E103" chart:label-cell-address="'d2Mass-dt2'.E2:'d2Mass-dt2'.E2" chart:class="chart:area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t Storage</text:p>
                <draw:g>
                  <svg:desc>'d2Mass-dt2'.B2:'d2Mass-dt2'.B2</svg:desc>
                </draw:g>
              </table:table-cell>
              <table:table-cell office:value-type="string">
                <text:p>Dry Storage</text:p>
                <draw:g>
                  <svg:desc>'d2Mass-dt2'.C2:'d2Mass-dt2'.C2</svg:desc>
                </draw:g>
              </table:table-cell>
              <table:table-cell office:value-type="string">
                <text:p>Repository</text:p>
                <draw:g>
                  <svg:desc>'d2Mass-dt2'.D2:'d2Mass-dt2'.D2</svg:desc>
                </draw:g>
              </table:table-cell>
              <table:table-cell office:value-type="string">
                <text:p>Reprocessed Fuel</text:p>
                <draw:g>
                  <svg:desc>'d2Mass-dt2'.E2:'d2Mass-dt2'.E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d2Mass-dt2'.A3:'d2Mass-dt2'.A103</svg:desc>
                </draw:g>
              </table:table-cell>
              <table:table-cell office:value-type="float" office:value="0">
                <text:p>0</text:p>
                <draw:g>
                  <svg:desc>'d2Mass-dt2'.B3:'d2Mass-dt2'.B103</svg:desc>
                </draw:g>
              </table:table-cell>
              <table:table-cell office:value-type="float" office:value="3177">
                <text:p>3177</text:p>
                <draw:g>
                  <svg:desc>'d2Mass-dt2'.C3:'d2Mass-dt2'.C103</svg:desc>
                </draw:g>
              </table:table-cell>
              <table:table-cell office:value-type="float" office:value="0">
                <text:p>0</text:p>
                <draw:g>
                  <svg:desc>'d2Mass-dt2'.D3:'d2Mass-dt2'.D103</svg:desc>
                </draw:g>
              </table:table-cell>
              <table:table-cell office:value-type="float" office:value="1">
                <text:p>1</text:p>
                <draw:g>
                  <svg:desc>'d2Mass-dt2'.E3:'d2Mass-dt2'.E103</svg:desc>
                </draw:g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556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283">
                <text:p>28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1401">
                <text:p>1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414">
                <text:p>414</text:p>
              </table:table-cell>
              <table:table-cell office:value-type="float" office:value="339">
                <text:p>339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1459">
                <text:p>1459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1901">
                <text:p>1901</text:p>
              </table:table-cell>
              <table:table-cell office:value-type="float" office:value="0">
                <text:p>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450">
                <text:p>45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828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552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63">
                <text:p>63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67">
                <text:p>2070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68">
                <text:p>207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69">
                <text:p>207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71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72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73">
                <text:p>2070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74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75">
                <text:p>2080</text:p>
              </table:table-cell>
              <table:table-cell office:value-type="float" office:value="31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76">
                <text:p>2080</text:p>
              </table:table-cell>
              <table:table-cell office:value-type="float" office:value="67">
                <text:p>6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77">
                <text:p>2080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78">
                <text:p>2080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79">
                <text:p>2080</text:p>
              </table:table-cell>
              <table:table-cell office:value-type="float" office:value="19">
                <text:p>19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82">
                <text:p>208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3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2084">
                <text:p>2080</text:p>
              </table:table-cell>
              <table:table-cell office:value-type="float" office:value="217">
                <text:p>217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5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86">
                <text:p>2090</text:p>
              </table:table-cell>
              <table:table-cell office:value-type="float" office:value="251">
                <text:p>251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87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088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2089">
                <text:p>2090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091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092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3">
                <text:p>2090</text:p>
              </table:table-cell>
              <table:table-cell office:value-type="float" office:value="1494">
                <text:p>1494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4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5">
                <text:p>2100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096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2098">
                <text:p>2100</text:p>
              </table:table-cell>
              <table:table-cell office:value-type="float" office:value="125">
                <text:p>12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9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8.99cm" xlink:href=".." xlink:type="simple" chart:class="chart:area" chart:style-name="ch1">
        <chart:legend chart:legend-position="end" svg:x="12.474cm" svg:y="3.449cm" style:legend-expansion="high" chart:style-name="ch2"/>
        <chart:plot-area chart:style-name="ch3" table:cell-range-address="'d2Mass-dt2'.A3:'d2Mass-dt2'.A103 'd2Mass-dt2'.F2:'d2Mass-dt2'.I103" chart:data-source-has-labels="both" svg:x="0.77cm" svg:y="0.851cm" svg:width="11.064cm" svg:height="7.54cm">
          <chartooo:coordinate-region svg:x="1.762cm" svg:y="1.05cm" svg:width="10.072cm" svg:height="6.287cm"/>
          <chart:axis chart:dimension="x" chart:name="primary-x" chart:style-name="ch4" chartooo:axis-type="auto">
            <chartooo:date-scale/>
            <chart:categories table:cell-range-address="'d2Mass-dt2'.A3:'d2Mass-dt2'.A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2Mass-dt2'.F3:'d2Mass-dt2'.F103" chart:label-cell-address="'d2Mass-dt2'.F2:'d2Mass-dt2'.F2" chart:class="chart:area">
            <chart:data-point chart:repeated="101"/>
          </chart:series>
          <chart:series chart:style-name="ch7" chart:values-cell-range-address="'d2Mass-dt2'.G3:'d2Mass-dt2'.G103" chart:label-cell-address="'d2Mass-dt2'.G2:'d2Mass-dt2'.G2" chart:class="chart:area">
            <chart:data-point chart:repeated="101"/>
          </chart:series>
          <chart:series chart:style-name="ch8" chart:values-cell-range-address="'d2Mass-dt2'.H3:'d2Mass-dt2'.H103" chart:label-cell-address="'d2Mass-dt2'.H2:'d2Mass-dt2'.H2" chart:class="chart:area">
            <chart:data-point chart:repeated="101"/>
          </chart:series>
          <chart:series chart:style-name="ch9" chart:values-cell-range-address="'d2Mass-dt2'.I3:'d2Mass-dt2'.I103" chart:label-cell-address="'d2Mass-dt2'.I2:'d2Mass-dt2'.I2" chart:class="chart:area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t Storage</text:p>
                <draw:g>
                  <svg:desc>'d2Mass-dt2'.F2:'d2Mass-dt2'.F2</svg:desc>
                </draw:g>
              </table:table-cell>
              <table:table-cell office:value-type="string">
                <text:p>Dry Storage</text:p>
                <draw:g>
                  <svg:desc>'d2Mass-dt2'.G2:'d2Mass-dt2'.G2</svg:desc>
                </draw:g>
              </table:table-cell>
              <table:table-cell office:value-type="string">
                <text:p>Repository</text:p>
                <draw:g>
                  <svg:desc>'d2Mass-dt2'.H2:'d2Mass-dt2'.H2</svg:desc>
                </draw:g>
              </table:table-cell>
              <table:table-cell office:value-type="string">
                <text:p>Reprocessed Fuel</text:p>
                <draw:g>
                  <svg:desc>'d2Mass-dt2'.I2:'d2Mass-dt2'.I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d2Mass-dt2'.A3:'d2Mass-dt2'.A103</svg:desc>
                </draw:g>
              </table:table-cell>
              <table:table-cell office:value-type="float" office:value="0">
                <text:p>0</text:p>
                <draw:g>
                  <svg:desc>'d2Mass-dt2'.F3:'d2Mass-dt2'.F103</svg:desc>
                </draw:g>
              </table:table-cell>
              <table:table-cell office:value-type="float" office:value="3177">
                <text:p>3177</text:p>
                <draw:g>
                  <svg:desc>'d2Mass-dt2'.G3:'d2Mass-dt2'.G103</svg:desc>
                </draw:g>
              </table:table-cell>
              <table:table-cell office:value-type="float" office:value="0">
                <text:p>0</text:p>
                <draw:g>
                  <svg:desc>'d2Mass-dt2'.H3:'d2Mass-dt2'.H103</svg:desc>
                </draw:g>
              </table:table-cell>
              <table:table-cell office:value-type="float" office:value="1">
                <text:p>1</text:p>
                <draw:g>
                  <svg:desc>'d2Mass-dt2'.I3:'d2Mass-dt2'.I103</svg:desc>
                </draw:g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1401">
                <text:p>1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183">
                <text:p>18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828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56">
                <text:p>56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67">
                <text:p>2070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68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69">
                <text:p>2070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71">
                <text:p>2070</text:p>
              </table:table-cell>
              <table:table-cell office:value-type="float" office:value="10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72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73">
                <text:p>2070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74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75">
                <text:p>2080</text:p>
              </table:table-cell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76">
                <text:p>2080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77">
                <text:p>2080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78">
                <text:p>2080</text:p>
              </table:table-cell>
              <table:table-cell office:value-type="float" office:value="90">
                <text:p>9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79">
                <text:p>2080</text:p>
              </table:table-cell>
              <table:table-cell office:value-type="float" office:value="36">
                <text:p>36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82">
                <text:p>2080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3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084">
                <text:p>2080</text:p>
              </table:table-cell>
              <table:table-cell office:value-type="float" office:value="213">
                <text:p>21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5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86">
                <text:p>2090</text:p>
              </table:table-cell>
              <table:table-cell office:value-type="float" office:value="266">
                <text:p>266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87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88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9">
                <text:p>2090</text:p>
              </table:table-cell>
              <table:table-cell office:value-type="float" office:value="486">
                <text:p>48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78">
                <text:p>178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1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092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3">
                <text:p>2090</text:p>
              </table:table-cell>
              <table:table-cell office:value-type="float" office:value="1492">
                <text:p>149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094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5">
                <text:p>2100</text:p>
              </table:table-cell>
              <table:table-cell office:value-type="float" office:value="278">
                <text:p>27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096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098">
                <text:p>2100</text:p>
              </table:table-cell>
              <table:table-cell office:value-type="float" office:value="104">
                <text:p>10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9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8.991cm" xlink:href=".." xlink:type="simple" chart:class="chart:area" chart:style-name="ch1">
        <chart:legend chart:legend-position="end" svg:x="12.473cm" svg:y="3.449cm" style:legend-expansion="high" chart:style-name="ch2"/>
        <chart:plot-area chart:style-name="ch3" table:cell-range-address="'d2Mass-dt2'.A3:'d2Mass-dt2'.A103 'd2Mass-dt2'.J2:'d2Mass-dt2'.M103" chart:data-source-has-labels="both" svg:x="0.77cm" svg:y="0.851cm" svg:width="11.063cm" svg:height="7.541cm">
          <chartooo:coordinate-region svg:x="1.762cm" svg:y="1.05cm" svg:width="10.071cm" svg:height="6.288cm"/>
          <chart:axis chart:dimension="x" chart:name="primary-x" chart:style-name="ch4" chartooo:axis-type="auto">
            <chartooo:date-scale/>
            <chart:categories table:cell-range-address="'d2Mass-dt2'.A3:'d2Mass-dt2'.A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2Mass-dt2'.J3:'d2Mass-dt2'.J103" chart:label-cell-address="'d2Mass-dt2'.J2:'d2Mass-dt2'.J2" chart:class="chart:area">
            <chart:data-point chart:repeated="101"/>
          </chart:series>
          <chart:series chart:style-name="ch7" chart:values-cell-range-address="'d2Mass-dt2'.K3:'d2Mass-dt2'.K103" chart:label-cell-address="'d2Mass-dt2'.K2:'d2Mass-dt2'.K2" chart:class="chart:area">
            <chart:data-point chart:repeated="101"/>
          </chart:series>
          <chart:series chart:style-name="ch8" chart:values-cell-range-address="'d2Mass-dt2'.L3:'d2Mass-dt2'.L103" chart:label-cell-address="'d2Mass-dt2'.L2:'d2Mass-dt2'.L2" chart:class="chart:area">
            <chart:data-point chart:repeated="101"/>
          </chart:series>
          <chart:series chart:style-name="ch9" chart:values-cell-range-address="'d2Mass-dt2'.M3:'d2Mass-dt2'.M103" chart:label-cell-address="'d2Mass-dt2'.M2:'d2Mass-dt2'.M2" chart:class="chart:area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t Storage</text:p>
                <draw:g>
                  <svg:desc>'d2Mass-dt2'.J2:'d2Mass-dt2'.J2</svg:desc>
                </draw:g>
              </table:table-cell>
              <table:table-cell office:value-type="string">
                <text:p>Dry Storage</text:p>
                <draw:g>
                  <svg:desc>'d2Mass-dt2'.K2:'d2Mass-dt2'.K2</svg:desc>
                </draw:g>
              </table:table-cell>
              <table:table-cell office:value-type="string">
                <text:p>Repository</text:p>
                <draw:g>
                  <svg:desc>'d2Mass-dt2'.L2:'d2Mass-dt2'.L2</svg:desc>
                </draw:g>
              </table:table-cell>
              <table:table-cell office:value-type="string">
                <text:p>Reprocessed Fuel</text:p>
                <draw:g>
                  <svg:desc>'d2Mass-dt2'.M2:'d2Mass-dt2'.M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d2Mass-dt2'.A3:'d2Mass-dt2'.A103</svg:desc>
                </draw:g>
              </table:table-cell>
              <table:table-cell office:value-type="float" office:value="0">
                <text:p>0</text:p>
                <draw:g>
                  <svg:desc>'d2Mass-dt2'.J3:'d2Mass-dt2'.J103</svg:desc>
                </draw:g>
              </table:table-cell>
              <table:table-cell office:value-type="float" office:value="3177">
                <text:p>3177</text:p>
                <draw:g>
                  <svg:desc>'d2Mass-dt2'.K3:'d2Mass-dt2'.K103</svg:desc>
                </draw:g>
              </table:table-cell>
              <table:table-cell office:value-type="float" office:value="0">
                <text:p>0</text:p>
                <draw:g>
                  <svg:desc>'d2Mass-dt2'.L3:'d2Mass-dt2'.L103</svg:desc>
                </draw:g>
              </table:table-cell>
              <table:table-cell office:value-type="float" office:value="1">
                <text:p>1</text:p>
                <draw:g>
                  <svg:desc>'d2Mass-dt2'.M3:'d2Mass-dt2'.M103</svg:desc>
                </draw:g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1401">
                <text:p>1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082">
                <text:p>2082</text:p>
              </table:table-cell>
              <table:table-cell office:value-type="float" office:value="0">
                <text:p>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223">
                <text:p>22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528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833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53">
                <text:p>53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67">
                <text:p>2070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8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69">
                <text:p>2070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71">
                <text:p>2070</text:p>
              </table:table-cell>
              <table:table-cell office:value-type="float" office:value="2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2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73">
                <text:p>2070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74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75">
                <text:p>2080</text:p>
              </table:table-cell>
              <table:table-cell office:value-type="float" office:value="36">
                <text:p>3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76">
                <text:p>2080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77">
                <text:p>2080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8">
                <text:p>2080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79">
                <text:p>2080</text:p>
              </table:table-cell>
              <table:table-cell office:value-type="float" office:value="42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27">
                <text:p>27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82">
                <text:p>2080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3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084">
                <text:p>2080</text:p>
              </table:table-cell>
              <table:table-cell office:value-type="float" office:value="228">
                <text:p>228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5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86">
                <text:p>2090</text:p>
              </table:table-cell>
              <table:table-cell office:value-type="float" office:value="261">
                <text:p>261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87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88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9">
                <text:p>2090</text:p>
              </table:table-cell>
              <table:table-cell office:value-type="float" office:value="477">
                <text:p>477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66">
                <text:p>166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1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092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3">
                <text:p>2090</text:p>
              </table:table-cell>
              <table:table-cell office:value-type="float" office:value="1471">
                <text:p>1471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094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5">
                <text:p>2100</text:p>
              </table:table-cell>
              <table:table-cell office:value-type="float" office:value="280">
                <text:p>28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96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2098">
                <text:p>2100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9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48cm" svg:y="3.205cm" style:legend-expansion="high" chart:style-name="ch2"/>
        <chart:plot-area chart:style-name="ch3" table:cell-range-address="'Cost Profile'.A1:'Cost Profile'.F62" chart:data-source-has-labels="both" svg:x="0.77cm" svg:y="0.855cm" svg:width="10.838cm" svg:height="7.545cm">
          <chartooo:coordinate-region svg:x="1.008cm" svg:y="1.055cm" svg:width="10.413cm" svg:height="6.698cm"/>
          <chart:axis chart:dimension="x" chart:name="primary-x" chart:style-name="ch4" chartooo:axis-type="auto">
            <chart:categories table:cell-range-address="'Cost Profile'.A2:'Cost Profile'.A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st Profile'.B2:'Cost Profile'.B62" chart:label-cell-address="'Cost Profile'.B1:'Cost Profile'.B1" chart:class="chart:scatter">
            <chart:domain table:cell-range-address="'Cost Profile'.A2:'Cost Profile'.A62"/>
            <chart:data-point chart:repeated="61"/>
          </chart:series>
          <chart:series chart:style-name="ch7" chart:values-cell-range-address="'Cost Profile'.C2:'Cost Profile'.C62" chart:label-cell-address="'Cost Profile'.C1:'Cost Profile'.C1" chart:class="chart:scatter">
            <chart:data-point chart:repeated="61"/>
          </chart:series>
          <chart:series chart:style-name="ch8" chart:values-cell-range-address="'Cost Profile'.D2:'Cost Profile'.D62" chart:label-cell-address="'Cost Profile'.D1:'Cost Profile'.D1" chart:class="chart:scatter">
            <chart:data-point chart:repeated="61"/>
          </chart:series>
          <chart:series chart:style-name="ch9" chart:values-cell-range-address="'Cost Profile'.E2:'Cost Profile'.E62" chart:label-cell-address="'Cost Profile'.E1:'Cost Profile'.E1" chart:class="chart:scatter">
            <chart:data-point chart:repeated="61"/>
          </chart:series>
          <chart:series chart:style-name="ch10" chart:values-cell-range-address="'Cost Profile'.F2:'Cost Profile'.F62" chart:label-cell-address="'Cost Profile'.F1:'Cost Profile'.F1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t Storage</text:p>
                <draw:g>
                  <svg:desc>'Cost Profile'.B1:'Cost Profile'.B1</svg:desc>
                </draw:g>
              </table:table-cell>
              <table:table-cell office:value-type="string">
                <text:p>Dry Storage In</text:p>
                <draw:g>
                  <svg:desc>'Cost Profile'.C1:'Cost Profile'.C1</svg:desc>
                </draw:g>
              </table:table-cell>
              <table:table-cell office:value-type="string">
                <text:p>Dry Storage out</text:p>
                <draw:g>
                  <svg:desc>'Cost Profile'.D1:'Cost Profile'.D1</svg:desc>
                </draw:g>
              </table:table-cell>
              <table:table-cell office:value-type="string">
                <text:p>Repository</text:p>
                <draw:g>
                  <svg:desc>'Cost Profile'.E1:'Cost Profile'.E1</svg:desc>
                </draw:g>
              </table:table-cell>
              <table:table-cell office:value-type="string">
                <text:p>Reprocessing</text:p>
                <draw:g>
                  <svg:desc>'Cost Profile'.F1:'Cost Profile'.F1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'Cost Profile'.A2:'Cost Profile'.A62</svg:desc>
                </draw:g>
              </table:table-cell>
              <table:table-cell office:value-type="float" office:value="0">
                <text:p>0</text:p>
                <draw:g>
                  <svg:desc>'Cost Profile'.B2:'Cost Profile'.B62</svg:desc>
                </draw:g>
              </table:table-cell>
              <table:table-cell office:value-type="float" office:value="0">
                <text:p>0</text:p>
                <draw:g>
                  <svg:desc>'Cost Profile'.C2:'Cost Profile'.C62</svg:desc>
                </draw:g>
              </table:table-cell>
              <table:table-cell office:value-type="float" office:value="0">
                <text:p>0</text:p>
                <draw:g>
                  <svg:desc>'Cost Profile'.D2:'Cost Profile'.D62</svg:desc>
                </draw:g>
              </table:table-cell>
              <table:table-cell office:value-type="float" office:value="0.25">
                <text:p>0.25</text:p>
                <draw:g>
                  <svg:desc>'Cost Profile'.E2:'Cost Profile'.E62</svg:desc>
                </draw:g>
              </table:table-cell>
              <table:table-cell office:value-type="float" office:value="0.25">
                <text:p>0.25</text:p>
                <draw:g>
                  <svg:desc>'Cost Profile'.F2:'Cost Profile'.F62</svg:desc>
                </draw:g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55">
                <text:p>0.5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15">
                <text:p>0.15</text:p>
              </table:table-cell>
              <table:table-cell office:value-type="float" office:value="1.65">
                <text:p>1.6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2.2">
                <text:p>2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">
                <text:p>0</text:p>
              </table:table-cell>
              <table:table-cell office:value-type="float" office:value="0.486842105263158">
                <text:p>0.48684210526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223684210526316">
                <text:p>0.223684210526316</text:p>
              </table:table-cell>
              <table:table-cell office:value-type="float" office:value="0">
                <text:p>0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">
                <text:p>0</text:p>
              </table:table-cell>
              <table:table-cell office:value-type="float" office:value="0.460526315789474">
                <text:p>0.46052631578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97368421052632">
                <text:p>0.197368421052632</text:p>
              </table:table-cell>
              <table:table-cell office:value-type="float" office:value="0">
                <text:p>0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8421052631579">
                <text:p>0.18421052631579</text:p>
              </table:table-cell>
              <table:table-cell office:value-type="float" office:value="0">
                <text:p>0</text:p>
              </table:table-cell>
              <table:table-cell office:value-type="float" office:value="0.43421052631579">
                <text:p>0.4342105263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71052631578947">
                <text:p>0.171052631578947</text:p>
              </table:table-cell>
              <table:table-cell office:value-type="float" office:value="0">
                <text:p>0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">
                <text:p>0</text:p>
              </table:table-cell>
              <table:table-cell office:value-type="float" office:value="0.407894736842105">
                <text:p>0.40789473684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44736842105263">
                <text:p>0.144736842105263</text:p>
              </table:table-cell>
              <table:table-cell office:value-type="float" office:value="0">
                <text:p>0</text:p>
              </table:table-cell>
              <table:table-cell office:value-type="float" office:value="0.394736842105263">
                <text:p>0.394736842105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0">
                <text:p>0</text:p>
              </table:table-cell>
              <table:table-cell office:value-type="float" office:value="0.381578947368421">
                <text:p>0.38157894736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18421052631579">
                <text:p>0.118421052631579</text:p>
              </table:table-cell>
              <table:table-cell office:value-type="float" office:value="0">
                <text:p>0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">
                <text:p>0</text:p>
              </table:table-cell>
              <table:table-cell office:value-type="float" office:value="0.355263157894737">
                <text:p>0.355263157894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921052631578947">
                <text:p>0.0921052631578947</text:p>
              </table:table-cell>
              <table:table-cell office:value-type="float" office:value="0">
                <text:p>0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789473684210526">
                <text:p>0.0789473684210526</text:p>
              </table:table-cell>
              <table:table-cell office:value-type="float" office:value="0">
                <text:p>0</text:p>
              </table:table-cell>
              <table:table-cell office:value-type="float" office:value="0.328947368421053">
                <text:p>0.32894736842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657894736842105">
                <text:p>0.0657894736842105</text:p>
              </table:table-cell>
              <table:table-cell office:value-type="float" office:value="0">
                <text:p>0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">
                <text:p>0</text:p>
              </table:table-cell>
              <table:table-cell office:value-type="float" office:value="0.302631578947368">
                <text:p>0.30263157894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394736842105263">
                <text:p>0.0394736842105263</text:p>
              </table:table-cell>
              <table:table-cell office:value-type="float" office:value="0">
                <text:p>0</text:p>
              </table:table-cell>
              <table:table-cell office:value-type="float" office:value="0.289473684210526">
                <text:p>0.289473684210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">
                <text:p>0</text:p>
              </table:table-cell>
              <table:table-cell office:value-type="float" office:value="0.276315789473684">
                <text:p>0.2763157894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131578947368421">
                <text:p>0.0131578947368421</text:p>
              </table:table-cell>
              <table:table-cell office:value-type="float" office:value="0">
                <text:p>0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3684210526316">
                <text:p>0.22368421052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7368421052632">
                <text:p>0.19736842105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421052631579">
                <text:p>0.1842105263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1052631578947">
                <text:p>0.171052631578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4736842105263">
                <text:p>0.144736842105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8421052631579">
                <text:p>0.11842105263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21052631578947">
                <text:p>0.0921052631578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9473684210527">
                <text:p>0.0789473684210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7894736842105">
                <text:p>0.065789473684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4736842105263">
                <text:p>0.0394736842105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1578947368421">
                <text:p>0.013157894736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467cm" svg:y="3.454cm" style:legend-expansion="high" chart:style-name="ch2"/>
        <chart:plot-area chart:style-name="ch3" table:cell-range-address="Cost.A2:Cost.E103" chart:data-source-has-labels="both" svg:x="0.77cm" svg:y="0.855cm" svg:width="11.057cm" svg:height="7.545cm">
          <chartooo:coordinate-region svg:x="1.947cm" svg:y="1.054cm" svg:width="9.88cm" svg:height="6.292cm"/>
          <chart:axis chart:dimension="x" chart:name="primary-x" chart:style-name="ch4" chartooo:axis-type="auto">
            <chartooo:date-scale/>
            <chart:categories table:cell-range-address="Cost.A3:Cost.A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st.B3:Cost.B103" chart:label-cell-address="Cost.B2:Cost.B2" chart:class="chart:area">
            <chart:data-point chart:repeated="101"/>
          </chart:series>
          <chart:series chart:style-name="ch7" chart:values-cell-range-address="Cost.C3:Cost.C103" chart:label-cell-address="Cost.C2:Cost.C2" chart:class="chart:area">
            <chart:data-point chart:repeated="101"/>
          </chart:series>
          <chart:series chart:style-name="ch8" chart:values-cell-range-address="Cost.D3:Cost.D103" chart:label-cell-address="Cost.D2:Cost.D2" chart:class="chart:area">
            <chart:data-point chart:repeated="101"/>
          </chart:series>
          <chart:series chart:style-name="ch9" chart:values-cell-range-address="Cost.E3:Cost.E103" chart:label-cell-address="Cost.E2:Cost.E2" chart:class="chart:area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t Storage</text:p>
                <draw:g>
                  <svg:desc>Cost.B2:Cost.B2</svg:desc>
                </draw:g>
              </table:table-cell>
              <table:table-cell office:value-type="string">
                <text:p>Dry Storage</text:p>
                <draw:g>
                  <svg:desc>Cost.C2:Cost.C2</svg:desc>
                </draw:g>
              </table:table-cell>
              <table:table-cell office:value-type="string">
                <text:p>Repository</text:p>
                <draw:g>
                  <svg:desc>Cost.D2:Cost.D2</svg:desc>
                </draw:g>
              </table:table-cell>
              <table:table-cell office:value-type="string">
                <text:p>Reprocessed Fuel</text:p>
                <draw:g>
                  <svg:desc>Cost.E2:Cost.E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Cost.A3:Cost.A103</svg:desc>
                </draw:g>
              </table:table-cell>
              <table:table-cell office:value-type="float" office:value="906.625">
                <text:p>906.625</text:p>
                <draw:g>
                  <svg:desc>Cost.B3:Cost.B103</svg:desc>
                </draw:g>
              </table:table-cell>
              <table:table-cell office:value-type="float" office:value="2494.6798245614">
                <text:p>2494.6798245614</text:p>
                <draw:g>
                  <svg:desc>Cost.C3:Cost.C103</svg:desc>
                </draw:g>
              </table:table-cell>
              <table:table-cell office:value-type="float" office:value="3046.36842105263">
                <text:p>3046.36842105263</text:p>
                <draw:g>
                  <svg:desc>Cost.D3:Cost.D103</svg:desc>
                </draw:g>
              </table:table-cell>
              <table:table-cell office:value-type="float" office:value="-0.666666666666667">
                <text:p>-0.666666666666667</text:p>
                <draw:g>
                  <svg:desc>Cost.E3:Cost.E103</svg:desc>
                </draw:g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101.31666666667">
                <text:p>1101.31666666667</text:p>
              </table:table-cell>
              <table:table-cell office:value-type="float" office:value="3336.09210526316">
                <text:p>3336.09210526316</text:p>
              </table:table-cell>
              <table:table-cell office:value-type="float" office:value="3322.68421052632">
                <text:p>3322.68421052632</text:p>
              </table:table-cell>
              <table:table-cell office:value-type="float" office:value="-0.466666666666667">
                <text:p>-0.46666666666666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066.31666666667">
                <text:p>1066.31666666667</text:p>
              </table:table-cell>
              <table:table-cell office:value-type="float" office:value="3823.91929824561">
                <text:p>3823.91929824561</text:p>
              </table:table-cell>
              <table:table-cell office:value-type="float" office:value="3599">
                <text:p>359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882.158333333333">
                <text:p>882.158333333333</text:p>
              </table:table-cell>
              <table:table-cell office:value-type="float" office:value="4081.99035087719">
                <text:p>4081.99035087719</text:p>
              </table:table-cell>
              <table:table-cell office:value-type="float" office:value="3875.31578947368">
                <text:p>3875.31578947368</text:p>
              </table:table-cell>
              <table:table-cell office:value-type="float" office:value="-0.566666666666667">
                <text:p>-0.56666666666666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676.241666666667">
                <text:p>676.241666666667</text:p>
              </table:table-cell>
              <table:table-cell office:value-type="float" office:value="4189.72192982456">
                <text:p>4189.72192982456</text:p>
              </table:table-cell>
              <table:table-cell office:value-type="float" office:value="4151.63157894737">
                <text:p>4151.63157894737</text:p>
              </table:table-cell>
              <table:table-cell office:value-type="float" office:value="-0.116666666666667">
                <text:p>-0.116666666666667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53.941666666667">
                <text:p>453.941666666667</text:p>
              </table:table-cell>
              <table:table-cell office:value-type="float" office:value="4146.80175438597">
                <text:p>4146.80175438597</text:p>
              </table:table-cell>
              <table:table-cell office:value-type="float" office:value="4427.94736842105">
                <text:p>4427.9473684210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337.008333333333">
                <text:p>337.008333333333</text:p>
              </table:table-cell>
              <table:table-cell office:value-type="float" office:value="3953.47543859649">
                <text:p>3953.47543859649</text:p>
              </table:table-cell>
              <table:table-cell office:value-type="float" office:value="4704.26315789474">
                <text:p>4704.26315789474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86.591666666667">
                <text:p>286.591666666667</text:p>
              </table:table-cell>
              <table:table-cell office:value-type="float" office:value="3821.44736842105">
                <text:p>3821.44736842105</text:p>
              </table:table-cell>
              <table:table-cell office:value-type="float" office:value="4980.57894736842">
                <text:p>4980.5789473684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69.033333333333">
                <text:p>269.033333333333</text:p>
              </table:table-cell>
              <table:table-cell office:value-type="float" office:value="3715.4798245614">
                <text:p>3715.4798245614</text:p>
              </table:table-cell>
              <table:table-cell office:value-type="float" office:value="5256.8947368421">
                <text:p>5256.8947368421</text:p>
              </table:table-cell>
              <table:table-cell office:value-type="float" office:value="0.0333333333333334">
                <text:p>0.033333333333333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37.475">
                <text:p>237.475</text:p>
              </table:table-cell>
              <table:table-cell office:value-type="float" office:value="3562.00789473684">
                <text:p>3562.00789473684</text:p>
              </table:table-cell>
              <table:table-cell office:value-type="float" office:value="5533.21052631579">
                <text:p>5533.2105263157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3.958333333333">
                <text:p>173.958333333333</text:p>
              </table:table-cell>
              <table:table-cell office:value-type="float" office:value="3369.41754385965">
                <text:p>3369.41754385965</text:p>
              </table:table-cell>
              <table:table-cell office:value-type="float" office:value="5809.52631578947">
                <text:p>5809.526315789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33.283333333333">
                <text:p>133.283333333333</text:p>
              </table:table-cell>
              <table:table-cell office:value-type="float" office:value="3181.45526315789">
                <text:p>3181.45526315789</text:p>
              </table:table-cell>
              <table:table-cell office:value-type="float" office:value="6085.84210526316">
                <text:p>6085.84210526316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97.8333333333333">
                <text:p>97.8333333333333</text:p>
              </table:table-cell>
              <table:table-cell office:value-type="float" office:value="3011.12807017544">
                <text:p>3011.12807017544</text:p>
              </table:table-cell>
              <table:table-cell office:value-type="float" office:value="6362.15789473684">
                <text:p>6362.15789473684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70.325">
                <text:p>70.325</text:p>
              </table:table-cell>
              <table:table-cell office:value-type="float" office:value="2858.23859649123">
                <text:p>2858.23859649123</text:p>
              </table:table-cell>
              <table:table-cell office:value-type="float" office:value="6638.47368421053">
                <text:p>6638.4736842105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57.025">
                <text:p>57.025</text:p>
              </table:table-cell>
              <table:table-cell office:value-type="float" office:value="2718.26403508772">
                <text:p>2718.26403508772</text:p>
              </table:table-cell>
              <table:table-cell office:value-type="float" office:value="6914.78947368421">
                <text:p>6914.78947368421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66.65">
                <text:p>66.65</text:p>
              </table:table-cell>
              <table:table-cell office:value-type="float" office:value="2586.94561403509">
                <text:p>2586.94561403509</text:p>
              </table:table-cell>
              <table:table-cell office:value-type="float" office:value="7191.10526315789">
                <text:p>7191.1052631578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85.6666666666667">
                <text:p>85.6666666666667</text:p>
              </table:table-cell>
              <table:table-cell office:value-type="float" office:value="2447.03333333333">
                <text:p>2447.03333333333</text:p>
              </table:table-cell>
              <table:table-cell office:value-type="float" office:value="7467.42105263158">
                <text:p>7467.42105263158</text:p>
              </table:table-cell>
              <table:table-cell office:value-type="float" office:value="249.716666666667">
                <text:p>249.716666666667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16.05">
                <text:p>116.05</text:p>
              </table:table-cell>
              <table:table-cell office:value-type="float" office:value="2264.41666666667">
                <text:p>2264.41666666667</text:p>
              </table:table-cell>
              <table:table-cell office:value-type="float" office:value="7743.73684210526">
                <text:p>7743.73684210526</text:p>
              </table:table-cell>
              <table:table-cell office:value-type="float" office:value="249.8">
                <text:p>249.8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55.75">
                <text:p>155.75</text:p>
              </table:table-cell>
              <table:table-cell office:value-type="float" office:value="2107.41666666667">
                <text:p>2107.41666666667</text:p>
              </table:table-cell>
              <table:table-cell office:value-type="float" office:value="9506.8947368421">
                <text:p>9506.8947368421</text:p>
              </table:table-cell>
              <table:table-cell office:value-type="float" office:value="519.8">
                <text:p>519.8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99.983333333333">
                <text:p>199.983333333333</text:p>
              </table:table-cell>
              <table:table-cell office:value-type="float" office:value="1645.11666666667">
                <text:p>1645.11666666667</text:p>
              </table:table-cell>
              <table:table-cell office:value-type="float" office:value="12256.8947368421">
                <text:p>12256.8947368421</text:p>
              </table:table-cell>
              <table:table-cell office:value-type="float" office:value="410.8">
                <text:p>410.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44.925">
                <text:p>244.925</text:p>
              </table:table-cell>
              <table:table-cell office:value-type="float" office:value="1302.02719298246">
                <text:p>1302.02719298246</text:p>
              </table:table-cell>
              <table:table-cell office:value-type="float" office:value="14193.7368421053">
                <text:p>14193.7368421053</text:p>
              </table:table-cell>
              <table:table-cell office:value-type="float" office:value="424.383333333333">
                <text:p>424.383333333333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289.558333333333">
                <text:p>289.558333333333</text:p>
              </table:table-cell>
              <table:table-cell office:value-type="float" office:value="1097.26929824561">
                <text:p>1097.26929824561</text:p>
              </table:table-cell>
              <table:table-cell office:value-type="float" office:value="15567.4210526316">
                <text:p>15567.4210526316</text:p>
              </table:table-cell>
              <table:table-cell office:value-type="float" office:value="502.333333333333">
                <text:p>502.333333333333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334.041666666667">
                <text:p>334.041666666667</text:p>
              </table:table-cell>
              <table:table-cell office:value-type="float" office:value="1031.26140350877">
                <text:p>1031.26140350877</text:p>
              </table:table-cell>
              <table:table-cell office:value-type="float" office:value="16377.947368421">
                <text:p>16377.947368421</text:p>
              </table:table-cell>
              <table:table-cell office:value-type="float" office:value="680.233333333333">
                <text:p>680.233333333333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376.516666666667">
                <text:p>376.516666666667</text:p>
              </table:table-cell>
              <table:table-cell office:value-type="float" office:value="1098.89824561404">
                <text:p>1098.89824561404</text:p>
              </table:table-cell>
              <table:table-cell office:value-type="float" office:value="16625.3157894737">
                <text:p>16625.3157894737</text:p>
              </table:table-cell>
              <table:table-cell office:value-type="float" office:value="987.95">
                <text:p>987.95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426.325">
                <text:p>426.325</text:p>
              </table:table-cell>
              <table:table-cell office:value-type="float" office:value="1193.72807017544">
                <text:p>1193.72807017544</text:p>
              </table:table-cell>
              <table:table-cell office:value-type="float" office:value="16559.5263157895">
                <text:p>16559.5263157895</text:p>
              </table:table-cell>
              <table:table-cell office:value-type="float" office:value="1340.78333333333">
                <text:p>1340.78333333333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471.183333333333">
                <text:p>471.183333333333</text:p>
              </table:table-cell>
              <table:table-cell office:value-type="float" office:value="1236.87631578947">
                <text:p>1236.87631578947</text:p>
              </table:table-cell>
              <table:table-cell office:value-type="float" office:value="16480.5789473684">
                <text:p>16480.5789473684</text:p>
              </table:table-cell>
              <table:table-cell office:value-type="float" office:value="1656.43333333333">
                <text:p>1656.43333333333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519.575">
                <text:p>519.575</text:p>
              </table:table-cell>
              <table:table-cell office:value-type="float" office:value="1268.80350877193">
                <text:p>1268.80350877193</text:p>
              </table:table-cell>
              <table:table-cell office:value-type="float" office:value="16388.4736842105">
                <text:p>16388.4736842105</text:p>
              </table:table-cell>
              <table:table-cell office:value-type="float" office:value="1877.28333333333">
                <text:p>1877.28333333333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609.441666666667">
                <text:p>609.441666666667</text:p>
              </table:table-cell>
              <table:table-cell office:value-type="float" office:value="1290.24385964912">
                <text:p>1290.24385964912</text:p>
              </table:table-cell>
              <table:table-cell office:value-type="float" office:value="16283.2105263158">
                <text:p>16283.2105263158</text:p>
              </table:table-cell>
              <table:table-cell office:value-type="float" office:value="2037.56666666667">
                <text:p>2037.56666666667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668.483333333333">
                <text:p>668.483333333333</text:p>
              </table:table-cell>
              <table:table-cell office:value-type="float" office:value="1318.43245614035">
                <text:p>1318.43245614035</text:p>
              </table:table-cell>
              <table:table-cell office:value-type="float" office:value="16164.7894736842">
                <text:p>16164.7894736842</text:p>
              </table:table-cell>
              <table:table-cell office:value-type="float" office:value="2174.73333333333">
                <text:p>2174.73333333333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760.183333333333">
                <text:p>760.183333333333</text:p>
              </table:table-cell>
              <table:table-cell office:value-type="float" office:value="1372.43684210526">
                <text:p>1372.43684210526</text:p>
              </table:table-cell>
              <table:table-cell office:value-type="float" office:value="16033.2105263158">
                <text:p>16033.2105263158</text:p>
              </table:table-cell>
              <table:table-cell office:value-type="float" office:value="2333.23333333333">
                <text:p>2333.23333333333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903.225">
                <text:p>903.225</text:p>
              </table:table-cell>
              <table:table-cell office:value-type="float" office:value="1450.45526315789">
                <text:p>1450.45526315789</text:p>
              </table:table-cell>
              <table:table-cell office:value-type="float" office:value="15888.4736842105">
                <text:p>15888.4736842105</text:p>
              </table:table-cell>
              <table:table-cell office:value-type="float" office:value="2600.45">
                <text:p>2600.45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1056.48333333333">
                <text:p>1056.48333333333</text:p>
              </table:table-cell>
              <table:table-cell office:value-type="float" office:value="1582.69035087719">
                <text:p>1582.69035087719</text:p>
              </table:table-cell>
              <table:table-cell office:value-type="float" office:value="15730.5789473684">
                <text:p>15730.5789473684</text:p>
              </table:table-cell>
              <table:table-cell office:value-type="float" office:value="2997.38333333333">
                <text:p>2997.38333333333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1087.23333333333">
                <text:p>1087.23333333333</text:p>
              </table:table-cell>
              <table:table-cell office:value-type="float" office:value="1768.80877192982">
                <text:p>1768.80877192982</text:p>
              </table:table-cell>
              <table:table-cell office:value-type="float" office:value="15559.5263157895">
                <text:p>15559.5263157895</text:p>
              </table:table-cell>
              <table:table-cell office:value-type="float" office:value="3607.06666666667">
                <text:p>3607.06666666667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1016.66666666667">
                <text:p>1016.66666666667</text:p>
              </table:table-cell>
              <table:table-cell office:value-type="float" office:value="2017.74385964912">
                <text:p>2017.74385964912</text:p>
              </table:table-cell>
              <table:table-cell office:value-type="float" office:value="15375.3157894737">
                <text:p>15375.3157894737</text:p>
              </table:table-cell>
              <table:table-cell office:value-type="float" office:value="4370.16666666667">
                <text:p>4370.16666666667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1129.175">
                <text:p>1129.175</text:p>
              </table:table-cell>
              <table:table-cell office:value-type="float" office:value="2231.44561403509">
                <text:p>2231.44561403509</text:p>
              </table:table-cell>
              <table:table-cell office:value-type="float" office:value="15195.2938596491">
                <text:p>15195.2938596491</text:p>
              </table:table-cell>
              <table:table-cell office:value-type="float" office:value="5182.11666666667">
                <text:p>5182.11666666667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1061.44166666667">
                <text:p>1061.44166666667</text:p>
              </table:table-cell>
              <table:table-cell office:value-type="float" office:value="2352.56403508772">
                <text:p>2352.56403508772</text:p>
              </table:table-cell>
              <table:table-cell office:value-type="float" office:value="15046.8333333333">
                <text:p>15046.8333333333</text:p>
              </table:table-cell>
              <table:table-cell office:value-type="float" office:value="5965.55">
                <text:p>5965.55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1011.36666666667">
                <text:p>1011.36666666667</text:p>
              </table:table-cell>
              <table:table-cell office:value-type="float" office:value="2419.23245614035">
                <text:p>2419.23245614035</text:p>
              </table:table-cell>
              <table:table-cell office:value-type="float" office:value="14977.5614035088">
                <text:p>14977.5614035088</text:p>
              </table:table-cell>
              <table:table-cell office:value-type="float" office:value="6326.95">
                <text:p>6326.95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879.141666666667">
                <text:p>879.141666666667</text:p>
              </table:table-cell>
              <table:table-cell office:value-type="float" office:value="2254.58421052632">
                <text:p>2254.58421052632</text:p>
              </table:table-cell>
              <table:table-cell office:value-type="float" office:value="15090.3833333333">
                <text:p>15090.3833333333</text:p>
              </table:table-cell>
              <table:table-cell office:value-type="float" office:value="6622.11666666667">
                <text:p>6622.11666666667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840.875">
                <text:p>840.875</text:p>
              </table:table-cell>
              <table:table-cell office:value-type="float" office:value="1673.66929824561">
                <text:p>1673.66929824561</text:p>
              </table:table-cell>
              <table:table-cell office:value-type="float" office:value="14445.1333333333">
                <text:p>14445.1333333333</text:p>
              </table:table-cell>
              <table:table-cell office:value-type="float" office:value="6732.7">
                <text:p>6732.7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700.641666666667">
                <text:p>700.641666666667</text:p>
              </table:table-cell>
              <table:table-cell office:value-type="float" office:value="1174.26052631579">
                <text:p>1174.26052631579</text:p>
              </table:table-cell>
              <table:table-cell office:value-type="float" office:value="12128.4666666667">
                <text:p>12128.4666666667</text:p>
              </table:table-cell>
              <table:table-cell office:value-type="float" office:value="6906.65">
                <text:p>6906.65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570.258333333333">
                <text:p>570.258333333333</text:p>
              </table:table-cell>
              <table:table-cell office:value-type="float" office:value="1143.43684210526">
                <text:p>1143.43684210526</text:p>
              </table:table-cell>
              <table:table-cell office:value-type="float" office:value="9214.71666666667">
                <text:p>9214.71666666667</text:p>
              </table:table-cell>
              <table:table-cell office:value-type="float" office:value="7364.36666666667">
                <text:p>7364.36666666667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480.85">
                <text:p>480.85</text:p>
              </table:table-cell>
              <table:table-cell office:value-type="float" office:value="1160.96315789474">
                <text:p>1160.96315789474</text:p>
              </table:table-cell>
              <table:table-cell office:value-type="float" office:value="7029.63333333333">
                <text:p>7029.63333333333</text:p>
              </table:table-cell>
              <table:table-cell office:value-type="float" office:value="7784.8">
                <text:p>7784.8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447.808333333333">
                <text:p>447.808333333333</text:p>
              </table:table-cell>
              <table:table-cell office:value-type="float" office:value="1055.41140350877">
                <text:p>1055.41140350877</text:p>
              </table:table-cell>
              <table:table-cell office:value-type="float" office:value="5426.66666666667">
                <text:p>5426.66666666667</text:p>
              </table:table-cell>
              <table:table-cell office:value-type="float" office:value="8217.88333333333">
                <text:p>8217.88333333333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469.966666666667">
                <text:p>469.966666666667</text:p>
              </table:table-cell>
              <table:table-cell office:value-type="float" office:value="1019.5">
                <text:p>1019.5</text:p>
              </table:table-cell>
              <table:table-cell office:value-type="float" office:value="4450">
                <text:p>4450</text:p>
              </table:table-cell>
              <table:table-cell office:value-type="float" office:value="8585.61666666667">
                <text:p>8585.61666666667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428.225">
                <text:p>428.225</text:p>
              </table:table-cell>
              <table:table-cell office:value-type="float" office:value="1063.05350877193">
                <text:p>1063.05350877193</text:p>
              </table:table-cell>
              <table:table-cell office:value-type="float" office:value="4000">
                <text:p>4000</text:p>
              </table:table-cell>
              <table:table-cell office:value-type="float" office:value="8873.56666666667">
                <text:p>8873.56666666667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400.5">
                <text:p>400.5</text:p>
              </table:table-cell>
              <table:table-cell office:value-type="float" office:value="1059.42807017544">
                <text:p>1059.42807017544</text:p>
              </table:table-cell>
              <table:table-cell office:value-type="float" office:value="3750">
                <text:p>3750</text:p>
              </table:table-cell>
              <table:table-cell office:value-type="float" office:value="9119.08333333333">
                <text:p>9119.08333333333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357.075">
                <text:p>357.075</text:p>
              </table:table-cell>
              <table:table-cell office:value-type="float" office:value="1002.35614035088">
                <text:p>1002.35614035088</text:p>
              </table:table-cell>
              <table:table-cell office:value-type="float" office:value="3500">
                <text:p>3500</text:p>
              </table:table-cell>
              <table:table-cell office:value-type="float" office:value="9350.58333333333">
                <text:p>9350.58333333333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311.25">
                <text:p>311.25</text:p>
              </table:table-cell>
              <table:table-cell office:value-type="float" office:value="953.952631578947">
                <text:p>953.952631578947</text:p>
              </table:table-cell>
              <table:table-cell office:value-type="float" office:value="3250">
                <text:p>3250</text:p>
              </table:table-cell>
              <table:table-cell office:value-type="float" office:value="9595.98333333333">
                <text:p>9595.9833333333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14.2">
                <text:p>214.2</text:p>
              </table:table-cell>
              <table:table-cell office:value-type="float" office:value="923.016666666667">
                <text:p>923.016666666667</text:p>
              </table:table-cell>
              <table:table-cell office:value-type="float" office:value="3000">
                <text:p>3000</text:p>
              </table:table-cell>
              <table:table-cell office:value-type="float" office:value="9941.51666666667">
                <text:p>9941.51666666667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167.025">
                <text:p>167.025</text:p>
              </table:table-cell>
              <table:table-cell office:value-type="float" office:value="798.583333333333">
                <text:p>798.583333333333</text:p>
              </table:table-cell>
              <table:table-cell office:value-type="float" office:value="2750">
                <text:p>2750</text:p>
              </table:table-cell>
              <table:table-cell office:value-type="float" office:value="10440">
                <text:p>10440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41.275">
                <text:p>141.275</text:p>
              </table:table-cell>
              <table:table-cell office:value-type="float" office:value="664.766666666667">
                <text:p>664.766666666667</text:p>
              </table:table-cell>
              <table:table-cell office:value-type="float" office:value="2500">
                <text:p>2500</text:p>
              </table:table-cell>
              <table:table-cell office:value-type="float" office:value="11213.9">
                <text:p>11213.9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167.583333333333">
                <text:p>167.583333333333</text:p>
              </table:table-cell>
              <table:table-cell office:value-type="float" office:value="581.866666666667">
                <text:p>581.866666666667</text:p>
              </table:table-cell>
              <table:table-cell office:value-type="float" office:value="2250">
                <text:p>2250</text:p>
              </table:table-cell>
              <table:table-cell office:value-type="float" office:value="12153.6">
                <text:p>12153.6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194.6">
                <text:p>194.6</text:p>
              </table:table-cell>
              <table:table-cell office:value-type="float" office:value="562.516666666667">
                <text:p>562.516666666667</text:p>
              </table:table-cell>
              <table:table-cell office:value-type="float" office:value="2000">
                <text:p>2000</text:p>
              </table:table-cell>
              <table:table-cell office:value-type="float" office:value="13146.45">
                <text:p>13146.45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209.016666666667">
                <text:p>209.016666666667</text:p>
              </table:table-cell>
              <table:table-cell office:value-type="float" office:value="450.766666666667">
                <text:p>450.766666666667</text:p>
              </table:table-cell>
              <table:table-cell office:value-type="float" office:value="1750">
                <text:p>1750</text:p>
              </table:table-cell>
              <table:table-cell office:value-type="float" office:value="14018.4333333333">
                <text:p>14018.4333333333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265.491666666667">
                <text:p>265.491666666667</text:p>
              </table:table-cell>
              <table:table-cell office:value-type="float" office:value="550.433333333333">
                <text:p>550.433333333333</text:p>
              </table:table-cell>
              <table:table-cell office:value-type="float" office:value="1500">
                <text:p>1500</text:p>
              </table:table-cell>
              <table:table-cell office:value-type="float" office:value="14655.6333333333">
                <text:p>14655.6333333333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267.733333333333">
                <text:p>267.733333333333</text:p>
              </table:table-cell>
              <table:table-cell office:value-type="float" office:value="586.733333333333">
                <text:p>586.733333333333</text:p>
              </table:table-cell>
              <table:table-cell office:value-type="float" office:value="1250">
                <text:p>1250</text:p>
              </table:table-cell>
              <table:table-cell office:value-type="float" office:value="15102.7666666667">
                <text:p>15102.7666666667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267.491666666667">
                <text:p>267.491666666667</text:p>
              </table:table-cell>
              <table:table-cell office:value-type="float" office:value="545.216666666667">
                <text:p>545.216666666667</text:p>
              </table:table-cell>
              <table:table-cell office:value-type="float" office:value="997.083333333333">
                <text:p>997.083333333333</text:p>
              </table:table-cell>
              <table:table-cell office:value-type="float" office:value="15417.75">
                <text:p>15417.75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229.916666666667">
                <text:p>229.916666666667</text:p>
              </table:table-cell>
              <table:table-cell office:value-type="float" office:value="574.85">
                <text:p>574.85</text:p>
              </table:table-cell>
              <table:table-cell office:value-type="float" office:value="738.583333333333">
                <text:p>738.583333333333</text:p>
              </table:table-cell>
              <table:table-cell office:value-type="float" office:value="15694.8333333333">
                <text:p>15694.8333333333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230.458333333333">
                <text:p>230.458333333333</text:p>
              </table:table-cell>
              <table:table-cell office:value-type="float" office:value="596.666666666667">
                <text:p>596.666666666667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15951.8833333333">
                <text:p>15951.8833333333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244.308333333333">
                <text:p>244.308333333333</text:p>
              </table:table-cell>
              <table:table-cell office:value-type="float" office:value="597.566666666667">
                <text:p>597.566666666667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283.1166666667">
                <text:p>16283.1166666667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285.9">
                <text:p>285.9</text:p>
              </table:table-cell>
              <table:table-cell office:value-type="float" office:value="594.033333333333">
                <text:p>594.033333333333</text:p>
              </table:table-cell>
              <table:table-cell office:value-type="float" office:value="0">
                <text:p>0</text:p>
              </table:table-cell>
              <table:table-cell office:value-type="float" office:value="16588.1166666667">
                <text:p>16588.1166666667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335.8">
                <text:p>335.8</text:p>
              </table:table-cell>
              <table:table-cell office:value-type="float" office:value="615.083333333333">
                <text:p>615.083333333333</text:p>
              </table:table-cell>
              <table:table-cell office:value-type="float" office:value="0">
                <text:p>0</text:p>
              </table:table-cell>
              <table:table-cell office:value-type="float" office:value="16848.3166666667">
                <text:p>16848.3166666667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425.383333333333">
                <text:p>425.383333333333</text:p>
              </table:table-cell>
              <table:table-cell office:value-type="float" office:value="589.216666666667">
                <text:p>589.216666666667</text:p>
              </table:table-cell>
              <table:table-cell office:value-type="float" office:value="0">
                <text:p>0</text:p>
              </table:table-cell>
              <table:table-cell office:value-type="float" office:value="17101.2">
                <text:p>17101.2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497.775">
                <text:p>497.775</text:p>
              </table:table-cell>
              <table:table-cell office:value-type="float" office:value="595.416666666667">
                <text:p>595.416666666667</text:p>
              </table:table-cell>
              <table:table-cell office:value-type="float" office:value="0">
                <text:p>0</text:p>
              </table:table-cell>
              <table:table-cell office:value-type="float" office:value="17337.35">
                <text:p>17337.35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543.358333333333">
                <text:p>543.358333333333</text:p>
              </table:table-cell>
              <table:table-cell office:value-type="float" office:value="567.197368421053">
                <text:p>567.197368421053</text:p>
              </table:table-cell>
              <table:table-cell office:value-type="float" office:value="0">
                <text:p>0</text:p>
              </table:table-cell>
              <table:table-cell office:value-type="float" office:value="17586.9">
                <text:p>17586.9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588.425">
                <text:p>588.425</text:p>
              </table:table-cell>
              <table:table-cell office:value-type="float" office:value="544.851754385965">
                <text:p>544.851754385965</text:p>
              </table:table-cell>
              <table:table-cell office:value-type="float" office:value="0">
                <text:p>0</text:p>
              </table:table-cell>
              <table:table-cell office:value-type="float" office:value="17828.8666666667">
                <text:p>17828.8666666667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618.591666666667">
                <text:p>618.591666666667</text:p>
              </table:table-cell>
              <table:table-cell office:value-type="float" office:value="532.835087719298">
                <text:p>532.835087719298</text:p>
              </table:table-cell>
              <table:table-cell office:value-type="float" office:value="0">
                <text:p>0</text:p>
              </table:table-cell>
              <table:table-cell office:value-type="float" office:value="18075.0166666667">
                <text:p>18075.0166666667</text:p>
              </table:table-cell>
            </table:table-row>
            <table:table-row>
              <table:table-cell office:value-type="float" office:value="2067">
                <text:p>2070</text:p>
              </table:table-cell>
              <table:table-cell office:value-type="float" office:value="637.983333333333">
                <text:p>637.983333333333</text:p>
              </table:table-cell>
              <table:table-cell office:value-type="float" office:value="517.965789473684">
                <text:p>517.965789473684</text:p>
              </table:table-cell>
              <table:table-cell office:value-type="float" office:value="0">
                <text:p>0</text:p>
              </table:table-cell>
              <table:table-cell office:value-type="float" office:value="18318.05">
                <text:p>18318.05</text:p>
              </table:table-cell>
            </table:table-row>
            <table:table-row>
              <table:table-cell office:value-type="float" office:value="2068">
                <text:p>2070</text:p>
              </table:table-cell>
              <table:table-cell office:value-type="float" office:value="655.416666666667">
                <text:p>655.416666666667</text:p>
              </table:table-cell>
              <table:table-cell office:value-type="float" office:value="506.936842105263">
                <text:p>506.936842105263</text:p>
              </table:table-cell>
              <table:table-cell office:value-type="float" office:value="0">
                <text:p>0</text:p>
              </table:table-cell>
              <table:table-cell office:value-type="float" office:value="18560.0166666667">
                <text:p>18560.0166666667</text:p>
              </table:table-cell>
            </table:table-row>
            <table:table-row>
              <table:table-cell office:value-type="float" office:value="2069">
                <text:p>2070</text:p>
              </table:table-cell>
              <table:table-cell office:value-type="float" office:value="675.825">
                <text:p>675.825</text:p>
              </table:table-cell>
              <table:table-cell office:value-type="float" office:value="489.224561403509">
                <text:p>489.224561403509</text:p>
              </table:table-cell>
              <table:table-cell office:value-type="float" office:value="0">
                <text:p>0</text:p>
              </table:table-cell>
              <table:table-cell office:value-type="float" office:value="18796.25">
                <text:p>18796.25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688.016666666667">
                <text:p>688.016666666667</text:p>
              </table:table-cell>
              <table:table-cell office:value-type="float" office:value="470.495614035088">
                <text:p>470.495614035088</text:p>
              </table:table-cell>
              <table:table-cell office:value-type="float" office:value="0">
                <text:p>0</text:p>
              </table:table-cell>
              <table:table-cell office:value-type="float" office:value="19033.1">
                <text:p>19033.1</text:p>
              </table:table-cell>
            </table:table-row>
            <table:table-row>
              <table:table-cell office:value-type="float" office:value="2071">
                <text:p>2070</text:p>
              </table:table-cell>
              <table:table-cell office:value-type="float" office:value="705.083333333333">
                <text:p>705.083333333333</text:p>
              </table:table-cell>
              <table:table-cell office:value-type="float" office:value="433.5">
                <text:p>433.5</text:p>
              </table:table-cell>
              <table:table-cell office:value-type="float" office:value="0">
                <text:p>0</text:p>
              </table:table-cell>
              <table:table-cell office:value-type="float" office:value="19249.0666666667">
                <text:p>19249.0666666667</text:p>
              </table:table-cell>
            </table:table-row>
            <table:table-row>
              <table:table-cell office:value-type="float" office:value="2072">
                <text:p>2070</text:p>
              </table:table-cell>
              <table:table-cell office:value-type="float" office:value="711.133333333333">
                <text:p>711.133333333333</text:p>
              </table:table-cell>
              <table:table-cell office:value-type="float" office:value="377.954385964912">
                <text:p>377.954385964912</text:p>
              </table:table-cell>
              <table:table-cell office:value-type="float" office:value="0">
                <text:p>0</text:p>
              </table:table-cell>
              <table:table-cell office:value-type="float" office:value="19435.0833333333">
                <text:p>19435.0833333333</text:p>
              </table:table-cell>
            </table:table-row>
            <table:table-row>
              <table:table-cell office:value-type="float" office:value="2073">
                <text:p>2070</text:p>
              </table:table-cell>
              <table:table-cell office:value-type="float" office:value="711.458333333333">
                <text:p>711.458333333333</text:p>
              </table:table-cell>
              <table:table-cell office:value-type="float" office:value="370.242105263158">
                <text:p>370.242105263158</text:p>
              </table:table-cell>
              <table:table-cell office:value-type="float" office:value="0">
                <text:p>0</text:p>
              </table:table-cell>
              <table:table-cell office:value-type="float" office:value="19576.75">
                <text:p>19576.75</text:p>
              </table:table-cell>
            </table:table-row>
            <table:table-row>
              <table:table-cell office:value-type="float" office:value="2074">
                <text:p>2070</text:p>
              </table:table-cell>
              <table:table-cell office:value-type="float" office:value="746.9">
                <text:p>746.9</text:p>
              </table:table-cell>
              <table:table-cell office:value-type="float" office:value="329.24649122807">
                <text:p>329.24649122807</text:p>
              </table:table-cell>
              <table:table-cell office:value-type="float" office:value="0">
                <text:p>0</text:p>
              </table:table-cell>
              <table:table-cell office:value-type="float" office:value="19690.9833333333">
                <text:p>19690.9833333333</text:p>
              </table:table-cell>
            </table:table-row>
            <table:table-row>
              <table:table-cell office:value-type="float" office:value="2075">
                <text:p>2080</text:p>
              </table:table-cell>
              <table:table-cell office:value-type="float" office:value="770.533333333333">
                <text:p>770.533333333333</text:p>
              </table:table-cell>
              <table:table-cell office:value-type="float" office:value="291.736842105263">
                <text:p>291.736842105263</text:p>
              </table:table-cell>
              <table:table-cell office:value-type="float" office:value="0">
                <text:p>0</text:p>
              </table:table-cell>
              <table:table-cell office:value-type="float" office:value="19801.0333333333">
                <text:p>19801.0333333333</text:p>
              </table:table-cell>
            </table:table-row>
            <table:table-row>
              <table:table-cell office:value-type="float" office:value="2076">
                <text:p>2080</text:p>
              </table:table-cell>
              <table:table-cell office:value-type="float" office:value="808.4">
                <text:p>808.4</text:p>
              </table:table-cell>
              <table:table-cell office:value-type="float" office:value="266.507894736842">
                <text:p>266.507894736842</text:p>
              </table:table-cell>
              <table:table-cell office:value-type="float" office:value="0">
                <text:p>0</text:p>
              </table:table-cell>
              <table:table-cell office:value-type="float" office:value="19908.3166666667">
                <text:p>19908.3166666667</text:p>
              </table:table-cell>
            </table:table-row>
            <table:table-row>
              <table:table-cell office:value-type="float" office:value="2077">
                <text:p>2080</text:p>
              </table:table-cell>
              <table:table-cell office:value-type="float" office:value="865.391666666667">
                <text:p>865.391666666667</text:p>
              </table:table-cell>
              <table:table-cell office:value-type="float" office:value="245.637719298246">
                <text:p>245.637719298246</text:p>
              </table:table-cell>
              <table:table-cell office:value-type="float" office:value="0">
                <text:p>0</text:p>
              </table:table-cell>
              <table:table-cell office:value-type="float" office:value="20012.45">
                <text:p>20012.45</text:p>
              </table:table-cell>
            </table:table-row>
            <table:table-row>
              <table:table-cell office:value-type="float" office:value="2078">
                <text:p>2080</text:p>
              </table:table-cell>
              <table:table-cell office:value-type="float" office:value="936.475">
                <text:p>936.475</text:p>
              </table:table-cell>
              <table:table-cell office:value-type="float" office:value="223.000877192982">
                <text:p>223.000877192982</text:p>
              </table:table-cell>
              <table:table-cell office:value-type="float" office:value="0">
                <text:p>0</text:p>
              </table:table-cell>
              <table:table-cell office:value-type="float" office:value="20120.7333333333">
                <text:p>20120.7333333333</text:p>
              </table:table-cell>
            </table:table-row>
            <table:table-row>
              <table:table-cell office:value-type="float" office:value="2079">
                <text:p>2080</text:p>
              </table:table-cell>
              <table:table-cell office:value-type="float" office:value="1000.15833333333">
                <text:p>1000.15833333333</text:p>
              </table:table-cell>
              <table:table-cell office:value-type="float" office:value="196.761403508772">
                <text:p>196.761403508772</text:p>
              </table:table-cell>
              <table:table-cell office:value-type="float" office:value="0">
                <text:p>0</text:p>
              </table:table-cell>
              <table:table-cell office:value-type="float" office:value="20228.6333333333">
                <text:p>20228.6333333333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1059.85">
                <text:p>1059.85</text:p>
              </table:table-cell>
              <table:table-cell office:value-type="float" office:value="167.452631578947">
                <text:p>167.452631578947</text:p>
              </table:table-cell>
              <table:table-cell office:value-type="float" office:value="0">
                <text:p>0</text:p>
              </table:table-cell>
              <table:table-cell office:value-type="float" office:value="20351.7666666667">
                <text:p>20351.7666666667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1103.05833333333">
                <text:p>1103.05833333333</text:p>
              </table:table-cell>
              <table:table-cell office:value-type="float" office:value="141.141228070175">
                <text:p>141.141228070175</text:p>
              </table:table-cell>
              <table:table-cell office:value-type="float" office:value="0">
                <text:p>0</text:p>
              </table:table-cell>
              <table:table-cell office:value-type="float" office:value="20433.2166666667">
                <text:p>20433.2166666667</text:p>
              </table:table-cell>
            </table:table-row>
            <table:table-row>
              <table:table-cell office:value-type="float" office:value="2082">
                <text:p>2080</text:p>
              </table:table-cell>
              <table:table-cell office:value-type="float" office:value="1136.98333333333">
                <text:p>1136.98333333333</text:p>
              </table:table-cell>
              <table:table-cell office:value-type="float" office:value="117.760526315789">
                <text:p>117.760526315789</text:p>
              </table:table-cell>
              <table:table-cell office:value-type="float" office:value="0">
                <text:p>0</text:p>
              </table:table-cell>
              <table:table-cell office:value-type="float" office:value="20603.7166666667">
                <text:p>20603.7166666667</text:p>
              </table:table-cell>
            </table:table-row>
            <table:table-row>
              <table:table-cell office:value-type="float" office:value="2083">
                <text:p>2080</text:p>
              </table:table-cell>
              <table:table-cell office:value-type="float" office:value="1160.15">
                <text:p>1160.15</text:p>
              </table:table-cell>
              <table:table-cell office:value-type="float" office:value="131.89649122807">
                <text:p>131.89649122807</text:p>
              </table:table-cell>
              <table:table-cell office:value-type="float" office:value="0">
                <text:p>0</text:p>
              </table:table-cell>
              <table:table-cell office:value-type="float" office:value="20648.6">
                <text:p>20648.6</text:p>
              </table:table-cell>
            </table:table-row>
            <table:table-row>
              <table:table-cell office:value-type="float" office:value="2084">
                <text:p>2080</text:p>
              </table:table-cell>
              <table:table-cell office:value-type="float" office:value="1174.74166666667">
                <text:p>1174.74166666667</text:p>
              </table:table-cell>
              <table:table-cell office:value-type="float" office:value="169.606140350877">
                <text:p>169.606140350877</text:p>
              </table:table-cell>
              <table:table-cell office:value-type="float" office:value="0">
                <text:p>0</text:p>
              </table:table-cell>
              <table:table-cell office:value-type="float" office:value="20820.5833333333">
                <text:p>20820.5833333333</text:p>
              </table:table-cell>
            </table:table-row>
            <table:table-row>
              <table:table-cell office:value-type="float" office:value="2085">
                <text:p>2090</text:p>
              </table:table-cell>
              <table:table-cell office:value-type="float" office:value="1221.40833333333">
                <text:p>1221.40833333333</text:p>
              </table:table-cell>
              <table:table-cell office:value-type="float" office:value="217.517543859649">
                <text:p>217.517543859649</text:p>
              </table:table-cell>
              <table:table-cell office:value-type="float" office:value="0">
                <text:p>0</text:p>
              </table:table-cell>
              <table:table-cell office:value-type="float" office:value="20881.4666666667">
                <text:p>20881.4666666667</text:p>
              </table:table-cell>
            </table:table-row>
            <table:table-row>
              <table:table-cell office:value-type="float" office:value="2086">
                <text:p>2090</text:p>
              </table:table-cell>
              <table:table-cell office:value-type="float" office:value="1251.7">
                <text:p>1251.7</text:p>
              </table:table-cell>
              <table:table-cell office:value-type="float" office:value="272.045614035088">
                <text:p>272.045614035088</text:p>
              </table:table-cell>
              <table:table-cell office:value-type="float" office:value="0">
                <text:p>0</text:p>
              </table:table-cell>
              <table:table-cell office:value-type="float" office:value="21101.8">
                <text:p>21101.8</text:p>
              </table:table-cell>
            </table:table-row>
            <table:table-row>
              <table:table-cell office:value-type="float" office:value="2087">
                <text:p>2090</text:p>
              </table:table-cell>
              <table:table-cell office:value-type="float" office:value="1316.79166666667">
                <text:p>1316.79166666667</text:p>
              </table:table-cell>
              <table:table-cell office:value-type="float" office:value="298.330701754386">
                <text:p>298.330701754386</text:p>
              </table:table-cell>
              <table:table-cell office:value-type="float" office:value="0">
                <text:p>0</text:p>
              </table:table-cell>
              <table:table-cell office:value-type="float" office:value="21447.85">
                <text:p>21447.85</text:p>
              </table:table-cell>
            </table:table-row>
            <table:table-row>
              <table:table-cell office:value-type="float" office:value="2088">
                <text:p>2090</text:p>
              </table:table-cell>
              <table:table-cell office:value-type="float" office:value="1341.1">
                <text:p>1341.1</text:p>
              </table:table-cell>
              <table:table-cell office:value-type="float" office:value="334.879824561403">
                <text:p>334.879824561403</text:p>
              </table:table-cell>
              <table:table-cell office:value-type="float" office:value="0">
                <text:p>0</text:p>
              </table:table-cell>
              <table:table-cell office:value-type="float" office:value="22119.8333333333">
                <text:p>22119.8333333333</text:p>
              </table:table-cell>
            </table:table-row>
            <table:table-row>
              <table:table-cell office:value-type="float" office:value="2089">
                <text:p>2090</text:p>
              </table:table-cell>
              <table:table-cell office:value-type="float" office:value="1402.125">
                <text:p>1402.125</text:p>
              </table:table-cell>
              <table:table-cell office:value-type="float" office:value="458.79298245614">
                <text:p>458.79298245614</text:p>
              </table:table-cell>
              <table:table-cell office:value-type="float" office:value="0">
                <text:p>0</text:p>
              </table:table-cell>
              <table:table-cell office:value-type="float" office:value="22918.1">
                <text:p>22918.1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522.05">
                <text:p>1522.05</text:p>
              </table:table-cell>
              <table:table-cell office:value-type="float" office:value="519.886842105263">
                <text:p>519.886842105263</text:p>
              </table:table-cell>
              <table:table-cell office:value-type="float" office:value="0">
                <text:p>0</text:p>
              </table:table-cell>
              <table:table-cell office:value-type="float" office:value="23883.4833333333">
                <text:p>23883.4833333333</text:p>
              </table:table-cell>
            </table:table-row>
            <table:table-row>
              <table:table-cell office:value-type="float" office:value="2091">
                <text:p>2090</text:p>
              </table:table-cell>
              <table:table-cell office:value-type="float" office:value="1670.15">
                <text:p>1670.15</text:p>
              </table:table-cell>
              <table:table-cell office:value-type="float" office:value="493.711403508772">
                <text:p>493.711403508772</text:p>
              </table:table-cell>
              <table:table-cell office:value-type="float" office:value="0">
                <text:p>0</text:p>
              </table:table-cell>
              <table:table-cell office:value-type="float" office:value="24623">
                <text:p>24623</text:p>
              </table:table-cell>
            </table:table-row>
            <table:table-row>
              <table:table-cell office:value-type="float" office:value="2092">
                <text:p>2090</text:p>
              </table:table-cell>
              <table:table-cell office:value-type="float" office:value="1727.925">
                <text:p>1727.925</text:p>
              </table:table-cell>
              <table:table-cell office:value-type="float" office:value="451.366666666667">
                <text:p>451.366666666667</text:p>
              </table:table-cell>
              <table:table-cell office:value-type="float" office:value="0">
                <text:p>0</text:p>
              </table:table-cell>
              <table:table-cell office:value-type="float" office:value="25159.0166666667">
                <text:p>25159.0166666667</text:p>
              </table:table-cell>
            </table:table-row>
            <table:table-row>
              <table:table-cell office:value-type="float" office:value="2093">
                <text:p>2090</text:p>
              </table:table-cell>
              <table:table-cell office:value-type="float" office:value="1709.85">
                <text:p>1709.85</text:p>
              </table:table-cell>
              <table:table-cell office:value-type="float" office:value="326.952631578947">
                <text:p>326.952631578947</text:p>
              </table:table-cell>
              <table:table-cell office:value-type="float" office:value="0">
                <text:p>0</text:p>
              </table:table-cell>
              <table:table-cell office:value-type="float" office:value="25351.9166666667">
                <text:p>25351.9166666667</text:p>
              </table:table-cell>
            </table:table-row>
            <table:table-row>
              <table:table-cell office:value-type="float" office:value="2094">
                <text:p>2090</text:p>
              </table:table-cell>
              <table:table-cell office:value-type="float" office:value="1888.28333333333">
                <text:p>1888.28333333333</text:p>
              </table:table-cell>
              <table:table-cell office:value-type="float" office:value="187.566666666667">
                <text:p>187.566666666667</text:p>
              </table:table-cell>
              <table:table-cell office:value-type="float" office:value="0">
                <text:p>0</text:p>
              </table:table-cell>
              <table:table-cell office:value-type="float" office:value="25479.2666666667">
                <text:p>25479.2666666667</text:p>
              </table:table-cell>
            </table:table-row>
            <table:table-row>
              <table:table-cell office:value-type="float" office:value="2095">
                <text:p>2100</text:p>
              </table:table-cell>
              <table:table-cell office:value-type="float" office:value="1855.14166666667">
                <text:p>1855.14166666667</text:p>
              </table:table-cell>
              <table:table-cell office:value-type="float" office:value="139.497368421053">
                <text:p>139.497368421053</text:p>
              </table:table-cell>
              <table:table-cell office:value-type="float" office:value="0">
                <text:p>0</text:p>
              </table:table-cell>
              <table:table-cell office:value-type="float" office:value="25476.5">
                <text:p>25476.5</text:p>
              </table:table-cell>
            </table:table-row>
            <table:table-row>
              <table:table-cell office:value-type="float" office:value="2096">
                <text:p>2100</text:p>
              </table:table-cell>
              <table:table-cell office:value-type="float" office:value="1856.66666666667">
                <text:p>1856.66666666667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0">
                <text:p>0</text:p>
              </table:table-cell>
              <table:table-cell office:value-type="float" office:value="25759.7166666667">
                <text:p>25759.7166666667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1821.05">
                <text:p>1821.05</text:p>
              </table:table-cell>
              <table:table-cell office:value-type="float" office:value="91.2666666666667">
                <text:p>91.2666666666667</text:p>
              </table:table-cell>
              <table:table-cell office:value-type="float" office:value="0">
                <text:p>0</text:p>
              </table:table-cell>
              <table:table-cell office:value-type="float" office:value="25983.0666666667">
                <text:p>25983.0666666667</text:p>
              </table:table-cell>
            </table:table-row>
            <table:table-row>
              <table:table-cell office:value-type="float" office:value="2098">
                <text:p>2100</text:p>
              </table:table-cell>
              <table:table-cell office:value-type="float" office:value="1839.35">
                <text:p>1839.35</text:p>
              </table:table-cell>
              <table:table-cell office:value-type="float" office:value="53.8026315789474">
                <text:p>53.8026315789474</text:p>
              </table:table-cell>
              <table:table-cell office:value-type="float" office:value="0">
                <text:p>0</text:p>
              </table:table-cell>
              <table:table-cell office:value-type="float" office:value="26379.1833333333">
                <text:p>26379.1833333333</text:p>
              </table:table-cell>
            </table:table-row>
            <table:table-row>
              <table:table-cell office:value-type="float" office:value="2099">
                <text:p>2100</text:p>
              </table:table-cell>
              <table:table-cell office:value-type="float" office:value="1830.41666666667">
                <text:p>1830.41666666667</text:p>
              </table:table-cell>
              <table:table-cell office:value-type="float" office:value="37.2245614035088">
                <text:p>37.2245614035088</text:p>
              </table:table-cell>
              <table:table-cell office:value-type="float" office:value="0">
                <text:p>0</text:p>
              </table:table-cell>
              <table:table-cell office:value-type="float" office:value="26635.85">
                <text:p>26635.8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864.68333333333">
                <text:p>1864.68333333333</text:p>
              </table:table-cell>
              <table:table-cell office:value-type="float" office:value="26.8491228070175">
                <text:p>26.8491228070175</text:p>
              </table:table-cell>
              <table:table-cell office:value-type="float" office:value="0">
                <text:p>0</text:p>
              </table:table-cell>
              <table:table-cell office:value-type="float" office:value="26858.3">
                <text:p>26858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467cm" svg:y="3.454cm" style:legend-expansion="high" chart:style-name="ch2"/>
        <chart:plot-area chart:style-name="ch3" table:cell-range-address="Cost.A2:Cost.A103 Cost.F2:Cost.I103" chart:data-source-has-labels="both" svg:x="0.77cm" svg:y="0.855cm" svg:width="11.057cm" svg:height="7.545cm">
          <chartooo:coordinate-region svg:x="1.947cm" svg:y="1.054cm" svg:width="9.88cm" svg:height="6.292cm"/>
          <chart:axis chart:dimension="x" chart:name="primary-x" chart:style-name="ch4" chartooo:axis-type="auto">
            <chartooo:date-scale/>
            <chart:categories table:cell-range-address="Cost.A3:Cost.A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st.F3:Cost.F103" chart:label-cell-address="Cost.F2:Cost.F2" chart:class="chart:area">
            <chart:data-point chart:repeated="101"/>
          </chart:series>
          <chart:series chart:style-name="ch7" chart:values-cell-range-address="Cost.G3:Cost.G103" chart:label-cell-address="Cost.G2:Cost.G2" chart:class="chart:area">
            <chart:data-point chart:repeated="101"/>
          </chart:series>
          <chart:series chart:style-name="ch8" chart:values-cell-range-address="Cost.H3:Cost.H103" chart:label-cell-address="Cost.H2:Cost.H2" chart:class="chart:area">
            <chart:data-point chart:repeated="101"/>
          </chart:series>
          <chart:series chart:style-name="ch9" chart:values-cell-range-address="Cost.I3:Cost.I103" chart:label-cell-address="Cost.I2:Cost.I2" chart:class="chart:area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t Storage</text:p>
                <draw:g>
                  <svg:desc>Cost.F2:Cost.F2</svg:desc>
                </draw:g>
              </table:table-cell>
              <table:table-cell office:value-type="string">
                <text:p>Dry Storage</text:p>
                <draw:g>
                  <svg:desc>Cost.G2:Cost.G2</svg:desc>
                </draw:g>
              </table:table-cell>
              <table:table-cell office:value-type="string">
                <text:p>Repository</text:p>
                <draw:g>
                  <svg:desc>Cost.H2:Cost.H2</svg:desc>
                </draw:g>
              </table:table-cell>
              <table:table-cell office:value-type="string">
                <text:p>Reprocessed Fuel</text:p>
                <draw:g>
                  <svg:desc>Cost.I2:Cost.I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Cost.A3:Cost.A103</svg:desc>
                </draw:g>
              </table:table-cell>
              <table:table-cell office:value-type="float" office:value="601.333333333333">
                <text:p>601.333333333333</text:p>
                <draw:g>
                  <svg:desc>Cost.F3:Cost.F103</svg:desc>
                </draw:g>
              </table:table-cell>
              <table:table-cell office:value-type="float" office:value="2494.6798245614">
                <text:p>2494.6798245614</text:p>
                <draw:g>
                  <svg:desc>Cost.G3:Cost.G103</svg:desc>
                </draw:g>
              </table:table-cell>
              <table:table-cell office:value-type="float" office:value="3046.36842105263">
                <text:p>3046.36842105263</text:p>
                <draw:g>
                  <svg:desc>Cost.H3:Cost.H103</svg:desc>
                </draw:g>
              </table:table-cell>
              <table:table-cell office:value-type="float" office:value="-0.666666666666667">
                <text:p>-0.666666666666667</text:p>
                <draw:g>
                  <svg:desc>Cost.I3:Cost.I103</svg:desc>
                </draw:g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481.066666666667">
                <text:p>481.066666666667</text:p>
              </table:table-cell>
              <table:table-cell office:value-type="float" office:value="3336.09210526316">
                <text:p>3336.09210526316</text:p>
              </table:table-cell>
              <table:table-cell office:value-type="float" office:value="3322.68421052632">
                <text:p>3322.68421052632</text:p>
              </table:table-cell>
              <table:table-cell office:value-type="float" office:value="-0.466666666666667">
                <text:p>-0.46666666666666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60.8">
                <text:p>360.8</text:p>
              </table:table-cell>
              <table:table-cell office:value-type="float" office:value="3823.91929824561">
                <text:p>3823.91929824561</text:p>
              </table:table-cell>
              <table:table-cell office:value-type="float" office:value="3599">
                <text:p>359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240.533333333333">
                <text:p>240.533333333333</text:p>
              </table:table-cell>
              <table:table-cell office:value-type="float" office:value="4081.99035087719">
                <text:p>4081.99035087719</text:p>
              </table:table-cell>
              <table:table-cell office:value-type="float" office:value="3875.31578947368">
                <text:p>3875.31578947368</text:p>
              </table:table-cell>
              <table:table-cell office:value-type="float" office:value="-0.566666666666667">
                <text:p>-0.56666666666666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20.266666666667">
                <text:p>120.266666666667</text:p>
              </table:table-cell>
              <table:table-cell office:value-type="float" office:value="4189.72192982456">
                <text:p>4189.72192982456</text:p>
              </table:table-cell>
              <table:table-cell office:value-type="float" office:value="4151.63157894737">
                <text:p>4151.63157894737</text:p>
              </table:table-cell>
              <table:table-cell office:value-type="float" office:value="-0.116666666666667">
                <text:p>-0.116666666666667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4146.80175438597">
                <text:p>4146.80175438597</text:p>
              </table:table-cell>
              <table:table-cell office:value-type="float" office:value="4427.94736842105">
                <text:p>4427.9473684210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3953.47543859649">
                <text:p>3953.47543859649</text:p>
              </table:table-cell>
              <table:table-cell office:value-type="float" office:value="4704.26315789474">
                <text:p>4704.26315789474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375">
                <text:p>0.375</text:p>
              </table:table-cell>
              <table:table-cell office:value-type="float" office:value="3821.44736842105">
                <text:p>3821.44736842105</text:p>
              </table:table-cell>
              <table:table-cell office:value-type="float" office:value="4980.57894736842">
                <text:p>4980.5789473684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3715.4798245614">
                <text:p>3715.4798245614</text:p>
              </table:table-cell>
              <table:table-cell office:value-type="float" office:value="5256.8947368421">
                <text:p>5256.8947368421</text:p>
              </table:table-cell>
              <table:table-cell office:value-type="float" office:value="0.0333333333333334">
                <text:p>0.033333333333333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.5416666666667">
                <text:p>10.5416666666667</text:p>
              </table:table-cell>
              <table:table-cell office:value-type="float" office:value="3562.00789473684">
                <text:p>3562.00789473684</text:p>
              </table:table-cell>
              <table:table-cell office:value-type="float" office:value="5533.21052631579">
                <text:p>5533.2105263157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2.625">
                <text:p>22.625</text:p>
              </table:table-cell>
              <table:table-cell office:value-type="float" office:value="3369.41754385965">
                <text:p>3369.41754385965</text:p>
              </table:table-cell>
              <table:table-cell office:value-type="float" office:value="5809.52631578947">
                <text:p>5809.526315789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42.4833333333333">
                <text:p>42.4833333333333</text:p>
              </table:table-cell>
              <table:table-cell office:value-type="float" office:value="3181.45526315789">
                <text:p>3181.45526315789</text:p>
              </table:table-cell>
              <table:table-cell office:value-type="float" office:value="6085.84210526316">
                <text:p>6085.84210526316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52.4333333333333">
                <text:p>52.4333333333333</text:p>
              </table:table-cell>
              <table:table-cell office:value-type="float" office:value="3011.12807017544">
                <text:p>3011.12807017544</text:p>
              </table:table-cell>
              <table:table-cell office:value-type="float" office:value="6362.15789473684">
                <text:p>6362.15789473684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55.1916666666667">
                <text:p>55.1916666666667</text:p>
              </table:table-cell>
              <table:table-cell office:value-type="float" office:value="2858.23859649123">
                <text:p>2858.23859649123</text:p>
              </table:table-cell>
              <table:table-cell office:value-type="float" office:value="6638.47368421053">
                <text:p>6638.4736842105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57.025">
                <text:p>57.025</text:p>
              </table:table-cell>
              <table:table-cell office:value-type="float" office:value="2718.26403508772">
                <text:p>2718.26403508772</text:p>
              </table:table-cell>
              <table:table-cell office:value-type="float" office:value="6914.78947368421">
                <text:p>6914.78947368421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66.65">
                <text:p>66.65</text:p>
              </table:table-cell>
              <table:table-cell office:value-type="float" office:value="2586.94561403509">
                <text:p>2586.94561403509</text:p>
              </table:table-cell>
              <table:table-cell office:value-type="float" office:value="7191.10526315789">
                <text:p>7191.1052631578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85.6666666666667">
                <text:p>85.6666666666667</text:p>
              </table:table-cell>
              <table:table-cell office:value-type="float" office:value="2447.03333333333">
                <text:p>2447.03333333333</text:p>
              </table:table-cell>
              <table:table-cell office:value-type="float" office:value="7467.42105263158">
                <text:p>7467.42105263158</text:p>
              </table:table-cell>
              <table:table-cell office:value-type="float" office:value="249.716666666667">
                <text:p>249.716666666667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16.05">
                <text:p>116.05</text:p>
              </table:table-cell>
              <table:table-cell office:value-type="float" office:value="2171.91666666667">
                <text:p>2171.91666666667</text:p>
              </table:table-cell>
              <table:table-cell office:value-type="float" office:value="7743.73684210526">
                <text:p>7743.73684210526</text:p>
              </table:table-cell>
              <table:table-cell office:value-type="float" office:value="249.8">
                <text:p>249.8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55.75">
                <text:p>155.75</text:p>
              </table:table-cell>
              <table:table-cell office:value-type="float" office:value="1640">
                <text:p>1640</text:p>
              </table:table-cell>
              <table:table-cell office:value-type="float" office:value="9506.8947368421">
                <text:p>9506.8947368421</text:p>
              </table:table-cell>
              <table:table-cell office:value-type="float" office:value="519.8">
                <text:p>519.8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99.983333333333">
                <text:p>199.983333333333</text:p>
              </table:table-cell>
              <table:table-cell office:value-type="float" office:value="1060.53333333333">
                <text:p>1060.53333333333</text:p>
              </table:table-cell>
              <table:table-cell office:value-type="float" office:value="12256.8947368421">
                <text:p>12256.8947368421</text:p>
              </table:table-cell>
              <table:table-cell office:value-type="float" office:value="410.8">
                <text:p>410.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44.925">
                <text:p>244.925</text:p>
              </table:table-cell>
              <table:table-cell office:value-type="float" office:value="608.527192982456">
                <text:p>608.527192982456</text:p>
              </table:table-cell>
              <table:table-cell office:value-type="float" office:value="14193.7368421053">
                <text:p>14193.7368421053</text:p>
              </table:table-cell>
              <table:table-cell office:value-type="float" office:value="424.383333333333">
                <text:p>424.383333333333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289.558333333333">
                <text:p>289.558333333333</text:p>
              </table:table-cell>
              <table:table-cell office:value-type="float" office:value="286.002631578947">
                <text:p>286.002631578947</text:p>
              </table:table-cell>
              <table:table-cell office:value-type="float" office:value="15567.4210526316">
                <text:p>15567.4210526316</text:p>
              </table:table-cell>
              <table:table-cell office:value-type="float" office:value="502.333333333333">
                <text:p>502.333333333333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334.041666666667">
                <text:p>334.041666666667</text:p>
              </table:table-cell>
              <table:table-cell office:value-type="float" office:value="93.2114035087719">
                <text:p>93.2114035087719</text:p>
              </table:table-cell>
              <table:table-cell office:value-type="float" office:value="16377.947368421">
                <text:p>16377.947368421</text:p>
              </table:table-cell>
              <table:table-cell office:value-type="float" office:value="680.233333333333">
                <text:p>680.233333333333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376.516666666667">
                <text:p>376.516666666667</text:p>
              </table:table-cell>
              <table:table-cell office:value-type="float" office:value="26.8815789473684">
                <text:p>26.8815789473684</text:p>
              </table:table-cell>
              <table:table-cell office:value-type="float" office:value="16625.3157894737">
                <text:p>16625.3157894737</text:p>
              </table:table-cell>
              <table:table-cell office:value-type="float" office:value="987.95">
                <text:p>987.95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426.325">
                <text:p>426.325</text:p>
              </table:table-cell>
              <table:table-cell office:value-type="float" office:value="40.6447368421053">
                <text:p>40.6447368421053</text:p>
              </table:table-cell>
              <table:table-cell office:value-type="float" office:value="16559.5263157895">
                <text:p>16559.5263157895</text:p>
              </table:table-cell>
              <table:table-cell office:value-type="float" office:value="1340.78333333333">
                <text:p>1340.78333333333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471.183333333333">
                <text:p>471.183333333333</text:p>
              </table:table-cell>
              <table:table-cell office:value-type="float" office:value="57.6929824561404">
                <text:p>57.6929824561404</text:p>
              </table:table-cell>
              <table:table-cell office:value-type="float" office:value="16480.5789473684">
                <text:p>16480.5789473684</text:p>
              </table:table-cell>
              <table:table-cell office:value-type="float" office:value="1656.43333333333">
                <text:p>1656.43333333333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519.575">
                <text:p>519.575</text:p>
              </table:table-cell>
              <table:table-cell office:value-type="float" office:value="78.2368421052632">
                <text:p>78.2368421052632</text:p>
              </table:table-cell>
              <table:table-cell office:value-type="float" office:value="16388.4736842105">
                <text:p>16388.4736842105</text:p>
              </table:table-cell>
              <table:table-cell office:value-type="float" office:value="1877.28333333333">
                <text:p>1877.28333333333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609.441666666667">
                <text:p>609.441666666667</text:p>
              </table:table-cell>
              <table:table-cell office:value-type="float" office:value="101.293859649123">
                <text:p>101.293859649123</text:p>
              </table:table-cell>
              <table:table-cell office:value-type="float" office:value="16283.2105263158">
                <text:p>16283.2105263158</text:p>
              </table:table-cell>
              <table:table-cell office:value-type="float" office:value="2037.56666666667">
                <text:p>2037.56666666667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668.483333333333">
                <text:p>668.483333333333</text:p>
              </table:table-cell>
              <table:table-cell office:value-type="float" office:value="127.649122807018">
                <text:p>127.649122807018</text:p>
              </table:table-cell>
              <table:table-cell office:value-type="float" office:value="16164.7894736842">
                <text:p>16164.7894736842</text:p>
              </table:table-cell>
              <table:table-cell office:value-type="float" office:value="2174.73333333333">
                <text:p>2174.73333333333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760.183333333333">
                <text:p>760.183333333333</text:p>
              </table:table-cell>
              <table:table-cell office:value-type="float" office:value="157.162280701754">
                <text:p>157.162280701754</text:p>
              </table:table-cell>
              <table:table-cell office:value-type="float" office:value="16033.2105263158">
                <text:p>16033.2105263158</text:p>
              </table:table-cell>
              <table:table-cell office:value-type="float" office:value="2333.23333333333">
                <text:p>2333.23333333333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903.225">
                <text:p>903.225</text:p>
              </table:table-cell>
              <table:table-cell office:value-type="float" office:value="189.609649122807">
                <text:p>189.609649122807</text:p>
              </table:table-cell>
              <table:table-cell office:value-type="float" office:value="15888.4736842105">
                <text:p>15888.4736842105</text:p>
              </table:table-cell>
              <table:table-cell office:value-type="float" office:value="2600.45">
                <text:p>2600.45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1056.48333333333">
                <text:p>1056.48333333333</text:p>
              </table:table-cell>
              <table:table-cell office:value-type="float" office:value="224.513157894737">
                <text:p>224.513157894737</text:p>
              </table:table-cell>
              <table:table-cell office:value-type="float" office:value="15730.5789473684">
                <text:p>15730.5789473684</text:p>
              </table:table-cell>
              <table:table-cell office:value-type="float" office:value="2997.38333333333">
                <text:p>2997.38333333333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1087.23333333333">
                <text:p>1087.23333333333</text:p>
              </table:table-cell>
              <table:table-cell office:value-type="float" office:value="263.25">
                <text:p>263.25</text:p>
              </table:table-cell>
              <table:table-cell office:value-type="float" office:value="15559.5263157895">
                <text:p>15559.5263157895</text:p>
              </table:table-cell>
              <table:table-cell office:value-type="float" office:value="3607.06666666667">
                <text:p>3607.06666666667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1016.66666666667">
                <text:p>1016.66666666667</text:p>
              </table:table-cell>
              <table:table-cell office:value-type="float" office:value="305.548245614035">
                <text:p>305.548245614035</text:p>
              </table:table-cell>
              <table:table-cell office:value-type="float" office:value="15375.3157894737">
                <text:p>15375.3157894737</text:p>
              </table:table-cell>
              <table:table-cell office:value-type="float" office:value="4370.16666666667">
                <text:p>4370.16666666667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1129.175">
                <text:p>1129.175</text:p>
              </table:table-cell>
              <table:table-cell office:value-type="float" office:value="352.5">
                <text:p>352.5</text:p>
              </table:table-cell>
              <table:table-cell office:value-type="float" office:value="15195.2938596491">
                <text:p>15195.2938596491</text:p>
              </table:table-cell>
              <table:table-cell office:value-type="float" office:value="5182.11666666667">
                <text:p>5182.11666666667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1061.44166666667">
                <text:p>1061.44166666667</text:p>
              </table:table-cell>
              <table:table-cell office:value-type="float" office:value="402.302631578947">
                <text:p>402.302631578947</text:p>
              </table:table-cell>
              <table:table-cell office:value-type="float" office:value="15046.8333333333">
                <text:p>15046.8333333333</text:p>
              </table:table-cell>
              <table:table-cell office:value-type="float" office:value="5965.55">
                <text:p>5965.55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1011.36666666667">
                <text:p>1011.36666666667</text:p>
              </table:table-cell>
              <table:table-cell office:value-type="float" office:value="454.5">
                <text:p>454.5</text:p>
              </table:table-cell>
              <table:table-cell office:value-type="float" office:value="14977.5614035088">
                <text:p>14977.5614035088</text:p>
              </table:table-cell>
              <table:table-cell office:value-type="float" office:value="6326.95">
                <text:p>6326.95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879.141666666667">
                <text:p>879.141666666667</text:p>
              </table:table-cell>
              <table:table-cell office:value-type="float" office:value="510.245614035088">
                <text:p>510.245614035088</text:p>
              </table:table-cell>
              <table:table-cell office:value-type="float" office:value="15090.3833333333">
                <text:p>15090.3833333333</text:p>
              </table:table-cell>
              <table:table-cell office:value-type="float" office:value="6622.11666666667">
                <text:p>6622.11666666667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829.75">
                <text:p>829.75</text:p>
              </table:table-cell>
              <table:table-cell office:value-type="float" office:value="569.254385964912">
                <text:p>569.254385964912</text:p>
              </table:table-cell>
              <table:table-cell office:value-type="float" office:value="14445.1333333333">
                <text:p>14445.1333333333</text:p>
              </table:table-cell>
              <table:table-cell office:value-type="float" office:value="6732.7">
                <text:p>6732.7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678.391666666667">
                <text:p>678.391666666667</text:p>
              </table:table-cell>
              <table:table-cell office:value-type="float" office:value="709.978070175439">
                <text:p>709.978070175439</text:p>
              </table:table-cell>
              <table:table-cell office:value-type="float" office:value="12128.4666666667">
                <text:p>12128.4666666667</text:p>
              </table:table-cell>
              <table:table-cell office:value-type="float" office:value="6906.65">
                <text:p>6906.65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525.758333333333">
                <text:p>525.758333333333</text:p>
              </table:table-cell>
              <table:table-cell office:value-type="float" office:value="944.609649122807">
                <text:p>944.609649122807</text:p>
              </table:table-cell>
              <table:table-cell office:value-type="float" office:value="9214.71666666667">
                <text:p>9214.71666666667</text:p>
              </table:table-cell>
              <table:table-cell office:value-type="float" office:value="7364.36666666667">
                <text:p>7364.36666666667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391.85">
                <text:p>391.85</text:p>
              </table:table-cell>
              <table:table-cell office:value-type="float" office:value="1177.93421052632">
                <text:p>1177.93421052632</text:p>
              </table:table-cell>
              <table:table-cell office:value-type="float" office:value="7029.63333333333">
                <text:p>7029.63333333333</text:p>
              </table:table-cell>
              <table:table-cell office:value-type="float" office:value="7784.8">
                <text:p>7784.8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365.566666666667">
                <text:p>365.566666666667</text:p>
              </table:table-cell>
              <table:table-cell office:value-type="float" office:value="1237.60175438596">
                <text:p>1237.60175438596</text:p>
              </table:table-cell>
              <table:table-cell office:value-type="float" office:value="5426.66666666667">
                <text:p>5426.66666666667</text:p>
              </table:table-cell>
              <table:table-cell office:value-type="float" office:value="8217.88333333333">
                <text:p>8217.88333333333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385.4">
                <text:p>385.4</text:p>
              </table:table-cell>
              <table:table-cell office:value-type="float" office:value="1316.59736842105">
                <text:p>1316.59736842105</text:p>
              </table:table-cell>
              <table:table-cell office:value-type="float" office:value="4450">
                <text:p>4450</text:p>
              </table:table-cell>
              <table:table-cell office:value-type="float" office:value="8585.61666666667">
                <text:p>8585.61666666667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330.291666666667">
                <text:p>330.291666666667</text:p>
              </table:table-cell>
              <table:table-cell office:value-type="float" office:value="1430.19824561404">
                <text:p>1430.19824561404</text:p>
              </table:table-cell>
              <table:table-cell office:value-type="float" office:value="4000">
                <text:p>4000</text:p>
              </table:table-cell>
              <table:table-cell office:value-type="float" office:value="8873.56666666667">
                <text:p>8873.56666666667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56.116666666667">
                <text:p>256.116666666667</text:p>
              </table:table-cell>
              <table:table-cell office:value-type="float" office:value="1476.38421052632">
                <text:p>1476.38421052632</text:p>
              </table:table-cell>
              <table:table-cell office:value-type="float" office:value="3750">
                <text:p>3750</text:p>
              </table:table-cell>
              <table:table-cell office:value-type="float" office:value="9119.08333333333">
                <text:p>9119.08333333333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208.7">
                <text:p>208.7</text:p>
              </table:table-cell>
              <table:table-cell office:value-type="float" office:value="1472.77719298246">
                <text:p>1472.77719298246</text:p>
              </table:table-cell>
              <table:table-cell office:value-type="float" office:value="3500">
                <text:p>3500</text:p>
              </table:table-cell>
              <table:table-cell office:value-type="float" office:value="9350.58333333333">
                <text:p>9350.58333333333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190.033333333333">
                <text:p>190.033333333333</text:p>
              </table:table-cell>
              <table:table-cell office:value-type="float" office:value="1481.67192982456">
                <text:p>1481.67192982456</text:p>
              </table:table-cell>
              <table:table-cell office:value-type="float" office:value="3250">
                <text:p>3250</text:p>
              </table:table-cell>
              <table:table-cell office:value-type="float" office:value="9582.65">
                <text:p>9582.6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15.1">
                <text:p>115.1</text:p>
              </table:table-cell>
              <table:table-cell office:value-type="float" office:value="1518.56052631579">
                <text:p>1518.56052631579</text:p>
              </table:table-cell>
              <table:table-cell office:value-type="float" office:value="3000">
                <text:p>3000</text:p>
              </table:table-cell>
              <table:table-cell office:value-type="float" office:value="9821.51666666667">
                <text:p>9821.51666666667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87.0666666666667">
                <text:p>87.0666666666667</text:p>
              </table:table-cell>
              <table:table-cell office:value-type="float" office:value="1501.44736842105">
                <text:p>1501.44736842105</text:p>
              </table:table-cell>
              <table:table-cell office:value-type="float" office:value="2750">
                <text:p>2750</text:p>
              </table:table-cell>
              <table:table-cell office:value-type="float" office:value="10066.6666666667">
                <text:p>10066.6666666667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86.9333333333333">
                <text:p>86.9333333333333</text:p>
              </table:table-cell>
              <table:table-cell office:value-type="float" office:value="1477.12631578947">
                <text:p>1477.12631578947</text:p>
              </table:table-cell>
              <table:table-cell office:value-type="float" office:value="2500">
                <text:p>2500</text:p>
              </table:table-cell>
              <table:table-cell office:value-type="float" office:value="10315.9">
                <text:p>10315.9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94.0666666666667">
                <text:p>94.0666666666667</text:p>
              </table:table-cell>
              <table:table-cell office:value-type="float" office:value="1502.27456140351">
                <text:p>1502.27456140351</text:p>
              </table:table-cell>
              <table:table-cell office:value-type="float" office:value="2250">
                <text:p>2250</text:p>
              </table:table-cell>
              <table:table-cell office:value-type="float" office:value="10551.9333333333">
                <text:p>10551.9333333333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64.0833333333333">
                <text:p>64.0833333333333</text:p>
              </table:table-cell>
              <table:table-cell office:value-type="float" office:value="1560.5298245614">
                <text:p>1560.5298245614</text:p>
              </table:table-cell>
              <table:table-cell office:value-type="float" office:value="2000">
                <text:p>2000</text:p>
              </table:table-cell>
              <table:table-cell office:value-type="float" office:value="10774.45">
                <text:p>10774.45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68.6916666666667">
                <text:p>68.6916666666667</text:p>
              </table:table-cell>
              <table:table-cell office:value-type="float" office:value="1636.08245614035">
                <text:p>1636.08245614035</text:p>
              </table:table-cell>
              <table:table-cell office:value-type="float" office:value="1750">
                <text:p>1750</text:p>
              </table:table-cell>
              <table:table-cell office:value-type="float" office:value="10965.7">
                <text:p>10965.7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83.55">
                <text:p>83.55</text:p>
              </table:table-cell>
              <table:table-cell office:value-type="float" office:value="1662.6350877193">
                <text:p>1662.6350877193</text:p>
              </table:table-cell>
              <table:table-cell office:value-type="float" office:value="1500">
                <text:p>1500</text:p>
              </table:table-cell>
              <table:table-cell office:value-type="float" office:value="11128.4">
                <text:p>11128.4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132.908333333333">
                <text:p>132.908333333333</text:p>
              </table:table-cell>
              <table:table-cell office:value-type="float" office:value="1618.49824561404">
                <text:p>1618.49824561404</text:p>
              </table:table-cell>
              <table:table-cell office:value-type="float" office:value="1250">
                <text:p>1250</text:p>
              </table:table-cell>
              <table:table-cell office:value-type="float" office:value="11247.15">
                <text:p>11247.15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188.366666666667">
                <text:p>188.366666666667</text:p>
              </table:table-cell>
              <table:table-cell office:value-type="float" office:value="1613.61929824561">
                <text:p>1613.61929824561</text:p>
              </table:table-cell>
              <table:table-cell office:value-type="float" office:value="997.083333333333">
                <text:p>997.083333333333</text:p>
              </table:table-cell>
              <table:table-cell office:value-type="float" office:value="11337.8333333333">
                <text:p>11337.8333333333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214.433333333333">
                <text:p>214.433333333333</text:p>
              </table:table-cell>
              <table:table-cell office:value-type="float" office:value="1624.09473684211">
                <text:p>1624.09473684211</text:p>
              </table:table-cell>
              <table:table-cell office:value-type="float" office:value="738.583333333333">
                <text:p>738.583333333333</text:p>
              </table:table-cell>
              <table:table-cell office:value-type="float" office:value="11426.15">
                <text:p>11426.15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265.108333333333">
                <text:p>265.108333333333</text:p>
              </table:table-cell>
              <table:table-cell office:value-type="float" office:value="1627.62719298246">
                <text:p>1627.62719298246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11504.9166666667">
                <text:p>11504.9166666667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331.983333333333">
                <text:p>331.983333333333</text:p>
              </table:table-cell>
              <table:table-cell office:value-type="float" office:value="1635.98684210526">
                <text:p>1635.9868421052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1644.9166666667">
                <text:p>11644.9166666667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398.866666666667">
                <text:p>398.866666666667</text:p>
              </table:table-cell>
              <table:table-cell office:value-type="float" office:value="1679.82894736842">
                <text:p>1679.82894736842</text:p>
              </table:table-cell>
              <table:table-cell office:value-type="float" office:value="0">
                <text:p>0</text:p>
              </table:table-cell>
              <table:table-cell office:value-type="float" office:value="11770.8166666667">
                <text:p>11770.8166666667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472.558333333333">
                <text:p>472.558333333333</text:p>
              </table:table-cell>
              <table:table-cell office:value-type="float" office:value="1711.84385964912">
                <text:p>1711.84385964912</text:p>
              </table:table-cell>
              <table:table-cell office:value-type="float" office:value="0">
                <text:p>0</text:p>
              </table:table-cell>
              <table:table-cell office:value-type="float" office:value="11856.5166666667">
                <text:p>11856.5166666667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578.658333333333">
                <text:p>578.658333333333</text:p>
              </table:table-cell>
              <table:table-cell office:value-type="float" office:value="1747.04122807018">
                <text:p>1747.04122807018</text:p>
              </table:table-cell>
              <table:table-cell office:value-type="float" office:value="0">
                <text:p>0</text:p>
              </table:table-cell>
              <table:table-cell office:value-type="float" office:value="11938.3333333333">
                <text:p>11938.3333333333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663.075">
                <text:p>663.075</text:p>
              </table:table-cell>
              <table:table-cell office:value-type="float" office:value="1801.45438596491">
                <text:p>1801.45438596491</text:p>
              </table:table-cell>
              <table:table-cell office:value-type="float" office:value="0">
                <text:p>0</text:p>
              </table:table-cell>
              <table:table-cell office:value-type="float" office:value="12013.9333333333">
                <text:p>12013.9333333333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721.275">
                <text:p>721.275</text:p>
              </table:table-cell>
              <table:table-cell office:value-type="float" office:value="1869.44824561404">
                <text:p>1869.44824561404</text:p>
              </table:table-cell>
              <table:table-cell office:value-type="float" office:value="0">
                <text:p>0</text:p>
              </table:table-cell>
              <table:table-cell office:value-type="float" office:value="12092.3666666667">
                <text:p>12092.3666666667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775.291666666667">
                <text:p>775.291666666667</text:p>
              </table:table-cell>
              <table:table-cell office:value-type="float" office:value="1959.0552631579">
                <text:p>1959.0552631579</text:p>
              </table:table-cell>
              <table:table-cell office:value-type="float" office:value="0">
                <text:p>0</text:p>
              </table:table-cell>
              <table:table-cell office:value-type="float" office:value="12164.8666666667">
                <text:p>12164.8666666667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807.475">
                <text:p>807.475</text:p>
              </table:table-cell>
              <table:table-cell office:value-type="float" office:value="2061.79473684211">
                <text:p>2061.79473684211</text:p>
              </table:table-cell>
              <table:table-cell office:value-type="float" office:value="0">
                <text:p>0</text:p>
              </table:table-cell>
              <table:table-cell office:value-type="float" office:value="12237.4">
                <text:p>12237.4</text:p>
              </table:table-cell>
            </table:table-row>
            <table:table-row>
              <table:table-cell office:value-type="float" office:value="2067">
                <text:p>2070</text:p>
              </table:table-cell>
              <table:table-cell office:value-type="float" office:value="824.075">
                <text:p>824.075</text:p>
              </table:table-cell>
              <table:table-cell office:value-type="float" office:value="2174.64385964912">
                <text:p>2174.64385964912</text:p>
              </table:table-cell>
              <table:table-cell office:value-type="float" office:value="0">
                <text:p>0</text:p>
              </table:table-cell>
              <table:table-cell office:value-type="float" office:value="12304.7166666667">
                <text:p>12304.7166666667</text:p>
              </table:table-cell>
            </table:table-row>
            <table:table-row>
              <table:table-cell office:value-type="float" office:value="2068">
                <text:p>2070</text:p>
              </table:table-cell>
              <table:table-cell office:value-type="float" office:value="834.516666666667">
                <text:p>834.516666666667</text:p>
              </table:table-cell>
              <table:table-cell office:value-type="float" office:value="2288.79912280702">
                <text:p>2288.79912280702</text:p>
              </table:table-cell>
              <table:table-cell office:value-type="float" office:value="0">
                <text:p>0</text:p>
              </table:table-cell>
              <table:table-cell office:value-type="float" office:value="12369.6166666667">
                <text:p>12369.6166666667</text:p>
              </table:table-cell>
            </table:table-row>
            <table:table-row>
              <table:table-cell office:value-type="float" office:value="2069">
                <text:p>2070</text:p>
              </table:table-cell>
              <table:table-cell office:value-type="float" office:value="842.483333333333">
                <text:p>842.483333333333</text:p>
              </table:table-cell>
              <table:table-cell office:value-type="float" office:value="2410.38596491228">
                <text:p>2410.38596491228</text:p>
              </table:table-cell>
              <table:table-cell office:value-type="float" office:value="0">
                <text:p>0</text:p>
              </table:table-cell>
              <table:table-cell office:value-type="float" office:value="12434.9333333333">
                <text:p>12434.9333333333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845.2">
                <text:p>845.2</text:p>
              </table:table-cell>
              <table:table-cell office:value-type="float" office:value="2535.11052631579">
                <text:p>2535.11052631579</text:p>
              </table:table-cell>
              <table:table-cell office:value-type="float" office:value="0">
                <text:p>0</text:p>
              </table:table-cell>
              <table:table-cell office:value-type="float" office:value="12495.1833333333">
                <text:p>12495.1833333333</text:p>
              </table:table-cell>
            </table:table-row>
            <table:table-row>
              <table:table-cell office:value-type="float" office:value="2071">
                <text:p>2070</text:p>
              </table:table-cell>
              <table:table-cell office:value-type="float" office:value="854.85">
                <text:p>854.85</text:p>
              </table:table-cell>
              <table:table-cell office:value-type="float" office:value="2666.94824561403">
                <text:p>2666.94824561403</text:p>
              </table:table-cell>
              <table:table-cell office:value-type="float" office:value="0">
                <text:p>0</text:p>
              </table:table-cell>
              <table:table-cell office:value-type="float" office:value="12559.3166666667">
                <text:p>12559.3166666667</text:p>
              </table:table-cell>
            </table:table-row>
            <table:table-row>
              <table:table-cell office:value-type="float" office:value="2072">
                <text:p>2070</text:p>
              </table:table-cell>
              <table:table-cell office:value-type="float" office:value="863.233333333333">
                <text:p>863.233333333333</text:p>
              </table:table-cell>
              <table:table-cell office:value-type="float" office:value="2820.09035087719">
                <text:p>2820.09035087719</text:p>
              </table:table-cell>
              <table:table-cell office:value-type="float" office:value="0">
                <text:p>0</text:p>
              </table:table-cell>
              <table:table-cell office:value-type="float" office:value="12615.7">
                <text:p>12615.7</text:p>
              </table:table-cell>
            </table:table-row>
            <table:table-row>
              <table:table-cell office:value-type="float" office:value="2073">
                <text:p>2070</text:p>
              </table:table-cell>
              <table:table-cell office:value-type="float" office:value="872.15">
                <text:p>872.15</text:p>
              </table:table-cell>
              <table:table-cell office:value-type="float" office:value="2971.43947368421">
                <text:p>2971.43947368421</text:p>
              </table:table-cell>
              <table:table-cell office:value-type="float" office:value="0">
                <text:p>0</text:p>
              </table:table-cell>
              <table:table-cell office:value-type="float" office:value="12672.2166666667">
                <text:p>12672.2166666667</text:p>
              </table:table-cell>
            </table:table-row>
            <table:table-row>
              <table:table-cell office:value-type="float" office:value="2074">
                <text:p>2070</text:p>
              </table:table-cell>
              <table:table-cell office:value-type="float" office:value="914.791666666667">
                <text:p>914.791666666667</text:p>
              </table:table-cell>
              <table:table-cell office:value-type="float" office:value="3119.21315789474">
                <text:p>3119.21315789474</text:p>
              </table:table-cell>
              <table:table-cell office:value-type="float" office:value="0">
                <text:p>0</text:p>
              </table:table-cell>
              <table:table-cell office:value-type="float" office:value="12727.7833333333">
                <text:p>12727.7833333333</text:p>
              </table:table-cell>
            </table:table-row>
            <table:table-row>
              <table:table-cell office:value-type="float" office:value="2075">
                <text:p>2080</text:p>
              </table:table-cell>
              <table:table-cell office:value-type="float" office:value="944.325">
                <text:p>944.325</text:p>
              </table:table-cell>
              <table:table-cell office:value-type="float" office:value="3275.17807017544">
                <text:p>3275.17807017544</text:p>
              </table:table-cell>
              <table:table-cell office:value-type="float" office:value="0">
                <text:p>0</text:p>
              </table:table-cell>
              <table:table-cell office:value-type="float" office:value="12779.6833333333">
                <text:p>12779.6833333333</text:p>
              </table:table-cell>
            </table:table-row>
            <table:table-row>
              <table:table-cell office:value-type="float" office:value="2076">
                <text:p>2080</text:p>
              </table:table-cell>
              <table:table-cell office:value-type="float" office:value="987.008333333333">
                <text:p>987.008333333333</text:p>
              </table:table-cell>
              <table:table-cell office:value-type="float" office:value="3430.6298245614">
                <text:p>3430.6298245614</text:p>
              </table:table-cell>
              <table:table-cell office:value-type="float" office:value="0">
                <text:p>0</text:p>
              </table:table-cell>
              <table:table-cell office:value-type="float" office:value="12834.4833333333">
                <text:p>12834.4833333333</text:p>
              </table:table-cell>
            </table:table-row>
            <table:table-row>
              <table:table-cell office:value-type="float" office:value="2077">
                <text:p>2080</text:p>
              </table:table-cell>
              <table:table-cell office:value-type="float" office:value="1045.34166666667">
                <text:p>1045.34166666667</text:p>
              </table:table-cell>
              <table:table-cell office:value-type="float" office:value="3582.36929824561">
                <text:p>3582.36929824561</text:p>
              </table:table-cell>
              <table:table-cell office:value-type="float" office:value="0">
                <text:p>0</text:p>
              </table:table-cell>
              <table:table-cell office:value-type="float" office:value="12883.8">
                <text:p>12883.8</text:p>
              </table:table-cell>
            </table:table-row>
            <table:table-row>
              <table:table-cell office:value-type="float" office:value="2078">
                <text:p>2080</text:p>
              </table:table-cell>
              <table:table-cell office:value-type="float" office:value="1117.59166666667">
                <text:p>1117.59166666667</text:p>
              </table:table-cell>
              <table:table-cell office:value-type="float" office:value="3730.13771929825">
                <text:p>3730.13771929825</text:p>
              </table:table-cell>
              <table:table-cell office:value-type="float" office:value="0">
                <text:p>0</text:p>
              </table:table-cell>
              <table:table-cell office:value-type="float" office:value="12935.4333333333">
                <text:p>12935.4333333333</text:p>
              </table:table-cell>
            </table:table-row>
            <table:table-row>
              <table:table-cell office:value-type="float" office:value="2079">
                <text:p>2080</text:p>
              </table:table-cell>
              <table:table-cell office:value-type="float" office:value="1189.5">
                <text:p>1189.5</text:p>
              </table:table-cell>
              <table:table-cell office:value-type="float" office:value="3882.59210526316">
                <text:p>3882.59210526316</text:p>
              </table:table-cell>
              <table:table-cell office:value-type="float" office:value="0">
                <text:p>0</text:p>
              </table:table-cell>
              <table:table-cell office:value-type="float" office:value="12980.6666666667">
                <text:p>12980.6666666667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1259.54166666667">
                <text:p>1259.54166666667</text:p>
              </table:table-cell>
              <table:table-cell office:value-type="float" office:value="4037.79736842105">
                <text:p>4037.79736842105</text:p>
              </table:table-cell>
              <table:table-cell office:value-type="float" office:value="0">
                <text:p>0</text:p>
              </table:table-cell>
              <table:table-cell office:value-type="float" office:value="13034.9666666667">
                <text:p>13034.9666666667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1311.94166666667">
                <text:p>1311.94166666667</text:p>
              </table:table-cell>
              <table:table-cell office:value-type="float" office:value="4201.19385964912">
                <text:p>4201.19385964912</text:p>
              </table:table-cell>
              <table:table-cell office:value-type="float" office:value="0">
                <text:p>0</text:p>
              </table:table-cell>
              <table:table-cell office:value-type="float" office:value="13049.5666666667">
                <text:p>13049.5666666667</text:p>
              </table:table-cell>
            </table:table-row>
            <table:table-row>
              <table:table-cell office:value-type="float" office:value="2082">
                <text:p>2080</text:p>
              </table:table-cell>
              <table:table-cell office:value-type="float" office:value="1350.68333333333">
                <text:p>1350.68333333333</text:p>
              </table:table-cell>
              <table:table-cell office:value-type="float" office:value="4372.72894736842">
                <text:p>4372.72894736842</text:p>
              </table:table-cell>
              <table:table-cell office:value-type="float" office:value="0">
                <text:p>0</text:p>
              </table:table-cell>
              <table:table-cell office:value-type="float" office:value="13154.4">
                <text:p>13154.4</text:p>
              </table:table-cell>
            </table:table-row>
            <table:table-row>
              <table:table-cell office:value-type="float" office:value="2083">
                <text:p>2080</text:p>
              </table:table-cell>
              <table:table-cell office:value-type="float" office:value="1375.90833333333">
                <text:p>1375.90833333333</text:p>
              </table:table-cell>
              <table:table-cell office:value-type="float" office:value="4563.29736842105">
                <text:p>4563.29736842105</text:p>
              </table:table-cell>
              <table:table-cell office:value-type="float" office:value="0">
                <text:p>0</text:p>
              </table:table-cell>
              <table:table-cell office:value-type="float" office:value="13136.9666666667">
                <text:p>13136.9666666667</text:p>
              </table:table-cell>
            </table:table-row>
            <table:table-row>
              <table:table-cell office:value-type="float" office:value="2084">
                <text:p>2080</text:p>
              </table:table-cell>
              <table:table-cell office:value-type="float" office:value="1390.30833333333">
                <text:p>1390.30833333333</text:p>
              </table:table-cell>
              <table:table-cell office:value-type="float" office:value="4762.79385964912">
                <text:p>4762.79385964912</text:p>
              </table:table-cell>
              <table:table-cell office:value-type="float" office:value="0">
                <text:p>0</text:p>
              </table:table-cell>
              <table:table-cell office:value-type="float" office:value="13248.5833333333">
                <text:p>13248.5833333333</text:p>
              </table:table-cell>
            </table:table-row>
            <table:table-row>
              <table:table-cell office:value-type="float" office:value="2085">
                <text:p>2090</text:p>
              </table:table-cell>
              <table:table-cell office:value-type="float" office:value="1437.58333333333">
                <text:p>1437.58333333333</text:p>
              </table:table-cell>
              <table:table-cell office:value-type="float" office:value="4960.06929824561">
                <text:p>4960.06929824561</text:p>
              </table:table-cell>
              <table:table-cell office:value-type="float" office:value="0">
                <text:p>0</text:p>
              </table:table-cell>
              <table:table-cell office:value-type="float" office:value="13235.7666666667">
                <text:p>13235.7666666667</text:p>
              </table:table-cell>
            </table:table-row>
            <table:table-row>
              <table:table-cell office:value-type="float" office:value="2086">
                <text:p>2090</text:p>
              </table:table-cell>
              <table:table-cell office:value-type="float" office:value="1472.51666666667">
                <text:p>1472.51666666667</text:p>
              </table:table-cell>
              <table:table-cell office:value-type="float" office:value="5160.51140350877">
                <text:p>5160.51140350877</text:p>
              </table:table-cell>
              <table:table-cell office:value-type="float" office:value="0">
                <text:p>0</text:p>
              </table:table-cell>
              <table:table-cell office:value-type="float" office:value="13281.0666666667">
                <text:p>13281.0666666667</text:p>
              </table:table-cell>
            </table:table-row>
            <table:table-row>
              <table:table-cell office:value-type="float" office:value="2087">
                <text:p>2090</text:p>
              </table:table-cell>
              <table:table-cell office:value-type="float" office:value="1546.23333333333">
                <text:p>1546.23333333333</text:p>
              </table:table-cell>
              <table:table-cell office:value-type="float" office:value="5365.50964912281">
                <text:p>5365.50964912281</text:p>
              </table:table-cell>
              <table:table-cell office:value-type="float" office:value="0">
                <text:p>0</text:p>
              </table:table-cell>
              <table:table-cell office:value-type="float" office:value="13300.6">
                <text:p>13300.6</text:p>
              </table:table-cell>
            </table:table-row>
            <table:table-row>
              <table:table-cell office:value-type="float" office:value="2088">
                <text:p>2090</text:p>
              </table:table-cell>
              <table:table-cell office:value-type="float" office:value="1581.55">
                <text:p>1581.55</text:p>
              </table:table-cell>
              <table:table-cell office:value-type="float" office:value="5574.50614035088">
                <text:p>5574.50614035088</text:p>
              </table:table-cell>
              <table:table-cell office:value-type="float" office:value="0">
                <text:p>0</text:p>
              </table:table-cell>
              <table:table-cell office:value-type="float" office:value="13372.6833333333">
                <text:p>13372.6833333333</text:p>
              </table:table-cell>
            </table:table-row>
            <table:table-row>
              <table:table-cell office:value-type="float" office:value="2089">
                <text:p>2090</text:p>
              </table:table-cell>
              <table:table-cell office:value-type="float" office:value="1647.85833333333">
                <text:p>1647.85833333333</text:p>
              </table:table-cell>
              <table:table-cell office:value-type="float" office:value="5779.62368421053">
                <text:p>5779.62368421053</text:p>
              </table:table-cell>
              <table:table-cell office:value-type="float" office:value="0">
                <text:p>0</text:p>
              </table:table-cell>
              <table:table-cell office:value-type="float" office:value="13392.25">
                <text:p>13392.25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764.13333333333">
                <text:p>1764.13333333333</text:p>
              </table:table-cell>
              <table:table-cell office:value-type="float" office:value="5978.02105263158">
                <text:p>5978.02105263158</text:p>
              </table:table-cell>
              <table:table-cell office:value-type="float" office:value="0">
                <text:p>0</text:p>
              </table:table-cell>
              <table:table-cell office:value-type="float" office:value="13516.7166666667">
                <text:p>13516.7166666667</text:p>
              </table:table-cell>
            </table:table-row>
            <table:table-row>
              <table:table-cell office:value-type="float" office:value="2091">
                <text:p>2090</text:p>
              </table:table-cell>
              <table:table-cell office:value-type="float" office:value="1908.05">
                <text:p>1908.05</text:p>
              </table:table-cell>
              <table:table-cell office:value-type="float" office:value="6167.85789473684">
                <text:p>6167.85789473684</text:p>
              </table:table-cell>
              <table:table-cell office:value-type="float" office:value="0">
                <text:p>0</text:p>
              </table:table-cell>
              <table:table-cell office:value-type="float" office:value="13508.4">
                <text:p>13508.4</text:p>
              </table:table-cell>
            </table:table-row>
            <table:table-row>
              <table:table-cell office:value-type="float" office:value="2092">
                <text:p>2090</text:p>
              </table:table-cell>
              <table:table-cell office:value-type="float" office:value="1961.85833333333">
                <text:p>1961.85833333333</text:p>
              </table:table-cell>
              <table:table-cell office:value-type="float" office:value="6346.53157894737">
                <text:p>6346.53157894737</text:p>
              </table:table-cell>
              <table:table-cell office:value-type="float" office:value="0">
                <text:p>0</text:p>
              </table:table-cell>
              <table:table-cell office:value-type="float" office:value="13599.8666666667">
                <text:p>13599.8666666667</text:p>
              </table:table-cell>
            </table:table-row>
            <table:table-row>
              <table:table-cell office:value-type="float" office:value="2093">
                <text:p>2090</text:p>
              </table:table-cell>
              <table:table-cell office:value-type="float" office:value="1939.99166666667">
                <text:p>1939.99166666667</text:p>
              </table:table-cell>
              <table:table-cell office:value-type="float" office:value="6505.0201754386">
                <text:p>6505.0201754386</text:p>
              </table:table-cell>
              <table:table-cell office:value-type="float" office:value="0">
                <text:p>0</text:p>
              </table:table-cell>
              <table:table-cell office:value-type="float" office:value="13583.8">
                <text:p>13583.8</text:p>
              </table:table-cell>
            </table:table-row>
            <table:table-row>
              <table:table-cell office:value-type="float" office:value="2094">
                <text:p>2090</text:p>
              </table:table-cell>
              <table:table-cell office:value-type="float" office:value="2122.93333333333">
                <text:p>2122.93333333333</text:p>
              </table:table-cell>
              <table:table-cell office:value-type="float" office:value="6669.37280701754">
                <text:p>6669.37280701754</text:p>
              </table:table-cell>
              <table:table-cell office:value-type="float" office:value="0">
                <text:p>0</text:p>
              </table:table-cell>
              <table:table-cell office:value-type="float" office:value="13657.1">
                <text:p>13657.1</text:p>
              </table:table-cell>
            </table:table-row>
            <table:table-row>
              <table:table-cell office:value-type="float" office:value="2095">
                <text:p>2100</text:p>
              </table:table-cell>
              <table:table-cell office:value-type="float" office:value="2107.95833333333">
                <text:p>2107.95833333333</text:p>
              </table:table-cell>
              <table:table-cell office:value-type="float" office:value="6838.56578947368">
                <text:p>6838.56578947368</text:p>
              </table:table-cell>
              <table:table-cell office:value-type="float" office:value="0">
                <text:p>0</text:p>
              </table:table-cell>
              <table:table-cell office:value-type="float" office:value="13608.6166666667">
                <text:p>13608.6166666667</text:p>
              </table:table-cell>
            </table:table-row>
            <table:table-row>
              <table:table-cell office:value-type="float" office:value="2096">
                <text:p>2100</text:p>
              </table:table-cell>
              <table:table-cell office:value-type="float" office:value="2123.875">
                <text:p>2123.875</text:p>
              </table:table-cell>
              <table:table-cell office:value-type="float" office:value="7028.91666666667">
                <text:p>7028.91666666667</text:p>
              </table:table-cell>
              <table:table-cell office:value-type="float" office:value="0">
                <text:p>0</text:p>
              </table:table-cell>
              <table:table-cell office:value-type="float" office:value="13699.3833333333">
                <text:p>13699.3833333333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2094.64166666667">
                <text:p>2094.64166666667</text:p>
              </table:table-cell>
              <table:table-cell office:value-type="float" office:value="7208.6">
                <text:p>7208.6</text:p>
              </table:table-cell>
              <table:table-cell office:value-type="float" office:value="0">
                <text:p>0</text:p>
              </table:table-cell>
              <table:table-cell office:value-type="float" office:value="13661.25">
                <text:p>13661.25</text:p>
              </table:table-cell>
            </table:table-row>
            <table:table-row>
              <table:table-cell office:value-type="float" office:value="2098">
                <text:p>2100</text:p>
              </table:table-cell>
              <table:table-cell office:value-type="float" office:value="2110.70833333333">
                <text:p>2110.70833333333</text:p>
              </table:table-cell>
              <table:table-cell office:value-type="float" office:value="7326.27192982456">
                <text:p>7326.27192982456</text:p>
              </table:table-cell>
              <table:table-cell office:value-type="float" office:value="0">
                <text:p>0</text:p>
              </table:table-cell>
              <table:table-cell office:value-type="float" office:value="13765.2333333333">
                <text:p>13765.2333333333</text:p>
              </table:table-cell>
            </table:table-row>
            <table:table-row>
              <table:table-cell office:value-type="float" office:value="2099">
                <text:p>2100</text:p>
              </table:table-cell>
              <table:table-cell office:value-type="float" office:value="2093.10833333333">
                <text:p>2093.10833333333</text:p>
              </table:table-cell>
              <table:table-cell office:value-type="float" office:value="7386.24912280702">
                <text:p>7386.24912280702</text:p>
              </table:table-cell>
              <table:table-cell office:value-type="float" office:value="0">
                <text:p>0</text:p>
              </table:table-cell>
              <table:table-cell office:value-type="float" office:value="13781.2166666667">
                <text:p>13781.216666666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17.04166666667">
                <text:p>2117.04166666667</text:p>
              </table:table-cell>
              <table:table-cell office:value-type="float" office:value="7389.14824561404">
                <text:p>7389.14824561404</text:p>
              </table:table-cell>
              <table:table-cell office:value-type="float" office:value="0">
                <text:p>0</text:p>
              </table:table-cell>
              <table:table-cell office:value-type="float" office:value="13804.65">
                <text:p>13804.6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